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35.46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44.7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29.15pt"/>
    </style:style>
    <style:style style:name="co10" style:family="table-column">
      <style:table-column-properties fo:break-before="auto" style:column-width="108.31pt"/>
    </style:style>
    <style:style style:name="co11" style:family="table-column">
      <style:table-column-properties fo:break-before="auto" style:column-width="44.19pt"/>
    </style:style>
    <style:style style:name="co12" style:family="table-column">
      <style:table-column-properties fo:break-before="auto" style:column-width="42.69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99.04pt"/>
    </style:style>
    <style:style style:name="co15" style:family="table-column">
      <style:table-column-properties fo:break-before="auto" style:column-width="40.9pt"/>
    </style:style>
    <style:style style:name="ro1" style:family="table-row">
      <style:table-row-properties style:row-height="46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2">
      <style:table-cell-properties fo:background-color="#ffff00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wrap-option="wrap"/>
    </style:style>
    <style:style style:name="ce5" style:family="table-cell" style:parent-style-name="Default" style:data-style-name="N1">
      <style:table-cell-properties fo:background-color="transparent"/>
    </style:style>
    <style:style style:name="ce6" style:family="table-cell" style:parent-style-name="Default" style:data-style-name="N1">
      <style:table-cell-properties fo:background-color="transparent" fo:wrap-option="wrap"/>
    </style:style>
    <style:style style:name="ce7" style:family="table-cell" style:parent-style-name="Default" style:data-style-name="N122">
      <style:table-cell-properties fo:background-color="transparen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">
      <style:table-cell-properties fo:background-color="#ffff00"/>
    </style:style>
    <style:style style:name="ce12" style:family="table-cell" style:parent-style-name="Default" style:data-style-name="N122">
      <style:table-cell-properties fo:background-color="#00ccff"/>
    </style:style>
    <style:style style:name="ce13" style:family="table-cell" style:parent-style-name="Default">
      <style:table-cell-properties fo:background-color="#00ccff"/>
    </style:style>
    <style:style style:name="ce14" style:family="table-cell" style:parent-style-name="Default">
      <style:table-cell-properties fo:background-color="transparent" fo:wrap-option="wrap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font-name="Liberation Sans" style:font-name-asian="Noto Sans CJK SC Regular" style:font-name-complex="FreeSans"/>
    </style:style>
    <style:style style:name="ce17" style:family="table-cell" style:parent-style-name="Default" style:data-style-name="N100">
      <style:table-cell-properties style:text-align-source="fix" style:repeat-content="false" fo:wrap-option="no-wrap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-bottom="none" fo:wrap-option="no-wrap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style:text-align-source="fix" style:repeat-content="false" fo:wrap-option="no-wrap" fo:border-left="0.06pt solid #000000" fo:border-right="0.06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order-bottom="0.06pt solid #000000" fo:wrap-option="no-wrap" fo:border-left="0.06pt solid #000000" fo:border-right="none" fo:border-top="none"/>
    </style:style>
    <style:style style:name="ce21" style:family="table-cell" style:parent-style-name="Default" style:data-style-name="N100">
      <style:table-cell-properties fo:wrap-option="wrap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wrap-option="wrap" fo:border-left="none" fo:border-right="none" fo:border-top="none"/>
    </style:style>
    <style:style style:name="ce27" style:family="table-cell" style:parent-style-name="Default">
      <style:table-cell-properties fo:border-bottom="0.06pt solid #000000" fo:wrap-option="no-wrap" fo:border-left="none" fo:border-right="none" fo:border-top="none"/>
    </style:style>
    <style:style style:name="ce28" style:family="table-cell" style:parent-style-name="Default" style:data-style-name="N4">
      <style:table-cell-properties fo:background-color="#ffff00"/>
    </style:style>
    <style:style style:name="ce29" style:family="table-cell" style:parent-style-name="Default">
      <style:table-cell-properties fo:background-color="#ffff00"/>
    </style:style>
    <style:style style:name="ce30" style:family="table-cell" style:parent-style-name="Default" style:data-style-name="N126"/>
    <style:style style:name="ce31" style:family="table-cell" style:parent-style-name="Default" style:data-style-name="N3">
      <style:table-cell-properties fo:background-color="#00ccff"/>
    </style:style>
    <style:style style:name="ce32" style:family="table-cell" style:parent-style-name="Default" style:data-style-name="N3"/>
    <style:style style:name="ce33" style:family="table-cell" style:parent-style-name="Default" style:data-style-name="N4">
      <style:table-cell-properties fo:background-color="#00ccff"/>
    </style:style>
    <style:style style:name="ce34" style:family="table-cell" style:parent-style-name="Default" style:data-style-name="N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5" style:family="table-cell" style:parent-style-name="Default" style:data-style-name="N123">
      <style:table-cell-properties fo:background-color="#00ccff"/>
    </style:style>
    <style:style style:name="ce36" style:family="table-cell" style:parent-style-name="Default">
      <style:table-cell-properties fo:border-bottom="0.06pt solid #000000" fo:border-left="none" fo:border-right="none" fo:border-top="none"/>
    </style:style>
    <style:style style:name="ce37" style:family="table-cell" style:parent-style-name="Default" style:data-style-name="N2"/>
    <style:style style:name="ce38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3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0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41" style:family="table-cell" style:parent-style-name="Default">
      <style:table-cell-properties fo:border-bottom="none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3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44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46" style:family="table-cell" style:parent-style-name="Default" style:data-style-name="N4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7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</style:style>
    <style:style style:name="ce49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order-left="0.06pt solid #000000" fo:border-right="none" fo:border-top="none"/>
    </style:style>
    <style:style style:name="ce53" style:family="table-cell" style:parent-style-name="Default">
      <style:table-cell-properties fo:border-bottom="none" fo:border-left="none" fo:border-right="none" fo:border-top="0.06pt solid #000000"/>
    </style:style>
    <style:style style:name="ce54" style:family="table-cell" style:parent-style-name="Default" style:data-style-name="N134">
      <style:table-cell-properties fo:background-color="#00ccff"/>
    </style:style>
    <style:style style:name="ce55" style:family="table-cell" style:parent-style-name="Default" style:data-style-name="N134">
      <style:table-cell-properties fo:border-bottom="0.06pt solid #000000" fo:background-color="#00ccff" fo:border-left="none" fo:border-right="none" fo:border-top="none"/>
    </style:style>
    <style:style style:name="ce56" style:family="table-cell" style:parent-style-name="Default" style:data-style-name="N134">
      <style:table-cell-properties fo:border-bottom="0.06pt solid #000000" fo:border-left="none" fo:border-right="none" fo:border-top="none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</style:style>
    <style:style style:name="ce58" style:family="table-cell" style:parent-style-name="Default" style:data-style-name="N134">
      <style:table-cell-properties fo:border-bottom="none" fo:border-left="none" fo:border-right="0.06pt solid #000000" fo:border-top="none"/>
    </style:style>
    <style:style style:name="ce59" style:family="table-cell" style:parent-style-name="Default" style:data-style-name="N134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2" table:default-cell-style-name="ce3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ce3"/>
        <table:table-column table:style-name="co2" table:visibility="collapse" table:number-columns-repeated="9" table:default-cell-style-name="Default"/>
        <table:table-column table:style-name="co2" table:number-columns-repeated="2" table:default-cell-style-name="ce3"/>
        <table:table-column table:style-name="co7" table:default-cell-style-name="ce3"/>
        <table:table-column table:style-name="co5" table:default-cell-style-name="ce13"/>
        <table:table-column table:style-name="co5" table:default-cell-style-name="ce15"/>
        <table:table-column table:style-name="co8" table:number-columns-repeated="976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urner calories in</text:p>
          </table:table-cell>
          <table:table-cell table:style-name="ce1" office:value-type="string" calcext:value-type="string">
            <text:p>Burner cal delay 0</text:p>
          </table:table-cell>
          <table:table-cell table:style-name="ce1" office:value-type="string" calcext:value-type="string">
            <text:p>Burner cal delay 1</text:p>
          </table:table-cell>
          <table:table-cell table:style-name="ce4" office:value-type="string" calcext:value-type="string">
            <text:p>Burner calories in for transfer</text:p>
          </table:table-cell>
          <table:table-cell table:style-name="ce6" office:value-type="string" calcext:value-type="string">
            <text:p>Burner calories for temp</text:p>
          </table:table-cell>
          <table:table-cell table:style-name="ce1" office:value-type="string" calcext:value-type="string">
            <text:p>Burner temp, deg. C</text:p>
          </table:table-cell>
          <table:table-cell table:style-name="ce8" office:value-type="string" calcext:value-type="string">
            <text:p>ΔT</text:p>
          </table:table-cell>
          <table:table-cell table:style-name="ce9" office:value-type="string" calcext:value-type="string">
            <text:p>Q = heat transfer, W</text:p>
          </table:table-cell>
          <table:table-cell table:style-name="ce9" office:value-type="string" calcext:value-type="string">
            <text:p>heat transfer in Cal.</text:p>
          </table:table-cell>
          <table:table-cell table:style-name="ce10" office:value-type="string" calcext:value-type="string">
            <text:p>Pot cal delay 1</text:p>
          </table:table-cell>
          <table:table-cell table:style-name="ce10" office:value-type="string" calcext:value-type="string">
            <text:p>Pot cal delay 2</text:p>
          </table:table-cell>
          <table:table-cell table:style-name="ce10" office:value-type="string" calcext:value-type="string">
            <text:p>Pot cal delay 3</text:p>
          </table:table-cell>
          <table:table-cell table:style-name="ce10" office:value-type="string" calcext:value-type="string">
            <text:p>Pot cal delay 4</text:p>
          </table:table-cell>
          <table:table-cell table:style-name="ce10" office:value-type="string" calcext:value-type="string">
            <text:p>Pot cal delay 5</text:p>
          </table:table-cell>
          <table:table-cell table:style-name="ce10" office:value-type="string" calcext:value-type="string">
            <text:p>Pot cal delay 6</text:p>
          </table:table-cell>
          <table:table-cell table:style-name="ce10" office:value-type="string" calcext:value-type="string">
            <text:p>Pot cal delay 7</text:p>
          </table:table-cell>
          <table:table-cell table:style-name="ce10" office:value-type="string" calcext:value-type="string">
            <text:p>Pot cal delay 8</text:p>
          </table:table-cell>
          <table:table-cell table:style-name="ce10" office:value-type="string" calcext:value-type="string">
            <text:p>Pot cal delay 9</text:p>
          </table:table-cell>
          <table:table-cell table:style-name="ce9" office:value-type="string" calcext:value-type="string">
            <text:p>Pot calories in for temp</text:p>
          </table:table-cell>
          <table:table-cell table:style-name="ce9" office:value-type="string" calcext:value-type="string">
            <text:p>Leakage</text:p>
          </table:table-cell>
          <table:table-cell table:style-name="ce9" office:value-type="string" calcext:value-type="string">
            <text:p>Pot calories</text:p>
          </table:table-cell>
          <table:table-cell table:style-name="ce1" office:value-type="string" calcext:value-type="string">
            <text:p>Pot temp</text:p>
          </table:table-cell>
          <table:table-cell table:style-name="ce14" office:value-type="string" calcext:value-type="string">
            <text:p>Duty cycle</text:p>
          </table:table-cell>
          <table:table-cell table:style-name="ce1" table:number-columns-repeated="97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.0</text:p>
          </table:table-cell>
          <table:table-cell table:style-name="ce5" table:formula="of:=SUMPRODUCT([.B2:.D2];burner_heat_diffusion)" office:value-type="float" office:value="0" calcext:value-type="float">
            <text:p>0</text:p>
          </table:table-cell>
          <table:table-cell table:style-name="ce2" office:value-type="float" office:value="0" calcext:value-type="float">
            <text:p>0.0</text:p>
          </table:table-cell>
          <table:table-cell table:style-name="ce7" table:formula="of:=temp_out + [.F2] / burner_heat_mass" office:value-type="float" office:value="20" calcext:value-type="float">
            <text:p>20.0</text:p>
          </table:table-cell>
          <table:table-cell table:style-name="ce2" office:value-type="float" office:value="0" calcext:value-type="float">
            <text:p>0.0</text:p>
          </table:table-cell>
          <table:table-cell table:style-name="ce5" table:formula="of:=thermagon_k * burner_A * [.H2] / thermagon_L" office:value-type="float" office:value="0" calcext:value-type="float">
            <text:p>0</text:p>
          </table:table-cell>
          <table:table-cell table:style-name="ce5" table:formula="of:=[.I2]/C_per_s_to_W*time_incr" office:value-type="float" office:value="0" calcext:value-type="float">
            <text:p>0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style-name="ce5" table:formula="of:=SUMPRODUCT([.J2:.S2];pot_heat_diffusion)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" table:formula="of:=temp_out" office:value-type="float" office:value="20" calcext:value-type="float">
            <text:p>20.0</text:p>
          </table:table-cell>
          <table:table-cell table:style-name="ce7" table:formula="of:=IF([.G2]&gt;thermagon_temp_max;0;IF([.W2]&gt;pot_temp_max;0;100))" office:value-type="float" office:value="100" calcext:value-type="float">
            <text:p>100.0</text:p>
          </table:table-cell>
          <table:table-cell table:style-name="ce16"/>
          <table:table-cell table:number-columns-repeated="97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table:formula="of:=burner_C_per_s * [.X2]/100 * time_incr" office:value-type="float" office:value="2149.61306964746" calcext:value-type="float">
            <text:p>2150</text:p>
          </table:table-cell>
          <table:table-cell table:style-name="ce3" table:formula="of:=[.B3]" office:value-type="float" office:value="2149.61306964746" calcext:value-type="float">
            <text:p>2150</text:p>
          </table:table-cell>
          <table:table-cell table:style-name="ce3" table:formula="of:=[.C2]" office:value-type="float" office:value="0" calcext:value-type="float">
            <text:p>0</text:p>
          </table:table-cell>
          <table:table-cell table:style-name="ce5" table:formula="of:=SUMPRODUCT([.B3:.D3];burner_heat_diffusion)" office:value-type="float" office:value="1504.72914875322" calcext:value-type="float">
            <text:p>1505</text:p>
          </table:table-cell>
          <table:table-cell table:formula="of:=[.F2]+[.E3]-[.I2]" office:value-type="float" office:value="1504.72914875322" calcext:value-type="float">
            <text:p>1505</text:p>
          </table:table-cell>
          <table:table-cell table:style-name="ce7" table:formula="of:=temp_out + [.F3] / burner_heat_mass" office:value-type="float" office:value="23.0094582975064" calcext:value-type="float">
            <text:p>23.0</text:p>
          </table:table-cell>
          <table:table-cell table:style-name="ce7" table:formula="of:=[.G3]-[.W2]" office:value-type="float" office:value="3.00945829750645" calcext:value-type="float">
            <text:p>3.0</text:p>
          </table:table-cell>
          <table:table-cell table:style-name="ce5" table:formula="of:=thermagon_k * burner_A * [.H3] / thermagon_L" office:value-type="float" office:value="394.508725508262" calcext:value-type="float">
            <text:p>395</text:p>
          </table:table-cell>
          <table:table-cell table:style-name="ce5" table:formula="of:=[.I3]/C_per_s_to_W*time_incr" office:value-type="float" office:value="565.360741628349" calcext:value-type="float">
            <text:p>565</text:p>
          </table:table-cell>
          <table:table-cell table:style-name="ce7" table:formula="of:=[.J2]" office:value-type="float" office:value="0" calcext:value-type="float">
            <text:p>0.0</text:p>
          </table:table-cell>
          <table:table-cell table:style-name="ce7" table:formula="of:=[.K2]" office:value-type="float" office:value="0" calcext:value-type="float">
            <text:p>0.0</text:p>
          </table:table-cell>
          <table:table-cell table:style-name="ce7" table:formula="of:=[.L2]" office:value-type="float" office:value="0" calcext:value-type="float">
            <text:p>0.0</text:p>
          </table:table-cell>
          <table:table-cell table:style-name="ce7" table:formula="of:=[.M2]" office:value-type="float" office:value="0" calcext:value-type="float">
            <text:p>0.0</text:p>
          </table:table-cell>
          <table:table-cell table:style-name="ce7" table:formula="of:=[.N2]" office:value-type="float" office:value="0" calcext:value-type="float">
            <text:p>0.0</text:p>
          </table:table-cell>
          <table:table-cell table:style-name="ce7" table:formula="of:=[.O2]" office:value-type="float" office:value="0" calcext:value-type="float">
            <text:p>0.0</text:p>
          </table:table-cell>
          <table:table-cell table:style-name="ce7" table:formula="of:=[.P2]" office:value-type="float" office:value="0" calcext:value-type="float">
            <text:p>0.0</text:p>
          </table:table-cell>
          <table:table-cell table:style-name="ce7" table:formula="of:=[.Q2]" office:value-type="float" office:value="0" calcext:value-type="float">
            <text:p>0.0</text:p>
          </table:table-cell>
          <table:table-cell table:style-name="ce7" table:formula="of:=[.R2]" office:value-type="float" office:value="0" calcext:value-type="float">
            <text:p>0.0</text:p>
          </table:table-cell>
          <table:table-cell table:style-name="ce5" table:formula="of:=SUMPRODUCT([.J3:.S3];pot_heat_diffusion)" office:value-type="float" office:value="11.307214832567" calcext:value-type="float">
            <text:p>11</text:p>
          </table:table-cell>
          <table:table-cell table:style-name="ce5" table:formula="of:=[.V2]*leakage_out" office:value-type="float" office:value="0" calcext:value-type="float">
            <text:p>0</text:p>
          </table:table-cell>
          <table:table-cell table:style-name="ce5" table:formula="of:=[.V2]+[.T3]-[.U3]" office:value-type="float" office:value="11.307214832567" calcext:value-type="float">
            <text:p>11</text:p>
          </table:table-cell>
          <table:table-cell table:style-name="ce12" table:formula="of:= temp_out + [.V3]/pot_water_mass" office:value-type="float" office:value="20.0039827333044" calcext:value-type="float">
            <text:p>20.0</text:p>
          </table:table-cell>
          <table:table-cell table:style-name="ce7" table:formula="of:=IF([.G3]&gt;thermagon_temp_max;0;IF([.W3]&gt;pot_temp_max;0;100))" office:value-type="float" office:value="100" calcext:value-type="float">
            <text:p>100.0</text:p>
          </table:table-cell>
          <table:table-cell table:style-name="ce16"/>
          <table:table-cell table:number-columns-repeated="97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table:formula="of:=burner_C_per_s * [.X3]/100 * time_incr" office:value-type="float" office:value="2149.61306964746" calcext:value-type="float">
            <text:p>2150</text:p>
          </table:table-cell>
          <table:table-cell table:style-name="ce3" table:formula="of:=[.B4]" office:value-type="float" office:value="2149.61306964746" calcext:value-type="float">
            <text:p>2150</text:p>
          </table:table-cell>
          <table:table-cell table:style-name="ce3" table:formula="of:=[.C3]" office:value-type="float" office:value="2149.61306964746" calcext:value-type="float">
            <text:p>2150</text:p>
          </table:table-cell>
          <table:table-cell table:style-name="ce5" table:formula="of:=SUMPRODUCT([.B4:.D4];burner_heat_diffusion)" office:value-type="float" office:value="2149.61306964746" calcext:value-type="float">
            <text:p>2150</text:p>
          </table:table-cell>
          <table:table-cell table:formula="of:=[.F3]+[.E4]-[.I3]" office:value-type="float" office:value="3259.83349289242" calcext:value-type="float">
            <text:p>3260</text:p>
          </table:table-cell>
          <table:table-cell table:style-name="ce7" table:formula="of:=temp_out + [.F4] / burner_heat_mass" office:value-type="float" office:value="26.5196669857848" calcext:value-type="float">
            <text:p>26.5</text:p>
          </table:table-cell>
          <table:table-cell table:style-name="ce7" table:formula="of:=[.G4]-[.W3]" office:value-type="float" office:value="6.51568425248041" calcext:value-type="float">
            <text:p>6.5</text:p>
          </table:table-cell>
          <table:table-cell table:style-name="ce5" table:formula="of:=thermagon_k * burner_A * [.H4] / thermagon_L" office:value-type="float" office:value="854.138531306494" calcext:value-type="float">
            <text:p>854</text:p>
          </table:table-cell>
          <table:table-cell table:style-name="ce5" table:formula="of:=[.I4]/C_per_s_to_W*time_incr" office:value-type="float" office:value="1224.04490012395" calcext:value-type="float">
            <text:p>1224</text:p>
          </table:table-cell>
          <table:table-cell table:style-name="ce7" table:formula="of:=[.J3]" office:value-type="float" office:value="565.360741628349" calcext:value-type="float">
            <text:p>565.4</text:p>
          </table:table-cell>
          <table:table-cell table:style-name="ce7" table:formula="of:=[.K3]" office:value-type="float" office:value="0" calcext:value-type="float">
            <text:p>0.0</text:p>
          </table:table-cell>
          <table:table-cell table:style-name="ce7" table:formula="of:=[.L3]" office:value-type="float" office:value="0" calcext:value-type="float">
            <text:p>0.0</text:p>
          </table:table-cell>
          <table:table-cell table:style-name="ce7" table:formula="of:=[.M3]" office:value-type="float" office:value="0" calcext:value-type="float">
            <text:p>0.0</text:p>
          </table:table-cell>
          <table:table-cell table:style-name="ce7" table:formula="of:=[.N3]" office:value-type="float" office:value="0" calcext:value-type="float">
            <text:p>0.0</text:p>
          </table:table-cell>
          <table:table-cell table:style-name="ce7" table:formula="of:=[.O3]" office:value-type="float" office:value="0" calcext:value-type="float">
            <text:p>0.0</text:p>
          </table:table-cell>
          <table:table-cell table:style-name="ce7" table:formula="of:=[.P3]" office:value-type="float" office:value="0" calcext:value-type="float">
            <text:p>0.0</text:p>
          </table:table-cell>
          <table:table-cell table:style-name="ce7" table:formula="of:=[.Q3]" office:value-type="float" office:value="0" calcext:value-type="float">
            <text:p>0.0</text:p>
          </table:table-cell>
          <table:table-cell table:style-name="ce7" table:formula="of:=[.R3]" office:value-type="float" office:value="0" calcext:value-type="float">
            <text:p>0.0</text:p>
          </table:table-cell>
          <table:table-cell table:style-name="ce5" table:formula="of:=SUMPRODUCT([.J4:.S4];pot_heat_diffusion)" office:value-type="float" office:value="52.7489350838965" calcext:value-type="float">
            <text:p>53</text:p>
          </table:table-cell>
          <table:table-cell table:style-name="ce5" table:formula="of:=[.V3]*leakage_out" office:value-type="float" office:value="0.0678432889954019" calcext:value-type="float">
            <text:p>0</text:p>
          </table:table-cell>
          <table:table-cell table:style-name="ce5" table:formula="of:=[.V3]+[.T4]-[.U4]" office:value-type="float" office:value="63.9883066274681" calcext:value-type="float">
            <text:p>64</text:p>
          </table:table-cell>
          <table:table-cell table:style-name="ce12" table:formula="of:= temp_out + [.V4]/pot_water_mass" office:value-type="float" office:value="20.0225385617655" calcext:value-type="float">
            <text:p>20.0</text:p>
          </table:table-cell>
          <table:table-cell table:style-name="ce7" table:formula="of:=IF([.G4]&gt;thermagon_temp_max;0;IF([.W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table:formula="of:=burner_C_per_s * [.X4]/100 * time_incr" office:value-type="float" office:value="2149.61306964746" calcext:value-type="float">
            <text:p>2150</text:p>
          </table:table-cell>
          <table:table-cell table:style-name="ce3" table:formula="of:=[.B5]" office:value-type="float" office:value="2149.61306964746" calcext:value-type="float">
            <text:p>2150</text:p>
          </table:table-cell>
          <table:table-cell table:style-name="ce3" table:formula="of:=[.C4]" office:value-type="float" office:value="2149.61306964746" calcext:value-type="float">
            <text:p>2150</text:p>
          </table:table-cell>
          <table:table-cell table:style-name="ce5" table:formula="of:=SUMPRODUCT([.B5:.D5];burner_heat_diffusion)" office:value-type="float" office:value="2149.61306964746" calcext:value-type="float">
            <text:p>2150</text:p>
          </table:table-cell>
          <table:table-cell table:formula="of:=[.F4]+[.E5]-[.I4]" office:value-type="float" office:value="4555.30803123339" calcext:value-type="float">
            <text:p>4555</text:p>
          </table:table-cell>
          <table:table-cell table:style-name="ce7" table:formula="of:=temp_out + [.F5] / burner_heat_mass" office:value-type="float" office:value="29.1106160624668" calcext:value-type="float">
            <text:p>29.1</text:p>
          </table:table-cell>
          <table:table-cell table:style-name="ce7" table:formula="of:=[.G5]-[.W4]" office:value-type="float" office:value="9.08807750070126" calcext:value-type="float">
            <text:p>9.1</text:p>
          </table:table-cell>
          <table:table-cell table:style-name="ce5" table:formula="of:=thermagon_k * burner_A * [.H5] / thermagon_L" office:value-type="float" office:value="1191.3525683651" calcext:value-type="float">
            <text:p>1191</text:p>
          </table:table-cell>
          <table:table-cell table:style-name="ce5" table:formula="of:=[.I5]/C_per_s_to_W*time_incr" office:value-type="float" office:value="1707.2980343438" calcext:value-type="float">
            <text:p>1707</text:p>
          </table:table-cell>
          <table:table-cell table:style-name="ce7" table:formula="of:=[.J4]" office:value-type="float" office:value="1224.04490012395" calcext:value-type="float">
            <text:p>1224.0</text:p>
          </table:table-cell>
          <table:table-cell table:style-name="ce7" table:formula="of:=[.K4]" office:value-type="float" office:value="565.360741628349" calcext:value-type="float">
            <text:p>565.4</text:p>
          </table:table-cell>
          <table:table-cell table:style-name="ce7" table:formula="of:=[.L4]" office:value-type="float" office:value="0" calcext:value-type="float">
            <text:p>0.0</text:p>
          </table:table-cell>
          <table:table-cell table:style-name="ce7" table:formula="of:=[.M4]" office:value-type="float" office:value="0" calcext:value-type="float">
            <text:p>0.0</text:p>
          </table:table-cell>
          <table:table-cell table:style-name="ce7" table:formula="of:=[.N4]" office:value-type="float" office:value="0" calcext:value-type="float">
            <text:p>0.0</text:p>
          </table:table-cell>
          <table:table-cell table:style-name="ce7" table:formula="of:=[.O4]" office:value-type="float" office:value="0" calcext:value-type="float">
            <text:p>0.0</text:p>
          </table:table-cell>
          <table:table-cell table:style-name="ce7" table:formula="of:=[.P4]" office:value-type="float" office:value="0" calcext:value-type="float">
            <text:p>0.0</text:p>
          </table:table-cell>
          <table:table-cell table:style-name="ce7" table:formula="of:=[.Q4]" office:value-type="float" office:value="0" calcext:value-type="float">
            <text:p>0.0</text:p>
          </table:table-cell>
          <table:table-cell table:style-name="ce7" table:formula="of:=[.R4]" office:value-type="float" office:value="0" calcext:value-type="float">
            <text:p>0.0</text:p>
          </table:table-cell>
          <table:table-cell table:style-name="ce5" table:formula="of:=SUMPRODUCT([.J5:.S5];pot_heat_diffusion)" office:value-type="float" office:value="151.884279855909" calcext:value-type="float">
            <text:p>152</text:p>
          </table:table-cell>
          <table:table-cell table:style-name="ce5" table:formula="of:=[.V4]*leakage_out" office:value-type="float" office:value="0.383929839764809" calcext:value-type="float">
            <text:p>0</text:p>
          </table:table-cell>
          <table:table-cell table:style-name="ce5" table:formula="of:=[.V4]+[.T5]-[.U5]" office:value-type="float" office:value="215.488656643612" calcext:value-type="float">
            <text:p>215</text:p>
          </table:table-cell>
          <table:table-cell table:style-name="ce12" table:formula="of:= temp_out + [.V5]/pot_water_mass" office:value-type="float" office:value="20.0759014365829" calcext:value-type="float">
            <text:p>20.1</text:p>
          </table:table-cell>
          <table:table-cell table:style-name="ce7" table:formula="of:=IF([.G5]&gt;thermagon_temp_max;0;IF([.W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table:formula="of:=burner_C_per_s * [.X5]/100 * time_incr" office:value-type="float" office:value="2149.61306964746" calcext:value-type="float">
            <text:p>2150</text:p>
          </table:table-cell>
          <table:table-cell table:style-name="ce3" table:formula="of:=[.B6]" office:value-type="float" office:value="2149.61306964746" calcext:value-type="float">
            <text:p>2150</text:p>
          </table:table-cell>
          <table:table-cell table:style-name="ce3" table:formula="of:=[.C5]" office:value-type="float" office:value="2149.61306964746" calcext:value-type="float">
            <text:p>2150</text:p>
          </table:table-cell>
          <table:table-cell table:style-name="ce5" table:formula="of:=SUMPRODUCT([.B6:.D6];burner_heat_diffusion)" office:value-type="float" office:value="2149.61306964746" calcext:value-type="float">
            <text:p>2150</text:p>
          </table:table-cell>
          <table:table-cell table:formula="of:=[.F5]+[.E6]-[.I5]" office:value-type="float" office:value="5513.56853251576" calcext:value-type="float">
            <text:p>5514</text:p>
          </table:table-cell>
          <table:table-cell table:style-name="ce7" table:formula="of:=temp_out + [.F6] / burner_heat_mass" office:value-type="float" office:value="31.0271370650315" calcext:value-type="float">
            <text:p>31.0</text:p>
          </table:table-cell>
          <table:table-cell table:style-name="ce7" table:formula="of:=[.G6]-[.W5]" office:value-type="float" office:value="10.9512356284486" calcext:value-type="float">
            <text:p>11.0</text:p>
          </table:table-cell>
          <table:table-cell table:style-name="ce5" table:formula="of:=thermagon_k * burner_A * [.H6] / thermagon_L" office:value-type="float" office:value="1435.59324749562" calcext:value-type="float">
            <text:p>1436</text:p>
          </table:table-cell>
          <table:table-cell table:style-name="ce5" table:formula="of:=[.I6]/C_per_s_to_W*time_incr" office:value-type="float" office:value="2057.31333834283" calcext:value-type="float">
            <text:p>2057</text:p>
          </table:table-cell>
          <table:table-cell table:style-name="ce7" table:formula="of:=[.J5]" office:value-type="float" office:value="1707.2980343438" calcext:value-type="float">
            <text:p>1707.3</text:p>
          </table:table-cell>
          <table:table-cell table:style-name="ce7" table:formula="of:=[.K5]" office:value-type="float" office:value="1224.04490012395" calcext:value-type="float">
            <text:p>1224.0</text:p>
          </table:table-cell>
          <table:table-cell table:style-name="ce7" table:formula="of:=[.L5]" office:value-type="float" office:value="565.360741628349" calcext:value-type="float">
            <text:p>565.4</text:p>
          </table:table-cell>
          <table:table-cell table:style-name="ce7" table:formula="of:=[.M5]" office:value-type="float" office:value="0" calcext:value-type="float">
            <text:p>0.0</text:p>
          </table:table-cell>
          <table:table-cell table:style-name="ce7" table:formula="of:=[.N5]" office:value-type="float" office:value="0" calcext:value-type="float">
            <text:p>0.0</text:p>
          </table:table-cell>
          <table:table-cell table:style-name="ce7" table:formula="of:=[.O5]" office:value-type="float" office:value="0" calcext:value-type="float">
            <text:p>0.0</text:p>
          </table:table-cell>
          <table:table-cell table:style-name="ce7" table:formula="of:=[.P5]" office:value-type="float" office:value="0" calcext:value-type="float">
            <text:p>0.0</text:p>
          </table:table-cell>
          <table:table-cell table:style-name="ce7" table:formula="of:=[.Q5]" office:value-type="float" office:value="0" calcext:value-type="float">
            <text:p>0.0</text:p>
          </table:table-cell>
          <table:table-cell table:style-name="ce7" table:formula="of:=[.R5]" office:value-type="float" office:value="0" calcext:value-type="float">
            <text:p>0.0</text:p>
          </table:table-cell>
          <table:table-cell table:style-name="ce5" table:formula="of:=SUMPRODUCT([.J6:.S6];pot_heat_diffusion)" office:value-type="float" office:value="333.719769740694" calcext:value-type="float">
            <text:p>334</text:p>
          </table:table-cell>
          <table:table-cell table:style-name="ce5" table:formula="of:=[.V5]*leakage_out" office:value-type="float" office:value="1.29293193986167" calcext:value-type="float">
            <text:p>1</text:p>
          </table:table-cell>
          <table:table-cell table:style-name="ce5" table:formula="of:=[.V5]+[.T6]-[.U6]" office:value-type="float" office:value="547.915494444444" calcext:value-type="float">
            <text:p>548</text:p>
          </table:table-cell>
          <table:table-cell table:style-name="ce12" table:formula="of:= temp_out + [.V6]/pot_water_mass" office:value-type="float" office:value="20.1929919365693" calcext:value-type="float">
            <text:p>20.2</text:p>
          </table:table-cell>
          <table:table-cell table:style-name="ce7" table:formula="of:=IF([.G6]&gt;thermagon_temp_max;0;IF([.W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table:formula="of:=burner_C_per_s * [.X6]/100 * time_incr" office:value-type="float" office:value="2149.61306964746" calcext:value-type="float">
            <text:p>2150</text:p>
          </table:table-cell>
          <table:table-cell table:style-name="ce3" table:formula="of:=[.B7]" office:value-type="float" office:value="2149.61306964746" calcext:value-type="float">
            <text:p>2150</text:p>
          </table:table-cell>
          <table:table-cell table:style-name="ce3" table:formula="of:=[.C6]" office:value-type="float" office:value="2149.61306964746" calcext:value-type="float">
            <text:p>2150</text:p>
          </table:table-cell>
          <table:table-cell table:style-name="ce5" table:formula="of:=SUMPRODUCT([.B7:.D7];burner_heat_diffusion)" office:value-type="float" office:value="2149.61306964746" calcext:value-type="float">
            <text:p>2150</text:p>
          </table:table-cell>
          <table:table-cell table:formula="of:=[.F6]+[.E7]-[.I6]" office:value-type="float" office:value="6227.5883546676" calcext:value-type="float">
            <text:p>6228</text:p>
          </table:table-cell>
          <table:table-cell table:style-name="ce7" table:formula="of:=temp_out + [.F7] / burner_heat_mass" office:value-type="float" office:value="32.4551767093352" calcext:value-type="float">
            <text:p>32.5</text:p>
          </table:table-cell>
          <table:table-cell table:style-name="ce7" table:formula="of:=[.G7]-[.W6]" office:value-type="float" office:value="12.2621847727659" calcext:value-type="float">
            <text:p>12.3</text:p>
          </table:table-cell>
          <table:table-cell table:style-name="ce5" table:formula="of:=thermagon_k * burner_A * [.H7] / thermagon_L" office:value-type="float" office:value="1607.44506433565" calcext:value-type="float">
            <text:p>1607</text:p>
          </table:table-cell>
          <table:table-cell table:style-name="ce5" table:formula="of:=[.I7]/C_per_s_to_W*time_incr" office:value-type="float" office:value="2303.58994602414" calcext:value-type="float">
            <text:p>2304</text:p>
          </table:table-cell>
          <table:table-cell table:style-name="ce7" table:formula="of:=[.J6]" office:value-type="float" office:value="2057.31333834283" calcext:value-type="float">
            <text:p>2057.3</text:p>
          </table:table-cell>
          <table:table-cell table:style-name="ce7" table:formula="of:=[.K6]" office:value-type="float" office:value="1707.2980343438" calcext:value-type="float">
            <text:p>1707.3</text:p>
          </table:table-cell>
          <table:table-cell table:style-name="ce7" table:formula="of:=[.L6]" office:value-type="float" office:value="1224.04490012395" calcext:value-type="float">
            <text:p>1224.0</text:p>
          </table:table-cell>
          <table:table-cell table:style-name="ce7" table:formula="of:=[.M6]" office:value-type="float" office:value="565.360741628349" calcext:value-type="float">
            <text:p>565.4</text:p>
          </table:table-cell>
          <table:table-cell table:style-name="ce7" table:formula="of:=[.N6]" office:value-type="float" office:value="0" calcext:value-type="float">
            <text:p>0.0</text:p>
          </table:table-cell>
          <table:table-cell table:style-name="ce7" table:formula="of:=[.O6]" office:value-type="float" office:value="0" calcext:value-type="float">
            <text:p>0.0</text:p>
          </table:table-cell>
          <table:table-cell table:style-name="ce7" table:formula="of:=[.P6]" office:value-type="float" office:value="0" calcext:value-type="float">
            <text:p>0.0</text:p>
          </table:table-cell>
          <table:table-cell table:style-name="ce7" table:formula="of:=[.Q6]" office:value-type="float" office:value="0" calcext:value-type="float">
            <text:p>0.0</text:p>
          </table:table-cell>
          <table:table-cell table:style-name="ce7" table:formula="of:=[.R6]" office:value-type="float" office:value="0" calcext:value-type="float">
            <text:p>0.0</text:p>
          </table:table-cell>
          <table:table-cell table:style-name="ce5" table:formula="of:=SUMPRODUCT([.J7:.S7];pot_heat_diffusion)" office:value-type="float" office:value="605.0389377837" calcext:value-type="float">
            <text:p>605</text:p>
          </table:table-cell>
          <table:table-cell table:style-name="ce5" table:formula="of:=[.V6]*leakage_out" office:value-type="float" office:value="3.28749296666667" calcext:value-type="float">
            <text:p>3</text:p>
          </table:table-cell>
          <table:table-cell table:style-name="ce5" table:formula="of:=[.V6]+[.T7]-[.U7]" office:value-type="float" office:value="1149.66693926148" calcext:value-type="float">
            <text:p>1150</text:p>
          </table:table-cell>
          <table:table-cell table:style-name="ce12" table:formula="of:= temp_out + [.V7]/pot_water_mass" office:value-type="float" office:value="20.404946476724" calcext:value-type="float">
            <text:p>20.4</text:p>
          </table:table-cell>
          <table:table-cell table:style-name="ce7" table:formula="of:=IF([.G7]&gt;thermagon_temp_max;0;IF([.W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table:formula="of:=burner_C_per_s * [.X7]/100 * time_incr" office:value-type="float" office:value="2149.61306964746" calcext:value-type="float">
            <text:p>2150</text:p>
          </table:table-cell>
          <table:table-cell table:style-name="ce3" table:formula="of:=[.B8]" office:value-type="float" office:value="2149.61306964746" calcext:value-type="float">
            <text:p>2150</text:p>
          </table:table-cell>
          <table:table-cell table:style-name="ce3" table:formula="of:=[.C7]" office:value-type="float" office:value="2149.61306964746" calcext:value-type="float">
            <text:p>2150</text:p>
          </table:table-cell>
          <table:table-cell table:style-name="ce5" table:formula="of:=SUMPRODUCT([.B8:.D8];burner_heat_diffusion)" office:value-type="float" office:value="2149.61306964746" calcext:value-type="float">
            <text:p>2150</text:p>
          </table:table-cell>
          <table:table-cell table:formula="of:=[.F7]+[.E8]-[.I7]" office:value-type="float" office:value="6769.75635997941" calcext:value-type="float">
            <text:p>6770</text:p>
          </table:table-cell>
          <table:table-cell table:style-name="ce7" table:formula="of:=temp_out + [.F8] / burner_heat_mass" office:value-type="float" office:value="33.5395127199588" calcext:value-type="float">
            <text:p>33.5</text:p>
          </table:table-cell>
          <table:table-cell table:style-name="ce7" table:formula="of:=[.G8]-[.W7]" office:value-type="float" office:value="13.1345662432349" calcext:value-type="float">
            <text:p>13.1</text:p>
          </table:table-cell>
          <table:table-cell table:style-name="ce5" table:formula="of:=thermagon_k * burner_A * [.H8] / thermagon_L" office:value-type="float" office:value="1721.80521425262" calcext:value-type="float">
            <text:p>1722</text:p>
          </table:table-cell>
          <table:table-cell table:style-name="ce5" table:formula="of:=[.I8]/C_per_s_to_W*time_incr" office:value-type="float" office:value="2467.47666129639" calcext:value-type="float">
            <text:p>2467</text:p>
          </table:table-cell>
          <table:table-cell table:style-name="ce7" table:formula="of:=[.J7]" office:value-type="float" office:value="2303.58994602414" calcext:value-type="float">
            <text:p>2303.6</text:p>
          </table:table-cell>
          <table:table-cell table:style-name="ce7" table:formula="of:=[.K7]" office:value-type="float" office:value="2057.31333834283" calcext:value-type="float">
            <text:p>2057.3</text:p>
          </table:table-cell>
          <table:table-cell table:style-name="ce7" table:formula="of:=[.L7]" office:value-type="float" office:value="1707.2980343438" calcext:value-type="float">
            <text:p>1707.3</text:p>
          </table:table-cell>
          <table:table-cell table:style-name="ce7" table:formula="of:=[.M7]" office:value-type="float" office:value="1224.04490012395" calcext:value-type="float">
            <text:p>1224.0</text:p>
          </table:table-cell>
          <table:table-cell table:style-name="ce7" table:formula="of:=[.N7]" office:value-type="float" office:value="565.360741628349" calcext:value-type="float">
            <text:p>565.4</text:p>
          </table:table-cell>
          <table:table-cell table:style-name="ce7" table:formula="of:=[.O7]" office:value-type="float" office:value="0" calcext:value-type="float">
            <text:p>0.0</text:p>
          </table:table-cell>
          <table:table-cell table:style-name="ce7" table:formula="of:=[.P7]" office:value-type="float" office:value="0" calcext:value-type="float">
            <text:p>0.0</text:p>
          </table:table-cell>
          <table:table-cell table:style-name="ce7" table:formula="of:=[.Q7]" office:value-type="float" office:value="0" calcext:value-type="float">
            <text:p>0.0</text:p>
          </table:table-cell>
          <table:table-cell table:style-name="ce7" table:formula="of:=[.R7]" office:value-type="float" office:value="0" calcext:value-type="float">
            <text:p>0.0</text:p>
          </table:table-cell>
          <table:table-cell table:style-name="ce5" table:formula="of:=SUMPRODUCT([.J8:.S8];pot_heat_diffusion)" office:value-type="float" office:value="948.448085028401" calcext:value-type="float">
            <text:p>948</text:p>
          </table:table-cell>
          <table:table-cell table:style-name="ce5" table:formula="of:=[.V7]*leakage_out" office:value-type="float" office:value="6.89800163556886" calcext:value-type="float">
            <text:p>7</text:p>
          </table:table-cell>
          <table:table-cell table:style-name="ce5" table:formula="of:=[.V7]+[.T8]-[.U8]" office:value-type="float" office:value="2091.21702265431" calcext:value-type="float">
            <text:p>2091</text:p>
          </table:table-cell>
          <table:table-cell table:style-name="ce12" table:formula="of:= temp_out + [.V8]/pot_water_mass" office:value-type="float" office:value="20.7365880817039" calcext:value-type="float">
            <text:p>20.7</text:p>
          </table:table-cell>
          <table:table-cell table:style-name="ce7" table:formula="of:=IF([.G8]&gt;thermagon_temp_max;0;IF([.W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table:formula="of:=burner_C_per_s * [.X8]/100 * time_incr" office:value-type="float" office:value="2149.61306964746" calcext:value-type="float">
            <text:p>2150</text:p>
          </table:table-cell>
          <table:table-cell table:style-name="ce3" table:formula="of:=[.B9]" office:value-type="float" office:value="2149.61306964746" calcext:value-type="float">
            <text:p>2150</text:p>
          </table:table-cell>
          <table:table-cell table:style-name="ce3" table:formula="of:=[.C8]" office:value-type="float" office:value="2149.61306964746" calcext:value-type="float">
            <text:p>2150</text:p>
          </table:table-cell>
          <table:table-cell table:style-name="ce5" table:formula="of:=SUMPRODUCT([.B9:.D9];burner_heat_diffusion)" office:value-type="float" office:value="2149.61306964746" calcext:value-type="float">
            <text:p>2150</text:p>
          </table:table-cell>
          <table:table-cell table:formula="of:=[.F8]+[.E9]-[.I8]" office:value-type="float" office:value="7197.56421537425" calcext:value-type="float">
            <text:p>7198</text:p>
          </table:table-cell>
          <table:table-cell table:style-name="ce7" table:formula="of:=temp_out + [.F9] / burner_heat_mass" office:value-type="float" office:value="34.3951284307485" calcext:value-type="float">
            <text:p>34.4</text:p>
          </table:table-cell>
          <table:table-cell table:style-name="ce7" table:formula="of:=[.G9]-[.W8]" office:value-type="float" office:value="13.6585403490446" calcext:value-type="float">
            <text:p>13.7</text:p>
          </table:table-cell>
          <table:table-cell table:style-name="ce5" table:formula="of:=thermagon_k * burner_A * [.H9] / thermagon_L" office:value-type="float" office:value="1790.49277734449" calcext:value-type="float">
            <text:p>1790</text:p>
          </table:table-cell>
          <table:table-cell table:style-name="ce5" table:formula="of:=[.I9]/C_per_s_to_W*time_incr" office:value-type="float" office:value="2565.9111168594" calcext:value-type="float">
            <text:p>2566</text:p>
          </table:table-cell>
          <table:table-cell table:style-name="ce7" table:formula="of:=[.J8]" office:value-type="float" office:value="2467.47666129639" calcext:value-type="float">
            <text:p>2467.5</text:p>
          </table:table-cell>
          <table:table-cell table:style-name="ce7" table:formula="of:=[.K8]" office:value-type="float" office:value="2303.58994602414" calcext:value-type="float">
            <text:p>2303.6</text:p>
          </table:table-cell>
          <table:table-cell table:style-name="ce7" table:formula="of:=[.L8]" office:value-type="float" office:value="2057.31333834283" calcext:value-type="float">
            <text:p>2057.3</text:p>
          </table:table-cell>
          <table:table-cell table:style-name="ce7" table:formula="of:=[.M8]" office:value-type="float" office:value="1707.2980343438" calcext:value-type="float">
            <text:p>1707.3</text:p>
          </table:table-cell>
          <table:table-cell table:style-name="ce7" table:formula="of:=[.N8]" office:value-type="float" office:value="1224.04490012395" calcext:value-type="float">
            <text:p>1224.0</text:p>
          </table:table-cell>
          <table:table-cell table:style-name="ce7" table:formula="of:=[.O8]" office:value-type="float" office:value="565.360741628349" calcext:value-type="float">
            <text:p>565.4</text:p>
          </table:table-cell>
          <table:table-cell table:style-name="ce7" table:formula="of:=[.P8]" office:value-type="float" office:value="0" calcext:value-type="float">
            <text:p>0.0</text:p>
          </table:table-cell>
          <table:table-cell table:style-name="ce7" table:formula="of:=[.Q8]" office:value-type="float" office:value="0" calcext:value-type="float">
            <text:p>0.0</text:p>
          </table:table-cell>
          <table:table-cell table:style-name="ce7" table:formula="of:=[.R8]" office:value-type="float" office:value="0" calcext:value-type="float">
            <text:p>0.0</text:p>
          </table:table-cell>
          <table:table-cell table:style-name="ce5" table:formula="of:=SUMPRODUCT([.J9:.S9];pot_heat_diffusion)" office:value-type="float" office:value="1326.09389020429" calcext:value-type="float">
            <text:p>1326</text:p>
          </table:table-cell>
          <table:table-cell table:style-name="ce5" table:formula="of:=[.V8]*leakage_out" office:value-type="float" office:value="12.5473021359259" calcext:value-type="float">
            <text:p>13</text:p>
          </table:table-cell>
          <table:table-cell table:style-name="ce5" table:formula="of:=[.V8]+[.T9]-[.U9]" office:value-type="float" office:value="3404.76361072268" calcext:value-type="float">
            <text:p>3405</text:p>
          </table:table-cell>
          <table:table-cell table:style-name="ce12" table:formula="of:= temp_out + [.V9]/pot_water_mass" office:value-type="float" office:value="21.1992577860209" calcext:value-type="float">
            <text:p>21.2</text:p>
          </table:table-cell>
          <table:table-cell table:style-name="ce7" table:formula="of:=IF([.G9]&gt;thermagon_temp_max;0;IF([.W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table:formula="of:=burner_C_per_s * [.X9]/100 * time_incr" office:value-type="float" office:value="2149.61306964746" calcext:value-type="float">
            <text:p>2150</text:p>
          </table:table-cell>
          <table:table-cell table:style-name="ce3" table:formula="of:=[.B10]" office:value-type="float" office:value="2149.61306964746" calcext:value-type="float">
            <text:p>2150</text:p>
          </table:table-cell>
          <table:table-cell table:style-name="ce3" table:formula="of:=[.C9]" office:value-type="float" office:value="2149.61306964746" calcext:value-type="float">
            <text:p>2150</text:p>
          </table:table-cell>
          <table:table-cell table:style-name="ce5" table:formula="of:=SUMPRODUCT([.B10:.D10];burner_heat_diffusion)" office:value-type="float" office:value="2149.61306964746" calcext:value-type="float">
            <text:p>2150</text:p>
          </table:table-cell>
          <table:table-cell table:formula="of:=[.F9]+[.E10]-[.I9]" office:value-type="float" office:value="7556.68450767722" calcext:value-type="float">
            <text:p>7557</text:p>
          </table:table-cell>
          <table:table-cell table:style-name="ce7" table:formula="of:=temp_out + [.F10] / burner_heat_mass" office:value-type="float" office:value="35.1133690153544" calcext:value-type="float">
            <text:p>35.1</text:p>
          </table:table-cell>
          <table:table-cell table:style-name="ce7" table:formula="of:=[.G10]-[.W9]" office:value-type="float" office:value="13.9141112293336" calcext:value-type="float">
            <text:p>13.9</text:p>
          </table:table-cell>
          <table:table-cell table:style-name="ce5" table:formula="of:=thermagon_k * burner_A * [.H10] / thermagon_L" office:value-type="float" office:value="1823.99546530112" calcext:value-type="float">
            <text:p>1824</text:p>
          </table:table-cell>
          <table:table-cell table:style-name="ce5" table:formula="of:=[.I10]/C_per_s_to_W*time_incr" office:value-type="float" office:value="2613.92299412599" calcext:value-type="float">
            <text:p>2614</text:p>
          </table:table-cell>
          <table:table-cell table:style-name="ce7" table:formula="of:=[.J9]" office:value-type="float" office:value="2565.9111168594" calcext:value-type="float">
            <text:p>2565.9</text:p>
          </table:table-cell>
          <table:table-cell table:style-name="ce7" table:formula="of:=[.K9]" office:value-type="float" office:value="2467.47666129639" calcext:value-type="float">
            <text:p>2467.5</text:p>
          </table:table-cell>
          <table:table-cell table:style-name="ce7" table:formula="of:=[.L9]" office:value-type="float" office:value="2303.58994602414" calcext:value-type="float">
            <text:p>2303.6</text:p>
          </table:table-cell>
          <table:table-cell table:style-name="ce7" table:formula="of:=[.M9]" office:value-type="float" office:value="2057.31333834283" calcext:value-type="float">
            <text:p>2057.3</text:p>
          </table:table-cell>
          <table:table-cell table:style-name="ce7" table:formula="of:=[.N9]" office:value-type="float" office:value="1707.2980343438" calcext:value-type="float">
            <text:p>1707.3</text:p>
          </table:table-cell>
          <table:table-cell table:style-name="ce7" table:formula="of:=[.O9]" office:value-type="float" office:value="1224.04490012395" calcext:value-type="float">
            <text:p>1224.0</text:p>
          </table:table-cell>
          <table:table-cell table:style-name="ce7" table:formula="of:=[.P9]" office:value-type="float" office:value="565.360741628349" calcext:value-type="float">
            <text:p>565.4</text:p>
          </table:table-cell>
          <table:table-cell table:style-name="ce7" table:formula="of:=[.Q9]" office:value-type="float" office:value="0" calcext:value-type="float">
            <text:p>0.0</text:p>
          </table:table-cell>
          <table:table-cell table:style-name="ce7" table:formula="of:=[.R9]" office:value-type="float" office:value="0" calcext:value-type="float">
            <text:p>0.0</text:p>
          </table:table-cell>
          <table:table-cell table:style-name="ce5" table:formula="of:=SUMPRODUCT([.J10:.S10];pot_heat_diffusion)" office:value-type="float" office:value="1690.63303002377" calcext:value-type="float">
            <text:p>1691</text:p>
          </table:table-cell>
          <table:table-cell table:style-name="ce5" table:formula="of:=[.V9]*leakage_out" office:value-type="float" office:value="20.4285816643361" calcext:value-type="float">
            <text:p>20</text:p>
          </table:table-cell>
          <table:table-cell table:style-name="ce5" table:formula="of:=[.V9]+[.T10]-[.U10]" office:value-type="float" office:value="5074.96805908211" calcext:value-type="float">
            <text:p>5075</text:p>
          </table:table-cell>
          <table:table-cell table:style-name="ce12" table:formula="of:= temp_out + [.V10]/pot_water_mass" office:value-type="float" office:value="21.7875528684265" calcext:value-type="float">
            <text:p>21.8</text:p>
          </table:table-cell>
          <table:table-cell table:style-name="ce7" table:formula="of:=IF([.G10]&gt;thermagon_temp_max;0;IF([.W1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table:formula="of:=burner_C_per_s * [.X10]/100 * time_incr" office:value-type="float" office:value="2149.61306964746" calcext:value-type="float">
            <text:p>2150</text:p>
          </table:table-cell>
          <table:table-cell table:style-name="ce3" table:formula="of:=[.B11]" office:value-type="float" office:value="2149.61306964746" calcext:value-type="float">
            <text:p>2150</text:p>
          </table:table-cell>
          <table:table-cell table:style-name="ce3" table:formula="of:=[.C10]" office:value-type="float" office:value="2149.61306964746" calcext:value-type="float">
            <text:p>2150</text:p>
          </table:table-cell>
          <table:table-cell table:style-name="ce5" table:formula="of:=SUMPRODUCT([.B11:.D11];burner_heat_diffusion)" office:value-type="float" office:value="2149.61306964746" calcext:value-type="float">
            <text:p>2150</text:p>
          </table:table-cell>
          <table:table-cell table:formula="of:=[.F10]+[.E11]-[.I10]" office:value-type="float" office:value="7882.30211202357" calcext:value-type="float">
            <text:p>7882</text:p>
          </table:table-cell>
          <table:table-cell table:style-name="ce7" table:formula="of:=temp_out + [.F11] / burner_heat_mass" office:value-type="float" office:value="35.7646042240471" calcext:value-type="float">
            <text:p>35.8</text:p>
          </table:table-cell>
          <table:table-cell table:style-name="ce7" table:formula="of:=[.G11]-[.W10]" office:value-type="float" office:value="13.9770513556206" calcext:value-type="float">
            <text:p>14.0</text:p>
          </table:table-cell>
          <table:table-cell table:style-name="ce5" table:formula="of:=thermagon_k * burner_A * [.H11] / thermagon_L" office:value-type="float" office:value="1832.24626213901" calcext:value-type="float">
            <text:p>1832</text:p>
          </table:table-cell>
          <table:table-cell table:style-name="ce5" table:formula="of:=[.I11]/C_per_s_to_W*time_incr" office:value-type="float" office:value="2625.74700793782" calcext:value-type="float">
            <text:p>2626</text:p>
          </table:table-cell>
          <table:table-cell table:style-name="ce7" table:formula="of:=[.J10]" office:value-type="float" office:value="2613.92299412599" calcext:value-type="float">
            <text:p>2613.9</text:p>
          </table:table-cell>
          <table:table-cell table:style-name="ce7" table:formula="of:=[.K10]" office:value-type="float" office:value="2565.9111168594" calcext:value-type="float">
            <text:p>2565.9</text:p>
          </table:table-cell>
          <table:table-cell table:style-name="ce7" table:formula="of:=[.L10]" office:value-type="float" office:value="2467.47666129639" calcext:value-type="float">
            <text:p>2467.5</text:p>
          </table:table-cell>
          <table:table-cell table:style-name="ce7" table:formula="of:=[.M10]" office:value-type="float" office:value="2303.58994602414" calcext:value-type="float">
            <text:p>2303.6</text:p>
          </table:table-cell>
          <table:table-cell table:style-name="ce7" table:formula="of:=[.N10]" office:value-type="float" office:value="2057.31333834283" calcext:value-type="float">
            <text:p>2057.3</text:p>
          </table:table-cell>
          <table:table-cell table:style-name="ce7" table:formula="of:=[.O10]" office:value-type="float" office:value="1707.2980343438" calcext:value-type="float">
            <text:p>1707.3</text:p>
          </table:table-cell>
          <table:table-cell table:style-name="ce7" table:formula="of:=[.P10]" office:value-type="float" office:value="1224.04490012395" calcext:value-type="float">
            <text:p>1224.0</text:p>
          </table:table-cell>
          <table:table-cell table:style-name="ce7" table:formula="of:=[.Q10]" office:value-type="float" office:value="565.360741628349" calcext:value-type="float">
            <text:p>565.4</text:p>
          </table:table-cell>
          <table:table-cell table:style-name="ce7" table:formula="of:=[.R10]" office:value-type="float" office:value="0" calcext:value-type="float">
            <text:p>0.0</text:p>
          </table:table-cell>
          <table:table-cell table:style-name="ce5" table:formula="of:=SUMPRODUCT([.J11:.S11];pot_heat_diffusion)" office:value-type="float" office:value="2001.65352417689" calcext:value-type="float">
            <text:p>2002</text:p>
          </table:table-cell>
          <table:table-cell table:style-name="ce5" table:formula="of:=[.V10]*leakage_out" office:value-type="float" office:value="30.4498083544927" calcext:value-type="float">
            <text:p>30</text:p>
          </table:table-cell>
          <table:table-cell table:style-name="ce5" table:formula="of:=[.V10]+[.T11]-[.U11]" office:value-type="float" office:value="7046.17177490451" calcext:value-type="float">
            <text:p>7046</text:p>
          </table:table-cell>
          <table:table-cell table:style-name="ce12" table:formula="of:= temp_out + [.V11]/pot_water_mass" office:value-type="float" office:value="22.4818687371078" calcext:value-type="float">
            <text:p>22.5</text:p>
          </table:table-cell>
          <table:table-cell table:style-name="ce7" table:formula="of:=IF([.G11]&gt;thermagon_temp_max;0;IF([.W1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table:formula="of:=burner_C_per_s * [.X11]/100 * time_incr" office:value-type="float" office:value="2149.61306964746" calcext:value-type="float">
            <text:p>2150</text:p>
          </table:table-cell>
          <table:table-cell table:style-name="ce3" table:formula="of:=[.B12]" office:value-type="float" office:value="2149.61306964746" calcext:value-type="float">
            <text:p>2150</text:p>
          </table:table-cell>
          <table:table-cell table:style-name="ce3" table:formula="of:=[.C11]" office:value-type="float" office:value="2149.61306964746" calcext:value-type="float">
            <text:p>2150</text:p>
          </table:table-cell>
          <table:table-cell table:style-name="ce5" table:formula="of:=SUMPRODUCT([.B12:.D12];burner_heat_diffusion)" office:value-type="float" office:value="2149.61306964746" calcext:value-type="float">
            <text:p>2150</text:p>
          </table:table-cell>
          <table:table-cell table:formula="of:=[.F11]+[.E12]-[.I11]" office:value-type="float" office:value="8199.66891953202" calcext:value-type="float">
            <text:p>8200</text:p>
          </table:table-cell>
          <table:table-cell table:style-name="ce7" table:formula="of:=temp_out + [.F12] / burner_heat_mass" office:value-type="float" office:value="36.399337839064" calcext:value-type="float">
            <text:p>36.4</text:p>
          </table:table-cell>
          <table:table-cell table:style-name="ce7" table:formula="of:=[.G12]-[.W11]" office:value-type="float" office:value="13.9174691019563" calcext:value-type="float">
            <text:p>13.9</text:p>
          </table:table-cell>
          <table:table-cell table:style-name="ce5" table:formula="of:=thermagon_k * burner_A * [.H12] / thermagon_L" office:value-type="float" office:value="1824.4356475259" calcext:value-type="float">
            <text:p>1824</text:p>
          </table:table-cell>
          <table:table-cell table:style-name="ce5" table:formula="of:=[.I12]/C_per_s_to_W*time_incr" office:value-type="float" office:value="2614.55380843494" calcext:value-type="float">
            <text:p>2615</text:p>
          </table:table-cell>
          <table:table-cell table:style-name="ce7" table:formula="of:=[.J11]" office:value-type="float" office:value="2625.74700793782" calcext:value-type="float">
            <text:p>2625.7</text:p>
          </table:table-cell>
          <table:table-cell table:style-name="ce7" table:formula="of:=[.K11]" office:value-type="float" office:value="2613.92299412599" calcext:value-type="float">
            <text:p>2613.9</text:p>
          </table:table-cell>
          <table:table-cell table:style-name="ce7" table:formula="of:=[.L11]" office:value-type="float" office:value="2565.9111168594" calcext:value-type="float">
            <text:p>2565.9</text:p>
          </table:table-cell>
          <table:table-cell table:style-name="ce7" table:formula="of:=[.M11]" office:value-type="float" office:value="2467.47666129639" calcext:value-type="float">
            <text:p>2467.5</text:p>
          </table:table-cell>
          <table:table-cell table:style-name="ce7" table:formula="of:=[.N11]" office:value-type="float" office:value="2303.58994602414" calcext:value-type="float">
            <text:p>2303.6</text:p>
          </table:table-cell>
          <table:table-cell table:style-name="ce7" table:formula="of:=[.O11]" office:value-type="float" office:value="2057.31333834283" calcext:value-type="float">
            <text:p>2057.3</text:p>
          </table:table-cell>
          <table:table-cell table:style-name="ce7" table:formula="of:=[.P11]" office:value-type="float" office:value="1707.2980343438" calcext:value-type="float">
            <text:p>1707.3</text:p>
          </table:table-cell>
          <table:table-cell table:style-name="ce7" table:formula="of:=[.Q11]" office:value-type="float" office:value="1224.04490012395" calcext:value-type="float">
            <text:p>1224.0</text:p>
          </table:table-cell>
          <table:table-cell table:style-name="ce7" table:formula="of:=[.R11]" office:value-type="float" office:value="565.360741628349" calcext:value-type="float">
            <text:p>565.4</text:p>
          </table:table-cell>
          <table:table-cell table:style-name="ce5" table:formula="of:=SUMPRODUCT([.J12:.S12];pot_heat_diffusion)" office:value-type="float" office:value="2240.48564684936" calcext:value-type="float">
            <text:p>2240</text:p>
          </table:table-cell>
          <table:table-cell table:style-name="ce5" table:formula="of:=[.V11]*leakage_out" office:value-type="float" office:value="42.2770306494271" calcext:value-type="float">
            <text:p>42</text:p>
          </table:table-cell>
          <table:table-cell table:style-name="ce5" table:formula="of:=[.V11]+[.T12]-[.U12]" office:value-type="float" office:value="9244.38039110445" calcext:value-type="float">
            <text:p>9244</text:p>
          </table:table-cell>
          <table:table-cell table:style-name="ce12" table:formula="of:= temp_out + [.V12]/pot_water_mass" office:value-type="float" office:value="23.2561424017974" calcext:value-type="float">
            <text:p>23.3</text:p>
          </table:table-cell>
          <table:table-cell table:style-name="ce7" table:formula="of:=IF([.G12]&gt;thermagon_temp_max;0;IF([.W1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table:formula="of:=burner_C_per_s * [.X12]/100 * time_incr" office:value-type="float" office:value="2149.61306964746" calcext:value-type="float">
            <text:p>2150</text:p>
          </table:table-cell>
          <table:table-cell table:style-name="ce3" table:formula="of:=[.B13]" office:value-type="float" office:value="2149.61306964746" calcext:value-type="float">
            <text:p>2150</text:p>
          </table:table-cell>
          <table:table-cell table:style-name="ce3" table:formula="of:=[.C12]" office:value-type="float" office:value="2149.61306964746" calcext:value-type="float">
            <text:p>2150</text:p>
          </table:table-cell>
          <table:table-cell table:style-name="ce5" table:formula="of:=SUMPRODUCT([.B13:.D13];burner_heat_diffusion)" office:value-type="float" office:value="2149.61306964746" calcext:value-type="float">
            <text:p>2150</text:p>
          </table:table-cell>
          <table:table-cell table:formula="of:=[.F12]+[.E13]-[.I12]" office:value-type="float" office:value="8524.84634165358" calcext:value-type="float">
            <text:p>8525</text:p>
          </table:table-cell>
          <table:table-cell table:style-name="ce7" table:formula="of:=temp_out + [.F13] / burner_heat_mass" office:value-type="float" office:value="37.0496926833072" calcext:value-type="float">
            <text:p>37.0</text:p>
          </table:table-cell>
          <table:table-cell table:style-name="ce7" table:formula="of:=[.G13]-[.W12]" office:value-type="float" office:value="13.7935502815098" calcext:value-type="float">
            <text:p>13.8</text:p>
          </table:table-cell>
          <table:table-cell table:style-name="ce5" table:formula="of:=thermagon_k * burner_A * [.H13] / thermagon_L" office:value-type="float" office:value="1808.19117722993" calcext:value-type="float">
            <text:p>1808</text:p>
          </table:table-cell>
          <table:table-cell table:style-name="ce5" table:formula="of:=[.I13]/C_per_s_to_W*time_incr" office:value-type="float" office:value="2591.27425799646" calcext:value-type="float">
            <text:p>2591</text:p>
          </table:table-cell>
          <table:table-cell table:style-name="ce7" table:formula="of:=[.J12]" office:value-type="float" office:value="2614.55380843494" calcext:value-type="float">
            <text:p>2614.6</text:p>
          </table:table-cell>
          <table:table-cell table:style-name="ce7" table:formula="of:=[.K12]" office:value-type="float" office:value="2625.74700793782" calcext:value-type="float">
            <text:p>2625.7</text:p>
          </table:table-cell>
          <table:table-cell table:style-name="ce7" table:formula="of:=[.L12]" office:value-type="float" office:value="2613.92299412599" calcext:value-type="float">
            <text:p>2613.9</text:p>
          </table:table-cell>
          <table:table-cell table:style-name="ce7" table:formula="of:=[.M12]" office:value-type="float" office:value="2565.9111168594" calcext:value-type="float">
            <text:p>2565.9</text:p>
          </table:table-cell>
          <table:table-cell table:style-name="ce7" table:formula="of:=[.N12]" office:value-type="float" office:value="2467.47666129639" calcext:value-type="float">
            <text:p>2467.5</text:p>
          </table:table-cell>
          <table:table-cell table:style-name="ce7" table:formula="of:=[.O12]" office:value-type="float" office:value="2303.58994602414" calcext:value-type="float">
            <text:p>2303.6</text:p>
          </table:table-cell>
          <table:table-cell table:style-name="ce7" table:formula="of:=[.P12]" office:value-type="float" office:value="2057.31333834283" calcext:value-type="float">
            <text:p>2057.3</text:p>
          </table:table-cell>
          <table:table-cell table:style-name="ce7" table:formula="of:=[.Q12]" office:value-type="float" office:value="1707.2980343438" calcext:value-type="float">
            <text:p>1707.3</text:p>
          </table:table-cell>
          <table:table-cell table:style-name="ce7" table:formula="of:=[.R12]" office:value-type="float" office:value="1224.04490012395" calcext:value-type="float">
            <text:p>1224.0</text:p>
          </table:table-cell>
          <table:table-cell table:style-name="ce5" table:formula="of:=SUMPRODUCT([.J13:.S13];pot_heat_diffusion)" office:value-type="float" office:value="2404.34175101997" calcext:value-type="float">
            <text:p>2404</text:p>
          </table:table-cell>
          <table:table-cell table:style-name="ce5" table:formula="of:=[.V12]*leakage_out" office:value-type="float" office:value="55.4662823466267" calcext:value-type="float">
            <text:p>55</text:p>
          </table:table-cell>
          <table:table-cell table:style-name="ce5" table:formula="of:=[.V12]+[.T13]-[.U13]" office:value-type="float" office:value="11593.2558597778" calcext:value-type="float">
            <text:p>11593</text:p>
          </table:table-cell>
          <table:table-cell table:style-name="ce12" table:formula="of:= temp_out + [.V13]/pot_water_mass" office:value-type="float" office:value="24.0834853589791" calcext:value-type="float">
            <text:p>24.1</text:p>
          </table:table-cell>
          <table:table-cell table:style-name="ce7" table:formula="of:=IF([.G13]&gt;thermagon_temp_max;0;IF([.W1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table:formula="of:=burner_C_per_s * [.X13]/100 * time_incr" office:value-type="float" office:value="2149.61306964746" calcext:value-type="float">
            <text:p>2150</text:p>
          </table:table-cell>
          <table:table-cell table:style-name="ce3" table:formula="of:=[.B14]" office:value-type="float" office:value="2149.61306964746" calcext:value-type="float">
            <text:p>2150</text:p>
          </table:table-cell>
          <table:table-cell table:style-name="ce3" table:formula="of:=[.C13]" office:value-type="float" office:value="2149.61306964746" calcext:value-type="float">
            <text:p>2150</text:p>
          </table:table-cell>
          <table:table-cell table:style-name="ce5" table:formula="of:=SUMPRODUCT([.B14:.D14];burner_heat_diffusion)" office:value-type="float" office:value="2149.61306964746" calcext:value-type="float">
            <text:p>2150</text:p>
          </table:table-cell>
          <table:table-cell table:formula="of:=[.F13]+[.E14]-[.I13]" office:value-type="float" office:value="8866.26823407112" calcext:value-type="float">
            <text:p>8866</text:p>
          </table:table-cell>
          <table:table-cell table:style-name="ce7" table:formula="of:=temp_out + [.F14] / burner_heat_mass" office:value-type="float" office:value="37.7325364681422" calcext:value-type="float">
            <text:p>37.7</text:p>
          </table:table-cell>
          <table:table-cell table:style-name="ce7" table:formula="of:=[.G14]-[.W13]" office:value-type="float" office:value="13.6490511091631" calcext:value-type="float">
            <text:p>13.6</text:p>
          </table:table-cell>
          <table:table-cell table:style-name="ce5" table:formula="of:=thermagon_k * burner_A * [.H14] / thermagon_L" office:value-type="float" office:value="1789.24883655463" calcext:value-type="float">
            <text:p>1789</text:p>
          </table:table-cell>
          <table:table-cell table:style-name="ce5" table:formula="of:=[.I14]/C_per_s_to_W*time_incr" office:value-type="float" office:value="2564.12845593956" calcext:value-type="float">
            <text:p>2564</text:p>
          </table:table-cell>
          <table:table-cell table:style-name="ce7" table:formula="of:=[.J13]" office:value-type="float" office:value="2591.27425799646" calcext:value-type="float">
            <text:p>2591.3</text:p>
          </table:table-cell>
          <table:table-cell table:style-name="ce7" table:formula="of:=[.K13]" office:value-type="float" office:value="2614.55380843494" calcext:value-type="float">
            <text:p>2614.6</text:p>
          </table:table-cell>
          <table:table-cell table:style-name="ce7" table:formula="of:=[.L13]" office:value-type="float" office:value="2625.74700793782" calcext:value-type="float">
            <text:p>2625.7</text:p>
          </table:table-cell>
          <table:table-cell table:style-name="ce7" table:formula="of:=[.M13]" office:value-type="float" office:value="2613.92299412599" calcext:value-type="float">
            <text:p>2613.9</text:p>
          </table:table-cell>
          <table:table-cell table:style-name="ce7" table:formula="of:=[.N13]" office:value-type="float" office:value="2565.9111168594" calcext:value-type="float">
            <text:p>2565.9</text:p>
          </table:table-cell>
          <table:table-cell table:style-name="ce7" table:formula="of:=[.O13]" office:value-type="float" office:value="2467.47666129639" calcext:value-type="float">
            <text:p>2467.5</text:p>
          </table:table-cell>
          <table:table-cell table:style-name="ce7" table:formula="of:=[.P13]" office:value-type="float" office:value="2303.58994602414" calcext:value-type="float">
            <text:p>2303.6</text:p>
          </table:table-cell>
          <table:table-cell table:style-name="ce7" table:formula="of:=[.Q13]" office:value-type="float" office:value="2057.31333834283" calcext:value-type="float">
            <text:p>2057.3</text:p>
          </table:table-cell>
          <table:table-cell table:style-name="ce7" table:formula="of:=[.R13]" office:value-type="float" office:value="1707.2980343438" calcext:value-type="float">
            <text:p>1707.3</text:p>
          </table:table-cell>
          <table:table-cell table:style-name="ce5" table:formula="of:=SUMPRODUCT([.J14:.S14];pot_heat_diffusion)" office:value-type="float" office:value="2506.02597543104" calcext:value-type="float">
            <text:p>2506</text:p>
          </table:table-cell>
          <table:table-cell table:style-name="ce5" table:formula="of:=[.V13]*leakage_out" office:value-type="float" office:value="69.5595351586668" calcext:value-type="float">
            <text:p>70</text:p>
          </table:table-cell>
          <table:table-cell table:style-name="ce5" table:formula="of:=[.V13]+[.T14]-[.U14]" office:value-type="float" office:value="14029.7223000502" calcext:value-type="float">
            <text:p>14030</text:p>
          </table:table-cell>
          <table:table-cell table:style-name="ce12" table:formula="of:= temp_out + [.V14]/pot_water_mass" office:value-type="float" office:value="24.9416804300475" calcext:value-type="float">
            <text:p>24.9</text:p>
          </table:table-cell>
          <table:table-cell table:style-name="ce7" table:formula="of:=IF([.G14]&gt;thermagon_temp_max;0;IF([.W1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table:formula="of:=burner_C_per_s * [.X14]/100 * time_incr" office:value-type="float" office:value="2149.61306964746" calcext:value-type="float">
            <text:p>2150</text:p>
          </table:table-cell>
          <table:table-cell table:style-name="ce3" table:formula="of:=[.B15]" office:value-type="float" office:value="2149.61306964746" calcext:value-type="float">
            <text:p>2150</text:p>
          </table:table-cell>
          <table:table-cell table:style-name="ce3" table:formula="of:=[.C14]" office:value-type="float" office:value="2149.61306964746" calcext:value-type="float">
            <text:p>2150</text:p>
          </table:table-cell>
          <table:table-cell table:style-name="ce5" table:formula="of:=SUMPRODUCT([.B15:.D15];burner_heat_diffusion)" office:value-type="float" office:value="2149.61306964746" calcext:value-type="float">
            <text:p>2150</text:p>
          </table:table-cell>
          <table:table-cell table:formula="of:=[.F14]+[.E15]-[.I14]" office:value-type="float" office:value="9226.63246716395" calcext:value-type="float">
            <text:p>9227</text:p>
          </table:table-cell>
          <table:table-cell table:style-name="ce7" table:formula="of:=temp_out + [.F15] / burner_heat_mass" office:value-type="float" office:value="38.4532649343279" calcext:value-type="float">
            <text:p>38.5</text:p>
          </table:table-cell>
          <table:table-cell table:style-name="ce7" table:formula="of:=[.G15]-[.W14]" office:value-type="float" office:value="13.5115845042804" calcext:value-type="float">
            <text:p>13.5</text:p>
          </table:table-cell>
          <table:table-cell table:style-name="ce5" table:formula="of:=thermagon_k * burner_A * [.H15] / thermagon_L" office:value-type="float" office:value="1771.22839243112" calcext:value-type="float">
            <text:p>1771</text:p>
          </table:table-cell>
          <table:table-cell table:style-name="ce5" table:formula="of:=[.I15]/C_per_s_to_W*time_incr" office:value-type="float" office:value="2538.30380113374" calcext:value-type="float">
            <text:p>2538</text:p>
          </table:table-cell>
          <table:table-cell table:style-name="ce7" table:formula="of:=[.J14]" office:value-type="float" office:value="2564.12845593956" calcext:value-type="float">
            <text:p>2564.1</text:p>
          </table:table-cell>
          <table:table-cell table:style-name="ce7" table:formula="of:=[.K14]" office:value-type="float" office:value="2591.27425799646" calcext:value-type="float">
            <text:p>2591.3</text:p>
          </table:table-cell>
          <table:table-cell table:style-name="ce7" table:formula="of:=[.L14]" office:value-type="float" office:value="2614.55380843494" calcext:value-type="float">
            <text:p>2614.6</text:p>
          </table:table-cell>
          <table:table-cell table:style-name="ce7" table:formula="of:=[.M14]" office:value-type="float" office:value="2625.74700793782" calcext:value-type="float">
            <text:p>2625.7</text:p>
          </table:table-cell>
          <table:table-cell table:style-name="ce7" table:formula="of:=[.N14]" office:value-type="float" office:value="2613.92299412599" calcext:value-type="float">
            <text:p>2613.9</text:p>
          </table:table-cell>
          <table:table-cell table:style-name="ce7" table:formula="of:=[.O14]" office:value-type="float" office:value="2565.9111168594" calcext:value-type="float">
            <text:p>2565.9</text:p>
          </table:table-cell>
          <table:table-cell table:style-name="ce7" table:formula="of:=[.P14]" office:value-type="float" office:value="2467.47666129639" calcext:value-type="float">
            <text:p>2467.5</text:p>
          </table:table-cell>
          <table:table-cell table:style-name="ce7" table:formula="of:=[.Q14]" office:value-type="float" office:value="2303.58994602414" calcext:value-type="float">
            <text:p>2303.6</text:p>
          </table:table-cell>
          <table:table-cell table:style-name="ce7" table:formula="of:=[.R14]" office:value-type="float" office:value="2057.31333834283" calcext:value-type="float">
            <text:p>2057.3</text:p>
          </table:table-cell>
          <table:table-cell table:style-name="ce5" table:formula="of:=SUMPRODUCT([.J15:.S15];pot_heat_diffusion)" office:value-type="float" office:value="2561.38369398264" calcext:value-type="float">
            <text:p>2561</text:p>
          </table:table-cell>
          <table:table-cell table:style-name="ce5" table:formula="of:=[.V14]*leakage_out" office:value-type="float" office:value="84.178333800301" calcext:value-type="float">
            <text:p>84</text:p>
          </table:table-cell>
          <table:table-cell table:style-name="ce5" table:formula="of:=[.V14]+[.T15]-[.U15]" office:value-type="float" office:value="16506.9276602325" calcext:value-type="float">
            <text:p>16507</text:p>
          </table:table-cell>
          <table:table-cell table:style-name="ce12" table:formula="of:= temp_out + [.V15]/pot_water_mass" office:value-type="float" office:value="25.8142249457417" calcext:value-type="float">
            <text:p>25.8</text:p>
          </table:table-cell>
          <table:table-cell table:style-name="ce7" table:formula="of:=IF([.G15]&gt;thermagon_temp_max;0;IF([.W1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table:formula="of:=burner_C_per_s * [.X15]/100 * time_incr" office:value-type="float" office:value="2149.61306964746" calcext:value-type="float">
            <text:p>2150</text:p>
          </table:table-cell>
          <table:table-cell table:style-name="ce3" table:formula="of:=[.B16]" office:value-type="float" office:value="2149.61306964746" calcext:value-type="float">
            <text:p>2150</text:p>
          </table:table-cell>
          <table:table-cell table:style-name="ce3" table:formula="of:=[.C15]" office:value-type="float" office:value="2149.61306964746" calcext:value-type="float">
            <text:p>2150</text:p>
          </table:table-cell>
          <table:table-cell table:style-name="ce5" table:formula="of:=SUMPRODUCT([.B16:.D16];burner_heat_diffusion)" office:value-type="float" office:value="2149.61306964746" calcext:value-type="float">
            <text:p>2150</text:p>
          </table:table-cell>
          <table:table-cell table:formula="of:=[.F15]+[.E16]-[.I15]" office:value-type="float" office:value="9605.01714438029" calcext:value-type="float">
            <text:p>9605</text:p>
          </table:table-cell>
          <table:table-cell table:style-name="ce7" table:formula="of:=temp_out + [.F16] / burner_heat_mass" office:value-type="float" office:value="39.2100342887606" calcext:value-type="float">
            <text:p>39.2</text:p>
          </table:table-cell>
          <table:table-cell table:style-name="ce7" table:formula="of:=[.G16]-[.W15]" office:value-type="float" office:value="13.3958093430189" calcext:value-type="float">
            <text:p>13.4</text:p>
          </table:table-cell>
          <table:table-cell table:style-name="ce5" table:formula="of:=thermagon_k * burner_A * [.H16] / thermagon_L" office:value-type="float" office:value="1756.05147127137" calcext:value-type="float">
            <text:p>1756</text:p>
          </table:table-cell>
          <table:table-cell table:style-name="ce5" table:formula="of:=[.I16]/C_per_s_to_W*time_incr" office:value-type="float" office:value="2516.55412907907" calcext:value-type="float">
            <text:p>2517</text:p>
          </table:table-cell>
          <table:table-cell table:style-name="ce7" table:formula="of:=[.J15]" office:value-type="float" office:value="2538.30380113374" calcext:value-type="float">
            <text:p>2538.3</text:p>
          </table:table-cell>
          <table:table-cell table:style-name="ce7" table:formula="of:=[.K15]" office:value-type="float" office:value="2564.12845593956" calcext:value-type="float">
            <text:p>2564.1</text:p>
          </table:table-cell>
          <table:table-cell table:style-name="ce7" table:formula="of:=[.L15]" office:value-type="float" office:value="2591.27425799646" calcext:value-type="float">
            <text:p>2591.3</text:p>
          </table:table-cell>
          <table:table-cell table:style-name="ce7" table:formula="of:=[.M15]" office:value-type="float" office:value="2614.55380843494" calcext:value-type="float">
            <text:p>2614.6</text:p>
          </table:table-cell>
          <table:table-cell table:style-name="ce7" table:formula="of:=[.N15]" office:value-type="float" office:value="2625.74700793782" calcext:value-type="float">
            <text:p>2625.7</text:p>
          </table:table-cell>
          <table:table-cell table:style-name="ce7" table:formula="of:=[.O15]" office:value-type="float" office:value="2613.92299412599" calcext:value-type="float">
            <text:p>2613.9</text:p>
          </table:table-cell>
          <table:table-cell table:style-name="ce7" table:formula="of:=[.P15]" office:value-type="float" office:value="2565.9111168594" calcext:value-type="float">
            <text:p>2565.9</text:p>
          </table:table-cell>
          <table:table-cell table:style-name="ce7" table:formula="of:=[.Q15]" office:value-type="float" office:value="2467.47666129639" calcext:value-type="float">
            <text:p>2467.5</text:p>
          </table:table-cell>
          <table:table-cell table:style-name="ce7" table:formula="of:=[.R15]" office:value-type="float" office:value="2303.58994602414" calcext:value-type="float">
            <text:p>2303.6</text:p>
          </table:table-cell>
          <table:table-cell table:style-name="ce5" table:formula="of:=SUMPRODUCT([.J16:.S16];pot_heat_diffusion)" office:value-type="float" office:value="2583.72959666893" calcext:value-type="float">
            <text:p>2584</text:p>
          </table:table-cell>
          <table:table-cell table:style-name="ce5" table:formula="of:=[.V15]*leakage_out" office:value-type="float" office:value="99.0415659613951" calcext:value-type="float">
            <text:p>99</text:p>
          </table:table-cell>
          <table:table-cell table:style-name="ce5" table:formula="of:=[.V15]+[.T16]-[.U16]" office:value-type="float" office:value="18991.6156909401" calcext:value-type="float">
            <text:p>18992</text:p>
          </table:table-cell>
          <table:table-cell table:style-name="ce12" table:formula="of:= temp_out + [.V16]/pot_water_mass" office:value-type="float" office:value="26.6894050778586" calcext:value-type="float">
            <text:p>26.7</text:p>
          </table:table-cell>
          <table:table-cell table:style-name="ce7" table:formula="of:=IF([.G16]&gt;thermagon_temp_max;0;IF([.W1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table:formula="of:=burner_C_per_s * [.X16]/100 * time_incr" office:value-type="float" office:value="2149.61306964746" calcext:value-type="float">
            <text:p>2150</text:p>
          </table:table-cell>
          <table:table-cell table:style-name="ce3" table:formula="of:=[.B17]" office:value-type="float" office:value="2149.61306964746" calcext:value-type="float">
            <text:p>2150</text:p>
          </table:table-cell>
          <table:table-cell table:style-name="ce3" table:formula="of:=[.C16]" office:value-type="float" office:value="2149.61306964746" calcext:value-type="float">
            <text:p>2150</text:p>
          </table:table-cell>
          <table:table-cell table:style-name="ce5" table:formula="of:=SUMPRODUCT([.B17:.D17];burner_heat_diffusion)" office:value-type="float" office:value="2149.61306964746" calcext:value-type="float">
            <text:p>2150</text:p>
          </table:table-cell>
          <table:table-cell table:formula="of:=[.F16]+[.E17]-[.I16]" office:value-type="float" office:value="9998.57874275638" calcext:value-type="float">
            <text:p>9999</text:p>
          </table:table-cell>
          <table:table-cell table:style-name="ce7" table:formula="of:=temp_out + [.F17] / burner_heat_mass" office:value-type="float" office:value="39.9971574855128" calcext:value-type="float">
            <text:p>40.0</text:p>
          </table:table-cell>
          <table:table-cell table:style-name="ce7" table:formula="of:=[.G17]-[.W16]" office:value-type="float" office:value="13.3077524076542" calcext:value-type="float">
            <text:p>13.3</text:p>
          </table:table-cell>
          <table:table-cell table:style-name="ce5" table:formula="of:=thermagon_k * burner_A * [.H17] / thermagon_L" office:value-type="float" office:value="1744.50812163544" calcext:value-type="float">
            <text:p>1745</text:p>
          </table:table-cell>
          <table:table-cell table:style-name="ce5" table:formula="of:=[.I17]/C_per_s_to_W*time_incr" office:value-type="float" office:value="2500.01163891579" calcext:value-type="float">
            <text:p>2500</text:p>
          </table:table-cell>
          <table:table-cell table:style-name="ce7" table:formula="of:=[.J16]" office:value-type="float" office:value="2516.55412907907" calcext:value-type="float">
            <text:p>2516.6</text:p>
          </table:table-cell>
          <table:table-cell table:style-name="ce7" table:formula="of:=[.K16]" office:value-type="float" office:value="2538.30380113374" calcext:value-type="float">
            <text:p>2538.3</text:p>
          </table:table-cell>
          <table:table-cell table:style-name="ce7" table:formula="of:=[.L16]" office:value-type="float" office:value="2564.12845593956" calcext:value-type="float">
            <text:p>2564.1</text:p>
          </table:table-cell>
          <table:table-cell table:style-name="ce7" table:formula="of:=[.M16]" office:value-type="float" office:value="2591.27425799646" calcext:value-type="float">
            <text:p>2591.3</text:p>
          </table:table-cell>
          <table:table-cell table:style-name="ce7" table:formula="of:=[.N16]" office:value-type="float" office:value="2614.55380843494" calcext:value-type="float">
            <text:p>2614.6</text:p>
          </table:table-cell>
          <table:table-cell table:style-name="ce7" table:formula="of:=[.O16]" office:value-type="float" office:value="2625.74700793782" calcext:value-type="float">
            <text:p>2625.7</text:p>
          </table:table-cell>
          <table:table-cell table:style-name="ce7" table:formula="of:=[.P16]" office:value-type="float" office:value="2613.92299412599" calcext:value-type="float">
            <text:p>2613.9</text:p>
          </table:table-cell>
          <table:table-cell table:style-name="ce7" table:formula="of:=[.Q16]" office:value-type="float" office:value="2565.9111168594" calcext:value-type="float">
            <text:p>2565.9</text:p>
          </table:table-cell>
          <table:table-cell table:style-name="ce7" table:formula="of:=[.R16]" office:value-type="float" office:value="2467.47666129639" calcext:value-type="float">
            <text:p>2467.5</text:p>
          </table:table-cell>
          <table:table-cell table:style-name="ce5" table:formula="of:=SUMPRODUCT([.J17:.S17];pot_heat_diffusion)" office:value-type="float" office:value="2584.2260793664" calcext:value-type="float">
            <text:p>2584</text:p>
          </table:table-cell>
          <table:table-cell table:style-name="ce5" table:formula="of:=[.V16]*leakage_out" office:value-type="float" office:value="113.94969414564" calcext:value-type="float">
            <text:p>114</text:p>
          </table:table-cell>
          <table:table-cell table:style-name="ce5" table:formula="of:=[.V16]+[.T17]-[.U17]" office:value-type="float" office:value="21461.8920761608" calcext:value-type="float">
            <text:p>21462</text:p>
          </table:table-cell>
          <table:table-cell table:style-name="ce12" table:formula="of:= temp_out + [.V17]/pot_water_mass" office:value-type="float" office:value="27.5595090049769" calcext:value-type="float">
            <text:p>27.6</text:p>
          </table:table-cell>
          <table:table-cell table:style-name="ce7" table:formula="of:=IF([.G17]&gt;thermagon_temp_max;0;IF([.W1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table:formula="of:=burner_C_per_s * [.X17]/100 * time_incr" office:value-type="float" office:value="2149.61306964746" calcext:value-type="float">
            <text:p>2150</text:p>
          </table:table-cell>
          <table:table-cell table:style-name="ce3" table:formula="of:=[.B18]" office:value-type="float" office:value="2149.61306964746" calcext:value-type="float">
            <text:p>2150</text:p>
          </table:table-cell>
          <table:table-cell table:style-name="ce3" table:formula="of:=[.C17]" office:value-type="float" office:value="2149.61306964746" calcext:value-type="float">
            <text:p>2150</text:p>
          </table:table-cell>
          <table:table-cell table:style-name="ce5" table:formula="of:=SUMPRODUCT([.B18:.D18];burner_heat_diffusion)" office:value-type="float" office:value="2149.61306964746" calcext:value-type="float">
            <text:p>2150</text:p>
          </table:table-cell>
          <table:table-cell table:formula="of:=[.F17]+[.E18]-[.I17]" office:value-type="float" office:value="10403.6836907684" calcext:value-type="float">
            <text:p>10404</text:p>
          </table:table-cell>
          <table:table-cell table:style-name="ce7" table:formula="of:=temp_out + [.F18] / burner_heat_mass" office:value-type="float" office:value="40.8073673815368" calcext:value-type="float">
            <text:p>40.8</text:p>
          </table:table-cell>
          <table:table-cell table:style-name="ce7" table:formula="of:=[.G18]-[.W17]" office:value-type="float" office:value="13.2478583765599" calcext:value-type="float">
            <text:p>13.2</text:p>
          </table:table-cell>
          <table:table-cell table:style-name="ce5" table:formula="of:=thermagon_k * burner_A * [.H18] / thermagon_L" office:value-type="float" office:value="1736.6566362395" calcext:value-type="float">
            <text:p>1737</text:p>
          </table:table-cell>
          <table:table-cell table:style-name="ce5" table:formula="of:=[.I18]/C_per_s_to_W*time_incr" office:value-type="float" office:value="2488.75986850028" calcext:value-type="float">
            <text:p>2489</text:p>
          </table:table-cell>
          <table:table-cell table:style-name="ce7" table:formula="of:=[.J17]" office:value-type="float" office:value="2500.01163891579" calcext:value-type="float">
            <text:p>2500.0</text:p>
          </table:table-cell>
          <table:table-cell table:style-name="ce7" table:formula="of:=[.K17]" office:value-type="float" office:value="2516.55412907907" calcext:value-type="float">
            <text:p>2516.6</text:p>
          </table:table-cell>
          <table:table-cell table:style-name="ce7" table:formula="of:=[.L17]" office:value-type="float" office:value="2538.30380113374" calcext:value-type="float">
            <text:p>2538.3</text:p>
          </table:table-cell>
          <table:table-cell table:style-name="ce7" table:formula="of:=[.M17]" office:value-type="float" office:value="2564.12845593956" calcext:value-type="float">
            <text:p>2564.1</text:p>
          </table:table-cell>
          <table:table-cell table:style-name="ce7" table:formula="of:=[.N17]" office:value-type="float" office:value="2591.27425799646" calcext:value-type="float">
            <text:p>2591.3</text:p>
          </table:table-cell>
          <table:table-cell table:style-name="ce7" table:formula="of:=[.O17]" office:value-type="float" office:value="2614.55380843494" calcext:value-type="float">
            <text:p>2614.6</text:p>
          </table:table-cell>
          <table:table-cell table:style-name="ce7" table:formula="of:=[.P17]" office:value-type="float" office:value="2625.74700793782" calcext:value-type="float">
            <text:p>2625.7</text:p>
          </table:table-cell>
          <table:table-cell table:style-name="ce7" table:formula="of:=[.Q17]" office:value-type="float" office:value="2613.92299412599" calcext:value-type="float">
            <text:p>2613.9</text:p>
          </table:table-cell>
          <table:table-cell table:style-name="ce7" table:formula="of:=[.R17]" office:value-type="float" office:value="2565.9111168594" calcext:value-type="float">
            <text:p>2565.9</text:p>
          </table:table-cell>
          <table:table-cell table:style-name="ce5" table:formula="of:=SUMPRODUCT([.J18:.S18];pot_heat_diffusion)" office:value-type="float" office:value="2571.92139500476" calcext:value-type="float">
            <text:p>2572</text:p>
          </table:table-cell>
          <table:table-cell table:style-name="ce5" table:formula="of:=[.V17]*leakage_out" office:value-type="float" office:value="128.771352456965" calcext:value-type="float">
            <text:p>129</text:p>
          </table:table-cell>
          <table:table-cell table:style-name="ce5" table:formula="of:=[.V17]+[.T18]-[.U18]" office:value-type="float" office:value="23905.0421187086" calcext:value-type="float">
            <text:p>23905</text:p>
          </table:table-cell>
          <table:table-cell table:style-name="ce12" table:formula="of:= temp_out + [.V18]/pot_water_mass" office:value-type="float" office:value="28.4200582371513" calcext:value-type="float">
            <text:p>28.4</text:p>
          </table:table-cell>
          <table:table-cell table:style-name="ce7" table:formula="of:=IF([.G18]&gt;thermagon_temp_max;0;IF([.W1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table:formula="of:=burner_C_per_s * [.X18]/100 * time_incr" office:value-type="float" office:value="2149.61306964746" calcext:value-type="float">
            <text:p>2150</text:p>
          </table:table-cell>
          <table:table-cell table:style-name="ce3" table:formula="of:=[.B19]" office:value-type="float" office:value="2149.61306964746" calcext:value-type="float">
            <text:p>2150</text:p>
          </table:table-cell>
          <table:table-cell table:style-name="ce3" table:formula="of:=[.C18]" office:value-type="float" office:value="2149.61306964746" calcext:value-type="float">
            <text:p>2150</text:p>
          </table:table-cell>
          <table:table-cell table:style-name="ce5" table:formula="of:=SUMPRODUCT([.B19:.D19];burner_heat_diffusion)" office:value-type="float" office:value="2149.61306964746" calcext:value-type="float">
            <text:p>2150</text:p>
          </table:table-cell>
          <table:table-cell table:formula="of:=[.F18]+[.E19]-[.I18]" office:value-type="float" office:value="10816.6401241764" calcext:value-type="float">
            <text:p>10817</text:p>
          </table:table-cell>
          <table:table-cell table:style-name="ce7" table:formula="of:=temp_out + [.F19] / burner_heat_mass" office:value-type="float" office:value="41.6332802483527" calcext:value-type="float">
            <text:p>41.6</text:p>
          </table:table-cell>
          <table:table-cell table:style-name="ce7" table:formula="of:=[.G19]-[.W18]" office:value-type="float" office:value="13.2132220112014" calcext:value-type="float">
            <text:p>13.2</text:p>
          </table:table-cell>
          <table:table-cell table:style-name="ce5" table:formula="of:=thermagon_k * burner_A * [.H19] / thermagon_L" office:value-type="float" office:value="1732.1161684865" calcext:value-type="float">
            <text:p>1732</text:p>
          </table:table-cell>
          <table:table-cell table:style-name="ce5" table:formula="of:=[.I19]/C_per_s_to_W*time_incr" office:value-type="float" office:value="2482.25303595085" calcext:value-type="float">
            <text:p>2482</text:p>
          </table:table-cell>
          <table:table-cell table:style-name="ce7" table:formula="of:=[.J18]" office:value-type="float" office:value="2488.75986850028" calcext:value-type="float">
            <text:p>2488.8</text:p>
          </table:table-cell>
          <table:table-cell table:style-name="ce7" table:formula="of:=[.K18]" office:value-type="float" office:value="2500.01163891579" calcext:value-type="float">
            <text:p>2500.0</text:p>
          </table:table-cell>
          <table:table-cell table:style-name="ce7" table:formula="of:=[.L18]" office:value-type="float" office:value="2516.55412907907" calcext:value-type="float">
            <text:p>2516.6</text:p>
          </table:table-cell>
          <table:table-cell table:style-name="ce7" table:formula="of:=[.M18]" office:value-type="float" office:value="2538.30380113374" calcext:value-type="float">
            <text:p>2538.3</text:p>
          </table:table-cell>
          <table:table-cell table:style-name="ce7" table:formula="of:=[.N18]" office:value-type="float" office:value="2564.12845593956" calcext:value-type="float">
            <text:p>2564.1</text:p>
          </table:table-cell>
          <table:table-cell table:style-name="ce7" table:formula="of:=[.O18]" office:value-type="float" office:value="2591.27425799646" calcext:value-type="float">
            <text:p>2591.3</text:p>
          </table:table-cell>
          <table:table-cell table:style-name="ce7" table:formula="of:=[.P18]" office:value-type="float" office:value="2614.55380843494" calcext:value-type="float">
            <text:p>2614.6</text:p>
          </table:table-cell>
          <table:table-cell table:style-name="ce7" table:formula="of:=[.Q18]" office:value-type="float" office:value="2625.74700793782" calcext:value-type="float">
            <text:p>2625.7</text:p>
          </table:table-cell>
          <table:table-cell table:style-name="ce7" table:formula="of:=[.R18]" office:value-type="float" office:value="2613.92299412599" calcext:value-type="float">
            <text:p>2613.9</text:p>
          </table:table-cell>
          <table:table-cell table:style-name="ce5" table:formula="of:=SUMPRODUCT([.J19:.S19];pot_heat_diffusion)" office:value-type="float" office:value="2553.71747349304" calcext:value-type="float">
            <text:p>2554</text:p>
          </table:table-cell>
          <table:table-cell table:style-name="ce5" table:formula="of:=[.V18]*leakage_out" office:value-type="float" office:value="143.430252712252" calcext:value-type="float">
            <text:p>143</text:p>
          </table:table-cell>
          <table:table-cell table:style-name="ce5" table:formula="of:=[.V18]+[.T19]-[.U19]" office:value-type="float" office:value="26315.3293394894" calcext:value-type="float">
            <text:p>26315</text:p>
          </table:table-cell>
          <table:table-cell table:style-name="ce12" table:formula="of:= temp_out + [.V19]/pot_water_mass" office:value-type="float" office:value="29.2690322178896" calcext:value-type="float">
            <text:p>29.3</text:p>
          </table:table-cell>
          <table:table-cell table:style-name="ce7" table:formula="of:=IF([.G19]&gt;thermagon_temp_max;0;IF([.W1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table:formula="of:=burner_C_per_s * [.X19]/100 * time_incr" office:value-type="float" office:value="2149.61306964746" calcext:value-type="float">
            <text:p>2150</text:p>
          </table:table-cell>
          <table:table-cell table:style-name="ce3" table:formula="of:=[.B20]" office:value-type="float" office:value="2149.61306964746" calcext:value-type="float">
            <text:p>2150</text:p>
          </table:table-cell>
          <table:table-cell table:style-name="ce3" table:formula="of:=[.C19]" office:value-type="float" office:value="2149.61306964746" calcext:value-type="float">
            <text:p>2150</text:p>
          </table:table-cell>
          <table:table-cell table:style-name="ce5" table:formula="of:=SUMPRODUCT([.B20:.D20];burner_heat_diffusion)" office:value-type="float" office:value="2149.61306964746" calcext:value-type="float">
            <text:p>2150</text:p>
          </table:table-cell>
          <table:table-cell table:formula="of:=[.F19]+[.E20]-[.I19]" office:value-type="float" office:value="11234.1370253373" calcext:value-type="float">
            <text:p>11234</text:p>
          </table:table-cell>
          <table:table-cell table:style-name="ce7" table:formula="of:=temp_out + [.F20] / burner_heat_mass" office:value-type="float" office:value="42.4682740506747" calcext:value-type="float">
            <text:p>42.5</text:p>
          </table:table-cell>
          <table:table-cell table:style-name="ce7" table:formula="of:=[.G20]-[.W19]" office:value-type="float" office:value="13.1992418327851" calcext:value-type="float">
            <text:p>13.2</text:p>
          </table:table-cell>
          <table:table-cell table:style-name="ce5" table:formula="of:=thermagon_k * burner_A * [.H20] / thermagon_L" office:value-type="float" office:value="1730.28351229918" calcext:value-type="float">
            <text:p>1730</text:p>
          </table:table-cell>
          <table:table-cell table:style-name="ce5" table:formula="of:=[.I20]/C_per_s_to_W*time_incr" office:value-type="float" office:value="2479.62670148923" calcext:value-type="float">
            <text:p>2480</text:p>
          </table:table-cell>
          <table:table-cell table:style-name="ce7" table:formula="of:=[.J19]" office:value-type="float" office:value="2482.25303595085" calcext:value-type="float">
            <text:p>2482.3</text:p>
          </table:table-cell>
          <table:table-cell table:style-name="ce7" table:formula="of:=[.K19]" office:value-type="float" office:value="2488.75986850028" calcext:value-type="float">
            <text:p>2488.8</text:p>
          </table:table-cell>
          <table:table-cell table:style-name="ce7" table:formula="of:=[.L19]" office:value-type="float" office:value="2500.01163891579" calcext:value-type="float">
            <text:p>2500.0</text:p>
          </table:table-cell>
          <table:table-cell table:style-name="ce7" table:formula="of:=[.M19]" office:value-type="float" office:value="2516.55412907907" calcext:value-type="float">
            <text:p>2516.6</text:p>
          </table:table-cell>
          <table:table-cell table:style-name="ce7" table:formula="of:=[.N19]" office:value-type="float" office:value="2538.30380113374" calcext:value-type="float">
            <text:p>2538.3</text:p>
          </table:table-cell>
          <table:table-cell table:style-name="ce7" table:formula="of:=[.O19]" office:value-type="float" office:value="2564.12845593956" calcext:value-type="float">
            <text:p>2564.1</text:p>
          </table:table-cell>
          <table:table-cell table:style-name="ce7" table:formula="of:=[.P19]" office:value-type="float" office:value="2591.27425799646" calcext:value-type="float">
            <text:p>2591.3</text:p>
          </table:table-cell>
          <table:table-cell table:style-name="ce7" table:formula="of:=[.Q19]" office:value-type="float" office:value="2614.55380843494" calcext:value-type="float">
            <text:p>2614.6</text:p>
          </table:table-cell>
          <table:table-cell table:style-name="ce7" table:formula="of:=[.R19]" office:value-type="float" office:value="2625.74700793782" calcext:value-type="float">
            <text:p>2625.7</text:p>
          </table:table-cell>
          <table:table-cell table:style-name="ce5" table:formula="of:=SUMPRODUCT([.J20:.S20];pot_heat_diffusion)" office:value-type="float" office:value="2534.44667072411" calcext:value-type="float">
            <text:p>2534</text:p>
          </table:table-cell>
          <table:table-cell table:style-name="ce5" table:formula="of:=[.V19]*leakage_out" office:value-type="float" office:value="157.891976036936" calcext:value-type="float">
            <text:p>158</text:p>
          </table:table-cell>
          <table:table-cell table:style-name="ce5" table:formula="of:=[.V19]+[.T20]-[.U20]" office:value-type="float" office:value="28691.8840341766" calcext:value-type="float">
            <text:p>28692</text:p>
          </table:table-cell>
          <table:table-cell table:style-name="ce12" table:formula="of:= temp_out + [.V20]/pot_water_mass" office:value-type="float" office:value="30.1061246117733" calcext:value-type="float">
            <text:p>30.1</text:p>
          </table:table-cell>
          <table:table-cell table:style-name="ce7" table:formula="of:=IF([.G20]&gt;thermagon_temp_max;0;IF([.W2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table:formula="of:=burner_C_per_s * [.X20]/100 * time_incr" office:value-type="float" office:value="2149.61306964746" calcext:value-type="float">
            <text:p>2150</text:p>
          </table:table-cell>
          <table:table-cell table:style-name="ce3" table:formula="of:=[.B21]" office:value-type="float" office:value="2149.61306964746" calcext:value-type="float">
            <text:p>2150</text:p>
          </table:table-cell>
          <table:table-cell table:style-name="ce3" table:formula="of:=[.C20]" office:value-type="float" office:value="2149.61306964746" calcext:value-type="float">
            <text:p>2150</text:p>
          </table:table-cell>
          <table:table-cell table:style-name="ce5" table:formula="of:=SUMPRODUCT([.B21:.D21];burner_heat_diffusion)" office:value-type="float" office:value="2149.61306964746" calcext:value-type="float">
            <text:p>2150</text:p>
          </table:table-cell>
          <table:table-cell table:formula="of:=[.F20]+[.E21]-[.I20]" office:value-type="float" office:value="11653.4665826856" calcext:value-type="float">
            <text:p>11653</text:p>
          </table:table-cell>
          <table:table-cell table:style-name="ce7" table:formula="of:=temp_out + [.F21] / burner_heat_mass" office:value-type="float" office:value="43.3069331653712" calcext:value-type="float">
            <text:p>43.3</text:p>
          </table:table-cell>
          <table:table-cell table:style-name="ce7" table:formula="of:=[.G21]-[.W20]" office:value-type="float" office:value="13.2008085535979" calcext:value-type="float">
            <text:p>13.2</text:p>
          </table:table-cell>
          <table:table-cell table:style-name="ce5" table:formula="of:=thermagon_k * burner_A * [.H21] / thermagon_L" office:value-type="float" office:value="1730.48889312523" calcext:value-type="float">
            <text:p>1730</text:p>
          </table:table-cell>
          <table:table-cell table:style-name="ce5" table:formula="of:=[.I21]/C_per_s_to_W*time_incr" office:value-type="float" office:value="2479.92102769451" calcext:value-type="float">
            <text:p>2480</text:p>
          </table:table-cell>
          <table:table-cell table:style-name="ce7" table:formula="of:=[.J20]" office:value-type="float" office:value="2479.62670148923" calcext:value-type="float">
            <text:p>2479.6</text:p>
          </table:table-cell>
          <table:table-cell table:style-name="ce7" table:formula="of:=[.K20]" office:value-type="float" office:value="2482.25303595085" calcext:value-type="float">
            <text:p>2482.3</text:p>
          </table:table-cell>
          <table:table-cell table:style-name="ce7" table:formula="of:=[.L20]" office:value-type="float" office:value="2488.75986850028" calcext:value-type="float">
            <text:p>2488.8</text:p>
          </table:table-cell>
          <table:table-cell table:style-name="ce7" table:formula="of:=[.M20]" office:value-type="float" office:value="2500.01163891579" calcext:value-type="float">
            <text:p>2500.0</text:p>
          </table:table-cell>
          <table:table-cell table:style-name="ce7" table:formula="of:=[.N20]" office:value-type="float" office:value="2516.55412907907" calcext:value-type="float">
            <text:p>2516.6</text:p>
          </table:table-cell>
          <table:table-cell table:style-name="ce7" table:formula="of:=[.O20]" office:value-type="float" office:value="2538.30380113374" calcext:value-type="float">
            <text:p>2538.3</text:p>
          </table:table-cell>
          <table:table-cell table:style-name="ce7" table:formula="of:=[.P20]" office:value-type="float" office:value="2564.12845593956" calcext:value-type="float">
            <text:p>2564.1</text:p>
          </table:table-cell>
          <table:table-cell table:style-name="ce7" table:formula="of:=[.Q20]" office:value-type="float" office:value="2591.27425799646" calcext:value-type="float">
            <text:p>2591.3</text:p>
          </table:table-cell>
          <table:table-cell table:style-name="ce7" table:formula="of:=[.R20]" office:value-type="float" office:value="2614.55380843494" calcext:value-type="float">
            <text:p>2614.6</text:p>
          </table:table-cell>
          <table:table-cell table:style-name="ce5" table:formula="of:=SUMPRODUCT([.J21:.S21];pot_heat_diffusion)" office:value-type="float" office:value="2517.11408257009" calcext:value-type="float">
            <text:p>2517</text:p>
          </table:table-cell>
          <table:table-cell table:style-name="ce5" table:formula="of:=[.V20]*leakage_out" office:value-type="float" office:value="172.151304205059" calcext:value-type="float">
            <text:p>172</text:p>
          </table:table-cell>
          <table:table-cell table:style-name="ce5" table:formula="of:=[.V20]+[.T21]-[.U21]" office:value-type="float" office:value="31036.8468125416" calcext:value-type="float">
            <text:p>31037</text:p>
          </table:table-cell>
          <table:table-cell table:style-name="ce12" table:formula="of:= temp_out + [.V21]/pot_water_mass" office:value-type="float" office:value="30.9320894044617" calcext:value-type="float">
            <text:p>30.9</text:p>
          </table:table-cell>
          <table:table-cell table:style-name="ce7" table:formula="of:=IF([.G21]&gt;thermagon_temp_max;0;IF([.W2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table:formula="of:=burner_C_per_s * [.X21]/100 * time_incr" office:value-type="float" office:value="2149.61306964746" calcext:value-type="float">
            <text:p>2150</text:p>
          </table:table-cell>
          <table:table-cell table:style-name="ce3" table:formula="of:=[.B22]" office:value-type="float" office:value="2149.61306964746" calcext:value-type="float">
            <text:p>2150</text:p>
          </table:table-cell>
          <table:table-cell table:style-name="ce3" table:formula="of:=[.C21]" office:value-type="float" office:value="2149.61306964746" calcext:value-type="float">
            <text:p>2150</text:p>
          </table:table-cell>
          <table:table-cell table:style-name="ce5" table:formula="of:=SUMPRODUCT([.B22:.D22];burner_heat_diffusion)" office:value-type="float" office:value="2149.61306964746" calcext:value-type="float">
            <text:p>2150</text:p>
          </table:table-cell>
          <table:table-cell table:formula="of:=[.F21]+[.E22]-[.I21]" office:value-type="float" office:value="12072.5907592078" calcext:value-type="float">
            <text:p>12073</text:p>
          </table:table-cell>
          <table:table-cell table:style-name="ce7" table:formula="of:=temp_out + [.F22] / burner_heat_mass" office:value-type="float" office:value="44.1451815184157" calcext:value-type="float">
            <text:p>44.1</text:p>
          </table:table-cell>
          <table:table-cell table:style-name="ce7" table:formula="of:=[.G22]-[.W21]" office:value-type="float" office:value="13.213092113954" calcext:value-type="float">
            <text:p>13.2</text:p>
          </table:table-cell>
          <table:table-cell table:style-name="ce5" table:formula="of:=thermagon_k * burner_A * [.H22] / thermagon_L" office:value-type="float" office:value="1732.09914030653" calcext:value-type="float">
            <text:p>1732</text:p>
          </table:table-cell>
          <table:table-cell table:style-name="ce5" table:formula="of:=[.I22]/C_per_s_to_W*time_incr" office:value-type="float" office:value="2482.22863328536" calcext:value-type="float">
            <text:p>2482</text:p>
          </table:table-cell>
          <table:table-cell table:style-name="ce7" table:formula="of:=[.J21]" office:value-type="float" office:value="2479.92102769451" calcext:value-type="float">
            <text:p>2479.9</text:p>
          </table:table-cell>
          <table:table-cell table:style-name="ce7" table:formula="of:=[.K21]" office:value-type="float" office:value="2479.62670148923" calcext:value-type="float">
            <text:p>2479.6</text:p>
          </table:table-cell>
          <table:table-cell table:style-name="ce7" table:formula="of:=[.L21]" office:value-type="float" office:value="2482.25303595085" calcext:value-type="float">
            <text:p>2482.3</text:p>
          </table:table-cell>
          <table:table-cell table:style-name="ce7" table:formula="of:=[.M21]" office:value-type="float" office:value="2488.75986850028" calcext:value-type="float">
            <text:p>2488.8</text:p>
          </table:table-cell>
          <table:table-cell table:style-name="ce7" table:formula="of:=[.N21]" office:value-type="float" office:value="2500.01163891579" calcext:value-type="float">
            <text:p>2500.0</text:p>
          </table:table-cell>
          <table:table-cell table:style-name="ce7" table:formula="of:=[.O21]" office:value-type="float" office:value="2516.55412907907" calcext:value-type="float">
            <text:p>2516.6</text:p>
          </table:table-cell>
          <table:table-cell table:style-name="ce7" table:formula="of:=[.P21]" office:value-type="float" office:value="2538.30380113374" calcext:value-type="float">
            <text:p>2538.3</text:p>
          </table:table-cell>
          <table:table-cell table:style-name="ce7" table:formula="of:=[.Q21]" office:value-type="float" office:value="2564.12845593956" calcext:value-type="float">
            <text:p>2564.1</text:p>
          </table:table-cell>
          <table:table-cell table:style-name="ce7" table:formula="of:=[.R21]" office:value-type="float" office:value="2591.27425799646" calcext:value-type="float">
            <text:p>2591.3</text:p>
          </table:table-cell>
          <table:table-cell table:style-name="ce5" table:formula="of:=SUMPRODUCT([.J22:.S22];pot_heat_diffusion)" office:value-type="float" office:value="2503.26552835902" calcext:value-type="float">
            <text:p>2503</text:p>
          </table:table-cell>
          <table:table-cell table:style-name="ce5" table:formula="of:=[.V21]*leakage_out" office:value-type="float" office:value="186.22108087525" calcext:value-type="float">
            <text:p>186</text:p>
          </table:table-cell>
          <table:table-cell table:style-name="ce5" table:formula="of:=[.V21]+[.T22]-[.U22]" office:value-type="float" office:value="33353.8912600254" calcext:value-type="float">
            <text:p>33354</text:p>
          </table:table-cell>
          <table:table-cell table:style-name="ce12" table:formula="of:= temp_out + [.V22]/pot_water_mass" office:value-type="float" office:value="31.7482205406881" calcext:value-type="float">
            <text:p>31.7</text:p>
          </table:table-cell>
          <table:table-cell table:style-name="ce7" table:formula="of:=IF([.G22]&gt;thermagon_temp_max;0;IF([.W2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table:formula="of:=burner_C_per_s * [.X22]/100 * time_incr" office:value-type="float" office:value="2149.61306964746" calcext:value-type="float">
            <text:p>2150</text:p>
          </table:table-cell>
          <table:table-cell table:style-name="ce3" table:formula="of:=[.B23]" office:value-type="float" office:value="2149.61306964746" calcext:value-type="float">
            <text:p>2150</text:p>
          </table:table-cell>
          <table:table-cell table:style-name="ce3" table:formula="of:=[.C22]" office:value-type="float" office:value="2149.61306964746" calcext:value-type="float">
            <text:p>2150</text:p>
          </table:table-cell>
          <table:table-cell table:style-name="ce5" table:formula="of:=SUMPRODUCT([.B23:.D23];burner_heat_diffusion)" office:value-type="float" office:value="2149.61306964746" calcext:value-type="float">
            <text:p>2150</text:p>
          </table:table-cell>
          <table:table-cell table:formula="of:=[.F22]+[.E23]-[.I22]" office:value-type="float" office:value="12490.1046885488" calcext:value-type="float">
            <text:p>12490</text:p>
          </table:table-cell>
          <table:table-cell table:style-name="ce7" table:formula="of:=temp_out + [.F23] / burner_heat_mass" office:value-type="float" office:value="44.9802093770976" calcext:value-type="float">
            <text:p>45.0</text:p>
          </table:table-cell>
          <table:table-cell table:style-name="ce7" table:formula="of:=[.G23]-[.W22]" office:value-type="float" office:value="13.2319888364095" calcext:value-type="float">
            <text:p>13.2</text:p>
          </table:table-cell>
          <table:table-cell table:style-name="ce5" table:formula="of:=thermagon_k * burner_A * [.H23] / thermagon_L" office:value-type="float" office:value="1734.57630435242" calcext:value-type="float">
            <text:p>1735</text:p>
          </table:table-cell>
          <table:table-cell table:style-name="ce5" table:formula="of:=[.I23]/C_per_s_to_W*time_incr" office:value-type="float" office:value="2485.77859609117" calcext:value-type="float">
            <text:p>2486</text:p>
          </table:table-cell>
          <table:table-cell table:style-name="ce7" table:formula="of:=[.J22]" office:value-type="float" office:value="2482.22863328536" calcext:value-type="float">
            <text:p>2482.2</text:p>
          </table:table-cell>
          <table:table-cell table:style-name="ce7" table:formula="of:=[.K22]" office:value-type="float" office:value="2479.92102769451" calcext:value-type="float">
            <text:p>2479.9</text:p>
          </table:table-cell>
          <table:table-cell table:style-name="ce7" table:formula="of:=[.L22]" office:value-type="float" office:value="2479.62670148923" calcext:value-type="float">
            <text:p>2479.6</text:p>
          </table:table-cell>
          <table:table-cell table:style-name="ce7" table:formula="of:=[.M22]" office:value-type="float" office:value="2482.25303595085" calcext:value-type="float">
            <text:p>2482.3</text:p>
          </table:table-cell>
          <table:table-cell table:style-name="ce7" table:formula="of:=[.N22]" office:value-type="float" office:value="2488.75986850028" calcext:value-type="float">
            <text:p>2488.8</text:p>
          </table:table-cell>
          <table:table-cell table:style-name="ce7" table:formula="of:=[.O22]" office:value-type="float" office:value="2500.01163891579" calcext:value-type="float">
            <text:p>2500.0</text:p>
          </table:table-cell>
          <table:table-cell table:style-name="ce7" table:formula="of:=[.P22]" office:value-type="float" office:value="2516.55412907907" calcext:value-type="float">
            <text:p>2516.6</text:p>
          </table:table-cell>
          <table:table-cell table:style-name="ce7" table:formula="of:=[.Q22]" office:value-type="float" office:value="2538.30380113374" calcext:value-type="float">
            <text:p>2538.3</text:p>
          </table:table-cell>
          <table:table-cell table:style-name="ce7" table:formula="of:=[.R22]" office:value-type="float" office:value="2564.12845593956" calcext:value-type="float">
            <text:p>2564.1</text:p>
          </table:table-cell>
          <table:table-cell table:style-name="ce5" table:formula="of:=SUMPRODUCT([.J23:.S23];pot_heat_diffusion)" office:value-type="float" office:value="2493.40035230088" calcext:value-type="float">
            <text:p>2493</text:p>
          </table:table-cell>
          <table:table-cell table:style-name="ce5" table:formula="of:=[.V22]*leakage_out" office:value-type="float" office:value="200.123347560152" calcext:value-type="float">
            <text:p>200</text:p>
          </table:table-cell>
          <table:table-cell table:style-name="ce5" table:formula="of:=[.V22]+[.T23]-[.U23]" office:value-type="float" office:value="35647.1682647661" calcext:value-type="float">
            <text:p>35647</text:p>
          </table:table-cell>
          <table:table-cell table:style-name="ce12" table:formula="of:= temp_out + [.V23]/pot_water_mass" office:value-type="float" office:value="32.5559800852205" calcext:value-type="float">
            <text:p>32.6</text:p>
          </table:table-cell>
          <table:table-cell table:style-name="ce7" table:formula="of:=IF([.G23]&gt;thermagon_temp_max;0;IF([.W2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table:formula="of:=burner_C_per_s * [.X23]/100 * time_incr" office:value-type="float" office:value="2149.61306964746" calcext:value-type="float">
            <text:p>2150</text:p>
          </table:table-cell>
          <table:table-cell table:style-name="ce3" table:formula="of:=[.B24]" office:value-type="float" office:value="2149.61306964746" calcext:value-type="float">
            <text:p>2150</text:p>
          </table:table-cell>
          <table:table-cell table:style-name="ce3" table:formula="of:=[.C23]" office:value-type="float" office:value="2149.61306964746" calcext:value-type="float">
            <text:p>2150</text:p>
          </table:table-cell>
          <table:table-cell table:style-name="ce5" table:formula="of:=SUMPRODUCT([.B24:.D24];burner_heat_diffusion)" office:value-type="float" office:value="2149.61306964746" calcext:value-type="float">
            <text:p>2150</text:p>
          </table:table-cell>
          <table:table-cell table:formula="of:=[.F23]+[.E24]-[.I23]" office:value-type="float" office:value="12905.1414538438" calcext:value-type="float">
            <text:p>12905</text:p>
          </table:table-cell>
          <table:table-cell table:style-name="ce7" table:formula="of:=temp_out + [.F24] / burner_heat_mass" office:value-type="float" office:value="45.8102829076877" calcext:value-type="float">
            <text:p>45.8</text:p>
          </table:table-cell>
          <table:table-cell table:style-name="ce7" table:formula="of:=[.G24]-[.W23]" office:value-type="float" office:value="13.2543028224671" calcext:value-type="float">
            <text:p>13.3</text:p>
          </table:table-cell>
          <table:table-cell table:style-name="ce5" table:formula="of:=thermagon_k * burner_A * [.H24] / thermagon_L" office:value-type="float" office:value="1737.50143616365" calcext:value-type="float">
            <text:p>1738</text:p>
          </table:table-cell>
          <table:table-cell table:style-name="ce5" table:formula="of:=[.I24]/C_per_s_to_W*time_incr" office:value-type="float" office:value="2489.97053047241" calcext:value-type="float">
            <text:p>2490</text:p>
          </table:table-cell>
          <table:table-cell table:style-name="ce7" table:formula="of:=[.J23]" office:value-type="float" office:value="2485.77859609117" calcext:value-type="float">
            <text:p>2485.8</text:p>
          </table:table-cell>
          <table:table-cell table:style-name="ce7" table:formula="of:=[.K23]" office:value-type="float" office:value="2482.22863328536" calcext:value-type="float">
            <text:p>2482.2</text:p>
          </table:table-cell>
          <table:table-cell table:style-name="ce7" table:formula="of:=[.L23]" office:value-type="float" office:value="2479.92102769451" calcext:value-type="float">
            <text:p>2479.9</text:p>
          </table:table-cell>
          <table:table-cell table:style-name="ce7" table:formula="of:=[.M23]" office:value-type="float" office:value="2479.62670148923" calcext:value-type="float">
            <text:p>2479.6</text:p>
          </table:table-cell>
          <table:table-cell table:style-name="ce7" table:formula="of:=[.N23]" office:value-type="float" office:value="2482.25303595085" calcext:value-type="float">
            <text:p>2482.3</text:p>
          </table:table-cell>
          <table:table-cell table:style-name="ce7" table:formula="of:=[.O23]" office:value-type="float" office:value="2488.75986850028" calcext:value-type="float">
            <text:p>2488.8</text:p>
          </table:table-cell>
          <table:table-cell table:style-name="ce7" table:formula="of:=[.P23]" office:value-type="float" office:value="2500.01163891579" calcext:value-type="float">
            <text:p>2500.0</text:p>
          </table:table-cell>
          <table:table-cell table:style-name="ce7" table:formula="of:=[.Q23]" office:value-type="float" office:value="2516.55412907907" calcext:value-type="float">
            <text:p>2516.6</text:p>
          </table:table-cell>
          <table:table-cell table:style-name="ce7" table:formula="of:=[.R23]" office:value-type="float" office:value="2538.30380113374" calcext:value-type="float">
            <text:p>2538.3</text:p>
          </table:table-cell>
          <table:table-cell table:style-name="ce5" table:formula="of:=SUMPRODUCT([.J24:.S24];pot_heat_diffusion)" office:value-type="float" office:value="2487.34663727918" calcext:value-type="float">
            <text:p>2487</text:p>
          </table:table-cell>
          <table:table-cell table:style-name="ce5" table:formula="of:=[.V23]*leakage_out" office:value-type="float" office:value="213.883009588597" calcext:value-type="float">
            <text:p>214</text:p>
          </table:table-cell>
          <table:table-cell table:style-name="ce5" table:formula="of:=[.V23]+[.T24]-[.U24]" office:value-type="float" office:value="37920.6318924567" calcext:value-type="float">
            <text:p>37921</text:p>
          </table:table-cell>
          <table:table-cell table:style-name="ce12" table:formula="of:= temp_out + [.V24]/pot_water_mass" office:value-type="float" office:value="33.3567607761785" calcext:value-type="float">
            <text:p>33.4</text:p>
          </table:table-cell>
          <table:table-cell table:style-name="ce7" table:formula="of:=IF([.G24]&gt;thermagon_temp_max;0;IF([.W2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table:formula="of:=burner_C_per_s * [.X24]/100 * time_incr" office:value-type="float" office:value="2149.61306964746" calcext:value-type="float">
            <text:p>2150</text:p>
          </table:table-cell>
          <table:table-cell table:style-name="ce3" table:formula="of:=[.B25]" office:value-type="float" office:value="2149.61306964746" calcext:value-type="float">
            <text:p>2150</text:p>
          </table:table-cell>
          <table:table-cell table:style-name="ce3" table:formula="of:=[.C24]" office:value-type="float" office:value="2149.61306964746" calcext:value-type="float">
            <text:p>2150</text:p>
          </table:table-cell>
          <table:table-cell table:style-name="ce5" table:formula="of:=SUMPRODUCT([.B25:.D25];burner_heat_diffusion)" office:value-type="float" office:value="2149.61306964746" calcext:value-type="float">
            <text:p>2150</text:p>
          </table:table-cell>
          <table:table-cell table:formula="of:=[.F24]+[.E25]-[.I24]" office:value-type="float" office:value="13317.2530873276" calcext:value-type="float">
            <text:p>13317</text:p>
          </table:table-cell>
          <table:table-cell table:style-name="ce7" table:formula="of:=temp_out + [.F25] / burner_heat_mass" office:value-type="float" office:value="46.6345061746553" calcext:value-type="float">
            <text:p>46.6</text:p>
          </table:table-cell>
          <table:table-cell table:style-name="ce7" table:formula="of:=[.G25]-[.W24]" office:value-type="float" office:value="13.2777453984767" calcext:value-type="float">
            <text:p>13.3</text:p>
          </table:table-cell>
          <table:table-cell table:style-name="ce5" table:formula="of:=thermagon_k * burner_A * [.H25] / thermagon_L" office:value-type="float" office:value="1740.57451439565" calcext:value-type="float">
            <text:p>1741</text:p>
          </table:table-cell>
          <table:table-cell table:style-name="ce5" table:formula="of:=[.I25]/C_per_s_to_W*time_incr" office:value-type="float" office:value="2494.37448322678" calcext:value-type="float">
            <text:p>2494</text:p>
          </table:table-cell>
          <table:table-cell table:style-name="ce7" table:formula="of:=[.J24]" office:value-type="float" office:value="2489.97053047241" calcext:value-type="float">
            <text:p>2490.0</text:p>
          </table:table-cell>
          <table:table-cell table:style-name="ce7" table:formula="of:=[.K24]" office:value-type="float" office:value="2485.77859609117" calcext:value-type="float">
            <text:p>2485.8</text:p>
          </table:table-cell>
          <table:table-cell table:style-name="ce7" table:formula="of:=[.L24]" office:value-type="float" office:value="2482.22863328536" calcext:value-type="float">
            <text:p>2482.2</text:p>
          </table:table-cell>
          <table:table-cell table:style-name="ce7" table:formula="of:=[.M24]" office:value-type="float" office:value="2479.92102769451" calcext:value-type="float">
            <text:p>2479.9</text:p>
          </table:table-cell>
          <table:table-cell table:style-name="ce7" table:formula="of:=[.N24]" office:value-type="float" office:value="2479.62670148923" calcext:value-type="float">
            <text:p>2479.6</text:p>
          </table:table-cell>
          <table:table-cell table:style-name="ce7" table:formula="of:=[.O24]" office:value-type="float" office:value="2482.25303595085" calcext:value-type="float">
            <text:p>2482.3</text:p>
          </table:table-cell>
          <table:table-cell table:style-name="ce7" table:formula="of:=[.P24]" office:value-type="float" office:value="2488.75986850028" calcext:value-type="float">
            <text:p>2488.8</text:p>
          </table:table-cell>
          <table:table-cell table:style-name="ce7" table:formula="of:=[.Q24]" office:value-type="float" office:value="2500.01163891579" calcext:value-type="float">
            <text:p>2500.0</text:p>
          </table:table-cell>
          <table:table-cell table:style-name="ce7" table:formula="of:=[.R24]" office:value-type="float" office:value="2516.55412907907" calcext:value-type="float">
            <text:p>2516.6</text:p>
          </table:table-cell>
          <table:table-cell table:style-name="ce5" table:formula="of:=SUMPRODUCT([.J25:.S25];pot_heat_diffusion)" office:value-type="float" office:value="2484.56236881318" calcext:value-type="float">
            <text:p>2485</text:p>
          </table:table-cell>
          <table:table-cell table:style-name="ce5" table:formula="of:=[.V24]*leakage_out" office:value-type="float" office:value="227.52379135474" calcext:value-type="float">
            <text:p>228</text:p>
          </table:table-cell>
          <table:table-cell table:style-name="ce5" table:formula="of:=[.V24]+[.T25]-[.U25]" office:value-type="float" office:value="40177.6704699151" calcext:value-type="float">
            <text:p>40178</text:p>
          </table:table-cell>
          <table:table-cell table:style-name="ce12" table:formula="of:= temp_out + [.V25]/pot_water_mass" office:value-type="float" office:value="34.1517560818268" calcext:value-type="float">
            <text:p>34.2</text:p>
          </table:table-cell>
          <table:table-cell table:style-name="ce7" table:formula="of:=IF([.G25]&gt;thermagon_temp_max;0;IF([.W2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table:formula="of:=burner_C_per_s * [.X25]/100 * time_incr" office:value-type="float" office:value="2149.61306964746" calcext:value-type="float">
            <text:p>2150</text:p>
          </table:table-cell>
          <table:table-cell table:style-name="ce3" table:formula="of:=[.B26]" office:value-type="float" office:value="2149.61306964746" calcext:value-type="float">
            <text:p>2150</text:p>
          </table:table-cell>
          <table:table-cell table:style-name="ce3" table:formula="of:=[.C25]" office:value-type="float" office:value="2149.61306964746" calcext:value-type="float">
            <text:p>2150</text:p>
          </table:table-cell>
          <table:table-cell table:style-name="ce5" table:formula="of:=SUMPRODUCT([.B26:.D26];burner_heat_diffusion)" office:value-type="float" office:value="2149.61306964746" calcext:value-type="float">
            <text:p>2150</text:p>
          </table:table-cell>
          <table:table-cell table:formula="of:=[.F25]+[.E26]-[.I25]" office:value-type="float" office:value="13726.2916425795" calcext:value-type="float">
            <text:p>13726</text:p>
          </table:table-cell>
          <table:table-cell table:style-name="ce7" table:formula="of:=temp_out + [.F26] / burner_heat_mass" office:value-type="float" office:value="47.4525832851589" calcext:value-type="float">
            <text:p>47.5</text:p>
          </table:table-cell>
          <table:table-cell table:style-name="ce7" table:formula="of:=[.G26]-[.W25]" office:value-type="float" office:value="13.3008272033321" calcext:value-type="float">
            <text:p>13.3</text:p>
          </table:table-cell>
          <table:table-cell table:style-name="ce5" table:formula="of:=thermagon_k * burner_A * [.H26] / thermagon_L" office:value-type="float" office:value="1743.60029927643" calcext:value-type="float">
            <text:p>1744</text:p>
          </table:table-cell>
          <table:table-cell table:style-name="ce5" table:formula="of:=[.I26]/C_per_s_to_W*time_incr" office:value-type="float" office:value="2498.71066104389" calcext:value-type="float">
            <text:p>2499</text:p>
          </table:table-cell>
          <table:table-cell table:style-name="ce7" table:formula="of:=[.J25]" office:value-type="float" office:value="2494.37448322678" calcext:value-type="float">
            <text:p>2494.4</text:p>
          </table:table-cell>
          <table:table-cell table:style-name="ce7" table:formula="of:=[.K25]" office:value-type="float" office:value="2489.97053047241" calcext:value-type="float">
            <text:p>2490.0</text:p>
          </table:table-cell>
          <table:table-cell table:style-name="ce7" table:formula="of:=[.L25]" office:value-type="float" office:value="2485.77859609117" calcext:value-type="float">
            <text:p>2485.8</text:p>
          </table:table-cell>
          <table:table-cell table:style-name="ce7" table:formula="of:=[.M25]" office:value-type="float" office:value="2482.22863328536" calcext:value-type="float">
            <text:p>2482.2</text:p>
          </table:table-cell>
          <table:table-cell table:style-name="ce7" table:formula="of:=[.N25]" office:value-type="float" office:value="2479.92102769451" calcext:value-type="float">
            <text:p>2479.9</text:p>
          </table:table-cell>
          <table:table-cell table:style-name="ce7" table:formula="of:=[.O25]" office:value-type="float" office:value="2479.62670148923" calcext:value-type="float">
            <text:p>2479.6</text:p>
          </table:table-cell>
          <table:table-cell table:style-name="ce7" table:formula="of:=[.P25]" office:value-type="float" office:value="2482.25303595085" calcext:value-type="float">
            <text:p>2482.3</text:p>
          </table:table-cell>
          <table:table-cell table:style-name="ce7" table:formula="of:=[.Q25]" office:value-type="float" office:value="2488.75986850028" calcext:value-type="float">
            <text:p>2488.8</text:p>
          </table:table-cell>
          <table:table-cell table:style-name="ce7" table:formula="of:=[.R25]" office:value-type="float" office:value="2500.01163891579" calcext:value-type="float">
            <text:p>2500.0</text:p>
          </table:table-cell>
          <table:table-cell table:style-name="ce5" table:formula="of:=SUMPRODUCT([.J26:.S26];pot_heat_diffusion)" office:value-type="float" office:value="2484.35125384131" calcext:value-type="float">
            <text:p>2484</text:p>
          </table:table-cell>
          <table:table-cell table:style-name="ce5" table:formula="of:=[.V25]*leakage_out" office:value-type="float" office:value="241.066022819491" calcext:value-type="float">
            <text:p>241</text:p>
          </table:table-cell>
          <table:table-cell table:style-name="ce5" table:formula="of:=[.V25]+[.T26]-[.U26]" office:value-type="float" office:value="42420.955700937" calcext:value-type="float">
            <text:p>42421</text:p>
          </table:table-cell>
          <table:table-cell table:style-name="ce12" table:formula="of:= temp_out + [.V26]/pot_water_mass" office:value-type="float" office:value="34.9419070547449" calcext:value-type="float">
            <text:p>34.9</text:p>
          </table:table-cell>
          <table:table-cell table:style-name="ce7" table:formula="of:=IF([.G26]&gt;thermagon_temp_max;0;IF([.W2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table:formula="of:=burner_C_per_s * [.X26]/100 * time_incr" office:value-type="float" office:value="2149.61306964746" calcext:value-type="float">
            <text:p>2150</text:p>
          </table:table-cell>
          <table:table-cell table:style-name="ce3" table:formula="of:=[.B27]" office:value-type="float" office:value="2149.61306964746" calcext:value-type="float">
            <text:p>2150</text:p>
          </table:table-cell>
          <table:table-cell table:style-name="ce3" table:formula="of:=[.C26]" office:value-type="float" office:value="2149.61306964746" calcext:value-type="float">
            <text:p>2150</text:p>
          </table:table-cell>
          <table:table-cell table:style-name="ce5" table:formula="of:=SUMPRODUCT([.B27:.D27];burner_heat_diffusion)" office:value-type="float" office:value="2149.61306964746" calcext:value-type="float">
            <text:p>2150</text:p>
          </table:table-cell>
          <table:table-cell table:formula="of:=[.F26]+[.E27]-[.I26]" office:value-type="float" office:value="14132.3044129505" calcext:value-type="float">
            <text:p>14132</text:p>
          </table:table-cell>
          <table:table-cell table:style-name="ce7" table:formula="of:=temp_out + [.F27] / burner_heat_mass" office:value-type="float" office:value="48.264608825901" calcext:value-type="float">
            <text:p>48.3</text:p>
          </table:table-cell>
          <table:table-cell table:style-name="ce7" table:formula="of:=[.G27]-[.W26]" office:value-type="float" office:value="13.3227017711561" calcext:value-type="float">
            <text:p>13.3</text:p>
          </table:table-cell>
          <table:table-cell table:style-name="ce5" table:formula="of:=thermagon_k * burner_A * [.H27] / thermagon_L" office:value-type="float" office:value="1746.46782792118" calcext:value-type="float">
            <text:p>1746</text:p>
          </table:table-cell>
          <table:table-cell table:style-name="ce5" table:formula="of:=[.I27]/C_per_s_to_W*time_incr" office:value-type="float" office:value="2502.82004574546" calcext:value-type="float">
            <text:p>2503</text:p>
          </table:table-cell>
          <table:table-cell table:style-name="ce7" table:formula="of:=[.J26]" office:value-type="float" office:value="2498.71066104389" calcext:value-type="float">
            <text:p>2498.7</text:p>
          </table:table-cell>
          <table:table-cell table:style-name="ce7" table:formula="of:=[.K26]" office:value-type="float" office:value="2494.37448322678" calcext:value-type="float">
            <text:p>2494.4</text:p>
          </table:table-cell>
          <table:table-cell table:style-name="ce7" table:formula="of:=[.L26]" office:value-type="float" office:value="2489.97053047241" calcext:value-type="float">
            <text:p>2490.0</text:p>
          </table:table-cell>
          <table:table-cell table:style-name="ce7" table:formula="of:=[.M26]" office:value-type="float" office:value="2485.77859609117" calcext:value-type="float">
            <text:p>2485.8</text:p>
          </table:table-cell>
          <table:table-cell table:style-name="ce7" table:formula="of:=[.N26]" office:value-type="float" office:value="2482.22863328536" calcext:value-type="float">
            <text:p>2482.2</text:p>
          </table:table-cell>
          <table:table-cell table:style-name="ce7" table:formula="of:=[.O26]" office:value-type="float" office:value="2479.92102769451" calcext:value-type="float">
            <text:p>2479.9</text:p>
          </table:table-cell>
          <table:table-cell table:style-name="ce7" table:formula="of:=[.P26]" office:value-type="float" office:value="2479.62670148923" calcext:value-type="float">
            <text:p>2479.6</text:p>
          </table:table-cell>
          <table:table-cell table:style-name="ce7" table:formula="of:=[.Q26]" office:value-type="float" office:value="2482.25303595085" calcext:value-type="float">
            <text:p>2482.3</text:p>
          </table:table-cell>
          <table:table-cell table:style-name="ce7" table:formula="of:=[.R26]" office:value-type="float" office:value="2488.75986850028" calcext:value-type="float">
            <text:p>2488.8</text:p>
          </table:table-cell>
          <table:table-cell table:style-name="ce5" table:formula="of:=SUMPRODUCT([.J27:.S27];pot_heat_diffusion)" office:value-type="float" office:value="2486.00493661907" calcext:value-type="float">
            <text:p>2486</text:p>
          </table:table-cell>
          <table:table-cell table:style-name="ce5" table:formula="of:=[.V26]*leakage_out" office:value-type="float" office:value="254.525734205622" calcext:value-type="float">
            <text:p>255</text:p>
          </table:table-cell>
          <table:table-cell table:style-name="ce5" table:formula="of:=[.V26]+[.T27]-[.U27]" office:value-type="float" office:value="44652.4349033504" calcext:value-type="float">
            <text:p>44652</text:p>
          </table:table-cell>
          <table:table-cell table:style-name="ce12" table:formula="of:= temp_out + [.V27]/pot_water_mass" office:value-type="float" office:value="35.72789959749" calcext:value-type="float">
            <text:p>35.7</text:p>
          </table:table-cell>
          <table:table-cell table:style-name="ce7" table:formula="of:=IF([.G27]&gt;thermagon_temp_max;0;IF([.W2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table:formula="of:=burner_C_per_s * [.X27]/100 * time_incr" office:value-type="float" office:value="2149.61306964746" calcext:value-type="float">
            <text:p>2150</text:p>
          </table:table-cell>
          <table:table-cell table:style-name="ce3" table:formula="of:=[.B28]" office:value-type="float" office:value="2149.61306964746" calcext:value-type="float">
            <text:p>2150</text:p>
          </table:table-cell>
          <table:table-cell table:style-name="ce3" table:formula="of:=[.C27]" office:value-type="float" office:value="2149.61306964746" calcext:value-type="float">
            <text:p>2150</text:p>
          </table:table-cell>
          <table:table-cell table:style-name="ce5" table:formula="of:=SUMPRODUCT([.B28:.D28];burner_heat_diffusion)" office:value-type="float" office:value="2149.61306964746" calcext:value-type="float">
            <text:p>2150</text:p>
          </table:table-cell>
          <table:table-cell table:formula="of:=[.F27]+[.E28]-[.I27]" office:value-type="float" office:value="14535.4496546768" calcext:value-type="float">
            <text:p>14535</text:p>
          </table:table-cell>
          <table:table-cell table:style-name="ce7" table:formula="of:=temp_out + [.F28] / burner_heat_mass" office:value-type="float" office:value="49.0708993093535" calcext:value-type="float">
            <text:p>49.1</text:p>
          </table:table-cell>
          <table:table-cell table:style-name="ce7" table:formula="of:=[.G28]-[.W27]" office:value-type="float" office:value="13.3429997118635" calcext:value-type="float">
            <text:p>13.3</text:p>
          </table:table-cell>
          <table:table-cell table:style-name="ce5" table:formula="of:=thermagon_k * burner_A * [.H28] / thermagon_L" office:value-type="float" office:value="1749.12867712636" calcext:value-type="float">
            <text:p>1749</text:p>
          </table:table-cell>
          <table:table-cell table:style-name="ce5" table:formula="of:=[.I28]/C_per_s_to_W*time_incr" office:value-type="float" office:value="2506.63324323066" calcext:value-type="float">
            <text:p>2507</text:p>
          </table:table-cell>
          <table:table-cell table:style-name="ce7" table:formula="of:=[.J27]" office:value-type="float" office:value="2502.82004574546" calcext:value-type="float">
            <text:p>2502.8</text:p>
          </table:table-cell>
          <table:table-cell table:style-name="ce7" table:formula="of:=[.K27]" office:value-type="float" office:value="2498.71066104389" calcext:value-type="float">
            <text:p>2498.7</text:p>
          </table:table-cell>
          <table:table-cell table:style-name="ce7" table:formula="of:=[.L27]" office:value-type="float" office:value="2494.37448322678" calcext:value-type="float">
            <text:p>2494.4</text:p>
          </table:table-cell>
          <table:table-cell table:style-name="ce7" table:formula="of:=[.M27]" office:value-type="float" office:value="2489.97053047241" calcext:value-type="float">
            <text:p>2490.0</text:p>
          </table:table-cell>
          <table:table-cell table:style-name="ce7" table:formula="of:=[.N27]" office:value-type="float" office:value="2485.77859609117" calcext:value-type="float">
            <text:p>2485.8</text:p>
          </table:table-cell>
          <table:table-cell table:style-name="ce7" table:formula="of:=[.O27]" office:value-type="float" office:value="2482.22863328536" calcext:value-type="float">
            <text:p>2482.2</text:p>
          </table:table-cell>
          <table:table-cell table:style-name="ce7" table:formula="of:=[.P27]" office:value-type="float" office:value="2479.92102769451" calcext:value-type="float">
            <text:p>2479.9</text:p>
          </table:table-cell>
          <table:table-cell table:style-name="ce7" table:formula="of:=[.Q27]" office:value-type="float" office:value="2479.62670148923" calcext:value-type="float">
            <text:p>2479.6</text:p>
          </table:table-cell>
          <table:table-cell table:style-name="ce7" table:formula="of:=[.R27]" office:value-type="float" office:value="2482.25303595085" calcext:value-type="float">
            <text:p>2482.3</text:p>
          </table:table-cell>
          <table:table-cell table:style-name="ce5" table:formula="of:=SUMPRODUCT([.J28:.S28];pot_heat_diffusion)" office:value-type="float" office:value="2488.88854207747" calcext:value-type="float">
            <text:p>2489</text:p>
          </table:table-cell>
          <table:table-cell table:style-name="ce5" table:formula="of:=[.V27]*leakage_out" office:value-type="float" office:value="267.914609420102" calcext:value-type="float">
            <text:p>268</text:p>
          </table:table-cell>
          <table:table-cell table:style-name="ce5" table:formula="of:=[.V27]+[.T28]-[.U28]" office:value-type="float" office:value="46873.4088360078" calcext:value-type="float">
            <text:p>46873</text:p>
          </table:table-cell>
          <table:table-cell table:style-name="ce12" table:formula="of:= temp_out + [.V28]/pot_water_mass" office:value-type="float" office:value="36.5101918755502" calcext:value-type="float">
            <text:p>36.5</text:p>
          </table:table-cell>
          <table:table-cell table:style-name="ce7" table:formula="of:=IF([.G28]&gt;thermagon_temp_max;0;IF([.W2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table:formula="of:=burner_C_per_s * [.X28]/100 * time_incr" office:value-type="float" office:value="2149.61306964746" calcext:value-type="float">
            <text:p>2150</text:p>
          </table:table-cell>
          <table:table-cell table:style-name="ce3" table:formula="of:=[.B29]" office:value-type="float" office:value="2149.61306964746" calcext:value-type="float">
            <text:p>2150</text:p>
          </table:table-cell>
          <table:table-cell table:style-name="ce3" table:formula="of:=[.C28]" office:value-type="float" office:value="2149.61306964746" calcext:value-type="float">
            <text:p>2150</text:p>
          </table:table-cell>
          <table:table-cell table:style-name="ce5" table:formula="of:=SUMPRODUCT([.B29:.D29];burner_heat_diffusion)" office:value-type="float" office:value="2149.61306964746" calcext:value-type="float">
            <text:p>2150</text:p>
          </table:table-cell>
          <table:table-cell table:formula="of:=[.F28]+[.E29]-[.I28]" office:value-type="float" office:value="14935.9340471979" calcext:value-type="float">
            <text:p>14936</text:p>
          </table:table-cell>
          <table:table-cell table:style-name="ce7" table:formula="of:=temp_out + [.F29] / burner_heat_mass" office:value-type="float" office:value="49.8718680943958" calcext:value-type="float">
            <text:p>49.9</text:p>
          </table:table-cell>
          <table:table-cell table:style-name="ce7" table:formula="of:=[.G29]-[.W28]" office:value-type="float" office:value="13.3616762188455" calcext:value-type="float">
            <text:p>13.4</text:p>
          </table:table-cell>
          <table:table-cell table:style-name="ce5" table:formula="of:=thermagon_k * burner_A * [.H29] / thermagon_L" office:value-type="float" office:value="1751.57697321091" calcext:value-type="float">
            <text:p>1752</text:p>
          </table:table-cell>
          <table:table-cell table:style-name="ce5" table:formula="of:=[.I29]/C_per_s_to_W*time_incr" office:value-type="float" office:value="2510.14183607181" calcext:value-type="float">
            <text:p>2510</text:p>
          </table:table-cell>
          <table:table-cell table:style-name="ce7" table:formula="of:=[.J28]" office:value-type="float" office:value="2506.63324323066" calcext:value-type="float">
            <text:p>2506.6</text:p>
          </table:table-cell>
          <table:table-cell table:style-name="ce7" table:formula="of:=[.K28]" office:value-type="float" office:value="2502.82004574546" calcext:value-type="float">
            <text:p>2502.8</text:p>
          </table:table-cell>
          <table:table-cell table:style-name="ce7" table:formula="of:=[.L28]" office:value-type="float" office:value="2498.71066104389" calcext:value-type="float">
            <text:p>2498.7</text:p>
          </table:table-cell>
          <table:table-cell table:style-name="ce7" table:formula="of:=[.M28]" office:value-type="float" office:value="2494.37448322678" calcext:value-type="float">
            <text:p>2494.4</text:p>
          </table:table-cell>
          <table:table-cell table:style-name="ce7" table:formula="of:=[.N28]" office:value-type="float" office:value="2489.97053047241" calcext:value-type="float">
            <text:p>2490.0</text:p>
          </table:table-cell>
          <table:table-cell table:style-name="ce7" table:formula="of:=[.O28]" office:value-type="float" office:value="2485.77859609117" calcext:value-type="float">
            <text:p>2485.8</text:p>
          </table:table-cell>
          <table:table-cell table:style-name="ce7" table:formula="of:=[.P28]" office:value-type="float" office:value="2482.22863328536" calcext:value-type="float">
            <text:p>2482.2</text:p>
          </table:table-cell>
          <table:table-cell table:style-name="ce7" table:formula="of:=[.Q28]" office:value-type="float" office:value="2479.92102769451" calcext:value-type="float">
            <text:p>2479.9</text:p>
          </table:table-cell>
          <table:table-cell table:style-name="ce7" table:formula="of:=[.R28]" office:value-type="float" office:value="2479.62670148923" calcext:value-type="float">
            <text:p>2479.6</text:p>
          </table:table-cell>
          <table:table-cell table:style-name="ce5" table:formula="of:=SUMPRODUCT([.J29:.S29];pot_heat_diffusion)" office:value-type="float" office:value="2492.48344323668" calcext:value-type="float">
            <text:p>2492</text:p>
          </table:table-cell>
          <table:table-cell table:style-name="ce5" table:formula="of:=[.V28]*leakage_out" office:value-type="float" office:value="281.240453016047" calcext:value-type="float">
            <text:p>281</text:p>
          </table:table-cell>
          <table:table-cell table:style-name="ce5" table:formula="of:=[.V28]+[.T29]-[.U29]" office:value-type="float" office:value="49084.6518262284" calcext:value-type="float">
            <text:p>49085</text:p>
          </table:table-cell>
          <table:table-cell table:style-name="ce12" table:formula="of:= temp_out + [.V29]/pot_water_mass" office:value-type="float" office:value="37.2890566297595" calcext:value-type="float">
            <text:p>37.3</text:p>
          </table:table-cell>
          <table:table-cell table:style-name="ce7" table:formula="of:=IF([.G29]&gt;thermagon_temp_max;0;IF([.W2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3" table:formula="of:=burner_C_per_s * [.X29]/100 * time_incr" office:value-type="float" office:value="2149.61306964746" calcext:value-type="float">
            <text:p>2150</text:p>
          </table:table-cell>
          <table:table-cell table:style-name="ce3" table:formula="of:=[.B30]" office:value-type="float" office:value="2149.61306964746" calcext:value-type="float">
            <text:p>2150</text:p>
          </table:table-cell>
          <table:table-cell table:style-name="ce3" table:formula="of:=[.C29]" office:value-type="float" office:value="2149.61306964746" calcext:value-type="float">
            <text:p>2150</text:p>
          </table:table-cell>
          <table:table-cell table:style-name="ce5" table:formula="of:=SUMPRODUCT([.B30:.D30];burner_heat_diffusion)" office:value-type="float" office:value="2149.61306964746" calcext:value-type="float">
            <text:p>2150</text:p>
          </table:table-cell>
          <table:table-cell table:formula="of:=[.F29]+[.E30]-[.I29]" office:value-type="float" office:value="15333.9701436344" calcext:value-type="float">
            <text:p>15334</text:p>
          </table:table-cell>
          <table:table-cell table:style-name="ce7" table:formula="of:=temp_out + [.F30] / burner_heat_mass" office:value-type="float" office:value="50.6679402872689" calcext:value-type="float">
            <text:p>50.7</text:p>
          </table:table-cell>
          <table:table-cell table:style-name="ce7" table:formula="of:=[.G30]-[.W29]" office:value-type="float" office:value="13.3788836575094" calcext:value-type="float">
            <text:p>13.4</text:p>
          </table:table-cell>
          <table:table-cell table:style-name="ce5" table:formula="of:=thermagon_k * burner_A * [.H30] / thermagon_L" office:value-type="float" office:value="1753.83268969722" calcext:value-type="float">
            <text:p>1754</text:p>
          </table:table-cell>
          <table:table-cell table:style-name="ce5" table:formula="of:=[.I30]/C_per_s_to_W*time_incr" office:value-type="float" office:value="2513.37444783206" calcext:value-type="float">
            <text:p>2513</text:p>
          </table:table-cell>
          <table:table-cell table:style-name="ce7" table:formula="of:=[.J29]" office:value-type="float" office:value="2510.14183607181" calcext:value-type="float">
            <text:p>2510.1</text:p>
          </table:table-cell>
          <table:table-cell table:style-name="ce7" table:formula="of:=[.K29]" office:value-type="float" office:value="2506.63324323066" calcext:value-type="float">
            <text:p>2506.6</text:p>
          </table:table-cell>
          <table:table-cell table:style-name="ce7" table:formula="of:=[.L29]" office:value-type="float" office:value="2502.82004574546" calcext:value-type="float">
            <text:p>2502.8</text:p>
          </table:table-cell>
          <table:table-cell table:style-name="ce7" table:formula="of:=[.M29]" office:value-type="float" office:value="2498.71066104389" calcext:value-type="float">
            <text:p>2498.7</text:p>
          </table:table-cell>
          <table:table-cell table:style-name="ce7" table:formula="of:=[.N29]" office:value-type="float" office:value="2494.37448322678" calcext:value-type="float">
            <text:p>2494.4</text:p>
          </table:table-cell>
          <table:table-cell table:style-name="ce7" table:formula="of:=[.O29]" office:value-type="float" office:value="2489.97053047241" calcext:value-type="float">
            <text:p>2490.0</text:p>
          </table:table-cell>
          <table:table-cell table:style-name="ce7" table:formula="of:=[.P29]" office:value-type="float" office:value="2485.77859609117" calcext:value-type="float">
            <text:p>2485.8</text:p>
          </table:table-cell>
          <table:table-cell table:style-name="ce7" table:formula="of:=[.Q29]" office:value-type="float" office:value="2482.22863328536" calcext:value-type="float">
            <text:p>2482.2</text:p>
          </table:table-cell>
          <table:table-cell table:style-name="ce7" table:formula="of:=[.R29]" office:value-type="float" office:value="2479.92102769451" calcext:value-type="float">
            <text:p>2479.9</text:p>
          </table:table-cell>
          <table:table-cell table:style-name="ce5" table:formula="of:=SUMPRODUCT([.J30:.S30];pot_heat_diffusion)" office:value-type="float" office:value="2496.39952931197" calcext:value-type="float">
            <text:p>2496</text:p>
          </table:table-cell>
          <table:table-cell table:style-name="ce5" table:formula="of:=[.V29]*leakage_out" office:value-type="float" office:value="294.50791095737" calcext:value-type="float">
            <text:p>295</text:p>
          </table:table-cell>
          <table:table-cell table:style-name="ce5" table:formula="of:=[.V29]+[.T30]-[.U30]" office:value-type="float" office:value="51286.543444583" calcext:value-type="float">
            <text:p>51287</text:p>
          </table:table-cell>
          <table:table-cell table:style-name="ce12" table:formula="of:= temp_out + [.V30]/pot_water_mass" office:value-type="float" office:value="38.0646275560258" calcext:value-type="float">
            <text:p>38.1</text:p>
          </table:table-cell>
          <table:table-cell table:style-name="ce7" table:formula="of:=IF([.G30]&gt;thermagon_temp_max;0;IF([.W3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table:formula="of:=burner_C_per_s * [.X30]/100 * time_incr" office:value-type="float" office:value="2149.61306964746" calcext:value-type="float">
            <text:p>2150</text:p>
          </table:table-cell>
          <table:table-cell table:style-name="ce3" table:formula="of:=[.B31]" office:value-type="float" office:value="2149.61306964746" calcext:value-type="float">
            <text:p>2150</text:p>
          </table:table-cell>
          <table:table-cell table:style-name="ce3" table:formula="of:=[.C30]" office:value-type="float" office:value="2149.61306964746" calcext:value-type="float">
            <text:p>2150</text:p>
          </table:table-cell>
          <table:table-cell table:style-name="ce5" table:formula="of:=SUMPRODUCT([.B31:.D31];burner_heat_diffusion)" office:value-type="float" office:value="2149.61306964746" calcext:value-type="float">
            <text:p>2150</text:p>
          </table:table-cell>
          <table:table-cell table:formula="of:=[.F30]+[.E31]-[.I30]" office:value-type="float" office:value="15729.7505235847" calcext:value-type="float">
            <text:p>15730</text:p>
          </table:table-cell>
          <table:table-cell table:style-name="ce7" table:formula="of:=temp_out + [.F31] / burner_heat_mass" office:value-type="float" office:value="51.4595010471694" calcext:value-type="float">
            <text:p>51.5</text:p>
          </table:table-cell>
          <table:table-cell table:style-name="ce7" table:formula="of:=[.G31]-[.W30]" office:value-type="float" office:value="13.3948734911436" calcext:value-type="float">
            <text:p>13.4</text:p>
          </table:table-cell>
          <table:table-cell table:style-name="ce5" table:formula="of:=thermagon_k * burner_A * [.H31] / thermagon_L" office:value-type="float" office:value="1755.92879081061" calcext:value-type="float">
            <text:p>1756</text:p>
          </table:table-cell>
          <table:table-cell table:style-name="ce5" table:formula="of:=[.I31]/C_per_s_to_W*time_incr" office:value-type="float" office:value="2516.37831873117" calcext:value-type="float">
            <text:p>2516</text:p>
          </table:table-cell>
          <table:table-cell table:style-name="ce7" table:formula="of:=[.J30]" office:value-type="float" office:value="2513.37444783206" calcext:value-type="float">
            <text:p>2513.4</text:p>
          </table:table-cell>
          <table:table-cell table:style-name="ce7" table:formula="of:=[.K30]" office:value-type="float" office:value="2510.14183607181" calcext:value-type="float">
            <text:p>2510.1</text:p>
          </table:table-cell>
          <table:table-cell table:style-name="ce7" table:formula="of:=[.L30]" office:value-type="float" office:value="2506.63324323066" calcext:value-type="float">
            <text:p>2506.6</text:p>
          </table:table-cell>
          <table:table-cell table:style-name="ce7" table:formula="of:=[.M30]" office:value-type="float" office:value="2502.82004574546" calcext:value-type="float">
            <text:p>2502.8</text:p>
          </table:table-cell>
          <table:table-cell table:style-name="ce7" table:formula="of:=[.N30]" office:value-type="float" office:value="2498.71066104389" calcext:value-type="float">
            <text:p>2498.7</text:p>
          </table:table-cell>
          <table:table-cell table:style-name="ce7" table:formula="of:=[.O30]" office:value-type="float" office:value="2494.37448322678" calcext:value-type="float">
            <text:p>2494.4</text:p>
          </table:table-cell>
          <table:table-cell table:style-name="ce7" table:formula="of:=[.P30]" office:value-type="float" office:value="2489.97053047241" calcext:value-type="float">
            <text:p>2490.0</text:p>
          </table:table-cell>
          <table:table-cell table:style-name="ce7" table:formula="of:=[.Q30]" office:value-type="float" office:value="2485.77859609117" calcext:value-type="float">
            <text:p>2485.8</text:p>
          </table:table-cell>
          <table:table-cell table:style-name="ce7" table:formula="of:=[.R30]" office:value-type="float" office:value="2482.22863328536" calcext:value-type="float">
            <text:p>2482.2</text:p>
          </table:table-cell>
          <table:table-cell table:style-name="ce5" table:formula="of:=SUMPRODUCT([.J31:.S31];pot_heat_diffusion)" office:value-type="float" office:value="2500.36771408161" calcext:value-type="float">
            <text:p>2500</text:p>
          </table:table-cell>
          <table:table-cell table:style-name="ce5" table:formula="of:=[.V30]*leakage_out" office:value-type="float" office:value="307.719260667498" calcext:value-type="float">
            <text:p>308</text:p>
          </table:table-cell>
          <table:table-cell table:style-name="ce5" table:formula="of:=[.V30]+[.T31]-[.U31]" office:value-type="float" office:value="53479.1918979971" calcext:value-type="float">
            <text:p>53479</text:p>
          </table:table-cell>
          <table:table-cell table:style-name="ce12" table:formula="of:= temp_out + [.V31]/pot_water_mass" office:value-type="float" office:value="38.8369427680077" calcext:value-type="float">
            <text:p>38.8</text:p>
          </table:table-cell>
          <table:table-cell table:style-name="ce7" table:formula="of:=IF([.G31]&gt;thermagon_temp_max;0;IF([.W3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3" table:formula="of:=burner_C_per_s * [.X31]/100 * time_incr" office:value-type="float" office:value="2149.61306964746" calcext:value-type="float">
            <text:p>2150</text:p>
          </table:table-cell>
          <table:table-cell table:style-name="ce3" table:formula="of:=[.B32]" office:value-type="float" office:value="2149.61306964746" calcext:value-type="float">
            <text:p>2150</text:p>
          </table:table-cell>
          <table:table-cell table:style-name="ce3" table:formula="of:=[.C31]" office:value-type="float" office:value="2149.61306964746" calcext:value-type="float">
            <text:p>2150</text:p>
          </table:table-cell>
          <table:table-cell table:style-name="ce5" table:formula="of:=SUMPRODUCT([.B32:.D32];burner_heat_diffusion)" office:value-type="float" office:value="2149.61306964746" calcext:value-type="float">
            <text:p>2150</text:p>
          </table:table-cell>
          <table:table-cell table:formula="of:=[.F31]+[.E32]-[.I31]" office:value-type="float" office:value="16123.4348024215" calcext:value-type="float">
            <text:p>16123</text:p>
          </table:table-cell>
          <table:table-cell table:style-name="ce7" table:formula="of:=temp_out + [.F32] / burner_heat_mass" office:value-type="float" office:value="52.2468696048431" calcext:value-type="float">
            <text:p>52.2</text:p>
          </table:table-cell>
          <table:table-cell table:style-name="ce7" table:formula="of:=[.G32]-[.W31]" office:value-type="float" office:value="13.4099268368354" calcext:value-type="float">
            <text:p>13.4</text:p>
          </table:table-cell>
          <table:table-cell table:style-name="ce5" table:formula="of:=thermagon_k * burner_A * [.H32] / thermagon_L" office:value-type="float" office:value="1757.90212808145" calcext:value-type="float">
            <text:p>1758</text:p>
          </table:table-cell>
          <table:table-cell table:style-name="ce5" table:formula="of:=[.I32]/C_per_s_to_W*time_incr" office:value-type="float" office:value="2519.20625978998" calcext:value-type="float">
            <text:p>2519</text:p>
          </table:table-cell>
          <table:table-cell table:style-name="ce7" table:formula="of:=[.J31]" office:value-type="float" office:value="2516.37831873117" calcext:value-type="float">
            <text:p>2516.4</text:p>
          </table:table-cell>
          <table:table-cell table:style-name="ce7" table:formula="of:=[.K31]" office:value-type="float" office:value="2513.37444783206" calcext:value-type="float">
            <text:p>2513.4</text:p>
          </table:table-cell>
          <table:table-cell table:style-name="ce7" table:formula="of:=[.L31]" office:value-type="float" office:value="2510.14183607181" calcext:value-type="float">
            <text:p>2510.1</text:p>
          </table:table-cell>
          <table:table-cell table:style-name="ce7" table:formula="of:=[.M31]" office:value-type="float" office:value="2506.63324323066" calcext:value-type="float">
            <text:p>2506.6</text:p>
          </table:table-cell>
          <table:table-cell table:style-name="ce7" table:formula="of:=[.N31]" office:value-type="float" office:value="2502.82004574546" calcext:value-type="float">
            <text:p>2502.8</text:p>
          </table:table-cell>
          <table:table-cell table:style-name="ce7" table:formula="of:=[.O31]" office:value-type="float" office:value="2498.71066104389" calcext:value-type="float">
            <text:p>2498.7</text:p>
          </table:table-cell>
          <table:table-cell table:style-name="ce7" table:formula="of:=[.P31]" office:value-type="float" office:value="2494.37448322678" calcext:value-type="float">
            <text:p>2494.4</text:p>
          </table:table-cell>
          <table:table-cell table:style-name="ce7" table:formula="of:=[.Q31]" office:value-type="float" office:value="2489.97053047241" calcext:value-type="float">
            <text:p>2490.0</text:p>
          </table:table-cell>
          <table:table-cell table:style-name="ce7" table:formula="of:=[.R31]" office:value-type="float" office:value="2485.77859609117" calcext:value-type="float">
            <text:p>2485.8</text:p>
          </table:table-cell>
          <table:table-cell table:style-name="ce5" table:formula="of:=SUMPRODUCT([.J32:.S32];pot_heat_diffusion)" office:value-type="float" office:value="2504.22149926674" calcext:value-type="float">
            <text:p>2504</text:p>
          </table:table-cell>
          <table:table-cell table:style-name="ce5" table:formula="of:=[.V31]*leakage_out" office:value-type="float" office:value="320.875151387983" calcext:value-type="float">
            <text:p>321</text:p>
          </table:table-cell>
          <table:table-cell table:style-name="ce5" table:formula="of:=[.V31]+[.T32]-[.U32]" office:value-type="float" office:value="55662.5382458759" calcext:value-type="float">
            <text:p>55663</text:p>
          </table:table-cell>
          <table:table-cell table:style-name="ce12" table:formula="of:= temp_out + [.V32]/pot_water_mass" office:value-type="float" office:value="39.6059815050958" calcext:value-type="float">
            <text:p>39.6</text:p>
          </table:table-cell>
          <table:table-cell table:style-name="ce7" table:formula="of:=IF([.G32]&gt;thermagon_temp_max;0;IF([.W3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table:formula="of:=burner_C_per_s * [.X32]/100 * time_incr" office:value-type="float" office:value="2149.61306964746" calcext:value-type="float">
            <text:p>2150</text:p>
          </table:table-cell>
          <table:table-cell table:style-name="ce3" table:formula="of:=[.B33]" office:value-type="float" office:value="2149.61306964746" calcext:value-type="float">
            <text:p>2150</text:p>
          </table:table-cell>
          <table:table-cell table:style-name="ce3" table:formula="of:=[.C32]" office:value-type="float" office:value="2149.61306964746" calcext:value-type="float">
            <text:p>2150</text:p>
          </table:table-cell>
          <table:table-cell table:style-name="ce5" table:formula="of:=SUMPRODUCT([.B33:.D33];burner_heat_diffusion)" office:value-type="float" office:value="2149.61306964746" calcext:value-type="float">
            <text:p>2150</text:p>
          </table:table-cell>
          <table:table-cell table:formula="of:=[.F32]+[.E33]-[.I32]" office:value-type="float" office:value="16515.1457439875" calcext:value-type="float">
            <text:p>16515</text:p>
          </table:table-cell>
          <table:table-cell table:style-name="ce7" table:formula="of:=temp_out + [.F33] / burner_heat_mass" office:value-type="float" office:value="53.0302914879751" calcext:value-type="float">
            <text:p>53.0</text:p>
          </table:table-cell>
          <table:table-cell table:style-name="ce7" table:formula="of:=[.G33]-[.W32]" office:value-type="float" office:value="13.4243099828792" calcext:value-type="float">
            <text:p>13.4</text:p>
          </table:table-cell>
          <table:table-cell table:style-name="ce5" table:formula="of:=thermagon_k * burner_A * [.H33] / thermagon_L" office:value-type="float" office:value="1759.78760913938" calcext:value-type="float">
            <text:p>1760</text:p>
          </table:table-cell>
          <table:table-cell table:style-name="ce5" table:formula="of:=[.I33]/C_per_s_to_W*time_incr" office:value-type="float" office:value="2521.90829627311" calcext:value-type="float">
            <text:p>2522</text:p>
          </table:table-cell>
          <table:table-cell table:style-name="ce7" table:formula="of:=[.J32]" office:value-type="float" office:value="2519.20625978998" calcext:value-type="float">
            <text:p>2519.2</text:p>
          </table:table-cell>
          <table:table-cell table:style-name="ce7" table:formula="of:=[.K32]" office:value-type="float" office:value="2516.37831873117" calcext:value-type="float">
            <text:p>2516.4</text:p>
          </table:table-cell>
          <table:table-cell table:style-name="ce7" table:formula="of:=[.L32]" office:value-type="float" office:value="2513.37444783206" calcext:value-type="float">
            <text:p>2513.4</text:p>
          </table:table-cell>
          <table:table-cell table:style-name="ce7" table:formula="of:=[.M32]" office:value-type="float" office:value="2510.14183607181" calcext:value-type="float">
            <text:p>2510.1</text:p>
          </table:table-cell>
          <table:table-cell table:style-name="ce7" table:formula="of:=[.N32]" office:value-type="float" office:value="2506.63324323066" calcext:value-type="float">
            <text:p>2506.6</text:p>
          </table:table-cell>
          <table:table-cell table:style-name="ce7" table:formula="of:=[.O32]" office:value-type="float" office:value="2502.82004574546" calcext:value-type="float">
            <text:p>2502.8</text:p>
          </table:table-cell>
          <table:table-cell table:style-name="ce7" table:formula="of:=[.P32]" office:value-type="float" office:value="2498.71066104389" calcext:value-type="float">
            <text:p>2498.7</text:p>
          </table:table-cell>
          <table:table-cell table:style-name="ce7" table:formula="of:=[.Q32]" office:value-type="float" office:value="2494.37448322678" calcext:value-type="float">
            <text:p>2494.4</text:p>
          </table:table-cell>
          <table:table-cell table:style-name="ce7" table:formula="of:=[.R32]" office:value-type="float" office:value="2489.97053047241" calcext:value-type="float">
            <text:p>2490.0</text:p>
          </table:table-cell>
          <table:table-cell table:style-name="ce5" table:formula="of:=SUMPRODUCT([.J33:.S33];pot_heat_diffusion)" office:value-type="float" office:value="2507.87419997433" calcext:value-type="float">
            <text:p>2508</text:p>
          </table:table-cell>
          <table:table-cell table:style-name="ce5" table:formula="of:=[.V32]*leakage_out" office:value-type="float" office:value="333.975229475255" calcext:value-type="float">
            <text:p>334</text:p>
          </table:table-cell>
          <table:table-cell table:style-name="ce5" table:formula="of:=[.V32]+[.T33]-[.U33]" office:value-type="float" office:value="57836.4372163749" calcext:value-type="float">
            <text:p>57836</text:p>
          </table:table-cell>
          <table:table-cell table:style-name="ce12" table:formula="of:= temp_out + [.V33]/pot_water_mass" office:value-type="float" office:value="40.3716925982782" calcext:value-type="float">
            <text:p>40.4</text:p>
          </table:table-cell>
          <table:table-cell table:style-name="ce7" table:formula="of:=IF([.G33]&gt;thermagon_temp_max;0;IF([.W3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table:formula="of:=burner_C_per_s * [.X33]/100 * time_incr" office:value-type="float" office:value="2149.61306964746" calcext:value-type="float">
            <text:p>2150</text:p>
          </table:table-cell>
          <table:table-cell table:style-name="ce3" table:formula="of:=[.B34]" office:value-type="float" office:value="2149.61306964746" calcext:value-type="float">
            <text:p>2150</text:p>
          </table:table-cell>
          <table:table-cell table:style-name="ce3" table:formula="of:=[.C33]" office:value-type="float" office:value="2149.61306964746" calcext:value-type="float">
            <text:p>2150</text:p>
          </table:table-cell>
          <table:table-cell table:style-name="ce5" table:formula="of:=SUMPRODUCT([.B34:.D34];burner_heat_diffusion)" office:value-type="float" office:value="2149.61306964746" calcext:value-type="float">
            <text:p>2150</text:p>
          </table:table-cell>
          <table:table-cell table:formula="of:=[.F33]+[.E34]-[.I33]" office:value-type="float" office:value="16904.9712044956" calcext:value-type="float">
            <text:p>16905</text:p>
          </table:table-cell>
          <table:table-cell table:style-name="ce7" table:formula="of:=temp_out + [.F34] / burner_heat_mass" office:value-type="float" office:value="53.8099424089912" calcext:value-type="float">
            <text:p>53.8</text:p>
          </table:table-cell>
          <table:table-cell table:style-name="ce7" table:formula="of:=[.G34]-[.W33]" office:value-type="float" office:value="13.4382498107131" calcext:value-type="float">
            <text:p>13.4</text:p>
          </table:table-cell>
          <table:table-cell table:style-name="ce5" table:formula="of:=thermagon_k * burner_A * [.H34] / thermagon_L" office:value-type="float" office:value="1761.61497578443" calcext:value-type="float">
            <text:p>1762</text:p>
          </table:table-cell>
          <table:table-cell table:style-name="ce5" table:formula="of:=[.I34]/C_per_s_to_W*time_incr" office:value-type="float" office:value="2524.52705042194" calcext:value-type="float">
            <text:p>2525</text:p>
          </table:table-cell>
          <table:table-cell table:style-name="ce7" table:formula="of:=[.J33]" office:value-type="float" office:value="2521.90829627311" calcext:value-type="float">
            <text:p>2521.9</text:p>
          </table:table-cell>
          <table:table-cell table:style-name="ce7" table:formula="of:=[.K33]" office:value-type="float" office:value="2519.20625978998" calcext:value-type="float">
            <text:p>2519.2</text:p>
          </table:table-cell>
          <table:table-cell table:style-name="ce7" table:formula="of:=[.L33]" office:value-type="float" office:value="2516.37831873117" calcext:value-type="float">
            <text:p>2516.4</text:p>
          </table:table-cell>
          <table:table-cell table:style-name="ce7" table:formula="of:=[.M33]" office:value-type="float" office:value="2513.37444783206" calcext:value-type="float">
            <text:p>2513.4</text:p>
          </table:table-cell>
          <table:table-cell table:style-name="ce7" table:formula="of:=[.N33]" office:value-type="float" office:value="2510.14183607181" calcext:value-type="float">
            <text:p>2510.1</text:p>
          </table:table-cell>
          <table:table-cell table:style-name="ce7" table:formula="of:=[.O33]" office:value-type="float" office:value="2506.63324323066" calcext:value-type="float">
            <text:p>2506.6</text:p>
          </table:table-cell>
          <table:table-cell table:style-name="ce7" table:formula="of:=[.P33]" office:value-type="float" office:value="2502.82004574546" calcext:value-type="float">
            <text:p>2502.8</text:p>
          </table:table-cell>
          <table:table-cell table:style-name="ce7" table:formula="of:=[.Q33]" office:value-type="float" office:value="2498.71066104389" calcext:value-type="float">
            <text:p>2498.7</text:p>
          </table:table-cell>
          <table:table-cell table:style-name="ce7" table:formula="of:=[.R33]" office:value-type="float" office:value="2494.37448322678" calcext:value-type="float">
            <text:p>2494.4</text:p>
          </table:table-cell>
          <table:table-cell table:style-name="ce5" table:formula="of:=SUMPRODUCT([.J34:.S34];pot_heat_diffusion)" office:value-type="float" office:value="2511.29627448934" calcext:value-type="float">
            <text:p>2511</text:p>
          </table:table-cell>
          <table:table-cell table:style-name="ce5" table:formula="of:=[.V33]*leakage_out" office:value-type="float" office:value="347.01862329825" calcext:value-type="float">
            <text:p>347</text:p>
          </table:table-cell>
          <table:table-cell table:style-name="ce5" table:formula="of:=[.V33]+[.T34]-[.U34]" office:value-type="float" office:value="60000.714867566" calcext:value-type="float">
            <text:p>60001</text:p>
          </table:table-cell>
          <table:table-cell table:style-name="ce12" table:formula="of:= temp_out + [.V34]/pot_water_mass" office:value-type="float" office:value="41.1340147800965" calcext:value-type="float">
            <text:p>41.1</text:p>
          </table:table-cell>
          <table:table-cell table:style-name="ce7" table:formula="of:=IF([.G34]&gt;thermagon_temp_max;0;IF([.W3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" table:formula="of:=burner_C_per_s * [.X34]/100 * time_incr" office:value-type="float" office:value="2149.61306964746" calcext:value-type="float">
            <text:p>2150</text:p>
          </table:table-cell>
          <table:table-cell table:style-name="ce3" table:formula="of:=[.B35]" office:value-type="float" office:value="2149.61306964746" calcext:value-type="float">
            <text:p>2150</text:p>
          </table:table-cell>
          <table:table-cell table:style-name="ce3" table:formula="of:=[.C34]" office:value-type="float" office:value="2149.61306964746" calcext:value-type="float">
            <text:p>2150</text:p>
          </table:table-cell>
          <table:table-cell table:style-name="ce5" table:formula="of:=SUMPRODUCT([.B35:.D35];burner_heat_diffusion)" office:value-type="float" office:value="2149.61306964746" calcext:value-type="float">
            <text:p>2150</text:p>
          </table:table-cell>
          <table:table-cell table:formula="of:=[.F34]+[.E35]-[.I34]" office:value-type="float" office:value="17292.9692983587" calcext:value-type="float">
            <text:p>17293</text:p>
          </table:table-cell>
          <table:table-cell table:style-name="ce7" table:formula="of:=temp_out + [.F35] / burner_heat_mass" office:value-type="float" office:value="54.5859385967173" calcext:value-type="float">
            <text:p>54.6</text:p>
          </table:table-cell>
          <table:table-cell table:style-name="ce7" table:formula="of:=[.G35]-[.W34]" office:value-type="float" office:value="13.4519238166208" calcext:value-type="float">
            <text:p>13.5</text:p>
          </table:table-cell>
          <table:table-cell table:style-name="ce5" table:formula="of:=thermagon_k * burner_A * [.H35] / thermagon_L" office:value-type="float" office:value="1763.40749593588" calcext:value-type="float">
            <text:p>1763</text:p>
          </table:table-cell>
          <table:table-cell table:style-name="ce5" table:formula="of:=[.I35]/C_per_s_to_W*time_incr" office:value-type="float" office:value="2527.09586691872" calcext:value-type="float">
            <text:p>2527</text:p>
          </table:table-cell>
          <table:table-cell table:style-name="ce7" table:formula="of:=[.J34]" office:value-type="float" office:value="2524.52705042194" calcext:value-type="float">
            <text:p>2524.5</text:p>
          </table:table-cell>
          <table:table-cell table:style-name="ce7" table:formula="of:=[.K34]" office:value-type="float" office:value="2521.90829627311" calcext:value-type="float">
            <text:p>2521.9</text:p>
          </table:table-cell>
          <table:table-cell table:style-name="ce7" table:formula="of:=[.L34]" office:value-type="float" office:value="2519.20625978998" calcext:value-type="float">
            <text:p>2519.2</text:p>
          </table:table-cell>
          <table:table-cell table:style-name="ce7" table:formula="of:=[.M34]" office:value-type="float" office:value="2516.37831873117" calcext:value-type="float">
            <text:p>2516.4</text:p>
          </table:table-cell>
          <table:table-cell table:style-name="ce7" table:formula="of:=[.N34]" office:value-type="float" office:value="2513.37444783206" calcext:value-type="float">
            <text:p>2513.4</text:p>
          </table:table-cell>
          <table:table-cell table:style-name="ce7" table:formula="of:=[.O34]" office:value-type="float" office:value="2510.14183607181" calcext:value-type="float">
            <text:p>2510.1</text:p>
          </table:table-cell>
          <table:table-cell table:style-name="ce7" table:formula="of:=[.P34]" office:value-type="float" office:value="2506.63324323066" calcext:value-type="float">
            <text:p>2506.6</text:p>
          </table:table-cell>
          <table:table-cell table:style-name="ce7" table:formula="of:=[.Q34]" office:value-type="float" office:value="2502.82004574546" calcext:value-type="float">
            <text:p>2502.8</text:p>
          </table:table-cell>
          <table:table-cell table:style-name="ce7" table:formula="of:=[.R34]" office:value-type="float" office:value="2498.71066104389" calcext:value-type="float">
            <text:p>2498.7</text:p>
          </table:table-cell>
          <table:table-cell table:style-name="ce5" table:formula="of:=SUMPRODUCT([.J35:.S35];pot_heat_diffusion)" office:value-type="float" office:value="2514.49535167865" calcext:value-type="float">
            <text:p>2514</text:p>
          </table:table-cell>
          <table:table-cell table:style-name="ce5" table:formula="of:=[.V34]*leakage_out" office:value-type="float" office:value="360.004289205396" calcext:value-type="float">
            <text:p>360</text:p>
          </table:table-cell>
          <table:table-cell table:style-name="ce5" table:formula="of:=[.V34]+[.T35]-[.U35]" office:value-type="float" office:value="62155.2059300393" calcext:value-type="float">
            <text:p>62155</text:p>
          </table:table-cell>
          <table:table-cell table:style-name="ce12" table:formula="of:= temp_out + [.V35]/pot_water_mass" office:value-type="float" office:value="41.8928898378087" calcext:value-type="float">
            <text:p>41.9</text:p>
          </table:table-cell>
          <table:table-cell table:style-name="ce7" table:formula="of:=IF([.G35]&gt;thermagon_temp_max;0;IF([.W3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" table:formula="of:=burner_C_per_s * [.X35]/100 * time_incr" office:value-type="float" office:value="2149.61306964746" calcext:value-type="float">
            <text:p>2150</text:p>
          </table:table-cell>
          <table:table-cell table:style-name="ce3" table:formula="of:=[.B36]" office:value-type="float" office:value="2149.61306964746" calcext:value-type="float">
            <text:p>2150</text:p>
          </table:table-cell>
          <table:table-cell table:style-name="ce3" table:formula="of:=[.C35]" office:value-type="float" office:value="2149.61306964746" calcext:value-type="float">
            <text:p>2150</text:p>
          </table:table-cell>
          <table:table-cell table:style-name="ce5" table:formula="of:=SUMPRODUCT([.B36:.D36];burner_heat_diffusion)" office:value-type="float" office:value="2149.61306964746" calcext:value-type="float">
            <text:p>2150</text:p>
          </table:table-cell>
          <table:table-cell table:formula="of:=[.F35]+[.E36]-[.I35]" office:value-type="float" office:value="17679.1748720702" calcext:value-type="float">
            <text:p>17679</text:p>
          </table:table-cell>
          <table:table-cell table:style-name="ce7" table:formula="of:=temp_out + [.F36] / burner_heat_mass" office:value-type="float" office:value="55.3583497441405" calcext:value-type="float">
            <text:p>55.4</text:p>
          </table:table-cell>
          <table:table-cell table:style-name="ce7" table:formula="of:=[.G36]-[.W35]" office:value-type="float" office:value="13.4654599063318" calcext:value-type="float">
            <text:p>13.5</text:p>
          </table:table-cell>
          <table:table-cell table:style-name="ce5" table:formula="of:=thermagon_k * burner_A * [.H36] / thermagon_L" office:value-type="float" office:value="1765.18193670639" calcext:value-type="float">
            <text:p>1765</text:p>
          </table:table-cell>
          <table:table-cell table:style-name="ce5" table:formula="of:=[.I36]/C_per_s_to_W*time_incr" office:value-type="float" office:value="2529.63877429979" calcext:value-type="float">
            <text:p>2530</text:p>
          </table:table-cell>
          <table:table-cell table:style-name="ce7" table:formula="of:=[.J35]" office:value-type="float" office:value="2527.09586691872" calcext:value-type="float">
            <text:p>2527.1</text:p>
          </table:table-cell>
          <table:table-cell table:style-name="ce7" table:formula="of:=[.K35]" office:value-type="float" office:value="2524.52705042194" calcext:value-type="float">
            <text:p>2524.5</text:p>
          </table:table-cell>
          <table:table-cell table:style-name="ce7" table:formula="of:=[.L35]" office:value-type="float" office:value="2521.90829627311" calcext:value-type="float">
            <text:p>2521.9</text:p>
          </table:table-cell>
          <table:table-cell table:style-name="ce7" table:formula="of:=[.M35]" office:value-type="float" office:value="2519.20625978998" calcext:value-type="float">
            <text:p>2519.2</text:p>
          </table:table-cell>
          <table:table-cell table:style-name="ce7" table:formula="of:=[.N35]" office:value-type="float" office:value="2516.37831873117" calcext:value-type="float">
            <text:p>2516.4</text:p>
          </table:table-cell>
          <table:table-cell table:style-name="ce7" table:formula="of:=[.O35]" office:value-type="float" office:value="2513.37444783206" calcext:value-type="float">
            <text:p>2513.4</text:p>
          </table:table-cell>
          <table:table-cell table:style-name="ce7" table:formula="of:=[.P35]" office:value-type="float" office:value="2510.14183607181" calcext:value-type="float">
            <text:p>2510.1</text:p>
          </table:table-cell>
          <table:table-cell table:style-name="ce7" table:formula="of:=[.Q35]" office:value-type="float" office:value="2506.63324323066" calcext:value-type="float">
            <text:p>2506.6</text:p>
          </table:table-cell>
          <table:table-cell table:style-name="ce7" table:formula="of:=[.R35]" office:value-type="float" office:value="2502.82004574546" calcext:value-type="float">
            <text:p>2502.8</text:p>
          </table:table-cell>
          <table:table-cell table:style-name="ce5" table:formula="of:=SUMPRODUCT([.J36:.S36];pot_heat_diffusion)" office:value-type="float" office:value="2517.50015630733" calcext:value-type="float">
            <text:p>2518</text:p>
          </table:table-cell>
          <table:table-cell table:style-name="ce5" table:formula="of:=[.V35]*leakage_out" office:value-type="float" office:value="372.931235580236" calcext:value-type="float">
            <text:p>373</text:p>
          </table:table-cell>
          <table:table-cell table:style-name="ce5" table:formula="of:=[.V35]+[.T36]-[.U36]" office:value-type="float" office:value="64299.7748507664" calcext:value-type="float">
            <text:p>64300</text:p>
          </table:table-cell>
          <table:table-cell table:style-name="ce12" table:formula="of:= temp_out + [.V36]/pot_water_mass" office:value-type="float" office:value="42.6482700256551" calcext:value-type="float">
            <text:p>42.6</text:p>
          </table:table-cell>
          <table:table-cell table:style-name="ce7" table:formula="of:=IF([.G36]&gt;thermagon_temp_max;0;IF([.W3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" table:formula="of:=burner_C_per_s * [.X36]/100 * time_incr" office:value-type="float" office:value="2149.61306964746" calcext:value-type="float">
            <text:p>2150</text:p>
          </table:table-cell>
          <table:table-cell table:style-name="ce3" table:formula="of:=[.B37]" office:value-type="float" office:value="2149.61306964746" calcext:value-type="float">
            <text:p>2150</text:p>
          </table:table-cell>
          <table:table-cell table:style-name="ce3" table:formula="of:=[.C36]" office:value-type="float" office:value="2149.61306964746" calcext:value-type="float">
            <text:p>2150</text:p>
          </table:table-cell>
          <table:table-cell table:style-name="ce5" table:formula="of:=SUMPRODUCT([.B37:.D37];burner_heat_diffusion)" office:value-type="float" office:value="2149.61306964746" calcext:value-type="float">
            <text:p>2150</text:p>
          </table:table-cell>
          <table:table-cell table:formula="of:=[.F36]+[.E37]-[.I36]" office:value-type="float" office:value="18063.6060050113" calcext:value-type="float">
            <text:p>18064</text:p>
          </table:table-cell>
          <table:table-cell table:style-name="ce7" table:formula="of:=temp_out + [.F37] / burner_heat_mass" office:value-type="float" office:value="56.1272120100226" calcext:value-type="float">
            <text:p>56.1</text:p>
          </table:table-cell>
          <table:table-cell table:style-name="ce7" table:formula="of:=[.G37]-[.W36]" office:value-type="float" office:value="13.4789419843675" calcext:value-type="float">
            <text:p>13.5</text:p>
          </table:table-cell>
          <table:table-cell table:style-name="ce5" table:formula="of:=thermagon_k * burner_A * [.H37] / thermagon_L" office:value-type="float" office:value="1766.94929710726" calcext:value-type="float">
            <text:p>1767</text:p>
          </table:table-cell>
          <table:table-cell table:style-name="ce5" table:formula="of:=[.I37]/C_per_s_to_W*time_incr" office:value-type="float" office:value="2532.17153497744" calcext:value-type="float">
            <text:p>2532</text:p>
          </table:table-cell>
          <table:table-cell table:style-name="ce7" table:formula="of:=[.J36]" office:value-type="float" office:value="2529.63877429979" calcext:value-type="float">
            <text:p>2529.6</text:p>
          </table:table-cell>
          <table:table-cell table:style-name="ce7" table:formula="of:=[.K36]" office:value-type="float" office:value="2527.09586691872" calcext:value-type="float">
            <text:p>2527.1</text:p>
          </table:table-cell>
          <table:table-cell table:style-name="ce7" table:formula="of:=[.L36]" office:value-type="float" office:value="2524.52705042194" calcext:value-type="float">
            <text:p>2524.5</text:p>
          </table:table-cell>
          <table:table-cell table:style-name="ce7" table:formula="of:=[.M36]" office:value-type="float" office:value="2521.90829627311" calcext:value-type="float">
            <text:p>2521.9</text:p>
          </table:table-cell>
          <table:table-cell table:style-name="ce7" table:formula="of:=[.N36]" office:value-type="float" office:value="2519.20625978998" calcext:value-type="float">
            <text:p>2519.2</text:p>
          </table:table-cell>
          <table:table-cell table:style-name="ce7" table:formula="of:=[.O36]" office:value-type="float" office:value="2516.37831873117" calcext:value-type="float">
            <text:p>2516.4</text:p>
          </table:table-cell>
          <table:table-cell table:style-name="ce7" table:formula="of:=[.P36]" office:value-type="float" office:value="2513.37444783206" calcext:value-type="float">
            <text:p>2513.4</text:p>
          </table:table-cell>
          <table:table-cell table:style-name="ce7" table:formula="of:=[.Q36]" office:value-type="float" office:value="2510.14183607181" calcext:value-type="float">
            <text:p>2510.1</text:p>
          </table:table-cell>
          <table:table-cell table:style-name="ce7" table:formula="of:=[.R36]" office:value-type="float" office:value="2506.63324323066" calcext:value-type="float">
            <text:p>2506.6</text:p>
          </table:table-cell>
          <table:table-cell table:style-name="ce5" table:formula="of:=SUMPRODUCT([.J37:.S37];pot_heat_diffusion)" office:value-type="float" office:value="2520.34858302214" calcext:value-type="float">
            <text:p>2520</text:p>
          </table:table-cell>
          <table:table-cell table:style-name="ce5" table:formula="of:=[.V36]*leakage_out" office:value-type="float" office:value="385.798649104598" calcext:value-type="float">
            <text:p>386</text:p>
          </table:table-cell>
          <table:table-cell table:style-name="ce5" table:formula="of:=[.V36]+[.T37]-[.U37]" office:value-type="float" office:value="66434.3247846839" calcext:value-type="float">
            <text:p>66434</text:p>
          </table:table-cell>
          <table:table-cell table:style-name="ce12" table:formula="of:= temp_out + [.V37]/pot_water_mass" office:value-type="float" office:value="43.4001212319589" calcext:value-type="float">
            <text:p>43.4</text:p>
          </table:table-cell>
          <table:table-cell table:style-name="ce7" table:formula="of:=IF([.G37]&gt;thermagon_temp_max;0;IF([.W3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" table:formula="of:=burner_C_per_s * [.X37]/100 * time_incr" office:value-type="float" office:value="2149.61306964746" calcext:value-type="float">
            <text:p>2150</text:p>
          </table:table-cell>
          <table:table-cell table:style-name="ce3" table:formula="of:=[.B38]" office:value-type="float" office:value="2149.61306964746" calcext:value-type="float">
            <text:p>2150</text:p>
          </table:table-cell>
          <table:table-cell table:style-name="ce3" table:formula="of:=[.C37]" office:value-type="float" office:value="2149.61306964746" calcext:value-type="float">
            <text:p>2150</text:p>
          </table:table-cell>
          <table:table-cell table:style-name="ce5" table:formula="of:=SUMPRODUCT([.B38:.D38];burner_heat_diffusion)" office:value-type="float" office:value="2149.61306964746" calcext:value-type="float">
            <text:p>2150</text:p>
          </table:table-cell>
          <table:table-cell table:formula="of:=[.F37]+[.E38]-[.I37]" office:value-type="float" office:value="18446.2697775515" calcext:value-type="float">
            <text:p>18446</text:p>
          </table:table-cell>
          <table:table-cell table:style-name="ce7" table:formula="of:=temp_out + [.F38] / burner_heat_mass" office:value-type="float" office:value="56.892539555103" calcext:value-type="float">
            <text:p>56.9</text:p>
          </table:table-cell>
          <table:table-cell table:style-name="ce7" table:formula="of:=[.G38]-[.W37]" office:value-type="float" office:value="13.4924183231441" calcext:value-type="float">
            <text:p>13.5</text:p>
          </table:table-cell>
          <table:table-cell table:style-name="ce5" table:formula="of:=thermagon_k * burner_A * [.H38] / thermagon_L" office:value-type="float" office:value="1768.71590515087" calcext:value-type="float">
            <text:p>1769</text:p>
          </table:table-cell>
          <table:table-cell table:style-name="ce5" table:formula="of:=[.I38]/C_per_s_to_W*time_incr" office:value-type="float" office:value="2534.70321747044" calcext:value-type="float">
            <text:p>2535</text:p>
          </table:table-cell>
          <table:table-cell table:style-name="ce7" table:formula="of:=[.J37]" office:value-type="float" office:value="2532.17153497744" calcext:value-type="float">
            <text:p>2532.2</text:p>
          </table:table-cell>
          <table:table-cell table:style-name="ce7" table:formula="of:=[.K37]" office:value-type="float" office:value="2529.63877429979" calcext:value-type="float">
            <text:p>2529.6</text:p>
          </table:table-cell>
          <table:table-cell table:style-name="ce7" table:formula="of:=[.L37]" office:value-type="float" office:value="2527.09586691872" calcext:value-type="float">
            <text:p>2527.1</text:p>
          </table:table-cell>
          <table:table-cell table:style-name="ce7" table:formula="of:=[.M37]" office:value-type="float" office:value="2524.52705042194" calcext:value-type="float">
            <text:p>2524.5</text:p>
          </table:table-cell>
          <table:table-cell table:style-name="ce7" table:formula="of:=[.N37]" office:value-type="float" office:value="2521.90829627311" calcext:value-type="float">
            <text:p>2521.9</text:p>
          </table:table-cell>
          <table:table-cell table:style-name="ce7" table:formula="of:=[.O37]" office:value-type="float" office:value="2519.20625978998" calcext:value-type="float">
            <text:p>2519.2</text:p>
          </table:table-cell>
          <table:table-cell table:style-name="ce7" table:formula="of:=[.P37]" office:value-type="float" office:value="2516.37831873117" calcext:value-type="float">
            <text:p>2516.4</text:p>
          </table:table-cell>
          <table:table-cell table:style-name="ce7" table:formula="of:=[.Q37]" office:value-type="float" office:value="2513.37444783206" calcext:value-type="float">
            <text:p>2513.4</text:p>
          </table:table-cell>
          <table:table-cell table:style-name="ce7" table:formula="of:=[.R37]" office:value-type="float" office:value="2510.14183607181" calcext:value-type="float">
            <text:p>2510.1</text:p>
          </table:table-cell>
          <table:table-cell table:style-name="ce5" table:formula="of:=SUMPRODUCT([.J38:.S38];pot_heat_diffusion)" office:value-type="float" office:value="2523.07959092583" calcext:value-type="float">
            <text:p>2523</text:p>
          </table:table-cell>
          <table:table-cell table:style-name="ce5" table:formula="of:=[.V37]*leakage_out" office:value-type="float" office:value="398.605948708104" calcext:value-type="float">
            <text:p>399</text:p>
          </table:table-cell>
          <table:table-cell table:style-name="ce5" table:formula="of:=[.V37]+[.T38]-[.U38]" office:value-type="float" office:value="68558.7984269016" calcext:value-type="float">
            <text:p>68559</text:p>
          </table:table-cell>
          <table:table-cell table:style-name="ce12" table:formula="of:= temp_out + [.V38]/pot_water_mass" office:value-type="float" office:value="44.1484232722538" calcext:value-type="float">
            <text:p>44.1</text:p>
          </table:table-cell>
          <table:table-cell table:style-name="ce7" table:formula="of:=IF([.G38]&gt;thermagon_temp_max;0;IF([.W3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" table:formula="of:=burner_C_per_s * [.X38]/100 * time_incr" office:value-type="float" office:value="2149.61306964746" calcext:value-type="float">
            <text:p>2150</text:p>
          </table:table-cell>
          <table:table-cell table:style-name="ce3" table:formula="of:=[.B39]" office:value-type="float" office:value="2149.61306964746" calcext:value-type="float">
            <text:p>2150</text:p>
          </table:table-cell>
          <table:table-cell table:style-name="ce3" table:formula="of:=[.C38]" office:value-type="float" office:value="2149.61306964746" calcext:value-type="float">
            <text:p>2150</text:p>
          </table:table-cell>
          <table:table-cell table:style-name="ce5" table:formula="of:=SUMPRODUCT([.B39:.D39];burner_heat_diffusion)" office:value-type="float" office:value="2149.61306964746" calcext:value-type="float">
            <text:p>2150</text:p>
          </table:table-cell>
          <table:table-cell table:formula="of:=[.F38]+[.E39]-[.I38]" office:value-type="float" office:value="18827.1669420481" calcext:value-type="float">
            <text:p>18827</text:p>
          </table:table-cell>
          <table:table-cell table:style-name="ce7" table:formula="of:=temp_out + [.F39] / burner_heat_mass" office:value-type="float" office:value="57.6543338840962" calcext:value-type="float">
            <text:p>57.7</text:p>
          </table:table-cell>
          <table:table-cell table:style-name="ce7" table:formula="of:=[.G39]-[.W38]" office:value-type="float" office:value="13.5059106118424" calcext:value-type="float">
            <text:p>13.5</text:p>
          </table:table-cell>
          <table:table-cell table:style-name="ce5" table:formula="of:=thermagon_k * burner_A * [.H39] / thermagon_L" office:value-type="float" office:value="1770.48460406354" calcext:value-type="float">
            <text:p>1770</text:p>
          </table:table-cell>
          <table:table-cell table:style-name="ce5" table:formula="of:=[.I39]/C_per_s_to_W*time_incr" office:value-type="float" office:value="2537.2378963364" calcext:value-type="float">
            <text:p>2537</text:p>
          </table:table-cell>
          <table:table-cell table:style-name="ce7" table:formula="of:=[.J38]" office:value-type="float" office:value="2534.70321747044" calcext:value-type="float">
            <text:p>2534.7</text:p>
          </table:table-cell>
          <table:table-cell table:style-name="ce7" table:formula="of:=[.K38]" office:value-type="float" office:value="2532.17153497744" calcext:value-type="float">
            <text:p>2532.2</text:p>
          </table:table-cell>
          <table:table-cell table:style-name="ce7" table:formula="of:=[.L38]" office:value-type="float" office:value="2529.63877429979" calcext:value-type="float">
            <text:p>2529.6</text:p>
          </table:table-cell>
          <table:table-cell table:style-name="ce7" table:formula="of:=[.M38]" office:value-type="float" office:value="2527.09586691872" calcext:value-type="float">
            <text:p>2527.1</text:p>
          </table:table-cell>
          <table:table-cell table:style-name="ce7" table:formula="of:=[.N38]" office:value-type="float" office:value="2524.52705042194" calcext:value-type="float">
            <text:p>2524.5</text:p>
          </table:table-cell>
          <table:table-cell table:style-name="ce7" table:formula="of:=[.O38]" office:value-type="float" office:value="2521.90829627311" calcext:value-type="float">
            <text:p>2521.9</text:p>
          </table:table-cell>
          <table:table-cell table:style-name="ce7" table:formula="of:=[.P38]" office:value-type="float" office:value="2519.20625978998" calcext:value-type="float">
            <text:p>2519.2</text:p>
          </table:table-cell>
          <table:table-cell table:style-name="ce7" table:formula="of:=[.Q38]" office:value-type="float" office:value="2516.37831873117" calcext:value-type="float">
            <text:p>2516.4</text:p>
          </table:table-cell>
          <table:table-cell table:style-name="ce7" table:formula="of:=[.R38]" office:value-type="float" office:value="2513.37444783206" calcext:value-type="float">
            <text:p>2513.4</text:p>
          </table:table-cell>
          <table:table-cell table:style-name="ce5" table:formula="of:=SUMPRODUCT([.J39:.S39];pot_heat_diffusion)" office:value-type="float" office:value="2525.72828887745" calcext:value-type="float">
            <text:p>2526</text:p>
          </table:table-cell>
          <table:table-cell table:style-name="ce5" table:formula="of:=[.V38]*leakage_out" office:value-type="float" office:value="411.35279056141" calcext:value-type="float">
            <text:p>411</text:p>
          </table:table-cell>
          <table:table-cell table:style-name="ce5" table:formula="of:=[.V38]+[.T39]-[.U39]" office:value-type="float" office:value="70673.1739252177" calcext:value-type="float">
            <text:p>70673</text:p>
          </table:table-cell>
          <table:table-cell table:style-name="ce12" table:formula="of:= temp_out + [.V39]/pot_water_mass" office:value-type="float" office:value="44.8931684495524" calcext:value-type="float">
            <text:p>44.9</text:p>
          </table:table-cell>
          <table:table-cell table:style-name="ce7" table:formula="of:=IF([.G39]&gt;thermagon_temp_max;0;IF([.W3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" table:formula="of:=burner_C_per_s * [.X39]/100 * time_incr" office:value-type="float" office:value="2149.61306964746" calcext:value-type="float">
            <text:p>2150</text:p>
          </table:table-cell>
          <table:table-cell table:style-name="ce3" table:formula="of:=[.B40]" office:value-type="float" office:value="2149.61306964746" calcext:value-type="float">
            <text:p>2150</text:p>
          </table:table-cell>
          <table:table-cell table:style-name="ce3" table:formula="of:=[.C39]" office:value-type="float" office:value="2149.61306964746" calcext:value-type="float">
            <text:p>2150</text:p>
          </table:table-cell>
          <table:table-cell table:style-name="ce5" table:formula="of:=SUMPRODUCT([.B40:.D40];burner_heat_diffusion)" office:value-type="float" office:value="2149.61306964746" calcext:value-type="float">
            <text:p>2150</text:p>
          </table:table-cell>
          <table:table-cell table:formula="of:=[.F39]+[.E40]-[.I39]" office:value-type="float" office:value="19206.295407632" calcext:value-type="float">
            <text:p>19206</text:p>
          </table:table-cell>
          <table:table-cell table:style-name="ce7" table:formula="of:=temp_out + [.F40] / burner_heat_mass" office:value-type="float" office:value="58.412590815264" calcext:value-type="float">
            <text:p>58.4</text:p>
          </table:table-cell>
          <table:table-cell table:style-name="ce7" table:formula="of:=[.G40]-[.W39]" office:value-type="float" office:value="13.5194223657117" calcext:value-type="float">
            <text:p>13.5</text:p>
          </table:table-cell>
          <table:table-cell table:style-name="ce5" table:formula="of:=thermagon_k * burner_A * [.H40] / thermagon_L" office:value-type="float" office:value="1772.25585465797" calcext:value-type="float">
            <text:p>1772</text:p>
          </table:table-cell>
          <table:table-cell table:style-name="ce5" table:formula="of:=[.I40]/C_per_s_to_W*time_incr" office:value-type="float" office:value="2539.77623195467" calcext:value-type="float">
            <text:p>2540</text:p>
          </table:table-cell>
          <table:table-cell table:style-name="ce7" table:formula="of:=[.J39]" office:value-type="float" office:value="2537.2378963364" calcext:value-type="float">
            <text:p>2537.2</text:p>
          </table:table-cell>
          <table:table-cell table:style-name="ce7" table:formula="of:=[.K39]" office:value-type="float" office:value="2534.70321747044" calcext:value-type="float">
            <text:p>2534.7</text:p>
          </table:table-cell>
          <table:table-cell table:style-name="ce7" table:formula="of:=[.L39]" office:value-type="float" office:value="2532.17153497744" calcext:value-type="float">
            <text:p>2532.2</text:p>
          </table:table-cell>
          <table:table-cell table:style-name="ce7" table:formula="of:=[.M39]" office:value-type="float" office:value="2529.63877429979" calcext:value-type="float">
            <text:p>2529.6</text:p>
          </table:table-cell>
          <table:table-cell table:style-name="ce7" table:formula="of:=[.N39]" office:value-type="float" office:value="2527.09586691872" calcext:value-type="float">
            <text:p>2527.1</text:p>
          </table:table-cell>
          <table:table-cell table:style-name="ce7" table:formula="of:=[.O39]" office:value-type="float" office:value="2524.52705042194" calcext:value-type="float">
            <text:p>2524.5</text:p>
          </table:table-cell>
          <table:table-cell table:style-name="ce7" table:formula="of:=[.P39]" office:value-type="float" office:value="2521.90829627311" calcext:value-type="float">
            <text:p>2521.9</text:p>
          </table:table-cell>
          <table:table-cell table:style-name="ce7" table:formula="of:=[.Q39]" office:value-type="float" office:value="2519.20625978998" calcext:value-type="float">
            <text:p>2519.2</text:p>
          </table:table-cell>
          <table:table-cell table:style-name="ce7" table:formula="of:=[.R39]" office:value-type="float" office:value="2516.37831873117" calcext:value-type="float">
            <text:p>2516.4</text:p>
          </table:table-cell>
          <table:table-cell table:style-name="ce5" table:formula="of:=SUMPRODUCT([.J40:.S40];pot_heat_diffusion)" office:value-type="float" office:value="2528.32347342363" calcext:value-type="float">
            <text:p>2528</text:p>
          </table:table-cell>
          <table:table-cell table:style-name="ce5" table:formula="of:=[.V39]*leakage_out" office:value-type="float" office:value="424.039043551306" calcext:value-type="float">
            <text:p>424</text:p>
          </table:table-cell>
          <table:table-cell table:style-name="ce5" table:formula="of:=[.V39]+[.T40]-[.U40]" office:value-type="float" office:value="72777.45835509" calcext:value-type="float">
            <text:p>72777</text:p>
          </table:table-cell>
          <table:table-cell table:style-name="ce12" table:formula="of:= temp_out + [.V40]/pot_water_mass" office:value-type="float" office:value="45.6343592560387" calcext:value-type="float">
            <text:p>45.6</text:p>
          </table:table-cell>
          <table:table-cell table:style-name="ce7" table:formula="of:=IF([.G40]&gt;thermagon_temp_max;0;IF([.W4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" table:formula="of:=burner_C_per_s * [.X40]/100 * time_incr" office:value-type="float" office:value="2149.61306964746" calcext:value-type="float">
            <text:p>2150</text:p>
          </table:table-cell>
          <table:table-cell table:style-name="ce3" table:formula="of:=[.B41]" office:value-type="float" office:value="2149.61306964746" calcext:value-type="float">
            <text:p>2150</text:p>
          </table:table-cell>
          <table:table-cell table:style-name="ce3" table:formula="of:=[.C40]" office:value-type="float" office:value="2149.61306964746" calcext:value-type="float">
            <text:p>2150</text:p>
          </table:table-cell>
          <table:table-cell table:style-name="ce5" table:formula="of:=SUMPRODUCT([.B41:.D41];burner_heat_diffusion)" office:value-type="float" office:value="2149.61306964746" calcext:value-type="float">
            <text:p>2150</text:p>
          </table:table-cell>
          <table:table-cell table:formula="of:=[.F40]+[.E41]-[.I40]" office:value-type="float" office:value="19583.6526226215" calcext:value-type="float">
            <text:p>19584</text:p>
          </table:table-cell>
          <table:table-cell table:style-name="ce7" table:formula="of:=temp_out + [.F41] / burner_heat_mass" office:value-type="float" office:value="59.167305245243" calcext:value-type="float">
            <text:p>59.2</text:p>
          </table:table-cell>
          <table:table-cell table:style-name="ce7" table:formula="of:=[.G41]-[.W40]" office:value-type="float" office:value="13.5329459892043" calcext:value-type="float">
            <text:p>13.5</text:p>
          </table:table-cell>
          <table:table-cell table:style-name="ce5" table:formula="of:=thermagon_k * burner_A * [.H41] / thermagon_L" office:value-type="float" office:value="1774.02866123673" calcext:value-type="float">
            <text:p>1774</text:p>
          </table:table-cell>
          <table:table-cell table:style-name="ce5" table:formula="of:=[.I41]/C_per_s_to_W*time_incr" office:value-type="float" office:value="2542.31679741578" calcext:value-type="float">
            <text:p>2542</text:p>
          </table:table-cell>
          <table:table-cell table:style-name="ce7" table:formula="of:=[.J40]" office:value-type="float" office:value="2539.77623195467" calcext:value-type="float">
            <text:p>2539.8</text:p>
          </table:table-cell>
          <table:table-cell table:style-name="ce7" table:formula="of:=[.K40]" office:value-type="float" office:value="2537.2378963364" calcext:value-type="float">
            <text:p>2537.2</text:p>
          </table:table-cell>
          <table:table-cell table:style-name="ce7" table:formula="of:=[.L40]" office:value-type="float" office:value="2534.70321747044" calcext:value-type="float">
            <text:p>2534.7</text:p>
          </table:table-cell>
          <table:table-cell table:style-name="ce7" table:formula="of:=[.M40]" office:value-type="float" office:value="2532.17153497744" calcext:value-type="float">
            <text:p>2532.2</text:p>
          </table:table-cell>
          <table:table-cell table:style-name="ce7" table:formula="of:=[.N40]" office:value-type="float" office:value="2529.63877429979" calcext:value-type="float">
            <text:p>2529.6</text:p>
          </table:table-cell>
          <table:table-cell table:style-name="ce7" table:formula="of:=[.O40]" office:value-type="float" office:value="2527.09586691872" calcext:value-type="float">
            <text:p>2527.1</text:p>
          </table:table-cell>
          <table:table-cell table:style-name="ce7" table:formula="of:=[.P40]" office:value-type="float" office:value="2524.52705042194" calcext:value-type="float">
            <text:p>2524.5</text:p>
          </table:table-cell>
          <table:table-cell table:style-name="ce7" table:formula="of:=[.Q40]" office:value-type="float" office:value="2521.90829627311" calcext:value-type="float">
            <text:p>2521.9</text:p>
          </table:table-cell>
          <table:table-cell table:style-name="ce7" table:formula="of:=[.R40]" office:value-type="float" office:value="2519.20625978998" calcext:value-type="float">
            <text:p>2519.2</text:p>
          </table:table-cell>
          <table:table-cell table:style-name="ce5" table:formula="of:=SUMPRODUCT([.J41:.S41];pot_heat_diffusion)" office:value-type="float" office:value="2530.88690055961" calcext:value-type="float">
            <text:p>2531</text:p>
          </table:table-cell>
          <table:table-cell table:style-name="ce5" table:formula="of:=[.V40]*leakage_out" office:value-type="float" office:value="436.66475013054" calcext:value-type="float">
            <text:p>437</text:p>
          </table:table-cell>
          <table:table-cell table:style-name="ce5" table:formula="of:=[.V40]+[.T41]-[.U41]" office:value-type="float" office:value="74871.6805055191" calcext:value-type="float">
            <text:p>74872</text:p>
          </table:table-cell>
          <table:table-cell table:style-name="ce12" table:formula="of:= temp_out + [.V41]/pot_water_mass" office:value-type="float" office:value="46.3720058320447" calcext:value-type="float">
            <text:p>46.4</text:p>
          </table:table-cell>
          <table:table-cell table:style-name="ce7" table:formula="of:=IF([.G41]&gt;thermagon_temp_max;0;IF([.W4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" table:formula="of:=burner_C_per_s * [.X41]/100 * time_incr" office:value-type="float" office:value="2149.61306964746" calcext:value-type="float">
            <text:p>2150</text:p>
          </table:table-cell>
          <table:table-cell table:style-name="ce3" table:formula="of:=[.B42]" office:value-type="float" office:value="2149.61306964746" calcext:value-type="float">
            <text:p>2150</text:p>
          </table:table-cell>
          <table:table-cell table:style-name="ce3" table:formula="of:=[.C41]" office:value-type="float" office:value="2149.61306964746" calcext:value-type="float">
            <text:p>2150</text:p>
          </table:table-cell>
          <table:table-cell table:style-name="ce5" table:formula="of:=SUMPRODUCT([.B42:.D42];burner_heat_diffusion)" office:value-type="float" office:value="2149.61306964746" calcext:value-type="float">
            <text:p>2150</text:p>
          </table:table-cell>
          <table:table-cell table:formula="of:=[.F41]+[.E42]-[.I41]" office:value-type="float" office:value="19959.2370310323" calcext:value-type="float">
            <text:p>19959</text:p>
          </table:table-cell>
          <table:table-cell table:style-name="ce7" table:formula="of:=temp_out + [.F42] / burner_heat_mass" office:value-type="float" office:value="59.9184740620645" calcext:value-type="float">
            <text:p>59.9</text:p>
          </table:table-cell>
          <table:table-cell table:style-name="ce7" table:formula="of:=[.G42]-[.W41]" office:value-type="float" office:value="13.5464682300198" calcext:value-type="float">
            <text:p>13.5</text:p>
          </table:table-cell>
          <table:table-cell table:style-name="ce5" table:formula="of:=thermagon_k * burner_A * [.H42] / thermagon_L" office:value-type="float" office:value="1775.80128656088" calcext:value-type="float">
            <text:p>1776</text:p>
          </table:table-cell>
          <table:table-cell table:style-name="ce5" table:formula="of:=[.I42]/C_per_s_to_W*time_incr" office:value-type="float" office:value="2544.85710312536" calcext:value-type="float">
            <text:p>2545</text:p>
          </table:table-cell>
          <table:table-cell table:style-name="ce7" table:formula="of:=[.J41]" office:value-type="float" office:value="2542.31679741578" calcext:value-type="float">
            <text:p>2542.3</text:p>
          </table:table-cell>
          <table:table-cell table:style-name="ce7" table:formula="of:=[.K41]" office:value-type="float" office:value="2539.77623195467" calcext:value-type="float">
            <text:p>2539.8</text:p>
          </table:table-cell>
          <table:table-cell table:style-name="ce7" table:formula="of:=[.L41]" office:value-type="float" office:value="2537.2378963364" calcext:value-type="float">
            <text:p>2537.2</text:p>
          </table:table-cell>
          <table:table-cell table:style-name="ce7" table:formula="of:=[.M41]" office:value-type="float" office:value="2534.70321747044" calcext:value-type="float">
            <text:p>2534.7</text:p>
          </table:table-cell>
          <table:table-cell table:style-name="ce7" table:formula="of:=[.N41]" office:value-type="float" office:value="2532.17153497744" calcext:value-type="float">
            <text:p>2532.2</text:p>
          </table:table-cell>
          <table:table-cell table:style-name="ce7" table:formula="of:=[.O41]" office:value-type="float" office:value="2529.63877429979" calcext:value-type="float">
            <text:p>2529.6</text:p>
          </table:table-cell>
          <table:table-cell table:style-name="ce7" table:formula="of:=[.P41]" office:value-type="float" office:value="2527.09586691872" calcext:value-type="float">
            <text:p>2527.1</text:p>
          </table:table-cell>
          <table:table-cell table:style-name="ce7" table:formula="of:=[.Q41]" office:value-type="float" office:value="2524.52705042194" calcext:value-type="float">
            <text:p>2524.5</text:p>
          </table:table-cell>
          <table:table-cell table:style-name="ce7" table:formula="of:=[.R41]" office:value-type="float" office:value="2521.90829627311" calcext:value-type="float">
            <text:p>2521.9</text:p>
          </table:table-cell>
          <table:table-cell table:style-name="ce5" table:formula="of:=SUMPRODUCT([.J42:.S42];pot_heat_diffusion)" office:value-type="float" office:value="2533.43366630324" calcext:value-type="float">
            <text:p>2533</text:p>
          </table:table-cell>
          <table:table-cell table:style-name="ce5" table:formula="of:=[.V41]*leakage_out" office:value-type="float" office:value="449.230083033115" calcext:value-type="float">
            <text:p>449</text:p>
          </table:table-cell>
          <table:table-cell table:style-name="ce5" table:formula="of:=[.V41]+[.T42]-[.U42]" office:value-type="float" office:value="76955.8840887892" calcext:value-type="float">
            <text:p>76956</text:p>
          </table:table-cell>
          <table:table-cell table:style-name="ce12" table:formula="of:= temp_out + [.V42]/pot_water_mass" office:value-type="float" office:value="47.1061235743214" calcext:value-type="float">
            <text:p>47.1</text:p>
          </table:table-cell>
          <table:table-cell table:style-name="ce7" table:formula="of:=IF([.G42]&gt;thermagon_temp_max;0;IF([.W4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" table:formula="of:=burner_C_per_s * [.X42]/100 * time_incr" office:value-type="float" office:value="2149.61306964746" calcext:value-type="float">
            <text:p>2150</text:p>
          </table:table-cell>
          <table:table-cell table:style-name="ce3" table:formula="of:=[.B43]" office:value-type="float" office:value="2149.61306964746" calcext:value-type="float">
            <text:p>2150</text:p>
          </table:table-cell>
          <table:table-cell table:style-name="ce3" table:formula="of:=[.C42]" office:value-type="float" office:value="2149.61306964746" calcext:value-type="float">
            <text:p>2150</text:p>
          </table:table-cell>
          <table:table-cell table:style-name="ce5" table:formula="of:=SUMPRODUCT([.B43:.D43];burner_heat_diffusion)" office:value-type="float" office:value="2149.61306964746" calcext:value-type="float">
            <text:p>2150</text:p>
          </table:table-cell>
          <table:table-cell table:formula="of:=[.F42]+[.E43]-[.I42]" office:value-type="float" office:value="20333.0488141188" calcext:value-type="float">
            <text:p>20333</text:p>
          </table:table-cell>
          <table:table-cell table:style-name="ce7" table:formula="of:=temp_out + [.F43] / burner_heat_mass" office:value-type="float" office:value="60.6660976282377" calcext:value-type="float">
            <text:p>60.7</text:p>
          </table:table-cell>
          <table:table-cell table:style-name="ce7" table:formula="of:=[.G43]-[.W42]" office:value-type="float" office:value="13.5599740539163" calcext:value-type="float">
            <text:p>13.6</text:p>
          </table:table-cell>
          <table:table-cell table:style-name="ce5" table:formula="of:=thermagon_k * burner_A * [.H43] / thermagon_L" office:value-type="float" office:value="1777.57175979747" calcext:value-type="float">
            <text:p>1778</text:p>
          </table:table-cell>
          <table:table-cell table:style-name="ce5" table:formula="of:=[.I43]/C_per_s_to_W*time_incr" office:value-type="float" office:value="2547.39432473125" calcext:value-type="float">
            <text:p>2547</text:p>
          </table:table-cell>
          <table:table-cell table:style-name="ce7" table:formula="of:=[.J42]" office:value-type="float" office:value="2544.85710312536" calcext:value-type="float">
            <text:p>2544.9</text:p>
          </table:table-cell>
          <table:table-cell table:style-name="ce7" table:formula="of:=[.K42]" office:value-type="float" office:value="2542.31679741578" calcext:value-type="float">
            <text:p>2542.3</text:p>
          </table:table-cell>
          <table:table-cell table:style-name="ce7" table:formula="of:=[.L42]" office:value-type="float" office:value="2539.77623195467" calcext:value-type="float">
            <text:p>2539.8</text:p>
          </table:table-cell>
          <table:table-cell table:style-name="ce7" table:formula="of:=[.M42]" office:value-type="float" office:value="2537.2378963364" calcext:value-type="float">
            <text:p>2537.2</text:p>
          </table:table-cell>
          <table:table-cell table:style-name="ce7" table:formula="of:=[.N42]" office:value-type="float" office:value="2534.70321747044" calcext:value-type="float">
            <text:p>2534.7</text:p>
          </table:table-cell>
          <table:table-cell table:style-name="ce7" table:formula="of:=[.O42]" office:value-type="float" office:value="2532.17153497744" calcext:value-type="float">
            <text:p>2532.2</text:p>
          </table:table-cell>
          <table:table-cell table:style-name="ce7" table:formula="of:=[.P42]" office:value-type="float" office:value="2529.63877429979" calcext:value-type="float">
            <text:p>2529.6</text:p>
          </table:table-cell>
          <table:table-cell table:style-name="ce7" table:formula="of:=[.Q42]" office:value-type="float" office:value="2527.09586691872" calcext:value-type="float">
            <text:p>2527.1</text:p>
          </table:table-cell>
          <table:table-cell table:style-name="ce7" table:formula="of:=[.R42]" office:value-type="float" office:value="2524.52705042194" calcext:value-type="float">
            <text:p>2524.5</text:p>
          </table:table-cell>
          <table:table-cell table:style-name="ce5" table:formula="of:=SUMPRODUCT([.J43:.S43];pot_heat_diffusion)" office:value-type="float" office:value="2535.97319870187" calcext:value-type="float">
            <text:p>2536</text:p>
          </table:table-cell>
          <table:table-cell table:style-name="ce5" table:formula="of:=[.V42]*leakage_out" office:value-type="float" office:value="461.735304532735" calcext:value-type="float">
            <text:p>462</text:p>
          </table:table-cell>
          <table:table-cell table:style-name="ce5" table:formula="of:=[.V42]+[.T43]-[.U43]" office:value-type="float" office:value="79030.1219829584" calcext:value-type="float">
            <text:p>79030</text:p>
          </table:table-cell>
          <table:table-cell table:style-name="ce12" table:formula="of:= temp_out + [.V43]/pot_water_mass" office:value-type="float" office:value="47.8367311080743" calcext:value-type="float">
            <text:p>47.8</text:p>
          </table:table-cell>
          <table:table-cell table:style-name="ce7" table:formula="of:=IF([.G43]&gt;thermagon_temp_max;0;IF([.W4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3" table:formula="of:=burner_C_per_s * [.X43]/100 * time_incr" office:value-type="float" office:value="2149.61306964746" calcext:value-type="float">
            <text:p>2150</text:p>
          </table:table-cell>
          <table:table-cell table:style-name="ce3" table:formula="of:=[.B44]" office:value-type="float" office:value="2149.61306964746" calcext:value-type="float">
            <text:p>2150</text:p>
          </table:table-cell>
          <table:table-cell table:style-name="ce3" table:formula="of:=[.C43]" office:value-type="float" office:value="2149.61306964746" calcext:value-type="float">
            <text:p>2150</text:p>
          </table:table-cell>
          <table:table-cell table:style-name="ce5" table:formula="of:=SUMPRODUCT([.B44:.D44];burner_heat_diffusion)" office:value-type="float" office:value="2149.61306964746" calcext:value-type="float">
            <text:p>2150</text:p>
          </table:table-cell>
          <table:table-cell table:formula="of:=[.F43]+[.E44]-[.I43]" office:value-type="float" office:value="20705.0901239688" calcext:value-type="float">
            <text:p>20705</text:p>
          </table:table-cell>
          <table:table-cell table:style-name="ce7" table:formula="of:=temp_out + [.F44] / burner_heat_mass" office:value-type="float" office:value="61.4101802479376" calcext:value-type="float">
            <text:p>61.4</text:p>
          </table:table-cell>
          <table:table-cell table:style-name="ce7" table:formula="of:=[.G44]-[.W43]" office:value-type="float" office:value="13.5734491398633" calcext:value-type="float">
            <text:p>13.6</text:p>
          </table:table-cell>
          <table:table-cell table:style-name="ce5" table:formula="of:=thermagon_k * burner_A * [.H44] / thermagon_L" office:value-type="float" office:value="1779.33820360813" calcext:value-type="float">
            <text:p>1779</text:p>
          </table:table-cell>
          <table:table-cell table:style-name="ce5" table:formula="of:=[.I44]/C_per_s_to_W*time_incr" office:value-type="float" office:value="2549.92577186605" calcext:value-type="float">
            <text:p>2550</text:p>
          </table:table-cell>
          <table:table-cell table:style-name="ce7" table:formula="of:=[.J43]" office:value-type="float" office:value="2547.39432473125" calcext:value-type="float">
            <text:p>2547.4</text:p>
          </table:table-cell>
          <table:table-cell table:style-name="ce7" table:formula="of:=[.K43]" office:value-type="float" office:value="2544.85710312536" calcext:value-type="float">
            <text:p>2544.9</text:p>
          </table:table-cell>
          <table:table-cell table:style-name="ce7" table:formula="of:=[.L43]" office:value-type="float" office:value="2542.31679741578" calcext:value-type="float">
            <text:p>2542.3</text:p>
          </table:table-cell>
          <table:table-cell table:style-name="ce7" table:formula="of:=[.M43]" office:value-type="float" office:value="2539.77623195467" calcext:value-type="float">
            <text:p>2539.8</text:p>
          </table:table-cell>
          <table:table-cell table:style-name="ce7" table:formula="of:=[.N43]" office:value-type="float" office:value="2537.2378963364" calcext:value-type="float">
            <text:p>2537.2</text:p>
          </table:table-cell>
          <table:table-cell table:style-name="ce7" table:formula="of:=[.O43]" office:value-type="float" office:value="2534.70321747044" calcext:value-type="float">
            <text:p>2534.7</text:p>
          </table:table-cell>
          <table:table-cell table:style-name="ce7" table:formula="of:=[.P43]" office:value-type="float" office:value="2532.17153497744" calcext:value-type="float">
            <text:p>2532.2</text:p>
          </table:table-cell>
          <table:table-cell table:style-name="ce7" table:formula="of:=[.Q43]" office:value-type="float" office:value="2529.63877429979" calcext:value-type="float">
            <text:p>2529.6</text:p>
          </table:table-cell>
          <table:table-cell table:style-name="ce7" table:formula="of:=[.R43]" office:value-type="float" office:value="2527.09586691872" calcext:value-type="float">
            <text:p>2527.1</text:p>
          </table:table-cell>
          <table:table-cell table:style-name="ce5" table:formula="of:=SUMPRODUCT([.J44:.S44];pot_heat_diffusion)" office:value-type="float" office:value="2538.51049686285" calcext:value-type="float">
            <text:p>2539</text:p>
          </table:table-cell>
          <table:table-cell table:style-name="ce5" table:formula="of:=[.V43]*leakage_out" office:value-type="float" office:value="474.18073189775" calcext:value-type="float">
            <text:p>474</text:p>
          </table:table-cell>
          <table:table-cell table:style-name="ce5" table:formula="of:=[.V43]+[.T44]-[.U44]" office:value-type="float" office:value="81094.4517479235" calcext:value-type="float">
            <text:p>81094</text:p>
          </table:table-cell>
          <table:table-cell table:style-name="ce12" table:formula="of:= temp_out + [.V44]/pot_water_mass" office:value-type="float" office:value="48.5638487075906" calcext:value-type="float">
            <text:p>48.6</text:p>
          </table:table-cell>
          <table:table-cell table:style-name="ce7" table:formula="of:=IF([.G44]&gt;thermagon_temp_max;0;IF([.W4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" table:formula="of:=burner_C_per_s * [.X44]/100 * time_incr" office:value-type="float" office:value="2149.61306964746" calcext:value-type="float">
            <text:p>2150</text:p>
          </table:table-cell>
          <table:table-cell table:style-name="ce3" table:formula="of:=[.B45]" office:value-type="float" office:value="2149.61306964746" calcext:value-type="float">
            <text:p>2150</text:p>
          </table:table-cell>
          <table:table-cell table:style-name="ce3" table:formula="of:=[.C44]" office:value-type="float" office:value="2149.61306964746" calcext:value-type="float">
            <text:p>2150</text:p>
          </table:table-cell>
          <table:table-cell table:style-name="ce5" table:formula="of:=SUMPRODUCT([.B45:.D45];burner_heat_diffusion)" office:value-type="float" office:value="2149.61306964746" calcext:value-type="float">
            <text:p>2150</text:p>
          </table:table-cell>
          <table:table-cell table:formula="of:=[.F44]+[.E45]-[.I44]" office:value-type="float" office:value="21075.3649900082" calcext:value-type="float">
            <text:p>21075</text:p>
          </table:table-cell>
          <table:table-cell table:style-name="ce7" table:formula="of:=temp_out + [.F45] / burner_heat_mass" office:value-type="float" office:value="62.1507299800163" calcext:value-type="float">
            <text:p>62.2</text:p>
          </table:table-cell>
          <table:table-cell table:style-name="ce7" table:formula="of:=[.G45]-[.W44]" office:value-type="float" office:value="13.5868812724257" calcext:value-type="float">
            <text:p>13.6</text:p>
          </table:table-cell>
          <table:table-cell table:style-name="ce5" table:formula="of:=thermagon_k * burner_A * [.H45] / thermagon_L" office:value-type="float" office:value="1781.09901667619" calcext:value-type="float">
            <text:p>1781</text:p>
          </table:table-cell>
          <table:table-cell table:style-name="ce5" table:formula="of:=[.I45]/C_per_s_to_W*time_incr" office:value-type="float" office:value="2552.44914972226" calcext:value-type="float">
            <text:p>2552</text:p>
          </table:table-cell>
          <table:table-cell table:style-name="ce7" table:formula="of:=[.J44]" office:value-type="float" office:value="2549.92577186605" calcext:value-type="float">
            <text:p>2549.9</text:p>
          </table:table-cell>
          <table:table-cell table:style-name="ce7" table:formula="of:=[.K44]" office:value-type="float" office:value="2547.39432473125" calcext:value-type="float">
            <text:p>2547.4</text:p>
          </table:table-cell>
          <table:table-cell table:style-name="ce7" table:formula="of:=[.L44]" office:value-type="float" office:value="2544.85710312536" calcext:value-type="float">
            <text:p>2544.9</text:p>
          </table:table-cell>
          <table:table-cell table:style-name="ce7" table:formula="of:=[.M44]" office:value-type="float" office:value="2542.31679741578" calcext:value-type="float">
            <text:p>2542.3</text:p>
          </table:table-cell>
          <table:table-cell table:style-name="ce7" table:formula="of:=[.N44]" office:value-type="float" office:value="2539.77623195467" calcext:value-type="float">
            <text:p>2539.8</text:p>
          </table:table-cell>
          <table:table-cell table:style-name="ce7" table:formula="of:=[.O44]" office:value-type="float" office:value="2537.2378963364" calcext:value-type="float">
            <text:p>2537.2</text:p>
          </table:table-cell>
          <table:table-cell table:style-name="ce7" table:formula="of:=[.P44]" office:value-type="float" office:value="2534.70321747044" calcext:value-type="float">
            <text:p>2534.7</text:p>
          </table:table-cell>
          <table:table-cell table:style-name="ce7" table:formula="of:=[.Q44]" office:value-type="float" office:value="2532.17153497744" calcext:value-type="float">
            <text:p>2532.2</text:p>
          </table:table-cell>
          <table:table-cell table:style-name="ce7" table:formula="of:=[.R44]" office:value-type="float" office:value="2529.63877429979" calcext:value-type="float">
            <text:p>2529.6</text:p>
          </table:table-cell>
          <table:table-cell table:style-name="ce5" table:formula="of:=SUMPRODUCT([.J45:.S45];pot_heat_diffusion)" office:value-type="float" office:value="2541.04737324873" calcext:value-type="float">
            <text:p>2541</text:p>
          </table:table-cell>
          <table:table-cell table:style-name="ce5" table:formula="of:=[.V44]*leakage_out" office:value-type="float" office:value="486.566710487541" calcext:value-type="float">
            <text:p>487</text:p>
          </table:table-cell>
          <table:table-cell table:style-name="ce5" table:formula="of:=[.V44]+[.T45]-[.U45]" office:value-type="float" office:value="83148.9324106847" calcext:value-type="float">
            <text:p>83149</text:p>
          </table:table-cell>
          <table:table-cell table:style-name="ce12" table:formula="of:= temp_out + [.V45]/pot_water_mass" office:value-type="float" office:value="49.2874971639141" calcext:value-type="float">
            <text:p>49.3</text:p>
          </table:table-cell>
          <table:table-cell table:style-name="ce7" table:formula="of:=IF([.G45]&gt;thermagon_temp_max;0;IF([.W4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" table:formula="of:=burner_C_per_s * [.X45]/100 * time_incr" office:value-type="float" office:value="2149.61306964746" calcext:value-type="float">
            <text:p>2150</text:p>
          </table:table-cell>
          <table:table-cell table:style-name="ce3" table:formula="of:=[.B46]" office:value-type="float" office:value="2149.61306964746" calcext:value-type="float">
            <text:p>2150</text:p>
          </table:table-cell>
          <table:table-cell table:style-name="ce3" table:formula="of:=[.C45]" office:value-type="float" office:value="2149.61306964746" calcext:value-type="float">
            <text:p>2150</text:p>
          </table:table-cell>
          <table:table-cell table:style-name="ce5" table:formula="of:=SUMPRODUCT([.B46:.D46];burner_heat_diffusion)" office:value-type="float" office:value="2149.61306964746" calcext:value-type="float">
            <text:p>2150</text:p>
          </table:table-cell>
          <table:table-cell table:formula="of:=[.F45]+[.E46]-[.I45]" office:value-type="float" office:value="21443.8790429794" calcext:value-type="float">
            <text:p>21444</text:p>
          </table:table-cell>
          <table:table-cell table:style-name="ce7" table:formula="of:=temp_out + [.F46] / burner_heat_mass" office:value-type="float" office:value="62.8877580859589" calcext:value-type="float">
            <text:p>62.9</text:p>
          </table:table-cell>
          <table:table-cell table:style-name="ce7" table:formula="of:=[.G46]-[.W45]" office:value-type="float" office:value="13.6002609220448" calcext:value-type="float">
            <text:p>13.6</text:p>
          </table:table-cell>
          <table:table-cell table:style-name="ce5" table:formula="of:=thermagon_k * burner_A * [.H46] / thermagon_L" office:value-type="float" office:value="1782.8529497755" calcext:value-type="float">
            <text:p>1783</text:p>
          </table:table-cell>
          <table:table-cell table:style-name="ce5" table:formula="of:=[.I46]/C_per_s_to_W*time_incr" office:value-type="float" office:value="2554.96266806463" calcext:value-type="float">
            <text:p>2555</text:p>
          </table:table-cell>
          <table:table-cell table:style-name="ce7" table:formula="of:=[.J45]" office:value-type="float" office:value="2552.44914972226" calcext:value-type="float">
            <text:p>2552.4</text:p>
          </table:table-cell>
          <table:table-cell table:style-name="ce7" table:formula="of:=[.K45]" office:value-type="float" office:value="2549.92577186605" calcext:value-type="float">
            <text:p>2549.9</text:p>
          </table:table-cell>
          <table:table-cell table:style-name="ce7" table:formula="of:=[.L45]" office:value-type="float" office:value="2547.39432473125" calcext:value-type="float">
            <text:p>2547.4</text:p>
          </table:table-cell>
          <table:table-cell table:style-name="ce7" table:formula="of:=[.M45]" office:value-type="float" office:value="2544.85710312536" calcext:value-type="float">
            <text:p>2544.9</text:p>
          </table:table-cell>
          <table:table-cell table:style-name="ce7" table:formula="of:=[.N45]" office:value-type="float" office:value="2542.31679741578" calcext:value-type="float">
            <text:p>2542.3</text:p>
          </table:table-cell>
          <table:table-cell table:style-name="ce7" table:formula="of:=[.O45]" office:value-type="float" office:value="2539.77623195467" calcext:value-type="float">
            <text:p>2539.8</text:p>
          </table:table-cell>
          <table:table-cell table:style-name="ce7" table:formula="of:=[.P45]" office:value-type="float" office:value="2537.2378963364" calcext:value-type="float">
            <text:p>2537.2</text:p>
          </table:table-cell>
          <table:table-cell table:style-name="ce7" table:formula="of:=[.Q45]" office:value-type="float" office:value="2534.70321747044" calcext:value-type="float">
            <text:p>2534.7</text:p>
          </table:table-cell>
          <table:table-cell table:style-name="ce7" table:formula="of:=[.R45]" office:value-type="float" office:value="2532.17153497744" calcext:value-type="float">
            <text:p>2532.2</text:p>
          </table:table-cell>
          <table:table-cell table:style-name="ce5" table:formula="of:=SUMPRODUCT([.J46:.S46];pot_heat_diffusion)" office:value-type="float" office:value="2543.58355484102" calcext:value-type="float">
            <text:p>2544</text:p>
          </table:table-cell>
          <table:table-cell table:style-name="ce5" table:formula="of:=[.V45]*leakage_out" office:value-type="float" office:value="498.893594464108" calcext:value-type="float">
            <text:p>499</text:p>
          </table:table-cell>
          <table:table-cell table:style-name="ce5" table:formula="of:=[.V45]+[.T46]-[.U46]" office:value-type="float" office:value="85193.6223710616" calcext:value-type="float">
            <text:p>85194</text:p>
          </table:table-cell>
          <table:table-cell table:style-name="ce12" table:formula="of:= temp_out + [.V46]/pot_water_mass" office:value-type="float" office:value="50.0076970471771" calcext:value-type="float">
            <text:p>50.0</text:p>
          </table:table-cell>
          <table:table-cell table:style-name="ce7" table:formula="of:=IF([.G46]&gt;thermagon_temp_max;0;IF([.W4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table:formula="of:=burner_C_per_s * [.X46]/100 * time_incr" office:value-type="float" office:value="2149.61306964746" calcext:value-type="float">
            <text:p>2150</text:p>
          </table:table-cell>
          <table:table-cell table:style-name="ce3" table:formula="of:=[.B47]" office:value-type="float" office:value="2149.61306964746" calcext:value-type="float">
            <text:p>2150</text:p>
          </table:table-cell>
          <table:table-cell table:style-name="ce3" table:formula="of:=[.C46]" office:value-type="float" office:value="2149.61306964746" calcext:value-type="float">
            <text:p>2150</text:p>
          </table:table-cell>
          <table:table-cell table:style-name="ce5" table:formula="of:=SUMPRODUCT([.B47:.D47];burner_heat_diffusion)" office:value-type="float" office:value="2149.61306964746" calcext:value-type="float">
            <text:p>2150</text:p>
          </table:table-cell>
          <table:table-cell table:formula="of:=[.F46]+[.E47]-[.I46]" office:value-type="float" office:value="21810.6391628514" calcext:value-type="float">
            <text:p>21811</text:p>
          </table:table-cell>
          <table:table-cell table:style-name="ce7" table:formula="of:=temp_out + [.F47] / burner_heat_mass" office:value-type="float" office:value="63.6212783257028" calcext:value-type="float">
            <text:p>63.6</text:p>
          </table:table-cell>
          <table:table-cell table:style-name="ce7" table:formula="of:=[.G47]-[.W46]" office:value-type="float" office:value="13.6135812785257" calcext:value-type="float">
            <text:p>13.6</text:p>
          </table:table-cell>
          <table:table-cell table:style-name="ce5" table:formula="of:=thermagon_k * burner_A * [.H47] / thermagon_L" office:value-type="float" office:value="1784.59911016022" calcext:value-type="float">
            <text:p>1785</text:p>
          </table:table-cell>
          <table:table-cell table:style-name="ce5" table:formula="of:=[.I47]/C_per_s_to_W*time_incr" office:value-type="float" office:value="2557.4650475211" calcext:value-type="float">
            <text:p>2557</text:p>
          </table:table-cell>
          <table:table-cell table:style-name="ce7" table:formula="of:=[.J46]" office:value-type="float" office:value="2554.96266806463" calcext:value-type="float">
            <text:p>2555.0</text:p>
          </table:table-cell>
          <table:table-cell table:style-name="ce7" table:formula="of:=[.K46]" office:value-type="float" office:value="2552.44914972226" calcext:value-type="float">
            <text:p>2552.4</text:p>
          </table:table-cell>
          <table:table-cell table:style-name="ce7" table:formula="of:=[.L46]" office:value-type="float" office:value="2549.92577186605" calcext:value-type="float">
            <text:p>2549.9</text:p>
          </table:table-cell>
          <table:table-cell table:style-name="ce7" table:formula="of:=[.M46]" office:value-type="float" office:value="2547.39432473125" calcext:value-type="float">
            <text:p>2547.4</text:p>
          </table:table-cell>
          <table:table-cell table:style-name="ce7" table:formula="of:=[.N46]" office:value-type="float" office:value="2544.85710312536" calcext:value-type="float">
            <text:p>2544.9</text:p>
          </table:table-cell>
          <table:table-cell table:style-name="ce7" table:formula="of:=[.O46]" office:value-type="float" office:value="2542.31679741578" calcext:value-type="float">
            <text:p>2542.3</text:p>
          </table:table-cell>
          <table:table-cell table:style-name="ce7" table:formula="of:=[.P46]" office:value-type="float" office:value="2539.77623195467" calcext:value-type="float">
            <text:p>2539.8</text:p>
          </table:table-cell>
          <table:table-cell table:style-name="ce7" table:formula="of:=[.Q46]" office:value-type="float" office:value="2537.2378963364" calcext:value-type="float">
            <text:p>2537.2</text:p>
          </table:table-cell>
          <table:table-cell table:style-name="ce7" table:formula="of:=[.R46]" office:value-type="float" office:value="2534.70321747044" calcext:value-type="float">
            <text:p>2534.7</text:p>
          </table:table-cell>
          <table:table-cell table:style-name="ce5" table:formula="of:=SUMPRODUCT([.J47:.S47];pot_heat_diffusion)" office:value-type="float" office:value="2546.11757409404" calcext:value-type="float">
            <text:p>2546</text:p>
          </table:table-cell>
          <table:table-cell table:style-name="ce5" table:formula="of:=[.V46]*leakage_out" office:value-type="float" office:value="511.161734226369" calcext:value-type="float">
            <text:p>511</text:p>
          </table:table-cell>
          <table:table-cell table:style-name="ce5" table:formula="of:=[.V46]+[.T47]-[.U47]" office:value-type="float" office:value="87228.5782109292" calcext:value-type="float">
            <text:p>87229</text:p>
          </table:table-cell>
          <table:table-cell table:style-name="ce12" table:formula="of:= temp_out + [.V47]/pot_water_mass" office:value-type="float" office:value="50.7244682871787" calcext:value-type="float">
            <text:p>50.7</text:p>
          </table:table-cell>
          <table:table-cell table:style-name="ce7" table:formula="of:=IF([.G47]&gt;thermagon_temp_max;0;IF([.W4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" table:formula="of:=burner_C_per_s * [.X47]/100 * time_incr" office:value-type="float" office:value="2149.61306964746" calcext:value-type="float">
            <text:p>2150</text:p>
          </table:table-cell>
          <table:table-cell table:style-name="ce3" table:formula="of:=[.B48]" office:value-type="float" office:value="2149.61306964746" calcext:value-type="float">
            <text:p>2150</text:p>
          </table:table-cell>
          <table:table-cell table:style-name="ce3" table:formula="of:=[.C47]" office:value-type="float" office:value="2149.61306964746" calcext:value-type="float">
            <text:p>2150</text:p>
          </table:table-cell>
          <table:table-cell table:style-name="ce5" table:formula="of:=SUMPRODUCT([.B48:.D48];burner_heat_diffusion)" office:value-type="float" office:value="2149.61306964746" calcext:value-type="float">
            <text:p>2150</text:p>
          </table:table-cell>
          <table:table-cell table:formula="of:=[.F47]+[.E48]-[.I47]" office:value-type="float" office:value="22175.6531223386" calcext:value-type="float">
            <text:p>22176</text:p>
          </table:table-cell>
          <table:table-cell table:style-name="ce7" table:formula="of:=temp_out + [.F48] / burner_heat_mass" office:value-type="float" office:value="64.3513062446773" calcext:value-type="float">
            <text:p>64.4</text:p>
          </table:table-cell>
          <table:table-cell table:style-name="ce7" table:formula="of:=[.G48]-[.W47]" office:value-type="float" office:value="13.6268379574986" calcext:value-type="float">
            <text:p>13.6</text:p>
          </table:table-cell>
          <table:table-cell table:style-name="ce5" table:formula="of:=thermagon_k * burner_A * [.H48] / thermagon_L" office:value-type="float" office:value="1786.33692308503" calcext:value-type="float">
            <text:p>1786</text:p>
          </table:table-cell>
          <table:table-cell table:style-name="ce5" table:formula="of:=[.I48]/C_per_s_to_W*time_incr" office:value-type="float" office:value="2559.95546443828" calcext:value-type="float">
            <text:p>2560</text:p>
          </table:table-cell>
          <table:table-cell table:style-name="ce7" table:formula="of:=[.J47]" office:value-type="float" office:value="2557.4650475211" calcext:value-type="float">
            <text:p>2557.5</text:p>
          </table:table-cell>
          <table:table-cell table:style-name="ce7" table:formula="of:=[.K47]" office:value-type="float" office:value="2554.96266806463" calcext:value-type="float">
            <text:p>2555.0</text:p>
          </table:table-cell>
          <table:table-cell table:style-name="ce7" table:formula="of:=[.L47]" office:value-type="float" office:value="2552.44914972226" calcext:value-type="float">
            <text:p>2552.4</text:p>
          </table:table-cell>
          <table:table-cell table:style-name="ce7" table:formula="of:=[.M47]" office:value-type="float" office:value="2549.92577186605" calcext:value-type="float">
            <text:p>2549.9</text:p>
          </table:table-cell>
          <table:table-cell table:style-name="ce7" table:formula="of:=[.N47]" office:value-type="float" office:value="2547.39432473125" calcext:value-type="float">
            <text:p>2547.4</text:p>
          </table:table-cell>
          <table:table-cell table:style-name="ce7" table:formula="of:=[.O47]" office:value-type="float" office:value="2544.85710312536" calcext:value-type="float">
            <text:p>2544.9</text:p>
          </table:table-cell>
          <table:table-cell table:style-name="ce7" table:formula="of:=[.P47]" office:value-type="float" office:value="2542.31679741578" calcext:value-type="float">
            <text:p>2542.3</text:p>
          </table:table-cell>
          <table:table-cell table:style-name="ce7" table:formula="of:=[.Q47]" office:value-type="float" office:value="2539.77623195467" calcext:value-type="float">
            <text:p>2539.8</text:p>
          </table:table-cell>
          <table:table-cell table:style-name="ce7" table:formula="of:=[.R47]" office:value-type="float" office:value="2537.2378963364" calcext:value-type="float">
            <text:p>2537.2</text:p>
          </table:table-cell>
          <table:table-cell table:style-name="ce5" table:formula="of:=SUMPRODUCT([.J48:.S48];pot_heat_diffusion)" office:value-type="float" office:value="2548.64743305198" calcext:value-type="float">
            <text:p>2549</text:p>
          </table:table-cell>
          <table:table-cell table:style-name="ce5" table:formula="of:=[.V47]*leakage_out" office:value-type="float" office:value="523.371469265576" calcext:value-type="float">
            <text:p>523</text:p>
          </table:table-cell>
          <table:table-cell table:style-name="ce5" table:formula="of:=[.V47]+[.T48]-[.U48]" office:value-type="float" office:value="89253.8541747156" calcext:value-type="float">
            <text:p>89254</text:p>
          </table:table-cell>
          <table:table-cell table:style-name="ce12" table:formula="of:= temp_out + [.V48]/pot_water_mass" office:value-type="float" office:value="51.4378299904002" calcext:value-type="float">
            <text:p>51.4</text:p>
          </table:table-cell>
          <table:table-cell table:style-name="ce7" table:formula="of:=IF([.G48]&gt;thermagon_temp_max;0;IF([.W4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" table:formula="of:=burner_C_per_s * [.X48]/100 * time_incr" office:value-type="float" office:value="2149.61306964746" calcext:value-type="float">
            <text:p>2150</text:p>
          </table:table-cell>
          <table:table-cell table:style-name="ce3" table:formula="of:=[.B49]" office:value-type="float" office:value="2149.61306964746" calcext:value-type="float">
            <text:p>2150</text:p>
          </table:table-cell>
          <table:table-cell table:style-name="ce3" table:formula="of:=[.C48]" office:value-type="float" office:value="2149.61306964746" calcext:value-type="float">
            <text:p>2150</text:p>
          </table:table-cell>
          <table:table-cell table:style-name="ce5" table:formula="of:=SUMPRODUCT([.B49:.D49];burner_heat_diffusion)" office:value-type="float" office:value="2149.61306964746" calcext:value-type="float">
            <text:p>2150</text:p>
          </table:table-cell>
          <table:table-cell table:formula="of:=[.F48]+[.E49]-[.I48]" office:value-type="float" office:value="22538.9292689011" calcext:value-type="float">
            <text:p>22539</text:p>
          </table:table-cell>
          <table:table-cell table:style-name="ce7" table:formula="of:=temp_out + [.F49] / burner_heat_mass" office:value-type="float" office:value="65.0778585378022" calcext:value-type="float">
            <text:p>65.1</text:p>
          </table:table-cell>
          <table:table-cell table:style-name="ce7" table:formula="of:=[.G49]-[.W48]" office:value-type="float" office:value="13.6400285474019" calcext:value-type="float">
            <text:p>13.6</text:p>
          </table:table-cell>
          <table:table-cell table:style-name="ce5" table:formula="of:=thermagon_k * burner_A * [.H49] / thermagon_L" office:value-type="float" office:value="1788.06607241924" calcext:value-type="float">
            <text:p>1788</text:p>
          </table:table-cell>
          <table:table-cell table:style-name="ce5" table:formula="of:=[.I49]/C_per_s_to_W*time_incr" office:value-type="float" office:value="2562.43346577707" calcext:value-type="float">
            <text:p>2562</text:p>
          </table:table-cell>
          <table:table-cell table:style-name="ce7" table:formula="of:=[.J48]" office:value-type="float" office:value="2559.95546443828" calcext:value-type="float">
            <text:p>2560.0</text:p>
          </table:table-cell>
          <table:table-cell table:style-name="ce7" table:formula="of:=[.K48]" office:value-type="float" office:value="2557.4650475211" calcext:value-type="float">
            <text:p>2557.5</text:p>
          </table:table-cell>
          <table:table-cell table:style-name="ce7" table:formula="of:=[.L48]" office:value-type="float" office:value="2554.96266806463" calcext:value-type="float">
            <text:p>2555.0</text:p>
          </table:table-cell>
          <table:table-cell table:style-name="ce7" table:formula="of:=[.M48]" office:value-type="float" office:value="2552.44914972226" calcext:value-type="float">
            <text:p>2552.4</text:p>
          </table:table-cell>
          <table:table-cell table:style-name="ce7" table:formula="of:=[.N48]" office:value-type="float" office:value="2549.92577186605" calcext:value-type="float">
            <text:p>2549.9</text:p>
          </table:table-cell>
          <table:table-cell table:style-name="ce7" table:formula="of:=[.O48]" office:value-type="float" office:value="2547.39432473125" calcext:value-type="float">
            <text:p>2547.4</text:p>
          </table:table-cell>
          <table:table-cell table:style-name="ce7" table:formula="of:=[.P48]" office:value-type="float" office:value="2544.85710312536" calcext:value-type="float">
            <text:p>2544.9</text:p>
          </table:table-cell>
          <table:table-cell table:style-name="ce7" table:formula="of:=[.Q48]" office:value-type="float" office:value="2542.31679741578" calcext:value-type="float">
            <text:p>2542.3</text:p>
          </table:table-cell>
          <table:table-cell table:style-name="ce7" table:formula="of:=[.R48]" office:value-type="float" office:value="2539.77623195467" calcext:value-type="float">
            <text:p>2539.8</text:p>
          </table:table-cell>
          <table:table-cell table:style-name="ce5" table:formula="of:=SUMPRODUCT([.J49:.S49];pot_heat_diffusion)" office:value-type="float" office:value="2551.17105691726" calcext:value-type="float">
            <text:p>2551</text:p>
          </table:table-cell>
          <table:table-cell table:style-name="ce5" table:formula="of:=[.V48]*leakage_out" office:value-type="float" office:value="535.523125048294" calcext:value-type="float">
            <text:p>536</text:p>
          </table:table-cell>
          <table:table-cell table:style-name="ce5" table:formula="of:=[.V48]+[.T49]-[.U49]" office:value-type="float" office:value="91269.5021065846" calcext:value-type="float">
            <text:p>91270</text:p>
          </table:table-cell>
          <table:table-cell table:style-name="ce12" table:formula="of:= temp_out + [.V49]/pot_water_mass" office:value-type="float" office:value="52.1478004178795" calcext:value-type="float">
            <text:p>52.1</text:p>
          </table:table-cell>
          <table:table-cell table:style-name="ce7" table:formula="of:=IF([.G49]&gt;thermagon_temp_max;0;IF([.W4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" table:formula="of:=burner_C_per_s * [.X49]/100 * time_incr" office:value-type="float" office:value="2149.61306964746" calcext:value-type="float">
            <text:p>2150</text:p>
          </table:table-cell>
          <table:table-cell table:style-name="ce3" table:formula="of:=[.B50]" office:value-type="float" office:value="2149.61306964746" calcext:value-type="float">
            <text:p>2150</text:p>
          </table:table-cell>
          <table:table-cell table:style-name="ce3" table:formula="of:=[.C49]" office:value-type="float" office:value="2149.61306964746" calcext:value-type="float">
            <text:p>2150</text:p>
          </table:table-cell>
          <table:table-cell table:style-name="ce5" table:formula="of:=SUMPRODUCT([.B50:.D50];burner_heat_diffusion)" office:value-type="float" office:value="2149.61306964746" calcext:value-type="float">
            <text:p>2150</text:p>
          </table:table-cell>
          <table:table-cell table:formula="of:=[.F49]+[.E50]-[.I49]" office:value-type="float" office:value="22900.4762661293" calcext:value-type="float">
            <text:p>22900</text:p>
          </table:table-cell>
          <table:table-cell table:style-name="ce7" table:formula="of:=temp_out + [.F50] / burner_heat_mass" office:value-type="float" office:value="65.8009525322586" calcext:value-type="float">
            <text:p>65.8</text:p>
          </table:table-cell>
          <table:table-cell table:style-name="ce7" table:formula="of:=[.G50]-[.W49]" office:value-type="float" office:value="13.6531521143791" calcext:value-type="float">
            <text:p>13.7</text:p>
          </table:table-cell>
          <table:table-cell table:style-name="ce5" table:formula="of:=thermagon_k * burner_A * [.H50] / thermagon_L" office:value-type="float" office:value="1789.78643574395" calcext:value-type="float">
            <text:p>1790</text:p>
          </table:table-cell>
          <table:table-cell table:style-name="ce5" table:formula="of:=[.I50]/C_per_s_to_W*time_incr" office:value-type="float" office:value="2564.89887610196" calcext:value-type="float">
            <text:p>2565</text:p>
          </table:table-cell>
          <table:table-cell table:style-name="ce7" table:formula="of:=[.J49]" office:value-type="float" office:value="2562.43346577707" calcext:value-type="float">
            <text:p>2562.4</text:p>
          </table:table-cell>
          <table:table-cell table:style-name="ce7" table:formula="of:=[.K49]" office:value-type="float" office:value="2559.95546443828" calcext:value-type="float">
            <text:p>2560.0</text:p>
          </table:table-cell>
          <table:table-cell table:style-name="ce7" table:formula="of:=[.L49]" office:value-type="float" office:value="2557.4650475211" calcext:value-type="float">
            <text:p>2557.5</text:p>
          </table:table-cell>
          <table:table-cell table:style-name="ce7" table:formula="of:=[.M49]" office:value-type="float" office:value="2554.96266806463" calcext:value-type="float">
            <text:p>2555.0</text:p>
          </table:table-cell>
          <table:table-cell table:style-name="ce7" table:formula="of:=[.N49]" office:value-type="float" office:value="2552.44914972226" calcext:value-type="float">
            <text:p>2552.4</text:p>
          </table:table-cell>
          <table:table-cell table:style-name="ce7" table:formula="of:=[.O49]" office:value-type="float" office:value="2549.92577186605" calcext:value-type="float">
            <text:p>2549.9</text:p>
          </table:table-cell>
          <table:table-cell table:style-name="ce7" table:formula="of:=[.P49]" office:value-type="float" office:value="2547.39432473125" calcext:value-type="float">
            <text:p>2547.4</text:p>
          </table:table-cell>
          <table:table-cell table:style-name="ce7" table:formula="of:=[.Q49]" office:value-type="float" office:value="2544.85710312536" calcext:value-type="float">
            <text:p>2544.9</text:p>
          </table:table-cell>
          <table:table-cell table:style-name="ce7" table:formula="of:=[.R49]" office:value-type="float" office:value="2542.31679741578" calcext:value-type="float">
            <text:p>2542.3</text:p>
          </table:table-cell>
          <table:table-cell table:style-name="ce5" table:formula="of:=SUMPRODUCT([.J50:.S50];pot_heat_diffusion)" office:value-type="float" office:value="2553.68657094214" calcext:value-type="float">
            <text:p>2554</text:p>
          </table:table-cell>
          <table:table-cell table:style-name="ce5" table:formula="of:=[.V49]*leakage_out" office:value-type="float" office:value="547.617012639508" calcext:value-type="float">
            <text:p>548</text:p>
          </table:table-cell>
          <table:table-cell table:style-name="ce5" table:formula="of:=[.V49]+[.T50]-[.U50]" office:value-type="float" office:value="93275.5716648873" calcext:value-type="float">
            <text:p>93276</text:p>
          </table:table-cell>
          <table:table-cell table:style-name="ce12" table:formula="of:= temp_out + [.V50]/pot_water_mass" office:value-type="float" office:value="52.854397060747" calcext:value-type="float">
            <text:p>52.9</text:p>
          </table:table-cell>
          <table:table-cell table:style-name="ce7" table:formula="of:=IF([.G50]&gt;thermagon_temp_max;0;IF([.W5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table:formula="of:=burner_C_per_s * [.X50]/100 * time_incr" office:value-type="float" office:value="2149.61306964746" calcext:value-type="float">
            <text:p>2150</text:p>
          </table:table-cell>
          <table:table-cell table:style-name="ce3" table:formula="of:=[.B51]" office:value-type="float" office:value="2149.61306964746" calcext:value-type="float">
            <text:p>2150</text:p>
          </table:table-cell>
          <table:table-cell table:style-name="ce3" table:formula="of:=[.C50]" office:value-type="float" office:value="2149.61306964746" calcext:value-type="float">
            <text:p>2150</text:p>
          </table:table-cell>
          <table:table-cell table:style-name="ce5" table:formula="of:=SUMPRODUCT([.B51:.D51];burner_heat_diffusion)" office:value-type="float" office:value="2149.61306964746" calcext:value-type="float">
            <text:p>2150</text:p>
          </table:table-cell>
          <table:table-cell table:formula="of:=[.F50]+[.E51]-[.I50]" office:value-type="float" office:value="23260.3029000328" calcext:value-type="float">
            <text:p>23260</text:p>
          </table:table-cell>
          <table:table-cell table:style-name="ce7" table:formula="of:=temp_out + [.F51] / burner_heat_mass" office:value-type="float" office:value="66.5206058000656" calcext:value-type="float">
            <text:p>66.5</text:p>
          </table:table-cell>
          <table:table-cell table:style-name="ce7" table:formula="of:=[.G51]-[.W50]" office:value-type="float" office:value="13.6662087393186" calcext:value-type="float">
            <text:p>13.7</text:p>
          </table:table-cell>
          <table:table-cell table:style-name="ce5" table:formula="of:=thermagon_k * burner_A * [.H51] / thermagon_L" office:value-type="float" office:value="1791.49802366282" calcext:value-type="float">
            <text:p>1791</text:p>
          </table:table-cell>
          <table:table-cell table:style-name="ce5" table:formula="of:=[.I51]/C_per_s_to_W*time_incr" office:value-type="float" office:value="2567.3517106088" calcext:value-type="float">
            <text:p>2567</text:p>
          </table:table-cell>
          <table:table-cell table:style-name="ce7" table:formula="of:=[.J50]" office:value-type="float" office:value="2564.89887610196" calcext:value-type="float">
            <text:p>2564.9</text:p>
          </table:table-cell>
          <table:table-cell table:style-name="ce7" table:formula="of:=[.K50]" office:value-type="float" office:value="2562.43346577707" calcext:value-type="float">
            <text:p>2562.4</text:p>
          </table:table-cell>
          <table:table-cell table:style-name="ce7" table:formula="of:=[.L50]" office:value-type="float" office:value="2559.95546443828" calcext:value-type="float">
            <text:p>2560.0</text:p>
          </table:table-cell>
          <table:table-cell table:style-name="ce7" table:formula="of:=[.M50]" office:value-type="float" office:value="2557.4650475211" calcext:value-type="float">
            <text:p>2557.5</text:p>
          </table:table-cell>
          <table:table-cell table:style-name="ce7" table:formula="of:=[.N50]" office:value-type="float" office:value="2554.96266806463" calcext:value-type="float">
            <text:p>2555.0</text:p>
          </table:table-cell>
          <table:table-cell table:style-name="ce7" table:formula="of:=[.O50]" office:value-type="float" office:value="2552.44914972226" calcext:value-type="float">
            <text:p>2552.4</text:p>
          </table:table-cell>
          <table:table-cell table:style-name="ce7" table:formula="of:=[.P50]" office:value-type="float" office:value="2549.92577186605" calcext:value-type="float">
            <text:p>2549.9</text:p>
          </table:table-cell>
          <table:table-cell table:style-name="ce7" table:formula="of:=[.Q50]" office:value-type="float" office:value="2547.39432473125" calcext:value-type="float">
            <text:p>2547.4</text:p>
          </table:table-cell>
          <table:table-cell table:style-name="ce7" table:formula="of:=[.R50]" office:value-type="float" office:value="2544.85710312536" calcext:value-type="float">
            <text:p>2544.9</text:p>
          </table:table-cell>
          <table:table-cell table:style-name="ce5" table:formula="of:=SUMPRODUCT([.J51:.S51];pot_heat_diffusion)" office:value-type="float" office:value="2556.19244101017" calcext:value-type="float">
            <text:p>2556</text:p>
          </table:table-cell>
          <table:table-cell table:style-name="ce5" table:formula="of:=[.V50]*leakage_out" office:value-type="float" office:value="559.653429989324" calcext:value-type="float">
            <text:p>560</text:p>
          </table:table-cell>
          <table:table-cell table:style-name="ce5" table:formula="of:=[.V50]+[.T51]-[.U51]" office:value-type="float" office:value="95272.1106759081" calcext:value-type="float">
            <text:p>95272</text:p>
          </table:table-cell>
          <table:table-cell table:style-name="ce12" table:formula="of:= temp_out + [.V51]/pot_water_mass" office:value-type="float" office:value="53.5576367648253" calcext:value-type="float">
            <text:p>53.6</text:p>
          </table:table-cell>
          <table:table-cell table:style-name="ce7" table:formula="of:=IF([.G51]&gt;thermagon_temp_max;0;IF([.W5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3" table:formula="of:=burner_C_per_s * [.X51]/100 * time_incr" office:value-type="float" office:value="2149.61306964746" calcext:value-type="float">
            <text:p>2150</text:p>
          </table:table-cell>
          <table:table-cell table:style-name="ce3" table:formula="of:=[.B52]" office:value-type="float" office:value="2149.61306964746" calcext:value-type="float">
            <text:p>2150</text:p>
          </table:table-cell>
          <table:table-cell table:style-name="ce3" table:formula="of:=[.C51]" office:value-type="float" office:value="2149.61306964746" calcext:value-type="float">
            <text:p>2150</text:p>
          </table:table-cell>
          <table:table-cell table:style-name="ce5" table:formula="of:=SUMPRODUCT([.B52:.D52];burner_heat_diffusion)" office:value-type="float" office:value="2149.61306964746" calcext:value-type="float">
            <text:p>2150</text:p>
          </table:table-cell>
          <table:table-cell table:formula="of:=[.F51]+[.E52]-[.I51]" office:value-type="float" office:value="23618.4179460174" calcext:value-type="float">
            <text:p>23618</text:p>
          </table:table-cell>
          <table:table-cell table:style-name="ce7" table:formula="of:=temp_out + [.F52] / burner_heat_mass" office:value-type="float" office:value="67.2368358920349" calcext:value-type="float">
            <text:p>67.2</text:p>
          </table:table-cell>
          <table:table-cell table:style-name="ce7" table:formula="of:=[.G52]-[.W51]" office:value-type="float" office:value="13.6791991272096" calcext:value-type="float">
            <text:p>13.7</text:p>
          </table:table-cell>
          <table:table-cell table:style-name="ce5" table:formula="of:=thermagon_k * burner_A * [.H52] / thermagon_L" office:value-type="float" office:value="1793.20092859258" calcext:value-type="float">
            <text:p>1793</text:p>
          </table:table-cell>
          <table:table-cell table:style-name="ce5" table:formula="of:=[.I52]/C_per_s_to_W*time_incr" office:value-type="float" office:value="2569.79210173771" calcext:value-type="float">
            <text:p>2570</text:p>
          </table:table-cell>
          <table:table-cell table:style-name="ce7" table:formula="of:=[.J51]" office:value-type="float" office:value="2567.3517106088" calcext:value-type="float">
            <text:p>2567.4</text:p>
          </table:table-cell>
          <table:table-cell table:style-name="ce7" table:formula="of:=[.K51]" office:value-type="float" office:value="2564.89887610196" calcext:value-type="float">
            <text:p>2564.9</text:p>
          </table:table-cell>
          <table:table-cell table:style-name="ce7" table:formula="of:=[.L51]" office:value-type="float" office:value="2562.43346577707" calcext:value-type="float">
            <text:p>2562.4</text:p>
          </table:table-cell>
          <table:table-cell table:style-name="ce7" table:formula="of:=[.M51]" office:value-type="float" office:value="2559.95546443828" calcext:value-type="float">
            <text:p>2560.0</text:p>
          </table:table-cell>
          <table:table-cell table:style-name="ce7" table:formula="of:=[.N51]" office:value-type="float" office:value="2557.4650475211" calcext:value-type="float">
            <text:p>2557.5</text:p>
          </table:table-cell>
          <table:table-cell table:style-name="ce7" table:formula="of:=[.O51]" office:value-type="float" office:value="2554.96266806463" calcext:value-type="float">
            <text:p>2555.0</text:p>
          </table:table-cell>
          <table:table-cell table:style-name="ce7" table:formula="of:=[.P51]" office:value-type="float" office:value="2552.44914972226" calcext:value-type="float">
            <text:p>2552.4</text:p>
          </table:table-cell>
          <table:table-cell table:style-name="ce7" table:formula="of:=[.Q51]" office:value-type="float" office:value="2549.92577186605" calcext:value-type="float">
            <text:p>2549.9</text:p>
          </table:table-cell>
          <table:table-cell table:style-name="ce7" table:formula="of:=[.R51]" office:value-type="float" office:value="2547.39432473125" calcext:value-type="float">
            <text:p>2547.4</text:p>
          </table:table-cell>
          <table:table-cell table:style-name="ce5" table:formula="of:=SUMPRODUCT([.J52:.S52];pot_heat_diffusion)" office:value-type="float" office:value="2558.68751746449" calcext:value-type="float">
            <text:p>2559</text:p>
          </table:table-cell>
          <table:table-cell table:style-name="ce5" table:formula="of:=[.V51]*leakage_out" office:value-type="float" office:value="571.632664055449" calcext:value-type="float">
            <text:p>572</text:p>
          </table:table-cell>
          <table:table-cell table:style-name="ce5" table:formula="of:=[.V51]+[.T52]-[.U52]" office:value-type="float" office:value="97259.1655293171" calcext:value-type="float">
            <text:p>97259</text:p>
          </table:table-cell>
          <table:table-cell table:style-name="ce12" table:formula="of:= temp_out + [.V52]/pot_water_mass" office:value-type="float" office:value="54.2575358699193" calcext:value-type="float">
            <text:p>54.3</text:p>
          </table:table-cell>
          <table:table-cell table:style-name="ce7" table:formula="of:=IF([.G52]&gt;thermagon_temp_max;0;IF([.W5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3" table:formula="of:=burner_C_per_s * [.X52]/100 * time_incr" office:value-type="float" office:value="2149.61306964746" calcext:value-type="float">
            <text:p>2150</text:p>
          </table:table-cell>
          <table:table-cell table:style-name="ce3" table:formula="of:=[.B53]" office:value-type="float" office:value="2149.61306964746" calcext:value-type="float">
            <text:p>2150</text:p>
          </table:table-cell>
          <table:table-cell table:style-name="ce3" table:formula="of:=[.C52]" office:value-type="float" office:value="2149.61306964746" calcext:value-type="float">
            <text:p>2150</text:p>
          </table:table-cell>
          <table:table-cell table:style-name="ce5" table:formula="of:=SUMPRODUCT([.B53:.D53];burner_heat_diffusion)" office:value-type="float" office:value="2149.61306964746" calcext:value-type="float">
            <text:p>2150</text:p>
          </table:table-cell>
          <table:table-cell table:formula="of:=[.F52]+[.E53]-[.I52]" office:value-type="float" office:value="23974.8300870723" calcext:value-type="float">
            <text:p>23975</text:p>
          </table:table-cell>
          <table:table-cell table:style-name="ce7" table:formula="of:=temp_out + [.F53] / burner_heat_mass" office:value-type="float" office:value="67.9496601741447" calcext:value-type="float">
            <text:p>67.9</text:p>
          </table:table-cell>
          <table:table-cell table:style-name="ce7" table:formula="of:=[.G53]-[.W52]" office:value-type="float" office:value="13.6921243042254" calcext:value-type="float">
            <text:p>13.7</text:p>
          </table:table-cell>
          <table:table-cell table:style-name="ce5" table:formula="of:=thermagon_k * burner_A * [.H53] / thermagon_L" office:value-type="float" office:value="1794.8952850539" calcext:value-type="float">
            <text:p>1795</text:p>
          </table:table-cell>
          <table:table-cell table:style-name="ce5" table:formula="of:=[.I53]/C_per_s_to_W*time_incr" office:value-type="float" office:value="2572.22024226699" calcext:value-type="float">
            <text:p>2572</text:p>
          </table:table-cell>
          <table:table-cell table:style-name="ce7" table:formula="of:=[.J52]" office:value-type="float" office:value="2569.79210173771" calcext:value-type="float">
            <text:p>2569.8</text:p>
          </table:table-cell>
          <table:table-cell table:style-name="ce7" table:formula="of:=[.K52]" office:value-type="float" office:value="2567.3517106088" calcext:value-type="float">
            <text:p>2567.4</text:p>
          </table:table-cell>
          <table:table-cell table:style-name="ce7" table:formula="of:=[.L52]" office:value-type="float" office:value="2564.89887610196" calcext:value-type="float">
            <text:p>2564.9</text:p>
          </table:table-cell>
          <table:table-cell table:style-name="ce7" table:formula="of:=[.M52]" office:value-type="float" office:value="2562.43346577707" calcext:value-type="float">
            <text:p>2562.4</text:p>
          </table:table-cell>
          <table:table-cell table:style-name="ce7" table:formula="of:=[.N52]" office:value-type="float" office:value="2559.95546443828" calcext:value-type="float">
            <text:p>2560.0</text:p>
          </table:table-cell>
          <table:table-cell table:style-name="ce7" table:formula="of:=[.O52]" office:value-type="float" office:value="2557.4650475211" calcext:value-type="float">
            <text:p>2557.5</text:p>
          </table:table-cell>
          <table:table-cell table:style-name="ce7" table:formula="of:=[.P52]" office:value-type="float" office:value="2554.96266806463" calcext:value-type="float">
            <text:p>2555.0</text:p>
          </table:table-cell>
          <table:table-cell table:style-name="ce7" table:formula="of:=[.Q52]" office:value-type="float" office:value="2552.44914972226" calcext:value-type="float">
            <text:p>2552.4</text:p>
          </table:table-cell>
          <table:table-cell table:style-name="ce7" table:formula="of:=[.R52]" office:value-type="float" office:value="2549.92577186605" calcext:value-type="float">
            <text:p>2549.9</text:p>
          </table:table-cell>
          <table:table-cell table:style-name="ce5" table:formula="of:=SUMPRODUCT([.J53:.S53];pot_heat_diffusion)" office:value-type="float" office:value="2561.17101670522" calcext:value-type="float">
            <text:p>2561</text:p>
          </table:table-cell>
          <table:table-cell table:style-name="ce5" table:formula="of:=[.V52]*leakage_out" office:value-type="float" office:value="583.554993175903" calcext:value-type="float">
            <text:p>584</text:p>
          </table:table-cell>
          <table:table-cell table:style-name="ce5" table:formula="of:=[.V52]+[.T53]-[.U53]" office:value-type="float" office:value="99236.7815528464" calcext:value-type="float">
            <text:p>99237</text:p>
          </table:table-cell>
          <table:table-cell table:style-name="ce12" table:formula="of:= temp_out + [.V53]/pot_water_mass" office:value-type="float" office:value="54.9541103417881" calcext:value-type="float">
            <text:p>55.0</text:p>
          </table:table-cell>
          <table:table-cell table:style-name="ce7" table:formula="of:=IF([.G53]&gt;thermagon_temp_max;0;IF([.W5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table:formula="of:=burner_C_per_s * [.X53]/100 * time_incr" office:value-type="float" office:value="2149.61306964746" calcext:value-type="float">
            <text:p>2150</text:p>
          </table:table-cell>
          <table:table-cell table:style-name="ce3" table:formula="of:=[.B54]" office:value-type="float" office:value="2149.61306964746" calcext:value-type="float">
            <text:p>2150</text:p>
          </table:table-cell>
          <table:table-cell table:style-name="ce3" table:formula="of:=[.C53]" office:value-type="float" office:value="2149.61306964746" calcext:value-type="float">
            <text:p>2150</text:p>
          </table:table-cell>
          <table:table-cell table:style-name="ce5" table:formula="of:=SUMPRODUCT([.B54:.D54];burner_heat_diffusion)" office:value-type="float" office:value="2149.61306964746" calcext:value-type="float">
            <text:p>2150</text:p>
          </table:table-cell>
          <table:table-cell table:formula="of:=[.F53]+[.E54]-[.I53]" office:value-type="float" office:value="24329.5478716659" calcext:value-type="float">
            <text:p>24330</text:p>
          </table:table-cell>
          <table:table-cell table:style-name="ce7" table:formula="of:=temp_out + [.F54] / burner_heat_mass" office:value-type="float" office:value="68.6590957433318" calcext:value-type="float">
            <text:p>68.7</text:p>
          </table:table-cell>
          <table:table-cell table:style-name="ce7" table:formula="of:=[.G54]-[.W53]" office:value-type="float" office:value="13.7049854015438" calcext:value-type="float">
            <text:p>13.7</text:p>
          </table:table-cell>
          <table:table-cell table:style-name="ce5" table:formula="of:=thermagon_k * burner_A * [.H54] / thermagon_L" office:value-type="float" office:value="1796.58124133245" calcext:value-type="float">
            <text:p>1797</text:p>
          </table:table-cell>
          <table:table-cell table:style-name="ce5" table:formula="of:=[.I54]/C_per_s_to_W*time_incr" office:value-type="float" office:value="2574.63634470113" calcext:value-type="float">
            <text:p>2575</text:p>
          </table:table-cell>
          <table:table-cell table:style-name="ce7" table:formula="of:=[.J53]" office:value-type="float" office:value="2572.22024226699" calcext:value-type="float">
            <text:p>2572.2</text:p>
          </table:table-cell>
          <table:table-cell table:style-name="ce7" table:formula="of:=[.K53]" office:value-type="float" office:value="2569.79210173771" calcext:value-type="float">
            <text:p>2569.8</text:p>
          </table:table-cell>
          <table:table-cell table:style-name="ce7" table:formula="of:=[.L53]" office:value-type="float" office:value="2567.3517106088" calcext:value-type="float">
            <text:p>2567.4</text:p>
          </table:table-cell>
          <table:table-cell table:style-name="ce7" table:formula="of:=[.M53]" office:value-type="float" office:value="2564.89887610196" calcext:value-type="float">
            <text:p>2564.9</text:p>
          </table:table-cell>
          <table:table-cell table:style-name="ce7" table:formula="of:=[.N53]" office:value-type="float" office:value="2562.43346577707" calcext:value-type="float">
            <text:p>2562.4</text:p>
          </table:table-cell>
          <table:table-cell table:style-name="ce7" table:formula="of:=[.O53]" office:value-type="float" office:value="2559.95546443828" calcext:value-type="float">
            <text:p>2560.0</text:p>
          </table:table-cell>
          <table:table-cell table:style-name="ce7" table:formula="of:=[.P53]" office:value-type="float" office:value="2557.4650475211" calcext:value-type="float">
            <text:p>2557.5</text:p>
          </table:table-cell>
          <table:table-cell table:style-name="ce7" table:formula="of:=[.Q53]" office:value-type="float" office:value="2554.96266806463" calcext:value-type="float">
            <text:p>2555.0</text:p>
          </table:table-cell>
          <table:table-cell table:style-name="ce7" table:formula="of:=[.R53]" office:value-type="float" office:value="2552.44914972226" calcext:value-type="float">
            <text:p>2552.4</text:p>
          </table:table-cell>
          <table:table-cell table:style-name="ce5" table:formula="of:=SUMPRODUCT([.J54:.S54];pot_heat_diffusion)" office:value-type="float" office:value="2563.64246812622" calcext:value-type="float">
            <text:p>2564</text:p>
          </table:table-cell>
          <table:table-cell table:style-name="ce5" table:formula="of:=[.V53]*leakage_out" office:value-type="float" office:value="595.420689317079" calcext:value-type="float">
            <text:p>595</text:p>
          </table:table-cell>
          <table:table-cell table:style-name="ce5" table:formula="of:=[.V53]+[.T54]-[.U54]" office:value-type="float" office:value="101205.003331656" calcext:value-type="float">
            <text:p>101205</text:p>
          </table:table-cell>
          <table:table-cell table:style-name="ce12" table:formula="of:= temp_out + [.V54]/pot_water_mass" office:value-type="float" office:value="55.6473758846349" calcext:value-type="float">
            <text:p>55.6</text:p>
          </table:table-cell>
          <table:table-cell table:style-name="ce7" table:formula="of:=IF([.G54]&gt;thermagon_temp_max;0;IF([.W5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" table:formula="of:=burner_C_per_s * [.X54]/100 * time_incr" office:value-type="float" office:value="2149.61306964746" calcext:value-type="float">
            <text:p>2150</text:p>
          </table:table-cell>
          <table:table-cell table:style-name="ce3" table:formula="of:=[.B55]" office:value-type="float" office:value="2149.61306964746" calcext:value-type="float">
            <text:p>2150</text:p>
          </table:table-cell>
          <table:table-cell table:style-name="ce3" table:formula="of:=[.C54]" office:value-type="float" office:value="2149.61306964746" calcext:value-type="float">
            <text:p>2150</text:p>
          </table:table-cell>
          <table:table-cell table:style-name="ce5" table:formula="of:=SUMPRODUCT([.B55:.D55];burner_heat_diffusion)" office:value-type="float" office:value="2149.61306964746" calcext:value-type="float">
            <text:p>2150</text:p>
          </table:table-cell>
          <table:table-cell table:formula="of:=[.F54]+[.E55]-[.I54]" office:value-type="float" office:value="24682.5796999809" calcext:value-type="float">
            <text:p>24683</text:p>
          </table:table-cell>
          <table:table-cell table:style-name="ce7" table:formula="of:=temp_out + [.F55] / burner_heat_mass" office:value-type="float" office:value="69.3651593999618" calcext:value-type="float">
            <text:p>69.4</text:p>
          </table:table-cell>
          <table:table-cell table:style-name="ce7" table:formula="of:=[.G55]-[.W54]" office:value-type="float" office:value="13.717783515327" calcext:value-type="float">
            <text:p>13.7</text:p>
          </table:table-cell>
          <table:table-cell table:style-name="ce5" table:formula="of:=thermagon_k * burner_A * [.H55] / thermagon_L" office:value-type="float" office:value="1798.2589411237" calcext:value-type="float">
            <text:p>1798</text:p>
          </table:table-cell>
          <table:table-cell table:style-name="ce5" table:formula="of:=[.I55]/C_per_s_to_W*time_incr" office:value-type="float" office:value="2577.04061496662" calcext:value-type="float">
            <text:p>2577</text:p>
          </table:table-cell>
          <table:table-cell table:style-name="ce7" table:formula="of:=[.J54]" office:value-type="float" office:value="2574.63634470113" calcext:value-type="float">
            <text:p>2574.6</text:p>
          </table:table-cell>
          <table:table-cell table:style-name="ce7" table:formula="of:=[.K54]" office:value-type="float" office:value="2572.22024226699" calcext:value-type="float">
            <text:p>2572.2</text:p>
          </table:table-cell>
          <table:table-cell table:style-name="ce7" table:formula="of:=[.L54]" office:value-type="float" office:value="2569.79210173771" calcext:value-type="float">
            <text:p>2569.8</text:p>
          </table:table-cell>
          <table:table-cell table:style-name="ce7" table:formula="of:=[.M54]" office:value-type="float" office:value="2567.3517106088" calcext:value-type="float">
            <text:p>2567.4</text:p>
          </table:table-cell>
          <table:table-cell table:style-name="ce7" table:formula="of:=[.N54]" office:value-type="float" office:value="2564.89887610196" calcext:value-type="float">
            <text:p>2564.9</text:p>
          </table:table-cell>
          <table:table-cell table:style-name="ce7" table:formula="of:=[.O54]" office:value-type="float" office:value="2562.43346577707" calcext:value-type="float">
            <text:p>2562.4</text:p>
          </table:table-cell>
          <table:table-cell table:style-name="ce7" table:formula="of:=[.P54]" office:value-type="float" office:value="2559.95546443828" calcext:value-type="float">
            <text:p>2560.0</text:p>
          </table:table-cell>
          <table:table-cell table:style-name="ce7" table:formula="of:=[.Q54]" office:value-type="float" office:value="2557.4650475211" calcext:value-type="float">
            <text:p>2557.5</text:p>
          </table:table-cell>
          <table:table-cell table:style-name="ce7" table:formula="of:=[.R54]" office:value-type="float" office:value="2554.96266806463" calcext:value-type="float">
            <text:p>2555.0</text:p>
          </table:table-cell>
          <table:table-cell table:style-name="ce5" table:formula="of:=SUMPRODUCT([.J55:.S55];pot_heat_diffusion)" office:value-type="float" office:value="2566.10164667742" calcext:value-type="float">
            <text:p>2566</text:p>
          </table:table-cell>
          <table:table-cell table:style-name="ce5" table:formula="of:=[.V54]*leakage_out" office:value-type="float" office:value="607.230019989934" calcext:value-type="float">
            <text:p>607</text:p>
          </table:table-cell>
          <table:table-cell table:style-name="ce5" table:formula="of:=[.V54]+[.T55]-[.U55]" office:value-type="float" office:value="103163.874958343" calcext:value-type="float">
            <text:p>103164</text:p>
          </table:table-cell>
          <table:table-cell table:style-name="ce12" table:formula="of:= temp_out + [.V55]/pot_water_mass" office:value-type="float" office:value="56.3373480291685" calcext:value-type="float">
            <text:p>56.3</text:p>
          </table:table-cell>
          <table:table-cell table:style-name="ce7" table:formula="of:=IF([.G55]&gt;thermagon_temp_max;0;IF([.W5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" table:formula="of:=burner_C_per_s * [.X55]/100 * time_incr" office:value-type="float" office:value="2149.61306964746" calcext:value-type="float">
            <text:p>2150</text:p>
          </table:table-cell>
          <table:table-cell table:style-name="ce3" table:formula="of:=[.B56]" office:value-type="float" office:value="2149.61306964746" calcext:value-type="float">
            <text:p>2150</text:p>
          </table:table-cell>
          <table:table-cell table:style-name="ce3" table:formula="of:=[.C55]" office:value-type="float" office:value="2149.61306964746" calcext:value-type="float">
            <text:p>2150</text:p>
          </table:table-cell>
          <table:table-cell table:style-name="ce5" table:formula="of:=SUMPRODUCT([.B56:.D56];burner_heat_diffusion)" office:value-type="float" office:value="2149.61306964746" calcext:value-type="float">
            <text:p>2150</text:p>
          </table:table-cell>
          <table:table-cell table:formula="of:=[.F55]+[.E56]-[.I55]" office:value-type="float" office:value="25033.9338285047" calcext:value-type="float">
            <text:p>25034</text:p>
          </table:table-cell>
          <table:table-cell table:style-name="ce7" table:formula="of:=temp_out + [.F56] / burner_heat_mass" office:value-type="float" office:value="70.0678676570093" calcext:value-type="float">
            <text:p>70.1</text:p>
          </table:table-cell>
          <table:table-cell table:style-name="ce7" table:formula="of:=[.G56]-[.W55]" office:value-type="float" office:value="13.7305196278409" calcext:value-type="float">
            <text:p>13.7</text:p>
          </table:table-cell>
          <table:table-cell table:style-name="ce5" table:formula="of:=thermagon_k * burner_A * [.H56] / thermagon_L" office:value-type="float" office:value="1799.92851319252" calcext:value-type="float">
            <text:p>1800</text:p>
          </table:table-cell>
          <table:table-cell table:style-name="ce5" table:formula="of:=[.I56]/C_per_s_to_W*time_incr" office:value-type="float" office:value="2579.43323759318" calcext:value-type="float">
            <text:p>2579</text:p>
          </table:table-cell>
          <table:table-cell table:style-name="ce7" table:formula="of:=[.J55]" office:value-type="float" office:value="2577.04061496662" calcext:value-type="float">
            <text:p>2577.0</text:p>
          </table:table-cell>
          <table:table-cell table:style-name="ce7" table:formula="of:=[.K55]" office:value-type="float" office:value="2574.63634470113" calcext:value-type="float">
            <text:p>2574.6</text:p>
          </table:table-cell>
          <table:table-cell table:style-name="ce7" table:formula="of:=[.L55]" office:value-type="float" office:value="2572.22024226699" calcext:value-type="float">
            <text:p>2572.2</text:p>
          </table:table-cell>
          <table:table-cell table:style-name="ce7" table:formula="of:=[.M55]" office:value-type="float" office:value="2569.79210173771" calcext:value-type="float">
            <text:p>2569.8</text:p>
          </table:table-cell>
          <table:table-cell table:style-name="ce7" table:formula="of:=[.N55]" office:value-type="float" office:value="2567.3517106088" calcext:value-type="float">
            <text:p>2567.4</text:p>
          </table:table-cell>
          <table:table-cell table:style-name="ce7" table:formula="of:=[.O55]" office:value-type="float" office:value="2564.89887610196" calcext:value-type="float">
            <text:p>2564.9</text:p>
          </table:table-cell>
          <table:table-cell table:style-name="ce7" table:formula="of:=[.P55]" office:value-type="float" office:value="2562.43346577707" calcext:value-type="float">
            <text:p>2562.4</text:p>
          </table:table-cell>
          <table:table-cell table:style-name="ce7" table:formula="of:=[.Q55]" office:value-type="float" office:value="2559.95546443828" calcext:value-type="float">
            <text:p>2560.0</text:p>
          </table:table-cell>
          <table:table-cell table:style-name="ce7" table:formula="of:=[.R55]" office:value-type="float" office:value="2557.4650475211" calcext:value-type="float">
            <text:p>2557.5</text:p>
          </table:table-cell>
          <table:table-cell table:style-name="ce5" table:formula="of:=SUMPRODUCT([.J56:.S56];pot_heat_diffusion)" office:value-type="float" office:value="2568.54850469806" calcext:value-type="float">
            <text:p>2569</text:p>
          </table:table-cell>
          <table:table-cell table:style-name="ce5" table:formula="of:=[.V55]*leakage_out" office:value-type="float" office:value="618.983249750059" calcext:value-type="float">
            <text:p>619</text:p>
          </table:table-cell>
          <table:table-cell table:style-name="ce5" table:formula="of:=[.V55]+[.T56]-[.U56]" office:value-type="float" office:value="105113.440213291" calcext:value-type="float">
            <text:p>105113</text:p>
          </table:table-cell>
          <table:table-cell table:style-name="ce12" table:formula="of:= temp_out + [.V56]/pot_water_mass" office:value-type="float" office:value="57.0240421961259" calcext:value-type="float">
            <text:p>57.0</text:p>
          </table:table-cell>
          <table:table-cell table:style-name="ce7" table:formula="of:=IF([.G56]&gt;thermagon_temp_max;0;IF([.W5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table:formula="of:=burner_C_per_s * [.X56]/100 * time_incr" office:value-type="float" office:value="2149.61306964746" calcext:value-type="float">
            <text:p>2150</text:p>
          </table:table-cell>
          <table:table-cell table:style-name="ce3" table:formula="of:=[.B57]" office:value-type="float" office:value="2149.61306964746" calcext:value-type="float">
            <text:p>2150</text:p>
          </table:table-cell>
          <table:table-cell table:style-name="ce3" table:formula="of:=[.C56]" office:value-type="float" office:value="2149.61306964746" calcext:value-type="float">
            <text:p>2150</text:p>
          </table:table-cell>
          <table:table-cell table:style-name="ce5" table:formula="of:=SUMPRODUCT([.B57:.D57];burner_heat_diffusion)" office:value-type="float" office:value="2149.61306964746" calcext:value-type="float">
            <text:p>2150</text:p>
          </table:table-cell>
          <table:table-cell table:formula="of:=[.F56]+[.E57]-[.I56]" office:value-type="float" office:value="25383.6183849596" calcext:value-type="float">
            <text:p>25384</text:p>
          </table:table-cell>
          <table:table-cell table:style-name="ce7" table:formula="of:=temp_out + [.F57] / burner_heat_mass" office:value-type="float" office:value="70.7672367699192" calcext:value-type="float">
            <text:p>70.8</text:p>
          </table:table-cell>
          <table:table-cell table:style-name="ce7" table:formula="of:=[.G57]-[.W56]" office:value-type="float" office:value="13.7431945737933" calcext:value-type="float">
            <text:p>13.7</text:p>
          </table:table-cell>
          <table:table-cell table:style-name="ce5" table:formula="of:=thermagon_k * burner_A * [.H57] / thermagon_L" office:value-type="float" office:value="1801.59006696043" calcext:value-type="float">
            <text:p>1802</text:p>
          </table:table-cell>
          <table:table-cell table:style-name="ce5" table:formula="of:=[.I57]/C_per_s_to_W*time_incr" office:value-type="float" office:value="2581.81436939013" calcext:value-type="float">
            <text:p>2582</text:p>
          </table:table-cell>
          <table:table-cell table:style-name="ce7" table:formula="of:=[.J56]" office:value-type="float" office:value="2579.43323759318" calcext:value-type="float">
            <text:p>2579.4</text:p>
          </table:table-cell>
          <table:table-cell table:style-name="ce7" table:formula="of:=[.K56]" office:value-type="float" office:value="2577.04061496662" calcext:value-type="float">
            <text:p>2577.0</text:p>
          </table:table-cell>
          <table:table-cell table:style-name="ce7" table:formula="of:=[.L56]" office:value-type="float" office:value="2574.63634470113" calcext:value-type="float">
            <text:p>2574.6</text:p>
          </table:table-cell>
          <table:table-cell table:style-name="ce7" table:formula="of:=[.M56]" office:value-type="float" office:value="2572.22024226699" calcext:value-type="float">
            <text:p>2572.2</text:p>
          </table:table-cell>
          <table:table-cell table:style-name="ce7" table:formula="of:=[.N56]" office:value-type="float" office:value="2569.79210173771" calcext:value-type="float">
            <text:p>2569.8</text:p>
          </table:table-cell>
          <table:table-cell table:style-name="ce7" table:formula="of:=[.O56]" office:value-type="float" office:value="2567.3517106088" calcext:value-type="float">
            <text:p>2567.4</text:p>
          </table:table-cell>
          <table:table-cell table:style-name="ce7" table:formula="of:=[.P56]" office:value-type="float" office:value="2564.89887610196" calcext:value-type="float">
            <text:p>2564.9</text:p>
          </table:table-cell>
          <table:table-cell table:style-name="ce7" table:formula="of:=[.Q56]" office:value-type="float" office:value="2562.43346577707" calcext:value-type="float">
            <text:p>2562.4</text:p>
          </table:table-cell>
          <table:table-cell table:style-name="ce7" table:formula="of:=[.R56]" office:value-type="float" office:value="2559.95546443828" calcext:value-type="float">
            <text:p>2560.0</text:p>
          </table:table-cell>
          <table:table-cell table:style-name="ce5" table:formula="of:=SUMPRODUCT([.J57:.S57];pot_heat_diffusion)" office:value-type="float" office:value="2570.98311116927" calcext:value-type="float">
            <text:p>2571</text:p>
          </table:table-cell>
          <table:table-cell table:style-name="ce5" table:formula="of:=[.V56]*leakage_out" office:value-type="float" office:value="630.680641279747" calcext:value-type="float">
            <text:p>631</text:p>
          </table:table-cell>
          <table:table-cell table:style-name="ce5" table:formula="of:=[.V56]+[.T57]-[.U57]" office:value-type="float" office:value="107053.742683181" calcext:value-type="float">
            <text:p>107054</text:p>
          </table:table-cell>
          <table:table-cell table:style-name="ce12" table:formula="of:= temp_out + [.V57]/pot_water_mass" office:value-type="float" office:value="57.7074737380169" calcext:value-type="float">
            <text:p>57.7</text:p>
          </table:table-cell>
          <table:table-cell table:style-name="ce7" table:formula="of:=IF([.G57]&gt;thermagon_temp_max;0;IF([.W5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table:formula="of:=burner_C_per_s * [.X57]/100 * time_incr" office:value-type="float" office:value="2149.61306964746" calcext:value-type="float">
            <text:p>2150</text:p>
          </table:table-cell>
          <table:table-cell table:style-name="ce3" table:formula="of:=[.B58]" office:value-type="float" office:value="2149.61306964746" calcext:value-type="float">
            <text:p>2150</text:p>
          </table:table-cell>
          <table:table-cell table:style-name="ce3" table:formula="of:=[.C57]" office:value-type="float" office:value="2149.61306964746" calcext:value-type="float">
            <text:p>2150</text:p>
          </table:table-cell>
          <table:table-cell table:style-name="ce5" table:formula="of:=SUMPRODUCT([.B58:.D58];burner_heat_diffusion)" office:value-type="float" office:value="2149.61306964746" calcext:value-type="float">
            <text:p>2150</text:p>
          </table:table-cell>
          <table:table-cell table:formula="of:=[.F57]+[.E58]-[.I57]" office:value-type="float" office:value="25731.6413876467" calcext:value-type="float">
            <text:p>25732</text:p>
          </table:table-cell>
          <table:table-cell table:style-name="ce7" table:formula="of:=temp_out + [.F58] / burner_heat_mass" office:value-type="float" office:value="71.4632827752933" calcext:value-type="float">
            <text:p>71.5</text:p>
          </table:table-cell>
          <table:table-cell table:style-name="ce7" table:formula="of:=[.G58]-[.W57]" office:value-type="float" office:value="13.7558090372764" calcext:value-type="float">
            <text:p>13.8</text:p>
          </table:table-cell>
          <table:table-cell table:style-name="ce5" table:formula="of:=thermagon_k * burner_A * [.H58] / thermagon_L" office:value-type="float" office:value="1803.2436921048" calcext:value-type="float">
            <text:p>1803</text:p>
          </table:table-cell>
          <table:table-cell table:style-name="ce5" table:formula="of:=[.I58]/C_per_s_to_W*time_incr" office:value-type="float" office:value="2584.18413887188" calcext:value-type="float">
            <text:p>2584</text:p>
          </table:table-cell>
          <table:table-cell table:style-name="ce7" table:formula="of:=[.J57]" office:value-type="float" office:value="2581.81436939013" calcext:value-type="float">
            <text:p>2581.8</text:p>
          </table:table-cell>
          <table:table-cell table:style-name="ce7" table:formula="of:=[.K57]" office:value-type="float" office:value="2579.43323759318" calcext:value-type="float">
            <text:p>2579.4</text:p>
          </table:table-cell>
          <table:table-cell table:style-name="ce7" table:formula="of:=[.L57]" office:value-type="float" office:value="2577.04061496662" calcext:value-type="float">
            <text:p>2577.0</text:p>
          </table:table-cell>
          <table:table-cell table:style-name="ce7" table:formula="of:=[.M57]" office:value-type="float" office:value="2574.63634470113" calcext:value-type="float">
            <text:p>2574.6</text:p>
          </table:table-cell>
          <table:table-cell table:style-name="ce7" table:formula="of:=[.N57]" office:value-type="float" office:value="2572.22024226699" calcext:value-type="float">
            <text:p>2572.2</text:p>
          </table:table-cell>
          <table:table-cell table:style-name="ce7" table:formula="of:=[.O57]" office:value-type="float" office:value="2569.79210173771" calcext:value-type="float">
            <text:p>2569.8</text:p>
          </table:table-cell>
          <table:table-cell table:style-name="ce7" table:formula="of:=[.P57]" office:value-type="float" office:value="2567.3517106088" calcext:value-type="float">
            <text:p>2567.4</text:p>
          </table:table-cell>
          <table:table-cell table:style-name="ce7" table:formula="of:=[.Q57]" office:value-type="float" office:value="2564.89887610196" calcext:value-type="float">
            <text:p>2564.9</text:p>
          </table:table-cell>
          <table:table-cell table:style-name="ce7" table:formula="of:=[.R57]" office:value-type="float" office:value="2562.43346577707" calcext:value-type="float">
            <text:p>2562.4</text:p>
          </table:table-cell>
          <table:table-cell table:style-name="ce5" table:formula="of:=SUMPRODUCT([.J58:.S58];pot_heat_diffusion)" office:value-type="float" office:value="2573.40560234769" calcext:value-type="float">
            <text:p>2573</text:p>
          </table:table-cell>
          <table:table-cell table:style-name="ce5" table:formula="of:=[.V57]*leakage_out" office:value-type="float" office:value="642.322456099084" calcext:value-type="float">
            <text:p>642</text:p>
          </table:table-cell>
          <table:table-cell table:style-name="ce5" table:formula="of:=[.V57]+[.T58]-[.U58]" office:value-type="float" office:value="108984.825829429" calcext:value-type="float">
            <text:p>108985</text:p>
          </table:table-cell>
          <table:table-cell table:style-name="ce12" table:formula="of:= temp_out + [.V58]/pot_water_mass" office:value-type="float" office:value="58.3876579632298" calcext:value-type="float">
            <text:p>58.4</text:p>
          </table:table-cell>
          <table:table-cell table:style-name="ce7" table:formula="of:=IF([.G58]&gt;thermagon_temp_max;0;IF([.W5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table:formula="of:=burner_C_per_s * [.X58]/100 * time_incr" office:value-type="float" office:value="2149.61306964746" calcext:value-type="float">
            <text:p>2150</text:p>
          </table:table-cell>
          <table:table-cell table:style-name="ce3" table:formula="of:=[.B59]" office:value-type="float" office:value="2149.61306964746" calcext:value-type="float">
            <text:p>2150</text:p>
          </table:table-cell>
          <table:table-cell table:style-name="ce3" table:formula="of:=[.C58]" office:value-type="float" office:value="2149.61306964746" calcext:value-type="float">
            <text:p>2150</text:p>
          </table:table-cell>
          <table:table-cell table:style-name="ce5" table:formula="of:=SUMPRODUCT([.B59:.D59];burner_heat_diffusion)" office:value-type="float" office:value="2149.61306964746" calcext:value-type="float">
            <text:p>2150</text:p>
          </table:table-cell>
          <table:table-cell table:formula="of:=[.F58]+[.E59]-[.I58]" office:value-type="float" office:value="26078.0107651893" calcext:value-type="float">
            <text:p>26078</text:p>
          </table:table-cell>
          <table:table-cell table:style-name="ce7" table:formula="of:=temp_out + [.F59] / burner_heat_mass" office:value-type="float" office:value="72.1560215303786" calcext:value-type="float">
            <text:p>72.2</text:p>
          </table:table-cell>
          <table:table-cell table:style-name="ce7" table:formula="of:=[.G59]-[.W58]" office:value-type="float" office:value="13.7683635671488" calcext:value-type="float">
            <text:p>13.8</text:p>
          </table:table-cell>
          <table:table-cell table:style-name="ce5" table:formula="of:=thermagon_k * burner_A * [.H59] / thermagon_L" office:value-type="float" office:value="1804.8894605753" calcext:value-type="float">
            <text:p>1805</text:p>
          </table:table-cell>
          <table:table-cell table:style-name="ce5" table:formula="of:=[.I59]/C_per_s_to_W*time_incr" office:value-type="float" office:value="2586.54264914775" calcext:value-type="float">
            <text:p>2587</text:p>
          </table:table-cell>
          <table:table-cell table:style-name="ce7" table:formula="of:=[.J58]" office:value-type="float" office:value="2584.18413887188" calcext:value-type="float">
            <text:p>2584.2</text:p>
          </table:table-cell>
          <table:table-cell table:style-name="ce7" table:formula="of:=[.K58]" office:value-type="float" office:value="2581.81436939013" calcext:value-type="float">
            <text:p>2581.8</text:p>
          </table:table-cell>
          <table:table-cell table:style-name="ce7" table:formula="of:=[.L58]" office:value-type="float" office:value="2579.43323759318" calcext:value-type="float">
            <text:p>2579.4</text:p>
          </table:table-cell>
          <table:table-cell table:style-name="ce7" table:formula="of:=[.M58]" office:value-type="float" office:value="2577.04061496662" calcext:value-type="float">
            <text:p>2577.0</text:p>
          </table:table-cell>
          <table:table-cell table:style-name="ce7" table:formula="of:=[.N58]" office:value-type="float" office:value="2574.63634470113" calcext:value-type="float">
            <text:p>2574.6</text:p>
          </table:table-cell>
          <table:table-cell table:style-name="ce7" table:formula="of:=[.O58]" office:value-type="float" office:value="2572.22024226699" calcext:value-type="float">
            <text:p>2572.2</text:p>
          </table:table-cell>
          <table:table-cell table:style-name="ce7" table:formula="of:=[.P58]" office:value-type="float" office:value="2569.79210173771" calcext:value-type="float">
            <text:p>2569.8</text:p>
          </table:table-cell>
          <table:table-cell table:style-name="ce7" table:formula="of:=[.Q58]" office:value-type="float" office:value="2567.3517106088" calcext:value-type="float">
            <text:p>2567.4</text:p>
          </table:table-cell>
          <table:table-cell table:style-name="ce7" table:formula="of:=[.R58]" office:value-type="float" office:value="2564.89887610196" calcext:value-type="float">
            <text:p>2564.9</text:p>
          </table:table-cell>
          <table:table-cell table:style-name="ce5" table:formula="of:=SUMPRODUCT([.J59:.S59];pot_heat_diffusion)" office:value-type="float" office:value="2575.81614481103" calcext:value-type="float">
            <text:p>2576</text:p>
          </table:table-cell>
          <table:table-cell table:style-name="ce5" table:formula="of:=[.V58]*leakage_out" office:value-type="float" office:value="653.908954976575" calcext:value-type="float">
            <text:p>654</text:p>
          </table:table-cell>
          <table:table-cell table:style-name="ce5" table:formula="of:=[.V58]+[.T59]-[.U59]" office:value-type="float" office:value="110906.733019264" calcext:value-type="float">
            <text:p>110907</text:p>
          </table:table-cell>
          <table:table-cell table:style-name="ce12" table:formula="of:= temp_out + [.V59]/pot_water_mass" office:value-type="float" office:value="59.064610146976" calcext:value-type="float">
            <text:p>59.1</text:p>
          </table:table-cell>
          <table:table-cell table:style-name="ce7" table:formula="of:=IF([.G59]&gt;thermagon_temp_max;0;IF([.W5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table:formula="of:=burner_C_per_s * [.X59]/100 * time_incr" office:value-type="float" office:value="2149.61306964746" calcext:value-type="float">
            <text:p>2150</text:p>
          </table:table-cell>
          <table:table-cell table:style-name="ce3" table:formula="of:=[.B60]" office:value-type="float" office:value="2149.61306964746" calcext:value-type="float">
            <text:p>2150</text:p>
          </table:table-cell>
          <table:table-cell table:style-name="ce3" table:formula="of:=[.C59]" office:value-type="float" office:value="2149.61306964746" calcext:value-type="float">
            <text:p>2150</text:p>
          </table:table-cell>
          <table:table-cell table:style-name="ce5" table:formula="of:=SUMPRODUCT([.B60:.D60];burner_heat_diffusion)" office:value-type="float" office:value="2149.61306964746" calcext:value-type="float">
            <text:p>2150</text:p>
          </table:table-cell>
          <table:table-cell table:formula="of:=[.F59]+[.E60]-[.I59]" office:value-type="float" office:value="26422.7343742615" calcext:value-type="float">
            <text:p>26423</text:p>
          </table:table-cell>
          <table:table-cell table:style-name="ce7" table:formula="of:=temp_out + [.F60] / burner_heat_mass" office:value-type="float" office:value="72.845468748523" calcext:value-type="float">
            <text:p>72.8</text:p>
          </table:table-cell>
          <table:table-cell table:style-name="ce7" table:formula="of:=[.G60]-[.W59]" office:value-type="float" office:value="13.7808586015469" calcext:value-type="float">
            <text:p>13.8</text:p>
          </table:table-cell>
          <table:table-cell table:style-name="ce5" table:formula="of:=thermagon_k * burner_A * [.H60] / thermagon_L" office:value-type="float" office:value="1806.52742980706" calcext:value-type="float">
            <text:p>1807</text:p>
          </table:table-cell>
          <table:table-cell table:style-name="ce5" table:formula="of:=[.I60]/C_per_s_to_W*time_incr" office:value-type="float" office:value="2588.88998252659" calcext:value-type="float">
            <text:p>2589</text:p>
          </table:table-cell>
          <table:table-cell table:style-name="ce7" table:formula="of:=[.J59]" office:value-type="float" office:value="2586.54264914775" calcext:value-type="float">
            <text:p>2586.5</text:p>
          </table:table-cell>
          <table:table-cell table:style-name="ce7" table:formula="of:=[.K59]" office:value-type="float" office:value="2584.18413887188" calcext:value-type="float">
            <text:p>2584.2</text:p>
          </table:table-cell>
          <table:table-cell table:style-name="ce7" table:formula="of:=[.L59]" office:value-type="float" office:value="2581.81436939013" calcext:value-type="float">
            <text:p>2581.8</text:p>
          </table:table-cell>
          <table:table-cell table:style-name="ce7" table:formula="of:=[.M59]" office:value-type="float" office:value="2579.43323759318" calcext:value-type="float">
            <text:p>2579.4</text:p>
          </table:table-cell>
          <table:table-cell table:style-name="ce7" table:formula="of:=[.N59]" office:value-type="float" office:value="2577.04061496662" calcext:value-type="float">
            <text:p>2577.0</text:p>
          </table:table-cell>
          <table:table-cell table:style-name="ce7" table:formula="of:=[.O59]" office:value-type="float" office:value="2574.63634470113" calcext:value-type="float">
            <text:p>2574.6</text:p>
          </table:table-cell>
          <table:table-cell table:style-name="ce7" table:formula="of:=[.P59]" office:value-type="float" office:value="2572.22024226699" calcext:value-type="float">
            <text:p>2572.2</text:p>
          </table:table-cell>
          <table:table-cell table:style-name="ce7" table:formula="of:=[.Q59]" office:value-type="float" office:value="2569.79210173771" calcext:value-type="float">
            <text:p>2569.8</text:p>
          </table:table-cell>
          <table:table-cell table:style-name="ce7" table:formula="of:=[.R59]" office:value-type="float" office:value="2567.3517106088" calcext:value-type="float">
            <text:p>2567.4</text:p>
          </table:table-cell>
          <table:table-cell table:style-name="ce5" table:formula="of:=SUMPRODUCT([.J60:.S60];pot_heat_diffusion)" office:value-type="float" office:value="2578.21491009532" calcext:value-type="float">
            <text:p>2578</text:p>
          </table:table-cell>
          <table:table-cell table:style-name="ce5" table:formula="of:=[.V59]*leakage_out" office:value-type="float" office:value="665.440398115582" calcext:value-type="float">
            <text:p>665</text:p>
          </table:table-cell>
          <table:table-cell table:style-name="ce5" table:formula="of:=[.V59]+[.T60]-[.U60]" office:value-type="float" office:value="112819.507531243" calcext:value-type="float">
            <text:p>112820</text:p>
          </table:table-cell>
          <table:table-cell table:style-name="ce12" table:formula="of:= temp_out + [.V60]/pot_water_mass" office:value-type="float" office:value="59.738345533236" calcext:value-type="float">
            <text:p>59.7</text:p>
          </table:table-cell>
          <table:table-cell table:style-name="ce7" table:formula="of:=IF([.G60]&gt;thermagon_temp_max;0;IF([.W6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table:formula="of:=burner_C_per_s * [.X60]/100 * time_incr" office:value-type="float" office:value="2149.61306964746" calcext:value-type="float">
            <text:p>2150</text:p>
          </table:table-cell>
          <table:table-cell table:style-name="ce3" table:formula="of:=[.B61]" office:value-type="float" office:value="2149.61306964746" calcext:value-type="float">
            <text:p>2150</text:p>
          </table:table-cell>
          <table:table-cell table:style-name="ce3" table:formula="of:=[.C60]" office:value-type="float" office:value="2149.61306964746" calcext:value-type="float">
            <text:p>2150</text:p>
          </table:table-cell>
          <table:table-cell table:style-name="ce5" table:formula="of:=SUMPRODUCT([.B61:.D61];burner_heat_diffusion)" office:value-type="float" office:value="2149.61306964746" calcext:value-type="float">
            <text:p>2150</text:p>
          </table:table-cell>
          <table:table-cell table:formula="of:=[.F60]+[.E61]-[.I60]" office:value-type="float" office:value="26765.8200141019" calcext:value-type="float">
            <text:p>26766</text:p>
          </table:table-cell>
          <table:table-cell table:style-name="ce7" table:formula="of:=temp_out + [.F61] / burner_heat_mass" office:value-type="float" office:value="73.5316400282038" calcext:value-type="float">
            <text:p>73.5</text:p>
          </table:table-cell>
          <table:table-cell table:style-name="ce7" table:formula="of:=[.G61]-[.W60]" office:value-type="float" office:value="13.7932944949678" calcext:value-type="float">
            <text:p>13.8</text:p>
          </table:table-cell>
          <table:table-cell table:style-name="ce5" table:formula="of:=thermagon_k * burner_A * [.H61] / thermagon_L" office:value-type="float" office:value="1808.15764627096" calcext:value-type="float">
            <text:p>1808</text:p>
          </table:table-cell>
          <table:table-cell table:style-name="ce5" table:formula="of:=[.I61]/C_per_s_to_W*time_incr" office:value-type="float" office:value="2591.2262056047" calcext:value-type="float">
            <text:p>2591</text:p>
          </table:table-cell>
          <table:table-cell table:style-name="ce7" table:formula="of:=[.J60]" office:value-type="float" office:value="2588.88998252659" calcext:value-type="float">
            <text:p>2588.9</text:p>
          </table:table-cell>
          <table:table-cell table:style-name="ce7" table:formula="of:=[.K60]" office:value-type="float" office:value="2586.54264914775" calcext:value-type="float">
            <text:p>2586.5</text:p>
          </table:table-cell>
          <table:table-cell table:style-name="ce7" table:formula="of:=[.L60]" office:value-type="float" office:value="2584.18413887188" calcext:value-type="float">
            <text:p>2584.2</text:p>
          </table:table-cell>
          <table:table-cell table:style-name="ce7" table:formula="of:=[.M60]" office:value-type="float" office:value="2581.81436939013" calcext:value-type="float">
            <text:p>2581.8</text:p>
          </table:table-cell>
          <table:table-cell table:style-name="ce7" table:formula="of:=[.N60]" office:value-type="float" office:value="2579.43323759318" calcext:value-type="float">
            <text:p>2579.4</text:p>
          </table:table-cell>
          <table:table-cell table:style-name="ce7" table:formula="of:=[.O60]" office:value-type="float" office:value="2577.04061496662" calcext:value-type="float">
            <text:p>2577.0</text:p>
          </table:table-cell>
          <table:table-cell table:style-name="ce7" table:formula="of:=[.P60]" office:value-type="float" office:value="2574.63634470113" calcext:value-type="float">
            <text:p>2574.6</text:p>
          </table:table-cell>
          <table:table-cell table:style-name="ce7" table:formula="of:=[.Q60]" office:value-type="float" office:value="2572.22024226699" calcext:value-type="float">
            <text:p>2572.2</text:p>
          </table:table-cell>
          <table:table-cell table:style-name="ce7" table:formula="of:=[.R60]" office:value-type="float" office:value="2569.79210173771" calcext:value-type="float">
            <text:p>2569.8</text:p>
          </table:table-cell>
          <table:table-cell table:style-name="ce5" table:formula="of:=SUMPRODUCT([.J61:.S61];pot_heat_diffusion)" office:value-type="float" office:value="2580.60205910418" calcext:value-type="float">
            <text:p>2581</text:p>
          </table:table-cell>
          <table:table-cell table:style-name="ce5" table:formula="of:=[.V60]*leakage_out" office:value-type="float" office:value="676.917045187461" calcext:value-type="float">
            <text:p>677</text:p>
          </table:table-cell>
          <table:table-cell table:style-name="ce5" table:formula="of:=[.V60]+[.T61]-[.U61]" office:value-type="float" office:value="114723.19254516" calcext:value-type="float">
            <text:p>114723</text:p>
          </table:table-cell>
          <table:table-cell table:style-name="ce12" table:formula="of:= temp_out + [.V61]/pot_water_mass" office:value-type="float" office:value="60.408879331201" calcext:value-type="float">
            <text:p>60.4</text:p>
          </table:table-cell>
          <table:table-cell table:style-name="ce7" table:formula="of:=IF([.G61]&gt;thermagon_temp_max;0;IF([.W6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3" table:formula="of:=burner_C_per_s * [.X61]/100 * time_incr" office:value-type="float" office:value="2149.61306964746" calcext:value-type="float">
            <text:p>2150</text:p>
          </table:table-cell>
          <table:table-cell table:style-name="ce3" table:formula="of:=[.B62]" office:value-type="float" office:value="2149.61306964746" calcext:value-type="float">
            <text:p>2150</text:p>
          </table:table-cell>
          <table:table-cell table:style-name="ce3" table:formula="of:=[.C61]" office:value-type="float" office:value="2149.61306964746" calcext:value-type="float">
            <text:p>2150</text:p>
          </table:table-cell>
          <table:table-cell table:style-name="ce5" table:formula="of:=SUMPRODUCT([.B62:.D62];burner_heat_diffusion)" office:value-type="float" office:value="2149.61306964746" calcext:value-type="float">
            <text:p>2150</text:p>
          </table:table-cell>
          <table:table-cell table:formula="of:=[.F61]+[.E62]-[.I61]" office:value-type="float" office:value="27107.2754374784" calcext:value-type="float">
            <text:p>27107</text:p>
          </table:table-cell>
          <table:table-cell table:style-name="ce7" table:formula="of:=temp_out + [.F62] / burner_heat_mass" office:value-type="float" office:value="74.2145508749568" calcext:value-type="float">
            <text:p>74.2</text:p>
          </table:table-cell>
          <table:table-cell table:style-name="ce7" table:formula="of:=[.G62]-[.W61]" office:value-type="float" office:value="13.8056715437558" calcext:value-type="float">
            <text:p>13.8</text:p>
          </table:table-cell>
          <table:table-cell table:style-name="ce5" table:formula="of:=thermagon_k * burner_A * [.H62] / thermagon_L" office:value-type="float" office:value="1809.78014881468" calcext:value-type="float">
            <text:p>1810</text:p>
          </table:table-cell>
          <table:table-cell table:style-name="ce5" table:formula="of:=[.I62]/C_per_s_to_W*time_incr" office:value-type="float" office:value="2593.55137405371" calcext:value-type="float">
            <text:p>2594</text:p>
          </table:table-cell>
          <table:table-cell table:style-name="ce7" table:formula="of:=[.J61]" office:value-type="float" office:value="2591.2262056047" calcext:value-type="float">
            <text:p>2591.2</text:p>
          </table:table-cell>
          <table:table-cell table:style-name="ce7" table:formula="of:=[.K61]" office:value-type="float" office:value="2588.88998252659" calcext:value-type="float">
            <text:p>2588.9</text:p>
          </table:table-cell>
          <table:table-cell table:style-name="ce7" table:formula="of:=[.L61]" office:value-type="float" office:value="2586.54264914775" calcext:value-type="float">
            <text:p>2586.5</text:p>
          </table:table-cell>
          <table:table-cell table:style-name="ce7" table:formula="of:=[.M61]" office:value-type="float" office:value="2584.18413887188" calcext:value-type="float">
            <text:p>2584.2</text:p>
          </table:table-cell>
          <table:table-cell table:style-name="ce7" table:formula="of:=[.N61]" office:value-type="float" office:value="2581.81436939013" calcext:value-type="float">
            <text:p>2581.8</text:p>
          </table:table-cell>
          <table:table-cell table:style-name="ce7" table:formula="of:=[.O61]" office:value-type="float" office:value="2579.43323759318" calcext:value-type="float">
            <text:p>2579.4</text:p>
          </table:table-cell>
          <table:table-cell table:style-name="ce7" table:formula="of:=[.P61]" office:value-type="float" office:value="2577.04061496662" calcext:value-type="float">
            <text:p>2577.0</text:p>
          </table:table-cell>
          <table:table-cell table:style-name="ce7" table:formula="of:=[.Q61]" office:value-type="float" office:value="2574.63634470113" calcext:value-type="float">
            <text:p>2574.6</text:p>
          </table:table-cell>
          <table:table-cell table:style-name="ce7" table:formula="of:=[.R61]" office:value-type="float" office:value="2572.22024226699" calcext:value-type="float">
            <text:p>2572.2</text:p>
          </table:table-cell>
          <table:table-cell table:style-name="ce5" table:formula="of:=SUMPRODUCT([.J62:.S62];pot_heat_diffusion)" office:value-type="float" office:value="2582.97773408933" calcext:value-type="float">
            <text:p>2583</text:p>
          </table:table-cell>
          <table:table-cell table:style-name="ce5" table:formula="of:=[.V61]*leakage_out" office:value-type="float" office:value="688.339155270961" calcext:value-type="float">
            <text:p>688</text:p>
          </table:table-cell>
          <table:table-cell table:style-name="ce5" table:formula="of:=[.V61]+[.T62]-[.U62]" office:value-type="float" office:value="116617.831123979" calcext:value-type="float">
            <text:p>116618</text:p>
          </table:table-cell>
          <table:table-cell table:style-name="ce12" table:formula="of:= temp_out + [.V62]/pot_water_mass" office:value-type="float" office:value="61.0762267089125" calcext:value-type="float">
            <text:p>61.1</text:p>
          </table:table-cell>
          <table:table-cell table:style-name="ce7" table:formula="of:=IF([.G62]&gt;thermagon_temp_max;0;IF([.W6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3" table:formula="of:=burner_C_per_s * [.X62]/100 * time_incr" office:value-type="float" office:value="2149.61306964746" calcext:value-type="float">
            <text:p>2150</text:p>
          </table:table-cell>
          <table:table-cell table:style-name="ce3" table:formula="of:=[.B63]" office:value-type="float" office:value="2149.61306964746" calcext:value-type="float">
            <text:p>2150</text:p>
          </table:table-cell>
          <table:table-cell table:style-name="ce3" table:formula="of:=[.C62]" office:value-type="float" office:value="2149.61306964746" calcext:value-type="float">
            <text:p>2150</text:p>
          </table:table-cell>
          <table:table-cell table:style-name="ce5" table:formula="of:=SUMPRODUCT([.B63:.D63];burner_heat_diffusion)" office:value-type="float" office:value="2149.61306964746" calcext:value-type="float">
            <text:p>2150</text:p>
          </table:table-cell>
          <table:table-cell table:formula="of:=[.F62]+[.E63]-[.I62]" office:value-type="float" office:value="27447.1083583112" calcext:value-type="float">
            <text:p>27447</text:p>
          </table:table-cell>
          <table:table-cell table:style-name="ce7" table:formula="of:=temp_out + [.F63] / burner_heat_mass" office:value-type="float" office:value="74.8942167166224" calcext:value-type="float">
            <text:p>74.9</text:p>
          </table:table-cell>
          <table:table-cell table:style-name="ce7" table:formula="of:=[.G63]-[.W62]" office:value-type="float" office:value="13.8179900077098" calcext:value-type="float">
            <text:p>13.8</text:p>
          </table:table-cell>
          <table:table-cell table:style-name="ce5" table:formula="of:=thermagon_k * burner_A * [.H63] / thermagon_L" office:value-type="float" office:value="1811.39497149514" calcext:value-type="float">
            <text:p>1811</text:p>
          </table:table-cell>
          <table:table-cell table:style-name="ce5" table:formula="of:=[.I63]/C_per_s_to_W*time_incr" office:value-type="float" office:value="2595.86553667977" calcext:value-type="float">
            <text:p>2596</text:p>
          </table:table-cell>
          <table:table-cell table:style-name="ce7" table:formula="of:=[.J62]" office:value-type="float" office:value="2593.55137405371" calcext:value-type="float">
            <text:p>2593.6</text:p>
          </table:table-cell>
          <table:table-cell table:style-name="ce7" table:formula="of:=[.K62]" office:value-type="float" office:value="2591.2262056047" calcext:value-type="float">
            <text:p>2591.2</text:p>
          </table:table-cell>
          <table:table-cell table:style-name="ce7" table:formula="of:=[.L62]" office:value-type="float" office:value="2588.88998252659" calcext:value-type="float">
            <text:p>2588.9</text:p>
          </table:table-cell>
          <table:table-cell table:style-name="ce7" table:formula="of:=[.M62]" office:value-type="float" office:value="2586.54264914775" calcext:value-type="float">
            <text:p>2586.5</text:p>
          </table:table-cell>
          <table:table-cell table:style-name="ce7" table:formula="of:=[.N62]" office:value-type="float" office:value="2584.18413887188" calcext:value-type="float">
            <text:p>2584.2</text:p>
          </table:table-cell>
          <table:table-cell table:style-name="ce7" table:formula="of:=[.O62]" office:value-type="float" office:value="2581.81436939013" calcext:value-type="float">
            <text:p>2581.8</text:p>
          </table:table-cell>
          <table:table-cell table:style-name="ce7" table:formula="of:=[.P62]" office:value-type="float" office:value="2579.43323759318" calcext:value-type="float">
            <text:p>2579.4</text:p>
          </table:table-cell>
          <table:table-cell table:style-name="ce7" table:formula="of:=[.Q62]" office:value-type="float" office:value="2577.04061496662" calcext:value-type="float">
            <text:p>2577.0</text:p>
          </table:table-cell>
          <table:table-cell table:style-name="ce7" table:formula="of:=[.R62]" office:value-type="float" office:value="2574.63634470113" calcext:value-type="float">
            <text:p>2574.6</text:p>
          </table:table-cell>
          <table:table-cell table:style-name="ce5" table:formula="of:=SUMPRODUCT([.J63:.S63];pot_heat_diffusion)" office:value-type="float" office:value="2585.34205602946" calcext:value-type="float">
            <text:p>2585</text:p>
          </table:table-cell>
          <table:table-cell table:style-name="ce5" table:formula="of:=[.V62]*leakage_out" office:value-type="float" office:value="699.706986743871" calcext:value-type="float">
            <text:p>700</text:p>
          </table:table-cell>
          <table:table-cell table:style-name="ce5" table:formula="of:=[.V62]+[.T63]-[.U63]" office:value-type="float" office:value="118503.466193264" calcext:value-type="float">
            <text:p>118503</text:p>
          </table:table-cell>
          <table:table-cell table:style-name="ce12" table:formula="of:= temp_out + [.V63]/pot_water_mass" office:value-type="float" office:value="61.7404027860161" calcext:value-type="float">
            <text:p>61.7</text:p>
          </table:table-cell>
          <table:table-cell table:style-name="ce7" table:formula="of:=IF([.G63]&gt;thermagon_temp_max;0;IF([.W6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3" table:formula="of:=burner_C_per_s * [.X63]/100 * time_incr" office:value-type="float" office:value="2149.61306964746" calcext:value-type="float">
            <text:p>2150</text:p>
          </table:table-cell>
          <table:table-cell table:style-name="ce3" table:formula="of:=[.B64]" office:value-type="float" office:value="2149.61306964746" calcext:value-type="float">
            <text:p>2150</text:p>
          </table:table-cell>
          <table:table-cell table:style-name="ce3" table:formula="of:=[.C63]" office:value-type="float" office:value="2149.61306964746" calcext:value-type="float">
            <text:p>2150</text:p>
          </table:table-cell>
          <table:table-cell table:style-name="ce5" table:formula="of:=SUMPRODUCT([.B64:.D64];burner_heat_diffusion)" office:value-type="float" office:value="2149.61306964746" calcext:value-type="float">
            <text:p>2150</text:p>
          </table:table-cell>
          <table:table-cell table:formula="of:=[.F63]+[.E64]-[.I63]" office:value-type="float" office:value="27785.3264564635" calcext:value-type="float">
            <text:p>27785</text:p>
          </table:table-cell>
          <table:table-cell table:style-name="ce7" table:formula="of:=temp_out + [.F64] / burner_heat_mass" office:value-type="float" office:value="75.570652912927" calcext:value-type="float">
            <text:p>75.6</text:p>
          </table:table-cell>
          <table:table-cell table:style-name="ce7" table:formula="of:=[.G64]-[.W63]" office:value-type="float" office:value="13.8302501269109" calcext:value-type="float">
            <text:p>13.8</text:p>
          </table:table-cell>
          <table:table-cell table:style-name="ce5" table:formula="of:=thermagon_k * burner_A * [.H64] / thermagon_L" office:value-type="float" office:value="1813.00214578448" calcext:value-type="float">
            <text:p>1813</text:p>
          </table:table-cell>
          <table:table-cell table:style-name="ce5" table:formula="of:=[.I64]/C_per_s_to_W*time_incr" office:value-type="float" office:value="2598.16873858481" calcext:value-type="float">
            <text:p>2598</text:p>
          </table:table-cell>
          <table:table-cell table:style-name="ce7" table:formula="of:=[.J63]" office:value-type="float" office:value="2595.86553667977" calcext:value-type="float">
            <text:p>2595.9</text:p>
          </table:table-cell>
          <table:table-cell table:style-name="ce7" table:formula="of:=[.K63]" office:value-type="float" office:value="2593.55137405371" calcext:value-type="float">
            <text:p>2593.6</text:p>
          </table:table-cell>
          <table:table-cell table:style-name="ce7" table:formula="of:=[.L63]" office:value-type="float" office:value="2591.2262056047" calcext:value-type="float">
            <text:p>2591.2</text:p>
          </table:table-cell>
          <table:table-cell table:style-name="ce7" table:formula="of:=[.M63]" office:value-type="float" office:value="2588.88998252659" calcext:value-type="float">
            <text:p>2588.9</text:p>
          </table:table-cell>
          <table:table-cell table:style-name="ce7" table:formula="of:=[.N63]" office:value-type="float" office:value="2586.54264914775" calcext:value-type="float">
            <text:p>2586.5</text:p>
          </table:table-cell>
          <table:table-cell table:style-name="ce7" table:formula="of:=[.O63]" office:value-type="float" office:value="2584.18413887188" calcext:value-type="float">
            <text:p>2584.2</text:p>
          </table:table-cell>
          <table:table-cell table:style-name="ce7" table:formula="of:=[.P63]" office:value-type="float" office:value="2581.81436939013" calcext:value-type="float">
            <text:p>2581.8</text:p>
          </table:table-cell>
          <table:table-cell table:style-name="ce7" table:formula="of:=[.Q63]" office:value-type="float" office:value="2579.43323759318" calcext:value-type="float">
            <text:p>2579.4</text:p>
          </table:table-cell>
          <table:table-cell table:style-name="ce7" table:formula="of:=[.R63]" office:value-type="float" office:value="2577.04061496662" calcext:value-type="float">
            <text:p>2577.0</text:p>
          </table:table-cell>
          <table:table-cell table:style-name="ce5" table:formula="of:=SUMPRODUCT([.J64:.S64];pot_heat_diffusion)" office:value-type="float" office:value="2587.69512550193" calcext:value-type="float">
            <text:p>2588</text:p>
          </table:table-cell>
          <table:table-cell table:style-name="ce5" table:formula="of:=[.V63]*leakage_out" office:value-type="float" office:value="711.020797159585" calcext:value-type="float">
            <text:p>711</text:p>
          </table:table-cell>
          <table:table-cell table:style-name="ce5" table:formula="of:=[.V63]+[.T64]-[.U64]" office:value-type="float" office:value="120380.140521606" calcext:value-type="float">
            <text:p>120380</text:p>
          </table:table-cell>
          <table:table-cell table:style-name="ce12" table:formula="of:= temp_out + [.V64]/pot_water_mass" office:value-type="float" office:value="62.4014226268656" calcext:value-type="float">
            <text:p>62.4</text:p>
          </table:table-cell>
          <table:table-cell table:style-name="ce7" table:formula="of:=IF([.G64]&gt;thermagon_temp_max;0;IF([.W6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3" table:formula="of:=burner_C_per_s * [.X64]/100 * time_incr" office:value-type="float" office:value="2149.61306964746" calcext:value-type="float">
            <text:p>2150</text:p>
          </table:table-cell>
          <table:table-cell table:style-name="ce3" table:formula="of:=[.B65]" office:value-type="float" office:value="2149.61306964746" calcext:value-type="float">
            <text:p>2150</text:p>
          </table:table-cell>
          <table:table-cell table:style-name="ce3" table:formula="of:=[.C64]" office:value-type="float" office:value="2149.61306964746" calcext:value-type="float">
            <text:p>2150</text:p>
          </table:table-cell>
          <table:table-cell table:style-name="ce5" table:formula="of:=SUMPRODUCT([.B65:.D65];burner_heat_diffusion)" office:value-type="float" office:value="2149.61306964746" calcext:value-type="float">
            <text:p>2150</text:p>
          </table:table-cell>
          <table:table-cell table:formula="of:=[.F64]+[.E65]-[.I64]" office:value-type="float" office:value="28121.9373803265" calcext:value-type="float">
            <text:p>28122</text:p>
          </table:table-cell>
          <table:table-cell table:style-name="ce7" table:formula="of:=temp_out + [.F65] / burner_heat_mass" office:value-type="float" office:value="76.243874760653" calcext:value-type="float">
            <text:p>76.2</text:p>
          </table:table-cell>
          <table:table-cell table:style-name="ce7" table:formula="of:=[.G65]-[.W64]" office:value-type="float" office:value="13.8424521337874" calcext:value-type="float">
            <text:p>13.8</text:p>
          </table:table-cell>
          <table:table-cell table:style-name="ce5" table:formula="of:=thermagon_k * burner_A * [.H65] / thermagon_L" office:value-type="float" office:value="1814.60170215164" calcext:value-type="float">
            <text:p>1815</text:p>
          </table:table-cell>
          <table:table-cell table:style-name="ce5" table:formula="of:=[.I65]/C_per_s_to_W*time_incr" office:value-type="float" office:value="2600.46102343313" calcext:value-type="float">
            <text:p>2600</text:p>
          </table:table-cell>
          <table:table-cell table:style-name="ce7" table:formula="of:=[.J64]" office:value-type="float" office:value="2598.16873858481" calcext:value-type="float">
            <text:p>2598.2</text:p>
          </table:table-cell>
          <table:table-cell table:style-name="ce7" table:formula="of:=[.K64]" office:value-type="float" office:value="2595.86553667977" calcext:value-type="float">
            <text:p>2595.9</text:p>
          </table:table-cell>
          <table:table-cell table:style-name="ce7" table:formula="of:=[.L64]" office:value-type="float" office:value="2593.55137405371" calcext:value-type="float">
            <text:p>2593.6</text:p>
          </table:table-cell>
          <table:table-cell table:style-name="ce7" table:formula="of:=[.M64]" office:value-type="float" office:value="2591.2262056047" calcext:value-type="float">
            <text:p>2591.2</text:p>
          </table:table-cell>
          <table:table-cell table:style-name="ce7" table:formula="of:=[.N64]" office:value-type="float" office:value="2588.88998252659" calcext:value-type="float">
            <text:p>2588.9</text:p>
          </table:table-cell>
          <table:table-cell table:style-name="ce7" table:formula="of:=[.O64]" office:value-type="float" office:value="2586.54264914775" calcext:value-type="float">
            <text:p>2586.5</text:p>
          </table:table-cell>
          <table:table-cell table:style-name="ce7" table:formula="of:=[.P64]" office:value-type="float" office:value="2584.18413887188" calcext:value-type="float">
            <text:p>2584.2</text:p>
          </table:table-cell>
          <table:table-cell table:style-name="ce7" table:formula="of:=[.Q64]" office:value-type="float" office:value="2581.81436939013" calcext:value-type="float">
            <text:p>2581.8</text:p>
          </table:table-cell>
          <table:table-cell table:style-name="ce7" table:formula="of:=[.R64]" office:value-type="float" office:value="2579.43323759318" calcext:value-type="float">
            <text:p>2579.4</text:p>
          </table:table-cell>
          <table:table-cell table:style-name="ce5" table:formula="of:=SUMPRODUCT([.J65:.S65];pot_heat_diffusion)" office:value-type="float" office:value="2590.03702551829" calcext:value-type="float">
            <text:p>2590</text:p>
          </table:table-cell>
          <table:table-cell table:style-name="ce5" table:formula="of:=[.V64]*leakage_out" office:value-type="float" office:value="722.280843129639" calcext:value-type="float">
            <text:p>722</text:p>
          </table:table-cell>
          <table:table-cell table:style-name="ce5" table:formula="of:=[.V64]+[.T65]-[.U65]" office:value-type="float" office:value="122247.896703995" calcext:value-type="float">
            <text:p>122248</text:p>
          </table:table-cell>
          <table:table-cell table:style-name="ce12" table:formula="of:= temp_out + [.V65]/pot_water_mass" office:value-type="float" office:value="63.0593012346679" calcext:value-type="float">
            <text:p>63.1</text:p>
          </table:table-cell>
          <table:table-cell table:style-name="ce7" table:formula="of:=IF([.G65]&gt;thermagon_temp_max;0;IF([.W6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3" table:formula="of:=burner_C_per_s * [.X65]/100 * time_incr" office:value-type="float" office:value="2149.61306964746" calcext:value-type="float">
            <text:p>2150</text:p>
          </table:table-cell>
          <table:table-cell table:style-name="ce3" table:formula="of:=[.B66]" office:value-type="float" office:value="2149.61306964746" calcext:value-type="float">
            <text:p>2150</text:p>
          </table:table-cell>
          <table:table-cell table:style-name="ce3" table:formula="of:=[.C65]" office:value-type="float" office:value="2149.61306964746" calcext:value-type="float">
            <text:p>2150</text:p>
          </table:table-cell>
          <table:table-cell table:style-name="ce5" table:formula="of:=SUMPRODUCT([.B66:.D66];burner_heat_diffusion)" office:value-type="float" office:value="2149.61306964746" calcext:value-type="float">
            <text:p>2150</text:p>
          </table:table-cell>
          <table:table-cell table:formula="of:=[.F65]+[.E66]-[.I65]" office:value-type="float" office:value="28456.9487478223" calcext:value-type="float">
            <text:p>28457</text:p>
          </table:table-cell>
          <table:table-cell table:style-name="ce7" table:formula="of:=temp_out + [.F66] / burner_heat_mass" office:value-type="float" office:value="76.9138974956446" calcext:value-type="float">
            <text:p>76.9</text:p>
          </table:table-cell>
          <table:table-cell table:style-name="ce7" table:formula="of:=[.G66]-[.W65]" office:value-type="float" office:value="13.8545962609767" calcext:value-type="float">
            <text:p>13.9</text:p>
          </table:table-cell>
          <table:table-cell table:style-name="ce5" table:formula="of:=thermagon_k * burner_A * [.H66] / thermagon_L" office:value-type="float" office:value="1816.19367109297" calcext:value-type="float">
            <text:p>1816</text:p>
          </table:table-cell>
          <table:table-cell table:style-name="ce5" table:formula="of:=[.I66]/C_per_s_to_W*time_incr" office:value-type="float" office:value="2602.74243492831" calcext:value-type="float">
            <text:p>2603</text:p>
          </table:table-cell>
          <table:table-cell table:style-name="ce7" table:formula="of:=[.J65]" office:value-type="float" office:value="2600.46102343313" calcext:value-type="float">
            <text:p>2600.5</text:p>
          </table:table-cell>
          <table:table-cell table:style-name="ce7" table:formula="of:=[.K65]" office:value-type="float" office:value="2598.16873858481" calcext:value-type="float">
            <text:p>2598.2</text:p>
          </table:table-cell>
          <table:table-cell table:style-name="ce7" table:formula="of:=[.L65]" office:value-type="float" office:value="2595.86553667977" calcext:value-type="float">
            <text:p>2595.9</text:p>
          </table:table-cell>
          <table:table-cell table:style-name="ce7" table:formula="of:=[.M65]" office:value-type="float" office:value="2593.55137405371" calcext:value-type="float">
            <text:p>2593.6</text:p>
          </table:table-cell>
          <table:table-cell table:style-name="ce7" table:formula="of:=[.N65]" office:value-type="float" office:value="2591.2262056047" calcext:value-type="float">
            <text:p>2591.2</text:p>
          </table:table-cell>
          <table:table-cell table:style-name="ce7" table:formula="of:=[.O65]" office:value-type="float" office:value="2588.88998252659" calcext:value-type="float">
            <text:p>2588.9</text:p>
          </table:table-cell>
          <table:table-cell table:style-name="ce7" table:formula="of:=[.P65]" office:value-type="float" office:value="2586.54264914775" calcext:value-type="float">
            <text:p>2586.5</text:p>
          </table:table-cell>
          <table:table-cell table:style-name="ce7" table:formula="of:=[.Q65]" office:value-type="float" office:value="2584.18413887188" calcext:value-type="float">
            <text:p>2584.2</text:p>
          </table:table-cell>
          <table:table-cell table:style-name="ce7" table:formula="of:=[.R65]" office:value-type="float" office:value="2581.81436939013" calcext:value-type="float">
            <text:p>2581.8</text:p>
          </table:table-cell>
          <table:table-cell table:style-name="ce5" table:formula="of:=SUMPRODUCT([.J66:.S66];pot_heat_diffusion)" office:value-type="float" office:value="2592.36782519434" calcext:value-type="float">
            <text:p>2592</text:p>
          </table:table-cell>
          <table:table-cell table:style-name="ce5" table:formula="of:=[.V65]*leakage_out" office:value-type="float" office:value="733.487380223971" calcext:value-type="float">
            <text:p>733</text:p>
          </table:table-cell>
          <table:table-cell table:style-name="ce5" table:formula="of:=[.V65]+[.T66]-[.U66]" office:value-type="float" office:value="124106.777148965" calcext:value-type="float">
            <text:p>124107</text:p>
          </table:table-cell>
          <table:table-cell table:style-name="ce12" table:formula="of:= temp_out + [.V66]/pot_water_mass" office:value-type="float" office:value="63.7140535469553" calcext:value-type="float">
            <text:p>63.7</text:p>
          </table:table-cell>
          <table:table-cell table:style-name="ce7" table:formula="of:=IF([.G66]&gt;thermagon_temp_max;0;IF([.W6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3" table:formula="of:=burner_C_per_s * [.X66]/100 * time_incr" office:value-type="float" office:value="2149.61306964746" calcext:value-type="float">
            <text:p>2150</text:p>
          </table:table-cell>
          <table:table-cell table:style-name="ce3" table:formula="of:=[.B67]" office:value-type="float" office:value="2149.61306964746" calcext:value-type="float">
            <text:p>2150</text:p>
          </table:table-cell>
          <table:table-cell table:style-name="ce3" table:formula="of:=[.C66]" office:value-type="float" office:value="2149.61306964746" calcext:value-type="float">
            <text:p>2150</text:p>
          </table:table-cell>
          <table:table-cell table:style-name="ce5" table:formula="of:=SUMPRODUCT([.B67:.D67];burner_heat_diffusion)" office:value-type="float" office:value="2149.61306964746" calcext:value-type="float">
            <text:p>2150</text:p>
          </table:table-cell>
          <table:table-cell table:formula="of:=[.F66]+[.E67]-[.I66]" office:value-type="float" office:value="28790.3681463768" calcext:value-type="float">
            <text:p>28790</text:p>
          </table:table-cell>
          <table:table-cell table:style-name="ce7" table:formula="of:=temp_out + [.F67] / burner_heat_mass" office:value-type="float" office:value="77.5807362927536" calcext:value-type="float">
            <text:p>77.6</text:p>
          </table:table-cell>
          <table:table-cell table:style-name="ce7" table:formula="of:=[.G67]-[.W66]" office:value-type="float" office:value="13.8666827457983" calcext:value-type="float">
            <text:p>13.9</text:p>
          </table:table-cell>
          <table:table-cell table:style-name="ce5" table:formula="of:=thermagon_k * burner_A * [.H67] / thermagon_L" office:value-type="float" office:value="1817.77808371859" calcext:value-type="float">
            <text:p>1818</text:p>
          </table:table-cell>
          <table:table-cell table:style-name="ce5" table:formula="of:=[.I67]/C_per_s_to_W*time_incr" office:value-type="float" office:value="2605.01301765347" calcext:value-type="float">
            <text:p>2605</text:p>
          </table:table-cell>
          <table:table-cell table:style-name="ce7" table:formula="of:=[.J66]" office:value-type="float" office:value="2602.74243492831" calcext:value-type="float">
            <text:p>2602.7</text:p>
          </table:table-cell>
          <table:table-cell table:style-name="ce7" table:formula="of:=[.K66]" office:value-type="float" office:value="2600.46102343313" calcext:value-type="float">
            <text:p>2600.5</text:p>
          </table:table-cell>
          <table:table-cell table:style-name="ce7" table:formula="of:=[.L66]" office:value-type="float" office:value="2598.16873858481" calcext:value-type="float">
            <text:p>2598.2</text:p>
          </table:table-cell>
          <table:table-cell table:style-name="ce7" table:formula="of:=[.M66]" office:value-type="float" office:value="2595.86553667977" calcext:value-type="float">
            <text:p>2595.9</text:p>
          </table:table-cell>
          <table:table-cell table:style-name="ce7" table:formula="of:=[.N66]" office:value-type="float" office:value="2593.55137405371" calcext:value-type="float">
            <text:p>2593.6</text:p>
          </table:table-cell>
          <table:table-cell table:style-name="ce7" table:formula="of:=[.O66]" office:value-type="float" office:value="2591.2262056047" calcext:value-type="float">
            <text:p>2591.2</text:p>
          </table:table-cell>
          <table:table-cell table:style-name="ce7" table:formula="of:=[.P66]" office:value-type="float" office:value="2588.88998252659" calcext:value-type="float">
            <text:p>2588.9</text:p>
          </table:table-cell>
          <table:table-cell table:style-name="ce7" table:formula="of:=[.Q66]" office:value-type="float" office:value="2586.54264914775" calcext:value-type="float">
            <text:p>2586.5</text:p>
          </table:table-cell>
          <table:table-cell table:style-name="ce7" table:formula="of:=[.R66]" office:value-type="float" office:value="2584.18413887188" calcext:value-type="float">
            <text:p>2584.2</text:p>
          </table:table-cell>
          <table:table-cell table:style-name="ce5" table:formula="of:=SUMPRODUCT([.J67:.S67];pot_heat_diffusion)" office:value-type="float" office:value="2594.68758349073" calcext:value-type="float">
            <text:p>2595</text:p>
          </table:table-cell>
          <table:table-cell table:style-name="ce5" table:formula="of:=[.V66]*leakage_out" office:value-type="float" office:value="744.640662893793" calcext:value-type="float">
            <text:p>745</text:p>
          </table:table-cell>
          <table:table-cell table:style-name="ce5" table:formula="of:=[.V66]+[.T67]-[.U67]" office:value-type="float" office:value="125956.824069562" calcext:value-type="float">
            <text:p>125957</text:p>
          </table:table-cell>
          <table:table-cell table:style-name="ce12" table:formula="of:= temp_out + [.V67]/pot_water_mass" office:value-type="float" office:value="64.3656944324026" calcext:value-type="float">
            <text:p>64.4</text:p>
          </table:table-cell>
          <table:table-cell table:style-name="ce7" table:formula="of:=IF([.G67]&gt;thermagon_temp_max;0;IF([.W6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3" table:formula="of:=burner_C_per_s * [.X67]/100 * time_incr" office:value-type="float" office:value="2149.61306964746" calcext:value-type="float">
            <text:p>2150</text:p>
          </table:table-cell>
          <table:table-cell table:style-name="ce3" table:formula="of:=[.B68]" office:value-type="float" office:value="2149.61306964746" calcext:value-type="float">
            <text:p>2150</text:p>
          </table:table-cell>
          <table:table-cell table:style-name="ce3" table:formula="of:=[.C67]" office:value-type="float" office:value="2149.61306964746" calcext:value-type="float">
            <text:p>2150</text:p>
          </table:table-cell>
          <table:table-cell table:style-name="ce5" table:formula="of:=SUMPRODUCT([.B68:.D68];burner_heat_diffusion)" office:value-type="float" office:value="2149.61306964746" calcext:value-type="float">
            <text:p>2150</text:p>
          </table:table-cell>
          <table:table-cell table:formula="of:=[.F67]+[.E68]-[.I67]" office:value-type="float" office:value="29122.2031323057" calcext:value-type="float">
            <text:p>29122</text:p>
          </table:table-cell>
          <table:table-cell table:style-name="ce7" table:formula="of:=temp_out + [.F68] / burner_heat_mass" office:value-type="float" office:value="78.2444062646113" calcext:value-type="float">
            <text:p>78.2</text:p>
          </table:table-cell>
          <table:table-cell table:style-name="ce7" table:formula="of:=[.G68]-[.W67]" office:value-type="float" office:value="13.8787118322088" calcext:value-type="float">
            <text:p>13.9</text:p>
          </table:table-cell>
          <table:table-cell table:style-name="ce5" table:formula="of:=thermagon_k * burner_A * [.H68] / thermagon_L" office:value-type="float" office:value="1819.35497200868" calcext:value-type="float">
            <text:p>1819</text:p>
          </table:table-cell>
          <table:table-cell table:style-name="ce5" table:formula="of:=[.I68]/C_per_s_to_W*time_incr" office:value-type="float" office:value="2607.27281743863" calcext:value-type="float">
            <text:p>2607</text:p>
          </table:table-cell>
          <table:table-cell table:style-name="ce7" table:formula="of:=[.J67]" office:value-type="float" office:value="2605.01301765347" calcext:value-type="float">
            <text:p>2605.0</text:p>
          </table:table-cell>
          <table:table-cell table:style-name="ce7" table:formula="of:=[.K67]" office:value-type="float" office:value="2602.74243492831" calcext:value-type="float">
            <text:p>2602.7</text:p>
          </table:table-cell>
          <table:table-cell table:style-name="ce7" table:formula="of:=[.L67]" office:value-type="float" office:value="2600.46102343313" calcext:value-type="float">
            <text:p>2600.5</text:p>
          </table:table-cell>
          <table:table-cell table:style-name="ce7" table:formula="of:=[.M67]" office:value-type="float" office:value="2598.16873858481" calcext:value-type="float">
            <text:p>2598.2</text:p>
          </table:table-cell>
          <table:table-cell table:style-name="ce7" table:formula="of:=[.N67]" office:value-type="float" office:value="2595.86553667977" calcext:value-type="float">
            <text:p>2595.9</text:p>
          </table:table-cell>
          <table:table-cell table:style-name="ce7" table:formula="of:=[.O67]" office:value-type="float" office:value="2593.55137405371" calcext:value-type="float">
            <text:p>2593.6</text:p>
          </table:table-cell>
          <table:table-cell table:style-name="ce7" table:formula="of:=[.P67]" office:value-type="float" office:value="2591.2262056047" calcext:value-type="float">
            <text:p>2591.2</text:p>
          </table:table-cell>
          <table:table-cell table:style-name="ce7" table:formula="of:=[.Q67]" office:value-type="float" office:value="2588.88998252659" calcext:value-type="float">
            <text:p>2588.9</text:p>
          </table:table-cell>
          <table:table-cell table:style-name="ce7" table:formula="of:=[.R67]" office:value-type="float" office:value="2586.54264914775" calcext:value-type="float">
            <text:p>2586.5</text:p>
          </table:table-cell>
          <table:table-cell table:style-name="ce5" table:formula="of:=SUMPRODUCT([.J68:.S68];pot_heat_diffusion)" office:value-type="float" office:value="2596.99635256468" calcext:value-type="float">
            <text:p>2597</text:p>
          </table:table-cell>
          <table:table-cell table:style-name="ce5" table:formula="of:=[.V67]*leakage_out" office:value-type="float" office:value="755.740944417375" calcext:value-type="float">
            <text:p>756</text:p>
          </table:table-cell>
          <table:table-cell table:style-name="ce5" table:formula="of:=[.V67]+[.T68]-[.U68]" office:value-type="float" office:value="127798.07947771" calcext:value-type="float">
            <text:p>127798</text:p>
          </table:table-cell>
          <table:table-cell table:style-name="ce12" table:formula="of:= temp_out + [.V68]/pot_water_mass" office:value-type="float" office:value="65.0142386888436" calcext:value-type="float">
            <text:p>65.0</text:p>
          </table:table-cell>
          <table:table-cell table:style-name="ce7" table:formula="of:=IF([.G68]&gt;thermagon_temp_max;0;IF([.W6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3" table:formula="of:=burner_C_per_s * [.X68]/100 * time_incr" office:value-type="float" office:value="2149.61306964746" calcext:value-type="float">
            <text:p>2150</text:p>
          </table:table-cell>
          <table:table-cell table:style-name="ce3" table:formula="of:=[.B69]" office:value-type="float" office:value="2149.61306964746" calcext:value-type="float">
            <text:p>2150</text:p>
          </table:table-cell>
          <table:table-cell table:style-name="ce3" table:formula="of:=[.C68]" office:value-type="float" office:value="2149.61306964746" calcext:value-type="float">
            <text:p>2150</text:p>
          </table:table-cell>
          <table:table-cell table:style-name="ce5" table:formula="of:=SUMPRODUCT([.B69:.D69];burner_heat_diffusion)" office:value-type="float" office:value="2149.61306964746" calcext:value-type="float">
            <text:p>2150</text:p>
          </table:table-cell>
          <table:table-cell table:formula="of:=[.F68]+[.E69]-[.I68]" office:value-type="float" office:value="29452.4612299445" calcext:value-type="float">
            <text:p>29452</text:p>
          </table:table-cell>
          <table:table-cell table:style-name="ce7" table:formula="of:=temp_out + [.F69] / burner_heat_mass" office:value-type="float" office:value="78.9049224598889" calcext:value-type="float">
            <text:p>78.9</text:p>
          </table:table-cell>
          <table:table-cell table:style-name="ce7" table:formula="of:=[.G69]-[.W68]" office:value-type="float" office:value="13.8906837710453" calcext:value-type="float">
            <text:p>13.9</text:p>
          </table:table-cell>
          <table:table-cell table:style-name="ce5" table:formula="of:=thermagon_k * burner_A * [.H69] / thermagon_L" office:value-type="float" office:value="1820.92436884536" calcext:value-type="float">
            <text:p>1821</text:p>
          </table:table-cell>
          <table:table-cell table:style-name="ce5" table:formula="of:=[.I69]/C_per_s_to_W*time_incr" office:value-type="float" office:value="2609.52188140637" calcext:value-type="float">
            <text:p>2610</text:p>
          </table:table-cell>
          <table:table-cell table:style-name="ce7" table:formula="of:=[.J68]" office:value-type="float" office:value="2607.27281743863" calcext:value-type="float">
            <text:p>2607.3</text:p>
          </table:table-cell>
          <table:table-cell table:style-name="ce7" table:formula="of:=[.K68]" office:value-type="float" office:value="2605.01301765347" calcext:value-type="float">
            <text:p>2605.0</text:p>
          </table:table-cell>
          <table:table-cell table:style-name="ce7" table:formula="of:=[.L68]" office:value-type="float" office:value="2602.74243492831" calcext:value-type="float">
            <text:p>2602.7</text:p>
          </table:table-cell>
          <table:table-cell table:style-name="ce7" table:formula="of:=[.M68]" office:value-type="float" office:value="2600.46102343313" calcext:value-type="float">
            <text:p>2600.5</text:p>
          </table:table-cell>
          <table:table-cell table:style-name="ce7" table:formula="of:=[.N68]" office:value-type="float" office:value="2598.16873858481" calcext:value-type="float">
            <text:p>2598.2</text:p>
          </table:table-cell>
          <table:table-cell table:style-name="ce7" table:formula="of:=[.O68]" office:value-type="float" office:value="2595.86553667977" calcext:value-type="float">
            <text:p>2595.9</text:p>
          </table:table-cell>
          <table:table-cell table:style-name="ce7" table:formula="of:=[.P68]" office:value-type="float" office:value="2593.55137405371" calcext:value-type="float">
            <text:p>2593.6</text:p>
          </table:table-cell>
          <table:table-cell table:style-name="ce7" table:formula="of:=[.Q68]" office:value-type="float" office:value="2591.2262056047" calcext:value-type="float">
            <text:p>2591.2</text:p>
          </table:table-cell>
          <table:table-cell table:style-name="ce7" table:formula="of:=[.R68]" office:value-type="float" office:value="2588.88998252659" calcext:value-type="float">
            <text:p>2588.9</text:p>
          </table:table-cell>
          <table:table-cell table:style-name="ce5" table:formula="of:=SUMPRODUCT([.J69:.S69];pot_heat_diffusion)" office:value-type="float" office:value="2599.29418050598" calcext:value-type="float">
            <text:p>2599</text:p>
          </table:table-cell>
          <table:table-cell table:style-name="ce5" table:formula="of:=[.V68]*leakage_out" office:value-type="float" office:value="766.788476866258" calcext:value-type="float">
            <text:p>767</text:p>
          </table:table-cell>
          <table:table-cell table:style-name="ce5" table:formula="of:=[.V68]+[.T69]-[.U69]" office:value-type="float" office:value="129630.585181349" calcext:value-type="float">
            <text:p>129631</text:p>
          </table:table-cell>
          <table:table-cell table:style-name="ce12" table:formula="of:= temp_out + [.V69]/pot_water_mass" office:value-type="float" office:value="65.6597010422642" calcext:value-type="float">
            <text:p>65.7</text:p>
          </table:table-cell>
          <table:table-cell table:style-name="ce7" table:formula="of:=IF([.G69]&gt;thermagon_temp_max;0;IF([.W6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3" table:formula="of:=burner_C_per_s * [.X69]/100 * time_incr" office:value-type="float" office:value="2149.61306964746" calcext:value-type="float">
            <text:p>2150</text:p>
          </table:table-cell>
          <table:table-cell table:style-name="ce3" table:formula="of:=[.B70]" office:value-type="float" office:value="2149.61306964746" calcext:value-type="float">
            <text:p>2150</text:p>
          </table:table-cell>
          <table:table-cell table:style-name="ce3" table:formula="of:=[.C69]" office:value-type="float" office:value="2149.61306964746" calcext:value-type="float">
            <text:p>2150</text:p>
          </table:table-cell>
          <table:table-cell table:style-name="ce5" table:formula="of:=SUMPRODUCT([.B70:.D70];burner_heat_diffusion)" office:value-type="float" office:value="2149.61306964746" calcext:value-type="float">
            <text:p>2150</text:p>
          </table:table-cell>
          <table:table-cell table:formula="of:=[.F69]+[.E70]-[.I69]" office:value-type="float" office:value="29781.1499307466" calcext:value-type="float">
            <text:p>29781</text:p>
          </table:table-cell>
          <table:table-cell table:style-name="ce7" table:formula="of:=temp_out + [.F70] / burner_heat_mass" office:value-type="float" office:value="79.5622998614931" calcext:value-type="float">
            <text:p>79.6</text:p>
          </table:table-cell>
          <table:table-cell table:style-name="ce7" table:formula="of:=[.G70]-[.W69]" office:value-type="float" office:value="13.9025988192289" calcext:value-type="float">
            <text:p>13.9</text:p>
          </table:table-cell>
          <table:table-cell table:style-name="ce5" table:formula="of:=thermagon_k * burner_A * [.H70] / thermagon_L" office:value-type="float" office:value="1822.48630790835" calcext:value-type="float">
            <text:p>1822</text:p>
          </table:table-cell>
          <table:table-cell table:style-name="ce5" table:formula="of:=[.I70]/C_per_s_to_W*time_incr" office:value-type="float" office:value="2611.76025782223" calcext:value-type="float">
            <text:p>2612</text:p>
          </table:table-cell>
          <table:table-cell table:style-name="ce7" table:formula="of:=[.J69]" office:value-type="float" office:value="2609.52188140637" calcext:value-type="float">
            <text:p>2609.5</text:p>
          </table:table-cell>
          <table:table-cell table:style-name="ce7" table:formula="of:=[.K69]" office:value-type="float" office:value="2607.27281743863" calcext:value-type="float">
            <text:p>2607.3</text:p>
          </table:table-cell>
          <table:table-cell table:style-name="ce7" table:formula="of:=[.L69]" office:value-type="float" office:value="2605.01301765347" calcext:value-type="float">
            <text:p>2605.0</text:p>
          </table:table-cell>
          <table:table-cell table:style-name="ce7" table:formula="of:=[.M69]" office:value-type="float" office:value="2602.74243492831" calcext:value-type="float">
            <text:p>2602.7</text:p>
          </table:table-cell>
          <table:table-cell table:style-name="ce7" table:formula="of:=[.N69]" office:value-type="float" office:value="2600.46102343313" calcext:value-type="float">
            <text:p>2600.5</text:p>
          </table:table-cell>
          <table:table-cell table:style-name="ce7" table:formula="of:=[.O69]" office:value-type="float" office:value="2598.16873858481" calcext:value-type="float">
            <text:p>2598.2</text:p>
          </table:table-cell>
          <table:table-cell table:style-name="ce7" table:formula="of:=[.P69]" office:value-type="float" office:value="2595.86553667977" calcext:value-type="float">
            <text:p>2595.9</text:p>
          </table:table-cell>
          <table:table-cell table:style-name="ce7" table:formula="of:=[.Q69]" office:value-type="float" office:value="2593.55137405371" calcext:value-type="float">
            <text:p>2593.6</text:p>
          </table:table-cell>
          <table:table-cell table:style-name="ce7" table:formula="of:=[.R69]" office:value-type="float" office:value="2591.2262056047" calcext:value-type="float">
            <text:p>2591.2</text:p>
          </table:table-cell>
          <table:table-cell table:style-name="ce5" table:formula="of:=SUMPRODUCT([.J70:.S70];pot_heat_diffusion)" office:value-type="float" office:value="2601.58111339418" calcext:value-type="float">
            <text:p>2602</text:p>
          </table:table-cell>
          <table:table-cell table:style-name="ce5" table:formula="of:=[.V69]*leakage_out" office:value-type="float" office:value="777.783511088097" calcext:value-type="float">
            <text:p>778</text:p>
          </table:table-cell>
          <table:table-cell table:style-name="ce5" table:formula="of:=[.V69]+[.T70]-[.U70]" office:value-type="float" office:value="131454.382783656" calcext:value-type="float">
            <text:p>131454</text:p>
          </table:table-cell>
          <table:table-cell table:style-name="ce12" table:formula="of:= temp_out + [.V70]/pot_water_mass" office:value-type="float" office:value="66.3020961465245" calcext:value-type="float">
            <text:p>66.3</text:p>
          </table:table-cell>
          <table:table-cell table:style-name="ce7" table:formula="of:=IF([.G70]&gt;thermagon_temp_max;0;IF([.W7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" table:formula="of:=burner_C_per_s * [.X70]/100 * time_incr" office:value-type="float" office:value="2149.61306964746" calcext:value-type="float">
            <text:p>2150</text:p>
          </table:table-cell>
          <table:table-cell table:style-name="ce3" table:formula="of:=[.B71]" office:value-type="float" office:value="2149.61306964746" calcext:value-type="float">
            <text:p>2150</text:p>
          </table:table-cell>
          <table:table-cell table:style-name="ce3" table:formula="of:=[.C70]" office:value-type="float" office:value="2149.61306964746" calcext:value-type="float">
            <text:p>2150</text:p>
          </table:table-cell>
          <table:table-cell table:style-name="ce5" table:formula="of:=SUMPRODUCT([.B71:.D71];burner_heat_diffusion)" office:value-type="float" office:value="2149.61306964746" calcext:value-type="float">
            <text:p>2150</text:p>
          </table:table-cell>
          <table:table-cell table:formula="of:=[.F70]+[.E71]-[.I70]" office:value-type="float" office:value="30108.2766924857" calcext:value-type="float">
            <text:p>30108</text:p>
          </table:table-cell>
          <table:table-cell table:style-name="ce7" table:formula="of:=temp_out + [.F71] / burner_heat_mass" office:value-type="float" office:value="80.2165533849713" calcext:value-type="float">
            <text:p>80.2</text:p>
          </table:table-cell>
          <table:table-cell table:style-name="ce7" table:formula="of:=[.G71]-[.W70]" office:value-type="float" office:value="13.9144572384469" calcext:value-type="float">
            <text:p>13.9</text:p>
          </table:table-cell>
          <table:table-cell table:style-name="ce5" table:formula="of:=thermagon_k * burner_A * [.H71] / thermagon_L" office:value-type="float" office:value="1824.0408235021" calcext:value-type="float">
            <text:p>1824</text:p>
          </table:table-cell>
          <table:table-cell table:style-name="ce5" table:formula="of:=[.I71]/C_per_s_to_W*time_incr" office:value-type="float" office:value="2613.98799584709" calcext:value-type="float">
            <text:p>2614</text:p>
          </table:table-cell>
          <table:table-cell table:style-name="ce7" table:formula="of:=[.J70]" office:value-type="float" office:value="2611.76025782223" calcext:value-type="float">
            <text:p>2611.8</text:p>
          </table:table-cell>
          <table:table-cell table:style-name="ce7" table:formula="of:=[.K70]" office:value-type="float" office:value="2609.52188140637" calcext:value-type="float">
            <text:p>2609.5</text:p>
          </table:table-cell>
          <table:table-cell table:style-name="ce7" table:formula="of:=[.L70]" office:value-type="float" office:value="2607.27281743863" calcext:value-type="float">
            <text:p>2607.3</text:p>
          </table:table-cell>
          <table:table-cell table:style-name="ce7" table:formula="of:=[.M70]" office:value-type="float" office:value="2605.01301765347" calcext:value-type="float">
            <text:p>2605.0</text:p>
          </table:table-cell>
          <table:table-cell table:style-name="ce7" table:formula="of:=[.N70]" office:value-type="float" office:value="2602.74243492831" calcext:value-type="float">
            <text:p>2602.7</text:p>
          </table:table-cell>
          <table:table-cell table:style-name="ce7" table:formula="of:=[.O70]" office:value-type="float" office:value="2600.46102343313" calcext:value-type="float">
            <text:p>2600.5</text:p>
          </table:table-cell>
          <table:table-cell table:style-name="ce7" table:formula="of:=[.P70]" office:value-type="float" office:value="2598.16873858481" calcext:value-type="float">
            <text:p>2598.2</text:p>
          </table:table-cell>
          <table:table-cell table:style-name="ce7" table:formula="of:=[.Q70]" office:value-type="float" office:value="2595.86553667977" calcext:value-type="float">
            <text:p>2595.9</text:p>
          </table:table-cell>
          <table:table-cell table:style-name="ce7" table:formula="of:=[.R70]" office:value-type="float" office:value="2593.55137405371" calcext:value-type="float">
            <text:p>2593.6</text:p>
          </table:table-cell>
          <table:table-cell table:style-name="ce5" table:formula="of:=SUMPRODUCT([.J71:.S71];pot_heat_diffusion)" office:value-type="float" office:value="2603.85719671772" calcext:value-type="float">
            <text:p>2604</text:p>
          </table:table-cell>
          <table:table-cell table:style-name="ce5" table:formula="of:=[.V70]*leakage_out" office:value-type="float" office:value="788.726296701933" calcext:value-type="float">
            <text:p>789</text:p>
          </table:table-cell>
          <table:table-cell table:style-name="ce5" table:formula="of:=[.V70]+[.T71]-[.U71]" office:value-type="float" office:value="133269.513683671" calcext:value-type="float">
            <text:p>133270</text:p>
          </table:table-cell>
          <table:table-cell table:style-name="ce12" table:formula="of:= temp_out + [.V71]/pot_water_mass" office:value-type="float" office:value="66.941438583584" calcext:value-type="float">
            <text:p>66.9</text:p>
          </table:table-cell>
          <table:table-cell table:style-name="ce7" table:formula="of:=IF([.G71]&gt;thermagon_temp_max;0;IF([.W7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3" table:formula="of:=burner_C_per_s * [.X71]/100 * time_incr" office:value-type="float" office:value="2149.61306964746" calcext:value-type="float">
            <text:p>2150</text:p>
          </table:table-cell>
          <table:table-cell table:style-name="ce3" table:formula="of:=[.B72]" office:value-type="float" office:value="2149.61306964746" calcext:value-type="float">
            <text:p>2150</text:p>
          </table:table-cell>
          <table:table-cell table:style-name="ce3" table:formula="of:=[.C71]" office:value-type="float" office:value="2149.61306964746" calcext:value-type="float">
            <text:p>2150</text:p>
          </table:table-cell>
          <table:table-cell table:style-name="ce5" table:formula="of:=SUMPRODUCT([.B72:.D72];burner_heat_diffusion)" office:value-type="float" office:value="2149.61306964746" calcext:value-type="float">
            <text:p>2150</text:p>
          </table:table-cell>
          <table:table-cell table:formula="of:=[.F71]+[.E72]-[.I71]" office:value-type="float" office:value="30433.848938631" calcext:value-type="float">
            <text:p>30434</text:p>
          </table:table-cell>
          <table:table-cell table:style-name="ce7" table:formula="of:=temp_out + [.F72] / burner_heat_mass" office:value-type="float" office:value="80.8676978772621" calcext:value-type="float">
            <text:p>80.9</text:p>
          </table:table-cell>
          <table:table-cell table:style-name="ce7" table:formula="of:=[.G72]-[.W71]" office:value-type="float" office:value="13.9262592936781" calcext:value-type="float">
            <text:p>13.9</text:p>
          </table:table-cell>
          <table:table-cell table:style-name="ce5" table:formula="of:=thermagon_k * burner_A * [.H72] / thermagon_L" office:value-type="float" office:value="1825.5879503626" calcext:value-type="float">
            <text:p>1826</text:p>
          </table:table-cell>
          <table:table-cell table:style-name="ce5" table:formula="of:=[.I72]/C_per_s_to_W*time_incr" office:value-type="float" office:value="2616.20514526025" calcext:value-type="float">
            <text:p>2616</text:p>
          </table:table-cell>
          <table:table-cell table:style-name="ce7" table:formula="of:=[.J71]" office:value-type="float" office:value="2613.98799584709" calcext:value-type="float">
            <text:p>2614.0</text:p>
          </table:table-cell>
          <table:table-cell table:style-name="ce7" table:formula="of:=[.K71]" office:value-type="float" office:value="2611.76025782223" calcext:value-type="float">
            <text:p>2611.8</text:p>
          </table:table-cell>
          <table:table-cell table:style-name="ce7" table:formula="of:=[.L71]" office:value-type="float" office:value="2609.52188140637" calcext:value-type="float">
            <text:p>2609.5</text:p>
          </table:table-cell>
          <table:table-cell table:style-name="ce7" table:formula="of:=[.M71]" office:value-type="float" office:value="2607.27281743863" calcext:value-type="float">
            <text:p>2607.3</text:p>
          </table:table-cell>
          <table:table-cell table:style-name="ce7" table:formula="of:=[.N71]" office:value-type="float" office:value="2605.01301765347" calcext:value-type="float">
            <text:p>2605.0</text:p>
          </table:table-cell>
          <table:table-cell table:style-name="ce7" table:formula="of:=[.O71]" office:value-type="float" office:value="2602.74243492831" calcext:value-type="float">
            <text:p>2602.7</text:p>
          </table:table-cell>
          <table:table-cell table:style-name="ce7" table:formula="of:=[.P71]" office:value-type="float" office:value="2600.46102343313" calcext:value-type="float">
            <text:p>2600.5</text:p>
          </table:table-cell>
          <table:table-cell table:style-name="ce7" table:formula="of:=[.Q71]" office:value-type="float" office:value="2598.16873858481" calcext:value-type="float">
            <text:p>2598.2</text:p>
          </table:table-cell>
          <table:table-cell table:style-name="ce7" table:formula="of:=[.R71]" office:value-type="float" office:value="2595.86553667977" calcext:value-type="float">
            <text:p>2595.9</text:p>
          </table:table-cell>
          <table:table-cell table:style-name="ce5" table:formula="of:=SUMPRODUCT([.J72:.S72];pot_heat_diffusion)" office:value-type="float" office:value="2606.12247625271" calcext:value-type="float">
            <text:p>2606</text:p>
          </table:table-cell>
          <table:table-cell table:style-name="ce5" table:formula="of:=[.V71]*leakage_out" office:value-type="float" office:value="799.617082102028" calcext:value-type="float">
            <text:p>800</text:p>
          </table:table-cell>
          <table:table-cell table:style-name="ce5" table:formula="of:=[.V71]+[.T72]-[.U72]" office:value-type="float" office:value="135076.019077822" calcext:value-type="float">
            <text:p>135076</text:p>
          </table:table-cell>
          <table:table-cell table:style-name="ce12" table:formula="of:= temp_out + [.V72]/pot_water_mass" office:value-type="float" office:value="67.5777428640342" calcext:value-type="float">
            <text:p>67.6</text:p>
          </table:table-cell>
          <table:table-cell table:style-name="ce7" table:formula="of:=IF([.G72]&gt;thermagon_temp_max;0;IF([.W7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3" table:formula="of:=burner_C_per_s * [.X72]/100 * time_incr" office:value-type="float" office:value="2149.61306964746" calcext:value-type="float">
            <text:p>2150</text:p>
          </table:table-cell>
          <table:table-cell table:style-name="ce3" table:formula="of:=[.B73]" office:value-type="float" office:value="2149.61306964746" calcext:value-type="float">
            <text:p>2150</text:p>
          </table:table-cell>
          <table:table-cell table:style-name="ce3" table:formula="of:=[.C72]" office:value-type="float" office:value="2149.61306964746" calcext:value-type="float">
            <text:p>2150</text:p>
          </table:table-cell>
          <table:table-cell table:style-name="ce5" table:formula="of:=SUMPRODUCT([.B73:.D73];burner_heat_diffusion)" office:value-type="float" office:value="2149.61306964746" calcext:value-type="float">
            <text:p>2150</text:p>
          </table:table-cell>
          <table:table-cell table:formula="of:=[.F72]+[.E73]-[.I72]" office:value-type="float" office:value="30757.8740579159" calcext:value-type="float">
            <text:p>30758</text:p>
          </table:table-cell>
          <table:table-cell table:style-name="ce7" table:formula="of:=temp_out + [.F73] / burner_heat_mass" office:value-type="float" office:value="81.5157481158318" calcext:value-type="float">
            <text:p>81.5</text:p>
          </table:table-cell>
          <table:table-cell table:style-name="ce7" table:formula="of:=[.G73]-[.W72]" office:value-type="float" office:value="13.9380052517976" calcext:value-type="float">
            <text:p>13.9</text:p>
          </table:table-cell>
          <table:table-cell table:style-name="ce5" table:formula="of:=thermagon_k * burner_A * [.H73] / thermagon_L" office:value-type="float" office:value="1827.12772347441" calcext:value-type="float">
            <text:p>1827</text:p>
          </table:table-cell>
          <table:table-cell table:style-name="ce5" table:formula="of:=[.I73]/C_per_s_to_W*time_incr" office:value-type="float" office:value="2618.41175619721" calcext:value-type="float">
            <text:p>2618</text:p>
          </table:table-cell>
          <table:table-cell table:style-name="ce7" table:formula="of:=[.J72]" office:value-type="float" office:value="2616.20514526025" calcext:value-type="float">
            <text:p>2616.2</text:p>
          </table:table-cell>
          <table:table-cell table:style-name="ce7" table:formula="of:=[.K72]" office:value-type="float" office:value="2613.98799584709" calcext:value-type="float">
            <text:p>2614.0</text:p>
          </table:table-cell>
          <table:table-cell table:style-name="ce7" table:formula="of:=[.L72]" office:value-type="float" office:value="2611.76025782223" calcext:value-type="float">
            <text:p>2611.8</text:p>
          </table:table-cell>
          <table:table-cell table:style-name="ce7" table:formula="of:=[.M72]" office:value-type="float" office:value="2609.52188140637" calcext:value-type="float">
            <text:p>2609.5</text:p>
          </table:table-cell>
          <table:table-cell table:style-name="ce7" table:formula="of:=[.N72]" office:value-type="float" office:value="2607.27281743863" calcext:value-type="float">
            <text:p>2607.3</text:p>
          </table:table-cell>
          <table:table-cell table:style-name="ce7" table:formula="of:=[.O72]" office:value-type="float" office:value="2605.01301765347" calcext:value-type="float">
            <text:p>2605.0</text:p>
          </table:table-cell>
          <table:table-cell table:style-name="ce7" table:formula="of:=[.P72]" office:value-type="float" office:value="2602.74243492831" calcext:value-type="float">
            <text:p>2602.7</text:p>
          </table:table-cell>
          <table:table-cell table:style-name="ce7" table:formula="of:=[.Q72]" office:value-type="float" office:value="2600.46102343313" calcext:value-type="float">
            <text:p>2600.5</text:p>
          </table:table-cell>
          <table:table-cell table:style-name="ce7" table:formula="of:=[.R72]" office:value-type="float" office:value="2598.16873858481" calcext:value-type="float">
            <text:p>2598.2</text:p>
          </table:table-cell>
          <table:table-cell table:style-name="ce5" table:formula="of:=SUMPRODUCT([.J73:.S73];pot_heat_diffusion)" office:value-type="float" office:value="2608.3769985213" calcext:value-type="float">
            <text:p>2608</text:p>
          </table:table-cell>
          <table:table-cell table:style-name="ce5" table:formula="of:=[.V72]*leakage_out" office:value-type="float" office:value="810.456114466932" calcext:value-type="float">
            <text:p>810</text:p>
          </table:table-cell>
          <table:table-cell table:style-name="ce5" table:formula="of:=[.V72]+[.T73]-[.U73]" office:value-type="float" office:value="136873.939961876" calcext:value-type="float">
            <text:p>136874</text:p>
          </table:table-cell>
          <table:table-cell table:style-name="ce12" table:formula="of:= temp_out + [.V73]/pot_water_mass" office:value-type="float" office:value="68.2110234277894" calcext:value-type="float">
            <text:p>68.2</text:p>
          </table:table-cell>
          <table:table-cell table:style-name="ce7" table:formula="of:=IF([.G73]&gt;thermagon_temp_max;0;IF([.W7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3" table:formula="of:=burner_C_per_s * [.X73]/100 * time_incr" office:value-type="float" office:value="2149.61306964746" calcext:value-type="float">
            <text:p>2150</text:p>
          </table:table-cell>
          <table:table-cell table:style-name="ce3" table:formula="of:=[.B74]" office:value-type="float" office:value="2149.61306964746" calcext:value-type="float">
            <text:p>2150</text:p>
          </table:table-cell>
          <table:table-cell table:style-name="ce3" table:formula="of:=[.C73]" office:value-type="float" office:value="2149.61306964746" calcext:value-type="float">
            <text:p>2150</text:p>
          </table:table-cell>
          <table:table-cell table:style-name="ce5" table:formula="of:=SUMPRODUCT([.B74:.D74];burner_heat_diffusion)" office:value-type="float" office:value="2149.61306964746" calcext:value-type="float">
            <text:p>2150</text:p>
          </table:table-cell>
          <table:table-cell table:formula="of:=[.F73]+[.E74]-[.I73]" office:value-type="float" office:value="31080.3594040889" calcext:value-type="float">
            <text:p>31080</text:p>
          </table:table-cell>
          <table:table-cell table:style-name="ce7" table:formula="of:=temp_out + [.F74] / burner_heat_mass" office:value-type="float" office:value="82.1607188081779" calcext:value-type="float">
            <text:p>82.2</text:p>
          </table:table-cell>
          <table:table-cell table:style-name="ce7" table:formula="of:=[.G74]-[.W73]" office:value-type="float" office:value="13.9496953803885" calcext:value-type="float">
            <text:p>13.9</text:p>
          </table:table-cell>
          <table:table-cell table:style-name="ce5" table:formula="of:=thermagon_k * burner_A * [.H74] / thermagon_L" office:value-type="float" office:value="1828.66017791488" calcext:value-type="float">
            <text:p>1829</text:p>
          </table:table-cell>
          <table:table-cell table:style-name="ce5" table:formula="of:=[.I74]/C_per_s_to_W*time_incr" office:value-type="float" office:value="2620.60787892645" calcext:value-type="float">
            <text:p>2621</text:p>
          </table:table-cell>
          <table:table-cell table:style-name="ce7" table:formula="of:=[.J73]" office:value-type="float" office:value="2618.41175619721" calcext:value-type="float">
            <text:p>2618.4</text:p>
          </table:table-cell>
          <table:table-cell table:style-name="ce7" table:formula="of:=[.K73]" office:value-type="float" office:value="2616.20514526025" calcext:value-type="float">
            <text:p>2616.2</text:p>
          </table:table-cell>
          <table:table-cell table:style-name="ce7" table:formula="of:=[.L73]" office:value-type="float" office:value="2613.98799584709" calcext:value-type="float">
            <text:p>2614.0</text:p>
          </table:table-cell>
          <table:table-cell table:style-name="ce7" table:formula="of:=[.M73]" office:value-type="float" office:value="2611.76025782223" calcext:value-type="float">
            <text:p>2611.8</text:p>
          </table:table-cell>
          <table:table-cell table:style-name="ce7" table:formula="of:=[.N73]" office:value-type="float" office:value="2609.52188140637" calcext:value-type="float">
            <text:p>2609.5</text:p>
          </table:table-cell>
          <table:table-cell table:style-name="ce7" table:formula="of:=[.O73]" office:value-type="float" office:value="2607.27281743863" calcext:value-type="float">
            <text:p>2607.3</text:p>
          </table:table-cell>
          <table:table-cell table:style-name="ce7" table:formula="of:=[.P73]" office:value-type="float" office:value="2605.01301765347" calcext:value-type="float">
            <text:p>2605.0</text:p>
          </table:table-cell>
          <table:table-cell table:style-name="ce7" table:formula="of:=[.Q73]" office:value-type="float" office:value="2602.74243492831" calcext:value-type="float">
            <text:p>2602.7</text:p>
          </table:table-cell>
          <table:table-cell table:style-name="ce7" table:formula="of:=[.R73]" office:value-type="float" office:value="2600.46102343313" calcext:value-type="float">
            <text:p>2600.5</text:p>
          </table:table-cell>
          <table:table-cell table:style-name="ce5" table:formula="of:=SUMPRODUCT([.J74:.S74];pot_heat_diffusion)" office:value-type="float" office:value="2610.62081094884" calcext:value-type="float">
            <text:p>2611</text:p>
          </table:table-cell>
          <table:table-cell table:style-name="ce5" table:formula="of:=[.V73]*leakage_out" office:value-type="float" office:value="821.243639771258" calcext:value-type="float">
            <text:p>821</text:p>
          </table:table-cell>
          <table:table-cell table:style-name="ce5" table:formula="of:=[.V73]+[.T74]-[.U74]" office:value-type="float" office:value="138663.317133054" calcext:value-type="float">
            <text:p>138663</text:p>
          </table:table-cell>
          <table:table-cell table:style-name="ce12" table:formula="of:= temp_out + [.V74]/pot_water_mass" office:value-type="float" office:value="68.8412946448291" calcext:value-type="float">
            <text:p>68.8</text:p>
          </table:table-cell>
          <table:table-cell table:style-name="ce7" table:formula="of:=IF([.G74]&gt;thermagon_temp_max;0;IF([.W7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3" table:formula="of:=burner_C_per_s * [.X74]/100 * time_incr" office:value-type="float" office:value="2149.61306964746" calcext:value-type="float">
            <text:p>2150</text:p>
          </table:table-cell>
          <table:table-cell table:style-name="ce3" table:formula="of:=[.B75]" office:value-type="float" office:value="2149.61306964746" calcext:value-type="float">
            <text:p>2150</text:p>
          </table:table-cell>
          <table:table-cell table:style-name="ce3" table:formula="of:=[.C74]" office:value-type="float" office:value="2149.61306964746" calcext:value-type="float">
            <text:p>2150</text:p>
          </table:table-cell>
          <table:table-cell table:style-name="ce5" table:formula="of:=SUMPRODUCT([.B75:.D75];burner_heat_diffusion)" office:value-type="float" office:value="2149.61306964746" calcext:value-type="float">
            <text:p>2150</text:p>
          </table:table-cell>
          <table:table-cell table:formula="of:=[.F74]+[.E75]-[.I74]" office:value-type="float" office:value="31401.3122958215" calcext:value-type="float">
            <text:p>31401</text:p>
          </table:table-cell>
          <table:table-cell table:style-name="ce7" table:formula="of:=temp_out + [.F75] / burner_heat_mass" office:value-type="float" office:value="82.8026245916431" calcext:value-type="float">
            <text:p>82.8</text:p>
          </table:table-cell>
          <table:table-cell table:style-name="ce7" table:formula="of:=[.G75]-[.W74]" office:value-type="float" office:value="13.9613299468139" calcext:value-type="float">
            <text:p>14.0</text:p>
          </table:table-cell>
          <table:table-cell table:style-name="ce5" table:formula="of:=thermagon_k * burner_A * [.H75] / thermagon_L" office:value-type="float" office:value="1830.18534873255" calcext:value-type="float">
            <text:p>1830</text:p>
          </table:table-cell>
          <table:table-cell table:style-name="ce5" table:formula="of:=[.I75]/C_per_s_to_W*time_incr" office:value-type="float" office:value="2622.79356367519" calcext:value-type="float">
            <text:p>2623</text:p>
          </table:table-cell>
          <table:table-cell table:style-name="ce7" table:formula="of:=[.J74]" office:value-type="float" office:value="2620.60787892645" calcext:value-type="float">
            <text:p>2620.6</text:p>
          </table:table-cell>
          <table:table-cell table:style-name="ce7" table:formula="of:=[.K74]" office:value-type="float" office:value="2618.41175619721" calcext:value-type="float">
            <text:p>2618.4</text:p>
          </table:table-cell>
          <table:table-cell table:style-name="ce7" table:formula="of:=[.L74]" office:value-type="float" office:value="2616.20514526025" calcext:value-type="float">
            <text:p>2616.2</text:p>
          </table:table-cell>
          <table:table-cell table:style-name="ce7" table:formula="of:=[.M74]" office:value-type="float" office:value="2613.98799584709" calcext:value-type="float">
            <text:p>2614.0</text:p>
          </table:table-cell>
          <table:table-cell table:style-name="ce7" table:formula="of:=[.N74]" office:value-type="float" office:value="2611.76025782223" calcext:value-type="float">
            <text:p>2611.8</text:p>
          </table:table-cell>
          <table:table-cell table:style-name="ce7" table:formula="of:=[.O74]" office:value-type="float" office:value="2609.52188140637" calcext:value-type="float">
            <text:p>2609.5</text:p>
          </table:table-cell>
          <table:table-cell table:style-name="ce7" table:formula="of:=[.P74]" office:value-type="float" office:value="2607.27281743863" calcext:value-type="float">
            <text:p>2607.3</text:p>
          </table:table-cell>
          <table:table-cell table:style-name="ce7" table:formula="of:=[.Q74]" office:value-type="float" office:value="2605.01301765347" calcext:value-type="float">
            <text:p>2605.0</text:p>
          </table:table-cell>
          <table:table-cell table:style-name="ce7" table:formula="of:=[.R74]" office:value-type="float" office:value="2602.74243492831" calcext:value-type="float">
            <text:p>2602.7</text:p>
          </table:table-cell>
          <table:table-cell table:style-name="ce5" table:formula="of:=SUMPRODUCT([.J75:.S75];pot_heat_diffusion)" office:value-type="float" office:value="2612.85396182512" calcext:value-type="float">
            <text:p>2613</text:p>
          </table:table-cell>
          <table:table-cell table:style-name="ce5" table:formula="of:=[.V74]*leakage_out" office:value-type="float" office:value="831.979902798324" calcext:value-type="float">
            <text:p>832</text:p>
          </table:table-cell>
          <table:table-cell table:style-name="ce5" table:formula="of:=[.V74]+[.T75]-[.U75]" office:value-type="float" office:value="140444.191192081" calcext:value-type="float">
            <text:p>140444</text:p>
          </table:table-cell>
          <table:table-cell table:style-name="ce12" table:formula="of:= temp_out + [.V75]/pot_water_mass" office:value-type="float" office:value="69.468570815922" calcext:value-type="float">
            <text:p>69.5</text:p>
          </table:table-cell>
          <table:table-cell table:style-name="ce7" table:formula="of:=IF([.G75]&gt;thermagon_temp_max;0;IF([.W7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3" table:formula="of:=burner_C_per_s * [.X75]/100 * time_incr" office:value-type="float" office:value="2149.61306964746" calcext:value-type="float">
            <text:p>2150</text:p>
          </table:table-cell>
          <table:table-cell table:style-name="ce3" table:formula="of:=[.B76]" office:value-type="float" office:value="2149.61306964746" calcext:value-type="float">
            <text:p>2150</text:p>
          </table:table-cell>
          <table:table-cell table:style-name="ce3" table:formula="of:=[.C75]" office:value-type="float" office:value="2149.61306964746" calcext:value-type="float">
            <text:p>2150</text:p>
          </table:table-cell>
          <table:table-cell table:style-name="ce5" table:formula="of:=SUMPRODUCT([.B76:.D76];burner_heat_diffusion)" office:value-type="float" office:value="2149.61306964746" calcext:value-type="float">
            <text:p>2150</text:p>
          </table:table-cell>
          <table:table-cell table:formula="of:=[.F75]+[.E76]-[.I75]" office:value-type="float" office:value="31720.7400167364" calcext:value-type="float">
            <text:p>31721</text:p>
          </table:table-cell>
          <table:table-cell table:style-name="ce7" table:formula="of:=temp_out + [.F76] / burner_heat_mass" office:value-type="float" office:value="83.4414800334729" calcext:value-type="float">
            <text:p>83.4</text:p>
          </table:table-cell>
          <table:table-cell table:style-name="ce7" table:formula="of:=[.G76]-[.W75]" office:value-type="float" office:value="13.9729092175509" calcext:value-type="float">
            <text:p>14.0</text:p>
          </table:table-cell>
          <table:table-cell table:style-name="ce5" table:formula="of:=thermagon_k * burner_A * [.H76] / thermagon_L" office:value-type="float" office:value="1831.70327085977" calcext:value-type="float">
            <text:p>1832</text:p>
          </table:table-cell>
          <table:table-cell table:style-name="ce5" table:formula="of:=[.I76]/C_per_s_to_W*time_incr" office:value-type="float" office:value="2624.96886050411" calcext:value-type="float">
            <text:p>2625</text:p>
          </table:table-cell>
          <table:table-cell table:style-name="ce7" table:formula="of:=[.J75]" office:value-type="float" office:value="2622.79356367519" calcext:value-type="float">
            <text:p>2622.8</text:p>
          </table:table-cell>
          <table:table-cell table:style-name="ce7" table:formula="of:=[.K75]" office:value-type="float" office:value="2620.60787892645" calcext:value-type="float">
            <text:p>2620.6</text:p>
          </table:table-cell>
          <table:table-cell table:style-name="ce7" table:formula="of:=[.L75]" office:value-type="float" office:value="2618.41175619721" calcext:value-type="float">
            <text:p>2618.4</text:p>
          </table:table-cell>
          <table:table-cell table:style-name="ce7" table:formula="of:=[.M75]" office:value-type="float" office:value="2616.20514526025" calcext:value-type="float">
            <text:p>2616.2</text:p>
          </table:table-cell>
          <table:table-cell table:style-name="ce7" table:formula="of:=[.N75]" office:value-type="float" office:value="2613.98799584709" calcext:value-type="float">
            <text:p>2614.0</text:p>
          </table:table-cell>
          <table:table-cell table:style-name="ce7" table:formula="of:=[.O75]" office:value-type="float" office:value="2611.76025782223" calcext:value-type="float">
            <text:p>2611.8</text:p>
          </table:table-cell>
          <table:table-cell table:style-name="ce7" table:formula="of:=[.P75]" office:value-type="float" office:value="2609.52188140637" calcext:value-type="float">
            <text:p>2609.5</text:p>
          </table:table-cell>
          <table:table-cell table:style-name="ce7" table:formula="of:=[.Q75]" office:value-type="float" office:value="2607.27281743863" calcext:value-type="float">
            <text:p>2607.3</text:p>
          </table:table-cell>
          <table:table-cell table:style-name="ce7" table:formula="of:=[.R75]" office:value-type="float" office:value="2605.01301765347" calcext:value-type="float">
            <text:p>2605.0</text:p>
          </table:table-cell>
          <table:table-cell table:style-name="ce5" table:formula="of:=SUMPRODUCT([.J76:.S76];pot_heat_diffusion)" office:value-type="float" office:value="2615.07650015436" calcext:value-type="float">
            <text:p>2615</text:p>
          </table:table-cell>
          <table:table-cell table:style-name="ce5" table:formula="of:=[.V75]*leakage_out" office:value-type="float" office:value="842.665147152485" calcext:value-type="float">
            <text:p>843</text:p>
          </table:table-cell>
          <table:table-cell table:style-name="ce5" table:formula="of:=[.V75]+[.T76]-[.U76]" office:value-type="float" office:value="142216.602545083" calcext:value-type="float">
            <text:p>142217</text:p>
          </table:table-cell>
          <table:table-cell table:style-name="ce12" table:formula="of:= temp_out + [.V76]/pot_water_mass" office:value-type="float" office:value="70.0928661732929" calcext:value-type="float">
            <text:p>70.1</text:p>
          </table:table-cell>
          <table:table-cell table:style-name="ce7" table:formula="of:=IF([.G76]&gt;thermagon_temp_max;0;IF([.W7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table:formula="of:=burner_C_per_s * [.X76]/100 * time_incr" office:value-type="float" office:value="2149.61306964746" calcext:value-type="float">
            <text:p>2150</text:p>
          </table:table-cell>
          <table:table-cell table:style-name="ce3" table:formula="of:=[.B77]" office:value-type="float" office:value="2149.61306964746" calcext:value-type="float">
            <text:p>2150</text:p>
          </table:table-cell>
          <table:table-cell table:style-name="ce3" table:formula="of:=[.C76]" office:value-type="float" office:value="2149.61306964746" calcext:value-type="float">
            <text:p>2150</text:p>
          </table:table-cell>
          <table:table-cell table:style-name="ce5" table:formula="of:=SUMPRODUCT([.B77:.D77];burner_heat_diffusion)" office:value-type="float" office:value="2149.61306964746" calcext:value-type="float">
            <text:p>2150</text:p>
          </table:table-cell>
          <table:table-cell table:formula="of:=[.F76]+[.E77]-[.I76]" office:value-type="float" office:value="32038.6498155241" calcext:value-type="float">
            <text:p>32039</text:p>
          </table:table-cell>
          <table:table-cell table:style-name="ce7" table:formula="of:=temp_out + [.F77] / burner_heat_mass" office:value-type="float" office:value="84.0772996310483" calcext:value-type="float">
            <text:p>84.1</text:p>
          </table:table-cell>
          <table:table-cell table:style-name="ce7" table:formula="of:=[.G77]-[.W76]" office:value-type="float" office:value="13.9844334577554" calcext:value-type="float">
            <text:p>14.0</text:p>
          </table:table-cell>
          <table:table-cell table:style-name="ce5" table:formula="of:=thermagon_k * burner_A * [.H77] / thermagon_L" office:value-type="float" office:value="1833.21397905576" calcext:value-type="float">
            <text:p>1833</text:p>
          </table:table-cell>
          <table:table-cell table:style-name="ce5" table:formula="of:=[.I77]/C_per_s_to_W*time_incr" office:value-type="float" office:value="2627.1338192258" calcext:value-type="float">
            <text:p>2627</text:p>
          </table:table-cell>
          <table:table-cell table:style-name="ce7" table:formula="of:=[.J76]" office:value-type="float" office:value="2624.96886050411" calcext:value-type="float">
            <text:p>2625.0</text:p>
          </table:table-cell>
          <table:table-cell table:style-name="ce7" table:formula="of:=[.K76]" office:value-type="float" office:value="2622.79356367519" calcext:value-type="float">
            <text:p>2622.8</text:p>
          </table:table-cell>
          <table:table-cell table:style-name="ce7" table:formula="of:=[.L76]" office:value-type="float" office:value="2620.60787892645" calcext:value-type="float">
            <text:p>2620.6</text:p>
          </table:table-cell>
          <table:table-cell table:style-name="ce7" table:formula="of:=[.M76]" office:value-type="float" office:value="2618.41175619721" calcext:value-type="float">
            <text:p>2618.4</text:p>
          </table:table-cell>
          <table:table-cell table:style-name="ce7" table:formula="of:=[.N76]" office:value-type="float" office:value="2616.20514526025" calcext:value-type="float">
            <text:p>2616.2</text:p>
          </table:table-cell>
          <table:table-cell table:style-name="ce7" table:formula="of:=[.O76]" office:value-type="float" office:value="2613.98799584709" calcext:value-type="float">
            <text:p>2614.0</text:p>
          </table:table-cell>
          <table:table-cell table:style-name="ce7" table:formula="of:=[.P76]" office:value-type="float" office:value="2611.76025782223" calcext:value-type="float">
            <text:p>2611.8</text:p>
          </table:table-cell>
          <table:table-cell table:style-name="ce7" table:formula="of:=[.Q76]" office:value-type="float" office:value="2609.52188140637" calcext:value-type="float">
            <text:p>2609.5</text:p>
          </table:table-cell>
          <table:table-cell table:style-name="ce7" table:formula="of:=[.R76]" office:value-type="float" office:value="2607.27281743863" calcext:value-type="float">
            <text:p>2607.3</text:p>
          </table:table-cell>
          <table:table-cell table:style-name="ce5" table:formula="of:=SUMPRODUCT([.J77:.S77];pot_heat_diffusion)" office:value-type="float" office:value="2617.28847545693" calcext:value-type="float">
            <text:p>2617</text:p>
          </table:table-cell>
          <table:table-cell table:style-name="ce5" table:formula="of:=[.V76]*leakage_out" office:value-type="float" office:value="853.299615270496" calcext:value-type="float">
            <text:p>853</text:p>
          </table:table-cell>
          <table:table-cell table:style-name="ce5" table:formula="of:=[.V76]+[.T77]-[.U77]" office:value-type="float" office:value="143980.591405269" calcext:value-type="float">
            <text:p>143981</text:p>
          </table:table-cell>
          <table:table-cell table:style-name="ce12" table:formula="of:= temp_out + [.V77]/pot_water_mass" office:value-type="float" office:value="70.7141948812156" calcext:value-type="float">
            <text:p>70.7</text:p>
          </table:table-cell>
          <table:table-cell table:style-name="ce7" table:formula="of:=IF([.G77]&gt;thermagon_temp_max;0;IF([.W7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3" table:formula="of:=burner_C_per_s * [.X77]/100 * time_incr" office:value-type="float" office:value="2149.61306964746" calcext:value-type="float">
            <text:p>2150</text:p>
          </table:table-cell>
          <table:table-cell table:style-name="ce3" table:formula="of:=[.B78]" office:value-type="float" office:value="2149.61306964746" calcext:value-type="float">
            <text:p>2150</text:p>
          </table:table-cell>
          <table:table-cell table:style-name="ce3" table:formula="of:=[.C77]" office:value-type="float" office:value="2149.61306964746" calcext:value-type="float">
            <text:p>2150</text:p>
          </table:table-cell>
          <table:table-cell table:style-name="ce5" table:formula="of:=SUMPRODUCT([.B78:.D78];burner_heat_diffusion)" office:value-type="float" office:value="2149.61306964746" calcext:value-type="float">
            <text:p>2150</text:p>
          </table:table-cell>
          <table:table-cell table:formula="of:=[.F77]+[.E78]-[.I77]" office:value-type="float" office:value="32355.0489061158" calcext:value-type="float">
            <text:p>32355</text:p>
          </table:table-cell>
          <table:table-cell table:style-name="ce7" table:formula="of:=temp_out + [.F78] / burner_heat_mass" office:value-type="float" office:value="84.7100978122317" calcext:value-type="float">
            <text:p>84.7</text:p>
          </table:table-cell>
          <table:table-cell table:style-name="ce7" table:formula="of:=[.G78]-[.W77]" office:value-type="float" office:value="13.9959029310161" calcext:value-type="float">
            <text:p>14.0</text:p>
          </table:table-cell>
          <table:table-cell table:style-name="ce5" table:formula="of:=thermagon_k * burner_A * [.H78] / thermagon_L" office:value-type="float" office:value="1834.71750787424" calcext:value-type="float">
            <text:p>1835</text:p>
          </table:table-cell>
          <table:table-cell table:style-name="ce5" table:formula="of:=[.I78]/C_per_s_to_W*time_incr" office:value-type="float" office:value="2629.28848935833" calcext:value-type="float">
            <text:p>2629</text:p>
          </table:table-cell>
          <table:table-cell table:style-name="ce7" table:formula="of:=[.J77]" office:value-type="float" office:value="2627.1338192258" calcext:value-type="float">
            <text:p>2627.1</text:p>
          </table:table-cell>
          <table:table-cell table:style-name="ce7" table:formula="of:=[.K77]" office:value-type="float" office:value="2624.96886050411" calcext:value-type="float">
            <text:p>2625.0</text:p>
          </table:table-cell>
          <table:table-cell table:style-name="ce7" table:formula="of:=[.L77]" office:value-type="float" office:value="2622.79356367519" calcext:value-type="float">
            <text:p>2622.8</text:p>
          </table:table-cell>
          <table:table-cell table:style-name="ce7" table:formula="of:=[.M77]" office:value-type="float" office:value="2620.60787892645" calcext:value-type="float">
            <text:p>2620.6</text:p>
          </table:table-cell>
          <table:table-cell table:style-name="ce7" table:formula="of:=[.N77]" office:value-type="float" office:value="2618.41175619721" calcext:value-type="float">
            <text:p>2618.4</text:p>
          </table:table-cell>
          <table:table-cell table:style-name="ce7" table:formula="of:=[.O77]" office:value-type="float" office:value="2616.20514526025" calcext:value-type="float">
            <text:p>2616.2</text:p>
          </table:table-cell>
          <table:table-cell table:style-name="ce7" table:formula="of:=[.P77]" office:value-type="float" office:value="2613.98799584709" calcext:value-type="float">
            <text:p>2614.0</text:p>
          </table:table-cell>
          <table:table-cell table:style-name="ce7" table:formula="of:=[.Q77]" office:value-type="float" office:value="2611.76025782223" calcext:value-type="float">
            <text:p>2611.8</text:p>
          </table:table-cell>
          <table:table-cell table:style-name="ce7" table:formula="of:=[.R77]" office:value-type="float" office:value="2609.52188140637" calcext:value-type="float">
            <text:p>2609.5</text:p>
          </table:table-cell>
          <table:table-cell table:style-name="ce5" table:formula="of:=SUMPRODUCT([.J78:.S78];pot_heat_diffusion)" office:value-type="float" office:value="2619.48993756539" calcext:value-type="float">
            <text:p>2619</text:p>
          </table:table-cell>
          <table:table-cell table:style-name="ce5" table:formula="of:=[.V77]*leakage_out" office:value-type="float" office:value="863.883548431615" calcext:value-type="float">
            <text:p>864</text:p>
          </table:table-cell>
          <table:table-cell table:style-name="ce5" table:formula="of:=[.V77]+[.T78]-[.U78]" office:value-type="float" office:value="145736.197794403" calcext:value-type="float">
            <text:p>145736</text:p>
          </table:table-cell>
          <table:table-cell table:style-name="ce12" table:formula="of:= temp_out + [.V78]/pot_water_mass" office:value-type="float" office:value="71.3325710365311" calcext:value-type="float">
            <text:p>71.3</text:p>
          </table:table-cell>
          <table:table-cell table:style-name="ce7" table:formula="of:=IF([.G78]&gt;thermagon_temp_max;0;IF([.W7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3" table:formula="of:=burner_C_per_s * [.X78]/100 * time_incr" office:value-type="float" office:value="2149.61306964746" calcext:value-type="float">
            <text:p>2150</text:p>
          </table:table-cell>
          <table:table-cell table:style-name="ce3" table:formula="of:=[.B79]" office:value-type="float" office:value="2149.61306964746" calcext:value-type="float">
            <text:p>2150</text:p>
          </table:table-cell>
          <table:table-cell table:style-name="ce3" table:formula="of:=[.C78]" office:value-type="float" office:value="2149.61306964746" calcext:value-type="float">
            <text:p>2150</text:p>
          </table:table-cell>
          <table:table-cell table:style-name="ce5" table:formula="of:=SUMPRODUCT([.B79:.D79];burner_heat_diffusion)" office:value-type="float" office:value="2149.61306964746" calcext:value-type="float">
            <text:p>2150</text:p>
          </table:table-cell>
          <table:table-cell table:formula="of:=[.F78]+[.E79]-[.I78]" office:value-type="float" office:value="32669.944467889" calcext:value-type="float">
            <text:p>32670</text:p>
          </table:table-cell>
          <table:table-cell table:style-name="ce7" table:formula="of:=temp_out + [.F79] / burner_heat_mass" office:value-type="float" office:value="85.3398889357781" calcext:value-type="float">
            <text:p>85.3</text:p>
          </table:table-cell>
          <table:table-cell table:style-name="ce7" table:formula="of:=[.G79]-[.W78]" office:value-type="float" office:value="14.007317899247" calcext:value-type="float">
            <text:p>14.0</text:p>
          </table:table-cell>
          <table:table-cell table:style-name="ce5" table:formula="of:=thermagon_k * burner_A * [.H79] / thermagon_L" office:value-type="float" office:value="1836.21389164944" calcext:value-type="float">
            <text:p>1836</text:p>
          </table:table-cell>
          <table:table-cell table:style-name="ce5" table:formula="of:=[.I79]/C_per_s_to_W*time_incr" office:value-type="float" office:value="2631.43292010525" calcext:value-type="float">
            <text:p>2631</text:p>
          </table:table-cell>
          <table:table-cell table:style-name="ce7" table:formula="of:=[.J78]" office:value-type="float" office:value="2629.28848935833" calcext:value-type="float">
            <text:p>2629.3</text:p>
          </table:table-cell>
          <table:table-cell table:style-name="ce7" table:formula="of:=[.K78]" office:value-type="float" office:value="2627.1338192258" calcext:value-type="float">
            <text:p>2627.1</text:p>
          </table:table-cell>
          <table:table-cell table:style-name="ce7" table:formula="of:=[.L78]" office:value-type="float" office:value="2624.96886050411" calcext:value-type="float">
            <text:p>2625.0</text:p>
          </table:table-cell>
          <table:table-cell table:style-name="ce7" table:formula="of:=[.M78]" office:value-type="float" office:value="2622.79356367519" calcext:value-type="float">
            <text:p>2622.8</text:p>
          </table:table-cell>
          <table:table-cell table:style-name="ce7" table:formula="of:=[.N78]" office:value-type="float" office:value="2620.60787892645" calcext:value-type="float">
            <text:p>2620.6</text:p>
          </table:table-cell>
          <table:table-cell table:style-name="ce7" table:formula="of:=[.O78]" office:value-type="float" office:value="2618.41175619721" calcext:value-type="float">
            <text:p>2618.4</text:p>
          </table:table-cell>
          <table:table-cell table:style-name="ce7" table:formula="of:=[.P78]" office:value-type="float" office:value="2616.20514526025" calcext:value-type="float">
            <text:p>2616.2</text:p>
          </table:table-cell>
          <table:table-cell table:style-name="ce7" table:formula="of:=[.Q78]" office:value-type="float" office:value="2613.98799584709" calcext:value-type="float">
            <text:p>2614.0</text:p>
          </table:table-cell>
          <table:table-cell table:style-name="ce7" table:formula="of:=[.R78]" office:value-type="float" office:value="2611.76025782223" calcext:value-type="float">
            <text:p>2611.8</text:p>
          </table:table-cell>
          <table:table-cell table:style-name="ce5" table:formula="of:=SUMPRODUCT([.J79:.S79];pot_heat_diffusion)" office:value-type="float" office:value="2621.68093644092" calcext:value-type="float">
            <text:p>2622</text:p>
          </table:table-cell>
          <table:table-cell table:style-name="ce5" table:formula="of:=[.V78]*leakage_out" office:value-type="float" office:value="874.417186766417" calcext:value-type="float">
            <text:p>874</text:p>
          </table:table-cell>
          <table:table-cell table:style-name="ce5" table:formula="of:=[.V78]+[.T79]-[.U79]" office:value-type="float" office:value="147483.461544077" calcext:value-type="float">
            <text:p>147483</text:p>
          </table:table-cell>
          <table:table-cell table:style-name="ce12" table:formula="of:= temp_out + [.V79]/pot_water_mass" office:value-type="float" office:value="71.9480086690968" calcext:value-type="float">
            <text:p>71.9</text:p>
          </table:table-cell>
          <table:table-cell table:style-name="ce7" table:formula="of:=IF([.G79]&gt;thermagon_temp_max;0;IF([.W7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3" table:formula="of:=burner_C_per_s * [.X79]/100 * time_incr" office:value-type="float" office:value="2149.61306964746" calcext:value-type="float">
            <text:p>2150</text:p>
          </table:table-cell>
          <table:table-cell table:style-name="ce3" table:formula="of:=[.B80]" office:value-type="float" office:value="2149.61306964746" calcext:value-type="float">
            <text:p>2150</text:p>
          </table:table-cell>
          <table:table-cell table:style-name="ce3" table:formula="of:=[.C79]" office:value-type="float" office:value="2149.61306964746" calcext:value-type="float">
            <text:p>2150</text:p>
          </table:table-cell>
          <table:table-cell table:style-name="ce5" table:formula="of:=SUMPRODUCT([.B80:.D80];burner_heat_diffusion)" office:value-type="float" office:value="2149.61306964746" calcext:value-type="float">
            <text:p>2150</text:p>
          </table:table-cell>
          <table:table-cell table:formula="of:=[.F79]+[.E80]-[.I79]" office:value-type="float" office:value="32983.3436458871" calcext:value-type="float">
            <text:p>32983</text:p>
          </table:table-cell>
          <table:table-cell table:style-name="ce7" table:formula="of:=temp_out + [.F80] / burner_heat_mass" office:value-type="float" office:value="85.9666872917741" calcext:value-type="float">
            <text:p>86.0</text:p>
          </table:table-cell>
          <table:table-cell table:style-name="ce7" table:formula="of:=[.G80]-[.W79]" office:value-type="float" office:value="14.0186786226773" calcext:value-type="float">
            <text:p>14.0</text:p>
          </table:table-cell>
          <table:table-cell table:style-name="ce5" table:formula="of:=thermagon_k * burner_A * [.H80] / thermagon_L" office:value-type="float" office:value="1837.70316449467" calcext:value-type="float">
            <text:p>1838</text:p>
          </table:table-cell>
          <table:table-cell table:style-name="ce5" table:formula="of:=[.I80]/C_per_s_to_W*time_incr" office:value-type="float" office:value="2633.5671603535" calcext:value-type="float">
            <text:p>2634</text:p>
          </table:table-cell>
          <table:table-cell table:style-name="ce7" table:formula="of:=[.J79]" office:value-type="float" office:value="2631.43292010525" calcext:value-type="float">
            <text:p>2631.4</text:p>
          </table:table-cell>
          <table:table-cell table:style-name="ce7" table:formula="of:=[.K79]" office:value-type="float" office:value="2629.28848935833" calcext:value-type="float">
            <text:p>2629.3</text:p>
          </table:table-cell>
          <table:table-cell table:style-name="ce7" table:formula="of:=[.L79]" office:value-type="float" office:value="2627.1338192258" calcext:value-type="float">
            <text:p>2627.1</text:p>
          </table:table-cell>
          <table:table-cell table:style-name="ce7" table:formula="of:=[.M79]" office:value-type="float" office:value="2624.96886050411" calcext:value-type="float">
            <text:p>2625.0</text:p>
          </table:table-cell>
          <table:table-cell table:style-name="ce7" table:formula="of:=[.N79]" office:value-type="float" office:value="2622.79356367519" calcext:value-type="float">
            <text:p>2622.8</text:p>
          </table:table-cell>
          <table:table-cell table:style-name="ce7" table:formula="of:=[.O79]" office:value-type="float" office:value="2620.60787892645" calcext:value-type="float">
            <text:p>2620.6</text:p>
          </table:table-cell>
          <table:table-cell table:style-name="ce7" table:formula="of:=[.P79]" office:value-type="float" office:value="2618.41175619721" calcext:value-type="float">
            <text:p>2618.4</text:p>
          </table:table-cell>
          <table:table-cell table:style-name="ce7" table:formula="of:=[.Q79]" office:value-type="float" office:value="2616.20514526025" calcext:value-type="float">
            <text:p>2616.2</text:p>
          </table:table-cell>
          <table:table-cell table:style-name="ce7" table:formula="of:=[.R79]" office:value-type="float" office:value="2613.98799584709" calcext:value-type="float">
            <text:p>2614.0</text:p>
          </table:table-cell>
          <table:table-cell table:style-name="ce5" table:formula="of:=SUMPRODUCT([.J80:.S80];pot_heat_diffusion)" office:value-type="float" office:value="2623.86152202295" calcext:value-type="float">
            <text:p>2624</text:p>
          </table:table-cell>
          <table:table-cell table:style-name="ce5" table:formula="of:=[.V79]*leakage_out" office:value-type="float" office:value="884.900769264464" calcext:value-type="float">
            <text:p>885</text:p>
          </table:table-cell>
          <table:table-cell table:style-name="ce5" table:formula="of:=[.V79]+[.T80]-[.U80]" office:value-type="float" office:value="149222.422296836" calcext:value-type="float">
            <text:p>149222</text:p>
          </table:table-cell>
          <table:table-cell table:style-name="ce12" table:formula="of:= temp_out + [.V80]/pot_water_mass" office:value-type="float" office:value="72.5605217421814" calcext:value-type="float">
            <text:p>72.6</text:p>
          </table:table-cell>
          <table:table-cell table:style-name="ce7" table:formula="of:=IF([.G80]&gt;thermagon_temp_max;0;IF([.W8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table:formula="of:=burner_C_per_s * [.X80]/100 * time_incr" office:value-type="float" office:value="2149.61306964746" calcext:value-type="float">
            <text:p>2150</text:p>
          </table:table-cell>
          <table:table-cell table:style-name="ce3" table:formula="of:=[.B81]" office:value-type="float" office:value="2149.61306964746" calcext:value-type="float">
            <text:p>2150</text:p>
          </table:table-cell>
          <table:table-cell table:style-name="ce3" table:formula="of:=[.C80]" office:value-type="float" office:value="2149.61306964746" calcext:value-type="float">
            <text:p>2150</text:p>
          </table:table-cell>
          <table:table-cell table:style-name="ce5" table:formula="of:=SUMPRODUCT([.B81:.D81];burner_heat_diffusion)" office:value-type="float" office:value="2149.61306964746" calcext:value-type="float">
            <text:p>2150</text:p>
          </table:table-cell>
          <table:table-cell table:formula="of:=[.F80]+[.E81]-[.I80]" office:value-type="float" office:value="33295.2535510399" calcext:value-type="float">
            <text:p>33295</text:p>
          </table:table-cell>
          <table:table-cell table:style-name="ce7" table:formula="of:=temp_out + [.F81] / burner_heat_mass" office:value-type="float" office:value="86.5905071020797" calcext:value-type="float">
            <text:p>86.6</text:p>
          </table:table-cell>
          <table:table-cell table:style-name="ce7" table:formula="of:=[.G81]-[.W80]" office:value-type="float" office:value="14.0299853598983" calcext:value-type="float">
            <text:p>14.0</text:p>
          </table:table-cell>
          <table:table-cell table:style-name="ce5" table:formula="of:=thermagon_k * burner_A * [.H81] / thermagon_L" office:value-type="float" office:value="1839.18536030859" calcext:value-type="float">
            <text:p>1839</text:p>
          </table:table-cell>
          <table:table-cell table:style-name="ce5" table:formula="of:=[.I81]/C_per_s_to_W*time_incr" office:value-type="float" office:value="2635.69125868241" calcext:value-type="float">
            <text:p>2636</text:p>
          </table:table-cell>
          <table:table-cell table:style-name="ce7" table:formula="of:=[.J80]" office:value-type="float" office:value="2633.5671603535" calcext:value-type="float">
            <text:p>2633.6</text:p>
          </table:table-cell>
          <table:table-cell table:style-name="ce7" table:formula="of:=[.K80]" office:value-type="float" office:value="2631.43292010525" calcext:value-type="float">
            <text:p>2631.4</text:p>
          </table:table-cell>
          <table:table-cell table:style-name="ce7" table:formula="of:=[.L80]" office:value-type="float" office:value="2629.28848935833" calcext:value-type="float">
            <text:p>2629.3</text:p>
          </table:table-cell>
          <table:table-cell table:style-name="ce7" table:formula="of:=[.M80]" office:value-type="float" office:value="2627.1338192258" calcext:value-type="float">
            <text:p>2627.1</text:p>
          </table:table-cell>
          <table:table-cell table:style-name="ce7" table:formula="of:=[.N80]" office:value-type="float" office:value="2624.96886050411" calcext:value-type="float">
            <text:p>2625.0</text:p>
          </table:table-cell>
          <table:table-cell table:style-name="ce7" table:formula="of:=[.O80]" office:value-type="float" office:value="2622.79356367519" calcext:value-type="float">
            <text:p>2622.8</text:p>
          </table:table-cell>
          <table:table-cell table:style-name="ce7" table:formula="of:=[.P80]" office:value-type="float" office:value="2620.60787892645" calcext:value-type="float">
            <text:p>2620.6</text:p>
          </table:table-cell>
          <table:table-cell table:style-name="ce7" table:formula="of:=[.Q80]" office:value-type="float" office:value="2618.41175619721" calcext:value-type="float">
            <text:p>2618.4</text:p>
          </table:table-cell>
          <table:table-cell table:style-name="ce7" table:formula="of:=[.R80]" office:value-type="float" office:value="2616.20514526025" calcext:value-type="float">
            <text:p>2616.2</text:p>
          </table:table-cell>
          <table:table-cell table:style-name="ce5" table:formula="of:=SUMPRODUCT([.J81:.S81];pot_heat_diffusion)" office:value-type="float" office:value="2626.03174411597" calcext:value-type="float">
            <text:p>2626</text:p>
          </table:table-cell>
          <table:table-cell table:style-name="ce5" table:formula="of:=[.V80]*leakage_out" office:value-type="float" office:value="895.334533781015" calcext:value-type="float">
            <text:p>895</text:p>
          </table:table-cell>
          <table:table-cell table:style-name="ce5" table:formula="of:=[.V80]+[.T81]-[.U81]" office:value-type="float" office:value="150953.119507171" calcext:value-type="float">
            <text:p>150953</text:p>
          </table:table-cell>
          <table:table-cell table:style-name="ce12" table:formula="of:= temp_out + [.V81]/pot_water_mass" office:value-type="float" office:value="73.1701241528164" calcext:value-type="float">
            <text:p>73.2</text:p>
          </table:table-cell>
          <table:table-cell table:style-name="ce7" table:formula="of:=IF([.G81]&gt;thermagon_temp_max;0;IF([.W8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3" table:formula="of:=burner_C_per_s * [.X81]/100 * time_incr" office:value-type="float" office:value="2149.61306964746" calcext:value-type="float">
            <text:p>2150</text:p>
          </table:table-cell>
          <table:table-cell table:style-name="ce3" table:formula="of:=[.B82]" office:value-type="float" office:value="2149.61306964746" calcext:value-type="float">
            <text:p>2150</text:p>
          </table:table-cell>
          <table:table-cell table:style-name="ce3" table:formula="of:=[.C81]" office:value-type="float" office:value="2149.61306964746" calcext:value-type="float">
            <text:p>2150</text:p>
          </table:table-cell>
          <table:table-cell table:style-name="ce5" table:formula="of:=SUMPRODUCT([.B82:.D82];burner_heat_diffusion)" office:value-type="float" office:value="2149.61306964746" calcext:value-type="float">
            <text:p>2150</text:p>
          </table:table-cell>
          <table:table-cell table:formula="of:=[.F81]+[.E82]-[.I81]" office:value-type="float" office:value="33605.6812603787" calcext:value-type="float">
            <text:p>33606</text:p>
          </table:table-cell>
          <table:table-cell table:style-name="ce7" table:formula="of:=temp_out + [.F82] / burner_heat_mass" office:value-type="float" office:value="87.2113625207575" calcext:value-type="float">
            <text:p>87.2</text:p>
          </table:table-cell>
          <table:table-cell table:style-name="ce7" table:formula="of:=[.G82]-[.W81]" office:value-type="float" office:value="14.0412383679411" calcext:value-type="float">
            <text:p>14.0</text:p>
          </table:table-cell>
          <table:table-cell table:style-name="ce5" table:formula="of:=thermagon_k * burner_A * [.H82] / thermagon_L" office:value-type="float" office:value="1840.66051278528" calcext:value-type="float">
            <text:p>1841</text:p>
          </table:table-cell>
          <table:table-cell table:style-name="ce5" table:formula="of:=[.I82]/C_per_s_to_W*time_incr" office:value-type="float" office:value="2637.80526337817" calcext:value-type="float">
            <text:p>2638</text:p>
          </table:table-cell>
          <table:table-cell table:style-name="ce7" table:formula="of:=[.J81]" office:value-type="float" office:value="2635.69125868241" calcext:value-type="float">
            <text:p>2635.7</text:p>
          </table:table-cell>
          <table:table-cell table:style-name="ce7" table:formula="of:=[.K81]" office:value-type="float" office:value="2633.5671603535" calcext:value-type="float">
            <text:p>2633.6</text:p>
          </table:table-cell>
          <table:table-cell table:style-name="ce7" table:formula="of:=[.L81]" office:value-type="float" office:value="2631.43292010525" calcext:value-type="float">
            <text:p>2631.4</text:p>
          </table:table-cell>
          <table:table-cell table:style-name="ce7" table:formula="of:=[.M81]" office:value-type="float" office:value="2629.28848935833" calcext:value-type="float">
            <text:p>2629.3</text:p>
          </table:table-cell>
          <table:table-cell table:style-name="ce7" table:formula="of:=[.N81]" office:value-type="float" office:value="2627.1338192258" calcext:value-type="float">
            <text:p>2627.1</text:p>
          </table:table-cell>
          <table:table-cell table:style-name="ce7" table:formula="of:=[.O81]" office:value-type="float" office:value="2624.96886050411" calcext:value-type="float">
            <text:p>2625.0</text:p>
          </table:table-cell>
          <table:table-cell table:style-name="ce7" table:formula="of:=[.P81]" office:value-type="float" office:value="2622.79356367519" calcext:value-type="float">
            <text:p>2622.8</text:p>
          </table:table-cell>
          <table:table-cell table:style-name="ce7" table:formula="of:=[.Q81]" office:value-type="float" office:value="2620.60787892645" calcext:value-type="float">
            <text:p>2620.6</text:p>
          </table:table-cell>
          <table:table-cell table:style-name="ce7" table:formula="of:=[.R81]" office:value-type="float" office:value="2618.41175619721" calcext:value-type="float">
            <text:p>2618.4</text:p>
          </table:table-cell>
          <table:table-cell table:style-name="ce5" table:formula="of:=SUMPRODUCT([.J82:.S82];pot_heat_diffusion)" office:value-type="float" office:value="2628.19165231137" calcext:value-type="float">
            <text:p>2628</text:p>
          </table:table-cell>
          <table:table-cell table:style-name="ce5" table:formula="of:=[.V81]*leakage_out" office:value-type="float" office:value="905.718717043025" calcext:value-type="float">
            <text:p>906</text:p>
          </table:table-cell>
          <table:table-cell table:style-name="ce5" table:formula="of:=[.V81]+[.T82]-[.U82]" office:value-type="float" office:value="152675.592442439" calcext:value-type="float">
            <text:p>152676</text:p>
          </table:table-cell>
          <table:table-cell table:style-name="ce12" table:formula="of:= temp_out + [.V82]/pot_water_mass" office:value-type="float" office:value="73.7768297321187" calcext:value-type="float">
            <text:p>73.8</text:p>
          </table:table-cell>
          <table:table-cell table:style-name="ce7" table:formula="of:=IF([.G82]&gt;thermagon_temp_max;0;IF([.W8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3" table:formula="of:=burner_C_per_s * [.X82]/100 * time_incr" office:value-type="float" office:value="2149.61306964746" calcext:value-type="float">
            <text:p>2150</text:p>
          </table:table-cell>
          <table:table-cell table:style-name="ce3" table:formula="of:=[.B83]" office:value-type="float" office:value="2149.61306964746" calcext:value-type="float">
            <text:p>2150</text:p>
          </table:table-cell>
          <table:table-cell table:style-name="ce3" table:formula="of:=[.C82]" office:value-type="float" office:value="2149.61306964746" calcext:value-type="float">
            <text:p>2150</text:p>
          </table:table-cell>
          <table:table-cell table:style-name="ce5" table:formula="of:=SUMPRODUCT([.B83:.D83];burner_heat_diffusion)" office:value-type="float" office:value="2149.61306964746" calcext:value-type="float">
            <text:p>2150</text:p>
          </table:table-cell>
          <table:table-cell table:formula="of:=[.F82]+[.E83]-[.I82]" office:value-type="float" office:value="33914.6338172409" calcext:value-type="float">
            <text:p>33915</text:p>
          </table:table-cell>
          <table:table-cell table:style-name="ce7" table:formula="of:=temp_out + [.F83] / burner_heat_mass" office:value-type="float" office:value="87.8292676344819" calcext:value-type="float">
            <text:p>87.8</text:p>
          </table:table-cell>
          <table:table-cell table:style-name="ce7" table:formula="of:=[.G83]-[.W82]" office:value-type="float" office:value="14.0524379023632" calcext:value-type="float">
            <text:p>14.1</text:p>
          </table:table-cell>
          <table:table-cell table:style-name="ce5" table:formula="of:=thermagon_k * burner_A * [.H83] / thermagon_L" office:value-type="float" office:value="1842.12865542571" calcext:value-type="float">
            <text:p>1842</text:p>
          </table:table-cell>
          <table:table-cell table:style-name="ce5" table:formula="of:=[.I83]/C_per_s_to_W*time_incr" office:value-type="float" office:value="2639.90922245014" calcext:value-type="float">
            <text:p>2640</text:p>
          </table:table-cell>
          <table:table-cell table:style-name="ce7" table:formula="of:=[.J82]" office:value-type="float" office:value="2637.80526337817" calcext:value-type="float">
            <text:p>2637.8</text:p>
          </table:table-cell>
          <table:table-cell table:style-name="ce7" table:formula="of:=[.K82]" office:value-type="float" office:value="2635.69125868241" calcext:value-type="float">
            <text:p>2635.7</text:p>
          </table:table-cell>
          <table:table-cell table:style-name="ce7" table:formula="of:=[.L82]" office:value-type="float" office:value="2633.5671603535" calcext:value-type="float">
            <text:p>2633.6</text:p>
          </table:table-cell>
          <table:table-cell table:style-name="ce7" table:formula="of:=[.M82]" office:value-type="float" office:value="2631.43292010525" calcext:value-type="float">
            <text:p>2631.4</text:p>
          </table:table-cell>
          <table:table-cell table:style-name="ce7" table:formula="of:=[.N82]" office:value-type="float" office:value="2629.28848935833" calcext:value-type="float">
            <text:p>2629.3</text:p>
          </table:table-cell>
          <table:table-cell table:style-name="ce7" table:formula="of:=[.O82]" office:value-type="float" office:value="2627.1338192258" calcext:value-type="float">
            <text:p>2627.1</text:p>
          </table:table-cell>
          <table:table-cell table:style-name="ce7" table:formula="of:=[.P82]" office:value-type="float" office:value="2624.96886050411" calcext:value-type="float">
            <text:p>2625.0</text:p>
          </table:table-cell>
          <table:table-cell table:style-name="ce7" table:formula="of:=[.Q82]" office:value-type="float" office:value="2622.79356367519" calcext:value-type="float">
            <text:p>2622.8</text:p>
          </table:table-cell>
          <table:table-cell table:style-name="ce7" table:formula="of:=[.R82]" office:value-type="float" office:value="2620.60787892645" calcext:value-type="float">
            <text:p>2620.6</text:p>
          </table:table-cell>
          <table:table-cell table:style-name="ce5" table:formula="of:=SUMPRODUCT([.J83:.S83];pot_heat_diffusion)" office:value-type="float" office:value="2630.34129593919" calcext:value-type="float">
            <text:p>2630</text:p>
          </table:table-cell>
          <table:table-cell table:style-name="ce5" table:formula="of:=[.V82]*leakage_out" office:value-type="float" office:value="916.053554654635" calcext:value-type="float">
            <text:p>916</text:p>
          </table:table-cell>
          <table:table-cell table:style-name="ce5" table:formula="of:=[.V82]+[.T83]-[.U83]" office:value-type="float" office:value="154389.880183724" calcext:value-type="float">
            <text:p>154390</text:p>
          </table:table-cell>
          <table:table-cell table:style-name="ce12" table:formula="of:= temp_out + [.V83]/pot_water_mass" office:value-type="float" office:value="74.3806522455939" calcext:value-type="float">
            <text:p>74.4</text:p>
          </table:table-cell>
          <table:table-cell table:style-name="ce7" table:formula="of:=IF([.G83]&gt;thermagon_temp_max;0;IF([.W8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3" table:formula="of:=burner_C_per_s * [.X83]/100 * time_incr" office:value-type="float" office:value="2149.61306964746" calcext:value-type="float">
            <text:p>2150</text:p>
          </table:table-cell>
          <table:table-cell table:style-name="ce3" table:formula="of:=[.B84]" office:value-type="float" office:value="2149.61306964746" calcext:value-type="float">
            <text:p>2150</text:p>
          </table:table-cell>
          <table:table-cell table:style-name="ce3" table:formula="of:=[.C83]" office:value-type="float" office:value="2149.61306964746" calcext:value-type="float">
            <text:p>2150</text:p>
          </table:table-cell>
          <table:table-cell table:style-name="ce5" table:formula="of:=SUMPRODUCT([.B84:.D84];burner_heat_diffusion)" office:value-type="float" office:value="2149.61306964746" calcext:value-type="float">
            <text:p>2150</text:p>
          </table:table-cell>
          <table:table-cell table:formula="of:=[.F83]+[.E84]-[.I83]" office:value-type="float" office:value="34222.1182314627" calcext:value-type="float">
            <text:p>34222</text:p>
          </table:table-cell>
          <table:table-cell table:style-name="ce7" table:formula="of:=temp_out + [.F84] / burner_heat_mass" office:value-type="float" office:value="88.4442364629254" calcext:value-type="float">
            <text:p>88.4</text:p>
          </table:table-cell>
          <table:table-cell table:style-name="ce7" table:formula="of:=[.G84]-[.W83]" office:value-type="float" office:value="14.0635842173314" calcext:value-type="float">
            <text:p>14.1</text:p>
          </table:table-cell>
          <table:table-cell table:style-name="ce5" table:formula="of:=thermagon_k * burner_A * [.H84] / thermagon_L" office:value-type="float" office:value="1843.58982154849" calcext:value-type="float">
            <text:p>1844</text:p>
          </table:table-cell>
          <table:table-cell table:style-name="ce5" table:formula="of:=[.I84]/C_per_s_to_W*time_incr" office:value-type="float" office:value="2642.00318364645" calcext:value-type="float">
            <text:p>2642</text:p>
          </table:table-cell>
          <table:table-cell table:style-name="ce7" table:formula="of:=[.J83]" office:value-type="float" office:value="2639.90922245014" calcext:value-type="float">
            <text:p>2639.9</text:p>
          </table:table-cell>
          <table:table-cell table:style-name="ce7" table:formula="of:=[.K83]" office:value-type="float" office:value="2637.80526337817" calcext:value-type="float">
            <text:p>2637.8</text:p>
          </table:table-cell>
          <table:table-cell table:style-name="ce7" table:formula="of:=[.L83]" office:value-type="float" office:value="2635.69125868241" calcext:value-type="float">
            <text:p>2635.7</text:p>
          </table:table-cell>
          <table:table-cell table:style-name="ce7" table:formula="of:=[.M83]" office:value-type="float" office:value="2633.5671603535" calcext:value-type="float">
            <text:p>2633.6</text:p>
          </table:table-cell>
          <table:table-cell table:style-name="ce7" table:formula="of:=[.N83]" office:value-type="float" office:value="2631.43292010525" calcext:value-type="float">
            <text:p>2631.4</text:p>
          </table:table-cell>
          <table:table-cell table:style-name="ce7" table:formula="of:=[.O83]" office:value-type="float" office:value="2629.28848935833" calcext:value-type="float">
            <text:p>2629.3</text:p>
          </table:table-cell>
          <table:table-cell table:style-name="ce7" table:formula="of:=[.P83]" office:value-type="float" office:value="2627.1338192258" calcext:value-type="float">
            <text:p>2627.1</text:p>
          </table:table-cell>
          <table:table-cell table:style-name="ce7" table:formula="of:=[.Q83]" office:value-type="float" office:value="2624.96886050411" calcext:value-type="float">
            <text:p>2625.0</text:p>
          </table:table-cell>
          <table:table-cell table:style-name="ce7" table:formula="of:=[.R83]" office:value-type="float" office:value="2622.79356367519" calcext:value-type="float">
            <text:p>2622.8</text:p>
          </table:table-cell>
          <table:table-cell table:style-name="ce5" table:formula="of:=SUMPRODUCT([.J84:.S84];pot_heat_diffusion)" office:value-type="float" office:value="2632.48072404323" calcext:value-type="float">
            <text:p>2632</text:p>
          </table:table-cell>
          <table:table-cell table:style-name="ce5" table:formula="of:=[.V83]*leakage_out" office:value-type="float" office:value="926.339281102342" calcext:value-type="float">
            <text:p>926</text:p>
          </table:table-cell>
          <table:table-cell table:style-name="ce5" table:formula="of:=[.V83]+[.T84]-[.U84]" office:value-type="float" office:value="156096.021626665" calcext:value-type="float">
            <text:p>156096</text:p>
          </table:table-cell>
          <table:table-cell table:style-name="ce12" table:formula="of:= temp_out + [.V84]/pot_water_mass" office:value-type="float" office:value="74.9816053934295" calcext:value-type="float">
            <text:p>75.0</text:p>
          </table:table-cell>
          <table:table-cell table:style-name="ce7" table:formula="of:=IF([.G84]&gt;thermagon_temp_max;0;IF([.W8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3" table:formula="of:=burner_C_per_s * [.X84]/100 * time_incr" office:value-type="float" office:value="2149.61306964746" calcext:value-type="float">
            <text:p>2150</text:p>
          </table:table-cell>
          <table:table-cell table:style-name="ce3" table:formula="of:=[.B85]" office:value-type="float" office:value="2149.61306964746" calcext:value-type="float">
            <text:p>2150</text:p>
          </table:table-cell>
          <table:table-cell table:style-name="ce3" table:formula="of:=[.C84]" office:value-type="float" office:value="2149.61306964746" calcext:value-type="float">
            <text:p>2150</text:p>
          </table:table-cell>
          <table:table-cell table:style-name="ce5" table:formula="of:=SUMPRODUCT([.B85:.D85];burner_heat_diffusion)" office:value-type="float" office:value="2149.61306964746" calcext:value-type="float">
            <text:p>2150</text:p>
          </table:table-cell>
          <table:table-cell table:formula="of:=[.F84]+[.E85]-[.I84]" office:value-type="float" office:value="34528.1414795617" calcext:value-type="float">
            <text:p>34528</text:p>
          </table:table-cell>
          <table:table-cell table:style-name="ce7" table:formula="of:=temp_out + [.F85] / burner_heat_mass" office:value-type="float" office:value="89.0562829591233" calcext:value-type="float">
            <text:p>89.1</text:p>
          </table:table-cell>
          <table:table-cell table:style-name="ce7" table:formula="of:=[.G85]-[.W84]" office:value-type="float" office:value="14.0746775656938" calcext:value-type="float">
            <text:p>14.1</text:p>
          </table:table-cell>
          <table:table-cell table:style-name="ce5" table:formula="of:=thermagon_k * burner_A * [.H85] / thermagon_L" office:value-type="float" office:value="1845.04404429937" calcext:value-type="float">
            <text:p>1845</text:p>
          </table:table-cell>
          <table:table-cell table:style-name="ce5" table:formula="of:=[.I85]/C_per_s_to_W*time_incr" office:value-type="float" office:value="2644.08719446743" calcext:value-type="float">
            <text:p>2644</text:p>
          </table:table-cell>
          <table:table-cell table:style-name="ce7" table:formula="of:=[.J84]" office:value-type="float" office:value="2642.00318364645" calcext:value-type="float">
            <text:p>2642.0</text:p>
          </table:table-cell>
          <table:table-cell table:style-name="ce7" table:formula="of:=[.K84]" office:value-type="float" office:value="2639.90922245014" calcext:value-type="float">
            <text:p>2639.9</text:p>
          </table:table-cell>
          <table:table-cell table:style-name="ce7" table:formula="of:=[.L84]" office:value-type="float" office:value="2637.80526337817" calcext:value-type="float">
            <text:p>2637.8</text:p>
          </table:table-cell>
          <table:table-cell table:style-name="ce7" table:formula="of:=[.M84]" office:value-type="float" office:value="2635.69125868241" calcext:value-type="float">
            <text:p>2635.7</text:p>
          </table:table-cell>
          <table:table-cell table:style-name="ce7" table:formula="of:=[.N84]" office:value-type="float" office:value="2633.5671603535" calcext:value-type="float">
            <text:p>2633.6</text:p>
          </table:table-cell>
          <table:table-cell table:style-name="ce7" table:formula="of:=[.O84]" office:value-type="float" office:value="2631.43292010525" calcext:value-type="float">
            <text:p>2631.4</text:p>
          </table:table-cell>
          <table:table-cell table:style-name="ce7" table:formula="of:=[.P84]" office:value-type="float" office:value="2629.28848935833" calcext:value-type="float">
            <text:p>2629.3</text:p>
          </table:table-cell>
          <table:table-cell table:style-name="ce7" table:formula="of:=[.Q84]" office:value-type="float" office:value="2627.1338192258" calcext:value-type="float">
            <text:p>2627.1</text:p>
          </table:table-cell>
          <table:table-cell table:style-name="ce7" table:formula="of:=[.R84]" office:value-type="float" office:value="2624.96886050411" calcext:value-type="float">
            <text:p>2625.0</text:p>
          </table:table-cell>
          <table:table-cell table:style-name="ce5" table:formula="of:=SUMPRODUCT([.J85:.S85];pot_heat_diffusion)" office:value-type="float" office:value="2634.60998537287" calcext:value-type="float">
            <text:p>2635</text:p>
          </table:table-cell>
          <table:table-cell table:style-name="ce5" table:formula="of:=[.V84]*leakage_out" office:value-type="float" office:value="936.576129759987" calcext:value-type="float">
            <text:p>937</text:p>
          </table:table-cell>
          <table:table-cell table:style-name="ce5" table:formula="of:=[.V84]+[.T85]-[.U85]" office:value-type="float" office:value="157794.055482277" calcext:value-type="float">
            <text:p>157794</text:p>
          </table:table-cell>
          <table:table-cell table:style-name="ce12" table:formula="of:= temp_out + [.V85]/pot_water_mass" office:value-type="float" office:value="75.5797028107825" calcext:value-type="float">
            <text:p>75.6</text:p>
          </table:table-cell>
          <table:table-cell table:style-name="ce7" table:formula="of:=IF([.G85]&gt;thermagon_temp_max;0;IF([.W8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3" table:formula="of:=burner_C_per_s * [.X85]/100 * time_incr" office:value-type="float" office:value="2149.61306964746" calcext:value-type="float">
            <text:p>2150</text:p>
          </table:table-cell>
          <table:table-cell table:style-name="ce3" table:formula="of:=[.B86]" office:value-type="float" office:value="2149.61306964746" calcext:value-type="float">
            <text:p>2150</text:p>
          </table:table-cell>
          <table:table-cell table:style-name="ce3" table:formula="of:=[.C85]" office:value-type="float" office:value="2149.61306964746" calcext:value-type="float">
            <text:p>2150</text:p>
          </table:table-cell>
          <table:table-cell table:style-name="ce5" table:formula="of:=SUMPRODUCT([.B86:.D86];burner_heat_diffusion)" office:value-type="float" office:value="2149.61306964746" calcext:value-type="float">
            <text:p>2150</text:p>
          </table:table-cell>
          <table:table-cell table:formula="of:=[.F85]+[.E86]-[.I85]" office:value-type="float" office:value="34832.7105049098" calcext:value-type="float">
            <text:p>34833</text:p>
          </table:table-cell>
          <table:table-cell table:style-name="ce7" table:formula="of:=temp_out + [.F86] / burner_heat_mass" office:value-type="float" office:value="89.6654210098195" calcext:value-type="float">
            <text:p>89.7</text:p>
          </table:table-cell>
          <table:table-cell table:style-name="ce7" table:formula="of:=[.G86]-[.W85]" office:value-type="float" office:value="14.085718199037" calcext:value-type="float">
            <text:p>14.1</text:p>
          </table:table-cell>
          <table:table-cell table:style-name="ce5" table:formula="of:=thermagon_k * burner_A * [.H86] / thermagon_L" office:value-type="float" office:value="1846.49135665875" calcext:value-type="float">
            <text:p>1846</text:p>
          </table:table-cell>
          <table:table-cell table:style-name="ce5" table:formula="of:=[.I86]/C_per_s_to_W*time_incr" office:value-type="float" office:value="2646.16130217648" calcext:value-type="float">
            <text:p>2646</text:p>
          </table:table-cell>
          <table:table-cell table:style-name="ce7" table:formula="of:=[.J85]" office:value-type="float" office:value="2644.08719446743" calcext:value-type="float">
            <text:p>2644.1</text:p>
          </table:table-cell>
          <table:table-cell table:style-name="ce7" table:formula="of:=[.K85]" office:value-type="float" office:value="2642.00318364645" calcext:value-type="float">
            <text:p>2642.0</text:p>
          </table:table-cell>
          <table:table-cell table:style-name="ce7" table:formula="of:=[.L85]" office:value-type="float" office:value="2639.90922245014" calcext:value-type="float">
            <text:p>2639.9</text:p>
          </table:table-cell>
          <table:table-cell table:style-name="ce7" table:formula="of:=[.M85]" office:value-type="float" office:value="2637.80526337817" calcext:value-type="float">
            <text:p>2637.8</text:p>
          </table:table-cell>
          <table:table-cell table:style-name="ce7" table:formula="of:=[.N85]" office:value-type="float" office:value="2635.69125868241" calcext:value-type="float">
            <text:p>2635.7</text:p>
          </table:table-cell>
          <table:table-cell table:style-name="ce7" table:formula="of:=[.O85]" office:value-type="float" office:value="2633.5671603535" calcext:value-type="float">
            <text:p>2633.6</text:p>
          </table:table-cell>
          <table:table-cell table:style-name="ce7" table:formula="of:=[.P85]" office:value-type="float" office:value="2631.43292010525" calcext:value-type="float">
            <text:p>2631.4</text:p>
          </table:table-cell>
          <table:table-cell table:style-name="ce7" table:formula="of:=[.Q85]" office:value-type="float" office:value="2629.28848935833" calcext:value-type="float">
            <text:p>2629.3</text:p>
          </table:table-cell>
          <table:table-cell table:style-name="ce7" table:formula="of:=[.R85]" office:value-type="float" office:value="2627.1338192258" calcext:value-type="float">
            <text:p>2627.1</text:p>
          </table:table-cell>
          <table:table-cell table:style-name="ce5" table:formula="of:=SUMPRODUCT([.J86:.S86];pot_heat_diffusion)" office:value-type="float" office:value="2636.72912838595" calcext:value-type="float">
            <text:p>2637</text:p>
          </table:table-cell>
          <table:table-cell table:style-name="ce5" table:formula="of:=[.V85]*leakage_out" office:value-type="float" office:value="946.764332893665" calcext:value-type="float">
            <text:p>947</text:p>
          </table:table-cell>
          <table:table-cell table:style-name="ce5" table:formula="of:=[.V85]+[.T86]-[.U86]" office:value-type="float" office:value="159484.02027777" calcext:value-type="float">
            <text:p>159484</text:p>
          </table:table-cell>
          <table:table-cell table:style-name="ce12" table:formula="of:= temp_out + [.V86]/pot_water_mass" office:value-type="float" office:value="76.1749580680675" calcext:value-type="float">
            <text:p>76.2</text:p>
          </table:table-cell>
          <table:table-cell table:style-name="ce7" table:formula="of:=IF([.G86]&gt;thermagon_temp_max;0;IF([.W8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" table:formula="of:=burner_C_per_s * [.X86]/100 * time_incr" office:value-type="float" office:value="2149.61306964746" calcext:value-type="float">
            <text:p>2150</text:p>
          </table:table-cell>
          <table:table-cell table:style-name="ce3" table:formula="of:=[.B87]" office:value-type="float" office:value="2149.61306964746" calcext:value-type="float">
            <text:p>2150</text:p>
          </table:table-cell>
          <table:table-cell table:style-name="ce3" table:formula="of:=[.C86]" office:value-type="float" office:value="2149.61306964746" calcext:value-type="float">
            <text:p>2150</text:p>
          </table:table-cell>
          <table:table-cell table:style-name="ce5" table:formula="of:=SUMPRODUCT([.B87:.D87];burner_heat_diffusion)" office:value-type="float" office:value="2149.61306964746" calcext:value-type="float">
            <text:p>2150</text:p>
          </table:table-cell>
          <table:table-cell table:formula="of:=[.F86]+[.E87]-[.I86]" office:value-type="float" office:value="35135.8322178985" calcext:value-type="float">
            <text:p>35136</text:p>
          </table:table-cell>
          <table:table-cell table:style-name="ce7" table:formula="of:=temp_out + [.F87] / burner_heat_mass" office:value-type="float" office:value="90.2716644357969" calcext:value-type="float">
            <text:p>90.3</text:p>
          </table:table-cell>
          <table:table-cell table:style-name="ce7" table:formula="of:=[.G87]-[.W86]" office:value-type="float" office:value="14.0967063677294" calcext:value-type="float">
            <text:p>14.1</text:p>
          </table:table-cell>
          <table:table-cell table:style-name="ce5" table:formula="of:=thermagon_k * burner_A * [.H87] / thermagon_L" office:value-type="float" office:value="1847.93179144733" calcext:value-type="float">
            <text:p>1848</text:p>
          </table:table-cell>
          <table:table-cell table:style-name="ce5" table:formula="of:=[.I87]/C_per_s_to_W*time_incr" office:value-type="float" office:value="2648.22555380816" calcext:value-type="float">
            <text:p>2648</text:p>
          </table:table-cell>
          <table:table-cell table:style-name="ce7" table:formula="of:=[.J86]" office:value-type="float" office:value="2646.16130217648" calcext:value-type="float">
            <text:p>2646.2</text:p>
          </table:table-cell>
          <table:table-cell table:style-name="ce7" table:formula="of:=[.K86]" office:value-type="float" office:value="2644.08719446743" calcext:value-type="float">
            <text:p>2644.1</text:p>
          </table:table-cell>
          <table:table-cell table:style-name="ce7" table:formula="of:=[.L86]" office:value-type="float" office:value="2642.00318364645" calcext:value-type="float">
            <text:p>2642.0</text:p>
          </table:table-cell>
          <table:table-cell table:style-name="ce7" table:formula="of:=[.M86]" office:value-type="float" office:value="2639.90922245014" calcext:value-type="float">
            <text:p>2639.9</text:p>
          </table:table-cell>
          <table:table-cell table:style-name="ce7" table:formula="of:=[.N86]" office:value-type="float" office:value="2637.80526337817" calcext:value-type="float">
            <text:p>2637.8</text:p>
          </table:table-cell>
          <table:table-cell table:style-name="ce7" table:formula="of:=[.O86]" office:value-type="float" office:value="2635.69125868241" calcext:value-type="float">
            <text:p>2635.7</text:p>
          </table:table-cell>
          <table:table-cell table:style-name="ce7" table:formula="of:=[.P86]" office:value-type="float" office:value="2633.5671603535" calcext:value-type="float">
            <text:p>2633.6</text:p>
          </table:table-cell>
          <table:table-cell table:style-name="ce7" table:formula="of:=[.Q86]" office:value-type="float" office:value="2631.43292010525" calcext:value-type="float">
            <text:p>2631.4</text:p>
          </table:table-cell>
          <table:table-cell table:style-name="ce7" table:formula="of:=[.R86]" office:value-type="float" office:value="2629.28848935833" calcext:value-type="float">
            <text:p>2629.3</text:p>
          </table:table-cell>
          <table:table-cell table:style-name="ce5" table:formula="of:=SUMPRODUCT([.J87:.S87];pot_heat_diffusion)" office:value-type="float" office:value="2638.83820125793" calcext:value-type="float">
            <text:p>2639</text:p>
          </table:table-cell>
          <table:table-cell table:style-name="ce5" table:formula="of:=[.V86]*leakage_out" office:value-type="float" office:value="956.904121666619" calcext:value-type="float">
            <text:p>957</text:p>
          </table:table-cell>
          <table:table-cell table:style-name="ce5" table:formula="of:=[.V86]+[.T87]-[.U87]" office:value-type="float" office:value="161165.954357361" calcext:value-type="float">
            <text:p>161166</text:p>
          </table:table-cell>
          <table:table-cell table:style-name="ce12" table:formula="of:= temp_out + [.V87]/pot_water_mass" office:value-type="float" office:value="76.7673846712453" calcext:value-type="float">
            <text:p>76.8</text:p>
          </table:table-cell>
          <table:table-cell table:style-name="ce7" table:formula="of:=IF([.G87]&gt;thermagon_temp_max;0;IF([.W8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3" table:formula="of:=burner_C_per_s * [.X87]/100 * time_incr" office:value-type="float" office:value="2149.61306964746" calcext:value-type="float">
            <text:p>2150</text:p>
          </table:table-cell>
          <table:table-cell table:style-name="ce3" table:formula="of:=[.B88]" office:value-type="float" office:value="2149.61306964746" calcext:value-type="float">
            <text:p>2150</text:p>
          </table:table-cell>
          <table:table-cell table:style-name="ce3" table:formula="of:=[.C87]" office:value-type="float" office:value="2149.61306964746" calcext:value-type="float">
            <text:p>2150</text:p>
          </table:table-cell>
          <table:table-cell table:style-name="ce5" table:formula="of:=SUMPRODUCT([.B88:.D88];burner_heat_diffusion)" office:value-type="float" office:value="2149.61306964746" calcext:value-type="float">
            <text:p>2150</text:p>
          </table:table-cell>
          <table:table-cell table:formula="of:=[.F87]+[.E88]-[.I87]" office:value-type="float" office:value="35437.5134960986" calcext:value-type="float">
            <text:p>35438</text:p>
          </table:table-cell>
          <table:table-cell table:style-name="ce7" table:formula="of:=temp_out + [.F88] / burner_heat_mass" office:value-type="float" office:value="90.8750269921972" calcext:value-type="float">
            <text:p>90.9</text:p>
          </table:table-cell>
          <table:table-cell table:style-name="ce7" table:formula="of:=[.G88]-[.W87]" office:value-type="float" office:value="14.1076423209519" calcext:value-type="float">
            <text:p>14.1</text:p>
          </table:table-cell>
          <table:table-cell table:style-name="ce5" table:formula="of:=thermagon_k * burner_A * [.H88] / thermagon_L" office:value-type="float" office:value="1849.36538133014" calcext:value-type="float">
            <text:p>1849</text:p>
          </table:table-cell>
          <table:table-cell table:style-name="ce5" table:formula="of:=[.I88]/C_per_s_to_W*time_incr" office:value-type="float" office:value="2650.27999617388" calcext:value-type="float">
            <text:p>2650</text:p>
          </table:table-cell>
          <table:table-cell table:style-name="ce7" table:formula="of:=[.J87]" office:value-type="float" office:value="2648.22555380816" calcext:value-type="float">
            <text:p>2648.2</text:p>
          </table:table-cell>
          <table:table-cell table:style-name="ce7" table:formula="of:=[.K87]" office:value-type="float" office:value="2646.16130217648" calcext:value-type="float">
            <text:p>2646.2</text:p>
          </table:table-cell>
          <table:table-cell table:style-name="ce7" table:formula="of:=[.L87]" office:value-type="float" office:value="2644.08719446743" calcext:value-type="float">
            <text:p>2644.1</text:p>
          </table:table-cell>
          <table:table-cell table:style-name="ce7" table:formula="of:=[.M87]" office:value-type="float" office:value="2642.00318364645" calcext:value-type="float">
            <text:p>2642.0</text:p>
          </table:table-cell>
          <table:table-cell table:style-name="ce7" table:formula="of:=[.N87]" office:value-type="float" office:value="2639.90922245014" calcext:value-type="float">
            <text:p>2639.9</text:p>
          </table:table-cell>
          <table:table-cell table:style-name="ce7" table:formula="of:=[.O87]" office:value-type="float" office:value="2637.80526337817" calcext:value-type="float">
            <text:p>2637.8</text:p>
          </table:table-cell>
          <table:table-cell table:style-name="ce7" table:formula="of:=[.P87]" office:value-type="float" office:value="2635.69125868241" calcext:value-type="float">
            <text:p>2635.7</text:p>
          </table:table-cell>
          <table:table-cell table:style-name="ce7" table:formula="of:=[.Q87]" office:value-type="float" office:value="2633.5671603535" calcext:value-type="float">
            <text:p>2633.6</text:p>
          </table:table-cell>
          <table:table-cell table:style-name="ce7" table:formula="of:=[.R87]" office:value-type="float" office:value="2631.43292010525" calcext:value-type="float">
            <text:p>2631.4</text:p>
          </table:table-cell>
          <table:table-cell table:style-name="ce5" table:formula="of:=SUMPRODUCT([.J88:.S88];pot_heat_diffusion)" office:value-type="float" office:value="2640.93725189378" calcext:value-type="float">
            <text:p>2641</text:p>
          </table:table-cell>
          <table:table-cell table:style-name="ce5" table:formula="of:=[.V87]*leakage_out" office:value-type="float" office:value="966.995726144166" calcext:value-type="float">
            <text:p>967</text:p>
          </table:table-cell>
          <table:table-cell table:style-name="ce5" table:formula="of:=[.V87]+[.T88]-[.U88]" office:value-type="float" office:value="162839.895883111" calcext:value-type="float">
            <text:p>162840</text:p>
          </table:table-cell>
          <table:table-cell table:style-name="ce12" table:formula="of:= temp_out + [.V88]/pot_water_mass" office:value-type="float" office:value="77.3569960621145" calcext:value-type="float">
            <text:p>77.4</text:p>
          </table:table-cell>
          <table:table-cell table:style-name="ce7" table:formula="of:=IF([.G88]&gt;thermagon_temp_max;0;IF([.W8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3" table:formula="of:=burner_C_per_s * [.X88]/100 * time_incr" office:value-type="float" office:value="2149.61306964746" calcext:value-type="float">
            <text:p>2150</text:p>
          </table:table-cell>
          <table:table-cell table:style-name="ce3" table:formula="of:=[.B89]" office:value-type="float" office:value="2149.61306964746" calcext:value-type="float">
            <text:p>2150</text:p>
          </table:table-cell>
          <table:table-cell table:style-name="ce3" table:formula="of:=[.C88]" office:value-type="float" office:value="2149.61306964746" calcext:value-type="float">
            <text:p>2150</text:p>
          </table:table-cell>
          <table:table-cell table:style-name="ce5" table:formula="of:=SUMPRODUCT([.B89:.D89];burner_heat_diffusion)" office:value-type="float" office:value="2149.61306964746" calcext:value-type="float">
            <text:p>2150</text:p>
          </table:table-cell>
          <table:table-cell table:formula="of:=[.F88]+[.E89]-[.I88]" office:value-type="float" office:value="35737.7611844159" calcext:value-type="float">
            <text:p>35738</text:p>
          </table:table-cell>
          <table:table-cell table:style-name="ce7" table:formula="of:=temp_out + [.F89] / burner_heat_mass" office:value-type="float" office:value="91.4755223688319" calcext:value-type="float">
            <text:p>91.5</text:p>
          </table:table-cell>
          <table:table-cell table:style-name="ce7" table:formula="of:=[.G89]-[.W88]" office:value-type="float" office:value="14.1185263067174" calcext:value-type="float">
            <text:p>14.1</text:p>
          </table:table-cell>
          <table:table-cell table:style-name="ce5" table:formula="of:=thermagon_k * burner_A * [.H89] / thermagon_L" office:value-type="float" office:value="1850.79215881908" calcext:value-type="float">
            <text:p>1851</text:p>
          </table:table-cell>
          <table:table-cell table:style-name="ce5" table:formula="of:=[.I89]/C_per_s_to_W*time_incr" office:value-type="float" office:value="2652.32467586569" calcext:value-type="float">
            <text:p>2652</text:p>
          </table:table-cell>
          <table:table-cell table:style-name="ce7" table:formula="of:=[.J88]" office:value-type="float" office:value="2650.27999617388" calcext:value-type="float">
            <text:p>2650.3</text:p>
          </table:table-cell>
          <table:table-cell table:style-name="ce7" table:formula="of:=[.K88]" office:value-type="float" office:value="2648.22555380816" calcext:value-type="float">
            <text:p>2648.2</text:p>
          </table:table-cell>
          <table:table-cell table:style-name="ce7" table:formula="of:=[.L88]" office:value-type="float" office:value="2646.16130217648" calcext:value-type="float">
            <text:p>2646.2</text:p>
          </table:table-cell>
          <table:table-cell table:style-name="ce7" table:formula="of:=[.M88]" office:value-type="float" office:value="2644.08719446743" calcext:value-type="float">
            <text:p>2644.1</text:p>
          </table:table-cell>
          <table:table-cell table:style-name="ce7" table:formula="of:=[.N88]" office:value-type="float" office:value="2642.00318364645" calcext:value-type="float">
            <text:p>2642.0</text:p>
          </table:table-cell>
          <table:table-cell table:style-name="ce7" table:formula="of:=[.O88]" office:value-type="float" office:value="2639.90922245014" calcext:value-type="float">
            <text:p>2639.9</text:p>
          </table:table-cell>
          <table:table-cell table:style-name="ce7" table:formula="of:=[.P88]" office:value-type="float" office:value="2637.80526337817" calcext:value-type="float">
            <text:p>2637.8</text:p>
          </table:table-cell>
          <table:table-cell table:style-name="ce7" table:formula="of:=[.Q88]" office:value-type="float" office:value="2635.69125868241" calcext:value-type="float">
            <text:p>2635.7</text:p>
          </table:table-cell>
          <table:table-cell table:style-name="ce7" table:formula="of:=[.R88]" office:value-type="float" office:value="2633.5671603535" calcext:value-type="float">
            <text:p>2633.6</text:p>
          </table:table-cell>
          <table:table-cell table:style-name="ce5" table:formula="of:=SUMPRODUCT([.J89:.S89];pot_heat_diffusion)" office:value-type="float" office:value="2643.02632794032" calcext:value-type="float">
            <text:p>2643</text:p>
          </table:table-cell>
          <table:table-cell table:style-name="ce5" table:formula="of:=[.V88]*leakage_out" office:value-type="float" office:value="977.039375298664" calcext:value-type="float">
            <text:p>977</text:p>
          </table:table-cell>
          <table:table-cell table:style-name="ce5" table:formula="of:=[.V88]+[.T89]-[.U89]" office:value-type="float" office:value="164505.882835752" calcext:value-type="float">
            <text:p>164506</text:p>
          </table:table-cell>
          <table:table-cell table:style-name="ce12" table:formula="of:= temp_out + [.V89]/pot_water_mass" office:value-type="float" office:value="77.9438056186054" calcext:value-type="float">
            <text:p>77.9</text:p>
          </table:table-cell>
          <table:table-cell table:style-name="ce7" table:formula="of:=IF([.G89]&gt;thermagon_temp_max;0;IF([.W8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3" table:formula="of:=burner_C_per_s * [.X89]/100 * time_incr" office:value-type="float" office:value="2149.61306964746" calcext:value-type="float">
            <text:p>2150</text:p>
          </table:table-cell>
          <table:table-cell table:style-name="ce3" table:formula="of:=[.B90]" office:value-type="float" office:value="2149.61306964746" calcext:value-type="float">
            <text:p>2150</text:p>
          </table:table-cell>
          <table:table-cell table:style-name="ce3" table:formula="of:=[.C89]" office:value-type="float" office:value="2149.61306964746" calcext:value-type="float">
            <text:p>2150</text:p>
          </table:table-cell>
          <table:table-cell table:style-name="ce5" table:formula="of:=SUMPRODUCT([.B90:.D90];burner_heat_diffusion)" office:value-type="float" office:value="2149.61306964746" calcext:value-type="float">
            <text:p>2150</text:p>
          </table:table-cell>
          <table:table-cell table:formula="of:=[.F89]+[.E90]-[.I89]" office:value-type="float" office:value="36036.5820952443" calcext:value-type="float">
            <text:p>36037</text:p>
          </table:table-cell>
          <table:table-cell table:style-name="ce7" table:formula="of:=temp_out + [.F90] / burner_heat_mass" office:value-type="float" office:value="92.0731641904886" calcext:value-type="float">
            <text:p>92.1</text:p>
          </table:table-cell>
          <table:table-cell table:style-name="ce7" table:formula="of:=[.G90]-[.W89]" office:value-type="float" office:value="14.1293585718832" calcext:value-type="float">
            <text:p>14.1</text:p>
          </table:table-cell>
          <table:table-cell table:style-name="ce5" table:formula="of:=thermagon_k * burner_A * [.H90] / thermagon_L" office:value-type="float" office:value="1852.21215627459" calcext:value-type="float">
            <text:p>1852</text:p>
          </table:table-cell>
          <table:table-cell table:style-name="ce5" table:formula="of:=[.I90]/C_per_s_to_W*time_incr" office:value-type="float" office:value="2654.35963925852" calcext:value-type="float">
            <text:p>2654</text:p>
          </table:table-cell>
          <table:table-cell table:style-name="ce7" table:formula="of:=[.J89]" office:value-type="float" office:value="2652.32467586569" calcext:value-type="float">
            <text:p>2652.3</text:p>
          </table:table-cell>
          <table:table-cell table:style-name="ce7" table:formula="of:=[.K89]" office:value-type="float" office:value="2650.27999617388" calcext:value-type="float">
            <text:p>2650.3</text:p>
          </table:table-cell>
          <table:table-cell table:style-name="ce7" table:formula="of:=[.L89]" office:value-type="float" office:value="2648.22555380816" calcext:value-type="float">
            <text:p>2648.2</text:p>
          </table:table-cell>
          <table:table-cell table:style-name="ce7" table:formula="of:=[.M89]" office:value-type="float" office:value="2646.16130217648" calcext:value-type="float">
            <text:p>2646.2</text:p>
          </table:table-cell>
          <table:table-cell table:style-name="ce7" table:formula="of:=[.N89]" office:value-type="float" office:value="2644.08719446743" calcext:value-type="float">
            <text:p>2644.1</text:p>
          </table:table-cell>
          <table:table-cell table:style-name="ce7" table:formula="of:=[.O89]" office:value-type="float" office:value="2642.00318364645" calcext:value-type="float">
            <text:p>2642.0</text:p>
          </table:table-cell>
          <table:table-cell table:style-name="ce7" table:formula="of:=[.P89]" office:value-type="float" office:value="2639.90922245014" calcext:value-type="float">
            <text:p>2639.9</text:p>
          </table:table-cell>
          <table:table-cell table:style-name="ce7" table:formula="of:=[.Q89]" office:value-type="float" office:value="2637.80526337817" calcext:value-type="float">
            <text:p>2637.8</text:p>
          </table:table-cell>
          <table:table-cell table:style-name="ce7" table:formula="of:=[.R89]" office:value-type="float" office:value="2635.69125868241" calcext:value-type="float">
            <text:p>2635.7</text:p>
          </table:table-cell>
          <table:table-cell table:style-name="ce5" table:formula="of:=SUMPRODUCT([.J90:.S90];pot_heat_diffusion)" office:value-type="float" office:value="2645.10547679751" calcext:value-type="float">
            <text:p>2645</text:p>
          </table:table-cell>
          <table:table-cell table:style-name="ce5" table:formula="of:=[.V89]*leakage_out" office:value-type="float" office:value="987.035297014514" calcext:value-type="float">
            <text:p>987</text:p>
          </table:table-cell>
          <table:table-cell table:style-name="ce5" table:formula="of:=[.V89]+[.T90]-[.U90]" office:value-type="float" office:value="166163.953015535" calcext:value-type="float">
            <text:p>166164</text:p>
          </table:table-cell>
          <table:table-cell table:style-name="ce12" table:formula="of:= temp_out + [.V90]/pot_water_mass" office:value-type="float" office:value="78.5278266550767" calcext:value-type="float">
            <text:p>78.5</text:p>
          </table:table-cell>
          <table:table-cell table:style-name="ce7" table:formula="of:=IF([.G90]&gt;thermagon_temp_max;0;IF([.W9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3" table:formula="of:=burner_C_per_s * [.X90]/100 * time_incr" office:value-type="float" office:value="2149.61306964746" calcext:value-type="float">
            <text:p>2150</text:p>
          </table:table-cell>
          <table:table-cell table:style-name="ce3" table:formula="of:=[.B91]" office:value-type="float" office:value="2149.61306964746" calcext:value-type="float">
            <text:p>2150</text:p>
          </table:table-cell>
          <table:table-cell table:style-name="ce3" table:formula="of:=[.C90]" office:value-type="float" office:value="2149.61306964746" calcext:value-type="float">
            <text:p>2150</text:p>
          </table:table-cell>
          <table:table-cell table:style-name="ce5" table:formula="of:=SUMPRODUCT([.B91:.D91];burner_heat_diffusion)" office:value-type="float" office:value="2149.61306964746" calcext:value-type="float">
            <text:p>2150</text:p>
          </table:table-cell>
          <table:table-cell table:formula="of:=[.F90]+[.E91]-[.I90]" office:value-type="float" office:value="36333.9830086172" calcext:value-type="float">
            <text:p>36334</text:p>
          </table:table-cell>
          <table:table-cell table:style-name="ce7" table:formula="of:=temp_out + [.F91] / burner_heat_mass" office:value-type="float" office:value="92.6679660172344" calcext:value-type="float">
            <text:p>92.7</text:p>
          </table:table-cell>
          <table:table-cell table:style-name="ce7" table:formula="of:=[.G91]-[.W90]" office:value-type="float" office:value="14.1401393621577" calcext:value-type="float">
            <text:p>14.1</text:p>
          </table:table-cell>
          <table:table-cell table:style-name="ce5" table:formula="of:=thermagon_k * burner_A * [.H91] / thermagon_L" office:value-type="float" office:value="1853.62540590649" calcext:value-type="float">
            <text:p>1854</text:p>
          </table:table-cell>
          <table:table-cell table:style-name="ce5" table:formula="of:=[.I91]/C_per_s_to_W*time_incr" office:value-type="float" office:value="2656.38493251145" calcext:value-type="float">
            <text:p>2656</text:p>
          </table:table-cell>
          <table:table-cell table:style-name="ce7" table:formula="of:=[.J90]" office:value-type="float" office:value="2654.35963925852" calcext:value-type="float">
            <text:p>2654.4</text:p>
          </table:table-cell>
          <table:table-cell table:style-name="ce7" table:formula="of:=[.K90]" office:value-type="float" office:value="2652.32467586569" calcext:value-type="float">
            <text:p>2652.3</text:p>
          </table:table-cell>
          <table:table-cell table:style-name="ce7" table:formula="of:=[.L90]" office:value-type="float" office:value="2650.27999617388" calcext:value-type="float">
            <text:p>2650.3</text:p>
          </table:table-cell>
          <table:table-cell table:style-name="ce7" table:formula="of:=[.M90]" office:value-type="float" office:value="2648.22555380816" calcext:value-type="float">
            <text:p>2648.2</text:p>
          </table:table-cell>
          <table:table-cell table:style-name="ce7" table:formula="of:=[.N90]" office:value-type="float" office:value="2646.16130217648" calcext:value-type="float">
            <text:p>2646.2</text:p>
          </table:table-cell>
          <table:table-cell table:style-name="ce7" table:formula="of:=[.O90]" office:value-type="float" office:value="2644.08719446743" calcext:value-type="float">
            <text:p>2644.1</text:p>
          </table:table-cell>
          <table:table-cell table:style-name="ce7" table:formula="of:=[.P90]" office:value-type="float" office:value="2642.00318364645" calcext:value-type="float">
            <text:p>2642.0</text:p>
          </table:table-cell>
          <table:table-cell table:style-name="ce7" table:formula="of:=[.Q90]" office:value-type="float" office:value="2639.90922245014" calcext:value-type="float">
            <text:p>2639.9</text:p>
          </table:table-cell>
          <table:table-cell table:style-name="ce7" table:formula="of:=[.R90]" office:value-type="float" office:value="2637.80526337817" calcext:value-type="float">
            <text:p>2637.8</text:p>
          </table:table-cell>
          <table:table-cell table:style-name="ce5" table:formula="of:=SUMPRODUCT([.J91:.S91];pot_heat_diffusion)" office:value-type="float" office:value="2647.17474562787" calcext:value-type="float">
            <text:p>2647</text:p>
          </table:table-cell>
          <table:table-cell table:style-name="ce5" table:formula="of:=[.V90]*leakage_out" office:value-type="float" office:value="996.983718093212" calcext:value-type="float">
            <text:p>997</text:p>
          </table:table-cell>
          <table:table-cell table:style-name="ce5" table:formula="of:=[.V90]+[.T91]-[.U91]" office:value-type="float" office:value="167814.14404307" calcext:value-type="float">
            <text:p>167814</text:p>
          </table:table-cell>
          <table:table-cell table:style-name="ce12" table:formula="of:= temp_out + [.V91]/pot_water_mass" office:value-type="float" office:value="79.1090724226125" calcext:value-type="float">
            <text:p>79.1</text:p>
          </table:table-cell>
          <table:table-cell table:style-name="ce7" table:formula="of:=IF([.G91]&gt;thermagon_temp_max;0;IF([.W9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3" table:formula="of:=burner_C_per_s * [.X91]/100 * time_incr" office:value-type="float" office:value="2149.61306964746" calcext:value-type="float">
            <text:p>2150</text:p>
          </table:table-cell>
          <table:table-cell table:style-name="ce3" table:formula="of:=[.B92]" office:value-type="float" office:value="2149.61306964746" calcext:value-type="float">
            <text:p>2150</text:p>
          </table:table-cell>
          <table:table-cell table:style-name="ce3" table:formula="of:=[.C91]" office:value-type="float" office:value="2149.61306964746" calcext:value-type="float">
            <text:p>2150</text:p>
          </table:table-cell>
          <table:table-cell table:style-name="ce5" table:formula="of:=SUMPRODUCT([.B92:.D92];burner_heat_diffusion)" office:value-type="float" office:value="2149.61306964746" calcext:value-type="float">
            <text:p>2150</text:p>
          </table:table-cell>
          <table:table-cell table:formula="of:=[.F91]+[.E92]-[.I91]" office:value-type="float" office:value="36629.9706723582" calcext:value-type="float">
            <text:p>36630</text:p>
          </table:table-cell>
          <table:table-cell table:style-name="ce7" table:formula="of:=temp_out + [.F92] / burner_heat_mass" office:value-type="float" office:value="93.2599413447163" calcext:value-type="float">
            <text:p>93.3</text:p>
          </table:table-cell>
          <table:table-cell table:style-name="ce7" table:formula="of:=[.G92]-[.W91]" office:value-type="float" office:value="14.1508689221038" calcext:value-type="float">
            <text:p>14.2</text:p>
          </table:table-cell>
          <table:table-cell table:style-name="ce5" table:formula="of:=thermagon_k * burner_A * [.H92] / thermagon_L" office:value-type="float" office:value="1855.03193977443" calcext:value-type="float">
            <text:p>1855</text:p>
          </table:table-cell>
          <table:table-cell table:style-name="ce5" table:formula="of:=[.I92]/C_per_s_to_W*time_incr" office:value-type="float" office:value="2658.4006015684" calcext:value-type="float">
            <text:p>2658</text:p>
          </table:table-cell>
          <table:table-cell table:style-name="ce7" table:formula="of:=[.J91]" office:value-type="float" office:value="2656.38493251145" calcext:value-type="float">
            <text:p>2656.4</text:p>
          </table:table-cell>
          <table:table-cell table:style-name="ce7" table:formula="of:=[.K91]" office:value-type="float" office:value="2654.35963925852" calcext:value-type="float">
            <text:p>2654.4</text:p>
          </table:table-cell>
          <table:table-cell table:style-name="ce7" table:formula="of:=[.L91]" office:value-type="float" office:value="2652.32467586569" calcext:value-type="float">
            <text:p>2652.3</text:p>
          </table:table-cell>
          <table:table-cell table:style-name="ce7" table:formula="of:=[.M91]" office:value-type="float" office:value="2650.27999617388" calcext:value-type="float">
            <text:p>2650.3</text:p>
          </table:table-cell>
          <table:table-cell table:style-name="ce7" table:formula="of:=[.N91]" office:value-type="float" office:value="2648.22555380816" calcext:value-type="float">
            <text:p>2648.2</text:p>
          </table:table-cell>
          <table:table-cell table:style-name="ce7" table:formula="of:=[.O91]" office:value-type="float" office:value="2646.16130217648" calcext:value-type="float">
            <text:p>2646.2</text:p>
          </table:table-cell>
          <table:table-cell table:style-name="ce7" table:formula="of:=[.P91]" office:value-type="float" office:value="2644.08719446743" calcext:value-type="float">
            <text:p>2644.1</text:p>
          </table:table-cell>
          <table:table-cell table:style-name="ce7" table:formula="of:=[.Q91]" office:value-type="float" office:value="2642.00318364645" calcext:value-type="float">
            <text:p>2642.0</text:p>
          </table:table-cell>
          <table:table-cell table:style-name="ce7" table:formula="of:=[.R91]" office:value-type="float" office:value="2639.90922245014" calcext:value-type="float">
            <text:p>2639.9</text:p>
          </table:table-cell>
          <table:table-cell table:style-name="ce5" table:formula="of:=SUMPRODUCT([.J92:.S92];pot_heat_diffusion)" office:value-type="float" office:value="2649.23418136395" calcext:value-type="float">
            <text:p>2649</text:p>
          </table:table-cell>
          <table:table-cell table:style-name="ce5" table:formula="of:=[.V91]*leakage_out" office:value-type="float" office:value="1006.88486425842" calcext:value-type="float">
            <text:p>1007</text:p>
          </table:table-cell>
          <table:table-cell table:style-name="ce5" table:formula="of:=[.V91]+[.T92]-[.U92]" office:value-type="float" office:value="169456.493360175" calcext:value-type="float">
            <text:p>169456</text:p>
          </table:table-cell>
          <table:table-cell table:style-name="ce12" table:formula="of:= temp_out + [.V92]/pot_water_mass" office:value-type="float" office:value="79.6875561093219" calcext:value-type="float">
            <text:p>79.7</text:p>
          </table:table-cell>
          <table:table-cell table:style-name="ce7" table:formula="of:=IF([.G92]&gt;thermagon_temp_max;0;IF([.W9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3" table:formula="of:=burner_C_per_s * [.X92]/100 * time_incr" office:value-type="float" office:value="2149.61306964746" calcext:value-type="float">
            <text:p>2150</text:p>
          </table:table-cell>
          <table:table-cell table:style-name="ce3" table:formula="of:=[.B93]" office:value-type="float" office:value="2149.61306964746" calcext:value-type="float">
            <text:p>2150</text:p>
          </table:table-cell>
          <table:table-cell table:style-name="ce3" table:formula="of:=[.C92]" office:value-type="float" office:value="2149.61306964746" calcext:value-type="float">
            <text:p>2150</text:p>
          </table:table-cell>
          <table:table-cell table:style-name="ce5" table:formula="of:=SUMPRODUCT([.B93:.D93];burner_heat_diffusion)" office:value-type="float" office:value="2149.61306964746" calcext:value-type="float">
            <text:p>2150</text:p>
          </table:table-cell>
          <table:table-cell table:formula="of:=[.F92]+[.E93]-[.I92]" office:value-type="float" office:value="36924.5518022312" calcext:value-type="float">
            <text:p>36925</text:p>
          </table:table-cell>
          <table:table-cell table:style-name="ce7" table:formula="of:=temp_out + [.F93] / burner_heat_mass" office:value-type="float" office:value="93.8491036044624" calcext:value-type="float">
            <text:p>93.8</text:p>
          </table:table-cell>
          <table:table-cell table:style-name="ce7" table:formula="of:=[.G93]-[.W92]" office:value-type="float" office:value="14.1615474951404" calcext:value-type="float">
            <text:p>14.2</text:p>
          </table:table-cell>
          <table:table-cell table:style-name="ce5" table:formula="of:=thermagon_k * burner_A * [.H93] / thermagon_L" office:value-type="float" office:value="1856.43178978811" calcext:value-type="float">
            <text:p>1856</text:p>
          </table:table-cell>
          <table:table-cell table:style-name="ce5" table:formula="of:=[.I93]/C_per_s_to_W*time_incr" office:value-type="float" office:value="2660.40669215837" calcext:value-type="float">
            <text:p>2660</text:p>
          </table:table-cell>
          <table:table-cell table:style-name="ce7" table:formula="of:=[.J92]" office:value-type="float" office:value="2658.4006015684" calcext:value-type="float">
            <text:p>2658.4</text:p>
          </table:table-cell>
          <table:table-cell table:style-name="ce7" table:formula="of:=[.K92]" office:value-type="float" office:value="2656.38493251145" calcext:value-type="float">
            <text:p>2656.4</text:p>
          </table:table-cell>
          <table:table-cell table:style-name="ce7" table:formula="of:=[.L92]" office:value-type="float" office:value="2654.35963925852" calcext:value-type="float">
            <text:p>2654.4</text:p>
          </table:table-cell>
          <table:table-cell table:style-name="ce7" table:formula="of:=[.M92]" office:value-type="float" office:value="2652.32467586569" calcext:value-type="float">
            <text:p>2652.3</text:p>
          </table:table-cell>
          <table:table-cell table:style-name="ce7" table:formula="of:=[.N92]" office:value-type="float" office:value="2650.27999617388" calcext:value-type="float">
            <text:p>2650.3</text:p>
          </table:table-cell>
          <table:table-cell table:style-name="ce7" table:formula="of:=[.O92]" office:value-type="float" office:value="2648.22555380816" calcext:value-type="float">
            <text:p>2648.2</text:p>
          </table:table-cell>
          <table:table-cell table:style-name="ce7" table:formula="of:=[.P92]" office:value-type="float" office:value="2646.16130217648" calcext:value-type="float">
            <text:p>2646.2</text:p>
          </table:table-cell>
          <table:table-cell table:style-name="ce7" table:formula="of:=[.Q92]" office:value-type="float" office:value="2644.08719446743" calcext:value-type="float">
            <text:p>2644.1</text:p>
          </table:table-cell>
          <table:table-cell table:style-name="ce7" table:formula="of:=[.R92]" office:value-type="float" office:value="2642.00318364645" calcext:value-type="float">
            <text:p>2642.0</text:p>
          </table:table-cell>
          <table:table-cell table:style-name="ce5" table:formula="of:=SUMPRODUCT([.J93:.S93];pot_heat_diffusion)" office:value-type="float" office:value="2651.28383071381" calcext:value-type="float">
            <text:p>2651</text:p>
          </table:table-cell>
          <table:table-cell table:style-name="ce5" table:formula="of:=[.V92]*leakage_out" office:value-type="float" office:value="1016.73896016105" calcext:value-type="float">
            <text:p>1017</text:p>
          </table:table-cell>
          <table:table-cell table:style-name="ce5" table:formula="of:=[.V92]+[.T93]-[.U93]" office:value-type="float" office:value="171091.038230728" calcext:value-type="float">
            <text:p>171091</text:p>
          </table:table-cell>
          <table:table-cell table:style-name="ce12" table:formula="of:= temp_out + [.V93]/pot_water_mass" office:value-type="float" office:value="80.2632908406371" calcext:value-type="float">
            <text:p>80.3</text:p>
          </table:table-cell>
          <table:table-cell table:style-name="ce7" table:formula="of:=IF([.G93]&gt;thermagon_temp_max;0;IF([.W9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3" table:formula="of:=burner_C_per_s * [.X93]/100 * time_incr" office:value-type="float" office:value="2149.61306964746" calcext:value-type="float">
            <text:p>2150</text:p>
          </table:table-cell>
          <table:table-cell table:style-name="ce3" table:formula="of:=[.B94]" office:value-type="float" office:value="2149.61306964746" calcext:value-type="float">
            <text:p>2150</text:p>
          </table:table-cell>
          <table:table-cell table:style-name="ce3" table:formula="of:=[.C93]" office:value-type="float" office:value="2149.61306964746" calcext:value-type="float">
            <text:p>2150</text:p>
          </table:table-cell>
          <table:table-cell table:style-name="ce5" table:formula="of:=SUMPRODUCT([.B94:.D94];burner_heat_diffusion)" office:value-type="float" office:value="2149.61306964746" calcext:value-type="float">
            <text:p>2150</text:p>
          </table:table-cell>
          <table:table-cell table:formula="of:=[.F93]+[.E94]-[.I93]" office:value-type="float" office:value="37217.7330820905" calcext:value-type="float">
            <text:p>37218</text:p>
          </table:table-cell>
          <table:table-cell table:style-name="ce7" table:formula="of:=temp_out + [.F94] / burner_heat_mass" office:value-type="float" office:value="94.4354661641811" calcext:value-type="float">
            <text:p>94.4</text:p>
          </table:table-cell>
          <table:table-cell table:style-name="ce7" table:formula="of:=[.G94]-[.W93]" office:value-type="float" office:value="14.172175323544" calcext:value-type="float">
            <text:p>14.2</text:p>
          </table:table-cell>
          <table:table-cell table:style-name="ce5" table:formula="of:=thermagon_k * burner_A * [.H94] / thermagon_L" office:value-type="float" office:value="1857.82498770745" calcext:value-type="float">
            <text:p>1858</text:p>
          </table:table-cell>
          <table:table-cell table:style-name="ce5" table:formula="of:=[.I94]/C_per_s_to_W*time_incr" office:value-type="float" office:value="2662.40324979571" calcext:value-type="float">
            <text:p>2662</text:p>
          </table:table-cell>
          <table:table-cell table:style-name="ce7" table:formula="of:=[.J93]" office:value-type="float" office:value="2660.40669215837" calcext:value-type="float">
            <text:p>2660.4</text:p>
          </table:table-cell>
          <table:table-cell table:style-name="ce7" table:formula="of:=[.K93]" office:value-type="float" office:value="2658.4006015684" calcext:value-type="float">
            <text:p>2658.4</text:p>
          </table:table-cell>
          <table:table-cell table:style-name="ce7" table:formula="of:=[.L93]" office:value-type="float" office:value="2656.38493251145" calcext:value-type="float">
            <text:p>2656.4</text:p>
          </table:table-cell>
          <table:table-cell table:style-name="ce7" table:formula="of:=[.M93]" office:value-type="float" office:value="2654.35963925852" calcext:value-type="float">
            <text:p>2654.4</text:p>
          </table:table-cell>
          <table:table-cell table:style-name="ce7" table:formula="of:=[.N93]" office:value-type="float" office:value="2652.32467586569" calcext:value-type="float">
            <text:p>2652.3</text:p>
          </table:table-cell>
          <table:table-cell table:style-name="ce7" table:formula="of:=[.O93]" office:value-type="float" office:value="2650.27999617388" calcext:value-type="float">
            <text:p>2650.3</text:p>
          </table:table-cell>
          <table:table-cell table:style-name="ce7" table:formula="of:=[.P93]" office:value-type="float" office:value="2648.22555380816" calcext:value-type="float">
            <text:p>2648.2</text:p>
          </table:table-cell>
          <table:table-cell table:style-name="ce7" table:formula="of:=[.Q93]" office:value-type="float" office:value="2646.16130217648" calcext:value-type="float">
            <text:p>2646.2</text:p>
          </table:table-cell>
          <table:table-cell table:style-name="ce7" table:formula="of:=[.R93]" office:value-type="float" office:value="2644.08719446743" calcext:value-type="float">
            <text:p>2644.1</text:p>
          </table:table-cell>
          <table:table-cell table:style-name="ce5" table:formula="of:=SUMPRODUCT([.J94:.S94];pot_heat_diffusion)" office:value-type="float" office:value="2653.32374016482" calcext:value-type="float">
            <text:p>2653</text:p>
          </table:table-cell>
          <table:table-cell table:style-name="ce5" table:formula="of:=[.V93]*leakage_out" office:value-type="float" office:value="1026.54622938437" calcext:value-type="float">
            <text:p>1027</text:p>
          </table:table-cell>
          <table:table-cell table:style-name="ce5" table:formula="of:=[.V93]+[.T94]-[.U94]" office:value-type="float" office:value="172717.815741509" calcext:value-type="float">
            <text:p>172718</text:p>
          </table:table-cell>
          <table:table-cell table:style-name="ce12" table:formula="of:= temp_out + [.V94]/pot_water_mass" office:value-type="float" office:value="80.8362896796117" calcext:value-type="float">
            <text:p>80.8</text:p>
          </table:table-cell>
          <table:table-cell table:style-name="ce7" table:formula="of:=IF([.G94]&gt;thermagon_temp_max;0;IF([.W9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3" table:formula="of:=burner_C_per_s * [.X94]/100 * time_incr" office:value-type="float" office:value="2149.61306964746" calcext:value-type="float">
            <text:p>2150</text:p>
          </table:table-cell>
          <table:table-cell table:style-name="ce3" table:formula="of:=[.B95]" office:value-type="float" office:value="2149.61306964746" calcext:value-type="float">
            <text:p>2150</text:p>
          </table:table-cell>
          <table:table-cell table:style-name="ce3" table:formula="of:=[.C94]" office:value-type="float" office:value="2149.61306964746" calcext:value-type="float">
            <text:p>2150</text:p>
          </table:table-cell>
          <table:table-cell table:style-name="ce5" table:formula="of:=SUMPRODUCT([.B95:.D95];burner_heat_diffusion)" office:value-type="float" office:value="2149.61306964746" calcext:value-type="float">
            <text:p>2150</text:p>
          </table:table-cell>
          <table:table-cell table:formula="of:=[.F94]+[.E95]-[.I94]" office:value-type="float" office:value="37509.5211640306" calcext:value-type="float">
            <text:p>37510</text:p>
          </table:table-cell>
          <table:table-cell table:style-name="ce7" table:formula="of:=temp_out + [.F95] / burner_heat_mass" office:value-type="float" office:value="95.0190423280611" calcext:value-type="float">
            <text:p>95.0</text:p>
          </table:table-cell>
          <table:table-cell table:style-name="ce7" table:formula="of:=[.G95]-[.W94]" office:value-type="float" office:value="14.1827526484495" calcext:value-type="float">
            <text:p>14.2</text:p>
          </table:table-cell>
          <table:table-cell table:style-name="ce5" table:formula="of:=thermagon_k * burner_A * [.H95] / thermagon_L" office:value-type="float" office:value="1859.21156514272" calcext:value-type="float">
            <text:p>1859</text:p>
          </table:table-cell>
          <table:table-cell table:style-name="ce5" table:formula="of:=[.I95]/C_per_s_to_W*time_incr" office:value-type="float" office:value="2664.39031978034" calcext:value-type="float">
            <text:p>2664</text:p>
          </table:table-cell>
          <table:table-cell table:style-name="ce7" table:formula="of:=[.J94]" office:value-type="float" office:value="2662.40324979571" calcext:value-type="float">
            <text:p>2662.4</text:p>
          </table:table-cell>
          <table:table-cell table:style-name="ce7" table:formula="of:=[.K94]" office:value-type="float" office:value="2660.40669215837" calcext:value-type="float">
            <text:p>2660.4</text:p>
          </table:table-cell>
          <table:table-cell table:style-name="ce7" table:formula="of:=[.L94]" office:value-type="float" office:value="2658.4006015684" calcext:value-type="float">
            <text:p>2658.4</text:p>
          </table:table-cell>
          <table:table-cell table:style-name="ce7" table:formula="of:=[.M94]" office:value-type="float" office:value="2656.38493251145" calcext:value-type="float">
            <text:p>2656.4</text:p>
          </table:table-cell>
          <table:table-cell table:style-name="ce7" table:formula="of:=[.N94]" office:value-type="float" office:value="2654.35963925852" calcext:value-type="float">
            <text:p>2654.4</text:p>
          </table:table-cell>
          <table:table-cell table:style-name="ce7" table:formula="of:=[.O94]" office:value-type="float" office:value="2652.32467586569" calcext:value-type="float">
            <text:p>2652.3</text:p>
          </table:table-cell>
          <table:table-cell table:style-name="ce7" table:formula="of:=[.P94]" office:value-type="float" office:value="2650.27999617388" calcext:value-type="float">
            <text:p>2650.3</text:p>
          </table:table-cell>
          <table:table-cell table:style-name="ce7" table:formula="of:=[.Q94]" office:value-type="float" office:value="2648.22555380816" calcext:value-type="float">
            <text:p>2648.2</text:p>
          </table:table-cell>
          <table:table-cell table:style-name="ce7" table:formula="of:=[.R94]" office:value-type="float" office:value="2646.16130217648" calcext:value-type="float">
            <text:p>2646.2</text:p>
          </table:table-cell>
          <table:table-cell table:style-name="ce5" table:formula="of:=SUMPRODUCT([.J95:.S95];pot_heat_diffusion)" office:value-type="float" office:value="2655.35395598626" calcext:value-type="float">
            <text:p>2655</text:p>
          </table:table-cell>
          <table:table-cell table:style-name="ce5" table:formula="of:=[.V94]*leakage_out" office:value-type="float" office:value="1036.30689444905" calcext:value-type="float">
            <text:p>1036</text:p>
          </table:table-cell>
          <table:table-cell table:style-name="ce5" table:formula="of:=[.V94]+[.T95]-[.U95]" office:value-type="float" office:value="174336.862803046" calcext:value-type="float">
            <text:p>174337</text:p>
          </table:table-cell>
          <table:table-cell table:style-name="ce12" table:formula="of:= temp_out + [.V95]/pot_water_mass" office:value-type="float" office:value="81.4065656272187" calcext:value-type="float">
            <text:p>81.4</text:p>
          </table:table-cell>
          <table:table-cell table:style-name="ce7" table:formula="of:=IF([.G95]&gt;thermagon_temp_max;0;IF([.W9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3" table:formula="of:=burner_C_per_s * [.X95]/100 * time_incr" office:value-type="float" office:value="2149.61306964746" calcext:value-type="float">
            <text:p>2150</text:p>
          </table:table-cell>
          <table:table-cell table:style-name="ce3" table:formula="of:=[.B96]" office:value-type="float" office:value="2149.61306964746" calcext:value-type="float">
            <text:p>2150</text:p>
          </table:table-cell>
          <table:table-cell table:style-name="ce3" table:formula="of:=[.C95]" office:value-type="float" office:value="2149.61306964746" calcext:value-type="float">
            <text:p>2150</text:p>
          </table:table-cell>
          <table:table-cell table:style-name="ce5" table:formula="of:=SUMPRODUCT([.B96:.D96];burner_heat_diffusion)" office:value-type="float" office:value="2149.61306964746" calcext:value-type="float">
            <text:p>2150</text:p>
          </table:table-cell>
          <table:table-cell table:formula="of:=[.F95]+[.E96]-[.I95]" office:value-type="float" office:value="37799.9226685353" calcext:value-type="float">
            <text:p>37800</text:p>
          </table:table-cell>
          <table:table-cell table:style-name="ce7" table:formula="of:=temp_out + [.F96] / burner_heat_mass" office:value-type="float" office:value="95.5998453370706" calcext:value-type="float">
            <text:p>95.6</text:p>
          </table:table-cell>
          <table:table-cell table:style-name="ce7" table:formula="of:=[.G96]-[.W95]" office:value-type="float" office:value="14.1932797098519" calcext:value-type="float">
            <text:p>14.2</text:p>
          </table:table-cell>
          <table:table-cell table:style-name="ce5" table:formula="of:=thermagon_k * burner_A * [.H96] / thermagon_L" office:value-type="float" office:value="1860.59155355482" calcext:value-type="float">
            <text:p>1861</text:p>
          </table:table-cell>
          <table:table-cell table:style-name="ce5" table:formula="of:=[.I96]/C_per_s_to_W*time_incr" office:value-type="float" office:value="2666.36794719808" calcext:value-type="float">
            <text:p>2666</text:p>
          </table:table-cell>
          <table:table-cell table:style-name="ce7" table:formula="of:=[.J95]" office:value-type="float" office:value="2664.39031978034" calcext:value-type="float">
            <text:p>2664.4</text:p>
          </table:table-cell>
          <table:table-cell table:style-name="ce7" table:formula="of:=[.K95]" office:value-type="float" office:value="2662.40324979571" calcext:value-type="float">
            <text:p>2662.4</text:p>
          </table:table-cell>
          <table:table-cell table:style-name="ce7" table:formula="of:=[.L95]" office:value-type="float" office:value="2660.40669215837" calcext:value-type="float">
            <text:p>2660.4</text:p>
          </table:table-cell>
          <table:table-cell table:style-name="ce7" table:formula="of:=[.M95]" office:value-type="float" office:value="2658.4006015684" calcext:value-type="float">
            <text:p>2658.4</text:p>
          </table:table-cell>
          <table:table-cell table:style-name="ce7" table:formula="of:=[.N95]" office:value-type="float" office:value="2656.38493251145" calcext:value-type="float">
            <text:p>2656.4</text:p>
          </table:table-cell>
          <table:table-cell table:style-name="ce7" table:formula="of:=[.O95]" office:value-type="float" office:value="2654.35963925852" calcext:value-type="float">
            <text:p>2654.4</text:p>
          </table:table-cell>
          <table:table-cell table:style-name="ce7" table:formula="of:=[.P95]" office:value-type="float" office:value="2652.32467586569" calcext:value-type="float">
            <text:p>2652.3</text:p>
          </table:table-cell>
          <table:table-cell table:style-name="ce7" table:formula="of:=[.Q95]" office:value-type="float" office:value="2650.27999617388" calcext:value-type="float">
            <text:p>2650.3</text:p>
          </table:table-cell>
          <table:table-cell table:style-name="ce7" table:formula="of:=[.R95]" office:value-type="float" office:value="2648.22555380816" calcext:value-type="float">
            <text:p>2648.2</text:p>
          </table:table-cell>
          <table:table-cell table:style-name="ce5" table:formula="of:=SUMPRODUCT([.J96:.S96];pot_heat_diffusion)" office:value-type="float" office:value="2657.37452423088" calcext:value-type="float">
            <text:p>2657</text:p>
          </table:table-cell>
          <table:table-cell table:style-name="ce5" table:formula="of:=[.V95]*leakage_out" office:value-type="float" office:value="1046.02117681828" calcext:value-type="float">
            <text:p>1046</text:p>
          </table:table-cell>
          <table:table-cell table:style-name="ce5" table:formula="of:=[.V95]+[.T96]-[.U96]" office:value-type="float" office:value="175948.216150459" calcext:value-type="float">
            <text:p>175948</text:p>
          </table:table-cell>
          <table:table-cell table:style-name="ce12" table:formula="of:= temp_out + [.V96]/pot_water_mass" office:value-type="float" office:value="81.9741316226463" calcext:value-type="float">
            <text:p>82.0</text:p>
          </table:table-cell>
          <table:table-cell table:style-name="ce7" table:formula="of:=IF([.G96]&gt;thermagon_temp_max;0;IF([.W9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3" table:formula="of:=burner_C_per_s * [.X96]/100 * time_incr" office:value-type="float" office:value="2149.61306964746" calcext:value-type="float">
            <text:p>2150</text:p>
          </table:table-cell>
          <table:table-cell table:style-name="ce3" table:formula="of:=[.B97]" office:value-type="float" office:value="2149.61306964746" calcext:value-type="float">
            <text:p>2150</text:p>
          </table:table-cell>
          <table:table-cell table:style-name="ce3" table:formula="of:=[.C96]" office:value-type="float" office:value="2149.61306964746" calcext:value-type="float">
            <text:p>2150</text:p>
          </table:table-cell>
          <table:table-cell table:style-name="ce5" table:formula="of:=SUMPRODUCT([.B97:.D97];burner_heat_diffusion)" office:value-type="float" office:value="2149.61306964746" calcext:value-type="float">
            <text:p>2150</text:p>
          </table:table-cell>
          <table:table-cell table:formula="of:=[.F96]+[.E97]-[.I96]" office:value-type="float" office:value="38088.9441846279" calcext:value-type="float">
            <text:p>38089</text:p>
          </table:table-cell>
          <table:table-cell table:style-name="ce7" table:formula="of:=temp_out + [.F97] / burner_heat_mass" office:value-type="float" office:value="96.1778883692559" calcext:value-type="float">
            <text:p>96.2</text:p>
          </table:table-cell>
          <table:table-cell table:style-name="ce7" table:formula="of:=[.G97]-[.W96]" office:value-type="float" office:value="14.2037567466096" calcext:value-type="float">
            <text:p>14.2</text:p>
          </table:table-cell>
          <table:table-cell table:style-name="ce5" table:formula="of:=thermagon_k * burner_A * [.H97] / thermagon_L" office:value-type="float" office:value="1861.96498425556" calcext:value-type="float">
            <text:p>1862</text:p>
          </table:table-cell>
          <table:table-cell table:style-name="ce5" table:formula="of:=[.I97]/C_per_s_to_W*time_incr" office:value-type="float" office:value="2668.33617692112" calcext:value-type="float">
            <text:p>2668</text:p>
          </table:table-cell>
          <table:table-cell table:style-name="ce7" table:formula="of:=[.J96]" office:value-type="float" office:value="2666.36794719808" calcext:value-type="float">
            <text:p>2666.4</text:p>
          </table:table-cell>
          <table:table-cell table:style-name="ce7" table:formula="of:=[.K96]" office:value-type="float" office:value="2664.39031978034" calcext:value-type="float">
            <text:p>2664.4</text:p>
          </table:table-cell>
          <table:table-cell table:style-name="ce7" table:formula="of:=[.L96]" office:value-type="float" office:value="2662.40324979571" calcext:value-type="float">
            <text:p>2662.4</text:p>
          </table:table-cell>
          <table:table-cell table:style-name="ce7" table:formula="of:=[.M96]" office:value-type="float" office:value="2660.40669215837" calcext:value-type="float">
            <text:p>2660.4</text:p>
          </table:table-cell>
          <table:table-cell table:style-name="ce7" table:formula="of:=[.N96]" office:value-type="float" office:value="2658.4006015684" calcext:value-type="float">
            <text:p>2658.4</text:p>
          </table:table-cell>
          <table:table-cell table:style-name="ce7" table:formula="of:=[.O96]" office:value-type="float" office:value="2656.38493251145" calcext:value-type="float">
            <text:p>2656.4</text:p>
          </table:table-cell>
          <table:table-cell table:style-name="ce7" table:formula="of:=[.P96]" office:value-type="float" office:value="2654.35963925852" calcext:value-type="float">
            <text:p>2654.4</text:p>
          </table:table-cell>
          <table:table-cell table:style-name="ce7" table:formula="of:=[.Q96]" office:value-type="float" office:value="2652.32467586569" calcext:value-type="float">
            <text:p>2652.3</text:p>
          </table:table-cell>
          <table:table-cell table:style-name="ce7" table:formula="of:=[.R96]" office:value-type="float" office:value="2650.27999617388" calcext:value-type="float">
            <text:p>2650.3</text:p>
          </table:table-cell>
          <table:table-cell table:style-name="ce5" table:formula="of:=SUMPRODUCT([.J97:.S97];pot_heat_diffusion)" office:value-type="float" office:value="2659.38549073587" calcext:value-type="float">
            <text:p>2659</text:p>
          </table:table-cell>
          <table:table-cell table:style-name="ce5" table:formula="of:=[.V96]*leakage_out" office:value-type="float" office:value="1055.68929690275" calcext:value-type="float">
            <text:p>1056</text:p>
          </table:table-cell>
          <table:table-cell table:style-name="ce5" table:formula="of:=[.V96]+[.T97]-[.U97]" office:value-type="float" office:value="177551.912344292" calcext:value-type="float">
            <text:p>177552</text:p>
          </table:table-cell>
          <table:table-cell table:style-name="ce12" table:formula="of:= temp_out + [.V97]/pot_water_mass" office:value-type="float" office:value="82.5390005435927" calcext:value-type="float">
            <text:p>82.5</text:p>
          </table:table-cell>
          <table:table-cell table:style-name="ce7" table:formula="of:=IF([.G97]&gt;thermagon_temp_max;0;IF([.W9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3" table:formula="of:=burner_C_per_s * [.X97]/100 * time_incr" office:value-type="float" office:value="2149.61306964746" calcext:value-type="float">
            <text:p>2150</text:p>
          </table:table-cell>
          <table:table-cell table:style-name="ce3" table:formula="of:=[.B98]" office:value-type="float" office:value="2149.61306964746" calcext:value-type="float">
            <text:p>2150</text:p>
          </table:table-cell>
          <table:table-cell table:style-name="ce3" table:formula="of:=[.C97]" office:value-type="float" office:value="2149.61306964746" calcext:value-type="float">
            <text:p>2150</text:p>
          </table:table-cell>
          <table:table-cell table:style-name="ce5" table:formula="of:=SUMPRODUCT([.B98:.D98];burner_heat_diffusion)" office:value-type="float" office:value="2149.61306964746" calcext:value-type="float">
            <text:p>2150</text:p>
          </table:table-cell>
          <table:table-cell table:formula="of:=[.F97]+[.E98]-[.I97]" office:value-type="float" office:value="38376.5922700199" calcext:value-type="float">
            <text:p>38377</text:p>
          </table:table-cell>
          <table:table-cell table:style-name="ce7" table:formula="of:=temp_out + [.F98] / burner_heat_mass" office:value-type="float" office:value="96.7531845400397" calcext:value-type="float">
            <text:p>96.8</text:p>
          </table:table-cell>
          <table:table-cell table:style-name="ce7" table:formula="of:=[.G98]-[.W97]" office:value-type="float" office:value="14.214183996447" calcext:value-type="float">
            <text:p>14.2</text:p>
          </table:table-cell>
          <table:table-cell table:style-name="ce5" table:formula="of:=thermagon_k * burner_A * [.H98] / thermagon_L" office:value-type="float" office:value="1863.33188840815" calcext:value-type="float">
            <text:p>1863</text:p>
          </table:table-cell>
          <table:table-cell table:style-name="ce5" table:formula="of:=[.I98]/C_per_s_to_W*time_incr" office:value-type="float" office:value="2670.2950536087" calcext:value-type="float">
            <text:p>2670</text:p>
          </table:table-cell>
          <table:table-cell table:style-name="ce7" table:formula="of:=[.J97]" office:value-type="float" office:value="2668.33617692112" calcext:value-type="float">
            <text:p>2668.3</text:p>
          </table:table-cell>
          <table:table-cell table:style-name="ce7" table:formula="of:=[.K97]" office:value-type="float" office:value="2666.36794719808" calcext:value-type="float">
            <text:p>2666.4</text:p>
          </table:table-cell>
          <table:table-cell table:style-name="ce7" table:formula="of:=[.L97]" office:value-type="float" office:value="2664.39031978034" calcext:value-type="float">
            <text:p>2664.4</text:p>
          </table:table-cell>
          <table:table-cell table:style-name="ce7" table:formula="of:=[.M97]" office:value-type="float" office:value="2662.40324979571" calcext:value-type="float">
            <text:p>2662.4</text:p>
          </table:table-cell>
          <table:table-cell table:style-name="ce7" table:formula="of:=[.N97]" office:value-type="float" office:value="2660.40669215837" calcext:value-type="float">
            <text:p>2660.4</text:p>
          </table:table-cell>
          <table:table-cell table:style-name="ce7" table:formula="of:=[.O97]" office:value-type="float" office:value="2658.4006015684" calcext:value-type="float">
            <text:p>2658.4</text:p>
          </table:table-cell>
          <table:table-cell table:style-name="ce7" table:formula="of:=[.P97]" office:value-type="float" office:value="2656.38493251145" calcext:value-type="float">
            <text:p>2656.4</text:p>
          </table:table-cell>
          <table:table-cell table:style-name="ce7" table:formula="of:=[.Q97]" office:value-type="float" office:value="2654.35963925852" calcext:value-type="float">
            <text:p>2654.4</text:p>
          </table:table-cell>
          <table:table-cell table:style-name="ce7" table:formula="of:=[.R97]" office:value-type="float" office:value="2652.32467586569" calcext:value-type="float">
            <text:p>2652.3</text:p>
          </table:table-cell>
          <table:table-cell table:style-name="ce5" table:formula="of:=SUMPRODUCT([.J98:.S98];pot_heat_diffusion)" office:value-type="float" office:value="2661.38690112347" calcext:value-type="float">
            <text:p>2661</text:p>
          </table:table-cell>
          <table:table-cell table:style-name="ce5" table:formula="of:=[.V97]*leakage_out" office:value-type="float" office:value="1065.31147406575" calcext:value-type="float">
            <text:p>1065</text:p>
          </table:table-cell>
          <table:table-cell table:style-name="ce5" table:formula="of:=[.V97]+[.T98]-[.U98]" office:value-type="float" office:value="179147.987771349" calcext:value-type="float">
            <text:p>179148</text:p>
          </table:table-cell>
          <table:table-cell table:style-name="ce12" table:formula="of:= temp_out + [.V98]/pot_water_mass" office:value-type="float" office:value="83.1011852065594" calcext:value-type="float">
            <text:p>83.1</text:p>
          </table:table-cell>
          <table:table-cell table:style-name="ce7" table:formula="of:=IF([.G98]&gt;thermagon_temp_max;0;IF([.W9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3" table:formula="of:=burner_C_per_s * [.X98]/100 * time_incr" office:value-type="float" office:value="2149.61306964746" calcext:value-type="float">
            <text:p>2150</text:p>
          </table:table-cell>
          <table:table-cell table:style-name="ce3" table:formula="of:=[.B99]" office:value-type="float" office:value="2149.61306964746" calcext:value-type="float">
            <text:p>2150</text:p>
          </table:table-cell>
          <table:table-cell table:style-name="ce3" table:formula="of:=[.C98]" office:value-type="float" office:value="2149.61306964746" calcext:value-type="float">
            <text:p>2150</text:p>
          </table:table-cell>
          <table:table-cell table:style-name="ce5" table:formula="of:=SUMPRODUCT([.B99:.D99];burner_heat_diffusion)" office:value-type="float" office:value="2149.61306964746" calcext:value-type="float">
            <text:p>2150</text:p>
          </table:table-cell>
          <table:table-cell table:formula="of:=[.F98]+[.E99]-[.I98]" office:value-type="float" office:value="38662.8734512592" calcext:value-type="float">
            <text:p>38663</text:p>
          </table:table-cell>
          <table:table-cell table:style-name="ce7" table:formula="of:=temp_out + [.F99] / burner_heat_mass" office:value-type="float" office:value="97.3257469025183" calcext:value-type="float">
            <text:p>97.3</text:p>
          </table:table-cell>
          <table:table-cell table:style-name="ce7" table:formula="of:=[.G99]-[.W98]" office:value-type="float" office:value="14.2245616959589" calcext:value-type="float">
            <text:p>14.2</text:p>
          </table:table-cell>
          <table:table-cell table:style-name="ce5" table:formula="of:=thermagon_k * burner_A * [.H99] / thermagon_L" office:value-type="float" office:value="1864.69229702771" calcext:value-type="float">
            <text:p>1865</text:p>
          </table:table-cell>
          <table:table-cell table:style-name="ce5" table:formula="of:=[.I99]/C_per_s_to_W*time_incr" office:value-type="float" office:value="2672.24462170781" calcext:value-type="float">
            <text:p>2672</text:p>
          </table:table-cell>
          <table:table-cell table:style-name="ce7" table:formula="of:=[.J98]" office:value-type="float" office:value="2670.2950536087" calcext:value-type="float">
            <text:p>2670.3</text:p>
          </table:table-cell>
          <table:table-cell table:style-name="ce7" table:formula="of:=[.K98]" office:value-type="float" office:value="2668.33617692112" calcext:value-type="float">
            <text:p>2668.3</text:p>
          </table:table-cell>
          <table:table-cell table:style-name="ce7" table:formula="of:=[.L98]" office:value-type="float" office:value="2666.36794719808" calcext:value-type="float">
            <text:p>2666.4</text:p>
          </table:table-cell>
          <table:table-cell table:style-name="ce7" table:formula="of:=[.M98]" office:value-type="float" office:value="2664.39031978034" calcext:value-type="float">
            <text:p>2664.4</text:p>
          </table:table-cell>
          <table:table-cell table:style-name="ce7" table:formula="of:=[.N98]" office:value-type="float" office:value="2662.40324979571" calcext:value-type="float">
            <text:p>2662.4</text:p>
          </table:table-cell>
          <table:table-cell table:style-name="ce7" table:formula="of:=[.O98]" office:value-type="float" office:value="2660.40669215837" calcext:value-type="float">
            <text:p>2660.4</text:p>
          </table:table-cell>
          <table:table-cell table:style-name="ce7" table:formula="of:=[.P98]" office:value-type="float" office:value="2658.4006015684" calcext:value-type="float">
            <text:p>2658.4</text:p>
          </table:table-cell>
          <table:table-cell table:style-name="ce7" table:formula="of:=[.Q98]" office:value-type="float" office:value="2656.38493251145" calcext:value-type="float">
            <text:p>2656.4</text:p>
          </table:table-cell>
          <table:table-cell table:style-name="ce7" table:formula="of:=[.R98]" office:value-type="float" office:value="2654.35963925852" calcext:value-type="float">
            <text:p>2654.4</text:p>
          </table:table-cell>
          <table:table-cell table:style-name="ce5" table:formula="of:=SUMPRODUCT([.J99:.S99];pot_heat_diffusion)" office:value-type="float" office:value="2663.37880080144" calcext:value-type="float">
            <text:p>2663</text:p>
          </table:table-cell>
          <table:table-cell table:style-name="ce5" table:formula="of:=[.V98]*leakage_out" office:value-type="float" office:value="1074.8879266281" calcext:value-type="float">
            <text:p>1075</text:p>
          </table:table-cell>
          <table:table-cell table:style-name="ce5" table:formula="of:=[.V98]+[.T99]-[.U99]" office:value-type="float" office:value="180736.478645523" calcext:value-type="float">
            <text:p>180736</text:p>
          </table:table-cell>
          <table:table-cell table:style-name="ce12" table:formula="of:= temp_out + [.V99]/pot_water_mass" office:value-type="float" office:value="83.660698367143" calcext:value-type="float">
            <text:p>83.7</text:p>
          </table:table-cell>
          <table:table-cell table:style-name="ce7" table:formula="of:=IF([.G99]&gt;thermagon_temp_max;0;IF([.W9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3" table:formula="of:=burner_C_per_s * [.X99]/100 * time_incr" office:value-type="float" office:value="2149.61306964746" calcext:value-type="float">
            <text:p>2150</text:p>
          </table:table-cell>
          <table:table-cell table:style-name="ce3" table:formula="of:=[.B100]" office:value-type="float" office:value="2149.61306964746" calcext:value-type="float">
            <text:p>2150</text:p>
          </table:table-cell>
          <table:table-cell table:style-name="ce3" table:formula="of:=[.C99]" office:value-type="float" office:value="2149.61306964746" calcext:value-type="float">
            <text:p>2150</text:p>
          </table:table-cell>
          <table:table-cell table:style-name="ce5" table:formula="of:=SUMPRODUCT([.B100:.D100];burner_heat_diffusion)" office:value-type="float" office:value="2149.61306964746" calcext:value-type="float">
            <text:p>2150</text:p>
          </table:table-cell>
          <table:table-cell table:formula="of:=[.F99]+[.E100]-[.I99]" office:value-type="float" office:value="38947.7942238789" calcext:value-type="float">
            <text:p>38948</text:p>
          </table:table-cell>
          <table:table-cell table:style-name="ce7" table:formula="of:=temp_out + [.F100] / burner_heat_mass" office:value-type="float" office:value="97.8955884477579" calcext:value-type="float">
            <text:p>97.9</text:p>
          </table:table-cell>
          <table:table-cell table:style-name="ce7" table:formula="of:=[.G100]-[.W99]" office:value-type="float" office:value="14.2348900806148" calcext:value-type="float">
            <text:p>14.2</text:p>
          </table:table-cell>
          <table:table-cell table:style-name="ce5" table:formula="of:=thermagon_k * burner_A * [.H100] / thermagon_L" office:value-type="float" office:value="1866.04624098186" calcext:value-type="float">
            <text:p>1866</text:p>
          </table:table-cell>
          <table:table-cell table:style-name="ce5" table:formula="of:=[.I100]/C_per_s_to_W*time_incr" office:value-type="float" office:value="2674.18492545408" calcext:value-type="float">
            <text:p>2674</text:p>
          </table:table-cell>
          <table:table-cell table:style-name="ce7" table:formula="of:=[.J99]" office:value-type="float" office:value="2672.24462170781" calcext:value-type="float">
            <text:p>2672.2</text:p>
          </table:table-cell>
          <table:table-cell table:style-name="ce7" table:formula="of:=[.K99]" office:value-type="float" office:value="2670.2950536087" calcext:value-type="float">
            <text:p>2670.3</text:p>
          </table:table-cell>
          <table:table-cell table:style-name="ce7" table:formula="of:=[.L99]" office:value-type="float" office:value="2668.33617692112" calcext:value-type="float">
            <text:p>2668.3</text:p>
          </table:table-cell>
          <table:table-cell table:style-name="ce7" table:formula="of:=[.M99]" office:value-type="float" office:value="2666.36794719808" calcext:value-type="float">
            <text:p>2666.4</text:p>
          </table:table-cell>
          <table:table-cell table:style-name="ce7" table:formula="of:=[.N99]" office:value-type="float" office:value="2664.39031978034" calcext:value-type="float">
            <text:p>2664.4</text:p>
          </table:table-cell>
          <table:table-cell table:style-name="ce7" table:formula="of:=[.O99]" office:value-type="float" office:value="2662.40324979571" calcext:value-type="float">
            <text:p>2662.4</text:p>
          </table:table-cell>
          <table:table-cell table:style-name="ce7" table:formula="of:=[.P99]" office:value-type="float" office:value="2660.40669215837" calcext:value-type="float">
            <text:p>2660.4</text:p>
          </table:table-cell>
          <table:table-cell table:style-name="ce7" table:formula="of:=[.Q99]" office:value-type="float" office:value="2658.4006015684" calcext:value-type="float">
            <text:p>2658.4</text:p>
          </table:table-cell>
          <table:table-cell table:style-name="ce7" table:formula="of:=[.R99]" office:value-type="float" office:value="2656.38493251145" calcext:value-type="float">
            <text:p>2656.4</text:p>
          </table:table-cell>
          <table:table-cell table:style-name="ce5" table:formula="of:=SUMPRODUCT([.J100:.S100];pot_heat_diffusion)" office:value-type="float" office:value="2665.36123496347" calcext:value-type="float">
            <text:p>2665</text:p>
          </table:table-cell>
          <table:table-cell table:style-name="ce5" table:formula="of:=[.V99]*leakage_out" office:value-type="float" office:value="1084.41887187314" calcext:value-type="float">
            <text:p>1084</text:p>
          </table:table-cell>
          <table:table-cell table:style-name="ce5" table:formula="of:=[.V99]+[.T100]-[.U100]" office:value-type="float" office:value="182317.421008613" calcext:value-type="float">
            <text:p>182317</text:p>
          </table:table-cell>
          <table:table-cell table:style-name="ce12" table:formula="of:= temp_out + [.V100]/pot_water_mass" office:value-type="float" office:value="84.217552720325" calcext:value-type="float">
            <text:p>84.2</text:p>
          </table:table-cell>
          <table:table-cell table:style-name="ce7" table:formula="of:=IF([.G100]&gt;thermagon_temp_max;0;IF([.W10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table:formula="of:=burner_C_per_s * [.X100]/100 * time_incr" office:value-type="float" office:value="2149.61306964746" calcext:value-type="float">
            <text:p>2150</text:p>
          </table:table-cell>
          <table:table-cell table:style-name="ce3" table:formula="of:=[.B101]" office:value-type="float" office:value="2149.61306964746" calcext:value-type="float">
            <text:p>2150</text:p>
          </table:table-cell>
          <table:table-cell table:style-name="ce3" table:formula="of:=[.C100]" office:value-type="float" office:value="2149.61306964746" calcext:value-type="float">
            <text:p>2150</text:p>
          </table:table-cell>
          <table:table-cell table:style-name="ce5" table:formula="of:=SUMPRODUCT([.B101:.D101];burner_heat_diffusion)" office:value-type="float" office:value="2149.61306964746" calcext:value-type="float">
            <text:p>2150</text:p>
          </table:table-cell>
          <table:table-cell table:formula="of:=[.F100]+[.E101]-[.I100]" office:value-type="float" office:value="39231.3610525445" calcext:value-type="float">
            <text:p>39231</text:p>
          </table:table-cell>
          <table:table-cell table:style-name="ce7" table:formula="of:=temp_out + [.F101] / burner_heat_mass" office:value-type="float" office:value="98.4627221050891" calcext:value-type="float">
            <text:p>98.5</text:p>
          </table:table-cell>
          <table:table-cell table:style-name="ce7" table:formula="of:=[.G101]-[.W100]" office:value-type="float" office:value="14.2451693847641" calcext:value-type="float">
            <text:p>14.2</text:p>
          </table:table-cell>
          <table:table-cell table:style-name="ce5" table:formula="of:=thermagon_k * burner_A * [.H101] / thermagon_L" office:value-type="float" office:value="1867.39375099135" calcext:value-type="float">
            <text:p>1867</text:p>
          </table:table-cell>
          <table:table-cell table:style-name="ce5" table:formula="of:=[.I101]/C_per_s_to_W*time_incr" office:value-type="float" office:value="2676.11600887267" calcext:value-type="float">
            <text:p>2676</text:p>
          </table:table-cell>
          <table:table-cell table:style-name="ce7" table:formula="of:=[.J100]" office:value-type="float" office:value="2674.18492545408" calcext:value-type="float">
            <text:p>2674.2</text:p>
          </table:table-cell>
          <table:table-cell table:style-name="ce7" table:formula="of:=[.K100]" office:value-type="float" office:value="2672.24462170781" calcext:value-type="float">
            <text:p>2672.2</text:p>
          </table:table-cell>
          <table:table-cell table:style-name="ce7" table:formula="of:=[.L100]" office:value-type="float" office:value="2670.2950536087" calcext:value-type="float">
            <text:p>2670.3</text:p>
          </table:table-cell>
          <table:table-cell table:style-name="ce7" table:formula="of:=[.M100]" office:value-type="float" office:value="2668.33617692112" calcext:value-type="float">
            <text:p>2668.3</text:p>
          </table:table-cell>
          <table:table-cell table:style-name="ce7" table:formula="of:=[.N100]" office:value-type="float" office:value="2666.36794719808" calcext:value-type="float">
            <text:p>2666.4</text:p>
          </table:table-cell>
          <table:table-cell table:style-name="ce7" table:formula="of:=[.O100]" office:value-type="float" office:value="2664.39031978034" calcext:value-type="float">
            <text:p>2664.4</text:p>
          </table:table-cell>
          <table:table-cell table:style-name="ce7" table:formula="of:=[.P100]" office:value-type="float" office:value="2662.40324979571" calcext:value-type="float">
            <text:p>2662.4</text:p>
          </table:table-cell>
          <table:table-cell table:style-name="ce7" table:formula="of:=[.Q100]" office:value-type="float" office:value="2660.40669215837" calcext:value-type="float">
            <text:p>2660.4</text:p>
          </table:table-cell>
          <table:table-cell table:style-name="ce7" table:formula="of:=[.R100]" office:value-type="float" office:value="2658.4006015684" calcext:value-type="float">
            <text:p>2658.4</text:p>
          </table:table-cell>
          <table:table-cell table:style-name="ce5" table:formula="of:=SUMPRODUCT([.J101:.S101];pot_heat_diffusion)" office:value-type="float" office:value="2667.33424858961" calcext:value-type="float">
            <text:p>2667</text:p>
          </table:table-cell>
          <table:table-cell table:style-name="ce5" table:formula="of:=[.V100]*leakage_out" office:value-type="float" office:value="1093.90452605168" calcext:value-type="float">
            <text:p>1094</text:p>
          </table:table-cell>
          <table:table-cell table:style-name="ce5" table:formula="of:=[.V100]+[.T101]-[.U101]" office:value-type="float" office:value="183890.850731151" calcext:value-type="float">
            <text:p>183891</text:p>
          </table:table-cell>
          <table:table-cell table:style-name="ce12" table:formula="of:= temp_out + [.V101]/pot_water_mass" office:value-type="float" office:value="84.7717609007601" calcext:value-type="float">
            <text:p>84.8</text:p>
          </table:table-cell>
          <table:table-cell table:style-name="ce7" table:formula="of:=IF([.G101]&gt;thermagon_temp_max;0;IF([.W10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3" table:formula="of:=burner_C_per_s * [.X101]/100 * time_incr" office:value-type="float" office:value="2149.61306964746" calcext:value-type="float">
            <text:p>2150</text:p>
          </table:table-cell>
          <table:table-cell table:style-name="ce3" table:formula="of:=[.B102]" office:value-type="float" office:value="2149.61306964746" calcext:value-type="float">
            <text:p>2150</text:p>
          </table:table-cell>
          <table:table-cell table:style-name="ce3" table:formula="of:=[.C101]" office:value-type="float" office:value="2149.61306964746" calcext:value-type="float">
            <text:p>2150</text:p>
          </table:table-cell>
          <table:table-cell table:style-name="ce5" table:formula="of:=SUMPRODUCT([.B102:.D102];burner_heat_diffusion)" office:value-type="float" office:value="2149.61306964746" calcext:value-type="float">
            <text:p>2150</text:p>
          </table:table-cell>
          <table:table-cell table:formula="of:=[.F101]+[.E102]-[.I101]" office:value-type="float" office:value="39513.5803712006" calcext:value-type="float">
            <text:p>39514</text:p>
          </table:table-cell>
          <table:table-cell table:style-name="ce7" table:formula="of:=temp_out + [.F102] / burner_heat_mass" office:value-type="float" office:value="99.0271607424013" calcext:value-type="float">
            <text:p>99.0</text:p>
          </table:table-cell>
          <table:table-cell table:style-name="ce7" table:formula="of:=[.G102]-[.W101]" office:value-type="float" office:value="14.2553998416413" calcext:value-type="float">
            <text:p>14.3</text:p>
          </table:table-cell>
          <table:table-cell table:style-name="ce5" table:formula="of:=thermagon_k * burner_A * [.H102] / thermagon_L" office:value-type="float" office:value="1868.73485763081" calcext:value-type="float">
            <text:p>1869</text:p>
          </table:table-cell>
          <table:table-cell table:style-name="ce5" table:formula="of:=[.I102]/C_per_s_to_W*time_incr" office:value-type="float" office:value="2678.03791577932" calcext:value-type="float">
            <text:p>2678</text:p>
          </table:table-cell>
          <table:table-cell table:style-name="ce7" table:formula="of:=[.J101]" office:value-type="float" office:value="2676.11600887267" calcext:value-type="float">
            <text:p>2676.1</text:p>
          </table:table-cell>
          <table:table-cell table:style-name="ce7" table:formula="of:=[.K101]" office:value-type="float" office:value="2674.18492545408" calcext:value-type="float">
            <text:p>2674.2</text:p>
          </table:table-cell>
          <table:table-cell table:style-name="ce7" table:formula="of:=[.L101]" office:value-type="float" office:value="2672.24462170781" calcext:value-type="float">
            <text:p>2672.2</text:p>
          </table:table-cell>
          <table:table-cell table:style-name="ce7" table:formula="of:=[.M101]" office:value-type="float" office:value="2670.2950536087" calcext:value-type="float">
            <text:p>2670.3</text:p>
          </table:table-cell>
          <table:table-cell table:style-name="ce7" table:formula="of:=[.N101]" office:value-type="float" office:value="2668.33617692112" calcext:value-type="float">
            <text:p>2668.3</text:p>
          </table:table-cell>
          <table:table-cell table:style-name="ce7" table:formula="of:=[.O101]" office:value-type="float" office:value="2666.36794719808" calcext:value-type="float">
            <text:p>2666.4</text:p>
          </table:table-cell>
          <table:table-cell table:style-name="ce7" table:formula="of:=[.P101]" office:value-type="float" office:value="2664.39031978034" calcext:value-type="float">
            <text:p>2664.4</text:p>
          </table:table-cell>
          <table:table-cell table:style-name="ce7" table:formula="of:=[.Q101]" office:value-type="float" office:value="2662.40324979571" calcext:value-type="float">
            <text:p>2662.4</text:p>
          </table:table-cell>
          <table:table-cell table:style-name="ce7" table:formula="of:=[.R101]" office:value-type="float" office:value="2660.40669215837" calcext:value-type="float">
            <text:p>2660.4</text:p>
          </table:table-cell>
          <table:table-cell table:style-name="ce5" table:formula="of:=SUMPRODUCT([.J102:.S102];pot_heat_diffusion)" office:value-type="float" office:value="2669.29788644687" calcext:value-type="float">
            <text:p>2669</text:p>
          </table:table-cell>
          <table:table-cell table:style-name="ce5" table:formula="of:=[.V101]*leakage_out" office:value-type="float" office:value="1103.34510438691" calcext:value-type="float">
            <text:p>1103</text:p>
          </table:table-cell>
          <table:table-cell table:style-name="ce5" table:formula="of:=[.V101]+[.T102]-[.U102]" office:value-type="float" office:value="185456.803513211" calcext:value-type="float">
            <text:p>185457</text:p>
          </table:table-cell>
          <table:table-cell table:style-name="ce12" table:formula="of:= temp_out + [.V102]/pot_water_mass" office:value-type="float" office:value="85.3233354830635" calcext:value-type="float">
            <text:p>85.3</text:p>
          </table:table-cell>
          <table:table-cell table:style-name="ce7" table:formula="of:=IF([.G102]&gt;thermagon_temp_max;0;IF([.W10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3" table:formula="of:=burner_C_per_s * [.X102]/100 * time_incr" office:value-type="float" office:value="2149.61306964746" calcext:value-type="float">
            <text:p>2150</text:p>
          </table:table-cell>
          <table:table-cell table:style-name="ce3" table:formula="of:=[.B103]" office:value-type="float" office:value="2149.61306964746" calcext:value-type="float">
            <text:p>2150</text:p>
          </table:table-cell>
          <table:table-cell table:style-name="ce3" table:formula="of:=[.C102]" office:value-type="float" office:value="2149.61306964746" calcext:value-type="float">
            <text:p>2150</text:p>
          </table:table-cell>
          <table:table-cell table:style-name="ce5" table:formula="of:=SUMPRODUCT([.B103:.D103];burner_heat_diffusion)" office:value-type="float" office:value="2149.61306964746" calcext:value-type="float">
            <text:p>2150</text:p>
          </table:table-cell>
          <table:table-cell table:formula="of:=[.F102]+[.E103]-[.I102]" office:value-type="float" office:value="39794.4585832173" calcext:value-type="float">
            <text:p>39794</text:p>
          </table:table-cell>
          <table:table-cell table:style-name="ce7" table:formula="of:=temp_out + [.F103] / burner_heat_mass" office:value-type="float" office:value="99.5889171664346" calcext:value-type="float">
            <text:p>99.6</text:p>
          </table:table-cell>
          <table:table-cell table:style-name="ce7" table:formula="of:=[.G103]-[.W102]" office:value-type="float" office:value="14.2655816833711" calcext:value-type="float">
            <text:p>14.3</text:p>
          </table:table-cell>
          <table:table-cell table:style-name="ce5" table:formula="of:=thermagon_k * burner_A * [.H103] / thermagon_L" office:value-type="float" office:value="1870.06959132939" calcext:value-type="float">
            <text:p>1870</text:p>
          </table:table-cell>
          <table:table-cell table:style-name="ce5" table:formula="of:=[.I103]/C_per_s_to_W*time_incr" office:value-type="float" office:value="2679.9506897813" calcext:value-type="float">
            <text:p>2680</text:p>
          </table:table-cell>
          <table:table-cell table:style-name="ce7" table:formula="of:=[.J102]" office:value-type="float" office:value="2678.03791577932" calcext:value-type="float">
            <text:p>2678.0</text:p>
          </table:table-cell>
          <table:table-cell table:style-name="ce7" table:formula="of:=[.K102]" office:value-type="float" office:value="2676.11600887267" calcext:value-type="float">
            <text:p>2676.1</text:p>
          </table:table-cell>
          <table:table-cell table:style-name="ce7" table:formula="of:=[.L102]" office:value-type="float" office:value="2674.18492545408" calcext:value-type="float">
            <text:p>2674.2</text:p>
          </table:table-cell>
          <table:table-cell table:style-name="ce7" table:formula="of:=[.M102]" office:value-type="float" office:value="2672.24462170781" calcext:value-type="float">
            <text:p>2672.2</text:p>
          </table:table-cell>
          <table:table-cell table:style-name="ce7" table:formula="of:=[.N102]" office:value-type="float" office:value="2670.2950536087" calcext:value-type="float">
            <text:p>2670.3</text:p>
          </table:table-cell>
          <table:table-cell table:style-name="ce7" table:formula="of:=[.O102]" office:value-type="float" office:value="2668.33617692112" calcext:value-type="float">
            <text:p>2668.3</text:p>
          </table:table-cell>
          <table:table-cell table:style-name="ce7" table:formula="of:=[.P102]" office:value-type="float" office:value="2666.36794719808" calcext:value-type="float">
            <text:p>2666.4</text:p>
          </table:table-cell>
          <table:table-cell table:style-name="ce7" table:formula="of:=[.Q102]" office:value-type="float" office:value="2664.39031978034" calcext:value-type="float">
            <text:p>2664.4</text:p>
          </table:table-cell>
          <table:table-cell table:style-name="ce7" table:formula="of:=[.R102]" office:value-type="float" office:value="2662.40324979571" calcext:value-type="float">
            <text:p>2662.4</text:p>
          </table:table-cell>
          <table:table-cell table:style-name="ce5" table:formula="of:=SUMPRODUCT([.J103:.S103];pot_heat_diffusion)" office:value-type="float" office:value="2671.25219308985" calcext:value-type="float">
            <text:p>2671</text:p>
          </table:table-cell>
          <table:table-cell table:style-name="ce5" table:formula="of:=[.V102]*leakage_out" office:value-type="float" office:value="1112.74082107927" calcext:value-type="float">
            <text:p>1113</text:p>
          </table:table-cell>
          <table:table-cell table:style-name="ce5" table:formula="of:=[.V102]+[.T103]-[.U103]" office:value-type="float" office:value="187015.314885221" calcext:value-type="float">
            <text:p>187015</text:p>
          </table:table-cell>
          <table:table-cell table:style-name="ce12" table:formula="of:= temp_out + [.V103]/pot_water_mass" office:value-type="float" office:value="85.8722889820963" calcext:value-type="float">
            <text:p>85.9</text:p>
          </table:table-cell>
          <table:table-cell table:style-name="ce7" table:formula="of:=IF([.G103]&gt;thermagon_temp_max;0;IF([.W10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3" table:formula="of:=burner_C_per_s * [.X103]/100 * time_incr" office:value-type="float" office:value="2149.61306964746" calcext:value-type="float">
            <text:p>2150</text:p>
          </table:table-cell>
          <table:table-cell table:style-name="ce3" table:formula="of:=[.B104]" office:value-type="float" office:value="2149.61306964746" calcext:value-type="float">
            <text:p>2150</text:p>
          </table:table-cell>
          <table:table-cell table:style-name="ce3" table:formula="of:=[.C103]" office:value-type="float" office:value="2149.61306964746" calcext:value-type="float">
            <text:p>2150</text:p>
          </table:table-cell>
          <table:table-cell table:style-name="ce5" table:formula="of:=SUMPRODUCT([.B104:.D104];burner_heat_diffusion)" office:value-type="float" office:value="2149.61306964746" calcext:value-type="float">
            <text:p>2150</text:p>
          </table:table-cell>
          <table:table-cell table:formula="of:=[.F103]+[.E104]-[.I103]" office:value-type="float" office:value="40074.0020615354" calcext:value-type="float">
            <text:p>40074</text:p>
          </table:table-cell>
          <table:table-cell table:style-name="ce7" table:formula="of:=temp_out + [.F104] / burner_heat_mass" office:value-type="float" office:value="100.148004123071" calcext:value-type="float">
            <text:p>100.1</text:p>
          </table:table-cell>
          <table:table-cell table:style-name="ce7" table:formula="of:=[.G104]-[.W103]" office:value-type="float" office:value="14.2757151409744" calcext:value-type="float">
            <text:p>14.3</text:p>
          </table:table-cell>
          <table:table-cell table:style-name="ce5" table:formula="of:=thermagon_k * burner_A * [.H104] / thermagon_L" office:value-type="float" office:value="1871.39798237153" calcext:value-type="float">
            <text:p>1871</text:p>
          </table:table-cell>
          <table:table-cell table:style-name="ce5" table:formula="of:=[.I104]/C_per_s_to_W*time_incr" office:value-type="float" office:value="2681.85437427848" calcext:value-type="float">
            <text:p>2682</text:p>
          </table:table-cell>
          <table:table-cell table:style-name="ce7" table:formula="of:=[.J103]" office:value-type="float" office:value="2679.9506897813" calcext:value-type="float">
            <text:p>2680.0</text:p>
          </table:table-cell>
          <table:table-cell table:style-name="ce7" table:formula="of:=[.K103]" office:value-type="float" office:value="2678.03791577932" calcext:value-type="float">
            <text:p>2678.0</text:p>
          </table:table-cell>
          <table:table-cell table:style-name="ce7" table:formula="of:=[.L103]" office:value-type="float" office:value="2676.11600887267" calcext:value-type="float">
            <text:p>2676.1</text:p>
          </table:table-cell>
          <table:table-cell table:style-name="ce7" table:formula="of:=[.M103]" office:value-type="float" office:value="2674.18492545408" calcext:value-type="float">
            <text:p>2674.2</text:p>
          </table:table-cell>
          <table:table-cell table:style-name="ce7" table:formula="of:=[.N103]" office:value-type="float" office:value="2672.24462170781" calcext:value-type="float">
            <text:p>2672.2</text:p>
          </table:table-cell>
          <table:table-cell table:style-name="ce7" table:formula="of:=[.O103]" office:value-type="float" office:value="2670.2950536087" calcext:value-type="float">
            <text:p>2670.3</text:p>
          </table:table-cell>
          <table:table-cell table:style-name="ce7" table:formula="of:=[.P103]" office:value-type="float" office:value="2668.33617692112" calcext:value-type="float">
            <text:p>2668.3</text:p>
          </table:table-cell>
          <table:table-cell table:style-name="ce7" table:formula="of:=[.Q103]" office:value-type="float" office:value="2666.36794719808" calcext:value-type="float">
            <text:p>2666.4</text:p>
          </table:table-cell>
          <table:table-cell table:style-name="ce7" table:formula="of:=[.R103]" office:value-type="float" office:value="2664.39031978034" calcext:value-type="float">
            <text:p>2664.4</text:p>
          </table:table-cell>
          <table:table-cell table:style-name="ce5" table:formula="of:=SUMPRODUCT([.J104:.S104];pot_heat_diffusion)" office:value-type="float" office:value="2673.19721286153" calcext:value-type="float">
            <text:p>2673</text:p>
          </table:table-cell>
          <table:table-cell table:style-name="ce5" table:formula="of:=[.V103]*leakage_out" office:value-type="float" office:value="1122.09188931133" calcext:value-type="float">
            <text:p>1122</text:p>
          </table:table-cell>
          <table:table-cell table:style-name="ce5" table:formula="of:=[.V103]+[.T104]-[.U104]" office:value-type="float" office:value="188566.420208772" calcext:value-type="float">
            <text:p>188566</text:p>
          </table:table-cell>
          <table:table-cell table:style-name="ce12" table:formula="of:= temp_out + [.V104]/pot_water_mass" office:value-type="float" office:value="86.4186338532492" calcext:value-type="float">
            <text:p>86.4</text:p>
          </table:table-cell>
          <table:table-cell table:style-name="ce7" table:formula="of:=IF([.G104]&gt;thermagon_temp_max;0;IF([.W10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3" table:formula="of:=burner_C_per_s * [.X104]/100 * time_incr" office:value-type="float" office:value="2149.61306964746" calcext:value-type="float">
            <text:p>2150</text:p>
          </table:table-cell>
          <table:table-cell table:style-name="ce3" table:formula="of:=[.B105]" office:value-type="float" office:value="2149.61306964746" calcext:value-type="float">
            <text:p>2150</text:p>
          </table:table-cell>
          <table:table-cell table:style-name="ce3" table:formula="of:=[.C104]" office:value-type="float" office:value="2149.61306964746" calcext:value-type="float">
            <text:p>2150</text:p>
          </table:table-cell>
          <table:table-cell table:style-name="ce5" table:formula="of:=SUMPRODUCT([.B105:.D105];burner_heat_diffusion)" office:value-type="float" office:value="2149.61306964746" calcext:value-type="float">
            <text:p>2150</text:p>
          </table:table-cell>
          <table:table-cell table:formula="of:=[.F104]+[.E105]-[.I104]" office:value-type="float" office:value="40352.2171488113" calcext:value-type="float">
            <text:p>40352</text:p>
          </table:table-cell>
          <table:table-cell table:style-name="ce7" table:formula="of:=temp_out + [.F105] / burner_heat_mass" office:value-type="float" office:value="100.704434297623" calcext:value-type="float">
            <text:p>100.7</text:p>
          </table:table-cell>
          <table:table-cell table:style-name="ce7" table:formula="of:=[.G105]-[.W104]" office:value-type="float" office:value="14.2858004443735" calcext:value-type="float">
            <text:p>14.3</text:p>
          </table:table-cell>
          <table:table-cell table:style-name="ce5" table:formula="of:=thermagon_k * burner_A * [.H105] / thermagon_L" office:value-type="float" office:value="1872.72006089763" calcext:value-type="float">
            <text:p>1873</text:p>
          </table:table-cell>
          <table:table-cell table:style-name="ce5" table:formula="of:=[.I105]/C_per_s_to_W*time_incr" office:value-type="float" office:value="2683.74901246435" calcext:value-type="float">
            <text:p>2684</text:p>
          </table:table-cell>
          <table:table-cell table:style-name="ce7" table:formula="of:=[.J104]" office:value-type="float" office:value="2681.85437427848" calcext:value-type="float">
            <text:p>2681.9</text:p>
          </table:table-cell>
          <table:table-cell table:style-name="ce7" table:formula="of:=[.K104]" office:value-type="float" office:value="2679.9506897813" calcext:value-type="float">
            <text:p>2680.0</text:p>
          </table:table-cell>
          <table:table-cell table:style-name="ce7" table:formula="of:=[.L104]" office:value-type="float" office:value="2678.03791577932" calcext:value-type="float">
            <text:p>2678.0</text:p>
          </table:table-cell>
          <table:table-cell table:style-name="ce7" table:formula="of:=[.M104]" office:value-type="float" office:value="2676.11600887267" calcext:value-type="float">
            <text:p>2676.1</text:p>
          </table:table-cell>
          <table:table-cell table:style-name="ce7" table:formula="of:=[.N104]" office:value-type="float" office:value="2674.18492545408" calcext:value-type="float">
            <text:p>2674.2</text:p>
          </table:table-cell>
          <table:table-cell table:style-name="ce7" table:formula="of:=[.O104]" office:value-type="float" office:value="2672.24462170781" calcext:value-type="float">
            <text:p>2672.2</text:p>
          </table:table-cell>
          <table:table-cell table:style-name="ce7" table:formula="of:=[.P104]" office:value-type="float" office:value="2670.2950536087" calcext:value-type="float">
            <text:p>2670.3</text:p>
          </table:table-cell>
          <table:table-cell table:style-name="ce7" table:formula="of:=[.Q104]" office:value-type="float" office:value="2668.33617692112" calcext:value-type="float">
            <text:p>2668.3</text:p>
          </table:table-cell>
          <table:table-cell table:style-name="ce7" table:formula="of:=[.R104]" office:value-type="float" office:value="2666.36794719808" calcext:value-type="float">
            <text:p>2666.4</text:p>
          </table:table-cell>
          <table:table-cell table:style-name="ce5" table:formula="of:=SUMPRODUCT([.J105:.S105];pot_heat_diffusion)" office:value-type="float" office:value="2675.13298989411" calcext:value-type="float">
            <text:p>2675</text:p>
          </table:table-cell>
          <table:table-cell table:style-name="ce5" table:formula="of:=[.V104]*leakage_out" office:value-type="float" office:value="1131.39852125263" calcext:value-type="float">
            <text:p>1131</text:p>
          </table:table-cell>
          <table:table-cell table:style-name="ce5" table:formula="of:=[.V104]+[.T105]-[.U105]" office:value-type="float" office:value="190110.154677413" calcext:value-type="float">
            <text:p>190110</text:p>
          </table:table-cell>
          <table:table-cell table:style-name="ce12" table:formula="of:= temp_out + [.V105]/pot_water_mass" office:value-type="float" office:value="86.9623824927249" calcext:value-type="float">
            <text:p>87.0</text:p>
          </table:table-cell>
          <table:table-cell table:style-name="ce7" table:formula="of:=IF([.G105]&gt;thermagon_temp_max;0;IF([.W10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3" table:formula="of:=burner_C_per_s * [.X105]/100 * time_incr" office:value-type="float" office:value="2149.61306964746" calcext:value-type="float">
            <text:p>2150</text:p>
          </table:table-cell>
          <table:table-cell table:style-name="ce3" table:formula="of:=[.B106]" office:value-type="float" office:value="2149.61306964746" calcext:value-type="float">
            <text:p>2150</text:p>
          </table:table-cell>
          <table:table-cell table:style-name="ce3" table:formula="of:=[.C105]" office:value-type="float" office:value="2149.61306964746" calcext:value-type="float">
            <text:p>2150</text:p>
          </table:table-cell>
          <table:table-cell table:style-name="ce5" table:formula="of:=SUMPRODUCT([.B106:.D106];burner_heat_diffusion)" office:value-type="float" office:value="2149.61306964746" calcext:value-type="float">
            <text:p>2150</text:p>
          </table:table-cell>
          <table:table-cell table:formula="of:=[.F105]+[.E106]-[.I105]" office:value-type="float" office:value="40629.1101575612" calcext:value-type="float">
            <text:p>40629</text:p>
          </table:table-cell>
          <table:table-cell table:style-name="ce7" table:formula="of:=temp_out + [.F106] / burner_heat_mass" office:value-type="float" office:value="101.258220315122" calcext:value-type="float">
            <text:p>101.3</text:p>
          </table:table-cell>
          <table:table-cell table:style-name="ce7" table:formula="of:=[.G106]-[.W105]" office:value-type="float" office:value="14.2958378223974" calcext:value-type="float">
            <text:p>14.3</text:p>
          </table:table-cell>
          <table:table-cell table:style-name="ce5" table:formula="of:=thermagon_k * burner_A * [.H106] / thermagon_L" office:value-type="float" office:value="1874.03585690481" calcext:value-type="float">
            <text:p>1874</text:p>
          </table:table-cell>
          <table:table-cell table:style-name="ce5" table:formula="of:=[.I106]/C_per_s_to_W*time_incr" office:value-type="float" office:value="2685.63464732704" calcext:value-type="float">
            <text:p>2686</text:p>
          </table:table-cell>
          <table:table-cell table:style-name="ce7" table:formula="of:=[.J105]" office:value-type="float" office:value="2683.74901246435" calcext:value-type="float">
            <text:p>2683.7</text:p>
          </table:table-cell>
          <table:table-cell table:style-name="ce7" table:formula="of:=[.K105]" office:value-type="float" office:value="2681.85437427848" calcext:value-type="float">
            <text:p>2681.9</text:p>
          </table:table-cell>
          <table:table-cell table:style-name="ce7" table:formula="of:=[.L105]" office:value-type="float" office:value="2679.9506897813" calcext:value-type="float">
            <text:p>2680.0</text:p>
          </table:table-cell>
          <table:table-cell table:style-name="ce7" table:formula="of:=[.M105]" office:value-type="float" office:value="2678.03791577932" calcext:value-type="float">
            <text:p>2678.0</text:p>
          </table:table-cell>
          <table:table-cell table:style-name="ce7" table:formula="of:=[.N105]" office:value-type="float" office:value="2676.11600887267" calcext:value-type="float">
            <text:p>2676.1</text:p>
          </table:table-cell>
          <table:table-cell table:style-name="ce7" table:formula="of:=[.O105]" office:value-type="float" office:value="2674.18492545408" calcext:value-type="float">
            <text:p>2674.2</text:p>
          </table:table-cell>
          <table:table-cell table:style-name="ce7" table:formula="of:=[.P105]" office:value-type="float" office:value="2672.24462170781" calcext:value-type="float">
            <text:p>2672.2</text:p>
          </table:table-cell>
          <table:table-cell table:style-name="ce7" table:formula="of:=[.Q105]" office:value-type="float" office:value="2670.2950536087" calcext:value-type="float">
            <text:p>2670.3</text:p>
          </table:table-cell>
          <table:table-cell table:style-name="ce7" table:formula="of:=[.R105]" office:value-type="float" office:value="2668.33617692112" calcext:value-type="float">
            <text:p>2668.3</text:p>
          </table:table-cell>
          <table:table-cell table:style-name="ce5" table:formula="of:=SUMPRODUCT([.J106:.S106];pot_heat_diffusion)" office:value-type="float" office:value="2677.05956810991" calcext:value-type="float">
            <text:p>2677</text:p>
          </table:table-cell>
          <table:table-cell table:style-name="ce5" table:formula="of:=[.V105]*leakage_out" office:value-type="float" office:value="1140.66092806448" calcext:value-type="float">
            <text:p>1141</text:p>
          </table:table-cell>
          <table:table-cell table:style-name="ce5" table:formula="of:=[.V105]+[.T106]-[.U106]" office:value-type="float" office:value="191646.553317459" calcext:value-type="float">
            <text:p>191647</text:p>
          </table:table-cell>
          <table:table-cell table:style-name="ce12" table:formula="of:= temp_out + [.V106]/pot_water_mass" office:value-type="float" office:value="87.5035472378202" calcext:value-type="float">
            <text:p>87.5</text:p>
          </table:table-cell>
          <table:table-cell table:style-name="ce7" table:formula="of:=IF([.G106]&gt;thermagon_temp_max;0;IF([.W10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3" table:formula="of:=burner_C_per_s * [.X106]/100 * time_incr" office:value-type="float" office:value="2149.61306964746" calcext:value-type="float">
            <text:p>2150</text:p>
          </table:table-cell>
          <table:table-cell table:style-name="ce3" table:formula="of:=[.B107]" office:value-type="float" office:value="2149.61306964746" calcext:value-type="float">
            <text:p>2150</text:p>
          </table:table-cell>
          <table:table-cell table:style-name="ce3" table:formula="of:=[.C106]" office:value-type="float" office:value="2149.61306964746" calcext:value-type="float">
            <text:p>2150</text:p>
          </table:table-cell>
          <table:table-cell table:style-name="ce5" table:formula="of:=SUMPRODUCT([.B107:.D107];burner_heat_diffusion)" office:value-type="float" office:value="2149.61306964746" calcext:value-type="float">
            <text:p>2150</text:p>
          </table:table-cell>
          <table:table-cell table:formula="of:=[.F106]+[.E107]-[.I106]" office:value-type="float" office:value="40904.6873703038" calcext:value-type="float">
            <text:p>40905</text:p>
          </table:table-cell>
          <table:table-cell table:style-name="ce7" table:formula="of:=temp_out + [.F107] / burner_heat_mass" office:value-type="float" office:value="101.809374740608" calcext:value-type="float">
            <text:p>101.8</text:p>
          </table:table-cell>
          <table:table-cell table:style-name="ce7" table:formula="of:=[.G107]-[.W106]" office:value-type="float" office:value="14.3058275027874" calcext:value-type="float">
            <text:p>14.3</text:p>
          </table:table-cell>
          <table:table-cell table:style-name="ce5" table:formula="of:=thermagon_k * burner_A * [.H107] / thermagon_L" office:value-type="float" office:value="1875.3454002476" calcext:value-type="float">
            <text:p>1875</text:p>
          </table:table-cell>
          <table:table-cell table:style-name="ce5" table:formula="of:=[.I107]/C_per_s_to_W*time_incr" office:value-type="float" office:value="2687.51132165033" calcext:value-type="float">
            <text:p>2688</text:p>
          </table:table-cell>
          <table:table-cell table:style-name="ce7" table:formula="of:=[.J106]" office:value-type="float" office:value="2685.63464732704" calcext:value-type="float">
            <text:p>2685.6</text:p>
          </table:table-cell>
          <table:table-cell table:style-name="ce7" table:formula="of:=[.K106]" office:value-type="float" office:value="2683.74901246435" calcext:value-type="float">
            <text:p>2683.7</text:p>
          </table:table-cell>
          <table:table-cell table:style-name="ce7" table:formula="of:=[.L106]" office:value-type="float" office:value="2681.85437427848" calcext:value-type="float">
            <text:p>2681.9</text:p>
          </table:table-cell>
          <table:table-cell table:style-name="ce7" table:formula="of:=[.M106]" office:value-type="float" office:value="2679.9506897813" calcext:value-type="float">
            <text:p>2680.0</text:p>
          </table:table-cell>
          <table:table-cell table:style-name="ce7" table:formula="of:=[.N106]" office:value-type="float" office:value="2678.03791577932" calcext:value-type="float">
            <text:p>2678.0</text:p>
          </table:table-cell>
          <table:table-cell table:style-name="ce7" table:formula="of:=[.O106]" office:value-type="float" office:value="2676.11600887267" calcext:value-type="float">
            <text:p>2676.1</text:p>
          </table:table-cell>
          <table:table-cell table:style-name="ce7" table:formula="of:=[.P106]" office:value-type="float" office:value="2674.18492545408" calcext:value-type="float">
            <text:p>2674.2</text:p>
          </table:table-cell>
          <table:table-cell table:style-name="ce7" table:formula="of:=[.Q106]" office:value-type="float" office:value="2672.24462170781" calcext:value-type="float">
            <text:p>2672.2</text:p>
          </table:table-cell>
          <table:table-cell table:style-name="ce7" table:formula="of:=[.R106]" office:value-type="float" office:value="2670.2950536087" calcext:value-type="float">
            <text:p>2670.3</text:p>
          </table:table-cell>
          <table:table-cell table:style-name="ce5" table:formula="of:=SUMPRODUCT([.J107:.S107];pot_heat_diffusion)" office:value-type="float" office:value="2678.97699122235" calcext:value-type="float">
            <text:p>2679</text:p>
          </table:table-cell>
          <table:table-cell table:style-name="ce5" table:formula="of:=[.V106]*leakage_out" office:value-type="float" office:value="1149.87931990475" calcext:value-type="float">
            <text:p>1150</text:p>
          </table:table-cell>
          <table:table-cell table:style-name="ce5" table:formula="of:=[.V106]+[.T107]-[.U107]" office:value-type="float" office:value="193175.650988776" calcext:value-type="float">
            <text:p>193176</text:p>
          </table:table-cell>
          <table:table-cell table:style-name="ce12" table:formula="of:= temp_out + [.V107]/pot_water_mass" office:value-type="float" office:value="88.0421403672048" calcext:value-type="float">
            <text:p>88.0</text:p>
          </table:table-cell>
          <table:table-cell table:style-name="ce7" table:formula="of:=IF([.G107]&gt;thermagon_temp_max;0;IF([.W10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3" table:formula="of:=burner_C_per_s * [.X107]/100 * time_incr" office:value-type="float" office:value="2149.61306964746" calcext:value-type="float">
            <text:p>2150</text:p>
          </table:table-cell>
          <table:table-cell table:style-name="ce3" table:formula="of:=[.B108]" office:value-type="float" office:value="2149.61306964746" calcext:value-type="float">
            <text:p>2150</text:p>
          </table:table-cell>
          <table:table-cell table:style-name="ce3" table:formula="of:=[.C107]" office:value-type="float" office:value="2149.61306964746" calcext:value-type="float">
            <text:p>2150</text:p>
          </table:table-cell>
          <table:table-cell table:style-name="ce5" table:formula="of:=SUMPRODUCT([.B108:.D108];burner_heat_diffusion)" office:value-type="float" office:value="2149.61306964746" calcext:value-type="float">
            <text:p>2150</text:p>
          </table:table-cell>
          <table:table-cell table:formula="of:=[.F107]+[.E108]-[.I107]" office:value-type="float" office:value="41178.9550397037" calcext:value-type="float">
            <text:p>41179</text:p>
          </table:table-cell>
          <table:table-cell table:style-name="ce7" table:formula="of:=temp_out + [.F108] / burner_heat_mass" office:value-type="float" office:value="102.357910079407" calcext:value-type="float">
            <text:p>102.4</text:p>
          </table:table-cell>
          <table:table-cell table:style-name="ce7" table:formula="of:=[.G108]-[.W107]" office:value-type="float" office:value="14.3157697122025" calcext:value-type="float">
            <text:p>14.3</text:p>
          </table:table-cell>
          <table:table-cell table:style-name="ce5" table:formula="of:=thermagon_k * burner_A * [.H108] / thermagon_L" office:value-type="float" office:value="1876.64872063863" calcext:value-type="float">
            <text:p>1877</text:p>
          </table:table-cell>
          <table:table-cell table:style-name="ce5" table:formula="of:=[.I108]/C_per_s_to_W*time_incr" office:value-type="float" office:value="2689.37907801466" calcext:value-type="float">
            <text:p>2689</text:p>
          </table:table-cell>
          <table:table-cell table:style-name="ce7" table:formula="of:=[.J107]" office:value-type="float" office:value="2687.51132165033" calcext:value-type="float">
            <text:p>2687.5</text:p>
          </table:table-cell>
          <table:table-cell table:style-name="ce7" table:formula="of:=[.K107]" office:value-type="float" office:value="2685.63464732704" calcext:value-type="float">
            <text:p>2685.6</text:p>
          </table:table-cell>
          <table:table-cell table:style-name="ce7" table:formula="of:=[.L107]" office:value-type="float" office:value="2683.74901246435" calcext:value-type="float">
            <text:p>2683.7</text:p>
          </table:table-cell>
          <table:table-cell table:style-name="ce7" table:formula="of:=[.M107]" office:value-type="float" office:value="2681.85437427848" calcext:value-type="float">
            <text:p>2681.9</text:p>
          </table:table-cell>
          <table:table-cell table:style-name="ce7" table:formula="of:=[.N107]" office:value-type="float" office:value="2679.9506897813" calcext:value-type="float">
            <text:p>2680.0</text:p>
          </table:table-cell>
          <table:table-cell table:style-name="ce7" table:formula="of:=[.O107]" office:value-type="float" office:value="2678.03791577932" calcext:value-type="float">
            <text:p>2678.0</text:p>
          </table:table-cell>
          <table:table-cell table:style-name="ce7" table:formula="of:=[.P107]" office:value-type="float" office:value="2676.11600887267" calcext:value-type="float">
            <text:p>2676.1</text:p>
          </table:table-cell>
          <table:table-cell table:style-name="ce7" table:formula="of:=[.Q107]" office:value-type="float" office:value="2674.18492545408" calcext:value-type="float">
            <text:p>2674.2</text:p>
          </table:table-cell>
          <table:table-cell table:style-name="ce7" table:formula="of:=[.R107]" office:value-type="float" office:value="2672.24462170781" calcext:value-type="float">
            <text:p>2672.2</text:p>
          </table:table-cell>
          <table:table-cell table:style-name="ce5" table:formula="of:=SUMPRODUCT([.J108:.S108];pot_heat_diffusion)" office:value-type="float" office:value="2680.88530273695" calcext:value-type="float">
            <text:p>2681</text:p>
          </table:table-cell>
          <table:table-cell table:style-name="ce5" table:formula="of:=[.V107]*leakage_out" office:value-type="float" office:value="1159.05390593266" calcext:value-type="float">
            <text:p>1159</text:p>
          </table:table-cell>
          <table:table-cell table:style-name="ce5" table:formula="of:=[.V107]+[.T108]-[.U108]" office:value-type="float" office:value="194697.482385581" calcext:value-type="float">
            <text:p>194697</text:p>
          </table:table-cell>
          <table:table-cell table:style-name="ce12" table:formula="of:= temp_out + [.V108]/pot_water_mass" office:value-type="float" office:value="88.5781741012006" calcext:value-type="float">
            <text:p>88.6</text:p>
          </table:table-cell>
          <table:table-cell table:style-name="ce7" table:formula="of:=IF([.G108]&gt;thermagon_temp_max;0;IF([.W10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3" table:formula="of:=burner_C_per_s * [.X108]/100 * time_incr" office:value-type="float" office:value="2149.61306964746" calcext:value-type="float">
            <text:p>2150</text:p>
          </table:table-cell>
          <table:table-cell table:style-name="ce3" table:formula="of:=[.B109]" office:value-type="float" office:value="2149.61306964746" calcext:value-type="float">
            <text:p>2150</text:p>
          </table:table-cell>
          <table:table-cell table:style-name="ce3" table:formula="of:=[.C108]" office:value-type="float" office:value="2149.61306964746" calcext:value-type="float">
            <text:p>2150</text:p>
          </table:table-cell>
          <table:table-cell table:style-name="ce5" table:formula="of:=SUMPRODUCT([.B109:.D109];burner_heat_diffusion)" office:value-type="float" office:value="2149.61306964746" calcext:value-type="float">
            <text:p>2150</text:p>
          </table:table-cell>
          <table:table-cell table:formula="of:=[.F108]+[.E109]-[.I108]" office:value-type="float" office:value="41451.9193887125" calcext:value-type="float">
            <text:p>41452</text:p>
          </table:table-cell>
          <table:table-cell table:style-name="ce7" table:formula="of:=temp_out + [.F109] / burner_heat_mass" office:value-type="float" office:value="102.903838777425" calcext:value-type="float">
            <text:p>102.9</text:p>
          </table:table-cell>
          <table:table-cell table:style-name="ce7" table:formula="of:=[.G109]-[.W108]" office:value-type="float" office:value="14.3256646762244" calcext:value-type="float">
            <text:p>14.3</text:p>
          </table:table-cell>
          <table:table-cell table:style-name="ce5" table:formula="of:=thermagon_k * burner_A * [.H109] / thermagon_L" office:value-type="float" office:value="1877.94584764932" calcext:value-type="float">
            <text:p>1878</text:p>
          </table:table-cell>
          <table:table-cell table:style-name="ce5" table:formula="of:=[.I109]/C_per_s_to_W*time_incr" office:value-type="float" office:value="2691.2379587981" calcext:value-type="float">
            <text:p>2691</text:p>
          </table:table-cell>
          <table:table-cell table:style-name="ce7" table:formula="of:=[.J108]" office:value-type="float" office:value="2689.37907801466" calcext:value-type="float">
            <text:p>2689.4</text:p>
          </table:table-cell>
          <table:table-cell table:style-name="ce7" table:formula="of:=[.K108]" office:value-type="float" office:value="2687.51132165033" calcext:value-type="float">
            <text:p>2687.5</text:p>
          </table:table-cell>
          <table:table-cell table:style-name="ce7" table:formula="of:=[.L108]" office:value-type="float" office:value="2685.63464732704" calcext:value-type="float">
            <text:p>2685.6</text:p>
          </table:table-cell>
          <table:table-cell table:style-name="ce7" table:formula="of:=[.M108]" office:value-type="float" office:value="2683.74901246435" calcext:value-type="float">
            <text:p>2683.7</text:p>
          </table:table-cell>
          <table:table-cell table:style-name="ce7" table:formula="of:=[.N108]" office:value-type="float" office:value="2681.85437427848" calcext:value-type="float">
            <text:p>2681.9</text:p>
          </table:table-cell>
          <table:table-cell table:style-name="ce7" table:formula="of:=[.O108]" office:value-type="float" office:value="2679.9506897813" calcext:value-type="float">
            <text:p>2680.0</text:p>
          </table:table-cell>
          <table:table-cell table:style-name="ce7" table:formula="of:=[.P108]" office:value-type="float" office:value="2678.03791577932" calcext:value-type="float">
            <text:p>2678.0</text:p>
          </table:table-cell>
          <table:table-cell table:style-name="ce7" table:formula="of:=[.Q108]" office:value-type="float" office:value="2676.11600887267" calcext:value-type="float">
            <text:p>2676.1</text:p>
          </table:table-cell>
          <table:table-cell table:style-name="ce7" table:formula="of:=[.R108]" office:value-type="float" office:value="2674.18492545408" calcext:value-type="float">
            <text:p>2674.2</text:p>
          </table:table-cell>
          <table:table-cell table:style-name="ce5" table:formula="of:=SUMPRODUCT([.J109:.S109];pot_heat_diffusion)" office:value-type="float" office:value="2682.78454595234" calcext:value-type="float">
            <text:p>2683</text:p>
          </table:table-cell>
          <table:table-cell table:style-name="ce5" table:formula="of:=[.V108]*leakage_out" office:value-type="float" office:value="1168.18489431348" calcext:value-type="float">
            <text:p>1168</text:p>
          </table:table-cell>
          <table:table-cell table:style-name="ce5" table:formula="of:=[.V108]+[.T109]-[.U109]" office:value-type="float" office:value="196212.082037219" calcext:value-type="float">
            <text:p>196212</text:p>
          </table:table-cell>
          <table:table-cell table:style-name="ce12" table:formula="of:= temp_out + [.V109]/pot_water_mass" office:value-type="float" office:value="89.1116606020584" calcext:value-type="float">
            <text:p>89.1</text:p>
          </table:table-cell>
          <table:table-cell table:style-name="ce7" table:formula="of:=IF([.G109]&gt;thermagon_temp_max;0;IF([.W10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3" table:formula="of:=burner_C_per_s * [.X109]/100 * time_incr" office:value-type="float" office:value="2149.61306964746" calcext:value-type="float">
            <text:p>2150</text:p>
          </table:table-cell>
          <table:table-cell table:style-name="ce3" table:formula="of:=[.B110]" office:value-type="float" office:value="2149.61306964746" calcext:value-type="float">
            <text:p>2150</text:p>
          </table:table-cell>
          <table:table-cell table:style-name="ce3" table:formula="of:=[.C109]" office:value-type="float" office:value="2149.61306964746" calcext:value-type="float">
            <text:p>2150</text:p>
          </table:table-cell>
          <table:table-cell table:style-name="ce5" table:formula="of:=SUMPRODUCT([.B110:.D110];burner_heat_diffusion)" office:value-type="float" office:value="2149.61306964746" calcext:value-type="float">
            <text:p>2150</text:p>
          </table:table-cell>
          <table:table-cell table:formula="of:=[.F109]+[.E110]-[.I109]" office:value-type="float" office:value="41723.5866107106" calcext:value-type="float">
            <text:p>41724</text:p>
          </table:table-cell>
          <table:table-cell table:style-name="ce7" table:formula="of:=temp_out + [.F110] / burner_heat_mass" office:value-type="float" office:value="103.447173221421" calcext:value-type="float">
            <text:p>103.4</text:p>
          </table:table-cell>
          <table:table-cell table:style-name="ce7" table:formula="of:=[.G110]-[.W109]" office:value-type="float" office:value="14.3355126193629" calcext:value-type="float">
            <text:p>14.3</text:p>
          </table:table-cell>
          <table:table-cell table:style-name="ce5" table:formula="of:=thermagon_k * burner_A * [.H110] / thermagon_L" office:value-type="float" office:value="1879.23681071056" calcext:value-type="float">
            <text:p>1879</text:p>
          </table:table-cell>
          <table:table-cell table:style-name="ce5" table:formula="of:=[.I110]/C_per_s_to_W*time_incr" office:value-type="float" office:value="2693.08800617736" calcext:value-type="float">
            <text:p>2693</text:p>
          </table:table-cell>
          <table:table-cell table:style-name="ce7" table:formula="of:=[.J109]" office:value-type="float" office:value="2691.2379587981" calcext:value-type="float">
            <text:p>2691.2</text:p>
          </table:table-cell>
          <table:table-cell table:style-name="ce7" table:formula="of:=[.K109]" office:value-type="float" office:value="2689.37907801466" calcext:value-type="float">
            <text:p>2689.4</text:p>
          </table:table-cell>
          <table:table-cell table:style-name="ce7" table:formula="of:=[.L109]" office:value-type="float" office:value="2687.51132165033" calcext:value-type="float">
            <text:p>2687.5</text:p>
          </table:table-cell>
          <table:table-cell table:style-name="ce7" table:formula="of:=[.M109]" office:value-type="float" office:value="2685.63464732704" calcext:value-type="float">
            <text:p>2685.6</text:p>
          </table:table-cell>
          <table:table-cell table:style-name="ce7" table:formula="of:=[.N109]" office:value-type="float" office:value="2683.74901246435" calcext:value-type="float">
            <text:p>2683.7</text:p>
          </table:table-cell>
          <table:table-cell table:style-name="ce7" table:formula="of:=[.O109]" office:value-type="float" office:value="2681.85437427848" calcext:value-type="float">
            <text:p>2681.9</text:p>
          </table:table-cell>
          <table:table-cell table:style-name="ce7" table:formula="of:=[.P109]" office:value-type="float" office:value="2679.9506897813" calcext:value-type="float">
            <text:p>2680.0</text:p>
          </table:table-cell>
          <table:table-cell table:style-name="ce7" table:formula="of:=[.Q109]" office:value-type="float" office:value="2678.03791577932" calcext:value-type="float">
            <text:p>2678.0</text:p>
          </table:table-cell>
          <table:table-cell table:style-name="ce7" table:formula="of:=[.R109]" office:value-type="float" office:value="2676.11600887267" calcext:value-type="float">
            <text:p>2676.1</text:p>
          </table:table-cell>
          <table:table-cell table:style-name="ce5" table:formula="of:=SUMPRODUCT([.J110:.S110];pot_heat_diffusion)" office:value-type="float" office:value="2684.67476396124" calcext:value-type="float">
            <text:p>2685</text:p>
          </table:table-cell>
          <table:table-cell table:style-name="ce5" table:formula="of:=[.V109]*leakage_out" office:value-type="float" office:value="1177.27249222332" calcext:value-type="float">
            <text:p>1177</text:p>
          </table:table-cell>
          <table:table-cell table:style-name="ce5" table:formula="of:=[.V109]+[.T110]-[.U110]" office:value-type="float" office:value="197719.484308957" calcext:value-type="float">
            <text:p>197719</text:p>
          </table:table-cell>
          <table:table-cell table:style-name="ce12" table:formula="of:= temp_out + [.V110]/pot_water_mass" office:value-type="float" office:value="89.6426119742342" calcext:value-type="float">
            <text:p>89.6</text:p>
          </table:table-cell>
          <table:table-cell table:style-name="ce7" table:formula="of:=IF([.G110]&gt;thermagon_temp_max;0;IF([.W11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3" table:formula="of:=burner_C_per_s * [.X110]/100 * time_incr" office:value-type="float" office:value="2149.61306964746" calcext:value-type="float">
            <text:p>2150</text:p>
          </table:table-cell>
          <table:table-cell table:style-name="ce3" table:formula="of:=[.B111]" office:value-type="float" office:value="2149.61306964746" calcext:value-type="float">
            <text:p>2150</text:p>
          </table:table-cell>
          <table:table-cell table:style-name="ce3" table:formula="of:=[.C110]" office:value-type="float" office:value="2149.61306964746" calcext:value-type="float">
            <text:p>2150</text:p>
          </table:table-cell>
          <table:table-cell table:style-name="ce5" table:formula="of:=SUMPRODUCT([.B111:.D111];burner_heat_diffusion)" office:value-type="float" office:value="2149.61306964746" calcext:value-type="float">
            <text:p>2150</text:p>
          </table:table-cell>
          <table:table-cell table:formula="of:=[.F110]+[.E111]-[.I110]" office:value-type="float" office:value="41993.9628696476" calcext:value-type="float">
            <text:p>41994</text:p>
          </table:table-cell>
          <table:table-cell table:style-name="ce7" table:formula="of:=temp_out + [.F111] / burner_heat_mass" office:value-type="float" office:value="103.987925739295" calcext:value-type="float">
            <text:p>104.0</text:p>
          </table:table-cell>
          <table:table-cell table:style-name="ce7" table:formula="of:=[.G111]-[.W110]" office:value-type="float" office:value="14.3453137650609" calcext:value-type="float">
            <text:p>14.3</text:p>
          </table:table-cell>
          <table:table-cell table:style-name="ce5" table:formula="of:=thermagon_k * burner_A * [.H111] / thermagon_L" office:value-type="float" office:value="1880.52163911342" calcext:value-type="float">
            <text:p>1881</text:p>
          </table:table-cell>
          <table:table-cell table:style-name="ce5" table:formula="of:=[.I111]/C_per_s_to_W*time_incr" office:value-type="float" office:value="2694.92926212872" calcext:value-type="float">
            <text:p>2695</text:p>
          </table:table-cell>
          <table:table-cell table:style-name="ce7" table:formula="of:=[.J110]" office:value-type="float" office:value="2693.08800617736" calcext:value-type="float">
            <text:p>2693.1</text:p>
          </table:table-cell>
          <table:table-cell table:style-name="ce7" table:formula="of:=[.K110]" office:value-type="float" office:value="2691.2379587981" calcext:value-type="float">
            <text:p>2691.2</text:p>
          </table:table-cell>
          <table:table-cell table:style-name="ce7" table:formula="of:=[.L110]" office:value-type="float" office:value="2689.37907801466" calcext:value-type="float">
            <text:p>2689.4</text:p>
          </table:table-cell>
          <table:table-cell table:style-name="ce7" table:formula="of:=[.M110]" office:value-type="float" office:value="2687.51132165033" calcext:value-type="float">
            <text:p>2687.5</text:p>
          </table:table-cell>
          <table:table-cell table:style-name="ce7" table:formula="of:=[.N110]" office:value-type="float" office:value="2685.63464732704" calcext:value-type="float">
            <text:p>2685.6</text:p>
          </table:table-cell>
          <table:table-cell table:style-name="ce7" table:formula="of:=[.O110]" office:value-type="float" office:value="2683.74901246435" calcext:value-type="float">
            <text:p>2683.7</text:p>
          </table:table-cell>
          <table:table-cell table:style-name="ce7" table:formula="of:=[.P110]" office:value-type="float" office:value="2681.85437427848" calcext:value-type="float">
            <text:p>2681.9</text:p>
          </table:table-cell>
          <table:table-cell table:style-name="ce7" table:formula="of:=[.Q110]" office:value-type="float" office:value="2679.9506897813" calcext:value-type="float">
            <text:p>2680.0</text:p>
          </table:table-cell>
          <table:table-cell table:style-name="ce7" table:formula="of:=[.R110]" office:value-type="float" office:value="2678.03791577932" calcext:value-type="float">
            <text:p>2678.0</text:p>
          </table:table-cell>
          <table:table-cell table:style-name="ce5" table:formula="of:=SUMPRODUCT([.J111:.S111];pot_heat_diffusion)" office:value-type="float" office:value="2686.55599965153" calcext:value-type="float">
            <text:p>2687</text:p>
          </table:table-cell>
          <table:table-cell table:style-name="ce5" table:formula="of:=[.V110]*leakage_out" office:value-type="float" office:value="1186.31690585374" calcext:value-type="float">
            <text:p>1186</text:p>
          </table:table-cell>
          <table:table-cell table:style-name="ce5" table:formula="of:=[.V110]+[.T111]-[.U111]" office:value-type="float" office:value="199219.723402755" calcext:value-type="float">
            <text:p>199220</text:p>
          </table:table-cell>
          <table:table-cell table:style-name="ce12" table:formula="of:= temp_out + [.V111]/pot_water_mass" office:value-type="float" office:value="90.1710402646634" calcext:value-type="float">
            <text:p>90.2</text:p>
          </table:table-cell>
          <table:table-cell table:style-name="ce7" table:formula="of:=IF([.G111]&gt;thermagon_temp_max;0;IF([.W11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3" table:formula="of:=burner_C_per_s * [.X111]/100 * time_incr" office:value-type="float" office:value="2149.61306964746" calcext:value-type="float">
            <text:p>2150</text:p>
          </table:table-cell>
          <table:table-cell table:style-name="ce3" table:formula="of:=[.B112]" office:value-type="float" office:value="2149.61306964746" calcext:value-type="float">
            <text:p>2150</text:p>
          </table:table-cell>
          <table:table-cell table:style-name="ce3" table:formula="of:=[.C111]" office:value-type="float" office:value="2149.61306964746" calcext:value-type="float">
            <text:p>2150</text:p>
          </table:table-cell>
          <table:table-cell table:style-name="ce5" table:formula="of:=SUMPRODUCT([.B112:.D112];burner_heat_diffusion)" office:value-type="float" office:value="2149.61306964746" calcext:value-type="float">
            <text:p>2150</text:p>
          </table:table-cell>
          <table:table-cell table:formula="of:=[.F111]+[.E112]-[.I111]" office:value-type="float" office:value="42263.0543001816" calcext:value-type="float">
            <text:p>42263</text:p>
          </table:table-cell>
          <table:table-cell table:style-name="ce7" table:formula="of:=temp_out + [.F112] / burner_heat_mass" office:value-type="float" office:value="104.526108600363" calcext:value-type="float">
            <text:p>104.5</text:p>
          </table:table-cell>
          <table:table-cell table:style-name="ce7" table:formula="of:=[.G112]-[.W111]" office:value-type="float" office:value="14.3550683356998" calcext:value-type="float">
            <text:p>14.4</text:p>
          </table:table-cell>
          <table:table-cell table:style-name="ce5" table:formula="of:=thermagon_k * burner_A * [.H112] / thermagon_L" office:value-type="float" office:value="1881.80036200976" calcext:value-type="float">
            <text:p>1882</text:p>
          </table:table-cell>
          <table:table-cell table:style-name="ce5" table:formula="of:=[.I112]/C_per_s_to_W*time_incr" office:value-type="float" office:value="2696.76176842901" calcext:value-type="float">
            <text:p>2697</text:p>
          </table:table-cell>
          <table:table-cell table:style-name="ce7" table:formula="of:=[.J111]" office:value-type="float" office:value="2694.92926212872" calcext:value-type="float">
            <text:p>2694.9</text:p>
          </table:table-cell>
          <table:table-cell table:style-name="ce7" table:formula="of:=[.K111]" office:value-type="float" office:value="2693.08800617736" calcext:value-type="float">
            <text:p>2693.1</text:p>
          </table:table-cell>
          <table:table-cell table:style-name="ce7" table:formula="of:=[.L111]" office:value-type="float" office:value="2691.2379587981" calcext:value-type="float">
            <text:p>2691.2</text:p>
          </table:table-cell>
          <table:table-cell table:style-name="ce7" table:formula="of:=[.M111]" office:value-type="float" office:value="2689.37907801466" calcext:value-type="float">
            <text:p>2689.4</text:p>
          </table:table-cell>
          <table:table-cell table:style-name="ce7" table:formula="of:=[.N111]" office:value-type="float" office:value="2687.51132165033" calcext:value-type="float">
            <text:p>2687.5</text:p>
          </table:table-cell>
          <table:table-cell table:style-name="ce7" table:formula="of:=[.O111]" office:value-type="float" office:value="2685.63464732704" calcext:value-type="float">
            <text:p>2685.6</text:p>
          </table:table-cell>
          <table:table-cell table:style-name="ce7" table:formula="of:=[.P111]" office:value-type="float" office:value="2683.74901246435" calcext:value-type="float">
            <text:p>2683.7</text:p>
          </table:table-cell>
          <table:table-cell table:style-name="ce7" table:formula="of:=[.Q111]" office:value-type="float" office:value="2681.85437427848" calcext:value-type="float">
            <text:p>2681.9</text:p>
          </table:table-cell>
          <table:table-cell table:style-name="ce7" table:formula="of:=[.R111]" office:value-type="float" office:value="2679.9506897813" calcext:value-type="float">
            <text:p>2680.0</text:p>
          </table:table-cell>
          <table:table-cell table:style-name="ce5" table:formula="of:=SUMPRODUCT([.J112:.S112];pot_heat_diffusion)" office:value-type="float" office:value="2688.42829570721" calcext:value-type="float">
            <text:p>2688</text:p>
          </table:table-cell>
          <table:table-cell table:style-name="ce5" table:formula="of:=[.V111]*leakage_out" office:value-type="float" office:value="1195.31834041653" calcext:value-type="float">
            <text:p>1195</text:p>
          </table:table-cell>
          <table:table-cell table:style-name="ce5" table:formula="of:=[.V111]+[.T112]-[.U112]" office:value-type="float" office:value="200712.833358046" calcext:value-type="float">
            <text:p>200713</text:p>
          </table:table-cell>
          <table:table-cell table:style-name="ce12" table:formula="of:= temp_out + [.V112]/pot_water_mass" office:value-type="float" office:value="90.6969574630347" calcext:value-type="float">
            <text:p>90.7</text:p>
          </table:table-cell>
          <table:table-cell table:style-name="ce7" table:formula="of:=IF([.G112]&gt;thermagon_temp_max;0;IF([.W11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3" table:formula="of:=burner_C_per_s * [.X112]/100 * time_incr" office:value-type="float" office:value="2149.61306964746" calcext:value-type="float">
            <text:p>2150</text:p>
          </table:table-cell>
          <table:table-cell table:style-name="ce3" table:formula="of:=[.B113]" office:value-type="float" office:value="2149.61306964746" calcext:value-type="float">
            <text:p>2150</text:p>
          </table:table-cell>
          <table:table-cell table:style-name="ce3" table:formula="of:=[.C112]" office:value-type="float" office:value="2149.61306964746" calcext:value-type="float">
            <text:p>2150</text:p>
          </table:table-cell>
          <table:table-cell table:style-name="ce5" table:formula="of:=SUMPRODUCT([.B113:.D113];burner_heat_diffusion)" office:value-type="float" office:value="2149.61306964746" calcext:value-type="float">
            <text:p>2150</text:p>
          </table:table-cell>
          <table:table-cell table:formula="of:=[.F112]+[.E113]-[.I112]" office:value-type="float" office:value="42530.8670078193" calcext:value-type="float">
            <text:p>42531</text:p>
          </table:table-cell>
          <table:table-cell table:style-name="ce7" table:formula="of:=temp_out + [.F113] / burner_heat_mass" office:value-type="float" office:value="105.061734015639" calcext:value-type="float">
            <text:p>105.1</text:p>
          </table:table-cell>
          <table:table-cell table:style-name="ce7" table:formula="of:=[.G113]-[.W112]" office:value-type="float" office:value="14.3647765526039" calcext:value-type="float">
            <text:p>14.4</text:p>
          </table:table-cell>
          <table:table-cell table:style-name="ce5" table:formula="of:=thermagon_k * burner_A * [.H113] / thermagon_L" office:value-type="float" office:value="1883.07300841294" calcext:value-type="float">
            <text:p>1883</text:p>
          </table:table-cell>
          <table:table-cell table:style-name="ce5" table:formula="of:=[.I113]/C_per_s_to_W*time_incr" office:value-type="float" office:value="2698.58556665654" calcext:value-type="float">
            <text:p>2699</text:p>
          </table:table-cell>
          <table:table-cell table:style-name="ce7" table:formula="of:=[.J112]" office:value-type="float" office:value="2696.76176842901" calcext:value-type="float">
            <text:p>2696.8</text:p>
          </table:table-cell>
          <table:table-cell table:style-name="ce7" table:formula="of:=[.K112]" office:value-type="float" office:value="2694.92926212872" calcext:value-type="float">
            <text:p>2694.9</text:p>
          </table:table-cell>
          <table:table-cell table:style-name="ce7" table:formula="of:=[.L112]" office:value-type="float" office:value="2693.08800617736" calcext:value-type="float">
            <text:p>2693.1</text:p>
          </table:table-cell>
          <table:table-cell table:style-name="ce7" table:formula="of:=[.M112]" office:value-type="float" office:value="2691.2379587981" calcext:value-type="float">
            <text:p>2691.2</text:p>
          </table:table-cell>
          <table:table-cell table:style-name="ce7" table:formula="of:=[.N112]" office:value-type="float" office:value="2689.37907801466" calcext:value-type="float">
            <text:p>2689.4</text:p>
          </table:table-cell>
          <table:table-cell table:style-name="ce7" table:formula="of:=[.O112]" office:value-type="float" office:value="2687.51132165033" calcext:value-type="float">
            <text:p>2687.5</text:p>
          </table:table-cell>
          <table:table-cell table:style-name="ce7" table:formula="of:=[.P112]" office:value-type="float" office:value="2685.63464732704" calcext:value-type="float">
            <text:p>2685.6</text:p>
          </table:table-cell>
          <table:table-cell table:style-name="ce7" table:formula="of:=[.Q112]" office:value-type="float" office:value="2683.74901246435" calcext:value-type="float">
            <text:p>2683.7</text:p>
          </table:table-cell>
          <table:table-cell table:style-name="ce7" table:formula="of:=[.R112]" office:value-type="float" office:value="2681.85437427848" calcext:value-type="float">
            <text:p>2681.9</text:p>
          </table:table-cell>
          <table:table-cell table:style-name="ce5" table:formula="of:=SUMPRODUCT([.J113:.S113];pot_heat_diffusion)" office:value-type="float" office:value="2690.2916946094" calcext:value-type="float">
            <text:p>2690</text:p>
          </table:table-cell>
          <table:table-cell table:style-name="ce5" table:formula="of:=[.V112]*leakage_out" office:value-type="float" office:value="1204.27700014827" calcext:value-type="float">
            <text:p>1204</text:p>
          </table:table-cell>
          <table:table-cell table:style-name="ce5" table:formula="of:=[.V112]+[.T113]-[.U113]" office:value-type="float" office:value="202198.848052507" calcext:value-type="float">
            <text:p>202199</text:p>
          </table:table-cell>
          <table:table-cell table:style-name="ce12" table:formula="of:= temp_out + [.V113]/pot_water_mass" office:value-type="float" office:value="91.2203755020614" calcext:value-type="float">
            <text:p>91.2</text:p>
          </table:table-cell>
          <table:table-cell table:style-name="ce7" table:formula="of:=IF([.G113]&gt;thermagon_temp_max;0;IF([.W11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3" table:formula="of:=burner_C_per_s * [.X113]/100 * time_incr" office:value-type="float" office:value="2149.61306964746" calcext:value-type="float">
            <text:p>2150</text:p>
          </table:table-cell>
          <table:table-cell table:style-name="ce3" table:formula="of:=[.B114]" office:value-type="float" office:value="2149.61306964746" calcext:value-type="float">
            <text:p>2150</text:p>
          </table:table-cell>
          <table:table-cell table:style-name="ce3" table:formula="of:=[.C113]" office:value-type="float" office:value="2149.61306964746" calcext:value-type="float">
            <text:p>2150</text:p>
          </table:table-cell>
          <table:table-cell table:style-name="ce5" table:formula="of:=SUMPRODUCT([.B114:.D114];burner_heat_diffusion)" office:value-type="float" office:value="2149.61306964746" calcext:value-type="float">
            <text:p>2150</text:p>
          </table:table-cell>
          <table:table-cell table:formula="of:=[.F113]+[.E114]-[.I113]" office:value-type="float" office:value="42797.4070690538" calcext:value-type="float">
            <text:p>42797</text:p>
          </table:table-cell>
          <table:table-cell table:style-name="ce7" table:formula="of:=temp_out + [.F114] / burner_heat_mass" office:value-type="float" office:value="105.594814138108" calcext:value-type="float">
            <text:p>105.6</text:p>
          </table:table-cell>
          <table:table-cell table:style-name="ce7" table:formula="of:=[.G114]-[.W113]" office:value-type="float" office:value="14.3744386360463" calcext:value-type="float">
            <text:p>14.4</text:p>
          </table:table-cell>
          <table:table-cell table:style-name="ce5" table:formula="of:=thermagon_k * burner_A * [.H114] / thermagon_L" office:value-type="float" office:value="1884.33960719842" calcext:value-type="float">
            <text:p>1884</text:p>
          </table:table-cell>
          <table:table-cell table:style-name="ce5" table:formula="of:=[.I114]/C_per_s_to_W*time_incr" office:value-type="float" office:value="2700.40069819206" calcext:value-type="float">
            <text:p>2700</text:p>
          </table:table-cell>
          <table:table-cell table:style-name="ce7" table:formula="of:=[.J113]" office:value-type="float" office:value="2698.58556665654" calcext:value-type="float">
            <text:p>2698.6</text:p>
          </table:table-cell>
          <table:table-cell table:style-name="ce7" table:formula="of:=[.K113]" office:value-type="float" office:value="2696.76176842901" calcext:value-type="float">
            <text:p>2696.8</text:p>
          </table:table-cell>
          <table:table-cell table:style-name="ce7" table:formula="of:=[.L113]" office:value-type="float" office:value="2694.92926212872" calcext:value-type="float">
            <text:p>2694.9</text:p>
          </table:table-cell>
          <table:table-cell table:style-name="ce7" table:formula="of:=[.M113]" office:value-type="float" office:value="2693.08800617736" calcext:value-type="float">
            <text:p>2693.1</text:p>
          </table:table-cell>
          <table:table-cell table:style-name="ce7" table:formula="of:=[.N113]" office:value-type="float" office:value="2691.2379587981" calcext:value-type="float">
            <text:p>2691.2</text:p>
          </table:table-cell>
          <table:table-cell table:style-name="ce7" table:formula="of:=[.O113]" office:value-type="float" office:value="2689.37907801466" calcext:value-type="float">
            <text:p>2689.4</text:p>
          </table:table-cell>
          <table:table-cell table:style-name="ce7" table:formula="of:=[.P113]" office:value-type="float" office:value="2687.51132165033" calcext:value-type="float">
            <text:p>2687.5</text:p>
          </table:table-cell>
          <table:table-cell table:style-name="ce7" table:formula="of:=[.Q113]" office:value-type="float" office:value="2685.63464732704" calcext:value-type="float">
            <text:p>2685.6</text:p>
          </table:table-cell>
          <table:table-cell table:style-name="ce7" table:formula="of:=[.R113]" office:value-type="float" office:value="2683.74901246435" calcext:value-type="float">
            <text:p>2683.7</text:p>
          </table:table-cell>
          <table:table-cell table:style-name="ce5" table:formula="of:=SUMPRODUCT([.J114:.S114];pot_heat_diffusion)" office:value-type="float" office:value="2692.14623863733" calcext:value-type="float">
            <text:p>2692</text:p>
          </table:table-cell>
          <table:table-cell table:style-name="ce5" table:formula="of:=[.V113]*leakage_out" office:value-type="float" office:value="1213.19308831504" calcext:value-type="float">
            <text:p>1213</text:p>
          </table:table-cell>
          <table:table-cell table:style-name="ce5" table:formula="of:=[.V113]+[.T114]-[.U114]" office:value-type="float" office:value="203677.801202829" calcext:value-type="float">
            <text:p>203678</text:p>
          </table:table-cell>
          <table:table-cell table:style-name="ce12" table:formula="of:= temp_out + [.V114]/pot_water_mass" office:value-type="float" office:value="91.7413062577527" calcext:value-type="float">
            <text:p>91.7</text:p>
          </table:table-cell>
          <table:table-cell table:style-name="ce7" table:formula="of:=IF([.G114]&gt;thermagon_temp_max;0;IF([.W11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3" table:formula="of:=burner_C_per_s * [.X114]/100 * time_incr" office:value-type="float" office:value="2149.61306964746" calcext:value-type="float">
            <text:p>2150</text:p>
          </table:table-cell>
          <table:table-cell table:style-name="ce3" table:formula="of:=[.B115]" office:value-type="float" office:value="2149.61306964746" calcext:value-type="float">
            <text:p>2150</text:p>
          </table:table-cell>
          <table:table-cell table:style-name="ce3" table:formula="of:=[.C114]" office:value-type="float" office:value="2149.61306964746" calcext:value-type="float">
            <text:p>2150</text:p>
          </table:table-cell>
          <table:table-cell table:style-name="ce5" table:formula="of:=SUMPRODUCT([.B115:.D115];burner_heat_diffusion)" office:value-type="float" office:value="2149.61306964746" calcext:value-type="float">
            <text:p>2150</text:p>
          </table:table-cell>
          <table:table-cell table:formula="of:=[.F114]+[.E115]-[.I114]" office:value-type="float" office:value="43062.6805315029" calcext:value-type="float">
            <text:p>43063</text:p>
          </table:table-cell>
          <table:table-cell table:style-name="ce7" table:formula="of:=temp_out + [.F115] / burner_heat_mass" office:value-type="float" office:value="106.125361063006" calcext:value-type="float">
            <text:p>106.1</text:p>
          </table:table-cell>
          <table:table-cell table:style-name="ce7" table:formula="of:=[.G115]-[.W114]" office:value-type="float" office:value="14.384054805253" calcext:value-type="float">
            <text:p>14.4</text:p>
          </table:table-cell>
          <table:table-cell table:style-name="ce5" table:formula="of:=thermagon_k * burner_A * [.H115] / thermagon_L" office:value-type="float" office:value="1885.60018710451" calcext:value-type="float">
            <text:p>1886</text:p>
          </table:table-cell>
          <table:table-cell table:style-name="ce5" table:formula="of:=[.I115]/C_per_s_to_W*time_incr" office:value-type="float" office:value="2702.2072042197" calcext:value-type="float">
            <text:p>2702</text:p>
          </table:table-cell>
          <table:table-cell table:style-name="ce7" table:formula="of:=[.J114]" office:value-type="float" office:value="2700.40069819206" calcext:value-type="float">
            <text:p>2700.4</text:p>
          </table:table-cell>
          <table:table-cell table:style-name="ce7" table:formula="of:=[.K114]" office:value-type="float" office:value="2698.58556665654" calcext:value-type="float">
            <text:p>2698.6</text:p>
          </table:table-cell>
          <table:table-cell table:style-name="ce7" table:formula="of:=[.L114]" office:value-type="float" office:value="2696.76176842901" calcext:value-type="float">
            <text:p>2696.8</text:p>
          </table:table-cell>
          <table:table-cell table:style-name="ce7" table:formula="of:=[.M114]" office:value-type="float" office:value="2694.92926212872" calcext:value-type="float">
            <text:p>2694.9</text:p>
          </table:table-cell>
          <table:table-cell table:style-name="ce7" table:formula="of:=[.N114]" office:value-type="float" office:value="2693.08800617736" calcext:value-type="float">
            <text:p>2693.1</text:p>
          </table:table-cell>
          <table:table-cell table:style-name="ce7" table:formula="of:=[.O114]" office:value-type="float" office:value="2691.2379587981" calcext:value-type="float">
            <text:p>2691.2</text:p>
          </table:table-cell>
          <table:table-cell table:style-name="ce7" table:formula="of:=[.P114]" office:value-type="float" office:value="2689.37907801466" calcext:value-type="float">
            <text:p>2689.4</text:p>
          </table:table-cell>
          <table:table-cell table:style-name="ce7" table:formula="of:=[.Q114]" office:value-type="float" office:value="2687.51132165033" calcext:value-type="float">
            <text:p>2687.5</text:p>
          </table:table-cell>
          <table:table-cell table:style-name="ce7" table:formula="of:=[.R114]" office:value-type="float" office:value="2685.63464732704" calcext:value-type="float">
            <text:p>2685.6</text:p>
          </table:table-cell>
          <table:table-cell table:style-name="ce5" table:formula="of:=SUMPRODUCT([.J115:.S115];pot_heat_diffusion)" office:value-type="float" office:value="2693.99196986934" calcext:value-type="float">
            <text:p>2694</text:p>
          </table:table-cell>
          <table:table-cell table:style-name="ce5" table:formula="of:=[.V114]*leakage_out" office:value-type="float" office:value="1222.06680721698" calcext:value-type="float">
            <text:p>1222</text:p>
          </table:table-cell>
          <table:table-cell table:style-name="ce5" table:formula="of:=[.V114]+[.T115]-[.U115]" office:value-type="float" office:value="205149.726365481" calcext:value-type="float">
            <text:p>205150</text:p>
          </table:table-cell>
          <table:table-cell table:style-name="ce12" table:formula="of:= temp_out + [.V115]/pot_water_mass" office:value-type="float" office:value="92.259761549683" calcext:value-type="float">
            <text:p>92.3</text:p>
          </table:table-cell>
          <table:table-cell table:style-name="ce7" table:formula="of:=IF([.G115]&gt;thermagon_temp_max;0;IF([.W11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3" table:formula="of:=burner_C_per_s * [.X115]/100 * time_incr" office:value-type="float" office:value="2149.61306964746" calcext:value-type="float">
            <text:p>2150</text:p>
          </table:table-cell>
          <table:table-cell table:style-name="ce3" table:formula="of:=[.B116]" office:value-type="float" office:value="2149.61306964746" calcext:value-type="float">
            <text:p>2150</text:p>
          </table:table-cell>
          <table:table-cell table:style-name="ce3" table:formula="of:=[.C115]" office:value-type="float" office:value="2149.61306964746" calcext:value-type="float">
            <text:p>2150</text:p>
          </table:table-cell>
          <table:table-cell table:style-name="ce5" table:formula="of:=SUMPRODUCT([.B116:.D116];burner_heat_diffusion)" office:value-type="float" office:value="2149.61306964746" calcext:value-type="float">
            <text:p>2150</text:p>
          </table:table-cell>
          <table:table-cell table:formula="of:=[.F115]+[.E116]-[.I115]" office:value-type="float" office:value="43326.6934140458" calcext:value-type="float">
            <text:p>43327</text:p>
          </table:table-cell>
          <table:table-cell table:style-name="ce7" table:formula="of:=temp_out + [.F116] / burner_heat_mass" office:value-type="float" office:value="106.653386828092" calcext:value-type="float">
            <text:p>106.7</text:p>
          </table:table-cell>
          <table:table-cell table:style-name="ce7" table:formula="of:=[.G116]-[.W115]" office:value-type="float" office:value="14.3936252784086" calcext:value-type="float">
            <text:p>14.4</text:p>
          </table:table-cell>
          <table:table-cell table:style-name="ce5" table:formula="of:=thermagon_k * burner_A * [.H116] / thermagon_L" office:value-type="float" office:value="1886.8547767329" calcext:value-type="float">
            <text:p>1887</text:p>
          </table:table-cell>
          <table:table-cell table:style-name="ce5" table:formula="of:=[.I116]/C_per_s_to_W*time_incr" office:value-type="float" office:value="2704.00512572786" calcext:value-type="float">
            <text:p>2704</text:p>
          </table:table-cell>
          <table:table-cell table:style-name="ce7" table:formula="of:=[.J115]" office:value-type="float" office:value="2702.2072042197" calcext:value-type="float">
            <text:p>2702.2</text:p>
          </table:table-cell>
          <table:table-cell table:style-name="ce7" table:formula="of:=[.K115]" office:value-type="float" office:value="2700.40069819206" calcext:value-type="float">
            <text:p>2700.4</text:p>
          </table:table-cell>
          <table:table-cell table:style-name="ce7" table:formula="of:=[.L115]" office:value-type="float" office:value="2698.58556665654" calcext:value-type="float">
            <text:p>2698.6</text:p>
          </table:table-cell>
          <table:table-cell table:style-name="ce7" table:formula="of:=[.M115]" office:value-type="float" office:value="2696.76176842901" calcext:value-type="float">
            <text:p>2696.8</text:p>
          </table:table-cell>
          <table:table-cell table:style-name="ce7" table:formula="of:=[.N115]" office:value-type="float" office:value="2694.92926212872" calcext:value-type="float">
            <text:p>2694.9</text:p>
          </table:table-cell>
          <table:table-cell table:style-name="ce7" table:formula="of:=[.O115]" office:value-type="float" office:value="2693.08800617736" calcext:value-type="float">
            <text:p>2693.1</text:p>
          </table:table-cell>
          <table:table-cell table:style-name="ce7" table:formula="of:=[.P115]" office:value-type="float" office:value="2691.2379587981" calcext:value-type="float">
            <text:p>2691.2</text:p>
          </table:table-cell>
          <table:table-cell table:style-name="ce7" table:formula="of:=[.Q115]" office:value-type="float" office:value="2689.37907801466" calcext:value-type="float">
            <text:p>2689.4</text:p>
          </table:table-cell>
          <table:table-cell table:style-name="ce7" table:formula="of:=[.R115]" office:value-type="float" office:value="2687.51132165033" calcext:value-type="float">
            <text:p>2687.5</text:p>
          </table:table-cell>
          <table:table-cell table:style-name="ce5" table:formula="of:=SUMPRODUCT([.J116:.S116];pot_heat_diffusion)" office:value-type="float" office:value="2695.82893018378" calcext:value-type="float">
            <text:p>2696</text:p>
          </table:table-cell>
          <table:table-cell table:style-name="ce5" table:formula="of:=[.V115]*leakage_out" office:value-type="float" office:value="1230.89835819289" calcext:value-type="float">
            <text:p>1231</text:p>
          </table:table-cell>
          <table:table-cell table:style-name="ce5" table:formula="of:=[.V115]+[.T116]-[.U116]" office:value-type="float" office:value="206614.656937472" calcext:value-type="float">
            <text:p>206615</text:p>
          </table:table-cell>
          <table:table-cell table:style-name="ce12" table:formula="of:= temp_out + [.V116]/pot_water_mass" office:value-type="float" office:value="92.77575314126" calcext:value-type="float">
            <text:p>92.8</text:p>
          </table:table-cell>
          <table:table-cell table:style-name="ce7" table:formula="of:=IF([.G116]&gt;thermagon_temp_max;0;IF([.W11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3" table:formula="of:=burner_C_per_s * [.X116]/100 * time_incr" office:value-type="float" office:value="2149.61306964746" calcext:value-type="float">
            <text:p>2150</text:p>
          </table:table-cell>
          <table:table-cell table:style-name="ce3" table:formula="of:=[.B117]" office:value-type="float" office:value="2149.61306964746" calcext:value-type="float">
            <text:p>2150</text:p>
          </table:table-cell>
          <table:table-cell table:style-name="ce3" table:formula="of:=[.C116]" office:value-type="float" office:value="2149.61306964746" calcext:value-type="float">
            <text:p>2150</text:p>
          </table:table-cell>
          <table:table-cell table:style-name="ce5" table:formula="of:=SUMPRODUCT([.B117:.D117];burner_heat_diffusion)" office:value-type="float" office:value="2149.61306964746" calcext:value-type="float">
            <text:p>2150</text:p>
          </table:table-cell>
          <table:table-cell table:formula="of:=[.F116]+[.E117]-[.I116]" office:value-type="float" office:value="43589.4517069604" calcext:value-type="float">
            <text:p>43589</text:p>
          </table:table-cell>
          <table:table-cell table:style-name="ce7" table:formula="of:=temp_out + [.F117] / burner_heat_mass" office:value-type="float" office:value="107.178903413921" calcext:value-type="float">
            <text:p>107.2</text:p>
          </table:table-cell>
          <table:table-cell table:style-name="ce7" table:formula="of:=[.G117]-[.W116]" office:value-type="float" office:value="14.4031502726608" calcext:value-type="float">
            <text:p>14.4</text:p>
          </table:table-cell>
          <table:table-cell table:style-name="ce5" table:formula="of:=thermagon_k * burner_A * [.H117] / thermagon_L" office:value-type="float" office:value="1888.10340454941" calcext:value-type="float">
            <text:p>1888</text:p>
          </table:table-cell>
          <table:table-cell table:style-name="ce5" table:formula="of:=[.I117]/C_per_s_to_W*time_incr" office:value-type="float" office:value="2705.79450351019" calcext:value-type="float">
            <text:p>2706</text:p>
          </table:table-cell>
          <table:table-cell table:style-name="ce7" table:formula="of:=[.J116]" office:value-type="float" office:value="2704.00512572786" calcext:value-type="float">
            <text:p>2704.0</text:p>
          </table:table-cell>
          <table:table-cell table:style-name="ce7" table:formula="of:=[.K116]" office:value-type="float" office:value="2702.2072042197" calcext:value-type="float">
            <text:p>2702.2</text:p>
          </table:table-cell>
          <table:table-cell table:style-name="ce7" table:formula="of:=[.L116]" office:value-type="float" office:value="2700.40069819206" calcext:value-type="float">
            <text:p>2700.4</text:p>
          </table:table-cell>
          <table:table-cell table:style-name="ce7" table:formula="of:=[.M116]" office:value-type="float" office:value="2698.58556665654" calcext:value-type="float">
            <text:p>2698.6</text:p>
          </table:table-cell>
          <table:table-cell table:style-name="ce7" table:formula="of:=[.N116]" office:value-type="float" office:value="2696.76176842901" calcext:value-type="float">
            <text:p>2696.8</text:p>
          </table:table-cell>
          <table:table-cell table:style-name="ce7" table:formula="of:=[.O116]" office:value-type="float" office:value="2694.92926212872" calcext:value-type="float">
            <text:p>2694.9</text:p>
          </table:table-cell>
          <table:table-cell table:style-name="ce7" table:formula="of:=[.P116]" office:value-type="float" office:value="2693.08800617736" calcext:value-type="float">
            <text:p>2693.1</text:p>
          </table:table-cell>
          <table:table-cell table:style-name="ce7" table:formula="of:=[.Q116]" office:value-type="float" office:value="2691.2379587981" calcext:value-type="float">
            <text:p>2691.2</text:p>
          </table:table-cell>
          <table:table-cell table:style-name="ce7" table:formula="of:=[.R116]" office:value-type="float" office:value="2689.37907801466" calcext:value-type="float">
            <text:p>2689.4</text:p>
          </table:table-cell>
          <table:table-cell table:style-name="ce5" table:formula="of:=SUMPRODUCT([.J117:.S117];pot_heat_diffusion)" office:value-type="float" office:value="2697.65716126002" calcext:value-type="float">
            <text:p>2698</text:p>
          </table:table-cell>
          <table:table-cell table:style-name="ce5" table:formula="of:=[.V116]*leakage_out" office:value-type="float" office:value="1239.68794162483" calcext:value-type="float">
            <text:p>1240</text:p>
          </table:table-cell>
          <table:table-cell table:style-name="ce5" table:formula="of:=[.V116]+[.T117]-[.U117]" office:value-type="float" office:value="208072.626157108" calcext:value-type="float">
            <text:p>208073</text:p>
          </table:table-cell>
          <table:table-cell table:style-name="ce12" table:formula="of:= temp_out + [.V117]/pot_water_mass" office:value-type="float" office:value="93.2892927399915" calcext:value-type="float">
            <text:p>93.3</text:p>
          </table:table-cell>
          <table:table-cell table:style-name="ce7" table:formula="of:=IF([.G117]&gt;thermagon_temp_max;0;IF([.W11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3" table:formula="of:=burner_C_per_s * [.X117]/100 * time_incr" office:value-type="float" office:value="2149.61306964746" calcext:value-type="float">
            <text:p>2150</text:p>
          </table:table-cell>
          <table:table-cell table:style-name="ce3" table:formula="of:=[.B118]" office:value-type="float" office:value="2149.61306964746" calcext:value-type="float">
            <text:p>2150</text:p>
          </table:table-cell>
          <table:table-cell table:style-name="ce3" table:formula="of:=[.C117]" office:value-type="float" office:value="2149.61306964746" calcext:value-type="float">
            <text:p>2150</text:p>
          </table:table-cell>
          <table:table-cell table:style-name="ce5" table:formula="of:=SUMPRODUCT([.B118:.D118];burner_heat_diffusion)" office:value-type="float" office:value="2149.61306964746" calcext:value-type="float">
            <text:p>2150</text:p>
          </table:table-cell>
          <table:table-cell table:formula="of:=[.F117]+[.E118]-[.I117]" office:value-type="float" office:value="43850.9613720584" calcext:value-type="float">
            <text:p>43851</text:p>
          </table:table-cell>
          <table:table-cell table:style-name="ce7" table:formula="of:=temp_out + [.F118] / burner_heat_mass" office:value-type="float" office:value="107.701922744117" calcext:value-type="float">
            <text:p>107.7</text:p>
          </table:table-cell>
          <table:table-cell table:style-name="ce7" table:formula="of:=[.G118]-[.W117]" office:value-type="float" office:value="14.4126300041253" calcext:value-type="float">
            <text:p>14.4</text:p>
          </table:table-cell>
          <table:table-cell table:style-name="ce5" table:formula="of:=thermagon_k * burner_A * [.H118] / thermagon_L" office:value-type="float" office:value="1889.34609888458" calcext:value-type="float">
            <text:p>1889</text:p>
          </table:table-cell>
          <table:table-cell table:style-name="ce5" table:formula="of:=[.I118]/C_per_s_to_W*time_incr" office:value-type="float" office:value="2707.57537816649" calcext:value-type="float">
            <text:p>2708</text:p>
          </table:table-cell>
          <table:table-cell table:style-name="ce7" table:formula="of:=[.J117]" office:value-type="float" office:value="2705.79450351019" calcext:value-type="float">
            <text:p>2705.8</text:p>
          </table:table-cell>
          <table:table-cell table:style-name="ce7" table:formula="of:=[.K117]" office:value-type="float" office:value="2704.00512572786" calcext:value-type="float">
            <text:p>2704.0</text:p>
          </table:table-cell>
          <table:table-cell table:style-name="ce7" table:formula="of:=[.L117]" office:value-type="float" office:value="2702.2072042197" calcext:value-type="float">
            <text:p>2702.2</text:p>
          </table:table-cell>
          <table:table-cell table:style-name="ce7" table:formula="of:=[.M117]" office:value-type="float" office:value="2700.40069819206" calcext:value-type="float">
            <text:p>2700.4</text:p>
          </table:table-cell>
          <table:table-cell table:style-name="ce7" table:formula="of:=[.N117]" office:value-type="float" office:value="2698.58556665654" calcext:value-type="float">
            <text:p>2698.6</text:p>
          </table:table-cell>
          <table:table-cell table:style-name="ce7" table:formula="of:=[.O117]" office:value-type="float" office:value="2696.76176842901" calcext:value-type="float">
            <text:p>2696.8</text:p>
          </table:table-cell>
          <table:table-cell table:style-name="ce7" table:formula="of:=[.P117]" office:value-type="float" office:value="2694.92926212872" calcext:value-type="float">
            <text:p>2694.9</text:p>
          </table:table-cell>
          <table:table-cell table:style-name="ce7" table:formula="of:=[.Q117]" office:value-type="float" office:value="2693.08800617736" calcext:value-type="float">
            <text:p>2693.1</text:p>
          </table:table-cell>
          <table:table-cell table:style-name="ce7" table:formula="of:=[.R117]" office:value-type="float" office:value="2691.2379587981" calcext:value-type="float">
            <text:p>2691.2</text:p>
          </table:table-cell>
          <table:table-cell table:style-name="ce5" table:formula="of:=SUMPRODUCT([.J118:.S118];pot_heat_diffusion)" office:value-type="float" office:value="2699.47670457938" calcext:value-type="float">
            <text:p>2699</text:p>
          </table:table-cell>
          <table:table-cell table:style-name="ce5" table:formula="of:=[.V117]*leakage_out" office:value-type="float" office:value="1248.43575694265" calcext:value-type="float">
            <text:p>1248</text:p>
          </table:table-cell>
          <table:table-cell table:style-name="ce5" table:formula="of:=[.V117]+[.T118]-[.U118]" office:value-type="float" office:value="209523.667104744" calcext:value-type="float">
            <text:p>209524</text:p>
          </table:table-cell>
          <table:table-cell table:style-name="ce12" table:formula="of:= temp_out + [.V118]/pot_water_mass" office:value-type="float" office:value="93.8003919977515" calcext:value-type="float">
            <text:p>93.8</text:p>
          </table:table-cell>
          <table:table-cell table:style-name="ce7" table:formula="of:=IF([.G118]&gt;thermagon_temp_max;0;IF([.W11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3" table:formula="of:=burner_C_per_s * [.X118]/100 * time_incr" office:value-type="float" office:value="2149.61306964746" calcext:value-type="float">
            <text:p>2150</text:p>
          </table:table-cell>
          <table:table-cell table:style-name="ce3" table:formula="of:=[.B119]" office:value-type="float" office:value="2149.61306964746" calcext:value-type="float">
            <text:p>2150</text:p>
          </table:table-cell>
          <table:table-cell table:style-name="ce3" table:formula="of:=[.C118]" office:value-type="float" office:value="2149.61306964746" calcext:value-type="float">
            <text:p>2150</text:p>
          </table:table-cell>
          <table:table-cell table:style-name="ce5" table:formula="of:=SUMPRODUCT([.B119:.D119];burner_heat_diffusion)" office:value-type="float" office:value="2149.61306964746" calcext:value-type="float">
            <text:p>2150</text:p>
          </table:table-cell>
          <table:table-cell table:formula="of:=[.F118]+[.E119]-[.I118]" office:value-type="float" office:value="44111.2283428213" calcext:value-type="float">
            <text:p>44111</text:p>
          </table:table-cell>
          <table:table-cell table:style-name="ce7" table:formula="of:=temp_out + [.F119] / burner_heat_mass" office:value-type="float" office:value="108.222456685643" calcext:value-type="float">
            <text:p>108.2</text:p>
          </table:table-cell>
          <table:table-cell table:style-name="ce7" table:formula="of:=[.G119]-[.W118]" office:value-type="float" office:value="14.4220646878912" calcext:value-type="float">
            <text:p>14.4</text:p>
          </table:table-cell>
          <table:table-cell table:style-name="ce5" table:formula="of:=thermagon_k * burner_A * [.H119] / thermagon_L" office:value-type="float" office:value="1890.58288793433" calcext:value-type="float">
            <text:p>1891</text:p>
          </table:table-cell>
          <table:table-cell table:style-name="ce5" table:formula="of:=[.I119]/C_per_s_to_W*time_incr" office:value-type="float" office:value="2709.34779010365" calcext:value-type="float">
            <text:p>2709</text:p>
          </table:table-cell>
          <table:table-cell table:style-name="ce7" table:formula="of:=[.J118]" office:value-type="float" office:value="2707.57537816649" calcext:value-type="float">
            <text:p>2707.6</text:p>
          </table:table-cell>
          <table:table-cell table:style-name="ce7" table:formula="of:=[.K118]" office:value-type="float" office:value="2705.79450351019" calcext:value-type="float">
            <text:p>2705.8</text:p>
          </table:table-cell>
          <table:table-cell table:style-name="ce7" table:formula="of:=[.L118]" office:value-type="float" office:value="2704.00512572786" calcext:value-type="float">
            <text:p>2704.0</text:p>
          </table:table-cell>
          <table:table-cell table:style-name="ce7" table:formula="of:=[.M118]" office:value-type="float" office:value="2702.2072042197" calcext:value-type="float">
            <text:p>2702.2</text:p>
          </table:table-cell>
          <table:table-cell table:style-name="ce7" table:formula="of:=[.N118]" office:value-type="float" office:value="2700.40069819206" calcext:value-type="float">
            <text:p>2700.4</text:p>
          </table:table-cell>
          <table:table-cell table:style-name="ce7" table:formula="of:=[.O118]" office:value-type="float" office:value="2698.58556665654" calcext:value-type="float">
            <text:p>2698.6</text:p>
          </table:table-cell>
          <table:table-cell table:style-name="ce7" table:formula="of:=[.P118]" office:value-type="float" office:value="2696.76176842901" calcext:value-type="float">
            <text:p>2696.8</text:p>
          </table:table-cell>
          <table:table-cell table:style-name="ce7" table:formula="of:=[.Q118]" office:value-type="float" office:value="2694.92926212872" calcext:value-type="float">
            <text:p>2694.9</text:p>
          </table:table-cell>
          <table:table-cell table:style-name="ce7" table:formula="of:=[.R118]" office:value-type="float" office:value="2693.08800617736" calcext:value-type="float">
            <text:p>2693.1</text:p>
          </table:table-cell>
          <table:table-cell table:style-name="ce5" table:formula="of:=SUMPRODUCT([.J119:.S119];pot_heat_diffusion)" office:value-type="float" office:value="2701.28760142608" calcext:value-type="float">
            <text:p>2701</text:p>
          </table:table-cell>
          <table:table-cell table:style-name="ce5" table:formula="of:=[.V118]*leakage_out" office:value-type="float" office:value="1257.14200262847" calcext:value-type="float">
            <text:p>1257</text:p>
          </table:table-cell>
          <table:table-cell table:style-name="ce5" table:formula="of:=[.V118]+[.T119]-[.U119]" office:value-type="float" office:value="210967.812703542" calcext:value-type="float">
            <text:p>210968</text:p>
          </table:table-cell>
          <table:table-cell table:style-name="ce12" table:formula="of:= temp_out + [.V119]/pot_water_mass" office:value-type="float" office:value="94.3090625110439" calcext:value-type="float">
            <text:p>94.3</text:p>
          </table:table-cell>
          <table:table-cell table:style-name="ce7" table:formula="of:=IF([.G119]&gt;thermagon_temp_max;0;IF([.W11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3" table:formula="of:=burner_C_per_s * [.X119]/100 * time_incr" office:value-type="float" office:value="2149.61306964746" calcext:value-type="float">
            <text:p>2150</text:p>
          </table:table-cell>
          <table:table-cell table:style-name="ce3" table:formula="of:=[.B120]" office:value-type="float" office:value="2149.61306964746" calcext:value-type="float">
            <text:p>2150</text:p>
          </table:table-cell>
          <table:table-cell table:style-name="ce3" table:formula="of:=[.C119]" office:value-type="float" office:value="2149.61306964746" calcext:value-type="float">
            <text:p>2150</text:p>
          </table:table-cell>
          <table:table-cell table:style-name="ce5" table:formula="of:=SUMPRODUCT([.B120:.D120];burner_heat_diffusion)" office:value-type="float" office:value="2149.61306964746" calcext:value-type="float">
            <text:p>2150</text:p>
          </table:table-cell>
          <table:table-cell table:formula="of:=[.F119]+[.E120]-[.I119]" office:value-type="float" office:value="44370.2585245345" calcext:value-type="float">
            <text:p>44370</text:p>
          </table:table-cell>
          <table:table-cell table:style-name="ce7" table:formula="of:=temp_out + [.F120] / burner_heat_mass" office:value-type="float" office:value="108.740517049069" calcext:value-type="float">
            <text:p>108.7</text:p>
          </table:table-cell>
          <table:table-cell table:style-name="ce7" table:formula="of:=[.G120]-[.W119]" office:value-type="float" office:value="14.431454538025" calcext:value-type="float">
            <text:p>14.4</text:p>
          </table:table-cell>
          <table:table-cell table:style-name="ce5" table:formula="of:=thermagon_k * burner_A * [.H120] / thermagon_L" office:value-type="float" office:value="1891.81379976057" calcext:value-type="float">
            <text:p>1892</text:p>
          </table:table-cell>
          <table:table-cell table:style-name="ce5" table:formula="of:=[.I120]/C_per_s_to_W*time_incr" office:value-type="float" office:value="2711.11177953651" calcext:value-type="float">
            <text:p>2711</text:p>
          </table:table-cell>
          <table:table-cell table:style-name="ce7" table:formula="of:=[.J119]" office:value-type="float" office:value="2709.34779010365" calcext:value-type="float">
            <text:p>2709.3</text:p>
          </table:table-cell>
          <table:table-cell table:style-name="ce7" table:formula="of:=[.K119]" office:value-type="float" office:value="2707.57537816649" calcext:value-type="float">
            <text:p>2707.6</text:p>
          </table:table-cell>
          <table:table-cell table:style-name="ce7" table:formula="of:=[.L119]" office:value-type="float" office:value="2705.79450351019" calcext:value-type="float">
            <text:p>2705.8</text:p>
          </table:table-cell>
          <table:table-cell table:style-name="ce7" table:formula="of:=[.M119]" office:value-type="float" office:value="2704.00512572786" calcext:value-type="float">
            <text:p>2704.0</text:p>
          </table:table-cell>
          <table:table-cell table:style-name="ce7" table:formula="of:=[.N119]" office:value-type="float" office:value="2702.2072042197" calcext:value-type="float">
            <text:p>2702.2</text:p>
          </table:table-cell>
          <table:table-cell table:style-name="ce7" table:formula="of:=[.O119]" office:value-type="float" office:value="2700.40069819206" calcext:value-type="float">
            <text:p>2700.4</text:p>
          </table:table-cell>
          <table:table-cell table:style-name="ce7" table:formula="of:=[.P119]" office:value-type="float" office:value="2698.58556665654" calcext:value-type="float">
            <text:p>2698.6</text:p>
          </table:table-cell>
          <table:table-cell table:style-name="ce7" table:formula="of:=[.Q119]" office:value-type="float" office:value="2696.76176842901" calcext:value-type="float">
            <text:p>2696.8</text:p>
          </table:table-cell>
          <table:table-cell table:style-name="ce7" table:formula="of:=[.R119]" office:value-type="float" office:value="2694.92926212872" calcext:value-type="float">
            <text:p>2694.9</text:p>
          </table:table-cell>
          <table:table-cell table:style-name="ce5" table:formula="of:=SUMPRODUCT([.J120:.S120];pot_heat_diffusion)" office:value-type="float" office:value="2703.08989288814" calcext:value-type="float">
            <text:p>2703</text:p>
          </table:table-cell>
          <table:table-cell table:style-name="ce5" table:formula="of:=[.V119]*leakage_out" office:value-type="float" office:value="1265.80687622125" calcext:value-type="float">
            <text:p>1266</text:p>
          </table:table-cell>
          <table:table-cell table:style-name="ce5" table:formula="of:=[.V119]+[.T120]-[.U120]" office:value-type="float" office:value="212405.095720209" calcext:value-type="float">
            <text:p>212405</text:p>
          </table:table-cell>
          <table:table-cell table:style-name="ce12" table:formula="of:= temp_out + [.V120]/pot_water_mass" office:value-type="float" office:value="94.8153158212664" calcext:value-type="float">
            <text:p>94.8</text:p>
          </table:table-cell>
          <table:table-cell table:style-name="ce7" table:formula="of:=IF([.G120]&gt;thermagon_temp_max;0;IF([.W12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3" table:formula="of:=burner_C_per_s * [.X120]/100 * time_incr" office:value-type="float" office:value="2149.61306964746" calcext:value-type="float">
            <text:p>2150</text:p>
          </table:table-cell>
          <table:table-cell table:style-name="ce3" table:formula="of:=[.B121]" office:value-type="float" office:value="2149.61306964746" calcext:value-type="float">
            <text:p>2150</text:p>
          </table:table-cell>
          <table:table-cell table:style-name="ce3" table:formula="of:=[.C120]" office:value-type="float" office:value="2149.61306964746" calcext:value-type="float">
            <text:p>2150</text:p>
          </table:table-cell>
          <table:table-cell table:style-name="ce5" table:formula="of:=SUMPRODUCT([.B121:.D121];burner_heat_diffusion)" office:value-type="float" office:value="2149.61306964746" calcext:value-type="float">
            <text:p>2150</text:p>
          </table:table-cell>
          <table:table-cell table:formula="of:=[.F120]+[.E121]-[.I120]" office:value-type="float" office:value="44628.0577944214" calcext:value-type="float">
            <text:p>44628</text:p>
          </table:table-cell>
          <table:table-cell table:style-name="ce7" table:formula="of:=temp_out + [.F121] / burner_heat_mass" office:value-type="float" office:value="109.256115588843" calcext:value-type="float">
            <text:p>109.3</text:p>
          </table:table-cell>
          <table:table-cell table:style-name="ce7" table:formula="of:=[.G121]-[.W120]" office:value-type="float" office:value="14.4407997675763" calcext:value-type="float">
            <text:p>14.4</text:p>
          </table:table-cell>
          <table:table-cell table:style-name="ce5" table:formula="of:=thermagon_k * burner_A * [.H121] / thermagon_L" office:value-type="float" office:value="1893.0388622919" calcext:value-type="float">
            <text:p>1893</text:p>
          </table:table-cell>
          <table:table-cell table:style-name="ce5" table:formula="of:=[.I121]/C_per_s_to_W*time_incr" office:value-type="float" office:value="2712.86738648883" calcext:value-type="float">
            <text:p>2713</text:p>
          </table:table-cell>
          <table:table-cell table:style-name="ce7" table:formula="of:=[.J120]" office:value-type="float" office:value="2711.11177953651" calcext:value-type="float">
            <text:p>2711.1</text:p>
          </table:table-cell>
          <table:table-cell table:style-name="ce7" table:formula="of:=[.K120]" office:value-type="float" office:value="2709.34779010365" calcext:value-type="float">
            <text:p>2709.3</text:p>
          </table:table-cell>
          <table:table-cell table:style-name="ce7" table:formula="of:=[.L120]" office:value-type="float" office:value="2707.57537816649" calcext:value-type="float">
            <text:p>2707.6</text:p>
          </table:table-cell>
          <table:table-cell table:style-name="ce7" table:formula="of:=[.M120]" office:value-type="float" office:value="2705.79450351019" calcext:value-type="float">
            <text:p>2705.8</text:p>
          </table:table-cell>
          <table:table-cell table:style-name="ce7" table:formula="of:=[.N120]" office:value-type="float" office:value="2704.00512572786" calcext:value-type="float">
            <text:p>2704.0</text:p>
          </table:table-cell>
          <table:table-cell table:style-name="ce7" table:formula="of:=[.O120]" office:value-type="float" office:value="2702.2072042197" calcext:value-type="float">
            <text:p>2702.2</text:p>
          </table:table-cell>
          <table:table-cell table:style-name="ce7" table:formula="of:=[.P120]" office:value-type="float" office:value="2700.40069819206" calcext:value-type="float">
            <text:p>2700.4</text:p>
          </table:table-cell>
          <table:table-cell table:style-name="ce7" table:formula="of:=[.Q120]" office:value-type="float" office:value="2698.58556665654" calcext:value-type="float">
            <text:p>2698.6</text:p>
          </table:table-cell>
          <table:table-cell table:style-name="ce7" table:formula="of:=[.R120]" office:value-type="float" office:value="2696.76176842901" calcext:value-type="float">
            <text:p>2696.8</text:p>
          </table:table-cell>
          <table:table-cell table:style-name="ce5" table:formula="of:=SUMPRODUCT([.J121:.S121];pot_heat_diffusion)" office:value-type="float" office:value="2704.88361985836" calcext:value-type="float">
            <text:p>2705</text:p>
          </table:table-cell>
          <table:table-cell table:style-name="ce5" table:formula="of:=[.V120]*leakage_out" office:value-type="float" office:value="1274.43057432125" calcext:value-type="float">
            <text:p>1274</text:p>
          </table:table-cell>
          <table:table-cell table:style-name="ce5" table:formula="of:=[.V120]+[.T121]-[.U121]" office:value-type="float" office:value="213835.548765746" calcext:value-type="float">
            <text:p>213836</text:p>
          </table:table-cell>
          <table:table-cell table:style-name="ce12" table:formula="of:= temp_out + [.V121]/pot_water_mass" office:value-type="float" office:value="95.3191634149716" calcext:value-type="float">
            <text:p>95.3</text:p>
          </table:table-cell>
          <table:table-cell table:style-name="ce7" table:formula="of:=IF([.G121]&gt;thermagon_temp_max;0;IF([.W12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3" table:formula="of:=burner_C_per_s * [.X121]/100 * time_incr" office:value-type="float" office:value="2149.61306964746" calcext:value-type="float">
            <text:p>2150</text:p>
          </table:table-cell>
          <table:table-cell table:style-name="ce3" table:formula="of:=[.B122]" office:value-type="float" office:value="2149.61306964746" calcext:value-type="float">
            <text:p>2150</text:p>
          </table:table-cell>
          <table:table-cell table:style-name="ce3" table:formula="of:=[.C121]" office:value-type="float" office:value="2149.61306964746" calcext:value-type="float">
            <text:p>2150</text:p>
          </table:table-cell>
          <table:table-cell table:style-name="ce5" table:formula="of:=SUMPRODUCT([.B122:.D122];burner_heat_diffusion)" office:value-type="float" office:value="2149.61306964746" calcext:value-type="float">
            <text:p>2150</text:p>
          </table:table-cell>
          <table:table-cell table:formula="of:=[.F121]+[.E122]-[.I121]" office:value-type="float" office:value="44884.6320017769" calcext:value-type="float">
            <text:p>44885</text:p>
          </table:table-cell>
          <table:table-cell table:style-name="ce7" table:formula="of:=temp_out + [.F122] / burner_heat_mass" office:value-type="float" office:value="109.769264003554" calcext:value-type="float">
            <text:p>109.8</text:p>
          </table:table-cell>
          <table:table-cell table:style-name="ce7" table:formula="of:=[.G122]-[.W121]" office:value-type="float" office:value="14.4501005885822" calcext:value-type="float">
            <text:p>14.5</text:p>
          </table:table-cell>
          <table:table-cell table:style-name="ce5" table:formula="of:=thermagon_k * burner_A * [.H122] / thermagon_L" office:value-type="float" office:value="1894.25810332417" calcext:value-type="float">
            <text:p>1894</text:p>
          </table:table-cell>
          <table:table-cell table:style-name="ce5" table:formula="of:=[.I122]/C_per_s_to_W*time_incr" office:value-type="float" office:value="2714.61465079417" calcext:value-type="float">
            <text:p>2715</text:p>
          </table:table-cell>
          <table:table-cell table:style-name="ce7" table:formula="of:=[.J121]" office:value-type="float" office:value="2712.86738648883" calcext:value-type="float">
            <text:p>2712.9</text:p>
          </table:table-cell>
          <table:table-cell table:style-name="ce7" table:formula="of:=[.K121]" office:value-type="float" office:value="2711.11177953651" calcext:value-type="float">
            <text:p>2711.1</text:p>
          </table:table-cell>
          <table:table-cell table:style-name="ce7" table:formula="of:=[.L121]" office:value-type="float" office:value="2709.34779010365" calcext:value-type="float">
            <text:p>2709.3</text:p>
          </table:table-cell>
          <table:table-cell table:style-name="ce7" table:formula="of:=[.M121]" office:value-type="float" office:value="2707.57537816649" calcext:value-type="float">
            <text:p>2707.6</text:p>
          </table:table-cell>
          <table:table-cell table:style-name="ce7" table:formula="of:=[.N121]" office:value-type="float" office:value="2705.79450351019" calcext:value-type="float">
            <text:p>2705.8</text:p>
          </table:table-cell>
          <table:table-cell table:style-name="ce7" table:formula="of:=[.O121]" office:value-type="float" office:value="2704.00512572786" calcext:value-type="float">
            <text:p>2704.0</text:p>
          </table:table-cell>
          <table:table-cell table:style-name="ce7" table:formula="of:=[.P121]" office:value-type="float" office:value="2702.2072042197" calcext:value-type="float">
            <text:p>2702.2</text:p>
          </table:table-cell>
          <table:table-cell table:style-name="ce7" table:formula="of:=[.Q121]" office:value-type="float" office:value="2700.40069819206" calcext:value-type="float">
            <text:p>2700.4</text:p>
          </table:table-cell>
          <table:table-cell table:style-name="ce7" table:formula="of:=[.R121]" office:value-type="float" office:value="2698.58556665654" calcext:value-type="float">
            <text:p>2698.6</text:p>
          </table:table-cell>
          <table:table-cell table:style-name="ce5" table:formula="of:=SUMPRODUCT([.J122:.S122];pot_heat_diffusion)" office:value-type="float" office:value="2706.66882303521" calcext:value-type="float">
            <text:p>2707</text:p>
          </table:table-cell>
          <table:table-cell table:style-name="ce5" table:formula="of:=[.V121]*leakage_out" office:value-type="float" office:value="1283.01329259448" calcext:value-type="float">
            <text:p>1283</text:p>
          </table:table-cell>
          <table:table-cell table:style-name="ce5" table:formula="of:=[.V121]+[.T122]-[.U122]" office:value-type="float" office:value="215259.204296187" calcext:value-type="float">
            <text:p>215259</text:p>
          </table:table-cell>
          <table:table-cell table:style-name="ce12" table:formula="of:= temp_out + [.V122]/pot_water_mass" office:value-type="float" office:value="95.8206167241282" calcext:value-type="float">
            <text:p>95.8</text:p>
          </table:table-cell>
          <table:table-cell table:style-name="ce7" table:formula="of:=IF([.G122]&gt;thermagon_temp_max;0;IF([.W12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3" table:formula="of:=burner_C_per_s * [.X122]/100 * time_incr" office:value-type="float" office:value="2149.61306964746" calcext:value-type="float">
            <text:p>2150</text:p>
          </table:table-cell>
          <table:table-cell table:style-name="ce3" table:formula="of:=[.B123]" office:value-type="float" office:value="2149.61306964746" calcext:value-type="float">
            <text:p>2150</text:p>
          </table:table-cell>
          <table:table-cell table:style-name="ce3" table:formula="of:=[.C122]" office:value-type="float" office:value="2149.61306964746" calcext:value-type="float">
            <text:p>2150</text:p>
          </table:table-cell>
          <table:table-cell table:style-name="ce5" table:formula="of:=SUMPRODUCT([.B123:.D123];burner_heat_diffusion)" office:value-type="float" office:value="2149.61306964746" calcext:value-type="float">
            <text:p>2150</text:p>
          </table:table-cell>
          <table:table-cell table:formula="of:=[.F122]+[.E123]-[.I122]" office:value-type="float" office:value="45139.9869681002" calcext:value-type="float">
            <text:p>45140</text:p>
          </table:table-cell>
          <table:table-cell table:style-name="ce7" table:formula="of:=temp_out + [.F123] / burner_heat_mass" office:value-type="float" office:value="110.2799739362" calcext:value-type="float">
            <text:p>110.3</text:p>
          </table:table-cell>
          <table:table-cell table:style-name="ce7" table:formula="of:=[.G123]-[.W122]" office:value-type="float" office:value="14.4593572120722" calcext:value-type="float">
            <text:p>14.5</text:p>
          </table:table-cell>
          <table:table-cell table:style-name="ce5" table:formula="of:=thermagon_k * burner_A * [.H123] / thermagon_L" office:value-type="float" office:value="1895.47155052116" calcext:value-type="float">
            <text:p>1895</text:p>
          </table:table-cell>
          <table:table-cell table:style-name="ce5" table:formula="of:=[.I123]/C_per_s_to_W*time_incr" office:value-type="float" office:value="2716.35361209682" calcext:value-type="float">
            <text:p>2716</text:p>
          </table:table-cell>
          <table:table-cell table:style-name="ce7" table:formula="of:=[.J122]" office:value-type="float" office:value="2714.61465079417" calcext:value-type="float">
            <text:p>2714.6</text:p>
          </table:table-cell>
          <table:table-cell table:style-name="ce7" table:formula="of:=[.K122]" office:value-type="float" office:value="2712.86738648883" calcext:value-type="float">
            <text:p>2712.9</text:p>
          </table:table-cell>
          <table:table-cell table:style-name="ce7" table:formula="of:=[.L122]" office:value-type="float" office:value="2711.11177953651" calcext:value-type="float">
            <text:p>2711.1</text:p>
          </table:table-cell>
          <table:table-cell table:style-name="ce7" table:formula="of:=[.M122]" office:value-type="float" office:value="2709.34779010365" calcext:value-type="float">
            <text:p>2709.3</text:p>
          </table:table-cell>
          <table:table-cell table:style-name="ce7" table:formula="of:=[.N122]" office:value-type="float" office:value="2707.57537816649" calcext:value-type="float">
            <text:p>2707.6</text:p>
          </table:table-cell>
          <table:table-cell table:style-name="ce7" table:formula="of:=[.O122]" office:value-type="float" office:value="2705.79450351019" calcext:value-type="float">
            <text:p>2705.8</text:p>
          </table:table-cell>
          <table:table-cell table:style-name="ce7" table:formula="of:=[.P122]" office:value-type="float" office:value="2704.00512572786" calcext:value-type="float">
            <text:p>2704.0</text:p>
          </table:table-cell>
          <table:table-cell table:style-name="ce7" table:formula="of:=[.Q122]" office:value-type="float" office:value="2702.2072042197" calcext:value-type="float">
            <text:p>2702.2</text:p>
          </table:table-cell>
          <table:table-cell table:style-name="ce7" table:formula="of:=[.R122]" office:value-type="float" office:value="2700.40069819206" calcext:value-type="float">
            <text:p>2700.4</text:p>
          </table:table-cell>
          <table:table-cell table:style-name="ce5" table:formula="of:=SUMPRODUCT([.J123:.S123];pot_heat_diffusion)" office:value-type="float" office:value="2708.44554292377" calcext:value-type="float">
            <text:p>2708</text:p>
          </table:table-cell>
          <table:table-cell table:style-name="ce5" table:formula="of:=[.V122]*leakage_out" office:value-type="float" office:value="1291.55522577712" calcext:value-type="float">
            <text:p>1292</text:p>
          </table:table-cell>
          <table:table-cell table:style-name="ce5" table:formula="of:=[.V122]+[.T123]-[.U123]" office:value-type="float" office:value="216676.094613333" calcext:value-type="float">
            <text:p>216676</text:p>
          </table:table-cell>
          <table:table-cell table:style-name="ce12" table:formula="of:= temp_out + [.V123]/pot_water_mass" office:value-type="float" office:value="96.31968712638" calcext:value-type="float">
            <text:p>96.3</text:p>
          </table:table-cell>
          <table:table-cell table:style-name="ce7" table:formula="of:=IF([.G123]&gt;thermagon_temp_max;0;IF([.W12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3" table:formula="of:=burner_C_per_s * [.X123]/100 * time_incr" office:value-type="float" office:value="2149.61306964746" calcext:value-type="float">
            <text:p>2150</text:p>
          </table:table-cell>
          <table:table-cell table:style-name="ce3" table:formula="of:=[.B124]" office:value-type="float" office:value="2149.61306964746" calcext:value-type="float">
            <text:p>2150</text:p>
          </table:table-cell>
          <table:table-cell table:style-name="ce3" table:formula="of:=[.C123]" office:value-type="float" office:value="2149.61306964746" calcext:value-type="float">
            <text:p>2150</text:p>
          </table:table-cell>
          <table:table-cell table:style-name="ce5" table:formula="of:=SUMPRODUCT([.B124:.D124];burner_heat_diffusion)" office:value-type="float" office:value="2149.61306964746" calcext:value-type="float">
            <text:p>2150</text:p>
          </table:table-cell>
          <table:table-cell table:formula="of:=[.F123]+[.E124]-[.I123]" office:value-type="float" office:value="45394.1284872265" calcext:value-type="float">
            <text:p>45394</text:p>
          </table:table-cell>
          <table:table-cell table:style-name="ce7" table:formula="of:=temp_out + [.F124] / burner_heat_mass" office:value-type="float" office:value="110.788256974453" calcext:value-type="float">
            <text:p>110.8</text:p>
          </table:table-cell>
          <table:table-cell table:style-name="ce7" table:formula="of:=[.G124]-[.W123]" office:value-type="float" office:value="14.468569848073" calcext:value-type="float">
            <text:p>14.5</text:p>
          </table:table-cell>
          <table:table-cell table:style-name="ce5" table:formula="of:=thermagon_k * burner_A * [.H124] / thermagon_L" office:value-type="float" office:value="1896.67923141518" calcext:value-type="float">
            <text:p>1897</text:p>
          </table:table-cell>
          <table:table-cell table:style-name="ce5" table:formula="of:=[.I124]/C_per_s_to_W*time_incr" office:value-type="float" office:value="2718.08430985265" calcext:value-type="float">
            <text:p>2718</text:p>
          </table:table-cell>
          <table:table-cell table:style-name="ce7" table:formula="of:=[.J123]" office:value-type="float" office:value="2716.35361209682" calcext:value-type="float">
            <text:p>2716.4</text:p>
          </table:table-cell>
          <table:table-cell table:style-name="ce7" table:formula="of:=[.K123]" office:value-type="float" office:value="2714.61465079417" calcext:value-type="float">
            <text:p>2714.6</text:p>
          </table:table-cell>
          <table:table-cell table:style-name="ce7" table:formula="of:=[.L123]" office:value-type="float" office:value="2712.86738648883" calcext:value-type="float">
            <text:p>2712.9</text:p>
          </table:table-cell>
          <table:table-cell table:style-name="ce7" table:formula="of:=[.M123]" office:value-type="float" office:value="2711.11177953651" calcext:value-type="float">
            <text:p>2711.1</text:p>
          </table:table-cell>
          <table:table-cell table:style-name="ce7" table:formula="of:=[.N123]" office:value-type="float" office:value="2709.34779010365" calcext:value-type="float">
            <text:p>2709.3</text:p>
          </table:table-cell>
          <table:table-cell table:style-name="ce7" table:formula="of:=[.O123]" office:value-type="float" office:value="2707.57537816649" calcext:value-type="float">
            <text:p>2707.6</text:p>
          </table:table-cell>
          <table:table-cell table:style-name="ce7" table:formula="of:=[.P123]" office:value-type="float" office:value="2705.79450351019" calcext:value-type="float">
            <text:p>2705.8</text:p>
          </table:table-cell>
          <table:table-cell table:style-name="ce7" table:formula="of:=[.Q123]" office:value-type="float" office:value="2704.00512572786" calcext:value-type="float">
            <text:p>2704.0</text:p>
          </table:table-cell>
          <table:table-cell table:style-name="ce7" table:formula="of:=[.R123]" office:value-type="float" office:value="2702.2072042197" calcext:value-type="float">
            <text:p>2702.2</text:p>
          </table:table-cell>
          <table:table-cell table:style-name="ce5" table:formula="of:=SUMPRODUCT([.J124:.S124];pot_heat_diffusion)" office:value-type="float" office:value="2710.21381983664" calcext:value-type="float">
            <text:p>2710</text:p>
          </table:table-cell>
          <table:table-cell table:style-name="ce5" table:formula="of:=[.V123]*leakage_out" office:value-type="float" office:value="1300.05656768" calcext:value-type="float">
            <text:p>1300</text:p>
          </table:table-cell>
          <table:table-cell table:style-name="ce5" table:formula="of:=[.V123]+[.T124]-[.U124]" office:value-type="float" office:value="218086.25186549" calcext:value-type="float">
            <text:p>218086</text:p>
          </table:table-cell>
          <table:table-cell table:style-name="ce12" table:formula="of:= temp_out + [.V124]/pot_water_mass" office:value-type="float" office:value="96.8163859453044" calcext:value-type="float">
            <text:p>96.8</text:p>
          </table:table-cell>
          <table:table-cell table:style-name="ce7" table:formula="of:=IF([.G124]&gt;thermagon_temp_max;0;IF([.W12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3" table:formula="of:=burner_C_per_s * [.X124]/100 * time_incr" office:value-type="float" office:value="2149.61306964746" calcext:value-type="float">
            <text:p>2150</text:p>
          </table:table-cell>
          <table:table-cell table:style-name="ce3" table:formula="of:=[.B125]" office:value-type="float" office:value="2149.61306964746" calcext:value-type="float">
            <text:p>2150</text:p>
          </table:table-cell>
          <table:table-cell table:style-name="ce3" table:formula="of:=[.C124]" office:value-type="float" office:value="2149.61306964746" calcext:value-type="float">
            <text:p>2150</text:p>
          </table:table-cell>
          <table:table-cell table:style-name="ce5" table:formula="of:=SUMPRODUCT([.B125:.D125];burner_heat_diffusion)" office:value-type="float" office:value="2149.61306964746" calcext:value-type="float">
            <text:p>2150</text:p>
          </table:table-cell>
          <table:table-cell table:formula="of:=[.F124]+[.E125]-[.I124]" office:value-type="float" office:value="45647.0623254588" calcext:value-type="float">
            <text:p>45647</text:p>
          </table:table-cell>
          <table:table-cell table:style-name="ce7" table:formula="of:=temp_out + [.F125] / burner_heat_mass" office:value-type="float" office:value="111.294124650918" calcext:value-type="float">
            <text:p>111.3</text:p>
          </table:table-cell>
          <table:table-cell table:style-name="ce7" table:formula="of:=[.G125]-[.W124]" office:value-type="float" office:value="14.4777387056132" calcext:value-type="float">
            <text:p>14.5</text:p>
          </table:table-cell>
          <table:table-cell table:style-name="ce5" table:formula="of:=thermagon_k * burner_A * [.H125] / thermagon_L" office:value-type="float" office:value="1897.88117340771" calcext:value-type="float">
            <text:p>1898</text:p>
          </table:table-cell>
          <table:table-cell table:style-name="ce5" table:formula="of:=[.I125]/C_per_s_to_W*time_incr" office:value-type="float" office:value="2719.80678333005" calcext:value-type="float">
            <text:p>2720</text:p>
          </table:table-cell>
          <table:table-cell table:style-name="ce7" table:formula="of:=[.J124]" office:value-type="float" office:value="2718.08430985265" calcext:value-type="float">
            <text:p>2718.1</text:p>
          </table:table-cell>
          <table:table-cell table:style-name="ce7" table:formula="of:=[.K124]" office:value-type="float" office:value="2716.35361209682" calcext:value-type="float">
            <text:p>2716.4</text:p>
          </table:table-cell>
          <table:table-cell table:style-name="ce7" table:formula="of:=[.L124]" office:value-type="float" office:value="2714.61465079417" calcext:value-type="float">
            <text:p>2714.6</text:p>
          </table:table-cell>
          <table:table-cell table:style-name="ce7" table:formula="of:=[.M124]" office:value-type="float" office:value="2712.86738648883" calcext:value-type="float">
            <text:p>2712.9</text:p>
          </table:table-cell>
          <table:table-cell table:style-name="ce7" table:formula="of:=[.N124]" office:value-type="float" office:value="2711.11177953651" calcext:value-type="float">
            <text:p>2711.1</text:p>
          </table:table-cell>
          <table:table-cell table:style-name="ce7" table:formula="of:=[.O124]" office:value-type="float" office:value="2709.34779010365" calcext:value-type="float">
            <text:p>2709.3</text:p>
          </table:table-cell>
          <table:table-cell table:style-name="ce7" table:formula="of:=[.P124]" office:value-type="float" office:value="2707.57537816649" calcext:value-type="float">
            <text:p>2707.6</text:p>
          </table:table-cell>
          <table:table-cell table:style-name="ce7" table:formula="of:=[.Q124]" office:value-type="float" office:value="2705.79450351019" calcext:value-type="float">
            <text:p>2705.8</text:p>
          </table:table-cell>
          <table:table-cell table:style-name="ce7" table:formula="of:=[.R124]" office:value-type="float" office:value="2704.00512572786" calcext:value-type="float">
            <text:p>2704.0</text:p>
          </table:table-cell>
          <table:table-cell table:style-name="ce5" table:formula="of:=SUMPRODUCT([.J125:.S125];pot_heat_diffusion)" office:value-type="float" office:value="2711.97369389486" calcext:value-type="float">
            <text:p>2712</text:p>
          </table:table-cell>
          <table:table-cell table:style-name="ce5" table:formula="of:=[.V124]*leakage_out" office:value-type="float" office:value="1308.51751119294" calcext:value-type="float">
            <text:p>1309</text:p>
          </table:table-cell>
          <table:table-cell table:style-name="ce5" table:formula="of:=[.V124]+[.T125]-[.U125]" office:value-type="float" office:value="219489.708048192" calcext:value-type="float">
            <text:p>219490</text:p>
          </table:table-cell>
          <table:table-cell table:style-name="ce12" table:formula="of:= temp_out + [.V125]/pot_water_mass" office:value-type="float" office:value="97.310724450669" calcext:value-type="float">
            <text:p>97.3</text:p>
          </table:table-cell>
          <table:table-cell table:style-name="ce7" table:formula="of:=IF([.G125]&gt;thermagon_temp_max;0;IF([.W12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3" table:formula="of:=burner_C_per_s * [.X125]/100 * time_incr" office:value-type="float" office:value="2149.61306964746" calcext:value-type="float">
            <text:p>2150</text:p>
          </table:table-cell>
          <table:table-cell table:style-name="ce3" table:formula="of:=[.B126]" office:value-type="float" office:value="2149.61306964746" calcext:value-type="float">
            <text:p>2150</text:p>
          </table:table-cell>
          <table:table-cell table:style-name="ce3" table:formula="of:=[.C125]" office:value-type="float" office:value="2149.61306964746" calcext:value-type="float">
            <text:p>2150</text:p>
          </table:table-cell>
          <table:table-cell table:style-name="ce5" table:formula="of:=SUMPRODUCT([.B126:.D126];burner_heat_diffusion)" office:value-type="float" office:value="2149.61306964746" calcext:value-type="float">
            <text:p>2150</text:p>
          </table:table-cell>
          <table:table-cell table:formula="of:=[.F125]+[.E126]-[.I125]" office:value-type="float" office:value="45898.7942216986" calcext:value-type="float">
            <text:p>45899</text:p>
          </table:table-cell>
          <table:table-cell table:style-name="ce7" table:formula="of:=temp_out + [.F126] / burner_heat_mass" office:value-type="float" office:value="111.797588443397" calcext:value-type="float">
            <text:p>111.8</text:p>
          </table:table-cell>
          <table:table-cell table:style-name="ce7" table:formula="of:=[.G126]-[.W125]" office:value-type="float" office:value="14.4868639927281" calcext:value-type="float">
            <text:p>14.5</text:p>
          </table:table-cell>
          <table:table-cell table:style-name="ce5" table:formula="of:=thermagon_k * burner_A * [.H126] / thermagon_L" office:value-type="float" office:value="1899.07740377003" calcext:value-type="float">
            <text:p>1899</text:p>
          </table:table-cell>
          <table:table-cell table:style-name="ce5" table:formula="of:=[.I126]/C_per_s_to_W*time_incr" office:value-type="float" office:value="2721.52107161082" calcext:value-type="float">
            <text:p>2722</text:p>
          </table:table-cell>
          <table:table-cell table:style-name="ce7" table:formula="of:=[.J125]" office:value-type="float" office:value="2719.80678333005" calcext:value-type="float">
            <text:p>2719.8</text:p>
          </table:table-cell>
          <table:table-cell table:style-name="ce7" table:formula="of:=[.K125]" office:value-type="float" office:value="2718.08430985265" calcext:value-type="float">
            <text:p>2718.1</text:p>
          </table:table-cell>
          <table:table-cell table:style-name="ce7" table:formula="of:=[.L125]" office:value-type="float" office:value="2716.35361209682" calcext:value-type="float">
            <text:p>2716.4</text:p>
          </table:table-cell>
          <table:table-cell table:style-name="ce7" table:formula="of:=[.M125]" office:value-type="float" office:value="2714.61465079417" calcext:value-type="float">
            <text:p>2714.6</text:p>
          </table:table-cell>
          <table:table-cell table:style-name="ce7" table:formula="of:=[.N125]" office:value-type="float" office:value="2712.86738648883" calcext:value-type="float">
            <text:p>2712.9</text:p>
          </table:table-cell>
          <table:table-cell table:style-name="ce7" table:formula="of:=[.O125]" office:value-type="float" office:value="2711.11177953651" calcext:value-type="float">
            <text:p>2711.1</text:p>
          </table:table-cell>
          <table:table-cell table:style-name="ce7" table:formula="of:=[.P125]" office:value-type="float" office:value="2709.34779010365" calcext:value-type="float">
            <text:p>2709.3</text:p>
          </table:table-cell>
          <table:table-cell table:style-name="ce7" table:formula="of:=[.Q125]" office:value-type="float" office:value="2707.57537816649" calcext:value-type="float">
            <text:p>2707.6</text:p>
          </table:table-cell>
          <table:table-cell table:style-name="ce7" table:formula="of:=[.R125]" office:value-type="float" office:value="2705.79450351019" calcext:value-type="float">
            <text:p>2705.8</text:p>
          </table:table-cell>
          <table:table-cell table:style-name="ce5" table:formula="of:=SUMPRODUCT([.J126:.S126];pot_heat_diffusion)" office:value-type="float" office:value="2713.72520502882" calcext:value-type="float">
            <text:p>2714</text:p>
          </table:table-cell>
          <table:table-cell table:style-name="ce5" table:formula="of:=[.V125]*leakage_out" office:value-type="float" office:value="1316.93824828915" calcext:value-type="float">
            <text:p>1317</text:p>
          </table:table-cell>
          <table:table-cell table:style-name="ce5" table:formula="of:=[.V125]+[.T126]-[.U126]" office:value-type="float" office:value="220886.495004931" calcext:value-type="float">
            <text:p>220886</text:p>
          </table:table-cell>
          <table:table-cell table:style-name="ce12" table:formula="of:= temp_out + [.V126]/pot_water_mass" office:value-type="float" office:value="97.8027138586875" calcext:value-type="float">
            <text:p>97.8</text:p>
          </table:table-cell>
          <table:table-cell table:style-name="ce7" table:formula="of:=IF([.G126]&gt;thermagon_temp_max;0;IF([.W12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3" table:formula="of:=burner_C_per_s * [.X126]/100 * time_incr" office:value-type="float" office:value="2149.61306964746" calcext:value-type="float">
            <text:p>2150</text:p>
          </table:table-cell>
          <table:table-cell table:style-name="ce3" table:formula="of:=[.B127]" office:value-type="float" office:value="2149.61306964746" calcext:value-type="float">
            <text:p>2150</text:p>
          </table:table-cell>
          <table:table-cell table:style-name="ce3" table:formula="of:=[.C126]" office:value-type="float" office:value="2149.61306964746" calcext:value-type="float">
            <text:p>2150</text:p>
          </table:table-cell>
          <table:table-cell table:style-name="ce5" table:formula="of:=SUMPRODUCT([.B127:.D127];burner_heat_diffusion)" office:value-type="float" office:value="2149.61306964746" calcext:value-type="float">
            <text:p>2150</text:p>
          </table:table-cell>
          <table:table-cell table:formula="of:=[.F126]+[.E127]-[.I126]" office:value-type="float" office:value="46149.329887576" calcext:value-type="float">
            <text:p>46149</text:p>
          </table:table-cell>
          <table:table-cell table:style-name="ce7" table:formula="of:=temp_out + [.F127] / burner_heat_mass" office:value-type="float" office:value="112.298659775152" calcext:value-type="float">
            <text:p>112.3</text:p>
          </table:table-cell>
          <table:table-cell table:style-name="ce7" table:formula="of:=[.G127]-[.W126]" office:value-type="float" office:value="14.4959459164645" calcext:value-type="float">
            <text:p>14.5</text:p>
          </table:table-cell>
          <table:table-cell table:style-name="ce5" table:formula="of:=thermagon_k * burner_A * [.H127] / thermagon_L" office:value-type="float" office:value="1900.2679496438" calcext:value-type="float">
            <text:p>1900</text:p>
          </table:table-cell>
          <table:table-cell table:style-name="ce5" table:formula="of:=[.I127]/C_per_s_to_W*time_incr" office:value-type="float" office:value="2723.227213591" calcext:value-type="float">
            <text:p>2723</text:p>
          </table:table-cell>
          <table:table-cell table:style-name="ce7" table:formula="of:=[.J126]" office:value-type="float" office:value="2721.52107161082" calcext:value-type="float">
            <text:p>2721.5</text:p>
          </table:table-cell>
          <table:table-cell table:style-name="ce7" table:formula="of:=[.K126]" office:value-type="float" office:value="2719.80678333005" calcext:value-type="float">
            <text:p>2719.8</text:p>
          </table:table-cell>
          <table:table-cell table:style-name="ce7" table:formula="of:=[.L126]" office:value-type="float" office:value="2718.08430985265" calcext:value-type="float">
            <text:p>2718.1</text:p>
          </table:table-cell>
          <table:table-cell table:style-name="ce7" table:formula="of:=[.M126]" office:value-type="float" office:value="2716.35361209682" calcext:value-type="float">
            <text:p>2716.4</text:p>
          </table:table-cell>
          <table:table-cell table:style-name="ce7" table:formula="of:=[.N126]" office:value-type="float" office:value="2714.61465079417" calcext:value-type="float">
            <text:p>2714.6</text:p>
          </table:table-cell>
          <table:table-cell table:style-name="ce7" table:formula="of:=[.O126]" office:value-type="float" office:value="2712.86738648883" calcext:value-type="float">
            <text:p>2712.9</text:p>
          </table:table-cell>
          <table:table-cell table:style-name="ce7" table:formula="of:=[.P126]" office:value-type="float" office:value="2711.11177953651" calcext:value-type="float">
            <text:p>2711.1</text:p>
          </table:table-cell>
          <table:table-cell table:style-name="ce7" table:formula="of:=[.Q126]" office:value-type="float" office:value="2709.34779010365" calcext:value-type="float">
            <text:p>2709.3</text:p>
          </table:table-cell>
          <table:table-cell table:style-name="ce7" table:formula="of:=[.R126]" office:value-type="float" office:value="2707.57537816649" calcext:value-type="float">
            <text:p>2707.6</text:p>
          </table:table-cell>
          <table:table-cell table:style-name="ce5" table:formula="of:=SUMPRODUCT([.J127:.S127];pot_heat_diffusion)" office:value-type="float" office:value="2715.46839297913" calcext:value-type="float">
            <text:p>2715</text:p>
          </table:table-cell>
          <table:table-cell table:style-name="ce5" table:formula="of:=[.V126]*leakage_out" office:value-type="float" office:value="1325.31897002959" calcext:value-type="float">
            <text:p>1325</text:p>
          </table:table-cell>
          <table:table-cell table:style-name="ce5" table:formula="of:=[.V126]+[.T127]-[.U127]" office:value-type="float" office:value="222276.644427881" calcext:value-type="float">
            <text:p>222277</text:p>
          </table:table-cell>
          <table:table-cell table:style-name="ce12" table:formula="of:= temp_out + [.V127]/pot_water_mass" office:value-type="float" office:value="98.2923653322742" calcext:value-type="float">
            <text:p>98.3</text:p>
          </table:table-cell>
          <table:table-cell table:style-name="ce7" table:formula="of:=IF([.G127]&gt;thermagon_temp_max;0;IF([.W12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3" table:formula="of:=burner_C_per_s * [.X127]/100 * time_incr" office:value-type="float" office:value="2149.61306964746" calcext:value-type="float">
            <text:p>2150</text:p>
          </table:table-cell>
          <table:table-cell table:style-name="ce3" table:formula="of:=[.B128]" office:value-type="float" office:value="2149.61306964746" calcext:value-type="float">
            <text:p>2150</text:p>
          </table:table-cell>
          <table:table-cell table:style-name="ce3" table:formula="of:=[.C127]" office:value-type="float" office:value="2149.61306964746" calcext:value-type="float">
            <text:p>2150</text:p>
          </table:table-cell>
          <table:table-cell table:style-name="ce5" table:formula="of:=SUMPRODUCT([.B128:.D128];burner_heat_diffusion)" office:value-type="float" office:value="2149.61306964746" calcext:value-type="float">
            <text:p>2150</text:p>
          </table:table-cell>
          <table:table-cell table:formula="of:=[.F127]+[.E128]-[.I127]" office:value-type="float" office:value="46398.6750075797" calcext:value-type="float">
            <text:p>46399</text:p>
          </table:table-cell>
          <table:table-cell table:style-name="ce7" table:formula="of:=temp_out + [.F128] / burner_heat_mass" office:value-type="float" office:value="112.797350015159" calcext:value-type="float">
            <text:p>112.8</text:p>
          </table:table-cell>
          <table:table-cell table:style-name="ce7" table:formula="of:=[.G128]-[.W127]" office:value-type="float" office:value="14.5049846828851" calcext:value-type="float">
            <text:p>14.5</text:p>
          </table:table-cell>
          <table:table-cell table:style-name="ce5" table:formula="of:=thermagon_k * burner_A * [.H128] / thermagon_L" office:value-type="float" office:value="1901.45283804173" calcext:value-type="float">
            <text:p>1901</text:p>
          </table:table-cell>
          <table:table-cell table:style-name="ce5" table:formula="of:=[.I128]/C_per_s_to_W*time_incr" office:value-type="float" office:value="2724.92524798185" calcext:value-type="float">
            <text:p>2725</text:p>
          </table:table-cell>
          <table:table-cell table:style-name="ce7" table:formula="of:=[.J127]" office:value-type="float" office:value="2723.227213591" calcext:value-type="float">
            <text:p>2723.2</text:p>
          </table:table-cell>
          <table:table-cell table:style-name="ce7" table:formula="of:=[.K127]" office:value-type="float" office:value="2721.52107161082" calcext:value-type="float">
            <text:p>2721.5</text:p>
          </table:table-cell>
          <table:table-cell table:style-name="ce7" table:formula="of:=[.L127]" office:value-type="float" office:value="2719.80678333005" calcext:value-type="float">
            <text:p>2719.8</text:p>
          </table:table-cell>
          <table:table-cell table:style-name="ce7" table:formula="of:=[.M127]" office:value-type="float" office:value="2718.08430985265" calcext:value-type="float">
            <text:p>2718.1</text:p>
          </table:table-cell>
          <table:table-cell table:style-name="ce7" table:formula="of:=[.N127]" office:value-type="float" office:value="2716.35361209682" calcext:value-type="float">
            <text:p>2716.4</text:p>
          </table:table-cell>
          <table:table-cell table:style-name="ce7" table:formula="of:=[.O127]" office:value-type="float" office:value="2714.61465079417" calcext:value-type="float">
            <text:p>2714.6</text:p>
          </table:table-cell>
          <table:table-cell table:style-name="ce7" table:formula="of:=[.P127]" office:value-type="float" office:value="2712.86738648883" calcext:value-type="float">
            <text:p>2712.9</text:p>
          </table:table-cell>
          <table:table-cell table:style-name="ce7" table:formula="of:=[.Q127]" office:value-type="float" office:value="2711.11177953651" calcext:value-type="float">
            <text:p>2711.1</text:p>
          </table:table-cell>
          <table:table-cell table:style-name="ce7" table:formula="of:=[.R127]" office:value-type="float" office:value="2709.34779010365" calcext:value-type="float">
            <text:p>2709.3</text:p>
          </table:table-cell>
          <table:table-cell table:style-name="ce5" table:formula="of:=SUMPRODUCT([.J128:.S128];pot_heat_diffusion)" office:value-type="float" office:value="2717.20329729759" calcext:value-type="float">
            <text:p>2717</text:p>
          </table:table-cell>
          <table:table-cell table:style-name="ce5" table:formula="of:=[.V127]*leakage_out" office:value-type="float" office:value="1333.65986656729" calcext:value-type="float">
            <text:p>1334</text:p>
          </table:table-cell>
          <table:table-cell table:style-name="ce5" table:formula="of:=[.V127]+[.T128]-[.U128]" office:value-type="float" office:value="223660.187858611" calcext:value-type="float">
            <text:p>223660</text:p>
          </table:table-cell>
          <table:table-cell table:style-name="ce12" table:formula="of:= temp_out + [.V128]/pot_water_mass" office:value-type="float" office:value="98.7796899812971" calcext:value-type="float">
            <text:p>98.8</text:p>
          </table:table-cell>
          <table:table-cell table:style-name="ce7" table:formula="of:=IF([.G128]&gt;thermagon_temp_max;0;IF([.W12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3" table:formula="of:=burner_C_per_s * [.X128]/100 * time_incr" office:value-type="float" office:value="2149.61306964746" calcext:value-type="float">
            <text:p>2150</text:p>
          </table:table-cell>
          <table:table-cell table:style-name="ce3" table:formula="of:=[.B129]" office:value-type="float" office:value="2149.61306964746" calcext:value-type="float">
            <text:p>2150</text:p>
          </table:table-cell>
          <table:table-cell table:style-name="ce3" table:formula="of:=[.C128]" office:value-type="float" office:value="2149.61306964746" calcext:value-type="float">
            <text:p>2150</text:p>
          </table:table-cell>
          <table:table-cell table:style-name="ce5" table:formula="of:=SUMPRODUCT([.B129:.D129];burner_heat_diffusion)" office:value-type="float" office:value="2149.61306964746" calcext:value-type="float">
            <text:p>2150</text:p>
          </table:table-cell>
          <table:table-cell table:formula="of:=[.F128]+[.E129]-[.I128]" office:value-type="float" office:value="46646.8352391854" calcext:value-type="float">
            <text:p>46647</text:p>
          </table:table-cell>
          <table:table-cell table:style-name="ce7" table:formula="of:=temp_out + [.F129] / burner_heat_mass" office:value-type="float" office:value="113.293670478371" calcext:value-type="float">
            <text:p>113.3</text:p>
          </table:table-cell>
          <table:table-cell table:style-name="ce7" table:formula="of:=[.G129]-[.W128]" office:value-type="float" office:value="14.5139804970737" calcext:value-type="float">
            <text:p>14.5</text:p>
          </table:table-cell>
          <table:table-cell table:style-name="ce5" table:formula="of:=thermagon_k * burner_A * [.H129] / thermagon_L" office:value-type="float" office:value="1902.63209584816" calcext:value-type="float">
            <text:p>1903</text:p>
          </table:table-cell>
          <table:table-cell table:style-name="ce5" table:formula="of:=[.I129]/C_per_s_to_W*time_incr" office:value-type="float" office:value="2726.61521331063" calcext:value-type="float">
            <text:p>2727</text:p>
          </table:table-cell>
          <table:table-cell table:style-name="ce7" table:formula="of:=[.J128]" office:value-type="float" office:value="2724.92524798185" calcext:value-type="float">
            <text:p>2724.9</text:p>
          </table:table-cell>
          <table:table-cell table:style-name="ce7" table:formula="of:=[.K128]" office:value-type="float" office:value="2723.227213591" calcext:value-type="float">
            <text:p>2723.2</text:p>
          </table:table-cell>
          <table:table-cell table:style-name="ce7" table:formula="of:=[.L128]" office:value-type="float" office:value="2721.52107161082" calcext:value-type="float">
            <text:p>2721.5</text:p>
          </table:table-cell>
          <table:table-cell table:style-name="ce7" table:formula="of:=[.M128]" office:value-type="float" office:value="2719.80678333005" calcext:value-type="float">
            <text:p>2719.8</text:p>
          </table:table-cell>
          <table:table-cell table:style-name="ce7" table:formula="of:=[.N128]" office:value-type="float" office:value="2718.08430985265" calcext:value-type="float">
            <text:p>2718.1</text:p>
          </table:table-cell>
          <table:table-cell table:style-name="ce7" table:formula="of:=[.O128]" office:value-type="float" office:value="2716.35361209682" calcext:value-type="float">
            <text:p>2716.4</text:p>
          </table:table-cell>
          <table:table-cell table:style-name="ce7" table:formula="of:=[.P128]" office:value-type="float" office:value="2714.61465079417" calcext:value-type="float">
            <text:p>2714.6</text:p>
          </table:table-cell>
          <table:table-cell table:style-name="ce7" table:formula="of:=[.Q128]" office:value-type="float" office:value="2712.86738648883" calcext:value-type="float">
            <text:p>2712.9</text:p>
          </table:table-cell>
          <table:table-cell table:style-name="ce7" table:formula="of:=[.R128]" office:value-type="float" office:value="2711.11177953651" calcext:value-type="float">
            <text:p>2711.1</text:p>
          </table:table-cell>
          <table:table-cell table:style-name="ce5" table:formula="of:=SUMPRODUCT([.J129:.S129];pot_heat_diffusion)" office:value-type="float" office:value="2718.92995734802" calcext:value-type="float">
            <text:p>2719</text:p>
          </table:table-cell>
          <table:table-cell table:style-name="ce5" table:formula="of:=[.V128]*leakage_out" office:value-type="float" office:value="1341.96112715167" calcext:value-type="float">
            <text:p>1342</text:p>
          </table:table-cell>
          <table:table-cell table:style-name="ce5" table:formula="of:=[.V128]+[.T129]-[.U129]" office:value-type="float" office:value="225037.156688808" calcext:value-type="float">
            <text:p>225037</text:p>
          </table:table-cell>
          <table:table-cell table:style-name="ce12" table:formula="of:= temp_out + [.V129]/pot_water_mass" office:value-type="float" office:value="99.2646988628301" calcext:value-type="float">
            <text:p>99.3</text:p>
          </table:table-cell>
          <table:table-cell table:style-name="ce7" table:formula="of:=IF([.G129]&gt;thermagon_temp_max;0;IF([.W12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3" table:formula="of:=burner_C_per_s * [.X129]/100 * time_incr" office:value-type="float" office:value="2149.61306964746" calcext:value-type="float">
            <text:p>2150</text:p>
          </table:table-cell>
          <table:table-cell table:style-name="ce3" table:formula="of:=[.B130]" office:value-type="float" office:value="2149.61306964746" calcext:value-type="float">
            <text:p>2150</text:p>
          </table:table-cell>
          <table:table-cell table:style-name="ce3" table:formula="of:=[.C129]" office:value-type="float" office:value="2149.61306964746" calcext:value-type="float">
            <text:p>2150</text:p>
          </table:table-cell>
          <table:table-cell table:style-name="ce5" table:formula="of:=SUMPRODUCT([.B130:.D130];burner_heat_diffusion)" office:value-type="float" office:value="2149.61306964746" calcext:value-type="float">
            <text:p>2150</text:p>
          </table:table-cell>
          <table:table-cell table:formula="of:=[.F129]+[.E130]-[.I129]" office:value-type="float" office:value="46893.8162129847" calcext:value-type="float">
            <text:p>46894</text:p>
          </table:table-cell>
          <table:table-cell table:style-name="ce7" table:formula="of:=temp_out + [.F130] / burner_heat_mass" office:value-type="float" office:value="113.787632425969" calcext:value-type="float">
            <text:p>113.8</text:p>
          </table:table-cell>
          <table:table-cell table:style-name="ce7" table:formula="of:=[.G130]-[.W129]" office:value-type="float" office:value="14.5229335631393" calcext:value-type="float">
            <text:p>14.5</text:p>
          </table:table-cell>
          <table:table-cell table:style-name="ce5" table:formula="of:=thermagon_k * burner_A * [.H130] / thermagon_L" office:value-type="float" office:value="1903.80574981965" calcext:value-type="float">
            <text:p>1904</text:p>
          </table:table-cell>
          <table:table-cell table:style-name="ce5" table:formula="of:=[.I130]/C_per_s_to_W*time_incr" office:value-type="float" office:value="2728.29714792154" calcext:value-type="float">
            <text:p>2728</text:p>
          </table:table-cell>
          <table:table-cell table:style-name="ce7" table:formula="of:=[.J129]" office:value-type="float" office:value="2726.61521331063" calcext:value-type="float">
            <text:p>2726.6</text:p>
          </table:table-cell>
          <table:table-cell table:style-name="ce7" table:formula="of:=[.K129]" office:value-type="float" office:value="2724.92524798185" calcext:value-type="float">
            <text:p>2724.9</text:p>
          </table:table-cell>
          <table:table-cell table:style-name="ce7" table:formula="of:=[.L129]" office:value-type="float" office:value="2723.227213591" calcext:value-type="float">
            <text:p>2723.2</text:p>
          </table:table-cell>
          <table:table-cell table:style-name="ce7" table:formula="of:=[.M129]" office:value-type="float" office:value="2721.52107161082" calcext:value-type="float">
            <text:p>2721.5</text:p>
          </table:table-cell>
          <table:table-cell table:style-name="ce7" table:formula="of:=[.N129]" office:value-type="float" office:value="2719.80678333005" calcext:value-type="float">
            <text:p>2719.8</text:p>
          </table:table-cell>
          <table:table-cell table:style-name="ce7" table:formula="of:=[.O129]" office:value-type="float" office:value="2718.08430985265" calcext:value-type="float">
            <text:p>2718.1</text:p>
          </table:table-cell>
          <table:table-cell table:style-name="ce7" table:formula="of:=[.P129]" office:value-type="float" office:value="2716.35361209682" calcext:value-type="float">
            <text:p>2716.4</text:p>
          </table:table-cell>
          <table:table-cell table:style-name="ce7" table:formula="of:=[.Q129]" office:value-type="float" office:value="2714.61465079417" calcext:value-type="float">
            <text:p>2714.6</text:p>
          </table:table-cell>
          <table:table-cell table:style-name="ce7" table:formula="of:=[.R129]" office:value-type="float" office:value="2712.86738648883" calcext:value-type="float">
            <text:p>2712.9</text:p>
          </table:table-cell>
          <table:table-cell table:style-name="ce5" table:formula="of:=SUMPRODUCT([.J130:.S130];pot_heat_diffusion)" office:value-type="float" office:value="2720.64841230722" calcext:value-type="float">
            <text:p>2721</text:p>
          </table:table-cell>
          <table:table-cell table:style-name="ce5" table:formula="of:=[.V129]*leakage_out" office:value-type="float" office:value="1350.22294013285" calcext:value-type="float">
            <text:p>1350</text:p>
          </table:table-cell>
          <table:table-cell table:style-name="ce5" table:formula="of:=[.V129]+[.T130]-[.U130]" office:value-type="float" office:value="226407.582160982" calcext:value-type="float">
            <text:p>226408</text:p>
          </table:table-cell>
          <table:table-cell table:style-name="ce12" table:formula="of:= temp_out + [.V130]/pot_water_mass" office:value-type="float" office:value="99.7474029814041" calcext:value-type="float">
            <text:p>99.7</text:p>
          </table:table-cell>
          <table:table-cell table:style-name="ce7" table:formula="of:=IF([.G130]&gt;thermagon_temp_max;0;IF([.W13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3" table:formula="of:=burner_C_per_s * [.X130]/100 * time_incr" office:value-type="float" office:value="2149.61306964746" calcext:value-type="float">
            <text:p>2150</text:p>
          </table:table-cell>
          <table:table-cell table:style-name="ce3" table:formula="of:=[.B131]" office:value-type="float" office:value="2149.61306964746" calcext:value-type="float">
            <text:p>2150</text:p>
          </table:table-cell>
          <table:table-cell table:style-name="ce3" table:formula="of:=[.C130]" office:value-type="float" office:value="2149.61306964746" calcext:value-type="float">
            <text:p>2150</text:p>
          </table:table-cell>
          <table:table-cell table:style-name="ce5" table:formula="of:=SUMPRODUCT([.B131:.D131];burner_heat_diffusion)" office:value-type="float" office:value="2149.61306964746" calcext:value-type="float">
            <text:p>2150</text:p>
          </table:table-cell>
          <table:table-cell table:formula="of:=[.F130]+[.E131]-[.I130]" office:value-type="float" office:value="47139.6235328125" calcext:value-type="float">
            <text:p>47140</text:p>
          </table:table-cell>
          <table:table-cell table:style-name="ce7" table:formula="of:=temp_out + [.F131] / burner_heat_mass" office:value-type="float" office:value="114.279247065625" calcext:value-type="float">
            <text:p>114.3</text:p>
          </table:table-cell>
          <table:table-cell table:style-name="ce7" table:formula="of:=[.G131]-[.W130]" office:value-type="float" office:value="14.531844084221" calcext:value-type="float">
            <text:p>14.5</text:p>
          </table:table-cell>
          <table:table-cell table:style-name="ce5" table:formula="of:=thermagon_k * burner_A * [.H131] / thermagon_L" office:value-type="float" office:value="1904.97382658565" calcext:value-type="float">
            <text:p>1905</text:p>
          </table:table-cell>
          <table:table-cell table:style-name="ce5" table:formula="of:=[.I131]/C_per_s_to_W*time_incr" office:value-type="float" office:value="2729.97108997657" calcext:value-type="float">
            <text:p>2730</text:p>
          </table:table-cell>
          <table:table-cell table:style-name="ce7" table:formula="of:=[.J130]" office:value-type="float" office:value="2728.29714792154" calcext:value-type="float">
            <text:p>2728.3</text:p>
          </table:table-cell>
          <table:table-cell table:style-name="ce7" table:formula="of:=[.K130]" office:value-type="float" office:value="2726.61521331063" calcext:value-type="float">
            <text:p>2726.6</text:p>
          </table:table-cell>
          <table:table-cell table:style-name="ce7" table:formula="of:=[.L130]" office:value-type="float" office:value="2724.92524798185" calcext:value-type="float">
            <text:p>2724.9</text:p>
          </table:table-cell>
          <table:table-cell table:style-name="ce7" table:formula="of:=[.M130]" office:value-type="float" office:value="2723.227213591" calcext:value-type="float">
            <text:p>2723.2</text:p>
          </table:table-cell>
          <table:table-cell table:style-name="ce7" table:formula="of:=[.N130]" office:value-type="float" office:value="2721.52107161082" calcext:value-type="float">
            <text:p>2721.5</text:p>
          </table:table-cell>
          <table:table-cell table:style-name="ce7" table:formula="of:=[.O130]" office:value-type="float" office:value="2719.80678333005" calcext:value-type="float">
            <text:p>2719.8</text:p>
          </table:table-cell>
          <table:table-cell table:style-name="ce7" table:formula="of:=[.P130]" office:value-type="float" office:value="2718.08430985265" calcext:value-type="float">
            <text:p>2718.1</text:p>
          </table:table-cell>
          <table:table-cell table:style-name="ce7" table:formula="of:=[.Q130]" office:value-type="float" office:value="2716.35361209682" calcext:value-type="float">
            <text:p>2716.4</text:p>
          </table:table-cell>
          <table:table-cell table:style-name="ce7" table:formula="of:=[.R130]" office:value-type="float" office:value="2714.61465079417" calcext:value-type="float">
            <text:p>2714.6</text:p>
          </table:table-cell>
          <table:table-cell table:style-name="ce5" table:formula="of:=SUMPRODUCT([.J131:.S131];pot_heat_diffusion)" office:value-type="float" office:value="2722.35870116577" calcext:value-type="float">
            <text:p>2722</text:p>
          </table:table-cell>
          <table:table-cell table:style-name="ce5" table:formula="of:=[.V130]*leakage_out" office:value-type="float" office:value="1358.44549296589" calcext:value-type="float">
            <text:p>1358</text:p>
          </table:table-cell>
          <table:table-cell table:style-name="ce5" table:formula="of:=[.V130]+[.T131]-[.U131]" office:value-type="float" office:value="227771.495369182" calcext:value-type="float">
            <text:p>227771</text:p>
          </table:table-cell>
          <table:table-cell table:style-name="ce12" table:formula="of:= temp_out + [.V131]/pot_water_mass" office:value-type="float" office:value="100.227813289256" calcext:value-type="float">
            <text:p>100.2</text:p>
          </table:table-cell>
          <table:table-cell table:style-name="ce7" table:formula="of:=IF([.G131]&gt;thermagon_temp_max;0;IF([.W13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3" table:formula="of:=burner_C_per_s * [.X131]/100 * time_incr" office:value-type="float" office:value="2149.61306964746" calcext:value-type="float">
            <text:p>2150</text:p>
          </table:table-cell>
          <table:table-cell table:style-name="ce3" table:formula="of:=[.B132]" office:value-type="float" office:value="2149.61306964746" calcext:value-type="float">
            <text:p>2150</text:p>
          </table:table-cell>
          <table:table-cell table:style-name="ce3" table:formula="of:=[.C131]" office:value-type="float" office:value="2149.61306964746" calcext:value-type="float">
            <text:p>2150</text:p>
          </table:table-cell>
          <table:table-cell table:style-name="ce5" table:formula="of:=SUMPRODUCT([.B132:.D132];burner_heat_diffusion)" office:value-type="float" office:value="2149.61306964746" calcext:value-type="float">
            <text:p>2150</text:p>
          </table:table-cell>
          <table:table-cell table:formula="of:=[.F131]+[.E132]-[.I131]" office:value-type="float" office:value="47384.2627758743" calcext:value-type="float">
            <text:p>47384</text:p>
          </table:table-cell>
          <table:table-cell table:style-name="ce7" table:formula="of:=temp_out + [.F132] / burner_heat_mass" office:value-type="float" office:value="114.768525551749" calcext:value-type="float">
            <text:p>114.8</text:p>
          </table:table-cell>
          <table:table-cell table:style-name="ce7" table:formula="of:=[.G132]-[.W131]" office:value-type="float" office:value="14.5407122624926" calcext:value-type="float">
            <text:p>14.5</text:p>
          </table:table-cell>
          <table:table-cell table:style-name="ce5" table:formula="of:=thermagon_k * burner_A * [.H132] / thermagon_L" office:value-type="float" office:value="1906.13635264904" calcext:value-type="float">
            <text:p>1906</text:p>
          </table:table-cell>
          <table:table-cell table:style-name="ce5" table:formula="of:=[.I132]/C_per_s_to_W*time_incr" office:value-type="float" office:value="2731.63707745635" calcext:value-type="float">
            <text:p>2732</text:p>
          </table:table-cell>
          <table:table-cell table:style-name="ce7" table:formula="of:=[.J131]" office:value-type="float" office:value="2729.97108997657" calcext:value-type="float">
            <text:p>2730.0</text:p>
          </table:table-cell>
          <table:table-cell table:style-name="ce7" table:formula="of:=[.K131]" office:value-type="float" office:value="2728.29714792154" calcext:value-type="float">
            <text:p>2728.3</text:p>
          </table:table-cell>
          <table:table-cell table:style-name="ce7" table:formula="of:=[.L131]" office:value-type="float" office:value="2726.61521331063" calcext:value-type="float">
            <text:p>2726.6</text:p>
          </table:table-cell>
          <table:table-cell table:style-name="ce7" table:formula="of:=[.M131]" office:value-type="float" office:value="2724.92524798185" calcext:value-type="float">
            <text:p>2724.9</text:p>
          </table:table-cell>
          <table:table-cell table:style-name="ce7" table:formula="of:=[.N131]" office:value-type="float" office:value="2723.227213591" calcext:value-type="float">
            <text:p>2723.2</text:p>
          </table:table-cell>
          <table:table-cell table:style-name="ce7" table:formula="of:=[.O131]" office:value-type="float" office:value="2721.52107161082" calcext:value-type="float">
            <text:p>2721.5</text:p>
          </table:table-cell>
          <table:table-cell table:style-name="ce7" table:formula="of:=[.P131]" office:value-type="float" office:value="2719.80678333005" calcext:value-type="float">
            <text:p>2719.8</text:p>
          </table:table-cell>
          <table:table-cell table:style-name="ce7" table:formula="of:=[.Q131]" office:value-type="float" office:value="2718.08430985265" calcext:value-type="float">
            <text:p>2718.1</text:p>
          </table:table-cell>
          <table:table-cell table:style-name="ce7" table:formula="of:=[.R131]" office:value-type="float" office:value="2716.35361209682" calcext:value-type="float">
            <text:p>2716.4</text:p>
          </table:table-cell>
          <table:table-cell table:style-name="ce5" table:formula="of:=SUMPRODUCT([.J132:.S132];pot_heat_diffusion)" office:value-type="float" office:value="2724.06086272901" calcext:value-type="float">
            <text:p>2724</text:p>
          </table:table-cell>
          <table:table-cell table:style-name="ce5" table:formula="of:=[.V131]*leakage_out" office:value-type="float" office:value="1366.62897221509" calcext:value-type="float">
            <text:p>1367</text:p>
          </table:table-cell>
          <table:table-cell table:style-name="ce5" table:formula="of:=[.V131]+[.T132]-[.U132]" office:value-type="float" office:value="229128.927259696" calcext:value-type="float">
            <text:p>229129</text:p>
          </table:table-cell>
          <table:table-cell table:style-name="ce12" table:formula="of:= temp_out + [.V132]/pot_water_mass" office:value-type="float" office:value="100.705940686578" calcext:value-type="float">
            <text:p>100.7</text:p>
          </table:table-cell>
          <table:table-cell table:style-name="ce7" table:formula="of:=IF([.G132]&gt;thermagon_temp_max;0;IF([.W13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3" table:formula="of:=burner_C_per_s * [.X132]/100 * time_incr" office:value-type="float" office:value="2149.61306964746" calcext:value-type="float">
            <text:p>2150</text:p>
          </table:table-cell>
          <table:table-cell table:style-name="ce3" table:formula="of:=[.B133]" office:value-type="float" office:value="2149.61306964746" calcext:value-type="float">
            <text:p>2150</text:p>
          </table:table-cell>
          <table:table-cell table:style-name="ce3" table:formula="of:=[.C132]" office:value-type="float" office:value="2149.61306964746" calcext:value-type="float">
            <text:p>2150</text:p>
          </table:table-cell>
          <table:table-cell table:style-name="ce5" table:formula="of:=SUMPRODUCT([.B133:.D133];burner_heat_diffusion)" office:value-type="float" office:value="2149.61306964746" calcext:value-type="float">
            <text:p>2150</text:p>
          </table:table-cell>
          <table:table-cell table:formula="of:=[.F132]+[.E133]-[.I132]" office:value-type="float" office:value="47627.7394928728" calcext:value-type="float">
            <text:p>47628</text:p>
          </table:table-cell>
          <table:table-cell table:style-name="ce7" table:formula="of:=temp_out + [.F133] / burner_heat_mass" office:value-type="float" office:value="115.255478985746" calcext:value-type="float">
            <text:p>115.3</text:p>
          </table:table-cell>
          <table:table-cell table:style-name="ce7" table:formula="of:=[.G133]-[.W132]" office:value-type="float" office:value="14.5495382991674" calcext:value-type="float">
            <text:p>14.5</text:p>
          </table:table-cell>
          <table:table-cell table:style-name="ce5" table:formula="of:=thermagon_k * burner_A * [.H133] / thermagon_L" office:value-type="float" office:value="1907.29335438677" calcext:value-type="float">
            <text:p>1907</text:p>
          </table:table-cell>
          <table:table-cell table:style-name="ce5" table:formula="of:=[.I133]/C_per_s_to_W*time_incr" office:value-type="float" office:value="2733.29514816103" calcext:value-type="float">
            <text:p>2733</text:p>
          </table:table-cell>
          <table:table-cell table:style-name="ce7" table:formula="of:=[.J132]" office:value-type="float" office:value="2731.63707745635" calcext:value-type="float">
            <text:p>2731.6</text:p>
          </table:table-cell>
          <table:table-cell table:style-name="ce7" table:formula="of:=[.K132]" office:value-type="float" office:value="2729.97108997657" calcext:value-type="float">
            <text:p>2730.0</text:p>
          </table:table-cell>
          <table:table-cell table:style-name="ce7" table:formula="of:=[.L132]" office:value-type="float" office:value="2728.29714792154" calcext:value-type="float">
            <text:p>2728.3</text:p>
          </table:table-cell>
          <table:table-cell table:style-name="ce7" table:formula="of:=[.M132]" office:value-type="float" office:value="2726.61521331063" calcext:value-type="float">
            <text:p>2726.6</text:p>
          </table:table-cell>
          <table:table-cell table:style-name="ce7" table:formula="of:=[.N132]" office:value-type="float" office:value="2724.92524798185" calcext:value-type="float">
            <text:p>2724.9</text:p>
          </table:table-cell>
          <table:table-cell table:style-name="ce7" table:formula="of:=[.O132]" office:value-type="float" office:value="2723.227213591" calcext:value-type="float">
            <text:p>2723.2</text:p>
          </table:table-cell>
          <table:table-cell table:style-name="ce7" table:formula="of:=[.P132]" office:value-type="float" office:value="2721.52107161082" calcext:value-type="float">
            <text:p>2721.5</text:p>
          </table:table-cell>
          <table:table-cell table:style-name="ce7" table:formula="of:=[.Q132]" office:value-type="float" office:value="2719.80678333005" calcext:value-type="float">
            <text:p>2719.8</text:p>
          </table:table-cell>
          <table:table-cell table:style-name="ce7" table:formula="of:=[.R132]" office:value-type="float" office:value="2718.08430985265" calcext:value-type="float">
            <text:p>2718.1</text:p>
          </table:table-cell>
          <table:table-cell table:style-name="ce5" table:formula="of:=SUMPRODUCT([.J133:.S133];pot_heat_diffusion)" office:value-type="float" office:value="2725.75493561786" calcext:value-type="float">
            <text:p>2726</text:p>
          </table:table-cell>
          <table:table-cell table:style-name="ce5" table:formula="of:=[.V132]*leakage_out" office:value-type="float" office:value="1374.77356355818" calcext:value-type="float">
            <text:p>1375</text:p>
          </table:table-cell>
          <table:table-cell table:style-name="ce5" table:formula="of:=[.V132]+[.T133]-[.U133]" office:value-type="float" office:value="230479.908631756" calcext:value-type="float">
            <text:p>230480</text:p>
          </table:table-cell>
          <table:table-cell table:style-name="ce12" table:formula="of:= temp_out + [.V133]/pot_water_mass" office:value-type="float" office:value="101.181796021765" calcext:value-type="float">
            <text:p>101.2</text:p>
          </table:table-cell>
          <table:table-cell table:style-name="ce7" table:formula="of:=IF([.G133]&gt;thermagon_temp_max;0;IF([.W13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3" table:formula="of:=burner_C_per_s * [.X133]/100 * time_incr" office:value-type="float" office:value="2149.61306964746" calcext:value-type="float">
            <text:p>2150</text:p>
          </table:table-cell>
          <table:table-cell table:style-name="ce3" table:formula="of:=[.B134]" office:value-type="float" office:value="2149.61306964746" calcext:value-type="float">
            <text:p>2150</text:p>
          </table:table-cell>
          <table:table-cell table:style-name="ce3" table:formula="of:=[.C133]" office:value-type="float" office:value="2149.61306964746" calcext:value-type="float">
            <text:p>2150</text:p>
          </table:table-cell>
          <table:table-cell table:style-name="ce5" table:formula="of:=SUMPRODUCT([.B134:.D134];burner_heat_diffusion)" office:value-type="float" office:value="2149.61306964746" calcext:value-type="float">
            <text:p>2150</text:p>
          </table:table-cell>
          <table:table-cell table:formula="of:=[.F133]+[.E134]-[.I133]" office:value-type="float" office:value="47870.0592081335" calcext:value-type="float">
            <text:p>47870</text:p>
          </table:table-cell>
          <table:table-cell table:style-name="ce7" table:formula="of:=temp_out + [.F134] / burner_heat_mass" office:value-type="float" office:value="115.740118416267" calcext:value-type="float">
            <text:p>115.7</text:p>
          </table:table-cell>
          <table:table-cell table:style-name="ce7" table:formula="of:=[.G134]-[.W133]" office:value-type="float" office:value="14.5583223945021" calcext:value-type="float">
            <text:p>14.6</text:p>
          </table:table-cell>
          <table:table-cell table:style-name="ce5" table:formula="of:=thermagon_k * burner_A * [.H134] / thermagon_L" office:value-type="float" office:value="1908.44485805044" calcext:value-type="float">
            <text:p>1908</text:p>
          </table:table-cell>
          <table:table-cell table:style-name="ce5" table:formula="of:=[.I134]/C_per_s_to_W*time_incr" office:value-type="float" office:value="2734.94533971115" calcext:value-type="float">
            <text:p>2735</text:p>
          </table:table-cell>
          <table:table-cell table:style-name="ce7" table:formula="of:=[.J133]" office:value-type="float" office:value="2733.29514816103" calcext:value-type="float">
            <text:p>2733.3</text:p>
          </table:table-cell>
          <table:table-cell table:style-name="ce7" table:formula="of:=[.K133]" office:value-type="float" office:value="2731.63707745635" calcext:value-type="float">
            <text:p>2731.6</text:p>
          </table:table-cell>
          <table:table-cell table:style-name="ce7" table:formula="of:=[.L133]" office:value-type="float" office:value="2729.97108997657" calcext:value-type="float">
            <text:p>2730.0</text:p>
          </table:table-cell>
          <table:table-cell table:style-name="ce7" table:formula="of:=[.M133]" office:value-type="float" office:value="2728.29714792154" calcext:value-type="float">
            <text:p>2728.3</text:p>
          </table:table-cell>
          <table:table-cell table:style-name="ce7" table:formula="of:=[.N133]" office:value-type="float" office:value="2726.61521331063" calcext:value-type="float">
            <text:p>2726.6</text:p>
          </table:table-cell>
          <table:table-cell table:style-name="ce7" table:formula="of:=[.O133]" office:value-type="float" office:value="2724.92524798185" calcext:value-type="float">
            <text:p>2724.9</text:p>
          </table:table-cell>
          <table:table-cell table:style-name="ce7" table:formula="of:=[.P133]" office:value-type="float" office:value="2723.227213591" calcext:value-type="float">
            <text:p>2723.2</text:p>
          </table:table-cell>
          <table:table-cell table:style-name="ce7" table:formula="of:=[.Q133]" office:value-type="float" office:value="2721.52107161082" calcext:value-type="float">
            <text:p>2721.5</text:p>
          </table:table-cell>
          <table:table-cell table:style-name="ce7" table:formula="of:=[.R133]" office:value-type="float" office:value="2719.80678333005" calcext:value-type="float">
            <text:p>2719.8</text:p>
          </table:table-cell>
          <table:table-cell table:style-name="ce5" table:formula="of:=SUMPRODUCT([.J134:.S134];pot_heat_diffusion)" office:value-type="float" office:value="2727.4409582697" calcext:value-type="float">
            <text:p>2727</text:p>
          </table:table-cell>
          <table:table-cell table:style-name="ce5" table:formula="of:=[.V133]*leakage_out" office:value-type="float" office:value="1382.87945179053" calcext:value-type="float">
            <text:p>1383</text:p>
          </table:table-cell>
          <table:table-cell table:style-name="ce5" table:formula="of:=[.V133]+[.T134]-[.U134]" office:value-type="float" office:value="231824.470138235" calcext:value-type="float">
            <text:p>231824</text:p>
          </table:table-cell>
          <table:table-cell table:style-name="ce12" table:formula="of:= temp_out + [.V134]/pot_water_mass" office:value-type="float" office:value="101.655390091659" calcext:value-type="float">
            <text:p>101.7</text:p>
          </table:table-cell>
          <table:table-cell table:style-name="ce7" table:formula="of:=IF([.G134]&gt;thermagon_temp_max;0;IF([.W13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3" table:formula="of:=burner_C_per_s * [.X134]/100 * time_incr" office:value-type="float" office:value="2149.61306964746" calcext:value-type="float">
            <text:p>2150</text:p>
          </table:table-cell>
          <table:table-cell table:style-name="ce3" table:formula="of:=[.B135]" office:value-type="float" office:value="2149.61306964746" calcext:value-type="float">
            <text:p>2150</text:p>
          </table:table-cell>
          <table:table-cell table:style-name="ce3" table:formula="of:=[.C134]" office:value-type="float" office:value="2149.61306964746" calcext:value-type="float">
            <text:p>2150</text:p>
          </table:table-cell>
          <table:table-cell table:style-name="ce5" table:formula="of:=SUMPRODUCT([.B135:.D135];burner_heat_diffusion)" office:value-type="float" office:value="2149.61306964746" calcext:value-type="float">
            <text:p>2150</text:p>
          </table:table-cell>
          <table:table-cell table:formula="of:=[.F134]+[.E135]-[.I134]" office:value-type="float" office:value="48111.2274197305" calcext:value-type="float">
            <text:p>48111</text:p>
          </table:table-cell>
          <table:table-cell table:style-name="ce7" table:formula="of:=temp_out + [.F135] / burner_heat_mass" office:value-type="float" office:value="116.222454839461" calcext:value-type="float">
            <text:p>116.2</text:p>
          </table:table-cell>
          <table:table-cell table:style-name="ce7" table:formula="of:=[.G135]-[.W134]" office:value-type="float" office:value="14.5670647478022" calcext:value-type="float">
            <text:p>14.6</text:p>
          </table:table-cell>
          <table:table-cell table:style-name="ce5" table:formula="of:=thermagon_k * burner_A * [.H135] / thermagon_L" office:value-type="float" office:value="1909.59088976692" calcext:value-type="float">
            <text:p>1910</text:p>
          </table:table-cell>
          <table:table-cell table:style-name="ce5" table:formula="of:=[.I135]/C_per_s_to_W*time_incr" office:value-type="float" office:value="2736.58768954846" calcext:value-type="float">
            <text:p>2737</text:p>
          </table:table-cell>
          <table:table-cell table:style-name="ce7" table:formula="of:=[.J134]" office:value-type="float" office:value="2734.94533971115" calcext:value-type="float">
            <text:p>2734.9</text:p>
          </table:table-cell>
          <table:table-cell table:style-name="ce7" table:formula="of:=[.K134]" office:value-type="float" office:value="2733.29514816103" calcext:value-type="float">
            <text:p>2733.3</text:p>
          </table:table-cell>
          <table:table-cell table:style-name="ce7" table:formula="of:=[.L134]" office:value-type="float" office:value="2731.63707745635" calcext:value-type="float">
            <text:p>2731.6</text:p>
          </table:table-cell>
          <table:table-cell table:style-name="ce7" table:formula="of:=[.M134]" office:value-type="float" office:value="2729.97108997657" calcext:value-type="float">
            <text:p>2730.0</text:p>
          </table:table-cell>
          <table:table-cell table:style-name="ce7" table:formula="of:=[.N134]" office:value-type="float" office:value="2728.29714792154" calcext:value-type="float">
            <text:p>2728.3</text:p>
          </table:table-cell>
          <table:table-cell table:style-name="ce7" table:formula="of:=[.O134]" office:value-type="float" office:value="2726.61521331063" calcext:value-type="float">
            <text:p>2726.6</text:p>
          </table:table-cell>
          <table:table-cell table:style-name="ce7" table:formula="of:=[.P134]" office:value-type="float" office:value="2724.92524798185" calcext:value-type="float">
            <text:p>2724.9</text:p>
          </table:table-cell>
          <table:table-cell table:style-name="ce7" table:formula="of:=[.Q134]" office:value-type="float" office:value="2723.227213591" calcext:value-type="float">
            <text:p>2723.2</text:p>
          </table:table-cell>
          <table:table-cell table:style-name="ce7" table:formula="of:=[.R134]" office:value-type="float" office:value="2721.52107161082" calcext:value-type="float">
            <text:p>2721.5</text:p>
          </table:table-cell>
          <table:table-cell table:style-name="ce5" table:formula="of:=SUMPRODUCT([.J135:.S135];pot_heat_diffusion)" office:value-type="float" office:value="2729.11896893929" calcext:value-type="float">
            <text:p>2729</text:p>
          </table:table-cell>
          <table:table-cell table:style-name="ce5" table:formula="of:=[.V134]*leakage_out" office:value-type="float" office:value="1390.94682082941" calcext:value-type="float">
            <text:p>1391</text:p>
          </table:table-cell>
          <table:table-cell table:style-name="ce5" table:formula="of:=[.V134]+[.T135]-[.U135]" office:value-type="float" office:value="233162.642286345" calcext:value-type="float">
            <text:p>233163</text:p>
          </table:table-cell>
          <table:table-cell table:style-name="ce12" table:formula="of:= temp_out + [.V135]/pot_water_mass" office:value-type="float" office:value="102.126733641796" calcext:value-type="float">
            <text:p>102.1</text:p>
          </table:table-cell>
          <table:table-cell table:style-name="ce7" table:formula="of:=IF([.G135]&gt;thermagon_temp_max;0;IF([.W13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3" table:formula="of:=burner_C_per_s * [.X135]/100 * time_incr" office:value-type="float" office:value="2149.61306964746" calcext:value-type="float">
            <text:p>2150</text:p>
          </table:table-cell>
          <table:table-cell table:style-name="ce3" table:formula="of:=[.B136]" office:value-type="float" office:value="2149.61306964746" calcext:value-type="float">
            <text:p>2150</text:p>
          </table:table-cell>
          <table:table-cell table:style-name="ce3" table:formula="of:=[.C135]" office:value-type="float" office:value="2149.61306964746" calcext:value-type="float">
            <text:p>2150</text:p>
          </table:table-cell>
          <table:table-cell table:style-name="ce5" table:formula="of:=SUMPRODUCT([.B136:.D136];burner_heat_diffusion)" office:value-type="float" office:value="2149.61306964746" calcext:value-type="float">
            <text:p>2150</text:p>
          </table:table-cell>
          <table:table-cell table:formula="of:=[.F135]+[.E136]-[.I135]" office:value-type="float" office:value="48351.249599611" calcext:value-type="float">
            <text:p>48351</text:p>
          </table:table-cell>
          <table:table-cell table:style-name="ce7" table:formula="of:=temp_out + [.F136] / burner_heat_mass" office:value-type="float" office:value="116.702499199222" calcext:value-type="float">
            <text:p>116.7</text:p>
          </table:table-cell>
          <table:table-cell table:style-name="ce7" table:formula="of:=[.G136]-[.W135]" office:value-type="float" office:value="14.5757655574257" calcext:value-type="float">
            <text:p>14.6</text:p>
          </table:table-cell>
          <table:table-cell table:style-name="ce5" table:formula="of:=thermagon_k * burner_A * [.H136] / thermagon_L" office:value-type="float" office:value="1910.73147553889" calcext:value-type="float">
            <text:p>1911</text:p>
          </table:table-cell>
          <table:table-cell table:style-name="ce5" table:formula="of:=[.I136]/C_per_s_to_W*time_incr" office:value-type="float" office:value="2738.22223493679" calcext:value-type="float">
            <text:p>2738</text:p>
          </table:table-cell>
          <table:table-cell table:style-name="ce7" table:formula="of:=[.J135]" office:value-type="float" office:value="2736.58768954846" calcext:value-type="float">
            <text:p>2736.6</text:p>
          </table:table-cell>
          <table:table-cell table:style-name="ce7" table:formula="of:=[.K135]" office:value-type="float" office:value="2734.94533971115" calcext:value-type="float">
            <text:p>2734.9</text:p>
          </table:table-cell>
          <table:table-cell table:style-name="ce7" table:formula="of:=[.L135]" office:value-type="float" office:value="2733.29514816103" calcext:value-type="float">
            <text:p>2733.3</text:p>
          </table:table-cell>
          <table:table-cell table:style-name="ce7" table:formula="of:=[.M135]" office:value-type="float" office:value="2731.63707745635" calcext:value-type="float">
            <text:p>2731.6</text:p>
          </table:table-cell>
          <table:table-cell table:style-name="ce7" table:formula="of:=[.N135]" office:value-type="float" office:value="2729.97108997657" calcext:value-type="float">
            <text:p>2730.0</text:p>
          </table:table-cell>
          <table:table-cell table:style-name="ce7" table:formula="of:=[.O135]" office:value-type="float" office:value="2728.29714792154" calcext:value-type="float">
            <text:p>2728.3</text:p>
          </table:table-cell>
          <table:table-cell table:style-name="ce7" table:formula="of:=[.P135]" office:value-type="float" office:value="2726.61521331063" calcext:value-type="float">
            <text:p>2726.6</text:p>
          </table:table-cell>
          <table:table-cell table:style-name="ce7" table:formula="of:=[.Q135]" office:value-type="float" office:value="2724.92524798185" calcext:value-type="float">
            <text:p>2724.9</text:p>
          </table:table-cell>
          <table:table-cell table:style-name="ce7" table:formula="of:=[.R135]" office:value-type="float" office:value="2723.227213591" calcext:value-type="float">
            <text:p>2723.2</text:p>
          </table:table-cell>
          <table:table-cell table:style-name="ce5" table:formula="of:=SUMPRODUCT([.J136:.S136];pot_heat_diffusion)" office:value-type="float" office:value="2730.78900569956" calcext:value-type="float">
            <text:p>2731</text:p>
          </table:table-cell>
          <table:table-cell table:style-name="ce5" table:formula="of:=[.V135]*leakage_out" office:value-type="float" office:value="1398.97585371807" calcext:value-type="float">
            <text:p>1399</text:p>
          </table:table-cell>
          <table:table-cell table:style-name="ce5" table:formula="of:=[.V135]+[.T136]-[.U136]" office:value-type="float" office:value="234494.455438326" calcext:value-type="float">
            <text:p>234494</text:p>
          </table:table-cell>
          <table:table-cell table:style-name="ce12" table:formula="of:= temp_out + [.V136]/pot_water_mass" office:value-type="float" office:value="102.595837366651" calcext:value-type="float">
            <text:p>102.6</text:p>
          </table:table-cell>
          <table:table-cell table:style-name="ce7" table:formula="of:=IF([.G136]&gt;thermagon_temp_max;0;IF([.W13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3" table:formula="of:=burner_C_per_s * [.X136]/100 * time_incr" office:value-type="float" office:value="2149.61306964746" calcext:value-type="float">
            <text:p>2150</text:p>
          </table:table-cell>
          <table:table-cell table:style-name="ce3" table:formula="of:=[.B137]" office:value-type="float" office:value="2149.61306964746" calcext:value-type="float">
            <text:p>2150</text:p>
          </table:table-cell>
          <table:table-cell table:style-name="ce3" table:formula="of:=[.C136]" office:value-type="float" office:value="2149.61306964746" calcext:value-type="float">
            <text:p>2150</text:p>
          </table:table-cell>
          <table:table-cell table:style-name="ce5" table:formula="of:=SUMPRODUCT([.B137:.D137];burner_heat_diffusion)" office:value-type="float" office:value="2149.61306964746" calcext:value-type="float">
            <text:p>2150</text:p>
          </table:table-cell>
          <table:table-cell table:formula="of:=[.F136]+[.E137]-[.I136]" office:value-type="float" office:value="48590.1311937196" calcext:value-type="float">
            <text:p>48590</text:p>
          </table:table-cell>
          <table:table-cell table:style-name="ce7" table:formula="of:=temp_out + [.F137] / burner_heat_mass" office:value-type="float" office:value="117.180262387439" calcext:value-type="float">
            <text:p>117.2</text:p>
          </table:table-cell>
          <table:table-cell table:style-name="ce7" table:formula="of:=[.G137]-[.W136]" office:value-type="float" office:value="14.5844250207885" calcext:value-type="float">
            <text:p>14.6</text:p>
          </table:table-cell>
          <table:table-cell table:style-name="ce5" table:formula="of:=thermagon_k * burner_A * [.H137] / thermagon_L" office:value-type="float" office:value="1911.8666412455" calcext:value-type="float">
            <text:p>1912</text:p>
          </table:table-cell>
          <table:table-cell table:style-name="ce5" table:formula="of:=[.I137]/C_per_s_to_W*time_incr" office:value-type="float" office:value="2739.84901296289" calcext:value-type="float">
            <text:p>2740</text:p>
          </table:table-cell>
          <table:table-cell table:style-name="ce7" table:formula="of:=[.J136]" office:value-type="float" office:value="2738.22223493679" calcext:value-type="float">
            <text:p>2738.2</text:p>
          </table:table-cell>
          <table:table-cell table:style-name="ce7" table:formula="of:=[.K136]" office:value-type="float" office:value="2736.58768954846" calcext:value-type="float">
            <text:p>2736.6</text:p>
          </table:table-cell>
          <table:table-cell table:style-name="ce7" table:formula="of:=[.L136]" office:value-type="float" office:value="2734.94533971115" calcext:value-type="float">
            <text:p>2734.9</text:p>
          </table:table-cell>
          <table:table-cell table:style-name="ce7" table:formula="of:=[.M136]" office:value-type="float" office:value="2733.29514816103" calcext:value-type="float">
            <text:p>2733.3</text:p>
          </table:table-cell>
          <table:table-cell table:style-name="ce7" table:formula="of:=[.N136]" office:value-type="float" office:value="2731.63707745635" calcext:value-type="float">
            <text:p>2731.6</text:p>
          </table:table-cell>
          <table:table-cell table:style-name="ce7" table:formula="of:=[.O136]" office:value-type="float" office:value="2729.97108997657" calcext:value-type="float">
            <text:p>2730.0</text:p>
          </table:table-cell>
          <table:table-cell table:style-name="ce7" table:formula="of:=[.P136]" office:value-type="float" office:value="2728.29714792154" calcext:value-type="float">
            <text:p>2728.3</text:p>
          </table:table-cell>
          <table:table-cell table:style-name="ce7" table:formula="of:=[.Q136]" office:value-type="float" office:value="2726.61521331063" calcext:value-type="float">
            <text:p>2726.6</text:p>
          </table:table-cell>
          <table:table-cell table:style-name="ce7" table:formula="of:=[.R136]" office:value-type="float" office:value="2724.92524798185" calcext:value-type="float">
            <text:p>2724.9</text:p>
          </table:table-cell>
          <table:table-cell table:style-name="ce5" table:formula="of:=SUMPRODUCT([.J137:.S137];pot_heat_diffusion)" office:value-type="float" office:value="2732.45110644255" calcext:value-type="float">
            <text:p>2732</text:p>
          </table:table-cell>
          <table:table-cell table:style-name="ce5" table:formula="of:=[.V136]*leakage_out" office:value-type="float" office:value="1406.96673262996" calcext:value-type="float">
            <text:p>1407</text:p>
          </table:table-cell>
          <table:table-cell table:style-name="ce5" table:formula="of:=[.V136]+[.T137]-[.U137]" office:value-type="float" office:value="235819.939812139" calcext:value-type="float">
            <text:p>235820</text:p>
          </table:table-cell>
          <table:table-cell table:style-name="ce12" table:formula="of:= temp_out + [.V137]/pot_water_mass" office:value-type="float" office:value="103.062711909875" calcext:value-type="float">
            <text:p>103.1</text:p>
          </table:table-cell>
          <table:table-cell table:style-name="ce7" table:formula="of:=IF([.G137]&gt;thermagon_temp_max;0;IF([.W13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3" table:formula="of:=burner_C_per_s * [.X137]/100 * time_incr" office:value-type="float" office:value="2149.61306964746" calcext:value-type="float">
            <text:p>2150</text:p>
          </table:table-cell>
          <table:table-cell table:style-name="ce3" table:formula="of:=[.B138]" office:value-type="float" office:value="2149.61306964746" calcext:value-type="float">
            <text:p>2150</text:p>
          </table:table-cell>
          <table:table-cell table:style-name="ce3" table:formula="of:=[.C137]" office:value-type="float" office:value="2149.61306964746" calcext:value-type="float">
            <text:p>2150</text:p>
          </table:table-cell>
          <table:table-cell table:style-name="ce5" table:formula="of:=SUMPRODUCT([.B138:.D138];burner_heat_diffusion)" office:value-type="float" office:value="2149.61306964746" calcext:value-type="float">
            <text:p>2150</text:p>
          </table:table-cell>
          <table:table-cell table:formula="of:=[.F137]+[.E138]-[.I137]" office:value-type="float" office:value="48827.8776221216" calcext:value-type="float">
            <text:p>48828</text:p>
          </table:table-cell>
          <table:table-cell table:style-name="ce7" table:formula="of:=temp_out + [.F138] / burner_heat_mass" office:value-type="float" office:value="117.655755244243" calcext:value-type="float">
            <text:p>117.7</text:p>
          </table:table-cell>
          <table:table-cell table:style-name="ce7" table:formula="of:=[.G138]-[.W137]" office:value-type="float" office:value="14.5930433343678" calcext:value-type="float">
            <text:p>14.6</text:p>
          </table:table-cell>
          <table:table-cell table:style-name="ce5" table:formula="of:=thermagon_k * burner_A * [.H138] / thermagon_L" office:value-type="float" office:value="1912.99641264291" calcext:value-type="float">
            <text:p>1913</text:p>
          </table:table-cell>
          <table:table-cell table:style-name="ce5" table:formula="of:=[.I138]/C_per_s_to_W*time_incr" office:value-type="float" office:value="2741.46806053728" calcext:value-type="float">
            <text:p>2741</text:p>
          </table:table-cell>
          <table:table-cell table:style-name="ce7" table:formula="of:=[.J137]" office:value-type="float" office:value="2739.84901296289" calcext:value-type="float">
            <text:p>2739.8</text:p>
          </table:table-cell>
          <table:table-cell table:style-name="ce7" table:formula="of:=[.K137]" office:value-type="float" office:value="2738.22223493679" calcext:value-type="float">
            <text:p>2738.2</text:p>
          </table:table-cell>
          <table:table-cell table:style-name="ce7" table:formula="of:=[.L137]" office:value-type="float" office:value="2736.58768954846" calcext:value-type="float">
            <text:p>2736.6</text:p>
          </table:table-cell>
          <table:table-cell table:style-name="ce7" table:formula="of:=[.M137]" office:value-type="float" office:value="2734.94533971115" calcext:value-type="float">
            <text:p>2734.9</text:p>
          </table:table-cell>
          <table:table-cell table:style-name="ce7" table:formula="of:=[.N137]" office:value-type="float" office:value="2733.29514816103" calcext:value-type="float">
            <text:p>2733.3</text:p>
          </table:table-cell>
          <table:table-cell table:style-name="ce7" table:formula="of:=[.O137]" office:value-type="float" office:value="2731.63707745635" calcext:value-type="float">
            <text:p>2731.6</text:p>
          </table:table-cell>
          <table:table-cell table:style-name="ce7" table:formula="of:=[.P137]" office:value-type="float" office:value="2729.97108997657" calcext:value-type="float">
            <text:p>2730.0</text:p>
          </table:table-cell>
          <table:table-cell table:style-name="ce7" table:formula="of:=[.Q137]" office:value-type="float" office:value="2728.29714792154" calcext:value-type="float">
            <text:p>2728.3</text:p>
          </table:table-cell>
          <table:table-cell table:style-name="ce7" table:formula="of:=[.R137]" office:value-type="float" office:value="2726.61521331063" calcext:value-type="float">
            <text:p>2726.6</text:p>
          </table:table-cell>
          <table:table-cell table:style-name="ce5" table:formula="of:=SUMPRODUCT([.J138:.S138];pot_heat_diffusion)" office:value-type="float" office:value="2734.10530888023" calcext:value-type="float">
            <text:p>2734</text:p>
          </table:table-cell>
          <table:table-cell table:style-name="ce5" table:formula="of:=[.V137]*leakage_out" office:value-type="float" office:value="1414.91963887283" calcext:value-type="float">
            <text:p>1415</text:p>
          </table:table-cell>
          <table:table-cell table:style-name="ce5" table:formula="of:=[.V137]+[.T138]-[.U138]" office:value-type="float" office:value="237139.125482146" calcext:value-type="float">
            <text:p>237139</text:p>
          </table:table-cell>
          <table:table-cell table:style-name="ce12" table:formula="of:= temp_out + [.V138]/pot_water_mass" office:value-type="float" office:value="103.527367864545" calcext:value-type="float">
            <text:p>103.5</text:p>
          </table:table-cell>
          <table:table-cell table:style-name="ce7" table:formula="of:=IF([.G138]&gt;thermagon_temp_max;0;IF([.W13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3" table:formula="of:=burner_C_per_s * [.X138]/100 * time_incr" office:value-type="float" office:value="2149.61306964746" calcext:value-type="float">
            <text:p>2150</text:p>
          </table:table-cell>
          <table:table-cell table:style-name="ce3" table:formula="of:=[.B139]" office:value-type="float" office:value="2149.61306964746" calcext:value-type="float">
            <text:p>2150</text:p>
          </table:table-cell>
          <table:table-cell table:style-name="ce3" table:formula="of:=[.C138]" office:value-type="float" office:value="2149.61306964746" calcext:value-type="float">
            <text:p>2150</text:p>
          </table:table-cell>
          <table:table-cell table:style-name="ce5" table:formula="of:=SUMPRODUCT([.B139:.D139];burner_heat_diffusion)" office:value-type="float" office:value="2149.61306964746" calcext:value-type="float">
            <text:p>2150</text:p>
          </table:table-cell>
          <table:table-cell table:formula="of:=[.F138]+[.E139]-[.I138]" office:value-type="float" office:value="49064.4942791261" calcext:value-type="float">
            <text:p>49064</text:p>
          </table:table-cell>
          <table:table-cell table:style-name="ce7" table:formula="of:=temp_out + [.F139] / burner_heat_mass" office:value-type="float" office:value="118.128988558252" calcext:value-type="float">
            <text:p>118.1</text:p>
          </table:table-cell>
          <table:table-cell table:style-name="ce7" table:formula="of:=[.G139]-[.W138]" office:value-type="float" office:value="14.6016206937076" calcext:value-type="float">
            <text:p>14.6</text:p>
          </table:table-cell>
          <table:table-cell table:style-name="ce5" table:formula="of:=thermagon_k * burner_A * [.H139] / thermagon_L" office:value-type="float" office:value="1914.12081536489" calcext:value-type="float">
            <text:p>1914</text:p>
          </table:table-cell>
          <table:table-cell table:style-name="ce5" table:formula="of:=[.I139]/C_per_s_to_W*time_incr" office:value-type="float" office:value="2743.07941439508" calcext:value-type="float">
            <text:p>2743</text:p>
          </table:table-cell>
          <table:table-cell table:style-name="ce7" table:formula="of:=[.J138]" office:value-type="float" office:value="2741.46806053728" calcext:value-type="float">
            <text:p>2741.5</text:p>
          </table:table-cell>
          <table:table-cell table:style-name="ce7" table:formula="of:=[.K138]" office:value-type="float" office:value="2739.84901296289" calcext:value-type="float">
            <text:p>2739.8</text:p>
          </table:table-cell>
          <table:table-cell table:style-name="ce7" table:formula="of:=[.L138]" office:value-type="float" office:value="2738.22223493679" calcext:value-type="float">
            <text:p>2738.2</text:p>
          </table:table-cell>
          <table:table-cell table:style-name="ce7" table:formula="of:=[.M138]" office:value-type="float" office:value="2736.58768954846" calcext:value-type="float">
            <text:p>2736.6</text:p>
          </table:table-cell>
          <table:table-cell table:style-name="ce7" table:formula="of:=[.N138]" office:value-type="float" office:value="2734.94533971115" calcext:value-type="float">
            <text:p>2734.9</text:p>
          </table:table-cell>
          <table:table-cell table:style-name="ce7" table:formula="of:=[.O138]" office:value-type="float" office:value="2733.29514816103" calcext:value-type="float">
            <text:p>2733.3</text:p>
          </table:table-cell>
          <table:table-cell table:style-name="ce7" table:formula="of:=[.P138]" office:value-type="float" office:value="2731.63707745635" calcext:value-type="float">
            <text:p>2731.6</text:p>
          </table:table-cell>
          <table:table-cell table:style-name="ce7" table:formula="of:=[.Q138]" office:value-type="float" office:value="2729.97108997657" calcext:value-type="float">
            <text:p>2730.0</text:p>
          </table:table-cell>
          <table:table-cell table:style-name="ce7" table:formula="of:=[.R138]" office:value-type="float" office:value="2728.29714792154" calcext:value-type="float">
            <text:p>2728.3</text:p>
          </table:table-cell>
          <table:table-cell table:style-name="ce5" table:formula="of:=SUMPRODUCT([.J139:.S139];pot_heat_diffusion)" office:value-type="float" office:value="2735.75165054535" calcext:value-type="float">
            <text:p>2736</text:p>
          </table:table-cell>
          <table:table-cell table:style-name="ce5" table:formula="of:=[.V138]*leakage_out" office:value-type="float" office:value="1422.83475289288" calcext:value-type="float">
            <text:p>1423</text:p>
          </table:table-cell>
          <table:table-cell table:style-name="ce5" table:formula="of:=[.V138]+[.T139]-[.U139]" office:value-type="float" office:value="238452.042379799" calcext:value-type="float">
            <text:p>238452</text:p>
          </table:table-cell>
          <table:table-cell table:style-name="ce12" table:formula="of:= temp_out + [.V139]/pot_water_mass" office:value-type="float" office:value="103.989815773395" calcext:value-type="float">
            <text:p>104.0</text:p>
          </table:table-cell>
          <table:table-cell table:style-name="ce7" table:formula="of:=IF([.G139]&gt;thermagon_temp_max;0;IF([.W13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3" table:formula="of:=burner_C_per_s * [.X139]/100 * time_incr" office:value-type="float" office:value="2149.61306964746" calcext:value-type="float">
            <text:p>2150</text:p>
          </table:table-cell>
          <table:table-cell table:style-name="ce3" table:formula="of:=[.B140]" office:value-type="float" office:value="2149.61306964746" calcext:value-type="float">
            <text:p>2150</text:p>
          </table:table-cell>
          <table:table-cell table:style-name="ce3" table:formula="of:=[.C139]" office:value-type="float" office:value="2149.61306964746" calcext:value-type="float">
            <text:p>2150</text:p>
          </table:table-cell>
          <table:table-cell table:style-name="ce5" table:formula="of:=SUMPRODUCT([.B140:.D140];burner_heat_diffusion)" office:value-type="float" office:value="2149.61306964746" calcext:value-type="float">
            <text:p>2150</text:p>
          </table:table-cell>
          <table:table-cell table:formula="of:=[.F139]+[.E140]-[.I139]" office:value-type="float" office:value="49299.9865334087" calcext:value-type="float">
            <text:p>49300</text:p>
          </table:table-cell>
          <table:table-cell table:style-name="ce7" table:formula="of:=temp_out + [.F140] / burner_heat_mass" office:value-type="float" office:value="118.599973066817" calcext:value-type="float">
            <text:p>118.6</text:p>
          </table:table-cell>
          <table:table-cell table:style-name="ce7" table:formula="of:=[.G140]-[.W139]" office:value-type="float" office:value="14.6101572934225" calcext:value-type="float">
            <text:p>14.6</text:p>
          </table:table-cell>
          <table:table-cell table:style-name="ce5" table:formula="of:=thermagon_k * burner_A * [.H140] / thermagon_L" office:value-type="float" office:value="1915.23987492338" calcext:value-type="float">
            <text:p>1915</text:p>
          </table:table-cell>
          <table:table-cell table:style-name="ce5" table:formula="of:=[.I140]/C_per_s_to_W*time_incr" office:value-type="float" office:value="2744.68311109684" calcext:value-type="float">
            <text:p>2745</text:p>
          </table:table-cell>
          <table:table-cell table:style-name="ce7" table:formula="of:=[.J139]" office:value-type="float" office:value="2743.07941439508" calcext:value-type="float">
            <text:p>2743.1</text:p>
          </table:table-cell>
          <table:table-cell table:style-name="ce7" table:formula="of:=[.K139]" office:value-type="float" office:value="2741.46806053728" calcext:value-type="float">
            <text:p>2741.5</text:p>
          </table:table-cell>
          <table:table-cell table:style-name="ce7" table:formula="of:=[.L139]" office:value-type="float" office:value="2739.84901296289" calcext:value-type="float">
            <text:p>2739.8</text:p>
          </table:table-cell>
          <table:table-cell table:style-name="ce7" table:formula="of:=[.M139]" office:value-type="float" office:value="2738.22223493679" calcext:value-type="float">
            <text:p>2738.2</text:p>
          </table:table-cell>
          <table:table-cell table:style-name="ce7" table:formula="of:=[.N139]" office:value-type="float" office:value="2736.58768954846" calcext:value-type="float">
            <text:p>2736.6</text:p>
          </table:table-cell>
          <table:table-cell table:style-name="ce7" table:formula="of:=[.O139]" office:value-type="float" office:value="2734.94533971115" calcext:value-type="float">
            <text:p>2734.9</text:p>
          </table:table-cell>
          <table:table-cell table:style-name="ce7" table:formula="of:=[.P139]" office:value-type="float" office:value="2733.29514816103" calcext:value-type="float">
            <text:p>2733.3</text:p>
          </table:table-cell>
          <table:table-cell table:style-name="ce7" table:formula="of:=[.Q139]" office:value-type="float" office:value="2731.63707745635" calcext:value-type="float">
            <text:p>2731.6</text:p>
          </table:table-cell>
          <table:table-cell table:style-name="ce7" table:formula="of:=[.R139]" office:value-type="float" office:value="2729.97108997657" calcext:value-type="float">
            <text:p>2730.0</text:p>
          </table:table-cell>
          <table:table-cell table:style-name="ce5" table:formula="of:=SUMPRODUCT([.J140:.S140];pot_heat_diffusion)" office:value-type="float" office:value="2737.39016879232" calcext:value-type="float">
            <text:p>2737</text:p>
          </table:table-cell>
          <table:table-cell table:style-name="ce5" table:formula="of:=[.V139]*leakage_out" office:value-type="float" office:value="1430.71225427879" calcext:value-type="float">
            <text:p>1431</text:p>
          </table:table-cell>
          <table:table-cell table:style-name="ce5" table:formula="of:=[.V139]+[.T140]-[.U140]" office:value-type="float" office:value="239758.720294312" calcext:value-type="float">
            <text:p>239759</text:p>
          </table:table-cell>
          <table:table-cell table:style-name="ce12" table:formula="of:= temp_out + [.V140]/pot_water_mass" office:value-type="float" office:value="104.450066129063" calcext:value-type="float">
            <text:p>104.5</text:p>
          </table:table-cell>
          <table:table-cell table:style-name="ce7" table:formula="of:=IF([.G140]&gt;thermagon_temp_max;0;IF([.W14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 table:formula="of:=burner_C_per_s * [.X140]/100 * time_incr" office:value-type="float" office:value="2149.61306964746" calcext:value-type="float">
            <text:p>2150</text:p>
          </table:table-cell>
          <table:table-cell table:style-name="ce3" table:formula="of:=[.B141]" office:value-type="float" office:value="2149.61306964746" calcext:value-type="float">
            <text:p>2150</text:p>
          </table:table-cell>
          <table:table-cell table:style-name="ce3" table:formula="of:=[.C140]" office:value-type="float" office:value="2149.61306964746" calcext:value-type="float">
            <text:p>2150</text:p>
          </table:table-cell>
          <table:table-cell table:style-name="ce5" table:formula="of:=SUMPRODUCT([.B141:.D141];burner_heat_diffusion)" office:value-type="float" office:value="2149.61306964746" calcext:value-type="float">
            <text:p>2150</text:p>
          </table:table-cell>
          <table:table-cell table:formula="of:=[.F140]+[.E141]-[.I140]" office:value-type="float" office:value="49534.3597281328" calcext:value-type="float">
            <text:p>49534</text:p>
          </table:table-cell>
          <table:table-cell table:style-name="ce7" table:formula="of:=temp_out + [.F141] / burner_heat_mass" office:value-type="float" office:value="119.068719456266" calcext:value-type="float">
            <text:p>119.1</text:p>
          </table:table-cell>
          <table:table-cell table:style-name="ce7" table:formula="of:=[.G141]-[.W140]" office:value-type="float" office:value="14.6186533272023" calcext:value-type="float">
            <text:p>14.6</text:p>
          </table:table-cell>
          <table:table-cell table:style-name="ce5" table:formula="of:=thermagon_k * burner_A * [.H141] / thermagon_L" office:value-type="float" office:value="1916.35361670911" calcext:value-type="float">
            <text:p>1916</text:p>
          </table:table-cell>
          <table:table-cell table:style-name="ce5" table:formula="of:=[.I141]/C_per_s_to_W*time_incr" office:value-type="float" office:value="2746.27918702939" calcext:value-type="float">
            <text:p>2746</text:p>
          </table:table-cell>
          <table:table-cell table:style-name="ce7" table:formula="of:=[.J140]" office:value-type="float" office:value="2744.68311109684" calcext:value-type="float">
            <text:p>2744.7</text:p>
          </table:table-cell>
          <table:table-cell table:style-name="ce7" table:formula="of:=[.K140]" office:value-type="float" office:value="2743.07941439508" calcext:value-type="float">
            <text:p>2743.1</text:p>
          </table:table-cell>
          <table:table-cell table:style-name="ce7" table:formula="of:=[.L140]" office:value-type="float" office:value="2741.46806053728" calcext:value-type="float">
            <text:p>2741.5</text:p>
          </table:table-cell>
          <table:table-cell table:style-name="ce7" table:formula="of:=[.M140]" office:value-type="float" office:value="2739.84901296289" calcext:value-type="float">
            <text:p>2739.8</text:p>
          </table:table-cell>
          <table:table-cell table:style-name="ce7" table:formula="of:=[.N140]" office:value-type="float" office:value="2738.22223493679" calcext:value-type="float">
            <text:p>2738.2</text:p>
          </table:table-cell>
          <table:table-cell table:style-name="ce7" table:formula="of:=[.O140]" office:value-type="float" office:value="2736.58768954846" calcext:value-type="float">
            <text:p>2736.6</text:p>
          </table:table-cell>
          <table:table-cell table:style-name="ce7" table:formula="of:=[.P140]" office:value-type="float" office:value="2734.94533971115" calcext:value-type="float">
            <text:p>2734.9</text:p>
          </table:table-cell>
          <table:table-cell table:style-name="ce7" table:formula="of:=[.Q140]" office:value-type="float" office:value="2733.29514816103" calcext:value-type="float">
            <text:p>2733.3</text:p>
          </table:table-cell>
          <table:table-cell table:style-name="ce7" table:formula="of:=[.R140]" office:value-type="float" office:value="2731.63707745635" calcext:value-type="float">
            <text:p>2731.6</text:p>
          </table:table-cell>
          <table:table-cell table:style-name="ce5" table:formula="of:=SUMPRODUCT([.J141:.S141];pot_heat_diffusion)" office:value-type="float" office:value="2739.02090079804" calcext:value-type="float">
            <text:p>2739</text:p>
          </table:table-cell>
          <table:table-cell table:style-name="ce5" table:formula="of:=[.V140]*leakage_out" office:value-type="float" office:value="1438.55232176587" calcext:value-type="float">
            <text:p>1439</text:p>
          </table:table-cell>
          <table:table-cell table:style-name="ce5" table:formula="of:=[.V140]+[.T141]-[.U141]" office:value-type="float" office:value="241059.188873344" calcext:value-type="float">
            <text:p>241059</text:p>
          </table:table-cell>
          <table:table-cell table:style-name="ce12" table:formula="of:= temp_out + [.V141]/pot_water_mass" office:value-type="float" office:value="104.908129374326" calcext:value-type="float">
            <text:p>104.9</text:p>
          </table:table-cell>
          <table:table-cell table:style-name="ce7" table:formula="of:=IF([.G141]&gt;thermagon_temp_max;0;IF([.W14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" table:formula="of:=burner_C_per_s * [.X141]/100 * time_incr" office:value-type="float" office:value="2149.61306964746" calcext:value-type="float">
            <text:p>2150</text:p>
          </table:table-cell>
          <table:table-cell table:style-name="ce3" table:formula="of:=[.B142]" office:value-type="float" office:value="2149.61306964746" calcext:value-type="float">
            <text:p>2150</text:p>
          </table:table-cell>
          <table:table-cell table:style-name="ce3" table:formula="of:=[.C141]" office:value-type="float" office:value="2149.61306964746" calcext:value-type="float">
            <text:p>2150</text:p>
          </table:table-cell>
          <table:table-cell table:style-name="ce5" table:formula="of:=SUMPRODUCT([.B142:.D142];burner_heat_diffusion)" office:value-type="float" office:value="2149.61306964746" calcext:value-type="float">
            <text:p>2150</text:p>
          </table:table-cell>
          <table:table-cell table:formula="of:=[.F141]+[.E142]-[.I141]" office:value-type="float" office:value="49767.6191810711" calcext:value-type="float">
            <text:p>49768</text:p>
          </table:table-cell>
          <table:table-cell table:style-name="ce7" table:formula="of:=temp_out + [.F142] / burner_heat_mass" office:value-type="float" office:value="119.535238362142" calcext:value-type="float">
            <text:p>119.5</text:p>
          </table:table-cell>
          <table:table-cell table:style-name="ce7" table:formula="of:=[.G142]-[.W141]" office:value-type="float" office:value="14.6271089878164" calcext:value-type="float">
            <text:p>14.6</text:p>
          </table:table-cell>
          <table:table-cell table:style-name="ce5" table:formula="of:=thermagon_k * burner_A * [.H142] / thermagon_L" office:value-type="float" office:value="1917.46206599214" calcext:value-type="float">
            <text:p>1917</text:p>
          </table:table-cell>
          <table:table-cell table:style-name="ce5" table:formula="of:=[.I142]/C_per_s_to_W*time_incr" office:value-type="float" office:value="2747.86767840661" calcext:value-type="float">
            <text:p>2748</text:p>
          </table:table-cell>
          <table:table-cell table:style-name="ce7" table:formula="of:=[.J141]" office:value-type="float" office:value="2746.27918702939" calcext:value-type="float">
            <text:p>2746.3</text:p>
          </table:table-cell>
          <table:table-cell table:style-name="ce7" table:formula="of:=[.K141]" office:value-type="float" office:value="2744.68311109684" calcext:value-type="float">
            <text:p>2744.7</text:p>
          </table:table-cell>
          <table:table-cell table:style-name="ce7" table:formula="of:=[.L141]" office:value-type="float" office:value="2743.07941439508" calcext:value-type="float">
            <text:p>2743.1</text:p>
          </table:table-cell>
          <table:table-cell table:style-name="ce7" table:formula="of:=[.M141]" office:value-type="float" office:value="2741.46806053728" calcext:value-type="float">
            <text:p>2741.5</text:p>
          </table:table-cell>
          <table:table-cell table:style-name="ce7" table:formula="of:=[.N141]" office:value-type="float" office:value="2739.84901296289" calcext:value-type="float">
            <text:p>2739.8</text:p>
          </table:table-cell>
          <table:table-cell table:style-name="ce7" table:formula="of:=[.O141]" office:value-type="float" office:value="2738.22223493679" calcext:value-type="float">
            <text:p>2738.2</text:p>
          </table:table-cell>
          <table:table-cell table:style-name="ce7" table:formula="of:=[.P141]" office:value-type="float" office:value="2736.58768954846" calcext:value-type="float">
            <text:p>2736.6</text:p>
          </table:table-cell>
          <table:table-cell table:style-name="ce7" table:formula="of:=[.Q141]" office:value-type="float" office:value="2734.94533971115" calcext:value-type="float">
            <text:p>2734.9</text:p>
          </table:table-cell>
          <table:table-cell table:style-name="ce7" table:formula="of:=[.R141]" office:value-type="float" office:value="2733.29514816103" calcext:value-type="float">
            <text:p>2733.3</text:p>
          </table:table-cell>
          <table:table-cell table:style-name="ce5" table:formula="of:=SUMPRODUCT([.J142:.S142];pot_heat_diffusion)" office:value-type="float" office:value="2740.64388356272" calcext:value-type="float">
            <text:p>2741</text:p>
          </table:table-cell>
          <table:table-cell table:style-name="ce5" table:formula="of:=[.V141]*leakage_out" office:value-type="float" office:value="1446.35513324007" calcext:value-type="float">
            <text:p>1446</text:p>
          </table:table-cell>
          <table:table-cell table:style-name="ce5" table:formula="of:=[.V141]+[.T142]-[.U142]" office:value-type="float" office:value="242353.477623667" calcext:value-type="float">
            <text:p>242353</text:p>
          </table:table-cell>
          <table:table-cell table:style-name="ce12" table:formula="of:= temp_out + [.V142]/pot_water_mass" office:value-type="float" office:value="105.364015902335" calcext:value-type="float">
            <text:p>105.4</text:p>
          </table:table-cell>
          <table:table-cell table:style-name="ce7" table:formula="of:=IF([.G142]&gt;thermagon_temp_max;0;IF([.W14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table:formula="of:=burner_C_per_s * [.X142]/100 * time_incr" office:value-type="float" office:value="2149.61306964746" calcext:value-type="float">
            <text:p>2150</text:p>
          </table:table-cell>
          <table:table-cell table:style-name="ce3" table:formula="of:=[.B143]" office:value-type="float" office:value="2149.61306964746" calcext:value-type="float">
            <text:p>2150</text:p>
          </table:table-cell>
          <table:table-cell table:style-name="ce3" table:formula="of:=[.C142]" office:value-type="float" office:value="2149.61306964746" calcext:value-type="float">
            <text:p>2150</text:p>
          </table:table-cell>
          <table:table-cell table:style-name="ce5" table:formula="of:=SUMPRODUCT([.B143:.D143];burner_heat_diffusion)" office:value-type="float" office:value="2149.61306964746" calcext:value-type="float">
            <text:p>2150</text:p>
          </table:table-cell>
          <table:table-cell table:formula="of:=[.F142]+[.E143]-[.I142]" office:value-type="float" office:value="49999.7701847265" calcext:value-type="float">
            <text:p>50000</text:p>
          </table:table-cell>
          <table:table-cell table:style-name="ce7" table:formula="of:=temp_out + [.F143] / burner_heat_mass" office:value-type="float" office:value="119.999540369453" calcext:value-type="float">
            <text:p>120.0</text:p>
          </table:table-cell>
          <table:table-cell table:style-name="ce7" table:formula="of:=[.G143]-[.W142]" office:value-type="float" office:value="14.6355244671181" calcext:value-type="float">
            <text:p>14.6</text:p>
          </table:table-cell>
          <table:table-cell table:style-name="ce5" table:formula="of:=thermagon_k * burner_A * [.H143] / thermagon_L" office:value-type="float" office:value="1918.56524792245" calcext:value-type="float">
            <text:p>1919</text:p>
          </table:table-cell>
          <table:table-cell table:style-name="ce5" table:formula="of:=[.I143]/C_per_s_to_W*time_incr" office:value-type="float" office:value="2749.44862127035" calcext:value-type="float">
            <text:p>2749</text:p>
          </table:table-cell>
          <table:table-cell table:style-name="ce7" table:formula="of:=[.J142]" office:value-type="float" office:value="2747.86767840661" calcext:value-type="float">
            <text:p>2747.9</text:p>
          </table:table-cell>
          <table:table-cell table:style-name="ce7" table:formula="of:=[.K142]" office:value-type="float" office:value="2746.27918702939" calcext:value-type="float">
            <text:p>2746.3</text:p>
          </table:table-cell>
          <table:table-cell table:style-name="ce7" table:formula="of:=[.L142]" office:value-type="float" office:value="2744.68311109684" calcext:value-type="float">
            <text:p>2744.7</text:p>
          </table:table-cell>
          <table:table-cell table:style-name="ce7" table:formula="of:=[.M142]" office:value-type="float" office:value="2743.07941439508" calcext:value-type="float">
            <text:p>2743.1</text:p>
          </table:table-cell>
          <table:table-cell table:style-name="ce7" table:formula="of:=[.N142]" office:value-type="float" office:value="2741.46806053728" calcext:value-type="float">
            <text:p>2741.5</text:p>
          </table:table-cell>
          <table:table-cell table:style-name="ce7" table:formula="of:=[.O142]" office:value-type="float" office:value="2739.84901296289" calcext:value-type="float">
            <text:p>2739.8</text:p>
          </table:table-cell>
          <table:table-cell table:style-name="ce7" table:formula="of:=[.P142]" office:value-type="float" office:value="2738.22223493679" calcext:value-type="float">
            <text:p>2738.2</text:p>
          </table:table-cell>
          <table:table-cell table:style-name="ce7" table:formula="of:=[.Q142]" office:value-type="float" office:value="2736.58768954846" calcext:value-type="float">
            <text:p>2736.6</text:p>
          </table:table-cell>
          <table:table-cell table:style-name="ce7" table:formula="of:=[.R142]" office:value-type="float" office:value="2734.94533971115" calcext:value-type="float">
            <text:p>2734.9</text:p>
          </table:table-cell>
          <table:table-cell table:style-name="ce5" table:formula="of:=SUMPRODUCT([.J143:.S143];pot_heat_diffusion)" office:value-type="float" office:value="2742.25915391079" calcext:value-type="float">
            <text:p>2742</text:p>
          </table:table-cell>
          <table:table-cell table:style-name="ce5" table:formula="of:=[.V142]*leakage_out" office:value-type="float" office:value="1454.120865742" calcext:value-type="float">
            <text:p>1454</text:p>
          </table:table-cell>
          <table:table-cell table:style-name="ce5" table:formula="of:=[.V142]+[.T143]-[.U143]" office:value-type="float" office:value="243641.615911836" calcext:value-type="float">
            <text:p>243642</text:p>
          </table:table-cell>
          <table:table-cell table:style-name="ce12" table:formula="of:= temp_out + [.V143]/pot_water_mass" office:value-type="float" office:value="105.817736056854" calcext:value-type="float">
            <text:p>105.8</text:p>
          </table:table-cell>
          <table:table-cell table:style-name="ce7" table:formula="of:=IF([.G143]&gt;thermagon_temp_max;0;IF([.W14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" table:formula="of:=burner_C_per_s * [.X143]/100 * time_incr" office:value-type="float" office:value="2149.61306964746" calcext:value-type="float">
            <text:p>2150</text:p>
          </table:table-cell>
          <table:table-cell table:style-name="ce3" table:formula="of:=[.B144]" office:value-type="float" office:value="2149.61306964746" calcext:value-type="float">
            <text:p>2150</text:p>
          </table:table-cell>
          <table:table-cell table:style-name="ce3" table:formula="of:=[.C143]" office:value-type="float" office:value="2149.61306964746" calcext:value-type="float">
            <text:p>2150</text:p>
          </table:table-cell>
          <table:table-cell table:style-name="ce5" table:formula="of:=SUMPRODUCT([.B144:.D144];burner_heat_diffusion)" office:value-type="float" office:value="2149.61306964746" calcext:value-type="float">
            <text:p>2150</text:p>
          </table:table-cell>
          <table:table-cell table:formula="of:=[.F143]+[.E144]-[.I143]" office:value-type="float" office:value="50230.8180064515" calcext:value-type="float">
            <text:p>50231</text:p>
          </table:table-cell>
          <table:table-cell table:style-name="ce7" table:formula="of:=temp_out + [.F144] / burner_heat_mass" office:value-type="float" office:value="120.461636012903" calcext:value-type="float">
            <text:p>120.5</text:p>
          </table:table-cell>
          <table:table-cell table:style-name="ce7" table:formula="of:=[.G144]-[.W143]" office:value-type="float" office:value="14.643899956049" calcext:value-type="float">
            <text:p>14.6</text:p>
          </table:table-cell>
          <table:table-cell table:style-name="ce5" table:formula="of:=thermagon_k * burner_A * [.H144] / thermagon_L" office:value-type="float" office:value="1919.66318753051" calcext:value-type="float">
            <text:p>1920</text:p>
          </table:table-cell>
          <table:table-cell table:style-name="ce5" table:formula="of:=[.I144]/C_per_s_to_W*time_incr" office:value-type="float" office:value="2751.02205149113" calcext:value-type="float">
            <text:p>2751</text:p>
          </table:table-cell>
          <table:table-cell table:style-name="ce7" table:formula="of:=[.J143]" office:value-type="float" office:value="2749.44862127035" calcext:value-type="float">
            <text:p>2749.4</text:p>
          </table:table-cell>
          <table:table-cell table:style-name="ce7" table:formula="of:=[.K143]" office:value-type="float" office:value="2747.86767840661" calcext:value-type="float">
            <text:p>2747.9</text:p>
          </table:table-cell>
          <table:table-cell table:style-name="ce7" table:formula="of:=[.L143]" office:value-type="float" office:value="2746.27918702939" calcext:value-type="float">
            <text:p>2746.3</text:p>
          </table:table-cell>
          <table:table-cell table:style-name="ce7" table:formula="of:=[.M143]" office:value-type="float" office:value="2744.68311109684" calcext:value-type="float">
            <text:p>2744.7</text:p>
          </table:table-cell>
          <table:table-cell table:style-name="ce7" table:formula="of:=[.N143]" office:value-type="float" office:value="2743.07941439508" calcext:value-type="float">
            <text:p>2743.1</text:p>
          </table:table-cell>
          <table:table-cell table:style-name="ce7" table:formula="of:=[.O143]" office:value-type="float" office:value="2741.46806053728" calcext:value-type="float">
            <text:p>2741.5</text:p>
          </table:table-cell>
          <table:table-cell table:style-name="ce7" table:formula="of:=[.P143]" office:value-type="float" office:value="2739.84901296289" calcext:value-type="float">
            <text:p>2739.8</text:p>
          </table:table-cell>
          <table:table-cell table:style-name="ce7" table:formula="of:=[.Q143]" office:value-type="float" office:value="2738.22223493679" calcext:value-type="float">
            <text:p>2738.2</text:p>
          </table:table-cell>
          <table:table-cell table:style-name="ce7" table:formula="of:=[.R143]" office:value-type="float" office:value="2736.58768954846" calcext:value-type="float">
            <text:p>2736.6</text:p>
          </table:table-cell>
          <table:table-cell table:style-name="ce5" table:formula="of:=SUMPRODUCT([.J144:.S144];pot_heat_diffusion)" office:value-type="float" office:value="2743.86674849164" calcext:value-type="float">
            <text:p>2744</text:p>
          </table:table-cell>
          <table:table-cell table:style-name="ce5" table:formula="of:=[.V143]*leakage_out" office:value-type="float" office:value="1461.84969547101" calcext:value-type="float">
            <text:p>1462</text:p>
          </table:table-cell>
          <table:table-cell table:style-name="ce5" table:formula="of:=[.V143]+[.T144]-[.U144]" office:value-type="float" office:value="244923.632964856" calcext:value-type="float">
            <text:p>244924</text:p>
          </table:table-cell>
          <table:table-cell table:style-name="ce12" table:formula="of:= temp_out + [.V144]/pot_water_mass" office:value-type="float" office:value="106.269300132493" calcext:value-type="float">
            <text:p>106.3</text:p>
          </table:table-cell>
          <table:table-cell table:style-name="ce7" table:formula="of:=IF([.G144]&gt;thermagon_temp_max;0;IF([.W14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3" table:formula="of:=burner_C_per_s * [.X144]/100 * time_incr" office:value-type="float" office:value="2149.61306964746" calcext:value-type="float">
            <text:p>2150</text:p>
          </table:table-cell>
          <table:table-cell table:style-name="ce3" table:formula="of:=[.B145]" office:value-type="float" office:value="2149.61306964746" calcext:value-type="float">
            <text:p>2150</text:p>
          </table:table-cell>
          <table:table-cell table:style-name="ce3" table:formula="of:=[.C144]" office:value-type="float" office:value="2149.61306964746" calcext:value-type="float">
            <text:p>2150</text:p>
          </table:table-cell>
          <table:table-cell table:style-name="ce5" table:formula="of:=SUMPRODUCT([.B145:.D145];burner_heat_diffusion)" office:value-type="float" office:value="2149.61306964746" calcext:value-type="float">
            <text:p>2150</text:p>
          </table:table-cell>
          <table:table-cell table:formula="of:=[.F144]+[.E145]-[.I144]" office:value-type="float" office:value="50460.7678885684" calcext:value-type="float">
            <text:p>50461</text:p>
          </table:table-cell>
          <table:table-cell table:style-name="ce7" table:formula="of:=temp_out + [.F145] / burner_heat_mass" office:value-type="float" office:value="120.921535777137" calcext:value-type="float">
            <text:p>120.9</text:p>
          </table:table-cell>
          <table:table-cell table:style-name="ce7" table:formula="of:=[.G145]-[.W144]" office:value-type="float" office:value="14.6522356446435" calcext:value-type="float">
            <text:p>14.7</text:p>
          </table:table-cell>
          <table:table-cell table:style-name="ce5" table:formula="of:=thermagon_k * burner_A * [.H145] / thermagon_L" office:value-type="float" office:value="1920.75590972786" calcext:value-type="float">
            <text:p>1921</text:p>
          </table:table-cell>
          <table:table-cell table:style-name="ce5" table:formula="of:=[.I145]/C_per_s_to_W*time_incr" office:value-type="float" office:value="2752.58800476907" calcext:value-type="float">
            <text:p>2753</text:p>
          </table:table-cell>
          <table:table-cell table:style-name="ce7" table:formula="of:=[.J144]" office:value-type="float" office:value="2751.02205149113" calcext:value-type="float">
            <text:p>2751.0</text:p>
          </table:table-cell>
          <table:table-cell table:style-name="ce7" table:formula="of:=[.K144]" office:value-type="float" office:value="2749.44862127035" calcext:value-type="float">
            <text:p>2749.4</text:p>
          </table:table-cell>
          <table:table-cell table:style-name="ce7" table:formula="of:=[.L144]" office:value-type="float" office:value="2747.86767840661" calcext:value-type="float">
            <text:p>2747.9</text:p>
          </table:table-cell>
          <table:table-cell table:style-name="ce7" table:formula="of:=[.M144]" office:value-type="float" office:value="2746.27918702939" calcext:value-type="float">
            <text:p>2746.3</text:p>
          </table:table-cell>
          <table:table-cell table:style-name="ce7" table:formula="of:=[.N144]" office:value-type="float" office:value="2744.68311109684" calcext:value-type="float">
            <text:p>2744.7</text:p>
          </table:table-cell>
          <table:table-cell table:style-name="ce7" table:formula="of:=[.O144]" office:value-type="float" office:value="2743.07941439508" calcext:value-type="float">
            <text:p>2743.1</text:p>
          </table:table-cell>
          <table:table-cell table:style-name="ce7" table:formula="of:=[.P144]" office:value-type="float" office:value="2741.46806053728" calcext:value-type="float">
            <text:p>2741.5</text:p>
          </table:table-cell>
          <table:table-cell table:style-name="ce7" table:formula="of:=[.Q144]" office:value-type="float" office:value="2739.84901296289" calcext:value-type="float">
            <text:p>2739.8</text:p>
          </table:table-cell>
          <table:table-cell table:style-name="ce7" table:formula="of:=[.R144]" office:value-type="float" office:value="2738.22223493679" calcext:value-type="float">
            <text:p>2738.2</text:p>
          </table:table-cell>
          <table:table-cell table:style-name="ce5" table:formula="of:=SUMPRODUCT([.J145:.S145];pot_heat_diffusion)" office:value-type="float" office:value="2745.46670378056" calcext:value-type="float">
            <text:p>2745</text:p>
          </table:table-cell>
          <table:table-cell table:style-name="ce5" table:formula="of:=[.V144]*leakage_out" office:value-type="float" office:value="1469.54179778914" calcext:value-type="float">
            <text:p>1470</text:p>
          </table:table-cell>
          <table:table-cell table:style-name="ce5" table:formula="of:=[.V144]+[.T145]-[.U145]" office:value-type="float" office:value="246199.557870848" calcext:value-type="float">
            <text:p>246200</text:p>
          </table:table-cell>
          <table:table-cell table:style-name="ce12" table:formula="of:= temp_out + [.V145]/pot_water_mass" office:value-type="float" office:value="106.718718374943" calcext:value-type="float">
            <text:p>106.7</text:p>
          </table:table-cell>
          <table:table-cell table:style-name="ce7" table:formula="of:=IF([.G145]&gt;thermagon_temp_max;0;IF([.W14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3" table:formula="of:=burner_C_per_s * [.X145]/100 * time_incr" office:value-type="float" office:value="2149.61306964746" calcext:value-type="float">
            <text:p>2150</text:p>
          </table:table-cell>
          <table:table-cell table:style-name="ce3" table:formula="of:=[.B146]" office:value-type="float" office:value="2149.61306964746" calcext:value-type="float">
            <text:p>2150</text:p>
          </table:table-cell>
          <table:table-cell table:style-name="ce3" table:formula="of:=[.C145]" office:value-type="float" office:value="2149.61306964746" calcext:value-type="float">
            <text:p>2150</text:p>
          </table:table-cell>
          <table:table-cell table:style-name="ce5" table:formula="of:=SUMPRODUCT([.B146:.D146];burner_heat_diffusion)" office:value-type="float" office:value="2149.61306964746" calcext:value-type="float">
            <text:p>2150</text:p>
          </table:table-cell>
          <table:table-cell table:formula="of:=[.F145]+[.E146]-[.I145]" office:value-type="float" office:value="50689.625048488" calcext:value-type="float">
            <text:p>50690</text:p>
          </table:table-cell>
          <table:table-cell table:style-name="ce7" table:formula="of:=temp_out + [.F146] / burner_heat_mass" office:value-type="float" office:value="121.379250096976" calcext:value-type="float">
            <text:p>121.4</text:p>
          </table:table-cell>
          <table:table-cell table:style-name="ce7" table:formula="of:=[.G146]-[.W145]" office:value-type="float" office:value="14.6605317220329" calcext:value-type="float">
            <text:p>14.7</text:p>
          </table:table-cell>
          <table:table-cell table:style-name="ce5" table:formula="of:=thermagon_k * burner_A * [.H146] / thermagon_L" office:value-type="float" office:value="1921.84343930762" calcext:value-type="float">
            <text:p>1922</text:p>
          </table:table-cell>
          <table:table-cell table:style-name="ce5" table:formula="of:=[.I146]/C_per_s_to_W*time_incr" office:value-type="float" office:value="2754.1465166346" calcext:value-type="float">
            <text:p>2754</text:p>
          </table:table-cell>
          <table:table-cell table:style-name="ce7" table:formula="of:=[.J145]" office:value-type="float" office:value="2752.58800476907" calcext:value-type="float">
            <text:p>2752.6</text:p>
          </table:table-cell>
          <table:table-cell table:style-name="ce7" table:formula="of:=[.K145]" office:value-type="float" office:value="2751.02205149113" calcext:value-type="float">
            <text:p>2751.0</text:p>
          </table:table-cell>
          <table:table-cell table:style-name="ce7" table:formula="of:=[.L145]" office:value-type="float" office:value="2749.44862127035" calcext:value-type="float">
            <text:p>2749.4</text:p>
          </table:table-cell>
          <table:table-cell table:style-name="ce7" table:formula="of:=[.M145]" office:value-type="float" office:value="2747.86767840661" calcext:value-type="float">
            <text:p>2747.9</text:p>
          </table:table-cell>
          <table:table-cell table:style-name="ce7" table:formula="of:=[.N145]" office:value-type="float" office:value="2746.27918702939" calcext:value-type="float">
            <text:p>2746.3</text:p>
          </table:table-cell>
          <table:table-cell table:style-name="ce7" table:formula="of:=[.O145]" office:value-type="float" office:value="2744.68311109684" calcext:value-type="float">
            <text:p>2744.7</text:p>
          </table:table-cell>
          <table:table-cell table:style-name="ce7" table:formula="of:=[.P145]" office:value-type="float" office:value="2743.07941439508" calcext:value-type="float">
            <text:p>2743.1</text:p>
          </table:table-cell>
          <table:table-cell table:style-name="ce7" table:formula="of:=[.Q145]" office:value-type="float" office:value="2741.46806053728" calcext:value-type="float">
            <text:p>2741.5</text:p>
          </table:table-cell>
          <table:table-cell table:style-name="ce7" table:formula="of:=[.R145]" office:value-type="float" office:value="2739.84901296289" calcext:value-type="float">
            <text:p>2739.8</text:p>
          </table:table-cell>
          <table:table-cell table:style-name="ce5" table:formula="of:=SUMPRODUCT([.J146:.S146];pot_heat_diffusion)" office:value-type="float" office:value="2747.05905607945" calcext:value-type="float">
            <text:p>2747</text:p>
          </table:table-cell>
          <table:table-cell table:style-name="ce5" table:formula="of:=[.V145]*leakage_out" office:value-type="float" office:value="1477.19734722509" calcext:value-type="float">
            <text:p>1477</text:p>
          </table:table-cell>
          <table:table-cell table:style-name="ce5" table:formula="of:=[.V145]+[.T146]-[.U146]" office:value-type="float" office:value="247469.419579702" calcext:value-type="float">
            <text:p>247469</text:p>
          </table:table-cell>
          <table:table-cell table:style-name="ce12" table:formula="of:= temp_out + [.V146]/pot_water_mass" office:value-type="float" office:value="107.166000981206" calcext:value-type="float">
            <text:p>107.2</text:p>
          </table:table-cell>
          <table:table-cell table:style-name="ce7" table:formula="of:=IF([.G146]&gt;thermagon_temp_max;0;IF([.W14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table:formula="of:=burner_C_per_s * [.X146]/100 * time_incr" office:value-type="float" office:value="2149.61306964746" calcext:value-type="float">
            <text:p>2150</text:p>
          </table:table-cell>
          <table:table-cell table:style-name="ce3" table:formula="of:=[.B147]" office:value-type="float" office:value="2149.61306964746" calcext:value-type="float">
            <text:p>2150</text:p>
          </table:table-cell>
          <table:table-cell table:style-name="ce3" table:formula="of:=[.C146]" office:value-type="float" office:value="2149.61306964746" calcext:value-type="float">
            <text:p>2150</text:p>
          </table:table-cell>
          <table:table-cell table:style-name="ce5" table:formula="of:=SUMPRODUCT([.B147:.D147];burner_heat_diffusion)" office:value-type="float" office:value="2149.61306964746" calcext:value-type="float">
            <text:p>2150</text:p>
          </table:table-cell>
          <table:table-cell table:formula="of:=[.F146]+[.E147]-[.I146]" office:value-type="float" office:value="50917.3946788279" calcext:value-type="float">
            <text:p>50917</text:p>
          </table:table-cell>
          <table:table-cell table:style-name="ce7" table:formula="of:=temp_out + [.F147] / burner_heat_mass" office:value-type="float" office:value="121.834789357656" calcext:value-type="float">
            <text:p>121.8</text:p>
          </table:table-cell>
          <table:table-cell table:style-name="ce7" table:formula="of:=[.G147]-[.W146]" office:value-type="float" office:value="14.6687883764496" calcext:value-type="float">
            <text:p>14.7</text:p>
          </table:table-cell>
          <table:table-cell table:style-name="ce5" table:formula="of:=thermagon_k * burner_A * [.H147] / thermagon_L" office:value-type="float" office:value="1922.92580094513" calcext:value-type="float">
            <text:p>1923</text:p>
          </table:table-cell>
          <table:table-cell table:style-name="ce5" table:formula="of:=[.I147]/C_per_s_to_W*time_incr" office:value-type="float" office:value="2755.69762244931" calcext:value-type="float">
            <text:p>2756</text:p>
          </table:table-cell>
          <table:table-cell table:style-name="ce7" table:formula="of:=[.J146]" office:value-type="float" office:value="2754.1465166346" calcext:value-type="float">
            <text:p>2754.1</text:p>
          </table:table-cell>
          <table:table-cell table:style-name="ce7" table:formula="of:=[.K146]" office:value-type="float" office:value="2752.58800476907" calcext:value-type="float">
            <text:p>2752.6</text:p>
          </table:table-cell>
          <table:table-cell table:style-name="ce7" table:formula="of:=[.L146]" office:value-type="float" office:value="2751.02205149113" calcext:value-type="float">
            <text:p>2751.0</text:p>
          </table:table-cell>
          <table:table-cell table:style-name="ce7" table:formula="of:=[.M146]" office:value-type="float" office:value="2749.44862127035" calcext:value-type="float">
            <text:p>2749.4</text:p>
          </table:table-cell>
          <table:table-cell table:style-name="ce7" table:formula="of:=[.N146]" office:value-type="float" office:value="2747.86767840661" calcext:value-type="float">
            <text:p>2747.9</text:p>
          </table:table-cell>
          <table:table-cell table:style-name="ce7" table:formula="of:=[.O146]" office:value-type="float" office:value="2746.27918702939" calcext:value-type="float">
            <text:p>2746.3</text:p>
          </table:table-cell>
          <table:table-cell table:style-name="ce7" table:formula="of:=[.P146]" office:value-type="float" office:value="2744.68311109684" calcext:value-type="float">
            <text:p>2744.7</text:p>
          </table:table-cell>
          <table:table-cell table:style-name="ce7" table:formula="of:=[.Q146]" office:value-type="float" office:value="2743.07941439508" calcext:value-type="float">
            <text:p>2743.1</text:p>
          </table:table-cell>
          <table:table-cell table:style-name="ce7" table:formula="of:=[.R146]" office:value-type="float" office:value="2741.46806053728" calcext:value-type="float">
            <text:p>2741.5</text:p>
          </table:table-cell>
          <table:table-cell table:style-name="ce5" table:formula="of:=SUMPRODUCT([.J147:.S147];pot_heat_diffusion)" office:value-type="float" office:value="2748.64384151774" calcext:value-type="float">
            <text:p>2749</text:p>
          </table:table-cell>
          <table:table-cell table:style-name="ce5" table:formula="of:=[.V146]*leakage_out" office:value-type="float" office:value="1484.81651747821" calcext:value-type="float">
            <text:p>1485</text:p>
          </table:table-cell>
          <table:table-cell table:style-name="ce5" table:formula="of:=[.V146]+[.T147]-[.U147]" office:value-type="float" office:value="248733.246903742" calcext:value-type="float">
            <text:p>248733</text:p>
          </table:table-cell>
          <table:table-cell table:style-name="ce12" table:formula="of:= temp_out + [.V147]/pot_water_mass" office:value-type="float" office:value="107.611158099829" calcext:value-type="float">
            <text:p>107.6</text:p>
          </table:table-cell>
          <table:table-cell table:style-name="ce7" table:formula="of:=IF([.G147]&gt;thermagon_temp_max;0;IF([.W14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3" table:formula="of:=burner_C_per_s * [.X147]/100 * time_incr" office:value-type="float" office:value="2149.61306964746" calcext:value-type="float">
            <text:p>2150</text:p>
          </table:table-cell>
          <table:table-cell table:style-name="ce3" table:formula="of:=[.B148]" office:value-type="float" office:value="2149.61306964746" calcext:value-type="float">
            <text:p>2150</text:p>
          </table:table-cell>
          <table:table-cell table:style-name="ce3" table:formula="of:=[.C147]" office:value-type="float" office:value="2149.61306964746" calcext:value-type="float">
            <text:p>2150</text:p>
          </table:table-cell>
          <table:table-cell table:style-name="ce5" table:formula="of:=SUMPRODUCT([.B148:.D148];burner_heat_diffusion)" office:value-type="float" office:value="2149.61306964746" calcext:value-type="float">
            <text:p>2150</text:p>
          </table:table-cell>
          <table:table-cell table:formula="of:=[.F147]+[.E148]-[.I147]" office:value-type="float" office:value="51144.0819475302" calcext:value-type="float">
            <text:p>51144</text:p>
          </table:table-cell>
          <table:table-cell table:style-name="ce7" table:formula="of:=temp_out + [.F148] / burner_heat_mass" office:value-type="float" office:value="122.28816389506" calcext:value-type="float">
            <text:p>122.3</text:p>
          </table:table-cell>
          <table:table-cell table:style-name="ce7" table:formula="of:=[.G148]-[.W147]" office:value-type="float" office:value="14.6770057952317" calcext:value-type="float">
            <text:p>14.7</text:p>
          </table:table-cell>
          <table:table-cell table:style-name="ce5" table:formula="of:=thermagon_k * burner_A * [.H148] / thermagon_L" office:value-type="float" office:value="1924.00301919845" calcext:value-type="float">
            <text:p>1924</text:p>
          </table:table-cell>
          <table:table-cell table:style-name="ce5" table:formula="of:=[.I148]/C_per_s_to_W*time_incr" office:value-type="float" office:value="2757.24135740678" calcext:value-type="float">
            <text:p>2757</text:p>
          </table:table-cell>
          <table:table-cell table:style-name="ce7" table:formula="of:=[.J147]" office:value-type="float" office:value="2755.69762244931" calcext:value-type="float">
            <text:p>2755.7</text:p>
          </table:table-cell>
          <table:table-cell table:style-name="ce7" table:formula="of:=[.K147]" office:value-type="float" office:value="2754.1465166346" calcext:value-type="float">
            <text:p>2754.1</text:p>
          </table:table-cell>
          <table:table-cell table:style-name="ce7" table:formula="of:=[.L147]" office:value-type="float" office:value="2752.58800476907" calcext:value-type="float">
            <text:p>2752.6</text:p>
          </table:table-cell>
          <table:table-cell table:style-name="ce7" table:formula="of:=[.M147]" office:value-type="float" office:value="2751.02205149113" calcext:value-type="float">
            <text:p>2751.0</text:p>
          </table:table-cell>
          <table:table-cell table:style-name="ce7" table:formula="of:=[.N147]" office:value-type="float" office:value="2749.44862127035" calcext:value-type="float">
            <text:p>2749.4</text:p>
          </table:table-cell>
          <table:table-cell table:style-name="ce7" table:formula="of:=[.O147]" office:value-type="float" office:value="2747.86767840661" calcext:value-type="float">
            <text:p>2747.9</text:p>
          </table:table-cell>
          <table:table-cell table:style-name="ce7" table:formula="of:=[.P147]" office:value-type="float" office:value="2746.27918702939" calcext:value-type="float">
            <text:p>2746.3</text:p>
          </table:table-cell>
          <table:table-cell table:style-name="ce7" table:formula="of:=[.Q147]" office:value-type="float" office:value="2744.68311109684" calcext:value-type="float">
            <text:p>2744.7</text:p>
          </table:table-cell>
          <table:table-cell table:style-name="ce7" table:formula="of:=[.R147]" office:value-type="float" office:value="2743.07941439508" calcext:value-type="float">
            <text:p>2743.1</text:p>
          </table:table-cell>
          <table:table-cell table:style-name="ce5" table:formula="of:=SUMPRODUCT([.J148:.S148];pot_heat_diffusion)" office:value-type="float" office:value="2750.22109605316" calcext:value-type="float">
            <text:p>2750</text:p>
          </table:table-cell>
          <table:table-cell table:style-name="ce5" table:formula="of:=[.V147]*leakage_out" office:value-type="float" office:value="1492.39948142245" calcext:value-type="float">
            <text:p>1492</text:p>
          </table:table-cell>
          <table:table-cell table:style-name="ce5" table:formula="of:=[.V147]+[.T148]-[.U148]" office:value-type="float" office:value="249991.068518372" calcext:value-type="float">
            <text:p>249991</text:p>
          </table:table-cell>
          <table:table-cell table:style-name="ce12" table:formula="of:= temp_out + [.V148]/pot_water_mass" office:value-type="float" office:value="108.054199831132" calcext:value-type="float">
            <text:p>108.1</text:p>
          </table:table-cell>
          <table:table-cell table:style-name="ce7" table:formula="of:=IF([.G148]&gt;thermagon_temp_max;0;IF([.W14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3" table:formula="of:=burner_C_per_s * [.X148]/100 * time_incr" office:value-type="float" office:value="2149.61306964746" calcext:value-type="float">
            <text:p>2150</text:p>
          </table:table-cell>
          <table:table-cell table:style-name="ce3" table:formula="of:=[.B149]" office:value-type="float" office:value="2149.61306964746" calcext:value-type="float">
            <text:p>2150</text:p>
          </table:table-cell>
          <table:table-cell table:style-name="ce3" table:formula="of:=[.C148]" office:value-type="float" office:value="2149.61306964746" calcext:value-type="float">
            <text:p>2150</text:p>
          </table:table-cell>
          <table:table-cell table:style-name="ce5" table:formula="of:=SUMPRODUCT([.B149:.D149];burner_heat_diffusion)" office:value-type="float" office:value="2149.61306964746" calcext:value-type="float">
            <text:p>2150</text:p>
          </table:table-cell>
          <table:table-cell table:formula="of:=[.F148]+[.E149]-[.I148]" office:value-type="float" office:value="51369.6919979792" calcext:value-type="float">
            <text:p>51370</text:p>
          </table:table-cell>
          <table:table-cell table:style-name="ce7" table:formula="of:=temp_out + [.F149] / burner_heat_mass" office:value-type="float" office:value="122.739383995958" calcext:value-type="float">
            <text:p>122.7</text:p>
          </table:table-cell>
          <table:table-cell table:style-name="ce7" table:formula="of:=[.G149]-[.W148]" office:value-type="float" office:value="14.685184164827" calcext:value-type="float">
            <text:p>14.7</text:p>
          </table:table-cell>
          <table:table-cell table:style-name="ce5" table:formula="of:=thermagon_k * burner_A * [.H149] / thermagon_L" office:value-type="float" office:value="1925.07511850896" calcext:value-type="float">
            <text:p>1925</text:p>
          </table:table-cell>
          <table:table-cell table:style-name="ce5" table:formula="of:=[.I149]/C_per_s_to_W*time_incr" office:value-type="float" office:value="2758.77775653333" calcext:value-type="float">
            <text:p>2759</text:p>
          </table:table-cell>
          <table:table-cell table:style-name="ce7" table:formula="of:=[.J148]" office:value-type="float" office:value="2757.24135740678" calcext:value-type="float">
            <text:p>2757.2</text:p>
          </table:table-cell>
          <table:table-cell table:style-name="ce7" table:formula="of:=[.K148]" office:value-type="float" office:value="2755.69762244931" calcext:value-type="float">
            <text:p>2755.7</text:p>
          </table:table-cell>
          <table:table-cell table:style-name="ce7" table:formula="of:=[.L148]" office:value-type="float" office:value="2754.1465166346" calcext:value-type="float">
            <text:p>2754.1</text:p>
          </table:table-cell>
          <table:table-cell table:style-name="ce7" table:formula="of:=[.M148]" office:value-type="float" office:value="2752.58800476907" calcext:value-type="float">
            <text:p>2752.6</text:p>
          </table:table-cell>
          <table:table-cell table:style-name="ce7" table:formula="of:=[.N148]" office:value-type="float" office:value="2751.02205149113" calcext:value-type="float">
            <text:p>2751.0</text:p>
          </table:table-cell>
          <table:table-cell table:style-name="ce7" table:formula="of:=[.O148]" office:value-type="float" office:value="2749.44862127035" calcext:value-type="float">
            <text:p>2749.4</text:p>
          </table:table-cell>
          <table:table-cell table:style-name="ce7" table:formula="of:=[.P148]" office:value-type="float" office:value="2747.86767840661" calcext:value-type="float">
            <text:p>2747.9</text:p>
          </table:table-cell>
          <table:table-cell table:style-name="ce7" table:formula="of:=[.Q148]" office:value-type="float" office:value="2746.27918702939" calcext:value-type="float">
            <text:p>2746.3</text:p>
          </table:table-cell>
          <table:table-cell table:style-name="ce7" table:formula="of:=[.R148]" office:value-type="float" office:value="2744.68311109684" calcext:value-type="float">
            <text:p>2744.7</text:p>
          </table:table-cell>
          <table:table-cell table:style-name="ce5" table:formula="of:=SUMPRODUCT([.J149:.S149];pot_heat_diffusion)" office:value-type="float" office:value="2751.79085547258" calcext:value-type="float">
            <text:p>2752</text:p>
          </table:table-cell>
          <table:table-cell table:style-name="ce5" table:formula="of:=[.V148]*leakage_out" office:value-type="float" office:value="1499.94641111023" calcext:value-type="float">
            <text:p>1500</text:p>
          </table:table-cell>
          <table:table-cell table:style-name="ce5" table:formula="of:=[.V148]+[.T149]-[.U149]" office:value-type="float" office:value="251242.912962735" calcext:value-type="float">
            <text:p>251243</text:p>
          </table:table-cell>
          <table:table-cell table:style-name="ce12" table:formula="of:= temp_out + [.V149]/pot_water_mass" office:value-type="float" office:value="108.495136227438" calcext:value-type="float">
            <text:p>108.5</text:p>
          </table:table-cell>
          <table:table-cell table:style-name="ce7" table:formula="of:=IF([.G149]&gt;thermagon_temp_max;0;IF([.W14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3" table:formula="of:=burner_C_per_s * [.X149]/100 * time_incr" office:value-type="float" office:value="2149.61306964746" calcext:value-type="float">
            <text:p>2150</text:p>
          </table:table-cell>
          <table:table-cell table:style-name="ce3" table:formula="of:=[.B150]" office:value-type="float" office:value="2149.61306964746" calcext:value-type="float">
            <text:p>2150</text:p>
          </table:table-cell>
          <table:table-cell table:style-name="ce3" table:formula="of:=[.C149]" office:value-type="float" office:value="2149.61306964746" calcext:value-type="float">
            <text:p>2150</text:p>
          </table:table-cell>
          <table:table-cell table:style-name="ce5" table:formula="of:=SUMPRODUCT([.B150:.D150];burner_heat_diffusion)" office:value-type="float" office:value="2149.61306964746" calcext:value-type="float">
            <text:p>2150</text:p>
          </table:table-cell>
          <table:table-cell table:formula="of:=[.F149]+[.E150]-[.I149]" office:value-type="float" office:value="51594.2299491177" calcext:value-type="float">
            <text:p>51594</text:p>
          </table:table-cell>
          <table:table-cell table:style-name="ce7" table:formula="of:=temp_out + [.F150] / burner_heat_mass" office:value-type="float" office:value="123.188459898235" calcext:value-type="float">
            <text:p>123.2</text:p>
          </table:table-cell>
          <table:table-cell table:style-name="ce7" table:formula="of:=[.G150]-[.W149]" office:value-type="float" office:value="14.6933236707972" calcext:value-type="float">
            <text:p>14.7</text:p>
          </table:table-cell>
          <table:table-cell table:style-name="ce5" table:formula="of:=thermagon_k * burner_A * [.H150] / thermagon_L" office:value-type="float" office:value="1926.14212320188" calcext:value-type="float">
            <text:p>1926</text:p>
          </table:table-cell>
          <table:table-cell table:style-name="ce5" table:formula="of:=[.I150]/C_per_s_to_W*time_incr" office:value-type="float" office:value="2760.30685468884" calcext:value-type="float">
            <text:p>2760</text:p>
          </table:table-cell>
          <table:table-cell table:style-name="ce7" table:formula="of:=[.J149]" office:value-type="float" office:value="2758.77775653333" calcext:value-type="float">
            <text:p>2758.8</text:p>
          </table:table-cell>
          <table:table-cell table:style-name="ce7" table:formula="of:=[.K149]" office:value-type="float" office:value="2757.24135740678" calcext:value-type="float">
            <text:p>2757.2</text:p>
          </table:table-cell>
          <table:table-cell table:style-name="ce7" table:formula="of:=[.L149]" office:value-type="float" office:value="2755.69762244931" calcext:value-type="float">
            <text:p>2755.7</text:p>
          </table:table-cell>
          <table:table-cell table:style-name="ce7" table:formula="of:=[.M149]" office:value-type="float" office:value="2754.1465166346" calcext:value-type="float">
            <text:p>2754.1</text:p>
          </table:table-cell>
          <table:table-cell table:style-name="ce7" table:formula="of:=[.N149]" office:value-type="float" office:value="2752.58800476907" calcext:value-type="float">
            <text:p>2752.6</text:p>
          </table:table-cell>
          <table:table-cell table:style-name="ce7" table:formula="of:=[.O149]" office:value-type="float" office:value="2751.02205149113" calcext:value-type="float">
            <text:p>2751.0</text:p>
          </table:table-cell>
          <table:table-cell table:style-name="ce7" table:formula="of:=[.P149]" office:value-type="float" office:value="2749.44862127035" calcext:value-type="float">
            <text:p>2749.4</text:p>
          </table:table-cell>
          <table:table-cell table:style-name="ce7" table:formula="of:=[.Q149]" office:value-type="float" office:value="2747.86767840661" calcext:value-type="float">
            <text:p>2747.9</text:p>
          </table:table-cell>
          <table:table-cell table:style-name="ce7" table:formula="of:=[.R149]" office:value-type="float" office:value="2746.27918702939" calcext:value-type="float">
            <text:p>2746.3</text:p>
          </table:table-cell>
          <table:table-cell table:style-name="ce5" table:formula="of:=SUMPRODUCT([.J150:.S150];pot_heat_diffusion)" office:value-type="float" office:value="2753.3531553928" calcext:value-type="float">
            <text:p>2753</text:p>
          </table:table-cell>
          <table:table-cell table:style-name="ce5" table:formula="of:=[.V149]*leakage_out" office:value-type="float" office:value="1507.45747777641" calcext:value-type="float">
            <text:p>1507</text:p>
          </table:table-cell>
          <table:table-cell table:style-name="ce5" table:formula="of:=[.V149]+[.T150]-[.U150]" office:value-type="float" office:value="252488.808640351" calcext:value-type="float">
            <text:p>252489</text:p>
          </table:table-cell>
          <table:table-cell table:style-name="ce12" table:formula="of:= temp_out + [.V150]/pot_water_mass" office:value-type="float" office:value="108.933977293304" calcext:value-type="float">
            <text:p>108.9</text:p>
          </table:table-cell>
          <table:table-cell table:style-name="ce7" table:formula="of:=IF([.G150]&gt;thermagon_temp_max;0;IF([.W15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3" table:formula="of:=burner_C_per_s * [.X150]/100 * time_incr" office:value-type="float" office:value="2149.61306964746" calcext:value-type="float">
            <text:p>2150</text:p>
          </table:table-cell>
          <table:table-cell table:style-name="ce3" table:formula="of:=[.B151]" office:value-type="float" office:value="2149.61306964746" calcext:value-type="float">
            <text:p>2150</text:p>
          </table:table-cell>
          <table:table-cell table:style-name="ce3" table:formula="of:=[.C150]" office:value-type="float" office:value="2149.61306964746" calcext:value-type="float">
            <text:p>2150</text:p>
          </table:table-cell>
          <table:table-cell table:style-name="ce5" table:formula="of:=SUMPRODUCT([.B151:.D151];burner_heat_diffusion)" office:value-type="float" office:value="2149.61306964746" calcext:value-type="float">
            <text:p>2150</text:p>
          </table:table-cell>
          <table:table-cell table:formula="of:=[.F150]+[.E151]-[.I150]" office:value-type="float" office:value="51817.7008955633" calcext:value-type="float">
            <text:p>51818</text:p>
          </table:table-cell>
          <table:table-cell table:style-name="ce7" table:formula="of:=temp_out + [.F151] / burner_heat_mass" office:value-type="float" office:value="123.635401791127" calcext:value-type="float">
            <text:p>123.6</text:p>
          </table:table-cell>
          <table:table-cell table:style-name="ce7" table:formula="of:=[.G151]-[.W150]" office:value-type="float" office:value="14.7014244978224" calcext:value-type="float">
            <text:p>14.7</text:p>
          </table:table-cell>
          <table:table-cell table:style-name="ce5" table:formula="of:=thermagon_k * burner_A * [.H151] / thermagon_L" office:value-type="float" office:value="1927.20405748683" calcext:value-type="float">
            <text:p>1927</text:p>
          </table:table-cell>
          <table:table-cell table:style-name="ce5" table:formula="of:=[.I151]/C_per_s_to_W*time_incr" office:value-type="float" office:value="2761.82868656755" calcext:value-type="float">
            <text:p>2762</text:p>
          </table:table-cell>
          <table:table-cell table:style-name="ce7" table:formula="of:=[.J150]" office:value-type="float" office:value="2760.30685468884" calcext:value-type="float">
            <text:p>2760.3</text:p>
          </table:table-cell>
          <table:table-cell table:style-name="ce7" table:formula="of:=[.K150]" office:value-type="float" office:value="2758.77775653333" calcext:value-type="float">
            <text:p>2758.8</text:p>
          </table:table-cell>
          <table:table-cell table:style-name="ce7" table:formula="of:=[.L150]" office:value-type="float" office:value="2757.24135740678" calcext:value-type="float">
            <text:p>2757.2</text:p>
          </table:table-cell>
          <table:table-cell table:style-name="ce7" table:formula="of:=[.M150]" office:value-type="float" office:value="2755.69762244931" calcext:value-type="float">
            <text:p>2755.7</text:p>
          </table:table-cell>
          <table:table-cell table:style-name="ce7" table:formula="of:=[.N150]" office:value-type="float" office:value="2754.1465166346" calcext:value-type="float">
            <text:p>2754.1</text:p>
          </table:table-cell>
          <table:table-cell table:style-name="ce7" table:formula="of:=[.O150]" office:value-type="float" office:value="2752.58800476907" calcext:value-type="float">
            <text:p>2752.6</text:p>
          </table:table-cell>
          <table:table-cell table:style-name="ce7" table:formula="of:=[.P150]" office:value-type="float" office:value="2751.02205149113" calcext:value-type="float">
            <text:p>2751.0</text:p>
          </table:table-cell>
          <table:table-cell table:style-name="ce7" table:formula="of:=[.Q150]" office:value-type="float" office:value="2749.44862127035" calcext:value-type="float">
            <text:p>2749.4</text:p>
          </table:table-cell>
          <table:table-cell table:style-name="ce7" table:formula="of:=[.R150]" office:value-type="float" office:value="2747.86767840661" calcext:value-type="float">
            <text:p>2747.9</text:p>
          </table:table-cell>
          <table:table-cell table:style-name="ce5" table:formula="of:=SUMPRODUCT([.J151:.S151];pot_heat_diffusion)" office:value-type="float" office:value="2754.90803126137" calcext:value-type="float">
            <text:p>2755</text:p>
          </table:table-cell>
          <table:table-cell table:style-name="ce5" table:formula="of:=[.V150]*leakage_out" office:value-type="float" office:value="1514.93285184211" calcext:value-type="float">
            <text:p>1515</text:p>
          </table:table-cell>
          <table:table-cell table:style-name="ce5" table:formula="of:=[.V150]+[.T151]-[.U151]" office:value-type="float" office:value="253728.78381977" calcext:value-type="float">
            <text:p>253729</text:p>
          </table:table-cell>
          <table:table-cell table:style-name="ce12" table:formula="of:= temp_out + [.V151]/pot_water_mass" office:value-type="float" office:value="109.370732985743" calcext:value-type="float">
            <text:p>109.4</text:p>
          </table:table-cell>
          <table:table-cell table:style-name="ce7" table:formula="of:=IF([.G151]&gt;thermagon_temp_max;0;IF([.W15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3" table:formula="of:=burner_C_per_s * [.X151]/100 * time_incr" office:value-type="float" office:value="2149.61306964746" calcext:value-type="float">
            <text:p>2150</text:p>
          </table:table-cell>
          <table:table-cell table:style-name="ce3" table:formula="of:=[.B152]" office:value-type="float" office:value="2149.61306964746" calcext:value-type="float">
            <text:p>2150</text:p>
          </table:table-cell>
          <table:table-cell table:style-name="ce3" table:formula="of:=[.C151]" office:value-type="float" office:value="2149.61306964746" calcext:value-type="float">
            <text:p>2150</text:p>
          </table:table-cell>
          <table:table-cell table:style-name="ce5" table:formula="of:=SUMPRODUCT([.B152:.D152];burner_heat_diffusion)" office:value-type="float" office:value="2149.61306964746" calcext:value-type="float">
            <text:p>2150</text:p>
          </table:table-cell>
          <table:table-cell table:formula="of:=[.F151]+[.E152]-[.I151]" office:value-type="float" office:value="52040.109907724" calcext:value-type="float">
            <text:p>52040</text:p>
          </table:table-cell>
          <table:table-cell table:style-name="ce7" table:formula="of:=temp_out + [.F152] / burner_heat_mass" office:value-type="float" office:value="124.080219815448" calcext:value-type="float">
            <text:p>124.1</text:p>
          </table:table-cell>
          <table:table-cell table:style-name="ce7" table:formula="of:=[.G152]-[.W151]" office:value-type="float" office:value="14.709486829705" calcext:value-type="float">
            <text:p>14.7</text:p>
          </table:table-cell>
          <table:table-cell table:style-name="ce5" table:formula="of:=thermagon_k * burner_A * [.H152] / thermagon_L" office:value-type="float" office:value="1928.26094545842" calcext:value-type="float">
            <text:p>1928</text:p>
          </table:table-cell>
          <table:table-cell table:style-name="ce5" table:formula="of:=[.I152]/C_per_s_to_W*time_incr" office:value-type="float" office:value="2763.3432866988" calcext:value-type="float">
            <text:p>2763</text:p>
          </table:table-cell>
          <table:table-cell table:style-name="ce7" table:formula="of:=[.J151]" office:value-type="float" office:value="2761.82868656755" calcext:value-type="float">
            <text:p>2761.8</text:p>
          </table:table-cell>
          <table:table-cell table:style-name="ce7" table:formula="of:=[.K151]" office:value-type="float" office:value="2760.30685468884" calcext:value-type="float">
            <text:p>2760.3</text:p>
          </table:table-cell>
          <table:table-cell table:style-name="ce7" table:formula="of:=[.L151]" office:value-type="float" office:value="2758.77775653333" calcext:value-type="float">
            <text:p>2758.8</text:p>
          </table:table-cell>
          <table:table-cell table:style-name="ce7" table:formula="of:=[.M151]" office:value-type="float" office:value="2757.24135740678" calcext:value-type="float">
            <text:p>2757.2</text:p>
          </table:table-cell>
          <table:table-cell table:style-name="ce7" table:formula="of:=[.N151]" office:value-type="float" office:value="2755.69762244931" calcext:value-type="float">
            <text:p>2755.7</text:p>
          </table:table-cell>
          <table:table-cell table:style-name="ce7" table:formula="of:=[.O151]" office:value-type="float" office:value="2754.1465166346" calcext:value-type="float">
            <text:p>2754.1</text:p>
          </table:table-cell>
          <table:table-cell table:style-name="ce7" table:formula="of:=[.P151]" office:value-type="float" office:value="2752.58800476907" calcext:value-type="float">
            <text:p>2752.6</text:p>
          </table:table-cell>
          <table:table-cell table:style-name="ce7" table:formula="of:=[.Q151]" office:value-type="float" office:value="2751.02205149113" calcext:value-type="float">
            <text:p>2751.0</text:p>
          </table:table-cell>
          <table:table-cell table:style-name="ce7" table:formula="of:=[.R151]" office:value-type="float" office:value="2749.44862127035" calcext:value-type="float">
            <text:p>2749.4</text:p>
          </table:table-cell>
          <table:table-cell table:style-name="ce5" table:formula="of:=SUMPRODUCT([.J152:.S152];pot_heat_diffusion)" office:value-type="float" office:value="2756.45551835739" calcext:value-type="float">
            <text:p>2756</text:p>
          </table:table-cell>
          <table:table-cell table:style-name="ce5" table:formula="of:=[.V151]*leakage_out" office:value-type="float" office:value="1522.37270291862" calcext:value-type="float">
            <text:p>1522</text:p>
          </table:table-cell>
          <table:table-cell table:style-name="ce5" table:formula="of:=[.V151]+[.T152]-[.U152]" office:value-type="float" office:value="254962.866635209" calcext:value-type="float">
            <text:p>254963</text:p>
          </table:table-cell>
          <table:table-cell table:style-name="ce12" table:formula="of:= temp_out + [.V152]/pot_water_mass" office:value-type="float" office:value="109.805413214452" calcext:value-type="float">
            <text:p>109.8</text:p>
          </table:table-cell>
          <table:table-cell table:style-name="ce7" table:formula="of:=IF([.G152]&gt;thermagon_temp_max;0;IF([.W15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3" table:formula="of:=burner_C_per_s * [.X152]/100 * time_incr" office:value-type="float" office:value="2149.61306964746" calcext:value-type="float">
            <text:p>2150</text:p>
          </table:table-cell>
          <table:table-cell table:style-name="ce3" table:formula="of:=[.B153]" office:value-type="float" office:value="2149.61306964746" calcext:value-type="float">
            <text:p>2150</text:p>
          </table:table-cell>
          <table:table-cell table:style-name="ce3" table:formula="of:=[.C152]" office:value-type="float" office:value="2149.61306964746" calcext:value-type="float">
            <text:p>2150</text:p>
          </table:table-cell>
          <table:table-cell table:style-name="ce5" table:formula="of:=SUMPRODUCT([.B153:.D153];burner_heat_diffusion)" office:value-type="float" office:value="2149.61306964746" calcext:value-type="float">
            <text:p>2150</text:p>
          </table:table-cell>
          <table:table-cell table:formula="of:=[.F152]+[.E153]-[.I152]" office:value-type="float" office:value="52261.462031913" calcext:value-type="float">
            <text:p>52261</text:p>
          </table:table-cell>
          <table:table-cell table:style-name="ce7" table:formula="of:=temp_out + [.F153] / burner_heat_mass" office:value-type="float" office:value="124.522924063826" calcext:value-type="float">
            <text:p>124.5</text:p>
          </table:table-cell>
          <table:table-cell table:style-name="ce7" table:formula="of:=[.G153]-[.W152]" office:value-type="float" office:value="14.7175108493739" calcext:value-type="float">
            <text:p>14.7</text:p>
          </table:table-cell>
          <table:table-cell table:style-name="ce5" table:formula="of:=thermagon_k * burner_A * [.H153] / thermagon_L" office:value-type="float" office:value="1929.31281109672" calcext:value-type="float">
            <text:p>1929</text:p>
          </table:table-cell>
          <table:table-cell table:style-name="ce5" table:formula="of:=[.I153]/C_per_s_to_W*time_incr" office:value-type="float" office:value="2764.85068944786" calcext:value-type="float">
            <text:p>2765</text:p>
          </table:table-cell>
          <table:table-cell table:style-name="ce7" table:formula="of:=[.J152]" office:value-type="float" office:value="2763.3432866988" calcext:value-type="float">
            <text:p>2763.3</text:p>
          </table:table-cell>
          <table:table-cell table:style-name="ce7" table:formula="of:=[.K152]" office:value-type="float" office:value="2761.82868656755" calcext:value-type="float">
            <text:p>2761.8</text:p>
          </table:table-cell>
          <table:table-cell table:style-name="ce7" table:formula="of:=[.L152]" office:value-type="float" office:value="2760.30685468884" calcext:value-type="float">
            <text:p>2760.3</text:p>
          </table:table-cell>
          <table:table-cell table:style-name="ce7" table:formula="of:=[.M152]" office:value-type="float" office:value="2758.77775653333" calcext:value-type="float">
            <text:p>2758.8</text:p>
          </table:table-cell>
          <table:table-cell table:style-name="ce7" table:formula="of:=[.N152]" office:value-type="float" office:value="2757.24135740678" calcext:value-type="float">
            <text:p>2757.2</text:p>
          </table:table-cell>
          <table:table-cell table:style-name="ce7" table:formula="of:=[.O152]" office:value-type="float" office:value="2755.69762244931" calcext:value-type="float">
            <text:p>2755.7</text:p>
          </table:table-cell>
          <table:table-cell table:style-name="ce7" table:formula="of:=[.P152]" office:value-type="float" office:value="2754.1465166346" calcext:value-type="float">
            <text:p>2754.1</text:p>
          </table:table-cell>
          <table:table-cell table:style-name="ce7" table:formula="of:=[.Q152]" office:value-type="float" office:value="2752.58800476907" calcext:value-type="float">
            <text:p>2752.6</text:p>
          </table:table-cell>
          <table:table-cell table:style-name="ce7" table:formula="of:=[.R152]" office:value-type="float" office:value="2751.02205149113" calcext:value-type="float">
            <text:p>2751.0</text:p>
          </table:table-cell>
          <table:table-cell table:style-name="ce5" table:formula="of:=SUMPRODUCT([.J153:.S153];pot_heat_diffusion)" office:value-type="float" office:value="2757.99565179233" calcext:value-type="float">
            <text:p>2758</text:p>
          </table:table-cell>
          <table:table-cell table:style-name="ce5" table:formula="of:=[.V152]*leakage_out" office:value-type="float" office:value="1529.77719981126" calcext:value-type="float">
            <text:p>1530</text:p>
          </table:table-cell>
          <table:table-cell table:style-name="ce5" table:formula="of:=[.V152]+[.T153]-[.U153]" office:value-type="float" office:value="256191.08508719" calcext:value-type="float">
            <text:p>256191</text:p>
          </table:table-cell>
          <table:table-cell table:style-name="ce12" table:formula="of:= temp_out + [.V153]/pot_water_mass" office:value-type="float" office:value="110.238027842039" calcext:value-type="float">
            <text:p>110.2</text:p>
          </table:table-cell>
          <table:table-cell table:style-name="ce7" table:formula="of:=IF([.G153]&gt;thermagon_temp_max;0;IF([.W15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3" table:formula="of:=burner_C_per_s * [.X153]/100 * time_incr" office:value-type="float" office:value="2149.61306964746" calcext:value-type="float">
            <text:p>2150</text:p>
          </table:table-cell>
          <table:table-cell table:style-name="ce3" table:formula="of:=[.B154]" office:value-type="float" office:value="2149.61306964746" calcext:value-type="float">
            <text:p>2150</text:p>
          </table:table-cell>
          <table:table-cell table:style-name="ce3" table:formula="of:=[.C153]" office:value-type="float" office:value="2149.61306964746" calcext:value-type="float">
            <text:p>2150</text:p>
          </table:table-cell>
          <table:table-cell table:style-name="ce5" table:formula="of:=SUMPRODUCT([.B154:.D154];burner_heat_diffusion)" office:value-type="float" office:value="2149.61306964746" calcext:value-type="float">
            <text:p>2150</text:p>
          </table:table-cell>
          <table:table-cell table:formula="of:=[.F153]+[.E154]-[.I153]" office:value-type="float" office:value="52481.7622904637" calcext:value-type="float">
            <text:p>52482</text:p>
          </table:table-cell>
          <table:table-cell table:style-name="ce7" table:formula="of:=temp_out + [.F154] / burner_heat_mass" office:value-type="float" office:value="124.963524580927" calcext:value-type="float">
            <text:p>125.0</text:p>
          </table:table-cell>
          <table:table-cell table:style-name="ce7" table:formula="of:=[.G154]-[.W153]" office:value-type="float" office:value="14.7254967388889" calcext:value-type="float">
            <text:p>14.7</text:p>
          </table:table-cell>
          <table:table-cell table:style-name="ce5" table:formula="of:=thermagon_k * burner_A * [.H154] / thermagon_L" office:value-type="float" office:value="1930.35967826787" calcext:value-type="float">
            <text:p>1930</text:p>
          </table:table-cell>
          <table:table-cell table:style-name="ce5" table:formula="of:=[.I154]/C_per_s_to_W*time_incr" office:value-type="float" office:value="2766.35092901673" calcext:value-type="float">
            <text:p>2766</text:p>
          </table:table-cell>
          <table:table-cell table:style-name="ce7" table:formula="of:=[.J153]" office:value-type="float" office:value="2764.85068944786" calcext:value-type="float">
            <text:p>2764.9</text:p>
          </table:table-cell>
          <table:table-cell table:style-name="ce7" table:formula="of:=[.K153]" office:value-type="float" office:value="2763.3432866988" calcext:value-type="float">
            <text:p>2763.3</text:p>
          </table:table-cell>
          <table:table-cell table:style-name="ce7" table:formula="of:=[.L153]" office:value-type="float" office:value="2761.82868656755" calcext:value-type="float">
            <text:p>2761.8</text:p>
          </table:table-cell>
          <table:table-cell table:style-name="ce7" table:formula="of:=[.M153]" office:value-type="float" office:value="2760.30685468884" calcext:value-type="float">
            <text:p>2760.3</text:p>
          </table:table-cell>
          <table:table-cell table:style-name="ce7" table:formula="of:=[.N153]" office:value-type="float" office:value="2758.77775653333" calcext:value-type="float">
            <text:p>2758.8</text:p>
          </table:table-cell>
          <table:table-cell table:style-name="ce7" table:formula="of:=[.O153]" office:value-type="float" office:value="2757.24135740678" calcext:value-type="float">
            <text:p>2757.2</text:p>
          </table:table-cell>
          <table:table-cell table:style-name="ce7" table:formula="of:=[.P153]" office:value-type="float" office:value="2755.69762244931" calcext:value-type="float">
            <text:p>2755.7</text:p>
          </table:table-cell>
          <table:table-cell table:style-name="ce7" table:formula="of:=[.Q153]" office:value-type="float" office:value="2754.1465166346" calcext:value-type="float">
            <text:p>2754.1</text:p>
          </table:table-cell>
          <table:table-cell table:style-name="ce7" table:formula="of:=[.R153]" office:value-type="float" office:value="2752.58800476907" calcext:value-type="float">
            <text:p>2752.6</text:p>
          </table:table-cell>
          <table:table-cell table:style-name="ce5" table:formula="of:=SUMPRODUCT([.J154:.S154];pot_heat_diffusion)" office:value-type="float" office:value="2759.52846651079" calcext:value-type="float">
            <text:p>2760</text:p>
          </table:table-cell>
          <table:table-cell table:style-name="ce5" table:formula="of:=[.V153]*leakage_out" office:value-type="float" office:value="1537.14651052314" calcext:value-type="float">
            <text:p>1537</text:p>
          </table:table-cell>
          <table:table-cell table:style-name="ce5" table:formula="of:=[.V153]+[.T154]-[.U154]" office:value-type="float" office:value="257413.467043178" calcext:value-type="float">
            <text:p>257413</text:p>
          </table:table-cell>
          <table:table-cell table:style-name="ce12" table:formula="of:= temp_out + [.V154]/pot_water_mass" office:value-type="float" office:value="110.668586684242" calcext:value-type="float">
            <text:p>110.7</text:p>
          </table:table-cell>
          <table:table-cell table:style-name="ce7" table:formula="of:=IF([.G154]&gt;thermagon_temp_max;0;IF([.W15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3" table:formula="of:=burner_C_per_s * [.X154]/100 * time_incr" office:value-type="float" office:value="2149.61306964746" calcext:value-type="float">
            <text:p>2150</text:p>
          </table:table-cell>
          <table:table-cell table:style-name="ce3" table:formula="of:=[.B155]" office:value-type="float" office:value="2149.61306964746" calcext:value-type="float">
            <text:p>2150</text:p>
          </table:table-cell>
          <table:table-cell table:style-name="ce3" table:formula="of:=[.C154]" office:value-type="float" office:value="2149.61306964746" calcext:value-type="float">
            <text:p>2150</text:p>
          </table:table-cell>
          <table:table-cell table:style-name="ce5" table:formula="of:=SUMPRODUCT([.B155:.D155];burner_heat_diffusion)" office:value-type="float" office:value="2149.61306964746" calcext:value-type="float">
            <text:p>2150</text:p>
          </table:table-cell>
          <table:table-cell table:formula="of:=[.F154]+[.E155]-[.I154]" office:value-type="float" office:value="52701.0156818433" calcext:value-type="float">
            <text:p>52701</text:p>
          </table:table-cell>
          <table:table-cell table:style-name="ce7" table:formula="of:=temp_out + [.F155] / burner_heat_mass" office:value-type="float" office:value="125.402031363687" calcext:value-type="float">
            <text:p>125.4</text:p>
          </table:table-cell>
          <table:table-cell table:style-name="ce7" table:formula="of:=[.G155]-[.W154]" office:value-type="float" office:value="14.7334446794445" calcext:value-type="float">
            <text:p>14.7</text:p>
          </table:table-cell>
          <table:table-cell table:style-name="ce5" table:formula="of:=thermagon_k * burner_A * [.H155] / thermagon_L" office:value-type="float" office:value="1931.4015707246" calcext:value-type="float">
            <text:p>1931</text:p>
          </table:table-cell>
          <table:table-cell table:style-name="ce5" table:formula="of:=[.I155]/C_per_s_to_W*time_incr" office:value-type="float" office:value="2767.84403944482" calcext:value-type="float">
            <text:p>2768</text:p>
          </table:table-cell>
          <table:table-cell table:style-name="ce7" table:formula="of:=[.J154]" office:value-type="float" office:value="2766.35092901673" calcext:value-type="float">
            <text:p>2766.4</text:p>
          </table:table-cell>
          <table:table-cell table:style-name="ce7" table:formula="of:=[.K154]" office:value-type="float" office:value="2764.85068944786" calcext:value-type="float">
            <text:p>2764.9</text:p>
          </table:table-cell>
          <table:table-cell table:style-name="ce7" table:formula="of:=[.L154]" office:value-type="float" office:value="2763.3432866988" calcext:value-type="float">
            <text:p>2763.3</text:p>
          </table:table-cell>
          <table:table-cell table:style-name="ce7" table:formula="of:=[.M154]" office:value-type="float" office:value="2761.82868656755" calcext:value-type="float">
            <text:p>2761.8</text:p>
          </table:table-cell>
          <table:table-cell table:style-name="ce7" table:formula="of:=[.N154]" office:value-type="float" office:value="2760.30685468884" calcext:value-type="float">
            <text:p>2760.3</text:p>
          </table:table-cell>
          <table:table-cell table:style-name="ce7" table:formula="of:=[.O154]" office:value-type="float" office:value="2758.77775653333" calcext:value-type="float">
            <text:p>2758.8</text:p>
          </table:table-cell>
          <table:table-cell table:style-name="ce7" table:formula="of:=[.P154]" office:value-type="float" office:value="2757.24135740678" calcext:value-type="float">
            <text:p>2757.2</text:p>
          </table:table-cell>
          <table:table-cell table:style-name="ce7" table:formula="of:=[.Q154]" office:value-type="float" office:value="2755.69762244931" calcext:value-type="float">
            <text:p>2755.7</text:p>
          </table:table-cell>
          <table:table-cell table:style-name="ce7" table:formula="of:=[.R154]" office:value-type="float" office:value="2754.1465166346" calcext:value-type="float">
            <text:p>2754.1</text:p>
          </table:table-cell>
          <table:table-cell table:style-name="ce5" table:formula="of:=SUMPRODUCT([.J155:.S155];pot_heat_diffusion)" office:value-type="float" office:value="2761.05399729132" calcext:value-type="float">
            <text:p>2761</text:p>
          </table:table-cell>
          <table:table-cell table:style-name="ce5" table:formula="of:=[.V154]*leakage_out" office:value-type="float" office:value="1544.48080225907" calcext:value-type="float">
            <text:p>1544</text:p>
          </table:table-cell>
          <table:table-cell table:style-name="ce5" table:formula="of:=[.V154]+[.T155]-[.U155]" office:value-type="float" office:value="258630.04023821" calcext:value-type="float">
            <text:p>258630</text:p>
          </table:table-cell>
          <table:table-cell table:style-name="ce12" table:formula="of:= temp_out + [.V155]/pot_water_mass" office:value-type="float" office:value="111.097099510158" calcext:value-type="float">
            <text:p>111.1</text:p>
          </table:table-cell>
          <table:table-cell table:style-name="ce7" table:formula="of:=IF([.G155]&gt;thermagon_temp_max;0;IF([.W15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3" table:formula="of:=burner_C_per_s * [.X155]/100 * time_incr" office:value-type="float" office:value="2149.61306964746" calcext:value-type="float">
            <text:p>2150</text:p>
          </table:table-cell>
          <table:table-cell table:style-name="ce3" table:formula="of:=[.B156]" office:value-type="float" office:value="2149.61306964746" calcext:value-type="float">
            <text:p>2150</text:p>
          </table:table-cell>
          <table:table-cell table:style-name="ce3" table:formula="of:=[.C155]" office:value-type="float" office:value="2149.61306964746" calcext:value-type="float">
            <text:p>2150</text:p>
          </table:table-cell>
          <table:table-cell table:style-name="ce5" table:formula="of:=SUMPRODUCT([.B156:.D156];burner_heat_diffusion)" office:value-type="float" office:value="2149.61306964746" calcext:value-type="float">
            <text:p>2150</text:p>
          </table:table-cell>
          <table:table-cell table:formula="of:=[.F155]+[.E156]-[.I155]" office:value-type="float" office:value="52919.2271807662" calcext:value-type="float">
            <text:p>52919</text:p>
          </table:table-cell>
          <table:table-cell table:style-name="ce7" table:formula="of:=temp_out + [.F156] / burner_heat_mass" office:value-type="float" office:value="125.838454361532" calcext:value-type="float">
            <text:p>125.8</text:p>
          </table:table-cell>
          <table:table-cell table:style-name="ce7" table:formula="of:=[.G156]-[.W155]" office:value-type="float" office:value="14.7413548513742" calcext:value-type="float">
            <text:p>14.7</text:p>
          </table:table-cell>
          <table:table-cell table:style-name="ce5" table:formula="of:=thermagon_k * burner_A * [.H156] / thermagon_L" office:value-type="float" office:value="1932.43851210675" calcext:value-type="float">
            <text:p>1932</text:p>
          </table:table-cell>
          <table:table-cell table:style-name="ce5" table:formula="of:=[.I156]/C_per_s_to_W*time_incr" office:value-type="float" office:value="2769.33005460985" calcext:value-type="float">
            <text:p>2769</text:p>
          </table:table-cell>
          <table:table-cell table:style-name="ce7" table:formula="of:=[.J155]" office:value-type="float" office:value="2767.84403944482" calcext:value-type="float">
            <text:p>2767.8</text:p>
          </table:table-cell>
          <table:table-cell table:style-name="ce7" table:formula="of:=[.K155]" office:value-type="float" office:value="2766.35092901673" calcext:value-type="float">
            <text:p>2766.4</text:p>
          </table:table-cell>
          <table:table-cell table:style-name="ce7" table:formula="of:=[.L155]" office:value-type="float" office:value="2764.85068944786" calcext:value-type="float">
            <text:p>2764.9</text:p>
          </table:table-cell>
          <table:table-cell table:style-name="ce7" table:formula="of:=[.M155]" office:value-type="float" office:value="2763.3432866988" calcext:value-type="float">
            <text:p>2763.3</text:p>
          </table:table-cell>
          <table:table-cell table:style-name="ce7" table:formula="of:=[.N155]" office:value-type="float" office:value="2761.82868656755" calcext:value-type="float">
            <text:p>2761.8</text:p>
          </table:table-cell>
          <table:table-cell table:style-name="ce7" table:formula="of:=[.O155]" office:value-type="float" office:value="2760.30685468884" calcext:value-type="float">
            <text:p>2760.3</text:p>
          </table:table-cell>
          <table:table-cell table:style-name="ce7" table:formula="of:=[.P155]" office:value-type="float" office:value="2758.77775653333" calcext:value-type="float">
            <text:p>2758.8</text:p>
          </table:table-cell>
          <table:table-cell table:style-name="ce7" table:formula="of:=[.Q155]" office:value-type="float" office:value="2757.24135740678" calcext:value-type="float">
            <text:p>2757.2</text:p>
          </table:table-cell>
          <table:table-cell table:style-name="ce7" table:formula="of:=[.R155]" office:value-type="float" office:value="2755.69762244931" calcext:value-type="float">
            <text:p>2755.7</text:p>
          </table:table-cell>
          <table:table-cell table:style-name="ce5" table:formula="of:=SUMPRODUCT([.J156:.S156];pot_heat_diffusion)" office:value-type="float" office:value="2762.57227874722" calcext:value-type="float">
            <text:p>2763</text:p>
          </table:table-cell>
          <table:table-cell table:style-name="ce5" table:formula="of:=[.V155]*leakage_out" office:value-type="float" office:value="1551.78024142926" calcext:value-type="float">
            <text:p>1552</text:p>
          </table:table-cell>
          <table:table-cell table:style-name="ce5" table:formula="of:=[.V155]+[.T156]-[.U156]" office:value-type="float" office:value="259840.832275528" calcext:value-type="float">
            <text:p>259841</text:p>
          </table:table-cell>
          <table:table-cell table:style-name="ce12" table:formula="of:= temp_out + [.V156]/pot_water_mass" office:value-type="float" office:value="111.523576042459" calcext:value-type="float">
            <text:p>111.5</text:p>
          </table:table-cell>
          <table:table-cell table:style-name="ce7" table:formula="of:=IF([.G156]&gt;thermagon_temp_max;0;IF([.W15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3" table:formula="of:=burner_C_per_s * [.X156]/100 * time_incr" office:value-type="float" office:value="2149.61306964746" calcext:value-type="float">
            <text:p>2150</text:p>
          </table:table-cell>
          <table:table-cell table:style-name="ce3" table:formula="of:=[.B157]" office:value-type="float" office:value="2149.61306964746" calcext:value-type="float">
            <text:p>2150</text:p>
          </table:table-cell>
          <table:table-cell table:style-name="ce3" table:formula="of:=[.C156]" office:value-type="float" office:value="2149.61306964746" calcext:value-type="float">
            <text:p>2150</text:p>
          </table:table-cell>
          <table:table-cell table:style-name="ce5" table:formula="of:=SUMPRODUCT([.B157:.D157];burner_heat_diffusion)" office:value-type="float" office:value="2149.61306964746" calcext:value-type="float">
            <text:p>2150</text:p>
          </table:table-cell>
          <table:table-cell table:formula="of:=[.F156]+[.E157]-[.I156]" office:value-type="float" office:value="53136.4017383069" calcext:value-type="float">
            <text:p>53136</text:p>
          </table:table-cell>
          <table:table-cell table:style-name="ce7" table:formula="of:=temp_out + [.F157] / burner_heat_mass" office:value-type="float" office:value="126.272803476614" calcext:value-type="float">
            <text:p>126.3</text:p>
          </table:table-cell>
          <table:table-cell table:style-name="ce7" table:formula="of:=[.G157]-[.W156]" office:value-type="float" office:value="14.7492274341546" calcext:value-type="float">
            <text:p>14.7</text:p>
          </table:table-cell>
          <table:table-cell table:style-name="ce5" table:formula="of:=thermagon_k * burner_A * [.H157] / thermagon_L" office:value-type="float" office:value="1933.47052594184" calcext:value-type="float">
            <text:p>1933</text:p>
          </table:table-cell>
          <table:table-cell table:style-name="ce5" table:formula="of:=[.I157]/C_per_s_to_W*time_incr" office:value-type="float" office:value="2770.8090082285" calcext:value-type="float">
            <text:p>2771</text:p>
          </table:table-cell>
          <table:table-cell table:style-name="ce7" table:formula="of:=[.J156]" office:value-type="float" office:value="2769.33005460985" calcext:value-type="float">
            <text:p>2769.3</text:p>
          </table:table-cell>
          <table:table-cell table:style-name="ce7" table:formula="of:=[.K156]" office:value-type="float" office:value="2767.84403944482" calcext:value-type="float">
            <text:p>2767.8</text:p>
          </table:table-cell>
          <table:table-cell table:style-name="ce7" table:formula="of:=[.L156]" office:value-type="float" office:value="2766.35092901673" calcext:value-type="float">
            <text:p>2766.4</text:p>
          </table:table-cell>
          <table:table-cell table:style-name="ce7" table:formula="of:=[.M156]" office:value-type="float" office:value="2764.85068944786" calcext:value-type="float">
            <text:p>2764.9</text:p>
          </table:table-cell>
          <table:table-cell table:style-name="ce7" table:formula="of:=[.N156]" office:value-type="float" office:value="2763.3432866988" calcext:value-type="float">
            <text:p>2763.3</text:p>
          </table:table-cell>
          <table:table-cell table:style-name="ce7" table:formula="of:=[.O156]" office:value-type="float" office:value="2761.82868656755" calcext:value-type="float">
            <text:p>2761.8</text:p>
          </table:table-cell>
          <table:table-cell table:style-name="ce7" table:formula="of:=[.P156]" office:value-type="float" office:value="2760.30685468884" calcext:value-type="float">
            <text:p>2760.3</text:p>
          </table:table-cell>
          <table:table-cell table:style-name="ce7" table:formula="of:=[.Q156]" office:value-type="float" office:value="2758.77775653333" calcext:value-type="float">
            <text:p>2758.8</text:p>
          </table:table-cell>
          <table:table-cell table:style-name="ce7" table:formula="of:=[.R156]" office:value-type="float" office:value="2757.24135740678" calcext:value-type="float">
            <text:p>2757.2</text:p>
          </table:table-cell>
          <table:table-cell table:style-name="ce5" table:formula="of:=SUMPRODUCT([.J157:.S157];pot_heat_diffusion)" office:value-type="float" office:value="2764.08334532727" calcext:value-type="float">
            <text:p>2764</text:p>
          </table:table-cell>
          <table:table-cell table:style-name="ce5" table:formula="of:=[.V156]*leakage_out" office:value-type="float" office:value="1559.04499365317" calcext:value-type="float">
            <text:p>1559</text:p>
          </table:table-cell>
          <table:table-cell table:style-name="ce5" table:formula="of:=[.V156]+[.T157]-[.U157]" office:value-type="float" office:value="261045.870627202" calcext:value-type="float">
            <text:p>261046</text:p>
          </table:table-cell>
          <table:table-cell table:style-name="ce12" table:formula="of:= temp_out + [.V157]/pot_water_mass" office:value-type="float" office:value="111.948025957616" calcext:value-type="float">
            <text:p>111.9</text:p>
          </table:table-cell>
          <table:table-cell table:style-name="ce7" table:formula="of:=IF([.G157]&gt;thermagon_temp_max;0;IF([.W15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3" table:formula="of:=burner_C_per_s * [.X157]/100 * time_incr" office:value-type="float" office:value="2149.61306964746" calcext:value-type="float">
            <text:p>2150</text:p>
          </table:table-cell>
          <table:table-cell table:style-name="ce3" table:formula="of:=[.B158]" office:value-type="float" office:value="2149.61306964746" calcext:value-type="float">
            <text:p>2150</text:p>
          </table:table-cell>
          <table:table-cell table:style-name="ce3" table:formula="of:=[.C157]" office:value-type="float" office:value="2149.61306964746" calcext:value-type="float">
            <text:p>2150</text:p>
          </table:table-cell>
          <table:table-cell table:style-name="ce5" table:formula="of:=SUMPRODUCT([.B158:.D158];burner_heat_diffusion)" office:value-type="float" office:value="2149.61306964746" calcext:value-type="float">
            <text:p>2150</text:p>
          </table:table-cell>
          <table:table-cell table:formula="of:=[.F157]+[.E158]-[.I157]" office:value-type="float" office:value="53352.5442820125" calcext:value-type="float">
            <text:p>53353</text:p>
          </table:table-cell>
          <table:table-cell table:style-name="ce7" table:formula="of:=temp_out + [.F158] / burner_heat_mass" office:value-type="float" office:value="126.705088564025" calcext:value-type="float">
            <text:p>126.7</text:p>
          </table:table-cell>
          <table:table-cell table:style-name="ce7" table:formula="of:=[.G158]-[.W157]" office:value-type="float" office:value="14.7570626064094" calcext:value-type="float">
            <text:p>14.8</text:p>
          </table:table-cell>
          <table:table-cell table:style-name="ce5" table:formula="of:=thermagon_k * burner_A * [.H158] / thermagon_L" office:value-type="float" office:value="1934.49763564559" calcext:value-type="float">
            <text:p>1934</text:p>
          </table:table-cell>
          <table:table-cell table:style-name="ce5" table:formula="of:=[.I158]/C_per_s_to_W*time_incr" office:value-type="float" office:value="2772.28093385725" calcext:value-type="float">
            <text:p>2772</text:p>
          </table:table-cell>
          <table:table-cell table:style-name="ce7" table:formula="of:=[.J157]" office:value-type="float" office:value="2770.8090082285" calcext:value-type="float">
            <text:p>2770.8</text:p>
          </table:table-cell>
          <table:table-cell table:style-name="ce7" table:formula="of:=[.K157]" office:value-type="float" office:value="2769.33005460985" calcext:value-type="float">
            <text:p>2769.3</text:p>
          </table:table-cell>
          <table:table-cell table:style-name="ce7" table:formula="of:=[.L157]" office:value-type="float" office:value="2767.84403944482" calcext:value-type="float">
            <text:p>2767.8</text:p>
          </table:table-cell>
          <table:table-cell table:style-name="ce7" table:formula="of:=[.M157]" office:value-type="float" office:value="2766.35092901673" calcext:value-type="float">
            <text:p>2766.4</text:p>
          </table:table-cell>
          <table:table-cell table:style-name="ce7" table:formula="of:=[.N157]" office:value-type="float" office:value="2764.85068944786" calcext:value-type="float">
            <text:p>2764.9</text:p>
          </table:table-cell>
          <table:table-cell table:style-name="ce7" table:formula="of:=[.O157]" office:value-type="float" office:value="2763.3432866988" calcext:value-type="float">
            <text:p>2763.3</text:p>
          </table:table-cell>
          <table:table-cell table:style-name="ce7" table:formula="of:=[.P157]" office:value-type="float" office:value="2761.82868656755" calcext:value-type="float">
            <text:p>2761.8</text:p>
          </table:table-cell>
          <table:table-cell table:style-name="ce7" table:formula="of:=[.Q157]" office:value-type="float" office:value="2760.30685468884" calcext:value-type="float">
            <text:p>2760.3</text:p>
          </table:table-cell>
          <table:table-cell table:style-name="ce7" table:formula="of:=[.R157]" office:value-type="float" office:value="2758.77775653333" calcext:value-type="float">
            <text:p>2758.8</text:p>
          </table:table-cell>
          <table:table-cell table:style-name="ce5" table:formula="of:=SUMPRODUCT([.J158:.S158];pot_heat_diffusion)" office:value-type="float" office:value="2765.58723131659" calcext:value-type="float">
            <text:p>2766</text:p>
          </table:table-cell>
          <table:table-cell table:style-name="ce5" table:formula="of:=[.V157]*leakage_out" office:value-type="float" office:value="1566.27522376321" calcext:value-type="float">
            <text:p>1566</text:p>
          </table:table-cell>
          <table:table-cell table:style-name="ce5" table:formula="of:=[.V157]+[.T158]-[.U158]" office:value-type="float" office:value="262245.182634756" calcext:value-type="float">
            <text:p>262245</text:p>
          </table:table-cell>
          <table:table-cell table:style-name="ce12" table:formula="of:= temp_out + [.V158]/pot_water_mass" office:value-type="float" office:value="112.370458886115" calcext:value-type="float">
            <text:p>112.4</text:p>
          </table:table-cell>
          <table:table-cell table:style-name="ce7" table:formula="of:=IF([.G158]&gt;thermagon_temp_max;0;IF([.W15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3" table:formula="of:=burner_C_per_s * [.X158]/100 * time_incr" office:value-type="float" office:value="2149.61306964746" calcext:value-type="float">
            <text:p>2150</text:p>
          </table:table-cell>
          <table:table-cell table:style-name="ce3" table:formula="of:=[.B159]" office:value-type="float" office:value="2149.61306964746" calcext:value-type="float">
            <text:p>2150</text:p>
          </table:table-cell>
          <table:table-cell table:style-name="ce3" table:formula="of:=[.C158]" office:value-type="float" office:value="2149.61306964746" calcext:value-type="float">
            <text:p>2150</text:p>
          </table:table-cell>
          <table:table-cell table:style-name="ce5" table:formula="of:=SUMPRODUCT([.B159:.D159];burner_heat_diffusion)" office:value-type="float" office:value="2149.61306964746" calcext:value-type="float">
            <text:p>2150</text:p>
          </table:table-cell>
          <table:table-cell table:formula="of:=[.F158]+[.E159]-[.I158]" office:value-type="float" office:value="53567.6597160144" calcext:value-type="float">
            <text:p>53568</text:p>
          </table:table-cell>
          <table:table-cell table:style-name="ce7" table:formula="of:=temp_out + [.F159] / burner_heat_mass" office:value-type="float" office:value="127.135319432029" calcext:value-type="float">
            <text:p>127.1</text:p>
          </table:table-cell>
          <table:table-cell table:style-name="ce7" table:formula="of:=[.G159]-[.W158]" office:value-type="float" office:value="14.7648605459135" calcext:value-type="float">
            <text:p>14.8</text:p>
          </table:table-cell>
          <table:table-cell table:style-name="ce5" table:formula="of:=thermagon_k * burner_A * [.H159] / thermagon_L" office:value-type="float" office:value="1935.51986452242" calcext:value-type="float">
            <text:p>1936</text:p>
          </table:table-cell>
          <table:table-cell table:style-name="ce5" table:formula="of:=[.I159]/C_per_s_to_W*time_incr" office:value-type="float" office:value="2773.74586489312" calcext:value-type="float">
            <text:p>2774</text:p>
          </table:table-cell>
          <table:table-cell table:style-name="ce7" table:formula="of:=[.J158]" office:value-type="float" office:value="2772.28093385725" calcext:value-type="float">
            <text:p>2772.3</text:p>
          </table:table-cell>
          <table:table-cell table:style-name="ce7" table:formula="of:=[.K158]" office:value-type="float" office:value="2770.8090082285" calcext:value-type="float">
            <text:p>2770.8</text:p>
          </table:table-cell>
          <table:table-cell table:style-name="ce7" table:formula="of:=[.L158]" office:value-type="float" office:value="2769.33005460985" calcext:value-type="float">
            <text:p>2769.3</text:p>
          </table:table-cell>
          <table:table-cell table:style-name="ce7" table:formula="of:=[.M158]" office:value-type="float" office:value="2767.84403944482" calcext:value-type="float">
            <text:p>2767.8</text:p>
          </table:table-cell>
          <table:table-cell table:style-name="ce7" table:formula="of:=[.N158]" office:value-type="float" office:value="2766.35092901673" calcext:value-type="float">
            <text:p>2766.4</text:p>
          </table:table-cell>
          <table:table-cell table:style-name="ce7" table:formula="of:=[.O158]" office:value-type="float" office:value="2764.85068944786" calcext:value-type="float">
            <text:p>2764.9</text:p>
          </table:table-cell>
          <table:table-cell table:style-name="ce7" table:formula="of:=[.P158]" office:value-type="float" office:value="2763.3432866988" calcext:value-type="float">
            <text:p>2763.3</text:p>
          </table:table-cell>
          <table:table-cell table:style-name="ce7" table:formula="of:=[.Q158]" office:value-type="float" office:value="2761.82868656755" calcext:value-type="float">
            <text:p>2761.8</text:p>
          </table:table-cell>
          <table:table-cell table:style-name="ce7" table:formula="of:=[.R158]" office:value-type="float" office:value="2760.30685468884" calcext:value-type="float">
            <text:p>2760.3</text:p>
          </table:table-cell>
          <table:table-cell table:style-name="ce5" table:formula="of:=SUMPRODUCT([.J159:.S159];pot_heat_diffusion)" office:value-type="float" office:value="2767.08397083734" calcext:value-type="float">
            <text:p>2767</text:p>
          </table:table-cell>
          <table:table-cell table:style-name="ce5" table:formula="of:=[.V158]*leakage_out" office:value-type="float" office:value="1573.47109580853" calcext:value-type="float">
            <text:p>1573</text:p>
          </table:table-cell>
          <table:table-cell table:style-name="ce5" table:formula="of:=[.V158]+[.T159]-[.U159]" office:value-type="float" office:value="263438.795509784" calcext:value-type="float">
            <text:p>263439</text:p>
          </table:table-cell>
          <table:table-cell table:style-name="ce12" table:formula="of:= temp_out + [.V159]/pot_water_mass" office:value-type="float" office:value="112.790884412682" calcext:value-type="float">
            <text:p>112.8</text:p>
          </table:table-cell>
          <table:table-cell table:style-name="ce7" table:formula="of:=IF([.G159]&gt;thermagon_temp_max;0;IF([.W15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3" table:formula="of:=burner_C_per_s * [.X159]/100 * time_incr" office:value-type="float" office:value="2149.61306964746" calcext:value-type="float">
            <text:p>2150</text:p>
          </table:table-cell>
          <table:table-cell table:style-name="ce3" table:formula="of:=[.B160]" office:value-type="float" office:value="2149.61306964746" calcext:value-type="float">
            <text:p>2150</text:p>
          </table:table-cell>
          <table:table-cell table:style-name="ce3" table:formula="of:=[.C159]" office:value-type="float" office:value="2149.61306964746" calcext:value-type="float">
            <text:p>2150</text:p>
          </table:table-cell>
          <table:table-cell table:style-name="ce5" table:formula="of:=SUMPRODUCT([.B160:.D160];burner_heat_diffusion)" office:value-type="float" office:value="2149.61306964746" calcext:value-type="float">
            <text:p>2150</text:p>
          </table:table-cell>
          <table:table-cell table:formula="of:=[.F159]+[.E160]-[.I159]" office:value-type="float" office:value="53781.7529211394" calcext:value-type="float">
            <text:p>53782</text:p>
          </table:table-cell>
          <table:table-cell table:style-name="ce7" table:formula="of:=temp_out + [.F160] / burner_heat_mass" office:value-type="float" office:value="127.563505842279" calcext:value-type="float">
            <text:p>127.6</text:p>
          </table:table-cell>
          <table:table-cell table:style-name="ce7" table:formula="of:=[.G160]-[.W159]" office:value-type="float" office:value="14.7726214295969" calcext:value-type="float">
            <text:p>14.8</text:p>
          </table:table-cell>
          <table:table-cell table:style-name="ce5" table:formula="of:=thermagon_k * burner_A * [.H160] / thermagon_L" office:value-type="float" office:value="1936.53723576604" calcext:value-type="float">
            <text:p>1937</text:p>
          </table:table-cell>
          <table:table-cell table:style-name="ce5" table:formula="of:=[.I160]/C_per_s_to_W*time_incr" office:value-type="float" office:value="2775.20383457444" calcext:value-type="float">
            <text:p>2775</text:p>
          </table:table-cell>
          <table:table-cell table:style-name="ce7" table:formula="of:=[.J159]" office:value-type="float" office:value="2773.74586489312" calcext:value-type="float">
            <text:p>2773.7</text:p>
          </table:table-cell>
          <table:table-cell table:style-name="ce7" table:formula="of:=[.K159]" office:value-type="float" office:value="2772.28093385725" calcext:value-type="float">
            <text:p>2772.3</text:p>
          </table:table-cell>
          <table:table-cell table:style-name="ce7" table:formula="of:=[.L159]" office:value-type="float" office:value="2770.8090082285" calcext:value-type="float">
            <text:p>2770.8</text:p>
          </table:table-cell>
          <table:table-cell table:style-name="ce7" table:formula="of:=[.M159]" office:value-type="float" office:value="2769.33005460985" calcext:value-type="float">
            <text:p>2769.3</text:p>
          </table:table-cell>
          <table:table-cell table:style-name="ce7" table:formula="of:=[.N159]" office:value-type="float" office:value="2767.84403944482" calcext:value-type="float">
            <text:p>2767.8</text:p>
          </table:table-cell>
          <table:table-cell table:style-name="ce7" table:formula="of:=[.O159]" office:value-type="float" office:value="2766.35092901673" calcext:value-type="float">
            <text:p>2766.4</text:p>
          </table:table-cell>
          <table:table-cell table:style-name="ce7" table:formula="of:=[.P159]" office:value-type="float" office:value="2764.85068944786" calcext:value-type="float">
            <text:p>2764.9</text:p>
          </table:table-cell>
          <table:table-cell table:style-name="ce7" table:formula="of:=[.Q159]" office:value-type="float" office:value="2763.3432866988" calcext:value-type="float">
            <text:p>2763.3</text:p>
          </table:table-cell>
          <table:table-cell table:style-name="ce7" table:formula="of:=[.R159]" office:value-type="float" office:value="2761.82868656755" calcext:value-type="float">
            <text:p>2761.8</text:p>
          </table:table-cell>
          <table:table-cell table:style-name="ce5" table:formula="of:=SUMPRODUCT([.J160:.S160];pot_heat_diffusion)" office:value-type="float" office:value="2768.57359784957" calcext:value-type="float">
            <text:p>2769</text:p>
          </table:table-cell>
          <table:table-cell table:style-name="ce5" table:formula="of:=[.V159]*leakage_out" office:value-type="float" office:value="1580.63277305871" calcext:value-type="float">
            <text:p>1581</text:p>
          </table:table-cell>
          <table:table-cell table:style-name="ce5" table:formula="of:=[.V159]+[.T160]-[.U160]" office:value-type="float" office:value="264626.736334575" calcext:value-type="float">
            <text:p>264627</text:p>
          </table:table-cell>
          <table:table-cell table:style-name="ce12" table:formula="of:= temp_out + [.V160]/pot_water_mass" office:value-type="float" office:value="113.209312076493" calcext:value-type="float">
            <text:p>113.2</text:p>
          </table:table-cell>
          <table:table-cell table:style-name="ce7" table:formula="of:=IF([.G160]&gt;thermagon_temp_max;0;IF([.W16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3" table:formula="of:=burner_C_per_s * [.X160]/100 * time_incr" office:value-type="float" office:value="2149.61306964746" calcext:value-type="float">
            <text:p>2150</text:p>
          </table:table-cell>
          <table:table-cell table:style-name="ce3" table:formula="of:=[.B161]" office:value-type="float" office:value="2149.61306964746" calcext:value-type="float">
            <text:p>2150</text:p>
          </table:table-cell>
          <table:table-cell table:style-name="ce3" table:formula="of:=[.C160]" office:value-type="float" office:value="2149.61306964746" calcext:value-type="float">
            <text:p>2150</text:p>
          </table:table-cell>
          <table:table-cell table:style-name="ce5" table:formula="of:=SUMPRODUCT([.B161:.D161];burner_heat_diffusion)" office:value-type="float" office:value="2149.61306964746" calcext:value-type="float">
            <text:p>2150</text:p>
          </table:table-cell>
          <table:table-cell table:formula="of:=[.F160]+[.E161]-[.I160]" office:value-type="float" office:value="53994.8287550209" calcext:value-type="float">
            <text:p>53995</text:p>
          </table:table-cell>
          <table:table-cell table:style-name="ce7" table:formula="of:=temp_out + [.F161] / burner_heat_mass" office:value-type="float" office:value="127.989657510042" calcext:value-type="float">
            <text:p>128.0</text:p>
          </table:table-cell>
          <table:table-cell table:style-name="ce7" table:formula="of:=[.G161]-[.W160]" office:value-type="float" office:value="14.780345433549" calcext:value-type="float">
            <text:p>14.8</text:p>
          </table:table-cell>
          <table:table-cell table:style-name="ce5" table:formula="of:=thermagon_k * burner_A * [.H161] / thermagon_L" office:value-type="float" office:value="1937.54977245994" calcext:value-type="float">
            <text:p>1938</text:p>
          </table:table-cell>
          <table:table-cell table:style-name="ce5" table:formula="of:=[.I161]/C_per_s_to_W*time_incr" office:value-type="float" office:value="2776.65487598157" calcext:value-type="float">
            <text:p>2777</text:p>
          </table:table-cell>
          <table:table-cell table:style-name="ce7" table:formula="of:=[.J160]" office:value-type="float" office:value="2775.20383457444" calcext:value-type="float">
            <text:p>2775.2</text:p>
          </table:table-cell>
          <table:table-cell table:style-name="ce7" table:formula="of:=[.K160]" office:value-type="float" office:value="2773.74586489312" calcext:value-type="float">
            <text:p>2773.7</text:p>
          </table:table-cell>
          <table:table-cell table:style-name="ce7" table:formula="of:=[.L160]" office:value-type="float" office:value="2772.28093385725" calcext:value-type="float">
            <text:p>2772.3</text:p>
          </table:table-cell>
          <table:table-cell table:style-name="ce7" table:formula="of:=[.M160]" office:value-type="float" office:value="2770.8090082285" calcext:value-type="float">
            <text:p>2770.8</text:p>
          </table:table-cell>
          <table:table-cell table:style-name="ce7" table:formula="of:=[.N160]" office:value-type="float" office:value="2769.33005460985" calcext:value-type="float">
            <text:p>2769.3</text:p>
          </table:table-cell>
          <table:table-cell table:style-name="ce7" table:formula="of:=[.O160]" office:value-type="float" office:value="2767.84403944482" calcext:value-type="float">
            <text:p>2767.8</text:p>
          </table:table-cell>
          <table:table-cell table:style-name="ce7" table:formula="of:=[.P160]" office:value-type="float" office:value="2766.35092901673" calcext:value-type="float">
            <text:p>2766.4</text:p>
          </table:table-cell>
          <table:table-cell table:style-name="ce7" table:formula="of:=[.Q160]" office:value-type="float" office:value="2764.85068944786" calcext:value-type="float">
            <text:p>2764.9</text:p>
          </table:table-cell>
          <table:table-cell table:style-name="ce7" table:formula="of:=[.R160]" office:value-type="float" office:value="2763.3432866988" calcext:value-type="float">
            <text:p>2763.3</text:p>
          </table:table-cell>
          <table:table-cell table:style-name="ce5" table:formula="of:=SUMPRODUCT([.J161:.S161];pot_heat_diffusion)" office:value-type="float" office:value="2770.05614615192" calcext:value-type="float">
            <text:p>2770</text:p>
          </table:table-cell>
          <table:table-cell table:style-name="ce5" table:formula="of:=[.V160]*leakage_out" office:value-type="float" office:value="1587.76041800745" calcext:value-type="float">
            <text:p>1588</text:p>
          </table:table-cell>
          <table:table-cell table:style-name="ce5" table:formula="of:=[.V160]+[.T161]-[.U161]" office:value-type="float" office:value="265809.03206272" calcext:value-type="float">
            <text:p>265809</text:p>
          </table:table-cell>
          <table:table-cell table:style-name="ce12" table:formula="of:= temp_out + [.V161]/pot_water_mass" office:value-type="float" office:value="113.625751371394" calcext:value-type="float">
            <text:p>113.6</text:p>
          </table:table-cell>
          <table:table-cell table:style-name="ce7" table:formula="of:=IF([.G161]&gt;thermagon_temp_max;0;IF([.W16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3" table:formula="of:=burner_C_per_s * [.X161]/100 * time_incr" office:value-type="float" office:value="2149.61306964746" calcext:value-type="float">
            <text:p>2150</text:p>
          </table:table-cell>
          <table:table-cell table:style-name="ce3" table:formula="of:=[.B162]" office:value-type="float" office:value="2149.61306964746" calcext:value-type="float">
            <text:p>2150</text:p>
          </table:table-cell>
          <table:table-cell table:style-name="ce3" table:formula="of:=[.C161]" office:value-type="float" office:value="2149.61306964746" calcext:value-type="float">
            <text:p>2150</text:p>
          </table:table-cell>
          <table:table-cell table:style-name="ce5" table:formula="of:=SUMPRODUCT([.B162:.D162];burner_heat_diffusion)" office:value-type="float" office:value="2149.61306964746" calcext:value-type="float">
            <text:p>2150</text:p>
          </table:table-cell>
          <table:table-cell table:formula="of:=[.F161]+[.E162]-[.I161]" office:value-type="float" office:value="54206.8920522084" calcext:value-type="float">
            <text:p>54207</text:p>
          </table:table-cell>
          <table:table-cell table:style-name="ce7" table:formula="of:=temp_out + [.F162] / burner_heat_mass" office:value-type="float" office:value="128.413784104417" calcext:value-type="float">
            <text:p>128.4</text:p>
          </table:table-cell>
          <table:table-cell table:style-name="ce7" table:formula="of:=[.G162]-[.W161]" office:value-type="float" office:value="14.7880327330223" calcext:value-type="float">
            <text:p>14.8</text:p>
          </table:table-cell>
          <table:table-cell table:style-name="ce5" table:formula="of:=thermagon_k * burner_A * [.H162] / thermagon_L" office:value-type="float" office:value="1938.55749757788" calcext:value-type="float">
            <text:p>1939</text:p>
          </table:table-cell>
          <table:table-cell table:style-name="ce5" table:formula="of:=[.I162]/C_per_s_to_W*time_incr" office:value-type="float" office:value="2778.09902203767" calcext:value-type="float">
            <text:p>2778</text:p>
          </table:table-cell>
          <table:table-cell table:style-name="ce7" table:formula="of:=[.J161]" office:value-type="float" office:value="2776.65487598157" calcext:value-type="float">
            <text:p>2776.7</text:p>
          </table:table-cell>
          <table:table-cell table:style-name="ce7" table:formula="of:=[.K161]" office:value-type="float" office:value="2775.20383457444" calcext:value-type="float">
            <text:p>2775.2</text:p>
          </table:table-cell>
          <table:table-cell table:style-name="ce7" table:formula="of:=[.L161]" office:value-type="float" office:value="2773.74586489312" calcext:value-type="float">
            <text:p>2773.7</text:p>
          </table:table-cell>
          <table:table-cell table:style-name="ce7" table:formula="of:=[.M161]" office:value-type="float" office:value="2772.28093385725" calcext:value-type="float">
            <text:p>2772.3</text:p>
          </table:table-cell>
          <table:table-cell table:style-name="ce7" table:formula="of:=[.N161]" office:value-type="float" office:value="2770.8090082285" calcext:value-type="float">
            <text:p>2770.8</text:p>
          </table:table-cell>
          <table:table-cell table:style-name="ce7" table:formula="of:=[.O161]" office:value-type="float" office:value="2769.33005460985" calcext:value-type="float">
            <text:p>2769.3</text:p>
          </table:table-cell>
          <table:table-cell table:style-name="ce7" table:formula="of:=[.P161]" office:value-type="float" office:value="2767.84403944482" calcext:value-type="float">
            <text:p>2767.8</text:p>
          </table:table-cell>
          <table:table-cell table:style-name="ce7" table:formula="of:=[.Q161]" office:value-type="float" office:value="2766.35092901673" calcext:value-type="float">
            <text:p>2766.4</text:p>
          </table:table-cell>
          <table:table-cell table:style-name="ce7" table:formula="of:=[.R161]" office:value-type="float" office:value="2764.85068944786" calcext:value-type="float">
            <text:p>2764.9</text:p>
          </table:table-cell>
          <table:table-cell table:style-name="ce5" table:formula="of:=SUMPRODUCT([.J162:.S162];pot_heat_diffusion)" office:value-type="float" office:value="2771.53164938243" calcext:value-type="float">
            <text:p>2772</text:p>
          </table:table-cell>
          <table:table-cell table:style-name="ce5" table:formula="of:=[.V161]*leakage_out" office:value-type="float" office:value="1594.85419237632" calcext:value-type="float">
            <text:p>1595</text:p>
          </table:table-cell>
          <table:table-cell table:style-name="ce5" table:formula="of:=[.V161]+[.T162]-[.U162]" office:value-type="float" office:value="266985.709519726" calcext:value-type="float">
            <text:p>266986</text:p>
          </table:table-cell>
          <table:table-cell table:style-name="ce12" table:formula="of:= temp_out + [.V162]/pot_water_mass" office:value-type="float" office:value="114.040211746119" calcext:value-type="float">
            <text:p>114.0</text:p>
          </table:table-cell>
          <table:table-cell table:style-name="ce7" table:formula="of:=IF([.G162]&gt;thermagon_temp_max;0;IF([.W16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3" table:formula="of:=burner_C_per_s * [.X162]/100 * time_incr" office:value-type="float" office:value="2149.61306964746" calcext:value-type="float">
            <text:p>2150</text:p>
          </table:table-cell>
          <table:table-cell table:style-name="ce3" table:formula="of:=[.B163]" office:value-type="float" office:value="2149.61306964746" calcext:value-type="float">
            <text:p>2150</text:p>
          </table:table-cell>
          <table:table-cell table:style-name="ce3" table:formula="of:=[.C162]" office:value-type="float" office:value="2149.61306964746" calcext:value-type="float">
            <text:p>2150</text:p>
          </table:table-cell>
          <table:table-cell table:style-name="ce5" table:formula="of:=SUMPRODUCT([.B163:.D163];burner_heat_diffusion)" office:value-type="float" office:value="2149.61306964746" calcext:value-type="float">
            <text:p>2150</text:p>
          </table:table-cell>
          <table:table-cell table:formula="of:=[.F162]+[.E163]-[.I162]" office:value-type="float" office:value="54417.947624278" calcext:value-type="float">
            <text:p>54418</text:p>
          </table:table-cell>
          <table:table-cell table:style-name="ce7" table:formula="of:=temp_out + [.F163] / burner_heat_mass" office:value-type="float" office:value="128.835895248556" calcext:value-type="float">
            <text:p>128.8</text:p>
          </table:table-cell>
          <table:table-cell table:style-name="ce7" table:formula="of:=[.G163]-[.W162]" office:value-type="float" office:value="14.7956835024366" calcext:value-type="float">
            <text:p>14.8</text:p>
          </table:table-cell>
          <table:table-cell table:style-name="ce5" table:formula="of:=thermagon_k * burner_A * [.H163] / thermagon_L" office:value-type="float" office:value="1939.5604339845" calcext:value-type="float">
            <text:p>1940</text:p>
          </table:table-cell>
          <table:table-cell table:style-name="ce5" table:formula="of:=[.I163]/C_per_s_to_W*time_incr" office:value-type="float" office:value="2779.53630550946" calcext:value-type="float">
            <text:p>2780</text:p>
          </table:table-cell>
          <table:table-cell table:style-name="ce7" table:formula="of:=[.J162]" office:value-type="float" office:value="2778.09902203767" calcext:value-type="float">
            <text:p>2778.1</text:p>
          </table:table-cell>
          <table:table-cell table:style-name="ce7" table:formula="of:=[.K162]" office:value-type="float" office:value="2776.65487598157" calcext:value-type="float">
            <text:p>2776.7</text:p>
          </table:table-cell>
          <table:table-cell table:style-name="ce7" table:formula="of:=[.L162]" office:value-type="float" office:value="2775.20383457444" calcext:value-type="float">
            <text:p>2775.2</text:p>
          </table:table-cell>
          <table:table-cell table:style-name="ce7" table:formula="of:=[.M162]" office:value-type="float" office:value="2773.74586489312" calcext:value-type="float">
            <text:p>2773.7</text:p>
          </table:table-cell>
          <table:table-cell table:style-name="ce7" table:formula="of:=[.N162]" office:value-type="float" office:value="2772.28093385725" calcext:value-type="float">
            <text:p>2772.3</text:p>
          </table:table-cell>
          <table:table-cell table:style-name="ce7" table:formula="of:=[.O162]" office:value-type="float" office:value="2770.8090082285" calcext:value-type="float">
            <text:p>2770.8</text:p>
          </table:table-cell>
          <table:table-cell table:style-name="ce7" table:formula="of:=[.P162]" office:value-type="float" office:value="2769.33005460985" calcext:value-type="float">
            <text:p>2769.3</text:p>
          </table:table-cell>
          <table:table-cell table:style-name="ce7" table:formula="of:=[.Q162]" office:value-type="float" office:value="2767.84403944482" calcext:value-type="float">
            <text:p>2767.8</text:p>
          </table:table-cell>
          <table:table-cell table:style-name="ce7" table:formula="of:=[.R162]" office:value-type="float" office:value="2766.35092901673" calcext:value-type="float">
            <text:p>2766.4</text:p>
          </table:table-cell>
          <table:table-cell table:style-name="ce5" table:formula="of:=SUMPRODUCT([.J163:.S163];pot_heat_diffusion)" office:value-type="float" office:value="2773.0001410193" calcext:value-type="float">
            <text:p>2773</text:p>
          </table:table-cell>
          <table:table-cell table:style-name="ce5" table:formula="of:=[.V162]*leakage_out" office:value-type="float" office:value="1601.91425711836" calcext:value-type="float">
            <text:p>1602</text:p>
          </table:table-cell>
          <table:table-cell table:style-name="ce5" table:formula="of:=[.V162]+[.T163]-[.U163]" office:value-type="float" office:value="268156.795403627" calcext:value-type="float">
            <text:p>268157</text:p>
          </table:table-cell>
          <table:table-cell table:style-name="ce12" table:formula="of:= temp_out + [.V163]/pot_water_mass" office:value-type="float" office:value="114.452702604499" calcext:value-type="float">
            <text:p>114.5</text:p>
          </table:table-cell>
          <table:table-cell table:style-name="ce7" table:formula="of:=IF([.G163]&gt;thermagon_temp_max;0;IF([.W16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3" table:formula="of:=burner_C_per_s * [.X163]/100 * time_incr" office:value-type="float" office:value="2149.61306964746" calcext:value-type="float">
            <text:p>2150</text:p>
          </table:table-cell>
          <table:table-cell table:style-name="ce3" table:formula="of:=[.B164]" office:value-type="float" office:value="2149.61306964746" calcext:value-type="float">
            <text:p>2150</text:p>
          </table:table-cell>
          <table:table-cell table:style-name="ce3" table:formula="of:=[.C163]" office:value-type="float" office:value="2149.61306964746" calcext:value-type="float">
            <text:p>2150</text:p>
          </table:table-cell>
          <table:table-cell table:style-name="ce5" table:formula="of:=SUMPRODUCT([.B164:.D164];burner_heat_diffusion)" office:value-type="float" office:value="2149.61306964746" calcext:value-type="float">
            <text:p>2150</text:p>
          </table:table-cell>
          <table:table-cell table:formula="of:=[.F163]+[.E164]-[.I163]" office:value-type="float" office:value="54628.0002599409" calcext:value-type="float">
            <text:p>54628</text:p>
          </table:table-cell>
          <table:table-cell table:style-name="ce7" table:formula="of:=temp_out + [.F164] / burner_heat_mass" office:value-type="float" office:value="129.256000519882" calcext:value-type="float">
            <text:p>129.3</text:p>
          </table:table-cell>
          <table:table-cell table:style-name="ce7" table:formula="of:=[.G164]-[.W163]" office:value-type="float" office:value="14.8032979153827" calcext:value-type="float">
            <text:p>14.8</text:p>
          </table:table-cell>
          <table:table-cell table:style-name="ce5" table:formula="of:=thermagon_k * burner_A * [.H164] / thermagon_L" office:value-type="float" office:value="1940.55860443576" calcext:value-type="float">
            <text:p>1941</text:p>
          </table:table-cell>
          <table:table-cell table:style-name="ce5" table:formula="of:=[.I164]/C_per_s_to_W*time_incr" office:value-type="float" office:value="2780.96675900797" calcext:value-type="float">
            <text:p>2781</text:p>
          </table:table-cell>
          <table:table-cell table:style-name="ce7" table:formula="of:=[.J163]" office:value-type="float" office:value="2779.53630550946" calcext:value-type="float">
            <text:p>2779.5</text:p>
          </table:table-cell>
          <table:table-cell table:style-name="ce7" table:formula="of:=[.K163]" office:value-type="float" office:value="2778.09902203767" calcext:value-type="float">
            <text:p>2778.1</text:p>
          </table:table-cell>
          <table:table-cell table:style-name="ce7" table:formula="of:=[.L163]" office:value-type="float" office:value="2776.65487598157" calcext:value-type="float">
            <text:p>2776.7</text:p>
          </table:table-cell>
          <table:table-cell table:style-name="ce7" table:formula="of:=[.M163]" office:value-type="float" office:value="2775.20383457444" calcext:value-type="float">
            <text:p>2775.2</text:p>
          </table:table-cell>
          <table:table-cell table:style-name="ce7" table:formula="of:=[.N163]" office:value-type="float" office:value="2773.74586489312" calcext:value-type="float">
            <text:p>2773.7</text:p>
          </table:table-cell>
          <table:table-cell table:style-name="ce7" table:formula="of:=[.O163]" office:value-type="float" office:value="2772.28093385725" calcext:value-type="float">
            <text:p>2772.3</text:p>
          </table:table-cell>
          <table:table-cell table:style-name="ce7" table:formula="of:=[.P163]" office:value-type="float" office:value="2770.8090082285" calcext:value-type="float">
            <text:p>2770.8</text:p>
          </table:table-cell>
          <table:table-cell table:style-name="ce7" table:formula="of:=[.Q163]" office:value-type="float" office:value="2769.33005460985" calcext:value-type="float">
            <text:p>2769.3</text:p>
          </table:table-cell>
          <table:table-cell table:style-name="ce7" table:formula="of:=[.R163]" office:value-type="float" office:value="2767.84403944482" calcext:value-type="float">
            <text:p>2767.8</text:p>
          </table:table-cell>
          <table:table-cell table:style-name="ce5" table:formula="of:=SUMPRODUCT([.J164:.S164];pot_heat_diffusion)" office:value-type="float" office:value="2774.46165438162" calcext:value-type="float">
            <text:p>2774</text:p>
          </table:table-cell>
          <table:table-cell table:style-name="ce5" table:formula="of:=[.V163]*leakage_out" office:value-type="float" office:value="1608.94077242176" calcext:value-type="float">
            <text:p>1609</text:p>
          </table:table-cell>
          <table:table-cell table:style-name="ce5" table:formula="of:=[.V163]+[.T164]-[.U164]" office:value-type="float" office:value="269322.316285587" calcext:value-type="float">
            <text:p>269322</text:p>
          </table:table-cell>
          <table:table-cell table:style-name="ce12" table:formula="of:= temp_out + [.V164]/pot_water_mass" office:value-type="float" office:value="114.863233305679" calcext:value-type="float">
            <text:p>114.9</text:p>
          </table:table-cell>
          <table:table-cell table:style-name="ce7" table:formula="of:=IF([.G164]&gt;thermagon_temp_max;0;IF([.W16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3" table:formula="of:=burner_C_per_s * [.X164]/100 * time_incr" office:value-type="float" office:value="2149.61306964746" calcext:value-type="float">
            <text:p>2150</text:p>
          </table:table-cell>
          <table:table-cell table:style-name="ce3" table:formula="of:=[.B165]" office:value-type="float" office:value="2149.61306964746" calcext:value-type="float">
            <text:p>2150</text:p>
          </table:table-cell>
          <table:table-cell table:style-name="ce3" table:formula="of:=[.C164]" office:value-type="float" office:value="2149.61306964746" calcext:value-type="float">
            <text:p>2150</text:p>
          </table:table-cell>
          <table:table-cell table:style-name="ce5" table:formula="of:=SUMPRODUCT([.B165:.D165];burner_heat_diffusion)" office:value-type="float" office:value="2149.61306964746" calcext:value-type="float">
            <text:p>2150</text:p>
          </table:table-cell>
          <table:table-cell table:formula="of:=[.F164]+[.E165]-[.I164]" office:value-type="float" office:value="54837.0547251526" calcext:value-type="float">
            <text:p>54837</text:p>
          </table:table-cell>
          <table:table-cell table:style-name="ce7" table:formula="of:=temp_out + [.F165] / burner_heat_mass" office:value-type="float" office:value="129.674109450305" calcext:value-type="float">
            <text:p>129.7</text:p>
          </table:table-cell>
          <table:table-cell table:style-name="ce7" table:formula="of:=[.G165]-[.W164]" office:value-type="float" office:value="14.8108761446267" calcext:value-type="float">
            <text:p>14.8</text:p>
          </table:table-cell>
          <table:table-cell table:style-name="ce5" table:formula="of:=thermagon_k * burner_A * [.H165] / thermagon_L" office:value-type="float" office:value="1941.55203157949" calcext:value-type="float">
            <text:p>1942</text:p>
          </table:table-cell>
          <table:table-cell table:style-name="ce5" table:formula="of:=[.I165]/C_per_s_to_W*time_incr" office:value-type="float" office:value="2782.39041498923" calcext:value-type="float">
            <text:p>2782</text:p>
          </table:table-cell>
          <table:table-cell table:style-name="ce7" table:formula="of:=[.J164]" office:value-type="float" office:value="2780.96675900797" calcext:value-type="float">
            <text:p>2781.0</text:p>
          </table:table-cell>
          <table:table-cell table:style-name="ce7" table:formula="of:=[.K164]" office:value-type="float" office:value="2779.53630550946" calcext:value-type="float">
            <text:p>2779.5</text:p>
          </table:table-cell>
          <table:table-cell table:style-name="ce7" table:formula="of:=[.L164]" office:value-type="float" office:value="2778.09902203767" calcext:value-type="float">
            <text:p>2778.1</text:p>
          </table:table-cell>
          <table:table-cell table:style-name="ce7" table:formula="of:=[.M164]" office:value-type="float" office:value="2776.65487598157" calcext:value-type="float">
            <text:p>2776.7</text:p>
          </table:table-cell>
          <table:table-cell table:style-name="ce7" table:formula="of:=[.N164]" office:value-type="float" office:value="2775.20383457444" calcext:value-type="float">
            <text:p>2775.2</text:p>
          </table:table-cell>
          <table:table-cell table:style-name="ce7" table:formula="of:=[.O164]" office:value-type="float" office:value="2773.74586489312" calcext:value-type="float">
            <text:p>2773.7</text:p>
          </table:table-cell>
          <table:table-cell table:style-name="ce7" table:formula="of:=[.P164]" office:value-type="float" office:value="2772.28093385725" calcext:value-type="float">
            <text:p>2772.3</text:p>
          </table:table-cell>
          <table:table-cell table:style-name="ce7" table:formula="of:=[.Q164]" office:value-type="float" office:value="2770.8090082285" calcext:value-type="float">
            <text:p>2770.8</text:p>
          </table:table-cell>
          <table:table-cell table:style-name="ce7" table:formula="of:=[.R164]" office:value-type="float" office:value="2769.33005460985" calcext:value-type="float">
            <text:p>2769.3</text:p>
          </table:table-cell>
          <table:table-cell table:style-name="ce5" table:formula="of:=SUMPRODUCT([.J165:.S165];pot_heat_diffusion)" office:value-type="float" office:value="2775.91622263018" calcext:value-type="float">
            <text:p>2776</text:p>
          </table:table-cell>
          <table:table-cell table:style-name="ce5" table:formula="of:=[.V164]*leakage_out" office:value-type="float" office:value="1615.93389771352" calcext:value-type="float">
            <text:p>1616</text:p>
          </table:table-cell>
          <table:table-cell table:style-name="ce5" table:formula="of:=[.V164]+[.T165]-[.U165]" office:value-type="float" office:value="270482.298610503" calcext:value-type="float">
            <text:p>270482</text:p>
          </table:table-cell>
          <table:table-cell table:style-name="ce12" table:formula="of:= temp_out + [.V165]/pot_water_mass" office:value-type="float" office:value="115.271813164328" calcext:value-type="float">
            <text:p>115.3</text:p>
          </table:table-cell>
          <table:table-cell table:style-name="ce7" table:formula="of:=IF([.G165]&gt;thermagon_temp_max;0;IF([.W16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3" table:formula="of:=burner_C_per_s * [.X165]/100 * time_incr" office:value-type="float" office:value="2149.61306964746" calcext:value-type="float">
            <text:p>2150</text:p>
          </table:table-cell>
          <table:table-cell table:style-name="ce3" table:formula="of:=[.B166]" office:value-type="float" office:value="2149.61306964746" calcext:value-type="float">
            <text:p>2150</text:p>
          </table:table-cell>
          <table:table-cell table:style-name="ce3" table:formula="of:=[.C165]" office:value-type="float" office:value="2149.61306964746" calcext:value-type="float">
            <text:p>2150</text:p>
          </table:table-cell>
          <table:table-cell table:style-name="ce5" table:formula="of:=SUMPRODUCT([.B166:.D166];burner_heat_diffusion)" office:value-type="float" office:value="2149.61306964746" calcext:value-type="float">
            <text:p>2150</text:p>
          </table:table-cell>
          <table:table-cell table:formula="of:=[.F165]+[.E166]-[.I165]" office:value-type="float" office:value="55045.1157632206" calcext:value-type="float">
            <text:p>55045</text:p>
          </table:table-cell>
          <table:table-cell table:style-name="ce7" table:formula="of:=temp_out + [.F166] / burner_heat_mass" office:value-type="float" office:value="130.090231526441" calcext:value-type="float">
            <text:p>130.1</text:p>
          </table:table-cell>
          <table:table-cell table:style-name="ce7" table:formula="of:=[.G166]-[.W165]" office:value-type="float" office:value="14.8184183621135" calcext:value-type="float">
            <text:p>14.8</text:p>
          </table:table-cell>
          <table:table-cell table:style-name="ce5" table:formula="of:=thermagon_k * burner_A * [.H166] / thermagon_L" office:value-type="float" office:value="1942.54073795588" calcext:value-type="float">
            <text:p>1943</text:p>
          </table:table-cell>
          <table:table-cell table:style-name="ce5" table:formula="of:=[.I166]/C_per_s_to_W*time_incr" office:value-type="float" office:value="2783.80730575505" calcext:value-type="float">
            <text:p>2784</text:p>
          </table:table-cell>
          <table:table-cell table:style-name="ce7" table:formula="of:=[.J165]" office:value-type="float" office:value="2782.39041498923" calcext:value-type="float">
            <text:p>2782.4</text:p>
          </table:table-cell>
          <table:table-cell table:style-name="ce7" table:formula="of:=[.K165]" office:value-type="float" office:value="2780.96675900797" calcext:value-type="float">
            <text:p>2781.0</text:p>
          </table:table-cell>
          <table:table-cell table:style-name="ce7" table:formula="of:=[.L165]" office:value-type="float" office:value="2779.53630550946" calcext:value-type="float">
            <text:p>2779.5</text:p>
          </table:table-cell>
          <table:table-cell table:style-name="ce7" table:formula="of:=[.M165]" office:value-type="float" office:value="2778.09902203767" calcext:value-type="float">
            <text:p>2778.1</text:p>
          </table:table-cell>
          <table:table-cell table:style-name="ce7" table:formula="of:=[.N165]" office:value-type="float" office:value="2776.65487598157" calcext:value-type="float">
            <text:p>2776.7</text:p>
          </table:table-cell>
          <table:table-cell table:style-name="ce7" table:formula="of:=[.O165]" office:value-type="float" office:value="2775.20383457444" calcext:value-type="float">
            <text:p>2775.2</text:p>
          </table:table-cell>
          <table:table-cell table:style-name="ce7" table:formula="of:=[.P165]" office:value-type="float" office:value="2773.74586489312" calcext:value-type="float">
            <text:p>2773.7</text:p>
          </table:table-cell>
          <table:table-cell table:style-name="ce7" table:formula="of:=[.Q165]" office:value-type="float" office:value="2772.28093385725" calcext:value-type="float">
            <text:p>2772.3</text:p>
          </table:table-cell>
          <table:table-cell table:style-name="ce7" table:formula="of:=[.R165]" office:value-type="float" office:value="2770.8090082285" calcext:value-type="float">
            <text:p>2770.8</text:p>
          </table:table-cell>
          <table:table-cell table:style-name="ce5" table:formula="of:=SUMPRODUCT([.J166:.S166];pot_heat_diffusion)" office:value-type="float" office:value="2777.36387876815" calcext:value-type="float">
            <text:p>2777</text:p>
          </table:table-cell>
          <table:table-cell table:style-name="ce5" table:formula="of:=[.V165]*leakage_out" office:value-type="float" office:value="1622.89379166302" calcext:value-type="float">
            <text:p>1623</text:p>
          </table:table-cell>
          <table:table-cell table:style-name="ce5" table:formula="of:=[.V165]+[.T166]-[.U166]" office:value-type="float" office:value="271636.768697608" calcext:value-type="float">
            <text:p>271637</text:p>
          </table:table-cell>
          <table:table-cell table:style-name="ce12" table:formula="of:= temp_out + [.V166]/pot_water_mass" office:value-type="float" office:value="115.678451450853" calcext:value-type="float">
            <text:p>115.7</text:p>
          </table:table-cell>
          <table:table-cell table:style-name="ce7" table:formula="of:=IF([.G166]&gt;thermagon_temp_max;0;IF([.W16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3" table:formula="of:=burner_C_per_s * [.X166]/100 * time_incr" office:value-type="float" office:value="2149.61306964746" calcext:value-type="float">
            <text:p>2150</text:p>
          </table:table-cell>
          <table:table-cell table:style-name="ce3" table:formula="of:=[.B167]" office:value-type="float" office:value="2149.61306964746" calcext:value-type="float">
            <text:p>2150</text:p>
          </table:table-cell>
          <table:table-cell table:style-name="ce3" table:formula="of:=[.C166]" office:value-type="float" office:value="2149.61306964746" calcext:value-type="float">
            <text:p>2150</text:p>
          </table:table-cell>
          <table:table-cell table:style-name="ce5" table:formula="of:=SUMPRODUCT([.B167:.D167];burner_heat_diffusion)" office:value-type="float" office:value="2149.61306964746" calcext:value-type="float">
            <text:p>2150</text:p>
          </table:table-cell>
          <table:table-cell table:formula="of:=[.F166]+[.E167]-[.I166]" office:value-type="float" office:value="55252.1880949122" calcext:value-type="float">
            <text:p>55252</text:p>
          </table:table-cell>
          <table:table-cell table:style-name="ce7" table:formula="of:=temp_out + [.F167] / burner_heat_mass" office:value-type="float" office:value="130.504376189824" calcext:value-type="float">
            <text:p>130.5</text:p>
          </table:table-cell>
          <table:table-cell table:style-name="ce7" table:formula="of:=[.G167]-[.W166]" office:value-type="float" office:value="14.825924738971" calcext:value-type="float">
            <text:p>14.8</text:p>
          </table:table-cell>
          <table:table-cell table:style-name="ce5" table:formula="of:=thermagon_k * burner_A * [.H167] / thermagon_L" office:value-type="float" office:value="1943.52474599803" calcext:value-type="float">
            <text:p>1944</text:p>
          </table:table-cell>
          <table:table-cell table:style-name="ce5" table:formula="of:=[.I167]/C_per_s_to_W*time_incr" office:value-type="float" office:value="2785.21746345375" calcext:value-type="float">
            <text:p>2785</text:p>
          </table:table-cell>
          <table:table-cell table:style-name="ce7" table:formula="of:=[.J166]" office:value-type="float" office:value="2783.80730575505" calcext:value-type="float">
            <text:p>2783.8</text:p>
          </table:table-cell>
          <table:table-cell table:style-name="ce7" table:formula="of:=[.K166]" office:value-type="float" office:value="2782.39041498923" calcext:value-type="float">
            <text:p>2782.4</text:p>
          </table:table-cell>
          <table:table-cell table:style-name="ce7" table:formula="of:=[.L166]" office:value-type="float" office:value="2780.96675900797" calcext:value-type="float">
            <text:p>2781.0</text:p>
          </table:table-cell>
          <table:table-cell table:style-name="ce7" table:formula="of:=[.M166]" office:value-type="float" office:value="2779.53630550946" calcext:value-type="float">
            <text:p>2779.5</text:p>
          </table:table-cell>
          <table:table-cell table:style-name="ce7" table:formula="of:=[.N166]" office:value-type="float" office:value="2778.09902203767" calcext:value-type="float">
            <text:p>2778.1</text:p>
          </table:table-cell>
          <table:table-cell table:style-name="ce7" table:formula="of:=[.O166]" office:value-type="float" office:value="2776.65487598157" calcext:value-type="float">
            <text:p>2776.7</text:p>
          </table:table-cell>
          <table:table-cell table:style-name="ce7" table:formula="of:=[.P166]" office:value-type="float" office:value="2775.20383457444" calcext:value-type="float">
            <text:p>2775.2</text:p>
          </table:table-cell>
          <table:table-cell table:style-name="ce7" table:formula="of:=[.Q166]" office:value-type="float" office:value="2773.74586489312" calcext:value-type="float">
            <text:p>2773.7</text:p>
          </table:table-cell>
          <table:table-cell table:style-name="ce7" table:formula="of:=[.R166]" office:value-type="float" office:value="2772.28093385725" calcext:value-type="float">
            <text:p>2772.3</text:p>
          </table:table-cell>
          <table:table-cell table:style-name="ce5" table:formula="of:=SUMPRODUCT([.J167:.S167];pot_heat_diffusion)" office:value-type="float" office:value="2778.80465564191" calcext:value-type="float">
            <text:p>2779</text:p>
          </table:table-cell>
          <table:table-cell table:style-name="ce5" table:formula="of:=[.V166]*leakage_out" office:value-type="float" office:value="1629.82061218565" calcext:value-type="float">
            <text:p>1630</text:p>
          </table:table-cell>
          <table:table-cell table:style-name="ce5" table:formula="of:=[.V166]+[.T167]-[.U167]" office:value-type="float" office:value="272785.752741065" calcext:value-type="float">
            <text:p>272786</text:p>
          </table:table-cell>
          <table:table-cell table:style-name="ce12" table:formula="of:= temp_out + [.V167]/pot_water_mass" office:value-type="float" office:value="116.083157391609" calcext:value-type="float">
            <text:p>116.1</text:p>
          </table:table-cell>
          <table:table-cell table:style-name="ce7" table:formula="of:=IF([.G167]&gt;thermagon_temp_max;0;IF([.W16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3" table:formula="of:=burner_C_per_s * [.X167]/100 * time_incr" office:value-type="float" office:value="2149.61306964746" calcext:value-type="float">
            <text:p>2150</text:p>
          </table:table-cell>
          <table:table-cell table:style-name="ce3" table:formula="of:=[.B168]" office:value-type="float" office:value="2149.61306964746" calcext:value-type="float">
            <text:p>2150</text:p>
          </table:table-cell>
          <table:table-cell table:style-name="ce3" table:formula="of:=[.C167]" office:value-type="float" office:value="2149.61306964746" calcext:value-type="float">
            <text:p>2150</text:p>
          </table:table-cell>
          <table:table-cell table:style-name="ce5" table:formula="of:=SUMPRODUCT([.B168:.D168];burner_heat_diffusion)" office:value-type="float" office:value="2149.61306964746" calcext:value-type="float">
            <text:p>2150</text:p>
          </table:table-cell>
          <table:table-cell table:formula="of:=[.F167]+[.E168]-[.I167]" office:value-type="float" office:value="55458.2764185617" calcext:value-type="float">
            <text:p>55458</text:p>
          </table:table-cell>
          <table:table-cell table:style-name="ce7" table:formula="of:=temp_out + [.F168] / burner_heat_mass" office:value-type="float" office:value="130.916552837123" calcext:value-type="float">
            <text:p>130.9</text:p>
          </table:table-cell>
          <table:table-cell table:style-name="ce7" table:formula="of:=[.G168]-[.W167]" office:value-type="float" office:value="14.833395445514" calcext:value-type="float">
            <text:p>14.8</text:p>
          </table:table-cell>
          <table:table-cell table:style-name="ce5" table:formula="of:=thermagon_k * burner_A * [.H168] / thermagon_L" office:value-type="float" office:value="1944.50407803242" calcext:value-type="float">
            <text:p>1945</text:p>
          </table:table-cell>
          <table:table-cell table:style-name="ce5" table:formula="of:=[.I168]/C_per_s_to_W*time_incr" office:value-type="float" office:value="2786.62092008086" calcext:value-type="float">
            <text:p>2787</text:p>
          </table:table-cell>
          <table:table-cell table:style-name="ce7" table:formula="of:=[.J167]" office:value-type="float" office:value="2785.21746345375" calcext:value-type="float">
            <text:p>2785.2</text:p>
          </table:table-cell>
          <table:table-cell table:style-name="ce7" table:formula="of:=[.K167]" office:value-type="float" office:value="2783.80730575505" calcext:value-type="float">
            <text:p>2783.8</text:p>
          </table:table-cell>
          <table:table-cell table:style-name="ce7" table:formula="of:=[.L167]" office:value-type="float" office:value="2782.39041498923" calcext:value-type="float">
            <text:p>2782.4</text:p>
          </table:table-cell>
          <table:table-cell table:style-name="ce7" table:formula="of:=[.M167]" office:value-type="float" office:value="2780.96675900797" calcext:value-type="float">
            <text:p>2781.0</text:p>
          </table:table-cell>
          <table:table-cell table:style-name="ce7" table:formula="of:=[.N167]" office:value-type="float" office:value="2779.53630550946" calcext:value-type="float">
            <text:p>2779.5</text:p>
          </table:table-cell>
          <table:table-cell table:style-name="ce7" table:formula="of:=[.O167]" office:value-type="float" office:value="2778.09902203767" calcext:value-type="float">
            <text:p>2778.1</text:p>
          </table:table-cell>
          <table:table-cell table:style-name="ce7" table:formula="of:=[.P167]" office:value-type="float" office:value="2776.65487598157" calcext:value-type="float">
            <text:p>2776.7</text:p>
          </table:table-cell>
          <table:table-cell table:style-name="ce7" table:formula="of:=[.Q167]" office:value-type="float" office:value="2775.20383457444" calcext:value-type="float">
            <text:p>2775.2</text:p>
          </table:table-cell>
          <table:table-cell table:style-name="ce7" table:formula="of:=[.R167]" office:value-type="float" office:value="2773.74586489312" calcext:value-type="float">
            <text:p>2773.7</text:p>
          </table:table-cell>
          <table:table-cell table:style-name="ce5" table:formula="of:=SUMPRODUCT([.J168:.S168];pot_heat_diffusion)" office:value-type="float" office:value="2780.23858594172" calcext:value-type="float">
            <text:p>2780</text:p>
          </table:table-cell>
          <table:table-cell table:style-name="ce5" table:formula="of:=[.V167]*leakage_out" office:value-type="float" office:value="1636.71451644639" calcext:value-type="float">
            <text:p>1637</text:p>
          </table:table-cell>
          <table:table-cell table:style-name="ce5" table:formula="of:=[.V167]+[.T168]-[.U168]" office:value-type="float" office:value="273929.27681056" calcext:value-type="float">
            <text:p>273929</text:p>
          </table:table-cell>
          <table:table-cell table:style-name="ce12" table:formula="of:= temp_out + [.V168]/pot_water_mass" office:value-type="float" office:value="116.485940169105" calcext:value-type="float">
            <text:p>116.5</text:p>
          </table:table-cell>
          <table:table-cell table:style-name="ce7" table:formula="of:=IF([.G168]&gt;thermagon_temp_max;0;IF([.W16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3" table:formula="of:=burner_C_per_s * [.X168]/100 * time_incr" office:value-type="float" office:value="2149.61306964746" calcext:value-type="float">
            <text:p>2150</text:p>
          </table:table-cell>
          <table:table-cell table:style-name="ce3" table:formula="of:=[.B169]" office:value-type="float" office:value="2149.61306964746" calcext:value-type="float">
            <text:p>2150</text:p>
          </table:table-cell>
          <table:table-cell table:style-name="ce3" table:formula="of:=[.C168]" office:value-type="float" office:value="2149.61306964746" calcext:value-type="float">
            <text:p>2150</text:p>
          </table:table-cell>
          <table:table-cell table:style-name="ce5" table:formula="of:=SUMPRODUCT([.B169:.D169];burner_heat_diffusion)" office:value-type="float" office:value="2149.61306964746" calcext:value-type="float">
            <text:p>2150</text:p>
          </table:table-cell>
          <table:table-cell table:formula="of:=[.F168]+[.E169]-[.I168]" office:value-type="float" office:value="55663.3854101767" calcext:value-type="float">
            <text:p>55663</text:p>
          </table:table-cell>
          <table:table-cell table:style-name="ce7" table:formula="of:=temp_out + [.F169] / burner_heat_mass" office:value-type="float" office:value="131.326770820353" calcext:value-type="float">
            <text:p>131.3</text:p>
          </table:table-cell>
          <table:table-cell table:style-name="ce7" table:formula="of:=[.G169]-[.W168]" office:value-type="float" office:value="14.840830651248" calcext:value-type="float">
            <text:p>14.8</text:p>
          </table:table-cell>
          <table:table-cell table:style-name="ce5" table:formula="of:=thermagon_k * burner_A * [.H169] / thermagon_L" office:value-type="float" office:value="1945.47875627948" calcext:value-type="float">
            <text:p>1945</text:p>
          </table:table-cell>
          <table:table-cell table:style-name="ce5" table:formula="of:=[.I169]/C_per_s_to_W*time_incr" office:value-type="float" office:value="2788.01770747991" calcext:value-type="float">
            <text:p>2788</text:p>
          </table:table-cell>
          <table:table-cell table:style-name="ce7" table:formula="of:=[.J168]" office:value-type="float" office:value="2786.62092008086" calcext:value-type="float">
            <text:p>2786.6</text:p>
          </table:table-cell>
          <table:table-cell table:style-name="ce7" table:formula="of:=[.K168]" office:value-type="float" office:value="2785.21746345375" calcext:value-type="float">
            <text:p>2785.2</text:p>
          </table:table-cell>
          <table:table-cell table:style-name="ce7" table:formula="of:=[.L168]" office:value-type="float" office:value="2783.80730575505" calcext:value-type="float">
            <text:p>2783.8</text:p>
          </table:table-cell>
          <table:table-cell table:style-name="ce7" table:formula="of:=[.M168]" office:value-type="float" office:value="2782.39041498923" calcext:value-type="float">
            <text:p>2782.4</text:p>
          </table:table-cell>
          <table:table-cell table:style-name="ce7" table:formula="of:=[.N168]" office:value-type="float" office:value="2780.96675900797" calcext:value-type="float">
            <text:p>2781.0</text:p>
          </table:table-cell>
          <table:table-cell table:style-name="ce7" table:formula="of:=[.O168]" office:value-type="float" office:value="2779.53630550946" calcext:value-type="float">
            <text:p>2779.5</text:p>
          </table:table-cell>
          <table:table-cell table:style-name="ce7" table:formula="of:=[.P168]" office:value-type="float" office:value="2778.09902203767" calcext:value-type="float">
            <text:p>2778.1</text:p>
          </table:table-cell>
          <table:table-cell table:style-name="ce7" table:formula="of:=[.Q168]" office:value-type="float" office:value="2776.65487598157" calcext:value-type="float">
            <text:p>2776.7</text:p>
          </table:table-cell>
          <table:table-cell table:style-name="ce7" table:formula="of:=[.R168]" office:value-type="float" office:value="2775.20383457444" calcext:value-type="float">
            <text:p>2775.2</text:p>
          </table:table-cell>
          <table:table-cell table:style-name="ce5" table:formula="of:=SUMPRODUCT([.J169:.S169];pot_heat_diffusion)" office:value-type="float" office:value="2781.66570220252" calcext:value-type="float">
            <text:p>2782</text:p>
          </table:table-cell>
          <table:table-cell table:style-name="ce5" table:formula="of:=[.V168]*leakage_out" office:value-type="float" office:value="1643.57566086336" calcext:value-type="float">
            <text:p>1644</text:p>
          </table:table-cell>
          <table:table-cell table:style-name="ce5" table:formula="of:=[.V168]+[.T169]-[.U169]" office:value-type="float" office:value="275067.366851899" calcext:value-type="float">
            <text:p>275067</text:p>
          </table:table-cell>
          <table:table-cell table:style-name="ce12" table:formula="of:= temp_out + [.V169]/pot_water_mass" office:value-type="float" office:value="116.886808922217" calcext:value-type="float">
            <text:p>116.9</text:p>
          </table:table-cell>
          <table:table-cell table:style-name="ce7" table:formula="of:=IF([.G169]&gt;thermagon_temp_max;0;IF([.W16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3" table:formula="of:=burner_C_per_s * [.X169]/100 * time_incr" office:value-type="float" office:value="2149.61306964746" calcext:value-type="float">
            <text:p>2150</text:p>
          </table:table-cell>
          <table:table-cell table:style-name="ce3" table:formula="of:=[.B170]" office:value-type="float" office:value="2149.61306964746" calcext:value-type="float">
            <text:p>2150</text:p>
          </table:table-cell>
          <table:table-cell table:style-name="ce3" table:formula="of:=[.C169]" office:value-type="float" office:value="2149.61306964746" calcext:value-type="float">
            <text:p>2150</text:p>
          </table:table-cell>
          <table:table-cell table:style-name="ce5" table:formula="of:=SUMPRODUCT([.B170:.D170];burner_heat_diffusion)" office:value-type="float" office:value="2149.61306964746" calcext:value-type="float">
            <text:p>2150</text:p>
          </table:table-cell>
          <table:table-cell table:formula="of:=[.F169]+[.E170]-[.I169]" office:value-type="float" office:value="55867.5197235447" calcext:value-type="float">
            <text:p>55868</text:p>
          </table:table-cell>
          <table:table-cell table:style-name="ce7" table:formula="of:=temp_out + [.F170] / burner_heat_mass" office:value-type="float" office:value="131.735039447089" calcext:value-type="float">
            <text:p>131.7</text:p>
          </table:table-cell>
          <table:table-cell table:style-name="ce7" table:formula="of:=[.G170]-[.W169]" office:value-type="float" office:value="14.8482305248728" calcext:value-type="float">
            <text:p>14.8</text:p>
          </table:table-cell>
          <table:table-cell table:style-name="ce5" table:formula="of:=thermagon_k * burner_A * [.H170] / thermagon_L" office:value-type="float" office:value="1946.44880285399" calcext:value-type="float">
            <text:p>1946</text:p>
          </table:table-cell>
          <table:table-cell table:style-name="ce5" table:formula="of:=[.I170]/C_per_s_to_W*time_incr" office:value-type="float" office:value="2789.40785734306" calcext:value-type="float">
            <text:p>2789</text:p>
          </table:table-cell>
          <table:table-cell table:style-name="ce7" table:formula="of:=[.J169]" office:value-type="float" office:value="2788.01770747991" calcext:value-type="float">
            <text:p>2788.0</text:p>
          </table:table-cell>
          <table:table-cell table:style-name="ce7" table:formula="of:=[.K169]" office:value-type="float" office:value="2786.62092008086" calcext:value-type="float">
            <text:p>2786.6</text:p>
          </table:table-cell>
          <table:table-cell table:style-name="ce7" table:formula="of:=[.L169]" office:value-type="float" office:value="2785.21746345375" calcext:value-type="float">
            <text:p>2785.2</text:p>
          </table:table-cell>
          <table:table-cell table:style-name="ce7" table:formula="of:=[.M169]" office:value-type="float" office:value="2783.80730575505" calcext:value-type="float">
            <text:p>2783.8</text:p>
          </table:table-cell>
          <table:table-cell table:style-name="ce7" table:formula="of:=[.N169]" office:value-type="float" office:value="2782.39041498923" calcext:value-type="float">
            <text:p>2782.4</text:p>
          </table:table-cell>
          <table:table-cell table:style-name="ce7" table:formula="of:=[.O169]" office:value-type="float" office:value="2780.96675900797" calcext:value-type="float">
            <text:p>2781.0</text:p>
          </table:table-cell>
          <table:table-cell table:style-name="ce7" table:formula="of:=[.P169]" office:value-type="float" office:value="2779.53630550946" calcext:value-type="float">
            <text:p>2779.5</text:p>
          </table:table-cell>
          <table:table-cell table:style-name="ce7" table:formula="of:=[.Q169]" office:value-type="float" office:value="2778.09902203767" calcext:value-type="float">
            <text:p>2778.1</text:p>
          </table:table-cell>
          <table:table-cell table:style-name="ce7" table:formula="of:=[.R169]" office:value-type="float" office:value="2776.65487598157" calcext:value-type="float">
            <text:p>2776.7</text:p>
          </table:table-cell>
          <table:table-cell table:style-name="ce5" table:formula="of:=SUMPRODUCT([.J170:.S170];pot_heat_diffusion)" office:value-type="float" office:value="2783.08603680463" calcext:value-type="float">
            <text:p>2783</text:p>
          </table:table-cell>
          <table:table-cell table:style-name="ce5" table:formula="of:=[.V169]*leakage_out" office:value-type="float" office:value="1650.4042011114" calcext:value-type="float">
            <text:p>1650</text:p>
          </table:table-cell>
          <table:table-cell table:style-name="ce5" table:formula="of:=[.V169]+[.T170]-[.U170]" office:value-type="float" office:value="276200.048687592" calcext:value-type="float">
            <text:p>276200</text:p>
          </table:table-cell>
          <table:table-cell table:style-name="ce12" table:formula="of:= temp_out + [.V170]/pot_water_mass" office:value-type="float" office:value="117.28577274639" calcext:value-type="float">
            <text:p>117.3</text:p>
          </table:table-cell>
          <table:table-cell table:style-name="ce7" table:formula="of:=IF([.G170]&gt;thermagon_temp_max;0;IF([.W17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3" table:formula="of:=burner_C_per_s * [.X170]/100 * time_incr" office:value-type="float" office:value="2149.61306964746" calcext:value-type="float">
            <text:p>2150</text:p>
          </table:table-cell>
          <table:table-cell table:style-name="ce3" table:formula="of:=[.B171]" office:value-type="float" office:value="2149.61306964746" calcext:value-type="float">
            <text:p>2150</text:p>
          </table:table-cell>
          <table:table-cell table:style-name="ce3" table:formula="of:=[.C170]" office:value-type="float" office:value="2149.61306964746" calcext:value-type="float">
            <text:p>2150</text:p>
          </table:table-cell>
          <table:table-cell table:style-name="ce5" table:formula="of:=SUMPRODUCT([.B171:.D171];burner_heat_diffusion)" office:value-type="float" office:value="2149.61306964746" calcext:value-type="float">
            <text:p>2150</text:p>
          </table:table-cell>
          <table:table-cell table:formula="of:=[.F170]+[.E171]-[.I170]" office:value-type="float" office:value="56070.6839903382" calcext:value-type="float">
            <text:p>56071</text:p>
          </table:table-cell>
          <table:table-cell table:style-name="ce7" table:formula="of:=temp_out + [.F171] / burner_heat_mass" office:value-type="float" office:value="132.141367980676" calcext:value-type="float">
            <text:p>132.1</text:p>
          </table:table-cell>
          <table:table-cell table:style-name="ce7" table:formula="of:=[.G171]-[.W170]" office:value-type="float" office:value="14.8555952342866" calcext:value-type="float">
            <text:p>14.9</text:p>
          </table:table-cell>
          <table:table-cell table:style-name="ce5" table:formula="of:=thermagon_k * burner_A * [.H171] / thermagon_L" office:value-type="float" office:value="1947.41423976567" calcext:value-type="float">
            <text:p>1947</text:p>
          </table:table-cell>
          <table:table-cell table:style-name="ce5" table:formula="of:=[.I171]/C_per_s_to_W*time_incr" office:value-type="float" office:value="2790.79140121191" calcext:value-type="float">
            <text:p>2791</text:p>
          </table:table-cell>
          <table:table-cell table:style-name="ce7" table:formula="of:=[.J170]" office:value-type="float" office:value="2789.40785734306" calcext:value-type="float">
            <text:p>2789.4</text:p>
          </table:table-cell>
          <table:table-cell table:style-name="ce7" table:formula="of:=[.K170]" office:value-type="float" office:value="2788.01770747991" calcext:value-type="float">
            <text:p>2788.0</text:p>
          </table:table-cell>
          <table:table-cell table:style-name="ce7" table:formula="of:=[.L170]" office:value-type="float" office:value="2786.62092008086" calcext:value-type="float">
            <text:p>2786.6</text:p>
          </table:table-cell>
          <table:table-cell table:style-name="ce7" table:formula="of:=[.M170]" office:value-type="float" office:value="2785.21746345375" calcext:value-type="float">
            <text:p>2785.2</text:p>
          </table:table-cell>
          <table:table-cell table:style-name="ce7" table:formula="of:=[.N170]" office:value-type="float" office:value="2783.80730575505" calcext:value-type="float">
            <text:p>2783.8</text:p>
          </table:table-cell>
          <table:table-cell table:style-name="ce7" table:formula="of:=[.O170]" office:value-type="float" office:value="2782.39041498923" calcext:value-type="float">
            <text:p>2782.4</text:p>
          </table:table-cell>
          <table:table-cell table:style-name="ce7" table:formula="of:=[.P170]" office:value-type="float" office:value="2780.96675900797" calcext:value-type="float">
            <text:p>2781.0</text:p>
          </table:table-cell>
          <table:table-cell table:style-name="ce7" table:formula="of:=[.Q170]" office:value-type="float" office:value="2779.53630550946" calcext:value-type="float">
            <text:p>2779.5</text:p>
          </table:table-cell>
          <table:table-cell table:style-name="ce7" table:formula="of:=[.R170]" office:value-type="float" office:value="2778.09902203767" calcext:value-type="float">
            <text:p>2778.1</text:p>
          </table:table-cell>
          <table:table-cell table:style-name="ce5" table:formula="of:=SUMPRODUCT([.J171:.S171];pot_heat_diffusion)" office:value-type="float" office:value="2784.4996219745" calcext:value-type="float">
            <text:p>2784</text:p>
          </table:table-cell>
          <table:table-cell table:style-name="ce5" table:formula="of:=[.V170]*leakage_out" office:value-type="float" office:value="1657.20029212555" calcext:value-type="float">
            <text:p>1657</text:p>
          </table:table-cell>
          <table:table-cell table:style-name="ce5" table:formula="of:=[.V170]+[.T171]-[.U171]" office:value-type="float" office:value="277327.348017441" calcext:value-type="float">
            <text:p>277327</text:p>
          </table:table-cell>
          <table:table-cell table:style-name="ce12" table:formula="of:= temp_out + [.V171]/pot_water_mass" office:value-type="float" office:value="117.68284069385" calcext:value-type="float">
            <text:p>117.7</text:p>
          </table:table-cell>
          <table:table-cell table:style-name="ce7" table:formula="of:=IF([.G171]&gt;thermagon_temp_max;0;IF([.W17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3" table:formula="of:=burner_C_per_s * [.X171]/100 * time_incr" office:value-type="float" office:value="2149.61306964746" calcext:value-type="float">
            <text:p>2150</text:p>
          </table:table-cell>
          <table:table-cell table:style-name="ce3" table:formula="of:=[.B172]" office:value-type="float" office:value="2149.61306964746" calcext:value-type="float">
            <text:p>2150</text:p>
          </table:table-cell>
          <table:table-cell table:style-name="ce3" table:formula="of:=[.C171]" office:value-type="float" office:value="2149.61306964746" calcext:value-type="float">
            <text:p>2150</text:p>
          </table:table-cell>
          <table:table-cell table:style-name="ce5" table:formula="of:=SUMPRODUCT([.B172:.D172];burner_heat_diffusion)" office:value-type="float" office:value="2149.61306964746" calcext:value-type="float">
            <text:p>2150</text:p>
          </table:table-cell>
          <table:table-cell table:formula="of:=[.F171]+[.E172]-[.I171]" office:value-type="float" office:value="56272.8828202199" calcext:value-type="float">
            <text:p>56273</text:p>
          </table:table-cell>
          <table:table-cell table:style-name="ce7" table:formula="of:=temp_out + [.F172] / burner_heat_mass" office:value-type="float" office:value="132.54576564044" calcext:value-type="float">
            <text:p>132.5</text:p>
          </table:table-cell>
          <table:table-cell table:style-name="ce7" table:formula="of:=[.G172]-[.W171]" office:value-type="float" office:value="14.8629249465898" calcext:value-type="float">
            <text:p>14.9</text:p>
          </table:table-cell>
          <table:table-cell table:style-name="ce5" table:formula="of:=thermagon_k * burner_A * [.H172] / thermagon_L" office:value-type="float" office:value="1948.37508891964" calcext:value-type="float">
            <text:p>1948</text:p>
          </table:table-cell>
          <table:table-cell table:style-name="ce5" table:formula="of:=[.I172]/C_per_s_to_W*time_incr" office:value-type="float" office:value="2792.16837047814" calcext:value-type="float">
            <text:p>2792</text:p>
          </table:table-cell>
          <table:table-cell table:style-name="ce7" table:formula="of:=[.J171]" office:value-type="float" office:value="2790.79140121191" calcext:value-type="float">
            <text:p>2790.8</text:p>
          </table:table-cell>
          <table:table-cell table:style-name="ce7" table:formula="of:=[.K171]" office:value-type="float" office:value="2789.40785734306" calcext:value-type="float">
            <text:p>2789.4</text:p>
          </table:table-cell>
          <table:table-cell table:style-name="ce7" table:formula="of:=[.L171]" office:value-type="float" office:value="2788.01770747991" calcext:value-type="float">
            <text:p>2788.0</text:p>
          </table:table-cell>
          <table:table-cell table:style-name="ce7" table:formula="of:=[.M171]" office:value-type="float" office:value="2786.62092008086" calcext:value-type="float">
            <text:p>2786.6</text:p>
          </table:table-cell>
          <table:table-cell table:style-name="ce7" table:formula="of:=[.N171]" office:value-type="float" office:value="2785.21746345375" calcext:value-type="float">
            <text:p>2785.2</text:p>
          </table:table-cell>
          <table:table-cell table:style-name="ce7" table:formula="of:=[.O171]" office:value-type="float" office:value="2783.80730575505" calcext:value-type="float">
            <text:p>2783.8</text:p>
          </table:table-cell>
          <table:table-cell table:style-name="ce7" table:formula="of:=[.P171]" office:value-type="float" office:value="2782.39041498923" calcext:value-type="float">
            <text:p>2782.4</text:p>
          </table:table-cell>
          <table:table-cell table:style-name="ce7" table:formula="of:=[.Q171]" office:value-type="float" office:value="2780.96675900797" calcext:value-type="float">
            <text:p>2781.0</text:p>
          </table:table-cell>
          <table:table-cell table:style-name="ce7" table:formula="of:=[.R171]" office:value-type="float" office:value="2779.53630550946" calcext:value-type="float">
            <text:p>2779.5</text:p>
          </table:table-cell>
          <table:table-cell table:style-name="ce5" table:formula="of:=SUMPRODUCT([.J172:.S172];pot_heat_diffusion)" office:value-type="float" office:value="2785.90648978545" calcext:value-type="float">
            <text:p>2786</text:p>
          </table:table-cell>
          <table:table-cell table:style-name="ce5" table:formula="of:=[.V171]*leakage_out" office:value-type="float" office:value="1663.96408810465" calcext:value-type="float">
            <text:p>1664</text:p>
          </table:table-cell>
          <table:table-cell table:style-name="ce5" table:formula="of:=[.V171]+[.T172]-[.U172]" office:value-type="float" office:value="278449.290419122" calcext:value-type="float">
            <text:p>278449</text:p>
          </table:table-cell>
          <table:table-cell table:style-name="ce12" table:formula="of:= temp_out + [.V172]/pot_water_mass" office:value-type="float" office:value="118.078021773807" calcext:value-type="float">
            <text:p>118.1</text:p>
          </table:table-cell>
          <table:table-cell table:style-name="ce7" table:formula="of:=IF([.G172]&gt;thermagon_temp_max;0;IF([.W17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3" table:formula="of:=burner_C_per_s * [.X172]/100 * time_incr" office:value-type="float" office:value="2149.61306964746" calcext:value-type="float">
            <text:p>2150</text:p>
          </table:table-cell>
          <table:table-cell table:style-name="ce3" table:formula="of:=[.B173]" office:value-type="float" office:value="2149.61306964746" calcext:value-type="float">
            <text:p>2150</text:p>
          </table:table-cell>
          <table:table-cell table:style-name="ce3" table:formula="of:=[.C172]" office:value-type="float" office:value="2149.61306964746" calcext:value-type="float">
            <text:p>2150</text:p>
          </table:table-cell>
          <table:table-cell table:style-name="ce5" table:formula="of:=SUMPRODUCT([.B173:.D173];burner_heat_diffusion)" office:value-type="float" office:value="2149.61306964746" calcext:value-type="float">
            <text:p>2150</text:p>
          </table:table-cell>
          <table:table-cell table:formula="of:=[.F172]+[.E173]-[.I172]" office:value-type="float" office:value="56474.1208009478" calcext:value-type="float">
            <text:p>56474</text:p>
          </table:table-cell>
          <table:table-cell table:style-name="ce7" table:formula="of:=temp_out + [.F173] / burner_heat_mass" office:value-type="float" office:value="132.948241601896" calcext:value-type="float">
            <text:p>132.9</text:p>
          </table:table-cell>
          <table:table-cell table:style-name="ce7" table:formula="of:=[.G173]-[.W172]" office:value-type="float" office:value="14.8702198280887" calcext:value-type="float">
            <text:p>14.9</text:p>
          </table:table-cell>
          <table:table-cell table:style-name="ce5" table:formula="of:=thermagon_k * burner_A * [.H173] / thermagon_L" office:value-type="float" office:value="1949.33137211694" calcext:value-type="float">
            <text:p>1949</text:p>
          </table:table-cell>
          <table:table-cell table:style-name="ce5" table:formula="of:=[.I173]/C_per_s_to_W*time_incr" office:value-type="float" office:value="2793.53879638427" calcext:value-type="float">
            <text:p>2794</text:p>
          </table:table-cell>
          <table:table-cell table:style-name="ce7" table:formula="of:=[.J172]" office:value-type="float" office:value="2792.16837047814" calcext:value-type="float">
            <text:p>2792.2</text:p>
          </table:table-cell>
          <table:table-cell table:style-name="ce7" table:formula="of:=[.K172]" office:value-type="float" office:value="2790.79140121191" calcext:value-type="float">
            <text:p>2790.8</text:p>
          </table:table-cell>
          <table:table-cell table:style-name="ce7" table:formula="of:=[.L172]" office:value-type="float" office:value="2789.40785734306" calcext:value-type="float">
            <text:p>2789.4</text:p>
          </table:table-cell>
          <table:table-cell table:style-name="ce7" table:formula="of:=[.M172]" office:value-type="float" office:value="2788.01770747991" calcext:value-type="float">
            <text:p>2788.0</text:p>
          </table:table-cell>
          <table:table-cell table:style-name="ce7" table:formula="of:=[.N172]" office:value-type="float" office:value="2786.62092008086" calcext:value-type="float">
            <text:p>2786.6</text:p>
          </table:table-cell>
          <table:table-cell table:style-name="ce7" table:formula="of:=[.O172]" office:value-type="float" office:value="2785.21746345375" calcext:value-type="float">
            <text:p>2785.2</text:p>
          </table:table-cell>
          <table:table-cell table:style-name="ce7" table:formula="of:=[.P172]" office:value-type="float" office:value="2783.80730575505" calcext:value-type="float">
            <text:p>2783.8</text:p>
          </table:table-cell>
          <table:table-cell table:style-name="ce7" table:formula="of:=[.Q172]" office:value-type="float" office:value="2782.39041498923" calcext:value-type="float">
            <text:p>2782.4</text:p>
          </table:table-cell>
          <table:table-cell table:style-name="ce7" table:formula="of:=[.R172]" office:value-type="float" office:value="2780.96675900797" calcext:value-type="float">
            <text:p>2781.0</text:p>
          </table:table-cell>
          <table:table-cell table:style-name="ce5" table:formula="of:=SUMPRODUCT([.J173:.S173];pot_heat_diffusion)" office:value-type="float" office:value="2787.30667215837" calcext:value-type="float">
            <text:p>2787</text:p>
          </table:table-cell>
          <table:table-cell table:style-name="ce5" table:formula="of:=[.V172]*leakage_out" office:value-type="float" office:value="1670.69574251473" calcext:value-type="float">
            <text:p>1671</text:p>
          </table:table-cell>
          <table:table-cell table:style-name="ce5" table:formula="of:=[.V172]+[.T173]-[.U173]" office:value-type="float" office:value="279565.901348766" calcext:value-type="float">
            <text:p>279566</text:p>
          </table:table-cell>
          <table:table-cell table:style-name="ce12" table:formula="of:= temp_out + [.V173]/pot_water_mass" office:value-type="float" office:value="118.471324952657" calcext:value-type="float">
            <text:p>118.5</text:p>
          </table:table-cell>
          <table:table-cell table:style-name="ce7" table:formula="of:=IF([.G173]&gt;thermagon_temp_max;0;IF([.W17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3" table:formula="of:=burner_C_per_s * [.X173]/100 * time_incr" office:value-type="float" office:value="2149.61306964746" calcext:value-type="float">
            <text:p>2150</text:p>
          </table:table-cell>
          <table:table-cell table:style-name="ce3" table:formula="of:=[.B174]" office:value-type="float" office:value="2149.61306964746" calcext:value-type="float">
            <text:p>2150</text:p>
          </table:table-cell>
          <table:table-cell table:style-name="ce3" table:formula="of:=[.C173]" office:value-type="float" office:value="2149.61306964746" calcext:value-type="float">
            <text:p>2150</text:p>
          </table:table-cell>
          <table:table-cell table:style-name="ce5" table:formula="of:=SUMPRODUCT([.B174:.D174];burner_heat_diffusion)" office:value-type="float" office:value="2149.61306964746" calcext:value-type="float">
            <text:p>2150</text:p>
          </table:table-cell>
          <table:table-cell table:formula="of:=[.F173]+[.E174]-[.I173]" office:value-type="float" office:value="56674.4024984783" calcext:value-type="float">
            <text:p>56674</text:p>
          </table:table-cell>
          <table:table-cell table:style-name="ce7" table:formula="of:=temp_out + [.F174] / burner_heat_mass" office:value-type="float" office:value="133.348804996957" calcext:value-type="float">
            <text:p>133.3</text:p>
          </table:table-cell>
          <table:table-cell table:style-name="ce7" table:formula="of:=[.G174]-[.W173]" office:value-type="float" office:value="14.8774800442994" calcext:value-type="float">
            <text:p>14.9</text:p>
          </table:table-cell>
          <table:table-cell table:style-name="ce5" table:formula="of:=thermagon_k * burner_A * [.H174] / thermagon_L" office:value-type="float" office:value="1950.28311105501" calcext:value-type="float">
            <text:p>1950</text:p>
          </table:table-cell>
          <table:table-cell table:style-name="ce5" table:formula="of:=[.I174]/C_per_s_to_W*time_incr" office:value-type="float" office:value="2794.90271002437" calcext:value-type="float">
            <text:p>2795</text:p>
          </table:table-cell>
          <table:table-cell table:style-name="ce7" table:formula="of:=[.J173]" office:value-type="float" office:value="2793.53879638427" calcext:value-type="float">
            <text:p>2793.5</text:p>
          </table:table-cell>
          <table:table-cell table:style-name="ce7" table:formula="of:=[.K173]" office:value-type="float" office:value="2792.16837047814" calcext:value-type="float">
            <text:p>2792.2</text:p>
          </table:table-cell>
          <table:table-cell table:style-name="ce7" table:formula="of:=[.L173]" office:value-type="float" office:value="2790.79140121191" calcext:value-type="float">
            <text:p>2790.8</text:p>
          </table:table-cell>
          <table:table-cell table:style-name="ce7" table:formula="of:=[.M173]" office:value-type="float" office:value="2789.40785734306" calcext:value-type="float">
            <text:p>2789.4</text:p>
          </table:table-cell>
          <table:table-cell table:style-name="ce7" table:formula="of:=[.N173]" office:value-type="float" office:value="2788.01770747991" calcext:value-type="float">
            <text:p>2788.0</text:p>
          </table:table-cell>
          <table:table-cell table:style-name="ce7" table:formula="of:=[.O173]" office:value-type="float" office:value="2786.62092008086" calcext:value-type="float">
            <text:p>2786.6</text:p>
          </table:table-cell>
          <table:table-cell table:style-name="ce7" table:formula="of:=[.P173]" office:value-type="float" office:value="2785.21746345375" calcext:value-type="float">
            <text:p>2785.2</text:p>
          </table:table-cell>
          <table:table-cell table:style-name="ce7" table:formula="of:=[.Q173]" office:value-type="float" office:value="2783.80730575505" calcext:value-type="float">
            <text:p>2783.8</text:p>
          </table:table-cell>
          <table:table-cell table:style-name="ce7" table:formula="of:=[.R173]" office:value-type="float" office:value="2782.39041498923" calcext:value-type="float">
            <text:p>2782.4</text:p>
          </table:table-cell>
          <table:table-cell table:style-name="ce5" table:formula="of:=SUMPRODUCT([.J174:.S174];pot_heat_diffusion)" office:value-type="float" office:value="2788.70020086248" calcext:value-type="float">
            <text:p>2789</text:p>
          </table:table-cell>
          <table:table-cell table:style-name="ce5" table:formula="of:=[.V173]*leakage_out" office:value-type="float" office:value="1677.39540809259" calcext:value-type="float">
            <text:p>1677</text:p>
          </table:table-cell>
          <table:table-cell table:style-name="ce5" table:formula="of:=[.V173]+[.T174]-[.U174]" office:value-type="float" office:value="280677.206141536" calcext:value-type="float">
            <text:p>280677</text:p>
          </table:table-cell>
          <table:table-cell table:style-name="ce12" table:formula="of:= temp_out + [.V174]/pot_water_mass" office:value-type="float" office:value="118.86275915419" calcext:value-type="float">
            <text:p>118.9</text:p>
          </table:table-cell>
          <table:table-cell table:style-name="ce7" table:formula="of:=IF([.G174]&gt;thermagon_temp_max;0;IF([.W17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3" table:formula="of:=burner_C_per_s * [.X174]/100 * time_incr" office:value-type="float" office:value="2149.61306964746" calcext:value-type="float">
            <text:p>2150</text:p>
          </table:table-cell>
          <table:table-cell table:style-name="ce3" table:formula="of:=[.B175]" office:value-type="float" office:value="2149.61306964746" calcext:value-type="float">
            <text:p>2150</text:p>
          </table:table-cell>
          <table:table-cell table:style-name="ce3" table:formula="of:=[.C174]" office:value-type="float" office:value="2149.61306964746" calcext:value-type="float">
            <text:p>2150</text:p>
          </table:table-cell>
          <table:table-cell table:style-name="ce5" table:formula="of:=SUMPRODUCT([.B175:.D175];burner_heat_diffusion)" office:value-type="float" office:value="2149.61306964746" calcext:value-type="float">
            <text:p>2150</text:p>
          </table:table-cell>
          <table:table-cell table:formula="of:=[.F174]+[.E175]-[.I174]" office:value-type="float" office:value="56873.7324570707" calcext:value-type="float">
            <text:p>56874</text:p>
          </table:table-cell>
          <table:table-cell table:style-name="ce7" table:formula="of:=temp_out + [.F175] / burner_heat_mass" office:value-type="float" office:value="133.747464914142" calcext:value-type="float">
            <text:p>133.7</text:p>
          </table:table-cell>
          <table:table-cell table:style-name="ce7" table:formula="of:=[.G175]-[.W174]" office:value-type="float" office:value="14.8847057599514" calcext:value-type="float">
            <text:p>14.9</text:p>
          </table:table-cell>
          <table:table-cell table:style-name="ce5" table:formula="of:=thermagon_k * burner_A * [.H175] / thermagon_L" office:value-type="float" office:value="1951.23032732815" calcext:value-type="float">
            <text:p>1951</text:p>
          </table:table-cell>
          <table:table-cell table:style-name="ce5" table:formula="of:=[.I175]/C_per_s_to_W*time_incr" office:value-type="float" office:value="2796.26014234473" calcext:value-type="float">
            <text:p>2796</text:p>
          </table:table-cell>
          <table:table-cell table:style-name="ce7" table:formula="of:=[.J174]" office:value-type="float" office:value="2794.90271002437" calcext:value-type="float">
            <text:p>2794.9</text:p>
          </table:table-cell>
          <table:table-cell table:style-name="ce7" table:formula="of:=[.K174]" office:value-type="float" office:value="2793.53879638427" calcext:value-type="float">
            <text:p>2793.5</text:p>
          </table:table-cell>
          <table:table-cell table:style-name="ce7" table:formula="of:=[.L174]" office:value-type="float" office:value="2792.16837047814" calcext:value-type="float">
            <text:p>2792.2</text:p>
          </table:table-cell>
          <table:table-cell table:style-name="ce7" table:formula="of:=[.M174]" office:value-type="float" office:value="2790.79140121191" calcext:value-type="float">
            <text:p>2790.8</text:p>
          </table:table-cell>
          <table:table-cell table:style-name="ce7" table:formula="of:=[.N174]" office:value-type="float" office:value="2789.40785734306" calcext:value-type="float">
            <text:p>2789.4</text:p>
          </table:table-cell>
          <table:table-cell table:style-name="ce7" table:formula="of:=[.O174]" office:value-type="float" office:value="2788.01770747991" calcext:value-type="float">
            <text:p>2788.0</text:p>
          </table:table-cell>
          <table:table-cell table:style-name="ce7" table:formula="of:=[.P174]" office:value-type="float" office:value="2786.62092008086" calcext:value-type="float">
            <text:p>2786.6</text:p>
          </table:table-cell>
          <table:table-cell table:style-name="ce7" table:formula="of:=[.Q174]" office:value-type="float" office:value="2785.21746345375" calcext:value-type="float">
            <text:p>2785.2</text:p>
          </table:table-cell>
          <table:table-cell table:style-name="ce7" table:formula="of:=[.R174]" office:value-type="float" office:value="2783.80730575505" calcext:value-type="float">
            <text:p>2783.8</text:p>
          </table:table-cell>
          <table:table-cell table:style-name="ce5" table:formula="of:=SUMPRODUCT([.J175:.S175];pot_heat_diffusion)" office:value-type="float" office:value="2790.08710751602" calcext:value-type="float">
            <text:p>2790</text:p>
          </table:table-cell>
          <table:table-cell table:style-name="ce5" table:formula="of:=[.V174]*leakage_out" office:value-type="float" office:value="1684.06323684921" calcext:value-type="float">
            <text:p>1684</text:p>
          </table:table-cell>
          <table:table-cell table:style-name="ce5" table:formula="of:=[.V174]+[.T175]-[.U175]" office:value-type="float" office:value="281783.230012202" calcext:value-type="float">
            <text:p>281783</text:p>
          </table:table-cell>
          <table:table-cell table:style-name="ce12" table:formula="of:= temp_out + [.V175]/pot_water_mass" office:value-type="float" office:value="119.252333259789" calcext:value-type="float">
            <text:p>119.3</text:p>
          </table:table-cell>
          <table:table-cell table:style-name="ce7" table:formula="of:=IF([.G175]&gt;thermagon_temp_max;0;IF([.W17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3" table:formula="of:=burner_C_per_s * [.X175]/100 * time_incr" office:value-type="float" office:value="2149.61306964746" calcext:value-type="float">
            <text:p>2150</text:p>
          </table:table-cell>
          <table:table-cell table:style-name="ce3" table:formula="of:=[.B176]" office:value-type="float" office:value="2149.61306964746" calcext:value-type="float">
            <text:p>2150</text:p>
          </table:table-cell>
          <table:table-cell table:style-name="ce3" table:formula="of:=[.C175]" office:value-type="float" office:value="2149.61306964746" calcext:value-type="float">
            <text:p>2150</text:p>
          </table:table-cell>
          <table:table-cell table:style-name="ce5" table:formula="of:=SUMPRODUCT([.B176:.D176];burner_heat_diffusion)" office:value-type="float" office:value="2149.61306964746" calcext:value-type="float">
            <text:p>2150</text:p>
          </table:table-cell>
          <table:table-cell table:formula="of:=[.F175]+[.E176]-[.I175]" office:value-type="float" office:value="57072.1151993901" calcext:value-type="float">
            <text:p>57072</text:p>
          </table:table-cell>
          <table:table-cell table:style-name="ce7" table:formula="of:=temp_out + [.F176] / burner_heat_mass" office:value-type="float" office:value="134.14423039878" calcext:value-type="float">
            <text:p>134.1</text:p>
          </table:table-cell>
          <table:table-cell table:style-name="ce7" table:formula="of:=[.G176]-[.W175]" office:value-type="float" office:value="14.8918971389914" calcext:value-type="float">
            <text:p>14.9</text:p>
          </table:table-cell>
          <table:table-cell table:style-name="ce5" table:formula="of:=thermagon_k * burner_A * [.H176] / thermagon_L" office:value-type="float" office:value="1952.17304242809" calcext:value-type="float">
            <text:p>1952</text:p>
          </table:table-cell>
          <table:table-cell table:style-name="ce5" table:formula="of:=[.I176]/C_per_s_to_W*time_incr" office:value-type="float" office:value="2797.61112414459" calcext:value-type="float">
            <text:p>2798</text:p>
          </table:table-cell>
          <table:table-cell table:style-name="ce7" table:formula="of:=[.J175]" office:value-type="float" office:value="2796.26014234473" calcext:value-type="float">
            <text:p>2796.3</text:p>
          </table:table-cell>
          <table:table-cell table:style-name="ce7" table:formula="of:=[.K175]" office:value-type="float" office:value="2794.90271002437" calcext:value-type="float">
            <text:p>2794.9</text:p>
          </table:table-cell>
          <table:table-cell table:style-name="ce7" table:formula="of:=[.L175]" office:value-type="float" office:value="2793.53879638427" calcext:value-type="float">
            <text:p>2793.5</text:p>
          </table:table-cell>
          <table:table-cell table:style-name="ce7" table:formula="of:=[.M175]" office:value-type="float" office:value="2792.16837047814" calcext:value-type="float">
            <text:p>2792.2</text:p>
          </table:table-cell>
          <table:table-cell table:style-name="ce7" table:formula="of:=[.N175]" office:value-type="float" office:value="2790.79140121191" calcext:value-type="float">
            <text:p>2790.8</text:p>
          </table:table-cell>
          <table:table-cell table:style-name="ce7" table:formula="of:=[.O175]" office:value-type="float" office:value="2789.40785734306" calcext:value-type="float">
            <text:p>2789.4</text:p>
          </table:table-cell>
          <table:table-cell table:style-name="ce7" table:formula="of:=[.P175]" office:value-type="float" office:value="2788.01770747991" calcext:value-type="float">
            <text:p>2788.0</text:p>
          </table:table-cell>
          <table:table-cell table:style-name="ce7" table:formula="of:=[.Q175]" office:value-type="float" office:value="2786.62092008086" calcext:value-type="float">
            <text:p>2786.6</text:p>
          </table:table-cell>
          <table:table-cell table:style-name="ce7" table:formula="of:=[.R175]" office:value-type="float" office:value="2785.21746345375" calcext:value-type="float">
            <text:p>2785.2</text:p>
          </table:table-cell>
          <table:table-cell table:style-name="ce5" table:formula="of:=SUMPRODUCT([.J176:.S176];pot_heat_diffusion)" office:value-type="float" office:value="2791.46742358698" calcext:value-type="float">
            <text:p>2791</text:p>
          </table:table-cell>
          <table:table-cell table:style-name="ce5" table:formula="of:=[.V175]*leakage_out" office:value-type="float" office:value="1690.69938007322" calcext:value-type="float">
            <text:p>1691</text:p>
          </table:table-cell>
          <table:table-cell table:style-name="ce5" table:formula="of:=[.V175]+[.T176]-[.U176]" office:value-type="float" office:value="282883.998055716" calcext:value-type="float">
            <text:p>282884</text:p>
          </table:table-cell>
          <table:table-cell table:style-name="ce12" table:formula="of:= temp_out + [.V176]/pot_water_mass" office:value-type="float" office:value="119.640056108632" calcext:value-type="float">
            <text:p>119.6</text:p>
          </table:table-cell>
          <table:table-cell table:style-name="ce7" table:formula="of:=IF([.G176]&gt;thermagon_temp_max;0;IF([.W17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3" table:formula="of:=burner_C_per_s * [.X176]/100 * time_incr" office:value-type="float" office:value="2149.61306964746" calcext:value-type="float">
            <text:p>2150</text:p>
          </table:table-cell>
          <table:table-cell table:style-name="ce3" table:formula="of:=[.B177]" office:value-type="float" office:value="2149.61306964746" calcext:value-type="float">
            <text:p>2150</text:p>
          </table:table-cell>
          <table:table-cell table:style-name="ce3" table:formula="of:=[.C176]" office:value-type="float" office:value="2149.61306964746" calcext:value-type="float">
            <text:p>2150</text:p>
          </table:table-cell>
          <table:table-cell table:style-name="ce5" table:formula="of:=SUMPRODUCT([.B177:.D177];burner_heat_diffusion)" office:value-type="float" office:value="2149.61306964746" calcext:value-type="float">
            <text:p>2150</text:p>
          </table:table-cell>
          <table:table-cell table:formula="of:=[.F176]+[.E177]-[.I176]" office:value-type="float" office:value="57269.5552266094" calcext:value-type="float">
            <text:p>57270</text:p>
          </table:table-cell>
          <table:table-cell table:style-name="ce7" table:formula="of:=temp_out + [.F177] / burner_heat_mass" office:value-type="float" office:value="134.539110453219" calcext:value-type="float">
            <text:p>134.5</text:p>
          </table:table-cell>
          <table:table-cell table:style-name="ce7" table:formula="of:=[.G177]-[.W176]" office:value-type="float" office:value="14.899054344587" calcext:value-type="float">
            <text:p>14.9</text:p>
          </table:table-cell>
          <table:table-cell table:style-name="ce5" table:formula="of:=thermagon_k * burner_A * [.H177] / thermagon_L" office:value-type="float" office:value="1953.11127774442" calcext:value-type="float">
            <text:p>1953</text:p>
          </table:table-cell>
          <table:table-cell table:style-name="ce5" table:formula="of:=[.I177]/C_per_s_to_W*time_incr" office:value-type="float" office:value="2798.95568607684" calcext:value-type="float">
            <text:p>2799</text:p>
          </table:table-cell>
          <table:table-cell table:style-name="ce7" table:formula="of:=[.J176]" office:value-type="float" office:value="2797.61112414459" calcext:value-type="float">
            <text:p>2797.6</text:p>
          </table:table-cell>
          <table:table-cell table:style-name="ce7" table:formula="of:=[.K176]" office:value-type="float" office:value="2796.26014234473" calcext:value-type="float">
            <text:p>2796.3</text:p>
          </table:table-cell>
          <table:table-cell table:style-name="ce7" table:formula="of:=[.L176]" office:value-type="float" office:value="2794.90271002437" calcext:value-type="float">
            <text:p>2794.9</text:p>
          </table:table-cell>
          <table:table-cell table:style-name="ce7" table:formula="of:=[.M176]" office:value-type="float" office:value="2793.53879638427" calcext:value-type="float">
            <text:p>2793.5</text:p>
          </table:table-cell>
          <table:table-cell table:style-name="ce7" table:formula="of:=[.N176]" office:value-type="float" office:value="2792.16837047814" calcext:value-type="float">
            <text:p>2792.2</text:p>
          </table:table-cell>
          <table:table-cell table:style-name="ce7" table:formula="of:=[.O176]" office:value-type="float" office:value="2790.79140121191" calcext:value-type="float">
            <text:p>2790.8</text:p>
          </table:table-cell>
          <table:table-cell table:style-name="ce7" table:formula="of:=[.P176]" office:value-type="float" office:value="2789.40785734306" calcext:value-type="float">
            <text:p>2789.4</text:p>
          </table:table-cell>
          <table:table-cell table:style-name="ce7" table:formula="of:=[.Q176]" office:value-type="float" office:value="2788.01770747991" calcext:value-type="float">
            <text:p>2788.0</text:p>
          </table:table-cell>
          <table:table-cell table:style-name="ce7" table:formula="of:=[.R176]" office:value-type="float" office:value="2786.62092008086" calcext:value-type="float">
            <text:p>2786.6</text:p>
          </table:table-cell>
          <table:table-cell table:style-name="ce5" table:formula="of:=SUMPRODUCT([.J177:.S177];pot_heat_diffusion)" office:value-type="float" office:value="2792.84118039383" calcext:value-type="float">
            <text:p>2793</text:p>
          </table:table-cell>
          <table:table-cell table:style-name="ce5" table:formula="of:=[.V176]*leakage_out" office:value-type="float" office:value="1697.3039883343" calcext:value-type="float">
            <text:p>1697</text:p>
          </table:table-cell>
          <table:table-cell table:style-name="ce5" table:formula="of:=[.V176]+[.T177]-[.U177]" office:value-type="float" office:value="283979.535247776" calcext:value-type="float">
            <text:p>283980</text:p>
          </table:table-cell>
          <table:table-cell table:style-name="ce12" table:formula="of:= temp_out + [.V177]/pot_water_mass" office:value-type="float" office:value="120.025936497894" calcext:value-type="float">
            <text:p>120.0</text:p>
          </table:table-cell>
          <table:table-cell table:style-name="ce7" table:formula="of:=IF([.G177]&gt;thermagon_temp_max;0;IF([.W17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3" table:formula="of:=burner_C_per_s * [.X177]/100 * time_incr" office:value-type="float" office:value="2149.61306964746" calcext:value-type="float">
            <text:p>2150</text:p>
          </table:table-cell>
          <table:table-cell table:style-name="ce3" table:formula="of:=[.B178]" office:value-type="float" office:value="2149.61306964746" calcext:value-type="float">
            <text:p>2150</text:p>
          </table:table-cell>
          <table:table-cell table:style-name="ce3" table:formula="of:=[.C177]" office:value-type="float" office:value="2149.61306964746" calcext:value-type="float">
            <text:p>2150</text:p>
          </table:table-cell>
          <table:table-cell table:style-name="ce5" table:formula="of:=SUMPRODUCT([.B178:.D178];burner_heat_diffusion)" office:value-type="float" office:value="2149.61306964746" calcext:value-type="float">
            <text:p>2150</text:p>
          </table:table-cell>
          <table:table-cell table:formula="of:=[.F177]+[.E178]-[.I177]" office:value-type="float" office:value="57466.0570185125" calcext:value-type="float">
            <text:p>57466</text:p>
          </table:table-cell>
          <table:table-cell table:style-name="ce7" table:formula="of:=temp_out + [.F178] / burner_heat_mass" office:value-type="float" office:value="134.932114037025" calcext:value-type="float">
            <text:p>134.9</text:p>
          </table:table-cell>
          <table:table-cell table:style-name="ce7" table:formula="of:=[.G178]-[.W177]" office:value-type="float" office:value="14.9061775391305" calcext:value-type="float">
            <text:p>14.9</text:p>
          </table:table-cell>
          <table:table-cell table:style-name="ce5" table:formula="of:=thermagon_k * burner_A * [.H178] / thermagon_L" office:value-type="float" office:value="1954.04505456506" calcext:value-type="float">
            <text:p>1954</text:p>
          </table:table-cell>
          <table:table-cell table:style-name="ce5" table:formula="of:=[.I178]/C_per_s_to_W*time_incr" office:value-type="float" office:value="2800.29385864869" calcext:value-type="float">
            <text:p>2800</text:p>
          </table:table-cell>
          <table:table-cell table:style-name="ce7" table:formula="of:=[.J177]" office:value-type="float" office:value="2798.95568607684" calcext:value-type="float">
            <text:p>2799.0</text:p>
          </table:table-cell>
          <table:table-cell table:style-name="ce7" table:formula="of:=[.K177]" office:value-type="float" office:value="2797.61112414459" calcext:value-type="float">
            <text:p>2797.6</text:p>
          </table:table-cell>
          <table:table-cell table:style-name="ce7" table:formula="of:=[.L177]" office:value-type="float" office:value="2796.26014234473" calcext:value-type="float">
            <text:p>2796.3</text:p>
          </table:table-cell>
          <table:table-cell table:style-name="ce7" table:formula="of:=[.M177]" office:value-type="float" office:value="2794.90271002437" calcext:value-type="float">
            <text:p>2794.9</text:p>
          </table:table-cell>
          <table:table-cell table:style-name="ce7" table:formula="of:=[.N177]" office:value-type="float" office:value="2793.53879638427" calcext:value-type="float">
            <text:p>2793.5</text:p>
          </table:table-cell>
          <table:table-cell table:style-name="ce7" table:formula="of:=[.O177]" office:value-type="float" office:value="2792.16837047814" calcext:value-type="float">
            <text:p>2792.2</text:p>
          </table:table-cell>
          <table:table-cell table:style-name="ce7" table:formula="of:=[.P177]" office:value-type="float" office:value="2790.79140121191" calcext:value-type="float">
            <text:p>2790.8</text:p>
          </table:table-cell>
          <table:table-cell table:style-name="ce7" table:formula="of:=[.Q177]" office:value-type="float" office:value="2789.40785734306" calcext:value-type="float">
            <text:p>2789.4</text:p>
          </table:table-cell>
          <table:table-cell table:style-name="ce7" table:formula="of:=[.R177]" office:value-type="float" office:value="2788.01770747991" calcext:value-type="float">
            <text:p>2788.0</text:p>
          </table:table-cell>
          <table:table-cell table:style-name="ce5" table:formula="of:=SUMPRODUCT([.J178:.S178];pot_heat_diffusion)" office:value-type="float" office:value="2794.2084091062" calcext:value-type="float">
            <text:p>2794</text:p>
          </table:table-cell>
          <table:table-cell table:style-name="ce5" table:formula="of:=[.V177]*leakage_out" office:value-type="float" office:value="1703.87721148665" calcext:value-type="float">
            <text:p>1704</text:p>
          </table:table-cell>
          <table:table-cell table:style-name="ce5" table:formula="of:=[.V177]+[.T178]-[.U178]" office:value-type="float" office:value="285069.866445395" calcext:value-type="float">
            <text:p>285070</text:p>
          </table:table-cell>
          <table:table-cell table:style-name="ce12" table:formula="of:= temp_out + [.V178]/pot_water_mass" office:value-type="float" office:value="120.409983182947" calcext:value-type="float">
            <text:p>120.4</text:p>
          </table:table-cell>
          <table:table-cell table:style-name="ce7" table:formula="of:=IF([.G178]&gt;thermagon_temp_max;0;IF([.W17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3" table:formula="of:=burner_C_per_s * [.X178]/100 * time_incr" office:value-type="float" office:value="2149.61306964746" calcext:value-type="float">
            <text:p>2150</text:p>
          </table:table-cell>
          <table:table-cell table:style-name="ce3" table:formula="of:=[.B179]" office:value-type="float" office:value="2149.61306964746" calcext:value-type="float">
            <text:p>2150</text:p>
          </table:table-cell>
          <table:table-cell table:style-name="ce3" table:formula="of:=[.C178]" office:value-type="float" office:value="2149.61306964746" calcext:value-type="float">
            <text:p>2150</text:p>
          </table:table-cell>
          <table:table-cell table:style-name="ce5" table:formula="of:=SUMPRODUCT([.B179:.D179];burner_heat_diffusion)" office:value-type="float" office:value="2149.61306964746" calcext:value-type="float">
            <text:p>2150</text:p>
          </table:table-cell>
          <table:table-cell table:formula="of:=[.F178]+[.E179]-[.I178]" office:value-type="float" office:value="57661.6250335949" calcext:value-type="float">
            <text:p>57662</text:p>
          </table:table-cell>
          <table:table-cell table:style-name="ce7" table:formula="of:=temp_out + [.F179] / burner_heat_mass" office:value-type="float" office:value="135.32325006719" calcext:value-type="float">
            <text:p>135.3</text:p>
          </table:table-cell>
          <table:table-cell table:style-name="ce7" table:formula="of:=[.G179]-[.W178]" office:value-type="float" office:value="14.9132668842424" calcext:value-type="float">
            <text:p>14.9</text:p>
          </table:table-cell>
          <table:table-cell table:style-name="ce5" table:formula="of:=thermagon_k * burner_A * [.H179] / thermagon_L" office:value-type="float" office:value="1954.97439407679" calcext:value-type="float">
            <text:p>1955</text:p>
          </table:table-cell>
          <table:table-cell table:style-name="ce5" table:formula="of:=[.I179]/C_per_s_to_W*time_incr" office:value-type="float" office:value="2801.6256722224" calcext:value-type="float">
            <text:p>2802</text:p>
          </table:table-cell>
          <table:table-cell table:style-name="ce7" table:formula="of:=[.J178]" office:value-type="float" office:value="2800.29385864869" calcext:value-type="float">
            <text:p>2800.3</text:p>
          </table:table-cell>
          <table:table-cell table:style-name="ce7" table:formula="of:=[.K178]" office:value-type="float" office:value="2798.95568607684" calcext:value-type="float">
            <text:p>2799.0</text:p>
          </table:table-cell>
          <table:table-cell table:style-name="ce7" table:formula="of:=[.L178]" office:value-type="float" office:value="2797.61112414459" calcext:value-type="float">
            <text:p>2797.6</text:p>
          </table:table-cell>
          <table:table-cell table:style-name="ce7" table:formula="of:=[.M178]" office:value-type="float" office:value="2796.26014234473" calcext:value-type="float">
            <text:p>2796.3</text:p>
          </table:table-cell>
          <table:table-cell table:style-name="ce7" table:formula="of:=[.N178]" office:value-type="float" office:value="2794.90271002437" calcext:value-type="float">
            <text:p>2794.9</text:p>
          </table:table-cell>
          <table:table-cell table:style-name="ce7" table:formula="of:=[.O178]" office:value-type="float" office:value="2793.53879638427" calcext:value-type="float">
            <text:p>2793.5</text:p>
          </table:table-cell>
          <table:table-cell table:style-name="ce7" table:formula="of:=[.P178]" office:value-type="float" office:value="2792.16837047814" calcext:value-type="float">
            <text:p>2792.2</text:p>
          </table:table-cell>
          <table:table-cell table:style-name="ce7" table:formula="of:=[.Q178]" office:value-type="float" office:value="2790.79140121191" calcext:value-type="float">
            <text:p>2790.8</text:p>
          </table:table-cell>
          <table:table-cell table:style-name="ce7" table:formula="of:=[.R178]" office:value-type="float" office:value="2789.40785734306" calcext:value-type="float">
            <text:p>2789.4</text:p>
          </table:table-cell>
          <table:table-cell table:style-name="ce5" table:formula="of:=SUMPRODUCT([.J179:.S179];pot_heat_diffusion)" office:value-type="float" office:value="2795.5691407456" calcext:value-type="float">
            <text:p>2796</text:p>
          </table:table-cell>
          <table:table-cell table:style-name="ce5" table:formula="of:=[.V178]*leakage_out" office:value-type="float" office:value="1710.41919867237" calcext:value-type="float">
            <text:p>1710</text:p>
          </table:table-cell>
          <table:table-cell table:style-name="ce5" table:formula="of:=[.V178]+[.T179]-[.U179]" office:value-type="float" office:value="286155.016387469" calcext:value-type="float">
            <text:p>286155</text:p>
          </table:table-cell>
          <table:table-cell table:style-name="ce12" table:formula="of:= temp_out + [.V179]/pot_water_mass" office:value-type="float" office:value="120.792204877556" calcext:value-type="float">
            <text:p>120.8</text:p>
          </table:table-cell>
          <table:table-cell table:style-name="ce7" table:formula="of:=IF([.G179]&gt;thermagon_temp_max;0;IF([.W17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3" table:formula="of:=burner_C_per_s * [.X179]/100 * time_incr" office:value-type="float" office:value="2149.61306964746" calcext:value-type="float">
            <text:p>2150</text:p>
          </table:table-cell>
          <table:table-cell table:style-name="ce3" table:formula="of:=[.B180]" office:value-type="float" office:value="2149.61306964746" calcext:value-type="float">
            <text:p>2150</text:p>
          </table:table-cell>
          <table:table-cell table:style-name="ce3" table:formula="of:=[.C179]" office:value-type="float" office:value="2149.61306964746" calcext:value-type="float">
            <text:p>2150</text:p>
          </table:table-cell>
          <table:table-cell table:style-name="ce5" table:formula="of:=SUMPRODUCT([.B180:.D180];burner_heat_diffusion)" office:value-type="float" office:value="2149.61306964746" calcext:value-type="float">
            <text:p>2150</text:p>
          </table:table-cell>
          <table:table-cell table:formula="of:=[.F179]+[.E180]-[.I179]" office:value-type="float" office:value="57856.2637091656" calcext:value-type="float">
            <text:p>57856</text:p>
          </table:table-cell>
          <table:table-cell table:style-name="ce7" table:formula="of:=temp_out + [.F180] / burner_heat_mass" office:value-type="float" office:value="135.712527418331" calcext:value-type="float">
            <text:p>135.7</text:p>
          </table:table-cell>
          <table:table-cell table:style-name="ce7" table:formula="of:=[.G180]-[.W179]" office:value-type="float" office:value="14.9203225407753" calcext:value-type="float">
            <text:p>14.9</text:p>
          </table:table-cell>
          <table:table-cell table:style-name="ce5" table:formula="of:=thermagon_k * burner_A * [.H180] / thermagon_L" office:value-type="float" office:value="1955.89931736572" calcext:value-type="float">
            <text:p>1956</text:p>
          </table:table-cell>
          <table:table-cell table:style-name="ce5" table:formula="of:=[.I180]/C_per_s_to_W*time_incr" office:value-type="float" office:value="2802.95115701594" calcext:value-type="float">
            <text:p>2803</text:p>
          </table:table-cell>
          <table:table-cell table:style-name="ce7" table:formula="of:=[.J179]" office:value-type="float" office:value="2801.6256722224" calcext:value-type="float">
            <text:p>2801.6</text:p>
          </table:table-cell>
          <table:table-cell table:style-name="ce7" table:formula="of:=[.K179]" office:value-type="float" office:value="2800.29385864869" calcext:value-type="float">
            <text:p>2800.3</text:p>
          </table:table-cell>
          <table:table-cell table:style-name="ce7" table:formula="of:=[.L179]" office:value-type="float" office:value="2798.95568607684" calcext:value-type="float">
            <text:p>2799.0</text:p>
          </table:table-cell>
          <table:table-cell table:style-name="ce7" table:formula="of:=[.M179]" office:value-type="float" office:value="2797.61112414459" calcext:value-type="float">
            <text:p>2797.6</text:p>
          </table:table-cell>
          <table:table-cell table:style-name="ce7" table:formula="of:=[.N179]" office:value-type="float" office:value="2796.26014234473" calcext:value-type="float">
            <text:p>2796.3</text:p>
          </table:table-cell>
          <table:table-cell table:style-name="ce7" table:formula="of:=[.O179]" office:value-type="float" office:value="2794.90271002437" calcext:value-type="float">
            <text:p>2794.9</text:p>
          </table:table-cell>
          <table:table-cell table:style-name="ce7" table:formula="of:=[.P179]" office:value-type="float" office:value="2793.53879638427" calcext:value-type="float">
            <text:p>2793.5</text:p>
          </table:table-cell>
          <table:table-cell table:style-name="ce7" table:formula="of:=[.Q179]" office:value-type="float" office:value="2792.16837047814" calcext:value-type="float">
            <text:p>2792.2</text:p>
          </table:table-cell>
          <table:table-cell table:style-name="ce7" table:formula="of:=[.R179]" office:value-type="float" office:value="2790.79140121191" calcext:value-type="float">
            <text:p>2790.8</text:p>
          </table:table-cell>
          <table:table-cell table:style-name="ce5" table:formula="of:=SUMPRODUCT([.J180:.S180];pot_heat_diffusion)" office:value-type="float" office:value="2796.92340618614" calcext:value-type="float">
            <text:p>2797</text:p>
          </table:table-cell>
          <table:table-cell table:style-name="ce5" table:formula="of:=[.V179]*leakage_out" office:value-type="float" office:value="1716.93009832481" calcext:value-type="float">
            <text:p>1717</text:p>
          </table:table-cell>
          <table:table-cell table:style-name="ce5" table:formula="of:=[.V179]+[.T180]-[.U180]" office:value-type="float" office:value="287235.00969533" calcext:value-type="float">
            <text:p>287235</text:p>
          </table:table-cell>
          <table:table-cell table:style-name="ce12" table:formula="of:= temp_out + [.V180]/pot_water_mass" office:value-type="float" office:value="121.172610254077" calcext:value-type="float">
            <text:p>121.2</text:p>
          </table:table-cell>
          <table:table-cell table:style-name="ce7" table:formula="of:=IF([.G180]&gt;thermagon_temp_max;0;IF([.W18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3" table:formula="of:=burner_C_per_s * [.X180]/100 * time_incr" office:value-type="float" office:value="0" calcext:value-type="float">
            <text:p>0</text:p>
          </table:table-cell>
          <table:table-cell table:style-name="ce3" table:formula="of:=[.B181]" office:value-type="float" office:value="0" calcext:value-type="float">
            <text:p>0</text:p>
          </table:table-cell>
          <table:table-cell table:style-name="ce3" table:formula="of:=[.C180]" office:value-type="float" office:value="2149.61306964746" calcext:value-type="float">
            <text:p>2150</text:p>
          </table:table-cell>
          <table:table-cell table:style-name="ce5" table:formula="of:=SUMPRODUCT([.B181:.D181];burner_heat_diffusion)" office:value-type="float" office:value="644.883920894239" calcext:value-type="float">
            <text:p>645</text:p>
          </table:table-cell>
          <table:table-cell table:formula="of:=[.F180]+[.E181]-[.I180]" office:value-type="float" office:value="56545.2483126941" calcext:value-type="float">
            <text:p>56545</text:p>
          </table:table-cell>
          <table:table-cell table:style-name="ce7" table:formula="of:=temp_out + [.F181] / burner_heat_mass" office:value-type="float" office:value="133.090496625388" calcext:value-type="float">
            <text:p>133.1</text:p>
          </table:table-cell>
          <table:table-cell table:style-name="ce7" table:formula="of:=[.G181]-[.W180]" office:value-type="float" office:value="11.917886371311" calcext:value-type="float">
            <text:p>11.9</text:p>
          </table:table-cell>
          <table:table-cell table:style-name="ce5" table:formula="of:=thermagon_k * burner_A * [.H181] / thermagon_L" office:value-type="float" office:value="1562.31111990949" calcext:value-type="float">
            <text:p>1562</text:p>
          </table:table-cell>
          <table:table-cell table:style-name="ce5" table:formula="of:=[.I181]/C_per_s_to_W*time_incr" office:value-type="float" office:value="2238.90960147533" calcext:value-type="float">
            <text:p>2239</text:p>
          </table:table-cell>
          <table:table-cell table:style-name="ce7" table:formula="of:=[.J180]" office:value-type="float" office:value="2802.95115701594" calcext:value-type="float">
            <text:p>2803.0</text:p>
          </table:table-cell>
          <table:table-cell table:style-name="ce7" table:formula="of:=[.K180]" office:value-type="float" office:value="2801.6256722224" calcext:value-type="float">
            <text:p>2801.6</text:p>
          </table:table-cell>
          <table:table-cell table:style-name="ce7" table:formula="of:=[.L180]" office:value-type="float" office:value="2800.29385864869" calcext:value-type="float">
            <text:p>2800.3</text:p>
          </table:table-cell>
          <table:table-cell table:style-name="ce7" table:formula="of:=[.M180]" office:value-type="float" office:value="2798.95568607684" calcext:value-type="float">
            <text:p>2799.0</text:p>
          </table:table-cell>
          <table:table-cell table:style-name="ce7" table:formula="of:=[.N180]" office:value-type="float" office:value="2797.61112414459" calcext:value-type="float">
            <text:p>2797.6</text:p>
          </table:table-cell>
          <table:table-cell table:style-name="ce7" table:formula="of:=[.O180]" office:value-type="float" office:value="2796.26014234473" calcext:value-type="float">
            <text:p>2796.3</text:p>
          </table:table-cell>
          <table:table-cell table:style-name="ce7" table:formula="of:=[.P180]" office:value-type="float" office:value="2794.90271002437" calcext:value-type="float">
            <text:p>2794.9</text:p>
          </table:table-cell>
          <table:table-cell table:style-name="ce7" table:formula="of:=[.Q180]" office:value-type="float" office:value="2793.53879638427" calcext:value-type="float">
            <text:p>2793.5</text:p>
          </table:table-cell>
          <table:table-cell table:style-name="ce7" table:formula="of:=[.R180]" office:value-type="float" office:value="2792.16837047814" calcext:value-type="float">
            <text:p>2792.2</text:p>
          </table:table-cell>
          <table:table-cell table:style-name="ce5" table:formula="of:=SUMPRODUCT([.J181:.S181];pot_heat_diffusion)" office:value-type="float" office:value="2786.96402132263" calcext:value-type="float">
            <text:p>2787</text:p>
          </table:table-cell>
          <table:table-cell table:style-name="ce5" table:formula="of:=[.V180]*leakage_out" office:value-type="float" office:value="1723.41005817198" calcext:value-type="float">
            <text:p>1723</text:p>
          </table:table-cell>
          <table:table-cell table:style-name="ce5" table:formula="of:=[.V180]+[.T181]-[.U181]" office:value-type="float" office:value="288298.563658481" calcext:value-type="float">
            <text:p>288299</text:p>
          </table:table-cell>
          <table:table-cell table:style-name="ce12" table:formula="of:= temp_out + [.V181]/pot_water_mass" office:value-type="float" office:value="121.547225210353" calcext:value-type="float">
            <text:p>121.5</text:p>
          </table:table-cell>
          <table:table-cell table:style-name="ce7" table:formula="of:=IF([.G181]&gt;thermagon_temp_max;0;IF([.W18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3" table:formula="of:=burner_C_per_s * [.X181]/100 * time_incr" office:value-type="float" office:value="0" calcext:value-type="float">
            <text:p>0</text:p>
          </table:table-cell>
          <table:table-cell table:style-name="ce3" table:formula="of:=[.B182]" office:value-type="float" office:value="0" calcext:value-type="float">
            <text:p>0</text:p>
          </table:table-cell>
          <table:table-cell table:style-name="ce3" table:formula="of:=[.C181]" office:value-type="float" office:value="0" calcext:value-type="float">
            <text:p>0</text:p>
          </table:table-cell>
          <table:table-cell table:style-name="ce5" table:formula="of:=SUMPRODUCT([.B182:.D182];burner_heat_diffusion)" office:value-type="float" office:value="0" calcext:value-type="float">
            <text:p>0</text:p>
          </table:table-cell>
          <table:table-cell table:formula="of:=[.F181]+[.E182]-[.I181]" office:value-type="float" office:value="54982.9371927846" calcext:value-type="float">
            <text:p>54983</text:p>
          </table:table-cell>
          <table:table-cell table:style-name="ce7" table:formula="of:=temp_out + [.F182] / burner_heat_mass" office:value-type="float" office:value="129.965874385569" calcext:value-type="float">
            <text:p>130.0</text:p>
          </table:table-cell>
          <table:table-cell table:style-name="ce7" table:formula="of:=[.G182]-[.W181]" office:value-type="float" office:value="8.41864917521581" calcext:value-type="float">
            <text:p>8.4</text:p>
          </table:table-cell>
          <table:table-cell table:style-name="ce5" table:formula="of:=thermagon_k * burner_A * [.H182] / thermagon_L" office:value-type="float" office:value="1103.59746781255" calcext:value-type="float">
            <text:p>1104</text:p>
          </table:table-cell>
          <table:table-cell table:style-name="ce5" table:formula="of:=[.I182]/C_per_s_to_W*time_incr" office:value-type="float" office:value="1581.53836029313" calcext:value-type="float">
            <text:p>1582</text:p>
          </table:table-cell>
          <table:table-cell table:style-name="ce7" table:formula="of:=[.J181]" office:value-type="float" office:value="2238.90960147533" calcext:value-type="float">
            <text:p>2238.9</text:p>
          </table:table-cell>
          <table:table-cell table:style-name="ce7" table:formula="of:=[.K181]" office:value-type="float" office:value="2802.95115701594" calcext:value-type="float">
            <text:p>2803.0</text:p>
          </table:table-cell>
          <table:table-cell table:style-name="ce7" table:formula="of:=[.L181]" office:value-type="float" office:value="2801.6256722224" calcext:value-type="float">
            <text:p>2801.6</text:p>
          </table:table-cell>
          <table:table-cell table:style-name="ce7" table:formula="of:=[.M181]" office:value-type="float" office:value="2800.29385864869" calcext:value-type="float">
            <text:p>2800.3</text:p>
          </table:table-cell>
          <table:table-cell table:style-name="ce7" table:formula="of:=[.N181]" office:value-type="float" office:value="2798.95568607684" calcext:value-type="float">
            <text:p>2799.0</text:p>
          </table:table-cell>
          <table:table-cell table:style-name="ce7" table:formula="of:=[.O181]" office:value-type="float" office:value="2797.61112414459" calcext:value-type="float">
            <text:p>2797.6</text:p>
          </table:table-cell>
          <table:table-cell table:style-name="ce7" table:formula="of:=[.P181]" office:value-type="float" office:value="2796.26014234473" calcext:value-type="float">
            <text:p>2796.3</text:p>
          </table:table-cell>
          <table:table-cell table:style-name="ce7" table:formula="of:=[.Q181]" office:value-type="float" office:value="2794.90271002437" calcext:value-type="float">
            <text:p>2794.9</text:p>
          </table:table-cell>
          <table:table-cell table:style-name="ce7" table:formula="of:=[.R181]" office:value-type="float" office:value="2793.53879638427" calcext:value-type="float">
            <text:p>2793.5</text:p>
          </table:table-cell>
          <table:table-cell table:style-name="ce5" table:formula="of:=SUMPRODUCT([.J182:.S182];pot_heat_diffusion)" office:value-type="float" office:value="2746.86372615024" calcext:value-type="float">
            <text:p>2747</text:p>
          </table:table-cell>
          <table:table-cell table:style-name="ce5" table:formula="of:=[.V181]*leakage_out" office:value-type="float" office:value="1729.79138195088" calcext:value-type="float">
            <text:p>1730</text:p>
          </table:table-cell>
          <table:table-cell table:style-name="ce5" table:formula="of:=[.V181]+[.T182]-[.U182]" office:value-type="float" office:value="289315.63600268" calcext:value-type="float">
            <text:p>289316</text:p>
          </table:table-cell>
          <table:table-cell table:style-name="ce12" table:formula="of:= temp_out + [.V182]/pot_water_mass" office:value-type="float" office:value="121.905467974663" calcext:value-type="float">
            <text:p>121.9</text:p>
          </table:table-cell>
          <table:table-cell table:style-name="ce7" table:formula="of:=IF([.G182]&gt;thermagon_temp_max;0;IF([.W18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3" table:formula="of:=burner_C_per_s * [.X182]/100 * time_incr" office:value-type="float" office:value="0" calcext:value-type="float">
            <text:p>0</text:p>
          </table:table-cell>
          <table:table-cell table:style-name="ce3" table:formula="of:=[.B183]" office:value-type="float" office:value="0" calcext:value-type="float">
            <text:p>0</text:p>
          </table:table-cell>
          <table:table-cell table:style-name="ce3" table:formula="of:=[.C182]" office:value-type="float" office:value="0" calcext:value-type="float">
            <text:p>0</text:p>
          </table:table-cell>
          <table:table-cell table:style-name="ce5" table:formula="of:=SUMPRODUCT([.B183:.D183];burner_heat_diffusion)" office:value-type="float" office:value="0" calcext:value-type="float">
            <text:p>0</text:p>
          </table:table-cell>
          <table:table-cell table:formula="of:=[.F182]+[.E183]-[.I182]" office:value-type="float" office:value="53879.339724972" calcext:value-type="float">
            <text:p>53879</text:p>
          </table:table-cell>
          <table:table-cell table:style-name="ce7" table:formula="of:=temp_out + [.F183] / burner_heat_mass" office:value-type="float" office:value="127.758679449944" calcext:value-type="float">
            <text:p>127.8</text:p>
          </table:table-cell>
          <table:table-cell table:style-name="ce7" table:formula="of:=[.G183]-[.W182]" office:value-type="float" office:value="5.85321147528066" calcext:value-type="float">
            <text:p>5.9</text:p>
          </table:table-cell>
          <table:table-cell table:style-name="ce5" table:formula="of:=thermagon_k * burner_A * [.H183] / thermagon_L" office:value-type="float" office:value="767.295230891419" calcext:value-type="float">
            <text:p>767</text:p>
          </table:table-cell>
          <table:table-cell table:style-name="ce5" table:formula="of:=[.I183]/C_per_s_to_W*time_incr" office:value-type="float" office:value="1099.59190440158" calcext:value-type="float">
            <text:p>1100</text:p>
          </table:table-cell>
          <table:table-cell table:style-name="ce7" table:formula="of:=[.J182]" office:value-type="float" office:value="1581.53836029313" calcext:value-type="float">
            <text:p>1581.5</text:p>
          </table:table-cell>
          <table:table-cell table:style-name="ce7" table:formula="of:=[.K182]" office:value-type="float" office:value="2238.90960147533" calcext:value-type="float">
            <text:p>2238.9</text:p>
          </table:table-cell>
          <table:table-cell table:style-name="ce7" table:formula="of:=[.L182]" office:value-type="float" office:value="2802.95115701594" calcext:value-type="float">
            <text:p>2803.0</text:p>
          </table:table-cell>
          <table:table-cell table:style-name="ce7" table:formula="of:=[.M182]" office:value-type="float" office:value="2801.6256722224" calcext:value-type="float">
            <text:p>2801.6</text:p>
          </table:table-cell>
          <table:table-cell table:style-name="ce7" table:formula="of:=[.N182]" office:value-type="float" office:value="2800.29385864869" calcext:value-type="float">
            <text:p>2800.3</text:p>
          </table:table-cell>
          <table:table-cell table:style-name="ce7" table:formula="of:=[.O182]" office:value-type="float" office:value="2798.95568607684" calcext:value-type="float">
            <text:p>2799.0</text:p>
          </table:table-cell>
          <table:table-cell table:style-name="ce7" table:formula="of:=[.P182]" office:value-type="float" office:value="2797.61112414459" calcext:value-type="float">
            <text:p>2797.6</text:p>
          </table:table-cell>
          <table:table-cell table:style-name="ce7" table:formula="of:=[.Q182]" office:value-type="float" office:value="2796.26014234473" calcext:value-type="float">
            <text:p>2796.3</text:p>
          </table:table-cell>
          <table:table-cell table:style-name="ce7" table:formula="of:=[.R182]" office:value-type="float" office:value="2794.90271002437" calcext:value-type="float">
            <text:p>2794.9</text:p>
          </table:table-cell>
          <table:table-cell table:style-name="ce5" table:formula="of:=SUMPRODUCT([.J183:.S183];pot_heat_diffusion)" office:value-type="float" office:value="2649.06343200312" calcext:value-type="float">
            <text:p>2649</text:p>
          </table:table-cell>
          <table:table-cell table:style-name="ce5" table:formula="of:=[.V182]*leakage_out" office:value-type="float" office:value="1735.89381601608" calcext:value-type="float">
            <text:p>1736</text:p>
          </table:table-cell>
          <table:table-cell table:style-name="ce5" table:formula="of:=[.V182]+[.T183]-[.U183]" office:value-type="float" office:value="290228.805618667" calcext:value-type="float">
            <text:p>290229</text:p>
          </table:table-cell>
          <table:table-cell table:style-name="ce12" table:formula="of:= temp_out + [.V183]/pot_water_mass" office:value-type="float" office:value="122.227113145119" calcext:value-type="float">
            <text:p>122.2</text:p>
          </table:table-cell>
          <table:table-cell table:style-name="ce7" table:formula="of:=IF([.G183]&gt;thermagon_temp_max;0;IF([.W18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3" table:formula="of:=burner_C_per_s * [.X183]/100 * time_incr" office:value-type="float" office:value="0" calcext:value-type="float">
            <text:p>0</text:p>
          </table:table-cell>
          <table:table-cell table:style-name="ce3" table:formula="of:=[.B184]" office:value-type="float" office:value="0" calcext:value-type="float">
            <text:p>0</text:p>
          </table:table-cell>
          <table:table-cell table:style-name="ce3" table:formula="of:=[.C183]" office:value-type="float" office:value="0" calcext:value-type="float">
            <text:p>0</text:p>
          </table:table-cell>
          <table:table-cell table:style-name="ce5" table:formula="of:=SUMPRODUCT([.B184:.D184];burner_heat_diffusion)" office:value-type="float" office:value="0" calcext:value-type="float">
            <text:p>0</text:p>
          </table:table-cell>
          <table:table-cell table:formula="of:=[.F183]+[.E184]-[.I183]" office:value-type="float" office:value="53112.0444940806" calcext:value-type="float">
            <text:p>53112</text:p>
          </table:table-cell>
          <table:table-cell table:style-name="ce7" table:formula="of:=temp_out + [.F184] / burner_heat_mass" office:value-type="float" office:value="126.224088988161" calcext:value-type="float">
            <text:p>126.2</text:p>
          </table:table-cell>
          <table:table-cell table:style-name="ce7" table:formula="of:=[.G184]-[.W183]" office:value-type="float" office:value="3.99697584304275" calcext:value-type="float">
            <text:p>4.0</text:p>
          </table:table-cell>
          <table:table-cell table:style-name="ce5" table:formula="of:=thermagon_k * burner_A * [.H184] / thermagon_L" office:value-type="float" office:value="523.962019022703" calcext:value-type="float">
            <text:p>524</text:p>
          </table:table-cell>
          <table:table-cell table:style-name="ce5" table:formula="of:=[.I184]/C_per_s_to_W*time_incr" office:value-type="float" office:value="750.877069393384" calcext:value-type="float">
            <text:p>751</text:p>
          </table:table-cell>
          <table:table-cell table:style-name="ce7" table:formula="of:=[.J183]" office:value-type="float" office:value="1099.59190440158" calcext:value-type="float">
            <text:p>1099.6</text:p>
          </table:table-cell>
          <table:table-cell table:style-name="ce7" table:formula="of:=[.K183]" office:value-type="float" office:value="1581.53836029313" calcext:value-type="float">
            <text:p>1581.5</text:p>
          </table:table-cell>
          <table:table-cell table:style-name="ce7" table:formula="of:=[.L183]" office:value-type="float" office:value="2238.90960147533" calcext:value-type="float">
            <text:p>2238.9</text:p>
          </table:table-cell>
          <table:table-cell table:style-name="ce7" table:formula="of:=[.M183]" office:value-type="float" office:value="2802.95115701594" calcext:value-type="float">
            <text:p>2803.0</text:p>
          </table:table-cell>
          <table:table-cell table:style-name="ce7" table:formula="of:=[.N183]" office:value-type="float" office:value="2801.6256722224" calcext:value-type="float">
            <text:p>2801.6</text:p>
          </table:table-cell>
          <table:table-cell table:style-name="ce7" table:formula="of:=[.O183]" office:value-type="float" office:value="2800.29385864869" calcext:value-type="float">
            <text:p>2800.3</text:p>
          </table:table-cell>
          <table:table-cell table:style-name="ce7" table:formula="of:=[.P183]" office:value-type="float" office:value="2798.95568607684" calcext:value-type="float">
            <text:p>2799.0</text:p>
          </table:table-cell>
          <table:table-cell table:style-name="ce7" table:formula="of:=[.Q183]" office:value-type="float" office:value="2797.61112414459" calcext:value-type="float">
            <text:p>2797.6</text:p>
          </table:table-cell>
          <table:table-cell table:style-name="ce7" table:formula="of:=[.R183]" office:value-type="float" office:value="2796.26014234473" calcext:value-type="float">
            <text:p>2796.3</text:p>
          </table:table-cell>
          <table:table-cell table:style-name="ce5" table:formula="of:=SUMPRODUCT([.J184:.S184];pot_heat_diffusion)" office:value-type="float" office:value="2468.55664858057" calcext:value-type="float">
            <text:p>2469</text:p>
          </table:table-cell>
          <table:table-cell table:style-name="ce5" table:formula="of:=[.V183]*leakage_out" office:value-type="float" office:value="1741.372833712" calcext:value-type="float">
            <text:p>1741</text:p>
          </table:table-cell>
          <table:table-cell table:style-name="ce5" table:formula="of:=[.V183]+[.T184]-[.U184]" office:value-type="float" office:value="290955.989433535" calcext:value-type="float">
            <text:p>290956</text:p>
          </table:table-cell>
          <table:table-cell table:style-name="ce12" table:formula="of:= temp_out + [.V184]/pot_water_mass" office:value-type="float" office:value="122.48324865159" calcext:value-type="float">
            <text:p>122.5</text:p>
          </table:table-cell>
          <table:table-cell table:style-name="ce7" table:formula="of:=IF([.G184]&gt;thermagon_temp_max;0;IF([.W18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3" table:formula="of:=burner_C_per_s * [.X184]/100 * time_incr" office:value-type="float" office:value="0" calcext:value-type="float">
            <text:p>0</text:p>
          </table:table-cell>
          <table:table-cell table:style-name="ce3" table:formula="of:=[.B185]" office:value-type="float" office:value="0" calcext:value-type="float">
            <text:p>0</text:p>
          </table:table-cell>
          <table:table-cell table:style-name="ce3" table:formula="of:=[.C184]" office:value-type="float" office:value="0" calcext:value-type="float">
            <text:p>0</text:p>
          </table:table-cell>
          <table:table-cell table:style-name="ce5" table:formula="of:=SUMPRODUCT([.B185:.D185];burner_heat_diffusion)" office:value-type="float" office:value="0" calcext:value-type="float">
            <text:p>0</text:p>
          </table:table-cell>
          <table:table-cell table:formula="of:=[.F184]+[.E185]-[.I184]" office:value-type="float" office:value="52588.0824750579" calcext:value-type="float">
            <text:p>52588</text:p>
          </table:table-cell>
          <table:table-cell table:style-name="ce7" table:formula="of:=temp_out + [.F185] / burner_heat_mass" office:value-type="float" office:value="125.176164950116" calcext:value-type="float">
            <text:p>125.2</text:p>
          </table:table-cell>
          <table:table-cell table:style-name="ce7" table:formula="of:=[.G185]-[.W184]" office:value-type="float" office:value="2.69291629852546" calcext:value-type="float">
            <text:p>2.7</text:p>
          </table:table-cell>
          <table:table-cell table:style-name="ce5" table:formula="of:=thermagon_k * burner_A * [.H185] / thermagon_L" office:value-type="float" office:value="353.01335715865" calcext:value-type="float">
            <text:p>353</text:p>
          </table:table-cell>
          <table:table-cell table:style-name="ce5" table:formula="of:=[.I185]/C_per_s_to_W*time_incr" office:value-type="float" office:value="505.894750872241" calcext:value-type="float">
            <text:p>506</text:p>
          </table:table-cell>
          <table:table-cell table:style-name="ce7" table:formula="of:=[.J184]" office:value-type="float" office:value="750.877069393384" calcext:value-type="float">
            <text:p>750.9</text:p>
          </table:table-cell>
          <table:table-cell table:style-name="ce7" table:formula="of:=[.K184]" office:value-type="float" office:value="1099.59190440158" calcext:value-type="float">
            <text:p>1099.6</text:p>
          </table:table-cell>
          <table:table-cell table:style-name="ce7" table:formula="of:=[.L184]" office:value-type="float" office:value="1581.53836029313" calcext:value-type="float">
            <text:p>1581.5</text:p>
          </table:table-cell>
          <table:table-cell table:style-name="ce7" table:formula="of:=[.M184]" office:value-type="float" office:value="2238.90960147533" calcext:value-type="float">
            <text:p>2238.9</text:p>
          </table:table-cell>
          <table:table-cell table:style-name="ce7" table:formula="of:=[.N184]" office:value-type="float" office:value="2802.95115701594" calcext:value-type="float">
            <text:p>2803.0</text:p>
          </table:table-cell>
          <table:table-cell table:style-name="ce7" table:formula="of:=[.O184]" office:value-type="float" office:value="2801.6256722224" calcext:value-type="float">
            <text:p>2801.6</text:p>
          </table:table-cell>
          <table:table-cell table:style-name="ce7" table:formula="of:=[.P184]" office:value-type="float" office:value="2800.29385864869" calcext:value-type="float">
            <text:p>2800.3</text:p>
          </table:table-cell>
          <table:table-cell table:style-name="ce7" table:formula="of:=[.Q184]" office:value-type="float" office:value="2798.95568607684" calcext:value-type="float">
            <text:p>2799.0</text:p>
          </table:table-cell>
          <table:table-cell table:style-name="ce7" table:formula="of:=[.R184]" office:value-type="float" office:value="2797.61112414459" calcext:value-type="float">
            <text:p>2797.6</text:p>
          </table:table-cell>
          <table:table-cell table:style-name="ce5" table:formula="of:=SUMPRODUCT([.J185:.S185];pot_heat_diffusion)" office:value-type="float" office:value="2198.55987298463" calcext:value-type="float">
            <text:p>2199</text:p>
          </table:table-cell>
          <table:table-cell table:style-name="ce5" table:formula="of:=[.V184]*leakage_out" office:value-type="float" office:value="1745.73593660121" calcext:value-type="float">
            <text:p>1746</text:p>
          </table:table-cell>
          <table:table-cell table:style-name="ce5" table:formula="of:=[.V184]+[.T185]-[.U185]" office:value-type="float" office:value="291408.813369919" calcext:value-type="float">
            <text:p>291409</text:p>
          </table:table-cell>
          <table:table-cell table:style-name="ce12" table:formula="of:= temp_out + [.V185]/pot_water_mass" office:value-type="float" office:value="122.642746547331" calcext:value-type="float">
            <text:p>122.6</text:p>
          </table:table-cell>
          <table:table-cell table:style-name="ce7" table:formula="of:=IF([.G185]&gt;thermagon_temp_max;0;IF([.W18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3" table:formula="of:=burner_C_per_s * [.X185]/100 * time_incr" office:value-type="float" office:value="0" calcext:value-type="float">
            <text:p>0</text:p>
          </table:table-cell>
          <table:table-cell table:style-name="ce3" table:formula="of:=[.B186]" office:value-type="float" office:value="0" calcext:value-type="float">
            <text:p>0</text:p>
          </table:table-cell>
          <table:table-cell table:style-name="ce3" table:formula="of:=[.C185]" office:value-type="float" office:value="0" calcext:value-type="float">
            <text:p>0</text:p>
          </table:table-cell>
          <table:table-cell table:style-name="ce5" table:formula="of:=SUMPRODUCT([.B186:.D186];burner_heat_diffusion)" office:value-type="float" office:value="0" calcext:value-type="float">
            <text:p>0</text:p>
          </table:table-cell>
          <table:table-cell table:formula="of:=[.F185]+[.E186]-[.I185]" office:value-type="float" office:value="52235.0691178993" calcext:value-type="float">
            <text:p>52235</text:p>
          </table:table-cell>
          <table:table-cell table:style-name="ce7" table:formula="of:=temp_out + [.F186] / burner_heat_mass" office:value-type="float" office:value="124.470138235799" calcext:value-type="float">
            <text:p>124.5</text:p>
          </table:table-cell>
          <table:table-cell table:style-name="ce7" table:formula="of:=[.G186]-[.W185]" office:value-type="float" office:value="1.82739168846757" calcext:value-type="float">
            <text:p>1.8</text:p>
          </table:table-cell>
          <table:table-cell table:style-name="ce5" table:formula="of:=thermagon_k * burner_A * [.H186] / thermagon_L" office:value-type="float" office:value="239.552070423793" calcext:value-type="float">
            <text:p>240</text:p>
          </table:table-cell>
          <table:table-cell table:style-name="ce5" table:formula="of:=[.I186]/C_per_s_to_W*time_incr" office:value-type="float" office:value="343.296174296063" calcext:value-type="float">
            <text:p>343</text:p>
          </table:table-cell>
          <table:table-cell table:style-name="ce7" table:formula="of:=[.J185]" office:value-type="float" office:value="505.894750872241" calcext:value-type="float">
            <text:p>505.9</text:p>
          </table:table-cell>
          <table:table-cell table:style-name="ce7" table:formula="of:=[.K185]" office:value-type="float" office:value="750.877069393384" calcext:value-type="float">
            <text:p>750.9</text:p>
          </table:table-cell>
          <table:table-cell table:style-name="ce7" table:formula="of:=[.L185]" office:value-type="float" office:value="1099.59190440158" calcext:value-type="float">
            <text:p>1099.6</text:p>
          </table:table-cell>
          <table:table-cell table:style-name="ce7" table:formula="of:=[.M185]" office:value-type="float" office:value="1581.53836029313" calcext:value-type="float">
            <text:p>1581.5</text:p>
          </table:table-cell>
          <table:table-cell table:style-name="ce7" table:formula="of:=[.N185]" office:value-type="float" office:value="2238.90960147533" calcext:value-type="float">
            <text:p>2238.9</text:p>
          </table:table-cell>
          <table:table-cell table:style-name="ce7" table:formula="of:=[.O185]" office:value-type="float" office:value="2802.95115701594" calcext:value-type="float">
            <text:p>2803.0</text:p>
          </table:table-cell>
          <table:table-cell table:style-name="ce7" table:formula="of:=[.P185]" office:value-type="float" office:value="2801.6256722224" calcext:value-type="float">
            <text:p>2801.6</text:p>
          </table:table-cell>
          <table:table-cell table:style-name="ce7" table:formula="of:=[.Q185]" office:value-type="float" office:value="2800.29385864869" calcext:value-type="float">
            <text:p>2800.3</text:p>
          </table:table-cell>
          <table:table-cell table:style-name="ce7" table:formula="of:=[.R185]" office:value-type="float" office:value="2798.95568607684" calcext:value-type="float">
            <text:p>2799.0</text:p>
          </table:table-cell>
          <table:table-cell table:style-name="ce5" table:formula="of:=SUMPRODUCT([.J186:.S186];pot_heat_diffusion)" office:value-type="float" office:value="1856.46683417603" calcext:value-type="float">
            <text:p>1856</text:p>
          </table:table-cell>
          <table:table-cell table:style-name="ce5" table:formula="of:=[.V185]*leakage_out" office:value-type="float" office:value="1748.45288021951" calcext:value-type="float">
            <text:p>1748</text:p>
          </table:table-cell>
          <table:table-cell table:style-name="ce5" table:formula="of:=[.V185]+[.T186]-[.U186]" office:value-type="float" office:value="291516.827323875" calcext:value-type="float">
            <text:p>291517</text:p>
          </table:table-cell>
          <table:table-cell table:style-name="ce12" table:formula="of:= temp_out + [.V186]/pot_water_mass" office:value-type="float" office:value="122.680792235693" calcext:value-type="float">
            <text:p>122.7</text:p>
          </table:table-cell>
          <table:table-cell table:style-name="ce7" table:formula="of:=IF([.G186]&gt;thermagon_temp_max;0;IF([.W18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3" table:formula="of:=burner_C_per_s * [.X186]/100 * time_incr" office:value-type="float" office:value="0" calcext:value-type="float">
            <text:p>0</text:p>
          </table:table-cell>
          <table:table-cell table:style-name="ce3" table:formula="of:=[.B187]" office:value-type="float" office:value="0" calcext:value-type="float">
            <text:p>0</text:p>
          </table:table-cell>
          <table:table-cell table:style-name="ce3" table:formula="of:=[.C186]" office:value-type="float" office:value="0" calcext:value-type="float">
            <text:p>0</text:p>
          </table:table-cell>
          <table:table-cell table:style-name="ce5" table:formula="of:=SUMPRODUCT([.B187:.D187];burner_heat_diffusion)" office:value-type="float" office:value="0" calcext:value-type="float">
            <text:p>0</text:p>
          </table:table-cell>
          <table:table-cell table:formula="of:=[.F186]+[.E187]-[.I186]" office:value-type="float" office:value="51995.5170474755" calcext:value-type="float">
            <text:p>51996</text:p>
          </table:table-cell>
          <table:table-cell table:style-name="ce7" table:formula="of:=temp_out + [.F187] / burner_heat_mass" office:value-type="float" office:value="123.991034094951" calcext:value-type="float">
            <text:p>124.0</text:p>
          </table:table-cell>
          <table:table-cell table:style-name="ce7" table:formula="of:=[.G187]-[.W186]" office:value-type="float" office:value="1.31024185925756" calcext:value-type="float">
            <text:p>1.3</text:p>
          </table:table-cell>
          <table:table-cell table:style-name="ce5" table:formula="of:=thermagon_k * burner_A * [.H187] / thermagon_L" office:value-type="float" office:value="171.759099114803" calcext:value-type="float">
            <text:p>172</text:p>
          </table:table-cell>
          <table:table-cell table:style-name="ce5" table:formula="of:=[.I187]/C_per_s_to_W*time_incr" office:value-type="float" office:value="246.143736192036" calcext:value-type="float">
            <text:p>246</text:p>
          </table:table-cell>
          <table:table-cell table:style-name="ce7" table:formula="of:=[.J186]" office:value-type="float" office:value="343.296174296063" calcext:value-type="float">
            <text:p>343.3</text:p>
          </table:table-cell>
          <table:table-cell table:style-name="ce7" table:formula="of:=[.K186]" office:value-type="float" office:value="505.894750872241" calcext:value-type="float">
            <text:p>505.9</text:p>
          </table:table-cell>
          <table:table-cell table:style-name="ce7" table:formula="of:=[.L186]" office:value-type="float" office:value="750.877069393384" calcext:value-type="float">
            <text:p>750.9</text:p>
          </table:table-cell>
          <table:table-cell table:style-name="ce7" table:formula="of:=[.M186]" office:value-type="float" office:value="1099.59190440158" calcext:value-type="float">
            <text:p>1099.6</text:p>
          </table:table-cell>
          <table:table-cell table:style-name="ce7" table:formula="of:=[.N186]" office:value-type="float" office:value="1581.53836029313" calcext:value-type="float">
            <text:p>1581.5</text:p>
          </table:table-cell>
          <table:table-cell table:style-name="ce7" table:formula="of:=[.O186]" office:value-type="float" office:value="2238.90960147533" calcext:value-type="float">
            <text:p>2238.9</text:p>
          </table:table-cell>
          <table:table-cell table:style-name="ce7" table:formula="of:=[.P186]" office:value-type="float" office:value="2802.95115701594" calcext:value-type="float">
            <text:p>2803.0</text:p>
          </table:table-cell>
          <table:table-cell table:style-name="ce7" table:formula="of:=[.Q186]" office:value-type="float" office:value="2801.6256722224" calcext:value-type="float">
            <text:p>2801.6</text:p>
          </table:table-cell>
          <table:table-cell table:style-name="ce7" table:formula="of:=[.R186]" office:value-type="float" office:value="2800.29385864869" calcext:value-type="float">
            <text:p>2800.3</text:p>
          </table:table-cell>
          <table:table-cell table:style-name="ce5" table:formula="of:=SUMPRODUCT([.J187:.S187];pot_heat_diffusion)" office:value-type="float" office:value="1480.13088328691" calcext:value-type="float">
            <text:p>1480</text:p>
          </table:table-cell>
          <table:table-cell table:style-name="ce5" table:formula="of:=[.V186]*leakage_out" office:value-type="float" office:value="1749.10096394325" calcext:value-type="float">
            <text:p>1749</text:p>
          </table:table-cell>
          <table:table-cell table:style-name="ce5" table:formula="of:=[.V186]+[.T187]-[.U187]" office:value-type="float" office:value="291247.857243219" calcext:value-type="float">
            <text:p>291248</text:p>
          </table:table-cell>
          <table:table-cell table:style-name="ce12" table:formula="of:= temp_out + [.V187]/pot_water_mass" office:value-type="float" office:value="122.586053070126" calcext:value-type="float">
            <text:p>122.6</text:p>
          </table:table-cell>
          <table:table-cell table:style-name="ce7" table:formula="of:=IF([.G187]&gt;thermagon_temp_max;0;IF([.W18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3" table:formula="of:=burner_C_per_s * [.X187]/100 * time_incr" office:value-type="float" office:value="0" calcext:value-type="float">
            <text:p>0</text:p>
          </table:table-cell>
          <table:table-cell table:style-name="ce3" table:formula="of:=[.B188]" office:value-type="float" office:value="0" calcext:value-type="float">
            <text:p>0</text:p>
          </table:table-cell>
          <table:table-cell table:style-name="ce3" table:formula="of:=[.C187]" office:value-type="float" office:value="0" calcext:value-type="float">
            <text:p>0</text:p>
          </table:table-cell>
          <table:table-cell table:style-name="ce5" table:formula="of:=SUMPRODUCT([.B188:.D188];burner_heat_diffusion)" office:value-type="float" office:value="0" calcext:value-type="float">
            <text:p>0</text:p>
          </table:table-cell>
          <table:table-cell table:formula="of:=[.F187]+[.E188]-[.I187]" office:value-type="float" office:value="51823.7579483607" calcext:value-type="float">
            <text:p>51824</text:p>
          </table:table-cell>
          <table:table-cell table:style-name="ce7" table:formula="of:=temp_out + [.F188] / burner_heat_mass" office:value-type="float" office:value="123.647515896721" calcext:value-type="float">
            <text:p>123.6</text:p>
          </table:table-cell>
          <table:table-cell table:style-name="ce7" table:formula="of:=[.G188]-[.W187]" office:value-type="float" office:value="1.06146282659525" calcext:value-type="float">
            <text:p>1.1</text:p>
          </table:table-cell>
          <table:table-cell table:style-name="ce5" table:formula="of:=thermagon_k * burner_A * [.H188] / thermagon_L" office:value-type="float" office:value="139.146751839511" calcext:value-type="float">
            <text:p>139</text:p>
          </table:table-cell>
          <table:table-cell table:style-name="ce5" table:formula="of:=[.I188]/C_per_s_to_W*time_incr" office:value-type="float" office:value="199.407784235471" calcext:value-type="float">
            <text:p>199</text:p>
          </table:table-cell>
          <table:table-cell table:style-name="ce7" table:formula="of:=[.J187]" office:value-type="float" office:value="246.143736192036" calcext:value-type="float">
            <text:p>246.1</text:p>
          </table:table-cell>
          <table:table-cell table:style-name="ce7" table:formula="of:=[.K187]" office:value-type="float" office:value="343.296174296063" calcext:value-type="float">
            <text:p>343.3</text:p>
          </table:table-cell>
          <table:table-cell table:style-name="ce7" table:formula="of:=[.L187]" office:value-type="float" office:value="505.894750872241" calcext:value-type="float">
            <text:p>505.9</text:p>
          </table:table-cell>
          <table:table-cell table:style-name="ce7" table:formula="of:=[.M187]" office:value-type="float" office:value="750.877069393384" calcext:value-type="float">
            <text:p>750.9</text:p>
          </table:table-cell>
          <table:table-cell table:style-name="ce7" table:formula="of:=[.N187]" office:value-type="float" office:value="1099.59190440158" calcext:value-type="float">
            <text:p>1099.6</text:p>
          </table:table-cell>
          <table:table-cell table:style-name="ce7" table:formula="of:=[.O187]" office:value-type="float" office:value="1581.53836029313" calcext:value-type="float">
            <text:p>1581.5</text:p>
          </table:table-cell>
          <table:table-cell table:style-name="ce7" table:formula="of:=[.P187]" office:value-type="float" office:value="2238.90960147533" calcext:value-type="float">
            <text:p>2238.9</text:p>
          </table:table-cell>
          <table:table-cell table:style-name="ce7" table:formula="of:=[.Q187]" office:value-type="float" office:value="2802.95115701594" calcext:value-type="float">
            <text:p>2803.0</text:p>
          </table:table-cell>
          <table:table-cell table:style-name="ce7" table:formula="of:=[.R187]" office:value-type="float" office:value="2801.6256722224" calcext:value-type="float">
            <text:p>2801.6</text:p>
          </table:table-cell>
          <table:table-cell table:style-name="ce5" table:formula="of:=SUMPRODUCT([.J188:.S188];pot_heat_diffusion)" office:value-type="float" office:value="1116.89537332459" calcext:value-type="float">
            <text:p>1117</text:p>
          </table:table-cell>
          <table:table-cell table:style-name="ce5" table:formula="of:=[.V187]*leakage_out" office:value-type="float" office:value="1747.48714345931" calcext:value-type="float">
            <text:p>1747</text:p>
          </table:table-cell>
          <table:table-cell table:style-name="ce5" table:formula="of:=[.V187]+[.T188]-[.U188]" office:value-type="float" office:value="290617.265473084" calcext:value-type="float">
            <text:p>290617</text:p>
          </table:table-cell>
          <table:table-cell table:style-name="ce12" table:formula="of:= temp_out + [.V188]/pot_water_mass" office:value-type="float" office:value="122.363940119978" calcext:value-type="float">
            <text:p>122.4</text:p>
          </table:table-cell>
          <table:table-cell table:style-name="ce7" table:formula="of:=IF([.G188]&gt;thermagon_temp_max;0;IF([.W18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3" table:formula="of:=burner_C_per_s * [.X188]/100 * time_incr" office:value-type="float" office:value="0" calcext:value-type="float">
            <text:p>0</text:p>
          </table:table-cell>
          <table:table-cell table:style-name="ce3" table:formula="of:=[.B189]" office:value-type="float" office:value="0" calcext:value-type="float">
            <text:p>0</text:p>
          </table:table-cell>
          <table:table-cell table:style-name="ce3" table:formula="of:=[.C188]" office:value-type="float" office:value="0" calcext:value-type="float">
            <text:p>0</text:p>
          </table:table-cell>
          <table:table-cell table:style-name="ce5" table:formula="of:=SUMPRODUCT([.B189:.D189];burner_heat_diffusion)" office:value-type="float" office:value="0" calcext:value-type="float">
            <text:p>0</text:p>
          </table:table-cell>
          <table:table-cell table:formula="of:=[.F188]+[.E189]-[.I188]" office:value-type="float" office:value="51684.6111965212" calcext:value-type="float">
            <text:p>51685</text:p>
          </table:table-cell>
          <table:table-cell table:style-name="ce7" table:formula="of:=temp_out + [.F189] / burner_heat_mass" office:value-type="float" office:value="123.369222393042" calcext:value-type="float">
            <text:p>123.4</text:p>
          </table:table-cell>
          <table:table-cell table:style-name="ce7" table:formula="of:=[.G189]-[.W188]" office:value-type="float" office:value="1.00528227306441" calcext:value-type="float">
            <text:p>1.0</text:p>
          </table:table-cell>
          <table:table-cell table:style-name="ce5" table:formula="of:=thermagon_k * burner_A * [.H189] / thermagon_L" office:value-type="float" office:value="131.782064782654" calcext:value-type="float">
            <text:p>132</text:p>
          </table:table-cell>
          <table:table-cell table:style-name="ce5" table:formula="of:=[.I189]/C_per_s_to_W*time_incr" office:value-type="float" office:value="188.853632534614" calcext:value-type="float">
            <text:p>189</text:p>
          </table:table-cell>
          <table:table-cell table:style-name="ce7" table:formula="of:=[.J188]" office:value-type="float" office:value="199.407784235471" calcext:value-type="float">
            <text:p>199.4</text:p>
          </table:table-cell>
          <table:table-cell table:style-name="ce7" table:formula="of:=[.K188]" office:value-type="float" office:value="246.143736192036" calcext:value-type="float">
            <text:p>246.1</text:p>
          </table:table-cell>
          <table:table-cell table:style-name="ce7" table:formula="of:=[.L188]" office:value-type="float" office:value="343.296174296063" calcext:value-type="float">
            <text:p>343.3</text:p>
          </table:table-cell>
          <table:table-cell table:style-name="ce7" table:formula="of:=[.M188]" office:value-type="float" office:value="505.894750872241" calcext:value-type="float">
            <text:p>505.9</text:p>
          </table:table-cell>
          <table:table-cell table:style-name="ce7" table:formula="of:=[.N188]" office:value-type="float" office:value="750.877069393384" calcext:value-type="float">
            <text:p>750.9</text:p>
          </table:table-cell>
          <table:table-cell table:style-name="ce7" table:formula="of:=[.O188]" office:value-type="float" office:value="1099.59190440158" calcext:value-type="float">
            <text:p>1099.6</text:p>
          </table:table-cell>
          <table:table-cell table:style-name="ce7" table:formula="of:=[.P188]" office:value-type="float" office:value="1581.53836029313" calcext:value-type="float">
            <text:p>1581.5</text:p>
          </table:table-cell>
          <table:table-cell table:style-name="ce7" table:formula="of:=[.Q188]" office:value-type="float" office:value="2238.90960147533" calcext:value-type="float">
            <text:p>2238.9</text:p>
          </table:table-cell>
          <table:table-cell table:style-name="ce7" table:formula="of:=[.R188]" office:value-type="float" office:value="2802.95115701594" calcext:value-type="float">
            <text:p>2803.0</text:p>
          </table:table-cell>
          <table:table-cell table:style-name="ce5" table:formula="of:=SUMPRODUCT([.J189:.S189];pot_heat_diffusion)" office:value-type="float" office:value="807.172314177526" calcext:value-type="float">
            <text:p>807</text:p>
          </table:table-cell>
          <table:table-cell table:style-name="ce5" table:formula="of:=[.V188]*leakage_out" office:value-type="float" office:value="1743.70359283851" calcext:value-type="float">
            <text:p>1744</text:p>
          </table:table-cell>
          <table:table-cell table:style-name="ce5" table:formula="of:=[.V188]+[.T189]-[.U189]" office:value-type="float" office:value="289680.734194423" calcext:value-type="float">
            <text:p>289681</text:p>
          </table:table-cell>
          <table:table-cell table:style-name="ce12" table:formula="of:= temp_out + [.V189]/pot_water_mass" office:value-type="float" office:value="122.034066285492" calcext:value-type="float">
            <text:p>122.0</text:p>
          </table:table-cell>
          <table:table-cell table:style-name="ce7" table:formula="of:=IF([.G189]&gt;thermagon_temp_max;0;IF([.W18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3" table:formula="of:=burner_C_per_s * [.X189]/100 * time_incr" office:value-type="float" office:value="0" calcext:value-type="float">
            <text:p>0</text:p>
          </table:table-cell>
          <table:table-cell table:style-name="ce3" table:formula="of:=[.B190]" office:value-type="float" office:value="0" calcext:value-type="float">
            <text:p>0</text:p>
          </table:table-cell>
          <table:table-cell table:style-name="ce3" table:formula="of:=[.C189]" office:value-type="float" office:value="0" calcext:value-type="float">
            <text:p>0</text:p>
          </table:table-cell>
          <table:table-cell table:style-name="ce5" table:formula="of:=SUMPRODUCT([.B190:.D190];burner_heat_diffusion)" office:value-type="float" office:value="0" calcext:value-type="float">
            <text:p>0</text:p>
          </table:table-cell>
          <table:table-cell table:formula="of:=[.F189]+[.E190]-[.I189]" office:value-type="float" office:value="51552.8291317385" calcext:value-type="float">
            <text:p>51553</text:p>
          </table:table-cell>
          <table:table-cell table:style-name="ce7" table:formula="of:=temp_out + [.F190] / burner_heat_mass" office:value-type="float" office:value="123.105658263477" calcext:value-type="float">
            <text:p>123.1</text:p>
          </table:table-cell>
          <table:table-cell table:style-name="ce7" table:formula="of:=[.G190]-[.W189]" office:value-type="float" office:value="1.07159197798474" calcext:value-type="float">
            <text:p>1.1</text:p>
          </table:table-cell>
          <table:table-cell table:style-name="ce5" table:formula="of:=thermagon_k * burner_A * [.H190] / thermagon_L" office:value-type="float" office:value="140.474578381737" calcext:value-type="float">
            <text:p>140</text:p>
          </table:table-cell>
          <table:table-cell table:style-name="ce5" table:formula="of:=[.I190]/C_per_s_to_W*time_incr" office:value-type="float" office:value="201.310659761732" calcext:value-type="float">
            <text:p>201</text:p>
          </table:table-cell>
          <table:table-cell table:style-name="ce7" table:formula="of:=[.J189]" office:value-type="float" office:value="188.853632534614" calcext:value-type="float">
            <text:p>188.9</text:p>
          </table:table-cell>
          <table:table-cell table:style-name="ce7" table:formula="of:=[.K189]" office:value-type="float" office:value="199.407784235471" calcext:value-type="float">
            <text:p>199.4</text:p>
          </table:table-cell>
          <table:table-cell table:style-name="ce7" table:formula="of:=[.L189]" office:value-type="float" office:value="246.143736192036" calcext:value-type="float">
            <text:p>246.1</text:p>
          </table:table-cell>
          <table:table-cell table:style-name="ce7" table:formula="of:=[.M189]" office:value-type="float" office:value="343.296174296063" calcext:value-type="float">
            <text:p>343.3</text:p>
          </table:table-cell>
          <table:table-cell table:style-name="ce7" table:formula="of:=[.N189]" office:value-type="float" office:value="505.894750872241" calcext:value-type="float">
            <text:p>505.9</text:p>
          </table:table-cell>
          <table:table-cell table:style-name="ce7" table:formula="of:=[.O189]" office:value-type="float" office:value="750.877069393384" calcext:value-type="float">
            <text:p>750.9</text:p>
          </table:table-cell>
          <table:table-cell table:style-name="ce7" table:formula="of:=[.P189]" office:value-type="float" office:value="1099.59190440158" calcext:value-type="float">
            <text:p>1099.6</text:p>
          </table:table-cell>
          <table:table-cell table:style-name="ce7" table:formula="of:=[.Q189]" office:value-type="float" office:value="1581.53836029313" calcext:value-type="float">
            <text:p>1581.5</text:p>
          </table:table-cell>
          <table:table-cell table:style-name="ce7" table:formula="of:=[.R189]" office:value-type="float" office:value="2238.90960147533" calcext:value-type="float">
            <text:p>2238.9</text:p>
          </table:table-cell>
          <table:table-cell table:style-name="ce5" table:formula="of:=SUMPRODUCT([.J190:.S190];pot_heat_diffusion)" office:value-type="float" office:value="569.631461097941" calcext:value-type="float">
            <text:p>570</text:p>
          </table:table-cell>
          <table:table-cell table:style-name="ce5" table:formula="of:=[.V189]*leakage_out" office:value-type="float" office:value="1738.08440516654" calcext:value-type="float">
            <text:p>1738</text:p>
          </table:table-cell>
          <table:table-cell table:style-name="ce5" table:formula="of:=[.V189]+[.T190]-[.U190]" office:value-type="float" office:value="288512.281250355" calcext:value-type="float">
            <text:p>288512</text:p>
          </table:table-cell>
          <table:table-cell table:style-name="ce12" table:formula="of:= temp_out + [.V190]/pot_water_mass" office:value-type="float" office:value="121.622502825885" calcext:value-type="float">
            <text:p>121.6</text:p>
          </table:table-cell>
          <table:table-cell table:style-name="ce7" table:formula="of:=IF([.G190]&gt;thermagon_temp_max;0;IF([.W19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3" table:formula="of:=burner_C_per_s * [.X190]/100 * time_incr" office:value-type="float" office:value="0" calcext:value-type="float">
            <text:p>0</text:p>
          </table:table-cell>
          <table:table-cell table:style-name="ce3" table:formula="of:=[.B191]" office:value-type="float" office:value="0" calcext:value-type="float">
            <text:p>0</text:p>
          </table:table-cell>
          <table:table-cell table:style-name="ce3" table:formula="of:=[.C190]" office:value-type="float" office:value="0" calcext:value-type="float">
            <text:p>0</text:p>
          </table:table-cell>
          <table:table-cell table:style-name="ce5" table:formula="of:=SUMPRODUCT([.B191:.D191];burner_heat_diffusion)" office:value-type="float" office:value="0" calcext:value-type="float">
            <text:p>0</text:p>
          </table:table-cell>
          <table:table-cell table:formula="of:=[.F190]+[.E191]-[.I190]" office:value-type="float" office:value="51412.3545533568" calcext:value-type="float">
            <text:p>51412</text:p>
          </table:table-cell>
          <table:table-cell table:style-name="ce7" table:formula="of:=temp_out + [.F191] / burner_heat_mass" office:value-type="float" office:value="122.824709106714" calcext:value-type="float">
            <text:p>122.8</text:p>
          </table:table-cell>
          <table:table-cell table:style-name="ce7" table:formula="of:=[.G191]-[.W190]" office:value-type="float" office:value="1.20220628082836" calcext:value-type="float">
            <text:p>1.2</text:p>
          </table:table-cell>
          <table:table-cell table:style-name="ce5" table:formula="of:=thermagon_k * burner_A * [.H191] / thermagon_L" office:value-type="float" office:value="157.59675687834" calcext:value-type="float">
            <text:p>158</text:p>
          </table:table-cell>
          <table:table-cell table:style-name="ce5" table:formula="of:=[.I191]/C_per_s_to_W*time_incr" office:value-type="float" office:value="225.848032213155" calcext:value-type="float">
            <text:p>226</text:p>
          </table:table-cell>
          <table:table-cell table:style-name="ce7" table:formula="of:=[.J190]" office:value-type="float" office:value="201.310659761732" calcext:value-type="float">
            <text:p>201.3</text:p>
          </table:table-cell>
          <table:table-cell table:style-name="ce7" table:formula="of:=[.K190]" office:value-type="float" office:value="188.853632534614" calcext:value-type="float">
            <text:p>188.9</text:p>
          </table:table-cell>
          <table:table-cell table:style-name="ce7" table:formula="of:=[.L190]" office:value-type="float" office:value="199.407784235471" calcext:value-type="float">
            <text:p>199.4</text:p>
          </table:table-cell>
          <table:table-cell table:style-name="ce7" table:formula="of:=[.M190]" office:value-type="float" office:value="246.143736192036" calcext:value-type="float">
            <text:p>246.1</text:p>
          </table:table-cell>
          <table:table-cell table:style-name="ce7" table:formula="of:=[.N190]" office:value-type="float" office:value="343.296174296063" calcext:value-type="float">
            <text:p>343.3</text:p>
          </table:table-cell>
          <table:table-cell table:style-name="ce7" table:formula="of:=[.O190]" office:value-type="float" office:value="505.894750872241" calcext:value-type="float">
            <text:p>505.9</text:p>
          </table:table-cell>
          <table:table-cell table:style-name="ce7" table:formula="of:=[.P190]" office:value-type="float" office:value="750.877069393384" calcext:value-type="float">
            <text:p>750.9</text:p>
          </table:table-cell>
          <table:table-cell table:style-name="ce7" table:formula="of:=[.Q190]" office:value-type="float" office:value="1099.59190440158" calcext:value-type="float">
            <text:p>1099.6</text:p>
          </table:table-cell>
          <table:table-cell table:style-name="ce7" table:formula="of:=[.R190]" office:value-type="float" office:value="1581.53836029313" calcext:value-type="float">
            <text:p>1581.5</text:p>
          </table:table-cell>
          <table:table-cell table:style-name="ce5" table:formula="of:=SUMPRODUCT([.J191:.S191];pot_heat_diffusion)" office:value-type="float" office:value="407.060490405106" calcext:value-type="float">
            <text:p>407</text:p>
          </table:table-cell>
          <table:table-cell table:style-name="ce5" table:formula="of:=[.V190]*leakage_out" office:value-type="float" office:value="1731.07368750213" calcext:value-type="float">
            <text:p>1731</text:p>
          </table:table-cell>
          <table:table-cell table:style-name="ce5" table:formula="of:=[.V190]+[.T191]-[.U191]" office:value-type="float" office:value="287188.268053258" calcext:value-type="float">
            <text:p>287188</text:p>
          </table:table-cell>
          <table:table-cell table:style-name="ce12" table:formula="of:= temp_out + [.V191]/pot_water_mass" office:value-type="float" office:value="121.156146474328" calcext:value-type="float">
            <text:p>121.2</text:p>
          </table:table-cell>
          <table:table-cell table:style-name="ce7" table:formula="of:=IF([.G191]&gt;thermagon_temp_max;0;IF([.W19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3" table:formula="of:=burner_C_per_s * [.X191]/100 * time_incr" office:value-type="float" office:value="0" calcext:value-type="float">
            <text:p>0</text:p>
          </table:table-cell>
          <table:table-cell table:style-name="ce3" table:formula="of:=[.B192]" office:value-type="float" office:value="0" calcext:value-type="float">
            <text:p>0</text:p>
          </table:table-cell>
          <table:table-cell table:style-name="ce3" table:formula="of:=[.C191]" office:value-type="float" office:value="0" calcext:value-type="float">
            <text:p>0</text:p>
          </table:table-cell>
          <table:table-cell table:style-name="ce5" table:formula="of:=SUMPRODUCT([.B192:.D192];burner_heat_diffusion)" office:value-type="float" office:value="0" calcext:value-type="float">
            <text:p>0</text:p>
          </table:table-cell>
          <table:table-cell table:formula="of:=[.F191]+[.E192]-[.I191]" office:value-type="float" office:value="51254.7577964784" calcext:value-type="float">
            <text:p>51255</text:p>
          </table:table-cell>
          <table:table-cell table:style-name="ce7" table:formula="of:=temp_out + [.F192] / burner_heat_mass" office:value-type="float" office:value="122.509515592957" calcext:value-type="float">
            <text:p>122.5</text:p>
          </table:table-cell>
          <table:table-cell table:style-name="ce7" table:formula="of:=[.G192]-[.W191]" office:value-type="float" office:value="1.35336911862937" calcext:value-type="float">
            <text:p>1.4</text:p>
          </table:table-cell>
          <table:table-cell table:style-name="ce5" table:formula="of:=thermagon_k * burner_A * [.H192] / thermagon_L" office:value-type="float" office:value="177.412634883528" calcext:value-type="float">
            <text:p>177</text:p>
          </table:table-cell>
          <table:table-cell table:style-name="ce5" table:formula="of:=[.I192]/C_per_s_to_W*time_incr" office:value-type="float" office:value="254.245679110816" calcext:value-type="float">
            <text:p>254</text:p>
          </table:table-cell>
          <table:table-cell table:style-name="ce7" table:formula="of:=[.J191]" office:value-type="float" office:value="225.848032213155" calcext:value-type="float">
            <text:p>225.8</text:p>
          </table:table-cell>
          <table:table-cell table:style-name="ce7" table:formula="of:=[.K191]" office:value-type="float" office:value="201.310659761732" calcext:value-type="float">
            <text:p>201.3</text:p>
          </table:table-cell>
          <table:table-cell table:style-name="ce7" table:formula="of:=[.L191]" office:value-type="float" office:value="188.853632534614" calcext:value-type="float">
            <text:p>188.9</text:p>
          </table:table-cell>
          <table:table-cell table:style-name="ce7" table:formula="of:=[.M191]" office:value-type="float" office:value="199.407784235471" calcext:value-type="float">
            <text:p>199.4</text:p>
          </table:table-cell>
          <table:table-cell table:style-name="ce7" table:formula="of:=[.N191]" office:value-type="float" office:value="246.143736192036" calcext:value-type="float">
            <text:p>246.1</text:p>
          </table:table-cell>
          <table:table-cell table:style-name="ce7" table:formula="of:=[.O191]" office:value-type="float" office:value="343.296174296063" calcext:value-type="float">
            <text:p>343.3</text:p>
          </table:table-cell>
          <table:table-cell table:style-name="ce7" table:formula="of:=[.P191]" office:value-type="float" office:value="505.894750872241" calcext:value-type="float">
            <text:p>505.9</text:p>
          </table:table-cell>
          <table:table-cell table:style-name="ce7" table:formula="of:=[.Q191]" office:value-type="float" office:value="750.877069393384" calcext:value-type="float">
            <text:p>750.9</text:p>
          </table:table-cell>
          <table:table-cell table:style-name="ce7" table:formula="of:=[.R191]" office:value-type="float" office:value="1099.59190440158" calcext:value-type="float">
            <text:p>1099.6</text:p>
          </table:table-cell>
          <table:table-cell table:style-name="ce5" table:formula="of:=SUMPRODUCT([.J192:.S192];pot_heat_diffusion)" office:value-type="float" office:value="306.655292515525" calcext:value-type="float">
            <text:p>307</text:p>
          </table:table-cell>
          <table:table-cell table:style-name="ce5" table:formula="of:=[.V191]*leakage_out" office:value-type="float" office:value="1723.12960831955" calcext:value-type="float">
            <text:p>1723</text:p>
          </table:table-cell>
          <table:table-cell table:style-name="ce5" table:formula="of:=[.V191]+[.T192]-[.U192]" office:value-type="float" office:value="285771.793737454" calcext:value-type="float">
            <text:p>285772</text:p>
          </table:table-cell>
          <table:table-cell table:style-name="ce12" table:formula="of:= temp_out + [.V192]/pot_water_mass" office:value-type="float" office:value="120.657222599972" calcext:value-type="float">
            <text:p>120.7</text:p>
          </table:table-cell>
          <table:table-cell table:style-name="ce7" table:formula="of:=IF([.G192]&gt;thermagon_temp_max;0;IF([.W19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3" table:formula="of:=burner_C_per_s * [.X192]/100 * time_incr" office:value-type="float" office:value="2149.61306964746" calcext:value-type="float">
            <text:p>2150</text:p>
          </table:table-cell>
          <table:table-cell table:style-name="ce3" table:formula="of:=[.B193]" office:value-type="float" office:value="2149.61306964746" calcext:value-type="float">
            <text:p>2150</text:p>
          </table:table-cell>
          <table:table-cell table:style-name="ce3" table:formula="of:=[.C192]" office:value-type="float" office:value="0" calcext:value-type="float">
            <text:p>0</text:p>
          </table:table-cell>
          <table:table-cell table:style-name="ce5" table:formula="of:=SUMPRODUCT([.B193:.D193];burner_heat_diffusion)" office:value-type="float" office:value="1504.72914875322" calcext:value-type="float">
            <text:p>1505</text:p>
          </table:table-cell>
          <table:table-cell table:formula="of:=[.F192]+[.E193]-[.I192]" office:value-type="float" office:value="52582.0743103481" calcext:value-type="float">
            <text:p>52582</text:p>
          </table:table-cell>
          <table:table-cell table:style-name="ce7" table:formula="of:=temp_out + [.F193] / burner_heat_mass" office:value-type="float" office:value="125.164148620696" calcext:value-type="float">
            <text:p>125.2</text:p>
          </table:table-cell>
          <table:table-cell table:style-name="ce7" table:formula="of:=[.G193]-[.W192]" office:value-type="float" office:value="4.50692602072434" calcext:value-type="float">
            <text:p>4.5</text:p>
          </table:table-cell>
          <table:table-cell table:style-name="ce5" table:formula="of:=thermagon_k * burner_A * [.H193] / thermagon_L" office:value-type="float" office:value="590.811190794436" calcext:value-type="float">
            <text:p>591</text:p>
          </table:table-cell>
          <table:table-cell table:style-name="ce5" table:formula="of:=[.I193]/C_per_s_to_W*time_incr" office:value-type="float" office:value="846.676971617134" calcext:value-type="float">
            <text:p>847</text:p>
          </table:table-cell>
          <table:table-cell table:style-name="ce7" table:formula="of:=[.J192]" office:value-type="float" office:value="254.245679110816" calcext:value-type="float">
            <text:p>254.2</text:p>
          </table:table-cell>
          <table:table-cell table:style-name="ce7" table:formula="of:=[.K192]" office:value-type="float" office:value="225.848032213155" calcext:value-type="float">
            <text:p>225.8</text:p>
          </table:table-cell>
          <table:table-cell table:style-name="ce7" table:formula="of:=[.L192]" office:value-type="float" office:value="201.310659761732" calcext:value-type="float">
            <text:p>201.3</text:p>
          </table:table-cell>
          <table:table-cell table:style-name="ce7" table:formula="of:=[.M192]" office:value-type="float" office:value="188.853632534614" calcext:value-type="float">
            <text:p>188.9</text:p>
          </table:table-cell>
          <table:table-cell table:style-name="ce7" table:formula="of:=[.N192]" office:value-type="float" office:value="199.407784235471" calcext:value-type="float">
            <text:p>199.4</text:p>
          </table:table-cell>
          <table:table-cell table:style-name="ce7" table:formula="of:=[.O192]" office:value-type="float" office:value="246.143736192036" calcext:value-type="float">
            <text:p>246.1</text:p>
          </table:table-cell>
          <table:table-cell table:style-name="ce7" table:formula="of:=[.P192]" office:value-type="float" office:value="343.296174296063" calcext:value-type="float">
            <text:p>343.3</text:p>
          </table:table-cell>
          <table:table-cell table:style-name="ce7" table:formula="of:=[.Q192]" office:value-type="float" office:value="505.894750872241" calcext:value-type="float">
            <text:p>505.9</text:p>
          </table:table-cell>
          <table:table-cell table:style-name="ce7" table:formula="of:=[.R192]" office:value-type="float" office:value="750.877069393384" calcext:value-type="float">
            <text:p>750.9</text:p>
          </table:table-cell>
          <table:table-cell table:style-name="ce5" table:formula="of:=SUMPRODUCT([.J193:.S193];pot_heat_diffusion)" office:value-type="float" office:value="263.877737381965" calcext:value-type="float">
            <text:p>264</text:p>
          </table:table-cell>
          <table:table-cell table:style-name="ce5" table:formula="of:=[.V192]*leakage_out" office:value-type="float" office:value="1714.63076242472" calcext:value-type="float">
            <text:p>1715</text:p>
          </table:table-cell>
          <table:table-cell table:style-name="ce5" table:formula="of:=[.V192]+[.T193]-[.U193]" office:value-type="float" office:value="284321.040712411" calcext:value-type="float">
            <text:p>284321</text:p>
          </table:table-cell>
          <table:table-cell table:style-name="ce12" table:formula="of:= temp_out + [.V193]/pot_water_mass" office:value-type="float" office:value="120.14622475701" calcext:value-type="float">
            <text:p>120.1</text:p>
          </table:table-cell>
          <table:table-cell table:style-name="ce7" table:formula="of:=IF([.G193]&gt;thermagon_temp_max;0;IF([.W19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3" table:formula="of:=burner_C_per_s * [.X193]/100 * time_incr" office:value-type="float" office:value="2149.61306964746" calcext:value-type="float">
            <text:p>2150</text:p>
          </table:table-cell>
          <table:table-cell table:style-name="ce3" table:formula="of:=[.B194]" office:value-type="float" office:value="2149.61306964746" calcext:value-type="float">
            <text:p>2150</text:p>
          </table:table-cell>
          <table:table-cell table:style-name="ce3" table:formula="of:=[.C193]" office:value-type="float" office:value="2149.61306964746" calcext:value-type="float">
            <text:p>2150</text:p>
          </table:table-cell>
          <table:table-cell table:style-name="ce5" table:formula="of:=SUMPRODUCT([.B194:.D194];burner_heat_diffusion)" office:value-type="float" office:value="2149.61306964746" calcext:value-type="float">
            <text:p>2150</text:p>
          </table:table-cell>
          <table:table-cell table:formula="of:=[.F193]+[.E194]-[.I193]" office:value-type="float" office:value="54140.8761892012" calcext:value-type="float">
            <text:p>54141</text:p>
          </table:table-cell>
          <table:table-cell table:style-name="ce7" table:formula="of:=temp_out + [.F194] / burner_heat_mass" office:value-type="float" office:value="128.281752378402" calcext:value-type="float">
            <text:p>128.3</text:p>
          </table:table-cell>
          <table:table-cell table:style-name="ce7" table:formula="of:=[.G194]-[.W193]" office:value-type="float" office:value="8.13552762139271" calcext:value-type="float">
            <text:p>8.1</text:p>
          </table:table-cell>
          <table:table-cell table:style-name="ce5" table:formula="of:=thermagon_k * burner_A * [.H194] / thermagon_L" office:value-type="float" office:value="1066.48317270661" calcext:value-type="float">
            <text:p>1066</text:p>
          </table:table-cell>
          <table:table-cell table:style-name="ce5" table:formula="of:=[.I194]/C_per_s_to_W*time_incr" office:value-type="float" office:value="1528.35077773948" calcext:value-type="float">
            <text:p>1528</text:p>
          </table:table-cell>
          <table:table-cell table:style-name="ce7" table:formula="of:=[.J193]" office:value-type="float" office:value="846.676971617134" calcext:value-type="float">
            <text:p>846.7</text:p>
          </table:table-cell>
          <table:table-cell table:style-name="ce7" table:formula="of:=[.K193]" office:value-type="float" office:value="254.245679110816" calcext:value-type="float">
            <text:p>254.2</text:p>
          </table:table-cell>
          <table:table-cell table:style-name="ce7" table:formula="of:=[.L193]" office:value-type="float" office:value="225.848032213155" calcext:value-type="float">
            <text:p>225.8</text:p>
          </table:table-cell>
          <table:table-cell table:style-name="ce7" table:formula="of:=[.M193]" office:value-type="float" office:value="201.310659761732" calcext:value-type="float">
            <text:p>201.3</text:p>
          </table:table-cell>
          <table:table-cell table:style-name="ce7" table:formula="of:=[.N193]" office:value-type="float" office:value="188.853632534614" calcext:value-type="float">
            <text:p>188.9</text:p>
          </table:table-cell>
          <table:table-cell table:style-name="ce7" table:formula="of:=[.O193]" office:value-type="float" office:value="199.407784235471" calcext:value-type="float">
            <text:p>199.4</text:p>
          </table:table-cell>
          <table:table-cell table:style-name="ce7" table:formula="of:=[.P193]" office:value-type="float" office:value="246.143736192036" calcext:value-type="float">
            <text:p>246.1</text:p>
          </table:table-cell>
          <table:table-cell table:style-name="ce7" table:formula="of:=[.Q193]" office:value-type="float" office:value="343.296174296063" calcext:value-type="float">
            <text:p>343.3</text:p>
          </table:table-cell>
          <table:table-cell table:style-name="ce7" table:formula="of:=[.R193]" office:value-type="float" office:value="505.894750872241" calcext:value-type="float">
            <text:p>505.9</text:p>
          </table:table-cell>
          <table:table-cell table:style-name="ce5" table:formula="of:=SUMPRODUCT([.J194:.S194];pot_heat_diffusion)" office:value-type="float" office:value="284.240454478815" calcext:value-type="float">
            <text:p>284</text:p>
          </table:table-cell>
          <table:table-cell table:style-name="ce5" table:formula="of:=[.V193]*leakage_out" office:value-type="float" office:value="1705.92624427447" calcext:value-type="float">
            <text:p>1706</text:p>
          </table:table-cell>
          <table:table-cell table:style-name="ce5" table:formula="of:=[.V193]+[.T194]-[.U194]" office:value-type="float" office:value="282899.354922615" calcext:value-type="float">
            <text:p>282899</text:p>
          </table:table-cell>
          <table:table-cell table:style-name="ce12" table:formula="of:= temp_out + [.V194]/pot_water_mass" office:value-type="float" office:value="119.645465248385" calcext:value-type="float">
            <text:p>119.6</text:p>
          </table:table-cell>
          <table:table-cell table:style-name="ce7" table:formula="of:=IF([.G194]&gt;thermagon_temp_max;0;IF([.W19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3" table:formula="of:=burner_C_per_s * [.X194]/100 * time_incr" office:value-type="float" office:value="2149.61306964746" calcext:value-type="float">
            <text:p>2150</text:p>
          </table:table-cell>
          <table:table-cell table:style-name="ce3" table:formula="of:=[.B195]" office:value-type="float" office:value="2149.61306964746" calcext:value-type="float">
            <text:p>2150</text:p>
          </table:table-cell>
          <table:table-cell table:style-name="ce3" table:formula="of:=[.C194]" office:value-type="float" office:value="2149.61306964746" calcext:value-type="float">
            <text:p>2150</text:p>
          </table:table-cell>
          <table:table-cell table:style-name="ce5" table:formula="of:=SUMPRODUCT([.B195:.D195];burner_heat_diffusion)" office:value-type="float" office:value="2149.61306964746" calcext:value-type="float">
            <text:p>2150</text:p>
          </table:table-cell>
          <table:table-cell table:formula="of:=[.F194]+[.E195]-[.I194]" office:value-type="float" office:value="55224.006086142" calcext:value-type="float">
            <text:p>55224</text:p>
          </table:table-cell>
          <table:table-cell table:style-name="ce7" table:formula="of:=temp_out + [.F195] / burner_heat_mass" office:value-type="float" office:value="130.448012172284" calcext:value-type="float">
            <text:p>130.4</text:p>
          </table:table-cell>
          <table:table-cell table:style-name="ce7" table:formula="of:=[.G195]-[.W194]" office:value-type="float" office:value="10.8025469238988" calcext:value-type="float">
            <text:p>10.8</text:p>
          </table:table-cell>
          <table:table-cell table:style-name="ce5" table:formula="of:=thermagon_k * burner_A * [.H195] / thermagon_L" office:value-type="float" office:value="1416.10170266245" calcext:value-type="float">
            <text:p>1416</text:p>
          </table:table-cell>
          <table:table-cell table:style-name="ce5" table:formula="of:=[.I195]/C_per_s_to_W*time_incr" office:value-type="float" office:value="2029.38048532882" calcext:value-type="float">
            <text:p>2029</text:p>
          </table:table-cell>
          <table:table-cell table:style-name="ce7" table:formula="of:=[.J194]" office:value-type="float" office:value="1528.35077773948" calcext:value-type="float">
            <text:p>1528.4</text:p>
          </table:table-cell>
          <table:table-cell table:style-name="ce7" table:formula="of:=[.K194]" office:value-type="float" office:value="846.676971617134" calcext:value-type="float">
            <text:p>846.7</text:p>
          </table:table-cell>
          <table:table-cell table:style-name="ce7" table:formula="of:=[.L194]" office:value-type="float" office:value="254.245679110816" calcext:value-type="float">
            <text:p>254.2</text:p>
          </table:table-cell>
          <table:table-cell table:style-name="ce7" table:formula="of:=[.M194]" office:value-type="float" office:value="225.848032213155" calcext:value-type="float">
            <text:p>225.8</text:p>
          </table:table-cell>
          <table:table-cell table:style-name="ce7" table:formula="of:=[.N194]" office:value-type="float" office:value="201.310659761732" calcext:value-type="float">
            <text:p>201.3</text:p>
          </table:table-cell>
          <table:table-cell table:style-name="ce7" table:formula="of:=[.O194]" office:value-type="float" office:value="188.853632534614" calcext:value-type="float">
            <text:p>188.9</text:p>
          </table:table-cell>
          <table:table-cell table:style-name="ce7" table:formula="of:=[.P194]" office:value-type="float" office:value="199.407784235471" calcext:value-type="float">
            <text:p>199.4</text:p>
          </table:table-cell>
          <table:table-cell table:style-name="ce7" table:formula="of:=[.Q194]" office:value-type="float" office:value="246.143736192036" calcext:value-type="float">
            <text:p>246.1</text:p>
          </table:table-cell>
          <table:table-cell table:style-name="ce7" table:formula="of:=[.R194]" office:value-type="float" office:value="343.296174296063" calcext:value-type="float">
            <text:p>343.3</text:p>
          </table:table-cell>
          <table:table-cell table:style-name="ce5" table:formula="of:=SUMPRODUCT([.J195:.S195];pot_heat_diffusion)" office:value-type="float" office:value="384.140195776628" calcext:value-type="float">
            <text:p>384</text:p>
          </table:table-cell>
          <table:table-cell table:style-name="ce5" table:formula="of:=[.V194]*leakage_out" office:value-type="float" office:value="1697.39612953569" calcext:value-type="float">
            <text:p>1697</text:p>
          </table:table-cell>
          <table:table-cell table:style-name="ce5" table:formula="of:=[.V194]+[.T195]-[.U195]" office:value-type="float" office:value="281586.098988856" calcext:value-type="float">
            <text:p>281586</text:p>
          </table:table-cell>
          <table:table-cell table:style-name="ce12" table:formula="of:= temp_out + [.V195]/pot_water_mass" office:value-type="float" office:value="119.182897921056" calcext:value-type="float">
            <text:p>119.2</text:p>
          </table:table-cell>
          <table:table-cell table:style-name="ce7" table:formula="of:=IF([.G195]&gt;thermagon_temp_max;0;IF([.W19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3" table:formula="of:=burner_C_per_s * [.X195]/100 * time_incr" office:value-type="float" office:value="2149.61306964746" calcext:value-type="float">
            <text:p>2150</text:p>
          </table:table-cell>
          <table:table-cell table:style-name="ce3" table:formula="of:=[.B196]" office:value-type="float" office:value="2149.61306964746" calcext:value-type="float">
            <text:p>2150</text:p>
          </table:table-cell>
          <table:table-cell table:style-name="ce3" table:formula="of:=[.C195]" office:value-type="float" office:value="2149.61306964746" calcext:value-type="float">
            <text:p>2150</text:p>
          </table:table-cell>
          <table:table-cell table:style-name="ce5" table:formula="of:=SUMPRODUCT([.B196:.D196];burner_heat_diffusion)" office:value-type="float" office:value="2149.61306964746" calcext:value-type="float">
            <text:p>2150</text:p>
          </table:table-cell>
          <table:table-cell table:formula="of:=[.F195]+[.E196]-[.I195]" office:value-type="float" office:value="55957.517453127" calcext:value-type="float">
            <text:p>55958</text:p>
          </table:table-cell>
          <table:table-cell table:style-name="ce7" table:formula="of:=temp_out + [.F196] / burner_heat_mass" office:value-type="float" office:value="131.915034906254" calcext:value-type="float">
            <text:p>131.9</text:p>
          </table:table-cell>
          <table:table-cell table:style-name="ce7" table:formula="of:=[.G196]-[.W195]" office:value-type="float" office:value="12.7321369851977" calcext:value-type="float">
            <text:p>12.7</text:p>
          </table:table-cell>
          <table:table-cell table:style-name="ce5" table:formula="of:=thermagon_k * burner_A * [.H196] / thermagon_L" office:value-type="float" office:value="1669.0509182961" calcext:value-type="float">
            <text:p>1669</text:p>
          </table:table-cell>
          <table:table-cell table:style-name="ce5" table:formula="of:=[.I196]/C_per_s_to_W*time_incr" office:value-type="float" office:value="2391.87577858427" calcext:value-type="float">
            <text:p>2392</text:p>
          </table:table-cell>
          <table:table-cell table:style-name="ce7" table:formula="of:=[.J195]" office:value-type="float" office:value="2029.38048532882" calcext:value-type="float">
            <text:p>2029.4</text:p>
          </table:table-cell>
          <table:table-cell table:style-name="ce7" table:formula="of:=[.K195]" office:value-type="float" office:value="1528.35077773948" calcext:value-type="float">
            <text:p>1528.4</text:p>
          </table:table-cell>
          <table:table-cell table:style-name="ce7" table:formula="of:=[.L195]" office:value-type="float" office:value="846.676971617134" calcext:value-type="float">
            <text:p>846.7</text:p>
          </table:table-cell>
          <table:table-cell table:style-name="ce7" table:formula="of:=[.M195]" office:value-type="float" office:value="254.245679110816" calcext:value-type="float">
            <text:p>254.2</text:p>
          </table:table-cell>
          <table:table-cell table:style-name="ce7" table:formula="of:=[.N195]" office:value-type="float" office:value="225.848032213155" calcext:value-type="float">
            <text:p>225.8</text:p>
          </table:table-cell>
          <table:table-cell table:style-name="ce7" table:formula="of:=[.O195]" office:value-type="float" office:value="201.310659761732" calcext:value-type="float">
            <text:p>201.3</text:p>
          </table:table-cell>
          <table:table-cell table:style-name="ce7" table:formula="of:=[.P195]" office:value-type="float" office:value="188.853632534614" calcext:value-type="float">
            <text:p>188.9</text:p>
          </table:table-cell>
          <table:table-cell table:style-name="ce7" table:formula="of:=[.Q195]" office:value-type="float" office:value="199.407784235471" calcext:value-type="float">
            <text:p>199.4</text:p>
          </table:table-cell>
          <table:table-cell table:style-name="ce7" table:formula="of:=[.R195]" office:value-type="float" office:value="246.143736192036" calcext:value-type="float">
            <text:p>246.1</text:p>
          </table:table-cell>
          <table:table-cell table:style-name="ce5" table:formula="of:=SUMPRODUCT([.J196:.S196];pot_heat_diffusion)" office:value-type="float" office:value="579.535257546295" calcext:value-type="float">
            <text:p>580</text:p>
          </table:table-cell>
          <table:table-cell table:style-name="ce5" table:formula="of:=[.V195]*leakage_out" office:value-type="float" office:value="1689.51659393314" calcext:value-type="float">
            <text:p>1690</text:p>
          </table:table-cell>
          <table:table-cell table:style-name="ce5" table:formula="of:=[.V195]+[.T196]-[.U196]" office:value-type="float" office:value="280476.117652469" calcext:value-type="float">
            <text:p>280476</text:p>
          </table:table-cell>
          <table:table-cell table:style-name="ce12" table:formula="of:= temp_out + [.V196]/pot_water_mass" office:value-type="float" office:value="118.791929879749" calcext:value-type="float">
            <text:p>118.8</text:p>
          </table:table-cell>
          <table:table-cell table:style-name="ce7" table:formula="of:=IF([.G196]&gt;thermagon_temp_max;0;IF([.W19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3" table:formula="of:=burner_C_per_s * [.X196]/100 * time_incr" office:value-type="float" office:value="2149.61306964746" calcext:value-type="float">
            <text:p>2150</text:p>
          </table:table-cell>
          <table:table-cell table:style-name="ce3" table:formula="of:=[.B197]" office:value-type="float" office:value="2149.61306964746" calcext:value-type="float">
            <text:p>2150</text:p>
          </table:table-cell>
          <table:table-cell table:style-name="ce3" table:formula="of:=[.C196]" office:value-type="float" office:value="2149.61306964746" calcext:value-type="float">
            <text:p>2150</text:p>
          </table:table-cell>
          <table:table-cell table:style-name="ce5" table:formula="of:=SUMPRODUCT([.B197:.D197];burner_heat_diffusion)" office:value-type="float" office:value="2149.61306964746" calcext:value-type="float">
            <text:p>2150</text:p>
          </table:table-cell>
          <table:table-cell table:formula="of:=[.F196]+[.E197]-[.I196]" office:value-type="float" office:value="56438.0796044784" calcext:value-type="float">
            <text:p>56438</text:p>
          </table:table-cell>
          <table:table-cell table:style-name="ce7" table:formula="of:=temp_out + [.F197] / burner_heat_mass" office:value-type="float" office:value="132.876159208957" calcext:value-type="float">
            <text:p>132.9</text:p>
          </table:table-cell>
          <table:table-cell table:style-name="ce7" table:formula="of:=[.G197]-[.W196]" office:value-type="float" office:value="14.0842293292081" calcext:value-type="float">
            <text:p>14.1</text:p>
          </table:table-cell>
          <table:table-cell table:style-name="ce5" table:formula="of:=thermagon_k * burner_A * [.H197] / thermagon_L" office:value-type="float" office:value="1846.29618128811" calcext:value-type="float">
            <text:p>1846</text:p>
          </table:table-cell>
          <table:table-cell table:style-name="ce5" table:formula="of:=[.I197]/C_per_s_to_W*time_incr" office:value-type="float" office:value="2645.88160115809" calcext:value-type="float">
            <text:p>2646</text:p>
          </table:table-cell>
          <table:table-cell table:style-name="ce7" table:formula="of:=[.J196]" office:value-type="float" office:value="2391.87577858427" calcext:value-type="float">
            <text:p>2391.9</text:p>
          </table:table-cell>
          <table:table-cell table:style-name="ce7" table:formula="of:=[.K196]" office:value-type="float" office:value="2029.38048532882" calcext:value-type="float">
            <text:p>2029.4</text:p>
          </table:table-cell>
          <table:table-cell table:style-name="ce7" table:formula="of:=[.L196]" office:value-type="float" office:value="1528.35077773948" calcext:value-type="float">
            <text:p>1528.4</text:p>
          </table:table-cell>
          <table:table-cell table:style-name="ce7" table:formula="of:=[.M196]" office:value-type="float" office:value="846.676971617134" calcext:value-type="float">
            <text:p>846.7</text:p>
          </table:table-cell>
          <table:table-cell table:style-name="ce7" table:formula="of:=[.N196]" office:value-type="float" office:value="254.245679110816" calcext:value-type="float">
            <text:p>254.2</text:p>
          </table:table-cell>
          <table:table-cell table:style-name="ce7" table:formula="of:=[.O196]" office:value-type="float" office:value="225.848032213155" calcext:value-type="float">
            <text:p>225.8</text:p>
          </table:table-cell>
          <table:table-cell table:style-name="ce7" table:formula="of:=[.P196]" office:value-type="float" office:value="201.310659761732" calcext:value-type="float">
            <text:p>201.3</text:p>
          </table:table-cell>
          <table:table-cell table:style-name="ce7" table:formula="of:=[.Q196]" office:value-type="float" office:value="188.853632534614" calcext:value-type="float">
            <text:p>188.9</text:p>
          </table:table-cell>
          <table:table-cell table:style-name="ce7" table:formula="of:=[.R196]" office:value-type="float" office:value="199.407784235471" calcext:value-type="float">
            <text:p>199.4</text:p>
          </table:table-cell>
          <table:table-cell table:style-name="ce5" table:formula="of:=SUMPRODUCT([.J197:.S197];pot_heat_diffusion)" office:value-type="float" office:value="870.307271396797" calcext:value-type="float">
            <text:p>870</text:p>
          </table:table-cell>
          <table:table-cell table:style-name="ce5" table:formula="of:=[.V196]*leakage_out" office:value-type="float" office:value="1682.85670591482" calcext:value-type="float">
            <text:p>1683</text:p>
          </table:table-cell>
          <table:table-cell table:style-name="ce5" table:formula="of:=[.V196]+[.T197]-[.U197]" office:value-type="float" office:value="279663.568217951" calcext:value-type="float">
            <text:p>279664</text:p>
          </table:table-cell>
          <table:table-cell table:style-name="ce12" table:formula="of:= temp_out + [.V197]/pot_water_mass" office:value-type="float" office:value="118.505726093734" calcext:value-type="float">
            <text:p>118.5</text:p>
          </table:table-cell>
          <table:table-cell table:style-name="ce7" table:formula="of:=IF([.G197]&gt;thermagon_temp_max;0;IF([.W19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3" table:formula="of:=burner_C_per_s * [.X197]/100 * time_incr" office:value-type="float" office:value="2149.61306964746" calcext:value-type="float">
            <text:p>2150</text:p>
          </table:table-cell>
          <table:table-cell table:style-name="ce3" table:formula="of:=[.B198]" office:value-type="float" office:value="2149.61306964746" calcext:value-type="float">
            <text:p>2150</text:p>
          </table:table-cell>
          <table:table-cell table:style-name="ce3" table:formula="of:=[.C197]" office:value-type="float" office:value="2149.61306964746" calcext:value-type="float">
            <text:p>2150</text:p>
          </table:table-cell>
          <table:table-cell table:style-name="ce5" table:formula="of:=SUMPRODUCT([.B198:.D198];burner_heat_diffusion)" office:value-type="float" office:value="2149.61306964746" calcext:value-type="float">
            <text:p>2150</text:p>
          </table:table-cell>
          <table:table-cell table:formula="of:=[.F197]+[.E198]-[.I197]" office:value-type="float" office:value="56741.3964928378" calcext:value-type="float">
            <text:p>56741</text:p>
          </table:table-cell>
          <table:table-cell table:style-name="ce7" table:formula="of:=temp_out + [.F198] / burner_heat_mass" office:value-type="float" office:value="133.482792985676" calcext:value-type="float">
            <text:p>133.5</text:p>
          </table:table-cell>
          <table:table-cell table:style-name="ce7" table:formula="of:=[.G198]-[.W197]" office:value-type="float" office:value="14.9770668919411" calcext:value-type="float">
            <text:p>15.0</text:p>
          </table:table-cell>
          <table:table-cell table:style-name="ce5" table:formula="of:=thermagon_k * burner_A * [.H198] / thermagon_L" office:value-type="float" office:value="1963.33791243673" calcext:value-type="float">
            <text:p>1963</text:p>
          </table:table-cell>
          <table:table-cell table:style-name="ce5" table:formula="of:=[.I198]/C_per_s_to_W*time_incr" office:value-type="float" office:value="2813.61122447223" calcext:value-type="float">
            <text:p>2814</text:p>
          </table:table-cell>
          <table:table-cell table:style-name="ce7" table:formula="of:=[.J197]" office:value-type="float" office:value="2645.88160115809" calcext:value-type="float">
            <text:p>2645.9</text:p>
          </table:table-cell>
          <table:table-cell table:style-name="ce7" table:formula="of:=[.K197]" office:value-type="float" office:value="2391.87577858427" calcext:value-type="float">
            <text:p>2391.9</text:p>
          </table:table-cell>
          <table:table-cell table:style-name="ce7" table:formula="of:=[.L197]" office:value-type="float" office:value="2029.38048532882" calcext:value-type="float">
            <text:p>2029.4</text:p>
          </table:table-cell>
          <table:table-cell table:style-name="ce7" table:formula="of:=[.M197]" office:value-type="float" office:value="1528.35077773948" calcext:value-type="float">
            <text:p>1528.4</text:p>
          </table:table-cell>
          <table:table-cell table:style-name="ce7" table:formula="of:=[.N197]" office:value-type="float" office:value="846.676971617134" calcext:value-type="float">
            <text:p>846.7</text:p>
          </table:table-cell>
          <table:table-cell table:style-name="ce7" table:formula="of:=[.O197]" office:value-type="float" office:value="254.245679110816" calcext:value-type="float">
            <text:p>254.2</text:p>
          </table:table-cell>
          <table:table-cell table:style-name="ce7" table:formula="of:=[.P197]" office:value-type="float" office:value="225.848032213155" calcext:value-type="float">
            <text:p>225.8</text:p>
          </table:table-cell>
          <table:table-cell table:style-name="ce7" table:formula="of:=[.Q197]" office:value-type="float" office:value="201.310659761732" calcext:value-type="float">
            <text:p>201.3</text:p>
          </table:table-cell>
          <table:table-cell table:style-name="ce7" table:formula="of:=[.R197]" office:value-type="float" office:value="188.853632534614" calcext:value-type="float">
            <text:p>188.9</text:p>
          </table:table-cell>
          <table:table-cell table:style-name="ce5" table:formula="of:=SUMPRODUCT([.J198:.S198];pot_heat_diffusion)" office:value-type="float" office:value="1234.23021081601" calcext:value-type="float">
            <text:p>1234</text:p>
          </table:table-cell>
          <table:table-cell table:style-name="ce5" table:formula="of:=[.V197]*leakage_out" office:value-type="float" office:value="1677.98140930771" calcext:value-type="float">
            <text:p>1678</text:p>
          </table:table-cell>
          <table:table-cell table:style-name="ce5" table:formula="of:=[.V197]+[.T198]-[.U198]" office:value-type="float" office:value="279219.81701946" calcext:value-type="float">
            <text:p>279220</text:p>
          </table:table-cell>
          <table:table-cell table:style-name="ce12" table:formula="of:= temp_out + [.V198]/pot_water_mass" office:value-type="float" office:value="118.349423882864" calcext:value-type="float">
            <text:p>118.3</text:p>
          </table:table-cell>
          <table:table-cell table:style-name="ce7" table:formula="of:=IF([.G198]&gt;thermagon_temp_max;0;IF([.W19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3" table:formula="of:=burner_C_per_s * [.X198]/100 * time_incr" office:value-type="float" office:value="2149.61306964746" calcext:value-type="float">
            <text:p>2150</text:p>
          </table:table-cell>
          <table:table-cell table:style-name="ce3" table:formula="of:=[.B199]" office:value-type="float" office:value="2149.61306964746" calcext:value-type="float">
            <text:p>2150</text:p>
          </table:table-cell>
          <table:table-cell table:style-name="ce3" table:formula="of:=[.C198]" office:value-type="float" office:value="2149.61306964746" calcext:value-type="float">
            <text:p>2150</text:p>
          </table:table-cell>
          <table:table-cell table:style-name="ce5" table:formula="of:=SUMPRODUCT([.B199:.D199];burner_heat_diffusion)" office:value-type="float" office:value="2149.61306964746" calcext:value-type="float">
            <text:p>2150</text:p>
          </table:table-cell>
          <table:table-cell table:formula="of:=[.F198]+[.E199]-[.I198]" office:value-type="float" office:value="56927.6716500485" calcext:value-type="float">
            <text:p>56928</text:p>
          </table:table-cell>
          <table:table-cell table:style-name="ce7" table:formula="of:=temp_out + [.F199] / burner_heat_mass" office:value-type="float" office:value="133.855343300097" calcext:value-type="float">
            <text:p>133.9</text:p>
          </table:table-cell>
          <table:table-cell table:style-name="ce7" table:formula="of:=[.G199]-[.W198]" office:value-type="float" office:value="15.5059194172331" calcext:value-type="float">
            <text:p>15.5</text:p>
          </table:table-cell>
          <table:table-cell table:style-name="ce5" table:formula="of:=thermagon_k * burner_A * [.H199] / thermagon_L" office:value-type="float" office:value="2032.66498565373" calcext:value-type="float">
            <text:p>2033</text:p>
          </table:table-cell>
          <table:table-cell table:style-name="ce5" table:formula="of:=[.I199]/C_per_s_to_W*time_incr" office:value-type="float" office:value="2912.96214625069" calcext:value-type="float">
            <text:p>2913</text:p>
          </table:table-cell>
          <table:table-cell table:style-name="ce7" table:formula="of:=[.J198]" office:value-type="float" office:value="2813.61122447223" calcext:value-type="float">
            <text:p>2813.6</text:p>
          </table:table-cell>
          <table:table-cell table:style-name="ce7" table:formula="of:=[.K198]" office:value-type="float" office:value="2645.88160115809" calcext:value-type="float">
            <text:p>2645.9</text:p>
          </table:table-cell>
          <table:table-cell table:style-name="ce7" table:formula="of:=[.L198]" office:value-type="float" office:value="2391.87577858427" calcext:value-type="float">
            <text:p>2391.9</text:p>
          </table:table-cell>
          <table:table-cell table:style-name="ce7" table:formula="of:=[.M198]" office:value-type="float" office:value="2029.38048532882" calcext:value-type="float">
            <text:p>2029.4</text:p>
          </table:table-cell>
          <table:table-cell table:style-name="ce7" table:formula="of:=[.N198]" office:value-type="float" office:value="1528.35077773948" calcext:value-type="float">
            <text:p>1528.4</text:p>
          </table:table-cell>
          <table:table-cell table:style-name="ce7" table:formula="of:=[.O198]" office:value-type="float" office:value="846.676971617134" calcext:value-type="float">
            <text:p>846.7</text:p>
          </table:table-cell>
          <table:table-cell table:style-name="ce7" table:formula="of:=[.P198]" office:value-type="float" office:value="254.245679110816" calcext:value-type="float">
            <text:p>254.2</text:p>
          </table:table-cell>
          <table:table-cell table:style-name="ce7" table:formula="of:=[.Q198]" office:value-type="float" office:value="225.848032213155" calcext:value-type="float">
            <text:p>225.8</text:p>
          </table:table-cell>
          <table:table-cell table:style-name="ce7" table:formula="of:=[.R198]" office:value-type="float" office:value="201.310659761732" calcext:value-type="float">
            <text:p>201.3</text:p>
          </table:table-cell>
          <table:table-cell table:style-name="ce5" table:formula="of:=SUMPRODUCT([.J199:.S199];pot_heat_diffusion)" office:value-type="float" office:value="1630.44568686391" calcext:value-type="float">
            <text:p>1630</text:p>
          </table:table-cell>
          <table:table-cell table:style-name="ce5" table:formula="of:=[.V198]*leakage_out" office:value-type="float" office:value="1675.31890211676" calcext:value-type="float">
            <text:p>1675</text:p>
          </table:table-cell>
          <table:table-cell table:style-name="ce5" table:formula="of:=[.V198]+[.T199]-[.U199]" office:value-type="float" office:value="279174.943804207" calcext:value-type="float">
            <text:p>279175</text:p>
          </table:table-cell>
          <table:table-cell table:style-name="ce12" table:formula="of:= temp_out + [.V199]/pot_water_mass" office:value-type="float" office:value="118.33361821794" calcext:value-type="float">
            <text:p>118.3</text:p>
          </table:table-cell>
          <table:table-cell table:style-name="ce7" table:formula="of:=IF([.G199]&gt;thermagon_temp_max;0;IF([.W19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3" table:formula="of:=burner_C_per_s * [.X199]/100 * time_incr" office:value-type="float" office:value="2149.61306964746" calcext:value-type="float">
            <text:p>2150</text:p>
          </table:table-cell>
          <table:table-cell table:style-name="ce3" table:formula="of:=[.B200]" office:value-type="float" office:value="2149.61306964746" calcext:value-type="float">
            <text:p>2150</text:p>
          </table:table-cell>
          <table:table-cell table:style-name="ce3" table:formula="of:=[.C199]" office:value-type="float" office:value="2149.61306964746" calcext:value-type="float">
            <text:p>2150</text:p>
          </table:table-cell>
          <table:table-cell table:style-name="ce5" table:formula="of:=SUMPRODUCT([.B200:.D200];burner_heat_diffusion)" office:value-type="float" office:value="2149.61306964746" calcext:value-type="float">
            <text:p>2150</text:p>
          </table:table-cell>
          <table:table-cell table:formula="of:=[.F199]+[.E200]-[.I199]" office:value-type="float" office:value="57044.6197340422" calcext:value-type="float">
            <text:p>57045</text:p>
          </table:table-cell>
          <table:table-cell table:style-name="ce7" table:formula="of:=temp_out + [.F200] / burner_heat_mass" office:value-type="float" office:value="134.089239468084" calcext:value-type="float">
            <text:p>134.1</text:p>
          </table:table-cell>
          <table:table-cell table:style-name="ce7" table:formula="of:=[.G200]-[.W199]" office:value-type="float" office:value="15.7556212501443" calcext:value-type="float">
            <text:p>15.8</text:p>
          </table:table-cell>
          <table:table-cell table:style-name="ce5" table:formula="of:=thermagon_k * burner_A * [.H200] / thermagon_L" office:value-type="float" office:value="2065.39830245713" calcext:value-type="float">
            <text:p>2065</text:p>
          </table:table-cell>
          <table:table-cell table:style-name="ce5" table:formula="of:=[.I200]/C_per_s_to_W*time_incr" office:value-type="float" office:value="2959.87145665968" calcext:value-type="float">
            <text:p>2960</text:p>
          </table:table-cell>
          <table:table-cell table:style-name="ce7" table:formula="of:=[.J199]" office:value-type="float" office:value="2912.96214625069" calcext:value-type="float">
            <text:p>2913.0</text:p>
          </table:table-cell>
          <table:table-cell table:style-name="ce7" table:formula="of:=[.K199]" office:value-type="float" office:value="2813.61122447223" calcext:value-type="float">
            <text:p>2813.6</text:p>
          </table:table-cell>
          <table:table-cell table:style-name="ce7" table:formula="of:=[.L199]" office:value-type="float" office:value="2645.88160115809" calcext:value-type="float">
            <text:p>2645.9</text:p>
          </table:table-cell>
          <table:table-cell table:style-name="ce7" table:formula="of:=[.M199]" office:value-type="float" office:value="2391.87577858427" calcext:value-type="float">
            <text:p>2391.9</text:p>
          </table:table-cell>
          <table:table-cell table:style-name="ce7" table:formula="of:=[.N199]" office:value-type="float" office:value="2029.38048532882" calcext:value-type="float">
            <text:p>2029.4</text:p>
          </table:table-cell>
          <table:table-cell table:style-name="ce7" table:formula="of:=[.O199]" office:value-type="float" office:value="1528.35077773948" calcext:value-type="float">
            <text:p>1528.4</text:p>
          </table:table-cell>
          <table:table-cell table:style-name="ce7" table:formula="of:=[.P199]" office:value-type="float" office:value="846.676971617134" calcext:value-type="float">
            <text:p>846.7</text:p>
          </table:table-cell>
          <table:table-cell table:style-name="ce7" table:formula="of:=[.Q199]" office:value-type="float" office:value="254.245679110816" calcext:value-type="float">
            <text:p>254.2</text:p>
          </table:table-cell>
          <table:table-cell table:style-name="ce7" table:formula="of:=[.R199]" office:value-type="float" office:value="225.848032213155" calcext:value-type="float">
            <text:p>225.8</text:p>
          </table:table-cell>
          <table:table-cell table:style-name="ce5" table:formula="of:=SUMPRODUCT([.J200:.S200];pot_heat_diffusion)" office:value-type="float" office:value="2010.06458499346" calcext:value-type="float">
            <text:p>2010</text:p>
          </table:table-cell>
          <table:table-cell table:style-name="ce5" table:formula="of:=[.V199]*leakage_out" office:value-type="float" office:value="1675.04966282524" calcext:value-type="float">
            <text:p>1675</text:p>
          </table:table-cell>
          <table:table-cell table:style-name="ce5" table:formula="of:=[.V199]+[.T200]-[.U200]" office:value-type="float" office:value="279509.958726375" calcext:value-type="float">
            <text:p>279510</text:p>
          </table:table-cell>
          <table:table-cell table:style-name="ce12" table:formula="of:= temp_out + [.V200]/pot_water_mass" office:value-type="float" office:value="118.451620317286" calcext:value-type="float">
            <text:p>118.5</text:p>
          </table:table-cell>
          <table:table-cell table:style-name="ce7" table:formula="of:=IF([.G200]&gt;thermagon_temp_max;0;IF([.W20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table:formula="of:=burner_C_per_s * [.X200]/100 * time_incr" office:value-type="float" office:value="2149.61306964746" calcext:value-type="float">
            <text:p>2150</text:p>
          </table:table-cell>
          <table:table-cell table:style-name="ce3" table:formula="of:=[.B201]" office:value-type="float" office:value="2149.61306964746" calcext:value-type="float">
            <text:p>2150</text:p>
          </table:table-cell>
          <table:table-cell table:style-name="ce3" table:formula="of:=[.C200]" office:value-type="float" office:value="2149.61306964746" calcext:value-type="float">
            <text:p>2150</text:p>
          </table:table-cell>
          <table:table-cell table:style-name="ce5" table:formula="of:=SUMPRODUCT([.B201:.D201];burner_heat_diffusion)" office:value-type="float" office:value="2149.61306964746" calcext:value-type="float">
            <text:p>2150</text:p>
          </table:table-cell>
          <table:table-cell table:formula="of:=[.F200]+[.E201]-[.I200]" office:value-type="float" office:value="57128.8345012326" calcext:value-type="float">
            <text:p>57129</text:p>
          </table:table-cell>
          <table:table-cell table:style-name="ce7" table:formula="of:=temp_out + [.F201] / burner_heat_mass" office:value-type="float" office:value="134.257669002465" calcext:value-type="float">
            <text:p>134.3</text:p>
          </table:table-cell>
          <table:table-cell table:style-name="ce7" table:formula="of:=[.G201]-[.W200]" office:value-type="float" office:value="15.8060486851787" calcext:value-type="float">
            <text:p>15.8</text:p>
          </table:table-cell>
          <table:table-cell table:style-name="ce5" table:formula="of:=thermagon_k * burner_A * [.H201] / thermagon_L" office:value-type="float" office:value="2072.00881543301" calcext:value-type="float">
            <text:p>2072</text:p>
          </table:table-cell>
          <table:table-cell table:style-name="ce5" table:formula="of:=[.I201]/C_per_s_to_W*time_incr" office:value-type="float" office:value="2969.34482005304" calcext:value-type="float">
            <text:p>2969</text:p>
          </table:table-cell>
          <table:table-cell table:style-name="ce7" table:formula="of:=[.J200]" office:value-type="float" office:value="2959.87145665968" calcext:value-type="float">
            <text:p>2959.9</text:p>
          </table:table-cell>
          <table:table-cell table:style-name="ce7" table:formula="of:=[.K200]" office:value-type="float" office:value="2912.96214625069" calcext:value-type="float">
            <text:p>2913.0</text:p>
          </table:table-cell>
          <table:table-cell table:style-name="ce7" table:formula="of:=[.L200]" office:value-type="float" office:value="2813.61122447223" calcext:value-type="float">
            <text:p>2813.6</text:p>
          </table:table-cell>
          <table:table-cell table:style-name="ce7" table:formula="of:=[.M200]" office:value-type="float" office:value="2645.88160115809" calcext:value-type="float">
            <text:p>2645.9</text:p>
          </table:table-cell>
          <table:table-cell table:style-name="ce7" table:formula="of:=[.N200]" office:value-type="float" office:value="2391.87577858427" calcext:value-type="float">
            <text:p>2391.9</text:p>
          </table:table-cell>
          <table:table-cell table:style-name="ce7" table:formula="of:=[.O200]" office:value-type="float" office:value="2029.38048532882" calcext:value-type="float">
            <text:p>2029.4</text:p>
          </table:table-cell>
          <table:table-cell table:style-name="ce7" table:formula="of:=[.P200]" office:value-type="float" office:value="1528.35077773948" calcext:value-type="float">
            <text:p>1528.4</text:p>
          </table:table-cell>
          <table:table-cell table:style-name="ce7" table:formula="of:=[.Q200]" office:value-type="float" office:value="846.676971617134" calcext:value-type="float">
            <text:p>846.7</text:p>
          </table:table-cell>
          <table:table-cell table:style-name="ce7" table:formula="of:=[.R200]" office:value-type="float" office:value="254.245679110816" calcext:value-type="float">
            <text:p>254.2</text:p>
          </table:table-cell>
          <table:table-cell table:style-name="ce5" table:formula="of:=SUMPRODUCT([.J201:.S201];pot_heat_diffusion)" office:value-type="float" office:value="2332.17560861992" calcext:value-type="float">
            <text:p>2332</text:p>
          </table:table-cell>
          <table:table-cell table:style-name="ce5" table:formula="of:=[.V200]*leakage_out" office:value-type="float" office:value="1677.05975235825" calcext:value-type="float">
            <text:p>1677</text:p>
          </table:table-cell>
          <table:table-cell table:style-name="ce5" table:formula="of:=[.V200]+[.T201]-[.U201]" office:value-type="float" office:value="280165.074582637" calcext:value-type="float">
            <text:p>280165</text:p>
          </table:table-cell>
          <table:table-cell table:style-name="ce12" table:formula="of:= temp_out + [.V201]/pot_water_mass" office:value-type="float" office:value="118.682371371161" calcext:value-type="float">
            <text:p>118.7</text:p>
          </table:table-cell>
          <table:table-cell table:style-name="ce7" table:formula="of:=IF([.G201]&gt;thermagon_temp_max;0;IF([.W20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3" table:formula="of:=burner_C_per_s * [.X201]/100 * time_incr" office:value-type="float" office:value="2149.61306964746" calcext:value-type="float">
            <text:p>2150</text:p>
          </table:table-cell>
          <table:table-cell table:style-name="ce3" table:formula="of:=[.B202]" office:value-type="float" office:value="2149.61306964746" calcext:value-type="float">
            <text:p>2150</text:p>
          </table:table-cell>
          <table:table-cell table:style-name="ce3" table:formula="of:=[.C201]" office:value-type="float" office:value="2149.61306964746" calcext:value-type="float">
            <text:p>2150</text:p>
          </table:table-cell>
          <table:table-cell table:style-name="ce5" table:formula="of:=SUMPRODUCT([.B202:.D202];burner_heat_diffusion)" office:value-type="float" office:value="2149.61306964746" calcext:value-type="float">
            <text:p>2150</text:p>
          </table:table-cell>
          <table:table-cell table:formula="of:=[.F201]+[.E202]-[.I201]" office:value-type="float" office:value="57206.438755447" calcext:value-type="float">
            <text:p>57206</text:p>
          </table:table-cell>
          <table:table-cell table:style-name="ce7" table:formula="of:=temp_out + [.F202] / burner_heat_mass" office:value-type="float" office:value="134.412877510894" calcext:value-type="float">
            <text:p>134.4</text:p>
          </table:table-cell>
          <table:table-cell table:style-name="ce7" table:formula="of:=[.G202]-[.W201]" office:value-type="float" office:value="15.7305061397331" calcext:value-type="float">
            <text:p>15.7</text:p>
          </table:table-cell>
          <table:table-cell table:style-name="ce5" table:formula="of:=thermagon_k * burner_A * [.H202] / thermagon_L" office:value-type="float" office:value="2062.10597233661" calcext:value-type="float">
            <text:p>2062</text:p>
          </table:table-cell>
          <table:table-cell table:style-name="ce5" table:formula="of:=[.I202]/C_per_s_to_W*time_incr" office:value-type="float" office:value="2955.15329942191" calcext:value-type="float">
            <text:p>2955</text:p>
          </table:table-cell>
          <table:table-cell table:style-name="ce7" table:formula="of:=[.J201]" office:value-type="float" office:value="2969.34482005304" calcext:value-type="float">
            <text:p>2969.3</text:p>
          </table:table-cell>
          <table:table-cell table:style-name="ce7" table:formula="of:=[.K201]" office:value-type="float" office:value="2959.87145665968" calcext:value-type="float">
            <text:p>2959.9</text:p>
          </table:table-cell>
          <table:table-cell table:style-name="ce7" table:formula="of:=[.L201]" office:value-type="float" office:value="2912.96214625069" calcext:value-type="float">
            <text:p>2913.0</text:p>
          </table:table-cell>
          <table:table-cell table:style-name="ce7" table:formula="of:=[.M201]" office:value-type="float" office:value="2813.61122447223" calcext:value-type="float">
            <text:p>2813.6</text:p>
          </table:table-cell>
          <table:table-cell table:style-name="ce7" table:formula="of:=[.N201]" office:value-type="float" office:value="2645.88160115809" calcext:value-type="float">
            <text:p>2645.9</text:p>
          </table:table-cell>
          <table:table-cell table:style-name="ce7" table:formula="of:=[.O201]" office:value-type="float" office:value="2391.87577858427" calcext:value-type="float">
            <text:p>2391.9</text:p>
          </table:table-cell>
          <table:table-cell table:style-name="ce7" table:formula="of:=[.P201]" office:value-type="float" office:value="2029.38048532882" calcext:value-type="float">
            <text:p>2029.4</text:p>
          </table:table-cell>
          <table:table-cell table:style-name="ce7" table:formula="of:=[.Q201]" office:value-type="float" office:value="1528.35077773948" calcext:value-type="float">
            <text:p>1528.4</text:p>
          </table:table-cell>
          <table:table-cell table:style-name="ce7" table:formula="of:=[.R201]" office:value-type="float" office:value="846.676971617134" calcext:value-type="float">
            <text:p>846.7</text:p>
          </table:table-cell>
          <table:table-cell table:style-name="ce5" table:formula="of:=SUMPRODUCT([.J202:.S202];pot_heat_diffusion)" office:value-type="float" office:value="2578.28097684796" calcext:value-type="float">
            <text:p>2578</text:p>
          </table:table-cell>
          <table:table-cell table:style-name="ce5" table:formula="of:=[.V201]*leakage_out" office:value-type="float" office:value="1680.99044749582" calcext:value-type="float">
            <text:p>1681</text:p>
          </table:table-cell>
          <table:table-cell table:style-name="ce5" table:formula="of:=[.V201]+[.T202]-[.U202]" office:value-type="float" office:value="281062.365111989" calcext:value-type="float">
            <text:p>281062</text:p>
          </table:table-cell>
          <table:table-cell table:style-name="ce12" table:formula="of:= temp_out + [.V202]/pot_water_mass" office:value-type="float" office:value="118.998423460727" calcext:value-type="float">
            <text:p>119.0</text:p>
          </table:table-cell>
          <table:table-cell table:style-name="ce7" table:formula="of:=IF([.G202]&gt;thermagon_temp_max;0;IF([.W20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3" table:formula="of:=burner_C_per_s * [.X202]/100 * time_incr" office:value-type="float" office:value="2149.61306964746" calcext:value-type="float">
            <text:p>2150</text:p>
          </table:table-cell>
          <table:table-cell table:style-name="ce3" table:formula="of:=[.B203]" office:value-type="float" office:value="2149.61306964746" calcext:value-type="float">
            <text:p>2150</text:p>
          </table:table-cell>
          <table:table-cell table:style-name="ce3" table:formula="of:=[.C202]" office:value-type="float" office:value="2149.61306964746" calcext:value-type="float">
            <text:p>2150</text:p>
          </table:table-cell>
          <table:table-cell table:style-name="ce5" table:formula="of:=SUMPRODUCT([.B203:.D203];burner_heat_diffusion)" office:value-type="float" office:value="2149.61306964746" calcext:value-type="float">
            <text:p>2150</text:p>
          </table:table-cell>
          <table:table-cell table:formula="of:=[.F202]+[.E203]-[.I202]" office:value-type="float" office:value="57293.9458527579" calcext:value-type="float">
            <text:p>57294</text:p>
          </table:table-cell>
          <table:table-cell table:style-name="ce7" table:formula="of:=temp_out + [.F203] / burner_heat_mass" office:value-type="float" office:value="134.587891705516" calcext:value-type="float">
            <text:p>134.6</text:p>
          </table:table-cell>
          <table:table-cell table:style-name="ce7" table:formula="of:=[.G203]-[.W202]" office:value-type="float" office:value="15.5894682447885" calcext:value-type="float">
            <text:p>15.6</text:p>
          </table:table-cell>
          <table:table-cell table:style-name="ce5" table:formula="of:=thermagon_k * burner_A * [.H203] / thermagon_L" office:value-type="float" office:value="2043.61736917866" calcext:value-type="float">
            <text:p>2044</text:p>
          </table:table-cell>
          <table:table-cell table:style-name="ce5" table:formula="of:=[.I203]/C_per_s_to_W*time_incr" office:value-type="float" office:value="2928.65773743001" calcext:value-type="float">
            <text:p>2929</text:p>
          </table:table-cell>
          <table:table-cell table:style-name="ce7" table:formula="of:=[.J202]" office:value-type="float" office:value="2955.15329942191" calcext:value-type="float">
            <text:p>2955.2</text:p>
          </table:table-cell>
          <table:table-cell table:style-name="ce7" table:formula="of:=[.K202]" office:value-type="float" office:value="2969.34482005304" calcext:value-type="float">
            <text:p>2969.3</text:p>
          </table:table-cell>
          <table:table-cell table:style-name="ce7" table:formula="of:=[.L202]" office:value-type="float" office:value="2959.87145665968" calcext:value-type="float">
            <text:p>2959.9</text:p>
          </table:table-cell>
          <table:table-cell table:style-name="ce7" table:formula="of:=[.M202]" office:value-type="float" office:value="2912.96214625069" calcext:value-type="float">
            <text:p>2913.0</text:p>
          </table:table-cell>
          <table:table-cell table:style-name="ce7" table:formula="of:=[.N202]" office:value-type="float" office:value="2813.61122447223" calcext:value-type="float">
            <text:p>2813.6</text:p>
          </table:table-cell>
          <table:table-cell table:style-name="ce7" table:formula="of:=[.O202]" office:value-type="float" office:value="2645.88160115809" calcext:value-type="float">
            <text:p>2645.9</text:p>
          </table:table-cell>
          <table:table-cell table:style-name="ce7" table:formula="of:=[.P202]" office:value-type="float" office:value="2391.87577858427" calcext:value-type="float">
            <text:p>2391.9</text:p>
          </table:table-cell>
          <table:table-cell table:style-name="ce7" table:formula="of:=[.Q202]" office:value-type="float" office:value="2029.38048532882" calcext:value-type="float">
            <text:p>2029.4</text:p>
          </table:table-cell>
          <table:table-cell table:style-name="ce7" table:formula="of:=[.R202]" office:value-type="float" office:value="1528.35077773948" calcext:value-type="float">
            <text:p>1528.4</text:p>
          </table:table-cell>
          <table:table-cell table:style-name="ce5" table:formula="of:=SUMPRODUCT([.J203:.S203];pot_heat_diffusion)" office:value-type="float" office:value="2746.13508480745" calcext:value-type="float">
            <text:p>2746</text:p>
          </table:table-cell>
          <table:table-cell table:style-name="ce5" table:formula="of:=[.V202]*leakage_out" office:value-type="float" office:value="1686.37419067193" calcext:value-type="float">
            <text:p>1686</text:p>
          </table:table-cell>
          <table:table-cell table:style-name="ce5" table:formula="of:=[.V202]+[.T203]-[.U203]" office:value-type="float" office:value="282122.126006124" calcext:value-type="float">
            <text:p>282122</text:p>
          </table:table-cell>
          <table:table-cell table:style-name="ce12" table:formula="of:= temp_out + [.V203]/pot_water_mass" office:value-type="float" office:value="119.371702386644" calcext:value-type="float">
            <text:p>119.4</text:p>
          </table:table-cell>
          <table:table-cell table:style-name="ce7" table:formula="of:=IF([.G203]&gt;thermagon_temp_max;0;IF([.W20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3" table:formula="of:=burner_C_per_s * [.X203]/100 * time_incr" office:value-type="float" office:value="2149.61306964746" calcext:value-type="float">
            <text:p>2150</text:p>
          </table:table-cell>
          <table:table-cell table:style-name="ce3" table:formula="of:=[.B204]" office:value-type="float" office:value="2149.61306964746" calcext:value-type="float">
            <text:p>2150</text:p>
          </table:table-cell>
          <table:table-cell table:style-name="ce3" table:formula="of:=[.C203]" office:value-type="float" office:value="2149.61306964746" calcext:value-type="float">
            <text:p>2150</text:p>
          </table:table-cell>
          <table:table-cell table:style-name="ce5" table:formula="of:=SUMPRODUCT([.B204:.D204];burner_heat_diffusion)" office:value-type="float" office:value="2149.61306964746" calcext:value-type="float">
            <text:p>2150</text:p>
          </table:table-cell>
          <table:table-cell table:formula="of:=[.F203]+[.E204]-[.I203]" office:value-type="float" office:value="57399.9415532267" calcext:value-type="float">
            <text:p>57400</text:p>
          </table:table-cell>
          <table:table-cell table:style-name="ce7" table:formula="of:=temp_out + [.F204] / burner_heat_mass" office:value-type="float" office:value="134.799883106453" calcext:value-type="float">
            <text:p>134.8</text:p>
          </table:table-cell>
          <table:table-cell table:style-name="ce7" table:formula="of:=[.G204]-[.W203]" office:value-type="float" office:value="15.4281807198089" calcext:value-type="float">
            <text:p>15.4</text:p>
          </table:table-cell>
          <table:table-cell table:style-name="ce5" table:formula="of:=thermagon_k * burner_A * [.H204] / thermagon_L" office:value-type="float" office:value="2022.47424984293" calcext:value-type="float">
            <text:p>2022</text:p>
          </table:table-cell>
          <table:table-cell table:style-name="ce5" table:formula="of:=[.I204]/C_per_s_to_W*time_incr" office:value-type="float" office:value="2898.35805365855" calcext:value-type="float">
            <text:p>2898</text:p>
          </table:table-cell>
          <table:table-cell table:style-name="ce7" table:formula="of:=[.J203]" office:value-type="float" office:value="2928.65773743001" calcext:value-type="float">
            <text:p>2928.7</text:p>
          </table:table-cell>
          <table:table-cell table:style-name="ce7" table:formula="of:=[.K203]" office:value-type="float" office:value="2955.15329942191" calcext:value-type="float">
            <text:p>2955.2</text:p>
          </table:table-cell>
          <table:table-cell table:style-name="ce7" table:formula="of:=[.L203]" office:value-type="float" office:value="2969.34482005304" calcext:value-type="float">
            <text:p>2969.3</text:p>
          </table:table-cell>
          <table:table-cell table:style-name="ce7" table:formula="of:=[.M203]" office:value-type="float" office:value="2959.87145665968" calcext:value-type="float">
            <text:p>2959.9</text:p>
          </table:table-cell>
          <table:table-cell table:style-name="ce7" table:formula="of:=[.N203]" office:value-type="float" office:value="2912.96214625069" calcext:value-type="float">
            <text:p>2913.0</text:p>
          </table:table-cell>
          <table:table-cell table:style-name="ce7" table:formula="of:=[.O203]" office:value-type="float" office:value="2813.61122447223" calcext:value-type="float">
            <text:p>2813.6</text:p>
          </table:table-cell>
          <table:table-cell table:style-name="ce7" table:formula="of:=[.P203]" office:value-type="float" office:value="2645.88160115809" calcext:value-type="float">
            <text:p>2645.9</text:p>
          </table:table-cell>
          <table:table-cell table:style-name="ce7" table:formula="of:=[.Q203]" office:value-type="float" office:value="2391.87577858427" calcext:value-type="float">
            <text:p>2391.9</text:p>
          </table:table-cell>
          <table:table-cell table:style-name="ce7" table:formula="of:=[.R203]" office:value-type="float" office:value="2029.38048532882" calcext:value-type="float">
            <text:p>2029.4</text:p>
          </table:table-cell>
          <table:table-cell table:style-name="ce5" table:formula="of:=SUMPRODUCT([.J204:.S204];pot_heat_diffusion)" office:value-type="float" office:value="2849.23839184112" calcext:value-type="float">
            <text:p>2849</text:p>
          </table:table-cell>
          <table:table-cell table:style-name="ce5" table:formula="of:=[.V203]*leakage_out" office:value-type="float" office:value="1692.73275603675" calcext:value-type="float">
            <text:p>1693</text:p>
          </table:table-cell>
          <table:table-cell table:style-name="ce5" table:formula="of:=[.V203]+[.T204]-[.U204]" office:value-type="float" office:value="283278.631641929" calcext:value-type="float">
            <text:p>283279</text:p>
          </table:table-cell>
          <table:table-cell table:style-name="ce12" table:formula="of:= temp_out + [.V204]/pot_water_mass" office:value-type="float" office:value="119.779057653233" calcext:value-type="float">
            <text:p>119.8</text:p>
          </table:table-cell>
          <table:table-cell table:style-name="ce7" table:formula="of:=IF([.G204]&gt;thermagon_temp_max;0;IF([.W20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3" table:formula="of:=burner_C_per_s * [.X204]/100 * time_incr" office:value-type="float" office:value="2149.61306964746" calcext:value-type="float">
            <text:p>2150</text:p>
          </table:table-cell>
          <table:table-cell table:style-name="ce3" table:formula="of:=[.B205]" office:value-type="float" office:value="2149.61306964746" calcext:value-type="float">
            <text:p>2150</text:p>
          </table:table-cell>
          <table:table-cell table:style-name="ce3" table:formula="of:=[.C204]" office:value-type="float" office:value="2149.61306964746" calcext:value-type="float">
            <text:p>2150</text:p>
          </table:table-cell>
          <table:table-cell table:style-name="ce5" table:formula="of:=SUMPRODUCT([.B205:.D205];burner_heat_diffusion)" office:value-type="float" office:value="2149.61306964746" calcext:value-type="float">
            <text:p>2150</text:p>
          </table:table-cell>
          <table:table-cell table:formula="of:=[.F204]+[.E205]-[.I204]" office:value-type="float" office:value="57527.0803730312" calcext:value-type="float">
            <text:p>57527</text:p>
          </table:table-cell>
          <table:table-cell table:style-name="ce7" table:formula="of:=temp_out + [.F205] / burner_heat_mass" office:value-type="float" office:value="135.054160746062" calcext:value-type="float">
            <text:p>135.1</text:p>
          </table:table-cell>
          <table:table-cell table:style-name="ce7" table:formula="of:=[.G205]-[.W204]" office:value-type="float" office:value="15.2751030928299" calcext:value-type="float">
            <text:p>15.3</text:p>
          </table:table-cell>
          <table:table-cell table:style-name="ce5" table:formula="of:=thermagon_k * burner_A * [.H205] / thermagon_L" office:value-type="float" office:value="2002.40736286418" calcext:value-type="float">
            <text:p>2002</text:p>
          </table:table-cell>
          <table:table-cell table:style-name="ce5" table:formula="of:=[.I205]/C_per_s_to_W*time_incr" office:value-type="float" office:value="2869.60069198077" calcext:value-type="float">
            <text:p>2870</text:p>
          </table:table-cell>
          <table:table-cell table:style-name="ce7" table:formula="of:=[.J204]" office:value-type="float" office:value="2898.35805365855" calcext:value-type="float">
            <text:p>2898.4</text:p>
          </table:table-cell>
          <table:table-cell table:style-name="ce7" table:formula="of:=[.K204]" office:value-type="float" office:value="2928.65773743001" calcext:value-type="float">
            <text:p>2928.7</text:p>
          </table:table-cell>
          <table:table-cell table:style-name="ce7" table:formula="of:=[.L204]" office:value-type="float" office:value="2955.15329942191" calcext:value-type="float">
            <text:p>2955.2</text:p>
          </table:table-cell>
          <table:table-cell table:style-name="ce7" table:formula="of:=[.M204]" office:value-type="float" office:value="2969.34482005304" calcext:value-type="float">
            <text:p>2969.3</text:p>
          </table:table-cell>
          <table:table-cell table:style-name="ce7" table:formula="of:=[.N204]" office:value-type="float" office:value="2959.87145665968" calcext:value-type="float">
            <text:p>2959.9</text:p>
          </table:table-cell>
          <table:table-cell table:style-name="ce7" table:formula="of:=[.O204]" office:value-type="float" office:value="2912.96214625069" calcext:value-type="float">
            <text:p>2913.0</text:p>
          </table:table-cell>
          <table:table-cell table:style-name="ce7" table:formula="of:=[.P204]" office:value-type="float" office:value="2813.61122447223" calcext:value-type="float">
            <text:p>2813.6</text:p>
          </table:table-cell>
          <table:table-cell table:style-name="ce7" table:formula="of:=[.Q204]" office:value-type="float" office:value="2645.88160115809" calcext:value-type="float">
            <text:p>2645.9</text:p>
          </table:table-cell>
          <table:table-cell table:style-name="ce7" table:formula="of:=[.R204]" office:value-type="float" office:value="2391.87577858427" calcext:value-type="float">
            <text:p>2391.9</text:p>
          </table:table-cell>
          <table:table-cell table:style-name="ce5" table:formula="of:=SUMPRODUCT([.J205:.S205];pot_heat_diffusion)" office:value-type="float" office:value="2904.14465500154" calcext:value-type="float">
            <text:p>2904</text:p>
          </table:table-cell>
          <table:table-cell table:style-name="ce5" table:formula="of:=[.V204]*leakage_out" office:value-type="float" office:value="1699.67178985157" calcext:value-type="float">
            <text:p>1700</text:p>
          </table:table-cell>
          <table:table-cell table:style-name="ce5" table:formula="of:=[.V204]+[.T205]-[.U205]" office:value-type="float" office:value="284483.104507079" calcext:value-type="float">
            <text:p>284483</text:p>
          </table:table-cell>
          <table:table-cell table:style-name="ce12" table:formula="of:= temp_out + [.V205]/pot_water_mass" office:value-type="float" office:value="120.20330838742" calcext:value-type="float">
            <text:p>120.2</text:p>
          </table:table-cell>
          <table:table-cell table:style-name="ce7" table:formula="of:=IF([.G205]&gt;thermagon_temp_max;0;IF([.W20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3" table:formula="of:=burner_C_per_s * [.X205]/100 * time_incr" office:value-type="float" office:value="2149.61306964746" calcext:value-type="float">
            <text:p>2150</text:p>
          </table:table-cell>
          <table:table-cell table:style-name="ce3" table:formula="of:=[.B206]" office:value-type="float" office:value="2149.61306964746" calcext:value-type="float">
            <text:p>2150</text:p>
          </table:table-cell>
          <table:table-cell table:style-name="ce3" table:formula="of:=[.C205]" office:value-type="float" office:value="2149.61306964746" calcext:value-type="float">
            <text:p>2150</text:p>
          </table:table-cell>
          <table:table-cell table:style-name="ce5" table:formula="of:=SUMPRODUCT([.B206:.D206];burner_heat_diffusion)" office:value-type="float" office:value="2149.61306964746" calcext:value-type="float">
            <text:p>2150</text:p>
          </table:table-cell>
          <table:table-cell table:formula="of:=[.F205]+[.E206]-[.I205]" office:value-type="float" office:value="57674.2860798145" calcext:value-type="float">
            <text:p>57674</text:p>
          </table:table-cell>
          <table:table-cell table:style-name="ce7" table:formula="of:=temp_out + [.F206] / burner_heat_mass" office:value-type="float" office:value="135.348572159629" calcext:value-type="float">
            <text:p>135.3</text:p>
          </table:table-cell>
          <table:table-cell table:style-name="ce7" table:formula="of:=[.G206]-[.W205]" office:value-type="float" office:value="15.1452637722095" calcext:value-type="float">
            <text:p>15.1</text:p>
          </table:table-cell>
          <table:table-cell table:style-name="ce5" table:formula="of:=thermagon_k * burner_A * [.H206] / thermagon_L" office:value-type="float" office:value="1985.38677648781" calcext:value-type="float">
            <text:p>1985</text:p>
          </table:table-cell>
          <table:table-cell table:style-name="ce5" table:formula="of:=[.I206]/C_per_s_to_W*time_incr" office:value-type="float" office:value="2845.20890869563" calcext:value-type="float">
            <text:p>2845</text:p>
          </table:table-cell>
          <table:table-cell table:style-name="ce7" table:formula="of:=[.J205]" office:value-type="float" office:value="2869.60069198077" calcext:value-type="float">
            <text:p>2869.6</text:p>
          </table:table-cell>
          <table:table-cell table:style-name="ce7" table:formula="of:=[.K205]" office:value-type="float" office:value="2898.35805365855" calcext:value-type="float">
            <text:p>2898.4</text:p>
          </table:table-cell>
          <table:table-cell table:style-name="ce7" table:formula="of:=[.L205]" office:value-type="float" office:value="2928.65773743001" calcext:value-type="float">
            <text:p>2928.7</text:p>
          </table:table-cell>
          <table:table-cell table:style-name="ce7" table:formula="of:=[.M205]" office:value-type="float" office:value="2955.15329942191" calcext:value-type="float">
            <text:p>2955.2</text:p>
          </table:table-cell>
          <table:table-cell table:style-name="ce7" table:formula="of:=[.N205]" office:value-type="float" office:value="2969.34482005304" calcext:value-type="float">
            <text:p>2969.3</text:p>
          </table:table-cell>
          <table:table-cell table:style-name="ce7" table:formula="of:=[.O205]" office:value-type="float" office:value="2959.87145665968" calcext:value-type="float">
            <text:p>2959.9</text:p>
          </table:table-cell>
          <table:table-cell table:style-name="ce7" table:formula="of:=[.P205]" office:value-type="float" office:value="2912.96214625069" calcext:value-type="float">
            <text:p>2913.0</text:p>
          </table:table-cell>
          <table:table-cell table:style-name="ce7" table:formula="of:=[.Q205]" office:value-type="float" office:value="2813.61122447223" calcext:value-type="float">
            <text:p>2813.6</text:p>
          </table:table-cell>
          <table:table-cell table:style-name="ce7" table:formula="of:=[.R205]" office:value-type="float" office:value="2645.88160115809" calcext:value-type="float">
            <text:p>2645.9</text:p>
          </table:table-cell>
          <table:table-cell table:style-name="ce5" table:formula="of:=SUMPRODUCT([.J206:.S206];pot_heat_diffusion)" office:value-type="float" office:value="2924.80346662959" calcext:value-type="float">
            <text:p>2925</text:p>
          </table:table-cell>
          <table:table-cell table:style-name="ce5" table:formula="of:=[.V205]*leakage_out" office:value-type="float" office:value="1706.89862704247" calcext:value-type="float">
            <text:p>1707</text:p>
          </table:table-cell>
          <table:table-cell table:style-name="ce5" table:formula="of:=[.V205]+[.T206]-[.U206]" office:value-type="float" office:value="285701.009346666" calcext:value-type="float">
            <text:p>285701</text:p>
          </table:table-cell>
          <table:table-cell table:style-name="ce12" table:formula="of:= temp_out + [.V206]/pot_water_mass" office:value-type="float" office:value="120.632290257675" calcext:value-type="float">
            <text:p>120.6</text:p>
          </table:table-cell>
          <table:table-cell table:style-name="ce7" table:formula="of:=IF([.G206]&gt;thermagon_temp_max;0;IF([.W20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3" table:formula="of:=burner_C_per_s * [.X206]/100 * time_incr" office:value-type="float" office:value="2149.61306964746" calcext:value-type="float">
            <text:p>2150</text:p>
          </table:table-cell>
          <table:table-cell table:style-name="ce3" table:formula="of:=[.B207]" office:value-type="float" office:value="2149.61306964746" calcext:value-type="float">
            <text:p>2150</text:p>
          </table:table-cell>
          <table:table-cell table:style-name="ce3" table:formula="of:=[.C206]" office:value-type="float" office:value="2149.61306964746" calcext:value-type="float">
            <text:p>2150</text:p>
          </table:table-cell>
          <table:table-cell table:style-name="ce5" table:formula="of:=SUMPRODUCT([.B207:.D207];burner_heat_diffusion)" office:value-type="float" office:value="2149.61306964746" calcext:value-type="float">
            <text:p>2150</text:p>
          </table:table-cell>
          <table:table-cell table:formula="of:=[.F206]+[.E207]-[.I206]" office:value-type="float" office:value="57838.5123729742" calcext:value-type="float">
            <text:p>57839</text:p>
          </table:table-cell>
          <table:table-cell table:style-name="ce7" table:formula="of:=temp_out + [.F207] / burner_heat_mass" office:value-type="float" office:value="135.677024745948" calcext:value-type="float">
            <text:p>135.7</text:p>
          </table:table-cell>
          <table:table-cell table:style-name="ce7" table:formula="of:=[.G207]-[.W206]" office:value-type="float" office:value="15.0447344882728" calcext:value-type="float">
            <text:p>15.0</text:p>
          </table:table-cell>
          <table:table-cell table:style-name="ce5" table:formula="of:=thermagon_k * burner_A * [.H207] / thermagon_L" office:value-type="float" office:value="1972.2084314963" calcext:value-type="float">
            <text:p>1972</text:p>
          </table:table-cell>
          <table:table-cell table:style-name="ce5" table:formula="of:=[.I207]/C_per_s_to_W*time_incr" office:value-type="float" office:value="2826.32334694224" calcext:value-type="float">
            <text:p>2826</text:p>
          </table:table-cell>
          <table:table-cell table:style-name="ce7" table:formula="of:=[.J206]" office:value-type="float" office:value="2845.20890869563" calcext:value-type="float">
            <text:p>2845.2</text:p>
          </table:table-cell>
          <table:table-cell table:style-name="ce7" table:formula="of:=[.K206]" office:value-type="float" office:value="2869.60069198077" calcext:value-type="float">
            <text:p>2869.6</text:p>
          </table:table-cell>
          <table:table-cell table:style-name="ce7" table:formula="of:=[.L206]" office:value-type="float" office:value="2898.35805365855" calcext:value-type="float">
            <text:p>2898.4</text:p>
          </table:table-cell>
          <table:table-cell table:style-name="ce7" table:formula="of:=[.M206]" office:value-type="float" office:value="2928.65773743001" calcext:value-type="float">
            <text:p>2928.7</text:p>
          </table:table-cell>
          <table:table-cell table:style-name="ce7" table:formula="of:=[.N206]" office:value-type="float" office:value="2955.15329942191" calcext:value-type="float">
            <text:p>2955.2</text:p>
          </table:table-cell>
          <table:table-cell table:style-name="ce7" table:formula="of:=[.O206]" office:value-type="float" office:value="2969.34482005304" calcext:value-type="float">
            <text:p>2969.3</text:p>
          </table:table-cell>
          <table:table-cell table:style-name="ce7" table:formula="of:=[.P206]" office:value-type="float" office:value="2959.87145665968" calcext:value-type="float">
            <text:p>2959.9</text:p>
          </table:table-cell>
          <table:table-cell table:style-name="ce7" table:formula="of:=[.Q206]" office:value-type="float" office:value="2912.96214625069" calcext:value-type="float">
            <text:p>2913.0</text:p>
          </table:table-cell>
          <table:table-cell table:style-name="ce7" table:formula="of:=[.R206]" office:value-type="float" office:value="2813.61122447223" calcext:value-type="float">
            <text:p>2813.6</text:p>
          </table:table-cell>
          <table:table-cell table:style-name="ce5" table:formula="of:=SUMPRODUCT([.J207:.S207];pot_heat_diffusion)" office:value-type="float" office:value="2922.89587672973" calcext:value-type="float">
            <text:p>2923</text:p>
          </table:table-cell>
          <table:table-cell table:style-name="ce5" table:formula="of:=[.V206]*leakage_out" office:value-type="float" office:value="1714.20605608" calcext:value-type="float">
            <text:p>1714</text:p>
          </table:table-cell>
          <table:table-cell table:style-name="ce5" table:formula="of:=[.V206]+[.T207]-[.U207]" office:value-type="float" office:value="286909.699167316" calcext:value-type="float">
            <text:p>286910</text:p>
          </table:table-cell>
          <table:table-cell table:style-name="ce12" table:formula="of:= temp_out + [.V207]/pot_water_mass" office:value-type="float" office:value="121.058026327496" calcext:value-type="float">
            <text:p>121.1</text:p>
          </table:table-cell>
          <table:table-cell table:style-name="ce7" table:formula="of:=IF([.G207]&gt;thermagon_temp_max;0;IF([.W20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3" table:formula="of:=burner_C_per_s * [.X207]/100 * time_incr" office:value-type="float" office:value="0" calcext:value-type="float">
            <text:p>0</text:p>
          </table:table-cell>
          <table:table-cell table:style-name="ce3" table:formula="of:=[.B208]" office:value-type="float" office:value="0" calcext:value-type="float">
            <text:p>0</text:p>
          </table:table-cell>
          <table:table-cell table:style-name="ce3" table:formula="of:=[.C207]" office:value-type="float" office:value="2149.61306964746" calcext:value-type="float">
            <text:p>2150</text:p>
          </table:table-cell>
          <table:table-cell table:style-name="ce5" table:formula="of:=SUMPRODUCT([.B208:.D208];burner_heat_diffusion)" office:value-type="float" office:value="644.883920894239" calcext:value-type="float">
            <text:p>645</text:p>
          </table:table-cell>
          <table:table-cell table:formula="of:=[.F207]+[.E208]-[.I207]" office:value-type="float" office:value="56511.1878623721" calcext:value-type="float">
            <text:p>56511</text:p>
          </table:table-cell>
          <table:table-cell table:style-name="ce7" table:formula="of:=temp_out + [.F208] / burner_heat_mass" office:value-type="float" office:value="133.022375724744" calcext:value-type="float">
            <text:p>133.0</text:p>
          </table:table-cell>
          <table:table-cell table:style-name="ce7" table:formula="of:=[.G208]-[.W207]" office:value-type="float" office:value="11.9643493972477" calcext:value-type="float">
            <text:p>12.0</text:p>
          </table:table-cell>
          <table:table-cell table:style-name="ce5" table:formula="of:=thermagon_k * burner_A * [.H208] / thermagon_L" office:value-type="float" office:value="1568.40194002842" calcext:value-type="float">
            <text:p>1568</text:p>
          </table:table-cell>
          <table:table-cell table:style-name="ce5" table:formula="of:=[.I208]/C_per_s_to_W*time_incr" office:value-type="float" office:value="2247.63820583036" calcext:value-type="float">
            <text:p>2248</text:p>
          </table:table-cell>
          <table:table-cell table:style-name="ce7" table:formula="of:=[.J207]" office:value-type="float" office:value="2826.32334694224" calcext:value-type="float">
            <text:p>2826.3</text:p>
          </table:table-cell>
          <table:table-cell table:style-name="ce7" table:formula="of:=[.K207]" office:value-type="float" office:value="2845.20890869563" calcext:value-type="float">
            <text:p>2845.2</text:p>
          </table:table-cell>
          <table:table-cell table:style-name="ce7" table:formula="of:=[.L207]" office:value-type="float" office:value="2869.60069198077" calcext:value-type="float">
            <text:p>2869.6</text:p>
          </table:table-cell>
          <table:table-cell table:style-name="ce7" table:formula="of:=[.M207]" office:value-type="float" office:value="2898.35805365855" calcext:value-type="float">
            <text:p>2898.4</text:p>
          </table:table-cell>
          <table:table-cell table:style-name="ce7" table:formula="of:=[.N207]" office:value-type="float" office:value="2928.65773743001" calcext:value-type="float">
            <text:p>2928.7</text:p>
          </table:table-cell>
          <table:table-cell table:style-name="ce7" table:formula="of:=[.O207]" office:value-type="float" office:value="2955.15329942191" calcext:value-type="float">
            <text:p>2955.2</text:p>
          </table:table-cell>
          <table:table-cell table:style-name="ce7" table:formula="of:=[.P207]" office:value-type="float" office:value="2969.34482005304" calcext:value-type="float">
            <text:p>2969.3</text:p>
          </table:table-cell>
          <table:table-cell table:style-name="ce7" table:formula="of:=[.Q207]" office:value-type="float" office:value="2959.87145665968" calcext:value-type="float">
            <text:p>2959.9</text:p>
          </table:table-cell>
          <table:table-cell table:style-name="ce7" table:formula="of:=[.R207]" office:value-type="float" office:value="2912.96214625069" calcext:value-type="float">
            <text:p>2913.0</text:p>
          </table:table-cell>
          <table:table-cell table:style-name="ce5" table:formula="of:=SUMPRODUCT([.J208:.S208];pot_heat_diffusion)" office:value-type="float" office:value="2896.55306120293" calcext:value-type="float">
            <text:p>2897</text:p>
          </table:table-cell>
          <table:table-cell table:style-name="ce5" table:formula="of:=[.V207]*leakage_out" office:value-type="float" office:value="1721.45819500389" calcext:value-type="float">
            <text:p>1721</text:p>
          </table:table-cell>
          <table:table-cell table:style-name="ce5" table:formula="of:=[.V207]+[.T208]-[.U208]" office:value-type="float" office:value="288084.794033515" calcext:value-type="float">
            <text:p>288085</text:p>
          </table:table-cell>
          <table:table-cell table:style-name="ce12" table:formula="of:= temp_out + [.V208]/pot_water_mass" office:value-type="float" office:value="121.471929267238" calcext:value-type="float">
            <text:p>121.5</text:p>
          </table:table-cell>
          <table:table-cell table:style-name="ce7" table:formula="of:=IF([.G208]&gt;thermagon_temp_max;0;IF([.W20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3" table:formula="of:=burner_C_per_s * [.X208]/100 * time_incr" office:value-type="float" office:value="0" calcext:value-type="float">
            <text:p>0</text:p>
          </table:table-cell>
          <table:table-cell table:style-name="ce3" table:formula="of:=[.B209]" office:value-type="float" office:value="0" calcext:value-type="float">
            <text:p>0</text:p>
          </table:table-cell>
          <table:table-cell table:style-name="ce3" table:formula="of:=[.C208]" office:value-type="float" office:value="0" calcext:value-type="float">
            <text:p>0</text:p>
          </table:table-cell>
          <table:table-cell table:style-name="ce5" table:formula="of:=SUMPRODUCT([.B209:.D209];burner_heat_diffusion)" office:value-type="float" office:value="0" calcext:value-type="float">
            <text:p>0</text:p>
          </table:table-cell>
          <table:table-cell table:formula="of:=[.F208]+[.E209]-[.I208]" office:value-type="float" office:value="54942.7859223437" calcext:value-type="float">
            <text:p>54943</text:p>
          </table:table-cell>
          <table:table-cell table:style-name="ce7" table:formula="of:=temp_out + [.F209] / burner_heat_mass" office:value-type="float" office:value="129.885571844687" calcext:value-type="float">
            <text:p>129.9</text:p>
          </table:table-cell>
          <table:table-cell table:style-name="ce7" table:formula="of:=[.G209]-[.W208]" office:value-type="float" office:value="8.41364257744959" calcext:value-type="float">
            <text:p>8.4</text:p>
          </table:table-cell>
          <table:table-cell table:style-name="ce5" table:formula="of:=thermagon_k * burner_A * [.H209] / thermagon_L" office:value-type="float" office:value="1102.94115484568" calcext:value-type="float">
            <text:p>1103</text:p>
          </table:table-cell>
          <table:table-cell table:style-name="ce5" table:formula="of:=[.I209]/C_per_s_to_W*time_incr" office:value-type="float" office:value="1580.5978143389" calcext:value-type="float">
            <text:p>1581</text:p>
          </table:table-cell>
          <table:table-cell table:style-name="ce7" table:formula="of:=[.J208]" office:value-type="float" office:value="2247.63820583036" calcext:value-type="float">
            <text:p>2247.6</text:p>
          </table:table-cell>
          <table:table-cell table:style-name="ce7" table:formula="of:=[.K208]" office:value-type="float" office:value="2826.32334694224" calcext:value-type="float">
            <text:p>2826.3</text:p>
          </table:table-cell>
          <table:table-cell table:style-name="ce7" table:formula="of:=[.L208]" office:value-type="float" office:value="2845.20890869563" calcext:value-type="float">
            <text:p>2845.2</text:p>
          </table:table-cell>
          <table:table-cell table:style-name="ce7" table:formula="of:=[.M208]" office:value-type="float" office:value="2869.60069198077" calcext:value-type="float">
            <text:p>2869.6</text:p>
          </table:table-cell>
          <table:table-cell table:style-name="ce7" table:formula="of:=[.N208]" office:value-type="float" office:value="2898.35805365855" calcext:value-type="float">
            <text:p>2898.4</text:p>
          </table:table-cell>
          <table:table-cell table:style-name="ce7" table:formula="of:=[.O208]" office:value-type="float" office:value="2928.65773743001" calcext:value-type="float">
            <text:p>2928.7</text:p>
          </table:table-cell>
          <table:table-cell table:style-name="ce7" table:formula="of:=[.P208]" office:value-type="float" office:value="2955.15329942191" calcext:value-type="float">
            <text:p>2955.2</text:p>
          </table:table-cell>
          <table:table-cell table:style-name="ce7" table:formula="of:=[.Q208]" office:value-type="float" office:value="2969.34482005304" calcext:value-type="float">
            <text:p>2969.3</text:p>
          </table:table-cell>
          <table:table-cell table:style-name="ce7" table:formula="of:=[.R208]" office:value-type="float" office:value="2959.87145665968" calcext:value-type="float">
            <text:p>2959.9</text:p>
          </table:table-cell>
          <table:table-cell table:style-name="ce5" table:formula="of:=SUMPRODUCT([.J209:.S209];pot_heat_diffusion)" office:value-type="float" office:value="2834.11877248448" calcext:value-type="float">
            <text:p>2834</text:p>
          </table:table-cell>
          <table:table-cell table:style-name="ce5" table:formula="of:=[.V208]*leakage_out" office:value-type="float" office:value="1728.50876420109" calcext:value-type="float">
            <text:p>1729</text:p>
          </table:table-cell>
          <table:table-cell table:style-name="ce5" table:formula="of:=[.V208]+[.T209]-[.U209]" office:value-type="float" office:value="289190.404041798" calcext:value-type="float">
            <text:p>289190</text:p>
          </table:table-cell>
          <table:table-cell table:style-name="ce12" table:formula="of:= temp_out + [.V209]/pot_water_mass" office:value-type="float" office:value="121.861357598344" calcext:value-type="float">
            <text:p>121.9</text:p>
          </table:table-cell>
          <table:table-cell table:style-name="ce7" table:formula="of:=IF([.G209]&gt;thermagon_temp_max;0;IF([.W20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3" table:formula="of:=burner_C_per_s * [.X209]/100 * time_incr" office:value-type="float" office:value="0" calcext:value-type="float">
            <text:p>0</text:p>
          </table:table-cell>
          <table:table-cell table:style-name="ce3" table:formula="of:=[.B210]" office:value-type="float" office:value="0" calcext:value-type="float">
            <text:p>0</text:p>
          </table:table-cell>
          <table:table-cell table:style-name="ce3" table:formula="of:=[.C209]" office:value-type="float" office:value="0" calcext:value-type="float">
            <text:p>0</text:p>
          </table:table-cell>
          <table:table-cell table:style-name="ce5" table:formula="of:=SUMPRODUCT([.B210:.D210];burner_heat_diffusion)" office:value-type="float" office:value="0" calcext:value-type="float">
            <text:p>0</text:p>
          </table:table-cell>
          <table:table-cell table:formula="of:=[.F209]+[.E210]-[.I209]" office:value-type="float" office:value="53839.844767498" calcext:value-type="float">
            <text:p>53840</text:p>
          </table:table-cell>
          <table:table-cell table:style-name="ce7" table:formula="of:=temp_out + [.F210] / burner_heat_mass" office:value-type="float" office:value="127.679689534996" calcext:value-type="float">
            <text:p>127.7</text:p>
          </table:table-cell>
          <table:table-cell table:style-name="ce7" table:formula="of:=[.G210]-[.W209]" office:value-type="float" office:value="5.81833193665157" calcext:value-type="float">
            <text:p>5.8</text:p>
          </table:table-cell>
          <table:table-cell table:style-name="ce5" table:formula="of:=thermagon_k * burner_A * [.H210] / thermagon_L" office:value-type="float" office:value="762.722885648331" calcext:value-type="float">
            <text:p>763</text:p>
          </table:table-cell>
          <table:table-cell table:style-name="ce5" table:formula="of:=[.I210]/C_per_s_to_W*time_incr" office:value-type="float" office:value="1093.03938900592" calcext:value-type="float">
            <text:p>1093</text:p>
          </table:table-cell>
          <table:table-cell table:style-name="ce7" table:formula="of:=[.J209]" office:value-type="float" office:value="1580.5978143389" calcext:value-type="float">
            <text:p>1580.6</text:p>
          </table:table-cell>
          <table:table-cell table:style-name="ce7" table:formula="of:=[.K209]" office:value-type="float" office:value="2247.63820583036" calcext:value-type="float">
            <text:p>2247.6</text:p>
          </table:table-cell>
          <table:table-cell table:style-name="ce7" table:formula="of:=[.L209]" office:value-type="float" office:value="2826.32334694224" calcext:value-type="float">
            <text:p>2826.3</text:p>
          </table:table-cell>
          <table:table-cell table:style-name="ce7" table:formula="of:=[.M209]" office:value-type="float" office:value="2845.20890869563" calcext:value-type="float">
            <text:p>2845.2</text:p>
          </table:table-cell>
          <table:table-cell table:style-name="ce7" table:formula="of:=[.N209]" office:value-type="float" office:value="2869.60069198077" calcext:value-type="float">
            <text:p>2869.6</text:p>
          </table:table-cell>
          <table:table-cell table:style-name="ce7" table:formula="of:=[.O209]" office:value-type="float" office:value="2898.35805365855" calcext:value-type="float">
            <text:p>2898.4</text:p>
          </table:table-cell>
          <table:table-cell table:style-name="ce7" table:formula="of:=[.P209]" office:value-type="float" office:value="2928.65773743001" calcext:value-type="float">
            <text:p>2928.7</text:p>
          </table:table-cell>
          <table:table-cell table:style-name="ce7" table:formula="of:=[.Q209]" office:value-type="float" office:value="2955.15329942191" calcext:value-type="float">
            <text:p>2955.2</text:p>
          </table:table-cell>
          <table:table-cell table:style-name="ce7" table:formula="of:=[.R209]" office:value-type="float" office:value="2969.34482005304" calcext:value-type="float">
            <text:p>2969.3</text:p>
          </table:table-cell>
          <table:table-cell table:style-name="ce5" table:formula="of:=SUMPRODUCT([.J210:.S210];pot_heat_diffusion)" office:value-type="float" office:value="2713.03277240713" calcext:value-type="float">
            <text:p>2713</text:p>
          </table:table-cell>
          <table:table-cell table:style-name="ce5" table:formula="of:=[.V209]*leakage_out" office:value-type="float" office:value="1735.14242425079" calcext:value-type="float">
            <text:p>1735</text:p>
          </table:table-cell>
          <table:table-cell table:style-name="ce5" table:formula="of:=[.V209]+[.T210]-[.U210]" office:value-type="float" office:value="290168.294389954" calcext:value-type="float">
            <text:p>290168</text:p>
          </table:table-cell>
          <table:table-cell table:style-name="ce12" table:formula="of:= temp_out + [.V210]/pot_water_mass" office:value-type="float" office:value="122.205799312362" calcext:value-type="float">
            <text:p>122.2</text:p>
          </table:table-cell>
          <table:table-cell table:style-name="ce7" table:formula="of:=IF([.G210]&gt;thermagon_temp_max;0;IF([.W21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3" table:formula="of:=burner_C_per_s * [.X210]/100 * time_incr" office:value-type="float" office:value="0" calcext:value-type="float">
            <text:p>0</text:p>
          </table:table-cell>
          <table:table-cell table:style-name="ce3" table:formula="of:=[.B211]" office:value-type="float" office:value="0" calcext:value-type="float">
            <text:p>0</text:p>
          </table:table-cell>
          <table:table-cell table:style-name="ce3" table:formula="of:=[.C210]" office:value-type="float" office:value="0" calcext:value-type="float">
            <text:p>0</text:p>
          </table:table-cell>
          <table:table-cell table:style-name="ce5" table:formula="of:=SUMPRODUCT([.B211:.D211];burner_heat_diffusion)" office:value-type="float" office:value="0" calcext:value-type="float">
            <text:p>0</text:p>
          </table:table-cell>
          <table:table-cell table:formula="of:=[.F210]+[.E211]-[.I210]" office:value-type="float" office:value="53077.1218818497" calcext:value-type="float">
            <text:p>53077</text:p>
          </table:table-cell>
          <table:table-cell table:style-name="ce7" table:formula="of:=temp_out + [.F211] / burner_heat_mass" office:value-type="float" office:value="126.154243763699" calcext:value-type="float">
            <text:p>126.2</text:p>
          </table:table-cell>
          <table:table-cell table:style-name="ce7" table:formula="of:=[.G211]-[.W210]" office:value-type="float" office:value="3.94844445133756" calcext:value-type="float">
            <text:p>3.9</text:p>
          </table:table-cell>
          <table:table-cell table:style-name="ce5" table:formula="of:=thermagon_k * burner_A * [.H211] / thermagon_L" office:value-type="float" office:value="517.600057634297" calcext:value-type="float">
            <text:p>518</text:p>
          </table:table-cell>
          <table:table-cell table:style-name="ce5" table:formula="of:=[.I211]/C_per_s_to_W*time_incr" office:value-type="float" office:value="741.759899160644" calcext:value-type="float">
            <text:p>742</text:p>
          </table:table-cell>
          <table:table-cell table:style-name="ce7" table:formula="of:=[.J210]" office:value-type="float" office:value="1093.03938900592" calcext:value-type="float">
            <text:p>1093.0</text:p>
          </table:table-cell>
          <table:table-cell table:style-name="ce7" table:formula="of:=[.K210]" office:value-type="float" office:value="1580.5978143389" calcext:value-type="float">
            <text:p>1580.6</text:p>
          </table:table-cell>
          <table:table-cell table:style-name="ce7" table:formula="of:=[.L210]" office:value-type="float" office:value="2247.63820583036" calcext:value-type="float">
            <text:p>2247.6</text:p>
          </table:table-cell>
          <table:table-cell table:style-name="ce7" table:formula="of:=[.M210]" office:value-type="float" office:value="2826.32334694224" calcext:value-type="float">
            <text:p>2826.3</text:p>
          </table:table-cell>
          <table:table-cell table:style-name="ce7" table:formula="of:=[.N210]" office:value-type="float" office:value="2845.20890869563" calcext:value-type="float">
            <text:p>2845.2</text:p>
          </table:table-cell>
          <table:table-cell table:style-name="ce7" table:formula="of:=[.O210]" office:value-type="float" office:value="2869.60069198077" calcext:value-type="float">
            <text:p>2869.6</text:p>
          </table:table-cell>
          <table:table-cell table:style-name="ce7" table:formula="of:=[.P210]" office:value-type="float" office:value="2898.35805365855" calcext:value-type="float">
            <text:p>2898.4</text:p>
          </table:table-cell>
          <table:table-cell table:style-name="ce7" table:formula="of:=[.Q210]" office:value-type="float" office:value="2928.65773743001" calcext:value-type="float">
            <text:p>2928.7</text:p>
          </table:table-cell>
          <table:table-cell table:style-name="ce7" table:formula="of:=[.R210]" office:value-type="float" office:value="2955.15329942191" calcext:value-type="float">
            <text:p>2955.2</text:p>
          </table:table-cell>
          <table:table-cell table:style-name="ce5" table:formula="of:=SUMPRODUCT([.J211:.S211];pot_heat_diffusion)" office:value-type="float" office:value="2511.38034777968" calcext:value-type="float">
            <text:p>2511</text:p>
          </table:table-cell>
          <table:table-cell table:style-name="ce5" table:formula="of:=[.V210]*leakage_out" office:value-type="float" office:value="1741.00976633973" calcext:value-type="float">
            <text:p>1741</text:p>
          </table:table-cell>
          <table:table-cell table:style-name="ce5" table:formula="of:=[.V210]+[.T211]-[.U211]" office:value-type="float" office:value="290938.664971394" calcext:value-type="float">
            <text:p>290939</text:p>
          </table:table-cell>
          <table:table-cell table:style-name="ce12" table:formula="of:= temp_out + [.V211]/pot_water_mass" office:value-type="float" office:value="122.477146466979" calcext:value-type="float">
            <text:p>122.5</text:p>
          </table:table-cell>
          <table:table-cell table:style-name="ce7" table:formula="of:=IF([.G211]&gt;thermagon_temp_max;0;IF([.W21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3" table:formula="of:=burner_C_per_s * [.X211]/100 * time_incr" office:value-type="float" office:value="0" calcext:value-type="float">
            <text:p>0</text:p>
          </table:table-cell>
          <table:table-cell table:style-name="ce3" table:formula="of:=[.B212]" office:value-type="float" office:value="0" calcext:value-type="float">
            <text:p>0</text:p>
          </table:table-cell>
          <table:table-cell table:style-name="ce3" table:formula="of:=[.C211]" office:value-type="float" office:value="0" calcext:value-type="float">
            <text:p>0</text:p>
          </table:table-cell>
          <table:table-cell table:style-name="ce5" table:formula="of:=SUMPRODUCT([.B212:.D212];burner_heat_diffusion)" office:value-type="float" office:value="0" calcext:value-type="float">
            <text:p>0</text:p>
          </table:table-cell>
          <table:table-cell table:formula="of:=[.F211]+[.E212]-[.I211]" office:value-type="float" office:value="52559.5218242154" calcext:value-type="float">
            <text:p>52560</text:p>
          </table:table-cell>
          <table:table-cell table:style-name="ce7" table:formula="of:=temp_out + [.F212] / burner_heat_mass" office:value-type="float" office:value="125.119043648431" calcext:value-type="float">
            <text:p>125.1</text:p>
          </table:table-cell>
          <table:table-cell table:style-name="ce7" table:formula="of:=[.G212]-[.W211]" office:value-type="float" office:value="2.64189718145192" calcext:value-type="float">
            <text:p>2.6</text:p>
          </table:table-cell>
          <table:table-cell table:style-name="ce5" table:formula="of:=thermagon_k * burner_A * [.H212] / thermagon_L" office:value-type="float" office:value="346.325280812845" calcext:value-type="float">
            <text:p>346</text:p>
          </table:table-cell>
          <table:table-cell table:style-name="ce5" table:formula="of:=[.I212]/C_per_s_to_W*time_incr" office:value-type="float" office:value="496.31023332308" calcext:value-type="float">
            <text:p>496</text:p>
          </table:table-cell>
          <table:table-cell table:style-name="ce7" table:formula="of:=[.J211]" office:value-type="float" office:value="741.759899160644" calcext:value-type="float">
            <text:p>741.8</text:p>
          </table:table-cell>
          <table:table-cell table:style-name="ce7" table:formula="of:=[.K211]" office:value-type="float" office:value="1093.03938900592" calcext:value-type="float">
            <text:p>1093.0</text:p>
          </table:table-cell>
          <table:table-cell table:style-name="ce7" table:formula="of:=[.L211]" office:value-type="float" office:value="1580.5978143389" calcext:value-type="float">
            <text:p>1580.6</text:p>
          </table:table-cell>
          <table:table-cell table:style-name="ce7" table:formula="of:=[.M211]" office:value-type="float" office:value="2247.63820583036" calcext:value-type="float">
            <text:p>2247.6</text:p>
          </table:table-cell>
          <table:table-cell table:style-name="ce7" table:formula="of:=[.N211]" office:value-type="float" office:value="2826.32334694224" calcext:value-type="float">
            <text:p>2826.3</text:p>
          </table:table-cell>
          <table:table-cell table:style-name="ce7" table:formula="of:=[.O211]" office:value-type="float" office:value="2845.20890869563" calcext:value-type="float">
            <text:p>2845.2</text:p>
          </table:table-cell>
          <table:table-cell table:style-name="ce7" table:formula="of:=[.P211]" office:value-type="float" office:value="2869.60069198077" calcext:value-type="float">
            <text:p>2869.6</text:p>
          </table:table-cell>
          <table:table-cell table:style-name="ce7" table:formula="of:=[.Q211]" office:value-type="float" office:value="2898.35805365855" calcext:value-type="float">
            <text:p>2898.4</text:p>
          </table:table-cell>
          <table:table-cell table:style-name="ce7" table:formula="of:=[.R211]" office:value-type="float" office:value="2928.65773743001" calcext:value-type="float">
            <text:p>2928.7</text:p>
          </table:table-cell>
          <table:table-cell table:style-name="ce5" table:formula="of:=SUMPRODUCT([.J212:.S212];pot_heat_diffusion)" office:value-type="float" office:value="2223.95335310894" calcext:value-type="float">
            <text:p>2224</text:p>
          </table:table-cell>
          <table:table-cell table:style-name="ce5" table:formula="of:=[.V211]*leakage_out" office:value-type="float" office:value="1745.63198982837" calcext:value-type="float">
            <text:p>1746</text:p>
          </table:table-cell>
          <table:table-cell table:style-name="ce5" table:formula="of:=[.V211]+[.T212]-[.U212]" office:value-type="float" office:value="291416.986334675" calcext:value-type="float">
            <text:p>291417</text:p>
          </table:table-cell>
          <table:table-cell table:style-name="ce12" table:formula="of:= temp_out + [.V212]/pot_water_mass" office:value-type="float" office:value="122.645625305665" calcext:value-type="float">
            <text:p>122.6</text:p>
          </table:table-cell>
          <table:table-cell table:style-name="ce7" table:formula="of:=IF([.G212]&gt;thermagon_temp_max;0;IF([.W21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3" table:formula="of:=burner_C_per_s * [.X212]/100 * time_incr" office:value-type="float" office:value="0" calcext:value-type="float">
            <text:p>0</text:p>
          </table:table-cell>
          <table:table-cell table:style-name="ce3" table:formula="of:=[.B213]" office:value-type="float" office:value="0" calcext:value-type="float">
            <text:p>0</text:p>
          </table:table-cell>
          <table:table-cell table:style-name="ce3" table:formula="of:=[.C212]" office:value-type="float" office:value="0" calcext:value-type="float">
            <text:p>0</text:p>
          </table:table-cell>
          <table:table-cell table:style-name="ce5" table:formula="of:=SUMPRODUCT([.B213:.D213];burner_heat_diffusion)" office:value-type="float" office:value="0" calcext:value-type="float">
            <text:p>0</text:p>
          </table:table-cell>
          <table:table-cell table:formula="of:=[.F212]+[.E213]-[.I212]" office:value-type="float" office:value="52213.1965434025" calcext:value-type="float">
            <text:p>52213</text:p>
          </table:table-cell>
          <table:table-cell table:style-name="ce7" table:formula="of:=temp_out + [.F213] / burner_heat_mass" office:value-type="float" office:value="124.426393086805" calcext:value-type="float">
            <text:p>124.4</text:p>
          </table:table-cell>
          <table:table-cell table:style-name="ce7" table:formula="of:=[.G213]-[.W212]" office:value-type="float" office:value="1.78076778114038" calcext:value-type="float">
            <text:p>1.8</text:p>
          </table:table-cell>
          <table:table-cell table:style-name="ce5" table:formula="of:=thermagon_k * burner_A * [.H213] / thermagon_L" office:value-type="float" office:value="233.440160425537" calcext:value-type="float">
            <text:p>233</text:p>
          </table:table-cell>
          <table:table-cell table:style-name="ce5" table:formula="of:=[.I213]/C_per_s_to_W*time_incr" office:value-type="float" office:value="334.537346554223" calcext:value-type="float">
            <text:p>335</text:p>
          </table:table-cell>
          <table:table-cell table:style-name="ce7" table:formula="of:=[.J212]" office:value-type="float" office:value="496.31023332308" calcext:value-type="float">
            <text:p>496.3</text:p>
          </table:table-cell>
          <table:table-cell table:style-name="ce7" table:formula="of:=[.K212]" office:value-type="float" office:value="741.759899160644" calcext:value-type="float">
            <text:p>741.8</text:p>
          </table:table-cell>
          <table:table-cell table:style-name="ce7" table:formula="of:=[.L212]" office:value-type="float" office:value="1093.03938900592" calcext:value-type="float">
            <text:p>1093.0</text:p>
          </table:table-cell>
          <table:table-cell table:style-name="ce7" table:formula="of:=[.M212]" office:value-type="float" office:value="1580.5978143389" calcext:value-type="float">
            <text:p>1580.6</text:p>
          </table:table-cell>
          <table:table-cell table:style-name="ce7" table:formula="of:=[.N212]" office:value-type="float" office:value="2247.63820583036" calcext:value-type="float">
            <text:p>2247.6</text:p>
          </table:table-cell>
          <table:table-cell table:style-name="ce7" table:formula="of:=[.O212]" office:value-type="float" office:value="2826.32334694224" calcext:value-type="float">
            <text:p>2826.3</text:p>
          </table:table-cell>
          <table:table-cell table:style-name="ce7" table:formula="of:=[.P212]" office:value-type="float" office:value="2845.20890869563" calcext:value-type="float">
            <text:p>2845.2</text:p>
          </table:table-cell>
          <table:table-cell table:style-name="ce7" table:formula="of:=[.Q212]" office:value-type="float" office:value="2869.60069198077" calcext:value-type="float">
            <text:p>2869.6</text:p>
          </table:table-cell>
          <table:table-cell table:style-name="ce7" table:formula="of:=[.R212]" office:value-type="float" office:value="2898.35805365855" calcext:value-type="float">
            <text:p>2898.4</text:p>
          </table:table-cell>
          <table:table-cell table:style-name="ce5" table:formula="of:=SUMPRODUCT([.J213:.S213];pot_heat_diffusion)" office:value-type="float" office:value="1868.63722907777" calcext:value-type="float">
            <text:p>1869</text:p>
          </table:table-cell>
          <table:table-cell table:style-name="ce5" table:formula="of:=[.V212]*leakage_out" office:value-type="float" office:value="1748.50191800805" calcext:value-type="float">
            <text:p>1749</text:p>
          </table:table-cell>
          <table:table-cell table:style-name="ce5" table:formula="of:=[.V212]+[.T213]-[.U213]" office:value-type="float" office:value="291537.121645745" calcext:value-type="float">
            <text:p>291537</text:p>
          </table:table-cell>
          <table:table-cell table:style-name="ce12" table:formula="of:= temp_out + [.V213]/pot_water_mass" office:value-type="float" office:value="122.687940492165" calcext:value-type="float">
            <text:p>122.7</text:p>
          </table:table-cell>
          <table:table-cell table:style-name="ce7" table:formula="of:=IF([.G213]&gt;thermagon_temp_max;0;IF([.W21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3" table:formula="of:=burner_C_per_s * [.X213]/100 * time_incr" office:value-type="float" office:value="0" calcext:value-type="float">
            <text:p>0</text:p>
          </table:table-cell>
          <table:table-cell table:style-name="ce3" table:formula="of:=[.B214]" office:value-type="float" office:value="0" calcext:value-type="float">
            <text:p>0</text:p>
          </table:table-cell>
          <table:table-cell table:style-name="ce3" table:formula="of:=[.C213]" office:value-type="float" office:value="0" calcext:value-type="float">
            <text:p>0</text:p>
          </table:table-cell>
          <table:table-cell table:style-name="ce5" table:formula="of:=SUMPRODUCT([.B214:.D214];burner_heat_diffusion)" office:value-type="float" office:value="0" calcext:value-type="float">
            <text:p>0</text:p>
          </table:table-cell>
          <table:table-cell table:formula="of:=[.F213]+[.E214]-[.I213]" office:value-type="float" office:value="51979.756382977" calcext:value-type="float">
            <text:p>51980</text:p>
          </table:table-cell>
          <table:table-cell table:style-name="ce7" table:formula="of:=temp_out + [.F214] / burner_heat_mass" office:value-type="float" office:value="123.959512765954" calcext:value-type="float">
            <text:p>124.0</text:p>
          </table:table-cell>
          <table:table-cell table:style-name="ce7" table:formula="of:=[.G214]-[.W213]" office:value-type="float" office:value="1.27157227378923" calcext:value-type="float">
            <text:p>1.3</text:p>
          </table:table-cell>
          <table:table-cell table:style-name="ce5" table:formula="of:=thermagon_k * burner_A * [.H214] / thermagon_L" office:value-type="float" office:value="166.689918095852" calcext:value-type="float">
            <text:p>167</text:p>
          </table:table-cell>
          <table:table-cell table:style-name="ce5" table:formula="of:=[.I214]/C_per_s_to_W*time_incr" office:value-type="float" office:value="238.879217678206" calcext:value-type="float">
            <text:p>239</text:p>
          </table:table-cell>
          <table:table-cell table:style-name="ce7" table:formula="of:=[.J213]" office:value-type="float" office:value="334.537346554223" calcext:value-type="float">
            <text:p>334.5</text:p>
          </table:table-cell>
          <table:table-cell table:style-name="ce7" table:formula="of:=[.K213]" office:value-type="float" office:value="496.31023332308" calcext:value-type="float">
            <text:p>496.3</text:p>
          </table:table-cell>
          <table:table-cell table:style-name="ce7" table:formula="of:=[.L213]" office:value-type="float" office:value="741.759899160644" calcext:value-type="float">
            <text:p>741.8</text:p>
          </table:table-cell>
          <table:table-cell table:style-name="ce7" table:formula="of:=[.M213]" office:value-type="float" office:value="1093.03938900592" calcext:value-type="float">
            <text:p>1093.0</text:p>
          </table:table-cell>
          <table:table-cell table:style-name="ce7" table:formula="of:=[.N213]" office:value-type="float" office:value="1580.5978143389" calcext:value-type="float">
            <text:p>1580.6</text:p>
          </table:table-cell>
          <table:table-cell table:style-name="ce7" table:formula="of:=[.O213]" office:value-type="float" office:value="2247.63820583036" calcext:value-type="float">
            <text:p>2247.6</text:p>
          </table:table-cell>
          <table:table-cell table:style-name="ce7" table:formula="of:=[.P213]" office:value-type="float" office:value="2826.32334694224" calcext:value-type="float">
            <text:p>2826.3</text:p>
          </table:table-cell>
          <table:table-cell table:style-name="ce7" table:formula="of:=[.Q213]" office:value-type="float" office:value="2845.20890869563" calcext:value-type="float">
            <text:p>2845.2</text:p>
          </table:table-cell>
          <table:table-cell table:style-name="ce7" table:formula="of:=[.R213]" office:value-type="float" office:value="2869.60069198077" calcext:value-type="float">
            <text:p>2869.6</text:p>
          </table:table-cell>
          <table:table-cell table:style-name="ce5" table:formula="of:=SUMPRODUCT([.J214:.S214];pot_heat_diffusion)" office:value-type="float" office:value="1483.08468133292" calcext:value-type="float">
            <text:p>1483</text:p>
          </table:table-cell>
          <table:table-cell table:style-name="ce5" table:formula="of:=[.V213]*leakage_out" office:value-type="float" office:value="1749.22272987447" calcext:value-type="float">
            <text:p>1749</text:p>
          </table:table-cell>
          <table:table-cell table:style-name="ce5" table:formula="of:=[.V213]+[.T214]-[.U214]" office:value-type="float" office:value="291270.983597203" calcext:value-type="float">
            <text:p>291271</text:p>
          </table:table-cell>
          <table:table-cell table:style-name="ce12" table:formula="of:= temp_out + [.V214]/pot_water_mass" office:value-type="float" office:value="122.594198851522" calcext:value-type="float">
            <text:p>122.6</text:p>
          </table:table-cell>
          <table:table-cell table:style-name="ce7" table:formula="of:=IF([.G214]&gt;thermagon_temp_max;0;IF([.W21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3" table:formula="of:=burner_C_per_s * [.X214]/100 * time_incr" office:value-type="float" office:value="0" calcext:value-type="float">
            <text:p>0</text:p>
          </table:table-cell>
          <table:table-cell table:style-name="ce3" table:formula="of:=[.B215]" office:value-type="float" office:value="0" calcext:value-type="float">
            <text:p>0</text:p>
          </table:table-cell>
          <table:table-cell table:style-name="ce3" table:formula="of:=[.C214]" office:value-type="float" office:value="0" calcext:value-type="float">
            <text:p>0</text:p>
          </table:table-cell>
          <table:table-cell table:style-name="ce5" table:formula="of:=SUMPRODUCT([.B215:.D215];burner_heat_diffusion)" office:value-type="float" office:value="0" calcext:value-type="float">
            <text:p>0</text:p>
          </table:table-cell>
          <table:table-cell table:formula="of:=[.F214]+[.E215]-[.I214]" office:value-type="float" office:value="51813.0664648811" calcext:value-type="float">
            <text:p>51813</text:p>
          </table:table-cell>
          <table:table-cell table:style-name="ce7" table:formula="of:=temp_out + [.F215] / burner_heat_mass" office:value-type="float" office:value="123.626132929762" calcext:value-type="float">
            <text:p>123.6</text:p>
          </table:table-cell>
          <table:table-cell table:style-name="ce7" table:formula="of:=[.G215]-[.W214]" office:value-type="float" office:value="1.03193407824028" calcext:value-type="float">
            <text:p>1.0</text:p>
          </table:table-cell>
          <table:table-cell table:style-name="ce5" table:formula="of:=thermagon_k * burner_A * [.H215] / thermagon_L" office:value-type="float" office:value="135.275839626166" calcext:value-type="float">
            <text:p>135</text:p>
          </table:table-cell>
          <table:table-cell table:style-name="ce5" table:formula="of:=[.I215]/C_per_s_to_W*time_incr" office:value-type="float" office:value="193.860475245294" calcext:value-type="float">
            <text:p>194</text:p>
          </table:table-cell>
          <table:table-cell table:style-name="ce7" table:formula="of:=[.J214]" office:value-type="float" office:value="238.879217678206" calcext:value-type="float">
            <text:p>238.9</text:p>
          </table:table-cell>
          <table:table-cell table:style-name="ce7" table:formula="of:=[.K214]" office:value-type="float" office:value="334.537346554223" calcext:value-type="float">
            <text:p>334.5</text:p>
          </table:table-cell>
          <table:table-cell table:style-name="ce7" table:formula="of:=[.L214]" office:value-type="float" office:value="496.31023332308" calcext:value-type="float">
            <text:p>496.3</text:p>
          </table:table-cell>
          <table:table-cell table:style-name="ce7" table:formula="of:=[.M214]" office:value-type="float" office:value="741.759899160644" calcext:value-type="float">
            <text:p>741.8</text:p>
          </table:table-cell>
          <table:table-cell table:style-name="ce7" table:formula="of:=[.N214]" office:value-type="float" office:value="1093.03938900592" calcext:value-type="float">
            <text:p>1093.0</text:p>
          </table:table-cell>
          <table:table-cell table:style-name="ce7" table:formula="of:=[.O214]" office:value-type="float" office:value="1580.5978143389" calcext:value-type="float">
            <text:p>1580.6</text:p>
          </table:table-cell>
          <table:table-cell table:style-name="ce7" table:formula="of:=[.P214]" office:value-type="float" office:value="2247.63820583036" calcext:value-type="float">
            <text:p>2247.6</text:p>
          </table:table-cell>
          <table:table-cell table:style-name="ce7" table:formula="of:=[.Q214]" office:value-type="float" office:value="2826.32334694224" calcext:value-type="float">
            <text:p>2826.3</text:p>
          </table:table-cell>
          <table:table-cell table:style-name="ce7" table:formula="of:=[.R214]" office:value-type="float" office:value="2845.20890869563" calcext:value-type="float">
            <text:p>2845.2</text:p>
          </table:table-cell>
          <table:table-cell table:style-name="ce5" table:formula="of:=SUMPRODUCT([.J215:.S215];pot_heat_diffusion)" office:value-type="float" office:value="1114.05915016758" calcext:value-type="float">
            <text:p>1114</text:p>
          </table:table-cell>
          <table:table-cell table:style-name="ce5" table:formula="of:=[.V214]*leakage_out" office:value-type="float" office:value="1747.62590158322" calcext:value-type="float">
            <text:p>1748</text:p>
          </table:table-cell>
          <table:table-cell table:style-name="ce5" table:formula="of:=[.V214]+[.T215]-[.U215]" office:value-type="float" office:value="290637.416845787" calcext:value-type="float">
            <text:p>290637</text:p>
          </table:table-cell>
          <table:table-cell table:style-name="ce12" table:formula="of:= temp_out + [.V215]/pot_water_mass" office:value-type="float" office:value="122.371038025553" calcext:value-type="float">
            <text:p>122.4</text:p>
          </table:table-cell>
          <table:table-cell table:style-name="ce7" table:formula="of:=IF([.G215]&gt;thermagon_temp_max;0;IF([.W21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3" table:formula="of:=burner_C_per_s * [.X215]/100 * time_incr" office:value-type="float" office:value="0" calcext:value-type="float">
            <text:p>0</text:p>
          </table:table-cell>
          <table:table-cell table:style-name="ce3" table:formula="of:=[.B216]" office:value-type="float" office:value="0" calcext:value-type="float">
            <text:p>0</text:p>
          </table:table-cell>
          <table:table-cell table:style-name="ce3" table:formula="of:=[.C215]" office:value-type="float" office:value="0" calcext:value-type="float">
            <text:p>0</text:p>
          </table:table-cell>
          <table:table-cell table:style-name="ce5" table:formula="of:=SUMPRODUCT([.B216:.D216];burner_heat_diffusion)" office:value-type="float" office:value="0" calcext:value-type="float">
            <text:p>0</text:p>
          </table:table-cell>
          <table:table-cell table:formula="of:=[.F215]+[.E216]-[.I215]" office:value-type="float" office:value="51677.790625255" calcext:value-type="float">
            <text:p>51678</text:p>
          </table:table-cell>
          <table:table-cell table:style-name="ce7" table:formula="of:=temp_out + [.F216] / burner_heat_mass" office:value-type="float" office:value="123.35558125051" calcext:value-type="float">
            <text:p>123.4</text:p>
          </table:table-cell>
          <table:table-cell table:style-name="ce7" table:formula="of:=[.G216]-[.W215]" office:value-type="float" office:value="0.984543224957278" calcext:value-type="float">
            <text:p>1.0</text:p>
          </table:table-cell>
          <table:table-cell table:style-name="ce5" table:formula="of:=thermagon_k * burner_A * [.H216] / thermagon_L" office:value-type="float" office:value="129.063390978874" calcext:value-type="float">
            <text:p>129</text:p>
          </table:table-cell>
          <table:table-cell table:style-name="ce5" table:formula="of:=[.I216]/C_per_s_to_W*time_incr" office:value-type="float" office:value="184.957568040805" calcext:value-type="float">
            <text:p>185</text:p>
          </table:table-cell>
          <table:table-cell table:style-name="ce7" table:formula="of:=[.J215]" office:value-type="float" office:value="193.860475245294" calcext:value-type="float">
            <text:p>193.9</text:p>
          </table:table-cell>
          <table:table-cell table:style-name="ce7" table:formula="of:=[.K215]" office:value-type="float" office:value="238.879217678206" calcext:value-type="float">
            <text:p>238.9</text:p>
          </table:table-cell>
          <table:table-cell table:style-name="ce7" table:formula="of:=[.L215]" office:value-type="float" office:value="334.537346554223" calcext:value-type="float">
            <text:p>334.5</text:p>
          </table:table-cell>
          <table:table-cell table:style-name="ce7" table:formula="of:=[.M215]" office:value-type="float" office:value="496.31023332308" calcext:value-type="float">
            <text:p>496.3</text:p>
          </table:table-cell>
          <table:table-cell table:style-name="ce7" table:formula="of:=[.N215]" office:value-type="float" office:value="741.759899160644" calcext:value-type="float">
            <text:p>741.8</text:p>
          </table:table-cell>
          <table:table-cell table:style-name="ce7" table:formula="of:=[.O215]" office:value-type="float" office:value="1093.03938900592" calcext:value-type="float">
            <text:p>1093.0</text:p>
          </table:table-cell>
          <table:table-cell table:style-name="ce7" table:formula="of:=[.P215]" office:value-type="float" office:value="1580.5978143389" calcext:value-type="float">
            <text:p>1580.6</text:p>
          </table:table-cell>
          <table:table-cell table:style-name="ce7" table:formula="of:=[.Q215]" office:value-type="float" office:value="2247.63820583036" calcext:value-type="float">
            <text:p>2247.6</text:p>
          </table:table-cell>
          <table:table-cell table:style-name="ce7" table:formula="of:=[.R215]" office:value-type="float" office:value="2826.32334694224" calcext:value-type="float">
            <text:p>2826.3</text:p>
          </table:table-cell>
          <table:table-cell table:style-name="ce5" table:formula="of:=SUMPRODUCT([.J216:.S216];pot_heat_diffusion)" office:value-type="float" office:value="801.237389736246" calcext:value-type="float">
            <text:p>801</text:p>
          </table:table-cell>
          <table:table-cell table:style-name="ce5" table:formula="of:=[.V215]*leakage_out" office:value-type="float" office:value="1743.82450107472" calcext:value-type="float">
            <text:p>1744</text:p>
          </table:table-cell>
          <table:table-cell table:style-name="ce5" table:formula="of:=[.V215]+[.T216]-[.U216]" office:value-type="float" office:value="289694.829734449" calcext:value-type="float">
            <text:p>289695</text:p>
          </table:table-cell>
          <table:table-cell table:style-name="ce12" table:formula="of:= temp_out + [.V216]/pot_water_mass" office:value-type="float" office:value="122.039031148859" calcext:value-type="float">
            <text:p>122.0</text:p>
          </table:table-cell>
          <table:table-cell table:style-name="ce7" table:formula="of:=IF([.G216]&gt;thermagon_temp_max;0;IF([.W21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3" table:formula="of:=burner_C_per_s * [.X216]/100 * time_incr" office:value-type="float" office:value="0" calcext:value-type="float">
            <text:p>0</text:p>
          </table:table-cell>
          <table:table-cell table:style-name="ce3" table:formula="of:=[.B217]" office:value-type="float" office:value="0" calcext:value-type="float">
            <text:p>0</text:p>
          </table:table-cell>
          <table:table-cell table:style-name="ce3" table:formula="of:=[.C216]" office:value-type="float" office:value="0" calcext:value-type="float">
            <text:p>0</text:p>
          </table:table-cell>
          <table:table-cell table:style-name="ce5" table:formula="of:=SUMPRODUCT([.B217:.D217];burner_heat_diffusion)" office:value-type="float" office:value="0" calcext:value-type="float">
            <text:p>0</text:p>
          </table:table-cell>
          <table:table-cell table:formula="of:=[.F216]+[.E217]-[.I216]" office:value-type="float" office:value="51548.7272342761" calcext:value-type="float">
            <text:p>51549</text:p>
          </table:table-cell>
          <table:table-cell table:style-name="ce7" table:formula="of:=temp_out + [.F217] / burner_heat_mass" office:value-type="float" office:value="123.097454468552" calcext:value-type="float">
            <text:p>123.1</text:p>
          </table:table-cell>
          <table:table-cell table:style-name="ce7" table:formula="of:=[.G217]-[.W216]" office:value-type="float" office:value="1.05842331969302" calcext:value-type="float">
            <text:p>1.1</text:p>
          </table:table-cell>
          <table:table-cell table:style-name="ce5" table:formula="of:=thermagon_k * burner_A * [.H217] / thermagon_L" office:value-type="float" office:value="138.74830405402" calcext:value-type="float">
            <text:p>139</text:p>
          </table:table-cell>
          <table:table-cell table:style-name="ce5" table:formula="of:=[.I217]/C_per_s_to_W*time_incr" office:value-type="float" office:value="198.836778523961" calcext:value-type="float">
            <text:p>199</text:p>
          </table:table-cell>
          <table:table-cell table:style-name="ce7" table:formula="of:=[.J216]" office:value-type="float" office:value="184.957568040805" calcext:value-type="float">
            <text:p>185.0</text:p>
          </table:table-cell>
          <table:table-cell table:style-name="ce7" table:formula="of:=[.K216]" office:value-type="float" office:value="193.860475245294" calcext:value-type="float">
            <text:p>193.9</text:p>
          </table:table-cell>
          <table:table-cell table:style-name="ce7" table:formula="of:=[.L216]" office:value-type="float" office:value="238.879217678206" calcext:value-type="float">
            <text:p>238.9</text:p>
          </table:table-cell>
          <table:table-cell table:style-name="ce7" table:formula="of:=[.M216]" office:value-type="float" office:value="334.537346554223" calcext:value-type="float">
            <text:p>334.5</text:p>
          </table:table-cell>
          <table:table-cell table:style-name="ce7" table:formula="of:=[.N216]" office:value-type="float" office:value="496.31023332308" calcext:value-type="float">
            <text:p>496.3</text:p>
          </table:table-cell>
          <table:table-cell table:style-name="ce7" table:formula="of:=[.O216]" office:value-type="float" office:value="741.759899160644" calcext:value-type="float">
            <text:p>741.8</text:p>
          </table:table-cell>
          <table:table-cell table:style-name="ce7" table:formula="of:=[.P216]" office:value-type="float" office:value="1093.03938900592" calcext:value-type="float">
            <text:p>1093.0</text:p>
          </table:table-cell>
          <table:table-cell table:style-name="ce7" table:formula="of:=[.Q216]" office:value-type="float" office:value="1580.5978143389" calcext:value-type="float">
            <text:p>1580.6</text:p>
          </table:table-cell>
          <table:table-cell table:style-name="ce7" table:formula="of:=[.R216]" office:value-type="float" office:value="2247.63820583036" calcext:value-type="float">
            <text:p>2247.6</text:p>
          </table:table-cell>
          <table:table-cell table:style-name="ce5" table:formula="of:=SUMPRODUCT([.J217:.S217];pot_heat_diffusion)" office:value-type="float" office:value="562.545687134935" calcext:value-type="float">
            <text:p>563</text:p>
          </table:table-cell>
          <table:table-cell table:style-name="ce5" table:formula="of:=[.V216]*leakage_out" office:value-type="float" office:value="1738.16897840669" calcext:value-type="float">
            <text:p>1738</text:p>
          </table:table-cell>
          <table:table-cell table:style-name="ce5" table:formula="of:=[.V216]+[.T217]-[.U217]" office:value-type="float" office:value="288519.206443177" calcext:value-type="float">
            <text:p>288519</text:p>
          </table:table-cell>
          <table:table-cell table:style-name="ce12" table:formula="of:= temp_out + [.V217]/pot_water_mass" office:value-type="float" office:value="121.62494208228" calcext:value-type="float">
            <text:p>121.6</text:p>
          </table:table-cell>
          <table:table-cell table:style-name="ce7" table:formula="of:=IF([.G217]&gt;thermagon_temp_max;0;IF([.W21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3" table:formula="of:=burner_C_per_s * [.X217]/100 * time_incr" office:value-type="float" office:value="0" calcext:value-type="float">
            <text:p>0</text:p>
          </table:table-cell>
          <table:table-cell table:style-name="ce3" table:formula="of:=[.B218]" office:value-type="float" office:value="0" calcext:value-type="float">
            <text:p>0</text:p>
          </table:table-cell>
          <table:table-cell table:style-name="ce3" table:formula="of:=[.C217]" office:value-type="float" office:value="0" calcext:value-type="float">
            <text:p>0</text:p>
          </table:table-cell>
          <table:table-cell table:style-name="ce5" table:formula="of:=SUMPRODUCT([.B218:.D218];burner_heat_diffusion)" office:value-type="float" office:value="0" calcext:value-type="float">
            <text:p>0</text:p>
          </table:table-cell>
          <table:table-cell table:formula="of:=[.F217]+[.E218]-[.I217]" office:value-type="float" office:value="51409.9789302221" calcext:value-type="float">
            <text:p>51410</text:p>
          </table:table-cell>
          <table:table-cell table:style-name="ce7" table:formula="of:=temp_out + [.F218] / burner_heat_mass" office:value-type="float" office:value="122.819957860444" calcext:value-type="float">
            <text:p>122.8</text:p>
          </table:table-cell>
          <table:table-cell table:style-name="ce7" table:formula="of:=[.G218]-[.W217]" office:value-type="float" office:value="1.19501577816364" calcext:value-type="float">
            <text:p>1.2</text:p>
          </table:table-cell>
          <table:table-cell table:style-name="ce5" table:formula="of:=thermagon_k * burner_A * [.H218] / thermagon_L" office:value-type="float" office:value="156.65415666209" calcext:value-type="float">
            <text:p>157</text:p>
          </table:table-cell>
          <table:table-cell table:style-name="ce5" table:formula="of:=[.I218]/C_per_s_to_W*time_incr" office:value-type="float" office:value="224.497215050286" calcext:value-type="float">
            <text:p>224</text:p>
          </table:table-cell>
          <table:table-cell table:style-name="ce7" table:formula="of:=[.J217]" office:value-type="float" office:value="198.836778523961" calcext:value-type="float">
            <text:p>198.8</text:p>
          </table:table-cell>
          <table:table-cell table:style-name="ce7" table:formula="of:=[.K217]" office:value-type="float" office:value="184.957568040805" calcext:value-type="float">
            <text:p>185.0</text:p>
          </table:table-cell>
          <table:table-cell table:style-name="ce7" table:formula="of:=[.L217]" office:value-type="float" office:value="193.860475245294" calcext:value-type="float">
            <text:p>193.9</text:p>
          </table:table-cell>
          <table:table-cell table:style-name="ce7" table:formula="of:=[.M217]" office:value-type="float" office:value="238.879217678206" calcext:value-type="float">
            <text:p>238.9</text:p>
          </table:table-cell>
          <table:table-cell table:style-name="ce7" table:formula="of:=[.N217]" office:value-type="float" office:value="334.537346554223" calcext:value-type="float">
            <text:p>334.5</text:p>
          </table:table-cell>
          <table:table-cell table:style-name="ce7" table:formula="of:=[.O217]" office:value-type="float" office:value="496.31023332308" calcext:value-type="float">
            <text:p>496.3</text:p>
          </table:table-cell>
          <table:table-cell table:style-name="ce7" table:formula="of:=[.P217]" office:value-type="float" office:value="741.759899160644" calcext:value-type="float">
            <text:p>741.8</text:p>
          </table:table-cell>
          <table:table-cell table:style-name="ce7" table:formula="of:=[.Q217]" office:value-type="float" office:value="1093.03938900592" calcext:value-type="float">
            <text:p>1093.0</text:p>
          </table:table-cell>
          <table:table-cell table:style-name="ce7" table:formula="of:=[.R217]" office:value-type="float" office:value="1580.5978143389" calcext:value-type="float">
            <text:p>1580.6</text:p>
          </table:table-cell>
          <table:table-cell table:style-name="ce5" table:formula="of:=SUMPRODUCT([.J218:.S218];pot_heat_diffusion)" office:value-type="float" office:value="400.108043531516" calcext:value-type="float">
            <text:p>400</text:p>
          </table:table-cell>
          <table:table-cell table:style-name="ce5" table:formula="of:=[.V217]*leakage_out" office:value-type="float" office:value="1731.11523865906" calcext:value-type="float">
            <text:p>1731</text:p>
          </table:table-cell>
          <table:table-cell table:style-name="ce5" table:formula="of:=[.V217]+[.T218]-[.U218]" office:value-type="float" office:value="287188.19924805" calcext:value-type="float">
            <text:p>287188</text:p>
          </table:table-cell>
          <table:table-cell table:style-name="ce12" table:formula="of:= temp_out + [.V218]/pot_water_mass" office:value-type="float" office:value="121.156122239111" calcext:value-type="float">
            <text:p>121.2</text:p>
          </table:table-cell>
          <table:table-cell table:style-name="ce7" table:formula="of:=IF([.G218]&gt;thermagon_temp_max;0;IF([.W21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3" table:formula="of:=burner_C_per_s * [.X218]/100 * time_incr" office:value-type="float" office:value="0" calcext:value-type="float">
            <text:p>0</text:p>
          </table:table-cell>
          <table:table-cell table:style-name="ce3" table:formula="of:=[.B219]" office:value-type="float" office:value="0" calcext:value-type="float">
            <text:p>0</text:p>
          </table:table-cell>
          <table:table-cell table:style-name="ce3" table:formula="of:=[.C218]" office:value-type="float" office:value="0" calcext:value-type="float">
            <text:p>0</text:p>
          </table:table-cell>
          <table:table-cell table:style-name="ce5" table:formula="of:=SUMPRODUCT([.B219:.D219];burner_heat_diffusion)" office:value-type="float" office:value="0" calcext:value-type="float">
            <text:p>0</text:p>
          </table:table-cell>
          <table:table-cell table:formula="of:=[.F218]+[.E219]-[.I218]" office:value-type="float" office:value="51253.32477356" calcext:value-type="float">
            <text:p>51253</text:p>
          </table:table-cell>
          <table:table-cell table:style-name="ce7" table:formula="of:=temp_out + [.F219] / burner_heat_mass" office:value-type="float" office:value="122.50664954712" calcext:value-type="float">
            <text:p>122.5</text:p>
          </table:table-cell>
          <table:table-cell table:style-name="ce7" table:formula="of:=[.G219]-[.W218]" office:value-type="float" office:value="1.35052730800847" calcext:value-type="float">
            <text:p>1.4</text:p>
          </table:table-cell>
          <table:table-cell table:style-name="ce5" table:formula="of:=thermagon_k * burner_A * [.H219] / thermagon_L" office:value-type="float" office:value="177.040103027174" calcext:value-type="float">
            <text:p>177</text:p>
          </table:table-cell>
          <table:table-cell table:style-name="ce5" table:formula="of:=[.I219]/C_per_s_to_W*time_incr" office:value-type="float" office:value="253.711812879297" calcext:value-type="float">
            <text:p>254</text:p>
          </table:table-cell>
          <table:table-cell table:style-name="ce7" table:formula="of:=[.J218]" office:value-type="float" office:value="224.497215050286" calcext:value-type="float">
            <text:p>224.5</text:p>
          </table:table-cell>
          <table:table-cell table:style-name="ce7" table:formula="of:=[.K218]" office:value-type="float" office:value="198.836778523961" calcext:value-type="float">
            <text:p>198.8</text:p>
          </table:table-cell>
          <table:table-cell table:style-name="ce7" table:formula="of:=[.L218]" office:value-type="float" office:value="184.957568040805" calcext:value-type="float">
            <text:p>185.0</text:p>
          </table:table-cell>
          <table:table-cell table:style-name="ce7" table:formula="of:=[.M218]" office:value-type="float" office:value="193.860475245294" calcext:value-type="float">
            <text:p>193.9</text:p>
          </table:table-cell>
          <table:table-cell table:style-name="ce7" table:formula="of:=[.N218]" office:value-type="float" office:value="238.879217678206" calcext:value-type="float">
            <text:p>238.9</text:p>
          </table:table-cell>
          <table:table-cell table:style-name="ce7" table:formula="of:=[.O218]" office:value-type="float" office:value="334.537346554223" calcext:value-type="float">
            <text:p>334.5</text:p>
          </table:table-cell>
          <table:table-cell table:style-name="ce7" table:formula="of:=[.P218]" office:value-type="float" office:value="496.31023332308" calcext:value-type="float">
            <text:p>496.3</text:p>
          </table:table-cell>
          <table:table-cell table:style-name="ce7" table:formula="of:=[.Q218]" office:value-type="float" office:value="741.759899160644" calcext:value-type="float">
            <text:p>741.8</text:p>
          </table:table-cell>
          <table:table-cell table:style-name="ce7" table:formula="of:=[.R218]" office:value-type="float" office:value="1093.03938900592" calcext:value-type="float">
            <text:p>1093.0</text:p>
          </table:table-cell>
          <table:table-cell table:style-name="ce5" table:formula="of:=SUMPRODUCT([.J219:.S219];pot_heat_diffusion)" office:value-type="float" office:value="300.579962848439" calcext:value-type="float">
            <text:p>301</text:p>
          </table:table-cell>
          <table:table-cell table:style-name="ce5" table:formula="of:=[.V218]*leakage_out" office:value-type="float" office:value="1723.1291954883" calcext:value-type="float">
            <text:p>1723</text:p>
          </table:table-cell>
          <table:table-cell table:style-name="ce5" table:formula="of:=[.V218]+[.T219]-[.U219]" office:value-type="float" office:value="285765.65001541" calcext:value-type="float">
            <text:p>285766</text:p>
          </table:table-cell>
          <table:table-cell table:style-name="ce12" table:formula="of:= temp_out + [.V219]/pot_water_mass" office:value-type="float" office:value="120.655058600547" calcext:value-type="float">
            <text:p>120.7</text:p>
          </table:table-cell>
          <table:table-cell table:style-name="ce7" table:formula="of:=IF([.G219]&gt;thermagon_temp_max;0;IF([.W21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3" table:formula="of:=burner_C_per_s * [.X219]/100 * time_incr" office:value-type="float" office:value="2149.61306964746" calcext:value-type="float">
            <text:p>2150</text:p>
          </table:table-cell>
          <table:table-cell table:style-name="ce3" table:formula="of:=[.B220]" office:value-type="float" office:value="2149.61306964746" calcext:value-type="float">
            <text:p>2150</text:p>
          </table:table-cell>
          <table:table-cell table:style-name="ce3" table:formula="of:=[.C219]" office:value-type="float" office:value="0" calcext:value-type="float">
            <text:p>0</text:p>
          </table:table-cell>
          <table:table-cell table:style-name="ce5" table:formula="of:=SUMPRODUCT([.B220:.D220];burner_heat_diffusion)" office:value-type="float" office:value="1504.72914875322" calcext:value-type="float">
            <text:p>1505</text:p>
          </table:table-cell>
          <table:table-cell table:formula="of:=[.F219]+[.E220]-[.I219]" office:value-type="float" office:value="52581.013819286" calcext:value-type="float">
            <text:p>52581</text:p>
          </table:table-cell>
          <table:table-cell table:style-name="ce7" table:formula="of:=temp_out + [.F220] / burner_heat_mass" office:value-type="float" office:value="125.162027638572" calcext:value-type="float">
            <text:p>125.2</text:p>
          </table:table-cell>
          <table:table-cell table:style-name="ce7" table:formula="of:=[.G220]-[.W219]" office:value-type="float" office:value="4.50696903802526" calcext:value-type="float">
            <text:p>4.5</text:p>
          </table:table-cell>
          <table:table-cell table:style-name="ce5" table:formula="of:=thermagon_k * burner_A * [.H220] / thermagon_L" office:value-type="float" office:value="590.816829915795" calcext:value-type="float">
            <text:p>591</text:p>
          </table:table-cell>
          <table:table-cell table:style-name="ce5" table:formula="of:=[.I220]/C_per_s_to_W*time_incr" office:value-type="float" office:value="846.685052903116" calcext:value-type="float">
            <text:p>847</text:p>
          </table:table-cell>
          <table:table-cell table:style-name="ce7" table:formula="of:=[.J219]" office:value-type="float" office:value="253.711812879297" calcext:value-type="float">
            <text:p>253.7</text:p>
          </table:table-cell>
          <table:table-cell table:style-name="ce7" table:formula="of:=[.K219]" office:value-type="float" office:value="224.497215050286" calcext:value-type="float">
            <text:p>224.5</text:p>
          </table:table-cell>
          <table:table-cell table:style-name="ce7" table:formula="of:=[.L219]" office:value-type="float" office:value="198.836778523961" calcext:value-type="float">
            <text:p>198.8</text:p>
          </table:table-cell>
          <table:table-cell table:style-name="ce7" table:formula="of:=[.M219]" office:value-type="float" office:value="184.957568040805" calcext:value-type="float">
            <text:p>185.0</text:p>
          </table:table-cell>
          <table:table-cell table:style-name="ce7" table:formula="of:=[.N219]" office:value-type="float" office:value="193.860475245294" calcext:value-type="float">
            <text:p>193.9</text:p>
          </table:table-cell>
          <table:table-cell table:style-name="ce7" table:formula="of:=[.O219]" office:value-type="float" office:value="238.879217678206" calcext:value-type="float">
            <text:p>238.9</text:p>
          </table:table-cell>
          <table:table-cell table:style-name="ce7" table:formula="of:=[.P219]" office:value-type="float" office:value="334.537346554223" calcext:value-type="float">
            <text:p>334.5</text:p>
          </table:table-cell>
          <table:table-cell table:style-name="ce7" table:formula="of:=[.Q219]" office:value-type="float" office:value="496.31023332308" calcext:value-type="float">
            <text:p>496.3</text:p>
          </table:table-cell>
          <table:table-cell table:style-name="ce7" table:formula="of:=[.R219]" office:value-type="float" office:value="741.759899160644" calcext:value-type="float">
            <text:p>741.8</text:p>
          </table:table-cell>
          <table:table-cell table:style-name="ce5" table:formula="of:=SUMPRODUCT([.J220:.S220];pot_heat_diffusion)" office:value-type="float" office:value="259.018104733668" calcext:value-type="float">
            <text:p>259</text:p>
          </table:table-cell>
          <table:table-cell table:style-name="ce5" table:formula="of:=[.V219]*leakage_out" office:value-type="float" office:value="1714.59390009246" calcext:value-type="float">
            <text:p>1715</text:p>
          </table:table-cell>
          <table:table-cell table:style-name="ce5" table:formula="of:=[.V219]+[.T220]-[.U220]" office:value-type="float" office:value="284310.074220051" calcext:value-type="float">
            <text:p>284310</text:p>
          </table:table-cell>
          <table:table-cell table:style-name="ce12" table:formula="of:= temp_out + [.V220]/pot_water_mass" office:value-type="float" office:value="120.142362036171" calcext:value-type="float">
            <text:p>120.1</text:p>
          </table:table-cell>
          <table:table-cell table:style-name="ce7" table:formula="of:=IF([.G220]&gt;thermagon_temp_max;0;IF([.W22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3" table:formula="of:=burner_C_per_s * [.X220]/100 * time_incr" office:value-type="float" office:value="2149.61306964746" calcext:value-type="float">
            <text:p>2150</text:p>
          </table:table-cell>
          <table:table-cell table:style-name="ce3" table:formula="of:=[.B221]" office:value-type="float" office:value="2149.61306964746" calcext:value-type="float">
            <text:p>2150</text:p>
          </table:table-cell>
          <table:table-cell table:style-name="ce3" table:formula="of:=[.C220]" office:value-type="float" office:value="2149.61306964746" calcext:value-type="float">
            <text:p>2150</text:p>
          </table:table-cell>
          <table:table-cell table:style-name="ce5" table:formula="of:=SUMPRODUCT([.B221:.D221];burner_heat_diffusion)" office:value-type="float" office:value="2149.61306964746" calcext:value-type="float">
            <text:p>2150</text:p>
          </table:table-cell>
          <table:table-cell table:formula="of:=[.F220]+[.E221]-[.I220]" office:value-type="float" office:value="54139.8100590177" calcext:value-type="float">
            <text:p>54140</text:p>
          </table:table-cell>
          <table:table-cell table:style-name="ce7" table:formula="of:=temp_out + [.F221] / burner_heat_mass" office:value-type="float" office:value="128.279620118035" calcext:value-type="float">
            <text:p>128.3</text:p>
          </table:table-cell>
          <table:table-cell table:style-name="ce7" table:formula="of:=[.G221]-[.W220]" office:value-type="float" office:value="8.13725808186391" calcext:value-type="float">
            <text:p>8.1</text:p>
          </table:table-cell>
          <table:table-cell table:style-name="ce5" table:formula="of:=thermagon_k * burner_A * [.H221] / thermagon_L" office:value-type="float" office:value="1066.71001810121" calcext:value-type="float">
            <text:p>1067</text:p>
          </table:table-cell>
          <table:table-cell table:style-name="ce5" table:formula="of:=[.I221]/C_per_s_to_W*time_incr" office:value-type="float" office:value="1528.67586428949" calcext:value-type="float">
            <text:p>1529</text:p>
          </table:table-cell>
          <table:table-cell table:style-name="ce7" table:formula="of:=[.J220]" office:value-type="float" office:value="846.685052903116" calcext:value-type="float">
            <text:p>846.7</text:p>
          </table:table-cell>
          <table:table-cell table:style-name="ce7" table:formula="of:=[.K220]" office:value-type="float" office:value="253.711812879297" calcext:value-type="float">
            <text:p>253.7</text:p>
          </table:table-cell>
          <table:table-cell table:style-name="ce7" table:formula="of:=[.L220]" office:value-type="float" office:value="224.497215050286" calcext:value-type="float">
            <text:p>224.5</text:p>
          </table:table-cell>
          <table:table-cell table:style-name="ce7" table:formula="of:=[.M220]" office:value-type="float" office:value="198.836778523961" calcext:value-type="float">
            <text:p>198.8</text:p>
          </table:table-cell>
          <table:table-cell table:style-name="ce7" table:formula="of:=[.N220]" office:value-type="float" office:value="184.957568040805" calcext:value-type="float">
            <text:p>185.0</text:p>
          </table:table-cell>
          <table:table-cell table:style-name="ce7" table:formula="of:=[.O220]" office:value-type="float" office:value="193.860475245294" calcext:value-type="float">
            <text:p>193.9</text:p>
          </table:table-cell>
          <table:table-cell table:style-name="ce7" table:formula="of:=[.P220]" office:value-type="float" office:value="238.879217678206" calcext:value-type="float">
            <text:p>238.9</text:p>
          </table:table-cell>
          <table:table-cell table:style-name="ce7" table:formula="of:=[.Q220]" office:value-type="float" office:value="334.537346554223" calcext:value-type="float">
            <text:p>334.5</text:p>
          </table:table-cell>
          <table:table-cell table:style-name="ce7" table:formula="of:=[.R220]" office:value-type="float" office:value="496.31023332308" calcext:value-type="float">
            <text:p>496.3</text:p>
          </table:table-cell>
          <table:table-cell table:style-name="ce5" table:formula="of:=SUMPRODUCT([.J221:.S221];pot_heat_diffusion)" office:value-type="float" office:value="280.656580906864" calcext:value-type="float">
            <text:p>281</text:p>
          </table:table-cell>
          <table:table-cell table:style-name="ce5" table:formula="of:=[.V220]*leakage_out" office:value-type="float" office:value="1705.86044532031" calcext:value-type="float">
            <text:p>1706</text:p>
          </table:table-cell>
          <table:table-cell table:style-name="ce5" table:formula="of:=[.V220]+[.T221]-[.U221]" office:value-type="float" office:value="282884.870355638" calcext:value-type="float">
            <text:p>282885</text:p>
          </table:table-cell>
          <table:table-cell table:style-name="ce12" table:formula="of:= temp_out + [.V221]/pot_water_mass" office:value-type="float" office:value="119.640363358295" calcext:value-type="float">
            <text:p>119.6</text:p>
          </table:table-cell>
          <table:table-cell table:style-name="ce7" table:formula="of:=IF([.G221]&gt;thermagon_temp_max;0;IF([.W22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3" table:formula="of:=burner_C_per_s * [.X221]/100 * time_incr" office:value-type="float" office:value="2149.61306964746" calcext:value-type="float">
            <text:p>2150</text:p>
          </table:table-cell>
          <table:table-cell table:style-name="ce3" table:formula="of:=[.B222]" office:value-type="float" office:value="2149.61306964746" calcext:value-type="float">
            <text:p>2150</text:p>
          </table:table-cell>
          <table:table-cell table:style-name="ce3" table:formula="of:=[.C221]" office:value-type="float" office:value="2149.61306964746" calcext:value-type="float">
            <text:p>2150</text:p>
          </table:table-cell>
          <table:table-cell table:style-name="ce5" table:formula="of:=SUMPRODUCT([.B222:.D222];burner_heat_diffusion)" office:value-type="float" office:value="2149.61306964746" calcext:value-type="float">
            <text:p>2150</text:p>
          </table:table-cell>
          <table:table-cell table:formula="of:=[.F221]+[.E222]-[.I221]" office:value-type="float" office:value="55222.713110564" calcext:value-type="float">
            <text:p>55223</text:p>
          </table:table-cell>
          <table:table-cell table:style-name="ce7" table:formula="of:=temp_out + [.F222] / burner_heat_mass" office:value-type="float" office:value="130.445426221128" calcext:value-type="float">
            <text:p>130.4</text:p>
          </table:table-cell>
          <table:table-cell table:style-name="ce7" table:formula="of:=[.G222]-[.W221]" office:value-type="float" office:value="10.805062862833" calcext:value-type="float">
            <text:p>10.8</text:p>
          </table:table-cell>
          <table:table-cell table:style-name="ce5" table:formula="of:=thermagon_k * burner_A * [.H222] / thermagon_L" office:value-type="float" office:value="1416.43151612529" calcext:value-type="float">
            <text:p>1416</text:p>
          </table:table-cell>
          <table:table-cell table:style-name="ce5" table:formula="of:=[.I222]/C_per_s_to_W*time_incr" office:value-type="float" office:value="2029.85313288233" calcext:value-type="float">
            <text:p>2030</text:p>
          </table:table-cell>
          <table:table-cell table:style-name="ce7" table:formula="of:=[.J221]" office:value-type="float" office:value="1528.67586428949" calcext:value-type="float">
            <text:p>1528.7</text:p>
          </table:table-cell>
          <table:table-cell table:style-name="ce7" table:formula="of:=[.K221]" office:value-type="float" office:value="846.685052903116" calcext:value-type="float">
            <text:p>846.7</text:p>
          </table:table-cell>
          <table:table-cell table:style-name="ce7" table:formula="of:=[.L221]" office:value-type="float" office:value="253.711812879297" calcext:value-type="float">
            <text:p>253.7</text:p>
          </table:table-cell>
          <table:table-cell table:style-name="ce7" table:formula="of:=[.M221]" office:value-type="float" office:value="224.497215050286" calcext:value-type="float">
            <text:p>224.5</text:p>
          </table:table-cell>
          <table:table-cell table:style-name="ce7" table:formula="of:=[.N221]" office:value-type="float" office:value="198.836778523961" calcext:value-type="float">
            <text:p>198.8</text:p>
          </table:table-cell>
          <table:table-cell table:style-name="ce7" table:formula="of:=[.O221]" office:value-type="float" office:value="184.957568040805" calcext:value-type="float">
            <text:p>185.0</text:p>
          </table:table-cell>
          <table:table-cell table:style-name="ce7" table:formula="of:=[.P221]" office:value-type="float" office:value="193.860475245294" calcext:value-type="float">
            <text:p>193.9</text:p>
          </table:table-cell>
          <table:table-cell table:style-name="ce7" table:formula="of:=[.Q221]" office:value-type="float" office:value="238.879217678206" calcext:value-type="float">
            <text:p>238.9</text:p>
          </table:table-cell>
          <table:table-cell table:style-name="ce7" table:formula="of:=[.R221]" office:value-type="float" office:value="334.537346554223" calcext:value-type="float">
            <text:p>334.5</text:p>
          </table:table-cell>
          <table:table-cell table:style-name="ce5" table:formula="of:=SUMPRODUCT([.J222:.S222];pot_heat_diffusion)" office:value-type="float" office:value="381.720642483337" calcext:value-type="float">
            <text:p>382</text:p>
          </table:table-cell>
          <table:table-cell table:style-name="ce5" table:formula="of:=[.V221]*leakage_out" office:value-type="float" office:value="1697.30922213383" calcext:value-type="float">
            <text:p>1697</text:p>
          </table:table-cell>
          <table:table-cell table:style-name="ce5" table:formula="of:=[.V221]+[.T222]-[.U222]" office:value-type="float" office:value="281569.281775987" calcext:value-type="float">
            <text:p>281569</text:p>
          </table:table-cell>
          <table:table-cell table:style-name="ce12" table:formula="of:= temp_out + [.V222]/pot_water_mass" office:value-type="float" office:value="119.176974404543" calcext:value-type="float">
            <text:p>119.2</text:p>
          </table:table-cell>
          <table:table-cell table:style-name="ce7" table:formula="of:=IF([.G222]&gt;thermagon_temp_max;0;IF([.W22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3" table:formula="of:=burner_C_per_s * [.X222]/100 * time_incr" office:value-type="float" office:value="2149.61306964746" calcext:value-type="float">
            <text:p>2150</text:p>
          </table:table-cell>
          <table:table-cell table:style-name="ce3" table:formula="of:=[.B223]" office:value-type="float" office:value="2149.61306964746" calcext:value-type="float">
            <text:p>2150</text:p>
          </table:table-cell>
          <table:table-cell table:style-name="ce3" table:formula="of:=[.C222]" office:value-type="float" office:value="2149.61306964746" calcext:value-type="float">
            <text:p>2150</text:p>
          </table:table-cell>
          <table:table-cell table:style-name="ce5" table:formula="of:=SUMPRODUCT([.B223:.D223];burner_heat_diffusion)" office:value-type="float" office:value="2149.61306964746" calcext:value-type="float">
            <text:p>2150</text:p>
          </table:table-cell>
          <table:table-cell table:formula="of:=[.F222]+[.E223]-[.I222]" office:value-type="float" office:value="55955.8946640861" calcext:value-type="float">
            <text:p>55956</text:p>
          </table:table-cell>
          <table:table-cell table:style-name="ce7" table:formula="of:=temp_out + [.F223] / burner_heat_mass" office:value-type="float" office:value="131.911789328172" calcext:value-type="float">
            <text:p>131.9</text:p>
          </table:table-cell>
          <table:table-cell table:style-name="ce7" table:formula="of:=[.G223]-[.W222]" office:value-type="float" office:value="12.7348149236294" calcext:value-type="float">
            <text:p>12.7</text:p>
          </table:table-cell>
          <table:table-cell table:style-name="ce5" table:formula="of:=thermagon_k * burner_A * [.H223] / thermagon_L" office:value-type="float" office:value="1669.40196821048" calcext:value-type="float">
            <text:p>1669</text:p>
          </table:table-cell>
          <table:table-cell table:style-name="ce5" table:formula="of:=[.I223]/C_per_s_to_W*time_incr" office:value-type="float" office:value="2392.37885957363" calcext:value-type="float">
            <text:p>2392</text:p>
          </table:table-cell>
          <table:table-cell table:style-name="ce7" table:formula="of:=[.J222]" office:value-type="float" office:value="2029.85313288233" calcext:value-type="float">
            <text:p>2029.9</text:p>
          </table:table-cell>
          <table:table-cell table:style-name="ce7" table:formula="of:=[.K222]" office:value-type="float" office:value="1528.67586428949" calcext:value-type="float">
            <text:p>1528.7</text:p>
          </table:table-cell>
          <table:table-cell table:style-name="ce7" table:formula="of:=[.L222]" office:value-type="float" office:value="846.685052903116" calcext:value-type="float">
            <text:p>846.7</text:p>
          </table:table-cell>
          <table:table-cell table:style-name="ce7" table:formula="of:=[.M222]" office:value-type="float" office:value="253.711812879297" calcext:value-type="float">
            <text:p>253.7</text:p>
          </table:table-cell>
          <table:table-cell table:style-name="ce7" table:formula="of:=[.N222]" office:value-type="float" office:value="224.497215050286" calcext:value-type="float">
            <text:p>224.5</text:p>
          </table:table-cell>
          <table:table-cell table:style-name="ce7" table:formula="of:=[.O222]" office:value-type="float" office:value="198.836778523961" calcext:value-type="float">
            <text:p>198.8</text:p>
          </table:table-cell>
          <table:table-cell table:style-name="ce7" table:formula="of:=[.P222]" office:value-type="float" office:value="184.957568040805" calcext:value-type="float">
            <text:p>185.0</text:p>
          </table:table-cell>
          <table:table-cell table:style-name="ce7" table:formula="of:=[.Q222]" office:value-type="float" office:value="193.860475245294" calcext:value-type="float">
            <text:p>193.9</text:p>
          </table:table-cell>
          <table:table-cell table:style-name="ce7" table:formula="of:=[.R222]" office:value-type="float" office:value="238.879217678206" calcext:value-type="float">
            <text:p>238.9</text:p>
          </table:table-cell>
          <table:table-cell table:style-name="ce5" table:formula="of:=SUMPRODUCT([.J223:.S223];pot_heat_diffusion)" office:value-type="float" office:value="578.080084925834" calcext:value-type="float">
            <text:p>578</text:p>
          </table:table-cell>
          <table:table-cell table:style-name="ce5" table:formula="of:=[.V222]*leakage_out" office:value-type="float" office:value="1689.41569065592" calcext:value-type="float">
            <text:p>1689</text:p>
          </table:table-cell>
          <table:table-cell table:style-name="ce5" table:formula="of:=[.V222]+[.T223]-[.U223]" office:value-type="float" office:value="280457.946170257" calcext:value-type="float">
            <text:p>280458</text:p>
          </table:table-cell>
          <table:table-cell table:style-name="ce12" table:formula="of:= temp_out + [.V223]/pot_water_mass" office:value-type="float" office:value="118.78552934978" calcext:value-type="float">
            <text:p>118.8</text:p>
          </table:table-cell>
          <table:table-cell table:style-name="ce7" table:formula="of:=IF([.G223]&gt;thermagon_temp_max;0;IF([.W22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3" table:formula="of:=burner_C_per_s * [.X223]/100 * time_incr" office:value-type="float" office:value="2149.61306964746" calcext:value-type="float">
            <text:p>2150</text:p>
          </table:table-cell>
          <table:table-cell table:style-name="ce3" table:formula="of:=[.B224]" office:value-type="float" office:value="2149.61306964746" calcext:value-type="float">
            <text:p>2150</text:p>
          </table:table-cell>
          <table:table-cell table:style-name="ce3" table:formula="of:=[.C223]" office:value-type="float" office:value="2149.61306964746" calcext:value-type="float">
            <text:p>2150</text:p>
          </table:table-cell>
          <table:table-cell table:style-name="ce5" table:formula="of:=SUMPRODUCT([.B224:.D224];burner_heat_diffusion)" office:value-type="float" office:value="2149.61306964746" calcext:value-type="float">
            <text:p>2150</text:p>
          </table:table-cell>
          <table:table-cell table:formula="of:=[.F223]+[.E224]-[.I223]" office:value-type="float" office:value="56436.1057655231" calcext:value-type="float">
            <text:p>56436</text:p>
          </table:table-cell>
          <table:table-cell table:style-name="ce7" table:formula="of:=temp_out + [.F224] / burner_heat_mass" office:value-type="float" office:value="132.872211531046" calcext:value-type="float">
            <text:p>132.9</text:p>
          </table:table-cell>
          <table:table-cell table:style-name="ce7" table:formula="of:=[.G224]-[.W223]" office:value-type="float" office:value="14.0866821812663" calcext:value-type="float">
            <text:p>14.1</text:p>
          </table:table-cell>
          <table:table-cell table:style-name="ce5" table:formula="of:=thermagon_k * burner_A * [.H224] / thermagon_L" office:value-type="float" office:value="1846.61772471675" calcext:value-type="float">
            <text:p>1847</text:p>
          </table:table-cell>
          <table:table-cell table:style-name="ce5" table:formula="of:=[.I224]/C_per_s_to_W*time_incr" office:value-type="float" office:value="2646.34239712919" calcext:value-type="float">
            <text:p>2646</text:p>
          </table:table-cell>
          <table:table-cell table:style-name="ce7" table:formula="of:=[.J223]" office:value-type="float" office:value="2392.37885957363" calcext:value-type="float">
            <text:p>2392.4</text:p>
          </table:table-cell>
          <table:table-cell table:style-name="ce7" table:formula="of:=[.K223]" office:value-type="float" office:value="2029.85313288233" calcext:value-type="float">
            <text:p>2029.9</text:p>
          </table:table-cell>
          <table:table-cell table:style-name="ce7" table:formula="of:=[.L223]" office:value-type="float" office:value="1528.67586428949" calcext:value-type="float">
            <text:p>1528.7</text:p>
          </table:table-cell>
          <table:table-cell table:style-name="ce7" table:formula="of:=[.M223]" office:value-type="float" office:value="846.685052903116" calcext:value-type="float">
            <text:p>846.7</text:p>
          </table:table-cell>
          <table:table-cell table:style-name="ce7" table:formula="of:=[.N223]" office:value-type="float" office:value="253.711812879297" calcext:value-type="float">
            <text:p>253.7</text:p>
          </table:table-cell>
          <table:table-cell table:style-name="ce7" table:formula="of:=[.O223]" office:value-type="float" office:value="224.497215050286" calcext:value-type="float">
            <text:p>224.5</text:p>
          </table:table-cell>
          <table:table-cell table:style-name="ce7" table:formula="of:=[.P223]" office:value-type="float" office:value="198.836778523961" calcext:value-type="float">
            <text:p>198.8</text:p>
          </table:table-cell>
          <table:table-cell table:style-name="ce7" table:formula="of:=[.Q223]" office:value-type="float" office:value="184.957568040805" calcext:value-type="float">
            <text:p>185.0</text:p>
          </table:table-cell>
          <table:table-cell table:style-name="ce7" table:formula="of:=[.R223]" office:value-type="float" office:value="193.860475245294" calcext:value-type="float">
            <text:p>193.9</text:p>
          </table:table-cell>
          <table:table-cell table:style-name="ce5" table:formula="of:=SUMPRODUCT([.J224:.S224];pot_heat_diffusion)" office:value-type="float" office:value="869.587267710642" calcext:value-type="float">
            <text:p>870</text:p>
          </table:table-cell>
          <table:table-cell table:style-name="ce5" table:formula="of:=[.V223]*leakage_out" office:value-type="float" office:value="1682.74767702154" calcext:value-type="float">
            <text:p>1683</text:p>
          </table:table-cell>
          <table:table-cell table:style-name="ce5" table:formula="of:=[.V223]+[.T224]-[.U224]" office:value-type="float" office:value="279644.785760946" calcext:value-type="float">
            <text:p>279645</text:p>
          </table:table-cell>
          <table:table-cell table:style-name="ce12" table:formula="of:= temp_out + [.V224]/pot_water_mass" office:value-type="float" office:value="118.499110360491" calcext:value-type="float">
            <text:p>118.5</text:p>
          </table:table-cell>
          <table:table-cell table:style-name="ce7" table:formula="of:=IF([.G224]&gt;thermagon_temp_max;0;IF([.W22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3" table:formula="of:=burner_C_per_s * [.X224]/100 * time_incr" office:value-type="float" office:value="2149.61306964746" calcext:value-type="float">
            <text:p>2150</text:p>
          </table:table-cell>
          <table:table-cell table:style-name="ce3" table:formula="of:=[.B225]" office:value-type="float" office:value="2149.61306964746" calcext:value-type="float">
            <text:p>2150</text:p>
          </table:table-cell>
          <table:table-cell table:style-name="ce3" table:formula="of:=[.C224]" office:value-type="float" office:value="2149.61306964746" calcext:value-type="float">
            <text:p>2150</text:p>
          </table:table-cell>
          <table:table-cell table:style-name="ce5" table:formula="of:=SUMPRODUCT([.B225:.D225];burner_heat_diffusion)" office:value-type="float" office:value="2149.61306964746" calcext:value-type="float">
            <text:p>2150</text:p>
          </table:table-cell>
          <table:table-cell table:formula="of:=[.F224]+[.E225]-[.I224]" office:value-type="float" office:value="56739.1011104538" calcext:value-type="float">
            <text:p>56739</text:p>
          </table:table-cell>
          <table:table-cell table:style-name="ce7" table:formula="of:=temp_out + [.F225] / burner_heat_mass" office:value-type="float" office:value="133.478202220908" calcext:value-type="float">
            <text:p>133.5</text:p>
          </table:table-cell>
          <table:table-cell table:style-name="ce7" table:formula="of:=[.G225]-[.W224]" office:value-type="float" office:value="14.9790918604163" calcext:value-type="float">
            <text:p>15.0</text:p>
          </table:table-cell>
          <table:table-cell table:style-name="ce5" table:formula="of:=thermagon_k * burner_A * [.H225] / thermagon_L" office:value-type="float" office:value="1963.60336477179" calcext:value-type="float">
            <text:p>1964</text:p>
          </table:table-cell>
          <table:table-cell table:style-name="ce5" table:formula="of:=[.I225]/C_per_s_to_W*time_incr" office:value-type="float" office:value="2813.99163767811" calcext:value-type="float">
            <text:p>2814</text:p>
          </table:table-cell>
          <table:table-cell table:style-name="ce7" table:formula="of:=[.J224]" office:value-type="float" office:value="2646.34239712919" calcext:value-type="float">
            <text:p>2646.3</text:p>
          </table:table-cell>
          <table:table-cell table:style-name="ce7" table:formula="of:=[.K224]" office:value-type="float" office:value="2392.37885957363" calcext:value-type="float">
            <text:p>2392.4</text:p>
          </table:table-cell>
          <table:table-cell table:style-name="ce7" table:formula="of:=[.L224]" office:value-type="float" office:value="2029.85313288233" calcext:value-type="float">
            <text:p>2029.9</text:p>
          </table:table-cell>
          <table:table-cell table:style-name="ce7" table:formula="of:=[.M224]" office:value-type="float" office:value="1528.67586428949" calcext:value-type="float">
            <text:p>1528.7</text:p>
          </table:table-cell>
          <table:table-cell table:style-name="ce7" table:formula="of:=[.N224]" office:value-type="float" office:value="846.685052903116" calcext:value-type="float">
            <text:p>846.7</text:p>
          </table:table-cell>
          <table:table-cell table:style-name="ce7" table:formula="of:=[.O224]" office:value-type="float" office:value="253.711812879297" calcext:value-type="float">
            <text:p>253.7</text:p>
          </table:table-cell>
          <table:table-cell table:style-name="ce7" table:formula="of:=[.P224]" office:value-type="float" office:value="224.497215050286" calcext:value-type="float">
            <text:p>224.5</text:p>
          </table:table-cell>
          <table:table-cell table:style-name="ce7" table:formula="of:=[.Q224]" office:value-type="float" office:value="198.836778523961" calcext:value-type="float">
            <text:p>198.8</text:p>
          </table:table-cell>
          <table:table-cell table:style-name="ce7" table:formula="of:=[.R224]" office:value-type="float" office:value="184.957568040805" calcext:value-type="float">
            <text:p>185.0</text:p>
          </table:table-cell>
          <table:table-cell table:style-name="ce5" table:formula="of:=SUMPRODUCT([.J225:.S225];pot_heat_diffusion)" office:value-type="float" office:value="1234.02525731834" calcext:value-type="float">
            <text:p>1234</text:p>
          </table:table-cell>
          <table:table-cell table:style-name="ce5" table:formula="of:=[.V224]*leakage_out" office:value-type="float" office:value="1677.86871456568" calcext:value-type="float">
            <text:p>1678</text:p>
          </table:table-cell>
          <table:table-cell table:style-name="ce5" table:formula="of:=[.V224]+[.T225]-[.U225]" office:value-type="float" office:value="279200.942303699" calcext:value-type="float">
            <text:p>279201</text:p>
          </table:table-cell>
          <table:table-cell table:style-name="ce12" table:formula="of:= temp_out + [.V225]/pot_water_mass" office:value-type="float" office:value="118.342775653376" calcext:value-type="float">
            <text:p>118.3</text:p>
          </table:table-cell>
          <table:table-cell table:style-name="ce7" table:formula="of:=IF([.G225]&gt;thermagon_temp_max;0;IF([.W22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3" table:formula="of:=burner_C_per_s * [.X225]/100 * time_incr" office:value-type="float" office:value="2149.61306964746" calcext:value-type="float">
            <text:p>2150</text:p>
          </table:table-cell>
          <table:table-cell table:style-name="ce3" table:formula="of:=[.B226]" office:value-type="float" office:value="2149.61306964746" calcext:value-type="float">
            <text:p>2150</text:p>
          </table:table-cell>
          <table:table-cell table:style-name="ce3" table:formula="of:=[.C225]" office:value-type="float" office:value="2149.61306964746" calcext:value-type="float">
            <text:p>2150</text:p>
          </table:table-cell>
          <table:table-cell table:style-name="ce5" table:formula="of:=SUMPRODUCT([.B226:.D226];burner_heat_diffusion)" office:value-type="float" office:value="2149.61306964746" calcext:value-type="float">
            <text:p>2150</text:p>
          </table:table-cell>
          <table:table-cell table:formula="of:=[.F225]+[.E226]-[.I225]" office:value-type="float" office:value="56925.1108153295" calcext:value-type="float">
            <text:p>56925</text:p>
          </table:table-cell>
          <table:table-cell table:style-name="ce7" table:formula="of:=temp_out + [.F226] / burner_heat_mass" office:value-type="float" office:value="133.850221630659" calcext:value-type="float">
            <text:p>133.9</text:p>
          </table:table-cell>
          <table:table-cell table:style-name="ce7" table:formula="of:=[.G226]-[.W225]" office:value-type="float" office:value="15.5074459772828" calcext:value-type="float">
            <text:p>15.5</text:p>
          </table:table-cell>
          <table:table-cell table:style-name="ce5" table:formula="of:=thermagon_k * burner_A * [.H226] / thermagon_L" office:value-type="float" office:value="2032.86510182085" calcext:value-type="float">
            <text:p>2033</text:p>
          </table:table-cell>
          <table:table-cell table:style-name="ce5" table:formula="of:=[.I226]/C_per_s_to_W*time_incr" office:value-type="float" office:value="2913.24892780289" calcext:value-type="float">
            <text:p>2913</text:p>
          </table:table-cell>
          <table:table-cell table:style-name="ce7" table:formula="of:=[.J225]" office:value-type="float" office:value="2813.99163767811" calcext:value-type="float">
            <text:p>2814.0</text:p>
          </table:table-cell>
          <table:table-cell table:style-name="ce7" table:formula="of:=[.K225]" office:value-type="float" office:value="2646.34239712919" calcext:value-type="float">
            <text:p>2646.3</text:p>
          </table:table-cell>
          <table:table-cell table:style-name="ce7" table:formula="of:=[.L225]" office:value-type="float" office:value="2392.37885957363" calcext:value-type="float">
            <text:p>2392.4</text:p>
          </table:table-cell>
          <table:table-cell table:style-name="ce7" table:formula="of:=[.M225]" office:value-type="float" office:value="2029.85313288233" calcext:value-type="float">
            <text:p>2029.9</text:p>
          </table:table-cell>
          <table:table-cell table:style-name="ce7" table:formula="of:=[.N225]" office:value-type="float" office:value="1528.67586428949" calcext:value-type="float">
            <text:p>1528.7</text:p>
          </table:table-cell>
          <table:table-cell table:style-name="ce7" table:formula="of:=[.O225]" office:value-type="float" office:value="846.685052903116" calcext:value-type="float">
            <text:p>846.7</text:p>
          </table:table-cell>
          <table:table-cell table:style-name="ce7" table:formula="of:=[.P225]" office:value-type="float" office:value="253.711812879297" calcext:value-type="float">
            <text:p>253.7</text:p>
          </table:table-cell>
          <table:table-cell table:style-name="ce7" table:formula="of:=[.Q225]" office:value-type="float" office:value="224.497215050286" calcext:value-type="float">
            <text:p>224.5</text:p>
          </table:table-cell>
          <table:table-cell table:style-name="ce7" table:formula="of:=[.R225]" office:value-type="float" office:value="198.836778523961" calcext:value-type="float">
            <text:p>198.8</text:p>
          </table:table-cell>
          <table:table-cell table:style-name="ce5" table:formula="of:=SUMPRODUCT([.J226:.S226];pot_heat_diffusion)" office:value-type="float" office:value="1630.56638412625" calcext:value-type="float">
            <text:p>1631</text:p>
          </table:table-cell>
          <table:table-cell table:style-name="ce5" table:formula="of:=[.V225]*leakage_out" office:value-type="float" office:value="1675.20565382219" calcext:value-type="float">
            <text:p>1675</text:p>
          </table:table-cell>
          <table:table-cell table:style-name="ce5" table:formula="of:=[.V225]+[.T226]-[.U226]" office:value-type="float" office:value="279156.303034003" calcext:value-type="float">
            <text:p>279156</text:p>
          </table:table-cell>
          <table:table-cell table:style-name="ce12" table:formula="of:= temp_out + [.V226]/pot_water_mass" office:value-type="float" office:value="118.327052390952" calcext:value-type="float">
            <text:p>118.3</text:p>
          </table:table-cell>
          <table:table-cell table:style-name="ce7" table:formula="of:=IF([.G226]&gt;thermagon_temp_max;0;IF([.W22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3" table:formula="of:=burner_C_per_s * [.X226]/100 * time_incr" office:value-type="float" office:value="2149.61306964746" calcext:value-type="float">
            <text:p>2150</text:p>
          </table:table-cell>
          <table:table-cell table:style-name="ce3" table:formula="of:=[.B227]" office:value-type="float" office:value="2149.61306964746" calcext:value-type="float">
            <text:p>2150</text:p>
          </table:table-cell>
          <table:table-cell table:style-name="ce3" table:formula="of:=[.C226]" office:value-type="float" office:value="2149.61306964746" calcext:value-type="float">
            <text:p>2150</text:p>
          </table:table-cell>
          <table:table-cell table:style-name="ce5" table:formula="of:=SUMPRODUCT([.B227:.D227];burner_heat_diffusion)" office:value-type="float" office:value="2149.61306964746" calcext:value-type="float">
            <text:p>2150</text:p>
          </table:table-cell>
          <table:table-cell table:formula="of:=[.F226]+[.E227]-[.I226]" office:value-type="float" office:value="57041.8587831561" calcext:value-type="float">
            <text:p>57042</text:p>
          </table:table-cell>
          <table:table-cell table:style-name="ce7" table:formula="of:=temp_out + [.F227] / burner_heat_mass" office:value-type="float" office:value="134.083717566312" calcext:value-type="float">
            <text:p>134.1</text:p>
          </table:table-cell>
          <table:table-cell table:style-name="ce7" table:formula="of:=[.G227]-[.W226]" office:value-type="float" office:value="15.7566651753606" calcext:value-type="float">
            <text:p>15.8</text:p>
          </table:table-cell>
          <table:table-cell table:style-name="ce5" table:formula="of:=thermagon_k * burner_A * [.H227] / thermagon_L" office:value-type="float" office:value="2065.5351502104" calcext:value-type="float">
            <text:p>2066</text:p>
          </table:table-cell>
          <table:table-cell table:style-name="ce5" table:formula="of:=[.I227]/C_per_s_to_W*time_incr" office:value-type="float" office:value="2960.06756980568" calcext:value-type="float">
            <text:p>2960</text:p>
          </table:table-cell>
          <table:table-cell table:style-name="ce7" table:formula="of:=[.J226]" office:value-type="float" office:value="2913.24892780289" calcext:value-type="float">
            <text:p>2913.2</text:p>
          </table:table-cell>
          <table:table-cell table:style-name="ce7" table:formula="of:=[.K226]" office:value-type="float" office:value="2813.99163767811" calcext:value-type="float">
            <text:p>2814.0</text:p>
          </table:table-cell>
          <table:table-cell table:style-name="ce7" table:formula="of:=[.L226]" office:value-type="float" office:value="2646.34239712919" calcext:value-type="float">
            <text:p>2646.3</text:p>
          </table:table-cell>
          <table:table-cell table:style-name="ce7" table:formula="of:=[.M226]" office:value-type="float" office:value="2392.37885957363" calcext:value-type="float">
            <text:p>2392.4</text:p>
          </table:table-cell>
          <table:table-cell table:style-name="ce7" table:formula="of:=[.N226]" office:value-type="float" office:value="2029.85313288233" calcext:value-type="float">
            <text:p>2029.9</text:p>
          </table:table-cell>
          <table:table-cell table:style-name="ce7" table:formula="of:=[.O226]" office:value-type="float" office:value="1528.67586428949" calcext:value-type="float">
            <text:p>1528.7</text:p>
          </table:table-cell>
          <table:table-cell table:style-name="ce7" table:formula="of:=[.P226]" office:value-type="float" office:value="846.685052903116" calcext:value-type="float">
            <text:p>846.7</text:p>
          </table:table-cell>
          <table:table-cell table:style-name="ce7" table:formula="of:=[.Q226]" office:value-type="float" office:value="253.711812879297" calcext:value-type="float">
            <text:p>253.7</text:p>
          </table:table-cell>
          <table:table-cell table:style-name="ce7" table:formula="of:=[.R226]" office:value-type="float" office:value="224.497215050286" calcext:value-type="float">
            <text:p>224.5</text:p>
          </table:table-cell>
          <table:table-cell table:style-name="ce5" table:formula="of:=SUMPRODUCT([.J227:.S227];pot_heat_diffusion)" office:value-type="float" office:value="2010.36149964423" calcext:value-type="float">
            <text:p>2010</text:p>
          </table:table-cell>
          <table:table-cell table:style-name="ce5" table:formula="of:=[.V226]*leakage_out" office:value-type="float" office:value="1674.93781820402" calcext:value-type="float">
            <text:p>1675</text:p>
          </table:table-cell>
          <table:table-cell table:style-name="ce5" table:formula="of:=[.V226]+[.T227]-[.U227]" office:value-type="float" office:value="279491.726715443" calcext:value-type="float">
            <text:p>279492</text:p>
          </table:table-cell>
          <table:table-cell table:style-name="ce12" table:formula="of:= temp_out + [.V227]/pot_water_mass" office:value-type="float" office:value="118.445198467324" calcext:value-type="float">
            <text:p>118.4</text:p>
          </table:table-cell>
          <table:table-cell table:style-name="ce7" table:formula="of:=IF([.G227]&gt;thermagon_temp_max;0;IF([.W22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3" table:formula="of:=burner_C_per_s * [.X227]/100 * time_incr" office:value-type="float" office:value="2149.61306964746" calcext:value-type="float">
            <text:p>2150</text:p>
          </table:table-cell>
          <table:table-cell table:style-name="ce3" table:formula="of:=[.B228]" office:value-type="float" office:value="2149.61306964746" calcext:value-type="float">
            <text:p>2150</text:p>
          </table:table-cell>
          <table:table-cell table:style-name="ce3" table:formula="of:=[.C227]" office:value-type="float" office:value="2149.61306964746" calcext:value-type="float">
            <text:p>2150</text:p>
          </table:table-cell>
          <table:table-cell table:style-name="ce5" table:formula="of:=SUMPRODUCT([.B228:.D228];burner_heat_diffusion)" office:value-type="float" office:value="2149.61306964746" calcext:value-type="float">
            <text:p>2150</text:p>
          </table:table-cell>
          <table:table-cell table:formula="of:=[.F227]+[.E228]-[.I227]" office:value-type="float" office:value="57125.9367025932" calcext:value-type="float">
            <text:p>57126</text:p>
          </table:table-cell>
          <table:table-cell table:style-name="ce7" table:formula="of:=temp_out + [.F228] / burner_heat_mass" office:value-type="float" office:value="134.251873405186" calcext:value-type="float">
            <text:p>134.3</text:p>
          </table:table-cell>
          <table:table-cell table:style-name="ce7" table:formula="of:=[.G228]-[.W227]" office:value-type="float" office:value="15.8066749378622" calcext:value-type="float">
            <text:p>15.8</text:p>
          </table:table-cell>
          <table:table-cell table:style-name="ce5" table:formula="of:=thermagon_k * burner_A * [.H228] / thermagon_L" office:value-type="float" office:value="2072.09091065533" calcext:value-type="float">
            <text:p>2072</text:p>
          </table:table-cell>
          <table:table-cell table:style-name="ce5" table:formula="of:=[.I228]/C_per_s_to_W*time_incr" office:value-type="float" office:value="2969.46246869495" calcext:value-type="float">
            <text:p>2969</text:p>
          </table:table-cell>
          <table:table-cell table:style-name="ce7" table:formula="of:=[.J227]" office:value-type="float" office:value="2960.06756980568" calcext:value-type="float">
            <text:p>2960.1</text:p>
          </table:table-cell>
          <table:table-cell table:style-name="ce7" table:formula="of:=[.K227]" office:value-type="float" office:value="2913.24892780289" calcext:value-type="float">
            <text:p>2913.2</text:p>
          </table:table-cell>
          <table:table-cell table:style-name="ce7" table:formula="of:=[.L227]" office:value-type="float" office:value="2813.99163767811" calcext:value-type="float">
            <text:p>2814.0</text:p>
          </table:table-cell>
          <table:table-cell table:style-name="ce7" table:formula="of:=[.M227]" office:value-type="float" office:value="2646.34239712919" calcext:value-type="float">
            <text:p>2646.3</text:p>
          </table:table-cell>
          <table:table-cell table:style-name="ce7" table:formula="of:=[.N227]" office:value-type="float" office:value="2392.37885957363" calcext:value-type="float">
            <text:p>2392.4</text:p>
          </table:table-cell>
          <table:table-cell table:style-name="ce7" table:formula="of:=[.O227]" office:value-type="float" office:value="2029.85313288233" calcext:value-type="float">
            <text:p>2029.9</text:p>
          </table:table-cell>
          <table:table-cell table:style-name="ce7" table:formula="of:=[.P227]" office:value-type="float" office:value="1528.67586428949" calcext:value-type="float">
            <text:p>1528.7</text:p>
          </table:table-cell>
          <table:table-cell table:style-name="ce7" table:formula="of:=[.Q227]" office:value-type="float" office:value="846.685052903116" calcext:value-type="float">
            <text:p>846.7</text:p>
          </table:table-cell>
          <table:table-cell table:style-name="ce7" table:formula="of:=[.R227]" office:value-type="float" office:value="253.711812879297" calcext:value-type="float">
            <text:p>253.7</text:p>
          </table:table-cell>
          <table:table-cell table:style-name="ce5" table:formula="of:=SUMPRODUCT([.J228:.S228];pot_heat_diffusion)" office:value-type="float" office:value="2332.54013776674" calcext:value-type="float">
            <text:p>2333</text:p>
          </table:table-cell>
          <table:table-cell table:style-name="ce5" table:formula="of:=[.V227]*leakage_out" office:value-type="float" office:value="1676.95036029266" calcext:value-type="float">
            <text:p>1677</text:p>
          </table:table-cell>
          <table:table-cell table:style-name="ce5" table:formula="of:=[.V227]+[.T228]-[.U228]" office:value-type="float" office:value="280147.316492917" calcext:value-type="float">
            <text:p>280147</text:p>
          </table:table-cell>
          <table:table-cell table:style-name="ce12" table:formula="of:= temp_out + [.V228]/pot_water_mass" office:value-type="float" office:value="118.676116450175" calcext:value-type="float">
            <text:p>118.7</text:p>
          </table:table-cell>
          <table:table-cell table:style-name="ce7" table:formula="of:=IF([.G228]&gt;thermagon_temp_max;0;IF([.W22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3" table:formula="of:=burner_C_per_s * [.X228]/100 * time_incr" office:value-type="float" office:value="2149.61306964746" calcext:value-type="float">
            <text:p>2150</text:p>
          </table:table-cell>
          <table:table-cell table:style-name="ce3" table:formula="of:=[.B229]" office:value-type="float" office:value="2149.61306964746" calcext:value-type="float">
            <text:p>2150</text:p>
          </table:table-cell>
          <table:table-cell table:style-name="ce3" table:formula="of:=[.C228]" office:value-type="float" office:value="2149.61306964746" calcext:value-type="float">
            <text:p>2150</text:p>
          </table:table-cell>
          <table:table-cell table:style-name="ce5" table:formula="of:=SUMPRODUCT([.B229:.D229];burner_heat_diffusion)" office:value-type="float" office:value="2149.61306964746" calcext:value-type="float">
            <text:p>2150</text:p>
          </table:table-cell>
          <table:table-cell table:formula="of:=[.F228]+[.E229]-[.I228]" office:value-type="float" office:value="57203.4588615853" calcext:value-type="float">
            <text:p>57203</text:p>
          </table:table-cell>
          <table:table-cell table:style-name="ce7" table:formula="of:=temp_out + [.F229] / burner_heat_mass" office:value-type="float" office:value="134.406917723171" calcext:value-type="float">
            <text:p>134.4</text:p>
          </table:table-cell>
          <table:table-cell table:style-name="ce7" table:formula="of:=[.G229]-[.W228]" office:value-type="float" office:value="15.7308012729957" calcext:value-type="float">
            <text:p>15.7</text:p>
          </table:table-cell>
          <table:table-cell table:style-name="ce5" table:formula="of:=thermagon_k * burner_A * [.H229] / thermagon_L" office:value-type="float" office:value="2062.14466124198" calcext:value-type="float">
            <text:p>2062</text:p>
          </table:table-cell>
          <table:table-cell table:style-name="ce5" table:formula="of:=[.I229]/C_per_s_to_W*time_incr" office:value-type="float" office:value="2955.20874353967" calcext:value-type="float">
            <text:p>2955</text:p>
          </table:table-cell>
          <table:table-cell table:style-name="ce7" table:formula="of:=[.J228]" office:value-type="float" office:value="2969.46246869495" calcext:value-type="float">
            <text:p>2969.5</text:p>
          </table:table-cell>
          <table:table-cell table:style-name="ce7" table:formula="of:=[.K228]" office:value-type="float" office:value="2960.06756980568" calcext:value-type="float">
            <text:p>2960.1</text:p>
          </table:table-cell>
          <table:table-cell table:style-name="ce7" table:formula="of:=[.L228]" office:value-type="float" office:value="2913.24892780289" calcext:value-type="float">
            <text:p>2913.2</text:p>
          </table:table-cell>
          <table:table-cell table:style-name="ce7" table:formula="of:=[.M228]" office:value-type="float" office:value="2813.99163767811" calcext:value-type="float">
            <text:p>2814.0</text:p>
          </table:table-cell>
          <table:table-cell table:style-name="ce7" table:formula="of:=[.N228]" office:value-type="float" office:value="2646.34239712919" calcext:value-type="float">
            <text:p>2646.3</text:p>
          </table:table-cell>
          <table:table-cell table:style-name="ce7" table:formula="of:=[.O228]" office:value-type="float" office:value="2392.37885957363" calcext:value-type="float">
            <text:p>2392.4</text:p>
          </table:table-cell>
          <table:table-cell table:style-name="ce7" table:formula="of:=[.P228]" office:value-type="float" office:value="2029.85313288233" calcext:value-type="float">
            <text:p>2029.9</text:p>
          </table:table-cell>
          <table:table-cell table:style-name="ce7" table:formula="of:=[.Q228]" office:value-type="float" office:value="1528.67586428949" calcext:value-type="float">
            <text:p>1528.7</text:p>
          </table:table-cell>
          <table:table-cell table:style-name="ce7" table:formula="of:=[.R228]" office:value-type="float" office:value="846.685052903116" calcext:value-type="float">
            <text:p>846.7</text:p>
          </table:table-cell>
          <table:table-cell table:style-name="ce5" table:formula="of:=SUMPRODUCT([.J229:.S229];pot_heat_diffusion)" office:value-type="float" office:value="2578.64115721867" calcext:value-type="float">
            <text:p>2579</text:p>
          </table:table-cell>
          <table:table-cell table:style-name="ce5" table:formula="of:=[.V228]*leakage_out" office:value-type="float" office:value="1680.8838989575" calcext:value-type="float">
            <text:p>1681</text:p>
          </table:table-cell>
          <table:table-cell table:style-name="ce5" table:formula="of:=[.V228]+[.T229]-[.U229]" office:value-type="float" office:value="281045.073751178" calcext:value-type="float">
            <text:p>281045</text:p>
          </table:table-cell>
          <table:table-cell table:style-name="ce12" table:formula="of:= temp_out + [.V229]/pot_water_mass" office:value-type="float" office:value="118.992332935377" calcext:value-type="float">
            <text:p>119.0</text:p>
          </table:table-cell>
          <table:table-cell table:style-name="ce7" table:formula="of:=IF([.G229]&gt;thermagon_temp_max;0;IF([.W22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3" table:formula="of:=burner_C_per_s * [.X229]/100 * time_incr" office:value-type="float" office:value="2149.61306964746" calcext:value-type="float">
            <text:p>2150</text:p>
          </table:table-cell>
          <table:table-cell table:style-name="ce3" table:formula="of:=[.B230]" office:value-type="float" office:value="2149.61306964746" calcext:value-type="float">
            <text:p>2150</text:p>
          </table:table-cell>
          <table:table-cell table:style-name="ce3" table:formula="of:=[.C229]" office:value-type="float" office:value="2149.61306964746" calcext:value-type="float">
            <text:p>2150</text:p>
          </table:table-cell>
          <table:table-cell table:style-name="ce5" table:formula="of:=SUMPRODUCT([.B230:.D230];burner_heat_diffusion)" office:value-type="float" office:value="2149.61306964746" calcext:value-type="float">
            <text:p>2150</text:p>
          </table:table-cell>
          <table:table-cell table:formula="of:=[.F229]+[.E230]-[.I229]" office:value-type="float" office:value="57290.9272699908" calcext:value-type="float">
            <text:p>57291</text:p>
          </table:table-cell>
          <table:table-cell table:style-name="ce7" table:formula="of:=temp_out + [.F230] / burner_heat_mass" office:value-type="float" office:value="134.581854539982" calcext:value-type="float">
            <text:p>134.6</text:p>
          </table:table-cell>
          <table:table-cell table:style-name="ce7" table:formula="of:=[.G230]-[.W229]" office:value-type="float" office:value="15.5895216046047" calcext:value-type="float">
            <text:p>15.6</text:p>
          </table:table-cell>
          <table:table-cell table:style-name="ce5" table:formula="of:=thermagon_k * burner_A * [.H230] / thermagon_L" office:value-type="float" office:value="2043.62436409635" calcext:value-type="float">
            <text:p>2044</text:p>
          </table:table-cell>
          <table:table-cell table:style-name="ce5" table:formula="of:=[.I230]/C_per_s_to_W*time_incr" office:value-type="float" office:value="2928.66776167434" calcext:value-type="float">
            <text:p>2929</text:p>
          </table:table-cell>
          <table:table-cell table:style-name="ce7" table:formula="of:=[.J229]" office:value-type="float" office:value="2955.20874353967" calcext:value-type="float">
            <text:p>2955.2</text:p>
          </table:table-cell>
          <table:table-cell table:style-name="ce7" table:formula="of:=[.K229]" office:value-type="float" office:value="2969.46246869495" calcext:value-type="float">
            <text:p>2969.5</text:p>
          </table:table-cell>
          <table:table-cell table:style-name="ce7" table:formula="of:=[.L229]" office:value-type="float" office:value="2960.06756980568" calcext:value-type="float">
            <text:p>2960.1</text:p>
          </table:table-cell>
          <table:table-cell table:style-name="ce7" table:formula="of:=[.M229]" office:value-type="float" office:value="2913.24892780289" calcext:value-type="float">
            <text:p>2913.2</text:p>
          </table:table-cell>
          <table:table-cell table:style-name="ce7" table:formula="of:=[.N229]" office:value-type="float" office:value="2813.99163767811" calcext:value-type="float">
            <text:p>2814.0</text:p>
          </table:table-cell>
          <table:table-cell table:style-name="ce7" table:formula="of:=[.O229]" office:value-type="float" office:value="2646.34239712919" calcext:value-type="float">
            <text:p>2646.3</text:p>
          </table:table-cell>
          <table:table-cell table:style-name="ce7" table:formula="of:=[.P229]" office:value-type="float" office:value="2392.37885957363" calcext:value-type="float">
            <text:p>2392.4</text:p>
          </table:table-cell>
          <table:table-cell table:style-name="ce7" table:formula="of:=[.Q229]" office:value-type="float" office:value="2029.85313288233" calcext:value-type="float">
            <text:p>2029.9</text:p>
          </table:table-cell>
          <table:table-cell table:style-name="ce7" table:formula="of:=[.R229]" office:value-type="float" office:value="1528.67586428949" calcext:value-type="float">
            <text:p>1528.7</text:p>
          </table:table-cell>
          <table:table-cell table:style-name="ce5" table:formula="of:=SUMPRODUCT([.J230:.S230];pot_heat_diffusion)" office:value-type="float" office:value="2746.44889599405" calcext:value-type="float">
            <text:p>2746</text:p>
          </table:table-cell>
          <table:table-cell table:style-name="ce5" table:formula="of:=[.V229]*leakage_out" office:value-type="float" office:value="1686.27044250707" calcext:value-type="float">
            <text:p>1686</text:p>
          </table:table-cell>
          <table:table-cell table:style-name="ce5" table:formula="of:=[.V229]+[.T230]-[.U230]" office:value-type="float" office:value="282105.252204665" calcext:value-type="float">
            <text:p>282105</text:p>
          </table:table-cell>
          <table:table-cell table:style-name="ce12" table:formula="of:= temp_out + [.V230]/pot_water_mass" office:value-type="float" office:value="119.365758937967" calcext:value-type="float">
            <text:p>119.4</text:p>
          </table:table-cell>
          <table:table-cell table:style-name="ce7" table:formula="of:=IF([.G230]&gt;thermagon_temp_max;0;IF([.W23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3" table:formula="of:=burner_C_per_s * [.X230]/100 * time_incr" office:value-type="float" office:value="2149.61306964746" calcext:value-type="float">
            <text:p>2150</text:p>
          </table:table-cell>
          <table:table-cell table:style-name="ce3" table:formula="of:=[.B231]" office:value-type="float" office:value="2149.61306964746" calcext:value-type="float">
            <text:p>2150</text:p>
          </table:table-cell>
          <table:table-cell table:style-name="ce3" table:formula="of:=[.C230]" office:value-type="float" office:value="2149.61306964746" calcext:value-type="float">
            <text:p>2150</text:p>
          </table:table-cell>
          <table:table-cell table:style-name="ce5" table:formula="of:=SUMPRODUCT([.B231:.D231];burner_heat_diffusion)" office:value-type="float" office:value="2149.61306964746" calcext:value-type="float">
            <text:p>2150</text:p>
          </table:table-cell>
          <table:table-cell table:formula="of:=[.F230]+[.E231]-[.I230]" office:value-type="float" office:value="57396.9159755419" calcext:value-type="float">
            <text:p>57397</text:p>
          </table:table-cell>
          <table:table-cell table:style-name="ce7" table:formula="of:=temp_out + [.F231] / burner_heat_mass" office:value-type="float" office:value="134.793831951084" calcext:value-type="float">
            <text:p>134.8</text:p>
          </table:table-cell>
          <table:table-cell table:style-name="ce7" table:formula="of:=[.G231]-[.W230]" office:value-type="float" office:value="15.428073013117" calcext:value-type="float">
            <text:p>15.4</text:p>
          </table:table-cell>
          <table:table-cell table:style-name="ce5" table:formula="of:=thermagon_k * burner_A * [.H231] / thermagon_L" office:value-type="float" office:value="2022.4601306143" calcext:value-type="float">
            <text:p>2022</text:p>
          </table:table-cell>
          <table:table-cell table:style-name="ce5" table:formula="of:=[.I231]/C_per_s_to_W*time_incr" office:value-type="float" office:value="2898.33781973962" calcext:value-type="float">
            <text:p>2898</text:p>
          </table:table-cell>
          <table:table-cell table:style-name="ce7" table:formula="of:=[.J230]" office:value-type="float" office:value="2928.66776167434" calcext:value-type="float">
            <text:p>2928.7</text:p>
          </table:table-cell>
          <table:table-cell table:style-name="ce7" table:formula="of:=[.K230]" office:value-type="float" office:value="2955.20874353967" calcext:value-type="float">
            <text:p>2955.2</text:p>
          </table:table-cell>
          <table:table-cell table:style-name="ce7" table:formula="of:=[.L230]" office:value-type="float" office:value="2969.46246869495" calcext:value-type="float">
            <text:p>2969.5</text:p>
          </table:table-cell>
          <table:table-cell table:style-name="ce7" table:formula="of:=[.M230]" office:value-type="float" office:value="2960.06756980568" calcext:value-type="float">
            <text:p>2960.1</text:p>
          </table:table-cell>
          <table:table-cell table:style-name="ce7" table:formula="of:=[.N230]" office:value-type="float" office:value="2913.24892780289" calcext:value-type="float">
            <text:p>2913.2</text:p>
          </table:table-cell>
          <table:table-cell table:style-name="ce7" table:formula="of:=[.O230]" office:value-type="float" office:value="2813.99163767811" calcext:value-type="float">
            <text:p>2814.0</text:p>
          </table:table-cell>
          <table:table-cell table:style-name="ce7" table:formula="of:=[.P230]" office:value-type="float" office:value="2646.34239712919" calcext:value-type="float">
            <text:p>2646.3</text:p>
          </table:table-cell>
          <table:table-cell table:style-name="ce7" table:formula="of:=[.Q230]" office:value-type="float" office:value="2392.37885957363" calcext:value-type="float">
            <text:p>2392.4</text:p>
          </table:table-cell>
          <table:table-cell table:style-name="ce7" table:formula="of:=[.R230]" office:value-type="float" office:value="2029.85313288233" calcext:value-type="float">
            <text:p>2029.9</text:p>
          </table:table-cell>
          <table:table-cell table:style-name="ce5" table:formula="of:=SUMPRODUCT([.J231:.S231];pot_heat_diffusion)" office:value-type="float" office:value="2849.48634970722" calcext:value-type="float">
            <text:p>2849</text:p>
          </table:table-cell>
          <table:table-cell table:style-name="ce5" table:formula="of:=[.V230]*leakage_out" office:value-type="float" office:value="1692.63151322799" calcext:value-type="float">
            <text:p>1693</text:p>
          </table:table-cell>
          <table:table-cell table:style-name="ce5" table:formula="of:=[.V230]+[.T231]-[.U231]" office:value-type="float" office:value="283262.107041144" calcext:value-type="float">
            <text:p>283262</text:p>
          </table:table-cell>
          <table:table-cell table:style-name="ce12" table:formula="of:= temp_out + [.V231]/pot_water_mass" office:value-type="float" office:value="119.773237203293" calcext:value-type="float">
            <text:p>119.8</text:p>
          </table:table-cell>
          <table:table-cell table:style-name="ce7" table:formula="of:=IF([.G231]&gt;thermagon_temp_max;0;IF([.W23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3" table:formula="of:=burner_C_per_s * [.X231]/100 * time_incr" office:value-type="float" office:value="2149.61306964746" calcext:value-type="float">
            <text:p>2150</text:p>
          </table:table-cell>
          <table:table-cell table:style-name="ce3" table:formula="of:=[.B232]" office:value-type="float" office:value="2149.61306964746" calcext:value-type="float">
            <text:p>2150</text:p>
          </table:table-cell>
          <table:table-cell table:style-name="ce3" table:formula="of:=[.C231]" office:value-type="float" office:value="2149.61306964746" calcext:value-type="float">
            <text:p>2150</text:p>
          </table:table-cell>
          <table:table-cell table:style-name="ce5" table:formula="of:=SUMPRODUCT([.B232:.D232];burner_heat_diffusion)" office:value-type="float" office:value="2149.61306964746" calcext:value-type="float">
            <text:p>2150</text:p>
          </table:table-cell>
          <table:table-cell table:formula="of:=[.F231]+[.E232]-[.I231]" office:value-type="float" office:value="57524.0689145751" calcext:value-type="float">
            <text:p>57524</text:p>
          </table:table-cell>
          <table:table-cell table:style-name="ce7" table:formula="of:=temp_out + [.F232] / burner_heat_mass" office:value-type="float" office:value="135.04813782915" calcext:value-type="float">
            <text:p>135.0</text:p>
          </table:table-cell>
          <table:table-cell table:style-name="ce7" table:formula="of:=[.G232]-[.W231]" office:value-type="float" office:value="15.274900625857" calcext:value-type="float">
            <text:p>15.3</text:p>
          </table:table-cell>
          <table:table-cell table:style-name="ce5" table:formula="of:=thermagon_k * burner_A * [.H232] / thermagon_L" office:value-type="float" office:value="2002.38082154693" calcext:value-type="float">
            <text:p>2002</text:p>
          </table:table-cell>
          <table:table-cell table:style-name="ce5" table:formula="of:=[.I232]/C_per_s_to_W*time_incr" office:value-type="float" office:value="2869.56265627247" calcext:value-type="float">
            <text:p>2870</text:p>
          </table:table-cell>
          <table:table-cell table:style-name="ce7" table:formula="of:=[.J231]" office:value-type="float" office:value="2898.33781973962" calcext:value-type="float">
            <text:p>2898.3</text:p>
          </table:table-cell>
          <table:table-cell table:style-name="ce7" table:formula="of:=[.K231]" office:value-type="float" office:value="2928.66776167434" calcext:value-type="float">
            <text:p>2928.7</text:p>
          </table:table-cell>
          <table:table-cell table:style-name="ce7" table:formula="of:=[.L231]" office:value-type="float" office:value="2955.20874353967" calcext:value-type="float">
            <text:p>2955.2</text:p>
          </table:table-cell>
          <table:table-cell table:style-name="ce7" table:formula="of:=[.M231]" office:value-type="float" office:value="2969.46246869495" calcext:value-type="float">
            <text:p>2969.5</text:p>
          </table:table-cell>
          <table:table-cell table:style-name="ce7" table:formula="of:=[.N231]" office:value-type="float" office:value="2960.06756980568" calcext:value-type="float">
            <text:p>2960.1</text:p>
          </table:table-cell>
          <table:table-cell table:style-name="ce7" table:formula="of:=[.O231]" office:value-type="float" office:value="2913.24892780289" calcext:value-type="float">
            <text:p>2913.2</text:p>
          </table:table-cell>
          <table:table-cell table:style-name="ce7" table:formula="of:=[.P231]" office:value-type="float" office:value="2813.99163767811" calcext:value-type="float">
            <text:p>2814.0</text:p>
          </table:table-cell>
          <table:table-cell table:style-name="ce7" table:formula="of:=[.Q231]" office:value-type="float" office:value="2646.34239712919" calcext:value-type="float">
            <text:p>2646.3</text:p>
          </table:table-cell>
          <table:table-cell table:style-name="ce7" table:formula="of:=[.R231]" office:value-type="float" office:value="2392.37885957363" calcext:value-type="float">
            <text:p>2392.4</text:p>
          </table:table-cell>
          <table:table-cell table:style-name="ce5" table:formula="of:=SUMPRODUCT([.J232:.S232];pot_heat_diffusion)" office:value-type="float" office:value="2904.3228387271" calcext:value-type="float">
            <text:p>2904</text:p>
          </table:table-cell>
          <table:table-cell table:style-name="ce5" table:formula="of:=[.V231]*leakage_out" office:value-type="float" office:value="1699.57264224687" calcext:value-type="float">
            <text:p>1700</text:p>
          </table:table-cell>
          <table:table-cell table:style-name="ce5" table:formula="of:=[.V231]+[.T232]-[.U232]" office:value-type="float" office:value="284466.857237625" calcext:value-type="float">
            <text:p>284467</text:p>
          </table:table-cell>
          <table:table-cell table:style-name="ce12" table:formula="of:= temp_out + [.V232]/pot_water_mass" office:value-type="float" office:value="120.197585621724" calcext:value-type="float">
            <text:p>120.2</text:p>
          </table:table-cell>
          <table:table-cell table:style-name="ce7" table:formula="of:=IF([.G232]&gt;thermagon_temp_max;0;IF([.W23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3" table:formula="of:=burner_C_per_s * [.X232]/100 * time_incr" office:value-type="float" office:value="2149.61306964746" calcext:value-type="float">
            <text:p>2150</text:p>
          </table:table-cell>
          <table:table-cell table:style-name="ce3" table:formula="of:=[.B233]" office:value-type="float" office:value="2149.61306964746" calcext:value-type="float">
            <text:p>2150</text:p>
          </table:table-cell>
          <table:table-cell table:style-name="ce3" table:formula="of:=[.C232]" office:value-type="float" office:value="2149.61306964746" calcext:value-type="float">
            <text:p>2150</text:p>
          </table:table-cell>
          <table:table-cell table:style-name="ce5" table:formula="of:=SUMPRODUCT([.B233:.D233];burner_heat_diffusion)" office:value-type="float" office:value="2149.61306964746" calcext:value-type="float">
            <text:p>2150</text:p>
          </table:table-cell>
          <table:table-cell table:formula="of:=[.F232]+[.E233]-[.I232]" office:value-type="float" office:value="57671.3011626756" calcext:value-type="float">
            <text:p>57671</text:p>
          </table:table-cell>
          <table:table-cell table:style-name="ce7" table:formula="of:=temp_out + [.F233] / burner_heat_mass" office:value-type="float" office:value="135.342602325351" calcext:value-type="float">
            <text:p>135.3</text:p>
          </table:table-cell>
          <table:table-cell table:style-name="ce7" table:formula="of:=[.G233]-[.W232]" office:value-type="float" office:value="15.1450167036277" calcext:value-type="float">
            <text:p>15.1</text:p>
          </table:table-cell>
          <table:table-cell table:style-name="ce5" table:formula="of:=thermagon_k * burner_A * [.H233] / thermagon_L" office:value-type="float" office:value="1985.35438836288" calcext:value-type="float">
            <text:p>1985</text:p>
          </table:table-cell>
          <table:table-cell table:style-name="ce5" table:formula="of:=[.I233]/C_per_s_to_W*time_incr" office:value-type="float" office:value="2845.1624940712" calcext:value-type="float">
            <text:p>2845</text:p>
          </table:table-cell>
          <table:table-cell table:style-name="ce7" table:formula="of:=[.J232]" office:value-type="float" office:value="2869.56265627247" calcext:value-type="float">
            <text:p>2869.6</text:p>
          </table:table-cell>
          <table:table-cell table:style-name="ce7" table:formula="of:=[.K232]" office:value-type="float" office:value="2898.33781973962" calcext:value-type="float">
            <text:p>2898.3</text:p>
          </table:table-cell>
          <table:table-cell table:style-name="ce7" table:formula="of:=[.L232]" office:value-type="float" office:value="2928.66776167434" calcext:value-type="float">
            <text:p>2928.7</text:p>
          </table:table-cell>
          <table:table-cell table:style-name="ce7" table:formula="of:=[.M232]" office:value-type="float" office:value="2955.20874353967" calcext:value-type="float">
            <text:p>2955.2</text:p>
          </table:table-cell>
          <table:table-cell table:style-name="ce7" table:formula="of:=[.N232]" office:value-type="float" office:value="2969.46246869495" calcext:value-type="float">
            <text:p>2969.5</text:p>
          </table:table-cell>
          <table:table-cell table:style-name="ce7" table:formula="of:=[.O232]" office:value-type="float" office:value="2960.06756980568" calcext:value-type="float">
            <text:p>2960.1</text:p>
          </table:table-cell>
          <table:table-cell table:style-name="ce7" table:formula="of:=[.P232]" office:value-type="float" office:value="2913.24892780289" calcext:value-type="float">
            <text:p>2913.2</text:p>
          </table:table-cell>
          <table:table-cell table:style-name="ce7" table:formula="of:=[.Q232]" office:value-type="float" office:value="2813.99163767811" calcext:value-type="float">
            <text:p>2814.0</text:p>
          </table:table-cell>
          <table:table-cell table:style-name="ce7" table:formula="of:=[.R232]" office:value-type="float" office:value="2646.34239712919" calcext:value-type="float">
            <text:p>2646.3</text:p>
          </table:table-cell>
          <table:table-cell table:style-name="ce5" table:formula="of:=SUMPRODUCT([.J233:.S233];pot_heat_diffusion)" office:value-type="float" office:value="2924.91760520002" calcext:value-type="float">
            <text:p>2925</text:p>
          </table:table-cell>
          <table:table-cell table:style-name="ce5" table:formula="of:=[.V232]*leakage_out" office:value-type="float" office:value="1706.80114342575" calcext:value-type="float">
            <text:p>1707</text:p>
          </table:table-cell>
          <table:table-cell table:style-name="ce5" table:formula="of:=[.V232]+[.T233]-[.U233]" office:value-type="float" office:value="285684.973699399" calcext:value-type="float">
            <text:p>285685</text:p>
          </table:table-cell>
          <table:table-cell table:style-name="ce12" table:formula="of:= temp_out + [.V233]/pot_water_mass" office:value-type="float" office:value="120.626642031532" calcext:value-type="float">
            <text:p>120.6</text:p>
          </table:table-cell>
          <table:table-cell table:style-name="ce7" table:formula="of:=IF([.G233]&gt;thermagon_temp_max;0;IF([.W23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3" table:formula="of:=burner_C_per_s * [.X233]/100 * time_incr" office:value-type="float" office:value="2149.61306964746" calcext:value-type="float">
            <text:p>2150</text:p>
          </table:table-cell>
          <table:table-cell table:style-name="ce3" table:formula="of:=[.B234]" office:value-type="float" office:value="2149.61306964746" calcext:value-type="float">
            <text:p>2150</text:p>
          </table:table-cell>
          <table:table-cell table:style-name="ce3" table:formula="of:=[.C233]" office:value-type="float" office:value="2149.61306964746" calcext:value-type="float">
            <text:p>2150</text:p>
          </table:table-cell>
          <table:table-cell table:style-name="ce5" table:formula="of:=SUMPRODUCT([.B234:.D234];burner_heat_diffusion)" office:value-type="float" office:value="2149.61306964746" calcext:value-type="float">
            <text:p>2150</text:p>
          </table:table-cell>
          <table:table-cell table:formula="of:=[.F233]+[.E234]-[.I233]" office:value-type="float" office:value="57835.5598439602" calcext:value-type="float">
            <text:p>57836</text:p>
          </table:table-cell>
          <table:table-cell table:style-name="ce7" table:formula="of:=temp_out + [.F234] / burner_heat_mass" office:value-type="float" office:value="135.67111968792" calcext:value-type="float">
            <text:p>135.7</text:p>
          </table:table-cell>
          <table:table-cell table:style-name="ce7" table:formula="of:=[.G234]-[.W233]" office:value-type="float" office:value="15.0444776563885" calcext:value-type="float">
            <text:p>15.0</text:p>
          </table:table-cell>
          <table:table-cell table:style-name="ce5" table:formula="of:=thermagon_k * burner_A * [.H234] / thermagon_L" office:value-type="float" office:value="1972.17476350381" calcext:value-type="float">
            <text:p>1972</text:p>
          </table:table-cell>
          <table:table-cell table:style-name="ce5" table:formula="of:=[.I234]/C_per_s_to_W*time_incr" office:value-type="float" office:value="2826.27509817112" calcext:value-type="float">
            <text:p>2826</text:p>
          </table:table-cell>
          <table:table-cell table:style-name="ce7" table:formula="of:=[.J233]" office:value-type="float" office:value="2845.1624940712" calcext:value-type="float">
            <text:p>2845.2</text:p>
          </table:table-cell>
          <table:table-cell table:style-name="ce7" table:formula="of:=[.K233]" office:value-type="float" office:value="2869.56265627247" calcext:value-type="float">
            <text:p>2869.6</text:p>
          </table:table-cell>
          <table:table-cell table:style-name="ce7" table:formula="of:=[.L233]" office:value-type="float" office:value="2898.33781973962" calcext:value-type="float">
            <text:p>2898.3</text:p>
          </table:table-cell>
          <table:table-cell table:style-name="ce7" table:formula="of:=[.M233]" office:value-type="float" office:value="2928.66776167434" calcext:value-type="float">
            <text:p>2928.7</text:p>
          </table:table-cell>
          <table:table-cell table:style-name="ce7" table:formula="of:=[.N233]" office:value-type="float" office:value="2955.20874353967" calcext:value-type="float">
            <text:p>2955.2</text:p>
          </table:table-cell>
          <table:table-cell table:style-name="ce7" table:formula="of:=[.O233]" office:value-type="float" office:value="2969.46246869495" calcext:value-type="float">
            <text:p>2969.5</text:p>
          </table:table-cell>
          <table:table-cell table:style-name="ce7" table:formula="of:=[.P233]" office:value-type="float" office:value="2960.06756980568" calcext:value-type="float">
            <text:p>2960.1</text:p>
          </table:table-cell>
          <table:table-cell table:style-name="ce7" table:formula="of:=[.Q233]" office:value-type="float" office:value="2913.24892780289" calcext:value-type="float">
            <text:p>2913.2</text:p>
          </table:table-cell>
          <table:table-cell table:style-name="ce7" table:formula="of:=[.R233]" office:value-type="float" office:value="2813.99163767811" calcext:value-type="float">
            <text:p>2814.0</text:p>
          </table:table-cell>
          <table:table-cell table:style-name="ce5" table:formula="of:=SUMPRODUCT([.J234:.S234];pot_heat_diffusion)" office:value-type="float" office:value="2922.95674262221" calcext:value-type="float">
            <text:p>2923</text:p>
          </table:table-cell>
          <table:table-cell table:style-name="ce5" table:formula="of:=[.V233]*leakage_out" office:value-type="float" office:value="1714.10984219639" calcext:value-type="float">
            <text:p>1714</text:p>
          </table:table-cell>
          <table:table-cell table:style-name="ce5" table:formula="of:=[.V233]+[.T234]-[.U234]" office:value-type="float" office:value="286893.820599825" calcext:value-type="float">
            <text:p>286894</text:p>
          </table:table-cell>
          <table:table-cell table:style-name="ce12" table:formula="of:= temp_out + [.V234]/pot_water_mass" office:value-type="float" office:value="121.052433429465" calcext:value-type="float">
            <text:p>121.1</text:p>
          </table:table-cell>
          <table:table-cell table:style-name="ce7" table:formula="of:=IF([.G234]&gt;thermagon_temp_max;0;IF([.W23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3" table:formula="of:=burner_C_per_s * [.X234]/100 * time_incr" office:value-type="float" office:value="0" calcext:value-type="float">
            <text:p>0</text:p>
          </table:table-cell>
          <table:table-cell table:style-name="ce3" table:formula="of:=[.B235]" office:value-type="float" office:value="0" calcext:value-type="float">
            <text:p>0</text:p>
          </table:table-cell>
          <table:table-cell table:style-name="ce3" table:formula="of:=[.C234]" office:value-type="float" office:value="2149.61306964746" calcext:value-type="float">
            <text:p>2150</text:p>
          </table:table-cell>
          <table:table-cell table:style-name="ce5" table:formula="of:=SUMPRODUCT([.B235:.D235];burner_heat_diffusion)" office:value-type="float" office:value="644.883920894239" calcext:value-type="float">
            <text:p>645</text:p>
          </table:table-cell>
          <table:table-cell table:formula="of:=[.F234]+[.E235]-[.I234]" office:value-type="float" office:value="56508.2690013506" calcext:value-type="float">
            <text:p>56508</text:p>
          </table:table-cell>
          <table:table-cell table:style-name="ce7" table:formula="of:=temp_out + [.F235] / burner_heat_mass" office:value-type="float" office:value="133.016538002701" calcext:value-type="float">
            <text:p>133.0</text:p>
          </table:table-cell>
          <table:table-cell table:style-name="ce7" table:formula="of:=[.G235]-[.W234]" office:value-type="float" office:value="11.9641045732358" calcext:value-type="float">
            <text:p>12.0</text:p>
          </table:table-cell>
          <table:table-cell table:style-name="ce5" table:formula="of:=thermagon_k * burner_A * [.H235] / thermagon_L" office:value-type="float" office:value="1568.36984614328" calcext:value-type="float">
            <text:p>1568</text:p>
          </table:table-cell>
          <table:table-cell table:style-name="ce5" table:formula="of:=[.I235]/C_per_s_to_W*time_incr" office:value-type="float" office:value="2247.59221287372" calcext:value-type="float">
            <text:p>2248</text:p>
          </table:table-cell>
          <table:table-cell table:style-name="ce7" table:formula="of:=[.J234]" office:value-type="float" office:value="2826.27509817112" calcext:value-type="float">
            <text:p>2826.3</text:p>
          </table:table-cell>
          <table:table-cell table:style-name="ce7" table:formula="of:=[.K234]" office:value-type="float" office:value="2845.1624940712" calcext:value-type="float">
            <text:p>2845.2</text:p>
          </table:table-cell>
          <table:table-cell table:style-name="ce7" table:formula="of:=[.L234]" office:value-type="float" office:value="2869.56265627247" calcext:value-type="float">
            <text:p>2869.6</text:p>
          </table:table-cell>
          <table:table-cell table:style-name="ce7" table:formula="of:=[.M234]" office:value-type="float" office:value="2898.33781973962" calcext:value-type="float">
            <text:p>2898.3</text:p>
          </table:table-cell>
          <table:table-cell table:style-name="ce7" table:formula="of:=[.N234]" office:value-type="float" office:value="2928.66776167434" calcext:value-type="float">
            <text:p>2928.7</text:p>
          </table:table-cell>
          <table:table-cell table:style-name="ce7" table:formula="of:=[.O234]" office:value-type="float" office:value="2955.20874353967" calcext:value-type="float">
            <text:p>2955.2</text:p>
          </table:table-cell>
          <table:table-cell table:style-name="ce7" table:formula="of:=[.P234]" office:value-type="float" office:value="2969.46246869495" calcext:value-type="float">
            <text:p>2969.5</text:p>
          </table:table-cell>
          <table:table-cell table:style-name="ce7" table:formula="of:=[.Q234]" office:value-type="float" office:value="2960.06756980568" calcext:value-type="float">
            <text:p>2960.1</text:p>
          </table:table-cell>
          <table:table-cell table:style-name="ce7" table:formula="of:=[.R234]" office:value-type="float" office:value="2913.24892780289" calcext:value-type="float">
            <text:p>2913.2</text:p>
          </table:table-cell>
          <table:table-cell table:style-name="ce5" table:formula="of:=SUMPRODUCT([.J235:.S235];pot_heat_diffusion)" office:value-type="float" office:value="2896.57316711532" calcext:value-type="float">
            <text:p>2897</text:p>
          </table:table-cell>
          <table:table-cell table:style-name="ce5" table:formula="of:=[.V234]*leakage_out" office:value-type="float" office:value="1721.36292359895" calcext:value-type="float">
            <text:p>1721</text:p>
          </table:table-cell>
          <table:table-cell table:style-name="ce5" table:formula="of:=[.V234]+[.T235]-[.U235]" office:value-type="float" office:value="288069.030843341" calcext:value-type="float">
            <text:p>288069</text:p>
          </table:table-cell>
          <table:table-cell table:style-name="ce12" table:formula="of:= temp_out + [.V235]/pot_water_mass" office:value-type="float" office:value="121.466377008488" calcext:value-type="float">
            <text:p>121.5</text:p>
          </table:table-cell>
          <table:table-cell table:style-name="ce7" table:formula="of:=IF([.G235]&gt;thermagon_temp_max;0;IF([.W23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3" table:formula="of:=burner_C_per_s * [.X235]/100 * time_incr" office:value-type="float" office:value="0" calcext:value-type="float">
            <text:p>0</text:p>
          </table:table-cell>
          <table:table-cell table:style-name="ce3" table:formula="of:=[.B236]" office:value-type="float" office:value="0" calcext:value-type="float">
            <text:p>0</text:p>
          </table:table-cell>
          <table:table-cell table:style-name="ce3" table:formula="of:=[.C235]" office:value-type="float" office:value="0" calcext:value-type="float">
            <text:p>0</text:p>
          </table:table-cell>
          <table:table-cell table:style-name="ce5" table:formula="of:=SUMPRODUCT([.B236:.D236];burner_heat_diffusion)" office:value-type="float" office:value="0" calcext:value-type="float">
            <text:p>0</text:p>
          </table:table-cell>
          <table:table-cell table:formula="of:=[.F235]+[.E236]-[.I235]" office:value-type="float" office:value="54939.8991552073" calcext:value-type="float">
            <text:p>54940</text:p>
          </table:table-cell>
          <table:table-cell table:style-name="ce7" table:formula="of:=temp_out + [.F236] / burner_heat_mass" office:value-type="float" office:value="129.879798310415" calcext:value-type="float">
            <text:p>129.9</text:p>
          </table:table-cell>
          <table:table-cell table:style-name="ce7" table:formula="of:=[.G236]-[.W235]" office:value-type="float" office:value="8.41342130192662" calcext:value-type="float">
            <text:p>8.4</text:p>
          </table:table-cell>
          <table:table-cell table:style-name="ce5" table:formula="of:=thermagon_k * burner_A * [.H236] / thermagon_L" office:value-type="float" office:value="1102.91214792287" calcext:value-type="float">
            <text:p>1103</text:p>
          </table:table-cell>
          <table:table-cell table:style-name="ce5" table:formula="of:=[.I236]/C_per_s_to_W*time_incr" office:value-type="float" office:value="1580.55624523197" calcext:value-type="float">
            <text:p>1581</text:p>
          </table:table-cell>
          <table:table-cell table:style-name="ce7" table:formula="of:=[.J235]" office:value-type="float" office:value="2247.59221287372" calcext:value-type="float">
            <text:p>2247.6</text:p>
          </table:table-cell>
          <table:table-cell table:style-name="ce7" table:formula="of:=[.K235]" office:value-type="float" office:value="2826.27509817112" calcext:value-type="float">
            <text:p>2826.3</text:p>
          </table:table-cell>
          <table:table-cell table:style-name="ce7" table:formula="of:=[.L235]" office:value-type="float" office:value="2845.1624940712" calcext:value-type="float">
            <text:p>2845.2</text:p>
          </table:table-cell>
          <table:table-cell table:style-name="ce7" table:formula="of:=[.M235]" office:value-type="float" office:value="2869.56265627247" calcext:value-type="float">
            <text:p>2869.6</text:p>
          </table:table-cell>
          <table:table-cell table:style-name="ce7" table:formula="of:=[.N235]" office:value-type="float" office:value="2898.33781973962" calcext:value-type="float">
            <text:p>2898.3</text:p>
          </table:table-cell>
          <table:table-cell table:style-name="ce7" table:formula="of:=[.O235]" office:value-type="float" office:value="2928.66776167434" calcext:value-type="float">
            <text:p>2928.7</text:p>
          </table:table-cell>
          <table:table-cell table:style-name="ce7" table:formula="of:=[.P235]" office:value-type="float" office:value="2955.20874353967" calcext:value-type="float">
            <text:p>2955.2</text:p>
          </table:table-cell>
          <table:table-cell table:style-name="ce7" table:formula="of:=[.Q235]" office:value-type="float" office:value="2969.46246869495" calcext:value-type="float">
            <text:p>2969.5</text:p>
          </table:table-cell>
          <table:table-cell table:style-name="ce7" table:formula="of:=[.R235]" office:value-type="float" office:value="2960.06756980568" calcext:value-type="float">
            <text:p>2960.1</text:p>
          </table:table-cell>
          <table:table-cell table:style-name="ce5" table:formula="of:=SUMPRODUCT([.J236:.S236];pot_heat_diffusion)" office:value-type="float" office:value="2834.11021859427" calcext:value-type="float">
            <text:p>2834</text:p>
          </table:table-cell>
          <table:table-cell table:style-name="ce5" table:formula="of:=[.V235]*leakage_out" office:value-type="float" office:value="1728.41418506005" calcext:value-type="float">
            <text:p>1728</text:p>
          </table:table-cell>
          <table:table-cell table:style-name="ce5" table:formula="of:=[.V235]+[.T236]-[.U236]" office:value-type="float" office:value="289174.726876875" calcext:value-type="float">
            <text:p>289175</text:p>
          </table:table-cell>
          <table:table-cell table:style-name="ce12" table:formula="of:= temp_out + [.V236]/pot_water_mass" office:value-type="float" office:value="121.855835640216" calcext:value-type="float">
            <text:p>121.9</text:p>
          </table:table-cell>
          <table:table-cell table:style-name="ce7" table:formula="of:=IF([.G236]&gt;thermagon_temp_max;0;IF([.W23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3" table:formula="of:=burner_C_per_s * [.X236]/100 * time_incr" office:value-type="float" office:value="0" calcext:value-type="float">
            <text:p>0</text:p>
          </table:table-cell>
          <table:table-cell table:style-name="ce3" table:formula="of:=[.B237]" office:value-type="float" office:value="0" calcext:value-type="float">
            <text:p>0</text:p>
          </table:table-cell>
          <table:table-cell table:style-name="ce3" table:formula="of:=[.C236]" office:value-type="float" office:value="0" calcext:value-type="float">
            <text:p>0</text:p>
          </table:table-cell>
          <table:table-cell table:style-name="ce5" table:formula="of:=SUMPRODUCT([.B237:.D237];burner_heat_diffusion)" office:value-type="float" office:value="0" calcext:value-type="float">
            <text:p>0</text:p>
          </table:table-cell>
          <table:table-cell table:formula="of:=[.F236]+[.E237]-[.I236]" office:value-type="float" office:value="53836.9870072845" calcext:value-type="float">
            <text:p>53837</text:p>
          </table:table-cell>
          <table:table-cell table:style-name="ce7" table:formula="of:=temp_out + [.F237] / burner_heat_mass" office:value-type="float" office:value="127.673974014569" calcext:value-type="float">
            <text:p>127.7</text:p>
          </table:table-cell>
          <table:table-cell table:style-name="ce7" table:formula="of:=[.G237]-[.W236]" office:value-type="float" office:value="5.81813837435317" calcext:value-type="float">
            <text:p>5.8</text:p>
          </table:table-cell>
          <table:table-cell table:style-name="ce5" table:formula="of:=thermagon_k * burner_A * [.H237] / thermagon_L" office:value-type="float" office:value="762.697511641416" calcext:value-type="float">
            <text:p>763</text:p>
          </table:table-cell>
          <table:table-cell table:style-name="ce5" table:formula="of:=[.I237]/C_per_s_to_W*time_incr" office:value-type="float" office:value="1093.00302614132" calcext:value-type="float">
            <text:p>1093</text:p>
          </table:table-cell>
          <table:table-cell table:style-name="ce7" table:formula="of:=[.J236]" office:value-type="float" office:value="1580.55624523197" calcext:value-type="float">
            <text:p>1580.6</text:p>
          </table:table-cell>
          <table:table-cell table:style-name="ce7" table:formula="of:=[.K236]" office:value-type="float" office:value="2247.59221287372" calcext:value-type="float">
            <text:p>2247.6</text:p>
          </table:table-cell>
          <table:table-cell table:style-name="ce7" table:formula="of:=[.L236]" office:value-type="float" office:value="2826.27509817112" calcext:value-type="float">
            <text:p>2826.3</text:p>
          </table:table-cell>
          <table:table-cell table:style-name="ce7" table:formula="of:=[.M236]" office:value-type="float" office:value="2845.1624940712" calcext:value-type="float">
            <text:p>2845.2</text:p>
          </table:table-cell>
          <table:table-cell table:style-name="ce7" table:formula="of:=[.N236]" office:value-type="float" office:value="2869.56265627247" calcext:value-type="float">
            <text:p>2869.6</text:p>
          </table:table-cell>
          <table:table-cell table:style-name="ce7" table:formula="of:=[.O236]" office:value-type="float" office:value="2898.33781973962" calcext:value-type="float">
            <text:p>2898.3</text:p>
          </table:table-cell>
          <table:table-cell table:style-name="ce7" table:formula="of:=[.P236]" office:value-type="float" office:value="2928.66776167434" calcext:value-type="float">
            <text:p>2928.7</text:p>
          </table:table-cell>
          <table:table-cell table:style-name="ce7" table:formula="of:=[.Q236]" office:value-type="float" office:value="2955.20874353967" calcext:value-type="float">
            <text:p>2955.2</text:p>
          </table:table-cell>
          <table:table-cell table:style-name="ce7" table:formula="of:=[.R236]" office:value-type="float" office:value="2969.46246869495" calcext:value-type="float">
            <text:p>2969.5</text:p>
          </table:table-cell>
          <table:table-cell table:style-name="ce5" table:formula="of:=SUMPRODUCT([.J237:.S237];pot_heat_diffusion)" office:value-type="float" office:value="2713.00602153858" calcext:value-type="float">
            <text:p>2713</text:p>
          </table:table-cell>
          <table:table-cell table:style-name="ce5" table:formula="of:=[.V236]*leakage_out" office:value-type="float" office:value="1735.04836126125" calcext:value-type="float">
            <text:p>1735</text:p>
          </table:table-cell>
          <table:table-cell table:style-name="ce5" table:formula="of:=[.V236]+[.T237]-[.U237]" office:value-type="float" office:value="290152.684537153" calcext:value-type="float">
            <text:p>290153</text:p>
          </table:table-cell>
          <table:table-cell table:style-name="ce12" table:formula="of:= temp_out + [.V237]/pot_water_mass" office:value-type="float" office:value="122.20030106354" calcext:value-type="float">
            <text:p>122.2</text:p>
          </table:table-cell>
          <table:table-cell table:style-name="ce7" table:formula="of:=IF([.G237]&gt;thermagon_temp_max;0;IF([.W23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3" table:formula="of:=burner_C_per_s * [.X237]/100 * time_incr" office:value-type="float" office:value="0" calcext:value-type="float">
            <text:p>0</text:p>
          </table:table-cell>
          <table:table-cell table:style-name="ce3" table:formula="of:=[.B238]" office:value-type="float" office:value="0" calcext:value-type="float">
            <text:p>0</text:p>
          </table:table-cell>
          <table:table-cell table:style-name="ce3" table:formula="of:=[.C237]" office:value-type="float" office:value="0" calcext:value-type="float">
            <text:p>0</text:p>
          </table:table-cell>
          <table:table-cell table:style-name="ce5" table:formula="of:=SUMPRODUCT([.B238:.D238];burner_heat_diffusion)" office:value-type="float" office:value="0" calcext:value-type="float">
            <text:p>0</text:p>
          </table:table-cell>
          <table:table-cell table:formula="of:=[.F237]+[.E238]-[.I237]" office:value-type="float" office:value="53074.289495643" calcext:value-type="float">
            <text:p>53074</text:p>
          </table:table-cell>
          <table:table-cell table:style-name="ce7" table:formula="of:=temp_out + [.F238] / burner_heat_mass" office:value-type="float" office:value="126.148578991286" calcext:value-type="float">
            <text:p>126.1</text:p>
          </table:table-cell>
          <table:table-cell table:style-name="ce7" table:formula="of:=[.G238]-[.W237]" office:value-type="float" office:value="3.94827792774616" calcext:value-type="float">
            <text:p>3.9</text:p>
          </table:table-cell>
          <table:table-cell table:style-name="ce5" table:formula="of:=thermagon_k * burner_A * [.H238] / thermagon_L" office:value-type="float" office:value="517.578228121037" calcext:value-type="float">
            <text:p>518</text:p>
          </table:table-cell>
          <table:table-cell table:style-name="ce5" table:formula="of:=[.I238]/C_per_s_to_W*time_incr" office:value-type="float" office:value="741.728615822639" calcext:value-type="float">
            <text:p>742</text:p>
          </table:table-cell>
          <table:table-cell table:style-name="ce7" table:formula="of:=[.J237]" office:value-type="float" office:value="1093.00302614132" calcext:value-type="float">
            <text:p>1093.0</text:p>
          </table:table-cell>
          <table:table-cell table:style-name="ce7" table:formula="of:=[.K237]" office:value-type="float" office:value="1580.55624523197" calcext:value-type="float">
            <text:p>1580.6</text:p>
          </table:table-cell>
          <table:table-cell table:style-name="ce7" table:formula="of:=[.L237]" office:value-type="float" office:value="2247.59221287372" calcext:value-type="float">
            <text:p>2247.6</text:p>
          </table:table-cell>
          <table:table-cell table:style-name="ce7" table:formula="of:=[.M237]" office:value-type="float" office:value="2826.27509817112" calcext:value-type="float">
            <text:p>2826.3</text:p>
          </table:table-cell>
          <table:table-cell table:style-name="ce7" table:formula="of:=[.N237]" office:value-type="float" office:value="2845.1624940712" calcext:value-type="float">
            <text:p>2845.2</text:p>
          </table:table-cell>
          <table:table-cell table:style-name="ce7" table:formula="of:=[.O237]" office:value-type="float" office:value="2869.56265627247" calcext:value-type="float">
            <text:p>2869.6</text:p>
          </table:table-cell>
          <table:table-cell table:style-name="ce7" table:formula="of:=[.P237]" office:value-type="float" office:value="2898.33781973962" calcext:value-type="float">
            <text:p>2898.3</text:p>
          </table:table-cell>
          <table:table-cell table:style-name="ce7" table:formula="of:=[.Q237]" office:value-type="float" office:value="2928.66776167434" calcext:value-type="float">
            <text:p>2928.7</text:p>
          </table:table-cell>
          <table:table-cell table:style-name="ce7" table:formula="of:=[.R237]" office:value-type="float" office:value="2955.20874353967" calcext:value-type="float">
            <text:p>2955.2</text:p>
          </table:table-cell>
          <table:table-cell table:style-name="ce5" table:formula="of:=SUMPRODUCT([.J238:.S238];pot_heat_diffusion)" office:value-type="float" office:value="2511.34369005073" calcext:value-type="float">
            <text:p>2511</text:p>
          </table:table-cell>
          <table:table-cell table:style-name="ce5" table:formula="of:=[.V237]*leakage_out" office:value-type="float" office:value="1740.91610722292" calcext:value-type="float">
            <text:p>1741</text:p>
          </table:table-cell>
          <table:table-cell table:style-name="ce5" table:formula="of:=[.V237]+[.T238]-[.U238]" office:value-type="float" office:value="290923.11211998" calcext:value-type="float">
            <text:p>290923</text:p>
          </table:table-cell>
          <table:table-cell table:style-name="ce12" table:formula="of:= temp_out + [.V238]/pot_water_mass" office:value-type="float" office:value="122.471668295721" calcext:value-type="float">
            <text:p>122.5</text:p>
          </table:table-cell>
          <table:table-cell table:style-name="ce7" table:formula="of:=IF([.G238]&gt;thermagon_temp_max;0;IF([.W23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3" table:formula="of:=burner_C_per_s * [.X238]/100 * time_incr" office:value-type="float" office:value="0" calcext:value-type="float">
            <text:p>0</text:p>
          </table:table-cell>
          <table:table-cell table:style-name="ce3" table:formula="of:=[.B239]" office:value-type="float" office:value="0" calcext:value-type="float">
            <text:p>0</text:p>
          </table:table-cell>
          <table:table-cell table:style-name="ce3" table:formula="of:=[.C238]" office:value-type="float" office:value="0" calcext:value-type="float">
            <text:p>0</text:p>
          </table:table-cell>
          <table:table-cell table:style-name="ce5" table:formula="of:=SUMPRODUCT([.B239:.D239];burner_heat_diffusion)" office:value-type="float" office:value="0" calcext:value-type="float">
            <text:p>0</text:p>
          </table:table-cell>
          <table:table-cell table:formula="of:=[.F238]+[.E239]-[.I238]" office:value-type="float" office:value="52556.711267522" calcext:value-type="float">
            <text:p>52557</text:p>
          </table:table-cell>
          <table:table-cell table:style-name="ce7" table:formula="of:=temp_out + [.F239] / burner_heat_mass" office:value-type="float" office:value="125.113422535044" calcext:value-type="float">
            <text:p>125.1</text:p>
          </table:table-cell>
          <table:table-cell table:style-name="ce7" table:formula="of:=[.G239]-[.W238]" office:value-type="float" office:value="2.64175423932336" calcext:value-type="float">
            <text:p>2.6</text:p>
          </table:table-cell>
          <table:table-cell table:style-name="ce5" table:formula="of:=thermagon_k * burner_A * [.H239] / thermagon_L" office:value-type="float" office:value="346.306542584438" calcext:value-type="float">
            <text:p>346</text:p>
          </table:table-cell>
          <table:table-cell table:style-name="ce5" table:formula="of:=[.I239]/C_per_s_to_W*time_incr" office:value-type="float" office:value="496.28338002929" calcext:value-type="float">
            <text:p>496</text:p>
          </table:table-cell>
          <table:table-cell table:style-name="ce7" table:formula="of:=[.J238]" office:value-type="float" office:value="741.728615822639" calcext:value-type="float">
            <text:p>741.7</text:p>
          </table:table-cell>
          <table:table-cell table:style-name="ce7" table:formula="of:=[.K238]" office:value-type="float" office:value="1093.00302614132" calcext:value-type="float">
            <text:p>1093.0</text:p>
          </table:table-cell>
          <table:table-cell table:style-name="ce7" table:formula="of:=[.L238]" office:value-type="float" office:value="1580.55624523197" calcext:value-type="float">
            <text:p>1580.6</text:p>
          </table:table-cell>
          <table:table-cell table:style-name="ce7" table:formula="of:=[.M238]" office:value-type="float" office:value="2247.59221287372" calcext:value-type="float">
            <text:p>2247.6</text:p>
          </table:table-cell>
          <table:table-cell table:style-name="ce7" table:formula="of:=[.N238]" office:value-type="float" office:value="2826.27509817112" calcext:value-type="float">
            <text:p>2826.3</text:p>
          </table:table-cell>
          <table:table-cell table:style-name="ce7" table:formula="of:=[.O238]" office:value-type="float" office:value="2845.1624940712" calcext:value-type="float">
            <text:p>2845.2</text:p>
          </table:table-cell>
          <table:table-cell table:style-name="ce7" table:formula="of:=[.P238]" office:value-type="float" office:value="2869.56265627247" calcext:value-type="float">
            <text:p>2869.6</text:p>
          </table:table-cell>
          <table:table-cell table:style-name="ce7" table:formula="of:=[.Q238]" office:value-type="float" office:value="2898.33781973962" calcext:value-type="float">
            <text:p>2898.3</text:p>
          </table:table-cell>
          <table:table-cell table:style-name="ce7" table:formula="of:=[.R238]" office:value-type="float" office:value="2928.66776167434" calcext:value-type="float">
            <text:p>2928.7</text:p>
          </table:table-cell>
          <table:table-cell table:style-name="ce5" table:formula="of:=SUMPRODUCT([.J239:.S239];pot_heat_diffusion)" office:value-type="float" office:value="2223.91283973711" calcext:value-type="float">
            <text:p>2224</text:p>
          </table:table-cell>
          <table:table-cell table:style-name="ce5" table:formula="of:=[.V238]*leakage_out" office:value-type="float" office:value="1745.53867271988" calcext:value-type="float">
            <text:p>1746</text:p>
          </table:table-cell>
          <table:table-cell table:style-name="ce5" table:formula="of:=[.V238]+[.T239]-[.U239]" office:value-type="float" office:value="291401.486286998" calcext:value-type="float">
            <text:p>291401</text:p>
          </table:table-cell>
          <table:table-cell table:style-name="ce12" table:formula="of:= temp_out + [.V239]/pot_water_mass" office:value-type="float" office:value="122.640165733434" calcext:value-type="float">
            <text:p>122.6</text:p>
          </table:table-cell>
          <table:table-cell table:style-name="ce7" table:formula="of:=IF([.G239]&gt;thermagon_temp_max;0;IF([.W23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3" table:formula="of:=burner_C_per_s * [.X239]/100 * time_incr" office:value-type="float" office:value="0" calcext:value-type="float">
            <text:p>0</text:p>
          </table:table-cell>
          <table:table-cell table:style-name="ce3" table:formula="of:=[.B240]" office:value-type="float" office:value="0" calcext:value-type="float">
            <text:p>0</text:p>
          </table:table-cell>
          <table:table-cell table:style-name="ce3" table:formula="of:=[.C239]" office:value-type="float" office:value="0" calcext:value-type="float">
            <text:p>0</text:p>
          </table:table-cell>
          <table:table-cell table:style-name="ce5" table:formula="of:=SUMPRODUCT([.B240:.D240];burner_heat_diffusion)" office:value-type="float" office:value="0" calcext:value-type="float">
            <text:p>0</text:p>
          </table:table-cell>
          <table:table-cell table:formula="of:=[.F239]+[.E240]-[.I239]" office:value-type="float" office:value="52210.4047249376" calcext:value-type="float">
            <text:p>52210</text:p>
          </table:table-cell>
          <table:table-cell table:style-name="ce7" table:formula="of:=temp_out + [.F240] / burner_heat_mass" office:value-type="float" office:value="124.420809449875" calcext:value-type="float">
            <text:p>124.4</text:p>
          </table:table-cell>
          <table:table-cell table:style-name="ce7" table:formula="of:=[.G240]-[.W239]" office:value-type="float" office:value="1.78064371644106" calcext:value-type="float">
            <text:p>1.8</text:p>
          </table:table-cell>
          <table:table-cell table:style-name="ce5" table:formula="of:=thermagon_k * burner_A * [.H240] / thermagon_L" office:value-type="float" office:value="233.423896832036" calcext:value-type="float">
            <text:p>233</text:p>
          </table:table-cell>
          <table:table-cell table:style-name="ce5" table:formula="of:=[.I240]/C_per_s_to_W*time_incr" office:value-type="float" office:value="334.51403959879" calcext:value-type="float">
            <text:p>335</text:p>
          </table:table-cell>
          <table:table-cell table:style-name="ce7" table:formula="of:=[.J239]" office:value-type="float" office:value="496.28338002929" calcext:value-type="float">
            <text:p>496.3</text:p>
          </table:table-cell>
          <table:table-cell table:style-name="ce7" table:formula="of:=[.K239]" office:value-type="float" office:value="741.728615822639" calcext:value-type="float">
            <text:p>741.7</text:p>
          </table:table-cell>
          <table:table-cell table:style-name="ce7" table:formula="of:=[.L239]" office:value-type="float" office:value="1093.00302614132" calcext:value-type="float">
            <text:p>1093.0</text:p>
          </table:table-cell>
          <table:table-cell table:style-name="ce7" table:formula="of:=[.M239]" office:value-type="float" office:value="1580.55624523197" calcext:value-type="float">
            <text:p>1580.6</text:p>
          </table:table-cell>
          <table:table-cell table:style-name="ce7" table:formula="of:=[.N239]" office:value-type="float" office:value="2247.59221287372" calcext:value-type="float">
            <text:p>2247.6</text:p>
          </table:table-cell>
          <table:table-cell table:style-name="ce7" table:formula="of:=[.O239]" office:value-type="float" office:value="2826.27509817112" calcext:value-type="float">
            <text:p>2826.3</text:p>
          </table:table-cell>
          <table:table-cell table:style-name="ce7" table:formula="of:=[.P239]" office:value-type="float" office:value="2845.1624940712" calcext:value-type="float">
            <text:p>2845.2</text:p>
          </table:table-cell>
          <table:table-cell table:style-name="ce7" table:formula="of:=[.Q239]" office:value-type="float" office:value="2869.56265627247" calcext:value-type="float">
            <text:p>2869.6</text:p>
          </table:table-cell>
          <table:table-cell table:style-name="ce7" table:formula="of:=[.R239]" office:value-type="float" office:value="2898.33781973962" calcext:value-type="float">
            <text:p>2898.3</text:p>
          </table:table-cell>
          <table:table-cell table:style-name="ce5" table:formula="of:=SUMPRODUCT([.J240:.S240];pot_heat_diffusion)" office:value-type="float" office:value="1868.59689109713" calcext:value-type="float">
            <text:p>1869</text:p>
          </table:table-cell>
          <table:table-cell table:style-name="ce5" table:formula="of:=[.V239]*leakage_out" office:value-type="float" office:value="1748.40891772199" calcext:value-type="float">
            <text:p>1748</text:p>
          </table:table-cell>
          <table:table-cell table:style-name="ce5" table:formula="of:=[.V239]+[.T240]-[.U240]" office:value-type="float" office:value="291521.674260373" calcext:value-type="float">
            <text:p>291522</text:p>
          </table:table-cell>
          <table:table-cell table:style-name="ce12" table:formula="of:= temp_out + [.V240]/pot_water_mass" office:value-type="float" office:value="122.682499469146" calcext:value-type="float">
            <text:p>122.7</text:p>
          </table:table-cell>
          <table:table-cell table:style-name="ce7" table:formula="of:=IF([.G240]&gt;thermagon_temp_max;0;IF([.W24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3" table:formula="of:=burner_C_per_s * [.X240]/100 * time_incr" office:value-type="float" office:value="0" calcext:value-type="float">
            <text:p>0</text:p>
          </table:table-cell>
          <table:table-cell table:style-name="ce3" table:formula="of:=[.B241]" office:value-type="float" office:value="0" calcext:value-type="float">
            <text:p>0</text:p>
          </table:table-cell>
          <table:table-cell table:style-name="ce3" table:formula="of:=[.C240]" office:value-type="float" office:value="0" calcext:value-type="float">
            <text:p>0</text:p>
          </table:table-cell>
          <table:table-cell table:style-name="ce5" table:formula="of:=SUMPRODUCT([.B241:.D241];burner_heat_diffusion)" office:value-type="float" office:value="0" calcext:value-type="float">
            <text:p>0</text:p>
          </table:table-cell>
          <table:table-cell table:formula="of:=[.F240]+[.E241]-[.I240]" office:value-type="float" office:value="51976.9808281055" calcext:value-type="float">
            <text:p>51977</text:p>
          </table:table-cell>
          <table:table-cell table:style-name="ce7" table:formula="of:=temp_out + [.F241] / burner_heat_mass" office:value-type="float" office:value="123.953961656211" calcext:value-type="float">
            <text:p>124.0</text:p>
          </table:table-cell>
          <table:table-cell table:style-name="ce7" table:formula="of:=[.G241]-[.W240]" office:value-type="float" office:value="1.27146218706557" calcext:value-type="float">
            <text:p>1.3</text:p>
          </table:table-cell>
          <table:table-cell table:style-name="ce5" table:formula="of:=thermagon_k * burner_A * [.H241] / thermagon_L" office:value-type="float" office:value="166.675486869779" calcext:value-type="float">
            <text:p>167</text:p>
          </table:table-cell>
          <table:table-cell table:style-name="ce5" table:formula="of:=[.I241]/C_per_s_to_W*time_incr" office:value-type="float" office:value="238.858536643421" calcext:value-type="float">
            <text:p>239</text:p>
          </table:table-cell>
          <table:table-cell table:style-name="ce7" table:formula="of:=[.J240]" office:value-type="float" office:value="334.51403959879" calcext:value-type="float">
            <text:p>334.5</text:p>
          </table:table-cell>
          <table:table-cell table:style-name="ce7" table:formula="of:=[.K240]" office:value-type="float" office:value="496.28338002929" calcext:value-type="float">
            <text:p>496.3</text:p>
          </table:table-cell>
          <table:table-cell table:style-name="ce7" table:formula="of:=[.L240]" office:value-type="float" office:value="741.728615822639" calcext:value-type="float">
            <text:p>741.7</text:p>
          </table:table-cell>
          <table:table-cell table:style-name="ce7" table:formula="of:=[.M240]" office:value-type="float" office:value="1093.00302614132" calcext:value-type="float">
            <text:p>1093.0</text:p>
          </table:table-cell>
          <table:table-cell table:style-name="ce7" table:formula="of:=[.N240]" office:value-type="float" office:value="1580.55624523197" calcext:value-type="float">
            <text:p>1580.6</text:p>
          </table:table-cell>
          <table:table-cell table:style-name="ce7" table:formula="of:=[.O240]" office:value-type="float" office:value="2247.59221287372" calcext:value-type="float">
            <text:p>2247.6</text:p>
          </table:table-cell>
          <table:table-cell table:style-name="ce7" table:formula="of:=[.P240]" office:value-type="float" office:value="2826.27509817112" calcext:value-type="float">
            <text:p>2826.3</text:p>
          </table:table-cell>
          <table:table-cell table:style-name="ce7" table:formula="of:=[.Q240]" office:value-type="float" office:value="2845.1624940712" calcext:value-type="float">
            <text:p>2845.2</text:p>
          </table:table-cell>
          <table:table-cell table:style-name="ce7" table:formula="of:=[.R240]" office:value-type="float" office:value="2869.56265627247" calcext:value-type="float">
            <text:p>2869.6</text:p>
          </table:table-cell>
          <table:table-cell table:style-name="ce5" table:formula="of:=SUMPRODUCT([.J241:.S241];pot_heat_diffusion)" office:value-type="float" office:value="1483.0468915135" calcext:value-type="float">
            <text:p>1483</text:p>
          </table:table-cell>
          <table:table-cell table:style-name="ce5" table:formula="of:=[.V240]*leakage_out" office:value-type="float" office:value="1749.13004556224" calcext:value-type="float">
            <text:p>1749</text:p>
          </table:table-cell>
          <table:table-cell table:style-name="ce5" table:formula="of:=[.V240]+[.T241]-[.U241]" office:value-type="float" office:value="291255.591106324" calcext:value-type="float">
            <text:p>291256</text:p>
          </table:table-cell>
          <table:table-cell table:style-name="ce12" table:formula="of:= temp_out + [.V241]/pot_water_mass" office:value-type="float" office:value="122.588777163956" calcext:value-type="float">
            <text:p>122.6</text:p>
          </table:table-cell>
          <table:table-cell table:style-name="ce7" table:formula="of:=IF([.G241]&gt;thermagon_temp_max;0;IF([.W24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3" table:formula="of:=burner_C_per_s * [.X241]/100 * time_incr" office:value-type="float" office:value="0" calcext:value-type="float">
            <text:p>0</text:p>
          </table:table-cell>
          <table:table-cell table:style-name="ce3" table:formula="of:=[.B242]" office:value-type="float" office:value="0" calcext:value-type="float">
            <text:p>0</text:p>
          </table:table-cell>
          <table:table-cell table:style-name="ce3" table:formula="of:=[.C241]" office:value-type="float" office:value="0" calcext:value-type="float">
            <text:p>0</text:p>
          </table:table-cell>
          <table:table-cell table:style-name="ce5" table:formula="of:=SUMPRODUCT([.B242:.D242];burner_heat_diffusion)" office:value-type="float" office:value="0" calcext:value-type="float">
            <text:p>0</text:p>
          </table:table-cell>
          <table:table-cell table:formula="of:=[.F241]+[.E242]-[.I241]" office:value-type="float" office:value="51810.3053412358" calcext:value-type="float">
            <text:p>51810</text:p>
          </table:table-cell>
          <table:table-cell table:style-name="ce7" table:formula="of:=temp_out + [.F242] / burner_heat_mass" office:value-type="float" office:value="123.620610682472" calcext:value-type="float">
            <text:p>123.6</text:p>
          </table:table-cell>
          <table:table-cell table:style-name="ce7" table:formula="of:=[.G242]-[.W241]" office:value-type="float" office:value="1.0318335185154" calcext:value-type="float">
            <text:p>1.0</text:p>
          </table:table-cell>
          <table:table-cell table:style-name="ce5" table:formula="of:=thermagon_k * burner_A * [.H242] / thermagon_L" office:value-type="float" office:value="135.262657290683" calcext:value-type="float">
            <text:p>135</text:p>
          </table:table-cell>
          <table:table-cell table:style-name="ce5" table:formula="of:=[.I242]/C_per_s_to_W*time_incr" office:value-type="float" office:value="193.841583964865" calcext:value-type="float">
            <text:p>194</text:p>
          </table:table-cell>
          <table:table-cell table:style-name="ce7" table:formula="of:=[.J241]" office:value-type="float" office:value="238.858536643421" calcext:value-type="float">
            <text:p>238.9</text:p>
          </table:table-cell>
          <table:table-cell table:style-name="ce7" table:formula="of:=[.K241]" office:value-type="float" office:value="334.51403959879" calcext:value-type="float">
            <text:p>334.5</text:p>
          </table:table-cell>
          <table:table-cell table:style-name="ce7" table:formula="of:=[.L241]" office:value-type="float" office:value="496.28338002929" calcext:value-type="float">
            <text:p>496.3</text:p>
          </table:table-cell>
          <table:table-cell table:style-name="ce7" table:formula="of:=[.M241]" office:value-type="float" office:value="741.728615822639" calcext:value-type="float">
            <text:p>741.7</text:p>
          </table:table-cell>
          <table:table-cell table:style-name="ce7" table:formula="of:=[.N241]" office:value-type="float" office:value="1093.00302614132" calcext:value-type="float">
            <text:p>1093.0</text:p>
          </table:table-cell>
          <table:table-cell table:style-name="ce7" table:formula="of:=[.O241]" office:value-type="float" office:value="1580.55624523197" calcext:value-type="float">
            <text:p>1580.6</text:p>
          </table:table-cell>
          <table:table-cell table:style-name="ce7" table:formula="of:=[.P241]" office:value-type="float" office:value="2247.59221287372" calcext:value-type="float">
            <text:p>2247.6</text:p>
          </table:table-cell>
          <table:table-cell table:style-name="ce7" table:formula="of:=[.Q241]" office:value-type="float" office:value="2826.27509817112" calcext:value-type="float">
            <text:p>2826.3</text:p>
          </table:table-cell>
          <table:table-cell table:style-name="ce7" table:formula="of:=[.R241]" office:value-type="float" office:value="2845.1624940712" calcext:value-type="float">
            <text:p>2845.2</text:p>
          </table:table-cell>
          <table:table-cell table:style-name="ce5" table:formula="of:=SUMPRODUCT([.J242:.S242];pot_heat_diffusion)" office:value-type="float" office:value="1114.0250278914" calcext:value-type="float">
            <text:p>1114</text:p>
          </table:table-cell>
          <table:table-cell table:style-name="ce5" table:formula="of:=[.V241]*leakage_out" office:value-type="float" office:value="1747.53354663794" calcext:value-type="float">
            <text:p>1748</text:p>
          </table:table-cell>
          <table:table-cell table:style-name="ce5" table:formula="of:=[.V241]+[.T242]-[.U242]" office:value-type="float" office:value="290622.082587577" calcext:value-type="float">
            <text:p>290622</text:p>
          </table:table-cell>
          <table:table-cell table:style-name="ce12" table:formula="of:= temp_out + [.V242]/pot_water_mass" office:value-type="float" office:value="122.365636849244" calcext:value-type="float">
            <text:p>122.4</text:p>
          </table:table-cell>
          <table:table-cell table:style-name="ce7" table:formula="of:=IF([.G242]&gt;thermagon_temp_max;0;IF([.W24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3" table:formula="of:=burner_C_per_s * [.X242]/100 * time_incr" office:value-type="float" office:value="0" calcext:value-type="float">
            <text:p>0</text:p>
          </table:table-cell>
          <table:table-cell table:style-name="ce3" table:formula="of:=[.B243]" office:value-type="float" office:value="0" calcext:value-type="float">
            <text:p>0</text:p>
          </table:table-cell>
          <table:table-cell table:style-name="ce3" table:formula="of:=[.C242]" office:value-type="float" office:value="0" calcext:value-type="float">
            <text:p>0</text:p>
          </table:table-cell>
          <table:table-cell table:style-name="ce5" table:formula="of:=SUMPRODUCT([.B243:.D243];burner_heat_diffusion)" office:value-type="float" office:value="0" calcext:value-type="float">
            <text:p>0</text:p>
          </table:table-cell>
          <table:table-cell table:formula="of:=[.F242]+[.E243]-[.I242]" office:value-type="float" office:value="51675.0426839451" calcext:value-type="float">
            <text:p>51675</text:p>
          </table:table-cell>
          <table:table-cell table:style-name="ce7" table:formula="of:=temp_out + [.F243] / burner_heat_mass" office:value-type="float" office:value="123.35008536789" calcext:value-type="float">
            <text:p>123.4</text:p>
          </table:table-cell>
          <table:table-cell table:style-name="ce7" table:formula="of:=[.G243]-[.W242]" office:value-type="float" office:value="0.984448518646246" calcext:value-type="float">
            <text:p>1.0</text:p>
          </table:table-cell>
          <table:table-cell table:style-name="ce5" table:formula="of:=thermagon_k * burner_A * [.H243] / thermagon_L" office:value-type="float" office:value="129.050975965151" calcext:value-type="float">
            <text:p>129</text:p>
          </table:table-cell>
          <table:table-cell table:style-name="ce5" table:formula="of:=[.I243]/C_per_s_to_W*time_incr" office:value-type="float" office:value="184.939776390299" calcext:value-type="float">
            <text:p>185</text:p>
          </table:table-cell>
          <table:table-cell table:style-name="ce7" table:formula="of:=[.J242]" office:value-type="float" office:value="193.841583964865" calcext:value-type="float">
            <text:p>193.8</text:p>
          </table:table-cell>
          <table:table-cell table:style-name="ce7" table:formula="of:=[.K242]" office:value-type="float" office:value="238.858536643421" calcext:value-type="float">
            <text:p>238.9</text:p>
          </table:table-cell>
          <table:table-cell table:style-name="ce7" table:formula="of:=[.L242]" office:value-type="float" office:value="334.51403959879" calcext:value-type="float">
            <text:p>334.5</text:p>
          </table:table-cell>
          <table:table-cell table:style-name="ce7" table:formula="of:=[.M242]" office:value-type="float" office:value="496.28338002929" calcext:value-type="float">
            <text:p>496.3</text:p>
          </table:table-cell>
          <table:table-cell table:style-name="ce7" table:formula="of:=[.N242]" office:value-type="float" office:value="741.728615822639" calcext:value-type="float">
            <text:p>741.7</text:p>
          </table:table-cell>
          <table:table-cell table:style-name="ce7" table:formula="of:=[.O242]" office:value-type="float" office:value="1093.00302614132" calcext:value-type="float">
            <text:p>1093.0</text:p>
          </table:table-cell>
          <table:table-cell table:style-name="ce7" table:formula="of:=[.P242]" office:value-type="float" office:value="1580.55624523197" calcext:value-type="float">
            <text:p>1580.6</text:p>
          </table:table-cell>
          <table:table-cell table:style-name="ce7" table:formula="of:=[.Q242]" office:value-type="float" office:value="2247.59221287372" calcext:value-type="float">
            <text:p>2247.6</text:p>
          </table:table-cell>
          <table:table-cell table:style-name="ce7" table:formula="of:=[.R242]" office:value-type="float" office:value="2826.27509817112" calcext:value-type="float">
            <text:p>2826.3</text:p>
          </table:table-cell>
          <table:table-cell table:style-name="ce5" table:formula="of:=SUMPRODUCT([.J243:.S243];pot_heat_diffusion)" office:value-type="float" office:value="801.207184635061" calcext:value-type="float">
            <text:p>801</text:p>
          </table:table-cell>
          <table:table-cell table:style-name="ce5" table:formula="of:=[.V242]*leakage_out" office:value-type="float" office:value="1743.73249552547" calcext:value-type="float">
            <text:p>1744</text:p>
          </table:table-cell>
          <table:table-cell table:style-name="ce5" table:formula="of:=[.V242]+[.T243]-[.U243]" office:value-type="float" office:value="289679.557276687" calcext:value-type="float">
            <text:p>289680</text:p>
          </table:table-cell>
          <table:table-cell table:style-name="ce12" table:formula="of:= temp_out + [.V243]/pot_water_mass" office:value-type="float" office:value="122.033651740484" calcext:value-type="float">
            <text:p>122.0</text:p>
          </table:table-cell>
          <table:table-cell table:style-name="ce7" table:formula="of:=IF([.G243]&gt;thermagon_temp_max;0;IF([.W24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3" table:formula="of:=burner_C_per_s * [.X243]/100 * time_incr" office:value-type="float" office:value="0" calcext:value-type="float">
            <text:p>0</text:p>
          </table:table-cell>
          <table:table-cell table:style-name="ce3" table:formula="of:=[.B244]" office:value-type="float" office:value="0" calcext:value-type="float">
            <text:p>0</text:p>
          </table:table-cell>
          <table:table-cell table:style-name="ce3" table:formula="of:=[.C243]" office:value-type="float" office:value="0" calcext:value-type="float">
            <text:p>0</text:p>
          </table:table-cell>
          <table:table-cell table:style-name="ce5" table:formula="of:=SUMPRODUCT([.B244:.D244];burner_heat_diffusion)" office:value-type="float" office:value="0" calcext:value-type="float">
            <text:p>0</text:p>
          </table:table-cell>
          <table:table-cell table:formula="of:=[.F243]+[.E244]-[.I243]" office:value-type="float" office:value="51545.9917079799" calcext:value-type="float">
            <text:p>51546</text:p>
          </table:table-cell>
          <table:table-cell table:style-name="ce7" table:formula="of:=temp_out + [.F244] / burner_heat_mass" office:value-type="float" office:value="123.09198341596" calcext:value-type="float">
            <text:p>123.1</text:p>
          </table:table-cell>
          <table:table-cell table:style-name="ce7" table:formula="of:=[.G244]-[.W243]" office:value-type="float" office:value="1.05833167547571" calcext:value-type="float">
            <text:p>1.1</text:p>
          </table:table-cell>
          <table:table-cell table:style-name="ce5" table:formula="of:=thermagon_k * burner_A * [.H244] / thermagon_L" office:value-type="float" office:value="138.73629044898" calcext:value-type="float">
            <text:p>139</text:p>
          </table:table-cell>
          <table:table-cell table:style-name="ce5" table:formula="of:=[.I244]/C_per_s_to_W*time_incr" office:value-type="float" office:value="198.819562122356" calcext:value-type="float">
            <text:p>199</text:p>
          </table:table-cell>
          <table:table-cell table:style-name="ce7" table:formula="of:=[.J243]" office:value-type="float" office:value="184.939776390299" calcext:value-type="float">
            <text:p>184.9</text:p>
          </table:table-cell>
          <table:table-cell table:style-name="ce7" table:formula="of:=[.K243]" office:value-type="float" office:value="193.841583964865" calcext:value-type="float">
            <text:p>193.8</text:p>
          </table:table-cell>
          <table:table-cell table:style-name="ce7" table:formula="of:=[.L243]" office:value-type="float" office:value="238.858536643421" calcext:value-type="float">
            <text:p>238.9</text:p>
          </table:table-cell>
          <table:table-cell table:style-name="ce7" table:formula="of:=[.M243]" office:value-type="float" office:value="334.51403959879" calcext:value-type="float">
            <text:p>334.5</text:p>
          </table:table-cell>
          <table:table-cell table:style-name="ce7" table:formula="of:=[.N243]" office:value-type="float" office:value="496.28338002929" calcext:value-type="float">
            <text:p>496.3</text:p>
          </table:table-cell>
          <table:table-cell table:style-name="ce7" table:formula="of:=[.O243]" office:value-type="float" office:value="741.728615822639" calcext:value-type="float">
            <text:p>741.7</text:p>
          </table:table-cell>
          <table:table-cell table:style-name="ce7" table:formula="of:=[.P243]" office:value-type="float" office:value="1093.00302614132" calcext:value-type="float">
            <text:p>1093.0</text:p>
          </table:table-cell>
          <table:table-cell table:style-name="ce7" table:formula="of:=[.Q243]" office:value-type="float" office:value="1580.55624523197" calcext:value-type="float">
            <text:p>1580.6</text:p>
          </table:table-cell>
          <table:table-cell table:style-name="ce7" table:formula="of:=[.R243]" office:value-type="float" office:value="2247.59221287372" calcext:value-type="float">
            <text:p>2247.6</text:p>
          </table:table-cell>
          <table:table-cell table:style-name="ce5" table:formula="of:=SUMPRODUCT([.J244:.S244];pot_heat_diffusion)" office:value-type="float" office:value="562.519105994617" calcext:value-type="float">
            <text:p>563</text:p>
          </table:table-cell>
          <table:table-cell table:style-name="ce5" table:formula="of:=[.V243]*leakage_out" office:value-type="float" office:value="1738.07734366012" calcext:value-type="float">
            <text:p>1738</text:p>
          </table:table-cell>
          <table:table-cell table:style-name="ce5" table:formula="of:=[.V243]+[.T244]-[.U244]" office:value-type="float" office:value="288503.999039022" calcext:value-type="float">
            <text:p>288504</text:p>
          </table:table-cell>
          <table:table-cell table:style-name="ce12" table:formula="of:= temp_out + [.V244]/pot_water_mass" office:value-type="float" office:value="121.619585587697" calcext:value-type="float">
            <text:p>121.6</text:p>
          </table:table-cell>
          <table:table-cell table:style-name="ce7" table:formula="of:=IF([.G244]&gt;thermagon_temp_max;0;IF([.W24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3" table:formula="of:=burner_C_per_s * [.X244]/100 * time_incr" office:value-type="float" office:value="0" calcext:value-type="float">
            <text:p>0</text:p>
          </table:table-cell>
          <table:table-cell table:style-name="ce3" table:formula="of:=[.B245]" office:value-type="float" office:value="0" calcext:value-type="float">
            <text:p>0</text:p>
          </table:table-cell>
          <table:table-cell table:style-name="ce3" table:formula="of:=[.C244]" office:value-type="float" office:value="0" calcext:value-type="float">
            <text:p>0</text:p>
          </table:table-cell>
          <table:table-cell table:style-name="ce5" table:formula="of:=SUMPRODUCT([.B245:.D245];burner_heat_diffusion)" office:value-type="float" office:value="0" calcext:value-type="float">
            <text:p>0</text:p>
          </table:table-cell>
          <table:table-cell table:formula="of:=[.F244]+[.E245]-[.I244]" office:value-type="float" office:value="51407.2554175309" calcext:value-type="float">
            <text:p>51407</text:p>
          </table:table-cell>
          <table:table-cell table:style-name="ce7" table:formula="of:=temp_out + [.F245] / burner_heat_mass" office:value-type="float" office:value="122.814510835062" calcext:value-type="float">
            <text:p>122.8</text:p>
          </table:table-cell>
          <table:table-cell table:style-name="ce7" table:formula="of:=[.G245]-[.W244]" office:value-type="float" office:value="1.19492524736482" calcext:value-type="float">
            <text:p>1.2</text:p>
          </table:table-cell>
          <table:table-cell table:style-name="ce5" table:formula="of:=thermagon_k * burner_A * [.H245] / thermagon_L" office:value-type="float" office:value="156.64228901465" calcext:value-type="float">
            <text:p>157</text:p>
          </table:table-cell>
          <table:table-cell table:style-name="ce5" table:formula="of:=[.I245]/C_per_s_to_W*time_incr" office:value-type="float" office:value="224.480207816924" calcext:value-type="float">
            <text:p>224</text:p>
          </table:table-cell>
          <table:table-cell table:style-name="ce7" table:formula="of:=[.J244]" office:value-type="float" office:value="198.819562122356" calcext:value-type="float">
            <text:p>198.8</text:p>
          </table:table-cell>
          <table:table-cell table:style-name="ce7" table:formula="of:=[.K244]" office:value-type="float" office:value="184.939776390299" calcext:value-type="float">
            <text:p>184.9</text:p>
          </table:table-cell>
          <table:table-cell table:style-name="ce7" table:formula="of:=[.L244]" office:value-type="float" office:value="193.841583964865" calcext:value-type="float">
            <text:p>193.8</text:p>
          </table:table-cell>
          <table:table-cell table:style-name="ce7" table:formula="of:=[.M244]" office:value-type="float" office:value="238.858536643421" calcext:value-type="float">
            <text:p>238.9</text:p>
          </table:table-cell>
          <table:table-cell table:style-name="ce7" table:formula="of:=[.N244]" office:value-type="float" office:value="334.51403959879" calcext:value-type="float">
            <text:p>334.5</text:p>
          </table:table-cell>
          <table:table-cell table:style-name="ce7" table:formula="of:=[.O244]" office:value-type="float" office:value="496.28338002929" calcext:value-type="float">
            <text:p>496.3</text:p>
          </table:table-cell>
          <table:table-cell table:style-name="ce7" table:formula="of:=[.P244]" office:value-type="float" office:value="741.728615822639" calcext:value-type="float">
            <text:p>741.7</text:p>
          </table:table-cell>
          <table:table-cell table:style-name="ce7" table:formula="of:=[.Q244]" office:value-type="float" office:value="1093.00302614132" calcext:value-type="float">
            <text:p>1093.0</text:p>
          </table:table-cell>
          <table:table-cell table:style-name="ce7" table:formula="of:=[.R244]" office:value-type="float" office:value="1580.55624523197" calcext:value-type="float">
            <text:p>1580.6</text:p>
          </table:table-cell>
          <table:table-cell table:style-name="ce5" table:formula="of:=SUMPRODUCT([.J245:.S245];pot_heat_diffusion)" office:value-type="float" office:value="400.084506018177" calcext:value-type="float">
            <text:p>400</text:p>
          </table:table-cell>
          <table:table-cell table:style-name="ce5" table:formula="of:=[.V244]*leakage_out" office:value-type="float" office:value="1731.02399423413" calcext:value-type="float">
            <text:p>1731</text:p>
          </table:table-cell>
          <table:table-cell table:style-name="ce5" table:formula="of:=[.V244]+[.T245]-[.U245]" office:value-type="float" office:value="287173.059550806" calcext:value-type="float">
            <text:p>287173</text:p>
          </table:table-cell>
          <table:table-cell table:style-name="ce12" table:formula="of:= temp_out + [.V245]/pot_water_mass" office:value-type="float" office:value="121.150789592892" calcext:value-type="float">
            <text:p>121.2</text:p>
          </table:table-cell>
          <table:table-cell table:style-name="ce7" table:formula="of:=IF([.G245]&gt;thermagon_temp_max;0;IF([.W24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3" table:formula="of:=burner_C_per_s * [.X245]/100 * time_incr" office:value-type="float" office:value="0" calcext:value-type="float">
            <text:p>0</text:p>
          </table:table-cell>
          <table:table-cell table:style-name="ce3" table:formula="of:=[.B246]" office:value-type="float" office:value="0" calcext:value-type="float">
            <text:p>0</text:p>
          </table:table-cell>
          <table:table-cell table:style-name="ce3" table:formula="of:=[.C245]" office:value-type="float" office:value="0" calcext:value-type="float">
            <text:p>0</text:p>
          </table:table-cell>
          <table:table-cell table:style-name="ce5" table:formula="of:=SUMPRODUCT([.B246:.D246];burner_heat_diffusion)" office:value-type="float" office:value="0" calcext:value-type="float">
            <text:p>0</text:p>
          </table:table-cell>
          <table:table-cell table:formula="of:=[.F245]+[.E246]-[.I245]" office:value-type="float" office:value="51250.6131285163" calcext:value-type="float">
            <text:p>51251</text:p>
          </table:table-cell>
          <table:table-cell table:style-name="ce7" table:formula="of:=temp_out + [.F246] / burner_heat_mass" office:value-type="float" office:value="122.501226257033" calcext:value-type="float">
            <text:p>122.5</text:p>
          </table:table-cell>
          <table:table-cell table:style-name="ce7" table:formula="of:=[.G246]-[.W245]" office:value-type="float" office:value="1.35043666414083" calcext:value-type="float">
            <text:p>1.4</text:p>
          </table:table-cell>
          <table:table-cell table:style-name="ce5" table:formula="of:=thermagon_k * burner_A * [.H246] / thermagon_L" office:value-type="float" office:value="177.028220557586" calcext:value-type="float">
            <text:p>177</text:p>
          </table:table-cell>
          <table:table-cell table:style-name="ce5" table:formula="of:=[.I246]/C_per_s_to_W*time_incr" office:value-type="float" office:value="253.69478440468" calcext:value-type="float">
            <text:p>254</text:p>
          </table:table-cell>
          <table:table-cell table:style-name="ce7" table:formula="of:=[.J245]" office:value-type="float" office:value="224.480207816924" calcext:value-type="float">
            <text:p>224.5</text:p>
          </table:table-cell>
          <table:table-cell table:style-name="ce7" table:formula="of:=[.K245]" office:value-type="float" office:value="198.819562122356" calcext:value-type="float">
            <text:p>198.8</text:p>
          </table:table-cell>
          <table:table-cell table:style-name="ce7" table:formula="of:=[.L245]" office:value-type="float" office:value="184.939776390299" calcext:value-type="float">
            <text:p>184.9</text:p>
          </table:table-cell>
          <table:table-cell table:style-name="ce7" table:formula="of:=[.M245]" office:value-type="float" office:value="193.841583964865" calcext:value-type="float">
            <text:p>193.8</text:p>
          </table:table-cell>
          <table:table-cell table:style-name="ce7" table:formula="of:=[.N245]" office:value-type="float" office:value="238.858536643421" calcext:value-type="float">
            <text:p>238.9</text:p>
          </table:table-cell>
          <table:table-cell table:style-name="ce7" table:formula="of:=[.O245]" office:value-type="float" office:value="334.51403959879" calcext:value-type="float">
            <text:p>334.5</text:p>
          </table:table-cell>
          <table:table-cell table:style-name="ce7" table:formula="of:=[.P245]" office:value-type="float" office:value="496.28338002929" calcext:value-type="float">
            <text:p>496.3</text:p>
          </table:table-cell>
          <table:table-cell table:style-name="ce7" table:formula="of:=[.Q245]" office:value-type="float" office:value="741.728615822639" calcext:value-type="float">
            <text:p>741.7</text:p>
          </table:table-cell>
          <table:table-cell table:style-name="ce7" table:formula="of:=[.R245]" office:value-type="float" office:value="1093.00302614132" calcext:value-type="float">
            <text:p>1093.0</text:p>
          </table:table-cell>
          <table:table-cell table:style-name="ce5" table:formula="of:=SUMPRODUCT([.J246:.S246];pot_heat_diffusion)" office:value-type="float" office:value="300.558785715918" calcext:value-type="float">
            <text:p>301</text:p>
          </table:table-cell>
          <table:table-cell table:style-name="ce5" table:formula="of:=[.V245]*leakage_out" office:value-type="float" office:value="1723.03835730483" calcext:value-type="float">
            <text:p>1723</text:p>
          </table:table-cell>
          <table:table-cell table:style-name="ce5" table:formula="of:=[.V245]+[.T246]-[.U246]" office:value-type="float" office:value="285750.579979217" calcext:value-type="float">
            <text:p>285751</text:p>
          </table:table-cell>
          <table:table-cell table:style-name="ce12" table:formula="of:= temp_out + [.V246]/pot_water_mass" office:value-type="float" office:value="120.649750490996" calcext:value-type="float">
            <text:p>120.6</text:p>
          </table:table-cell>
          <table:table-cell table:style-name="ce7" table:formula="of:=IF([.G246]&gt;thermagon_temp_max;0;IF([.W24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3" table:formula="of:=burner_C_per_s * [.X246]/100 * time_incr" office:value-type="float" office:value="2149.61306964746" calcext:value-type="float">
            <text:p>2150</text:p>
          </table:table-cell>
          <table:table-cell table:style-name="ce3" table:formula="of:=[.B247]" office:value-type="float" office:value="2149.61306964746" calcext:value-type="float">
            <text:p>2150</text:p>
          </table:table-cell>
          <table:table-cell table:style-name="ce3" table:formula="of:=[.C246]" office:value-type="float" office:value="0" calcext:value-type="float">
            <text:p>0</text:p>
          </table:table-cell>
          <table:table-cell table:style-name="ce5" table:formula="of:=SUMPRODUCT([.B247:.D247];burner_heat_diffusion)" office:value-type="float" office:value="1504.72914875322" calcext:value-type="float">
            <text:p>1505</text:p>
          </table:table-cell>
          <table:table-cell table:formula="of:=[.F246]+[.E247]-[.I246]" office:value-type="float" office:value="52578.3140567119" calcext:value-type="float">
            <text:p>52578</text:p>
          </table:table-cell>
          <table:table-cell table:style-name="ce7" table:formula="of:=temp_out + [.F247] / burner_heat_mass" office:value-type="float" office:value="125.156628113424" calcext:value-type="float">
            <text:p>125.2</text:p>
          </table:table-cell>
          <table:table-cell table:style-name="ce7" table:formula="of:=[.G247]-[.W246]" office:value-type="float" office:value="4.50687762242781" calcext:value-type="float">
            <text:p>4.5</text:p>
          </table:table-cell>
          <table:table-cell table:style-name="ce5" table:formula="of:=thermagon_k * burner_A * [.H247] / thermagon_L" office:value-type="float" office:value="590.804846280443" calcext:value-type="float">
            <text:p>591</text:p>
          </table:table-cell>
          <table:table-cell table:style-name="ce5" table:formula="of:=[.I247]/C_per_s_to_W*time_incr" office:value-type="float" office:value="846.667879450334" calcext:value-type="float">
            <text:p>847</text:p>
          </table:table-cell>
          <table:table-cell table:style-name="ce7" table:formula="of:=[.J246]" office:value-type="float" office:value="253.69478440468" calcext:value-type="float">
            <text:p>253.7</text:p>
          </table:table-cell>
          <table:table-cell table:style-name="ce7" table:formula="of:=[.K246]" office:value-type="float" office:value="224.480207816924" calcext:value-type="float">
            <text:p>224.5</text:p>
          </table:table-cell>
          <table:table-cell table:style-name="ce7" table:formula="of:=[.L246]" office:value-type="float" office:value="198.819562122356" calcext:value-type="float">
            <text:p>198.8</text:p>
          </table:table-cell>
          <table:table-cell table:style-name="ce7" table:formula="of:=[.M246]" office:value-type="float" office:value="184.939776390299" calcext:value-type="float">
            <text:p>184.9</text:p>
          </table:table-cell>
          <table:table-cell table:style-name="ce7" table:formula="of:=[.N246]" office:value-type="float" office:value="193.841583964865" calcext:value-type="float">
            <text:p>193.8</text:p>
          </table:table-cell>
          <table:table-cell table:style-name="ce7" table:formula="of:=[.O246]" office:value-type="float" office:value="238.858536643421" calcext:value-type="float">
            <text:p>238.9</text:p>
          </table:table-cell>
          <table:table-cell table:style-name="ce7" table:formula="of:=[.P246]" office:value-type="float" office:value="334.51403959879" calcext:value-type="float">
            <text:p>334.5</text:p>
          </table:table-cell>
          <table:table-cell table:style-name="ce7" table:formula="of:=[.Q246]" office:value-type="float" office:value="496.28338002929" calcext:value-type="float">
            <text:p>496.3</text:p>
          </table:table-cell>
          <table:table-cell table:style-name="ce7" table:formula="of:=[.R246]" office:value-type="float" office:value="741.728615822639" calcext:value-type="float">
            <text:p>741.7</text:p>
          </table:table-cell>
          <table:table-cell table:style-name="ce5" table:formula="of:=SUMPRODUCT([.J247:.S247];pot_heat_diffusion)" office:value-type="float" office:value="258.998622547525" calcext:value-type="float">
            <text:p>259</text:p>
          </table:table-cell>
          <table:table-cell table:style-name="ce5" table:formula="of:=[.V246]*leakage_out" office:value-type="float" office:value="1714.5034798753" calcext:value-type="float">
            <text:p>1715</text:p>
          </table:table-cell>
          <table:table-cell table:style-name="ce5" table:formula="of:=[.V246]+[.T247]-[.U247]" office:value-type="float" office:value="284295.075121889" calcext:value-type="float">
            <text:p>284295</text:p>
          </table:table-cell>
          <table:table-cell table:style-name="ce12" table:formula="of:= temp_out + [.V247]/pot_water_mass" office:value-type="float" office:value="120.13707891308" calcext:value-type="float">
            <text:p>120.1</text:p>
          </table:table-cell>
          <table:table-cell table:style-name="ce7" table:formula="of:=IF([.G247]&gt;thermagon_temp_max;0;IF([.W24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3" table:formula="of:=burner_C_per_s * [.X247]/100 * time_incr" office:value-type="float" office:value="2149.61306964746" calcext:value-type="float">
            <text:p>2150</text:p>
          </table:table-cell>
          <table:table-cell table:style-name="ce3" table:formula="of:=[.B248]" office:value-type="float" office:value="2149.61306964746" calcext:value-type="float">
            <text:p>2150</text:p>
          </table:table-cell>
          <table:table-cell table:style-name="ce3" table:formula="of:=[.C247]" office:value-type="float" office:value="2149.61306964746" calcext:value-type="float">
            <text:p>2150</text:p>
          </table:table-cell>
          <table:table-cell table:style-name="ce5" table:formula="of:=SUMPRODUCT([.B248:.D248];burner_heat_diffusion)" office:value-type="float" office:value="2149.61306964746" calcext:value-type="float">
            <text:p>2150</text:p>
          </table:table-cell>
          <table:table-cell table:formula="of:=[.F247]+[.E248]-[.I247]" office:value-type="float" office:value="54137.122280079" calcext:value-type="float">
            <text:p>54137</text:p>
          </table:table-cell>
          <table:table-cell table:style-name="ce7" table:formula="of:=temp_out + [.F248] / burner_heat_mass" office:value-type="float" office:value="128.274244560158" calcext:value-type="float">
            <text:p>128.3</text:p>
          </table:table-cell>
          <table:table-cell table:style-name="ce7" table:formula="of:=[.G248]-[.W247]" office:value-type="float" office:value="8.13716564707825" calcext:value-type="float">
            <text:p>8.1</text:p>
          </table:table-cell>
          <table:table-cell table:style-name="ce5" table:formula="of:=thermagon_k * burner_A * [.H248] / thermagon_L" office:value-type="float" office:value="1066.69790086087" calcext:value-type="float">
            <text:p>1067</text:p>
          </table:table-cell>
          <table:table-cell table:style-name="ce5" table:formula="of:=[.I248]/C_per_s_to_W*time_incr" office:value-type="float" office:value="1528.65849937069" calcext:value-type="float">
            <text:p>1529</text:p>
          </table:table-cell>
          <table:table-cell table:style-name="ce7" table:formula="of:=[.J247]" office:value-type="float" office:value="846.667879450334" calcext:value-type="float">
            <text:p>846.7</text:p>
          </table:table-cell>
          <table:table-cell table:style-name="ce7" table:formula="of:=[.K247]" office:value-type="float" office:value="253.69478440468" calcext:value-type="float">
            <text:p>253.7</text:p>
          </table:table-cell>
          <table:table-cell table:style-name="ce7" table:formula="of:=[.L247]" office:value-type="float" office:value="224.480207816924" calcext:value-type="float">
            <text:p>224.5</text:p>
          </table:table-cell>
          <table:table-cell table:style-name="ce7" table:formula="of:=[.M247]" office:value-type="float" office:value="198.819562122356" calcext:value-type="float">
            <text:p>198.8</text:p>
          </table:table-cell>
          <table:table-cell table:style-name="ce7" table:formula="of:=[.N247]" office:value-type="float" office:value="184.939776390299" calcext:value-type="float">
            <text:p>184.9</text:p>
          </table:table-cell>
          <table:table-cell table:style-name="ce7" table:formula="of:=[.O247]" office:value-type="float" office:value="193.841583964865" calcext:value-type="float">
            <text:p>193.8</text:p>
          </table:table-cell>
          <table:table-cell table:style-name="ce7" table:formula="of:=[.P247]" office:value-type="float" office:value="238.858536643421" calcext:value-type="float">
            <text:p>238.9</text:p>
          </table:table-cell>
          <table:table-cell table:style-name="ce7" table:formula="of:=[.Q247]" office:value-type="float" office:value="334.51403959879" calcext:value-type="float">
            <text:p>334.5</text:p>
          </table:table-cell>
          <table:table-cell table:style-name="ce7" table:formula="of:=[.R247]" office:value-type="float" office:value="496.28338002929" calcext:value-type="float">
            <text:p>496.3</text:p>
          </table:table-cell>
          <table:table-cell table:style-name="ce5" table:formula="of:=SUMPRODUCT([.J248:.S248];pot_heat_diffusion)" office:value-type="float" office:value="280.638215344812" calcext:value-type="float">
            <text:p>281</text:p>
          </table:table-cell>
          <table:table-cell table:style-name="ce5" table:formula="of:=[.V247]*leakage_out" office:value-type="float" office:value="1705.77045073133" calcext:value-type="float">
            <text:p>1706</text:p>
          </table:table-cell>
          <table:table-cell table:style-name="ce5" table:formula="of:=[.V247]+[.T248]-[.U248]" office:value-type="float" office:value="282869.942886502" calcext:value-type="float">
            <text:p>282870</text:p>
          </table:table-cell>
          <table:table-cell table:style-name="ce12" table:formula="of:= temp_out + [.V248]/pot_water_mass" office:value-type="float" office:value="119.635105465051" calcext:value-type="float">
            <text:p>119.6</text:p>
          </table:table-cell>
          <table:table-cell table:style-name="ce7" table:formula="of:=IF([.G248]&gt;thermagon_temp_max;0;IF([.W24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3" table:formula="of:=burner_C_per_s * [.X248]/100 * time_incr" office:value-type="float" office:value="2149.61306964746" calcext:value-type="float">
            <text:p>2150</text:p>
          </table:table-cell>
          <table:table-cell table:style-name="ce3" table:formula="of:=[.B249]" office:value-type="float" office:value="2149.61306964746" calcext:value-type="float">
            <text:p>2150</text:p>
          </table:table-cell>
          <table:table-cell table:style-name="ce3" table:formula="of:=[.C248]" office:value-type="float" office:value="2149.61306964746" calcext:value-type="float">
            <text:p>2150</text:p>
          </table:table-cell>
          <table:table-cell table:style-name="ce5" table:formula="of:=SUMPRODUCT([.B249:.D249];burner_heat_diffusion)" office:value-type="float" office:value="2149.61306964746" calcext:value-type="float">
            <text:p>2150</text:p>
          </table:table-cell>
          <table:table-cell table:formula="of:=[.F248]+[.E249]-[.I248]" office:value-type="float" office:value="55220.0374488656" calcext:value-type="float">
            <text:p>55220</text:p>
          </table:table-cell>
          <table:table-cell table:style-name="ce7" table:formula="of:=temp_out + [.F249] / burner_heat_mass" office:value-type="float" office:value="130.440074897731" calcext:value-type="float">
            <text:p>130.4</text:p>
          </table:table-cell>
          <table:table-cell table:style-name="ce7" table:formula="of:=[.G249]-[.W248]" office:value-type="float" office:value="10.80496943268" calcext:value-type="float">
            <text:p>10.8</text:p>
          </table:table-cell>
          <table:table-cell table:style-name="ce5" table:formula="of:=thermagon_k * burner_A * [.H249] / thermagon_L" office:value-type="float" office:value="1416.41926840263" calcext:value-type="float">
            <text:p>1416</text:p>
          </table:table-cell>
          <table:table-cell table:style-name="ce5" table:formula="of:=[.I249]/C_per_s_to_W*time_incr" office:value-type="float" office:value="2029.83558097253" calcext:value-type="float">
            <text:p>2030</text:p>
          </table:table-cell>
          <table:table-cell table:style-name="ce7" table:formula="of:=[.J248]" office:value-type="float" office:value="1528.65849937069" calcext:value-type="float">
            <text:p>1528.7</text:p>
          </table:table-cell>
          <table:table-cell table:style-name="ce7" table:formula="of:=[.K248]" office:value-type="float" office:value="846.667879450334" calcext:value-type="float">
            <text:p>846.7</text:p>
          </table:table-cell>
          <table:table-cell table:style-name="ce7" table:formula="of:=[.L248]" office:value-type="float" office:value="253.69478440468" calcext:value-type="float">
            <text:p>253.7</text:p>
          </table:table-cell>
          <table:table-cell table:style-name="ce7" table:formula="of:=[.M248]" office:value-type="float" office:value="224.480207816924" calcext:value-type="float">
            <text:p>224.5</text:p>
          </table:table-cell>
          <table:table-cell table:style-name="ce7" table:formula="of:=[.N248]" office:value-type="float" office:value="198.819562122356" calcext:value-type="float">
            <text:p>198.8</text:p>
          </table:table-cell>
          <table:table-cell table:style-name="ce7" table:formula="of:=[.O248]" office:value-type="float" office:value="184.939776390299" calcext:value-type="float">
            <text:p>184.9</text:p>
          </table:table-cell>
          <table:table-cell table:style-name="ce7" table:formula="of:=[.P248]" office:value-type="float" office:value="193.841583964865" calcext:value-type="float">
            <text:p>193.8</text:p>
          </table:table-cell>
          <table:table-cell table:style-name="ce7" table:formula="of:=[.Q248]" office:value-type="float" office:value="238.858536643421" calcext:value-type="float">
            <text:p>238.9</text:p>
          </table:table-cell>
          <table:table-cell table:style-name="ce7" table:formula="of:=[.R248]" office:value-type="float" office:value="334.51403959879" calcext:value-type="float">
            <text:p>334.5</text:p>
          </table:table-cell>
          <table:table-cell table:style-name="ce5" table:formula="of:=SUMPRODUCT([.J249:.S249];pot_heat_diffusion)" office:value-type="float" office:value="381.702933261969" calcext:value-type="float">
            <text:p>382</text:p>
          </table:table-cell>
          <table:table-cell table:style-name="ce5" table:formula="of:=[.V248]*leakage_out" office:value-type="float" office:value="1697.21965731902" calcext:value-type="float">
            <text:p>1697</text:p>
          </table:table-cell>
          <table:table-cell table:style-name="ce5" table:formula="of:=[.V248]+[.T249]-[.U249]" office:value-type="float" office:value="281554.426162445" calcext:value-type="float">
            <text:p>281554</text:p>
          </table:table-cell>
          <table:table-cell table:style-name="ce12" table:formula="of:= temp_out + [.V249]/pot_water_mass" office:value-type="float" office:value="119.17174182095" calcext:value-type="float">
            <text:p>119.2</text:p>
          </table:table-cell>
          <table:table-cell table:style-name="ce7" table:formula="of:=IF([.G249]&gt;thermagon_temp_max;0;IF([.W24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3" table:formula="of:=burner_C_per_s * [.X249]/100 * time_incr" office:value-type="float" office:value="2149.61306964746" calcext:value-type="float">
            <text:p>2150</text:p>
          </table:table-cell>
          <table:table-cell table:style-name="ce3" table:formula="of:=[.B250]" office:value-type="float" office:value="2149.61306964746" calcext:value-type="float">
            <text:p>2150</text:p>
          </table:table-cell>
          <table:table-cell table:style-name="ce3" table:formula="of:=[.C249]" office:value-type="float" office:value="2149.61306964746" calcext:value-type="float">
            <text:p>2150</text:p>
          </table:table-cell>
          <table:table-cell table:style-name="ce5" table:formula="of:=SUMPRODUCT([.B250:.D250];burner_heat_diffusion)" office:value-type="float" office:value="2149.61306964746" calcext:value-type="float">
            <text:p>2150</text:p>
          </table:table-cell>
          <table:table-cell table:formula="of:=[.F249]+[.E250]-[.I249]" office:value-type="float" office:value="55953.2312501104" calcext:value-type="float">
            <text:p>55953</text:p>
          </table:table-cell>
          <table:table-cell table:style-name="ce7" table:formula="of:=temp_out + [.F250] / burner_heat_mass" office:value-type="float" office:value="131.906462500221" calcext:value-type="float">
            <text:p>131.9</text:p>
          </table:table-cell>
          <table:table-cell table:style-name="ce7" table:formula="of:=[.G250]-[.W249]" office:value-type="float" office:value="12.7347206792704" calcext:value-type="float">
            <text:p>12.7</text:p>
          </table:table-cell>
          <table:table-cell table:style-name="ce5" table:formula="of:=thermagon_k * burner_A * [.H250] / thermagon_L" office:value-type="float" office:value="1669.38961375387" calcext:value-type="float">
            <text:p>1669</text:p>
          </table:table-cell>
          <table:table-cell table:style-name="ce5" table:formula="of:=[.I250]/C_per_s_to_W*time_incr" office:value-type="float" office:value="2392.36115470604" calcext:value-type="float">
            <text:p>2392</text:p>
          </table:table-cell>
          <table:table-cell table:style-name="ce7" table:formula="of:=[.J249]" office:value-type="float" office:value="2029.83558097253" calcext:value-type="float">
            <text:p>2029.8</text:p>
          </table:table-cell>
          <table:table-cell table:style-name="ce7" table:formula="of:=[.K249]" office:value-type="float" office:value="1528.65849937069" calcext:value-type="float">
            <text:p>1528.7</text:p>
          </table:table-cell>
          <table:table-cell table:style-name="ce7" table:formula="of:=[.L249]" office:value-type="float" office:value="846.667879450334" calcext:value-type="float">
            <text:p>846.7</text:p>
          </table:table-cell>
          <table:table-cell table:style-name="ce7" table:formula="of:=[.M249]" office:value-type="float" office:value="253.69478440468" calcext:value-type="float">
            <text:p>253.7</text:p>
          </table:table-cell>
          <table:table-cell table:style-name="ce7" table:formula="of:=[.N249]" office:value-type="float" office:value="224.480207816924" calcext:value-type="float">
            <text:p>224.5</text:p>
          </table:table-cell>
          <table:table-cell table:style-name="ce7" table:formula="of:=[.O249]" office:value-type="float" office:value="198.819562122356" calcext:value-type="float">
            <text:p>198.8</text:p>
          </table:table-cell>
          <table:table-cell table:style-name="ce7" table:formula="of:=[.P249]" office:value-type="float" office:value="184.939776390299" calcext:value-type="float">
            <text:p>184.9</text:p>
          </table:table-cell>
          <table:table-cell table:style-name="ce7" table:formula="of:=[.Q249]" office:value-type="float" office:value="193.841583964865" calcext:value-type="float">
            <text:p>193.8</text:p>
          </table:table-cell>
          <table:table-cell table:style-name="ce7" table:formula="of:=[.R249]" office:value-type="float" office:value="238.858536643421" calcext:value-type="float">
            <text:p>238.9</text:p>
          </table:table-cell>
          <table:table-cell table:style-name="ce5" table:formula="of:=SUMPRODUCT([.J250:.S250];pot_heat_diffusion)" office:value-type="float" office:value="578.062694485751" calcext:value-type="float">
            <text:p>578</text:p>
          </table:table-cell>
          <table:table-cell table:style-name="ce5" table:formula="of:=[.V249]*leakage_out" office:value-type="float" office:value="1689.32655697467" calcext:value-type="float">
            <text:p>1689</text:p>
          </table:table-cell>
          <table:table-cell table:style-name="ce5" table:formula="of:=[.V249]+[.T250]-[.U250]" office:value-type="float" office:value="280443.162299957" calcext:value-type="float">
            <text:p>280443</text:p>
          </table:table-cell>
          <table:table-cell table:style-name="ce12" table:formula="of:= temp_out + [.V250]/pot_water_mass" office:value-type="float" office:value="118.780322036265" calcext:value-type="float">
            <text:p>118.8</text:p>
          </table:table-cell>
          <table:table-cell table:style-name="ce7" table:formula="of:=IF([.G250]&gt;thermagon_temp_max;0;IF([.W25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3" table:formula="of:=burner_C_per_s * [.X250]/100 * time_incr" office:value-type="float" office:value="2149.61306964746" calcext:value-type="float">
            <text:p>2150</text:p>
          </table:table-cell>
          <table:table-cell table:style-name="ce3" table:formula="of:=[.B251]" office:value-type="float" office:value="2149.61306964746" calcext:value-type="float">
            <text:p>2150</text:p>
          </table:table-cell>
          <table:table-cell table:style-name="ce3" table:formula="of:=[.C250]" office:value-type="float" office:value="2149.61306964746" calcext:value-type="float">
            <text:p>2150</text:p>
          </table:table-cell>
          <table:table-cell table:style-name="ce5" table:formula="of:=SUMPRODUCT([.B251:.D251];burner_heat_diffusion)" office:value-type="float" office:value="2149.61306964746" calcext:value-type="float">
            <text:p>2150</text:p>
          </table:table-cell>
          <table:table-cell table:formula="of:=[.F250]+[.E251]-[.I250]" office:value-type="float" office:value="56433.454706004" calcext:value-type="float">
            <text:p>56433</text:p>
          </table:table-cell>
          <table:table-cell table:style-name="ce7" table:formula="of:=temp_out + [.F251] / burner_heat_mass" office:value-type="float" office:value="132.866909412008" calcext:value-type="float">
            <text:p>132.9</text:p>
          </table:table-cell>
          <table:table-cell table:style-name="ce7" table:formula="of:=[.G251]-[.W250]" office:value-type="float" office:value="14.0865873757429" calcext:value-type="float">
            <text:p>14.1</text:p>
          </table:table-cell>
          <table:table-cell table:style-name="ce5" table:formula="of:=thermagon_k * burner_A * [.H251] / thermagon_L" office:value-type="float" office:value="1846.60529669732" calcext:value-type="float">
            <text:p>1847</text:p>
          </table:table-cell>
          <table:table-cell table:style-name="ce5" table:formula="of:=[.I251]/C_per_s_to_W*time_incr" office:value-type="float" office:value="2646.32458684053" calcext:value-type="float">
            <text:p>2646</text:p>
          </table:table-cell>
          <table:table-cell table:style-name="ce7" table:formula="of:=[.J250]" office:value-type="float" office:value="2392.36115470604" calcext:value-type="float">
            <text:p>2392.4</text:p>
          </table:table-cell>
          <table:table-cell table:style-name="ce7" table:formula="of:=[.K250]" office:value-type="float" office:value="2029.83558097253" calcext:value-type="float">
            <text:p>2029.8</text:p>
          </table:table-cell>
          <table:table-cell table:style-name="ce7" table:formula="of:=[.L250]" office:value-type="float" office:value="1528.65849937069" calcext:value-type="float">
            <text:p>1528.7</text:p>
          </table:table-cell>
          <table:table-cell table:style-name="ce7" table:formula="of:=[.M250]" office:value-type="float" office:value="846.667879450334" calcext:value-type="float">
            <text:p>846.7</text:p>
          </table:table-cell>
          <table:table-cell table:style-name="ce7" table:formula="of:=[.N250]" office:value-type="float" office:value="253.69478440468" calcext:value-type="float">
            <text:p>253.7</text:p>
          </table:table-cell>
          <table:table-cell table:style-name="ce7" table:formula="of:=[.O250]" office:value-type="float" office:value="224.480207816924" calcext:value-type="float">
            <text:p>224.5</text:p>
          </table:table-cell>
          <table:table-cell table:style-name="ce7" table:formula="of:=[.P250]" office:value-type="float" office:value="198.819562122356" calcext:value-type="float">
            <text:p>198.8</text:p>
          </table:table-cell>
          <table:table-cell table:style-name="ce7" table:formula="of:=[.Q250]" office:value-type="float" office:value="184.939776390299" calcext:value-type="float">
            <text:p>184.9</text:p>
          </table:table-cell>
          <table:table-cell table:style-name="ce7" table:formula="of:=[.R250]" office:value-type="float" office:value="193.841583964865" calcext:value-type="float">
            <text:p>193.8</text:p>
          </table:table-cell>
          <table:table-cell table:style-name="ce5" table:formula="of:=SUMPRODUCT([.J251:.S251];pot_heat_diffusion)" office:value-type="float" office:value="869.569969852459" calcext:value-type="float">
            <text:p>870</text:p>
          </table:table-cell>
          <table:table-cell table:style-name="ce5" table:formula="of:=[.V250]*leakage_out" office:value-type="float" office:value="1682.65897379974" calcext:value-type="float">
            <text:p>1683</text:p>
          </table:table-cell>
          <table:table-cell table:style-name="ce5" table:formula="of:=[.V250]+[.T251]-[.U251]" office:value-type="float" office:value="279630.073296009" calcext:value-type="float">
            <text:p>279630</text:p>
          </table:table-cell>
          <table:table-cell table:style-name="ce12" table:formula="of:= temp_out + [.V251]/pot_water_mass" office:value-type="float" office:value="118.493928198044" calcext:value-type="float">
            <text:p>118.5</text:p>
          </table:table-cell>
          <table:table-cell table:style-name="ce7" table:formula="of:=IF([.G251]&gt;thermagon_temp_max;0;IF([.W25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3" table:formula="of:=burner_C_per_s * [.X251]/100 * time_incr" office:value-type="float" office:value="2149.61306964746" calcext:value-type="float">
            <text:p>2150</text:p>
          </table:table-cell>
          <table:table-cell table:style-name="ce3" table:formula="of:=[.B252]" office:value-type="float" office:value="2149.61306964746" calcext:value-type="float">
            <text:p>2150</text:p>
          </table:table-cell>
          <table:table-cell table:style-name="ce3" table:formula="of:=[.C251]" office:value-type="float" office:value="2149.61306964746" calcext:value-type="float">
            <text:p>2150</text:p>
          </table:table-cell>
          <table:table-cell table:style-name="ce5" table:formula="of:=SUMPRODUCT([.B252:.D252];burner_heat_diffusion)" office:value-type="float" office:value="2149.61306964746" calcext:value-type="float">
            <text:p>2150</text:p>
          </table:table-cell>
          <table:table-cell table:formula="of:=[.F251]+[.E252]-[.I251]" office:value-type="float" office:value="56736.4624789541" calcext:value-type="float">
            <text:p>56736</text:p>
          </table:table-cell>
          <table:table-cell table:style-name="ce7" table:formula="of:=temp_out + [.F252] / burner_heat_mass" office:value-type="float" office:value="133.472924957908" calcext:value-type="float">
            <text:p>133.5</text:p>
          </table:table-cell>
          <table:table-cell table:style-name="ce7" table:formula="of:=[.G252]-[.W251]" office:value-type="float" office:value="14.9789967598647" calcext:value-type="float">
            <text:p>15.0</text:p>
          </table:table-cell>
          <table:table-cell table:style-name="ce5" table:formula="of:=thermagon_k * burner_A * [.H252] / thermagon_L" office:value-type="float" office:value="1963.59089807721" calcext:value-type="float">
            <text:p>1964</text:p>
          </table:table-cell>
          <table:table-cell table:style-name="ce5" table:formula="of:=[.I252]/C_per_s_to_W*time_incr" office:value-type="float" office:value="2813.97377196505" calcext:value-type="float">
            <text:p>2814</text:p>
          </table:table-cell>
          <table:table-cell table:style-name="ce7" table:formula="of:=[.J251]" office:value-type="float" office:value="2646.32458684053" calcext:value-type="float">
            <text:p>2646.3</text:p>
          </table:table-cell>
          <table:table-cell table:style-name="ce7" table:formula="of:=[.K251]" office:value-type="float" office:value="2392.36115470604" calcext:value-type="float">
            <text:p>2392.4</text:p>
          </table:table-cell>
          <table:table-cell table:style-name="ce7" table:formula="of:=[.L251]" office:value-type="float" office:value="2029.83558097253" calcext:value-type="float">
            <text:p>2029.8</text:p>
          </table:table-cell>
          <table:table-cell table:style-name="ce7" table:formula="of:=[.M251]" office:value-type="float" office:value="1528.65849937069" calcext:value-type="float">
            <text:p>1528.7</text:p>
          </table:table-cell>
          <table:table-cell table:style-name="ce7" table:formula="of:=[.N251]" office:value-type="float" office:value="846.667879450334" calcext:value-type="float">
            <text:p>846.7</text:p>
          </table:table-cell>
          <table:table-cell table:style-name="ce7" table:formula="of:=[.O251]" office:value-type="float" office:value="253.69478440468" calcext:value-type="float">
            <text:p>253.7</text:p>
          </table:table-cell>
          <table:table-cell table:style-name="ce7" table:formula="of:=[.P251]" office:value-type="float" office:value="224.480207816924" calcext:value-type="float">
            <text:p>224.5</text:p>
          </table:table-cell>
          <table:table-cell table:style-name="ce7" table:formula="of:=[.Q251]" office:value-type="float" office:value="198.819562122356" calcext:value-type="float">
            <text:p>198.8</text:p>
          </table:table-cell>
          <table:table-cell table:style-name="ce7" table:formula="of:=[.R251]" office:value-type="float" office:value="184.939776390299" calcext:value-type="float">
            <text:p>184.9</text:p>
          </table:table-cell>
          <table:table-cell table:style-name="ce5" table:formula="of:=SUMPRODUCT([.J252:.S252];pot_heat_diffusion)" office:value-type="float" office:value="1234.00791766191" calcext:value-type="float">
            <text:p>1234</text:p>
          </table:table-cell>
          <table:table-cell table:style-name="ce5" table:formula="of:=[.V251]*leakage_out" office:value-type="float" office:value="1677.78043977606" calcext:value-type="float">
            <text:p>1678</text:p>
          </table:table-cell>
          <table:table-cell table:style-name="ce5" table:formula="of:=[.V251]+[.T252]-[.U252]" office:value-type="float" office:value="279186.300773895" calcext:value-type="float">
            <text:p>279186</text:p>
          </table:table-cell>
          <table:table-cell table:style-name="ce12" table:formula="of:= temp_out + [.V252]/pot_water_mass" office:value-type="float" office:value="118.337618476367" calcext:value-type="float">
            <text:p>118.3</text:p>
          </table:table-cell>
          <table:table-cell table:style-name="ce7" table:formula="of:=IF([.G252]&gt;thermagon_temp_max;0;IF([.W25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3" table:formula="of:=burner_C_per_s * [.X252]/100 * time_incr" office:value-type="float" office:value="2149.61306964746" calcext:value-type="float">
            <text:p>2150</text:p>
          </table:table-cell>
          <table:table-cell table:style-name="ce3" table:formula="of:=[.B253]" office:value-type="float" office:value="2149.61306964746" calcext:value-type="float">
            <text:p>2150</text:p>
          </table:table-cell>
          <table:table-cell table:style-name="ce3" table:formula="of:=[.C252]" office:value-type="float" office:value="2149.61306964746" calcext:value-type="float">
            <text:p>2150</text:p>
          </table:table-cell>
          <table:table-cell table:style-name="ce5" table:formula="of:=SUMPRODUCT([.B253:.D253];burner_heat_diffusion)" office:value-type="float" office:value="2149.61306964746" calcext:value-type="float">
            <text:p>2150</text:p>
          </table:table-cell>
          <table:table-cell table:formula="of:=[.F252]+[.E253]-[.I252]" office:value-type="float" office:value="56922.4846505244" calcext:value-type="float">
            <text:p>56922</text:p>
          </table:table-cell>
          <table:table-cell table:style-name="ce7" table:formula="of:=temp_out + [.F253] / burner_heat_mass" office:value-type="float" office:value="133.844969301049" calcext:value-type="float">
            <text:p>133.8</text:p>
          </table:table-cell>
          <table:table-cell table:style-name="ce7" table:formula="of:=[.G253]-[.W252]" office:value-type="float" office:value="15.507350824682" calcext:value-type="float">
            <text:p>15.5</text:p>
          </table:table-cell>
          <table:table-cell table:style-name="ce5" table:formula="of:=thermagon_k * burner_A * [.H253] / thermagon_L" office:value-type="float" office:value="2032.85262830318" calcext:value-type="float">
            <text:p>2033</text:p>
          </table:table-cell>
          <table:table-cell table:style-name="ce5" table:formula="of:=[.I253]/C_per_s_to_W*time_incr" office:value-type="float" office:value="2913.23105231181" calcext:value-type="float">
            <text:p>2913</text:p>
          </table:table-cell>
          <table:table-cell table:style-name="ce7" table:formula="of:=[.J252]" office:value-type="float" office:value="2813.97377196505" calcext:value-type="float">
            <text:p>2814.0</text:p>
          </table:table-cell>
          <table:table-cell table:style-name="ce7" table:formula="of:=[.K252]" office:value-type="float" office:value="2646.32458684053" calcext:value-type="float">
            <text:p>2646.3</text:p>
          </table:table-cell>
          <table:table-cell table:style-name="ce7" table:formula="of:=[.L252]" office:value-type="float" office:value="2392.36115470604" calcext:value-type="float">
            <text:p>2392.4</text:p>
          </table:table-cell>
          <table:table-cell table:style-name="ce7" table:formula="of:=[.M252]" office:value-type="float" office:value="2029.83558097253" calcext:value-type="float">
            <text:p>2029.8</text:p>
          </table:table-cell>
          <table:table-cell table:style-name="ce7" table:formula="of:=[.N252]" office:value-type="float" office:value="1528.65849937069" calcext:value-type="float">
            <text:p>1528.7</text:p>
          </table:table-cell>
          <table:table-cell table:style-name="ce7" table:formula="of:=[.O252]" office:value-type="float" office:value="846.667879450334" calcext:value-type="float">
            <text:p>846.7</text:p>
          </table:table-cell>
          <table:table-cell table:style-name="ce7" table:formula="of:=[.P252]" office:value-type="float" office:value="253.69478440468" calcext:value-type="float">
            <text:p>253.7</text:p>
          </table:table-cell>
          <table:table-cell table:style-name="ce7" table:formula="of:=[.Q252]" office:value-type="float" office:value="224.480207816924" calcext:value-type="float">
            <text:p>224.5</text:p>
          </table:table-cell>
          <table:table-cell table:style-name="ce7" table:formula="of:=[.R252]" office:value-type="float" office:value="198.819562122356" calcext:value-type="float">
            <text:p>198.8</text:p>
          </table:table-cell>
          <table:table-cell table:style-name="ce5" table:formula="of:=SUMPRODUCT([.J253:.S253];pot_heat_diffusion)" office:value-type="float" office:value="1630.54893798754" calcext:value-type="float">
            <text:p>1631</text:p>
          </table:table-cell>
          <table:table-cell table:style-name="ce5" table:formula="of:=[.V252]*leakage_out" office:value-type="float" office:value="1675.11780464337" calcext:value-type="float">
            <text:p>1675</text:p>
          </table:table-cell>
          <table:table-cell table:style-name="ce5" table:formula="of:=[.V252]+[.T253]-[.U253]" office:value-type="float" office:value="279141.731907239" calcext:value-type="float">
            <text:p>279142</text:p>
          </table:table-cell>
          <table:table-cell table:style-name="ce12" table:formula="of:= temp_out + [.V253]/pot_water_mass" office:value-type="float" office:value="118.321920011961" calcext:value-type="float">
            <text:p>118.3</text:p>
          </table:table-cell>
          <table:table-cell table:style-name="ce7" table:formula="of:=IF([.G253]&gt;thermagon_temp_max;0;IF([.W25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3" table:formula="of:=burner_C_per_s * [.X253]/100 * time_incr" office:value-type="float" office:value="2149.61306964746" calcext:value-type="float">
            <text:p>2150</text:p>
          </table:table-cell>
          <table:table-cell table:style-name="ce3" table:formula="of:=[.B254]" office:value-type="float" office:value="2149.61306964746" calcext:value-type="float">
            <text:p>2150</text:p>
          </table:table-cell>
          <table:table-cell table:style-name="ce3" table:formula="of:=[.C253]" office:value-type="float" office:value="2149.61306964746" calcext:value-type="float">
            <text:p>2150</text:p>
          </table:table-cell>
          <table:table-cell table:style-name="ce5" table:formula="of:=SUMPRODUCT([.B254:.D254];burner_heat_diffusion)" office:value-type="float" office:value="2149.61306964746" calcext:value-type="float">
            <text:p>2150</text:p>
          </table:table-cell>
          <table:table-cell table:formula="of:=[.F253]+[.E254]-[.I253]" office:value-type="float" office:value="57039.2450918687" calcext:value-type="float">
            <text:p>57039</text:p>
          </table:table-cell>
          <table:table-cell table:style-name="ce7" table:formula="of:=temp_out + [.F254] / burner_heat_mass" office:value-type="float" office:value="134.078490183737" calcext:value-type="float">
            <text:p>134.1</text:p>
          </table:table-cell>
          <table:table-cell table:style-name="ce7" table:formula="of:=[.G254]-[.W253]" office:value-type="float" office:value="15.7565701717758" calcext:value-type="float">
            <text:p>15.8</text:p>
          </table:table-cell>
          <table:table-cell table:style-name="ce5" table:formula="of:=thermagon_k * burner_A * [.H254] / thermagon_L" office:value-type="float" office:value="2065.52269622718" calcext:value-type="float">
            <text:p>2066</text:p>
          </table:table-cell>
          <table:table-cell table:style-name="ce5" table:formula="of:=[.I254]/C_per_s_to_W*time_incr" office:value-type="float" office:value="2960.04972230895" calcext:value-type="float">
            <text:p>2960</text:p>
          </table:table-cell>
          <table:table-cell table:style-name="ce7" table:formula="of:=[.J253]" office:value-type="float" office:value="2913.23105231181" calcext:value-type="float">
            <text:p>2913.2</text:p>
          </table:table-cell>
          <table:table-cell table:style-name="ce7" table:formula="of:=[.K253]" office:value-type="float" office:value="2813.97377196505" calcext:value-type="float">
            <text:p>2814.0</text:p>
          </table:table-cell>
          <table:table-cell table:style-name="ce7" table:formula="of:=[.L253]" office:value-type="float" office:value="2646.32458684053" calcext:value-type="float">
            <text:p>2646.3</text:p>
          </table:table-cell>
          <table:table-cell table:style-name="ce7" table:formula="of:=[.M253]" office:value-type="float" office:value="2392.36115470604" calcext:value-type="float">
            <text:p>2392.4</text:p>
          </table:table-cell>
          <table:table-cell table:style-name="ce7" table:formula="of:=[.N253]" office:value-type="float" office:value="2029.83558097253" calcext:value-type="float">
            <text:p>2029.8</text:p>
          </table:table-cell>
          <table:table-cell table:style-name="ce7" table:formula="of:=[.O253]" office:value-type="float" office:value="1528.65849937069" calcext:value-type="float">
            <text:p>1528.7</text:p>
          </table:table-cell>
          <table:table-cell table:style-name="ce7" table:formula="of:=[.P253]" office:value-type="float" office:value="846.667879450334" calcext:value-type="float">
            <text:p>846.7</text:p>
          </table:table-cell>
          <table:table-cell table:style-name="ce7" table:formula="of:=[.Q253]" office:value-type="float" office:value="253.69478440468" calcext:value-type="float">
            <text:p>253.7</text:p>
          </table:table-cell>
          <table:table-cell table:style-name="ce7" table:formula="of:=[.R253]" office:value-type="float" office:value="224.480207816924" calcext:value-type="float">
            <text:p>224.5</text:p>
          </table:table-cell>
          <table:table-cell table:style-name="ce5" table:formula="of:=SUMPRODUCT([.J254:.S254];pot_heat_diffusion)" office:value-type="float" office:value="2010.34393093371" calcext:value-type="float">
            <text:p>2010</text:p>
          </table:table-cell>
          <table:table-cell table:style-name="ce5" table:formula="of:=[.V253]*leakage_out" office:value-type="float" office:value="1674.85039144344" calcext:value-type="float">
            <text:p>1675</text:p>
          </table:table-cell>
          <table:table-cell table:style-name="ce5" table:formula="of:=[.V253]+[.T254]-[.U254]" office:value-type="float" office:value="279477.22544673" calcext:value-type="float">
            <text:p>279477</text:p>
          </table:table-cell>
          <table:table-cell table:style-name="ce12" table:formula="of:= temp_out + [.V254]/pot_water_mass" office:value-type="float" office:value="118.440090694392" calcext:value-type="float">
            <text:p>118.4</text:p>
          </table:table-cell>
          <table:table-cell table:style-name="ce7" table:formula="of:=IF([.G254]&gt;thermagon_temp_max;0;IF([.W25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3" table:formula="of:=burner_C_per_s * [.X254]/100 * time_incr" office:value-type="float" office:value="2149.61306964746" calcext:value-type="float">
            <text:p>2150</text:p>
          </table:table-cell>
          <table:table-cell table:style-name="ce3" table:formula="of:=[.B255]" office:value-type="float" office:value="2149.61306964746" calcext:value-type="float">
            <text:p>2150</text:p>
          </table:table-cell>
          <table:table-cell table:style-name="ce3" table:formula="of:=[.C254]" office:value-type="float" office:value="2149.61306964746" calcext:value-type="float">
            <text:p>2150</text:p>
          </table:table-cell>
          <table:table-cell table:style-name="ce5" table:formula="of:=SUMPRODUCT([.B255:.D255];burner_heat_diffusion)" office:value-type="float" office:value="2149.61306964746" calcext:value-type="float">
            <text:p>2150</text:p>
          </table:table-cell>
          <table:table-cell table:formula="of:=[.F254]+[.E255]-[.I254]" office:value-type="float" office:value="57123.3354652889" calcext:value-type="float">
            <text:p>57123</text:p>
          </table:table-cell>
          <table:table-cell table:style-name="ce7" table:formula="of:=temp_out + [.F255] / burner_heat_mass" office:value-type="float" office:value="134.246670930578" calcext:value-type="float">
            <text:p>134.2</text:p>
          </table:table-cell>
          <table:table-cell table:style-name="ce7" table:formula="of:=[.G255]-[.W254]" office:value-type="float" office:value="15.806580236186" calcext:value-type="float">
            <text:p>15.8</text:p>
          </table:table-cell>
          <table:table-cell table:style-name="ce5" table:formula="of:=thermagon_k * burner_A * [.H255] / thermagon_L" office:value-type="float" office:value="2072.07849624919" calcext:value-type="float">
            <text:p>2072</text:p>
          </table:table-cell>
          <table:table-cell table:style-name="ce5" table:formula="of:=[.I255]/C_per_s_to_W*time_incr" office:value-type="float" office:value="2969.44467791515" calcext:value-type="float">
            <text:p>2969</text:p>
          </table:table-cell>
          <table:table-cell table:style-name="ce7" table:formula="of:=[.J254]" office:value-type="float" office:value="2960.04972230895" calcext:value-type="float">
            <text:p>2960.0</text:p>
          </table:table-cell>
          <table:table-cell table:style-name="ce7" table:formula="of:=[.K254]" office:value-type="float" office:value="2913.23105231181" calcext:value-type="float">
            <text:p>2913.2</text:p>
          </table:table-cell>
          <table:table-cell table:style-name="ce7" table:formula="of:=[.L254]" office:value-type="float" office:value="2813.97377196505" calcext:value-type="float">
            <text:p>2814.0</text:p>
          </table:table-cell>
          <table:table-cell table:style-name="ce7" table:formula="of:=[.M254]" office:value-type="float" office:value="2646.32458684053" calcext:value-type="float">
            <text:p>2646.3</text:p>
          </table:table-cell>
          <table:table-cell table:style-name="ce7" table:formula="of:=[.N254]" office:value-type="float" office:value="2392.36115470604" calcext:value-type="float">
            <text:p>2392.4</text:p>
          </table:table-cell>
          <table:table-cell table:style-name="ce7" table:formula="of:=[.O254]" office:value-type="float" office:value="2029.83558097253" calcext:value-type="float">
            <text:p>2029.8</text:p>
          </table:table-cell>
          <table:table-cell table:style-name="ce7" table:formula="of:=[.P254]" office:value-type="float" office:value="1528.65849937069" calcext:value-type="float">
            <text:p>1528.7</text:p>
          </table:table-cell>
          <table:table-cell table:style-name="ce7" table:formula="of:=[.Q254]" office:value-type="float" office:value="846.667879450334" calcext:value-type="float">
            <text:p>846.7</text:p>
          </table:table-cell>
          <table:table-cell table:style-name="ce7" table:formula="of:=[.R254]" office:value-type="float" office:value="253.69478440468" calcext:value-type="float">
            <text:p>253.7</text:p>
          </table:table-cell>
          <table:table-cell table:style-name="ce5" table:formula="of:=SUMPRODUCT([.J255:.S255];pot_heat_diffusion)" office:value-type="float" office:value="2332.52246092163" calcext:value-type="float">
            <text:p>2333</text:p>
          </table:table-cell>
          <table:table-cell table:style-name="ce5" table:formula="of:=[.V254]*leakage_out" office:value-type="float" office:value="1676.86335268038" calcext:value-type="float">
            <text:p>1677</text:p>
          </table:table-cell>
          <table:table-cell table:style-name="ce5" table:formula="of:=[.V254]+[.T255]-[.U255]" office:value-type="float" office:value="280132.884554971" calcext:value-type="float">
            <text:p>280133</text:p>
          </table:table-cell>
          <table:table-cell table:style-name="ce12" table:formula="of:= temp_out + [.V255]/pot_water_mass" office:value-type="float" office:value="118.671033097576" calcext:value-type="float">
            <text:p>118.7</text:p>
          </table:table-cell>
          <table:table-cell table:style-name="ce7" table:formula="of:=IF([.G255]&gt;thermagon_temp_max;0;IF([.W25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3" table:formula="of:=burner_C_per_s * [.X255]/100 * time_incr" office:value-type="float" office:value="2149.61306964746" calcext:value-type="float">
            <text:p>2150</text:p>
          </table:table-cell>
          <table:table-cell table:style-name="ce3" table:formula="of:=[.B256]" office:value-type="float" office:value="2149.61306964746" calcext:value-type="float">
            <text:p>2150</text:p>
          </table:table-cell>
          <table:table-cell table:style-name="ce3" table:formula="of:=[.C255]" office:value-type="float" office:value="2149.61306964746" calcext:value-type="float">
            <text:p>2150</text:p>
          </table:table-cell>
          <table:table-cell table:style-name="ce5" table:formula="of:=SUMPRODUCT([.B256:.D256];burner_heat_diffusion)" office:value-type="float" office:value="2149.61306964746" calcext:value-type="float">
            <text:p>2150</text:p>
          </table:table-cell>
          <table:table-cell table:formula="of:=[.F255]+[.E256]-[.I255]" office:value-type="float" office:value="57200.8700386872" calcext:value-type="float">
            <text:p>57201</text:p>
          </table:table-cell>
          <table:table-cell table:style-name="ce7" table:formula="of:=temp_out + [.F256] / burner_heat_mass" office:value-type="float" office:value="134.401740077374" calcext:value-type="float">
            <text:p>134.4</text:p>
          </table:table-cell>
          <table:table-cell table:style-name="ce7" table:formula="of:=[.G256]-[.W255]" office:value-type="float" office:value="15.7307069797985" calcext:value-type="float">
            <text:p>15.7</text:p>
          </table:table-cell>
          <table:table-cell table:style-name="ce5" table:formula="of:=thermagon_k * burner_A * [.H256] / thermagon_L" office:value-type="float" office:value="2062.13230038318" calcext:value-type="float">
            <text:p>2062</text:p>
          </table:table-cell>
          <table:table-cell table:style-name="ce5" table:formula="of:=[.I256]/C_per_s_to_W*time_incr" office:value-type="float" office:value="2955.19102949725" calcext:value-type="float">
            <text:p>2955</text:p>
          </table:table-cell>
          <table:table-cell table:style-name="ce7" table:formula="of:=[.J255]" office:value-type="float" office:value="2969.44467791515" calcext:value-type="float">
            <text:p>2969.4</text:p>
          </table:table-cell>
          <table:table-cell table:style-name="ce7" table:formula="of:=[.K255]" office:value-type="float" office:value="2960.04972230895" calcext:value-type="float">
            <text:p>2960.0</text:p>
          </table:table-cell>
          <table:table-cell table:style-name="ce7" table:formula="of:=[.L255]" office:value-type="float" office:value="2913.23105231181" calcext:value-type="float">
            <text:p>2913.2</text:p>
          </table:table-cell>
          <table:table-cell table:style-name="ce7" table:formula="of:=[.M255]" office:value-type="float" office:value="2813.97377196505" calcext:value-type="float">
            <text:p>2814.0</text:p>
          </table:table-cell>
          <table:table-cell table:style-name="ce7" table:formula="of:=[.N255]" office:value-type="float" office:value="2646.32458684053" calcext:value-type="float">
            <text:p>2646.3</text:p>
          </table:table-cell>
          <table:table-cell table:style-name="ce7" table:formula="of:=[.O255]" office:value-type="float" office:value="2392.36115470604" calcext:value-type="float">
            <text:p>2392.4</text:p>
          </table:table-cell>
          <table:table-cell table:style-name="ce7" table:formula="of:=[.P255]" office:value-type="float" office:value="2029.83558097253" calcext:value-type="float">
            <text:p>2029.8</text:p>
          </table:table-cell>
          <table:table-cell table:style-name="ce7" table:formula="of:=[.Q255]" office:value-type="float" office:value="1528.65849937069" calcext:value-type="float">
            <text:p>1528.7</text:p>
          </table:table-cell>
          <table:table-cell table:style-name="ce7" table:formula="of:=[.R255]" office:value-type="float" office:value="846.667879450334" calcext:value-type="float">
            <text:p>846.7</text:p>
          </table:table-cell>
          <table:table-cell table:style-name="ce5" table:formula="of:=SUMPRODUCT([.J256:.S256];pot_heat_diffusion)" office:value-type="float" office:value="2578.62340300907" calcext:value-type="float">
            <text:p>2579</text:p>
          </table:table-cell>
          <table:table-cell table:style-name="ce5" table:formula="of:=[.V255]*leakage_out" office:value-type="float" office:value="1680.79730732982" calcext:value-type="float">
            <text:p>1681</text:p>
          </table:table-cell>
          <table:table-cell table:style-name="ce5" table:formula="of:=[.V255]+[.T256]-[.U256]" office:value-type="float" office:value="281030.71065065" calcext:value-type="float">
            <text:p>281031</text:p>
          </table:table-cell>
          <table:table-cell table:style-name="ce12" table:formula="of:= temp_out + [.V256]/pot_water_mass" office:value-type="float" office:value="118.987273829339" calcext:value-type="float">
            <text:p>119.0</text:p>
          </table:table-cell>
          <table:table-cell table:style-name="ce7" table:formula="of:=IF([.G256]&gt;thermagon_temp_max;0;IF([.W25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3" table:formula="of:=burner_C_per_s * [.X256]/100 * time_incr" office:value-type="float" office:value="2149.61306964746" calcext:value-type="float">
            <text:p>2150</text:p>
          </table:table-cell>
          <table:table-cell table:style-name="ce3" table:formula="of:=[.B257]" office:value-type="float" office:value="2149.61306964746" calcext:value-type="float">
            <text:p>2150</text:p>
          </table:table-cell>
          <table:table-cell table:style-name="ce3" table:formula="of:=[.C256]" office:value-type="float" office:value="2149.61306964746" calcext:value-type="float">
            <text:p>2150</text:p>
          </table:table-cell>
          <table:table-cell table:style-name="ce5" table:formula="of:=SUMPRODUCT([.B257:.D257];burner_heat_diffusion)" office:value-type="float" office:value="2149.61306964746" calcext:value-type="float">
            <text:p>2150</text:p>
          </table:table-cell>
          <table:table-cell table:formula="of:=[.F256]+[.E257]-[.I256]" office:value-type="float" office:value="57288.3508079515" calcext:value-type="float">
            <text:p>57288</text:p>
          </table:table-cell>
          <table:table-cell table:style-name="ce7" table:formula="of:=temp_out + [.F257] / burner_heat_mass" office:value-type="float" office:value="134.576701615903" calcext:value-type="float">
            <text:p>134.6</text:p>
          </table:table-cell>
          <table:table-cell table:style-name="ce7" table:formula="of:=[.G257]-[.W256]" office:value-type="float" office:value="15.5894277865637" calcext:value-type="float">
            <text:p>15.6</text:p>
          </table:table-cell>
          <table:table-cell table:style-name="ce5" table:formula="of:=thermagon_k * burner_A * [.H257] / thermagon_L" office:value-type="float" office:value="2043.61206552561" calcext:value-type="float">
            <text:p>2044</text:p>
          </table:table-cell>
          <table:table-cell table:style-name="ce5" table:formula="of:=[.I257]/C_per_s_to_W*time_incr" office:value-type="float" office:value="2928.6501368954" calcext:value-type="float">
            <text:p>2929</text:p>
          </table:table-cell>
          <table:table-cell table:style-name="ce7" table:formula="of:=[.J256]" office:value-type="float" office:value="2955.19102949725" calcext:value-type="float">
            <text:p>2955.2</text:p>
          </table:table-cell>
          <table:table-cell table:style-name="ce7" table:formula="of:=[.K256]" office:value-type="float" office:value="2969.44467791515" calcext:value-type="float">
            <text:p>2969.4</text:p>
          </table:table-cell>
          <table:table-cell table:style-name="ce7" table:formula="of:=[.L256]" office:value-type="float" office:value="2960.04972230895" calcext:value-type="float">
            <text:p>2960.0</text:p>
          </table:table-cell>
          <table:table-cell table:style-name="ce7" table:formula="of:=[.M256]" office:value-type="float" office:value="2913.23105231181" calcext:value-type="float">
            <text:p>2913.2</text:p>
          </table:table-cell>
          <table:table-cell table:style-name="ce7" table:formula="of:=[.N256]" office:value-type="float" office:value="2813.97377196505" calcext:value-type="float">
            <text:p>2814.0</text:p>
          </table:table-cell>
          <table:table-cell table:style-name="ce7" table:formula="of:=[.O256]" office:value-type="float" office:value="2646.32458684053" calcext:value-type="float">
            <text:p>2646.3</text:p>
          </table:table-cell>
          <table:table-cell table:style-name="ce7" table:formula="of:=[.P256]" office:value-type="float" office:value="2392.36115470604" calcext:value-type="float">
            <text:p>2392.4</text:p>
          </table:table-cell>
          <table:table-cell table:style-name="ce7" table:formula="of:=[.Q256]" office:value-type="float" office:value="2029.83558097253" calcext:value-type="float">
            <text:p>2029.8</text:p>
          </table:table-cell>
          <table:table-cell table:style-name="ce7" table:formula="of:=[.R256]" office:value-type="float" office:value="1528.65849937069" calcext:value-type="float">
            <text:p>1528.7</text:p>
          </table:table-cell>
          <table:table-cell table:style-name="ce5" table:formula="of:=SUMPRODUCT([.J257:.S257];pot_heat_diffusion)" office:value-type="float" office:value="2746.43110125319" calcext:value-type="float">
            <text:p>2746</text:p>
          </table:table-cell>
          <table:table-cell table:style-name="ce5" table:formula="of:=[.V256]*leakage_out" office:value-type="float" office:value="1686.1842639039" calcext:value-type="float">
            <text:p>1686</text:p>
          </table:table-cell>
          <table:table-cell table:style-name="ce5" table:formula="of:=[.V256]+[.T257]-[.U257]" office:value-type="float" office:value="282090.957487999" calcext:value-type="float">
            <text:p>282091</text:p>
          </table:table-cell>
          <table:table-cell table:style-name="ce12" table:formula="of:= temp_out + [.V257]/pot_water_mass" office:value-type="float" office:value="119.360723918735" calcext:value-type="float">
            <text:p>119.4</text:p>
          </table:table-cell>
          <table:table-cell table:style-name="ce7" table:formula="of:=IF([.G257]&gt;thermagon_temp_max;0;IF([.W25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3" table:formula="of:=burner_C_per_s * [.X257]/100 * time_incr" office:value-type="float" office:value="2149.61306964746" calcext:value-type="float">
            <text:p>2150</text:p>
          </table:table-cell>
          <table:table-cell table:style-name="ce3" table:formula="of:=[.B258]" office:value-type="float" office:value="2149.61306964746" calcext:value-type="float">
            <text:p>2150</text:p>
          </table:table-cell>
          <table:table-cell table:style-name="ce3" table:formula="of:=[.C257]" office:value-type="float" office:value="2149.61306964746" calcext:value-type="float">
            <text:p>2150</text:p>
          </table:table-cell>
          <table:table-cell table:style-name="ce5" table:formula="of:=SUMPRODUCT([.B258:.D258];burner_heat_diffusion)" office:value-type="float" office:value="2149.61306964746" calcext:value-type="float">
            <text:p>2150</text:p>
          </table:table-cell>
          <table:table-cell table:formula="of:=[.F257]+[.E258]-[.I257]" office:value-type="float" office:value="57394.3518120733" calcext:value-type="float">
            <text:p>57394</text:p>
          </table:table-cell>
          <table:table-cell table:style-name="ce7" table:formula="of:=temp_out + [.F258] / burner_heat_mass" office:value-type="float" office:value="134.788703624147" calcext:value-type="float">
            <text:p>134.8</text:p>
          </table:table-cell>
          <table:table-cell table:style-name="ce7" table:formula="of:=[.G258]-[.W257]" office:value-type="float" office:value="15.4279797054119" calcext:value-type="float">
            <text:p>15.4</text:p>
          </table:table-cell>
          <table:table-cell table:style-name="ce5" table:formula="of:=thermagon_k * burner_A * [.H258] / thermagon_L" office:value-type="float" office:value="2022.44789894329" calcext:value-type="float">
            <text:p>2022</text:p>
          </table:table-cell>
          <table:table-cell table:style-name="ce5" table:formula="of:=[.I258]/C_per_s_to_W*time_incr" office:value-type="float" office:value="2898.32029083303" calcext:value-type="float">
            <text:p>2898</text:p>
          </table:table-cell>
          <table:table-cell table:style-name="ce7" table:formula="of:=[.J257]" office:value-type="float" office:value="2928.6501368954" calcext:value-type="float">
            <text:p>2928.7</text:p>
          </table:table-cell>
          <table:table-cell table:style-name="ce7" table:formula="of:=[.K257]" office:value-type="float" office:value="2955.19102949725" calcext:value-type="float">
            <text:p>2955.2</text:p>
          </table:table-cell>
          <table:table-cell table:style-name="ce7" table:formula="of:=[.L257]" office:value-type="float" office:value="2969.44467791515" calcext:value-type="float">
            <text:p>2969.4</text:p>
          </table:table-cell>
          <table:table-cell table:style-name="ce7" table:formula="of:=[.M257]" office:value-type="float" office:value="2960.04972230895" calcext:value-type="float">
            <text:p>2960.0</text:p>
          </table:table-cell>
          <table:table-cell table:style-name="ce7" table:formula="of:=[.N257]" office:value-type="float" office:value="2913.23105231181" calcext:value-type="float">
            <text:p>2913.2</text:p>
          </table:table-cell>
          <table:table-cell table:style-name="ce7" table:formula="of:=[.O257]" office:value-type="float" office:value="2813.97377196505" calcext:value-type="float">
            <text:p>2814.0</text:p>
          </table:table-cell>
          <table:table-cell table:style-name="ce7" table:formula="of:=[.P257]" office:value-type="float" office:value="2646.32458684053" calcext:value-type="float">
            <text:p>2646.3</text:p>
          </table:table-cell>
          <table:table-cell table:style-name="ce7" table:formula="of:=[.Q257]" office:value-type="float" office:value="2392.36115470604" calcext:value-type="float">
            <text:p>2392.4</text:p>
          </table:table-cell>
          <table:table-cell table:style-name="ce7" table:formula="of:=[.R257]" office:value-type="float" office:value="2029.83558097253" calcext:value-type="float">
            <text:p>2029.8</text:p>
          </table:table-cell>
          <table:table-cell table:style-name="ce5" table:formula="of:=SUMPRODUCT([.J258:.S258];pot_heat_diffusion)" office:value-type="float" office:value="2849.46855056373" calcext:value-type="float">
            <text:p>2849</text:p>
          </table:table-cell>
          <table:table-cell table:style-name="ce5" table:formula="of:=[.V257]*leakage_out" office:value-type="float" office:value="1692.545744928" calcext:value-type="float">
            <text:p>1693</text:p>
          </table:table-cell>
          <table:table-cell table:style-name="ce5" table:formula="of:=[.V257]+[.T258]-[.U258]" office:value-type="float" office:value="283247.880293635" calcext:value-type="float">
            <text:p>283248</text:p>
          </table:table-cell>
          <table:table-cell table:style-name="ce12" table:formula="of:= temp_out + [.V258]/pot_water_mass" office:value-type="float" office:value="119.768226124795" calcext:value-type="float">
            <text:p>119.8</text:p>
          </table:table-cell>
          <table:table-cell table:style-name="ce7" table:formula="of:=IF([.G258]&gt;thermagon_temp_max;0;IF([.W25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3" table:formula="of:=burner_C_per_s * [.X258]/100 * time_incr" office:value-type="float" office:value="2149.61306964746" calcext:value-type="float">
            <text:p>2150</text:p>
          </table:table-cell>
          <table:table-cell table:style-name="ce3" table:formula="of:=[.B259]" office:value-type="float" office:value="2149.61306964746" calcext:value-type="float">
            <text:p>2150</text:p>
          </table:table-cell>
          <table:table-cell table:style-name="ce3" table:formula="of:=[.C258]" office:value-type="float" office:value="2149.61306964746" calcext:value-type="float">
            <text:p>2150</text:p>
          </table:table-cell>
          <table:table-cell table:style-name="ce5" table:formula="of:=SUMPRODUCT([.B259:.D259];burner_heat_diffusion)" office:value-type="float" office:value="2149.61306964746" calcext:value-type="float">
            <text:p>2150</text:p>
          </table:table-cell>
          <table:table-cell table:formula="of:=[.F258]+[.E259]-[.I258]" office:value-type="float" office:value="57521.5169827775" calcext:value-type="float">
            <text:p>57522</text:p>
          </table:table-cell>
          <table:table-cell table:style-name="ce7" table:formula="of:=temp_out + [.F259] / burner_heat_mass" office:value-type="float" office:value="135.043033965555" calcext:value-type="float">
            <text:p>135.0</text:p>
          </table:table-cell>
          <table:table-cell table:style-name="ce7" table:formula="of:=[.G259]-[.W258]" office:value-type="float" office:value="15.2748078407598" calcext:value-type="float">
            <text:p>15.3</text:p>
          </table:table-cell>
          <table:table-cell table:style-name="ce5" table:formula="of:=thermagon_k * burner_A * [.H259] / thermagon_L" office:value-type="float" office:value="2002.36865838439" calcext:value-type="float">
            <text:p>2002</text:p>
          </table:table-cell>
          <table:table-cell table:style-name="ce5" table:formula="of:=[.I259]/C_per_s_to_W*time_incr" office:value-type="float" office:value="2869.54522554369" calcext:value-type="float">
            <text:p>2870</text:p>
          </table:table-cell>
          <table:table-cell table:style-name="ce7" table:formula="of:=[.J258]" office:value-type="float" office:value="2898.32029083303" calcext:value-type="float">
            <text:p>2898.3</text:p>
          </table:table-cell>
          <table:table-cell table:style-name="ce7" table:formula="of:=[.K258]" office:value-type="float" office:value="2928.6501368954" calcext:value-type="float">
            <text:p>2928.7</text:p>
          </table:table-cell>
          <table:table-cell table:style-name="ce7" table:formula="of:=[.L258]" office:value-type="float" office:value="2955.19102949725" calcext:value-type="float">
            <text:p>2955.2</text:p>
          </table:table-cell>
          <table:table-cell table:style-name="ce7" table:formula="of:=[.M258]" office:value-type="float" office:value="2969.44467791515" calcext:value-type="float">
            <text:p>2969.4</text:p>
          </table:table-cell>
          <table:table-cell table:style-name="ce7" table:formula="of:=[.N258]" office:value-type="float" office:value="2960.04972230895" calcext:value-type="float">
            <text:p>2960.0</text:p>
          </table:table-cell>
          <table:table-cell table:style-name="ce7" table:formula="of:=[.O258]" office:value-type="float" office:value="2913.23105231181" calcext:value-type="float">
            <text:p>2913.2</text:p>
          </table:table-cell>
          <table:table-cell table:style-name="ce7" table:formula="of:=[.P258]" office:value-type="float" office:value="2813.97377196505" calcext:value-type="float">
            <text:p>2814.0</text:p>
          </table:table-cell>
          <table:table-cell table:style-name="ce7" table:formula="of:=[.Q258]" office:value-type="float" office:value="2646.32458684053" calcext:value-type="float">
            <text:p>2646.3</text:p>
          </table:table-cell>
          <table:table-cell table:style-name="ce7" table:formula="of:=[.R258]" office:value-type="float" office:value="2392.36115470604" calcext:value-type="float">
            <text:p>2392.4</text:p>
          </table:table-cell>
          <table:table-cell table:style-name="ce5" table:formula="of:=SUMPRODUCT([.J259:.S259];pot_heat_diffusion)" office:value-type="float" office:value="2904.30506668641" calcext:value-type="float">
            <text:p>2904</text:p>
          </table:table-cell>
          <table:table-cell table:style-name="ce5" table:formula="of:=[.V258]*leakage_out" office:value-type="float" office:value="1699.48728176181" calcext:value-type="float">
            <text:p>1699</text:p>
          </table:table-cell>
          <table:table-cell table:style-name="ce5" table:formula="of:=[.V258]+[.T259]-[.U259]" office:value-type="float" office:value="284452.69807856" calcext:value-type="float">
            <text:p>284453</text:p>
          </table:table-cell>
          <table:table-cell table:style-name="ce12" table:formula="of:= temp_out + [.V259]/pot_water_mass" office:value-type="float" office:value="120.192598349862" calcext:value-type="float">
            <text:p>120.2</text:p>
          </table:table-cell>
          <table:table-cell table:style-name="ce7" table:formula="of:=IF([.G259]&gt;thermagon_temp_max;0;IF([.W25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3" table:formula="of:=burner_C_per_s * [.X259]/100 * time_incr" office:value-type="float" office:value="2149.61306964746" calcext:value-type="float">
            <text:p>2150</text:p>
          </table:table-cell>
          <table:table-cell table:style-name="ce3" table:formula="of:=[.B260]" office:value-type="float" office:value="2149.61306964746" calcext:value-type="float">
            <text:p>2150</text:p>
          </table:table-cell>
          <table:table-cell table:style-name="ce3" table:formula="of:=[.C259]" office:value-type="float" office:value="2149.61306964746" calcext:value-type="float">
            <text:p>2150</text:p>
          </table:table-cell>
          <table:table-cell table:style-name="ce5" table:formula="of:=SUMPRODUCT([.B260:.D260];burner_heat_diffusion)" office:value-type="float" office:value="2149.61306964746" calcext:value-type="float">
            <text:p>2150</text:p>
          </table:table-cell>
          <table:table-cell table:formula="of:=[.F259]+[.E260]-[.I259]" office:value-type="float" office:value="57668.7613940406" calcext:value-type="float">
            <text:p>57669</text:p>
          </table:table-cell>
          <table:table-cell table:style-name="ce7" table:formula="of:=temp_out + [.F260] / burner_heat_mass" office:value-type="float" office:value="135.337522788081" calcext:value-type="float">
            <text:p>135.3</text:p>
          </table:table-cell>
          <table:table-cell table:style-name="ce7" table:formula="of:=[.G260]-[.W259]" office:value-type="float" office:value="15.1449244382196" calcext:value-type="float">
            <text:p>15.1</text:p>
          </table:table-cell>
          <table:table-cell table:style-name="ce5" table:formula="of:=thermagon_k * burner_A * [.H260] / thermagon_L" office:value-type="float" office:value="1985.34229332618" calcext:value-type="float">
            <text:p>1985</text:p>
          </table:table-cell>
          <table:table-cell table:style-name="ce5" table:formula="of:=[.I260]/C_per_s_to_W*time_incr" office:value-type="float" office:value="2845.14516097188" calcext:value-type="float">
            <text:p>2845</text:p>
          </table:table-cell>
          <table:table-cell table:style-name="ce7" table:formula="of:=[.J259]" office:value-type="float" office:value="2869.54522554369" calcext:value-type="float">
            <text:p>2869.5</text:p>
          </table:table-cell>
          <table:table-cell table:style-name="ce7" table:formula="of:=[.K259]" office:value-type="float" office:value="2898.32029083303" calcext:value-type="float">
            <text:p>2898.3</text:p>
          </table:table-cell>
          <table:table-cell table:style-name="ce7" table:formula="of:=[.L259]" office:value-type="float" office:value="2928.6501368954" calcext:value-type="float">
            <text:p>2928.7</text:p>
          </table:table-cell>
          <table:table-cell table:style-name="ce7" table:formula="of:=[.M259]" office:value-type="float" office:value="2955.19102949725" calcext:value-type="float">
            <text:p>2955.2</text:p>
          </table:table-cell>
          <table:table-cell table:style-name="ce7" table:formula="of:=[.N259]" office:value-type="float" office:value="2969.44467791515" calcext:value-type="float">
            <text:p>2969.4</text:p>
          </table:table-cell>
          <table:table-cell table:style-name="ce7" table:formula="of:=[.O259]" office:value-type="float" office:value="2960.04972230895" calcext:value-type="float">
            <text:p>2960.0</text:p>
          </table:table-cell>
          <table:table-cell table:style-name="ce7" table:formula="of:=[.P259]" office:value-type="float" office:value="2913.23105231181" calcext:value-type="float">
            <text:p>2913.2</text:p>
          </table:table-cell>
          <table:table-cell table:style-name="ce7" table:formula="of:=[.Q259]" office:value-type="float" office:value="2813.97377196505" calcext:value-type="float">
            <text:p>2814.0</text:p>
          </table:table-cell>
          <table:table-cell table:style-name="ce7" table:formula="of:=[.R259]" office:value-type="float" office:value="2646.32458684053" calcext:value-type="float">
            <text:p>2646.3</text:p>
          </table:table-cell>
          <table:table-cell table:style-name="ce5" table:formula="of:=SUMPRODUCT([.J260:.S260];pot_heat_diffusion)" office:value-type="float" office:value="2924.89988536105" calcext:value-type="float">
            <text:p>2925</text:p>
          </table:table-cell>
          <table:table-cell table:style-name="ce5" table:formula="of:=[.V259]*leakage_out" office:value-type="float" office:value="1706.71618847136" calcext:value-type="float">
            <text:p>1707</text:p>
          </table:table-cell>
          <table:table-cell table:style-name="ce5" table:formula="of:=[.V259]+[.T260]-[.U260]" office:value-type="float" office:value="285670.881775449" calcext:value-type="float">
            <text:p>285671</text:p>
          </table:table-cell>
          <table:table-cell table:style-name="ce12" table:formula="of:= temp_out + [.V260]/pot_water_mass" office:value-type="float" office:value="120.621678441853" calcext:value-type="float">
            <text:p>120.6</text:p>
          </table:table-cell>
          <table:table-cell table:style-name="ce7" table:formula="of:=IF([.G260]&gt;thermagon_temp_max;0;IF([.W26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3" table:formula="of:=burner_C_per_s * [.X260]/100 * time_incr" office:value-type="float" office:value="2149.61306964746" calcext:value-type="float">
            <text:p>2150</text:p>
          </table:table-cell>
          <table:table-cell table:style-name="ce3" table:formula="of:=[.B261]" office:value-type="float" office:value="2149.61306964746" calcext:value-type="float">
            <text:p>2150</text:p>
          </table:table-cell>
          <table:table-cell table:style-name="ce3" table:formula="of:=[.C260]" office:value-type="float" office:value="2149.61306964746" calcext:value-type="float">
            <text:p>2150</text:p>
          </table:table-cell>
          <table:table-cell table:style-name="ce5" table:formula="of:=SUMPRODUCT([.B261:.D261];burner_heat_diffusion)" office:value-type="float" office:value="2149.61306964746" calcext:value-type="float">
            <text:p>2150</text:p>
          </table:table-cell>
          <table:table-cell table:formula="of:=[.F260]+[.E261]-[.I260]" office:value-type="float" office:value="57833.0321703619" calcext:value-type="float">
            <text:p>57833</text:p>
          </table:table-cell>
          <table:table-cell table:style-name="ce7" table:formula="of:=temp_out + [.F261] / burner_heat_mass" office:value-type="float" office:value="135.666064340724" calcext:value-type="float">
            <text:p>135.7</text:p>
          </table:table-cell>
          <table:table-cell table:style-name="ce7" table:formula="of:=[.G261]-[.W260]" office:value-type="float" office:value="15.0443858988705" calcext:value-type="float">
            <text:p>15.0</text:p>
          </table:table-cell>
          <table:table-cell table:style-name="ce5" table:formula="of:=thermagon_k * burner_A * [.H261] / thermagon_L" office:value-type="float" office:value="1972.16273504623" calcext:value-type="float">
            <text:p>1972</text:p>
          </table:table-cell>
          <table:table-cell table:style-name="ce5" table:formula="of:=[.I261]/C_per_s_to_W*time_incr" office:value-type="float" office:value="2826.25786048471" calcext:value-type="float">
            <text:p>2826</text:p>
          </table:table-cell>
          <table:table-cell table:style-name="ce7" table:formula="of:=[.J260]" office:value-type="float" office:value="2845.14516097188" calcext:value-type="float">
            <text:p>2845.1</text:p>
          </table:table-cell>
          <table:table-cell table:style-name="ce7" table:formula="of:=[.K260]" office:value-type="float" office:value="2869.54522554369" calcext:value-type="float">
            <text:p>2869.5</text:p>
          </table:table-cell>
          <table:table-cell table:style-name="ce7" table:formula="of:=[.L260]" office:value-type="float" office:value="2898.32029083303" calcext:value-type="float">
            <text:p>2898.3</text:p>
          </table:table-cell>
          <table:table-cell table:style-name="ce7" table:formula="of:=[.M260]" office:value-type="float" office:value="2928.6501368954" calcext:value-type="float">
            <text:p>2928.7</text:p>
          </table:table-cell>
          <table:table-cell table:style-name="ce7" table:formula="of:=[.N260]" office:value-type="float" office:value="2955.19102949725" calcext:value-type="float">
            <text:p>2955.2</text:p>
          </table:table-cell>
          <table:table-cell table:style-name="ce7" table:formula="of:=[.O260]" office:value-type="float" office:value="2969.44467791515" calcext:value-type="float">
            <text:p>2969.4</text:p>
          </table:table-cell>
          <table:table-cell table:style-name="ce7" table:formula="of:=[.P260]" office:value-type="float" office:value="2960.04972230895" calcext:value-type="float">
            <text:p>2960.0</text:p>
          </table:table-cell>
          <table:table-cell table:style-name="ce7" table:formula="of:=[.Q260]" office:value-type="float" office:value="2913.23105231181" calcext:value-type="float">
            <text:p>2913.2</text:p>
          </table:table-cell>
          <table:table-cell table:style-name="ce7" table:formula="of:=[.R260]" office:value-type="float" office:value="2813.97377196505" calcext:value-type="float">
            <text:p>2814.0</text:p>
          </table:table-cell>
          <table:table-cell table:style-name="ce5" table:formula="of:=SUMPRODUCT([.J261:.S261];pot_heat_diffusion)" office:value-type="float" office:value="2922.93909336135" calcext:value-type="float">
            <text:p>2923</text:p>
          </table:table-cell>
          <table:table-cell table:style-name="ce5" table:formula="of:=[.V260]*leakage_out" office:value-type="float" office:value="1714.0252906527" calcext:value-type="float">
            <text:p>1714</text:p>
          </table:table-cell>
          <table:table-cell table:style-name="ce5" table:formula="of:=[.V260]+[.T261]-[.U261]" office:value-type="float" office:value="286879.795578158" calcext:value-type="float">
            <text:p>286880</text:p>
          </table:table-cell>
          <table:table-cell table:style-name="ce12" table:formula="of:= temp_out + [.V261]/pot_water_mass" office:value-type="float" office:value="121.047493404737" calcext:value-type="float">
            <text:p>121.0</text:p>
          </table:table-cell>
          <table:table-cell table:style-name="ce7" table:formula="of:=IF([.G261]&gt;thermagon_temp_max;0;IF([.W26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3" table:formula="of:=burner_C_per_s * [.X261]/100 * time_incr" office:value-type="float" office:value="0" calcext:value-type="float">
            <text:p>0</text:p>
          </table:table-cell>
          <table:table-cell table:style-name="ce3" table:formula="of:=[.B262]" office:value-type="float" office:value="0" calcext:value-type="float">
            <text:p>0</text:p>
          </table:table-cell>
          <table:table-cell table:style-name="ce3" table:formula="of:=[.C261]" office:value-type="float" office:value="2149.61306964746" calcext:value-type="float">
            <text:p>2150</text:p>
          </table:table-cell>
          <table:table-cell table:style-name="ce5" table:formula="of:=SUMPRODUCT([.B262:.D262];burner_heat_diffusion)" office:value-type="float" office:value="644.883920894239" calcext:value-type="float">
            <text:p>645</text:p>
          </table:table-cell>
          <table:table-cell table:formula="of:=[.F261]+[.E262]-[.I261]" office:value-type="float" office:value="56505.7533562099" calcext:value-type="float">
            <text:p>56506</text:p>
          </table:table-cell>
          <table:table-cell table:style-name="ce7" table:formula="of:=temp_out + [.F262] / burner_heat_mass" office:value-type="float" office:value="133.01150671242" calcext:value-type="float">
            <text:p>133.0</text:p>
          </table:table-cell>
          <table:table-cell table:style-name="ce7" table:formula="of:=[.G262]-[.W261]" office:value-type="float" office:value="11.9640133076832" calcext:value-type="float">
            <text:p>12.0</text:p>
          </table:table-cell>
          <table:table-cell table:style-name="ce5" table:formula="of:=thermagon_k * burner_A * [.H262] / thermagon_L" office:value-type="float" office:value="1568.35788217726" calcext:value-type="float">
            <text:p>1568</text:p>
          </table:table-cell>
          <table:table-cell table:style-name="ce5" table:formula="of:=[.I262]/C_per_s_to_W*time_incr" office:value-type="float" office:value="2247.57506760856" calcext:value-type="float">
            <text:p>2248</text:p>
          </table:table-cell>
          <table:table-cell table:style-name="ce7" table:formula="of:=[.J261]" office:value-type="float" office:value="2826.25786048471" calcext:value-type="float">
            <text:p>2826.3</text:p>
          </table:table-cell>
          <table:table-cell table:style-name="ce7" table:formula="of:=[.K261]" office:value-type="float" office:value="2845.14516097188" calcext:value-type="float">
            <text:p>2845.1</text:p>
          </table:table-cell>
          <table:table-cell table:style-name="ce7" table:formula="of:=[.L261]" office:value-type="float" office:value="2869.54522554369" calcext:value-type="float">
            <text:p>2869.5</text:p>
          </table:table-cell>
          <table:table-cell table:style-name="ce7" table:formula="of:=[.M261]" office:value-type="float" office:value="2898.32029083303" calcext:value-type="float">
            <text:p>2898.3</text:p>
          </table:table-cell>
          <table:table-cell table:style-name="ce7" table:formula="of:=[.N261]" office:value-type="float" office:value="2928.6501368954" calcext:value-type="float">
            <text:p>2928.7</text:p>
          </table:table-cell>
          <table:table-cell table:style-name="ce7" table:formula="of:=[.O261]" office:value-type="float" office:value="2955.19102949725" calcext:value-type="float">
            <text:p>2955.2</text:p>
          </table:table-cell>
          <table:table-cell table:style-name="ce7" table:formula="of:=[.P261]" office:value-type="float" office:value="2969.44467791515" calcext:value-type="float">
            <text:p>2969.4</text:p>
          </table:table-cell>
          <table:table-cell table:style-name="ce7" table:formula="of:=[.Q261]" office:value-type="float" office:value="2960.04972230895" calcext:value-type="float">
            <text:p>2960.0</text:p>
          </table:table-cell>
          <table:table-cell table:style-name="ce7" table:formula="of:=[.R261]" office:value-type="float" office:value="2913.23105231181" calcext:value-type="float">
            <text:p>2913.2</text:p>
          </table:table-cell>
          <table:table-cell table:style-name="ce5" table:formula="of:=SUMPRODUCT([.J262:.S262];pot_heat_diffusion)" office:value-type="float" office:value="2896.55560067405" calcext:value-type="float">
            <text:p>2897</text:p>
          </table:table-cell>
          <table:table-cell table:style-name="ce5" table:formula="of:=[.V261]*leakage_out" office:value-type="float" office:value="1721.27877346895" calcext:value-type="float">
            <text:p>1721</text:p>
          </table:table-cell>
          <table:table-cell table:style-name="ce5" table:formula="of:=[.V261]+[.T262]-[.U262]" office:value-type="float" office:value="288055.072405363" calcext:value-type="float">
            <text:p>288055</text:p>
          </table:table-cell>
          <table:table-cell table:style-name="ce12" table:formula="of:= temp_out + [.V262]/pot_water_mass" office:value-type="float" office:value="121.461460436491" calcext:value-type="float">
            <text:p>121.5</text:p>
          </table:table-cell>
          <table:table-cell table:style-name="ce7" table:formula="of:=IF([.G262]&gt;thermagon_temp_max;0;IF([.W26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3" table:formula="of:=burner_C_per_s * [.X262]/100 * time_incr" office:value-type="float" office:value="0" calcext:value-type="float">
            <text:p>0</text:p>
          </table:table-cell>
          <table:table-cell table:style-name="ce3" table:formula="of:=[.B263]" office:value-type="float" office:value="0" calcext:value-type="float">
            <text:p>0</text:p>
          </table:table-cell>
          <table:table-cell table:style-name="ce3" table:formula="of:=[.C262]" office:value-type="float" office:value="0" calcext:value-type="float">
            <text:p>0</text:p>
          </table:table-cell>
          <table:table-cell table:style-name="ce5" table:formula="of:=SUMPRODUCT([.B263:.D263];burner_heat_diffusion)" office:value-type="float" office:value="0" calcext:value-type="float">
            <text:p>0</text:p>
          </table:table-cell>
          <table:table-cell table:formula="of:=[.F262]+[.E263]-[.I262]" office:value-type="float" office:value="54937.3954740326" calcext:value-type="float">
            <text:p>54937</text:p>
          </table:table-cell>
          <table:table-cell table:style-name="ce7" table:formula="of:=temp_out + [.F263] / burner_heat_mass" office:value-type="float" office:value="129.874790948065" calcext:value-type="float">
            <text:p>129.9</text:p>
          </table:table-cell>
          <table:table-cell table:style-name="ce7" table:formula="of:=[.G263]-[.W262]" office:value-type="float" office:value="8.41333051157446" calcext:value-type="float">
            <text:p>8.4</text:p>
          </table:table-cell>
          <table:table-cell table:style-name="ce5" table:formula="of:=thermagon_k * burner_A * [.H263] / thermagon_L" office:value-type="float" office:value="1102.90024625068" calcext:value-type="float">
            <text:p>1103</text:p>
          </table:table-cell>
          <table:table-cell table:style-name="ce5" table:formula="of:=[.I263]/C_per_s_to_W*time_incr" office:value-type="float" office:value="1580.53918923858" calcext:value-type="float">
            <text:p>1581</text:p>
          </table:table-cell>
          <table:table-cell table:style-name="ce7" table:formula="of:=[.J262]" office:value-type="float" office:value="2247.57506760856" calcext:value-type="float">
            <text:p>2247.6</text:p>
          </table:table-cell>
          <table:table-cell table:style-name="ce7" table:formula="of:=[.K262]" office:value-type="float" office:value="2826.25786048471" calcext:value-type="float">
            <text:p>2826.3</text:p>
          </table:table-cell>
          <table:table-cell table:style-name="ce7" table:formula="of:=[.L262]" office:value-type="float" office:value="2845.14516097188" calcext:value-type="float">
            <text:p>2845.1</text:p>
          </table:table-cell>
          <table:table-cell table:style-name="ce7" table:formula="of:=[.M262]" office:value-type="float" office:value="2869.54522554369" calcext:value-type="float">
            <text:p>2869.5</text:p>
          </table:table-cell>
          <table:table-cell table:style-name="ce7" table:formula="of:=[.N262]" office:value-type="float" office:value="2898.32029083303" calcext:value-type="float">
            <text:p>2898.3</text:p>
          </table:table-cell>
          <table:table-cell table:style-name="ce7" table:formula="of:=[.O262]" office:value-type="float" office:value="2928.6501368954" calcext:value-type="float">
            <text:p>2928.7</text:p>
          </table:table-cell>
          <table:table-cell table:style-name="ce7" table:formula="of:=[.P262]" office:value-type="float" office:value="2955.19102949725" calcext:value-type="float">
            <text:p>2955.2</text:p>
          </table:table-cell>
          <table:table-cell table:style-name="ce7" table:formula="of:=[.Q262]" office:value-type="float" office:value="2969.44467791515" calcext:value-type="float">
            <text:p>2969.4</text:p>
          </table:table-cell>
          <table:table-cell table:style-name="ce7" table:formula="of:=[.R262]" office:value-type="float" office:value="2960.04972230895" calcext:value-type="float">
            <text:p>2960.0</text:p>
          </table:table-cell>
          <table:table-cell table:style-name="ce5" table:formula="of:=SUMPRODUCT([.J263:.S263];pot_heat_diffusion)" office:value-type="float" office:value="2834.09274213323" calcext:value-type="float">
            <text:p>2834</text:p>
          </table:table-cell>
          <table:table-cell table:style-name="ce5" table:formula="of:=[.V262]*leakage_out" office:value-type="float" office:value="1728.33043443218" calcext:value-type="float">
            <text:p>1728</text:p>
          </table:table-cell>
          <table:table-cell table:style-name="ce5" table:formula="of:=[.V262]+[.T263]-[.U263]" office:value-type="float" office:value="289160.834713064" calcext:value-type="float">
            <text:p>289161</text:p>
          </table:table-cell>
          <table:table-cell table:style-name="ce12" table:formula="of:= temp_out + [.V263]/pot_water_mass" office:value-type="float" office:value="121.850942411927" calcext:value-type="float">
            <text:p>121.9</text:p>
          </table:table-cell>
          <table:table-cell table:style-name="ce7" table:formula="of:=IF([.G263]&gt;thermagon_temp_max;0;IF([.W26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3" table:formula="of:=burner_C_per_s * [.X263]/100 * time_incr" office:value-type="float" office:value="0" calcext:value-type="float">
            <text:p>0</text:p>
          </table:table-cell>
          <table:table-cell table:style-name="ce3" table:formula="of:=[.B264]" office:value-type="float" office:value="0" calcext:value-type="float">
            <text:p>0</text:p>
          </table:table-cell>
          <table:table-cell table:style-name="ce3" table:formula="of:=[.C263]" office:value-type="float" office:value="0" calcext:value-type="float">
            <text:p>0</text:p>
          </table:table-cell>
          <table:table-cell table:style-name="ce5" table:formula="of:=SUMPRODUCT([.B264:.D264];burner_heat_diffusion)" office:value-type="float" office:value="0" calcext:value-type="float">
            <text:p>0</text:p>
          </table:table-cell>
          <table:table-cell table:formula="of:=[.F263]+[.E264]-[.I263]" office:value-type="float" office:value="53834.4952277819" calcext:value-type="float">
            <text:p>53834</text:p>
          </table:table-cell>
          <table:table-cell table:style-name="ce7" table:formula="of:=temp_out + [.F264] / burner_heat_mass" office:value-type="float" office:value="127.668990455564" calcext:value-type="float">
            <text:p>127.7</text:p>
          </table:table-cell>
          <table:table-cell table:style-name="ce7" table:formula="of:=[.G264]-[.W263]" office:value-type="float" office:value="5.81804804363649" calcext:value-type="float">
            <text:p>5.8</text:p>
          </table:table-cell>
          <table:table-cell table:style-name="ce5" table:formula="of:=thermagon_k * burner_A * [.H264] / thermagon_L" office:value-type="float" office:value="762.685670222667" calcext:value-type="float">
            <text:p>763</text:p>
          </table:table-cell>
          <table:table-cell table:style-name="ce5" table:formula="of:=[.I264]/C_per_s_to_W*time_incr" office:value-type="float" office:value="1092.98605649565" calcext:value-type="float">
            <text:p>1093</text:p>
          </table:table-cell>
          <table:table-cell table:style-name="ce7" table:formula="of:=[.J263]" office:value-type="float" office:value="1580.53918923858" calcext:value-type="float">
            <text:p>1580.5</text:p>
          </table:table-cell>
          <table:table-cell table:style-name="ce7" table:formula="of:=[.K263]" office:value-type="float" office:value="2247.57506760856" calcext:value-type="float">
            <text:p>2247.6</text:p>
          </table:table-cell>
          <table:table-cell table:style-name="ce7" table:formula="of:=[.L263]" office:value-type="float" office:value="2826.25786048471" calcext:value-type="float">
            <text:p>2826.3</text:p>
          </table:table-cell>
          <table:table-cell table:style-name="ce7" table:formula="of:=[.M263]" office:value-type="float" office:value="2845.14516097188" calcext:value-type="float">
            <text:p>2845.1</text:p>
          </table:table-cell>
          <table:table-cell table:style-name="ce7" table:formula="of:=[.N263]" office:value-type="float" office:value="2869.54522554369" calcext:value-type="float">
            <text:p>2869.5</text:p>
          </table:table-cell>
          <table:table-cell table:style-name="ce7" table:formula="of:=[.O263]" office:value-type="float" office:value="2898.32029083303" calcext:value-type="float">
            <text:p>2898.3</text:p>
          </table:table-cell>
          <table:table-cell table:style-name="ce7" table:formula="of:=[.P263]" office:value-type="float" office:value="2928.6501368954" calcext:value-type="float">
            <text:p>2928.7</text:p>
          </table:table-cell>
          <table:table-cell table:style-name="ce7" table:formula="of:=[.Q263]" office:value-type="float" office:value="2955.19102949725" calcext:value-type="float">
            <text:p>2955.2</text:p>
          </table:table-cell>
          <table:table-cell table:style-name="ce7" table:formula="of:=[.R263]" office:value-type="float" office:value="2969.44467791515" calcext:value-type="float">
            <text:p>2969.4</text:p>
          </table:table-cell>
          <table:table-cell table:style-name="ce5" table:formula="of:=SUMPRODUCT([.J264:.S264];pot_heat_diffusion)" office:value-type="float" office:value="2712.98863834587" calcext:value-type="float">
            <text:p>2713</text:p>
          </table:table-cell>
          <table:table-cell table:style-name="ce5" table:formula="of:=[.V263]*leakage_out" office:value-type="float" office:value="1734.96500827839" calcext:value-type="float">
            <text:p>1735</text:p>
          </table:table-cell>
          <table:table-cell table:style-name="ce5" table:formula="of:=[.V263]+[.T264]-[.U264]" office:value-type="float" office:value="290138.858343132" calcext:value-type="float">
            <text:p>290139</text:p>
          </table:table-cell>
          <table:table-cell table:style-name="ce12" table:formula="of:= temp_out + [.V264]/pot_water_mass" office:value-type="float" office:value="122.19543107175" calcext:value-type="float">
            <text:p>122.2</text:p>
          </table:table-cell>
          <table:table-cell table:style-name="ce7" table:formula="of:=IF([.G264]&gt;thermagon_temp_max;0;IF([.W26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3" table:formula="of:=burner_C_per_s * [.X264]/100 * time_incr" office:value-type="float" office:value="0" calcext:value-type="float">
            <text:p>0</text:p>
          </table:table-cell>
          <table:table-cell table:style-name="ce3" table:formula="of:=[.B265]" office:value-type="float" office:value="0" calcext:value-type="float">
            <text:p>0</text:p>
          </table:table-cell>
          <table:table-cell table:style-name="ce3" table:formula="of:=[.C264]" office:value-type="float" office:value="0" calcext:value-type="float">
            <text:p>0</text:p>
          </table:table-cell>
          <table:table-cell table:style-name="ce5" table:formula="of:=SUMPRODUCT([.B265:.D265];burner_heat_diffusion)" office:value-type="float" office:value="0" calcext:value-type="float">
            <text:p>0</text:p>
          </table:table-cell>
          <table:table-cell table:formula="of:=[.F264]+[.E265]-[.I264]" office:value-type="float" office:value="53071.8095575593" calcext:value-type="float">
            <text:p>53072</text:p>
          </table:table-cell>
          <table:table-cell table:style-name="ce7" table:formula="of:=temp_out + [.F265] / burner_heat_mass" office:value-type="float" office:value="126.143619115119" calcext:value-type="float">
            <text:p>126.1</text:p>
          </table:table-cell>
          <table:table-cell table:style-name="ce7" table:formula="of:=[.G265]-[.W264]" office:value-type="float" office:value="3.94818804336852" calcext:value-type="float">
            <text:p>3.9</text:p>
          </table:table-cell>
          <table:table-cell table:style-name="ce5" table:formula="of:=thermagon_k * burner_A * [.H265] / thermagon_L" office:value-type="float" office:value="517.566445212699" calcext:value-type="float">
            <text:p>518</text:p>
          </table:table-cell>
          <table:table-cell table:style-name="ce5" table:formula="of:=[.I265]/C_per_s_to_W*time_incr" office:value-type="float" office:value="741.711730026797" calcext:value-type="float">
            <text:p>742</text:p>
          </table:table-cell>
          <table:table-cell table:style-name="ce7" table:formula="of:=[.J264]" office:value-type="float" office:value="1092.98605649565" calcext:value-type="float">
            <text:p>1093.0</text:p>
          </table:table-cell>
          <table:table-cell table:style-name="ce7" table:formula="of:=[.K264]" office:value-type="float" office:value="1580.53918923858" calcext:value-type="float">
            <text:p>1580.5</text:p>
          </table:table-cell>
          <table:table-cell table:style-name="ce7" table:formula="of:=[.L264]" office:value-type="float" office:value="2247.57506760856" calcext:value-type="float">
            <text:p>2247.6</text:p>
          </table:table-cell>
          <table:table-cell table:style-name="ce7" table:formula="of:=[.M264]" office:value-type="float" office:value="2826.25786048471" calcext:value-type="float">
            <text:p>2826.3</text:p>
          </table:table-cell>
          <table:table-cell table:style-name="ce7" table:formula="of:=[.N264]" office:value-type="float" office:value="2845.14516097188" calcext:value-type="float">
            <text:p>2845.1</text:p>
          </table:table-cell>
          <table:table-cell table:style-name="ce7" table:formula="of:=[.O264]" office:value-type="float" office:value="2869.54522554369" calcext:value-type="float">
            <text:p>2869.5</text:p>
          </table:table-cell>
          <table:table-cell table:style-name="ce7" table:formula="of:=[.P264]" office:value-type="float" office:value="2898.32029083303" calcext:value-type="float">
            <text:p>2898.3</text:p>
          </table:table-cell>
          <table:table-cell table:style-name="ce7" table:formula="of:=[.Q264]" office:value-type="float" office:value="2928.6501368954" calcext:value-type="float">
            <text:p>2928.7</text:p>
          </table:table-cell>
          <table:table-cell table:style-name="ce7" table:formula="of:=[.R264]" office:value-type="float" office:value="2955.19102949725" calcext:value-type="float">
            <text:p>2955.2</text:p>
          </table:table-cell>
          <table:table-cell table:style-name="ce5" table:formula="of:=SUMPRODUCT([.J265:.S265];pot_heat_diffusion)" office:value-type="float" office:value="2511.32640070222" calcext:value-type="float">
            <text:p>2511</text:p>
          </table:table-cell>
          <table:table-cell table:style-name="ce5" table:formula="of:=[.V264]*leakage_out" office:value-type="float" office:value="1740.83315005879" calcext:value-type="float">
            <text:p>1741</text:p>
          </table:table-cell>
          <table:table-cell table:style-name="ce5" table:formula="of:=[.V264]+[.T265]-[.U265]" office:value-type="float" office:value="290909.351593775" calcext:value-type="float">
            <text:p>290909</text:p>
          </table:table-cell>
          <table:table-cell table:style-name="ce12" table:formula="of:= temp_out + [.V265]/pot_water_mass" office:value-type="float" office:value="122.466821434065" calcext:value-type="float">
            <text:p>122.5</text:p>
          </table:table-cell>
          <table:table-cell table:style-name="ce7" table:formula="of:=IF([.G265]&gt;thermagon_temp_max;0;IF([.W26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3" table:formula="of:=burner_C_per_s * [.X265]/100 * time_incr" office:value-type="float" office:value="0" calcext:value-type="float">
            <text:p>0</text:p>
          </table:table-cell>
          <table:table-cell table:style-name="ce3" table:formula="of:=[.B266]" office:value-type="float" office:value="0" calcext:value-type="float">
            <text:p>0</text:p>
          </table:table-cell>
          <table:table-cell table:style-name="ce3" table:formula="of:=[.C265]" office:value-type="float" office:value="0" calcext:value-type="float">
            <text:p>0</text:p>
          </table:table-cell>
          <table:table-cell table:style-name="ce5" table:formula="of:=SUMPRODUCT([.B266:.D266];burner_heat_diffusion)" office:value-type="float" office:value="0" calcext:value-type="float">
            <text:p>0</text:p>
          </table:table-cell>
          <table:table-cell table:formula="of:=[.F265]+[.E266]-[.I265]" office:value-type="float" office:value="52554.2431123466" calcext:value-type="float">
            <text:p>52554</text:p>
          </table:table-cell>
          <table:table-cell table:style-name="ce7" table:formula="of:=temp_out + [.F266] / burner_heat_mass" office:value-type="float" office:value="125.108486224693" calcext:value-type="float">
            <text:p>125.1</text:p>
          </table:table-cell>
          <table:table-cell table:style-name="ce7" table:formula="of:=[.G266]-[.W265]" office:value-type="float" office:value="2.64166479062818" calcext:value-type="float">
            <text:p>2.6</text:p>
          </table:table-cell>
          <table:table-cell table:style-name="ce5" table:formula="of:=thermagon_k * burner_A * [.H266] / thermagon_L" office:value-type="float" office:value="346.294816789546" calcext:value-type="float">
            <text:p>346</text:p>
          </table:table-cell>
          <table:table-cell table:style-name="ce5" table:formula="of:=[.I266]/C_per_s_to_W*time_incr" office:value-type="float" office:value="496.266576081322" calcext:value-type="float">
            <text:p>496</text:p>
          </table:table-cell>
          <table:table-cell table:style-name="ce7" table:formula="of:=[.J265]" office:value-type="float" office:value="741.711730026797" calcext:value-type="float">
            <text:p>741.7</text:p>
          </table:table-cell>
          <table:table-cell table:style-name="ce7" table:formula="of:=[.K265]" office:value-type="float" office:value="1092.98605649565" calcext:value-type="float">
            <text:p>1093.0</text:p>
          </table:table-cell>
          <table:table-cell table:style-name="ce7" table:formula="of:=[.L265]" office:value-type="float" office:value="1580.53918923858" calcext:value-type="float">
            <text:p>1580.5</text:p>
          </table:table-cell>
          <table:table-cell table:style-name="ce7" table:formula="of:=[.M265]" office:value-type="float" office:value="2247.57506760856" calcext:value-type="float">
            <text:p>2247.6</text:p>
          </table:table-cell>
          <table:table-cell table:style-name="ce7" table:formula="of:=[.N265]" office:value-type="float" office:value="2826.25786048471" calcext:value-type="float">
            <text:p>2826.3</text:p>
          </table:table-cell>
          <table:table-cell table:style-name="ce7" table:formula="of:=[.O265]" office:value-type="float" office:value="2845.14516097188" calcext:value-type="float">
            <text:p>2845.1</text:p>
          </table:table-cell>
          <table:table-cell table:style-name="ce7" table:formula="of:=[.P265]" office:value-type="float" office:value="2869.54522554369" calcext:value-type="float">
            <text:p>2869.5</text:p>
          </table:table-cell>
          <table:table-cell table:style-name="ce7" table:formula="of:=[.Q265]" office:value-type="float" office:value="2898.32029083303" calcext:value-type="float">
            <text:p>2898.3</text:p>
          </table:table-cell>
          <table:table-cell table:style-name="ce7" table:formula="of:=[.R265]" office:value-type="float" office:value="2928.6501368954" calcext:value-type="float">
            <text:p>2928.7</text:p>
          </table:table-cell>
          <table:table-cell table:style-name="ce5" table:formula="of:=SUMPRODUCT([.J266:.S266];pot_heat_diffusion)" office:value-type="float" office:value="2223.89564309482" calcext:value-type="float">
            <text:p>2224</text:p>
          </table:table-cell>
          <table:table-cell table:style-name="ce5" table:formula="of:=[.V265]*leakage_out" office:value-type="float" office:value="1745.45610956265" calcext:value-type="float">
            <text:p>1745</text:p>
          </table:table-cell>
          <table:table-cell table:style-name="ce5" table:formula="of:=[.V265]+[.T266]-[.U266]" office:value-type="float" office:value="291387.791127307" calcext:value-type="float">
            <text:p>291388</text:p>
          </table:table-cell>
          <table:table-cell table:style-name="ce12" table:formula="of:= temp_out + [.V266]/pot_water_mass" office:value-type="float" office:value="122.635341895786" calcext:value-type="float">
            <text:p>122.6</text:p>
          </table:table-cell>
          <table:table-cell table:style-name="ce7" table:formula="of:=IF([.G266]&gt;thermagon_temp_max;0;IF([.W26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3" table:formula="of:=burner_C_per_s * [.X266]/100 * time_incr" office:value-type="float" office:value="0" calcext:value-type="float">
            <text:p>0</text:p>
          </table:table-cell>
          <table:table-cell table:style-name="ce3" table:formula="of:=[.B267]" office:value-type="float" office:value="0" calcext:value-type="float">
            <text:p>0</text:p>
          </table:table-cell>
          <table:table-cell table:style-name="ce3" table:formula="of:=[.C266]" office:value-type="float" office:value="0" calcext:value-type="float">
            <text:p>0</text:p>
          </table:table-cell>
          <table:table-cell table:style-name="ce5" table:formula="of:=SUMPRODUCT([.B267:.D267];burner_heat_diffusion)" office:value-type="float" office:value="0" calcext:value-type="float">
            <text:p>0</text:p>
          </table:table-cell>
          <table:table-cell table:formula="of:=[.F266]+[.E267]-[.I266]" office:value-type="float" office:value="52207.948295557" calcext:value-type="float">
            <text:p>52208</text:p>
          </table:table-cell>
          <table:table-cell table:style-name="ce7" table:formula="of:=temp_out + [.F267] / burner_heat_mass" office:value-type="float" office:value="124.415896591114" calcext:value-type="float">
            <text:p>124.4</text:p>
          </table:table-cell>
          <table:table-cell table:style-name="ce7" table:formula="of:=[.G267]-[.W266]" office:value-type="float" office:value="1.78055469532843" calcext:value-type="float">
            <text:p>1.8</text:p>
          </table:table-cell>
          <table:table-cell table:style-name="ce5" table:formula="of:=thermagon_k * burner_A * [.H267] / thermagon_L" office:value-type="float" office:value="233.412227088775" calcext:value-type="float">
            <text:p>233</text:p>
          </table:table-cell>
          <table:table-cell table:style-name="ce5" table:formula="of:=[.I267]/C_per_s_to_W*time_incr" office:value-type="float" office:value="334.497315977035" calcext:value-type="float">
            <text:p>334</text:p>
          </table:table-cell>
          <table:table-cell table:style-name="ce7" table:formula="of:=[.J266]" office:value-type="float" office:value="496.266576081322" calcext:value-type="float">
            <text:p>496.3</text:p>
          </table:table-cell>
          <table:table-cell table:style-name="ce7" table:formula="of:=[.K266]" office:value-type="float" office:value="741.711730026797" calcext:value-type="float">
            <text:p>741.7</text:p>
          </table:table-cell>
          <table:table-cell table:style-name="ce7" table:formula="of:=[.L266]" office:value-type="float" office:value="1092.98605649565" calcext:value-type="float">
            <text:p>1093.0</text:p>
          </table:table-cell>
          <table:table-cell table:style-name="ce7" table:formula="of:=[.M266]" office:value-type="float" office:value="1580.53918923858" calcext:value-type="float">
            <text:p>1580.5</text:p>
          </table:table-cell>
          <table:table-cell table:style-name="ce7" table:formula="of:=[.N266]" office:value-type="float" office:value="2247.57506760856" calcext:value-type="float">
            <text:p>2247.6</text:p>
          </table:table-cell>
          <table:table-cell table:style-name="ce7" table:formula="of:=[.O266]" office:value-type="float" office:value="2826.25786048471" calcext:value-type="float">
            <text:p>2826.3</text:p>
          </table:table-cell>
          <table:table-cell table:style-name="ce7" table:formula="of:=[.P266]" office:value-type="float" office:value="2845.14516097188" calcext:value-type="float">
            <text:p>2845.1</text:p>
          </table:table-cell>
          <table:table-cell table:style-name="ce7" table:formula="of:=[.Q266]" office:value-type="float" office:value="2869.54522554369" calcext:value-type="float">
            <text:p>2869.5</text:p>
          </table:table-cell>
          <table:table-cell table:style-name="ce7" table:formula="of:=[.R266]" office:value-type="float" office:value="2898.32029083303" calcext:value-type="float">
            <text:p>2898.3</text:p>
          </table:table-cell>
          <table:table-cell table:style-name="ce5" table:formula="of:=SUMPRODUCT([.J267:.S267];pot_heat_diffusion)" office:value-type="float" office:value="1868.57978509686" calcext:value-type="float">
            <text:p>1869</text:p>
          </table:table-cell>
          <table:table-cell table:style-name="ce5" table:formula="of:=[.V266]*leakage_out" office:value-type="float" office:value="1748.32674676384" calcext:value-type="float">
            <text:p>1748</text:p>
          </table:table-cell>
          <table:table-cell table:style-name="ce5" table:formula="of:=[.V266]+[.T267]-[.U267]" office:value-type="float" office:value="291508.04416564" calcext:value-type="float">
            <text:p>291508</text:p>
          </table:table-cell>
          <table:table-cell table:style-name="ce12" table:formula="of:= temp_out + [.V267]/pot_water_mass" office:value-type="float" office:value="122.677698549287" calcext:value-type="float">
            <text:p>122.7</text:p>
          </table:table-cell>
          <table:table-cell table:style-name="ce7" table:formula="of:=IF([.G267]&gt;thermagon_temp_max;0;IF([.W26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3" table:formula="of:=burner_C_per_s * [.X267]/100 * time_incr" office:value-type="float" office:value="0" calcext:value-type="float">
            <text:p>0</text:p>
          </table:table-cell>
          <table:table-cell table:style-name="ce3" table:formula="of:=[.B268]" office:value-type="float" office:value="0" calcext:value-type="float">
            <text:p>0</text:p>
          </table:table-cell>
          <table:table-cell table:style-name="ce3" table:formula="of:=[.C267]" office:value-type="float" office:value="0" calcext:value-type="float">
            <text:p>0</text:p>
          </table:table-cell>
          <table:table-cell table:style-name="ce5" table:formula="of:=SUMPRODUCT([.B268:.D268];burner_heat_diffusion)" office:value-type="float" office:value="0" calcext:value-type="float">
            <text:p>0</text:p>
          </table:table-cell>
          <table:table-cell table:formula="of:=[.F267]+[.E268]-[.I267]" office:value-type="float" office:value="51974.5360684683" calcext:value-type="float">
            <text:p>51975</text:p>
          </table:table-cell>
          <table:table-cell table:style-name="ce7" table:formula="of:=temp_out + [.F268] / burner_heat_mass" office:value-type="float" office:value="123.949072136937" calcext:value-type="float">
            <text:p>123.9</text:p>
          </table:table-cell>
          <table:table-cell table:style-name="ce7" table:formula="of:=[.G268]-[.W267]" office:value-type="float" office:value="1.27137358764949" calcext:value-type="float">
            <text:p>1.3</text:p>
          </table:table-cell>
          <table:table-cell table:style-name="ce5" table:formula="of:=thermagon_k * burner_A * [.H268] / thermagon_L" office:value-type="float" office:value="166.663872406557" calcext:value-type="float">
            <text:p>167</text:p>
          </table:table-cell>
          <table:table-cell table:style-name="ce5" table:formula="of:=[.I268]/C_per_s_to_W*time_incr" office:value-type="float" office:value="238.841892242128" calcext:value-type="float">
            <text:p>239</text:p>
          </table:table-cell>
          <table:table-cell table:style-name="ce7" table:formula="of:=[.J267]" office:value-type="float" office:value="334.497315977035" calcext:value-type="float">
            <text:p>334.5</text:p>
          </table:table-cell>
          <table:table-cell table:style-name="ce7" table:formula="of:=[.K267]" office:value-type="float" office:value="496.266576081322" calcext:value-type="float">
            <text:p>496.3</text:p>
          </table:table-cell>
          <table:table-cell table:style-name="ce7" table:formula="of:=[.L267]" office:value-type="float" office:value="741.711730026797" calcext:value-type="float">
            <text:p>741.7</text:p>
          </table:table-cell>
          <table:table-cell table:style-name="ce7" table:formula="of:=[.M267]" office:value-type="float" office:value="1092.98605649565" calcext:value-type="float">
            <text:p>1093.0</text:p>
          </table:table-cell>
          <table:table-cell table:style-name="ce7" table:formula="of:=[.N267]" office:value-type="float" office:value="1580.53918923858" calcext:value-type="float">
            <text:p>1580.5</text:p>
          </table:table-cell>
          <table:table-cell table:style-name="ce7" table:formula="of:=[.O267]" office:value-type="float" office:value="2247.57506760856" calcext:value-type="float">
            <text:p>2247.6</text:p>
          </table:table-cell>
          <table:table-cell table:style-name="ce7" table:formula="of:=[.P267]" office:value-type="float" office:value="2826.25786048471" calcext:value-type="float">
            <text:p>2826.3</text:p>
          </table:table-cell>
          <table:table-cell table:style-name="ce7" table:formula="of:=[.Q267]" office:value-type="float" office:value="2845.14516097188" calcext:value-type="float">
            <text:p>2845.1</text:p>
          </table:table-cell>
          <table:table-cell table:style-name="ce7" table:formula="of:=[.R267]" office:value-type="float" office:value="2869.54522554369" calcext:value-type="float">
            <text:p>2869.5</text:p>
          </table:table-cell>
          <table:table-cell table:style-name="ce5" table:formula="of:=SUMPRODUCT([.J268:.S268];pot_heat_diffusion)" office:value-type="float" office:value="1483.02987373723" calcext:value-type="float">
            <text:p>1483</text:p>
          </table:table-cell>
          <table:table-cell table:style-name="ce5" table:formula="of:=[.V267]*leakage_out" office:value-type="float" office:value="1749.04826499384" calcext:value-type="float">
            <text:p>1749</text:p>
          </table:table-cell>
          <table:table-cell table:style-name="ce5" table:formula="of:=[.V267]+[.T268]-[.U268]" office:value-type="float" office:value="291242.025774384" calcext:value-type="float">
            <text:p>291242</text:p>
          </table:table-cell>
          <table:table-cell table:style-name="ce12" table:formula="of:= temp_out + [.V268]/pot_water_mass" office:value-type="float" office:value="122.583999055456" calcext:value-type="float">
            <text:p>122.6</text:p>
          </table:table-cell>
          <table:table-cell table:style-name="ce7" table:formula="of:=IF([.G268]&gt;thermagon_temp_max;0;IF([.W26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3" table:formula="of:=burner_C_per_s * [.X268]/100 * time_incr" office:value-type="float" office:value="0" calcext:value-type="float">
            <text:p>0</text:p>
          </table:table-cell>
          <table:table-cell table:style-name="ce3" table:formula="of:=[.B269]" office:value-type="float" office:value="0" calcext:value-type="float">
            <text:p>0</text:p>
          </table:table-cell>
          <table:table-cell table:style-name="ce3" table:formula="of:=[.C268]" office:value-type="float" office:value="0" calcext:value-type="float">
            <text:p>0</text:p>
          </table:table-cell>
          <table:table-cell table:style-name="ce5" table:formula="of:=SUMPRODUCT([.B269:.D269];burner_heat_diffusion)" office:value-type="float" office:value="0" calcext:value-type="float">
            <text:p>0</text:p>
          </table:table-cell>
          <table:table-cell table:formula="of:=[.F268]+[.E269]-[.I268]" office:value-type="float" office:value="51807.8721960617" calcext:value-type="float">
            <text:p>51808</text:p>
          </table:table-cell>
          <table:table-cell table:style-name="ce7" table:formula="of:=temp_out + [.F269] / burner_heat_mass" office:value-type="float" office:value="123.615744392123" calcext:value-type="float">
            <text:p>123.6</text:p>
          </table:table-cell>
          <table:table-cell table:style-name="ce7" table:formula="of:=[.G269]-[.W268]" office:value-type="float" office:value="1.03174533666746" calcext:value-type="float">
            <text:p>1.0</text:p>
          </table:table-cell>
          <table:table-cell table:style-name="ce5" table:formula="of:=thermagon_k * burner_A * [.H269] / thermagon_L" office:value-type="float" office:value="135.251097566305" calcext:value-type="float">
            <text:p>135</text:p>
          </table:table-cell>
          <table:table-cell table:style-name="ce5" table:formula="of:=[.I269]/C_per_s_to_W*time_incr" office:value-type="float" office:value="193.825018008462" calcext:value-type="float">
            <text:p>194</text:p>
          </table:table-cell>
          <table:table-cell table:style-name="ce7" table:formula="of:=[.J268]" office:value-type="float" office:value="238.841892242128" calcext:value-type="float">
            <text:p>238.8</text:p>
          </table:table-cell>
          <table:table-cell table:style-name="ce7" table:formula="of:=[.K268]" office:value-type="float" office:value="334.497315977035" calcext:value-type="float">
            <text:p>334.5</text:p>
          </table:table-cell>
          <table:table-cell table:style-name="ce7" table:formula="of:=[.L268]" office:value-type="float" office:value="496.266576081322" calcext:value-type="float">
            <text:p>496.3</text:p>
          </table:table-cell>
          <table:table-cell table:style-name="ce7" table:formula="of:=[.M268]" office:value-type="float" office:value="741.711730026797" calcext:value-type="float">
            <text:p>741.7</text:p>
          </table:table-cell>
          <table:table-cell table:style-name="ce7" table:formula="of:=[.N268]" office:value-type="float" office:value="1092.98605649565" calcext:value-type="float">
            <text:p>1093.0</text:p>
          </table:table-cell>
          <table:table-cell table:style-name="ce7" table:formula="of:=[.O268]" office:value-type="float" office:value="1580.53918923858" calcext:value-type="float">
            <text:p>1580.5</text:p>
          </table:table-cell>
          <table:table-cell table:style-name="ce7" table:formula="of:=[.P268]" office:value-type="float" office:value="2247.57506760856" calcext:value-type="float">
            <text:p>2247.6</text:p>
          </table:table-cell>
          <table:table-cell table:style-name="ce7" table:formula="of:=[.Q268]" office:value-type="float" office:value="2826.25786048471" calcext:value-type="float">
            <text:p>2826.3</text:p>
          </table:table-cell>
          <table:table-cell table:style-name="ce7" table:formula="of:=[.R268]" office:value-type="float" office:value="2845.14516097188" calcext:value-type="float">
            <text:p>2845.1</text:p>
          </table:table-cell>
          <table:table-cell table:style-name="ce5" table:formula="of:=SUMPRODUCT([.J269:.S269];pot_heat_diffusion)" office:value-type="float" office:value="1114.00809594653" calcext:value-type="float">
            <text:p>1114</text:p>
          </table:table-cell>
          <table:table-cell table:style-name="ce5" table:formula="of:=[.V268]*leakage_out" office:value-type="float" office:value="1747.4521546463" calcext:value-type="float">
            <text:p>1747</text:p>
          </table:table-cell>
          <table:table-cell table:style-name="ce5" table:formula="of:=[.V268]+[.T269]-[.U269]" office:value-type="float" office:value="290608.581715684" calcext:value-type="float">
            <text:p>290609</text:p>
          </table:table-cell>
          <table:table-cell table:style-name="ce12" table:formula="of:= temp_out + [.V269]/pot_water_mass" office:value-type="float" office:value="122.360881445466" calcext:value-type="float">
            <text:p>122.4</text:p>
          </table:table-cell>
          <table:table-cell table:style-name="ce7" table:formula="of:=IF([.G269]&gt;thermagon_temp_max;0;IF([.W26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3" table:formula="of:=burner_C_per_s * [.X269]/100 * time_incr" office:value-type="float" office:value="0" calcext:value-type="float">
            <text:p>0</text:p>
          </table:table-cell>
          <table:table-cell table:style-name="ce3" table:formula="of:=[.B270]" office:value-type="float" office:value="0" calcext:value-type="float">
            <text:p>0</text:p>
          </table:table-cell>
          <table:table-cell table:style-name="ce3" table:formula="of:=[.C269]" office:value-type="float" office:value="0" calcext:value-type="float">
            <text:p>0</text:p>
          </table:table-cell>
          <table:table-cell table:style-name="ce5" table:formula="of:=SUMPRODUCT([.B270:.D270];burner_heat_diffusion)" office:value-type="float" office:value="0" calcext:value-type="float">
            <text:p>0</text:p>
          </table:table-cell>
          <table:table-cell table:formula="of:=[.F269]+[.E270]-[.I269]" office:value-type="float" office:value="51672.6210984954" calcext:value-type="float">
            <text:p>51673</text:p>
          </table:table-cell>
          <table:table-cell table:style-name="ce7" table:formula="of:=temp_out + [.F270] / burner_heat_mass" office:value-type="float" office:value="123.345242196991" calcext:value-type="float">
            <text:p>123.3</text:p>
          </table:table-cell>
          <table:table-cell table:style-name="ce7" table:formula="of:=[.G270]-[.W269]" office:value-type="float" office:value="0.984360751524548" calcext:value-type="float">
            <text:p>1.0</text:p>
          </table:table-cell>
          <table:table-cell table:style-name="ce5" table:formula="of:=thermagon_k * burner_A * [.H270] / thermagon_L" office:value-type="float" office:value="129.039470607076" calcext:value-type="float">
            <text:p>129</text:p>
          </table:table-cell>
          <table:table-cell table:style-name="ce5" table:formula="of:=[.I270]/C_per_s_to_W*time_incr" office:value-type="float" office:value="184.923288344907" calcext:value-type="float">
            <text:p>185</text:p>
          </table:table-cell>
          <table:table-cell table:style-name="ce7" table:formula="of:=[.J269]" office:value-type="float" office:value="193.825018008462" calcext:value-type="float">
            <text:p>193.8</text:p>
          </table:table-cell>
          <table:table-cell table:style-name="ce7" table:formula="of:=[.K269]" office:value-type="float" office:value="238.841892242128" calcext:value-type="float">
            <text:p>238.8</text:p>
          </table:table-cell>
          <table:table-cell table:style-name="ce7" table:formula="of:=[.L269]" office:value-type="float" office:value="334.497315977035" calcext:value-type="float">
            <text:p>334.5</text:p>
          </table:table-cell>
          <table:table-cell table:style-name="ce7" table:formula="of:=[.M269]" office:value-type="float" office:value="496.266576081322" calcext:value-type="float">
            <text:p>496.3</text:p>
          </table:table-cell>
          <table:table-cell table:style-name="ce7" table:formula="of:=[.N269]" office:value-type="float" office:value="741.711730026797" calcext:value-type="float">
            <text:p>741.7</text:p>
          </table:table-cell>
          <table:table-cell table:style-name="ce7" table:formula="of:=[.O269]" office:value-type="float" office:value="1092.98605649565" calcext:value-type="float">
            <text:p>1093.0</text:p>
          </table:table-cell>
          <table:table-cell table:style-name="ce7" table:formula="of:=[.P269]" office:value-type="float" office:value="1580.53918923858" calcext:value-type="float">
            <text:p>1580.5</text:p>
          </table:table-cell>
          <table:table-cell table:style-name="ce7" table:formula="of:=[.Q269]" office:value-type="float" office:value="2247.57506760856" calcext:value-type="float">
            <text:p>2247.6</text:p>
          </table:table-cell>
          <table:table-cell table:style-name="ce7" table:formula="of:=[.R269]" office:value-type="float" office:value="2826.25786048471" calcext:value-type="float">
            <text:p>2826.3</text:p>
          </table:table-cell>
          <table:table-cell table:style-name="ce5" table:formula="of:=SUMPRODUCT([.J270:.S270];pot_heat_diffusion)" office:value-type="float" office:value="801.190336375879" calcext:value-type="float">
            <text:p>801</text:p>
          </table:table-cell>
          <table:table-cell table:style-name="ce5" table:formula="of:=[.V269]*leakage_out" office:value-type="float" office:value="1743.6514902941" calcext:value-type="float">
            <text:p>1744</text:p>
          </table:table-cell>
          <table:table-cell table:style-name="ce5" table:formula="of:=[.V269]+[.T270]-[.U270]" office:value-type="float" office:value="289666.120561766" calcext:value-type="float">
            <text:p>289666</text:p>
          </table:table-cell>
          <table:table-cell table:style-name="ce12" table:formula="of:= temp_out + [.V270]/pot_water_mass" office:value-type="float" office:value="122.028918934677" calcext:value-type="float">
            <text:p>122.0</text:p>
          </table:table-cell>
          <table:table-cell table:style-name="ce7" table:formula="of:=IF([.G270]&gt;thermagon_temp_max;0;IF([.W27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3" table:formula="of:=burner_C_per_s * [.X270]/100 * time_incr" office:value-type="float" office:value="0" calcext:value-type="float">
            <text:p>0</text:p>
          </table:table-cell>
          <table:table-cell table:style-name="ce3" table:formula="of:=[.B271]" office:value-type="float" office:value="0" calcext:value-type="float">
            <text:p>0</text:p>
          </table:table-cell>
          <table:table-cell table:style-name="ce3" table:formula="of:=[.C270]" office:value-type="float" office:value="0" calcext:value-type="float">
            <text:p>0</text:p>
          </table:table-cell>
          <table:table-cell table:style-name="ce5" table:formula="of:=SUMPRODUCT([.B271:.D271];burner_heat_diffusion)" office:value-type="float" office:value="0" calcext:value-type="float">
            <text:p>0</text:p>
          </table:table-cell>
          <table:table-cell table:formula="of:=[.F270]+[.E271]-[.I270]" office:value-type="float" office:value="51543.5816278883" calcext:value-type="float">
            <text:p>51544</text:p>
          </table:table-cell>
          <table:table-cell table:style-name="ce7" table:formula="of:=temp_out + [.F271] / burner_heat_mass" office:value-type="float" office:value="123.087163255777" calcext:value-type="float">
            <text:p>123.1</text:p>
          </table:table-cell>
          <table:table-cell table:style-name="ce7" table:formula="of:=[.G271]-[.W270]" office:value-type="float" office:value="1.05824432109944" calcext:value-type="float">
            <text:p>1.1</text:p>
          </table:table-cell>
          <table:table-cell table:style-name="ce5" table:formula="of:=thermagon_k * burner_A * [.H271] / thermagon_L" office:value-type="float" office:value="138.724839197544" calcext:value-type="float">
            <text:p>139</text:p>
          </table:table-cell>
          <table:table-cell table:style-name="ce5" table:formula="of:=[.I271]/C_per_s_to_W*time_incr" office:value-type="float" office:value="198.803151615855" calcext:value-type="float">
            <text:p>199</text:p>
          </table:table-cell>
          <table:table-cell table:style-name="ce7" table:formula="of:=[.J270]" office:value-type="float" office:value="184.923288344907" calcext:value-type="float">
            <text:p>184.9</text:p>
          </table:table-cell>
          <table:table-cell table:style-name="ce7" table:formula="of:=[.K270]" office:value-type="float" office:value="193.825018008462" calcext:value-type="float">
            <text:p>193.8</text:p>
          </table:table-cell>
          <table:table-cell table:style-name="ce7" table:formula="of:=[.L270]" office:value-type="float" office:value="238.841892242128" calcext:value-type="float">
            <text:p>238.8</text:p>
          </table:table-cell>
          <table:table-cell table:style-name="ce7" table:formula="of:=[.M270]" office:value-type="float" office:value="334.497315977035" calcext:value-type="float">
            <text:p>334.5</text:p>
          </table:table-cell>
          <table:table-cell table:style-name="ce7" table:formula="of:=[.N270]" office:value-type="float" office:value="496.266576081322" calcext:value-type="float">
            <text:p>496.3</text:p>
          </table:table-cell>
          <table:table-cell table:style-name="ce7" table:formula="of:=[.O270]" office:value-type="float" office:value="741.711730026797" calcext:value-type="float">
            <text:p>741.7</text:p>
          </table:table-cell>
          <table:table-cell table:style-name="ce7" table:formula="of:=[.P270]" office:value-type="float" office:value="1092.98605649565" calcext:value-type="float">
            <text:p>1093.0</text:p>
          </table:table-cell>
          <table:table-cell table:style-name="ce7" table:formula="of:=[.Q270]" office:value-type="float" office:value="1580.53918923858" calcext:value-type="float">
            <text:p>1580.5</text:p>
          </table:table-cell>
          <table:table-cell table:style-name="ce7" table:formula="of:=[.R270]" office:value-type="float" office:value="2247.57506760856" calcext:value-type="float">
            <text:p>2247.6</text:p>
          </table:table-cell>
          <table:table-cell table:style-name="ce5" table:formula="of:=SUMPRODUCT([.J271:.S271];pot_heat_diffusion)" office:value-type="float" office:value="562.502339624917" calcext:value-type="float">
            <text:p>563</text:p>
          </table:table-cell>
          <table:table-cell table:style-name="ce5" table:formula="of:=[.V270]*leakage_out" office:value-type="float" office:value="1737.99672337059" calcext:value-type="float">
            <text:p>1738</text:p>
          </table:table-cell>
          <table:table-cell table:style-name="ce5" table:formula="of:=[.V270]+[.T271]-[.U271]" office:value-type="float" office:value="288490.62617802" calcext:value-type="float">
            <text:p>288491</text:p>
          </table:table-cell>
          <table:table-cell table:style-name="ce12" table:formula="of:= temp_out + [.V271]/pot_water_mass" office:value-type="float" office:value="121.614875273117" calcext:value-type="float">
            <text:p>121.6</text:p>
          </table:table-cell>
          <table:table-cell table:style-name="ce7" table:formula="of:=IF([.G271]&gt;thermagon_temp_max;0;IF([.W27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3" table:formula="of:=burner_C_per_s * [.X271]/100 * time_incr" office:value-type="float" office:value="0" calcext:value-type="float">
            <text:p>0</text:p>
          </table:table-cell>
          <table:table-cell table:style-name="ce3" table:formula="of:=[.B272]" office:value-type="float" office:value="0" calcext:value-type="float">
            <text:p>0</text:p>
          </table:table-cell>
          <table:table-cell table:style-name="ce3" table:formula="of:=[.C271]" office:value-type="float" office:value="0" calcext:value-type="float">
            <text:p>0</text:p>
          </table:table-cell>
          <table:table-cell table:style-name="ce5" table:formula="of:=SUMPRODUCT([.B272:.D272];burner_heat_diffusion)" office:value-type="float" office:value="0" calcext:value-type="float">
            <text:p>0</text:p>
          </table:table-cell>
          <table:table-cell table:formula="of:=[.F271]+[.E272]-[.I271]" office:value-type="float" office:value="51404.8567886908" calcext:value-type="float">
            <text:p>51405</text:p>
          </table:table-cell>
          <table:table-cell table:style-name="ce7" table:formula="of:=temp_out + [.F272] / burner_heat_mass" office:value-type="float" office:value="122.809713577382" calcext:value-type="float">
            <text:p>122.8</text:p>
          </table:table-cell>
          <table:table-cell table:style-name="ce7" table:formula="of:=[.G272]-[.W271]" office:value-type="float" office:value="1.19483830426464" calcext:value-type="float">
            <text:p>1.2</text:p>
          </table:table-cell>
          <table:table-cell table:style-name="ce5" table:formula="of:=thermagon_k * burner_A * [.H272] / thermagon_L" office:value-type="float" office:value="156.630891677237" calcext:value-type="float">
            <text:p>157</text:p>
          </table:table-cell>
          <table:table-cell table:style-name="ce5" table:formula="of:=[.I272]/C_per_s_to_W*time_incr" office:value-type="float" office:value="224.463874573283" calcext:value-type="float">
            <text:p>224</text:p>
          </table:table-cell>
          <table:table-cell table:style-name="ce7" table:formula="of:=[.J271]" office:value-type="float" office:value="198.803151615855" calcext:value-type="float">
            <text:p>198.8</text:p>
          </table:table-cell>
          <table:table-cell table:style-name="ce7" table:formula="of:=[.K271]" office:value-type="float" office:value="184.923288344907" calcext:value-type="float">
            <text:p>184.9</text:p>
          </table:table-cell>
          <table:table-cell table:style-name="ce7" table:formula="of:=[.L271]" office:value-type="float" office:value="193.825018008462" calcext:value-type="float">
            <text:p>193.8</text:p>
          </table:table-cell>
          <table:table-cell table:style-name="ce7" table:formula="of:=[.M271]" office:value-type="float" office:value="238.841892242128" calcext:value-type="float">
            <text:p>238.8</text:p>
          </table:table-cell>
          <table:table-cell table:style-name="ce7" table:formula="of:=[.N271]" office:value-type="float" office:value="334.497315977035" calcext:value-type="float">
            <text:p>334.5</text:p>
          </table:table-cell>
          <table:table-cell table:style-name="ce7" table:formula="of:=[.O271]" office:value-type="float" office:value="496.266576081322" calcext:value-type="float">
            <text:p>496.3</text:p>
          </table:table-cell>
          <table:table-cell table:style-name="ce7" table:formula="of:=[.P271]" office:value-type="float" office:value="741.711730026797" calcext:value-type="float">
            <text:p>741.7</text:p>
          </table:table-cell>
          <table:table-cell table:style-name="ce7" table:formula="of:=[.Q271]" office:value-type="float" office:value="1092.98605649565" calcext:value-type="float">
            <text:p>1093.0</text:p>
          </table:table-cell>
          <table:table-cell table:style-name="ce7" table:formula="of:=[.R271]" office:value-type="float" office:value="1580.53918923858" calcext:value-type="float">
            <text:p>1580.5</text:p>
          </table:table-cell>
          <table:table-cell table:style-name="ce5" table:formula="of:=SUMPRODUCT([.J272:.S272];pot_heat_diffusion)" office:value-type="float" office:value="400.0678201119" calcext:value-type="float">
            <text:p>400</text:p>
          </table:table-cell>
          <table:table-cell table:style-name="ce5" table:formula="of:=[.V271]*leakage_out" office:value-type="float" office:value="1730.94375706812" calcext:value-type="float">
            <text:p>1731</text:p>
          </table:table-cell>
          <table:table-cell table:style-name="ce5" table:formula="of:=[.V271]+[.T272]-[.U272]" office:value-type="float" office:value="287159.750241064" calcext:value-type="float">
            <text:p>287160</text:p>
          </table:table-cell>
          <table:table-cell table:style-name="ce12" table:formula="of:= temp_out + [.V272]/pot_water_mass" office:value-type="float" office:value="121.146101662933" calcext:value-type="float">
            <text:p>121.1</text:p>
          </table:table-cell>
          <table:table-cell table:style-name="ce7" table:formula="of:=IF([.G272]&gt;thermagon_temp_max;0;IF([.W27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3" table:formula="of:=burner_C_per_s * [.X272]/100 * time_incr" office:value-type="float" office:value="0" calcext:value-type="float">
            <text:p>0</text:p>
          </table:table-cell>
          <table:table-cell table:style-name="ce3" table:formula="of:=[.B273]" office:value-type="float" office:value="0" calcext:value-type="float">
            <text:p>0</text:p>
          </table:table-cell>
          <table:table-cell table:style-name="ce3" table:formula="of:=[.C272]" office:value-type="float" office:value="0" calcext:value-type="float">
            <text:p>0</text:p>
          </table:table-cell>
          <table:table-cell table:style-name="ce5" table:formula="of:=SUMPRODUCT([.B273:.D273];burner_heat_diffusion)" office:value-type="float" office:value="0" calcext:value-type="float">
            <text:p>0</text:p>
          </table:table-cell>
          <table:table-cell table:formula="of:=[.F272]+[.E273]-[.I272]" office:value-type="float" office:value="51248.2258970135" calcext:value-type="float">
            <text:p>51248</text:p>
          </table:table-cell>
          <table:table-cell table:style-name="ce7" table:formula="of:=temp_out + [.F273] / burner_heat_mass" office:value-type="float" office:value="122.496451794027" calcext:value-type="float">
            <text:p>122.5</text:p>
          </table:table-cell>
          <table:table-cell table:style-name="ce7" table:formula="of:=[.G273]-[.W272]" office:value-type="float" office:value="1.35035013109446" calcext:value-type="float">
            <text:p>1.4</text:p>
          </table:table-cell>
          <table:table-cell table:style-name="ce5" table:formula="of:=thermagon_k * burner_A * [.H273] / thermagon_L" office:value-type="float" office:value="177.016876973969" calcext:value-type="float">
            <text:p>177</text:p>
          </table:table-cell>
          <table:table-cell table:style-name="ce5" table:formula="of:=[.I273]/C_per_s_to_W*time_incr" office:value-type="float" office:value="253.678528194281" calcext:value-type="float">
            <text:p>254</text:p>
          </table:table-cell>
          <table:table-cell table:style-name="ce7" table:formula="of:=[.J272]" office:value-type="float" office:value="224.463874573283" calcext:value-type="float">
            <text:p>224.5</text:p>
          </table:table-cell>
          <table:table-cell table:style-name="ce7" table:formula="of:=[.K272]" office:value-type="float" office:value="198.803151615855" calcext:value-type="float">
            <text:p>198.8</text:p>
          </table:table-cell>
          <table:table-cell table:style-name="ce7" table:formula="of:=[.L272]" office:value-type="float" office:value="184.923288344907" calcext:value-type="float">
            <text:p>184.9</text:p>
          </table:table-cell>
          <table:table-cell table:style-name="ce7" table:formula="of:=[.M272]" office:value-type="float" office:value="193.825018008462" calcext:value-type="float">
            <text:p>193.8</text:p>
          </table:table-cell>
          <table:table-cell table:style-name="ce7" table:formula="of:=[.N272]" office:value-type="float" office:value="238.841892242128" calcext:value-type="float">
            <text:p>238.8</text:p>
          </table:table-cell>
          <table:table-cell table:style-name="ce7" table:formula="of:=[.O272]" office:value-type="float" office:value="334.497315977035" calcext:value-type="float">
            <text:p>334.5</text:p>
          </table:table-cell>
          <table:table-cell table:style-name="ce7" table:formula="of:=[.P272]" office:value-type="float" office:value="496.266576081322" calcext:value-type="float">
            <text:p>496.3</text:p>
          </table:table-cell>
          <table:table-cell table:style-name="ce7" table:formula="of:=[.Q272]" office:value-type="float" office:value="741.711730026797" calcext:value-type="float">
            <text:p>741.7</text:p>
          </table:table-cell>
          <table:table-cell table:style-name="ce7" table:formula="of:=[.R272]" office:value-type="float" office:value="1092.98605649565" calcext:value-type="float">
            <text:p>1093.0</text:p>
          </table:table-cell>
          <table:table-cell table:style-name="ce5" table:formula="of:=SUMPRODUCT([.J273:.S273];pot_heat_diffusion)" office:value-type="float" office:value="300.542179186918" calcext:value-type="float">
            <text:p>301</text:p>
          </table:table-cell>
          <table:table-cell table:style-name="ce5" table:formula="of:=[.V272]*leakage_out" office:value-type="float" office:value="1722.95850144638" calcext:value-type="float">
            <text:p>1723</text:p>
          </table:table-cell>
          <table:table-cell table:style-name="ce5" table:formula="of:=[.V272]+[.T273]-[.U273]" office:value-type="float" office:value="285737.333918804" calcext:value-type="float">
            <text:p>285737</text:p>
          </table:table-cell>
          <table:table-cell table:style-name="ce12" table:formula="of:= temp_out + [.V273]/pot_water_mass" office:value-type="float" office:value="120.645084839309" calcext:value-type="float">
            <text:p>120.6</text:p>
          </table:table-cell>
          <table:table-cell table:style-name="ce7" table:formula="of:=IF([.G273]&gt;thermagon_temp_max;0;IF([.W27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3" table:formula="of:=burner_C_per_s * [.X273]/100 * time_incr" office:value-type="float" office:value="2149.61306964746" calcext:value-type="float">
            <text:p>2150</text:p>
          </table:table-cell>
          <table:table-cell table:style-name="ce3" table:formula="of:=[.B274]" office:value-type="float" office:value="2149.61306964746" calcext:value-type="float">
            <text:p>2150</text:p>
          </table:table-cell>
          <table:table-cell table:style-name="ce3" table:formula="of:=[.C273]" office:value-type="float" office:value="0" calcext:value-type="float">
            <text:p>0</text:p>
          </table:table-cell>
          <table:table-cell table:style-name="ce5" table:formula="of:=SUMPRODUCT([.B274:.D274];burner_heat_diffusion)" office:value-type="float" office:value="1504.72914875322" calcext:value-type="float">
            <text:p>1505</text:p>
          </table:table-cell>
          <table:table-cell table:formula="of:=[.F273]+[.E274]-[.I273]" office:value-type="float" office:value="52575.9381687928" calcext:value-type="float">
            <text:p>52576</text:p>
          </table:table-cell>
          <table:table-cell table:style-name="ce7" table:formula="of:=temp_out + [.F274] / burner_heat_mass" office:value-type="float" office:value="125.151876337586" calcext:value-type="float">
            <text:p>125.2</text:p>
          </table:table-cell>
          <table:table-cell table:style-name="ce7" table:formula="of:=[.G274]-[.W273]" office:value-type="float" office:value="4.50679149827639" calcext:value-type="float">
            <text:p>4.5</text:p>
          </table:table-cell>
          <table:table-cell table:style-name="ce5" table:formula="of:=thermagon_k * burner_A * [.H274] / thermagon_L" office:value-type="float" office:value="590.793556298708" calcext:value-type="float">
            <text:p>591</text:p>
          </table:table-cell>
          <table:table-cell table:style-name="ce5" table:formula="of:=[.I274]/C_per_s_to_W*time_incr" office:value-type="float" office:value="846.651700055471" calcext:value-type="float">
            <text:p>847</text:p>
          </table:table-cell>
          <table:table-cell table:style-name="ce7" table:formula="of:=[.J273]" office:value-type="float" office:value="253.678528194281" calcext:value-type="float">
            <text:p>253.7</text:p>
          </table:table-cell>
          <table:table-cell table:style-name="ce7" table:formula="of:=[.K273]" office:value-type="float" office:value="224.463874573283" calcext:value-type="float">
            <text:p>224.5</text:p>
          </table:table-cell>
          <table:table-cell table:style-name="ce7" table:formula="of:=[.L273]" office:value-type="float" office:value="198.803151615855" calcext:value-type="float">
            <text:p>198.8</text:p>
          </table:table-cell>
          <table:table-cell table:style-name="ce7" table:formula="of:=[.M273]" office:value-type="float" office:value="184.923288344907" calcext:value-type="float">
            <text:p>184.9</text:p>
          </table:table-cell>
          <table:table-cell table:style-name="ce7" table:formula="of:=[.N273]" office:value-type="float" office:value="193.825018008462" calcext:value-type="float">
            <text:p>193.8</text:p>
          </table:table-cell>
          <table:table-cell table:style-name="ce7" table:formula="of:=[.O273]" office:value-type="float" office:value="238.841892242128" calcext:value-type="float">
            <text:p>238.8</text:p>
          </table:table-cell>
          <table:table-cell table:style-name="ce7" table:formula="of:=[.P273]" office:value-type="float" office:value="334.497315977035" calcext:value-type="float">
            <text:p>334.5</text:p>
          </table:table-cell>
          <table:table-cell table:style-name="ce7" table:formula="of:=[.Q273]" office:value-type="float" office:value="496.266576081322" calcext:value-type="float">
            <text:p>496.3</text:p>
          </table:table-cell>
          <table:table-cell table:style-name="ce7" table:formula="of:=[.R273]" office:value-type="float" office:value="741.711730026797" calcext:value-type="float">
            <text:p>741.7</text:p>
          </table:table-cell>
          <table:table-cell table:style-name="ce5" table:formula="of:=SUMPRODUCT([.J274:.S274];pot_heat_diffusion)" office:value-type="float" office:value="258.982094592761" calcext:value-type="float">
            <text:p>259</text:p>
          </table:table-cell>
          <table:table-cell table:style-name="ce5" table:formula="of:=[.V273]*leakage_out" office:value-type="float" office:value="1714.42400351283" calcext:value-type="float">
            <text:p>1714</text:p>
          </table:table-cell>
          <table:table-cell table:style-name="ce5" table:formula="of:=[.V273]+[.T274]-[.U274]" office:value-type="float" office:value="284281.892009884" calcext:value-type="float">
            <text:p>284282</text:p>
          </table:table-cell>
          <table:table-cell table:style-name="ce12" table:formula="of:= temp_out + [.V274]/pot_water_mass" office:value-type="float" office:value="120.132435433672" calcext:value-type="float">
            <text:p>120.1</text:p>
          </table:table-cell>
          <table:table-cell table:style-name="ce7" table:formula="of:=IF([.G274]&gt;thermagon_temp_max;0;IF([.W27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3" table:formula="of:=burner_C_per_s * [.X274]/100 * time_incr" office:value-type="float" office:value="2149.61306964746" calcext:value-type="float">
            <text:p>2150</text:p>
          </table:table-cell>
          <table:table-cell table:style-name="ce3" table:formula="of:=[.B275]" office:value-type="float" office:value="2149.61306964746" calcext:value-type="float">
            <text:p>2150</text:p>
          </table:table-cell>
          <table:table-cell table:style-name="ce3" table:formula="of:=[.C274]" office:value-type="float" office:value="2149.61306964746" calcext:value-type="float">
            <text:p>2150</text:p>
          </table:table-cell>
          <table:table-cell table:style-name="ce5" table:formula="of:=SUMPRODUCT([.B275:.D275];burner_heat_diffusion)" office:value-type="float" office:value="2149.61306964746" calcext:value-type="float">
            <text:p>2150</text:p>
          </table:table-cell>
          <table:table-cell table:formula="of:=[.F274]+[.E275]-[.I274]" office:value-type="float" office:value="54134.7576821416" calcext:value-type="float">
            <text:p>54135</text:p>
          </table:table-cell>
          <table:table-cell table:style-name="ce7" table:formula="of:=temp_out + [.F275] / burner_heat_mass" office:value-type="float" office:value="128.269515364283" calcext:value-type="float">
            <text:p>128.3</text:p>
          </table:table-cell>
          <table:table-cell table:style-name="ce7" table:formula="of:=[.G275]-[.W274]" office:value-type="float" office:value="8.13707993061149" calcext:value-type="float">
            <text:p>8.1</text:p>
          </table:table-cell>
          <table:table-cell table:style-name="ce5" table:formula="of:=thermagon_k * burner_A * [.H275] / thermagon_L" office:value-type="float" office:value="1066.68666432236" calcext:value-type="float">
            <text:p>1067</text:p>
          </table:table-cell>
          <table:table-cell table:style-name="ce5" table:formula="of:=[.I275]/C_per_s_to_W*time_incr" office:value-type="float" office:value="1528.642396564" calcext:value-type="float">
            <text:p>1529</text:p>
          </table:table-cell>
          <table:table-cell table:style-name="ce7" table:formula="of:=[.J274]" office:value-type="float" office:value="846.651700055471" calcext:value-type="float">
            <text:p>846.7</text:p>
          </table:table-cell>
          <table:table-cell table:style-name="ce7" table:formula="of:=[.K274]" office:value-type="float" office:value="253.678528194281" calcext:value-type="float">
            <text:p>253.7</text:p>
          </table:table-cell>
          <table:table-cell table:style-name="ce7" table:formula="of:=[.L274]" office:value-type="float" office:value="224.463874573283" calcext:value-type="float">
            <text:p>224.5</text:p>
          </table:table-cell>
          <table:table-cell table:style-name="ce7" table:formula="of:=[.M274]" office:value-type="float" office:value="198.803151615855" calcext:value-type="float">
            <text:p>198.8</text:p>
          </table:table-cell>
          <table:table-cell table:style-name="ce7" table:formula="of:=[.N274]" office:value-type="float" office:value="184.923288344907" calcext:value-type="float">
            <text:p>184.9</text:p>
          </table:table-cell>
          <table:table-cell table:style-name="ce7" table:formula="of:=[.O274]" office:value-type="float" office:value="193.825018008462" calcext:value-type="float">
            <text:p>193.8</text:p>
          </table:table-cell>
          <table:table-cell table:style-name="ce7" table:formula="of:=[.P274]" office:value-type="float" office:value="238.841892242128" calcext:value-type="float">
            <text:p>238.8</text:p>
          </table:table-cell>
          <table:table-cell table:style-name="ce7" table:formula="of:=[.Q274]" office:value-type="float" office:value="334.497315977035" calcext:value-type="float">
            <text:p>334.5</text:p>
          </table:table-cell>
          <table:table-cell table:style-name="ce7" table:formula="of:=[.R274]" office:value-type="float" office:value="496.266576081322" calcext:value-type="float">
            <text:p>496.3</text:p>
          </table:table-cell>
          <table:table-cell table:style-name="ce5" table:formula="of:=SUMPRODUCT([.J275:.S275];pot_heat_diffusion)" office:value-type="float" office:value="280.621765378371" calcext:value-type="float">
            <text:p>281</text:p>
          </table:table-cell>
          <table:table-cell table:style-name="ce5" table:formula="of:=[.V274]*leakage_out" office:value-type="float" office:value="1705.69135205931" calcext:value-type="float">
            <text:p>1706</text:p>
          </table:table-cell>
          <table:table-cell table:style-name="ce5" table:formula="of:=[.V274]+[.T275]-[.U275]" office:value-type="float" office:value="282856.822423203" calcext:value-type="float">
            <text:p>282857</text:p>
          </table:table-cell>
          <table:table-cell table:style-name="ce12" table:formula="of:= temp_out + [.V275]/pot_water_mass" office:value-type="float" office:value="119.630484052358" calcext:value-type="float">
            <text:p>119.6</text:p>
          </table:table-cell>
          <table:table-cell table:style-name="ce7" table:formula="of:=IF([.G275]&gt;thermagon_temp_max;0;IF([.W27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3" table:formula="of:=burner_C_per_s * [.X275]/100 * time_incr" office:value-type="float" office:value="2149.61306964746" calcext:value-type="float">
            <text:p>2150</text:p>
          </table:table-cell>
          <table:table-cell table:style-name="ce3" table:formula="of:=[.B276]" office:value-type="float" office:value="2149.61306964746" calcext:value-type="float">
            <text:p>2150</text:p>
          </table:table-cell>
          <table:table-cell table:style-name="ce3" table:formula="of:=[.C275]" office:value-type="float" office:value="2149.61306964746" calcext:value-type="float">
            <text:p>2150</text:p>
          </table:table-cell>
          <table:table-cell table:style-name="ce5" table:formula="of:=SUMPRODUCT([.B276:.D276];burner_heat_diffusion)" office:value-type="float" office:value="2149.61306964746" calcext:value-type="float">
            <text:p>2150</text:p>
          </table:table-cell>
          <table:table-cell table:formula="of:=[.F275]+[.E276]-[.I275]" office:value-type="float" office:value="55217.6840874667" calcext:value-type="float">
            <text:p>55218</text:p>
          </table:table-cell>
          <table:table-cell table:style-name="ce7" table:formula="of:=temp_out + [.F276] / burner_heat_mass" office:value-type="float" office:value="130.435368174933" calcext:value-type="float">
            <text:p>130.4</text:p>
          </table:table-cell>
          <table:table-cell table:style-name="ce7" table:formula="of:=[.G276]-[.W275]" office:value-type="float" office:value="10.8048841225753" calcext:value-type="float">
            <text:p>10.8</text:p>
          </table:table-cell>
          <table:table-cell table:style-name="ce5" table:formula="of:=thermagon_k * burner_A * [.H276] / thermagon_L" office:value-type="float" office:value="1416.40808513397" calcext:value-type="float">
            <text:p>1416</text:p>
          </table:table-cell>
          <table:table-cell table:style-name="ce5" table:formula="of:=[.I276]/C_per_s_to_W*time_incr" office:value-type="float" office:value="2029.81955450555" calcext:value-type="float">
            <text:p>2030</text:p>
          </table:table-cell>
          <table:table-cell table:style-name="ce7" table:formula="of:=[.J275]" office:value-type="float" office:value="1528.642396564" calcext:value-type="float">
            <text:p>1528.6</text:p>
          </table:table-cell>
          <table:table-cell table:style-name="ce7" table:formula="of:=[.K275]" office:value-type="float" office:value="846.651700055471" calcext:value-type="float">
            <text:p>846.7</text:p>
          </table:table-cell>
          <table:table-cell table:style-name="ce7" table:formula="of:=[.L275]" office:value-type="float" office:value="253.678528194281" calcext:value-type="float">
            <text:p>253.7</text:p>
          </table:table-cell>
          <table:table-cell table:style-name="ce7" table:formula="of:=[.M275]" office:value-type="float" office:value="224.463874573283" calcext:value-type="float">
            <text:p>224.5</text:p>
          </table:table-cell>
          <table:table-cell table:style-name="ce7" table:formula="of:=[.N275]" office:value-type="float" office:value="198.803151615855" calcext:value-type="float">
            <text:p>198.8</text:p>
          </table:table-cell>
          <table:table-cell table:style-name="ce7" table:formula="of:=[.O275]" office:value-type="float" office:value="184.923288344907" calcext:value-type="float">
            <text:p>184.9</text:p>
          </table:table-cell>
          <table:table-cell table:style-name="ce7" table:formula="of:=[.P275]" office:value-type="float" office:value="193.825018008462" calcext:value-type="float">
            <text:p>193.8</text:p>
          </table:table-cell>
          <table:table-cell table:style-name="ce7" table:formula="of:=[.Q275]" office:value-type="float" office:value="238.841892242128" calcext:value-type="float">
            <text:p>238.8</text:p>
          </table:table-cell>
          <table:table-cell table:style-name="ce7" table:formula="of:=[.R275]" office:value-type="float" office:value="334.497315977035" calcext:value-type="float">
            <text:p>334.5</text:p>
          </table:table-cell>
          <table:table-cell table:style-name="ce5" table:formula="of:=SUMPRODUCT([.J276:.S276];pot_heat_diffusion)" office:value-type="float" office:value="381.686560851274" calcext:value-type="float">
            <text:p>382</text:p>
          </table:table-cell>
          <table:table-cell table:style-name="ce5" table:formula="of:=[.V275]*leakage_out" office:value-type="float" office:value="1697.14093453922" calcext:value-type="float">
            <text:p>1697</text:p>
          </table:table-cell>
          <table:table-cell table:style-name="ce5" table:formula="of:=[.V275]+[.T276]-[.U276]" office:value-type="float" office:value="281541.368049515" calcext:value-type="float">
            <text:p>281541</text:p>
          </table:table-cell>
          <table:table-cell table:style-name="ce12" table:formula="of:= temp_out + [.V276]/pot_water_mass" office:value-type="float" office:value="119.167142369889" calcext:value-type="float">
            <text:p>119.2</text:p>
          </table:table-cell>
          <table:table-cell table:style-name="ce7" table:formula="of:=IF([.G276]&gt;thermagon_temp_max;0;IF([.W27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3" table:formula="of:=burner_C_per_s * [.X276]/100 * time_incr" office:value-type="float" office:value="2149.61306964746" calcext:value-type="float">
            <text:p>2150</text:p>
          </table:table-cell>
          <table:table-cell table:style-name="ce3" table:formula="of:=[.B277]" office:value-type="float" office:value="2149.61306964746" calcext:value-type="float">
            <text:p>2150</text:p>
          </table:table-cell>
          <table:table-cell table:style-name="ce3" table:formula="of:=[.C276]" office:value-type="float" office:value="2149.61306964746" calcext:value-type="float">
            <text:p>2150</text:p>
          </table:table-cell>
          <table:table-cell table:style-name="ce5" table:formula="of:=SUMPRODUCT([.B277:.D277];burner_heat_diffusion)" office:value-type="float" office:value="2149.61306964746" calcext:value-type="float">
            <text:p>2150</text:p>
          </table:table-cell>
          <table:table-cell table:formula="of:=[.F276]+[.E277]-[.I276]" office:value-type="float" office:value="55950.8890719802" calcext:value-type="float">
            <text:p>55951</text:p>
          </table:table-cell>
          <table:table-cell table:style-name="ce7" table:formula="of:=temp_out + [.F277] / burner_heat_mass" office:value-type="float" office:value="131.90177814396" calcext:value-type="float">
            <text:p>131.9</text:p>
          </table:table-cell>
          <table:table-cell table:style-name="ce7" table:formula="of:=[.G277]-[.W276]" office:value-type="float" office:value="12.734635774071" calcext:value-type="float">
            <text:p>12.7</text:p>
          </table:table-cell>
          <table:table-cell table:style-name="ce5" table:formula="of:=thermagon_k * burner_A * [.H277] / thermagon_L" office:value-type="float" office:value="1669.37848356409" calcext:value-type="float">
            <text:p>1669</text:p>
          </table:table-cell>
          <table:table-cell table:style-name="ce5" table:formula="of:=[.I277]/C_per_s_to_W*time_incr" office:value-type="float" office:value="2392.34520430509" calcext:value-type="float">
            <text:p>2392</text:p>
          </table:table-cell>
          <table:table-cell table:style-name="ce7" table:formula="of:=[.J276]" office:value-type="float" office:value="2029.81955450555" calcext:value-type="float">
            <text:p>2029.8</text:p>
          </table:table-cell>
          <table:table-cell table:style-name="ce7" table:formula="of:=[.K276]" office:value-type="float" office:value="1528.642396564" calcext:value-type="float">
            <text:p>1528.6</text:p>
          </table:table-cell>
          <table:table-cell table:style-name="ce7" table:formula="of:=[.L276]" office:value-type="float" office:value="846.651700055471" calcext:value-type="float">
            <text:p>846.7</text:p>
          </table:table-cell>
          <table:table-cell table:style-name="ce7" table:formula="of:=[.M276]" office:value-type="float" office:value="253.678528194281" calcext:value-type="float">
            <text:p>253.7</text:p>
          </table:table-cell>
          <table:table-cell table:style-name="ce7" table:formula="of:=[.N276]" office:value-type="float" office:value="224.463874573283" calcext:value-type="float">
            <text:p>224.5</text:p>
          </table:table-cell>
          <table:table-cell table:style-name="ce7" table:formula="of:=[.O276]" office:value-type="float" office:value="198.803151615855" calcext:value-type="float">
            <text:p>198.8</text:p>
          </table:table-cell>
          <table:table-cell table:style-name="ce7" table:formula="of:=[.P276]" office:value-type="float" office:value="184.923288344907" calcext:value-type="float">
            <text:p>184.9</text:p>
          </table:table-cell>
          <table:table-cell table:style-name="ce7" table:formula="of:=[.Q276]" office:value-type="float" office:value="193.825018008462" calcext:value-type="float">
            <text:p>193.8</text:p>
          </table:table-cell>
          <table:table-cell table:style-name="ce7" table:formula="of:=[.R276]" office:value-type="float" office:value="238.841892242128" calcext:value-type="float">
            <text:p>238.8</text:p>
          </table:table-cell>
          <table:table-cell table:style-name="ce5" table:formula="of:=SUMPRODUCT([.J277:.S277];pot_heat_diffusion)" office:value-type="float" office:value="578.046399296396" calcext:value-type="float">
            <text:p>578</text:p>
          </table:table-cell>
          <table:table-cell table:style-name="ce5" table:formula="of:=[.V276]*leakage_out" office:value-type="float" office:value="1689.24820829709" calcext:value-type="float">
            <text:p>1689</text:p>
          </table:table-cell>
          <table:table-cell table:style-name="ce5" table:formula="of:=[.V276]+[.T277]-[.U277]" office:value-type="float" office:value="280430.166240515" calcext:value-type="float">
            <text:p>280430</text:p>
          </table:table-cell>
          <table:table-cell table:style-name="ce12" table:formula="of:= temp_out + [.V277]/pot_water_mass" office:value-type="float" office:value="118.775744442266" calcext:value-type="float">
            <text:p>118.8</text:p>
          </table:table-cell>
          <table:table-cell table:style-name="ce7" table:formula="of:=IF([.G277]&gt;thermagon_temp_max;0;IF([.W27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3" table:formula="of:=burner_C_per_s * [.X277]/100 * time_incr" office:value-type="float" office:value="2149.61306964746" calcext:value-type="float">
            <text:p>2150</text:p>
          </table:table-cell>
          <table:table-cell table:style-name="ce3" table:formula="of:=[.B278]" office:value-type="float" office:value="2149.61306964746" calcext:value-type="float">
            <text:p>2150</text:p>
          </table:table-cell>
          <table:table-cell table:style-name="ce3" table:formula="of:=[.C277]" office:value-type="float" office:value="2149.61306964746" calcext:value-type="float">
            <text:p>2150</text:p>
          </table:table-cell>
          <table:table-cell table:style-name="ce5" table:formula="of:=SUMPRODUCT([.B278:.D278];burner_heat_diffusion)" office:value-type="float" office:value="2149.61306964746" calcext:value-type="float">
            <text:p>2150</text:p>
          </table:table-cell>
          <table:table-cell table:formula="of:=[.F277]+[.E278]-[.I277]" office:value-type="float" office:value="56431.1236580635" calcext:value-type="float">
            <text:p>56431</text:p>
          </table:table-cell>
          <table:table-cell table:style-name="ce7" table:formula="of:=temp_out + [.F278] / burner_heat_mass" office:value-type="float" office:value="132.862247316127" calcext:value-type="float">
            <text:p>132.9</text:p>
          </table:table-cell>
          <table:table-cell table:style-name="ce7" table:formula="of:=[.G278]-[.W277]" office:value-type="float" office:value="14.0865028738612" calcext:value-type="float">
            <text:p>14.1</text:p>
          </table:table-cell>
          <table:table-cell table:style-name="ce5" table:formula="of:=thermagon_k * burner_A * [.H278] / thermagon_L" office:value-type="float" office:value="1846.5942193783" calcext:value-type="float">
            <text:p>1847</text:p>
          </table:table-cell>
          <table:table-cell table:style-name="ce5" table:formula="of:=[.I278]/C_per_s_to_W*time_incr" office:value-type="float" office:value="2646.30871220737" calcext:value-type="float">
            <text:p>2646</text:p>
          </table:table-cell>
          <table:table-cell table:style-name="ce7" table:formula="of:=[.J277]" office:value-type="float" office:value="2392.34520430509" calcext:value-type="float">
            <text:p>2392.3</text:p>
          </table:table-cell>
          <table:table-cell table:style-name="ce7" table:formula="of:=[.K277]" office:value-type="float" office:value="2029.81955450555" calcext:value-type="float">
            <text:p>2029.8</text:p>
          </table:table-cell>
          <table:table-cell table:style-name="ce7" table:formula="of:=[.L277]" office:value-type="float" office:value="1528.642396564" calcext:value-type="float">
            <text:p>1528.6</text:p>
          </table:table-cell>
          <table:table-cell table:style-name="ce7" table:formula="of:=[.M277]" office:value-type="float" office:value="846.651700055471" calcext:value-type="float">
            <text:p>846.7</text:p>
          </table:table-cell>
          <table:table-cell table:style-name="ce7" table:formula="of:=[.N277]" office:value-type="float" office:value="253.678528194281" calcext:value-type="float">
            <text:p>253.7</text:p>
          </table:table-cell>
          <table:table-cell table:style-name="ce7" table:formula="of:=[.O277]" office:value-type="float" office:value="224.463874573283" calcext:value-type="float">
            <text:p>224.5</text:p>
          </table:table-cell>
          <table:table-cell table:style-name="ce7" table:formula="of:=[.P277]" office:value-type="float" office:value="198.803151615855" calcext:value-type="float">
            <text:p>198.8</text:p>
          </table:table-cell>
          <table:table-cell table:style-name="ce7" table:formula="of:=[.Q277]" office:value-type="float" office:value="184.923288344907" calcext:value-type="float">
            <text:p>184.9</text:p>
          </table:table-cell>
          <table:table-cell table:style-name="ce7" table:formula="of:=[.R277]" office:value-type="float" office:value="193.825018008462" calcext:value-type="float">
            <text:p>193.8</text:p>
          </table:table-cell>
          <table:table-cell table:style-name="ce5" table:formula="of:=SUMPRODUCT([.J278:.S278];pot_heat_diffusion)" office:value-type="float" office:value="869.553751604505" calcext:value-type="float">
            <text:p>870</text:p>
          </table:table-cell>
          <table:table-cell table:style-name="ce5" table:formula="of:=[.V277]*leakage_out" office:value-type="float" office:value="1682.58099744309" calcext:value-type="float">
            <text:p>1683</text:p>
          </table:table-cell>
          <table:table-cell table:style-name="ce5" table:formula="of:=[.V277]+[.T278]-[.U278]" office:value-type="float" office:value="279617.138994676" calcext:value-type="float">
            <text:p>279617</text:p>
          </table:table-cell>
          <table:table-cell table:style-name="ce12" table:formula="of:= temp_out + [.V278]/pot_water_mass" office:value-type="float" office:value="118.489372357065" calcext:value-type="float">
            <text:p>118.5</text:p>
          </table:table-cell>
          <table:table-cell table:style-name="ce7" table:formula="of:=IF([.G278]&gt;thermagon_temp_max;0;IF([.W27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3" table:formula="of:=burner_C_per_s * [.X278]/100 * time_incr" office:value-type="float" office:value="2149.61306964746" calcext:value-type="float">
            <text:p>2150</text:p>
          </table:table-cell>
          <table:table-cell table:style-name="ce3" table:formula="of:=[.B279]" office:value-type="float" office:value="2149.61306964746" calcext:value-type="float">
            <text:p>2150</text:p>
          </table:table-cell>
          <table:table-cell table:style-name="ce3" table:formula="of:=[.C278]" office:value-type="float" office:value="2149.61306964746" calcext:value-type="float">
            <text:p>2150</text:p>
          </table:table-cell>
          <table:table-cell table:style-name="ce5" table:formula="of:=SUMPRODUCT([.B279:.D279];burner_heat_diffusion)" office:value-type="float" office:value="2149.61306964746" calcext:value-type="float">
            <text:p>2150</text:p>
          </table:table-cell>
          <table:table-cell table:formula="of:=[.F278]+[.E279]-[.I278]" office:value-type="float" office:value="56734.1425083327" calcext:value-type="float">
            <text:p>56734</text:p>
          </table:table-cell>
          <table:table-cell table:style-name="ce7" table:formula="of:=temp_out + [.F279] / burner_heat_mass" office:value-type="float" office:value="133.468285016665" calcext:value-type="float">
            <text:p>133.5</text:p>
          </table:table-cell>
          <table:table-cell table:style-name="ce7" table:formula="of:=[.G279]-[.W278]" office:value-type="float" office:value="14.9789126596005" calcext:value-type="float">
            <text:p>15.0</text:p>
          </table:table-cell>
          <table:table-cell table:style-name="ce5" table:formula="of:=thermagon_k * burner_A * [.H279] / thermagon_L" office:value-type="float" office:value="1963.57987340608" calcext:value-type="float">
            <text:p>1964</text:p>
          </table:table-cell>
          <table:table-cell table:style-name="ce5" table:formula="of:=[.I279]/C_per_s_to_W*time_incr" office:value-type="float" office:value="2813.95797278028" calcext:value-type="float">
            <text:p>2814</text:p>
          </table:table-cell>
          <table:table-cell table:style-name="ce7" table:formula="of:=[.J278]" office:value-type="float" office:value="2646.30871220737" calcext:value-type="float">
            <text:p>2646.3</text:p>
          </table:table-cell>
          <table:table-cell table:style-name="ce7" table:formula="of:=[.K278]" office:value-type="float" office:value="2392.34520430509" calcext:value-type="float">
            <text:p>2392.3</text:p>
          </table:table-cell>
          <table:table-cell table:style-name="ce7" table:formula="of:=[.L278]" office:value-type="float" office:value="2029.81955450555" calcext:value-type="float">
            <text:p>2029.8</text:p>
          </table:table-cell>
          <table:table-cell table:style-name="ce7" table:formula="of:=[.M278]" office:value-type="float" office:value="1528.642396564" calcext:value-type="float">
            <text:p>1528.6</text:p>
          </table:table-cell>
          <table:table-cell table:style-name="ce7" table:formula="of:=[.N278]" office:value-type="float" office:value="846.651700055471" calcext:value-type="float">
            <text:p>846.7</text:p>
          </table:table-cell>
          <table:table-cell table:style-name="ce7" table:formula="of:=[.O278]" office:value-type="float" office:value="253.678528194281" calcext:value-type="float">
            <text:p>253.7</text:p>
          </table:table-cell>
          <table:table-cell table:style-name="ce7" table:formula="of:=[.P278]" office:value-type="float" office:value="224.463874573283" calcext:value-type="float">
            <text:p>224.5</text:p>
          </table:table-cell>
          <table:table-cell table:style-name="ce7" table:formula="of:=[.Q278]" office:value-type="float" office:value="198.803151615855" calcext:value-type="float">
            <text:p>198.8</text:p>
          </table:table-cell>
          <table:table-cell table:style-name="ce7" table:formula="of:=[.R278]" office:value-type="float" office:value="184.923288344907" calcext:value-type="float">
            <text:p>184.9</text:p>
          </table:table-cell>
          <table:table-cell table:style-name="ce5" table:formula="of:=SUMPRODUCT([.J279:.S279];pot_heat_diffusion)" office:value-type="float" office:value="1233.99177609798" calcext:value-type="float">
            <text:p>1234</text:p>
          </table:table-cell>
          <table:table-cell table:style-name="ce5" table:formula="of:=[.V278]*leakage_out" office:value-type="float" office:value="1677.70283396806" calcext:value-type="float">
            <text:p>1678</text:p>
          </table:table-cell>
          <table:table-cell table:style-name="ce5" table:formula="of:=[.V278]+[.T279]-[.U279]" office:value-type="float" office:value="279173.427936806" calcext:value-type="float">
            <text:p>279173</text:p>
          </table:table-cell>
          <table:table-cell table:style-name="ce12" table:formula="of:= temp_out + [.V279]/pot_water_mass" office:value-type="float" office:value="118.333084284901" calcext:value-type="float">
            <text:p>118.3</text:p>
          </table:table-cell>
          <table:table-cell table:style-name="ce7" table:formula="of:=IF([.G279]&gt;thermagon_temp_max;0;IF([.W27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3" table:formula="of:=burner_C_per_s * [.X279]/100 * time_incr" office:value-type="float" office:value="2149.61306964746" calcext:value-type="float">
            <text:p>2150</text:p>
          </table:table-cell>
          <table:table-cell table:style-name="ce3" table:formula="of:=[.B280]" office:value-type="float" office:value="2149.61306964746" calcext:value-type="float">
            <text:p>2150</text:p>
          </table:table-cell>
          <table:table-cell table:style-name="ce3" table:formula="of:=[.C279]" office:value-type="float" office:value="2149.61306964746" calcext:value-type="float">
            <text:p>2150</text:p>
          </table:table-cell>
          <table:table-cell table:style-name="ce5" table:formula="of:=SUMPRODUCT([.B280:.D280];burner_heat_diffusion)" office:value-type="float" office:value="2149.61306964746" calcext:value-type="float">
            <text:p>2150</text:p>
          </table:table-cell>
          <table:table-cell table:formula="of:=[.F279]+[.E280]-[.I279]" office:value-type="float" office:value="56920.1757045741" calcext:value-type="float">
            <text:p>56920</text:p>
          </table:table-cell>
          <table:table-cell table:style-name="ce7" table:formula="of:=temp_out + [.F280] / burner_heat_mass" office:value-type="float" office:value="133.840351409148" calcext:value-type="float">
            <text:p>133.8</text:p>
          </table:table-cell>
          <table:table-cell table:style-name="ce7" table:formula="of:=[.G280]-[.W279]" office:value-type="float" office:value="15.5072671242474" calcext:value-type="float">
            <text:p>15.5</text:p>
          </table:table-cell>
          <table:table-cell table:style-name="ce5" table:formula="of:=thermagon_k * burner_A * [.H280] / thermagon_L" office:value-type="float" office:value="2032.84165604555" calcext:value-type="float">
            <text:p>2033</text:p>
          </table:table-cell>
          <table:table-cell table:style-name="ce5" table:formula="of:=[.I280]/C_per_s_to_W*time_incr" office:value-type="float" office:value="2913.21532823953" calcext:value-type="float">
            <text:p>2913</text:p>
          </table:table-cell>
          <table:table-cell table:style-name="ce7" table:formula="of:=[.J279]" office:value-type="float" office:value="2813.95797278028" calcext:value-type="float">
            <text:p>2814.0</text:p>
          </table:table-cell>
          <table:table-cell table:style-name="ce7" table:formula="of:=[.K279]" office:value-type="float" office:value="2646.30871220737" calcext:value-type="float">
            <text:p>2646.3</text:p>
          </table:table-cell>
          <table:table-cell table:style-name="ce7" table:formula="of:=[.L279]" office:value-type="float" office:value="2392.34520430509" calcext:value-type="float">
            <text:p>2392.3</text:p>
          </table:table-cell>
          <table:table-cell table:style-name="ce7" table:formula="of:=[.M279]" office:value-type="float" office:value="2029.81955450555" calcext:value-type="float">
            <text:p>2029.8</text:p>
          </table:table-cell>
          <table:table-cell table:style-name="ce7" table:formula="of:=[.N279]" office:value-type="float" office:value="1528.642396564" calcext:value-type="float">
            <text:p>1528.6</text:p>
          </table:table-cell>
          <table:table-cell table:style-name="ce7" table:formula="of:=[.O279]" office:value-type="float" office:value="846.651700055471" calcext:value-type="float">
            <text:p>846.7</text:p>
          </table:table-cell>
          <table:table-cell table:style-name="ce7" table:formula="of:=[.P279]" office:value-type="float" office:value="253.678528194281" calcext:value-type="float">
            <text:p>253.7</text:p>
          </table:table-cell>
          <table:table-cell table:style-name="ce7" table:formula="of:=[.Q279]" office:value-type="float" office:value="224.463874573283" calcext:value-type="float">
            <text:p>224.5</text:p>
          </table:table-cell>
          <table:table-cell table:style-name="ce7" table:formula="of:=[.R279]" office:value-type="float" office:value="198.803151615855" calcext:value-type="float">
            <text:p>198.8</text:p>
          </table:table-cell>
          <table:table-cell table:style-name="ce5" table:formula="of:=SUMPRODUCT([.J280:.S280];pot_heat_diffusion)" office:value-type="float" office:value="1630.53287285155" calcext:value-type="float">
            <text:p>1631</text:p>
          </table:table-cell>
          <table:table-cell table:style-name="ce5" table:formula="of:=[.V279]*leakage_out" office:value-type="float" office:value="1675.04056762084" calcext:value-type="float">
            <text:p>1675</text:p>
          </table:table-cell>
          <table:table-cell table:style-name="ce5" table:formula="of:=[.V279]+[.T280]-[.U280]" office:value-type="float" office:value="279128.920242037" calcext:value-type="float">
            <text:p>279129</text:p>
          </table:table-cell>
          <table:table-cell table:style-name="ce12" table:formula="of:= temp_out + [.V280]/pot_water_mass" office:value-type="float" office:value="118.317407367031" calcext:value-type="float">
            <text:p>118.3</text:p>
          </table:table-cell>
          <table:table-cell table:style-name="ce7" table:formula="of:=IF([.G280]&gt;thermagon_temp_max;0;IF([.W28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3" table:formula="of:=burner_C_per_s * [.X280]/100 * time_incr" office:value-type="float" office:value="2149.61306964746" calcext:value-type="float">
            <text:p>2150</text:p>
          </table:table-cell>
          <table:table-cell table:style-name="ce3" table:formula="of:=[.B281]" office:value-type="float" office:value="2149.61306964746" calcext:value-type="float">
            <text:p>2150</text:p>
          </table:table-cell>
          <table:table-cell table:style-name="ce3" table:formula="of:=[.C280]" office:value-type="float" office:value="2149.61306964746" calcext:value-type="float">
            <text:p>2150</text:p>
          </table:table-cell>
          <table:table-cell table:style-name="ce5" table:formula="of:=SUMPRODUCT([.B281:.D281];burner_heat_diffusion)" office:value-type="float" office:value="2149.61306964746" calcext:value-type="float">
            <text:p>2150</text:p>
          </table:table-cell>
          <table:table-cell table:formula="of:=[.F280]+[.E281]-[.I280]" office:value-type="float" office:value="57036.947118176" calcext:value-type="float">
            <text:p>57037</text:p>
          </table:table-cell>
          <table:table-cell table:style-name="ce7" table:formula="of:=temp_out + [.F281] / burner_heat_mass" office:value-type="float" office:value="134.073894236352" calcext:value-type="float">
            <text:p>134.1</text:p>
          </table:table-cell>
          <table:table-cell table:style-name="ce7" table:formula="of:=[.G281]-[.W280]" office:value-type="float" office:value="15.7564868693206" calcext:value-type="float">
            <text:p>15.8</text:p>
          </table:table-cell>
          <table:table-cell table:style-name="ce5" table:formula="of:=thermagon_k * burner_A * [.H281] / thermagon_L" office:value-type="float" office:value="2065.51177614051" calcext:value-type="float">
            <text:p>2066</text:p>
          </table:table-cell>
          <table:table-cell table:style-name="ce5" table:formula="of:=[.I281]/C_per_s_to_W*time_incr" office:value-type="float" office:value="2960.03407300159" calcext:value-type="float">
            <text:p>2960</text:p>
          </table:table-cell>
          <table:table-cell table:style-name="ce7" table:formula="of:=[.J280]" office:value-type="float" office:value="2913.21532823953" calcext:value-type="float">
            <text:p>2913.2</text:p>
          </table:table-cell>
          <table:table-cell table:style-name="ce7" table:formula="of:=[.K280]" office:value-type="float" office:value="2813.95797278028" calcext:value-type="float">
            <text:p>2814.0</text:p>
          </table:table-cell>
          <table:table-cell table:style-name="ce7" table:formula="of:=[.L280]" office:value-type="float" office:value="2646.30871220737" calcext:value-type="float">
            <text:p>2646.3</text:p>
          </table:table-cell>
          <table:table-cell table:style-name="ce7" table:formula="of:=[.M280]" office:value-type="float" office:value="2392.34520430509" calcext:value-type="float">
            <text:p>2392.3</text:p>
          </table:table-cell>
          <table:table-cell table:style-name="ce7" table:formula="of:=[.N280]" office:value-type="float" office:value="2029.81955450555" calcext:value-type="float">
            <text:p>2029.8</text:p>
          </table:table-cell>
          <table:table-cell table:style-name="ce7" table:formula="of:=[.O280]" office:value-type="float" office:value="1528.642396564" calcext:value-type="float">
            <text:p>1528.6</text:p>
          </table:table-cell>
          <table:table-cell table:style-name="ce7" table:formula="of:=[.P280]" office:value-type="float" office:value="846.651700055471" calcext:value-type="float">
            <text:p>846.7</text:p>
          </table:table-cell>
          <table:table-cell table:style-name="ce7" table:formula="of:=[.Q280]" office:value-type="float" office:value="253.678528194281" calcext:value-type="float">
            <text:p>253.7</text:p>
          </table:table-cell>
          <table:table-cell table:style-name="ce7" table:formula="of:=[.R280]" office:value-type="float" office:value="224.463874573283" calcext:value-type="float">
            <text:p>224.5</text:p>
          </table:table-cell>
          <table:table-cell table:style-name="ce5" table:formula="of:=SUMPRODUCT([.J281:.S281];pot_heat_diffusion)" office:value-type="float" office:value="2010.32794195838" calcext:value-type="float">
            <text:p>2010</text:p>
          </table:table-cell>
          <table:table-cell table:style-name="ce5" table:formula="of:=[.V280]*leakage_out" office:value-type="float" office:value="1674.77352145222" calcext:value-type="float">
            <text:p>1675</text:p>
          </table:table-cell>
          <table:table-cell table:style-name="ce5" table:formula="of:=[.V280]+[.T281]-[.U281]" office:value-type="float" office:value="279464.474662543" calcext:value-type="float">
            <text:p>279464</text:p>
          </table:table-cell>
          <table:table-cell table:style-name="ce12" table:formula="of:= temp_out + [.V281]/pot_water_mass" office:value-type="float" office:value="118.435599493545" calcext:value-type="float">
            <text:p>118.4</text:p>
          </table:table-cell>
          <table:table-cell table:style-name="ce7" table:formula="of:=IF([.G281]&gt;thermagon_temp_max;0;IF([.W28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3" table:formula="of:=burner_C_per_s * [.X281]/100 * time_incr" office:value-type="float" office:value="2149.61306964746" calcext:value-type="float">
            <text:p>2150</text:p>
          </table:table-cell>
          <table:table-cell table:style-name="ce3" table:formula="of:=[.B282]" office:value-type="float" office:value="2149.61306964746" calcext:value-type="float">
            <text:p>2150</text:p>
          </table:table-cell>
          <table:table-cell table:style-name="ce3" table:formula="of:=[.C281]" office:value-type="float" office:value="2149.61306964746" calcext:value-type="float">
            <text:p>2150</text:p>
          </table:table-cell>
          <table:table-cell table:style-name="ce5" table:formula="of:=SUMPRODUCT([.B282:.D282];burner_heat_diffusion)" office:value-type="float" office:value="2149.61306964746" calcext:value-type="float">
            <text:p>2150</text:p>
          </table:table-cell>
          <table:table-cell table:formula="of:=[.F281]+[.E282]-[.I281]" office:value-type="float" office:value="57121.048411683" calcext:value-type="float">
            <text:p>57121</text:p>
          </table:table-cell>
          <table:table-cell table:style-name="ce7" table:formula="of:=temp_out + [.F282] / burner_heat_mass" office:value-type="float" office:value="134.242096823366" calcext:value-type="float">
            <text:p>134.2</text:p>
          </table:table-cell>
          <table:table-cell table:style-name="ce7" table:formula="of:=[.G282]-[.W281]" office:value-type="float" office:value="15.8064973298214" calcext:value-type="float">
            <text:p>15.8</text:p>
          </table:table-cell>
          <table:table-cell table:style-name="ce5" table:formula="of:=thermagon_k * burner_A * [.H282] / thermagon_L" office:value-type="float" office:value="2072.06762808589" calcext:value-type="float">
            <text:p>2072</text:p>
          </table:table-cell>
          <table:table-cell table:style-name="ce5" table:formula="of:=[.I282]/C_per_s_to_W*time_incr" office:value-type="float" office:value="2969.4291030179" calcext:value-type="float">
            <text:p>2969</text:p>
          </table:table-cell>
          <table:table-cell table:style-name="ce7" table:formula="of:=[.J281]" office:value-type="float" office:value="2960.03407300159" calcext:value-type="float">
            <text:p>2960.0</text:p>
          </table:table-cell>
          <table:table-cell table:style-name="ce7" table:formula="of:=[.K281]" office:value-type="float" office:value="2913.21532823953" calcext:value-type="float">
            <text:p>2913.2</text:p>
          </table:table-cell>
          <table:table-cell table:style-name="ce7" table:formula="of:=[.L281]" office:value-type="float" office:value="2813.95797278028" calcext:value-type="float">
            <text:p>2814.0</text:p>
          </table:table-cell>
          <table:table-cell table:style-name="ce7" table:formula="of:=[.M281]" office:value-type="float" office:value="2646.30871220737" calcext:value-type="float">
            <text:p>2646.3</text:p>
          </table:table-cell>
          <table:table-cell table:style-name="ce7" table:formula="of:=[.N281]" office:value-type="float" office:value="2392.34520430509" calcext:value-type="float">
            <text:p>2392.3</text:p>
          </table:table-cell>
          <table:table-cell table:style-name="ce7" table:formula="of:=[.O281]" office:value-type="float" office:value="2029.81955450555" calcext:value-type="float">
            <text:p>2029.8</text:p>
          </table:table-cell>
          <table:table-cell table:style-name="ce7" table:formula="of:=[.P281]" office:value-type="float" office:value="1528.642396564" calcext:value-type="float">
            <text:p>1528.6</text:p>
          </table:table-cell>
          <table:table-cell table:style-name="ce7" table:formula="of:=[.Q281]" office:value-type="float" office:value="846.651700055471" calcext:value-type="float">
            <text:p>846.7</text:p>
          </table:table-cell>
          <table:table-cell table:style-name="ce7" table:formula="of:=[.R281]" office:value-type="float" office:value="253.678528194281" calcext:value-type="float">
            <text:p>253.7</text:p>
          </table:table-cell>
          <table:table-cell table:style-name="ce5" table:formula="of:=SUMPRODUCT([.J282:.S282];pot_heat_diffusion)" office:value-type="float" office:value="2332.50654782257" calcext:value-type="float">
            <text:p>2333</text:p>
          </table:table-cell>
          <table:table-cell table:style-name="ce5" table:formula="of:=[.V281]*leakage_out" office:value-type="float" office:value="1676.78684797526" calcext:value-type="float">
            <text:p>1677</text:p>
          </table:table-cell>
          <table:table-cell table:style-name="ce5" table:formula="of:=[.V281]+[.T282]-[.U282]" office:value-type="float" office:value="280120.19436239" calcext:value-type="float">
            <text:p>280120</text:p>
          </table:table-cell>
          <table:table-cell table:style-name="ce12" table:formula="of:= temp_out + [.V282]/pot_water_mass" office:value-type="float" office:value="118.666563238873" calcext:value-type="float">
            <text:p>118.7</text:p>
          </table:table-cell>
          <table:table-cell table:style-name="ce7" table:formula="of:=IF([.G282]&gt;thermagon_temp_max;0;IF([.W28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3" table:formula="of:=burner_C_per_s * [.X282]/100 * time_incr" office:value-type="float" office:value="2149.61306964746" calcext:value-type="float">
            <text:p>2150</text:p>
          </table:table-cell>
          <table:table-cell table:style-name="ce3" table:formula="of:=[.B283]" office:value-type="float" office:value="2149.61306964746" calcext:value-type="float">
            <text:p>2150</text:p>
          </table:table-cell>
          <table:table-cell table:style-name="ce3" table:formula="of:=[.C282]" office:value-type="float" office:value="2149.61306964746" calcext:value-type="float">
            <text:p>2150</text:p>
          </table:table-cell>
          <table:table-cell table:style-name="ce5" table:formula="of:=SUMPRODUCT([.B283:.D283];burner_heat_diffusion)" office:value-type="float" office:value="2149.61306964746" calcext:value-type="float">
            <text:p>2150</text:p>
          </table:table-cell>
          <table:table-cell table:formula="of:=[.F282]+[.E283]-[.I282]" office:value-type="float" office:value="57198.5938532445" calcext:value-type="float">
            <text:p>57199</text:p>
          </table:table-cell>
          <table:table-cell table:style-name="ce7" table:formula="of:=temp_out + [.F283] / burner_heat_mass" office:value-type="float" office:value="134.397187706489" calcext:value-type="float">
            <text:p>134.4</text:p>
          </table:table-cell>
          <table:table-cell table:style-name="ce7" table:formula="of:=[.G283]-[.W282]" office:value-type="float" office:value="15.7306244676165" calcext:value-type="float">
            <text:p>15.7</text:p>
          </table:table-cell>
          <table:table-cell table:style-name="ce5" table:formula="of:=thermagon_k * burner_A * [.H283] / thermagon_L" office:value-type="float" office:value="2062.12148389313" calcext:value-type="float">
            <text:p>2062</text:p>
          </table:table-cell>
          <table:table-cell table:style-name="ce5" table:formula="of:=[.I283]/C_per_s_to_W*time_incr" office:value-type="float" office:value="2955.17552865166" calcext:value-type="float">
            <text:p>2955</text:p>
          </table:table-cell>
          <table:table-cell table:style-name="ce7" table:formula="of:=[.J282]" office:value-type="float" office:value="2969.4291030179" calcext:value-type="float">
            <text:p>2969.4</text:p>
          </table:table-cell>
          <table:table-cell table:style-name="ce7" table:formula="of:=[.K282]" office:value-type="float" office:value="2960.03407300159" calcext:value-type="float">
            <text:p>2960.0</text:p>
          </table:table-cell>
          <table:table-cell table:style-name="ce7" table:formula="of:=[.L282]" office:value-type="float" office:value="2913.21532823953" calcext:value-type="float">
            <text:p>2913.2</text:p>
          </table:table-cell>
          <table:table-cell table:style-name="ce7" table:formula="of:=[.M282]" office:value-type="float" office:value="2813.95797278028" calcext:value-type="float">
            <text:p>2814.0</text:p>
          </table:table-cell>
          <table:table-cell table:style-name="ce7" table:formula="of:=[.N282]" office:value-type="float" office:value="2646.30871220737" calcext:value-type="float">
            <text:p>2646.3</text:p>
          </table:table-cell>
          <table:table-cell table:style-name="ce7" table:formula="of:=[.O282]" office:value-type="float" office:value="2392.34520430509" calcext:value-type="float">
            <text:p>2392.3</text:p>
          </table:table-cell>
          <table:table-cell table:style-name="ce7" table:formula="of:=[.P282]" office:value-type="float" office:value="2029.81955450555" calcext:value-type="float">
            <text:p>2029.8</text:p>
          </table:table-cell>
          <table:table-cell table:style-name="ce7" table:formula="of:=[.Q282]" office:value-type="float" office:value="1528.642396564" calcext:value-type="float">
            <text:p>1528.6</text:p>
          </table:table-cell>
          <table:table-cell table:style-name="ce7" table:formula="of:=[.R282]" office:value-type="float" office:value="846.651700055471" calcext:value-type="float">
            <text:p>846.7</text:p>
          </table:table-cell>
          <table:table-cell table:style-name="ce5" table:formula="of:=SUMPRODUCT([.J283:.S283];pot_heat_diffusion)" office:value-type="float" office:value="2578.60756548342" calcext:value-type="float">
            <text:p>2579</text:p>
          </table:table-cell>
          <table:table-cell table:style-name="ce5" table:formula="of:=[.V282]*leakage_out" office:value-type="float" office:value="1680.72116617434" calcext:value-type="float">
            <text:p>1681</text:p>
          </table:table-cell>
          <table:table-cell table:style-name="ce5" table:formula="of:=[.V282]+[.T283]-[.U283]" office:value-type="float" office:value="281018.080761699" calcext:value-type="float">
            <text:p>281018</text:p>
          </table:table-cell>
          <table:table-cell table:style-name="ce12" table:formula="of:= temp_out + [.V283]/pot_water_mass" office:value-type="float" office:value="118.982825211346" calcext:value-type="float">
            <text:p>119.0</text:p>
          </table:table-cell>
          <table:table-cell table:style-name="ce7" table:formula="of:=IF([.G283]&gt;thermagon_temp_max;0;IF([.W28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3" table:formula="of:=burner_C_per_s * [.X283]/100 * time_incr" office:value-type="float" office:value="2149.61306964746" calcext:value-type="float">
            <text:p>2150</text:p>
          </table:table-cell>
          <table:table-cell table:style-name="ce3" table:formula="of:=[.B284]" office:value-type="float" office:value="2149.61306964746" calcext:value-type="float">
            <text:p>2150</text:p>
          </table:table-cell>
          <table:table-cell table:style-name="ce3" table:formula="of:=[.C283]" office:value-type="float" office:value="2149.61306964746" calcext:value-type="float">
            <text:p>2150</text:p>
          </table:table-cell>
          <table:table-cell table:style-name="ce5" table:formula="of:=SUMPRODUCT([.B284:.D284];burner_heat_diffusion)" office:value-type="float" office:value="2149.61306964746" calcext:value-type="float">
            <text:p>2150</text:p>
          </table:table-cell>
          <table:table-cell table:formula="of:=[.F283]+[.E284]-[.I283]" office:value-type="float" office:value="57286.0854389989" calcext:value-type="float">
            <text:p>57286</text:p>
          </table:table-cell>
          <table:table-cell table:style-name="ce7" table:formula="of:=temp_out + [.F284] / burner_heat_mass" office:value-type="float" office:value="134.572170877998" calcext:value-type="float">
            <text:p>134.6</text:p>
          </table:table-cell>
          <table:table-cell table:style-name="ce7" table:formula="of:=[.G284]-[.W283]" office:value-type="float" office:value="15.5893456666515" calcext:value-type="float">
            <text:p>15.6</text:p>
          </table:table-cell>
          <table:table-cell table:style-name="ce5" table:formula="of:=thermagon_k * burner_A * [.H284] / thermagon_L" office:value-type="float" office:value="2043.60130045805" calcext:value-type="float">
            <text:p>2044</text:p>
          </table:table-cell>
          <table:table-cell table:style-name="ce5" table:formula="of:=[.I284]/C_per_s_to_W*time_incr" office:value-type="float" office:value="2928.63470974211" calcext:value-type="float">
            <text:p>2929</text:p>
          </table:table-cell>
          <table:table-cell table:style-name="ce7" table:formula="of:=[.J283]" office:value-type="float" office:value="2955.17552865166" calcext:value-type="float">
            <text:p>2955.2</text:p>
          </table:table-cell>
          <table:table-cell table:style-name="ce7" table:formula="of:=[.K283]" office:value-type="float" office:value="2969.4291030179" calcext:value-type="float">
            <text:p>2969.4</text:p>
          </table:table-cell>
          <table:table-cell table:style-name="ce7" table:formula="of:=[.L283]" office:value-type="float" office:value="2960.03407300159" calcext:value-type="float">
            <text:p>2960.0</text:p>
          </table:table-cell>
          <table:table-cell table:style-name="ce7" table:formula="of:=[.M283]" office:value-type="float" office:value="2913.21532823953" calcext:value-type="float">
            <text:p>2913.2</text:p>
          </table:table-cell>
          <table:table-cell table:style-name="ce7" table:formula="of:=[.N283]" office:value-type="float" office:value="2813.95797278028" calcext:value-type="float">
            <text:p>2814.0</text:p>
          </table:table-cell>
          <table:table-cell table:style-name="ce7" table:formula="of:=[.O283]" office:value-type="float" office:value="2646.30871220737" calcext:value-type="float">
            <text:p>2646.3</text:p>
          </table:table-cell>
          <table:table-cell table:style-name="ce7" table:formula="of:=[.P283]" office:value-type="float" office:value="2392.34520430509" calcext:value-type="float">
            <text:p>2392.3</text:p>
          </table:table-cell>
          <table:table-cell table:style-name="ce7" table:formula="of:=[.Q283]" office:value-type="float" office:value="2029.81955450555" calcext:value-type="float">
            <text:p>2029.8</text:p>
          </table:table-cell>
          <table:table-cell table:style-name="ce7" table:formula="of:=[.R283]" office:value-type="float" office:value="1528.642396564" calcext:value-type="float">
            <text:p>1528.6</text:p>
          </table:table-cell>
          <table:table-cell table:style-name="ce5" table:formula="of:=SUMPRODUCT([.J284:.S284];pot_heat_diffusion)" office:value-type="float" office:value="2746.41533898119" calcext:value-type="float">
            <text:p>2746</text:p>
          </table:table-cell>
          <table:table-cell table:style-name="ce5" table:formula="of:=[.V283]*leakage_out" office:value-type="float" office:value="1686.1084845702" calcext:value-type="float">
            <text:p>1686</text:p>
          </table:table-cell>
          <table:table-cell table:style-name="ce5" table:formula="of:=[.V283]+[.T284]-[.U284]" office:value-type="float" office:value="282078.38761611" calcext:value-type="float">
            <text:p>282078</text:p>
          </table:table-cell>
          <table:table-cell table:style-name="ce12" table:formula="of:= temp_out + [.V284]/pot_water_mass" office:value-type="float" office:value="119.356296440514" calcext:value-type="float">
            <text:p>119.4</text:p>
          </table:table-cell>
          <table:table-cell table:style-name="ce7" table:formula="of:=IF([.G284]&gt;thermagon_temp_max;0;IF([.W28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3" table:formula="of:=burner_C_per_s * [.X284]/100 * time_incr" office:value-type="float" office:value="2149.61306964746" calcext:value-type="float">
            <text:p>2150</text:p>
          </table:table-cell>
          <table:table-cell table:style-name="ce3" table:formula="of:=[.B285]" office:value-type="float" office:value="2149.61306964746" calcext:value-type="float">
            <text:p>2150</text:p>
          </table:table-cell>
          <table:table-cell table:style-name="ce3" table:formula="of:=[.C284]" office:value-type="float" office:value="2149.61306964746" calcext:value-type="float">
            <text:p>2150</text:p>
          </table:table-cell>
          <table:table-cell table:style-name="ce5" table:formula="of:=SUMPRODUCT([.B285:.D285];burner_heat_diffusion)" office:value-type="float" office:value="2149.61306964746" calcext:value-type="float">
            <text:p>2150</text:p>
          </table:table-cell>
          <table:table-cell table:formula="of:=[.F284]+[.E285]-[.I284]" office:value-type="float" office:value="57392.0972081883" calcext:value-type="float">
            <text:p>57392</text:p>
          </table:table-cell>
          <table:table-cell table:style-name="ce7" table:formula="of:=temp_out + [.F285] / burner_heat_mass" office:value-type="float" office:value="134.784194416377" calcext:value-type="float">
            <text:p>134.8</text:p>
          </table:table-cell>
          <table:table-cell table:style-name="ce7" table:formula="of:=[.G285]-[.W284]" office:value-type="float" office:value="15.4278979758622" calcext:value-type="float">
            <text:p>15.4</text:p>
          </table:table-cell>
          <table:table-cell table:style-name="ce5" table:formula="of:=thermagon_k * burner_A * [.H285] / thermagon_L" office:value-type="float" office:value="2022.4371850482" calcext:value-type="float">
            <text:p>2022</text:p>
          </table:table-cell>
          <table:table-cell table:style-name="ce5" table:formula="of:=[.I285]/C_per_s_to_W*time_incr" office:value-type="float" office:value="2898.30493701375" calcext:value-type="float">
            <text:p>2898</text:p>
          </table:table-cell>
          <table:table-cell table:style-name="ce7" table:formula="of:=[.J284]" office:value-type="float" office:value="2928.63470974211" calcext:value-type="float">
            <text:p>2928.6</text:p>
          </table:table-cell>
          <table:table-cell table:style-name="ce7" table:formula="of:=[.K284]" office:value-type="float" office:value="2955.17552865166" calcext:value-type="float">
            <text:p>2955.2</text:p>
          </table:table-cell>
          <table:table-cell table:style-name="ce7" table:formula="of:=[.L284]" office:value-type="float" office:value="2969.4291030179" calcext:value-type="float">
            <text:p>2969.4</text:p>
          </table:table-cell>
          <table:table-cell table:style-name="ce7" table:formula="of:=[.M284]" office:value-type="float" office:value="2960.03407300159" calcext:value-type="float">
            <text:p>2960.0</text:p>
          </table:table-cell>
          <table:table-cell table:style-name="ce7" table:formula="of:=[.N284]" office:value-type="float" office:value="2913.21532823953" calcext:value-type="float">
            <text:p>2913.2</text:p>
          </table:table-cell>
          <table:table-cell table:style-name="ce7" table:formula="of:=[.O284]" office:value-type="float" office:value="2813.95797278028" calcext:value-type="float">
            <text:p>2814.0</text:p>
          </table:table-cell>
          <table:table-cell table:style-name="ce7" table:formula="of:=[.P284]" office:value-type="float" office:value="2646.30871220737" calcext:value-type="float">
            <text:p>2646.3</text:p>
          </table:table-cell>
          <table:table-cell table:style-name="ce7" table:formula="of:=[.Q284]" office:value-type="float" office:value="2392.34520430509" calcext:value-type="float">
            <text:p>2392.3</text:p>
          </table:table-cell>
          <table:table-cell table:style-name="ce7" table:formula="of:=[.R284]" office:value-type="float" office:value="2029.81955450555" calcext:value-type="float">
            <text:p>2029.8</text:p>
          </table:table-cell>
          <table:table-cell table:style-name="ce5" table:formula="of:=SUMPRODUCT([.J285:.S285];pot_heat_diffusion)" office:value-type="float" office:value="2849.45286321178" calcext:value-type="float">
            <text:p>2849</text:p>
          </table:table-cell>
          <table:table-cell table:style-name="ce5" table:formula="of:=[.V284]*leakage_out" office:value-type="float" office:value="1692.47032569666" calcext:value-type="float">
            <text:p>1692</text:p>
          </table:table-cell>
          <table:table-cell table:style-name="ce5" table:formula="of:=[.V284]+[.T285]-[.U285]" office:value-type="float" office:value="283235.370153625" calcext:value-type="float">
            <text:p>283235</text:p>
          </table:table-cell>
          <table:table-cell table:style-name="ce12" table:formula="of:= temp_out + [.V285]/pot_water_mass" office:value-type="float" office:value="119.763819685898" calcext:value-type="float">
            <text:p>119.8</text:p>
          </table:table-cell>
          <table:table-cell table:style-name="ce7" table:formula="of:=IF([.G285]&gt;thermagon_temp_max;0;IF([.W28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3" table:formula="of:=burner_C_per_s * [.X285]/100 * time_incr" office:value-type="float" office:value="2149.61306964746" calcext:value-type="float">
            <text:p>2150</text:p>
          </table:table-cell>
          <table:table-cell table:style-name="ce3" table:formula="of:=[.B286]" office:value-type="float" office:value="2149.61306964746" calcext:value-type="float">
            <text:p>2150</text:p>
          </table:table-cell>
          <table:table-cell table:style-name="ce3" table:formula="of:=[.C285]" office:value-type="float" office:value="2149.61306964746" calcext:value-type="float">
            <text:p>2150</text:p>
          </table:table-cell>
          <table:table-cell table:style-name="ce5" table:formula="of:=SUMPRODUCT([.B286:.D286];burner_heat_diffusion)" office:value-type="float" office:value="2149.61306964746" calcext:value-type="float">
            <text:p>2150</text:p>
          </table:table-cell>
          <table:table-cell table:formula="of:=[.F285]+[.E286]-[.I285]" office:value-type="float" office:value="57519.2730927876" calcext:value-type="float">
            <text:p>57519</text:p>
          </table:table-cell>
          <table:table-cell table:style-name="ce7" table:formula="of:=temp_out + [.F286] / burner_heat_mass" office:value-type="float" office:value="135.038546185575" calcext:value-type="float">
            <text:p>135.0</text:p>
          </table:table-cell>
          <table:table-cell table:style-name="ce7" table:formula="of:=[.G286]-[.W285]" office:value-type="float" office:value="15.2747264996772" calcext:value-type="float">
            <text:p>15.3</text:p>
          </table:table-cell>
          <table:table-cell table:style-name="ce5" table:formula="of:=thermagon_k * burner_A * [.H286] / thermagon_L" office:value-type="float" office:value="2002.3579954133" calcext:value-type="float">
            <text:p>2002</text:p>
          </table:table-cell>
          <table:table-cell table:style-name="ce5" table:formula="of:=[.I286]/C_per_s_to_W*time_incr" office:value-type="float" office:value="2869.52994470236" calcext:value-type="float">
            <text:p>2870</text:p>
          </table:table-cell>
          <table:table-cell table:style-name="ce7" table:formula="of:=[.J285]" office:value-type="float" office:value="2898.30493701375" calcext:value-type="float">
            <text:p>2898.3</text:p>
          </table:table-cell>
          <table:table-cell table:style-name="ce7" table:formula="of:=[.K285]" office:value-type="float" office:value="2928.63470974211" calcext:value-type="float">
            <text:p>2928.6</text:p>
          </table:table-cell>
          <table:table-cell table:style-name="ce7" table:formula="of:=[.L285]" office:value-type="float" office:value="2955.17552865166" calcext:value-type="float">
            <text:p>2955.2</text:p>
          </table:table-cell>
          <table:table-cell table:style-name="ce7" table:formula="of:=[.M285]" office:value-type="float" office:value="2969.4291030179" calcext:value-type="float">
            <text:p>2969.4</text:p>
          </table:table-cell>
          <table:table-cell table:style-name="ce7" table:formula="of:=[.N285]" office:value-type="float" office:value="2960.03407300159" calcext:value-type="float">
            <text:p>2960.0</text:p>
          </table:table-cell>
          <table:table-cell table:style-name="ce7" table:formula="of:=[.O285]" office:value-type="float" office:value="2913.21532823953" calcext:value-type="float">
            <text:p>2913.2</text:p>
          </table:table-cell>
          <table:table-cell table:style-name="ce7" table:formula="of:=[.P285]" office:value-type="float" office:value="2813.95797278028" calcext:value-type="float">
            <text:p>2814.0</text:p>
          </table:table-cell>
          <table:table-cell table:style-name="ce7" table:formula="of:=[.Q285]" office:value-type="float" office:value="2646.30871220737" calcext:value-type="float">
            <text:p>2646.3</text:p>
          </table:table-cell>
          <table:table-cell table:style-name="ce7" table:formula="of:=[.R285]" office:value-type="float" office:value="2392.34520430509" calcext:value-type="float">
            <text:p>2392.3</text:p>
          </table:table-cell>
          <table:table-cell table:style-name="ce5" table:formula="of:=SUMPRODUCT([.J286:.S286];pot_heat_diffusion)" office:value-type="float" office:value="2904.28945391063" calcext:value-type="float">
            <text:p>2904</text:p>
          </table:table-cell>
          <table:table-cell table:style-name="ce5" table:formula="of:=[.V285]*leakage_out" office:value-type="float" office:value="1699.41222092175" calcext:value-type="float">
            <text:p>1699</text:p>
          </table:table-cell>
          <table:table-cell table:style-name="ce5" table:formula="of:=[.V285]+[.T286]-[.U286]" office:value-type="float" office:value="284440.247386614" calcext:value-type="float">
            <text:p>284440</text:p>
          </table:table-cell>
          <table:table-cell table:style-name="ce12" table:formula="of:= temp_out + [.V286]/pot_water_mass" office:value-type="float" office:value="120.188212850319" calcext:value-type="float">
            <text:p>120.2</text:p>
          </table:table-cell>
          <table:table-cell table:style-name="ce7" table:formula="of:=IF([.G286]&gt;thermagon_temp_max;0;IF([.W28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3" table:formula="of:=burner_C_per_s * [.X286]/100 * time_incr" office:value-type="float" office:value="2149.61306964746" calcext:value-type="float">
            <text:p>2150</text:p>
          </table:table-cell>
          <table:table-cell table:style-name="ce3" table:formula="of:=[.B287]" office:value-type="float" office:value="2149.61306964746" calcext:value-type="float">
            <text:p>2150</text:p>
          </table:table-cell>
          <table:table-cell table:style-name="ce3" table:formula="of:=[.C286]" office:value-type="float" office:value="2149.61306964746" calcext:value-type="float">
            <text:p>2150</text:p>
          </table:table-cell>
          <table:table-cell table:style-name="ce5" table:formula="of:=SUMPRODUCT([.B287:.D287];burner_heat_diffusion)" office:value-type="float" office:value="2149.61306964746" calcext:value-type="float">
            <text:p>2150</text:p>
          </table:table-cell>
          <table:table-cell table:formula="of:=[.F286]+[.E287]-[.I286]" office:value-type="float" office:value="57666.5281670217" calcext:value-type="float">
            <text:p>57667</text:p>
          </table:table-cell>
          <table:table-cell table:style-name="ce7" table:formula="of:=temp_out + [.F287] / burner_heat_mass" office:value-type="float" office:value="135.333056334043" calcext:value-type="float">
            <text:p>135.3</text:p>
          </table:table-cell>
          <table:table-cell table:style-name="ce7" table:formula="of:=[.G287]-[.W286]" office:value-type="float" office:value="15.1448434837243" calcext:value-type="float">
            <text:p>15.1</text:p>
          </table:table-cell>
          <table:table-cell table:style-name="ce5" table:formula="of:=thermagon_k * burner_A * [.H287] / thermagon_L" office:value-type="float" office:value="1985.33168103266" calcext:value-type="float">
            <text:p>1985</text:p>
          </table:table-cell>
          <table:table-cell table:style-name="ce5" table:formula="of:=[.I287]/C_per_s_to_W*time_incr" office:value-type="float" office:value="2845.12995275532" calcext:value-type="float">
            <text:p>2845</text:p>
          </table:table-cell>
          <table:table-cell table:style-name="ce7" table:formula="of:=[.J286]" office:value-type="float" office:value="2869.52994470236" calcext:value-type="float">
            <text:p>2869.5</text:p>
          </table:table-cell>
          <table:table-cell table:style-name="ce7" table:formula="of:=[.K286]" office:value-type="float" office:value="2898.30493701375" calcext:value-type="float">
            <text:p>2898.3</text:p>
          </table:table-cell>
          <table:table-cell table:style-name="ce7" table:formula="of:=[.L286]" office:value-type="float" office:value="2928.63470974211" calcext:value-type="float">
            <text:p>2928.6</text:p>
          </table:table-cell>
          <table:table-cell table:style-name="ce7" table:formula="of:=[.M286]" office:value-type="float" office:value="2955.17552865166" calcext:value-type="float">
            <text:p>2955.2</text:p>
          </table:table-cell>
          <table:table-cell table:style-name="ce7" table:formula="of:=[.N286]" office:value-type="float" office:value="2969.4291030179" calcext:value-type="float">
            <text:p>2969.4</text:p>
          </table:table-cell>
          <table:table-cell table:style-name="ce7" table:formula="of:=[.O286]" office:value-type="float" office:value="2960.03407300159" calcext:value-type="float">
            <text:p>2960.0</text:p>
          </table:table-cell>
          <table:table-cell table:style-name="ce7" table:formula="of:=[.P286]" office:value-type="float" office:value="2913.21532823953" calcext:value-type="float">
            <text:p>2913.2</text:p>
          </table:table-cell>
          <table:table-cell table:style-name="ce7" table:formula="of:=[.Q286]" office:value-type="float" office:value="2813.95797278028" calcext:value-type="float">
            <text:p>2814.0</text:p>
          </table:table-cell>
          <table:table-cell table:style-name="ce7" table:formula="of:=[.R286]" office:value-type="float" office:value="2646.30871220737" calcext:value-type="float">
            <text:p>2646.3</text:p>
          </table:table-cell>
          <table:table-cell table:style-name="ce5" table:formula="of:=SUMPRODUCT([.J287:.S287];pot_heat_diffusion)" office:value-type="float" office:value="2924.88434681079" calcext:value-type="float">
            <text:p>2925</text:p>
          </table:table-cell>
          <table:table-cell table:style-name="ce5" table:formula="of:=[.V286]*leakage_out" office:value-type="float" office:value="1706.64148431969" calcext:value-type="float">
            <text:p>1707</text:p>
          </table:table-cell>
          <table:table-cell table:style-name="ce5" table:formula="of:=[.V286]+[.T287]-[.U287]" office:value-type="float" office:value="285658.490249105" calcext:value-type="float">
            <text:p>285658</text:p>
          </table:table-cell>
          <table:table-cell table:style-name="ce12" table:formula="of:= temp_out + [.V287]/pot_water_mass" office:value-type="float" office:value="120.617313782174" calcext:value-type="float">
            <text:p>120.6</text:p>
          </table:table-cell>
          <table:table-cell table:style-name="ce7" table:formula="of:=IF([.G287]&gt;thermagon_temp_max;0;IF([.W28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3" table:formula="of:=burner_C_per_s * [.X287]/100 * time_incr" office:value-type="float" office:value="2149.61306964746" calcext:value-type="float">
            <text:p>2150</text:p>
          </table:table-cell>
          <table:table-cell table:style-name="ce3" table:formula="of:=[.B288]" office:value-type="float" office:value="2149.61306964746" calcext:value-type="float">
            <text:p>2150</text:p>
          </table:table-cell>
          <table:table-cell table:style-name="ce3" table:formula="of:=[.C287]" office:value-type="float" office:value="2149.61306964746" calcext:value-type="float">
            <text:p>2150</text:p>
          </table:table-cell>
          <table:table-cell table:style-name="ce5" table:formula="of:=SUMPRODUCT([.B288:.D288];burner_heat_diffusion)" office:value-type="float" office:value="2149.61306964746" calcext:value-type="float">
            <text:p>2150</text:p>
          </table:table-cell>
          <table:table-cell table:formula="of:=[.F287]+[.E288]-[.I287]" office:value-type="float" office:value="57830.8095556365" calcext:value-type="float">
            <text:p>57831</text:p>
          </table:table-cell>
          <table:table-cell table:style-name="ce7" table:formula="of:=temp_out + [.F288] / burner_heat_mass" office:value-type="float" office:value="135.661619111273" calcext:value-type="float">
            <text:p>135.7</text:p>
          </table:table-cell>
          <table:table-cell table:style-name="ce7" table:formula="of:=[.G288]-[.W287]" office:value-type="float" office:value="15.0443053290989" calcext:value-type="float">
            <text:p>15.0</text:p>
          </table:table-cell>
          <table:table-cell table:style-name="ce5" table:formula="of:=thermagon_k * burner_A * [.H288] / thermagon_L" office:value-type="float" office:value="1972.152173186" calcext:value-type="float">
            <text:p>1972</text:p>
          </table:table-cell>
          <table:table-cell table:style-name="ce5" table:formula="of:=[.I288]/C_per_s_to_W*time_incr" office:value-type="float" office:value="2826.24272454285" calcext:value-type="float">
            <text:p>2826</text:p>
          </table:table-cell>
          <table:table-cell table:style-name="ce7" table:formula="of:=[.J287]" office:value-type="float" office:value="2845.12995275532" calcext:value-type="float">
            <text:p>2845.1</text:p>
          </table:table-cell>
          <table:table-cell table:style-name="ce7" table:formula="of:=[.K287]" office:value-type="float" office:value="2869.52994470236" calcext:value-type="float">
            <text:p>2869.5</text:p>
          </table:table-cell>
          <table:table-cell table:style-name="ce7" table:formula="of:=[.L287]" office:value-type="float" office:value="2898.30493701375" calcext:value-type="float">
            <text:p>2898.3</text:p>
          </table:table-cell>
          <table:table-cell table:style-name="ce7" table:formula="of:=[.M287]" office:value-type="float" office:value="2928.63470974211" calcext:value-type="float">
            <text:p>2928.6</text:p>
          </table:table-cell>
          <table:table-cell table:style-name="ce7" table:formula="of:=[.N287]" office:value-type="float" office:value="2955.17552865166" calcext:value-type="float">
            <text:p>2955.2</text:p>
          </table:table-cell>
          <table:table-cell table:style-name="ce7" table:formula="of:=[.O287]" office:value-type="float" office:value="2969.4291030179" calcext:value-type="float">
            <text:p>2969.4</text:p>
          </table:table-cell>
          <table:table-cell table:style-name="ce7" table:formula="of:=[.P287]" office:value-type="float" office:value="2960.03407300159" calcext:value-type="float">
            <text:p>2960.0</text:p>
          </table:table-cell>
          <table:table-cell table:style-name="ce7" table:formula="of:=[.Q287]" office:value-type="float" office:value="2913.21532823953" calcext:value-type="float">
            <text:p>2913.2</text:p>
          </table:table-cell>
          <table:table-cell table:style-name="ce7" table:formula="of:=[.R287]" office:value-type="float" office:value="2813.95797278028" calcext:value-type="float">
            <text:p>2814.0</text:p>
          </table:table-cell>
          <table:table-cell table:style-name="ce5" table:formula="of:=SUMPRODUCT([.J288:.S288];pot_heat_diffusion)" office:value-type="float" office:value="2922.92362868223" calcext:value-type="float">
            <text:p>2923</text:p>
          </table:table-cell>
          <table:table-cell table:style-name="ce5" table:formula="of:=[.V287]*leakage_out" office:value-type="float" office:value="1713.95094149463" calcext:value-type="float">
            <text:p>1714</text:p>
          </table:table-cell>
          <table:table-cell table:style-name="ce5" table:formula="of:=[.V287]+[.T288]-[.U288]" office:value-type="float" office:value="286867.462936293" calcext:value-type="float">
            <text:p>286867</text:p>
          </table:table-cell>
          <table:table-cell table:style-name="ce12" table:formula="of:= temp_out + [.V288]/pot_water_mass" office:value-type="float" office:value="121.043149485901" calcext:value-type="float">
            <text:p>121.0</text:p>
          </table:table-cell>
          <table:table-cell table:style-name="ce7" table:formula="of:=IF([.G288]&gt;thermagon_temp_max;0;IF([.W28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3" table:formula="of:=burner_C_per_s * [.X288]/100 * time_incr" office:value-type="float" office:value="0" calcext:value-type="float">
            <text:p>0</text:p>
          </table:table-cell>
          <table:table-cell table:style-name="ce3" table:formula="of:=[.B289]" office:value-type="float" office:value="0" calcext:value-type="float">
            <text:p>0</text:p>
          </table:table-cell>
          <table:table-cell table:style-name="ce3" table:formula="of:=[.C288]" office:value-type="float" office:value="2149.61306964746" calcext:value-type="float">
            <text:p>2150</text:p>
          </table:table-cell>
          <table:table-cell table:style-name="ce5" table:formula="of:=SUMPRODUCT([.B289:.D289];burner_heat_diffusion)" office:value-type="float" office:value="644.883920894239" calcext:value-type="float">
            <text:p>645</text:p>
          </table:table-cell>
          <table:table-cell table:formula="of:=[.F288]+[.E289]-[.I288]" office:value-type="float" office:value="56503.5413033448" calcext:value-type="float">
            <text:p>56504</text:p>
          </table:table-cell>
          <table:table-cell table:style-name="ce7" table:formula="of:=temp_out + [.F289] / burner_heat_mass" office:value-type="float" office:value="133.00708260669" calcext:value-type="float">
            <text:p>133.0</text:p>
          </table:table-cell>
          <table:table-cell table:style-name="ce7" table:formula="of:=[.G289]-[.W288]" office:value-type="float" office:value="11.9639331207884" calcext:value-type="float">
            <text:p>12.0</text:p>
          </table:table-cell>
          <table:table-cell table:style-name="ce5" table:formula="of:=thermagon_k * burner_A * [.H289] / thermagon_L" office:value-type="float" office:value="1568.3473705082" calcext:value-type="float">
            <text:p>1568</text:p>
          </table:table-cell>
          <table:table-cell table:style-name="ce5" table:formula="of:=[.I289]/C_per_s_to_W*time_incr" office:value-type="float" office:value="2247.56000359443" calcext:value-type="float">
            <text:p>2248</text:p>
          </table:table-cell>
          <table:table-cell table:style-name="ce7" table:formula="of:=[.J288]" office:value-type="float" office:value="2826.24272454285" calcext:value-type="float">
            <text:p>2826.2</text:p>
          </table:table-cell>
          <table:table-cell table:style-name="ce7" table:formula="of:=[.K288]" office:value-type="float" office:value="2845.12995275532" calcext:value-type="float">
            <text:p>2845.1</text:p>
          </table:table-cell>
          <table:table-cell table:style-name="ce7" table:formula="of:=[.L288]" office:value-type="float" office:value="2869.52994470236" calcext:value-type="float">
            <text:p>2869.5</text:p>
          </table:table-cell>
          <table:table-cell table:style-name="ce7" table:formula="of:=[.M288]" office:value-type="float" office:value="2898.30493701375" calcext:value-type="float">
            <text:p>2898.3</text:p>
          </table:table-cell>
          <table:table-cell table:style-name="ce7" table:formula="of:=[.N288]" office:value-type="float" office:value="2928.63470974211" calcext:value-type="float">
            <text:p>2928.6</text:p>
          </table:table-cell>
          <table:table-cell table:style-name="ce7" table:formula="of:=[.O288]" office:value-type="float" office:value="2955.17552865166" calcext:value-type="float">
            <text:p>2955.2</text:p>
          </table:table-cell>
          <table:table-cell table:style-name="ce7" table:formula="of:=[.P288]" office:value-type="float" office:value="2969.4291030179" calcext:value-type="float">
            <text:p>2969.4</text:p>
          </table:table-cell>
          <table:table-cell table:style-name="ce7" table:formula="of:=[.Q288]" office:value-type="float" office:value="2960.03407300159" calcext:value-type="float">
            <text:p>2960.0</text:p>
          </table:table-cell>
          <table:table-cell table:style-name="ce7" table:formula="of:=[.R288]" office:value-type="float" office:value="2913.21532823953" calcext:value-type="float">
            <text:p>2913.2</text:p>
          </table:table-cell>
          <table:table-cell table:style-name="ce5" table:formula="of:=SUMPRODUCT([.J289:.S289];pot_heat_diffusion)" office:value-type="float" office:value="2896.54020951038" calcext:value-type="float">
            <text:p>2897</text:p>
          </table:table-cell>
          <table:table-cell table:style-name="ce5" table:formula="of:=[.V288]*leakage_out" office:value-type="float" office:value="1721.20477761776" calcext:value-type="float">
            <text:p>1721</text:p>
          </table:table-cell>
          <table:table-cell table:style-name="ce5" table:formula="of:=[.V288]+[.T289]-[.U289]" office:value-type="float" office:value="288042.798368186" calcext:value-type="float">
            <text:p>288043</text:p>
          </table:table-cell>
          <table:table-cell table:style-name="ce12" table:formula="of:= temp_out + [.V289]/pot_water_mass" office:value-type="float" office:value="121.457137159948" calcext:value-type="float">
            <text:p>121.5</text:p>
          </table:table-cell>
          <table:table-cell table:style-name="ce7" table:formula="of:=IF([.G289]&gt;thermagon_temp_max;0;IF([.W28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3" table:formula="of:=burner_C_per_s * [.X289]/100 * time_incr" office:value-type="float" office:value="0" calcext:value-type="float">
            <text:p>0</text:p>
          </table:table-cell>
          <table:table-cell table:style-name="ce3" table:formula="of:=[.B290]" office:value-type="float" office:value="0" calcext:value-type="float">
            <text:p>0</text:p>
          </table:table-cell>
          <table:table-cell table:style-name="ce3" table:formula="of:=[.C289]" office:value-type="float" office:value="0" calcext:value-type="float">
            <text:p>0</text:p>
          </table:table-cell>
          <table:table-cell table:style-name="ce5" table:formula="of:=SUMPRODUCT([.B290:.D290];burner_heat_diffusion)" office:value-type="float" office:value="0" calcext:value-type="float">
            <text:p>0</text:p>
          </table:table-cell>
          <table:table-cell table:formula="of:=[.F289]+[.E290]-[.I289]" office:value-type="float" office:value="54935.1939328366" calcext:value-type="float">
            <text:p>54935</text:p>
          </table:table-cell>
          <table:table-cell table:style-name="ce7" table:formula="of:=temp_out + [.F290] / burner_heat_mass" office:value-type="float" office:value="129.870387865673" calcext:value-type="float">
            <text:p>129.9</text:p>
          </table:table-cell>
          <table:table-cell table:style-name="ce7" table:formula="of:=[.G290]-[.W289]" office:value-type="float" office:value="8.41325070572484" calcext:value-type="float">
            <text:p>8.4</text:p>
          </table:table-cell>
          <table:table-cell table:style-name="ce5" table:formula="of:=thermagon_k * burner_A * [.H290] / thermagon_L" office:value-type="float" office:value="1102.88978453269" calcext:value-type="float">
            <text:p>1103</text:p>
          </table:table-cell>
          <table:table-cell table:style-name="ce5" table:formula="of:=[.I290]/C_per_s_to_W*time_incr" office:value-type="float" office:value="1580.52419680809" calcext:value-type="float">
            <text:p>1581</text:p>
          </table:table-cell>
          <table:table-cell table:style-name="ce7" table:formula="of:=[.J289]" office:value-type="float" office:value="2247.56000359443" calcext:value-type="float">
            <text:p>2247.6</text:p>
          </table:table-cell>
          <table:table-cell table:style-name="ce7" table:formula="of:=[.K289]" office:value-type="float" office:value="2826.24272454285" calcext:value-type="float">
            <text:p>2826.2</text:p>
          </table:table-cell>
          <table:table-cell table:style-name="ce7" table:formula="of:=[.L289]" office:value-type="float" office:value="2845.12995275532" calcext:value-type="float">
            <text:p>2845.1</text:p>
          </table:table-cell>
          <table:table-cell table:style-name="ce7" table:formula="of:=[.M289]" office:value-type="float" office:value="2869.52994470236" calcext:value-type="float">
            <text:p>2869.5</text:p>
          </table:table-cell>
          <table:table-cell table:style-name="ce7" table:formula="of:=[.N289]" office:value-type="float" office:value="2898.30493701375" calcext:value-type="float">
            <text:p>2898.3</text:p>
          </table:table-cell>
          <table:table-cell table:style-name="ce7" table:formula="of:=[.O289]" office:value-type="float" office:value="2928.63470974211" calcext:value-type="float">
            <text:p>2928.6</text:p>
          </table:table-cell>
          <table:table-cell table:style-name="ce7" table:formula="of:=[.P289]" office:value-type="float" office:value="2955.17552865166" calcext:value-type="float">
            <text:p>2955.2</text:p>
          </table:table-cell>
          <table:table-cell table:style-name="ce7" table:formula="of:=[.Q289]" office:value-type="float" office:value="2969.4291030179" calcext:value-type="float">
            <text:p>2969.4</text:p>
          </table:table-cell>
          <table:table-cell table:style-name="ce7" table:formula="of:=[.R289]" office:value-type="float" office:value="2960.03407300159" calcext:value-type="float">
            <text:p>2960.0</text:p>
          </table:table-cell>
          <table:table-cell table:style-name="ce5" table:formula="of:=SUMPRODUCT([.J290:.S290];pot_heat_diffusion)" office:value-type="float" office:value="2834.07742412978" calcext:value-type="float">
            <text:p>2834</text:p>
          </table:table-cell>
          <table:table-cell table:style-name="ce5" table:formula="of:=[.V289]*leakage_out" office:value-type="float" office:value="1728.25679020911" calcext:value-type="float">
            <text:p>1728</text:p>
          </table:table-cell>
          <table:table-cell table:style-name="ce5" table:formula="of:=[.V289]+[.T290]-[.U290]" office:value-type="float" office:value="289148.619002106" calcext:value-type="float">
            <text:p>289149</text:p>
          </table:table-cell>
          <table:table-cell table:style-name="ce12" table:formula="of:= temp_out + [.V290]/pot_water_mass" office:value-type="float" office:value="121.846639679593" calcext:value-type="float">
            <text:p>121.8</text:p>
          </table:table-cell>
          <table:table-cell table:style-name="ce7" table:formula="of:=IF([.G290]&gt;thermagon_temp_max;0;IF([.W29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3" table:formula="of:=burner_C_per_s * [.X290]/100 * time_incr" office:value-type="float" office:value="0" calcext:value-type="float">
            <text:p>0</text:p>
          </table:table-cell>
          <table:table-cell table:style-name="ce3" table:formula="of:=[.B291]" office:value-type="float" office:value="0" calcext:value-type="float">
            <text:p>0</text:p>
          </table:table-cell>
          <table:table-cell table:style-name="ce3" table:formula="of:=[.C290]" office:value-type="float" office:value="0" calcext:value-type="float">
            <text:p>0</text:p>
          </table:table-cell>
          <table:table-cell table:style-name="ce5" table:formula="of:=SUMPRODUCT([.B291:.D291];burner_heat_diffusion)" office:value-type="float" office:value="0" calcext:value-type="float">
            <text:p>0</text:p>
          </table:table-cell>
          <table:table-cell table:formula="of:=[.F290]+[.E291]-[.I290]" office:value-type="float" office:value="53832.3041483039" calcext:value-type="float">
            <text:p>53832</text:p>
          </table:table-cell>
          <table:table-cell table:style-name="ce7" table:formula="of:=temp_out + [.F291] / burner_heat_mass" office:value-type="float" office:value="127.664608296608" calcext:value-type="float">
            <text:p>127.7</text:p>
          </table:table-cell>
          <table:table-cell table:style-name="ce7" table:formula="of:=[.G291]-[.W290]" office:value-type="float" office:value="5.81796861701451" calcext:value-type="float">
            <text:p>5.8</text:p>
          </table:table-cell>
          <table:table-cell table:style-name="ce5" table:formula="of:=thermagon_k * burner_A * [.H291] / thermagon_L" office:value-type="float" office:value="762.675258217478" calcext:value-type="float">
            <text:p>763</text:p>
          </table:table-cell>
          <table:table-cell table:style-name="ce5" table:formula="of:=[.I291]/C_per_s_to_W*time_incr" office:value-type="float" office:value="1092.97113530736" calcext:value-type="float">
            <text:p>1093</text:p>
          </table:table-cell>
          <table:table-cell table:style-name="ce7" table:formula="of:=[.J290]" office:value-type="float" office:value="1580.52419680809" calcext:value-type="float">
            <text:p>1580.5</text:p>
          </table:table-cell>
          <table:table-cell table:style-name="ce7" table:formula="of:=[.K290]" office:value-type="float" office:value="2247.56000359443" calcext:value-type="float">
            <text:p>2247.6</text:p>
          </table:table-cell>
          <table:table-cell table:style-name="ce7" table:formula="of:=[.L290]" office:value-type="float" office:value="2826.24272454285" calcext:value-type="float">
            <text:p>2826.2</text:p>
          </table:table-cell>
          <table:table-cell table:style-name="ce7" table:formula="of:=[.M290]" office:value-type="float" office:value="2845.12995275532" calcext:value-type="float">
            <text:p>2845.1</text:p>
          </table:table-cell>
          <table:table-cell table:style-name="ce7" table:formula="of:=[.N290]" office:value-type="float" office:value="2869.52994470236" calcext:value-type="float">
            <text:p>2869.5</text:p>
          </table:table-cell>
          <table:table-cell table:style-name="ce7" table:formula="of:=[.O290]" office:value-type="float" office:value="2898.30493701375" calcext:value-type="float">
            <text:p>2898.3</text:p>
          </table:table-cell>
          <table:table-cell table:style-name="ce7" table:formula="of:=[.P290]" office:value-type="float" office:value="2928.63470974211" calcext:value-type="float">
            <text:p>2928.6</text:p>
          </table:table-cell>
          <table:table-cell table:style-name="ce7" table:formula="of:=[.Q290]" office:value-type="float" office:value="2955.17552865166" calcext:value-type="float">
            <text:p>2955.2</text:p>
          </table:table-cell>
          <table:table-cell table:style-name="ce7" table:formula="of:=[.R290]" office:value-type="float" office:value="2969.4291030179" calcext:value-type="float">
            <text:p>2969.4</text:p>
          </table:table-cell>
          <table:table-cell table:style-name="ce5" table:formula="of:=SUMPRODUCT([.J291:.S291];pot_heat_diffusion)" office:value-type="float" office:value="2712.97339314902" calcext:value-type="float">
            <text:p>2713</text:p>
          </table:table-cell>
          <table:table-cell table:style-name="ce5" table:formula="of:=[.V290]*leakage_out" office:value-type="float" office:value="1734.89171401264" calcext:value-type="float">
            <text:p>1735</text:p>
          </table:table-cell>
          <table:table-cell table:style-name="ce5" table:formula="of:=[.V290]+[.T291]-[.U291]" office:value-type="float" office:value="290126.700681243" calcext:value-type="float">
            <text:p>290127</text:p>
          </table:table-cell>
          <table:table-cell table:style-name="ce12" table:formula="of:= temp_out + [.V291]/pot_water_mass" office:value-type="float" office:value="122.191148786004" calcext:value-type="float">
            <text:p>122.2</text:p>
          </table:table-cell>
          <table:table-cell table:style-name="ce7" table:formula="of:=IF([.G291]&gt;thermagon_temp_max;0;IF([.W29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3" table:formula="of:=burner_C_per_s * [.X291]/100 * time_incr" office:value-type="float" office:value="0" calcext:value-type="float">
            <text:p>0</text:p>
          </table:table-cell>
          <table:table-cell table:style-name="ce3" table:formula="of:=[.B292]" office:value-type="float" office:value="0" calcext:value-type="float">
            <text:p>0</text:p>
          </table:table-cell>
          <table:table-cell table:style-name="ce3" table:formula="of:=[.C291]" office:value-type="float" office:value="0" calcext:value-type="float">
            <text:p>0</text:p>
          </table:table-cell>
          <table:table-cell table:style-name="ce5" table:formula="of:=SUMPRODUCT([.B292:.D292];burner_heat_diffusion)" office:value-type="float" office:value="0" calcext:value-type="float">
            <text:p>0</text:p>
          </table:table-cell>
          <table:table-cell table:formula="of:=[.F291]+[.E292]-[.I291]" office:value-type="float" office:value="53069.6288900864" calcext:value-type="float">
            <text:p>53070</text:p>
          </table:table-cell>
          <table:table-cell table:style-name="ce7" table:formula="of:=temp_out + [.F292] / burner_heat_mass" office:value-type="float" office:value="126.139257780173" calcext:value-type="float">
            <text:p>126.1</text:p>
          </table:table-cell>
          <table:table-cell table:style-name="ce7" table:formula="of:=[.G292]-[.W291]" office:value-type="float" office:value="3.94810899416916" calcext:value-type="float">
            <text:p>3.9</text:p>
          </table:table-cell>
          <table:table-cell table:style-name="ce5" table:formula="of:=thermagon_k * burner_A * [.H292] / thermagon_L" office:value-type="float" office:value="517.556082683696" calcext:value-type="float">
            <text:p>518</text:p>
          </table:table-cell>
          <table:table-cell table:style-name="ce5" table:formula="of:=[.I292]/C_per_s_to_W*time_incr" office:value-type="float" office:value="741.696879741611" calcext:value-type="float">
            <text:p>742</text:p>
          </table:table-cell>
          <table:table-cell table:style-name="ce7" table:formula="of:=[.J291]" office:value-type="float" office:value="1092.97113530736" calcext:value-type="float">
            <text:p>1093.0</text:p>
          </table:table-cell>
          <table:table-cell table:style-name="ce7" table:formula="of:=[.K291]" office:value-type="float" office:value="1580.52419680809" calcext:value-type="float">
            <text:p>1580.5</text:p>
          </table:table-cell>
          <table:table-cell table:style-name="ce7" table:formula="of:=[.L291]" office:value-type="float" office:value="2247.56000359443" calcext:value-type="float">
            <text:p>2247.6</text:p>
          </table:table-cell>
          <table:table-cell table:style-name="ce7" table:formula="of:=[.M291]" office:value-type="float" office:value="2826.24272454285" calcext:value-type="float">
            <text:p>2826.2</text:p>
          </table:table-cell>
          <table:table-cell table:style-name="ce7" table:formula="of:=[.N291]" office:value-type="float" office:value="2845.12995275532" calcext:value-type="float">
            <text:p>2845.1</text:p>
          </table:table-cell>
          <table:table-cell table:style-name="ce7" table:formula="of:=[.O291]" office:value-type="float" office:value="2869.52994470236" calcext:value-type="float">
            <text:p>2869.5</text:p>
          </table:table-cell>
          <table:table-cell table:style-name="ce7" table:formula="of:=[.P291]" office:value-type="float" office:value="2898.30493701375" calcext:value-type="float">
            <text:p>2898.3</text:p>
          </table:table-cell>
          <table:table-cell table:style-name="ce7" table:formula="of:=[.Q291]" office:value-type="float" office:value="2928.63470974211" calcext:value-type="float">
            <text:p>2928.6</text:p>
          </table:table-cell>
          <table:table-cell table:style-name="ce7" table:formula="of:=[.R291]" office:value-type="float" office:value="2955.17552865166" calcext:value-type="float">
            <text:p>2955.2</text:p>
          </table:table-cell>
          <table:table-cell table:style-name="ce5" table:formula="of:=SUMPRODUCT([.J292:.S292];pot_heat_diffusion)" office:value-type="float" office:value="2511.31122796071" calcext:value-type="float">
            <text:p>2511</text:p>
          </table:table-cell>
          <table:table-cell table:style-name="ce5" table:formula="of:=[.V291]*leakage_out" office:value-type="float" office:value="1740.76020408746" calcext:value-type="float">
            <text:p>1741</text:p>
          </table:table-cell>
          <table:table-cell table:style-name="ce5" table:formula="of:=[.V291]+[.T292]-[.U292]" office:value-type="float" office:value="290897.251705116" calcext:value-type="float">
            <text:p>290897</text:p>
          </table:table-cell>
          <table:table-cell table:style-name="ce12" table:formula="of:= temp_out + [.V292]/pot_water_mass" office:value-type="float" office:value="122.462559497748" calcext:value-type="float">
            <text:p>122.5</text:p>
          </table:table-cell>
          <table:table-cell table:style-name="ce7" table:formula="of:=IF([.G292]&gt;thermagon_temp_max;0;IF([.W29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3" table:formula="of:=burner_C_per_s * [.X292]/100 * time_incr" office:value-type="float" office:value="0" calcext:value-type="float">
            <text:p>0</text:p>
          </table:table-cell>
          <table:table-cell table:style-name="ce3" table:formula="of:=[.B293]" office:value-type="float" office:value="0" calcext:value-type="float">
            <text:p>0</text:p>
          </table:table-cell>
          <table:table-cell table:style-name="ce3" table:formula="of:=[.C292]" office:value-type="float" office:value="0" calcext:value-type="float">
            <text:p>0</text:p>
          </table:table-cell>
          <table:table-cell table:style-name="ce5" table:formula="of:=SUMPRODUCT([.B293:.D293];burner_heat_diffusion)" office:value-type="float" office:value="0" calcext:value-type="float">
            <text:p>0</text:p>
          </table:table-cell>
          <table:table-cell table:formula="of:=[.F292]+[.E293]-[.I292]" office:value-type="float" office:value="52552.0728074027" calcext:value-type="float">
            <text:p>52552</text:p>
          </table:table-cell>
          <table:table-cell table:style-name="ce7" table:formula="of:=temp_out + [.F293] / burner_heat_mass" office:value-type="float" office:value="125.104145614805" calcext:value-type="float">
            <text:p>125.1</text:p>
          </table:table-cell>
          <table:table-cell table:style-name="ce7" table:formula="of:=[.G293]-[.W292]" office:value-type="float" office:value="2.64158611705777" calcext:value-type="float">
            <text:p>2.6</text:p>
          </table:table-cell>
          <table:table-cell table:style-name="ce5" table:formula="of:=thermagon_k * burner_A * [.H293] / thermagon_L" office:value-type="float" office:value="346.284503501596" calcext:value-type="float">
            <text:p>346</text:p>
          </table:table-cell>
          <table:table-cell table:style-name="ce5" table:formula="of:=[.I293]/C_per_s_to_W*time_incr" office:value-type="float" office:value="496.251796362276" calcext:value-type="float">
            <text:p>496</text:p>
          </table:table-cell>
          <table:table-cell table:style-name="ce7" table:formula="of:=[.J292]" office:value-type="float" office:value="741.696879741611" calcext:value-type="float">
            <text:p>741.7</text:p>
          </table:table-cell>
          <table:table-cell table:style-name="ce7" table:formula="of:=[.K292]" office:value-type="float" office:value="1092.97113530736" calcext:value-type="float">
            <text:p>1093.0</text:p>
          </table:table-cell>
          <table:table-cell table:style-name="ce7" table:formula="of:=[.L292]" office:value-type="float" office:value="1580.52419680809" calcext:value-type="float">
            <text:p>1580.5</text:p>
          </table:table-cell>
          <table:table-cell table:style-name="ce7" table:formula="of:=[.M292]" office:value-type="float" office:value="2247.56000359443" calcext:value-type="float">
            <text:p>2247.6</text:p>
          </table:table-cell>
          <table:table-cell table:style-name="ce7" table:formula="of:=[.N292]" office:value-type="float" office:value="2826.24272454285" calcext:value-type="float">
            <text:p>2826.2</text:p>
          </table:table-cell>
          <table:table-cell table:style-name="ce7" table:formula="of:=[.O292]" office:value-type="float" office:value="2845.12995275532" calcext:value-type="float">
            <text:p>2845.1</text:p>
          </table:table-cell>
          <table:table-cell table:style-name="ce7" table:formula="of:=[.P292]" office:value-type="float" office:value="2869.52994470236" calcext:value-type="float">
            <text:p>2869.5</text:p>
          </table:table-cell>
          <table:table-cell table:style-name="ce7" table:formula="of:=[.Q292]" office:value-type="float" office:value="2898.30493701375" calcext:value-type="float">
            <text:p>2898.3</text:p>
          </table:table-cell>
          <table:table-cell table:style-name="ce7" table:formula="of:=[.R292]" office:value-type="float" office:value="2928.63470974211" calcext:value-type="float">
            <text:p>2928.6</text:p>
          </table:table-cell>
          <table:table-cell table:style-name="ce5" table:formula="of:=SUMPRODUCT([.J293:.S293];pot_heat_diffusion)" office:value-type="float" office:value="2223.88054246005" calcext:value-type="float">
            <text:p>2224</text:p>
          </table:table-cell>
          <table:table-cell table:style-name="ce5" table:formula="of:=[.V292]*leakage_out" office:value-type="float" office:value="1745.3835102307" calcext:value-type="float">
            <text:p>1745</text:p>
          </table:table-cell>
          <table:table-cell table:style-name="ce5" table:formula="of:=[.V292]+[.T293]-[.U293]" office:value-type="float" office:value="291375.748737345" calcext:value-type="float">
            <text:p>291376</text:p>
          </table:table-cell>
          <table:table-cell table:style-name="ce12" table:formula="of:= temp_out + [.V293]/pot_water_mass" office:value-type="float" office:value="122.631100212199" calcext:value-type="float">
            <text:p>122.6</text:p>
          </table:table-cell>
          <table:table-cell table:style-name="ce7" table:formula="of:=IF([.G293]&gt;thermagon_temp_max;0;IF([.W29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3" table:formula="of:=burner_C_per_s * [.X293]/100 * time_incr" office:value-type="float" office:value="0" calcext:value-type="float">
            <text:p>0</text:p>
          </table:table-cell>
          <table:table-cell table:style-name="ce3" table:formula="of:=[.B294]" office:value-type="float" office:value="0" calcext:value-type="float">
            <text:p>0</text:p>
          </table:table-cell>
          <table:table-cell table:style-name="ce3" table:formula="of:=[.C293]" office:value-type="float" office:value="0" calcext:value-type="float">
            <text:p>0</text:p>
          </table:table-cell>
          <table:table-cell table:style-name="ce5" table:formula="of:=SUMPRODUCT([.B294:.D294];burner_heat_diffusion)" office:value-type="float" office:value="0" calcext:value-type="float">
            <text:p>0</text:p>
          </table:table-cell>
          <table:table-cell table:formula="of:=[.F293]+[.E294]-[.I293]" office:value-type="float" office:value="52205.7883039011" calcext:value-type="float">
            <text:p>52206</text:p>
          </table:table-cell>
          <table:table-cell table:style-name="ce7" table:formula="of:=temp_out + [.F294] / burner_heat_mass" office:value-type="float" office:value="124.411576607802" calcext:value-type="float">
            <text:p>124.4</text:p>
          </table:table-cell>
          <table:table-cell table:style-name="ce7" table:formula="of:=[.G294]-[.W293]" office:value-type="float" office:value="1.78047639560329" calcext:value-type="float">
            <text:p>1.8</text:p>
          </table:table-cell>
          <table:table-cell table:style-name="ce5" table:formula="of:=thermagon_k * burner_A * [.H294] / thermagon_L" office:value-type="float" office:value="233.401962808057" calcext:value-type="float">
            <text:p>233</text:p>
          </table:table-cell>
          <table:table-cell table:style-name="ce5" table:formula="of:=[.I294]/C_per_s_to_W*time_incr" office:value-type="float" office:value="334.482606489046" calcext:value-type="float">
            <text:p>334</text:p>
          </table:table-cell>
          <table:table-cell table:style-name="ce7" table:formula="of:=[.J293]" office:value-type="float" office:value="496.251796362276" calcext:value-type="float">
            <text:p>496.3</text:p>
          </table:table-cell>
          <table:table-cell table:style-name="ce7" table:formula="of:=[.K293]" office:value-type="float" office:value="741.696879741611" calcext:value-type="float">
            <text:p>741.7</text:p>
          </table:table-cell>
          <table:table-cell table:style-name="ce7" table:formula="of:=[.L293]" office:value-type="float" office:value="1092.97113530736" calcext:value-type="float">
            <text:p>1093.0</text:p>
          </table:table-cell>
          <table:table-cell table:style-name="ce7" table:formula="of:=[.M293]" office:value-type="float" office:value="1580.52419680809" calcext:value-type="float">
            <text:p>1580.5</text:p>
          </table:table-cell>
          <table:table-cell table:style-name="ce7" table:formula="of:=[.N293]" office:value-type="float" office:value="2247.56000359443" calcext:value-type="float">
            <text:p>2247.6</text:p>
          </table:table-cell>
          <table:table-cell table:style-name="ce7" table:formula="of:=[.O293]" office:value-type="float" office:value="2826.24272454285" calcext:value-type="float">
            <text:p>2826.2</text:p>
          </table:table-cell>
          <table:table-cell table:style-name="ce7" table:formula="of:=[.P293]" office:value-type="float" office:value="2845.12995275532" calcext:value-type="float">
            <text:p>2845.1</text:p>
          </table:table-cell>
          <table:table-cell table:style-name="ce7" table:formula="of:=[.Q293]" office:value-type="float" office:value="2869.52994470236" calcext:value-type="float">
            <text:p>2869.5</text:p>
          </table:table-cell>
          <table:table-cell table:style-name="ce7" table:formula="of:=[.R293]" office:value-type="float" office:value="2898.30493701375" calcext:value-type="float">
            <text:p>2898.3</text:p>
          </table:table-cell>
          <table:table-cell table:style-name="ce5" table:formula="of:=SUMPRODUCT([.J294:.S294];pot_heat_diffusion)" office:value-type="float" office:value="1868.56475622297" calcext:value-type="float">
            <text:p>1869</text:p>
          </table:table-cell>
          <table:table-cell table:style-name="ce5" table:formula="of:=[.V293]*leakage_out" office:value-type="float" office:value="1748.25449242407" calcext:value-type="float">
            <text:p>1748</text:p>
          </table:table-cell>
          <table:table-cell table:style-name="ce5" table:formula="of:=[.V293]+[.T294]-[.U294]" office:value-type="float" office:value="291496.059001144" calcext:value-type="float">
            <text:p>291496</text:p>
          </table:table-cell>
          <table:table-cell table:style-name="ce12" table:formula="of:= temp_out + [.V294]/pot_water_mass" office:value-type="float" office:value="122.673477022191" calcext:value-type="float">
            <text:p>122.7</text:p>
          </table:table-cell>
          <table:table-cell table:style-name="ce7" table:formula="of:=IF([.G294]&gt;thermagon_temp_max;0;IF([.W29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3" table:formula="of:=burner_C_per_s * [.X294]/100 * time_incr" office:value-type="float" office:value="0" calcext:value-type="float">
            <text:p>0</text:p>
          </table:table-cell>
          <table:table-cell table:style-name="ce3" table:formula="of:=[.B295]" office:value-type="float" office:value="0" calcext:value-type="float">
            <text:p>0</text:p>
          </table:table-cell>
          <table:table-cell table:style-name="ce3" table:formula="of:=[.C294]" office:value-type="float" office:value="0" calcext:value-type="float">
            <text:p>0</text:p>
          </table:table-cell>
          <table:table-cell table:style-name="ce5" table:formula="of:=SUMPRODUCT([.B295:.D295];burner_heat_diffusion)" office:value-type="float" office:value="0" calcext:value-type="float">
            <text:p>0</text:p>
          </table:table-cell>
          <table:table-cell table:formula="of:=[.F294]+[.E295]-[.I294]" office:value-type="float" office:value="51972.3863410931" calcext:value-type="float">
            <text:p>51972</text:p>
          </table:table-cell>
          <table:table-cell table:style-name="ce7" table:formula="of:=temp_out + [.F295] / burner_heat_mass" office:value-type="float" office:value="123.944772682186" calcext:value-type="float">
            <text:p>123.9</text:p>
          </table:table-cell>
          <table:table-cell table:style-name="ce7" table:formula="of:=[.G295]-[.W294]" office:value-type="float" office:value="1.27129565999523" calcext:value-type="float">
            <text:p>1.3</text:p>
          </table:table-cell>
          <table:table-cell table:style-name="ce5" table:formula="of:=thermagon_k * burner_A * [.H295] / thermagon_L" office:value-type="float" office:value="166.653656900467" calcext:value-type="float">
            <text:p>167</text:p>
          </table:table-cell>
          <table:table-cell table:style-name="ce5" table:formula="of:=[.I295]/C_per_s_to_W*time_incr" office:value-type="float" office:value="238.827252651859" calcext:value-type="float">
            <text:p>239</text:p>
          </table:table-cell>
          <table:table-cell table:style-name="ce7" table:formula="of:=[.J294]" office:value-type="float" office:value="334.482606489046" calcext:value-type="float">
            <text:p>334.5</text:p>
          </table:table-cell>
          <table:table-cell table:style-name="ce7" table:formula="of:=[.K294]" office:value-type="float" office:value="496.251796362276" calcext:value-type="float">
            <text:p>496.3</text:p>
          </table:table-cell>
          <table:table-cell table:style-name="ce7" table:formula="of:=[.L294]" office:value-type="float" office:value="741.696879741611" calcext:value-type="float">
            <text:p>741.7</text:p>
          </table:table-cell>
          <table:table-cell table:style-name="ce7" table:formula="of:=[.M294]" office:value-type="float" office:value="1092.97113530736" calcext:value-type="float">
            <text:p>1093.0</text:p>
          </table:table-cell>
          <table:table-cell table:style-name="ce7" table:formula="of:=[.N294]" office:value-type="float" office:value="1580.52419680809" calcext:value-type="float">
            <text:p>1580.5</text:p>
          </table:table-cell>
          <table:table-cell table:style-name="ce7" table:formula="of:=[.O294]" office:value-type="float" office:value="2247.56000359443" calcext:value-type="float">
            <text:p>2247.6</text:p>
          </table:table-cell>
          <table:table-cell table:style-name="ce7" table:formula="of:=[.P294]" office:value-type="float" office:value="2826.24272454285" calcext:value-type="float">
            <text:p>2826.2</text:p>
          </table:table-cell>
          <table:table-cell table:style-name="ce7" table:formula="of:=[.Q294]" office:value-type="float" office:value="2845.12995275532" calcext:value-type="float">
            <text:p>2845.1</text:p>
          </table:table-cell>
          <table:table-cell table:style-name="ce7" table:formula="of:=[.R294]" office:value-type="float" office:value="2869.52994470236" calcext:value-type="float">
            <text:p>2869.5</text:p>
          </table:table-cell>
          <table:table-cell table:style-name="ce5" table:formula="of:=SUMPRODUCT([.J295:.S295];pot_heat_diffusion)" office:value-type="float" office:value="1483.014916281" calcext:value-type="float">
            <text:p>1483</text:p>
          </table:table-cell>
          <table:table-cell table:style-name="ce5" table:formula="of:=[.V294]*leakage_out" office:value-type="float" office:value="1748.97635400687" calcext:value-type="float">
            <text:p>1749</text:p>
          </table:table-cell>
          <table:table-cell table:style-name="ce5" table:formula="of:=[.V294]+[.T295]-[.U295]" office:value-type="float" office:value="291230.097563418" calcext:value-type="float">
            <text:p>291230</text:p>
          </table:table-cell>
          <table:table-cell table:style-name="ce12" table:formula="of:= temp_out + [.V295]/pot_water_mass" office:value-type="float" office:value="122.579797589067" calcext:value-type="float">
            <text:p>122.6</text:p>
          </table:table-cell>
          <table:table-cell table:style-name="ce7" table:formula="of:=IF([.G295]&gt;thermagon_temp_max;0;IF([.W29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3" table:formula="of:=burner_C_per_s * [.X295]/100 * time_incr" office:value-type="float" office:value="0" calcext:value-type="float">
            <text:p>0</text:p>
          </table:table-cell>
          <table:table-cell table:style-name="ce3" table:formula="of:=[.B296]" office:value-type="float" office:value="0" calcext:value-type="float">
            <text:p>0</text:p>
          </table:table-cell>
          <table:table-cell table:style-name="ce3" table:formula="of:=[.C295]" office:value-type="float" office:value="0" calcext:value-type="float">
            <text:p>0</text:p>
          </table:table-cell>
          <table:table-cell table:style-name="ce5" table:formula="of:=SUMPRODUCT([.B296:.D296];burner_heat_diffusion)" office:value-type="float" office:value="0" calcext:value-type="float">
            <text:p>0</text:p>
          </table:table-cell>
          <table:table-cell table:formula="of:=[.F295]+[.E296]-[.I295]" office:value-type="float" office:value="51805.7326841926" calcext:value-type="float">
            <text:p>51806</text:p>
          </table:table-cell>
          <table:table-cell table:style-name="ce7" table:formula="of:=temp_out + [.F296] / burner_heat_mass" office:value-type="float" office:value="123.611465368385" calcext:value-type="float">
            <text:p>123.6</text:p>
          </table:table-cell>
          <table:table-cell table:style-name="ce7" table:formula="of:=[.G296]-[.W295]" office:value-type="float" office:value="1.03166777931841" calcext:value-type="float">
            <text:p>1.0</text:p>
          </table:table-cell>
          <table:table-cell table:style-name="ce5" table:formula="of:=thermagon_k * burner_A * [.H296] / thermagon_L" office:value-type="float" office:value="135.240930603383" calcext:value-type="float">
            <text:p>135</text:p>
          </table:table-cell>
          <table:table-cell table:style-name="ce5" table:formula="of:=[.I296]/C_per_s_to_W*time_incr" office:value-type="float" office:value="193.810447984212" calcext:value-type="float">
            <text:p>194</text:p>
          </table:table-cell>
          <table:table-cell table:style-name="ce7" table:formula="of:=[.J295]" office:value-type="float" office:value="238.827252651859" calcext:value-type="float">
            <text:p>238.8</text:p>
          </table:table-cell>
          <table:table-cell table:style-name="ce7" table:formula="of:=[.K295]" office:value-type="float" office:value="334.482606489046" calcext:value-type="float">
            <text:p>334.5</text:p>
          </table:table-cell>
          <table:table-cell table:style-name="ce7" table:formula="of:=[.L295]" office:value-type="float" office:value="496.251796362276" calcext:value-type="float">
            <text:p>496.3</text:p>
          </table:table-cell>
          <table:table-cell table:style-name="ce7" table:formula="of:=[.M295]" office:value-type="float" office:value="741.696879741611" calcext:value-type="float">
            <text:p>741.7</text:p>
          </table:table-cell>
          <table:table-cell table:style-name="ce7" table:formula="of:=[.N295]" office:value-type="float" office:value="1092.97113530736" calcext:value-type="float">
            <text:p>1093.0</text:p>
          </table:table-cell>
          <table:table-cell table:style-name="ce7" table:formula="of:=[.O295]" office:value-type="float" office:value="1580.52419680809" calcext:value-type="float">
            <text:p>1580.5</text:p>
          </table:table-cell>
          <table:table-cell table:style-name="ce7" table:formula="of:=[.P295]" office:value-type="float" office:value="2247.56000359443" calcext:value-type="float">
            <text:p>2247.6</text:p>
          </table:table-cell>
          <table:table-cell table:style-name="ce7" table:formula="of:=[.Q295]" office:value-type="float" office:value="2826.24272454285" calcext:value-type="float">
            <text:p>2826.2</text:p>
          </table:table-cell>
          <table:table-cell table:style-name="ce7" table:formula="of:=[.R295]" office:value-type="float" office:value="2845.12995275532" calcext:value-type="float">
            <text:p>2845.1</text:p>
          </table:table-cell>
          <table:table-cell table:style-name="ce5" table:formula="of:=SUMPRODUCT([.J296:.S296];pot_heat_diffusion)" office:value-type="float" office:value="1113.99320956724" calcext:value-type="float">
            <text:p>1114</text:p>
          </table:table-cell>
          <table:table-cell table:style-name="ce5" table:formula="of:=[.V295]*leakage_out" office:value-type="float" office:value="1747.38058538051" calcext:value-type="float">
            <text:p>1747</text:p>
          </table:table-cell>
          <table:table-cell table:style-name="ce5" table:formula="of:=[.V295]+[.T296]-[.U296]" office:value-type="float" office:value="290596.710187605" calcext:value-type="float">
            <text:p>290597</text:p>
          </table:table-cell>
          <table:table-cell table:style-name="ce12" table:formula="of:= temp_out + [.V296]/pot_water_mass" office:value-type="float" office:value="122.356699944455" calcext:value-type="float">
            <text:p>122.4</text:p>
          </table:table-cell>
          <table:table-cell table:style-name="ce7" table:formula="of:=IF([.G296]&gt;thermagon_temp_max;0;IF([.W29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3" table:formula="of:=burner_C_per_s * [.X296]/100 * time_incr" office:value-type="float" office:value="0" calcext:value-type="float">
            <text:p>0</text:p>
          </table:table-cell>
          <table:table-cell table:style-name="ce3" table:formula="of:=[.B297]" office:value-type="float" office:value="0" calcext:value-type="float">
            <text:p>0</text:p>
          </table:table-cell>
          <table:table-cell table:style-name="ce3" table:formula="of:=[.C296]" office:value-type="float" office:value="0" calcext:value-type="float">
            <text:p>0</text:p>
          </table:table-cell>
          <table:table-cell table:style-name="ce5" table:formula="of:=SUMPRODUCT([.B297:.D297];burner_heat_diffusion)" office:value-type="float" office:value="0" calcext:value-type="float">
            <text:p>0</text:p>
          </table:table-cell>
          <table:table-cell table:formula="of:=[.F296]+[.E297]-[.I296]" office:value-type="float" office:value="51670.4917535892" calcext:value-type="float">
            <text:p>51670</text:p>
          </table:table-cell>
          <table:table-cell table:style-name="ce7" table:formula="of:=temp_out + [.F297] / burner_heat_mass" office:value-type="float" office:value="123.340983507178" calcext:value-type="float">
            <text:p>123.3</text:p>
          </table:table-cell>
          <table:table-cell table:style-name="ce7" table:formula="of:=[.G297]-[.W296]" office:value-type="float" office:value="0.984283562723206" calcext:value-type="float">
            <text:p>1.0</text:p>
          </table:table-cell>
          <table:table-cell table:style-name="ce5" table:formula="of:=thermagon_k * burner_A * [.H297] / thermagon_L" office:value-type="float" office:value="129.02935195693" calcext:value-type="float">
            <text:p>129</text:p>
          </table:table-cell>
          <table:table-cell table:style-name="ce5" table:formula="of:=[.I297]/C_per_s_to_W*time_incr" office:value-type="float" office:value="184.908787556507" calcext:value-type="float">
            <text:p>185</text:p>
          </table:table-cell>
          <table:table-cell table:style-name="ce7" table:formula="of:=[.J296]" office:value-type="float" office:value="193.810447984212" calcext:value-type="float">
            <text:p>193.8</text:p>
          </table:table-cell>
          <table:table-cell table:style-name="ce7" table:formula="of:=[.K296]" office:value-type="float" office:value="238.827252651859" calcext:value-type="float">
            <text:p>238.8</text:p>
          </table:table-cell>
          <table:table-cell table:style-name="ce7" table:formula="of:=[.L296]" office:value-type="float" office:value="334.482606489046" calcext:value-type="float">
            <text:p>334.5</text:p>
          </table:table-cell>
          <table:table-cell table:style-name="ce7" table:formula="of:=[.M296]" office:value-type="float" office:value="496.251796362276" calcext:value-type="float">
            <text:p>496.3</text:p>
          </table:table-cell>
          <table:table-cell table:style-name="ce7" table:formula="of:=[.N296]" office:value-type="float" office:value="741.696879741611" calcext:value-type="float">
            <text:p>741.7</text:p>
          </table:table-cell>
          <table:table-cell table:style-name="ce7" table:formula="of:=[.O296]" office:value-type="float" office:value="1092.97113530736" calcext:value-type="float">
            <text:p>1093.0</text:p>
          </table:table-cell>
          <table:table-cell table:style-name="ce7" table:formula="of:=[.P296]" office:value-type="float" office:value="1580.52419680809" calcext:value-type="float">
            <text:p>1580.5</text:p>
          </table:table-cell>
          <table:table-cell table:style-name="ce7" table:formula="of:=[.Q296]" office:value-type="float" office:value="2247.56000359443" calcext:value-type="float">
            <text:p>2247.6</text:p>
          </table:table-cell>
          <table:table-cell table:style-name="ce7" table:formula="of:=[.R296]" office:value-type="float" office:value="2826.24272454285" calcext:value-type="float">
            <text:p>2826.2</text:p>
          </table:table-cell>
          <table:table-cell table:style-name="ce5" table:formula="of:=SUMPRODUCT([.J297:.S297];pot_heat_diffusion)" office:value-type="float" office:value="801.175520735076" calcext:value-type="float">
            <text:p>801</text:p>
          </table:table-cell>
          <table:table-cell table:style-name="ce5" table:formula="of:=[.V296]*leakage_out" office:value-type="float" office:value="1743.58026112563" calcext:value-type="float">
            <text:p>1744</text:p>
          </table:table-cell>
          <table:table-cell table:style-name="ce5" table:formula="of:=[.V296]+[.T297]-[.U297]" office:value-type="float" office:value="289654.305447214" calcext:value-type="float">
            <text:p>289654</text:p>
          </table:table-cell>
          <table:table-cell table:style-name="ce12" table:formula="of:= temp_out + [.V297]/pot_water_mass" office:value-type="float" office:value="122.024757304168" calcext:value-type="float">
            <text:p>122.0</text:p>
          </table:table-cell>
          <table:table-cell table:style-name="ce7" table:formula="of:=IF([.G297]&gt;thermagon_temp_max;0;IF([.W29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3" table:formula="of:=burner_C_per_s * [.X297]/100 * time_incr" office:value-type="float" office:value="0" calcext:value-type="float">
            <text:p>0</text:p>
          </table:table-cell>
          <table:table-cell table:style-name="ce3" table:formula="of:=[.B298]" office:value-type="float" office:value="0" calcext:value-type="float">
            <text:p>0</text:p>
          </table:table-cell>
          <table:table-cell table:style-name="ce3" table:formula="of:=[.C297]" office:value-type="float" office:value="0" calcext:value-type="float">
            <text:p>0</text:p>
          </table:table-cell>
          <table:table-cell table:style-name="ce5" table:formula="of:=SUMPRODUCT([.B298:.D298];burner_heat_diffusion)" office:value-type="float" office:value="0" calcext:value-type="float">
            <text:p>0</text:p>
          </table:table-cell>
          <table:table-cell table:formula="of:=[.F297]+[.E298]-[.I297]" office:value-type="float" office:value="51541.4624016323" calcext:value-type="float">
            <text:p>51541</text:p>
          </table:table-cell>
          <table:table-cell table:style-name="ce7" table:formula="of:=temp_out + [.F298] / burner_heat_mass" office:value-type="float" office:value="123.082924803265" calcext:value-type="float">
            <text:p>123.1</text:p>
          </table:table-cell>
          <table:table-cell table:style-name="ce7" table:formula="of:=[.G298]-[.W297]" office:value-type="float" office:value="1.05816749909634" calcext:value-type="float">
            <text:p>1.1</text:p>
          </table:table-cell>
          <table:table-cell table:style-name="ce5" table:formula="of:=thermagon_k * burner_A * [.H298] / thermagon_L" office:value-type="float" office:value="138.714768630838" calcext:value-type="float">
            <text:p>139</text:p>
          </table:table-cell>
          <table:table-cell table:style-name="ce5" table:formula="of:=[.I298]/C_per_s_to_W*time_incr" office:value-type="float" office:value="198.788719734649" calcext:value-type="float">
            <text:p>199</text:p>
          </table:table-cell>
          <table:table-cell table:style-name="ce7" table:formula="of:=[.J297]" office:value-type="float" office:value="184.908787556507" calcext:value-type="float">
            <text:p>184.9</text:p>
          </table:table-cell>
          <table:table-cell table:style-name="ce7" table:formula="of:=[.K297]" office:value-type="float" office:value="193.810447984212" calcext:value-type="float">
            <text:p>193.8</text:p>
          </table:table-cell>
          <table:table-cell table:style-name="ce7" table:formula="of:=[.L297]" office:value-type="float" office:value="238.827252651859" calcext:value-type="float">
            <text:p>238.8</text:p>
          </table:table-cell>
          <table:table-cell table:style-name="ce7" table:formula="of:=[.M297]" office:value-type="float" office:value="334.482606489046" calcext:value-type="float">
            <text:p>334.5</text:p>
          </table:table-cell>
          <table:table-cell table:style-name="ce7" table:formula="of:=[.N297]" office:value-type="float" office:value="496.251796362276" calcext:value-type="float">
            <text:p>496.3</text:p>
          </table:table-cell>
          <table:table-cell table:style-name="ce7" table:formula="of:=[.O297]" office:value-type="float" office:value="741.696879741611" calcext:value-type="float">
            <text:p>741.7</text:p>
          </table:table-cell>
          <table:table-cell table:style-name="ce7" table:formula="of:=[.P297]" office:value-type="float" office:value="1092.97113530736" calcext:value-type="float">
            <text:p>1093.0</text:p>
          </table:table-cell>
          <table:table-cell table:style-name="ce7" table:formula="of:=[.Q297]" office:value-type="float" office:value="1580.52419680809" calcext:value-type="float">
            <text:p>1580.5</text:p>
          </table:table-cell>
          <table:table-cell table:style-name="ce7" table:formula="of:=[.R297]" office:value-type="float" office:value="2247.56000359443" calcext:value-type="float">
            <text:p>2247.6</text:p>
          </table:table-cell>
          <table:table-cell table:style-name="ce5" table:formula="of:=SUMPRODUCT([.J298:.S298];pot_heat_diffusion)" office:value-type="float" office:value="562.487594386228" calcext:value-type="float">
            <text:p>562</text:p>
          </table:table-cell>
          <table:table-cell table:style-name="ce5" table:formula="of:=[.V297]*leakage_out" office:value-type="float" office:value="1737.92583268329" calcext:value-type="float">
            <text:p>1738</text:p>
          </table:table-cell>
          <table:table-cell table:style-name="ce5" table:formula="of:=[.V297]+[.T298]-[.U298]" office:value-type="float" office:value="288478.867208917" calcext:value-type="float">
            <text:p>288479</text:p>
          </table:table-cell>
          <table:table-cell table:style-name="ce12" table:formula="of:= temp_out + [.V298]/pot_water_mass" office:value-type="float" office:value="121.610733418685" calcext:value-type="float">
            <text:p>121.6</text:p>
          </table:table-cell>
          <table:table-cell table:style-name="ce7" table:formula="of:=IF([.G298]&gt;thermagon_temp_max;0;IF([.W29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3" table:formula="of:=burner_C_per_s * [.X298]/100 * time_incr" office:value-type="float" office:value="0" calcext:value-type="float">
            <text:p>0</text:p>
          </table:table-cell>
          <table:table-cell table:style-name="ce3" table:formula="of:=[.B299]" office:value-type="float" office:value="0" calcext:value-type="float">
            <text:p>0</text:p>
          </table:table-cell>
          <table:table-cell table:style-name="ce3" table:formula="of:=[.C298]" office:value-type="float" office:value="0" calcext:value-type="float">
            <text:p>0</text:p>
          </table:table-cell>
          <table:table-cell table:style-name="ce5" table:formula="of:=SUMPRODUCT([.B299:.D299];burner_heat_diffusion)" office:value-type="float" office:value="0" calcext:value-type="float">
            <text:p>0</text:p>
          </table:table-cell>
          <table:table-cell table:formula="of:=[.F298]+[.E299]-[.I298]" office:value-type="float" office:value="51402.7476330014" calcext:value-type="float">
            <text:p>51403</text:p>
          </table:table-cell>
          <table:table-cell table:style-name="ce7" table:formula="of:=temp_out + [.F299] / burner_heat_mass" office:value-type="float" office:value="122.805495266003" calcext:value-type="float">
            <text:p>122.8</text:p>
          </table:table-cell>
          <table:table-cell table:style-name="ce7" table:formula="of:=[.G299]-[.W298]" office:value-type="float" office:value="1.19476184731822" calcext:value-type="float">
            <text:p>1.2</text:p>
          </table:table-cell>
          <table:table-cell table:style-name="ce5" table:formula="of:=thermagon_k * burner_A * [.H299] / thermagon_L" office:value-type="float" office:value="156.620868965671" calcext:value-type="float">
            <text:p>157</text:p>
          </table:table-cell>
          <table:table-cell table:style-name="ce5" table:formula="of:=[.I299]/C_per_s_to_W*time_incr" office:value-type="float" office:value="224.449511272099" calcext:value-type="float">
            <text:p>224</text:p>
          </table:table-cell>
          <table:table-cell table:style-name="ce7" table:formula="of:=[.J298]" office:value-type="float" office:value="198.788719734649" calcext:value-type="float">
            <text:p>198.8</text:p>
          </table:table-cell>
          <table:table-cell table:style-name="ce7" table:formula="of:=[.K298]" office:value-type="float" office:value="184.908787556507" calcext:value-type="float">
            <text:p>184.9</text:p>
          </table:table-cell>
          <table:table-cell table:style-name="ce7" table:formula="of:=[.L298]" office:value-type="float" office:value="193.810447984212" calcext:value-type="float">
            <text:p>193.8</text:p>
          </table:table-cell>
          <table:table-cell table:style-name="ce7" table:formula="of:=[.M298]" office:value-type="float" office:value="238.827252651859" calcext:value-type="float">
            <text:p>238.8</text:p>
          </table:table-cell>
          <table:table-cell table:style-name="ce7" table:formula="of:=[.N298]" office:value-type="float" office:value="334.482606489046" calcext:value-type="float">
            <text:p>334.5</text:p>
          </table:table-cell>
          <table:table-cell table:style-name="ce7" table:formula="of:=[.O298]" office:value-type="float" office:value="496.251796362276" calcext:value-type="float">
            <text:p>496.3</text:p>
          </table:table-cell>
          <table:table-cell table:style-name="ce7" table:formula="of:=[.P298]" office:value-type="float" office:value="741.696879741611" calcext:value-type="float">
            <text:p>741.7</text:p>
          </table:table-cell>
          <table:table-cell table:style-name="ce7" table:formula="of:=[.Q298]" office:value-type="float" office:value="1092.97113530736" calcext:value-type="float">
            <text:p>1093.0</text:p>
          </table:table-cell>
          <table:table-cell table:style-name="ce7" table:formula="of:=[.R298]" office:value-type="float" office:value="1580.52419680809" calcext:value-type="float">
            <text:p>1580.5</text:p>
          </table:table-cell>
          <table:table-cell table:style-name="ce5" table:formula="of:=SUMPRODUCT([.J299:.S299];pot_heat_diffusion)" office:value-type="float" office:value="400.053144940852" calcext:value-type="float">
            <text:p>400</text:p>
          </table:table-cell>
          <table:table-cell table:style-name="ce5" table:formula="of:=[.V298]*leakage_out" office:value-type="float" office:value="1730.8732032535" calcext:value-type="float">
            <text:p>1731</text:p>
          </table:table-cell>
          <table:table-cell table:style-name="ce5" table:formula="of:=[.V298]+[.T299]-[.U299]" office:value-type="float" office:value="287148.047150605" calcext:value-type="float">
            <text:p>287148</text:p>
          </table:table-cell>
          <table:table-cell table:style-name="ce12" table:formula="of:= temp_out + [.V299]/pot_water_mass" office:value-type="float" office:value="121.141979490601" calcext:value-type="float">
            <text:p>121.1</text:p>
          </table:table-cell>
          <table:table-cell table:style-name="ce7" table:formula="of:=IF([.G299]&gt;thermagon_temp_max;0;IF([.W29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3" table:formula="of:=burner_C_per_s * [.X299]/100 * time_incr" office:value-type="float" office:value="0" calcext:value-type="float">
            <text:p>0</text:p>
          </table:table-cell>
          <table:table-cell table:style-name="ce3" table:formula="of:=[.B300]" office:value-type="float" office:value="0" calcext:value-type="float">
            <text:p>0</text:p>
          </table:table-cell>
          <table:table-cell table:style-name="ce3" table:formula="of:=[.C299]" office:value-type="float" office:value="0" calcext:value-type="float">
            <text:p>0</text:p>
          </table:table-cell>
          <table:table-cell table:style-name="ce5" table:formula="of:=SUMPRODUCT([.B300:.D300];burner_heat_diffusion)" office:value-type="float" office:value="0" calcext:value-type="float">
            <text:p>0</text:p>
          </table:table-cell>
          <table:table-cell table:formula="of:=[.F299]+[.E300]-[.I299]" office:value-type="float" office:value="51246.1267640358" calcext:value-type="float">
            <text:p>51246</text:p>
          </table:table-cell>
          <table:table-cell table:style-name="ce7" table:formula="of:=temp_out + [.F300] / burner_heat_mass" office:value-type="float" office:value="122.492253528072" calcext:value-type="float">
            <text:p>122.5</text:p>
          </table:table-cell>
          <table:table-cell table:style-name="ce7" table:formula="of:=[.G300]-[.W299]" office:value-type="float" office:value="1.35027403747101" calcext:value-type="float">
            <text:p>1.4</text:p>
          </table:table-cell>
          <table:table-cell table:style-name="ce5" table:formula="of:=thermagon_k * burner_A * [.H300] / thermagon_L" office:value-type="float" office:value="177.00690189027" calcext:value-type="float">
            <text:p>177</text:p>
          </table:table-cell>
          <table:table-cell table:style-name="ce5" table:formula="of:=[.I300]/C_per_s_to_W*time_incr" office:value-type="float" office:value="253.664233147421" calcext:value-type="float">
            <text:p>254</text:p>
          </table:table-cell>
          <table:table-cell table:style-name="ce7" table:formula="of:=[.J299]" office:value-type="float" office:value="224.449511272099" calcext:value-type="float">
            <text:p>224.4</text:p>
          </table:table-cell>
          <table:table-cell table:style-name="ce7" table:formula="of:=[.K299]" office:value-type="float" office:value="198.788719734649" calcext:value-type="float">
            <text:p>198.8</text:p>
          </table:table-cell>
          <table:table-cell table:style-name="ce7" table:formula="of:=[.L299]" office:value-type="float" office:value="184.908787556507" calcext:value-type="float">
            <text:p>184.9</text:p>
          </table:table-cell>
          <table:table-cell table:style-name="ce7" table:formula="of:=[.M299]" office:value-type="float" office:value="193.810447984212" calcext:value-type="float">
            <text:p>193.8</text:p>
          </table:table-cell>
          <table:table-cell table:style-name="ce7" table:formula="of:=[.N299]" office:value-type="float" office:value="238.827252651859" calcext:value-type="float">
            <text:p>238.8</text:p>
          </table:table-cell>
          <table:table-cell table:style-name="ce7" table:formula="of:=[.O299]" office:value-type="float" office:value="334.482606489046" calcext:value-type="float">
            <text:p>334.5</text:p>
          </table:table-cell>
          <table:table-cell table:style-name="ce7" table:formula="of:=[.P299]" office:value-type="float" office:value="496.251796362276" calcext:value-type="float">
            <text:p>496.3</text:p>
          </table:table-cell>
          <table:table-cell table:style-name="ce7" table:formula="of:=[.Q299]" office:value-type="float" office:value="741.696879741611" calcext:value-type="float">
            <text:p>741.7</text:p>
          </table:table-cell>
          <table:table-cell table:style-name="ce7" table:formula="of:=[.R299]" office:value-type="float" office:value="1092.97113530736" calcext:value-type="float">
            <text:p>1093.0</text:p>
          </table:table-cell>
          <table:table-cell table:style-name="ce5" table:formula="of:=SUMPRODUCT([.J300:.S300];pot_heat_diffusion)" office:value-type="float" office:value="300.527573750799" calcext:value-type="float">
            <text:p>301</text:p>
          </table:table-cell>
          <table:table-cell table:style-name="ce5" table:formula="of:=[.V299]*leakage_out" office:value-type="float" office:value="1722.88828290363" calcext:value-type="float">
            <text:p>1723</text:p>
          </table:table-cell>
          <table:table-cell table:style-name="ce5" table:formula="of:=[.V299]+[.T300]-[.U300]" office:value-type="float" office:value="285725.686441452" calcext:value-type="float">
            <text:p>285726</text:p>
          </table:table-cell>
          <table:table-cell table:style-name="ce12" table:formula="of:= temp_out + [.V300]/pot_water_mass" office:value-type="float" office:value="120.640982255547" calcext:value-type="float">
            <text:p>120.6</text:p>
          </table:table-cell>
          <table:table-cell table:style-name="ce7" table:formula="of:=IF([.G300]&gt;thermagon_temp_max;0;IF([.W30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3" table:formula="of:=burner_C_per_s * [.X300]/100 * time_incr" office:value-type="float" office:value="2149.61306964746" calcext:value-type="float">
            <text:p>2150</text:p>
          </table:table-cell>
          <table:table-cell table:style-name="ce3" table:formula="of:=[.B301]" office:value-type="float" office:value="2149.61306964746" calcext:value-type="float">
            <text:p>2150</text:p>
          </table:table-cell>
          <table:table-cell table:style-name="ce3" table:formula="of:=[.C300]" office:value-type="float" office:value="0" calcext:value-type="float">
            <text:p>0</text:p>
          </table:table-cell>
          <table:table-cell table:style-name="ce5" table:formula="of:=SUMPRODUCT([.B301:.D301];burner_heat_diffusion)" office:value-type="float" office:value="1504.72914875322" calcext:value-type="float">
            <text:p>1505</text:p>
          </table:table-cell>
          <table:table-cell table:formula="of:=[.F300]+[.E301]-[.I300]" office:value-type="float" office:value="52573.8490108987" calcext:value-type="float">
            <text:p>52574</text:p>
          </table:table-cell>
          <table:table-cell table:style-name="ce7" table:formula="of:=temp_out + [.F301] / burner_heat_mass" office:value-type="float" office:value="125.147698021797" calcext:value-type="float">
            <text:p>125.1</text:p>
          </table:table-cell>
          <table:table-cell table:style-name="ce7" table:formula="of:=[.G301]-[.W300]" office:value-type="float" office:value="4.5067157662501" calcext:value-type="float">
            <text:p>4.5</text:p>
          </table:table-cell>
          <table:table-cell table:style-name="ce5" table:formula="of:=thermagon_k * burner_A * [.H301] / thermagon_L" office:value-type="float" office:value="590.783628616641" calcext:value-type="float">
            <text:p>591</text:p>
          </table:table-cell>
          <table:table-cell table:style-name="ce5" table:formula="of:=[.I301]/C_per_s_to_W*time_incr" office:value-type="float" office:value="846.637472938723" calcext:value-type="float">
            <text:p>847</text:p>
          </table:table-cell>
          <table:table-cell table:style-name="ce7" table:formula="of:=[.J300]" office:value-type="float" office:value="253.664233147421" calcext:value-type="float">
            <text:p>253.7</text:p>
          </table:table-cell>
          <table:table-cell table:style-name="ce7" table:formula="of:=[.K300]" office:value-type="float" office:value="224.449511272099" calcext:value-type="float">
            <text:p>224.4</text:p>
          </table:table-cell>
          <table:table-cell table:style-name="ce7" table:formula="of:=[.L300]" office:value-type="float" office:value="198.788719734649" calcext:value-type="float">
            <text:p>198.8</text:p>
          </table:table-cell>
          <table:table-cell table:style-name="ce7" table:formula="of:=[.M300]" office:value-type="float" office:value="184.908787556507" calcext:value-type="float">
            <text:p>184.9</text:p>
          </table:table-cell>
          <table:table-cell table:style-name="ce7" table:formula="of:=[.N300]" office:value-type="float" office:value="193.810447984212" calcext:value-type="float">
            <text:p>193.8</text:p>
          </table:table-cell>
          <table:table-cell table:style-name="ce7" table:formula="of:=[.O300]" office:value-type="float" office:value="238.827252651859" calcext:value-type="float">
            <text:p>238.8</text:p>
          </table:table-cell>
          <table:table-cell table:style-name="ce7" table:formula="of:=[.P300]" office:value-type="float" office:value="334.482606489046" calcext:value-type="float">
            <text:p>334.5</text:p>
          </table:table-cell>
          <table:table-cell table:style-name="ce7" table:formula="of:=[.Q300]" office:value-type="float" office:value="496.251796362276" calcext:value-type="float">
            <text:p>496.3</text:p>
          </table:table-cell>
          <table:table-cell table:style-name="ce7" table:formula="of:=[.R300]" office:value-type="float" office:value="741.696879741611" calcext:value-type="float">
            <text:p>741.7</text:p>
          </table:table-cell>
          <table:table-cell table:style-name="ce5" table:formula="of:=SUMPRODUCT([.J301:.S301];pot_heat_diffusion)" office:value-type="float" office:value="258.967558560512" calcext:value-type="float">
            <text:p>259</text:p>
          </table:table-cell>
          <table:table-cell table:style-name="ce5" table:formula="of:=[.V300]*leakage_out" office:value-type="float" office:value="1714.35411864871" calcext:value-type="float">
            <text:p>1714</text:p>
          </table:table-cell>
          <table:table-cell table:style-name="ce5" table:formula="of:=[.V300]+[.T301]-[.U301]" office:value-type="float" office:value="284270.299881364" calcext:value-type="float">
            <text:p>284270</text:p>
          </table:table-cell>
          <table:table-cell table:style-name="ce12" table:formula="of:= temp_out + [.V301]/pot_water_mass" office:value-type="float" office:value="120.128352345395" calcext:value-type="float">
            <text:p>120.1</text:p>
          </table:table-cell>
          <table:table-cell table:style-name="ce7" table:formula="of:=IF([.G301]&gt;thermagon_temp_max;0;IF([.W30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3" table:formula="of:=burner_C_per_s * [.X301]/100 * time_incr" office:value-type="float" office:value="2149.61306964746" calcext:value-type="float">
            <text:p>2150</text:p>
          </table:table-cell>
          <table:table-cell table:style-name="ce3" table:formula="of:=[.B302]" office:value-type="float" office:value="2149.61306964746" calcext:value-type="float">
            <text:p>2150</text:p>
          </table:table-cell>
          <table:table-cell table:style-name="ce3" table:formula="of:=[.C301]" office:value-type="float" office:value="2149.61306964746" calcext:value-type="float">
            <text:p>2150</text:p>
          </table:table-cell>
          <table:table-cell table:style-name="ce5" table:formula="of:=SUMPRODUCT([.B302:.D302];burner_heat_diffusion)" office:value-type="float" office:value="2149.61306964746" calcext:value-type="float">
            <text:p>2150</text:p>
          </table:table-cell>
          <table:table-cell table:formula="of:=[.F301]+[.E302]-[.I301]" office:value-type="float" office:value="54132.6784519295" calcext:value-type="float">
            <text:p>54133</text:p>
          </table:table-cell>
          <table:table-cell table:style-name="ce7" table:formula="of:=temp_out + [.F302] / burner_heat_mass" office:value-type="float" office:value="128.265356903859" calcext:value-type="float">
            <text:p>128.3</text:p>
          </table:table-cell>
          <table:table-cell table:style-name="ce7" table:formula="of:=[.G302]-[.W301]" office:value-type="float" office:value="8.13700455846443" calcext:value-type="float">
            <text:p>8.1</text:p>
          </table:table-cell>
          <table:table-cell table:style-name="ce5" table:formula="of:=thermagon_k * burner_A * [.H302] / thermagon_L" office:value-type="float" office:value="1066.67678381672" calcext:value-type="float">
            <text:p>1067</text:p>
          </table:table-cell>
          <table:table-cell table:style-name="ce5" table:formula="of:=[.I302]/C_per_s_to_W*time_incr" office:value-type="float" office:value="1528.62823705463" calcext:value-type="float">
            <text:p>1529</text:p>
          </table:table-cell>
          <table:table-cell table:style-name="ce7" table:formula="of:=[.J301]" office:value-type="float" office:value="846.637472938723" calcext:value-type="float">
            <text:p>846.6</text:p>
          </table:table-cell>
          <table:table-cell table:style-name="ce7" table:formula="of:=[.K301]" office:value-type="float" office:value="253.664233147421" calcext:value-type="float">
            <text:p>253.7</text:p>
          </table:table-cell>
          <table:table-cell table:style-name="ce7" table:formula="of:=[.L301]" office:value-type="float" office:value="224.449511272099" calcext:value-type="float">
            <text:p>224.4</text:p>
          </table:table-cell>
          <table:table-cell table:style-name="ce7" table:formula="of:=[.M301]" office:value-type="float" office:value="198.788719734649" calcext:value-type="float">
            <text:p>198.8</text:p>
          </table:table-cell>
          <table:table-cell table:style-name="ce7" table:formula="of:=[.N301]" office:value-type="float" office:value="184.908787556507" calcext:value-type="float">
            <text:p>184.9</text:p>
          </table:table-cell>
          <table:table-cell table:style-name="ce7" table:formula="of:=[.O301]" office:value-type="float" office:value="193.810447984212" calcext:value-type="float">
            <text:p>193.8</text:p>
          </table:table-cell>
          <table:table-cell table:style-name="ce7" table:formula="of:=[.P301]" office:value-type="float" office:value="238.827252651859" calcext:value-type="float">
            <text:p>238.8</text:p>
          </table:table-cell>
          <table:table-cell table:style-name="ce7" table:formula="of:=[.Q301]" office:value-type="float" office:value="334.482606489046" calcext:value-type="float">
            <text:p>334.5</text:p>
          </table:table-cell>
          <table:table-cell table:style-name="ce7" table:formula="of:=[.R301]" office:value-type="float" office:value="496.251796362276" calcext:value-type="float">
            <text:p>496.3</text:p>
          </table:table-cell>
          <table:table-cell table:style-name="ce5" table:formula="of:=SUMPRODUCT([.J302:.S302];pot_heat_diffusion)" office:value-type="float" office:value="280.607298420509" calcext:value-type="float">
            <text:p>281</text:p>
          </table:table-cell>
          <table:table-cell table:style-name="ce5" table:formula="of:=[.V301]*leakage_out" office:value-type="float" office:value="1705.62179928818" calcext:value-type="float">
            <text:p>1706</text:p>
          </table:table-cell>
          <table:table-cell table:style-name="ce5" table:formula="of:=[.V301]+[.T302]-[.U302]" office:value-type="float" office:value="282845.285380496" calcext:value-type="float">
            <text:p>282845</text:p>
          </table:table-cell>
          <table:table-cell table:style-name="ce12" table:formula="of:= temp_out + [.V302]/pot_water_mass" office:value-type="float" office:value="119.626420366923" calcext:value-type="float">
            <text:p>119.6</text:p>
          </table:table-cell>
          <table:table-cell table:style-name="ce7" table:formula="of:=IF([.G302]&gt;thermagon_temp_max;0;IF([.W30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3" table:formula="of:=burner_C_per_s * [.X302]/100 * time_incr" office:value-type="float" office:value="2149.61306964746" calcext:value-type="float">
            <text:p>2150</text:p>
          </table:table-cell>
          <table:table-cell table:style-name="ce3" table:formula="of:=[.B303]" office:value-type="float" office:value="2149.61306964746" calcext:value-type="float">
            <text:p>2150</text:p>
          </table:table-cell>
          <table:table-cell table:style-name="ce3" table:formula="of:=[.C302]" office:value-type="float" office:value="2149.61306964746" calcext:value-type="float">
            <text:p>2150</text:p>
          </table:table-cell>
          <table:table-cell table:style-name="ce5" table:formula="of:=SUMPRODUCT([.B303:.D303];burner_heat_diffusion)" office:value-type="float" office:value="2149.61306964746" calcext:value-type="float">
            <text:p>2150</text:p>
          </table:table-cell>
          <table:table-cell table:formula="of:=[.F302]+[.E303]-[.I302]" office:value-type="float" office:value="55215.6147377603" calcext:value-type="float">
            <text:p>55216</text:p>
          </table:table-cell>
          <table:table-cell table:style-name="ce7" table:formula="of:=temp_out + [.F303] / burner_heat_mass" office:value-type="float" office:value="130.431229475521" calcext:value-type="float">
            <text:p>130.4</text:p>
          </table:table-cell>
          <table:table-cell table:style-name="ce7" table:formula="of:=[.G303]-[.W302]" office:value-type="float" office:value="10.8048091085976" calcext:value-type="float">
            <text:p>10.8</text:p>
          </table:table-cell>
          <table:table-cell table:style-name="ce5" table:formula="of:=thermagon_k * burner_A * [.H303] / thermagon_L" office:value-type="float" office:value="1416.39825158061" calcext:value-type="float">
            <text:p>1416</text:p>
          </table:table-cell>
          <table:table-cell table:style-name="ce5" table:formula="of:=[.I303]/C_per_s_to_W*time_incr" office:value-type="float" office:value="2029.80546228233" calcext:value-type="float">
            <text:p>2030</text:p>
          </table:table-cell>
          <table:table-cell table:style-name="ce7" table:formula="of:=[.J302]" office:value-type="float" office:value="1528.62823705463" calcext:value-type="float">
            <text:p>1528.6</text:p>
          </table:table-cell>
          <table:table-cell table:style-name="ce7" table:formula="of:=[.K302]" office:value-type="float" office:value="846.637472938723" calcext:value-type="float">
            <text:p>846.6</text:p>
          </table:table-cell>
          <table:table-cell table:style-name="ce7" table:formula="of:=[.L302]" office:value-type="float" office:value="253.664233147421" calcext:value-type="float">
            <text:p>253.7</text:p>
          </table:table-cell>
          <table:table-cell table:style-name="ce7" table:formula="of:=[.M302]" office:value-type="float" office:value="224.449511272099" calcext:value-type="float">
            <text:p>224.4</text:p>
          </table:table-cell>
          <table:table-cell table:style-name="ce7" table:formula="of:=[.N302]" office:value-type="float" office:value="198.788719734649" calcext:value-type="float">
            <text:p>198.8</text:p>
          </table:table-cell>
          <table:table-cell table:style-name="ce7" table:formula="of:=[.O302]" office:value-type="float" office:value="184.908787556507" calcext:value-type="float">
            <text:p>184.9</text:p>
          </table:table-cell>
          <table:table-cell table:style-name="ce7" table:formula="of:=[.P302]" office:value-type="float" office:value="193.810447984212" calcext:value-type="float">
            <text:p>193.8</text:p>
          </table:table-cell>
          <table:table-cell table:style-name="ce7" table:formula="of:=[.Q302]" office:value-type="float" office:value="238.827252651859" calcext:value-type="float">
            <text:p>238.8</text:p>
          </table:table-cell>
          <table:table-cell table:style-name="ce7" table:formula="of:=[.R302]" office:value-type="float" office:value="334.482606489046" calcext:value-type="float">
            <text:p>334.5</text:p>
          </table:table-cell>
          <table:table-cell table:style-name="ce5" table:formula="of:=SUMPRODUCT([.J303:.S303];pot_heat_diffusion)" office:value-type="float" office:value="381.672162639849" calcext:value-type="float">
            <text:p>382</text:p>
          </table:table-cell>
          <table:table-cell table:style-name="ce5" table:formula="of:=[.V302]*leakage_out" office:value-type="float" office:value="1697.07171228298" calcext:value-type="float">
            <text:p>1697</text:p>
          </table:table-cell>
          <table:table-cell table:style-name="ce5" table:formula="of:=[.V302]+[.T303]-[.U303]" office:value-type="float" office:value="281529.885830853" calcext:value-type="float">
            <text:p>281530</text:p>
          </table:table-cell>
          <table:table-cell table:style-name="ce12" table:formula="of:= temp_out + [.V303]/pot_water_mass" office:value-type="float" office:value="119.163097995094" calcext:value-type="float">
            <text:p>119.2</text:p>
          </table:table-cell>
          <table:table-cell table:style-name="ce7" table:formula="of:=IF([.G303]&gt;thermagon_temp_max;0;IF([.W30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3" table:formula="of:=burner_C_per_s * [.X303]/100 * time_incr" office:value-type="float" office:value="2149.61306964746" calcext:value-type="float">
            <text:p>2150</text:p>
          </table:table-cell>
          <table:table-cell table:style-name="ce3" table:formula="of:=[.B304]" office:value-type="float" office:value="2149.61306964746" calcext:value-type="float">
            <text:p>2150</text:p>
          </table:table-cell>
          <table:table-cell table:style-name="ce3" table:formula="of:=[.C303]" office:value-type="float" office:value="2149.61306964746" calcext:value-type="float">
            <text:p>2150</text:p>
          </table:table-cell>
          <table:table-cell table:style-name="ce5" table:formula="of:=SUMPRODUCT([.B304:.D304];burner_heat_diffusion)" office:value-type="float" office:value="2149.61306964746" calcext:value-type="float">
            <text:p>2150</text:p>
          </table:table-cell>
          <table:table-cell table:formula="of:=[.F303]+[.E304]-[.I303]" office:value-type="float" office:value="55948.8295558271" calcext:value-type="float">
            <text:p>55949</text:p>
          </table:table-cell>
          <table:table-cell table:style-name="ce7" table:formula="of:=temp_out + [.F304] / burner_heat_mass" office:value-type="float" office:value="131.897659111654" calcext:value-type="float">
            <text:p>131.9</text:p>
          </table:table-cell>
          <table:table-cell table:style-name="ce7" table:formula="of:=[.G304]-[.W303]" office:value-type="float" office:value="12.7345611165605" calcext:value-type="float">
            <text:p>12.7</text:p>
          </table:table-cell>
          <table:table-cell table:style-name="ce5" table:formula="of:=thermagon_k * burner_A * [.H304] / thermagon_L" office:value-type="float" office:value="1669.36869673988" calcext:value-type="float">
            <text:p>1669</text:p>
          </table:table-cell>
          <table:table-cell table:style-name="ce5" table:formula="of:=[.I304]/C_per_s_to_W*time_incr" office:value-type="float" office:value="2392.33117904826" calcext:value-type="float">
            <text:p>2392</text:p>
          </table:table-cell>
          <table:table-cell table:style-name="ce7" table:formula="of:=[.J303]" office:value-type="float" office:value="2029.80546228233" calcext:value-type="float">
            <text:p>2029.8</text:p>
          </table:table-cell>
          <table:table-cell table:style-name="ce7" table:formula="of:=[.K303]" office:value-type="float" office:value="1528.62823705463" calcext:value-type="float">
            <text:p>1528.6</text:p>
          </table:table-cell>
          <table:table-cell table:style-name="ce7" table:formula="of:=[.L303]" office:value-type="float" office:value="846.637472938723" calcext:value-type="float">
            <text:p>846.6</text:p>
          </table:table-cell>
          <table:table-cell table:style-name="ce7" table:formula="of:=[.M303]" office:value-type="float" office:value="253.664233147421" calcext:value-type="float">
            <text:p>253.7</text:p>
          </table:table-cell>
          <table:table-cell table:style-name="ce7" table:formula="of:=[.N303]" office:value-type="float" office:value="224.449511272099" calcext:value-type="float">
            <text:p>224.4</text:p>
          </table:table-cell>
          <table:table-cell table:style-name="ce7" table:formula="of:=[.O303]" office:value-type="float" office:value="198.788719734649" calcext:value-type="float">
            <text:p>198.8</text:p>
          </table:table-cell>
          <table:table-cell table:style-name="ce7" table:formula="of:=[.P303]" office:value-type="float" office:value="184.908787556507" calcext:value-type="float">
            <text:p>184.9</text:p>
          </table:table-cell>
          <table:table-cell table:style-name="ce7" table:formula="of:=[.Q303]" office:value-type="float" office:value="193.810447984212" calcext:value-type="float">
            <text:p>193.8</text:p>
          </table:table-cell>
          <table:table-cell table:style-name="ce7" table:formula="of:=[.R303]" office:value-type="float" office:value="238.827252651859" calcext:value-type="float">
            <text:p>238.8</text:p>
          </table:table-cell>
          <table:table-cell table:style-name="ce5" table:formula="of:=SUMPRODUCT([.J304:.S304];pot_heat_diffusion)" office:value-type="float" office:value="578.032069504962" calcext:value-type="float">
            <text:p>578</text:p>
          </table:table-cell>
          <table:table-cell table:style-name="ce5" table:formula="of:=[.V303]*leakage_out" office:value-type="float" office:value="1689.17931498512" calcext:value-type="float">
            <text:p>1689</text:p>
          </table:table-cell>
          <table:table-cell table:style-name="ce5" table:formula="of:=[.V303]+[.T304]-[.U304]" office:value-type="float" office:value="280418.738585373" calcext:value-type="float">
            <text:p>280419</text:p>
          </table:table-cell>
          <table:table-cell table:style-name="ce12" table:formula="of:= temp_out + [.V304]/pot_water_mass" office:value-type="float" office:value="118.771719286346" calcext:value-type="float">
            <text:p>118.8</text:p>
          </table:table-cell>
          <table:table-cell table:style-name="ce7" table:formula="of:=IF([.G304]&gt;thermagon_temp_max;0;IF([.W30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3" table:formula="of:=burner_C_per_s * [.X304]/100 * time_incr" office:value-type="float" office:value="2149.61306964746" calcext:value-type="float">
            <text:p>2150</text:p>
          </table:table-cell>
          <table:table-cell table:style-name="ce3" table:formula="of:=[.B305]" office:value-type="float" office:value="2149.61306964746" calcext:value-type="float">
            <text:p>2150</text:p>
          </table:table-cell>
          <table:table-cell table:style-name="ce3" table:formula="of:=[.C304]" office:value-type="float" office:value="2149.61306964746" calcext:value-type="float">
            <text:p>2150</text:p>
          </table:table-cell>
          <table:table-cell table:style-name="ce5" table:formula="of:=SUMPRODUCT([.B305:.D305];burner_heat_diffusion)" office:value-type="float" office:value="2149.61306964746" calcext:value-type="float">
            <text:p>2150</text:p>
          </table:table-cell>
          <table:table-cell table:formula="of:=[.F304]+[.E305]-[.I304]" office:value-type="float" office:value="56429.0739287347" calcext:value-type="float">
            <text:p>56429</text:p>
          </table:table-cell>
          <table:table-cell table:style-name="ce7" table:formula="of:=temp_out + [.F305] / burner_heat_mass" office:value-type="float" office:value="132.858147857469" calcext:value-type="float">
            <text:p>132.9</text:p>
          </table:table-cell>
          <table:table-cell table:style-name="ce7" table:formula="of:=[.G305]-[.W304]" office:value-type="float" office:value="14.086428571124" calcext:value-type="float">
            <text:p>14.1</text:p>
          </table:table-cell>
          <table:table-cell table:style-name="ce5" table:formula="of:=thermagon_k * burner_A * [.H305] / thermagon_L" office:value-type="float" office:value="1846.58447906118" calcext:value-type="float">
            <text:p>1847</text:p>
          </table:table-cell>
          <table:table-cell table:style-name="ce5" table:formula="of:=[.I305]/C_per_s_to_W*time_incr" office:value-type="float" office:value="2646.29475359871" calcext:value-type="float">
            <text:p>2646</text:p>
          </table:table-cell>
          <table:table-cell table:style-name="ce7" table:formula="of:=[.J304]" office:value-type="float" office:value="2392.33117904826" calcext:value-type="float">
            <text:p>2392.3</text:p>
          </table:table-cell>
          <table:table-cell table:style-name="ce7" table:formula="of:=[.K304]" office:value-type="float" office:value="2029.80546228233" calcext:value-type="float">
            <text:p>2029.8</text:p>
          </table:table-cell>
          <table:table-cell table:style-name="ce7" table:formula="of:=[.L304]" office:value-type="float" office:value="1528.62823705463" calcext:value-type="float">
            <text:p>1528.6</text:p>
          </table:table-cell>
          <table:table-cell table:style-name="ce7" table:formula="of:=[.M304]" office:value-type="float" office:value="846.637472938723" calcext:value-type="float">
            <text:p>846.6</text:p>
          </table:table-cell>
          <table:table-cell table:style-name="ce7" table:formula="of:=[.N304]" office:value-type="float" office:value="253.664233147421" calcext:value-type="float">
            <text:p>253.7</text:p>
          </table:table-cell>
          <table:table-cell table:style-name="ce7" table:formula="of:=[.O304]" office:value-type="float" office:value="224.449511272099" calcext:value-type="float">
            <text:p>224.4</text:p>
          </table:table-cell>
          <table:table-cell table:style-name="ce7" table:formula="of:=[.P304]" office:value-type="float" office:value="198.788719734649" calcext:value-type="float">
            <text:p>198.8</text:p>
          </table:table-cell>
          <table:table-cell table:style-name="ce7" table:formula="of:=[.Q304]" office:value-type="float" office:value="184.908787556507" calcext:value-type="float">
            <text:p>184.9</text:p>
          </table:table-cell>
          <table:table-cell table:style-name="ce7" table:formula="of:=[.R304]" office:value-type="float" office:value="193.810447984212" calcext:value-type="float">
            <text:p>193.8</text:p>
          </table:table-cell>
          <table:table-cell table:style-name="ce5" table:formula="of:=SUMPRODUCT([.J305:.S305];pot_heat_diffusion)" office:value-type="float" office:value="869.539489908109" calcext:value-type="float">
            <text:p>870</text:p>
          </table:table-cell>
          <table:table-cell table:style-name="ce5" table:formula="of:=[.V304]*leakage_out" office:value-type="float" office:value="1682.51243151224" calcext:value-type="float">
            <text:p>1683</text:p>
          </table:table-cell>
          <table:table-cell table:style-name="ce5" table:formula="of:=[.V304]+[.T305]-[.U305]" office:value-type="float" office:value="279605.765643769" calcext:value-type="float">
            <text:p>279606</text:p>
          </table:table-cell>
          <table:table-cell table:style-name="ce12" table:formula="of:= temp_out + [.V305]/pot_water_mass" office:value-type="float" office:value="118.485366328692" calcext:value-type="float">
            <text:p>118.5</text:p>
          </table:table-cell>
          <table:table-cell table:style-name="ce7" table:formula="of:=IF([.G305]&gt;thermagon_temp_max;0;IF([.W30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3" table:formula="of:=burner_C_per_s * [.X305]/100 * time_incr" office:value-type="float" office:value="2149.61306964746" calcext:value-type="float">
            <text:p>2150</text:p>
          </table:table-cell>
          <table:table-cell table:style-name="ce3" table:formula="of:=[.B306]" office:value-type="float" office:value="2149.61306964746" calcext:value-type="float">
            <text:p>2150</text:p>
          </table:table-cell>
          <table:table-cell table:style-name="ce3" table:formula="of:=[.C305]" office:value-type="float" office:value="2149.61306964746" calcext:value-type="float">
            <text:p>2150</text:p>
          </table:table-cell>
          <table:table-cell table:style-name="ce5" table:formula="of:=SUMPRODUCT([.B306:.D306];burner_heat_diffusion)" office:value-type="float" office:value="2149.61306964746" calcext:value-type="float">
            <text:p>2150</text:p>
          </table:table-cell>
          <table:table-cell table:formula="of:=[.F305]+[.E306]-[.I305]" office:value-type="float" office:value="56732.102519321" calcext:value-type="float">
            <text:p>56732</text:p>
          </table:table-cell>
          <table:table-cell table:style-name="ce7" table:formula="of:=temp_out + [.F306] / burner_heat_mass" office:value-type="float" office:value="133.464205038642" calcext:value-type="float">
            <text:p>133.5</text:p>
          </table:table-cell>
          <table:table-cell table:style-name="ce7" table:formula="of:=[.G306]-[.W305]" office:value-type="float" office:value="14.9788387099505" calcext:value-type="float">
            <text:p>15.0</text:p>
          </table:table-cell>
          <table:table-cell table:style-name="ce5" table:formula="of:=thermagon_k * burner_A * [.H306] / thermagon_L" office:value-type="float" office:value="1963.57017937502" calcext:value-type="float">
            <text:p>1964</text:p>
          </table:table-cell>
          <table:table-cell table:style-name="ce5" table:formula="of:=[.I306]/C_per_s_to_W*time_incr" office:value-type="float" office:value="2813.94408050304" calcext:value-type="float">
            <text:p>2814</text:p>
          </table:table-cell>
          <table:table-cell table:style-name="ce7" table:formula="of:=[.J305]" office:value-type="float" office:value="2646.29475359871" calcext:value-type="float">
            <text:p>2646.3</text:p>
          </table:table-cell>
          <table:table-cell table:style-name="ce7" table:formula="of:=[.K305]" office:value-type="float" office:value="2392.33117904826" calcext:value-type="float">
            <text:p>2392.3</text:p>
          </table:table-cell>
          <table:table-cell table:style-name="ce7" table:formula="of:=[.L305]" office:value-type="float" office:value="2029.80546228233" calcext:value-type="float">
            <text:p>2029.8</text:p>
          </table:table-cell>
          <table:table-cell table:style-name="ce7" table:formula="of:=[.M305]" office:value-type="float" office:value="1528.62823705463" calcext:value-type="float">
            <text:p>1528.6</text:p>
          </table:table-cell>
          <table:table-cell table:style-name="ce7" table:formula="of:=[.N305]" office:value-type="float" office:value="846.637472938723" calcext:value-type="float">
            <text:p>846.6</text:p>
          </table:table-cell>
          <table:table-cell table:style-name="ce7" table:formula="of:=[.O305]" office:value-type="float" office:value="253.664233147421" calcext:value-type="float">
            <text:p>253.7</text:p>
          </table:table-cell>
          <table:table-cell table:style-name="ce7" table:formula="of:=[.P305]" office:value-type="float" office:value="224.449511272099" calcext:value-type="float">
            <text:p>224.4</text:p>
          </table:table-cell>
          <table:table-cell table:style-name="ce7" table:formula="of:=[.Q305]" office:value-type="float" office:value="198.788719734649" calcext:value-type="float">
            <text:p>198.8</text:p>
          </table:table-cell>
          <table:table-cell table:style-name="ce7" table:formula="of:=[.R305]" office:value-type="float" office:value="184.908787556507" calcext:value-type="float">
            <text:p>184.9</text:p>
          </table:table-cell>
          <table:table-cell table:style-name="ce5" table:formula="of:=SUMPRODUCT([.J306:.S306];pot_heat_diffusion)" office:value-type="float" office:value="1233.97758217316" calcext:value-type="float">
            <text:p>1234</text:p>
          </table:table-cell>
          <table:table-cell table:style-name="ce5" table:formula="of:=[.V305]*leakage_out" office:value-type="float" office:value="1677.63459386261" calcext:value-type="float">
            <text:p>1678</text:p>
          </table:table-cell>
          <table:table-cell table:style-name="ce5" table:formula="of:=[.V305]+[.T306]-[.U306]" office:value-type="float" office:value="279162.108632079" calcext:value-type="float">
            <text:p>279162</text:p>
          </table:table-cell>
          <table:table-cell table:style-name="ce12" table:formula="of:= temp_out + [.V306]/pot_water_mass" office:value-type="float" office:value="118.32909729318" calcext:value-type="float">
            <text:p>118.3</text:p>
          </table:table-cell>
          <table:table-cell table:style-name="ce7" table:formula="of:=IF([.G306]&gt;thermagon_temp_max;0;IF([.W30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3" table:formula="of:=burner_C_per_s * [.X306]/100 * time_incr" office:value-type="float" office:value="2149.61306964746" calcext:value-type="float">
            <text:p>2150</text:p>
          </table:table-cell>
          <table:table-cell table:style-name="ce3" table:formula="of:=[.B307]" office:value-type="float" office:value="2149.61306964746" calcext:value-type="float">
            <text:p>2150</text:p>
          </table:table-cell>
          <table:table-cell table:style-name="ce3" table:formula="of:=[.C306]" office:value-type="float" office:value="2149.61306964746" calcext:value-type="float">
            <text:p>2150</text:p>
          </table:table-cell>
          <table:table-cell table:style-name="ce5" table:formula="of:=SUMPRODUCT([.B307:.D307];burner_heat_diffusion)" office:value-type="float" office:value="2149.61306964746" calcext:value-type="float">
            <text:p>2150</text:p>
          </table:table-cell>
          <table:table-cell table:formula="of:=[.F306]+[.E307]-[.I306]" office:value-type="float" office:value="56918.1454095935" calcext:value-type="float">
            <text:p>56918</text:p>
          </table:table-cell>
          <table:table-cell table:style-name="ce7" table:formula="of:=temp_out + [.F307] / burner_heat_mass" office:value-type="float" office:value="133.836290819187" calcext:value-type="float">
            <text:p>133.8</text:p>
          </table:table-cell>
          <table:table-cell table:style-name="ce7" table:formula="of:=[.G307]-[.W306]" office:value-type="float" office:value="15.5071935260066" calcext:value-type="float">
            <text:p>15.5</text:p>
          </table:table-cell>
          <table:table-cell table:style-name="ce5" table:formula="of:=thermagon_k * burner_A * [.H307] / thermagon_L" office:value-type="float" office:value="2032.83200808059" calcext:value-type="float">
            <text:p>2033</text:p>
          </table:table-cell>
          <table:table-cell table:style-name="ce5" table:formula="of:=[.I307]/C_per_s_to_W*time_incr" office:value-type="float" office:value="2913.20150197849" calcext:value-type="float">
            <text:p>2913</text:p>
          </table:table-cell>
          <table:table-cell table:style-name="ce7" table:formula="of:=[.J306]" office:value-type="float" office:value="2813.94408050304" calcext:value-type="float">
            <text:p>2813.9</text:p>
          </table:table-cell>
          <table:table-cell table:style-name="ce7" table:formula="of:=[.K306]" office:value-type="float" office:value="2646.29475359871" calcext:value-type="float">
            <text:p>2646.3</text:p>
          </table:table-cell>
          <table:table-cell table:style-name="ce7" table:formula="of:=[.L306]" office:value-type="float" office:value="2392.33117904826" calcext:value-type="float">
            <text:p>2392.3</text:p>
          </table:table-cell>
          <table:table-cell table:style-name="ce7" table:formula="of:=[.M306]" office:value-type="float" office:value="2029.80546228233" calcext:value-type="float">
            <text:p>2029.8</text:p>
          </table:table-cell>
          <table:table-cell table:style-name="ce7" table:formula="of:=[.N306]" office:value-type="float" office:value="1528.62823705463" calcext:value-type="float">
            <text:p>1528.6</text:p>
          </table:table-cell>
          <table:table-cell table:style-name="ce7" table:formula="of:=[.O306]" office:value-type="float" office:value="846.637472938723" calcext:value-type="float">
            <text:p>846.6</text:p>
          </table:table-cell>
          <table:table-cell table:style-name="ce7" table:formula="of:=[.P306]" office:value-type="float" office:value="253.664233147421" calcext:value-type="float">
            <text:p>253.7</text:p>
          </table:table-cell>
          <table:table-cell table:style-name="ce7" table:formula="of:=[.Q306]" office:value-type="float" office:value="224.449511272099" calcext:value-type="float">
            <text:p>224.4</text:p>
          </table:table-cell>
          <table:table-cell table:style-name="ce7" table:formula="of:=[.R306]" office:value-type="float" office:value="198.788719734649" calcext:value-type="float">
            <text:p>198.8</text:p>
          </table:table-cell>
          <table:table-cell table:style-name="ce5" table:formula="of:=SUMPRODUCT([.J307:.S307];pot_heat_diffusion)" office:value-type="float" office:value="1630.51874637633" calcext:value-type="float">
            <text:p>1631</text:p>
          </table:table-cell>
          <table:table-cell table:style-name="ce5" table:formula="of:=[.V306]*leakage_out" office:value-type="float" office:value="1674.97265179248" calcext:value-type="float">
            <text:p>1675</text:p>
          </table:table-cell>
          <table:table-cell table:style-name="ce5" table:formula="of:=[.V306]+[.T307]-[.U307]" office:value-type="float" office:value="279117.654726663" calcext:value-type="float">
            <text:p>279118</text:p>
          </table:table-cell>
          <table:table-cell table:style-name="ce12" table:formula="of:= temp_out + [.V307]/pot_water_mass" office:value-type="float" office:value="118.313439321502" calcext:value-type="float">
            <text:p>118.3</text:p>
          </table:table-cell>
          <table:table-cell table:style-name="ce7" table:formula="of:=IF([.G307]&gt;thermagon_temp_max;0;IF([.W30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3" table:formula="of:=burner_C_per_s * [.X307]/100 * time_incr" office:value-type="float" office:value="2149.61306964746" calcext:value-type="float">
            <text:p>2150</text:p>
          </table:table-cell>
          <table:table-cell table:style-name="ce3" table:formula="of:=[.B308]" office:value-type="float" office:value="2149.61306964746" calcext:value-type="float">
            <text:p>2150</text:p>
          </table:table-cell>
          <table:table-cell table:style-name="ce3" table:formula="of:=[.C307]" office:value-type="float" office:value="2149.61306964746" calcext:value-type="float">
            <text:p>2150</text:p>
          </table:table-cell>
          <table:table-cell table:style-name="ce5" table:formula="of:=SUMPRODUCT([.B308:.D308];burner_heat_diffusion)" office:value-type="float" office:value="2149.61306964746" calcext:value-type="float">
            <text:p>2150</text:p>
          </table:table-cell>
          <table:table-cell table:formula="of:=[.F307]+[.E308]-[.I307]" office:value-type="float" office:value="57034.9264711603" calcext:value-type="float">
            <text:p>57035</text:p>
          </table:table-cell>
          <table:table-cell table:style-name="ce7" table:formula="of:=temp_out + [.F308] / burner_heat_mass" office:value-type="float" office:value="134.069852942321" calcext:value-type="float">
            <text:p>134.1</text:p>
          </table:table-cell>
          <table:table-cell table:style-name="ce7" table:formula="of:=[.G308]-[.W307]" office:value-type="float" office:value="15.756413620819" calcext:value-type="float">
            <text:p>15.8</text:p>
          </table:table-cell>
          <table:table-cell table:style-name="ce5" table:formula="of:=thermagon_k * burner_A * [.H308] / thermagon_L" office:value-type="float" office:value="2065.50217402274" calcext:value-type="float">
            <text:p>2066</text:p>
          </table:table-cell>
          <table:table-cell table:style-name="ce5" table:formula="of:=[.I308]/C_per_s_to_W*time_incr" office:value-type="float" office:value="2960.02031244302" calcext:value-type="float">
            <text:p>2960</text:p>
          </table:table-cell>
          <table:table-cell table:style-name="ce7" table:formula="of:=[.J307]" office:value-type="float" office:value="2913.20150197849" calcext:value-type="float">
            <text:p>2913.2</text:p>
          </table:table-cell>
          <table:table-cell table:style-name="ce7" table:formula="of:=[.K307]" office:value-type="float" office:value="2813.94408050304" calcext:value-type="float">
            <text:p>2813.9</text:p>
          </table:table-cell>
          <table:table-cell table:style-name="ce7" table:formula="of:=[.L307]" office:value-type="float" office:value="2646.29475359871" calcext:value-type="float">
            <text:p>2646.3</text:p>
          </table:table-cell>
          <table:table-cell table:style-name="ce7" table:formula="of:=[.M307]" office:value-type="float" office:value="2392.33117904826" calcext:value-type="float">
            <text:p>2392.3</text:p>
          </table:table-cell>
          <table:table-cell table:style-name="ce7" table:formula="of:=[.N307]" office:value-type="float" office:value="2029.80546228233" calcext:value-type="float">
            <text:p>2029.8</text:p>
          </table:table-cell>
          <table:table-cell table:style-name="ce7" table:formula="of:=[.O307]" office:value-type="float" office:value="1528.62823705463" calcext:value-type="float">
            <text:p>1528.6</text:p>
          </table:table-cell>
          <table:table-cell table:style-name="ce7" table:formula="of:=[.P307]" office:value-type="float" office:value="846.637472938723" calcext:value-type="float">
            <text:p>846.6</text:p>
          </table:table-cell>
          <table:table-cell table:style-name="ce7" table:formula="of:=[.Q307]" office:value-type="float" office:value="253.664233147421" calcext:value-type="float">
            <text:p>253.7</text:p>
          </table:table-cell>
          <table:table-cell table:style-name="ce7" table:formula="of:=[.R307]" office:value-type="float" office:value="224.449511272099" calcext:value-type="float">
            <text:p>224.4</text:p>
          </table:table-cell>
          <table:table-cell table:style-name="ce5" table:formula="of:=SUMPRODUCT([.J308:.S308];pot_heat_diffusion)" office:value-type="float" office:value="2010.31388261228" calcext:value-type="float">
            <text:p>2010</text:p>
          </table:table-cell>
          <table:table-cell table:style-name="ce5" table:formula="of:=[.V307]*leakage_out" office:value-type="float" office:value="1674.70592835998" calcext:value-type="float">
            <text:p>1675</text:p>
          </table:table-cell>
          <table:table-cell table:style-name="ce5" table:formula="of:=[.V307]+[.T308]-[.U308]" office:value-type="float" office:value="279453.262680915" calcext:value-type="float">
            <text:p>279453</text:p>
          </table:table-cell>
          <table:table-cell table:style-name="ce12" table:formula="of:= temp_out + [.V308]/pot_water_mass" office:value-type="float" office:value="118.431650304173" calcext:value-type="float">
            <text:p>118.4</text:p>
          </table:table-cell>
          <table:table-cell table:style-name="ce7" table:formula="of:=IF([.G308]&gt;thermagon_temp_max;0;IF([.W30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3" table:formula="of:=burner_C_per_s * [.X308]/100 * time_incr" office:value-type="float" office:value="2149.61306964746" calcext:value-type="float">
            <text:p>2150</text:p>
          </table:table-cell>
          <table:table-cell table:style-name="ce3" table:formula="of:=[.B309]" office:value-type="float" office:value="2149.61306964746" calcext:value-type="float">
            <text:p>2150</text:p>
          </table:table-cell>
          <table:table-cell table:style-name="ce3" table:formula="of:=[.C308]" office:value-type="float" office:value="2149.61306964746" calcext:value-type="float">
            <text:p>2150</text:p>
          </table:table-cell>
          <table:table-cell table:style-name="ce5" table:formula="of:=SUMPRODUCT([.B309:.D309];burner_heat_diffusion)" office:value-type="float" office:value="2149.61306964746" calcext:value-type="float">
            <text:p>2150</text:p>
          </table:table-cell>
          <table:table-cell table:formula="of:=[.F308]+[.E309]-[.I308]" office:value-type="float" office:value="57119.0373667851" calcext:value-type="float">
            <text:p>57119</text:p>
          </table:table-cell>
          <table:table-cell table:style-name="ce7" table:formula="of:=temp_out + [.F309] / burner_heat_mass" office:value-type="float" office:value="134.23807473357" calcext:value-type="float">
            <text:p>134.2</text:p>
          </table:table-cell>
          <table:table-cell table:style-name="ce7" table:formula="of:=[.G309]-[.W308]" office:value-type="float" office:value="15.806424429397" calcext:value-type="float">
            <text:p>15.8</text:p>
          </table:table-cell>
          <table:table-cell table:style-name="ce5" table:formula="of:=thermagon_k * burner_A * [.H309] / thermagon_L" office:value-type="float" office:value="2072.05807159742" calcext:value-type="float">
            <text:p>2072</text:p>
          </table:table-cell>
          <table:table-cell table:style-name="ce5" table:formula="of:=[.I309]/C_per_s_to_W*time_incr" office:value-type="float" office:value="2969.41540784956" calcext:value-type="float">
            <text:p>2969</text:p>
          </table:table-cell>
          <table:table-cell table:style-name="ce7" table:formula="of:=[.J308]" office:value-type="float" office:value="2960.02031244302" calcext:value-type="float">
            <text:p>2960.0</text:p>
          </table:table-cell>
          <table:table-cell table:style-name="ce7" table:formula="of:=[.K308]" office:value-type="float" office:value="2913.20150197849" calcext:value-type="float">
            <text:p>2913.2</text:p>
          </table:table-cell>
          <table:table-cell table:style-name="ce7" table:formula="of:=[.L308]" office:value-type="float" office:value="2813.94408050304" calcext:value-type="float">
            <text:p>2813.9</text:p>
          </table:table-cell>
          <table:table-cell table:style-name="ce7" table:formula="of:=[.M308]" office:value-type="float" office:value="2646.29475359871" calcext:value-type="float">
            <text:p>2646.3</text:p>
          </table:table-cell>
          <table:table-cell table:style-name="ce7" table:formula="of:=[.N308]" office:value-type="float" office:value="2392.33117904826" calcext:value-type="float">
            <text:p>2392.3</text:p>
          </table:table-cell>
          <table:table-cell table:style-name="ce7" table:formula="of:=[.O308]" office:value-type="float" office:value="2029.80546228233" calcext:value-type="float">
            <text:p>2029.8</text:p>
          </table:table-cell>
          <table:table-cell table:style-name="ce7" table:formula="of:=[.P308]" office:value-type="float" office:value="1528.62823705463" calcext:value-type="float">
            <text:p>1528.6</text:p>
          </table:table-cell>
          <table:table-cell table:style-name="ce7" table:formula="of:=[.Q308]" office:value-type="float" office:value="846.637472938723" calcext:value-type="float">
            <text:p>846.6</text:p>
          </table:table-cell>
          <table:table-cell table:style-name="ce7" table:formula="of:=[.R308]" office:value-type="float" office:value="253.664233147421" calcext:value-type="float">
            <text:p>253.7</text:p>
          </table:table-cell>
          <table:table-cell table:style-name="ce5" table:formula="of:=SUMPRODUCT([.J309:.S309];pot_heat_diffusion)" office:value-type="float" office:value="2332.4925552866" calcext:value-type="float">
            <text:p>2332</text:p>
          </table:table-cell>
          <table:table-cell table:style-name="ce5" table:formula="of:=[.V308]*leakage_out" office:value-type="float" office:value="1676.71957608549" calcext:value-type="float">
            <text:p>1677</text:p>
          </table:table-cell>
          <table:table-cell table:style-name="ce5" table:formula="of:=[.V308]+[.T309]-[.U309]" office:value-type="float" office:value="280109.035660116" calcext:value-type="float">
            <text:p>280109</text:p>
          </table:table-cell>
          <table:table-cell table:style-name="ce12" table:formula="of:= temp_out + [.V309]/pot_water_mass" office:value-type="float" office:value="118.662632816055" calcext:value-type="float">
            <text:p>118.7</text:p>
          </table:table-cell>
          <table:table-cell table:style-name="ce7" table:formula="of:=IF([.G309]&gt;thermagon_temp_max;0;IF([.W30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3" table:formula="of:=burner_C_per_s * [.X309]/100 * time_incr" office:value-type="float" office:value="2149.61306964746" calcext:value-type="float">
            <text:p>2150</text:p>
          </table:table-cell>
          <table:table-cell table:style-name="ce3" table:formula="of:=[.B310]" office:value-type="float" office:value="2149.61306964746" calcext:value-type="float">
            <text:p>2150</text:p>
          </table:table-cell>
          <table:table-cell table:style-name="ce3" table:formula="of:=[.C309]" office:value-type="float" office:value="2149.61306964746" calcext:value-type="float">
            <text:p>2150</text:p>
          </table:table-cell>
          <table:table-cell table:style-name="ce5" table:formula="of:=SUMPRODUCT([.B310:.D310];burner_heat_diffusion)" office:value-type="float" office:value="2149.61306964746" calcext:value-type="float">
            <text:p>2150</text:p>
          </table:table-cell>
          <table:table-cell table:formula="of:=[.F309]+[.E310]-[.I309]" office:value-type="float" office:value="57196.5923648351" calcext:value-type="float">
            <text:p>57197</text:p>
          </table:table-cell>
          <table:table-cell table:style-name="ce7" table:formula="of:=temp_out + [.F310] / burner_heat_mass" office:value-type="float" office:value="134.39318472967" calcext:value-type="float">
            <text:p>134.4</text:p>
          </table:table-cell>
          <table:table-cell table:style-name="ce7" table:formula="of:=[.G310]-[.W309]" office:value-type="float" office:value="15.7305519136151" calcext:value-type="float">
            <text:p>15.7</text:p>
          </table:table-cell>
          <table:table-cell table:style-name="ce5" table:formula="of:=thermagon_k * burner_A * [.H310] / thermagon_L" office:value-type="float" office:value="2062.11197281712" calcext:value-type="float">
            <text:p>2062</text:p>
          </table:table-cell>
          <table:table-cell table:style-name="ce5" table:formula="of:=[.I310]/C_per_s_to_W*time_incr" office:value-type="float" office:value="2955.16189856279" calcext:value-type="float">
            <text:p>2955</text:p>
          </table:table-cell>
          <table:table-cell table:style-name="ce7" table:formula="of:=[.J309]" office:value-type="float" office:value="2969.41540784956" calcext:value-type="float">
            <text:p>2969.4</text:p>
          </table:table-cell>
          <table:table-cell table:style-name="ce7" table:formula="of:=[.K309]" office:value-type="float" office:value="2960.02031244302" calcext:value-type="float">
            <text:p>2960.0</text:p>
          </table:table-cell>
          <table:table-cell table:style-name="ce7" table:formula="of:=[.L309]" office:value-type="float" office:value="2913.20150197849" calcext:value-type="float">
            <text:p>2913.2</text:p>
          </table:table-cell>
          <table:table-cell table:style-name="ce7" table:formula="of:=[.M309]" office:value-type="float" office:value="2813.94408050304" calcext:value-type="float">
            <text:p>2813.9</text:p>
          </table:table-cell>
          <table:table-cell table:style-name="ce7" table:formula="of:=[.N309]" office:value-type="float" office:value="2646.29475359871" calcext:value-type="float">
            <text:p>2646.3</text:p>
          </table:table-cell>
          <table:table-cell table:style-name="ce7" table:formula="of:=[.O309]" office:value-type="float" office:value="2392.33117904826" calcext:value-type="float">
            <text:p>2392.3</text:p>
          </table:table-cell>
          <table:table-cell table:style-name="ce7" table:formula="of:=[.P309]" office:value-type="float" office:value="2029.80546228233" calcext:value-type="float">
            <text:p>2029.8</text:p>
          </table:table-cell>
          <table:table-cell table:style-name="ce7" table:formula="of:=[.Q309]" office:value-type="float" office:value="1528.62823705463" calcext:value-type="float">
            <text:p>1528.6</text:p>
          </table:table-cell>
          <table:table-cell table:style-name="ce7" table:formula="of:=[.R309]" office:value-type="float" office:value="846.637472938723" calcext:value-type="float">
            <text:p>846.6</text:p>
          </table:table-cell>
          <table:table-cell table:style-name="ce5" table:formula="of:=SUMPRODUCT([.J310:.S310];pot_heat_diffusion)" office:value-type="float" office:value="2578.5936394401" calcext:value-type="float">
            <text:p>2579</text:p>
          </table:table-cell>
          <table:table-cell table:style-name="ce5" table:formula="of:=[.V309]*leakage_out" office:value-type="float" office:value="1680.6542139607" calcext:value-type="float">
            <text:p>1681</text:p>
          </table:table-cell>
          <table:table-cell table:style-name="ce5" table:formula="of:=[.V309]+[.T310]-[.U310]" office:value-type="float" office:value="281006.975085596" calcext:value-type="float">
            <text:p>281007</text:p>
          </table:table-cell>
          <table:table-cell table:style-name="ce12" table:formula="of:= temp_out + [.V310]/pot_water_mass" office:value-type="float" office:value="118.978913465904" calcext:value-type="float">
            <text:p>119.0</text:p>
          </table:table-cell>
          <table:table-cell table:style-name="ce7" table:formula="of:=IF([.G310]&gt;thermagon_temp_max;0;IF([.W31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3" table:formula="of:=burner_C_per_s * [.X310]/100 * time_incr" office:value-type="float" office:value="2149.61306964746" calcext:value-type="float">
            <text:p>2150</text:p>
          </table:table-cell>
          <table:table-cell table:style-name="ce3" table:formula="of:=[.B311]" office:value-type="float" office:value="2149.61306964746" calcext:value-type="float">
            <text:p>2150</text:p>
          </table:table-cell>
          <table:table-cell table:style-name="ce3" table:formula="of:=[.C310]" office:value-type="float" office:value="2149.61306964746" calcext:value-type="float">
            <text:p>2150</text:p>
          </table:table-cell>
          <table:table-cell table:style-name="ce5" table:formula="of:=SUMPRODUCT([.B311:.D311];burner_heat_diffusion)" office:value-type="float" office:value="2149.61306964746" calcext:value-type="float">
            <text:p>2150</text:p>
          </table:table-cell>
          <table:table-cell table:formula="of:=[.F310]+[.E311]-[.I310]" office:value-type="float" office:value="57284.0934616654" calcext:value-type="float">
            <text:p>57284</text:p>
          </table:table-cell>
          <table:table-cell table:style-name="ce7" table:formula="of:=temp_out + [.F311] / burner_heat_mass" office:value-type="float" office:value="134.568186923331" calcext:value-type="float">
            <text:p>134.6</text:p>
          </table:table-cell>
          <table:table-cell table:style-name="ce7" table:formula="of:=[.G311]-[.W310]" office:value-type="float" office:value="15.5892734574269" calcext:value-type="float">
            <text:p>15.6</text:p>
          </table:table-cell>
          <table:table-cell table:style-name="ce5" table:formula="of:=thermagon_k * burner_A * [.H311] / thermagon_L" office:value-type="float" office:value="2043.59183457869" calcext:value-type="float">
            <text:p>2044</text:p>
          </table:table-cell>
          <table:table-cell table:style-name="ce5" table:formula="of:=[.I311]/C_per_s_to_W*time_incr" office:value-type="float" office:value="2928.62114442346" calcext:value-type="float">
            <text:p>2929</text:p>
          </table:table-cell>
          <table:table-cell table:style-name="ce7" table:formula="of:=[.J310]" office:value-type="float" office:value="2955.16189856279" calcext:value-type="float">
            <text:p>2955.2</text:p>
          </table:table-cell>
          <table:table-cell table:style-name="ce7" table:formula="of:=[.K310]" office:value-type="float" office:value="2969.41540784956" calcext:value-type="float">
            <text:p>2969.4</text:p>
          </table:table-cell>
          <table:table-cell table:style-name="ce7" table:formula="of:=[.L310]" office:value-type="float" office:value="2960.02031244302" calcext:value-type="float">
            <text:p>2960.0</text:p>
          </table:table-cell>
          <table:table-cell table:style-name="ce7" table:formula="of:=[.M310]" office:value-type="float" office:value="2913.20150197849" calcext:value-type="float">
            <text:p>2913.2</text:p>
          </table:table-cell>
          <table:table-cell table:style-name="ce7" table:formula="of:=[.N310]" office:value-type="float" office:value="2813.94408050304" calcext:value-type="float">
            <text:p>2813.9</text:p>
          </table:table-cell>
          <table:table-cell table:style-name="ce7" table:formula="of:=[.O310]" office:value-type="float" office:value="2646.29475359871" calcext:value-type="float">
            <text:p>2646.3</text:p>
          </table:table-cell>
          <table:table-cell table:style-name="ce7" table:formula="of:=[.P310]" office:value-type="float" office:value="2392.33117904826" calcext:value-type="float">
            <text:p>2392.3</text:p>
          </table:table-cell>
          <table:table-cell table:style-name="ce7" table:formula="of:=[.Q310]" office:value-type="float" office:value="2029.80546228233" calcext:value-type="float">
            <text:p>2029.8</text:p>
          </table:table-cell>
          <table:table-cell table:style-name="ce7" table:formula="of:=[.R310]" office:value-type="float" office:value="1528.62823705463" calcext:value-type="float">
            <text:p>1528.6</text:p>
          </table:table-cell>
          <table:table-cell table:style-name="ce5" table:formula="of:=SUMPRODUCT([.J311:.S311];pot_heat_diffusion)" office:value-type="float" office:value="2746.40147911454" calcext:value-type="float">
            <text:p>2746</text:p>
          </table:table-cell>
          <table:table-cell table:style-name="ce5" table:formula="of:=[.V310]*leakage_out" office:value-type="float" office:value="1686.04185051358" calcext:value-type="float">
            <text:p>1686</text:p>
          </table:table-cell>
          <table:table-cell table:style-name="ce5" table:formula="of:=[.V310]+[.T311]-[.U311]" office:value-type="float" office:value="282067.334714197" calcext:value-type="float">
            <text:p>282067</text:p>
          </table:table-cell>
          <table:table-cell table:style-name="ce12" table:formula="of:= temp_out + [.V311]/pot_water_mass" office:value-type="float" office:value="119.352403283693" calcext:value-type="float">
            <text:p>119.4</text:p>
          </table:table-cell>
          <table:table-cell table:style-name="ce7" table:formula="of:=IF([.G311]&gt;thermagon_temp_max;0;IF([.W31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3" table:formula="of:=burner_C_per_s * [.X311]/100 * time_incr" office:value-type="float" office:value="2149.61306964746" calcext:value-type="float">
            <text:p>2150</text:p>
          </table:table-cell>
          <table:table-cell table:style-name="ce3" table:formula="of:=[.B312]" office:value-type="float" office:value="2149.61306964746" calcext:value-type="float">
            <text:p>2150</text:p>
          </table:table-cell>
          <table:table-cell table:style-name="ce3" table:formula="of:=[.C311]" office:value-type="float" office:value="2149.61306964746" calcext:value-type="float">
            <text:p>2150</text:p>
          </table:table-cell>
          <table:table-cell table:style-name="ce5" table:formula="of:=SUMPRODUCT([.B312:.D312];burner_heat_diffusion)" office:value-type="float" office:value="2149.61306964746" calcext:value-type="float">
            <text:p>2150</text:p>
          </table:table-cell>
          <table:table-cell table:formula="of:=[.F311]+[.E312]-[.I311]" office:value-type="float" office:value="57390.1146967342" calcext:value-type="float">
            <text:p>57390</text:p>
          </table:table-cell>
          <table:table-cell table:style-name="ce7" table:formula="of:=temp_out + [.F312] / burner_heat_mass" office:value-type="float" office:value="134.780229393468" calcext:value-type="float">
            <text:p>134.8</text:p>
          </table:table-cell>
          <table:table-cell table:style-name="ce7" table:formula="of:=[.G312]-[.W311]" office:value-type="float" office:value="15.4278261097759" calcext:value-type="float">
            <text:p>15.4</text:p>
          </table:table-cell>
          <table:table-cell table:style-name="ce5" table:formula="of:=thermagon_k * burner_A * [.H312] / thermagon_L" office:value-type="float" office:value="2022.42776415072" calcext:value-type="float">
            <text:p>2022</text:p>
          </table:table-cell>
          <table:table-cell table:style-name="ce5" table:formula="of:=[.I312]/C_per_s_to_W*time_incr" office:value-type="float" office:value="2898.29143615752" calcext:value-type="float">
            <text:p>2898</text:p>
          </table:table-cell>
          <table:table-cell table:style-name="ce7" table:formula="of:=[.J311]" office:value-type="float" office:value="2928.62114442346" calcext:value-type="float">
            <text:p>2928.6</text:p>
          </table:table-cell>
          <table:table-cell table:style-name="ce7" table:formula="of:=[.K311]" office:value-type="float" office:value="2955.16189856279" calcext:value-type="float">
            <text:p>2955.2</text:p>
          </table:table-cell>
          <table:table-cell table:style-name="ce7" table:formula="of:=[.L311]" office:value-type="float" office:value="2969.41540784956" calcext:value-type="float">
            <text:p>2969.4</text:p>
          </table:table-cell>
          <table:table-cell table:style-name="ce7" table:formula="of:=[.M311]" office:value-type="float" office:value="2960.02031244302" calcext:value-type="float">
            <text:p>2960.0</text:p>
          </table:table-cell>
          <table:table-cell table:style-name="ce7" table:formula="of:=[.N311]" office:value-type="float" office:value="2913.20150197849" calcext:value-type="float">
            <text:p>2913.2</text:p>
          </table:table-cell>
          <table:table-cell table:style-name="ce7" table:formula="of:=[.O311]" office:value-type="float" office:value="2813.94408050304" calcext:value-type="float">
            <text:p>2813.9</text:p>
          </table:table-cell>
          <table:table-cell table:style-name="ce7" table:formula="of:=[.P311]" office:value-type="float" office:value="2646.29475359871" calcext:value-type="float">
            <text:p>2646.3</text:p>
          </table:table-cell>
          <table:table-cell table:style-name="ce7" table:formula="of:=[.Q311]" office:value-type="float" office:value="2392.33117904826" calcext:value-type="float">
            <text:p>2392.3</text:p>
          </table:table-cell>
          <table:table-cell table:style-name="ce7" table:formula="of:=[.R311]" office:value-type="float" office:value="2029.80546228233" calcext:value-type="float">
            <text:p>2029.8</text:p>
          </table:table-cell>
          <table:table-cell table:style-name="ce5" table:formula="of:=SUMPRODUCT([.J312:.S312];pot_heat_diffusion)" office:value-type="float" office:value="2849.4390692073" calcext:value-type="float">
            <text:p>2849</text:p>
          </table:table-cell>
          <table:table-cell table:style-name="ce5" table:formula="of:=[.V311]*leakage_out" office:value-type="float" office:value="1692.40400828518" calcext:value-type="float">
            <text:p>1692</text:p>
          </table:table-cell>
          <table:table-cell table:style-name="ce5" table:formula="of:=[.V311]+[.T312]-[.U312]" office:value-type="float" office:value="283224.369775119" calcext:value-type="float">
            <text:p>283224</text:p>
          </table:table-cell>
          <table:table-cell table:style-name="ce12" table:formula="of:= temp_out + [.V312]/pot_water_mass" office:value-type="float" office:value="119.759945029363" calcext:value-type="float">
            <text:p>119.8</text:p>
          </table:table-cell>
          <table:table-cell table:style-name="ce7" table:formula="of:=IF([.G312]&gt;thermagon_temp_max;0;IF([.W31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3" table:formula="of:=burner_C_per_s * [.X312]/100 * time_incr" office:value-type="float" office:value="2149.61306964746" calcext:value-type="float">
            <text:p>2150</text:p>
          </table:table-cell>
          <table:table-cell table:style-name="ce3" table:formula="of:=[.B313]" office:value-type="float" office:value="2149.61306964746" calcext:value-type="float">
            <text:p>2150</text:p>
          </table:table-cell>
          <table:table-cell table:style-name="ce3" table:formula="of:=[.C312]" office:value-type="float" office:value="2149.61306964746" calcext:value-type="float">
            <text:p>2150</text:p>
          </table:table-cell>
          <table:table-cell table:style-name="ce5" table:formula="of:=SUMPRODUCT([.B313:.D313];burner_heat_diffusion)" office:value-type="float" office:value="2149.61306964746" calcext:value-type="float">
            <text:p>2150</text:p>
          </table:table-cell>
          <table:table-cell table:formula="of:=[.F312]+[.E313]-[.I312]" office:value-type="float" office:value="57517.300002231" calcext:value-type="float">
            <text:p>57517</text:p>
          </table:table-cell>
          <table:table-cell table:style-name="ce7" table:formula="of:=temp_out + [.F313] / burner_heat_mass" office:value-type="float" office:value="135.034600004462" calcext:value-type="float">
            <text:p>135.0</text:p>
          </table:table-cell>
          <table:table-cell table:style-name="ce7" table:formula="of:=[.G313]-[.W312]" office:value-type="float" office:value="15.2746549750987" calcext:value-type="float">
            <text:p>15.3</text:p>
          </table:table-cell>
          <table:table-cell table:style-name="ce5" table:formula="of:=thermagon_k * burner_A * [.H313] / thermagon_L" office:value-type="float" office:value="2002.34861928394" calcext:value-type="float">
            <text:p>2002</text:p>
          </table:table-cell>
          <table:table-cell table:style-name="ce5" table:formula="of:=[.I313]/C_per_s_to_W*time_incr" office:value-type="float" office:value="2869.51650800221" calcext:value-type="float">
            <text:p>2870</text:p>
          </table:table-cell>
          <table:table-cell table:style-name="ce7" table:formula="of:=[.J312]" office:value-type="float" office:value="2898.29143615752" calcext:value-type="float">
            <text:p>2898.3</text:p>
          </table:table-cell>
          <table:table-cell table:style-name="ce7" table:formula="of:=[.K312]" office:value-type="float" office:value="2928.62114442346" calcext:value-type="float">
            <text:p>2928.6</text:p>
          </table:table-cell>
          <table:table-cell table:style-name="ce7" table:formula="of:=[.L312]" office:value-type="float" office:value="2955.16189856279" calcext:value-type="float">
            <text:p>2955.2</text:p>
          </table:table-cell>
          <table:table-cell table:style-name="ce7" table:formula="of:=[.M312]" office:value-type="float" office:value="2969.41540784956" calcext:value-type="float">
            <text:p>2969.4</text:p>
          </table:table-cell>
          <table:table-cell table:style-name="ce7" table:formula="of:=[.N312]" office:value-type="float" office:value="2960.02031244302" calcext:value-type="float">
            <text:p>2960.0</text:p>
          </table:table-cell>
          <table:table-cell table:style-name="ce7" table:formula="of:=[.O312]" office:value-type="float" office:value="2913.20150197849" calcext:value-type="float">
            <text:p>2913.2</text:p>
          </table:table-cell>
          <table:table-cell table:style-name="ce7" table:formula="of:=[.P312]" office:value-type="float" office:value="2813.94408050304" calcext:value-type="float">
            <text:p>2813.9</text:p>
          </table:table-cell>
          <table:table-cell table:style-name="ce7" table:formula="of:=[.Q312]" office:value-type="float" office:value="2646.29475359871" calcext:value-type="float">
            <text:p>2646.3</text:p>
          </table:table-cell>
          <table:table-cell table:style-name="ce7" table:formula="of:=[.R312]" office:value-type="float" office:value="2392.33117904826" calcext:value-type="float">
            <text:p>2392.3</text:p>
          </table:table-cell>
          <table:table-cell table:style-name="ce5" table:formula="of:=SUMPRODUCT([.J313:.S313];pot_heat_diffusion)" office:value-type="float" office:value="2904.27572545533" calcext:value-type="float">
            <text:p>2904</text:p>
          </table:table-cell>
          <table:table-cell table:style-name="ce5" table:formula="of:=[.V312]*leakage_out" office:value-type="float" office:value="1699.34621865071" calcext:value-type="float">
            <text:p>1699</text:p>
          </table:table-cell>
          <table:table-cell table:style-name="ce5" table:formula="of:=[.V312]+[.T313]-[.U313]" office:value-type="float" office:value="284429.299281923" calcext:value-type="float">
            <text:p>284429</text:p>
          </table:table-cell>
          <table:table-cell table:style-name="ce12" table:formula="of:= temp_out + [.V313]/pot_water_mass" office:value-type="float" office:value="120.184356606158" calcext:value-type="float">
            <text:p>120.2</text:p>
          </table:table-cell>
          <table:table-cell table:style-name="ce7" table:formula="of:=IF([.G313]&gt;thermagon_temp_max;0;IF([.W31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3" table:formula="of:=burner_C_per_s * [.X313]/100 * time_incr" office:value-type="float" office:value="2149.61306964746" calcext:value-type="float">
            <text:p>2150</text:p>
          </table:table-cell>
          <table:table-cell table:style-name="ce3" table:formula="of:=[.B314]" office:value-type="float" office:value="2149.61306964746" calcext:value-type="float">
            <text:p>2150</text:p>
          </table:table-cell>
          <table:table-cell table:style-name="ce3" table:formula="of:=[.C313]" office:value-type="float" office:value="2149.61306964746" calcext:value-type="float">
            <text:p>2150</text:p>
          </table:table-cell>
          <table:table-cell table:style-name="ce5" table:formula="of:=SUMPRODUCT([.B314:.D314];burner_heat_diffusion)" office:value-type="float" office:value="2149.61306964746" calcext:value-type="float">
            <text:p>2150</text:p>
          </table:table-cell>
          <table:table-cell table:formula="of:=[.F313]+[.E314]-[.I313]" office:value-type="float" office:value="57664.5644525945" calcext:value-type="float">
            <text:p>57665</text:p>
          </table:table-cell>
          <table:table-cell table:style-name="ce7" table:formula="of:=temp_out + [.F314] / burner_heat_mass" office:value-type="float" office:value="135.329128905189" calcext:value-type="float">
            <text:p>135.3</text:p>
          </table:table-cell>
          <table:table-cell table:style-name="ce7" table:formula="of:=[.G314]-[.W313]" office:value-type="float" office:value="15.1447722990305" calcext:value-type="float">
            <text:p>15.1</text:p>
          </table:table-cell>
          <table:table-cell table:style-name="ce5" table:formula="of:=thermagon_k * burner_A * [.H314] / thermagon_L" office:value-type="float" office:value="1985.32234945867" calcext:value-type="float">
            <text:p>1985</text:p>
          </table:table-cell>
          <table:table-cell table:style-name="ce5" table:formula="of:=[.I314]/C_per_s_to_W*time_incr" office:value-type="float" office:value="2845.11657990637" calcext:value-type="float">
            <text:p>2845</text:p>
          </table:table-cell>
          <table:table-cell table:style-name="ce7" table:formula="of:=[.J313]" office:value-type="float" office:value="2869.51650800221" calcext:value-type="float">
            <text:p>2869.5</text:p>
          </table:table-cell>
          <table:table-cell table:style-name="ce7" table:formula="of:=[.K313]" office:value-type="float" office:value="2898.29143615752" calcext:value-type="float">
            <text:p>2898.3</text:p>
          </table:table-cell>
          <table:table-cell table:style-name="ce7" table:formula="of:=[.L313]" office:value-type="float" office:value="2928.62114442346" calcext:value-type="float">
            <text:p>2928.6</text:p>
          </table:table-cell>
          <table:table-cell table:style-name="ce7" table:formula="of:=[.M313]" office:value-type="float" office:value="2955.16189856279" calcext:value-type="float">
            <text:p>2955.2</text:p>
          </table:table-cell>
          <table:table-cell table:style-name="ce7" table:formula="of:=[.N313]" office:value-type="float" office:value="2969.41540784956" calcext:value-type="float">
            <text:p>2969.4</text:p>
          </table:table-cell>
          <table:table-cell table:style-name="ce7" table:formula="of:=[.O313]" office:value-type="float" office:value="2960.02031244302" calcext:value-type="float">
            <text:p>2960.0</text:p>
          </table:table-cell>
          <table:table-cell table:style-name="ce7" table:formula="of:=[.P313]" office:value-type="float" office:value="2913.20150197849" calcext:value-type="float">
            <text:p>2913.2</text:p>
          </table:table-cell>
          <table:table-cell table:style-name="ce7" table:formula="of:=[.Q313]" office:value-type="float" office:value="2813.94408050304" calcext:value-type="float">
            <text:p>2813.9</text:p>
          </table:table-cell>
          <table:table-cell table:style-name="ce7" table:formula="of:=[.R313]" office:value-type="float" office:value="2646.29475359871" calcext:value-type="float">
            <text:p>2646.3</text:p>
          </table:table-cell>
          <table:table-cell table:style-name="ce5" table:formula="of:=SUMPRODUCT([.J314:.S314];pot_heat_diffusion)" office:value-type="float" office:value="2924.87068359316" calcext:value-type="float">
            <text:p>2925</text:p>
          </table:table-cell>
          <table:table-cell table:style-name="ce5" table:formula="of:=[.V313]*leakage_out" office:value-type="float" office:value="1706.57579569154" calcext:value-type="float">
            <text:p>1707</text:p>
          </table:table-cell>
          <table:table-cell table:style-name="ce5" table:formula="of:=[.V313]+[.T314]-[.U314]" office:value-type="float" office:value="285647.594169825" calcext:value-type="float">
            <text:p>285648</text:p>
          </table:table-cell>
          <table:table-cell table:style-name="ce12" table:formula="of:= temp_out + [.V314]/pot_water_mass" office:value-type="float" office:value="120.613475862892" calcext:value-type="float">
            <text:p>120.6</text:p>
          </table:table-cell>
          <table:table-cell table:style-name="ce7" table:formula="of:=IF([.G314]&gt;thermagon_temp_max;0;IF([.W31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3" table:formula="of:=burner_C_per_s * [.X314]/100 * time_incr" office:value-type="float" office:value="2149.61306964746" calcext:value-type="float">
            <text:p>2150</text:p>
          </table:table-cell>
          <table:table-cell table:style-name="ce3" table:formula="of:=[.B315]" office:value-type="float" office:value="2149.61306964746" calcext:value-type="float">
            <text:p>2150</text:p>
          </table:table-cell>
          <table:table-cell table:style-name="ce3" table:formula="of:=[.C314]" office:value-type="float" office:value="2149.61306964746" calcext:value-type="float">
            <text:p>2150</text:p>
          </table:table-cell>
          <table:table-cell table:style-name="ce5" table:formula="of:=SUMPRODUCT([.B315:.D315];burner_heat_diffusion)" office:value-type="float" office:value="2149.61306964746" calcext:value-type="float">
            <text:p>2150</text:p>
          </table:table-cell>
          <table:table-cell table:formula="of:=[.F314]+[.E315]-[.I314]" office:value-type="float" office:value="57828.8551727833" calcext:value-type="float">
            <text:p>57829</text:p>
          </table:table-cell>
          <table:table-cell table:style-name="ce7" table:formula="of:=temp_out + [.F315] / burner_heat_mass" office:value-type="float" office:value="135.657710345567" calcext:value-type="float">
            <text:p>135.7</text:p>
          </table:table-cell>
          <table:table-cell table:style-name="ce7" table:formula="of:=[.G315]-[.W314]" office:value-type="float" office:value="15.044234482675" calcext:value-type="float">
            <text:p>15.0</text:p>
          </table:table-cell>
          <table:table-cell table:style-name="ce5" table:formula="of:=thermagon_k * burner_A * [.H315] / thermagon_L" office:value-type="float" office:value="1972.14288595565" calcext:value-type="float">
            <text:p>1972</text:p>
          </table:table-cell>
          <table:table-cell table:style-name="ce5" table:formula="of:=[.I315]/C_per_s_to_W*time_incr" office:value-type="float" office:value="2826.22941524169" calcext:value-type="float">
            <text:p>2826</text:p>
          </table:table-cell>
          <table:table-cell table:style-name="ce7" table:formula="of:=[.J314]" office:value-type="float" office:value="2845.11657990637" calcext:value-type="float">
            <text:p>2845.1</text:p>
          </table:table-cell>
          <table:table-cell table:style-name="ce7" table:formula="of:=[.K314]" office:value-type="float" office:value="2869.51650800221" calcext:value-type="float">
            <text:p>2869.5</text:p>
          </table:table-cell>
          <table:table-cell table:style-name="ce7" table:formula="of:=[.L314]" office:value-type="float" office:value="2898.29143615752" calcext:value-type="float">
            <text:p>2898.3</text:p>
          </table:table-cell>
          <table:table-cell table:style-name="ce7" table:formula="of:=[.M314]" office:value-type="float" office:value="2928.62114442346" calcext:value-type="float">
            <text:p>2928.6</text:p>
          </table:table-cell>
          <table:table-cell table:style-name="ce7" table:formula="of:=[.N314]" office:value-type="float" office:value="2955.16189856279" calcext:value-type="float">
            <text:p>2955.2</text:p>
          </table:table-cell>
          <table:table-cell table:style-name="ce7" table:formula="of:=[.O314]" office:value-type="float" office:value="2969.41540784956" calcext:value-type="float">
            <text:p>2969.4</text:p>
          </table:table-cell>
          <table:table-cell table:style-name="ce7" table:formula="of:=[.P314]" office:value-type="float" office:value="2960.02031244302" calcext:value-type="float">
            <text:p>2960.0</text:p>
          </table:table-cell>
          <table:table-cell table:style-name="ce7" table:formula="of:=[.Q314]" office:value-type="float" office:value="2913.20150197849" calcext:value-type="float">
            <text:p>2913.2</text:p>
          </table:table-cell>
          <table:table-cell table:style-name="ce7" table:formula="of:=[.R314]" office:value-type="float" office:value="2813.94408050304" calcext:value-type="float">
            <text:p>2813.9</text:p>
          </table:table-cell>
          <table:table-cell table:style-name="ce5" table:formula="of:=SUMPRODUCT([.J315:.S315];pot_heat_diffusion)" office:value-type="float" office:value="2922.91003039225" calcext:value-type="float">
            <text:p>2923</text:p>
          </table:table-cell>
          <table:table-cell table:style-name="ce5" table:formula="of:=[.V314]*leakage_out" office:value-type="float" office:value="1713.88556501895" calcext:value-type="float">
            <text:p>1714</text:p>
          </table:table-cell>
          <table:table-cell table:style-name="ce5" table:formula="of:=[.V314]+[.T315]-[.U315]" office:value-type="float" office:value="286856.618635198" calcext:value-type="float">
            <text:p>286857</text:p>
          </table:table-cell>
          <table:table-cell table:style-name="ce12" table:formula="of:= temp_out + [.V315]/pot_water_mass" office:value-type="float" office:value="121.039329804417" calcext:value-type="float">
            <text:p>121.0</text:p>
          </table:table-cell>
          <table:table-cell table:style-name="ce7" table:formula="of:=IF([.G315]&gt;thermagon_temp_max;0;IF([.W31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3" table:formula="of:=burner_C_per_s * [.X315]/100 * time_incr" office:value-type="float" office:value="0" calcext:value-type="float">
            <text:p>0</text:p>
          </table:table-cell>
          <table:table-cell table:style-name="ce3" table:formula="of:=[.B316]" office:value-type="float" office:value="0" calcext:value-type="float">
            <text:p>0</text:p>
          </table:table-cell>
          <table:table-cell table:style-name="ce3" table:formula="of:=[.C315]" office:value-type="float" office:value="2149.61306964746" calcext:value-type="float">
            <text:p>2150</text:p>
          </table:table-cell>
          <table:table-cell table:style-name="ce5" table:formula="of:=SUMPRODUCT([.B316:.D316];burner_heat_diffusion)" office:value-type="float" office:value="644.883920894239" calcext:value-type="float">
            <text:p>645</text:p>
          </table:table-cell>
          <table:table-cell table:formula="of:=[.F315]+[.E316]-[.I315]" office:value-type="float" office:value="56501.5962077219" calcext:value-type="float">
            <text:p>56502</text:p>
          </table:table-cell>
          <table:table-cell table:style-name="ce7" table:formula="of:=temp_out + [.F316] / burner_heat_mass" office:value-type="float" office:value="133.003192415444" calcext:value-type="float">
            <text:p>133.0</text:p>
          </table:table-cell>
          <table:table-cell table:style-name="ce7" table:formula="of:=[.G316]-[.W315]" office:value-type="float" office:value="11.9638626110267" calcext:value-type="float">
            <text:p>12.0</text:p>
          </table:table-cell>
          <table:table-cell table:style-name="ce5" table:formula="of:=thermagon_k * burner_A * [.H316] / thermagon_L" office:value-type="float" office:value="1568.33812741078" calcext:value-type="float">
            <text:p>1568</text:p>
          </table:table-cell>
          <table:table-cell table:style-name="ce5" table:formula="of:=[.I316]/C_per_s_to_W*time_incr" office:value-type="float" office:value="2247.54675753909" calcext:value-type="float">
            <text:p>2248</text:p>
          </table:table-cell>
          <table:table-cell table:style-name="ce7" table:formula="of:=[.J315]" office:value-type="float" office:value="2826.22941524169" calcext:value-type="float">
            <text:p>2826.2</text:p>
          </table:table-cell>
          <table:table-cell table:style-name="ce7" table:formula="of:=[.K315]" office:value-type="float" office:value="2845.11657990637" calcext:value-type="float">
            <text:p>2845.1</text:p>
          </table:table-cell>
          <table:table-cell table:style-name="ce7" table:formula="of:=[.L315]" office:value-type="float" office:value="2869.51650800221" calcext:value-type="float">
            <text:p>2869.5</text:p>
          </table:table-cell>
          <table:table-cell table:style-name="ce7" table:formula="of:=[.M315]" office:value-type="float" office:value="2898.29143615752" calcext:value-type="float">
            <text:p>2898.3</text:p>
          </table:table-cell>
          <table:table-cell table:style-name="ce7" table:formula="of:=[.N315]" office:value-type="float" office:value="2928.62114442346" calcext:value-type="float">
            <text:p>2928.6</text:p>
          </table:table-cell>
          <table:table-cell table:style-name="ce7" table:formula="of:=[.O315]" office:value-type="float" office:value="2955.16189856279" calcext:value-type="float">
            <text:p>2955.2</text:p>
          </table:table-cell>
          <table:table-cell table:style-name="ce7" table:formula="of:=[.P315]" office:value-type="float" office:value="2969.41540784956" calcext:value-type="float">
            <text:p>2969.4</text:p>
          </table:table-cell>
          <table:table-cell table:style-name="ce7" table:formula="of:=[.Q315]" office:value-type="float" office:value="2960.02031244302" calcext:value-type="float">
            <text:p>2960.0</text:p>
          </table:table-cell>
          <table:table-cell table:style-name="ce7" table:formula="of:=[.R315]" office:value-type="float" office:value="2913.20150197849" calcext:value-type="float">
            <text:p>2913.2</text:p>
          </table:table-cell>
          <table:table-cell table:style-name="ce5" table:formula="of:=SUMPRODUCT([.J316:.S316];pot_heat_diffusion)" office:value-type="float" office:value="2896.52667583951" calcext:value-type="float">
            <text:p>2897</text:p>
          </table:table-cell>
          <table:table-cell table:style-name="ce5" table:formula="of:=[.V315]*leakage_out" office:value-type="float" office:value="1721.13971181119" calcext:value-type="float">
            <text:p>1721</text:p>
          </table:table-cell>
          <table:table-cell table:style-name="ce5" table:formula="of:=[.V315]+[.T316]-[.U316]" office:value-type="float" office:value="288032.005599227" calcext:value-type="float">
            <text:p>288032</text:p>
          </table:table-cell>
          <table:table-cell table:style-name="ce12" table:formula="of:= temp_out + [.V316]/pot_water_mass" office:value-type="float" office:value="121.453335629597" calcext:value-type="float">
            <text:p>121.5</text:p>
          </table:table-cell>
          <table:table-cell table:style-name="ce7" table:formula="of:=IF([.G316]&gt;thermagon_temp_max;0;IF([.W31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3" table:formula="of:=burner_C_per_s * [.X316]/100 * time_incr" office:value-type="float" office:value="0" calcext:value-type="float">
            <text:p>0</text:p>
          </table:table-cell>
          <table:table-cell table:style-name="ce3" table:formula="of:=[.B317]" office:value-type="float" office:value="0" calcext:value-type="float">
            <text:p>0</text:p>
          </table:table-cell>
          <table:table-cell table:style-name="ce3" table:formula="of:=[.C316]" office:value-type="float" office:value="0" calcext:value-type="float">
            <text:p>0</text:p>
          </table:table-cell>
          <table:table-cell table:style-name="ce5" table:formula="of:=SUMPRODUCT([.B317:.D317];burner_heat_diffusion)" office:value-type="float" office:value="0" calcext:value-type="float">
            <text:p>0</text:p>
          </table:table-cell>
          <table:table-cell table:formula="of:=[.F316]+[.E317]-[.I316]" office:value-type="float" office:value="54933.2580803111" calcext:value-type="float">
            <text:p>54933</text:p>
          </table:table-cell>
          <table:table-cell table:style-name="ce7" table:formula="of:=temp_out + [.F317] / burner_heat_mass" office:value-type="float" office:value="129.866516160622" calcext:value-type="float">
            <text:p>129.9</text:p>
          </table:table-cell>
          <table:table-cell table:style-name="ce7" table:formula="of:=[.G317]-[.W316]" office:value-type="float" office:value="8.41318053102565" calcext:value-type="float">
            <text:p>8.4</text:p>
          </table:table-cell>
          <table:table-cell table:style-name="ce5" table:formula="of:=thermagon_k * burner_A * [.H317] / thermagon_L" office:value-type="float" office:value="1102.88058535848" calcext:value-type="float">
            <text:p>1103</text:p>
          </table:table-cell>
          <table:table-cell table:style-name="ce5" table:formula="of:=[.I317]/C_per_s_to_W*time_incr" office:value-type="float" office:value="1580.51101369803" calcext:value-type="float">
            <text:p>1581</text:p>
          </table:table-cell>
          <table:table-cell table:style-name="ce7" table:formula="of:=[.J316]" office:value-type="float" office:value="2247.54675753909" calcext:value-type="float">
            <text:p>2247.5</text:p>
          </table:table-cell>
          <table:table-cell table:style-name="ce7" table:formula="of:=[.K316]" office:value-type="float" office:value="2826.22941524169" calcext:value-type="float">
            <text:p>2826.2</text:p>
          </table:table-cell>
          <table:table-cell table:style-name="ce7" table:formula="of:=[.L316]" office:value-type="float" office:value="2845.11657990637" calcext:value-type="float">
            <text:p>2845.1</text:p>
          </table:table-cell>
          <table:table-cell table:style-name="ce7" table:formula="of:=[.M316]" office:value-type="float" office:value="2869.51650800221" calcext:value-type="float">
            <text:p>2869.5</text:p>
          </table:table-cell>
          <table:table-cell table:style-name="ce7" table:formula="of:=[.N316]" office:value-type="float" office:value="2898.29143615752" calcext:value-type="float">
            <text:p>2898.3</text:p>
          </table:table-cell>
          <table:table-cell table:style-name="ce7" table:formula="of:=[.O316]" office:value-type="float" office:value="2928.62114442346" calcext:value-type="float">
            <text:p>2928.6</text:p>
          </table:table-cell>
          <table:table-cell table:style-name="ce7" table:formula="of:=[.P316]" office:value-type="float" office:value="2955.16189856279" calcext:value-type="float">
            <text:p>2955.2</text:p>
          </table:table-cell>
          <table:table-cell table:style-name="ce7" table:formula="of:=[.Q316]" office:value-type="float" office:value="2969.41540784956" calcext:value-type="float">
            <text:p>2969.4</text:p>
          </table:table-cell>
          <table:table-cell table:style-name="ce7" table:formula="of:=[.R316]" office:value-type="float" office:value="2960.02031244302" calcext:value-type="float">
            <text:p>2960.0</text:p>
          </table:table-cell>
          <table:table-cell table:style-name="ce5" table:formula="of:=SUMPRODUCT([.J317:.S317];pot_heat_diffusion)" office:value-type="float" office:value="2834.06395477093" calcext:value-type="float">
            <text:p>2834</text:p>
          </table:table-cell>
          <table:table-cell table:style-name="ce5" table:formula="of:=[.V316]*leakage_out" office:value-type="float" office:value="1728.19203359536" calcext:value-type="float">
            <text:p>1728</text:p>
          </table:table-cell>
          <table:table-cell table:style-name="ce5" table:formula="of:=[.V316]+[.T317]-[.U317]" office:value-type="float" office:value="289137.877520402" calcext:value-type="float">
            <text:p>289138</text:p>
          </table:table-cell>
          <table:table-cell table:style-name="ce12" table:formula="of:= temp_out + [.V317]/pot_water_mass" office:value-type="float" office:value="121.84285621412" calcext:value-type="float">
            <text:p>121.8</text:p>
          </table:table-cell>
          <table:table-cell table:style-name="ce7" table:formula="of:=IF([.G317]&gt;thermagon_temp_max;0;IF([.W31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3" table:formula="of:=burner_C_per_s * [.X317]/100 * time_incr" office:value-type="float" office:value="0" calcext:value-type="float">
            <text:p>0</text:p>
          </table:table-cell>
          <table:table-cell table:style-name="ce3" table:formula="of:=[.B318]" office:value-type="float" office:value="0" calcext:value-type="float">
            <text:p>0</text:p>
          </table:table-cell>
          <table:table-cell table:style-name="ce3" table:formula="of:=[.C317]" office:value-type="float" office:value="0" calcext:value-type="float">
            <text:p>0</text:p>
          </table:table-cell>
          <table:table-cell table:style-name="ce5" table:formula="of:=SUMPRODUCT([.B318:.D318];burner_heat_diffusion)" office:value-type="float" office:value="0" calcext:value-type="float">
            <text:p>0</text:p>
          </table:table-cell>
          <table:table-cell table:formula="of:=[.F317]+[.E318]-[.I317]" office:value-type="float" office:value="53830.3774949526" calcext:value-type="float">
            <text:p>53830</text:p>
          </table:table-cell>
          <table:table-cell table:style-name="ce7" table:formula="of:=temp_out + [.F318] / burner_heat_mass" office:value-type="float" office:value="127.660754989905" calcext:value-type="float">
            <text:p>127.7</text:p>
          </table:table-cell>
          <table:table-cell table:style-name="ce7" table:formula="of:=[.G318]-[.W317]" office:value-type="float" office:value="5.81789877578558" calcext:value-type="float">
            <text:p>5.8</text:p>
          </table:table-cell>
          <table:table-cell table:style-name="ce5" table:formula="of:=thermagon_k * burner_A * [.H318] / thermagon_L" office:value-type="float" office:value="762.666102757761" calcext:value-type="float">
            <text:p>763</text:p>
          </table:table-cell>
          <table:table-cell table:style-name="ce5" table:formula="of:=[.I318]/C_per_s_to_W*time_incr" office:value-type="float" office:value="1092.95801484345" calcext:value-type="float">
            <text:p>1093</text:p>
          </table:table-cell>
          <table:table-cell table:style-name="ce7" table:formula="of:=[.J317]" office:value-type="float" office:value="1580.51101369803" calcext:value-type="float">
            <text:p>1580.5</text:p>
          </table:table-cell>
          <table:table-cell table:style-name="ce7" table:formula="of:=[.K317]" office:value-type="float" office:value="2247.54675753909" calcext:value-type="float">
            <text:p>2247.5</text:p>
          </table:table-cell>
          <table:table-cell table:style-name="ce7" table:formula="of:=[.L317]" office:value-type="float" office:value="2826.22941524169" calcext:value-type="float">
            <text:p>2826.2</text:p>
          </table:table-cell>
          <table:table-cell table:style-name="ce7" table:formula="of:=[.M317]" office:value-type="float" office:value="2845.11657990637" calcext:value-type="float">
            <text:p>2845.1</text:p>
          </table:table-cell>
          <table:table-cell table:style-name="ce7" table:formula="of:=[.N317]" office:value-type="float" office:value="2869.51650800221" calcext:value-type="float">
            <text:p>2869.5</text:p>
          </table:table-cell>
          <table:table-cell table:style-name="ce7" table:formula="of:=[.O317]" office:value-type="float" office:value="2898.29143615752" calcext:value-type="float">
            <text:p>2898.3</text:p>
          </table:table-cell>
          <table:table-cell table:style-name="ce7" table:formula="of:=[.P317]" office:value-type="float" office:value="2928.62114442346" calcext:value-type="float">
            <text:p>2928.6</text:p>
          </table:table-cell>
          <table:table-cell table:style-name="ce7" table:formula="of:=[.Q317]" office:value-type="float" office:value="2955.16189856279" calcext:value-type="float">
            <text:p>2955.2</text:p>
          </table:table-cell>
          <table:table-cell table:style-name="ce7" table:formula="of:=[.R317]" office:value-type="float" office:value="2969.41540784956" calcext:value-type="float">
            <text:p>2969.4</text:p>
          </table:table-cell>
          <table:table-cell table:style-name="ce5" table:formula="of:=SUMPRODUCT([.J318:.S318];pot_heat_diffusion)" office:value-type="float" office:value="2712.95998779658" calcext:value-type="float">
            <text:p>2713</text:p>
          </table:table-cell>
          <table:table-cell table:style-name="ce5" table:formula="of:=[.V317]*leakage_out" office:value-type="float" office:value="1734.82726512241" calcext:value-type="float">
            <text:p>1735</text:p>
          </table:table-cell>
          <table:table-cell table:style-name="ce5" table:formula="of:=[.V317]+[.T318]-[.U318]" office:value-type="float" office:value="290116.010243076" calcext:value-type="float">
            <text:p>290116</text:p>
          </table:table-cell>
          <table:table-cell table:style-name="ce12" table:formula="of:= temp_out + [.V318]/pot_water_mass" office:value-type="float" office:value="122.187383299564" calcext:value-type="float">
            <text:p>122.2</text:p>
          </table:table-cell>
          <table:table-cell table:style-name="ce7" table:formula="of:=IF([.G318]&gt;thermagon_temp_max;0;IF([.W31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3" table:formula="of:=burner_C_per_s * [.X318]/100 * time_incr" office:value-type="float" office:value="0" calcext:value-type="float">
            <text:p>0</text:p>
          </table:table-cell>
          <table:table-cell table:style-name="ce3" table:formula="of:=[.B319]" office:value-type="float" office:value="0" calcext:value-type="float">
            <text:p>0</text:p>
          </table:table-cell>
          <table:table-cell table:style-name="ce3" table:formula="of:=[.C318]" office:value-type="float" office:value="0" calcext:value-type="float">
            <text:p>0</text:p>
          </table:table-cell>
          <table:table-cell table:style-name="ce5" table:formula="of:=SUMPRODUCT([.B319:.D319];burner_heat_diffusion)" office:value-type="float" office:value="0" calcext:value-type="float">
            <text:p>0</text:p>
          </table:table-cell>
          <table:table-cell table:formula="of:=[.F318]+[.E319]-[.I318]" office:value-type="float" office:value="53067.7113921949" calcext:value-type="float">
            <text:p>53068</text:p>
          </table:table-cell>
          <table:table-cell table:style-name="ce7" table:formula="of:=temp_out + [.F319] / burner_heat_mass" office:value-type="float" office:value="126.13542278439" calcext:value-type="float">
            <text:p>126.1</text:p>
          </table:table-cell>
          <table:table-cell table:style-name="ce7" table:formula="of:=[.G319]-[.W318]" office:value-type="float" office:value="3.94803948482584" calcext:value-type="float">
            <text:p>3.9</text:p>
          </table:table-cell>
          <table:table-cell table:style-name="ce5" table:formula="of:=thermagon_k * burner_A * [.H319] / thermagon_L" office:value-type="float" office:value="517.546970730735" calcext:value-type="float">
            <text:p>518</text:p>
          </table:table-cell>
          <table:table-cell table:style-name="ce5" table:formula="of:=[.I319]/C_per_s_to_W*time_incr" office:value-type="float" office:value="741.683821626161" calcext:value-type="float">
            <text:p>742</text:p>
          </table:table-cell>
          <table:table-cell table:style-name="ce7" table:formula="of:=[.J318]" office:value-type="float" office:value="1092.95801484345" calcext:value-type="float">
            <text:p>1093.0</text:p>
          </table:table-cell>
          <table:table-cell table:style-name="ce7" table:formula="of:=[.K318]" office:value-type="float" office:value="1580.51101369803" calcext:value-type="float">
            <text:p>1580.5</text:p>
          </table:table-cell>
          <table:table-cell table:style-name="ce7" table:formula="of:=[.L318]" office:value-type="float" office:value="2247.54675753909" calcext:value-type="float">
            <text:p>2247.5</text:p>
          </table:table-cell>
          <table:table-cell table:style-name="ce7" table:formula="of:=[.M318]" office:value-type="float" office:value="2826.22941524169" calcext:value-type="float">
            <text:p>2826.2</text:p>
          </table:table-cell>
          <table:table-cell table:style-name="ce7" table:formula="of:=[.N318]" office:value-type="float" office:value="2845.11657990637" calcext:value-type="float">
            <text:p>2845.1</text:p>
          </table:table-cell>
          <table:table-cell table:style-name="ce7" table:formula="of:=[.O318]" office:value-type="float" office:value="2869.51650800221" calcext:value-type="float">
            <text:p>2869.5</text:p>
          </table:table-cell>
          <table:table-cell table:style-name="ce7" table:formula="of:=[.P318]" office:value-type="float" office:value="2898.29143615752" calcext:value-type="float">
            <text:p>2898.3</text:p>
          </table:table-cell>
          <table:table-cell table:style-name="ce7" table:formula="of:=[.Q318]" office:value-type="float" office:value="2928.62114442346" calcext:value-type="float">
            <text:p>2928.6</text:p>
          </table:table-cell>
          <table:table-cell table:style-name="ce7" table:formula="of:=[.R318]" office:value-type="float" office:value="2955.16189856279" calcext:value-type="float">
            <text:p>2955.2</text:p>
          </table:table-cell>
          <table:table-cell table:style-name="ce5" table:formula="of:=SUMPRODUCT([.J319:.S319];pot_heat_diffusion)" office:value-type="float" office:value="2511.29788631053" calcext:value-type="float">
            <text:p>2511</text:p>
          </table:table-cell>
          <table:table-cell table:style-name="ce5" table:formula="of:=[.V318]*leakage_out" office:value-type="float" office:value="1740.69606145846" calcext:value-type="float">
            <text:p>1741</text:p>
          </table:table-cell>
          <table:table-cell table:style-name="ce5" table:formula="of:=[.V318]+[.T319]-[.U319]" office:value-type="float" office:value="290886.612067929" calcext:value-type="float">
            <text:p>290887</text:p>
          </table:table-cell>
          <table:table-cell table:style-name="ce12" table:formula="of:= temp_out + [.V319]/pot_water_mass" office:value-type="float" office:value="122.458811904905" calcext:value-type="float">
            <text:p>122.5</text:p>
          </table:table-cell>
          <table:table-cell table:style-name="ce7" table:formula="of:=IF([.G319]&gt;thermagon_temp_max;0;IF([.W31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3" table:formula="of:=burner_C_per_s * [.X319]/100 * time_incr" office:value-type="float" office:value="0" calcext:value-type="float">
            <text:p>0</text:p>
          </table:table-cell>
          <table:table-cell table:style-name="ce3" table:formula="of:=[.B320]" office:value-type="float" office:value="0" calcext:value-type="float">
            <text:p>0</text:p>
          </table:table-cell>
          <table:table-cell table:style-name="ce3" table:formula="of:=[.C319]" office:value-type="float" office:value="0" calcext:value-type="float">
            <text:p>0</text:p>
          </table:table-cell>
          <table:table-cell table:style-name="ce5" table:formula="of:=SUMPRODUCT([.B320:.D320];burner_heat_diffusion)" office:value-type="float" office:value="0" calcext:value-type="float">
            <text:p>0</text:p>
          </table:table-cell>
          <table:table-cell table:formula="of:=[.F319]+[.E320]-[.I319]" office:value-type="float" office:value="52550.1644214641" calcext:value-type="float">
            <text:p>52550</text:p>
          </table:table-cell>
          <table:table-cell table:style-name="ce7" table:formula="of:=temp_out + [.F320] / burner_heat_mass" office:value-type="float" office:value="125.100328842928" calcext:value-type="float">
            <text:p>125.1</text:p>
          </table:table-cell>
          <table:table-cell table:style-name="ce7" table:formula="of:=[.G320]-[.W319]" office:value-type="float" office:value="2.64151693802292" calcext:value-type="float">
            <text:p>2.6</text:p>
          </table:table-cell>
          <table:table-cell table:style-name="ce5" table:formula="of:=thermagon_k * burner_A * [.H320] / thermagon_L" office:value-type="float" office:value="346.275434848645" calcext:value-type="float">
            <text:p>346</text:p>
          </table:table-cell>
          <table:table-cell table:style-name="ce5" table:formula="of:=[.I320]/C_per_s_to_W*time_incr" office:value-type="float" office:value="496.238800299004" calcext:value-type="float">
            <text:p>496</text:p>
          </table:table-cell>
          <table:table-cell table:style-name="ce7" table:formula="of:=[.J319]" office:value-type="float" office:value="741.683821626161" calcext:value-type="float">
            <text:p>741.7</text:p>
          </table:table-cell>
          <table:table-cell table:style-name="ce7" table:formula="of:=[.K319]" office:value-type="float" office:value="1092.95801484345" calcext:value-type="float">
            <text:p>1093.0</text:p>
          </table:table-cell>
          <table:table-cell table:style-name="ce7" table:formula="of:=[.L319]" office:value-type="float" office:value="1580.51101369803" calcext:value-type="float">
            <text:p>1580.5</text:p>
          </table:table-cell>
          <table:table-cell table:style-name="ce7" table:formula="of:=[.M319]" office:value-type="float" office:value="2247.54675753909" calcext:value-type="float">
            <text:p>2247.5</text:p>
          </table:table-cell>
          <table:table-cell table:style-name="ce7" table:formula="of:=[.N319]" office:value-type="float" office:value="2826.22941524169" calcext:value-type="float">
            <text:p>2826.2</text:p>
          </table:table-cell>
          <table:table-cell table:style-name="ce7" table:formula="of:=[.O319]" office:value-type="float" office:value="2845.11657990637" calcext:value-type="float">
            <text:p>2845.1</text:p>
          </table:table-cell>
          <table:table-cell table:style-name="ce7" table:formula="of:=[.P319]" office:value-type="float" office:value="2869.51650800221" calcext:value-type="float">
            <text:p>2869.5</text:p>
          </table:table-cell>
          <table:table-cell table:style-name="ce7" table:formula="of:=[.Q319]" office:value-type="float" office:value="2898.29143615752" calcext:value-type="float">
            <text:p>2898.3</text:p>
          </table:table-cell>
          <table:table-cell table:style-name="ce7" table:formula="of:=[.R319]" office:value-type="float" office:value="2928.62114442346" calcext:value-type="float">
            <text:p>2928.6</text:p>
          </table:table-cell>
          <table:table-cell table:style-name="ce5" table:formula="of:=SUMPRODUCT([.J320:.S320];pot_heat_diffusion)" office:value-type="float" office:value="2223.8672642094" calcext:value-type="float">
            <text:p>2224</text:p>
          </table:table-cell>
          <table:table-cell table:style-name="ce5" table:formula="of:=[.V319]*leakage_out" office:value-type="float" office:value="1745.31967240757" calcext:value-type="float">
            <text:p>1745</text:p>
          </table:table-cell>
          <table:table-cell table:style-name="ce5" table:formula="of:=[.V319]+[.T320]-[.U320]" office:value-type="float" office:value="291365.15965973" calcext:value-type="float">
            <text:p>291365</text:p>
          </table:table-cell>
          <table:table-cell table:style-name="ce12" table:formula="of:= temp_out + [.V320]/pot_water_mass" office:value-type="float" office:value="122.627370427924" calcext:value-type="float">
            <text:p>122.6</text:p>
          </table:table-cell>
          <table:table-cell table:style-name="ce7" table:formula="of:=IF([.G320]&gt;thermagon_temp_max;0;IF([.W32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3" table:formula="of:=burner_C_per_s * [.X320]/100 * time_incr" office:value-type="float" office:value="0" calcext:value-type="float">
            <text:p>0</text:p>
          </table:table-cell>
          <table:table-cell table:style-name="ce3" table:formula="of:=[.B321]" office:value-type="float" office:value="0" calcext:value-type="float">
            <text:p>0</text:p>
          </table:table-cell>
          <table:table-cell table:style-name="ce3" table:formula="of:=[.C320]" office:value-type="float" office:value="0" calcext:value-type="float">
            <text:p>0</text:p>
          </table:table-cell>
          <table:table-cell table:style-name="ce5" table:formula="of:=SUMPRODUCT([.B321:.D321];burner_heat_diffusion)" office:value-type="float" office:value="0" calcext:value-type="float">
            <text:p>0</text:p>
          </table:table-cell>
          <table:table-cell table:formula="of:=[.F320]+[.E321]-[.I320]" office:value-type="float" office:value="52203.8889866155" calcext:value-type="float">
            <text:p>52204</text:p>
          </table:table-cell>
          <table:table-cell table:style-name="ce7" table:formula="of:=temp_out + [.F321] / burner_heat_mass" office:value-type="float" office:value="124.407777973231" calcext:value-type="float">
            <text:p>124.4</text:p>
          </table:table-cell>
          <table:table-cell table:style-name="ce7" table:formula="of:=[.G321]-[.W320]" office:value-type="float" office:value="1.78040754530734" calcext:value-type="float">
            <text:p>1.8</text:p>
          </table:table-cell>
          <table:table-cell table:style-name="ce5" table:formula="of:=thermagon_k * burner_A * [.H321] / thermagon_L" office:value-type="float" office:value="233.392937249361" calcext:value-type="float">
            <text:p>233</text:p>
          </table:table-cell>
          <table:table-cell table:style-name="ce5" table:formula="of:=[.I321]/C_per_s_to_W*time_incr" office:value-type="float" office:value="334.469672183092" calcext:value-type="float">
            <text:p>334</text:p>
          </table:table-cell>
          <table:table-cell table:style-name="ce7" table:formula="of:=[.J320]" office:value-type="float" office:value="496.238800299004" calcext:value-type="float">
            <text:p>496.2</text:p>
          </table:table-cell>
          <table:table-cell table:style-name="ce7" table:formula="of:=[.K320]" office:value-type="float" office:value="741.683821626161" calcext:value-type="float">
            <text:p>741.7</text:p>
          </table:table-cell>
          <table:table-cell table:style-name="ce7" table:formula="of:=[.L320]" office:value-type="float" office:value="1092.95801484345" calcext:value-type="float">
            <text:p>1093.0</text:p>
          </table:table-cell>
          <table:table-cell table:style-name="ce7" table:formula="of:=[.M320]" office:value-type="float" office:value="1580.51101369803" calcext:value-type="float">
            <text:p>1580.5</text:p>
          </table:table-cell>
          <table:table-cell table:style-name="ce7" table:formula="of:=[.N320]" office:value-type="float" office:value="2247.54675753909" calcext:value-type="float">
            <text:p>2247.5</text:p>
          </table:table-cell>
          <table:table-cell table:style-name="ce7" table:formula="of:=[.O320]" office:value-type="float" office:value="2826.22941524169" calcext:value-type="float">
            <text:p>2826.2</text:p>
          </table:table-cell>
          <table:table-cell table:style-name="ce7" table:formula="of:=[.P320]" office:value-type="float" office:value="2845.11657990637" calcext:value-type="float">
            <text:p>2845.1</text:p>
          </table:table-cell>
          <table:table-cell table:style-name="ce7" table:formula="of:=[.Q320]" office:value-type="float" office:value="2869.51650800221" calcext:value-type="float">
            <text:p>2869.5</text:p>
          </table:table-cell>
          <table:table-cell table:style-name="ce7" table:formula="of:=[.R320]" office:value-type="float" office:value="2898.29143615752" calcext:value-type="float">
            <text:p>2898.3</text:p>
          </table:table-cell>
          <table:table-cell table:style-name="ce5" table:formula="of:=SUMPRODUCT([.J321:.S321];pot_heat_diffusion)" office:value-type="float" office:value="1868.55154107058" calcext:value-type="float">
            <text:p>1869</text:p>
          </table:table-cell>
          <table:table-cell table:style-name="ce5" table:formula="of:=[.V320]*leakage_out" office:value-type="float" office:value="1748.19095795838" calcext:value-type="float">
            <text:p>1748</text:p>
          </table:table-cell>
          <table:table-cell table:style-name="ce5" table:formula="of:=[.V320]+[.T321]-[.U321]" office:value-type="float" office:value="291485.520242842" calcext:value-type="float">
            <text:p>291486</text:p>
          </table:table-cell>
          <table:table-cell table:style-name="ce12" table:formula="of:= temp_out + [.V321]/pot_water_mass" office:value-type="float" office:value="122.669764961856" calcext:value-type="float">
            <text:p>122.7</text:p>
          </table:table-cell>
          <table:table-cell table:style-name="ce7" table:formula="of:=IF([.G321]&gt;thermagon_temp_max;0;IF([.W32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3" table:formula="of:=burner_C_per_s * [.X321]/100 * time_incr" office:value-type="float" office:value="0" calcext:value-type="float">
            <text:p>0</text:p>
          </table:table-cell>
          <table:table-cell table:style-name="ce3" table:formula="of:=[.B322]" office:value-type="float" office:value="0" calcext:value-type="float">
            <text:p>0</text:p>
          </table:table-cell>
          <table:table-cell table:style-name="ce3" table:formula="of:=[.C321]" office:value-type="float" office:value="0" calcext:value-type="float">
            <text:p>0</text:p>
          </table:table-cell>
          <table:table-cell table:style-name="ce5" table:formula="of:=SUMPRODUCT([.B322:.D322];burner_heat_diffusion)" office:value-type="float" office:value="0" calcext:value-type="float">
            <text:p>0</text:p>
          </table:table-cell>
          <table:table-cell table:formula="of:=[.F321]+[.E322]-[.I321]" office:value-type="float" office:value="51970.4960493661" calcext:value-type="float">
            <text:p>51970</text:p>
          </table:table-cell>
          <table:table-cell table:style-name="ce7" table:formula="of:=temp_out + [.F322] / burner_heat_mass" office:value-type="float" office:value="123.940992098732" calcext:value-type="float">
            <text:p>123.9</text:p>
          </table:table-cell>
          <table:table-cell table:style-name="ce7" table:formula="of:=[.G322]-[.W321]" office:value-type="float" office:value="1.27122713687602" calcext:value-type="float">
            <text:p>1.3</text:p>
          </table:table-cell>
          <table:table-cell table:style-name="ce5" table:formula="of:=thermagon_k * burner_A * [.H322] / thermagon_L" office:value-type="float" office:value="166.644674231244" calcext:value-type="float">
            <text:p>167</text:p>
          </table:table-cell>
          <table:table-cell table:style-name="ce5" table:formula="of:=[.I322]/C_per_s_to_W*time_incr" office:value-type="float" office:value="238.814379809751" calcext:value-type="float">
            <text:p>239</text:p>
          </table:table-cell>
          <table:table-cell table:style-name="ce7" table:formula="of:=[.J321]" office:value-type="float" office:value="334.469672183092" calcext:value-type="float">
            <text:p>334.5</text:p>
          </table:table-cell>
          <table:table-cell table:style-name="ce7" table:formula="of:=[.K321]" office:value-type="float" office:value="496.238800299004" calcext:value-type="float">
            <text:p>496.2</text:p>
          </table:table-cell>
          <table:table-cell table:style-name="ce7" table:formula="of:=[.L321]" office:value-type="float" office:value="741.683821626161" calcext:value-type="float">
            <text:p>741.7</text:p>
          </table:table-cell>
          <table:table-cell table:style-name="ce7" table:formula="of:=[.M321]" office:value-type="float" office:value="1092.95801484345" calcext:value-type="float">
            <text:p>1093.0</text:p>
          </table:table-cell>
          <table:table-cell table:style-name="ce7" table:formula="of:=[.N321]" office:value-type="float" office:value="1580.51101369803" calcext:value-type="float">
            <text:p>1580.5</text:p>
          </table:table-cell>
          <table:table-cell table:style-name="ce7" table:formula="of:=[.O321]" office:value-type="float" office:value="2247.54675753909" calcext:value-type="float">
            <text:p>2247.5</text:p>
          </table:table-cell>
          <table:table-cell table:style-name="ce7" table:formula="of:=[.P321]" office:value-type="float" office:value="2826.22941524169" calcext:value-type="float">
            <text:p>2826.2</text:p>
          </table:table-cell>
          <table:table-cell table:style-name="ce7" table:formula="of:=[.Q321]" office:value-type="float" office:value="2845.11657990637" calcext:value-type="float">
            <text:p>2845.1</text:p>
          </table:table-cell>
          <table:table-cell table:style-name="ce7" table:formula="of:=[.R321]" office:value-type="float" office:value="2869.51650800221" calcext:value-type="float">
            <text:p>2869.5</text:p>
          </table:table-cell>
          <table:table-cell table:style-name="ce5" table:formula="of:=SUMPRODUCT([.J322:.S322];pot_heat_diffusion)" office:value-type="float" office:value="1483.00176392704" calcext:value-type="float">
            <text:p>1483</text:p>
          </table:table-cell>
          <table:table-cell table:style-name="ce5" table:formula="of:=[.V321]*leakage_out" office:value-type="float" office:value="1748.91312145706" calcext:value-type="float">
            <text:p>1749</text:p>
          </table:table-cell>
          <table:table-cell table:style-name="ce5" table:formula="of:=[.V321]+[.T322]-[.U322]" office:value-type="float" office:value="291219.608885312" calcext:value-type="float">
            <text:p>291220</text:p>
          </table:table-cell>
          <table:table-cell table:style-name="ce12" table:formula="of:= temp_out + [.V322]/pot_water_mass" office:value-type="float" office:value="122.576103168449" calcext:value-type="float">
            <text:p>122.6</text:p>
          </table:table-cell>
          <table:table-cell table:style-name="ce7" table:formula="of:=IF([.G322]&gt;thermagon_temp_max;0;IF([.W32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3" table:formula="of:=burner_C_per_s * [.X322]/100 * time_incr" office:value-type="float" office:value="0" calcext:value-type="float">
            <text:p>0</text:p>
          </table:table-cell>
          <table:table-cell table:style-name="ce3" table:formula="of:=[.B323]" office:value-type="float" office:value="0" calcext:value-type="float">
            <text:p>0</text:p>
          </table:table-cell>
          <table:table-cell table:style-name="ce3" table:formula="of:=[.C322]" office:value-type="float" office:value="0" calcext:value-type="float">
            <text:p>0</text:p>
          </table:table-cell>
          <table:table-cell table:style-name="ce5" table:formula="of:=SUMPRODUCT([.B323:.D323];burner_heat_diffusion)" office:value-type="float" office:value="0" calcext:value-type="float">
            <text:p>0</text:p>
          </table:table-cell>
          <table:table-cell table:formula="of:=[.F322]+[.E323]-[.I322]" office:value-type="float" office:value="51803.8513751349" calcext:value-type="float">
            <text:p>51804</text:p>
          </table:table-cell>
          <table:table-cell table:style-name="ce7" table:formula="of:=temp_out + [.F323] / burner_heat_mass" office:value-type="float" office:value="123.60770275027" calcext:value-type="float">
            <text:p>123.6</text:p>
          </table:table-cell>
          <table:table-cell table:style-name="ce7" table:formula="of:=[.G323]-[.W322]" office:value-type="float" office:value="1.03159958182113" calcext:value-type="float">
            <text:p>1.0</text:p>
          </table:table-cell>
          <table:table-cell table:style-name="ce5" table:formula="of:=thermagon_k * burner_A * [.H323] / thermagon_L" office:value-type="float" office:value="135.231990619812" calcext:value-type="float">
            <text:p>135</text:p>
          </table:table-cell>
          <table:table-cell table:style-name="ce5" table:formula="of:=[.I323]/C_per_s_to_W*time_incr" office:value-type="float" office:value="193.797636313861" calcext:value-type="float">
            <text:p>194</text:p>
          </table:table-cell>
          <table:table-cell table:style-name="ce7" table:formula="of:=[.J322]" office:value-type="float" office:value="238.814379809751" calcext:value-type="float">
            <text:p>238.8</text:p>
          </table:table-cell>
          <table:table-cell table:style-name="ce7" table:formula="of:=[.K322]" office:value-type="float" office:value="334.469672183092" calcext:value-type="float">
            <text:p>334.5</text:p>
          </table:table-cell>
          <table:table-cell table:style-name="ce7" table:formula="of:=[.L322]" office:value-type="float" office:value="496.238800299004" calcext:value-type="float">
            <text:p>496.2</text:p>
          </table:table-cell>
          <table:table-cell table:style-name="ce7" table:formula="of:=[.M322]" office:value-type="float" office:value="741.683821626161" calcext:value-type="float">
            <text:p>741.7</text:p>
          </table:table-cell>
          <table:table-cell table:style-name="ce7" table:formula="of:=[.N322]" office:value-type="float" office:value="1092.95801484345" calcext:value-type="float">
            <text:p>1093.0</text:p>
          </table:table-cell>
          <table:table-cell table:style-name="ce7" table:formula="of:=[.O322]" office:value-type="float" office:value="1580.51101369803" calcext:value-type="float">
            <text:p>1580.5</text:p>
          </table:table-cell>
          <table:table-cell table:style-name="ce7" table:formula="of:=[.P322]" office:value-type="float" office:value="2247.54675753909" calcext:value-type="float">
            <text:p>2247.5</text:p>
          </table:table-cell>
          <table:table-cell table:style-name="ce7" table:formula="of:=[.Q322]" office:value-type="float" office:value="2826.22941524169" calcext:value-type="float">
            <text:p>2826.2</text:p>
          </table:table-cell>
          <table:table-cell table:style-name="ce7" table:formula="of:=[.R322]" office:value-type="float" office:value="2845.11657990637" calcext:value-type="float">
            <text:p>2845.1</text:p>
          </table:table-cell>
          <table:table-cell table:style-name="ce5" table:formula="of:=SUMPRODUCT([.J323:.S323];pot_heat_diffusion)" office:value-type="float" office:value="1113.98011971328" calcext:value-type="float">
            <text:p>1114</text:p>
          </table:table-cell>
          <table:table-cell table:style-name="ce5" table:formula="of:=[.V322]*leakage_out" office:value-type="float" office:value="1747.31765331188" calcext:value-type="float">
            <text:p>1747</text:p>
          </table:table-cell>
          <table:table-cell table:style-name="ce5" table:formula="of:=[.V322]+[.T323]-[.U323]" office:value-type="float" office:value="290586.271351714" calcext:value-type="float">
            <text:p>290586</text:p>
          </table:table-cell>
          <table:table-cell table:style-name="ce12" table:formula="of:= temp_out + [.V323]/pot_water_mass" office:value-type="float" office:value="122.35302307973" calcext:value-type="float">
            <text:p>122.4</text:p>
          </table:table-cell>
          <table:table-cell table:style-name="ce7" table:formula="of:=IF([.G323]&gt;thermagon_temp_max;0;IF([.W32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3" table:formula="of:=burner_C_per_s * [.X323]/100 * time_incr" office:value-type="float" office:value="0" calcext:value-type="float">
            <text:p>0</text:p>
          </table:table-cell>
          <table:table-cell table:style-name="ce3" table:formula="of:=[.B324]" office:value-type="float" office:value="0" calcext:value-type="float">
            <text:p>0</text:p>
          </table:table-cell>
          <table:table-cell table:style-name="ce3" table:formula="of:=[.C323]" office:value-type="float" office:value="0" calcext:value-type="float">
            <text:p>0</text:p>
          </table:table-cell>
          <table:table-cell table:style-name="ce5" table:formula="of:=SUMPRODUCT([.B324:.D324];burner_heat_diffusion)" office:value-type="float" office:value="0" calcext:value-type="float">
            <text:p>0</text:p>
          </table:table-cell>
          <table:table-cell table:formula="of:=[.F323]+[.E324]-[.I323]" office:value-type="float" office:value="51668.6193845151" calcext:value-type="float">
            <text:p>51669</text:p>
          </table:table-cell>
          <table:table-cell table:style-name="ce7" table:formula="of:=temp_out + [.F324] / burner_heat_mass" office:value-type="float" office:value="123.33723876903" calcext:value-type="float">
            <text:p>123.3</text:p>
          </table:table-cell>
          <table:table-cell table:style-name="ce7" table:formula="of:=[.G324]-[.W323]" office:value-type="float" office:value="0.984215689300541" calcext:value-type="float">
            <text:p>1.0</text:p>
          </table:table-cell>
          <table:table-cell table:style-name="ce5" table:formula="of:=thermagon_k * burner_A * [.H324] / thermagon_L" office:value-type="float" office:value="129.020454456176" calcext:value-type="float">
            <text:p>129</text:p>
          </table:table-cell>
          <table:table-cell table:style-name="ce5" table:formula="of:=[.I324]/C_per_s_to_W*time_incr" office:value-type="float" office:value="184.896036767234" calcext:value-type="float">
            <text:p>185</text:p>
          </table:table-cell>
          <table:table-cell table:style-name="ce7" table:formula="of:=[.J323]" office:value-type="float" office:value="193.797636313861" calcext:value-type="float">
            <text:p>193.8</text:p>
          </table:table-cell>
          <table:table-cell table:style-name="ce7" table:formula="of:=[.K323]" office:value-type="float" office:value="238.814379809751" calcext:value-type="float">
            <text:p>238.8</text:p>
          </table:table-cell>
          <table:table-cell table:style-name="ce7" table:formula="of:=[.L323]" office:value-type="float" office:value="334.469672183092" calcext:value-type="float">
            <text:p>334.5</text:p>
          </table:table-cell>
          <table:table-cell table:style-name="ce7" table:formula="of:=[.M323]" office:value-type="float" office:value="496.238800299004" calcext:value-type="float">
            <text:p>496.2</text:p>
          </table:table-cell>
          <table:table-cell table:style-name="ce7" table:formula="of:=[.N323]" office:value-type="float" office:value="741.683821626161" calcext:value-type="float">
            <text:p>741.7</text:p>
          </table:table-cell>
          <table:table-cell table:style-name="ce7" table:formula="of:=[.O323]" office:value-type="float" office:value="1092.95801484345" calcext:value-type="float">
            <text:p>1093.0</text:p>
          </table:table-cell>
          <table:table-cell table:style-name="ce7" table:formula="of:=[.P323]" office:value-type="float" office:value="1580.51101369803" calcext:value-type="float">
            <text:p>1580.5</text:p>
          </table:table-cell>
          <table:table-cell table:style-name="ce7" table:formula="of:=[.Q323]" office:value-type="float" office:value="2247.54675753909" calcext:value-type="float">
            <text:p>2247.5</text:p>
          </table:table-cell>
          <table:table-cell table:style-name="ce7" table:formula="of:=[.R323]" office:value-type="float" office:value="2826.22941524169" calcext:value-type="float">
            <text:p>2826.2</text:p>
          </table:table-cell>
          <table:table-cell table:style-name="ce5" table:formula="of:=SUMPRODUCT([.J324:.S324];pot_heat_diffusion)" office:value-type="float" office:value="801.162493084115" calcext:value-type="float">
            <text:p>801</text:p>
          </table:table-cell>
          <table:table-cell table:style-name="ce5" table:formula="of:=[.V323]*leakage_out" office:value-type="float" office:value="1743.51762811028" calcext:value-type="float">
            <text:p>1744</text:p>
          </table:table-cell>
          <table:table-cell table:style-name="ce5" table:formula="of:=[.V323]+[.T324]-[.U324]" office:value-type="float" office:value="289643.916216688" calcext:value-type="float">
            <text:p>289644</text:p>
          </table:table-cell>
          <table:table-cell table:style-name="ce12" table:formula="of:= temp_out + [.V324]/pot_water_mass" office:value-type="float" office:value="122.021097911909" calcext:value-type="float">
            <text:p>122.0</text:p>
          </table:table-cell>
          <table:table-cell table:style-name="ce7" table:formula="of:=IF([.G324]&gt;thermagon_temp_max;0;IF([.W32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3" table:formula="of:=burner_C_per_s * [.X324]/100 * time_incr" office:value-type="float" office:value="0" calcext:value-type="float">
            <text:p>0</text:p>
          </table:table-cell>
          <table:table-cell table:style-name="ce3" table:formula="of:=[.B325]" office:value-type="float" office:value="0" calcext:value-type="float">
            <text:p>0</text:p>
          </table:table-cell>
          <table:table-cell table:style-name="ce3" table:formula="of:=[.C324]" office:value-type="float" office:value="0" calcext:value-type="float">
            <text:p>0</text:p>
          </table:table-cell>
          <table:table-cell table:style-name="ce5" table:formula="of:=SUMPRODUCT([.B325:.D325];burner_heat_diffusion)" office:value-type="float" office:value="0" calcext:value-type="float">
            <text:p>0</text:p>
          </table:table-cell>
          <table:table-cell table:formula="of:=[.F324]+[.E325]-[.I324]" office:value-type="float" office:value="51539.5989300589" calcext:value-type="float">
            <text:p>51540</text:p>
          </table:table-cell>
          <table:table-cell table:style-name="ce7" table:formula="of:=temp_out + [.F325] / burner_heat_mass" office:value-type="float" office:value="123.079197860118" calcext:value-type="float">
            <text:p>123.1</text:p>
          </table:table-cell>
          <table:table-cell table:style-name="ce7" table:formula="of:=[.G325]-[.W324]" office:value-type="float" office:value="1.05809994820831" calcext:value-type="float">
            <text:p>1.1</text:p>
          </table:table-cell>
          <table:table-cell table:style-name="ce5" table:formula="of:=thermagon_k * burner_A * [.H325] / thermagon_L" office:value-type="float" office:value="138.705913411024" calcext:value-type="float">
            <text:p>139</text:p>
          </table:table-cell>
          <table:table-cell table:style-name="ce5" table:formula="of:=[.I325]/C_per_s_to_W*time_incr" office:value-type="float" office:value="198.776029537152" calcext:value-type="float">
            <text:p>199</text:p>
          </table:table-cell>
          <table:table-cell table:style-name="ce7" table:formula="of:=[.J324]" office:value-type="float" office:value="184.896036767234" calcext:value-type="float">
            <text:p>184.9</text:p>
          </table:table-cell>
          <table:table-cell table:style-name="ce7" table:formula="of:=[.K324]" office:value-type="float" office:value="193.797636313861" calcext:value-type="float">
            <text:p>193.8</text:p>
          </table:table-cell>
          <table:table-cell table:style-name="ce7" table:formula="of:=[.L324]" office:value-type="float" office:value="238.814379809751" calcext:value-type="float">
            <text:p>238.8</text:p>
          </table:table-cell>
          <table:table-cell table:style-name="ce7" table:formula="of:=[.M324]" office:value-type="float" office:value="334.469672183092" calcext:value-type="float">
            <text:p>334.5</text:p>
          </table:table-cell>
          <table:table-cell table:style-name="ce7" table:formula="of:=[.N324]" office:value-type="float" office:value="496.238800299004" calcext:value-type="float">
            <text:p>496.2</text:p>
          </table:table-cell>
          <table:table-cell table:style-name="ce7" table:formula="of:=[.O324]" office:value-type="float" office:value="741.683821626161" calcext:value-type="float">
            <text:p>741.7</text:p>
          </table:table-cell>
          <table:table-cell table:style-name="ce7" table:formula="of:=[.P324]" office:value-type="float" office:value="1092.95801484345" calcext:value-type="float">
            <text:p>1093.0</text:p>
          </table:table-cell>
          <table:table-cell table:style-name="ce7" table:formula="of:=[.Q324]" office:value-type="float" office:value="1580.51101369803" calcext:value-type="float">
            <text:p>1580.5</text:p>
          </table:table-cell>
          <table:table-cell table:style-name="ce7" table:formula="of:=[.R324]" office:value-type="float" office:value="2247.54675753909" calcext:value-type="float">
            <text:p>2247.5</text:p>
          </table:table-cell>
          <table:table-cell table:style-name="ce5" table:formula="of:=SUMPRODUCT([.J325:.S325];pot_heat_diffusion)" office:value-type="float" office:value="562.474628642683" calcext:value-type="float">
            <text:p>562</text:p>
          </table:table-cell>
          <table:table-cell table:style-name="ce5" table:formula="of:=[.V324]*leakage_out" office:value-type="float" office:value="1737.86349730013" calcext:value-type="float">
            <text:p>1738</text:p>
          </table:table-cell>
          <table:table-cell table:style-name="ce5" table:formula="of:=[.V324]+[.T325]-[.U325]" office:value-type="float" office:value="288468.52734803" calcext:value-type="float">
            <text:p>288469</text:p>
          </table:table-cell>
          <table:table-cell table:style-name="ce12" table:formula="of:= temp_out + [.V325]/pot_water_mass" office:value-type="float" office:value="121.607091415864" calcext:value-type="float">
            <text:p>121.6</text:p>
          </table:table-cell>
          <table:table-cell table:style-name="ce7" table:formula="of:=IF([.G325]&gt;thermagon_temp_max;0;IF([.W32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3" table:formula="of:=burner_C_per_s * [.X325]/100 * time_incr" office:value-type="float" office:value="0" calcext:value-type="float">
            <text:p>0</text:p>
          </table:table-cell>
          <table:table-cell table:style-name="ce3" table:formula="of:=[.B326]" office:value-type="float" office:value="0" calcext:value-type="float">
            <text:p>0</text:p>
          </table:table-cell>
          <table:table-cell table:style-name="ce3" table:formula="of:=[.C325]" office:value-type="float" office:value="0" calcext:value-type="float">
            <text:p>0</text:p>
          </table:table-cell>
          <table:table-cell table:style-name="ce5" table:formula="of:=SUMPRODUCT([.B326:.D326];burner_heat_diffusion)" office:value-type="float" office:value="0" calcext:value-type="float">
            <text:p>0</text:p>
          </table:table-cell>
          <table:table-cell table:formula="of:=[.F325]+[.E326]-[.I325]" office:value-type="float" office:value="51400.8930166479" calcext:value-type="float">
            <text:p>51401</text:p>
          </table:table-cell>
          <table:table-cell table:style-name="ce7" table:formula="of:=temp_out + [.F326] / burner_heat_mass" office:value-type="float" office:value="122.801786033296" calcext:value-type="float">
            <text:p>122.8</text:p>
          </table:table-cell>
          <table:table-cell table:style-name="ce7" table:formula="of:=[.G326]-[.W325]" office:value-type="float" office:value="1.19469461743212" calcext:value-type="float">
            <text:p>1.2</text:p>
          </table:table-cell>
          <table:table-cell table:style-name="ce5" table:formula="of:=thermagon_k * burner_A * [.H326] / thermagon_L" office:value-type="float" office:value="156.612055825876" calcext:value-type="float">
            <text:p>157</text:p>
          </table:table-cell>
          <table:table-cell table:style-name="ce5" table:formula="of:=[.I326]/C_per_s_to_W*time_incr" office:value-type="float" office:value="224.436881378441" calcext:value-type="float">
            <text:p>224</text:p>
          </table:table-cell>
          <table:table-cell table:style-name="ce7" table:formula="of:=[.J325]" office:value-type="float" office:value="198.776029537152" calcext:value-type="float">
            <text:p>198.8</text:p>
          </table:table-cell>
          <table:table-cell table:style-name="ce7" table:formula="of:=[.K325]" office:value-type="float" office:value="184.896036767234" calcext:value-type="float">
            <text:p>184.9</text:p>
          </table:table-cell>
          <table:table-cell table:style-name="ce7" table:formula="of:=[.L325]" office:value-type="float" office:value="193.797636313861" calcext:value-type="float">
            <text:p>193.8</text:p>
          </table:table-cell>
          <table:table-cell table:style-name="ce7" table:formula="of:=[.M325]" office:value-type="float" office:value="238.814379809751" calcext:value-type="float">
            <text:p>238.8</text:p>
          </table:table-cell>
          <table:table-cell table:style-name="ce7" table:formula="of:=[.N325]" office:value-type="float" office:value="334.469672183092" calcext:value-type="float">
            <text:p>334.5</text:p>
          </table:table-cell>
          <table:table-cell table:style-name="ce7" table:formula="of:=[.O325]" office:value-type="float" office:value="496.238800299004" calcext:value-type="float">
            <text:p>496.2</text:p>
          </table:table-cell>
          <table:table-cell table:style-name="ce7" table:formula="of:=[.P325]" office:value-type="float" office:value="741.683821626161" calcext:value-type="float">
            <text:p>741.7</text:p>
          </table:table-cell>
          <table:table-cell table:style-name="ce7" table:formula="of:=[.Q325]" office:value-type="float" office:value="1092.95801484345" calcext:value-type="float">
            <text:p>1093.0</text:p>
          </table:table-cell>
          <table:table-cell table:style-name="ce7" table:formula="of:=[.R325]" office:value-type="float" office:value="1580.51101369803" calcext:value-type="float">
            <text:p>1580.5</text:p>
          </table:table-cell>
          <table:table-cell table:style-name="ce5" table:formula="of:=SUMPRODUCT([.J326:.S326];pot_heat_diffusion)" office:value-type="float" office:value="400.040240810541" calcext:value-type="float">
            <text:p>400</text:p>
          </table:table-cell>
          <table:table-cell table:style-name="ce5" table:formula="of:=[.V325]*leakage_out" office:value-type="float" office:value="1730.81116408818" calcext:value-type="float">
            <text:p>1731</text:p>
          </table:table-cell>
          <table:table-cell table:style-name="ce5" table:formula="of:=[.V325]+[.T326]-[.U326]" office:value-type="float" office:value="287137.756424753" calcext:value-type="float">
            <text:p>287138</text:p>
          </table:table-cell>
          <table:table-cell table:style-name="ce12" table:formula="of:= temp_out + [.V326]/pot_water_mass" office:value-type="float" office:value="121.138354794583" calcext:value-type="float">
            <text:p>121.1</text:p>
          </table:table-cell>
          <table:table-cell table:style-name="ce7" table:formula="of:=IF([.G326]&gt;thermagon_temp_max;0;IF([.W32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3" table:formula="of:=burner_C_per_s * [.X326]/100 * time_incr" office:value-type="float" office:value="0" calcext:value-type="float">
            <text:p>0</text:p>
          </table:table-cell>
          <table:table-cell table:style-name="ce3" table:formula="of:=[.B327]" office:value-type="float" office:value="0" calcext:value-type="float">
            <text:p>0</text:p>
          </table:table-cell>
          <table:table-cell table:style-name="ce3" table:formula="of:=[.C326]" office:value-type="float" office:value="0" calcext:value-type="float">
            <text:p>0</text:p>
          </table:table-cell>
          <table:table-cell table:style-name="ce5" table:formula="of:=SUMPRODUCT([.B327:.D327];burner_heat_diffusion)" office:value-type="float" office:value="0" calcext:value-type="float">
            <text:p>0</text:p>
          </table:table-cell>
          <table:table-cell table:formula="of:=[.F326]+[.E327]-[.I326]" office:value-type="float" office:value="51244.280960822" calcext:value-type="float">
            <text:p>51244</text:p>
          </table:table-cell>
          <table:table-cell table:style-name="ce7" table:formula="of:=temp_out + [.F327] / burner_heat_mass" office:value-type="float" office:value="122.488561921644" calcext:value-type="float">
            <text:p>122.5</text:p>
          </table:table-cell>
          <table:table-cell table:style-name="ce7" table:formula="of:=[.G327]-[.W326]" office:value-type="float" office:value="1.35020712706144" calcext:value-type="float">
            <text:p>1.4</text:p>
          </table:table-cell>
          <table:table-cell table:style-name="ce5" table:formula="of:=thermagon_k * burner_A * [.H327] / thermagon_L" office:value-type="float" office:value="176.998130630531" calcext:value-type="float">
            <text:p>177</text:p>
          </table:table-cell>
          <table:table-cell table:style-name="ce5" table:formula="of:=[.I327]/C_per_s_to_W*time_incr" office:value-type="float" office:value="253.651663271038" calcext:value-type="float">
            <text:p>254</text:p>
          </table:table-cell>
          <table:table-cell table:style-name="ce7" table:formula="of:=[.J326]" office:value-type="float" office:value="224.436881378441" calcext:value-type="float">
            <text:p>224.4</text:p>
          </table:table-cell>
          <table:table-cell table:style-name="ce7" table:formula="of:=[.K326]" office:value-type="float" office:value="198.776029537152" calcext:value-type="float">
            <text:p>198.8</text:p>
          </table:table-cell>
          <table:table-cell table:style-name="ce7" table:formula="of:=[.L326]" office:value-type="float" office:value="184.896036767234" calcext:value-type="float">
            <text:p>184.9</text:p>
          </table:table-cell>
          <table:table-cell table:style-name="ce7" table:formula="of:=[.M326]" office:value-type="float" office:value="193.797636313861" calcext:value-type="float">
            <text:p>193.8</text:p>
          </table:table-cell>
          <table:table-cell table:style-name="ce7" table:formula="of:=[.N326]" office:value-type="float" office:value="238.814379809751" calcext:value-type="float">
            <text:p>238.8</text:p>
          </table:table-cell>
          <table:table-cell table:style-name="ce7" table:formula="of:=[.O326]" office:value-type="float" office:value="334.469672183092" calcext:value-type="float">
            <text:p>334.5</text:p>
          </table:table-cell>
          <table:table-cell table:style-name="ce7" table:formula="of:=[.P326]" office:value-type="float" office:value="496.238800299004" calcext:value-type="float">
            <text:p>496.2</text:p>
          </table:table-cell>
          <table:table-cell table:style-name="ce7" table:formula="of:=[.Q326]" office:value-type="float" office:value="741.683821626161" calcext:value-type="float">
            <text:p>741.7</text:p>
          </table:table-cell>
          <table:table-cell table:style-name="ce7" table:formula="of:=[.R326]" office:value-type="float" office:value="1092.95801484345" calcext:value-type="float">
            <text:p>1093.0</text:p>
          </table:table-cell>
          <table:table-cell table:style-name="ce5" table:formula="of:=SUMPRODUCT([.J327:.S327];pot_heat_diffusion)" office:value-type="float" office:value="300.514730940935" calcext:value-type="float">
            <text:p>301</text:p>
          </table:table-cell>
          <table:table-cell table:style-name="ce5" table:formula="of:=[.V326]*leakage_out" office:value-type="float" office:value="1722.82653854852" calcext:value-type="float">
            <text:p>1723</text:p>
          </table:table-cell>
          <table:table-cell table:style-name="ce5" table:formula="of:=[.V326]+[.T327]-[.U327]" office:value-type="float" office:value="285715.444617145" calcext:value-type="float">
            <text:p>285715</text:p>
          </table:table-cell>
          <table:table-cell table:style-name="ce12" table:formula="of:= temp_out + [.V327]/pot_water_mass" office:value-type="float" office:value="120.63737478409" calcext:value-type="float">
            <text:p>120.6</text:p>
          </table:table-cell>
          <table:table-cell table:style-name="ce7" table:formula="of:=IF([.G327]&gt;thermagon_temp_max;0;IF([.W32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3" table:formula="of:=burner_C_per_s * [.X327]/100 * time_incr" office:value-type="float" office:value="2149.61306964746" calcext:value-type="float">
            <text:p>2150</text:p>
          </table:table-cell>
          <table:table-cell table:style-name="ce3" table:formula="of:=[.B328]" office:value-type="float" office:value="2149.61306964746" calcext:value-type="float">
            <text:p>2150</text:p>
          </table:table-cell>
          <table:table-cell table:style-name="ce3" table:formula="of:=[.C327]" office:value-type="float" office:value="0" calcext:value-type="float">
            <text:p>0</text:p>
          </table:table-cell>
          <table:table-cell table:style-name="ce5" table:formula="of:=SUMPRODUCT([.B328:.D328];burner_heat_diffusion)" office:value-type="float" office:value="1504.72914875322" calcext:value-type="float">
            <text:p>1505</text:p>
          </table:table-cell>
          <table:table-cell table:formula="of:=[.F327]+[.E328]-[.I327]" office:value-type="float" office:value="52572.0119789447" calcext:value-type="float">
            <text:p>52572</text:p>
          </table:table-cell>
          <table:table-cell table:style-name="ce7" table:formula="of:=temp_out + [.F328] / burner_heat_mass" office:value-type="float" office:value="125.144023957889" calcext:value-type="float">
            <text:p>125.1</text:p>
          </table:table-cell>
          <table:table-cell table:style-name="ce7" table:formula="of:=[.G328]-[.W327]" office:value-type="float" office:value="4.50664917379891" calcext:value-type="float">
            <text:p>4.5</text:p>
          </table:table-cell>
          <table:table-cell table:style-name="ce5" table:formula="of:=thermagon_k * burner_A * [.H328] / thermagon_L" office:value-type="float" office:value="590.774899037942" calcext:value-type="float">
            <text:p>591</text:p>
          </table:table-cell>
          <table:table-cell table:style-name="ce5" table:formula="of:=[.I328]/C_per_s_to_W*time_incr" office:value-type="float" office:value="846.624962794414" calcext:value-type="float">
            <text:p>847</text:p>
          </table:table-cell>
          <table:table-cell table:style-name="ce7" table:formula="of:=[.J327]" office:value-type="float" office:value="253.651663271038" calcext:value-type="float">
            <text:p>253.7</text:p>
          </table:table-cell>
          <table:table-cell table:style-name="ce7" table:formula="of:=[.K327]" office:value-type="float" office:value="224.436881378441" calcext:value-type="float">
            <text:p>224.4</text:p>
          </table:table-cell>
          <table:table-cell table:style-name="ce7" table:formula="of:=[.L327]" office:value-type="float" office:value="198.776029537152" calcext:value-type="float">
            <text:p>198.8</text:p>
          </table:table-cell>
          <table:table-cell table:style-name="ce7" table:formula="of:=[.M327]" office:value-type="float" office:value="184.896036767234" calcext:value-type="float">
            <text:p>184.9</text:p>
          </table:table-cell>
          <table:table-cell table:style-name="ce7" table:formula="of:=[.N327]" office:value-type="float" office:value="193.797636313861" calcext:value-type="float">
            <text:p>193.8</text:p>
          </table:table-cell>
          <table:table-cell table:style-name="ce7" table:formula="of:=[.O327]" office:value-type="float" office:value="238.814379809751" calcext:value-type="float">
            <text:p>238.8</text:p>
          </table:table-cell>
          <table:table-cell table:style-name="ce7" table:formula="of:=[.P327]" office:value-type="float" office:value="334.469672183092" calcext:value-type="float">
            <text:p>334.5</text:p>
          </table:table-cell>
          <table:table-cell table:style-name="ce7" table:formula="of:=[.Q327]" office:value-type="float" office:value="496.238800299004" calcext:value-type="float">
            <text:p>496.2</text:p>
          </table:table-cell>
          <table:table-cell table:style-name="ce7" table:formula="of:=[.R327]" office:value-type="float" office:value="741.683821626161" calcext:value-type="float">
            <text:p>741.7</text:p>
          </table:table-cell>
          <table:table-cell table:style-name="ce5" table:formula="of:=SUMPRODUCT([.J328:.S328];pot_heat_diffusion)" office:value-type="float" office:value="258.954776779699" calcext:value-type="float">
            <text:p>259</text:p>
          </table:table-cell>
          <table:table-cell table:style-name="ce5" table:formula="of:=[.V327]*leakage_out" office:value-type="float" office:value="1714.29266770287" calcext:value-type="float">
            <text:p>1714</text:p>
          </table:table-cell>
          <table:table-cell table:style-name="ce5" table:formula="of:=[.V327]+[.T328]-[.U328]" office:value-type="float" office:value="284260.106726222" calcext:value-type="float">
            <text:p>284260</text:p>
          </table:table-cell>
          <table:table-cell table:style-name="ce12" table:formula="of:= temp_out + [.V328]/pot_water_mass" office:value-type="float" office:value="120.124762016648" calcext:value-type="float">
            <text:p>120.1</text:p>
          </table:table-cell>
          <table:table-cell table:style-name="ce7" table:formula="of:=IF([.G328]&gt;thermagon_temp_max;0;IF([.W32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3" table:formula="of:=burner_C_per_s * [.X328]/100 * time_incr" office:value-type="float" office:value="2149.61306964746" calcext:value-type="float">
            <text:p>2150</text:p>
          </table:table-cell>
          <table:table-cell table:style-name="ce3" table:formula="of:=[.B329]" office:value-type="float" office:value="2149.61306964746" calcext:value-type="float">
            <text:p>2150</text:p>
          </table:table-cell>
          <table:table-cell table:style-name="ce3" table:formula="of:=[.C328]" office:value-type="float" office:value="2149.61306964746" calcext:value-type="float">
            <text:p>2150</text:p>
          </table:table-cell>
          <table:table-cell table:style-name="ce5" table:formula="of:=SUMPRODUCT([.B329:.D329];burner_heat_diffusion)" office:value-type="float" office:value="2149.61306964746" calcext:value-type="float">
            <text:p>2150</text:p>
          </table:table-cell>
          <table:table-cell table:formula="of:=[.F328]+[.E329]-[.I328]" office:value-type="float" office:value="54130.8501495542" calcext:value-type="float">
            <text:p>54131</text:p>
          </table:table-cell>
          <table:table-cell table:style-name="ce7" table:formula="of:=temp_out + [.F329] / burner_heat_mass" office:value-type="float" office:value="128.261700299108" calcext:value-type="float">
            <text:p>128.3</text:p>
          </table:table-cell>
          <table:table-cell table:style-name="ce7" table:formula="of:=[.G329]-[.W328]" office:value-type="float" office:value="8.13693828246068" calcext:value-type="float">
            <text:p>8.1</text:p>
          </table:table-cell>
          <table:table-cell table:style-name="ce5" table:formula="of:=thermagon_k * burner_A * [.H329] / thermagon_L" office:value-type="float" office:value="1066.66809572099" calcext:value-type="float">
            <text:p>1067</text:p>
          </table:table-cell>
          <table:table-cell table:style-name="ce5" table:formula="of:=[.I329]/C_per_s_to_W*time_incr" office:value-type="float" office:value="1528.61578635855" calcext:value-type="float">
            <text:p>1529</text:p>
          </table:table-cell>
          <table:table-cell table:style-name="ce7" table:formula="of:=[.J328]" office:value-type="float" office:value="846.624962794414" calcext:value-type="float">
            <text:p>846.6</text:p>
          </table:table-cell>
          <table:table-cell table:style-name="ce7" table:formula="of:=[.K328]" office:value-type="float" office:value="253.651663271038" calcext:value-type="float">
            <text:p>253.7</text:p>
          </table:table-cell>
          <table:table-cell table:style-name="ce7" table:formula="of:=[.L328]" office:value-type="float" office:value="224.436881378441" calcext:value-type="float">
            <text:p>224.4</text:p>
          </table:table-cell>
          <table:table-cell table:style-name="ce7" table:formula="of:=[.M328]" office:value-type="float" office:value="198.776029537152" calcext:value-type="float">
            <text:p>198.8</text:p>
          </table:table-cell>
          <table:table-cell table:style-name="ce7" table:formula="of:=[.N328]" office:value-type="float" office:value="184.896036767234" calcext:value-type="float">
            <text:p>184.9</text:p>
          </table:table-cell>
          <table:table-cell table:style-name="ce7" table:formula="of:=[.O328]" office:value-type="float" office:value="193.797636313861" calcext:value-type="float">
            <text:p>193.8</text:p>
          </table:table-cell>
          <table:table-cell table:style-name="ce7" table:formula="of:=[.P328]" office:value-type="float" office:value="238.814379809751" calcext:value-type="float">
            <text:p>238.8</text:p>
          </table:table-cell>
          <table:table-cell table:style-name="ce7" table:formula="of:=[.Q328]" office:value-type="float" office:value="334.469672183092" calcext:value-type="float">
            <text:p>334.5</text:p>
          </table:table-cell>
          <table:table-cell table:style-name="ce7" table:formula="of:=[.R328]" office:value-type="float" office:value="496.238800299004" calcext:value-type="float">
            <text:p>496.2</text:p>
          </table:table-cell>
          <table:table-cell table:style-name="ce5" table:formula="of:=SUMPRODUCT([.J329:.S329];pot_heat_diffusion)" office:value-type="float" office:value="280.59457737874" calcext:value-type="float">
            <text:p>281</text:p>
          </table:table-cell>
          <table:table-cell table:style-name="ce5" table:formula="of:=[.V328]*leakage_out" office:value-type="float" office:value="1705.56064035733" calcext:value-type="float">
            <text:p>1706</text:p>
          </table:table-cell>
          <table:table-cell table:style-name="ce5" table:formula="of:=[.V328]+[.T329]-[.U329]" office:value-type="float" office:value="282835.140663243" calcext:value-type="float">
            <text:p>282835</text:p>
          </table:table-cell>
          <table:table-cell table:style-name="ce12" table:formula="of:= temp_out + [.V329]/pot_water_mass" office:value-type="float" office:value="119.622847099424" calcext:value-type="float">
            <text:p>119.6</text:p>
          </table:table-cell>
          <table:table-cell table:style-name="ce7" table:formula="of:=IF([.G329]&gt;thermagon_temp_max;0;IF([.W32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3" table:formula="of:=burner_C_per_s * [.X329]/100 * time_incr" office:value-type="float" office:value="2149.61306964746" calcext:value-type="float">
            <text:p>2150</text:p>
          </table:table-cell>
          <table:table-cell table:style-name="ce3" table:formula="of:=[.B330]" office:value-type="float" office:value="2149.61306964746" calcext:value-type="float">
            <text:p>2150</text:p>
          </table:table-cell>
          <table:table-cell table:style-name="ce3" table:formula="of:=[.C329]" office:value-type="float" office:value="2149.61306964746" calcext:value-type="float">
            <text:p>2150</text:p>
          </table:table-cell>
          <table:table-cell table:style-name="ce5" table:formula="of:=SUMPRODUCT([.B330:.D330];burner_heat_diffusion)" office:value-type="float" office:value="2149.61306964746" calcext:value-type="float">
            <text:p>2150</text:p>
          </table:table-cell>
          <table:table-cell table:formula="of:=[.F329]+[.E330]-[.I329]" office:value-type="float" office:value="55213.7951234807" calcext:value-type="float">
            <text:p>55214</text:p>
          </table:table-cell>
          <table:table-cell table:style-name="ce7" table:formula="of:=temp_out + [.F330] / burner_heat_mass" office:value-type="float" office:value="130.427590246961" calcext:value-type="float">
            <text:p>130.4</text:p>
          </table:table-cell>
          <table:table-cell table:style-name="ce7" table:formula="of:=[.G330]-[.W329]" office:value-type="float" office:value="10.8047431475375" calcext:value-type="float">
            <text:p>10.8</text:p>
          </table:table-cell>
          <table:table-cell table:style-name="ce5" table:formula="of:=thermagon_k * burner_A * [.H330] / thermagon_L" office:value-type="float" office:value="1416.38960477072" calcext:value-type="float">
            <text:p>1416</text:p>
          </table:table-cell>
          <table:table-cell table:style-name="ce5" table:formula="of:=[.I330]/C_per_s_to_W*time_incr" office:value-type="float" office:value="2029.79307075197" calcext:value-type="float">
            <text:p>2030</text:p>
          </table:table-cell>
          <table:table-cell table:style-name="ce7" table:formula="of:=[.J329]" office:value-type="float" office:value="1528.61578635855" calcext:value-type="float">
            <text:p>1528.6</text:p>
          </table:table-cell>
          <table:table-cell table:style-name="ce7" table:formula="of:=[.K329]" office:value-type="float" office:value="846.624962794414" calcext:value-type="float">
            <text:p>846.6</text:p>
          </table:table-cell>
          <table:table-cell table:style-name="ce7" table:formula="of:=[.L329]" office:value-type="float" office:value="253.651663271038" calcext:value-type="float">
            <text:p>253.7</text:p>
          </table:table-cell>
          <table:table-cell table:style-name="ce7" table:formula="of:=[.M329]" office:value-type="float" office:value="224.436881378441" calcext:value-type="float">
            <text:p>224.4</text:p>
          </table:table-cell>
          <table:table-cell table:style-name="ce7" table:formula="of:=[.N329]" office:value-type="float" office:value="198.776029537152" calcext:value-type="float">
            <text:p>198.8</text:p>
          </table:table-cell>
          <table:table-cell table:style-name="ce7" table:formula="of:=[.O329]" office:value-type="float" office:value="184.896036767234" calcext:value-type="float">
            <text:p>184.9</text:p>
          </table:table-cell>
          <table:table-cell table:style-name="ce7" table:formula="of:=[.P329]" office:value-type="float" office:value="193.797636313861" calcext:value-type="float">
            <text:p>193.8</text:p>
          </table:table-cell>
          <table:table-cell table:style-name="ce7" table:formula="of:=[.Q329]" office:value-type="float" office:value="238.814379809751" calcext:value-type="float">
            <text:p>238.8</text:p>
          </table:table-cell>
          <table:table-cell table:style-name="ce7" table:formula="of:=[.R329]" office:value-type="float" office:value="334.469672183092" calcext:value-type="float">
            <text:p>334.5</text:p>
          </table:table-cell>
          <table:table-cell table:style-name="ce5" table:formula="of:=SUMPRODUCT([.J330:.S330];pot_heat_diffusion)" office:value-type="float" office:value="381.659502048491" calcext:value-type="float">
            <text:p>382</text:p>
          </table:table-cell>
          <table:table-cell table:style-name="ce5" table:formula="of:=[.V329]*leakage_out" office:value-type="float" office:value="1697.01084397946" calcext:value-type="float">
            <text:p>1697</text:p>
          </table:table-cell>
          <table:table-cell table:style-name="ce5" table:formula="of:=[.V329]+[.T330]-[.U330]" office:value-type="float" office:value="281519.789321312" calcext:value-type="float">
            <text:p>281520</text:p>
          </table:table-cell>
          <table:table-cell table:style-name="ce12" table:formula="of:= temp_out + [.V330]/pot_water_mass" office:value-type="float" office:value="119.159541707767" calcext:value-type="float">
            <text:p>119.2</text:p>
          </table:table-cell>
          <table:table-cell table:style-name="ce7" table:formula="of:=IF([.G330]&gt;thermagon_temp_max;0;IF([.W33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3" table:formula="of:=burner_C_per_s * [.X330]/100 * time_incr" office:value-type="float" office:value="2149.61306964746" calcext:value-type="float">
            <text:p>2150</text:p>
          </table:table-cell>
          <table:table-cell table:style-name="ce3" table:formula="of:=[.B331]" office:value-type="float" office:value="2149.61306964746" calcext:value-type="float">
            <text:p>2150</text:p>
          </table:table-cell>
          <table:table-cell table:style-name="ce3" table:formula="of:=[.C330]" office:value-type="float" office:value="2149.61306964746" calcext:value-type="float">
            <text:p>2150</text:p>
          </table:table-cell>
          <table:table-cell table:style-name="ce5" table:formula="of:=SUMPRODUCT([.B331:.D331];burner_heat_diffusion)" office:value-type="float" office:value="2149.61306964746" calcext:value-type="float">
            <text:p>2150</text:p>
          </table:table-cell>
          <table:table-cell table:formula="of:=[.F330]+[.E331]-[.I330]" office:value-type="float" office:value="55947.0185883574" calcext:value-type="float">
            <text:p>55947</text:p>
          </table:table-cell>
          <table:table-cell table:style-name="ce7" table:formula="of:=temp_out + [.F331] / burner_heat_mass" office:value-type="float" office:value="131.894037176715" calcext:value-type="float">
            <text:p>131.9</text:p>
          </table:table-cell>
          <table:table-cell table:style-name="ce7" table:formula="of:=[.G331]-[.W330]" office:value-type="float" office:value="12.7344954689475" calcext:value-type="float">
            <text:p>12.7</text:p>
          </table:table-cell>
          <table:table-cell table:style-name="ce5" table:formula="of:=thermagon_k * burner_A * [.H331] / thermagon_L" office:value-type="float" office:value="1669.36009101965" calcext:value-type="float">
            <text:p>1669</text:p>
          </table:table-cell>
          <table:table-cell table:style-name="ce5" table:formula="of:=[.I331]/C_per_s_to_W*time_incr" office:value-type="float" office:value="2392.31884640248" calcext:value-type="float">
            <text:p>2392</text:p>
          </table:table-cell>
          <table:table-cell table:style-name="ce7" table:formula="of:=[.J330]" office:value-type="float" office:value="2029.79307075197" calcext:value-type="float">
            <text:p>2029.8</text:p>
          </table:table-cell>
          <table:table-cell table:style-name="ce7" table:formula="of:=[.K330]" office:value-type="float" office:value="1528.61578635855" calcext:value-type="float">
            <text:p>1528.6</text:p>
          </table:table-cell>
          <table:table-cell table:style-name="ce7" table:formula="of:=[.L330]" office:value-type="float" office:value="846.624962794414" calcext:value-type="float">
            <text:p>846.6</text:p>
          </table:table-cell>
          <table:table-cell table:style-name="ce7" table:formula="of:=[.M330]" office:value-type="float" office:value="253.651663271038" calcext:value-type="float">
            <text:p>253.7</text:p>
          </table:table-cell>
          <table:table-cell table:style-name="ce7" table:formula="of:=[.N330]" office:value-type="float" office:value="224.436881378441" calcext:value-type="float">
            <text:p>224.4</text:p>
          </table:table-cell>
          <table:table-cell table:style-name="ce7" table:formula="of:=[.O330]" office:value-type="float" office:value="198.776029537152" calcext:value-type="float">
            <text:p>198.8</text:p>
          </table:table-cell>
          <table:table-cell table:style-name="ce7" table:formula="of:=[.P330]" office:value-type="float" office:value="184.896036767234" calcext:value-type="float">
            <text:p>184.9</text:p>
          </table:table-cell>
          <table:table-cell table:style-name="ce7" table:formula="of:=[.Q330]" office:value-type="float" office:value="193.797636313861" calcext:value-type="float">
            <text:p>193.8</text:p>
          </table:table-cell>
          <table:table-cell table:style-name="ce7" table:formula="of:=[.R330]" office:value-type="float" office:value="238.814379809751" calcext:value-type="float">
            <text:p>238.8</text:p>
          </table:table-cell>
          <table:table-cell table:style-name="ce5" table:formula="of:=SUMPRODUCT([.J331:.S331];pot_heat_diffusion)" office:value-type="float" office:value="578.019469076755" calcext:value-type="float">
            <text:p>578</text:p>
          </table:table-cell>
          <table:table-cell table:style-name="ce5" table:formula="of:=[.V330]*leakage_out" office:value-type="float" office:value="1689.11873592787" calcext:value-type="float">
            <text:p>1689</text:p>
          </table:table-cell>
          <table:table-cell table:style-name="ce5" table:formula="of:=[.V330]+[.T331]-[.U331]" office:value-type="float" office:value="280408.690054461" calcext:value-type="float">
            <text:p>280409</text:p>
          </table:table-cell>
          <table:table-cell table:style-name="ce12" table:formula="of:= temp_out + [.V331]/pot_water_mass" office:value-type="float" office:value="118.768179898502" calcext:value-type="float">
            <text:p>118.8</text:p>
          </table:table-cell>
          <table:table-cell table:style-name="ce7" table:formula="of:=IF([.G331]&gt;thermagon_temp_max;0;IF([.W33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3" table:formula="of:=burner_C_per_s * [.X331]/100 * time_incr" office:value-type="float" office:value="2149.61306964746" calcext:value-type="float">
            <text:p>2150</text:p>
          </table:table-cell>
          <table:table-cell table:style-name="ce3" table:formula="of:=[.B332]" office:value-type="float" office:value="2149.61306964746" calcext:value-type="float">
            <text:p>2150</text:p>
          </table:table-cell>
          <table:table-cell table:style-name="ce3" table:formula="of:=[.C331]" office:value-type="float" office:value="2149.61306964746" calcext:value-type="float">
            <text:p>2150</text:p>
          </table:table-cell>
          <table:table-cell table:style-name="ce5" table:formula="of:=SUMPRODUCT([.B332:.D332];burner_heat_diffusion)" office:value-type="float" office:value="2149.61306964746" calcext:value-type="float">
            <text:p>2150</text:p>
          </table:table-cell>
          <table:table-cell table:formula="of:=[.F331]+[.E332]-[.I331]" office:value-type="float" office:value="56427.2715669852" calcext:value-type="float">
            <text:p>56427</text:p>
          </table:table-cell>
          <table:table-cell table:style-name="ce7" table:formula="of:=temp_out + [.F332] / burner_heat_mass" office:value-type="float" office:value="132.85454313397" calcext:value-type="float">
            <text:p>132.9</text:p>
          </table:table-cell>
          <table:table-cell table:style-name="ce7" table:formula="of:=[.G332]-[.W331]" office:value-type="float" office:value="14.0863632354684" calcext:value-type="float">
            <text:p>14.1</text:p>
          </table:table-cell>
          <table:table-cell table:style-name="ce5" table:formula="of:=thermagon_k * burner_A * [.H332] / thermagon_L" office:value-type="float" office:value="1846.57591423534" calcext:value-type="float">
            <text:p>1847</text:p>
          </table:table-cell>
          <table:table-cell table:style-name="ce5" table:formula="of:=[.I332]/C_per_s_to_W*time_incr" office:value-type="float" office:value="2646.28247955766" calcext:value-type="float">
            <text:p>2646</text:p>
          </table:table-cell>
          <table:table-cell table:style-name="ce7" table:formula="of:=[.J331]" office:value-type="float" office:value="2392.31884640248" calcext:value-type="float">
            <text:p>2392.3</text:p>
          </table:table-cell>
          <table:table-cell table:style-name="ce7" table:formula="of:=[.K331]" office:value-type="float" office:value="2029.79307075197" calcext:value-type="float">
            <text:p>2029.8</text:p>
          </table:table-cell>
          <table:table-cell table:style-name="ce7" table:formula="of:=[.L331]" office:value-type="float" office:value="1528.61578635855" calcext:value-type="float">
            <text:p>1528.6</text:p>
          </table:table-cell>
          <table:table-cell table:style-name="ce7" table:formula="of:=[.M331]" office:value-type="float" office:value="846.624962794414" calcext:value-type="float">
            <text:p>846.6</text:p>
          </table:table-cell>
          <table:table-cell table:style-name="ce7" table:formula="of:=[.N331]" office:value-type="float" office:value="253.651663271038" calcext:value-type="float">
            <text:p>253.7</text:p>
          </table:table-cell>
          <table:table-cell table:style-name="ce7" table:formula="of:=[.O331]" office:value-type="float" office:value="224.436881378441" calcext:value-type="float">
            <text:p>224.4</text:p>
          </table:table-cell>
          <table:table-cell table:style-name="ce7" table:formula="of:=[.P331]" office:value-type="float" office:value="198.776029537152" calcext:value-type="float">
            <text:p>198.8</text:p>
          </table:table-cell>
          <table:table-cell table:style-name="ce7" table:formula="of:=[.Q331]" office:value-type="float" office:value="184.896036767234" calcext:value-type="float">
            <text:p>184.9</text:p>
          </table:table-cell>
          <table:table-cell table:style-name="ce7" table:formula="of:=[.R331]" office:value-type="float" office:value="193.797636313861" calcext:value-type="float">
            <text:p>193.8</text:p>
          </table:table-cell>
          <table:table-cell table:style-name="ce5" table:formula="of:=SUMPRODUCT([.J332:.S332];pot_heat_diffusion)" office:value-type="float" office:value="869.526949357158" calcext:value-type="float">
            <text:p>870</text:p>
          </table:table-cell>
          <table:table-cell table:style-name="ce5" table:formula="of:=[.V331]*leakage_out" office:value-type="float" office:value="1682.45214032677" calcext:value-type="float">
            <text:p>1682</text:p>
          </table:table-cell>
          <table:table-cell table:style-name="ce5" table:formula="of:=[.V331]+[.T332]-[.U332]" office:value-type="float" office:value="279595.764863492" calcext:value-type="float">
            <text:p>279596</text:p>
          </table:table-cell>
          <table:table-cell table:style-name="ce12" table:formula="of:= temp_out + [.V332]/pot_water_mass" office:value-type="float" office:value="118.481843760025" calcext:value-type="float">
            <text:p>118.5</text:p>
          </table:table-cell>
          <table:table-cell table:style-name="ce7" table:formula="of:=IF([.G332]&gt;thermagon_temp_max;0;IF([.W33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3" table:formula="of:=burner_C_per_s * [.X332]/100 * time_incr" office:value-type="float" office:value="2149.61306964746" calcext:value-type="float">
            <text:p>2150</text:p>
          </table:table-cell>
          <table:table-cell table:style-name="ce3" table:formula="of:=[.B333]" office:value-type="float" office:value="2149.61306964746" calcext:value-type="float">
            <text:p>2150</text:p>
          </table:table-cell>
          <table:table-cell table:style-name="ce3" table:formula="of:=[.C332]" office:value-type="float" office:value="2149.61306964746" calcext:value-type="float">
            <text:p>2150</text:p>
          </table:table-cell>
          <table:table-cell table:style-name="ce5" table:formula="of:=SUMPRODUCT([.B333:.D333];burner_heat_diffusion)" office:value-type="float" office:value="2149.61306964746" calcext:value-type="float">
            <text:p>2150</text:p>
          </table:table-cell>
          <table:table-cell table:formula="of:=[.F332]+[.E333]-[.I332]" office:value-type="float" office:value="56730.3087223973" calcext:value-type="float">
            <text:p>56730</text:p>
          </table:table-cell>
          <table:table-cell table:style-name="ce7" table:formula="of:=temp_out + [.F333] / burner_heat_mass" office:value-type="float" office:value="133.460617444795" calcext:value-type="float">
            <text:p>133.5</text:p>
          </table:table-cell>
          <table:table-cell table:style-name="ce7" table:formula="of:=[.G333]-[.W332]" office:value-type="float" office:value="14.9787736847701" calcext:value-type="float">
            <text:p>15.0</text:p>
          </table:table-cell>
          <table:table-cell table:style-name="ce5" table:formula="of:=thermagon_k * burner_A * [.H333] / thermagon_L" office:value-type="float" office:value="1963.56165524925" calcext:value-type="float">
            <text:p>1964</text:p>
          </table:table-cell>
          <table:table-cell table:style-name="ce5" table:formula="of:=[.I333]/C_per_s_to_W*time_incr" office:value-type="float" office:value="2813.93186478827" calcext:value-type="float">
            <text:p>2814</text:p>
          </table:table-cell>
          <table:table-cell table:style-name="ce7" table:formula="of:=[.J332]" office:value-type="float" office:value="2646.28247955766" calcext:value-type="float">
            <text:p>2646.3</text:p>
          </table:table-cell>
          <table:table-cell table:style-name="ce7" table:formula="of:=[.K332]" office:value-type="float" office:value="2392.31884640248" calcext:value-type="float">
            <text:p>2392.3</text:p>
          </table:table-cell>
          <table:table-cell table:style-name="ce7" table:formula="of:=[.L332]" office:value-type="float" office:value="2029.79307075197" calcext:value-type="float">
            <text:p>2029.8</text:p>
          </table:table-cell>
          <table:table-cell table:style-name="ce7" table:formula="of:=[.M332]" office:value-type="float" office:value="1528.61578635855" calcext:value-type="float">
            <text:p>1528.6</text:p>
          </table:table-cell>
          <table:table-cell table:style-name="ce7" table:formula="of:=[.N332]" office:value-type="float" office:value="846.624962794414" calcext:value-type="float">
            <text:p>846.6</text:p>
          </table:table-cell>
          <table:table-cell table:style-name="ce7" table:formula="of:=[.O332]" office:value-type="float" office:value="253.651663271038" calcext:value-type="float">
            <text:p>253.7</text:p>
          </table:table-cell>
          <table:table-cell table:style-name="ce7" table:formula="of:=[.P332]" office:value-type="float" office:value="224.436881378441" calcext:value-type="float">
            <text:p>224.4</text:p>
          </table:table-cell>
          <table:table-cell table:style-name="ce7" table:formula="of:=[.Q332]" office:value-type="float" office:value="198.776029537152" calcext:value-type="float">
            <text:p>198.8</text:p>
          </table:table-cell>
          <table:table-cell table:style-name="ce7" table:formula="of:=[.R332]" office:value-type="float" office:value="184.896036767234" calcext:value-type="float">
            <text:p>184.9</text:p>
          </table:table-cell>
          <table:table-cell table:style-name="ce5" table:formula="of:=SUMPRODUCT([.J333:.S333];pot_heat_diffusion)" office:value-type="float" office:value="1233.96510121493" calcext:value-type="float">
            <text:p>1234</text:p>
          </table:table-cell>
          <table:table-cell table:style-name="ce5" table:formula="of:=[.V332]*leakage_out" office:value-type="float" office:value="1677.57458918095" calcext:value-type="float">
            <text:p>1678</text:p>
          </table:table-cell>
          <table:table-cell table:style-name="ce5" table:formula="of:=[.V332]+[.T333]-[.U333]" office:value-type="float" office:value="279152.155375526" calcext:value-type="float">
            <text:p>279152</text:p>
          </table:table-cell>
          <table:table-cell table:style-name="ce12" table:formula="of:= temp_out + [.V333]/pot_water_mass" office:value-type="float" office:value="118.325591463765" calcext:value-type="float">
            <text:p>118.3</text:p>
          </table:table-cell>
          <table:table-cell table:style-name="ce7" table:formula="of:=IF([.G333]&gt;thermagon_temp_max;0;IF([.W33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3" table:formula="of:=burner_C_per_s * [.X333]/100 * time_incr" office:value-type="float" office:value="2149.61306964746" calcext:value-type="float">
            <text:p>2150</text:p>
          </table:table-cell>
          <table:table-cell table:style-name="ce3" table:formula="of:=[.B334]" office:value-type="float" office:value="2149.61306964746" calcext:value-type="float">
            <text:p>2150</text:p>
          </table:table-cell>
          <table:table-cell table:style-name="ce3" table:formula="of:=[.C333]" office:value-type="float" office:value="2149.61306964746" calcext:value-type="float">
            <text:p>2150</text:p>
          </table:table-cell>
          <table:table-cell table:style-name="ce5" table:formula="of:=SUMPRODUCT([.B334:.D334];burner_heat_diffusion)" office:value-type="float" office:value="2149.61306964746" calcext:value-type="float">
            <text:p>2150</text:p>
          </table:table-cell>
          <table:table-cell table:formula="of:=[.F333]+[.E334]-[.I333]" office:value-type="float" office:value="56916.3601367956" calcext:value-type="float">
            <text:p>56916</text:p>
          </table:table-cell>
          <table:table-cell table:style-name="ce7" table:formula="of:=temp_out + [.F334] / burner_heat_mass" office:value-type="float" office:value="133.832720273591" calcext:value-type="float">
            <text:p>133.8</text:p>
          </table:table-cell>
          <table:table-cell table:style-name="ce7" table:formula="of:=[.G334]-[.W333]" office:value-type="float" office:value="15.507128809826" calcext:value-type="float">
            <text:p>15.5</text:p>
          </table:table-cell>
          <table:table-cell table:style-name="ce5" table:formula="of:=thermagon_k * burner_A * [.H334] / thermagon_L" office:value-type="float" office:value="2032.82352446148" calcext:value-type="float">
            <text:p>2033</text:p>
          </table:table-cell>
          <table:table-cell table:style-name="ce5" table:formula="of:=[.I334]/C_per_s_to_W*time_incr" office:value-type="float" office:value="2913.18934431281" calcext:value-type="float">
            <text:p>2913</text:p>
          </table:table-cell>
          <table:table-cell table:style-name="ce7" table:formula="of:=[.J333]" office:value-type="float" office:value="2813.93186478827" calcext:value-type="float">
            <text:p>2813.9</text:p>
          </table:table-cell>
          <table:table-cell table:style-name="ce7" table:formula="of:=[.K333]" office:value-type="float" office:value="2646.28247955766" calcext:value-type="float">
            <text:p>2646.3</text:p>
          </table:table-cell>
          <table:table-cell table:style-name="ce7" table:formula="of:=[.L333]" office:value-type="float" office:value="2392.31884640248" calcext:value-type="float">
            <text:p>2392.3</text:p>
          </table:table-cell>
          <table:table-cell table:style-name="ce7" table:formula="of:=[.M333]" office:value-type="float" office:value="2029.79307075197" calcext:value-type="float">
            <text:p>2029.8</text:p>
          </table:table-cell>
          <table:table-cell table:style-name="ce7" table:formula="of:=[.N333]" office:value-type="float" office:value="1528.61578635855" calcext:value-type="float">
            <text:p>1528.6</text:p>
          </table:table-cell>
          <table:table-cell table:style-name="ce7" table:formula="of:=[.O333]" office:value-type="float" office:value="846.624962794414" calcext:value-type="float">
            <text:p>846.6</text:p>
          </table:table-cell>
          <table:table-cell table:style-name="ce7" table:formula="of:=[.P333]" office:value-type="float" office:value="253.651663271038" calcext:value-type="float">
            <text:p>253.7</text:p>
          </table:table-cell>
          <table:table-cell table:style-name="ce7" table:formula="of:=[.Q333]" office:value-type="float" office:value="224.436881378441" calcext:value-type="float">
            <text:p>224.4</text:p>
          </table:table-cell>
          <table:table-cell table:style-name="ce7" table:formula="of:=[.R333]" office:value-type="float" office:value="198.776029537152" calcext:value-type="float">
            <text:p>198.8</text:p>
          </table:table-cell>
          <table:table-cell table:style-name="ce5" table:formula="of:=SUMPRODUCT([.J334:.S334];pot_heat_diffusion)" office:value-type="float" office:value="1630.50632472763" calcext:value-type="float">
            <text:p>1631</text:p>
          </table:table-cell>
          <table:table-cell table:style-name="ce5" table:formula="of:=[.V333]*leakage_out" office:value-type="float" office:value="1674.91293225315" calcext:value-type="float">
            <text:p>1675</text:p>
          </table:table-cell>
          <table:table-cell table:style-name="ce5" table:formula="of:=[.V333]+[.T334]-[.U334]" office:value-type="float" office:value="279107.748768" calcext:value-type="float">
            <text:p>279108</text:p>
          </table:table-cell>
          <table:table-cell table:style-name="ce12" table:formula="of:= temp_out + [.V334]/pot_water_mass" office:value-type="float" office:value="118.309950151793" calcext:value-type="float">
            <text:p>118.3</text:p>
          </table:table-cell>
          <table:table-cell table:style-name="ce7" table:formula="of:=IF([.G334]&gt;thermagon_temp_max;0;IF([.W33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3" table:formula="of:=burner_C_per_s * [.X334]/100 * time_incr" office:value-type="float" office:value="2149.61306964746" calcext:value-type="float">
            <text:p>2150</text:p>
          </table:table-cell>
          <table:table-cell table:style-name="ce3" table:formula="of:=[.B335]" office:value-type="float" office:value="2149.61306964746" calcext:value-type="float">
            <text:p>2150</text:p>
          </table:table-cell>
          <table:table-cell table:style-name="ce3" table:formula="of:=[.C334]" office:value-type="float" office:value="2149.61306964746" calcext:value-type="float">
            <text:p>2150</text:p>
          </table:table-cell>
          <table:table-cell table:style-name="ce5" table:formula="of:=SUMPRODUCT([.B335:.D335];burner_heat_diffusion)" office:value-type="float" office:value="2149.61306964746" calcext:value-type="float">
            <text:p>2150</text:p>
          </table:table-cell>
          <table:table-cell table:formula="of:=[.F334]+[.E335]-[.I334]" office:value-type="float" office:value="57033.1496819816" calcext:value-type="float">
            <text:p>57033</text:p>
          </table:table-cell>
          <table:table-cell table:style-name="ce7" table:formula="of:=temp_out + [.F335] / burner_heat_mass" office:value-type="float" office:value="134.066299363963" calcext:value-type="float">
            <text:p>134.1</text:p>
          </table:table-cell>
          <table:table-cell table:style-name="ce7" table:formula="of:=[.G335]-[.W334]" office:value-type="float" office:value="15.7563492121698" calcext:value-type="float">
            <text:p>15.8</text:p>
          </table:table-cell>
          <table:table-cell table:style-name="ce5" table:formula="of:=thermagon_k * burner_A * [.H335] / thermagon_L" office:value-type="float" office:value="2065.4937307178" calcext:value-type="float">
            <text:p>2065</text:p>
          </table:table-cell>
          <table:table-cell table:style-name="ce5" table:formula="of:=[.I335]/C_per_s_to_W*time_incr" office:value-type="float" office:value="2960.00821255058" calcext:value-type="float">
            <text:p>2960</text:p>
          </table:table-cell>
          <table:table-cell table:style-name="ce7" table:formula="of:=[.J334]" office:value-type="float" office:value="2913.18934431281" calcext:value-type="float">
            <text:p>2913.2</text:p>
          </table:table-cell>
          <table:table-cell table:style-name="ce7" table:formula="of:=[.K334]" office:value-type="float" office:value="2813.93186478827" calcext:value-type="float">
            <text:p>2813.9</text:p>
          </table:table-cell>
          <table:table-cell table:style-name="ce7" table:formula="of:=[.L334]" office:value-type="float" office:value="2646.28247955766" calcext:value-type="float">
            <text:p>2646.3</text:p>
          </table:table-cell>
          <table:table-cell table:style-name="ce7" table:formula="of:=[.M334]" office:value-type="float" office:value="2392.31884640248" calcext:value-type="float">
            <text:p>2392.3</text:p>
          </table:table-cell>
          <table:table-cell table:style-name="ce7" table:formula="of:=[.N334]" office:value-type="float" office:value="2029.79307075197" calcext:value-type="float">
            <text:p>2029.8</text:p>
          </table:table-cell>
          <table:table-cell table:style-name="ce7" table:formula="of:=[.O334]" office:value-type="float" office:value="1528.61578635855" calcext:value-type="float">
            <text:p>1528.6</text:p>
          </table:table-cell>
          <table:table-cell table:style-name="ce7" table:formula="of:=[.P334]" office:value-type="float" office:value="846.624962794414" calcext:value-type="float">
            <text:p>846.6</text:p>
          </table:table-cell>
          <table:table-cell table:style-name="ce7" table:formula="of:=[.Q334]" office:value-type="float" office:value="253.651663271038" calcext:value-type="float">
            <text:p>253.7</text:p>
          </table:table-cell>
          <table:table-cell table:style-name="ce7" table:formula="of:=[.R334]" office:value-type="float" office:value="224.436881378441" calcext:value-type="float">
            <text:p>224.4</text:p>
          </table:table-cell>
          <table:table-cell table:style-name="ce5" table:formula="of:=SUMPRODUCT([.J335:.S335];pot_heat_diffusion)" office:value-type="float" office:value="2010.30151999127" calcext:value-type="float">
            <text:p>2010</text:p>
          </table:table-cell>
          <table:table-cell table:style-name="ce5" table:formula="of:=[.V334]*leakage_out" office:value-type="float" office:value="1674.646492608" calcext:value-type="float">
            <text:p>1675</text:p>
          </table:table-cell>
          <table:table-cell table:style-name="ce5" table:formula="of:=[.V334]+[.T335]-[.U335]" office:value-type="float" office:value="279443.403795383" calcext:value-type="float">
            <text:p>279443</text:p>
          </table:table-cell>
          <table:table-cell table:style-name="ce12" table:formula="of:= temp_out + [.V335]/pot_water_mass" office:value-type="float" office:value="118.428177715005" calcext:value-type="float">
            <text:p>118.4</text:p>
          </table:table-cell>
          <table:table-cell table:style-name="ce7" table:formula="of:=IF([.G335]&gt;thermagon_temp_max;0;IF([.W33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3" table:formula="of:=burner_C_per_s * [.X335]/100 * time_incr" office:value-type="float" office:value="2149.61306964746" calcext:value-type="float">
            <text:p>2150</text:p>
          </table:table-cell>
          <table:table-cell table:style-name="ce3" table:formula="of:=[.B336]" office:value-type="float" office:value="2149.61306964746" calcext:value-type="float">
            <text:p>2150</text:p>
          </table:table-cell>
          <table:table-cell table:style-name="ce3" table:formula="of:=[.C335]" office:value-type="float" office:value="2149.61306964746" calcext:value-type="float">
            <text:p>2150</text:p>
          </table:table-cell>
          <table:table-cell table:style-name="ce5" table:formula="of:=SUMPRODUCT([.B336:.D336];burner_heat_diffusion)" office:value-type="float" office:value="2149.61306964746" calcext:value-type="float">
            <text:p>2150</text:p>
          </table:table-cell>
          <table:table-cell table:formula="of:=[.F335]+[.E336]-[.I335]" office:value-type="float" office:value="57117.2690209112" calcext:value-type="float">
            <text:p>57117</text:p>
          </table:table-cell>
          <table:table-cell table:style-name="ce7" table:formula="of:=temp_out + [.F336] / burner_heat_mass" office:value-type="float" office:value="134.234538041822" calcext:value-type="float">
            <text:p>134.2</text:p>
          </table:table-cell>
          <table:table-cell table:style-name="ce7" table:formula="of:=[.G336]-[.W335]" office:value-type="float" office:value="15.8063603268178" calcext:value-type="float">
            <text:p>15.8</text:p>
          </table:table-cell>
          <table:table-cell table:style-name="ce5" table:formula="of:=thermagon_k * burner_A * [.H336] / thermagon_L" office:value-type="float" office:value="2072.04966841508" calcext:value-type="float">
            <text:p>2072</text:p>
          </table:table-cell>
          <table:table-cell table:style-name="ce5" table:formula="of:=[.I336]/C_per_s_to_W*time_incr" office:value-type="float" office:value="2969.40336545583" calcext:value-type="float">
            <text:p>2969</text:p>
          </table:table-cell>
          <table:table-cell table:style-name="ce7" table:formula="of:=[.J335]" office:value-type="float" office:value="2960.00821255058" calcext:value-type="float">
            <text:p>2960.0</text:p>
          </table:table-cell>
          <table:table-cell table:style-name="ce7" table:formula="of:=[.K335]" office:value-type="float" office:value="2913.18934431281" calcext:value-type="float">
            <text:p>2913.2</text:p>
          </table:table-cell>
          <table:table-cell table:style-name="ce7" table:formula="of:=[.L335]" office:value-type="float" office:value="2813.93186478827" calcext:value-type="float">
            <text:p>2813.9</text:p>
          </table:table-cell>
          <table:table-cell table:style-name="ce7" table:formula="of:=[.M335]" office:value-type="float" office:value="2646.28247955766" calcext:value-type="float">
            <text:p>2646.3</text:p>
          </table:table-cell>
          <table:table-cell table:style-name="ce7" table:formula="of:=[.N335]" office:value-type="float" office:value="2392.31884640248" calcext:value-type="float">
            <text:p>2392.3</text:p>
          </table:table-cell>
          <table:table-cell table:style-name="ce7" table:formula="of:=[.O335]" office:value-type="float" office:value="2029.79307075197" calcext:value-type="float">
            <text:p>2029.8</text:p>
          </table:table-cell>
          <table:table-cell table:style-name="ce7" table:formula="of:=[.P335]" office:value-type="float" office:value="1528.61578635855" calcext:value-type="float">
            <text:p>1528.6</text:p>
          </table:table-cell>
          <table:table-cell table:style-name="ce7" table:formula="of:=[.Q335]" office:value-type="float" office:value="846.624962794414" calcext:value-type="float">
            <text:p>846.6</text:p>
          </table:table-cell>
          <table:table-cell table:style-name="ce7" table:formula="of:=[.R335]" office:value-type="float" office:value="253.651663271038" calcext:value-type="float">
            <text:p>253.7</text:p>
          </table:table-cell>
          <table:table-cell table:style-name="ce5" table:formula="of:=SUMPRODUCT([.J336:.S336];pot_heat_diffusion)" office:value-type="float" office:value="2332.48025141278" calcext:value-type="float">
            <text:p>2332</text:p>
          </table:table-cell>
          <table:table-cell table:style-name="ce5" table:formula="of:=[.V335]*leakage_out" office:value-type="float" office:value="1676.6604227723" calcext:value-type="float">
            <text:p>1677</text:p>
          </table:table-cell>
          <table:table-cell table:style-name="ce5" table:formula="of:=[.V335]+[.T336]-[.U336]" office:value-type="float" office:value="280099.223624024" calcext:value-type="float">
            <text:p>280099</text:p>
          </table:table-cell>
          <table:table-cell table:style-name="ce12" table:formula="of:= temp_out + [.V336]/pot_water_mass" office:value-type="float" office:value="118.659176728636" calcext:value-type="float">
            <text:p>118.7</text:p>
          </table:table-cell>
          <table:table-cell table:style-name="ce7" table:formula="of:=IF([.G336]&gt;thermagon_temp_max;0;IF([.W33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3" table:formula="of:=burner_C_per_s * [.X336]/100 * time_incr" office:value-type="float" office:value="2149.61306964746" calcext:value-type="float">
            <text:p>2150</text:p>
          </table:table-cell>
          <table:table-cell table:style-name="ce3" table:formula="of:=[.B337]" office:value-type="float" office:value="2149.61306964746" calcext:value-type="float">
            <text:p>2150</text:p>
          </table:table-cell>
          <table:table-cell table:style-name="ce3" table:formula="of:=[.C336]" office:value-type="float" office:value="2149.61306964746" calcext:value-type="float">
            <text:p>2150</text:p>
          </table:table-cell>
          <table:table-cell table:style-name="ce5" table:formula="of:=SUMPRODUCT([.B337:.D337];burner_heat_diffusion)" office:value-type="float" office:value="2149.61306964746" calcext:value-type="float">
            <text:p>2150</text:p>
          </table:table-cell>
          <table:table-cell table:formula="of:=[.F336]+[.E337]-[.I336]" office:value-type="float" office:value="57194.8324221436" calcext:value-type="float">
            <text:p>57195</text:p>
          </table:table-cell>
          <table:table-cell table:style-name="ce7" table:formula="of:=temp_out + [.F337] / burner_heat_mass" office:value-type="float" office:value="134.389664844287" calcext:value-type="float">
            <text:p>134.4</text:p>
          </table:table-cell>
          <table:table-cell table:style-name="ce7" table:formula="of:=[.G337]-[.W336]" office:value-type="float" office:value="15.7304881156515" calcext:value-type="float">
            <text:p>15.7</text:p>
          </table:table-cell>
          <table:table-cell table:style-name="ce5" table:formula="of:=thermagon_k * burner_A * [.H337] / thermagon_L" office:value-type="float" office:value="2062.10360956671" calcext:value-type="float">
            <text:p>2062</text:p>
          </table:table-cell>
          <table:table-cell table:style-name="ce5" table:formula="of:=[.I337]/C_per_s_to_W*time_incr" office:value-type="float" office:value="2955.14991339454" calcext:value-type="float">
            <text:p>2955</text:p>
          </table:table-cell>
          <table:table-cell table:style-name="ce7" table:formula="of:=[.J336]" office:value-type="float" office:value="2969.40336545583" calcext:value-type="float">
            <text:p>2969.4</text:p>
          </table:table-cell>
          <table:table-cell table:style-name="ce7" table:formula="of:=[.K336]" office:value-type="float" office:value="2960.00821255058" calcext:value-type="float">
            <text:p>2960.0</text:p>
          </table:table-cell>
          <table:table-cell table:style-name="ce7" table:formula="of:=[.L336]" office:value-type="float" office:value="2913.18934431281" calcext:value-type="float">
            <text:p>2913.2</text:p>
          </table:table-cell>
          <table:table-cell table:style-name="ce7" table:formula="of:=[.M336]" office:value-type="float" office:value="2813.93186478827" calcext:value-type="float">
            <text:p>2813.9</text:p>
          </table:table-cell>
          <table:table-cell table:style-name="ce7" table:formula="of:=[.N336]" office:value-type="float" office:value="2646.28247955766" calcext:value-type="float">
            <text:p>2646.3</text:p>
          </table:table-cell>
          <table:table-cell table:style-name="ce7" table:formula="of:=[.O336]" office:value-type="float" office:value="2392.31884640248" calcext:value-type="float">
            <text:p>2392.3</text:p>
          </table:table-cell>
          <table:table-cell table:style-name="ce7" table:formula="of:=[.P336]" office:value-type="float" office:value="2029.79307075197" calcext:value-type="float">
            <text:p>2029.8</text:p>
          </table:table-cell>
          <table:table-cell table:style-name="ce7" table:formula="of:=[.Q336]" office:value-type="float" office:value="1528.61578635855" calcext:value-type="float">
            <text:p>1528.6</text:p>
          </table:table-cell>
          <table:table-cell table:style-name="ce7" table:formula="of:=[.R336]" office:value-type="float" office:value="846.624962794414" calcext:value-type="float">
            <text:p>846.6</text:p>
          </table:table-cell>
          <table:table-cell table:style-name="ce5" table:formula="of:=SUMPRODUCT([.J337:.S337];pot_heat_diffusion)" office:value-type="float" office:value="2578.58139403431" calcext:value-type="float">
            <text:p>2579</text:p>
          </table:table-cell>
          <table:table-cell table:style-name="ce5" table:formula="of:=[.V336]*leakage_out" office:value-type="float" office:value="1680.59534174414" calcext:value-type="float">
            <text:p>1681</text:p>
          </table:table-cell>
          <table:table-cell table:style-name="ce5" table:formula="of:=[.V336]+[.T337]-[.U337]" office:value-type="float" office:value="280997.209676314" calcext:value-type="float">
            <text:p>280997</text:p>
          </table:table-cell>
          <table:table-cell table:style-name="ce12" table:formula="of:= temp_out + [.V337]/pot_water_mass" office:value-type="float" office:value="118.975473801817" calcext:value-type="float">
            <text:p>119.0</text:p>
          </table:table-cell>
          <table:table-cell table:style-name="ce7" table:formula="of:=IF([.G337]&gt;thermagon_temp_max;0;IF([.W33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3" table:formula="of:=burner_C_per_s * [.X337]/100 * time_incr" office:value-type="float" office:value="2149.61306964746" calcext:value-type="float">
            <text:p>2150</text:p>
          </table:table-cell>
          <table:table-cell table:style-name="ce3" table:formula="of:=[.B338]" office:value-type="float" office:value="2149.61306964746" calcext:value-type="float">
            <text:p>2150</text:p>
          </table:table-cell>
          <table:table-cell table:style-name="ce3" table:formula="of:=[.C337]" office:value-type="float" office:value="2149.61306964746" calcext:value-type="float">
            <text:p>2150</text:p>
          </table:table-cell>
          <table:table-cell table:style-name="ce5" table:formula="of:=SUMPRODUCT([.B338:.D338];burner_heat_diffusion)" office:value-type="float" office:value="2149.61306964746" calcext:value-type="float">
            <text:p>2150</text:p>
          </table:table-cell>
          <table:table-cell table:formula="of:=[.F337]+[.E338]-[.I337]" office:value-type="float" office:value="57282.3418822244" calcext:value-type="float">
            <text:p>57282</text:p>
          </table:table-cell>
          <table:table-cell table:style-name="ce7" table:formula="of:=temp_out + [.F338] / burner_heat_mass" office:value-type="float" office:value="134.564683764449" calcext:value-type="float">
            <text:p>134.6</text:p>
          </table:table-cell>
          <table:table-cell table:style-name="ce7" table:formula="of:=[.G338]-[.W337]" office:value-type="float" office:value="15.5892099626313" calcext:value-type="float">
            <text:p>15.6</text:p>
          </table:table-cell>
          <table:table-cell table:style-name="ce5" table:formula="of:=thermagon_k * burner_A * [.H338] / thermagon_L" office:value-type="float" office:value="2043.58351107046" calcext:value-type="float">
            <text:p>2044</text:p>
          </table:table-cell>
          <table:table-cell table:style-name="ce5" table:formula="of:=[.I338]/C_per_s_to_W*time_incr" office:value-type="float" office:value="2928.60921620875" calcext:value-type="float">
            <text:p>2929</text:p>
          </table:table-cell>
          <table:table-cell table:style-name="ce7" table:formula="of:=[.J337]" office:value-type="float" office:value="2955.14991339454" calcext:value-type="float">
            <text:p>2955.1</text:p>
          </table:table-cell>
          <table:table-cell table:style-name="ce7" table:formula="of:=[.K337]" office:value-type="float" office:value="2969.40336545583" calcext:value-type="float">
            <text:p>2969.4</text:p>
          </table:table-cell>
          <table:table-cell table:style-name="ce7" table:formula="of:=[.L337]" office:value-type="float" office:value="2960.00821255058" calcext:value-type="float">
            <text:p>2960.0</text:p>
          </table:table-cell>
          <table:table-cell table:style-name="ce7" table:formula="of:=[.M337]" office:value-type="float" office:value="2913.18934431281" calcext:value-type="float">
            <text:p>2913.2</text:p>
          </table:table-cell>
          <table:table-cell table:style-name="ce7" table:formula="of:=[.N337]" office:value-type="float" office:value="2813.93186478827" calcext:value-type="float">
            <text:p>2813.9</text:p>
          </table:table-cell>
          <table:table-cell table:style-name="ce7" table:formula="of:=[.O337]" office:value-type="float" office:value="2646.28247955766" calcext:value-type="float">
            <text:p>2646.3</text:p>
          </table:table-cell>
          <table:table-cell table:style-name="ce7" table:formula="of:=[.P337]" office:value-type="float" office:value="2392.31884640248" calcext:value-type="float">
            <text:p>2392.3</text:p>
          </table:table-cell>
          <table:table-cell table:style-name="ce7" table:formula="of:=[.Q337]" office:value-type="float" office:value="2029.79307075197" calcext:value-type="float">
            <text:p>2029.8</text:p>
          </table:table-cell>
          <table:table-cell table:style-name="ce7" table:formula="of:=[.R337]" office:value-type="float" office:value="1528.61578635855" calcext:value-type="float">
            <text:p>1528.6</text:p>
          </table:table-cell>
          <table:table-cell table:style-name="ce5" table:formula="of:=SUMPRODUCT([.J338:.S338];pot_heat_diffusion)" office:value-type="float" office:value="2746.38929189893" calcext:value-type="float">
            <text:p>2746</text:p>
          </table:table-cell>
          <table:table-cell table:style-name="ce5" table:formula="of:=[.V337]*leakage_out" office:value-type="float" office:value="1685.98325805788" calcext:value-type="float">
            <text:p>1686</text:p>
          </table:table-cell>
          <table:table-cell table:style-name="ce5" table:formula="of:=[.V337]+[.T338]-[.U338]" office:value-type="float" office:value="282057.615710155" calcext:value-type="float">
            <text:p>282058</text:p>
          </table:table-cell>
          <table:table-cell table:style-name="ce12" table:formula="of:= temp_out + [.V338]/pot_water_mass" office:value-type="float" office:value="119.348979964895" calcext:value-type="float">
            <text:p>119.3</text:p>
          </table:table-cell>
          <table:table-cell table:style-name="ce7" table:formula="of:=IF([.G338]&gt;thermagon_temp_max;0;IF([.W33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3" table:formula="of:=burner_C_per_s * [.X338]/100 * time_incr" office:value-type="float" office:value="2149.61306964746" calcext:value-type="float">
            <text:p>2150</text:p>
          </table:table-cell>
          <table:table-cell table:style-name="ce3" table:formula="of:=[.B339]" office:value-type="float" office:value="2149.61306964746" calcext:value-type="float">
            <text:p>2150</text:p>
          </table:table-cell>
          <table:table-cell table:style-name="ce3" table:formula="of:=[.C338]" office:value-type="float" office:value="2149.61306964746" calcext:value-type="float">
            <text:p>2150</text:p>
          </table:table-cell>
          <table:table-cell table:style-name="ce5" table:formula="of:=SUMPRODUCT([.B339:.D339];burner_heat_diffusion)" office:value-type="float" office:value="2149.61306964746" calcext:value-type="float">
            <text:p>2150</text:p>
          </table:table-cell>
          <table:table-cell table:formula="of:=[.F338]+[.E339]-[.I338]" office:value-type="float" office:value="57388.3714408014" calcext:value-type="float">
            <text:p>57388</text:p>
          </table:table-cell>
          <table:table-cell table:style-name="ce7" table:formula="of:=temp_out + [.F339] / burner_heat_mass" office:value-type="float" office:value="134.776742881603" calcext:value-type="float">
            <text:p>134.8</text:p>
          </table:table-cell>
          <table:table-cell table:style-name="ce7" table:formula="of:=[.G339]-[.W338]" office:value-type="float" office:value="15.4277629167077" calcext:value-type="float">
            <text:p>15.4</text:p>
          </table:table-cell>
          <table:table-cell table:style-name="ce5" table:formula="of:=thermagon_k * burner_A * [.H339] / thermagon_L" office:value-type="float" office:value="2022.41948019581" calcext:value-type="float">
            <text:p>2022</text:p>
          </table:table-cell>
          <table:table-cell table:style-name="ce5" table:formula="of:=[.I339]/C_per_s_to_W*time_incr" office:value-type="float" office:value="2898.2795646257" calcext:value-type="float">
            <text:p>2898</text:p>
          </table:table-cell>
          <table:table-cell table:style-name="ce7" table:formula="of:=[.J338]" office:value-type="float" office:value="2928.60921620875" calcext:value-type="float">
            <text:p>2928.6</text:p>
          </table:table-cell>
          <table:table-cell table:style-name="ce7" table:formula="of:=[.K338]" office:value-type="float" office:value="2955.14991339454" calcext:value-type="float">
            <text:p>2955.1</text:p>
          </table:table-cell>
          <table:table-cell table:style-name="ce7" table:formula="of:=[.L338]" office:value-type="float" office:value="2969.40336545583" calcext:value-type="float">
            <text:p>2969.4</text:p>
          </table:table-cell>
          <table:table-cell table:style-name="ce7" table:formula="of:=[.M338]" office:value-type="float" office:value="2960.00821255058" calcext:value-type="float">
            <text:p>2960.0</text:p>
          </table:table-cell>
          <table:table-cell table:style-name="ce7" table:formula="of:=[.N338]" office:value-type="float" office:value="2913.18934431281" calcext:value-type="float">
            <text:p>2913.2</text:p>
          </table:table-cell>
          <table:table-cell table:style-name="ce7" table:formula="of:=[.O338]" office:value-type="float" office:value="2813.93186478827" calcext:value-type="float">
            <text:p>2813.9</text:p>
          </table:table-cell>
          <table:table-cell table:style-name="ce7" table:formula="of:=[.P338]" office:value-type="float" office:value="2646.28247955766" calcext:value-type="float">
            <text:p>2646.3</text:p>
          </table:table-cell>
          <table:table-cell table:style-name="ce7" table:formula="of:=[.Q338]" office:value-type="float" office:value="2392.31884640248" calcext:value-type="float">
            <text:p>2392.3</text:p>
          </table:table-cell>
          <table:table-cell table:style-name="ce7" table:formula="of:=[.R338]" office:value-type="float" office:value="2029.79307075197" calcext:value-type="float">
            <text:p>2029.8</text:p>
          </table:table-cell>
          <table:table-cell table:style-name="ce5" table:formula="of:=SUMPRODUCT([.J339:.S339];pot_heat_diffusion)" office:value-type="float" office:value="2849.42693990536" calcext:value-type="float">
            <text:p>2849</text:p>
          </table:table-cell>
          <table:table-cell table:style-name="ce5" table:formula="of:=[.V338]*leakage_out" office:value-type="float" office:value="1692.34569426093" calcext:value-type="float">
            <text:p>1692</text:p>
          </table:table-cell>
          <table:table-cell table:style-name="ce5" table:formula="of:=[.V338]+[.T339]-[.U339]" office:value-type="float" office:value="283214.696955799" calcext:value-type="float">
            <text:p>283215</text:p>
          </table:table-cell>
          <table:table-cell table:style-name="ce12" table:formula="of:= temp_out + [.V339]/pot_water_mass" office:value-type="float" office:value="119.756537978182" calcext:value-type="float">
            <text:p>119.8</text:p>
          </table:table-cell>
          <table:table-cell table:style-name="ce7" table:formula="of:=IF([.G339]&gt;thermagon_temp_max;0;IF([.W33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3" table:formula="of:=burner_C_per_s * [.X339]/100 * time_incr" office:value-type="float" office:value="2149.61306964746" calcext:value-type="float">
            <text:p>2150</text:p>
          </table:table-cell>
          <table:table-cell table:style-name="ce3" table:formula="of:=[.B340]" office:value-type="float" office:value="2149.61306964746" calcext:value-type="float">
            <text:p>2150</text:p>
          </table:table-cell>
          <table:table-cell table:style-name="ce3" table:formula="of:=[.C339]" office:value-type="float" office:value="2149.61306964746" calcext:value-type="float">
            <text:p>2150</text:p>
          </table:table-cell>
          <table:table-cell table:style-name="ce5" table:formula="of:=SUMPRODUCT([.B340:.D340];burner_heat_diffusion)" office:value-type="float" office:value="2149.61306964746" calcext:value-type="float">
            <text:p>2150</text:p>
          </table:table-cell>
          <table:table-cell table:formula="of:=[.F339]+[.E340]-[.I339]" office:value-type="float" office:value="57515.565030253" calcext:value-type="float">
            <text:p>57516</text:p>
          </table:table-cell>
          <table:table-cell table:style-name="ce7" table:formula="of:=temp_out + [.F340] / burner_heat_mass" office:value-type="float" office:value="135.031130060506" calcext:value-type="float">
            <text:p>135.0</text:p>
          </table:table-cell>
          <table:table-cell table:style-name="ce7" table:formula="of:=[.G340]-[.W339]" office:value-type="float" office:value="15.274592082324" calcext:value-type="float">
            <text:p>15.3</text:p>
          </table:table-cell>
          <table:table-cell table:style-name="ce5" table:formula="of:=thermagon_k * burner_A * [.H340] / thermagon_L" office:value-type="float" office:value="2002.3403746944" calcext:value-type="float">
            <text:p>2002</text:p>
          </table:table-cell>
          <table:table-cell table:style-name="ce5" table:formula="of:=[.I340]/C_per_s_to_W*time_incr" office:value-type="float" office:value="2869.50469288392" calcext:value-type="float">
            <text:p>2870</text:p>
          </table:table-cell>
          <table:table-cell table:style-name="ce7" table:formula="of:=[.J339]" office:value-type="float" office:value="2898.2795646257" calcext:value-type="float">
            <text:p>2898.3</text:p>
          </table:table-cell>
          <table:table-cell table:style-name="ce7" table:formula="of:=[.K339]" office:value-type="float" office:value="2928.60921620875" calcext:value-type="float">
            <text:p>2928.6</text:p>
          </table:table-cell>
          <table:table-cell table:style-name="ce7" table:formula="of:=[.L339]" office:value-type="float" office:value="2955.14991339454" calcext:value-type="float">
            <text:p>2955.1</text:p>
          </table:table-cell>
          <table:table-cell table:style-name="ce7" table:formula="of:=[.M339]" office:value-type="float" office:value="2969.40336545583" calcext:value-type="float">
            <text:p>2969.4</text:p>
          </table:table-cell>
          <table:table-cell table:style-name="ce7" table:formula="of:=[.N339]" office:value-type="float" office:value="2960.00821255058" calcext:value-type="float">
            <text:p>2960.0</text:p>
          </table:table-cell>
          <table:table-cell table:style-name="ce7" table:formula="of:=[.O339]" office:value-type="float" office:value="2913.18934431281" calcext:value-type="float">
            <text:p>2913.2</text:p>
          </table:table-cell>
          <table:table-cell table:style-name="ce7" table:formula="of:=[.P339]" office:value-type="float" office:value="2813.93186478827" calcext:value-type="float">
            <text:p>2813.9</text:p>
          </table:table-cell>
          <table:table-cell table:style-name="ce7" table:formula="of:=[.Q339]" office:value-type="float" office:value="2646.28247955766" calcext:value-type="float">
            <text:p>2646.3</text:p>
          </table:table-cell>
          <table:table-cell table:style-name="ce7" table:formula="of:=[.R339]" office:value-type="float" office:value="2392.31884640248" calcext:value-type="float">
            <text:p>2392.3</text:p>
          </table:table-cell>
          <table:table-cell table:style-name="ce5" table:formula="of:=SUMPRODUCT([.J340:.S340];pot_heat_diffusion)" office:value-type="float" office:value="2904.26365379186" calcext:value-type="float">
            <text:p>2904</text:p>
          </table:table-cell>
          <table:table-cell table:style-name="ce5" table:formula="of:=[.V339]*leakage_out" office:value-type="float" office:value="1699.2881817348" calcext:value-type="float">
            <text:p>1699</text:p>
          </table:table-cell>
          <table:table-cell table:style-name="ce5" table:formula="of:=[.V339]+[.T340]-[.U340]" office:value-type="float" office:value="284419.672427857" calcext:value-type="float">
            <text:p>284420</text:p>
          </table:table-cell>
          <table:table-cell table:style-name="ce12" table:formula="of:= temp_out + [.V340]/pot_water_mass" office:value-type="float" office:value="120.18096574529" calcext:value-type="float">
            <text:p>120.2</text:p>
          </table:table-cell>
          <table:table-cell table:style-name="ce7" table:formula="of:=IF([.G340]&gt;thermagon_temp_max;0;IF([.W34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3" table:formula="of:=burner_C_per_s * [.X340]/100 * time_incr" office:value-type="float" office:value="2149.61306964746" calcext:value-type="float">
            <text:p>2150</text:p>
          </table:table-cell>
          <table:table-cell table:style-name="ce3" table:formula="of:=[.B341]" office:value-type="float" office:value="2149.61306964746" calcext:value-type="float">
            <text:p>2150</text:p>
          </table:table-cell>
          <table:table-cell table:style-name="ce3" table:formula="of:=[.C340]" office:value-type="float" office:value="2149.61306964746" calcext:value-type="float">
            <text:p>2150</text:p>
          </table:table-cell>
          <table:table-cell table:style-name="ce5" table:formula="of:=SUMPRODUCT([.B341:.D341];burner_heat_diffusion)" office:value-type="float" office:value="2149.61306964746" calcext:value-type="float">
            <text:p>2150</text:p>
          </table:table-cell>
          <table:table-cell table:formula="of:=[.F340]+[.E341]-[.I340]" office:value-type="float" office:value="57662.8377252061" calcext:value-type="float">
            <text:p>57663</text:p>
          </table:table-cell>
          <table:table-cell table:style-name="ce7" table:formula="of:=temp_out + [.F341] / burner_heat_mass" office:value-type="float" office:value="135.325675450412" calcext:value-type="float">
            <text:p>135.3</text:p>
          </table:table-cell>
          <table:table-cell table:style-name="ce7" table:formula="of:=[.G341]-[.W340]" office:value-type="float" office:value="15.1447097051224" calcext:value-type="float">
            <text:p>15.1</text:p>
          </table:table-cell>
          <table:table-cell table:style-name="ce5" table:formula="of:=thermagon_k * burner_A * [.H341] / thermagon_L" office:value-type="float" office:value="1985.31414404743" calcext:value-type="float">
            <text:p>1985</text:p>
          </table:table-cell>
          <table:table-cell table:style-name="ce5" table:formula="of:=[.I341]/C_per_s_to_W*time_incr" office:value-type="float" office:value="2845.10482093355" calcext:value-type="float">
            <text:p>2845</text:p>
          </table:table-cell>
          <table:table-cell table:style-name="ce7" table:formula="of:=[.J340]" office:value-type="float" office:value="2869.50469288392" calcext:value-type="float">
            <text:p>2869.5</text:p>
          </table:table-cell>
          <table:table-cell table:style-name="ce7" table:formula="of:=[.K340]" office:value-type="float" office:value="2898.2795646257" calcext:value-type="float">
            <text:p>2898.3</text:p>
          </table:table-cell>
          <table:table-cell table:style-name="ce7" table:formula="of:=[.L340]" office:value-type="float" office:value="2928.60921620875" calcext:value-type="float">
            <text:p>2928.6</text:p>
          </table:table-cell>
          <table:table-cell table:style-name="ce7" table:formula="of:=[.M340]" office:value-type="float" office:value="2955.14991339454" calcext:value-type="float">
            <text:p>2955.1</text:p>
          </table:table-cell>
          <table:table-cell table:style-name="ce7" table:formula="of:=[.N340]" office:value-type="float" office:value="2969.40336545583" calcext:value-type="float">
            <text:p>2969.4</text:p>
          </table:table-cell>
          <table:table-cell table:style-name="ce7" table:formula="of:=[.O340]" office:value-type="float" office:value="2960.00821255058" calcext:value-type="float">
            <text:p>2960.0</text:p>
          </table:table-cell>
          <table:table-cell table:style-name="ce7" table:formula="of:=[.P340]" office:value-type="float" office:value="2913.18934431281" calcext:value-type="float">
            <text:p>2913.2</text:p>
          </table:table-cell>
          <table:table-cell table:style-name="ce7" table:formula="of:=[.Q340]" office:value-type="float" office:value="2813.93186478827" calcext:value-type="float">
            <text:p>2813.9</text:p>
          </table:table-cell>
          <table:table-cell table:style-name="ce7" table:formula="of:=[.R340]" office:value-type="float" office:value="2646.28247955766" calcext:value-type="float">
            <text:p>2646.3</text:p>
          </table:table-cell>
          <table:table-cell table:style-name="ce5" table:formula="of:=SUMPRODUCT([.J341:.S341];pot_heat_diffusion)" office:value-type="float" office:value="2924.85866929425" calcext:value-type="float">
            <text:p>2925</text:p>
          </table:table-cell>
          <table:table-cell table:style-name="ce5" table:formula="of:=[.V340]*leakage_out" office:value-type="float" office:value="1706.51803456714" calcext:value-type="float">
            <text:p>1707</text:p>
          </table:table-cell>
          <table:table-cell table:style-name="ce5" table:formula="of:=[.V340]+[.T341]-[.U341]" office:value-type="float" office:value="285638.013062584" calcext:value-type="float">
            <text:p>285638</text:p>
          </table:table-cell>
          <table:table-cell table:style-name="ce12" table:formula="of:= temp_out + [.V341]/pot_water_mass" office:value-type="float" office:value="120.610101115399" calcext:value-type="float">
            <text:p>120.6</text:p>
          </table:table-cell>
          <table:table-cell table:style-name="ce7" table:formula="of:=IF([.G341]&gt;thermagon_temp_max;0;IF([.W34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3" table:formula="of:=burner_C_per_s * [.X341]/100 * time_incr" office:value-type="float" office:value="2149.61306964746" calcext:value-type="float">
            <text:p>2150</text:p>
          </table:table-cell>
          <table:table-cell table:style-name="ce3" table:formula="of:=[.B342]" office:value-type="float" office:value="2149.61306964746" calcext:value-type="float">
            <text:p>2150</text:p>
          </table:table-cell>
          <table:table-cell table:style-name="ce3" table:formula="of:=[.C341]" office:value-type="float" office:value="2149.61306964746" calcext:value-type="float">
            <text:p>2150</text:p>
          </table:table-cell>
          <table:table-cell table:style-name="ce5" table:formula="of:=SUMPRODUCT([.B342:.D342];burner_heat_diffusion)" office:value-type="float" office:value="2149.61306964746" calcext:value-type="float">
            <text:p>2150</text:p>
          </table:table-cell>
          <table:table-cell table:formula="of:=[.F341]+[.E342]-[.I341]" office:value-type="float" office:value="57827.1366508061" calcext:value-type="float">
            <text:p>57827</text:p>
          </table:table-cell>
          <table:table-cell table:style-name="ce7" table:formula="of:=temp_out + [.F342] / burner_heat_mass" office:value-type="float" office:value="135.654273301612" calcext:value-type="float">
            <text:p>135.7</text:p>
          </table:table-cell>
          <table:table-cell table:style-name="ce7" table:formula="of:=[.G342]-[.W341]" office:value-type="float" office:value="15.0441721862132" calcext:value-type="float">
            <text:p>15.0</text:p>
          </table:table-cell>
          <table:table-cell table:style-name="ce5" table:formula="of:=thermagon_k * burner_A * [.H342] / thermagon_L" office:value-type="float" office:value="1972.13471953654" calcext:value-type="float">
            <text:p>1972</text:p>
          </table:table-cell>
          <table:table-cell table:style-name="ce5" table:formula="of:=[.I342]/C_per_s_to_W*time_incr" office:value-type="float" office:value="2826.21771214753" calcext:value-type="float">
            <text:p>2826</text:p>
          </table:table-cell>
          <table:table-cell table:style-name="ce7" table:formula="of:=[.J341]" office:value-type="float" office:value="2845.10482093355" calcext:value-type="float">
            <text:p>2845.1</text:p>
          </table:table-cell>
          <table:table-cell table:style-name="ce7" table:formula="of:=[.K341]" office:value-type="float" office:value="2869.50469288392" calcext:value-type="float">
            <text:p>2869.5</text:p>
          </table:table-cell>
          <table:table-cell table:style-name="ce7" table:formula="of:=[.L341]" office:value-type="float" office:value="2898.2795646257" calcext:value-type="float">
            <text:p>2898.3</text:p>
          </table:table-cell>
          <table:table-cell table:style-name="ce7" table:formula="of:=[.M341]" office:value-type="float" office:value="2928.60921620875" calcext:value-type="float">
            <text:p>2928.6</text:p>
          </table:table-cell>
          <table:table-cell table:style-name="ce7" table:formula="of:=[.N341]" office:value-type="float" office:value="2955.14991339454" calcext:value-type="float">
            <text:p>2955.1</text:p>
          </table:table-cell>
          <table:table-cell table:style-name="ce7" table:formula="of:=[.O341]" office:value-type="float" office:value="2969.40336545583" calcext:value-type="float">
            <text:p>2969.4</text:p>
          </table:table-cell>
          <table:table-cell table:style-name="ce7" table:formula="of:=[.P341]" office:value-type="float" office:value="2960.00821255058" calcext:value-type="float">
            <text:p>2960.0</text:p>
          </table:table-cell>
          <table:table-cell table:style-name="ce7" table:formula="of:=[.Q341]" office:value-type="float" office:value="2913.18934431281" calcext:value-type="float">
            <text:p>2913.2</text:p>
          </table:table-cell>
          <table:table-cell table:style-name="ce7" table:formula="of:=[.R341]" office:value-type="float" office:value="2813.93186478827" calcext:value-type="float">
            <text:p>2813.9</text:p>
          </table:table-cell>
          <table:table-cell table:style-name="ce5" table:formula="of:=SUMPRODUCT([.J342:.S342];pot_heat_diffusion)" office:value-type="float" office:value="2922.89807318531" calcext:value-type="float">
            <text:p>2923</text:p>
          </table:table-cell>
          <table:table-cell table:style-name="ce5" table:formula="of:=[.V341]*leakage_out" office:value-type="float" office:value="1713.8280783755" calcext:value-type="float">
            <text:p>1714</text:p>
          </table:table-cell>
          <table:table-cell table:style-name="ce5" table:formula="of:=[.V341]+[.T342]-[.U342]" office:value-type="float" office:value="286847.083057393" calcext:value-type="float">
            <text:p>286847</text:p>
          </table:table-cell>
          <table:table-cell table:style-name="ce12" table:formula="of:= temp_out + [.V342]/pot_water_mass" office:value-type="float" office:value="121.03597109373" calcext:value-type="float">
            <text:p>121.0</text:p>
          </table:table-cell>
          <table:table-cell table:style-name="ce7" table:formula="of:=IF([.G342]&gt;thermagon_temp_max;0;IF([.W34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3" table:formula="of:=burner_C_per_s * [.X342]/100 * time_incr" office:value-type="float" office:value="0" calcext:value-type="float">
            <text:p>0</text:p>
          </table:table-cell>
          <table:table-cell table:style-name="ce3" table:formula="of:=[.B343]" office:value-type="float" office:value="0" calcext:value-type="float">
            <text:p>0</text:p>
          </table:table-cell>
          <table:table-cell table:style-name="ce3" table:formula="of:=[.C342]" office:value-type="float" office:value="2149.61306964746" calcext:value-type="float">
            <text:p>2150</text:p>
          </table:table-cell>
          <table:table-cell table:style-name="ce5" table:formula="of:=SUMPRODUCT([.B343:.D343];burner_heat_diffusion)" office:value-type="float" office:value="644.883920894239" calcext:value-type="float">
            <text:p>645</text:p>
          </table:table-cell>
          <table:table-cell table:formula="of:=[.F342]+[.E343]-[.I342]" office:value-type="float" office:value="56499.8858521638" calcext:value-type="float">
            <text:p>56500</text:p>
          </table:table-cell>
          <table:table-cell table:style-name="ce7" table:formula="of:=temp_out + [.F343] / burner_heat_mass" office:value-type="float" office:value="132.999771704328" calcext:value-type="float">
            <text:p>133.0</text:p>
          </table:table-cell>
          <table:table-cell table:style-name="ce7" table:formula="of:=[.G343]-[.W342]" office:value-type="float" office:value="11.9638006105978" calcext:value-type="float">
            <text:p>12.0</text:p>
          </table:table-cell>
          <table:table-cell table:style-name="ce5" table:formula="of:=thermagon_k * burner_A * [.H343] / thermagon_L" office:value-type="float" office:value="1568.3299997985" calcext:value-type="float">
            <text:p>1568</text:p>
          </table:table-cell>
          <table:table-cell table:style-name="ce5" table:formula="of:=[.I343]/C_per_s_to_W*time_incr" office:value-type="float" office:value="2247.53511005805" calcext:value-type="float">
            <text:p>2248</text:p>
          </table:table-cell>
          <table:table-cell table:style-name="ce7" table:formula="of:=[.J342]" office:value-type="float" office:value="2826.21771214753" calcext:value-type="float">
            <text:p>2826.2</text:p>
          </table:table-cell>
          <table:table-cell table:style-name="ce7" table:formula="of:=[.K342]" office:value-type="float" office:value="2845.10482093355" calcext:value-type="float">
            <text:p>2845.1</text:p>
          </table:table-cell>
          <table:table-cell table:style-name="ce7" table:formula="of:=[.L342]" office:value-type="float" office:value="2869.50469288392" calcext:value-type="float">
            <text:p>2869.5</text:p>
          </table:table-cell>
          <table:table-cell table:style-name="ce7" table:formula="of:=[.M342]" office:value-type="float" office:value="2898.2795646257" calcext:value-type="float">
            <text:p>2898.3</text:p>
          </table:table-cell>
          <table:table-cell table:style-name="ce7" table:formula="of:=[.N342]" office:value-type="float" office:value="2928.60921620875" calcext:value-type="float">
            <text:p>2928.6</text:p>
          </table:table-cell>
          <table:table-cell table:style-name="ce7" table:formula="of:=[.O342]" office:value-type="float" office:value="2955.14991339454" calcext:value-type="float">
            <text:p>2955.1</text:p>
          </table:table-cell>
          <table:table-cell table:style-name="ce7" table:formula="of:=[.P342]" office:value-type="float" office:value="2969.40336545583" calcext:value-type="float">
            <text:p>2969.4</text:p>
          </table:table-cell>
          <table:table-cell table:style-name="ce7" table:formula="of:=[.Q342]" office:value-type="float" office:value="2960.00821255058" calcext:value-type="float">
            <text:p>2960.0</text:p>
          </table:table-cell>
          <table:table-cell table:style-name="ce7" table:formula="of:=[.R342]" office:value-type="float" office:value="2913.18934431281" calcext:value-type="float">
            <text:p>2913.2</text:p>
          </table:table-cell>
          <table:table-cell table:style-name="ce5" table:formula="of:=SUMPRODUCT([.J343:.S343];pot_heat_diffusion)" office:value-type="float" office:value="2896.51477545323" calcext:value-type="float">
            <text:p>2897</text:p>
          </table:table-cell>
          <table:table-cell table:style-name="ce5" table:formula="of:=[.V342]*leakage_out" office:value-type="float" office:value="1721.08249834436" calcext:value-type="float">
            <text:p>1721</text:p>
          </table:table-cell>
          <table:table-cell table:style-name="ce5" table:formula="of:=[.V342]+[.T343]-[.U343]" office:value-type="float" office:value="288022.515334502" calcext:value-type="float">
            <text:p>288023</text:p>
          </table:table-cell>
          <table:table-cell table:style-name="ce12" table:formula="of:= temp_out + [.V343]/pot_water_mass" office:value-type="float" office:value="121.449992879508" calcext:value-type="float">
            <text:p>121.4</text:p>
          </table:table-cell>
          <table:table-cell table:style-name="ce7" table:formula="of:=IF([.G343]&gt;thermagon_temp_max;0;IF([.W34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3" table:formula="of:=burner_C_per_s * [.X343]/100 * time_incr" office:value-type="float" office:value="0" calcext:value-type="float">
            <text:p>0</text:p>
          </table:table-cell>
          <table:table-cell table:style-name="ce3" table:formula="of:=[.B344]" office:value-type="float" office:value="0" calcext:value-type="float">
            <text:p>0</text:p>
          </table:table-cell>
          <table:table-cell table:style-name="ce3" table:formula="of:=[.C343]" office:value-type="float" office:value="0" calcext:value-type="float">
            <text:p>0</text:p>
          </table:table-cell>
          <table:table-cell table:style-name="ce5" table:formula="of:=SUMPRODUCT([.B344:.D344];burner_heat_diffusion)" office:value-type="float" office:value="0" calcext:value-type="float">
            <text:p>0</text:p>
          </table:table-cell>
          <table:table-cell table:formula="of:=[.F343]+[.E344]-[.I343]" office:value-type="float" office:value="54931.5558523653" calcext:value-type="float">
            <text:p>54932</text:p>
          </table:table-cell>
          <table:table-cell table:style-name="ce7" table:formula="of:=temp_out + [.F344] / burner_heat_mass" office:value-type="float" office:value="129.863111704731" calcext:value-type="float">
            <text:p>129.9</text:p>
          </table:table-cell>
          <table:table-cell table:style-name="ce7" table:formula="of:=[.G344]-[.W343]" office:value-type="float" office:value="8.41311882522285" calcext:value-type="float">
            <text:p>8.4</text:p>
          </table:table-cell>
          <table:table-cell table:style-name="ce5" table:formula="of:=thermagon_k * burner_A * [.H344] / thermagon_L" office:value-type="float" office:value="1102.87249636863" calcext:value-type="float">
            <text:p>1103</text:p>
          </table:table-cell>
          <table:table-cell table:style-name="ce5" table:formula="of:=[.I344]/C_per_s_to_W*time_incr" office:value-type="float" office:value="1580.49942156583" calcext:value-type="float">
            <text:p>1580</text:p>
          </table:table-cell>
          <table:table-cell table:style-name="ce7" table:formula="of:=[.J343]" office:value-type="float" office:value="2247.53511005805" calcext:value-type="float">
            <text:p>2247.5</text:p>
          </table:table-cell>
          <table:table-cell table:style-name="ce7" table:formula="of:=[.K343]" office:value-type="float" office:value="2826.21771214753" calcext:value-type="float">
            <text:p>2826.2</text:p>
          </table:table-cell>
          <table:table-cell table:style-name="ce7" table:formula="of:=[.L343]" office:value-type="float" office:value="2845.10482093355" calcext:value-type="float">
            <text:p>2845.1</text:p>
          </table:table-cell>
          <table:table-cell table:style-name="ce7" table:formula="of:=[.M343]" office:value-type="float" office:value="2869.50469288392" calcext:value-type="float">
            <text:p>2869.5</text:p>
          </table:table-cell>
          <table:table-cell table:style-name="ce7" table:formula="of:=[.N343]" office:value-type="float" office:value="2898.2795646257" calcext:value-type="float">
            <text:p>2898.3</text:p>
          </table:table-cell>
          <table:table-cell table:style-name="ce7" table:formula="of:=[.O343]" office:value-type="float" office:value="2928.60921620875" calcext:value-type="float">
            <text:p>2928.6</text:p>
          </table:table-cell>
          <table:table-cell table:style-name="ce7" table:formula="of:=[.P343]" office:value-type="float" office:value="2955.14991339454" calcext:value-type="float">
            <text:p>2955.1</text:p>
          </table:table-cell>
          <table:table-cell table:style-name="ce7" table:formula="of:=[.Q343]" office:value-type="float" office:value="2969.40336545583" calcext:value-type="float">
            <text:p>2969.4</text:p>
          </table:table-cell>
          <table:table-cell table:style-name="ce7" table:formula="of:=[.R343]" office:value-type="float" office:value="2960.00821255058" calcext:value-type="float">
            <text:p>2960.0</text:p>
          </table:table-cell>
          <table:table-cell table:style-name="ce5" table:formula="of:=SUMPRODUCT([.J344:.S344];pot_heat_diffusion)" office:value-type="float" office:value="2834.05211093531" calcext:value-type="float">
            <text:p>2834</text:p>
          </table:table-cell>
          <table:table-cell table:style-name="ce5" table:formula="of:=[.V343]*leakage_out" office:value-type="float" office:value="1728.13509200701" calcext:value-type="float">
            <text:p>1728</text:p>
          </table:table-cell>
          <table:table-cell table:style-name="ce5" table:formula="of:=[.V343]+[.T344]-[.U344]" office:value-type="float" office:value="289128.432353431" calcext:value-type="float">
            <text:p>289128</text:p>
          </table:table-cell>
          <table:table-cell table:style-name="ce12" table:formula="of:= temp_out + [.V344]/pot_water_mass" office:value-type="float" office:value="121.839529348785" calcext:value-type="float">
            <text:p>121.8</text:p>
          </table:table-cell>
          <table:table-cell table:style-name="ce7" table:formula="of:=IF([.G344]&gt;thermagon_temp_max;0;IF([.W34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3" table:formula="of:=burner_C_per_s * [.X344]/100 * time_incr" office:value-type="float" office:value="0" calcext:value-type="float">
            <text:p>0</text:p>
          </table:table-cell>
          <table:table-cell table:style-name="ce3" table:formula="of:=[.B345]" office:value-type="float" office:value="0" calcext:value-type="float">
            <text:p>0</text:p>
          </table:table-cell>
          <table:table-cell table:style-name="ce3" table:formula="of:=[.C344]" office:value-type="float" office:value="0" calcext:value-type="float">
            <text:p>0</text:p>
          </table:table-cell>
          <table:table-cell table:style-name="ce5" table:formula="of:=SUMPRODUCT([.B345:.D345];burner_heat_diffusion)" office:value-type="float" office:value="0" calcext:value-type="float">
            <text:p>0</text:p>
          </table:table-cell>
          <table:table-cell table:formula="of:=[.F344]+[.E345]-[.I344]" office:value-type="float" office:value="53828.6833559967" calcext:value-type="float">
            <text:p>53829</text:p>
          </table:table-cell>
          <table:table-cell table:style-name="ce7" table:formula="of:=temp_out + [.F345] / burner_heat_mass" office:value-type="float" office:value="127.657366711993" calcext:value-type="float">
            <text:p>127.7</text:p>
          </table:table-cell>
          <table:table-cell table:style-name="ce7" table:formula="of:=[.G345]-[.W344]" office:value-type="float" office:value="5.81783736320884" calcext:value-type="float">
            <text:p>5.8</text:p>
          </table:table-cell>
          <table:table-cell table:style-name="ce5" table:formula="of:=thermagon_k * burner_A * [.H345] / thermagon_L" office:value-type="float" office:value="762.658052206802" calcext:value-type="float">
            <text:p>763</text:p>
          </table:table-cell>
          <table:table-cell table:style-name="ce5" table:formula="of:=[.I345]/C_per_s_to_W*time_incr" office:value-type="float" office:value="1092.94647779708" calcext:value-type="float">
            <text:p>1093</text:p>
          </table:table-cell>
          <table:table-cell table:style-name="ce7" table:formula="of:=[.J344]" office:value-type="float" office:value="1580.49942156583" calcext:value-type="float">
            <text:p>1580.5</text:p>
          </table:table-cell>
          <table:table-cell table:style-name="ce7" table:formula="of:=[.K344]" office:value-type="float" office:value="2247.53511005805" calcext:value-type="float">
            <text:p>2247.5</text:p>
          </table:table-cell>
          <table:table-cell table:style-name="ce7" table:formula="of:=[.L344]" office:value-type="float" office:value="2826.21771214753" calcext:value-type="float">
            <text:p>2826.2</text:p>
          </table:table-cell>
          <table:table-cell table:style-name="ce7" table:formula="of:=[.M344]" office:value-type="float" office:value="2845.10482093355" calcext:value-type="float">
            <text:p>2845.1</text:p>
          </table:table-cell>
          <table:table-cell table:style-name="ce7" table:formula="of:=[.N344]" office:value-type="float" office:value="2869.50469288392" calcext:value-type="float">
            <text:p>2869.5</text:p>
          </table:table-cell>
          <table:table-cell table:style-name="ce7" table:formula="of:=[.O344]" office:value-type="float" office:value="2898.2795646257" calcext:value-type="float">
            <text:p>2898.3</text:p>
          </table:table-cell>
          <table:table-cell table:style-name="ce7" table:formula="of:=[.P344]" office:value-type="float" office:value="2928.60921620875" calcext:value-type="float">
            <text:p>2928.6</text:p>
          </table:table-cell>
          <table:table-cell table:style-name="ce7" table:formula="of:=[.Q344]" office:value-type="float" office:value="2955.14991339454" calcext:value-type="float">
            <text:p>2955.1</text:p>
          </table:table-cell>
          <table:table-cell table:style-name="ce7" table:formula="of:=[.R344]" office:value-type="float" office:value="2969.40336545583" calcext:value-type="float">
            <text:p>2969.4</text:p>
          </table:table-cell>
          <table:table-cell table:style-name="ce5" table:formula="of:=SUMPRODUCT([.J345:.S345];pot_heat_diffusion)" office:value-type="float" office:value="2712.94820024288" calcext:value-type="float">
            <text:p>2713</text:p>
          </table:table-cell>
          <table:table-cell table:style-name="ce5" table:formula="of:=[.V344]*leakage_out" office:value-type="float" office:value="1734.77059412058" calcext:value-type="float">
            <text:p>1735</text:p>
          </table:table-cell>
          <table:table-cell table:style-name="ce5" table:formula="of:=[.V344]+[.T345]-[.U345]" office:value-type="float" office:value="290106.609959553" calcext:value-type="float">
            <text:p>290107</text:p>
          </table:table-cell>
          <table:table-cell table:style-name="ce12" table:formula="of:= temp_out + [.V345]/pot_water_mass" office:value-type="float" office:value="122.184072243498" calcext:value-type="float">
            <text:p>122.2</text:p>
          </table:table-cell>
          <table:table-cell table:style-name="ce7" table:formula="of:=IF([.G345]&gt;thermagon_temp_max;0;IF([.W34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3" table:formula="of:=burner_C_per_s * [.X345]/100 * time_incr" office:value-type="float" office:value="0" calcext:value-type="float">
            <text:p>0</text:p>
          </table:table-cell>
          <table:table-cell table:style-name="ce3" table:formula="of:=[.B346]" office:value-type="float" office:value="0" calcext:value-type="float">
            <text:p>0</text:p>
          </table:table-cell>
          <table:table-cell table:style-name="ce3" table:formula="of:=[.C345]" office:value-type="float" office:value="0" calcext:value-type="float">
            <text:p>0</text:p>
          </table:table-cell>
          <table:table-cell table:style-name="ce5" table:formula="of:=SUMPRODUCT([.B346:.D346];burner_heat_diffusion)" office:value-type="float" office:value="0" calcext:value-type="float">
            <text:p>0</text:p>
          </table:table-cell>
          <table:table-cell table:formula="of:=[.F345]+[.E346]-[.I345]" office:value-type="float" office:value="53066.0253037899" calcext:value-type="float">
            <text:p>53066</text:p>
          </table:table-cell>
          <table:table-cell table:style-name="ce7" table:formula="of:=temp_out + [.F346] / burner_heat_mass" office:value-type="float" office:value="126.13205060758" calcext:value-type="float">
            <text:p>126.1</text:p>
          </table:table-cell>
          <table:table-cell table:style-name="ce7" table:formula="of:=[.G346]-[.W345]" office:value-type="float" office:value="3.94797836408179" calcext:value-type="float">
            <text:p>3.9</text:p>
          </table:table-cell>
          <table:table-cell table:style-name="ce5" table:formula="of:=thermagon_k * burner_A * [.H346] / thermagon_L" office:value-type="float" office:value="517.538958436012" calcext:value-type="float">
            <text:p>518</text:p>
          </table:table-cell>
          <table:table-cell table:style-name="ce5" table:formula="of:=[.I346]/C_per_s_to_W*time_incr" office:value-type="float" office:value="741.672339403858" calcext:value-type="float">
            <text:p>742</text:p>
          </table:table-cell>
          <table:table-cell table:style-name="ce7" table:formula="of:=[.J345]" office:value-type="float" office:value="1092.94647779708" calcext:value-type="float">
            <text:p>1092.9</text:p>
          </table:table-cell>
          <table:table-cell table:style-name="ce7" table:formula="of:=[.K345]" office:value-type="float" office:value="1580.49942156583" calcext:value-type="float">
            <text:p>1580.5</text:p>
          </table:table-cell>
          <table:table-cell table:style-name="ce7" table:formula="of:=[.L345]" office:value-type="float" office:value="2247.53511005805" calcext:value-type="float">
            <text:p>2247.5</text:p>
          </table:table-cell>
          <table:table-cell table:style-name="ce7" table:formula="of:=[.M345]" office:value-type="float" office:value="2826.21771214753" calcext:value-type="float">
            <text:p>2826.2</text:p>
          </table:table-cell>
          <table:table-cell table:style-name="ce7" table:formula="of:=[.N345]" office:value-type="float" office:value="2845.10482093355" calcext:value-type="float">
            <text:p>2845.1</text:p>
          </table:table-cell>
          <table:table-cell table:style-name="ce7" table:formula="of:=[.O345]" office:value-type="float" office:value="2869.50469288392" calcext:value-type="float">
            <text:p>2869.5</text:p>
          </table:table-cell>
          <table:table-cell table:style-name="ce7" table:formula="of:=[.P345]" office:value-type="float" office:value="2898.2795646257" calcext:value-type="float">
            <text:p>2898.3</text:p>
          </table:table-cell>
          <table:table-cell table:style-name="ce7" table:formula="of:=[.Q345]" office:value-type="float" office:value="2928.60921620875" calcext:value-type="float">
            <text:p>2928.6</text:p>
          </table:table-cell>
          <table:table-cell table:style-name="ce7" table:formula="of:=[.R345]" office:value-type="float" office:value="2955.14991339454" calcext:value-type="float">
            <text:p>2955.1</text:p>
          </table:table-cell>
          <table:table-cell table:style-name="ce5" table:formula="of:=SUMPRODUCT([.J346:.S346];pot_heat_diffusion)" office:value-type="float" office:value="2511.2861547713" calcext:value-type="float">
            <text:p>2511</text:p>
          </table:table-cell>
          <table:table-cell table:style-name="ce5" table:formula="of:=[.V345]*leakage_out" office:value-type="float" office:value="1740.63965975732" calcext:value-type="float">
            <text:p>1741</text:p>
          </table:table-cell>
          <table:table-cell table:style-name="ce5" table:formula="of:=[.V345]+[.T346]-[.U346]" office:value-type="float" office:value="290877.256454567" calcext:value-type="float">
            <text:p>290877</text:p>
          </table:table-cell>
          <table:table-cell table:style-name="ce12" table:formula="of:= temp_out + [.V346]/pot_water_mass" office:value-type="float" office:value="122.455516582983" calcext:value-type="float">
            <text:p>122.5</text:p>
          </table:table-cell>
          <table:table-cell table:style-name="ce7" table:formula="of:=IF([.G346]&gt;thermagon_temp_max;0;IF([.W34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3" table:formula="of:=burner_C_per_s * [.X346]/100 * time_incr" office:value-type="float" office:value="0" calcext:value-type="float">
            <text:p>0</text:p>
          </table:table-cell>
          <table:table-cell table:style-name="ce3" table:formula="of:=[.B347]" office:value-type="float" office:value="0" calcext:value-type="float">
            <text:p>0</text:p>
          </table:table-cell>
          <table:table-cell table:style-name="ce3" table:formula="of:=[.C346]" office:value-type="float" office:value="0" calcext:value-type="float">
            <text:p>0</text:p>
          </table:table-cell>
          <table:table-cell table:style-name="ce5" table:formula="of:=SUMPRODUCT([.B347:.D347];burner_heat_diffusion)" office:value-type="float" office:value="0" calcext:value-type="float">
            <text:p>0</text:p>
          </table:table-cell>
          <table:table-cell table:formula="of:=[.F346]+[.E347]-[.I346]" office:value-type="float" office:value="52548.4863453539" calcext:value-type="float">
            <text:p>52548</text:p>
          </table:table-cell>
          <table:table-cell table:style-name="ce7" table:formula="of:=temp_out + [.F347] / burner_heat_mass" office:value-type="float" office:value="125.096972690708" calcext:value-type="float">
            <text:p>125.1</text:p>
          </table:table-cell>
          <table:table-cell table:style-name="ce7" table:formula="of:=[.G347]-[.W346]" office:value-type="float" office:value="2.64145610772476" calcext:value-type="float">
            <text:p>2.6</text:p>
          </table:table-cell>
          <table:table-cell table:style-name="ce5" table:formula="of:=thermagon_k * burner_A * [.H347] / thermagon_L" office:value-type="float" office:value="346.267460628362" calcext:value-type="float">
            <text:p>346</text:p>
          </table:table-cell>
          <table:table-cell table:style-name="ce5" table:formula="of:=[.I347]/C_per_s_to_W*time_incr" office:value-type="float" office:value="496.227372640244" calcext:value-type="float">
            <text:p>496</text:p>
          </table:table-cell>
          <table:table-cell table:style-name="ce7" table:formula="of:=[.J346]" office:value-type="float" office:value="741.672339403858" calcext:value-type="float">
            <text:p>741.7</text:p>
          </table:table-cell>
          <table:table-cell table:style-name="ce7" table:formula="of:=[.K346]" office:value-type="float" office:value="1092.94647779708" calcext:value-type="float">
            <text:p>1092.9</text:p>
          </table:table-cell>
          <table:table-cell table:style-name="ce7" table:formula="of:=[.L346]" office:value-type="float" office:value="1580.49942156583" calcext:value-type="float">
            <text:p>1580.5</text:p>
          </table:table-cell>
          <table:table-cell table:style-name="ce7" table:formula="of:=[.M346]" office:value-type="float" office:value="2247.53511005805" calcext:value-type="float">
            <text:p>2247.5</text:p>
          </table:table-cell>
          <table:table-cell table:style-name="ce7" table:formula="of:=[.N346]" office:value-type="float" office:value="2826.21771214753" calcext:value-type="float">
            <text:p>2826.2</text:p>
          </table:table-cell>
          <table:table-cell table:style-name="ce7" table:formula="of:=[.O346]" office:value-type="float" office:value="2845.10482093355" calcext:value-type="float">
            <text:p>2845.1</text:p>
          </table:table-cell>
          <table:table-cell table:style-name="ce7" table:formula="of:=[.P346]" office:value-type="float" office:value="2869.50469288392" calcext:value-type="float">
            <text:p>2869.5</text:p>
          </table:table-cell>
          <table:table-cell table:style-name="ce7" table:formula="of:=[.Q346]" office:value-type="float" office:value="2898.2795646257" calcext:value-type="float">
            <text:p>2898.3</text:p>
          </table:table-cell>
          <table:table-cell table:style-name="ce7" table:formula="of:=[.R346]" office:value-type="float" office:value="2928.60921620875" calcext:value-type="float">
            <text:p>2928.6</text:p>
          </table:table-cell>
          <table:table-cell table:style-name="ce5" table:formula="of:=SUMPRODUCT([.J347:.S347];pot_heat_diffusion)" office:value-type="float" office:value="2223.85558841847" calcext:value-type="float">
            <text:p>2224</text:p>
          </table:table-cell>
          <table:table-cell table:style-name="ce5" table:formula="of:=[.V346]*leakage_out" office:value-type="float" office:value="1745.2635387274" calcext:value-type="float">
            <text:p>1745</text:p>
          </table:table-cell>
          <table:table-cell table:style-name="ce5" table:formula="of:=[.V346]+[.T347]-[.U347]" office:value-type="float" office:value="291355.848504258" calcext:value-type="float">
            <text:p>291356</text:p>
          </table:table-cell>
          <table:table-cell table:style-name="ce12" table:formula="of:= temp_out + [.V347]/pot_water_mass" office:value-type="float" office:value="122.624090765376" calcext:value-type="float">
            <text:p>122.6</text:p>
          </table:table-cell>
          <table:table-cell table:style-name="ce7" table:formula="of:=IF([.G347]&gt;thermagon_temp_max;0;IF([.W34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3" table:formula="of:=burner_C_per_s * [.X347]/100 * time_incr" office:value-type="float" office:value="0" calcext:value-type="float">
            <text:p>0</text:p>
          </table:table-cell>
          <table:table-cell table:style-name="ce3" table:formula="of:=[.B348]" office:value-type="float" office:value="0" calcext:value-type="float">
            <text:p>0</text:p>
          </table:table-cell>
          <table:table-cell table:style-name="ce3" table:formula="of:=[.C347]" office:value-type="float" office:value="0" calcext:value-type="float">
            <text:p>0</text:p>
          </table:table-cell>
          <table:table-cell table:style-name="ce5" table:formula="of:=SUMPRODUCT([.B348:.D348];burner_heat_diffusion)" office:value-type="float" office:value="0" calcext:value-type="float">
            <text:p>0</text:p>
          </table:table-cell>
          <table:table-cell table:formula="of:=[.F347]+[.E348]-[.I347]" office:value-type="float" office:value="52202.2188847255" calcext:value-type="float">
            <text:p>52202</text:p>
          </table:table-cell>
          <table:table-cell table:style-name="ce7" table:formula="of:=temp_out + [.F348] / burner_heat_mass" office:value-type="float" office:value="124.404437769451" calcext:value-type="float">
            <text:p>124.4</text:p>
          </table:table-cell>
          <table:table-cell table:style-name="ce7" table:formula="of:=[.G348]-[.W347]" office:value-type="float" office:value="1.78034700407484" calcext:value-type="float">
            <text:p>1.8</text:p>
          </table:table-cell>
          <table:table-cell table:style-name="ce5" table:formula="of:=thermagon_k * burner_A * [.H348] / thermagon_L" office:value-type="float" office:value="233.385000922583" calcext:value-type="float">
            <text:p>233</text:p>
          </table:table-cell>
          <table:table-cell table:style-name="ce5" table:formula="of:=[.I348]/C_per_s_to_W*time_incr" office:value-type="float" office:value="334.45829882858" calcext:value-type="float">
            <text:p>334</text:p>
          </table:table-cell>
          <table:table-cell table:style-name="ce7" table:formula="of:=[.J347]" office:value-type="float" office:value="496.227372640244" calcext:value-type="float">
            <text:p>496.2</text:p>
          </table:table-cell>
          <table:table-cell table:style-name="ce7" table:formula="of:=[.K347]" office:value-type="float" office:value="741.672339403858" calcext:value-type="float">
            <text:p>741.7</text:p>
          </table:table-cell>
          <table:table-cell table:style-name="ce7" table:formula="of:=[.L347]" office:value-type="float" office:value="1092.94647779708" calcext:value-type="float">
            <text:p>1092.9</text:p>
          </table:table-cell>
          <table:table-cell table:style-name="ce7" table:formula="of:=[.M347]" office:value-type="float" office:value="1580.49942156583" calcext:value-type="float">
            <text:p>1580.5</text:p>
          </table:table-cell>
          <table:table-cell table:style-name="ce7" table:formula="of:=[.N347]" office:value-type="float" office:value="2247.53511005805" calcext:value-type="float">
            <text:p>2247.5</text:p>
          </table:table-cell>
          <table:table-cell table:style-name="ce7" table:formula="of:=[.O347]" office:value-type="float" office:value="2826.21771214753" calcext:value-type="float">
            <text:p>2826.2</text:p>
          </table:table-cell>
          <table:table-cell table:style-name="ce7" table:formula="of:=[.P347]" office:value-type="float" office:value="2845.10482093355" calcext:value-type="float">
            <text:p>2845.1</text:p>
          </table:table-cell>
          <table:table-cell table:style-name="ce7" table:formula="of:=[.Q347]" office:value-type="float" office:value="2869.50469288392" calcext:value-type="float">
            <text:p>2869.5</text:p>
          </table:table-cell>
          <table:table-cell table:style-name="ce7" table:formula="of:=[.R347]" office:value-type="float" office:value="2898.2795646257" calcext:value-type="float">
            <text:p>2898.3</text:p>
          </table:table-cell>
          <table:table-cell table:style-name="ce5" table:formula="of:=SUMPRODUCT([.J348:.S348];pot_heat_diffusion)" office:value-type="float" office:value="1868.53992076302" calcext:value-type="float">
            <text:p>1869</text:p>
          </table:table-cell>
          <table:table-cell table:style-name="ce5" table:formula="of:=[.V347]*leakage_out" office:value-type="float" office:value="1748.13509102555" calcext:value-type="float">
            <text:p>1748</text:p>
          </table:table-cell>
          <table:table-cell table:style-name="ce5" table:formula="of:=[.V347]+[.T348]-[.U348]" office:value-type="float" office:value="291476.253333995" calcext:value-type="float">
            <text:p>291476</text:p>
          </table:table-cell>
          <table:table-cell table:style-name="ce12" table:formula="of:= temp_out + [.V348]/pot_water_mass" office:value-type="float" office:value="122.66650088427" calcext:value-type="float">
            <text:p>122.7</text:p>
          </table:table-cell>
          <table:table-cell table:style-name="ce7" table:formula="of:=IF([.G348]&gt;thermagon_temp_max;0;IF([.W34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3" table:formula="of:=burner_C_per_s * [.X348]/100 * time_incr" office:value-type="float" office:value="0" calcext:value-type="float">
            <text:p>0</text:p>
          </table:table-cell>
          <table:table-cell table:style-name="ce3" table:formula="of:=[.B349]" office:value-type="float" office:value="0" calcext:value-type="float">
            <text:p>0</text:p>
          </table:table-cell>
          <table:table-cell table:style-name="ce3" table:formula="of:=[.C348]" office:value-type="float" office:value="0" calcext:value-type="float">
            <text:p>0</text:p>
          </table:table-cell>
          <table:table-cell table:style-name="ce5" table:formula="of:=SUMPRODUCT([.B349:.D349];burner_heat_diffusion)" office:value-type="float" office:value="0" calcext:value-type="float">
            <text:p>0</text:p>
          </table:table-cell>
          <table:table-cell table:formula="of:=[.F348]+[.E349]-[.I348]" office:value-type="float" office:value="51968.8338838029" calcext:value-type="float">
            <text:p>51969</text:p>
          </table:table-cell>
          <table:table-cell table:style-name="ce7" table:formula="of:=temp_out + [.F349] / burner_heat_mass" office:value-type="float" office:value="123.937667767606" calcext:value-type="float">
            <text:p>123.9</text:p>
          </table:table-cell>
          <table:table-cell table:style-name="ce7" table:formula="of:=[.G349]-[.W348]" office:value-type="float" office:value="1.27116688333554" calcext:value-type="float">
            <text:p>1.3</text:p>
          </table:table-cell>
          <table:table-cell table:style-name="ce5" table:formula="of:=thermagon_k * burner_A * [.H349] / thermagon_L" office:value-type="float" office:value="166.636775617901" calcext:value-type="float">
            <text:p>167</text:p>
          </table:table-cell>
          <table:table-cell table:style-name="ce5" table:formula="of:=[.I349]/C_per_s_to_W*time_incr" office:value-type="float" office:value="238.803060501435" calcext:value-type="float">
            <text:p>239</text:p>
          </table:table-cell>
          <table:table-cell table:style-name="ce7" table:formula="of:=[.J348]" office:value-type="float" office:value="334.45829882858" calcext:value-type="float">
            <text:p>334.5</text:p>
          </table:table-cell>
          <table:table-cell table:style-name="ce7" table:formula="of:=[.K348]" office:value-type="float" office:value="496.227372640244" calcext:value-type="float">
            <text:p>496.2</text:p>
          </table:table-cell>
          <table:table-cell table:style-name="ce7" table:formula="of:=[.L348]" office:value-type="float" office:value="741.672339403858" calcext:value-type="float">
            <text:p>741.7</text:p>
          </table:table-cell>
          <table:table-cell table:style-name="ce7" table:formula="of:=[.M348]" office:value-type="float" office:value="1092.94647779708" calcext:value-type="float">
            <text:p>1092.9</text:p>
          </table:table-cell>
          <table:table-cell table:style-name="ce7" table:formula="of:=[.N348]" office:value-type="float" office:value="1580.49942156583" calcext:value-type="float">
            <text:p>1580.5</text:p>
          </table:table-cell>
          <table:table-cell table:style-name="ce7" table:formula="of:=[.O348]" office:value-type="float" office:value="2247.53511005805" calcext:value-type="float">
            <text:p>2247.5</text:p>
          </table:table-cell>
          <table:table-cell table:style-name="ce7" table:formula="of:=[.P348]" office:value-type="float" office:value="2826.21771214753" calcext:value-type="float">
            <text:p>2826.2</text:p>
          </table:table-cell>
          <table:table-cell table:style-name="ce7" table:formula="of:=[.Q348]" office:value-type="float" office:value="2845.10482093355" calcext:value-type="float">
            <text:p>2845.1</text:p>
          </table:table-cell>
          <table:table-cell table:style-name="ce7" table:formula="of:=[.R348]" office:value-type="float" office:value="2869.50469288392" calcext:value-type="float">
            <text:p>2869.5</text:p>
          </table:table-cell>
          <table:table-cell table:style-name="ce5" table:formula="of:=SUMPRODUCT([.J349:.S349];pot_heat_diffusion)" office:value-type="float" office:value="1482.9901988392" calcext:value-type="float">
            <text:p>1483</text:p>
          </table:table-cell>
          <table:table-cell table:style-name="ce5" table:formula="of:=[.V348]*leakage_out" office:value-type="float" office:value="1748.85752000397" calcext:value-type="float">
            <text:p>1749</text:p>
          </table:table-cell>
          <table:table-cell table:style-name="ce5" table:formula="of:=[.V348]+[.T349]-[.U349]" office:value-type="float" office:value="291210.386012831" calcext:value-type="float">
            <text:p>291210</text:p>
          </table:table-cell>
          <table:table-cell table:style-name="ce12" table:formula="of:= temp_out + [.V349]/pot_water_mass" office:value-type="float" office:value="122.572854601764" calcext:value-type="float">
            <text:p>122.6</text:p>
          </table:table-cell>
          <table:table-cell table:style-name="ce7" table:formula="of:=IF([.G349]&gt;thermagon_temp_max;0;IF([.W34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3" table:formula="of:=burner_C_per_s * [.X349]/100 * time_incr" office:value-type="float" office:value="0" calcext:value-type="float">
            <text:p>0</text:p>
          </table:table-cell>
          <table:table-cell table:style-name="ce3" table:formula="of:=[.B350]" office:value-type="float" office:value="0" calcext:value-type="float">
            <text:p>0</text:p>
          </table:table-cell>
          <table:table-cell table:style-name="ce3" table:formula="of:=[.C349]" office:value-type="float" office:value="0" calcext:value-type="float">
            <text:p>0</text:p>
          </table:table-cell>
          <table:table-cell table:style-name="ce5" table:formula="of:=SUMPRODUCT([.B350:.D350];burner_heat_diffusion)" office:value-type="float" office:value="0" calcext:value-type="float">
            <text:p>0</text:p>
          </table:table-cell>
          <table:table-cell table:formula="of:=[.F349]+[.E350]-[.I349]" office:value-type="float" office:value="51802.197108185" calcext:value-type="float">
            <text:p>51802</text:p>
          </table:table-cell>
          <table:table-cell table:style-name="ce7" table:formula="of:=temp_out + [.F350] / burner_heat_mass" office:value-type="float" office:value="123.60439421637" calcext:value-type="float">
            <text:p>123.6</text:p>
          </table:table-cell>
          <table:table-cell table:style-name="ce7" table:formula="of:=[.G350]-[.W349]" office:value-type="float" office:value="1.03153961460558" calcext:value-type="float">
            <text:p>1.0</text:p>
          </table:table-cell>
          <table:table-cell table:style-name="ce5" table:formula="of:=thermagon_k * burner_A * [.H350] / thermagon_L" office:value-type="float" office:value="135.224129540695" calcext:value-type="float">
            <text:p>135</text:p>
          </table:table-cell>
          <table:table-cell table:style-name="ce5" table:formula="of:=[.I350]/C_per_s_to_W*time_incr" office:value-type="float" office:value="193.786370794919" calcext:value-type="float">
            <text:p>194</text:p>
          </table:table-cell>
          <table:table-cell table:style-name="ce7" table:formula="of:=[.J349]" office:value-type="float" office:value="238.803060501435" calcext:value-type="float">
            <text:p>238.8</text:p>
          </table:table-cell>
          <table:table-cell table:style-name="ce7" table:formula="of:=[.K349]" office:value-type="float" office:value="334.45829882858" calcext:value-type="float">
            <text:p>334.5</text:p>
          </table:table-cell>
          <table:table-cell table:style-name="ce7" table:formula="of:=[.L349]" office:value-type="float" office:value="496.227372640244" calcext:value-type="float">
            <text:p>496.2</text:p>
          </table:table-cell>
          <table:table-cell table:style-name="ce7" table:formula="of:=[.M349]" office:value-type="float" office:value="741.672339403858" calcext:value-type="float">
            <text:p>741.7</text:p>
          </table:table-cell>
          <table:table-cell table:style-name="ce7" table:formula="of:=[.N349]" office:value-type="float" office:value="1092.94647779708" calcext:value-type="float">
            <text:p>1092.9</text:p>
          </table:table-cell>
          <table:table-cell table:style-name="ce7" table:formula="of:=[.O349]" office:value-type="float" office:value="1580.49942156583" calcext:value-type="float">
            <text:p>1580.5</text:p>
          </table:table-cell>
          <table:table-cell table:style-name="ce7" table:formula="of:=[.P349]" office:value-type="float" office:value="2247.53511005805" calcext:value-type="float">
            <text:p>2247.5</text:p>
          </table:table-cell>
          <table:table-cell table:style-name="ce7" table:formula="of:=[.Q349]" office:value-type="float" office:value="2826.21771214753" calcext:value-type="float">
            <text:p>2826.2</text:p>
          </table:table-cell>
          <table:table-cell table:style-name="ce7" table:formula="of:=[.R349]" office:value-type="float" office:value="2845.10482093355" calcext:value-type="float">
            <text:p>2845.1</text:p>
          </table:table-cell>
          <table:table-cell table:style-name="ce5" table:formula="of:=SUMPRODUCT([.J350:.S350];pot_heat_diffusion)" office:value-type="float" office:value="1113.96860958276" calcext:value-type="float">
            <text:p>1114</text:p>
          </table:table-cell>
          <table:table-cell table:style-name="ce5" table:formula="of:=[.V349]*leakage_out" office:value-type="float" office:value="1747.26231607698" calcext:value-type="float">
            <text:p>1747</text:p>
          </table:table-cell>
          <table:table-cell table:style-name="ce5" table:formula="of:=[.V349]+[.T350]-[.U350]" office:value-type="float" office:value="290577.092306337" calcext:value-type="float">
            <text:p>290577</text:p>
          </table:table-cell>
          <table:table-cell table:style-name="ce12" table:formula="of:= temp_out + [.V350]/pot_water_mass" office:value-type="float" office:value="122.349789950239" calcext:value-type="float">
            <text:p>122.3</text:p>
          </table:table-cell>
          <table:table-cell table:style-name="ce7" table:formula="of:=IF([.G350]&gt;thermagon_temp_max;0;IF([.W35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3" table:formula="of:=burner_C_per_s * [.X350]/100 * time_incr" office:value-type="float" office:value="0" calcext:value-type="float">
            <text:p>0</text:p>
          </table:table-cell>
          <table:table-cell table:style-name="ce3" table:formula="of:=[.B351]" office:value-type="float" office:value="0" calcext:value-type="float">
            <text:p>0</text:p>
          </table:table-cell>
          <table:table-cell table:style-name="ce3" table:formula="of:=[.C350]" office:value-type="float" office:value="0" calcext:value-type="float">
            <text:p>0</text:p>
          </table:table-cell>
          <table:table-cell table:style-name="ce5" table:formula="of:=SUMPRODUCT([.B351:.D351];burner_heat_diffusion)" office:value-type="float" office:value="0" calcext:value-type="float">
            <text:p>0</text:p>
          </table:table-cell>
          <table:table-cell table:formula="of:=[.F350]+[.E351]-[.I350]" office:value-type="float" office:value="51666.9729786443" calcext:value-type="float">
            <text:p>51667</text:p>
          </table:table-cell>
          <table:table-cell table:style-name="ce7" table:formula="of:=temp_out + [.F351] / burner_heat_mass" office:value-type="float" office:value="123.333945957289" calcext:value-type="float">
            <text:p>123.3</text:p>
          </table:table-cell>
          <table:table-cell table:style-name="ce7" table:formula="of:=[.G351]-[.W350]" office:value-type="float" office:value="0.984156007049293" calcext:value-type="float">
            <text:p>1.0</text:p>
          </table:table-cell>
          <table:table-cell table:style-name="ce5" table:formula="of:=thermagon_k * burner_A * [.H351] / thermagon_L" office:value-type="float" office:value="129.012630732918" calcext:value-type="float">
            <text:p>129</text:p>
          </table:table-cell>
          <table:table-cell table:style-name="ce5" table:formula="of:=[.I351]/C_per_s_to_W*time_incr" office:value-type="float" office:value="184.884824782056" calcext:value-type="float">
            <text:p>185</text:p>
          </table:table-cell>
          <table:table-cell table:style-name="ce7" table:formula="of:=[.J350]" office:value-type="float" office:value="193.786370794919" calcext:value-type="float">
            <text:p>193.8</text:p>
          </table:table-cell>
          <table:table-cell table:style-name="ce7" table:formula="of:=[.K350]" office:value-type="float" office:value="238.803060501435" calcext:value-type="float">
            <text:p>238.8</text:p>
          </table:table-cell>
          <table:table-cell table:style-name="ce7" table:formula="of:=[.L350]" office:value-type="float" office:value="334.45829882858" calcext:value-type="float">
            <text:p>334.5</text:p>
          </table:table-cell>
          <table:table-cell table:style-name="ce7" table:formula="of:=[.M350]" office:value-type="float" office:value="496.227372640244" calcext:value-type="float">
            <text:p>496.2</text:p>
          </table:table-cell>
          <table:table-cell table:style-name="ce7" table:formula="of:=[.N350]" office:value-type="float" office:value="741.672339403858" calcext:value-type="float">
            <text:p>741.7</text:p>
          </table:table-cell>
          <table:table-cell table:style-name="ce7" table:formula="of:=[.O350]" office:value-type="float" office:value="1092.94647779708" calcext:value-type="float">
            <text:p>1092.9</text:p>
          </table:table-cell>
          <table:table-cell table:style-name="ce7" table:formula="of:=[.P350]" office:value-type="float" office:value="1580.49942156583" calcext:value-type="float">
            <text:p>1580.5</text:p>
          </table:table-cell>
          <table:table-cell table:style-name="ce7" table:formula="of:=[.Q350]" office:value-type="float" office:value="2247.53511005805" calcext:value-type="float">
            <text:p>2247.5</text:p>
          </table:table-cell>
          <table:table-cell table:style-name="ce7" table:formula="of:=[.R350]" office:value-type="float" office:value="2826.21771214753" calcext:value-type="float">
            <text:p>2826.2</text:p>
          </table:table-cell>
          <table:table-cell table:style-name="ce5" table:formula="of:=SUMPRODUCT([.J351:.S351];pot_heat_diffusion)" office:value-type="float" office:value="801.151037649753" calcext:value-type="float">
            <text:p>801</text:p>
          </table:table-cell>
          <table:table-cell table:style-name="ce5" table:formula="of:=[.V350]*leakage_out" office:value-type="float" office:value="1743.46255383802" calcext:value-type="float">
            <text:p>1743</text:p>
          </table:table-cell>
          <table:table-cell table:style-name="ce5" table:formula="of:=[.V350]+[.T351]-[.U351]" office:value-type="float" office:value="289634.780790148" calcext:value-type="float">
            <text:p>289635</text:p>
          </table:table-cell>
          <table:table-cell table:style-name="ce12" table:formula="of:= temp_out + [.V351]/pot_water_mass" office:value-type="float" office:value="122.017880146256" calcext:value-type="float">
            <text:p>122.0</text:p>
          </table:table-cell>
          <table:table-cell table:style-name="ce7" table:formula="of:=IF([.G351]&gt;thermagon_temp_max;0;IF([.W35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3" table:formula="of:=burner_C_per_s * [.X351]/100 * time_incr" office:value-type="float" office:value="0" calcext:value-type="float">
            <text:p>0</text:p>
          </table:table-cell>
          <table:table-cell table:style-name="ce3" table:formula="of:=[.B352]" office:value-type="float" office:value="0" calcext:value-type="float">
            <text:p>0</text:p>
          </table:table-cell>
          <table:table-cell table:style-name="ce3" table:formula="of:=[.C351]" office:value-type="float" office:value="0" calcext:value-type="float">
            <text:p>0</text:p>
          </table:table-cell>
          <table:table-cell table:style-name="ce5" table:formula="of:=SUMPRODUCT([.B352:.D352];burner_heat_diffusion)" office:value-type="float" office:value="0" calcext:value-type="float">
            <text:p>0</text:p>
          </table:table-cell>
          <table:table-cell table:formula="of:=[.F351]+[.E352]-[.I351]" office:value-type="float" office:value="51537.9603479114" calcext:value-type="float">
            <text:p>51538</text:p>
          </table:table-cell>
          <table:table-cell table:style-name="ce7" table:formula="of:=temp_out + [.F352] / burner_heat_mass" office:value-type="float" office:value="123.075920695823" calcext:value-type="float">
            <text:p>123.1</text:p>
          </table:table-cell>
          <table:table-cell table:style-name="ce7" table:formula="of:=[.G352]-[.W351]" office:value-type="float" office:value="1.0580405495672" calcext:value-type="float">
            <text:p>1.1</text:p>
          </table:table-cell>
          <table:table-cell table:style-name="ce5" table:formula="of:=thermagon_k * burner_A * [.H352] / thermagon_L" office:value-type="float" office:value="138.69812686611" calcext:value-type="float">
            <text:p>139</text:p>
          </table:table-cell>
          <table:table-cell table:style-name="ce5" table:formula="of:=[.I352]/C_per_s_to_W*time_incr" office:value-type="float" office:value="198.764870831341" calcext:value-type="float">
            <text:p>199</text:p>
          </table:table-cell>
          <table:table-cell table:style-name="ce7" table:formula="of:=[.J351]" office:value-type="float" office:value="184.884824782056" calcext:value-type="float">
            <text:p>184.9</text:p>
          </table:table-cell>
          <table:table-cell table:style-name="ce7" table:formula="of:=[.K351]" office:value-type="float" office:value="193.786370794919" calcext:value-type="float">
            <text:p>193.8</text:p>
          </table:table-cell>
          <table:table-cell table:style-name="ce7" table:formula="of:=[.L351]" office:value-type="float" office:value="238.803060501435" calcext:value-type="float">
            <text:p>238.8</text:p>
          </table:table-cell>
          <table:table-cell table:style-name="ce7" table:formula="of:=[.M351]" office:value-type="float" office:value="334.45829882858" calcext:value-type="float">
            <text:p>334.5</text:p>
          </table:table-cell>
          <table:table-cell table:style-name="ce7" table:formula="of:=[.N351]" office:value-type="float" office:value="496.227372640244" calcext:value-type="float">
            <text:p>496.2</text:p>
          </table:table-cell>
          <table:table-cell table:style-name="ce7" table:formula="of:=[.O351]" office:value-type="float" office:value="741.672339403858" calcext:value-type="float">
            <text:p>741.7</text:p>
          </table:table-cell>
          <table:table-cell table:style-name="ce7" table:formula="of:=[.P351]" office:value-type="float" office:value="1092.94647779708" calcext:value-type="float">
            <text:p>1092.9</text:p>
          </table:table-cell>
          <table:table-cell table:style-name="ce7" table:formula="of:=[.Q351]" office:value-type="float" office:value="1580.49942156583" calcext:value-type="float">
            <text:p>1580.5</text:p>
          </table:table-cell>
          <table:table-cell table:style-name="ce7" table:formula="of:=[.R351]" office:value-type="float" office:value="2247.53511005805" calcext:value-type="float">
            <text:p>2247.5</text:p>
          </table:table-cell>
          <table:table-cell table:style-name="ce5" table:formula="of:=SUMPRODUCT([.J352:.S352];pot_heat_diffusion)" office:value-type="float" office:value="562.463227644564" calcext:value-type="float">
            <text:p>562</text:p>
          </table:table-cell>
          <table:table-cell table:style-name="ce5" table:formula="of:=[.V351]*leakage_out" office:value-type="float" office:value="1737.80868474089" calcext:value-type="float">
            <text:p>1738</text:p>
          </table:table-cell>
          <table:table-cell table:style-name="ce5" table:formula="of:=[.V351]+[.T352]-[.U352]" office:value-type="float" office:value="288459.435333052" calcext:value-type="float">
            <text:p>288459</text:p>
          </table:table-cell>
          <table:table-cell table:style-name="ce12" table:formula="of:= temp_out + [.V352]/pot_water_mass" office:value-type="float" office:value="121.603888941037" calcext:value-type="float">
            <text:p>121.6</text:p>
          </table:table-cell>
          <table:table-cell table:style-name="ce7" table:formula="of:=IF([.G352]&gt;thermagon_temp_max;0;IF([.W35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3" table:formula="of:=burner_C_per_s * [.X352]/100 * time_incr" office:value-type="float" office:value="0" calcext:value-type="float">
            <text:p>0</text:p>
          </table:table-cell>
          <table:table-cell table:style-name="ce3" table:formula="of:=[.B353]" office:value-type="float" office:value="0" calcext:value-type="float">
            <text:p>0</text:p>
          </table:table-cell>
          <table:table-cell table:style-name="ce3" table:formula="of:=[.C352]" office:value-type="float" office:value="0" calcext:value-type="float">
            <text:p>0</text:p>
          </table:table-cell>
          <table:table-cell table:style-name="ce5" table:formula="of:=SUMPRODUCT([.B353:.D353];burner_heat_diffusion)" office:value-type="float" office:value="0" calcext:value-type="float">
            <text:p>0</text:p>
          </table:table-cell>
          <table:table-cell table:formula="of:=[.F352]+[.E353]-[.I352]" office:value-type="float" office:value="51399.2622210453" calcext:value-type="float">
            <text:p>51399</text:p>
          </table:table-cell>
          <table:table-cell table:style-name="ce7" table:formula="of:=temp_out + [.F353] / burner_heat_mass" office:value-type="float" office:value="122.798524442091" calcext:value-type="float">
            <text:p>122.8</text:p>
          </table:table-cell>
          <table:table-cell table:style-name="ce7" table:formula="of:=[.G353]-[.W352]" office:value-type="float" office:value="1.19463550105344" calcext:value-type="float">
            <text:p>1.2</text:p>
          </table:table-cell>
          <table:table-cell table:style-name="ce5" table:formula="of:=thermagon_k * burner_A * [.H353] / thermagon_L" office:value-type="float" office:value="156.604306282635" calcext:value-type="float">
            <text:p>157</text:p>
          </table:table-cell>
          <table:table-cell table:style-name="ce5" table:formula="of:=[.I353]/C_per_s_to_W*time_incr" office:value-type="float" office:value="224.425775698818" calcext:value-type="float">
            <text:p>224</text:p>
          </table:table-cell>
          <table:table-cell table:style-name="ce7" table:formula="of:=[.J352]" office:value-type="float" office:value="198.764870831341" calcext:value-type="float">
            <text:p>198.8</text:p>
          </table:table-cell>
          <table:table-cell table:style-name="ce7" table:formula="of:=[.K352]" office:value-type="float" office:value="184.884824782056" calcext:value-type="float">
            <text:p>184.9</text:p>
          </table:table-cell>
          <table:table-cell table:style-name="ce7" table:formula="of:=[.L352]" office:value-type="float" office:value="193.786370794919" calcext:value-type="float">
            <text:p>193.8</text:p>
          </table:table-cell>
          <table:table-cell table:style-name="ce7" table:formula="of:=[.M352]" office:value-type="float" office:value="238.803060501435" calcext:value-type="float">
            <text:p>238.8</text:p>
          </table:table-cell>
          <table:table-cell table:style-name="ce7" table:formula="of:=[.N352]" office:value-type="float" office:value="334.45829882858" calcext:value-type="float">
            <text:p>334.5</text:p>
          </table:table-cell>
          <table:table-cell table:style-name="ce7" table:formula="of:=[.O352]" office:value-type="float" office:value="496.227372640244" calcext:value-type="float">
            <text:p>496.2</text:p>
          </table:table-cell>
          <table:table-cell table:style-name="ce7" table:formula="of:=[.P352]" office:value-type="float" office:value="741.672339403858" calcext:value-type="float">
            <text:p>741.7</text:p>
          </table:table-cell>
          <table:table-cell table:style-name="ce7" table:formula="of:=[.Q352]" office:value-type="float" office:value="1092.94647779708" calcext:value-type="float">
            <text:p>1092.9</text:p>
          </table:table-cell>
          <table:table-cell table:style-name="ce7" table:formula="of:=[.R352]" office:value-type="float" office:value="1580.49942156583" calcext:value-type="float">
            <text:p>1580.5</text:p>
          </table:table-cell>
          <table:table-cell table:style-name="ce5" table:formula="of:=SUMPRODUCT([.J353:.S353];pot_heat_diffusion)" office:value-type="float" office:value="400.028893989983" calcext:value-type="float">
            <text:p>400</text:p>
          </table:table-cell>
          <table:table-cell table:style-name="ce5" table:formula="of:=[.V352]*leakage_out" office:value-type="float" office:value="1730.75661199831" calcext:value-type="float">
            <text:p>1731</text:p>
          </table:table-cell>
          <table:table-cell table:style-name="ce5" table:formula="of:=[.V352]+[.T353]-[.U353]" office:value-type="float" office:value="287128.707615044" calcext:value-type="float">
            <text:p>287129</text:p>
          </table:table-cell>
          <table:table-cell table:style-name="ce12" table:formula="of:= temp_out + [.V353]/pot_water_mass" office:value-type="float" office:value="121.135167537921" calcext:value-type="float">
            <text:p>121.1</text:p>
          </table:table-cell>
          <table:table-cell table:style-name="ce7" table:formula="of:=IF([.G353]&gt;thermagon_temp_max;0;IF([.W35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3" table:formula="of:=burner_C_per_s * [.X353]/100 * time_incr" office:value-type="float" office:value="0" calcext:value-type="float">
            <text:p>0</text:p>
          </table:table-cell>
          <table:table-cell table:style-name="ce3" table:formula="of:=[.B354]" office:value-type="float" office:value="0" calcext:value-type="float">
            <text:p>0</text:p>
          </table:table-cell>
          <table:table-cell table:style-name="ce3" table:formula="of:=[.C353]" office:value-type="float" office:value="0" calcext:value-type="float">
            <text:p>0</text:p>
          </table:table-cell>
          <table:table-cell table:style-name="ce5" table:formula="of:=SUMPRODUCT([.B354:.D354];burner_heat_diffusion)" office:value-type="float" office:value="0" calcext:value-type="float">
            <text:p>0</text:p>
          </table:table-cell>
          <table:table-cell table:formula="of:=[.F353]+[.E354]-[.I353]" office:value-type="float" office:value="51242.6579147626" calcext:value-type="float">
            <text:p>51243</text:p>
          </table:table-cell>
          <table:table-cell table:style-name="ce7" table:formula="of:=temp_out + [.F354] / burner_heat_mass" office:value-type="float" office:value="122.485315829525" calcext:value-type="float">
            <text:p>122.5</text:p>
          </table:table-cell>
          <table:table-cell table:style-name="ce7" table:formula="of:=[.G354]-[.W353]" office:value-type="float" office:value="1.35014829160389" calcext:value-type="float">
            <text:p>1.4</text:p>
          </table:table-cell>
          <table:table-cell table:style-name="ce5" table:formula="of:=thermagon_k * burner_A * [.H354] / thermagon_L" office:value-type="float" office:value="176.990417913131" calcext:value-type="float">
            <text:p>177</text:p>
          </table:table-cell>
          <table:table-cell table:style-name="ce5" table:formula="of:=[.I354]/C_per_s_to_W*time_incr" office:value-type="float" office:value="253.640610365622" calcext:value-type="float">
            <text:p>254</text:p>
          </table:table-cell>
          <table:table-cell table:style-name="ce7" table:formula="of:=[.J353]" office:value-type="float" office:value="224.425775698818" calcext:value-type="float">
            <text:p>224.4</text:p>
          </table:table-cell>
          <table:table-cell table:style-name="ce7" table:formula="of:=[.K353]" office:value-type="float" office:value="198.764870831341" calcext:value-type="float">
            <text:p>198.8</text:p>
          </table:table-cell>
          <table:table-cell table:style-name="ce7" table:formula="of:=[.L353]" office:value-type="float" office:value="184.884824782056" calcext:value-type="float">
            <text:p>184.9</text:p>
          </table:table-cell>
          <table:table-cell table:style-name="ce7" table:formula="of:=[.M353]" office:value-type="float" office:value="193.786370794919" calcext:value-type="float">
            <text:p>193.8</text:p>
          </table:table-cell>
          <table:table-cell table:style-name="ce7" table:formula="of:=[.N353]" office:value-type="float" office:value="238.803060501435" calcext:value-type="float">
            <text:p>238.8</text:p>
          </table:table-cell>
          <table:table-cell table:style-name="ce7" table:formula="of:=[.O353]" office:value-type="float" office:value="334.45829882858" calcext:value-type="float">
            <text:p>334.5</text:p>
          </table:table-cell>
          <table:table-cell table:style-name="ce7" table:formula="of:=[.P353]" office:value-type="float" office:value="496.227372640244" calcext:value-type="float">
            <text:p>496.2</text:p>
          </table:table-cell>
          <table:table-cell table:style-name="ce7" table:formula="of:=[.Q353]" office:value-type="float" office:value="741.672339403858" calcext:value-type="float">
            <text:p>741.7</text:p>
          </table:table-cell>
          <table:table-cell table:style-name="ce7" table:formula="of:=[.R353]" office:value-type="float" office:value="1092.94647779708" calcext:value-type="float">
            <text:p>1092.9</text:p>
          </table:table-cell>
          <table:table-cell table:style-name="ce5" table:formula="of:=SUMPRODUCT([.J354:.S354];pot_heat_diffusion)" office:value-type="float" office:value="300.503438040485" calcext:value-type="float">
            <text:p>301</text:p>
          </table:table-cell>
          <table:table-cell table:style-name="ce5" table:formula="of:=[.V353]*leakage_out" office:value-type="float" office:value="1722.77224569026" calcext:value-type="float">
            <text:p>1723</text:p>
          </table:table-cell>
          <table:table-cell table:style-name="ce5" table:formula="of:=[.V353]+[.T354]-[.U354]" office:value-type="float" office:value="285706.438807394" calcext:value-type="float">
            <text:p>285706</text:p>
          </table:table-cell>
          <table:table-cell table:style-name="ce12" table:formula="of:= temp_out + [.V354]/pot_water_mass" office:value-type="float" office:value="120.634202673278" calcext:value-type="float">
            <text:p>120.6</text:p>
          </table:table-cell>
          <table:table-cell table:style-name="ce7" table:formula="of:=IF([.G354]&gt;thermagon_temp_max;0;IF([.W35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3" table:formula="of:=burner_C_per_s * [.X354]/100 * time_incr" office:value-type="float" office:value="2149.61306964746" calcext:value-type="float">
            <text:p>2150</text:p>
          </table:table-cell>
          <table:table-cell table:style-name="ce3" table:formula="of:=[.B355]" office:value-type="float" office:value="2149.61306964746" calcext:value-type="float">
            <text:p>2150</text:p>
          </table:table-cell>
          <table:table-cell table:style-name="ce3" table:formula="of:=[.C354]" office:value-type="float" office:value="0" calcext:value-type="float">
            <text:p>0</text:p>
          </table:table-cell>
          <table:table-cell table:style-name="ce5" table:formula="of:=SUMPRODUCT([.B355:.D355];burner_heat_diffusion)" office:value-type="float" office:value="1504.72914875322" calcext:value-type="float">
            <text:p>1505</text:p>
          </table:table-cell>
          <table:table-cell table:formula="of:=[.F354]+[.E355]-[.I354]" office:value-type="float" office:value="52570.3966456027" calcext:value-type="float">
            <text:p>52570</text:p>
          </table:table-cell>
          <table:table-cell table:style-name="ce7" table:formula="of:=temp_out + [.F355] / burner_heat_mass" office:value-type="float" office:value="125.140793291205" calcext:value-type="float">
            <text:p>125.1</text:p>
          </table:table-cell>
          <table:table-cell table:style-name="ce7" table:formula="of:=[.G355]-[.W354]" office:value-type="float" office:value="4.50659061792754" calcext:value-type="float">
            <text:p>4.5</text:p>
          </table:table-cell>
          <table:table-cell table:style-name="ce5" table:formula="of:=thermagon_k * burner_A * [.H355] / thermagon_L" office:value-type="float" office:value="590.767222971388" calcext:value-type="float">
            <text:p>591</text:p>
          </table:table-cell>
          <table:table-cell table:style-name="ce5" table:formula="of:=[.I355]/C_per_s_to_W*time_incr" office:value-type="float" office:value="846.613962412423" calcext:value-type="float">
            <text:p>847</text:p>
          </table:table-cell>
          <table:table-cell table:style-name="ce7" table:formula="of:=[.J354]" office:value-type="float" office:value="253.640610365622" calcext:value-type="float">
            <text:p>253.6</text:p>
          </table:table-cell>
          <table:table-cell table:style-name="ce7" table:formula="of:=[.K354]" office:value-type="float" office:value="224.425775698818" calcext:value-type="float">
            <text:p>224.4</text:p>
          </table:table-cell>
          <table:table-cell table:style-name="ce7" table:formula="of:=[.L354]" office:value-type="float" office:value="198.764870831341" calcext:value-type="float">
            <text:p>198.8</text:p>
          </table:table-cell>
          <table:table-cell table:style-name="ce7" table:formula="of:=[.M354]" office:value-type="float" office:value="184.884824782056" calcext:value-type="float">
            <text:p>184.9</text:p>
          </table:table-cell>
          <table:table-cell table:style-name="ce7" table:formula="of:=[.N354]" office:value-type="float" office:value="193.786370794919" calcext:value-type="float">
            <text:p>193.8</text:p>
          </table:table-cell>
          <table:table-cell table:style-name="ce7" table:formula="of:=[.O354]" office:value-type="float" office:value="238.803060501435" calcext:value-type="float">
            <text:p>238.8</text:p>
          </table:table-cell>
          <table:table-cell table:style-name="ce7" table:formula="of:=[.P354]" office:value-type="float" office:value="334.45829882858" calcext:value-type="float">
            <text:p>334.5</text:p>
          </table:table-cell>
          <table:table-cell table:style-name="ce7" table:formula="of:=[.Q354]" office:value-type="float" office:value="496.227372640244" calcext:value-type="float">
            <text:p>496.2</text:p>
          </table:table-cell>
          <table:table-cell table:style-name="ce7" table:formula="of:=[.R354]" office:value-type="float" office:value="741.672339403858" calcext:value-type="float">
            <text:p>741.7</text:p>
          </table:table-cell>
          <table:table-cell table:style-name="ce5" table:formula="of:=SUMPRODUCT([.J355:.S355];pot_heat_diffusion)" office:value-type="float" office:value="258.943537543131" calcext:value-type="float">
            <text:p>259</text:p>
          </table:table-cell>
          <table:table-cell table:style-name="ce5" table:formula="of:=[.V354]*leakage_out" office:value-type="float" office:value="1714.23863284436" calcext:value-type="float">
            <text:p>1714</text:p>
          </table:table-cell>
          <table:table-cell table:style-name="ce5" table:formula="of:=[.V354]+[.T355]-[.U355]" office:value-type="float" office:value="284251.143712093" calcext:value-type="float">
            <text:p>284251</text:p>
          </table:table-cell>
          <table:table-cell table:style-name="ce12" table:formula="of:= temp_out + [.V355]/pot_water_mass" office:value-type="float" office:value="120.121604979711" calcext:value-type="float">
            <text:p>120.1</text:p>
          </table:table-cell>
          <table:table-cell table:style-name="ce7" table:formula="of:=IF([.G355]&gt;thermagon_temp_max;0;IF([.W35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3" table:formula="of:=burner_C_per_s * [.X355]/100 * time_incr" office:value-type="float" office:value="2149.61306964746" calcext:value-type="float">
            <text:p>2150</text:p>
          </table:table-cell>
          <table:table-cell table:style-name="ce3" table:formula="of:=[.B356]" office:value-type="float" office:value="2149.61306964746" calcext:value-type="float">
            <text:p>2150</text:p>
          </table:table-cell>
          <table:table-cell table:style-name="ce3" table:formula="of:=[.C355]" office:value-type="float" office:value="2149.61306964746" calcext:value-type="float">
            <text:p>2150</text:p>
          </table:table-cell>
          <table:table-cell table:style-name="ce5" table:formula="of:=SUMPRODUCT([.B356:.D356];burner_heat_diffusion)" office:value-type="float" office:value="2149.61306964746" calcext:value-type="float">
            <text:p>2150</text:p>
          </table:table-cell>
          <table:table-cell table:formula="of:=[.F355]+[.E356]-[.I355]" office:value-type="float" office:value="54129.2424922788" calcext:value-type="float">
            <text:p>54129</text:p>
          </table:table-cell>
          <table:table-cell table:style-name="ce7" table:formula="of:=temp_out + [.F356] / burner_heat_mass" office:value-type="float" office:value="128.258484984558" calcext:value-type="float">
            <text:p>128.3</text:p>
          </table:table-cell>
          <table:table-cell table:style-name="ce7" table:formula="of:=[.G356]-[.W355]" office:value-type="float" office:value="8.13688000484692" calcext:value-type="float">
            <text:p>8.1</text:p>
          </table:table-cell>
          <table:table-cell table:style-name="ce5" table:formula="of:=thermagon_k * burner_A * [.H356] / thermagon_L" office:value-type="float" office:value="1066.66045613112" calcext:value-type="float">
            <text:p>1067</text:p>
          </table:table-cell>
          <table:table-cell table:style-name="ce5" table:formula="of:=[.I356]/C_per_s_to_W*time_incr" office:value-type="float" office:value="1528.60483825039" calcext:value-type="float">
            <text:p>1529</text:p>
          </table:table-cell>
          <table:table-cell table:style-name="ce7" table:formula="of:=[.J355]" office:value-type="float" office:value="846.613962412423" calcext:value-type="float">
            <text:p>846.6</text:p>
          </table:table-cell>
          <table:table-cell table:style-name="ce7" table:formula="of:=[.K355]" office:value-type="float" office:value="253.640610365622" calcext:value-type="float">
            <text:p>253.6</text:p>
          </table:table-cell>
          <table:table-cell table:style-name="ce7" table:formula="of:=[.L355]" office:value-type="float" office:value="224.425775698818" calcext:value-type="float">
            <text:p>224.4</text:p>
          </table:table-cell>
          <table:table-cell table:style-name="ce7" table:formula="of:=[.M355]" office:value-type="float" office:value="198.764870831341" calcext:value-type="float">
            <text:p>198.8</text:p>
          </table:table-cell>
          <table:table-cell table:style-name="ce7" table:formula="of:=[.N355]" office:value-type="float" office:value="184.884824782056" calcext:value-type="float">
            <text:p>184.9</text:p>
          </table:table-cell>
          <table:table-cell table:style-name="ce7" table:formula="of:=[.O355]" office:value-type="float" office:value="193.786370794919" calcext:value-type="float">
            <text:p>193.8</text:p>
          </table:table-cell>
          <table:table-cell table:style-name="ce7" table:formula="of:=[.P355]" office:value-type="float" office:value="238.803060501435" calcext:value-type="float">
            <text:p>238.8</text:p>
          </table:table-cell>
          <table:table-cell table:style-name="ce7" table:formula="of:=[.Q355]" office:value-type="float" office:value="334.45829882858" calcext:value-type="float">
            <text:p>334.5</text:p>
          </table:table-cell>
          <table:table-cell table:style-name="ce7" table:formula="of:=[.R355]" office:value-type="float" office:value="496.227372640244" calcext:value-type="float">
            <text:p>496.2</text:p>
          </table:table-cell>
          <table:table-cell table:style-name="ce5" table:formula="of:=SUMPRODUCT([.J356:.S356];pot_heat_diffusion)" office:value-type="float" office:value="280.583391551041" calcext:value-type="float">
            <text:p>281</text:p>
          </table:table-cell>
          <table:table-cell table:style-name="ce5" table:formula="of:=[.V355]*leakage_out" office:value-type="float" office:value="1705.50686227256" calcext:value-type="float">
            <text:p>1706</text:p>
          </table:table-cell>
          <table:table-cell table:style-name="ce5" table:formula="of:=[.V355]+[.T356]-[.U356]" office:value-type="float" office:value="282826.220241371" calcext:value-type="float">
            <text:p>282826</text:p>
          </table:table-cell>
          <table:table-cell table:style-name="ce12" table:formula="of:= temp_out + [.V356]/pot_water_mass" office:value-type="float" office:value="119.619705064731" calcext:value-type="float">
            <text:p>119.6</text:p>
          </table:table-cell>
          <table:table-cell table:style-name="ce7" table:formula="of:=IF([.G356]&gt;thermagon_temp_max;0;IF([.W35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3" table:formula="of:=burner_C_per_s * [.X356]/100 * time_incr" office:value-type="float" office:value="2149.61306964746" calcext:value-type="float">
            <text:p>2150</text:p>
          </table:table-cell>
          <table:table-cell table:style-name="ce3" table:formula="of:=[.B357]" office:value-type="float" office:value="2149.61306964746" calcext:value-type="float">
            <text:p>2150</text:p>
          </table:table-cell>
          <table:table-cell table:style-name="ce3" table:formula="of:=[.C356]" office:value-type="float" office:value="2149.61306964746" calcext:value-type="float">
            <text:p>2150</text:p>
          </table:table-cell>
          <table:table-cell table:style-name="ce5" table:formula="of:=SUMPRODUCT([.B357:.D357];burner_heat_diffusion)" office:value-type="float" office:value="2149.61306964746" calcext:value-type="float">
            <text:p>2150</text:p>
          </table:table-cell>
          <table:table-cell table:formula="of:=[.F356]+[.E357]-[.I356]" office:value-type="float" office:value="55212.1951057952" calcext:value-type="float">
            <text:p>55212</text:p>
          </table:table-cell>
          <table:table-cell table:style-name="ce7" table:formula="of:=temp_out + [.F357] / burner_heat_mass" office:value-type="float" office:value="130.42439021159" calcext:value-type="float">
            <text:p>130.4</text:p>
          </table:table-cell>
          <table:table-cell table:style-name="ce7" table:formula="of:=[.G357]-[.W356]" office:value-type="float" office:value="10.804685146859" calcext:value-type="float">
            <text:p>10.8</text:p>
          </table:table-cell>
          <table:table-cell table:style-name="ce5" table:formula="of:=thermagon_k * burner_A * [.H357] / thermagon_L" office:value-type="float" office:value="1416.38200148419" calcext:value-type="float">
            <text:p>1416</text:p>
          </table:table-cell>
          <table:table-cell table:style-name="ce5" table:formula="of:=[.I357]/C_per_s_to_W*time_incr" office:value-type="float" office:value="2029.78217466924" calcext:value-type="float">
            <text:p>2030</text:p>
          </table:table-cell>
          <table:table-cell table:style-name="ce7" table:formula="of:=[.J356]" office:value-type="float" office:value="1528.60483825039" calcext:value-type="float">
            <text:p>1528.6</text:p>
          </table:table-cell>
          <table:table-cell table:style-name="ce7" table:formula="of:=[.K356]" office:value-type="float" office:value="846.613962412423" calcext:value-type="float">
            <text:p>846.6</text:p>
          </table:table-cell>
          <table:table-cell table:style-name="ce7" table:formula="of:=[.L356]" office:value-type="float" office:value="253.640610365622" calcext:value-type="float">
            <text:p>253.6</text:p>
          </table:table-cell>
          <table:table-cell table:style-name="ce7" table:formula="of:=[.M356]" office:value-type="float" office:value="224.425775698818" calcext:value-type="float">
            <text:p>224.4</text:p>
          </table:table-cell>
          <table:table-cell table:style-name="ce7" table:formula="of:=[.N356]" office:value-type="float" office:value="198.764870831341" calcext:value-type="float">
            <text:p>198.8</text:p>
          </table:table-cell>
          <table:table-cell table:style-name="ce7" table:formula="of:=[.O356]" office:value-type="float" office:value="184.884824782056" calcext:value-type="float">
            <text:p>184.9</text:p>
          </table:table-cell>
          <table:table-cell table:style-name="ce7" table:formula="of:=[.P356]" office:value-type="float" office:value="193.786370794919" calcext:value-type="float">
            <text:p>193.8</text:p>
          </table:table-cell>
          <table:table-cell table:style-name="ce7" table:formula="of:=[.Q356]" office:value-type="float" office:value="238.803060501435" calcext:value-type="float">
            <text:p>238.8</text:p>
          </table:table-cell>
          <table:table-cell table:style-name="ce7" table:formula="of:=[.R356]" office:value-type="float" office:value="334.45829882858" calcext:value-type="float">
            <text:p>334.5</text:p>
          </table:table-cell>
          <table:table-cell table:style-name="ce5" table:formula="of:=SUMPRODUCT([.J357:.S357];pot_heat_diffusion)" office:value-type="float" office:value="381.648369375862" calcext:value-type="float">
            <text:p>382</text:p>
          </table:table-cell>
          <table:table-cell table:style-name="ce5" table:formula="of:=[.V356]*leakage_out" office:value-type="float" office:value="1696.95732144823" calcext:value-type="float">
            <text:p>1697</text:p>
          </table:table-cell>
          <table:table-cell table:style-name="ce5" table:formula="of:=[.V356]+[.T357]-[.U357]" office:value-type="float" office:value="281510.911289299" calcext:value-type="float">
            <text:p>281511</text:p>
          </table:table-cell>
          <table:table-cell table:style-name="ce12" table:formula="of:= temp_out + [.V357]/pot_water_mass" office:value-type="float" office:value="119.156414604029" calcext:value-type="float">
            <text:p>119.2</text:p>
          </table:table-cell>
          <table:table-cell table:style-name="ce7" table:formula="of:=IF([.G357]&gt;thermagon_temp_max;0;IF([.W35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3" table:formula="of:=burner_C_per_s * [.X357]/100 * time_incr" office:value-type="float" office:value="2149.61306964746" calcext:value-type="float">
            <text:p>2150</text:p>
          </table:table-cell>
          <table:table-cell table:style-name="ce3" table:formula="of:=[.B358]" office:value-type="float" office:value="2149.61306964746" calcext:value-type="float">
            <text:p>2150</text:p>
          </table:table-cell>
          <table:table-cell table:style-name="ce3" table:formula="of:=[.C357]" office:value-type="float" office:value="2149.61306964746" calcext:value-type="float">
            <text:p>2150</text:p>
          </table:table-cell>
          <table:table-cell table:style-name="ce5" table:formula="of:=SUMPRODUCT([.B358:.D358];burner_heat_diffusion)" office:value-type="float" office:value="2149.61306964746" calcext:value-type="float">
            <text:p>2150</text:p>
          </table:table-cell>
          <table:table-cell table:formula="of:=[.F357]+[.E358]-[.I357]" office:value-type="float" office:value="55945.4261739584" calcext:value-type="float">
            <text:p>55945</text:p>
          </table:table-cell>
          <table:table-cell table:style-name="ce7" table:formula="of:=temp_out + [.F358] / burner_heat_mass" office:value-type="float" office:value="131.890852347917" calcext:value-type="float">
            <text:p>131.9</text:p>
          </table:table-cell>
          <table:table-cell table:style-name="ce7" table:formula="of:=[.G358]-[.W357]" office:value-type="float" office:value="12.7344377438883" calcext:value-type="float">
            <text:p>12.7</text:p>
          </table:table-cell>
          <table:table-cell table:style-name="ce5" table:formula="of:=thermagon_k * burner_A * [.H358] / thermagon_L" office:value-type="float" office:value="1669.35252386395" calcext:value-type="float">
            <text:p>1669</text:p>
          </table:table-cell>
          <table:table-cell table:style-name="ce5" table:formula="of:=[.I358]/C_per_s_to_W*time_incr" office:value-type="float" office:value="2392.30800209795" calcext:value-type="float">
            <text:p>2392</text:p>
          </table:table-cell>
          <table:table-cell table:style-name="ce7" table:formula="of:=[.J357]" office:value-type="float" office:value="2029.78217466924" calcext:value-type="float">
            <text:p>2029.8</text:p>
          </table:table-cell>
          <table:table-cell table:style-name="ce7" table:formula="of:=[.K357]" office:value-type="float" office:value="1528.60483825039" calcext:value-type="float">
            <text:p>1528.6</text:p>
          </table:table-cell>
          <table:table-cell table:style-name="ce7" table:formula="of:=[.L357]" office:value-type="float" office:value="846.613962412423" calcext:value-type="float">
            <text:p>846.6</text:p>
          </table:table-cell>
          <table:table-cell table:style-name="ce7" table:formula="of:=[.M357]" office:value-type="float" office:value="253.640610365622" calcext:value-type="float">
            <text:p>253.6</text:p>
          </table:table-cell>
          <table:table-cell table:style-name="ce7" table:formula="of:=[.N357]" office:value-type="float" office:value="224.425775698818" calcext:value-type="float">
            <text:p>224.4</text:p>
          </table:table-cell>
          <table:table-cell table:style-name="ce7" table:formula="of:=[.O357]" office:value-type="float" office:value="198.764870831341" calcext:value-type="float">
            <text:p>198.8</text:p>
          </table:table-cell>
          <table:table-cell table:style-name="ce7" table:formula="of:=[.P357]" office:value-type="float" office:value="184.884824782056" calcext:value-type="float">
            <text:p>184.9</text:p>
          </table:table-cell>
          <table:table-cell table:style-name="ce7" table:formula="of:=[.Q357]" office:value-type="float" office:value="193.786370794919" calcext:value-type="float">
            <text:p>193.8</text:p>
          </table:table-cell>
          <table:table-cell table:style-name="ce7" table:formula="of:=[.R357]" office:value-type="float" office:value="238.803060501435" calcext:value-type="float">
            <text:p>238.8</text:p>
          </table:table-cell>
          <table:table-cell table:style-name="ce5" table:formula="of:=SUMPRODUCT([.J358:.S358];pot_heat_diffusion)" office:value-type="float" office:value="578.008389306604" calcext:value-type="float">
            <text:p>578</text:p>
          </table:table-cell>
          <table:table-cell table:style-name="ce5" table:formula="of:=[.V357]*leakage_out" office:value-type="float" office:value="1689.06546773579" calcext:value-type="float">
            <text:p>1689</text:p>
          </table:table-cell>
          <table:table-cell table:style-name="ce5" table:formula="of:=[.V357]+[.T358]-[.U358]" office:value-type="float" office:value="280399.854210869" calcext:value-type="float">
            <text:p>280400</text:p>
          </table:table-cell>
          <table:table-cell table:style-name="ce12" table:formula="of:= temp_out + [.V358]/pot_water_mass" office:value-type="float" office:value="118.765067654765" calcext:value-type="float">
            <text:p>118.8</text:p>
          </table:table-cell>
          <table:table-cell table:style-name="ce7" table:formula="of:=IF([.G358]&gt;thermagon_temp_max;0;IF([.W35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3" table:formula="of:=burner_C_per_s * [.X358]/100 * time_incr" office:value-type="float" office:value="2149.61306964746" calcext:value-type="float">
            <text:p>2150</text:p>
          </table:table-cell>
          <table:table-cell table:style-name="ce3" table:formula="of:=[.B359]" office:value-type="float" office:value="2149.61306964746" calcext:value-type="float">
            <text:p>2150</text:p>
          </table:table-cell>
          <table:table-cell table:style-name="ce3" table:formula="of:=[.C358]" office:value-type="float" office:value="2149.61306964746" calcext:value-type="float">
            <text:p>2150</text:p>
          </table:table-cell>
          <table:table-cell table:style-name="ce5" table:formula="of:=SUMPRODUCT([.B359:.D359];burner_heat_diffusion)" office:value-type="float" office:value="2149.61306964746" calcext:value-type="float">
            <text:p>2150</text:p>
          </table:table-cell>
          <table:table-cell table:formula="of:=[.F358]+[.E359]-[.I358]" office:value-type="float" office:value="56425.686719742" calcext:value-type="float">
            <text:p>56426</text:p>
          </table:table-cell>
          <table:table-cell table:style-name="ce7" table:formula="of:=temp_out + [.F359] / burner_heat_mass" office:value-type="float" office:value="132.851373439484" calcext:value-type="float">
            <text:p>132.9</text:p>
          </table:table-cell>
          <table:table-cell table:style-name="ce7" table:formula="of:=[.G359]-[.W358]" office:value-type="float" office:value="14.0863057847189" calcext:value-type="float">
            <text:p>14.1</text:p>
          </table:table-cell>
          <table:table-cell table:style-name="ce5" table:formula="of:=thermagon_k * burner_A * [.H359] / thermagon_L" office:value-type="float" office:value="1846.56838303878" calcext:value-type="float">
            <text:p>1847</text:p>
          </table:table-cell>
          <table:table-cell table:style-name="ce5" table:formula="of:=[.I359]/C_per_s_to_W*time_incr" office:value-type="float" office:value="2646.27168678529" calcext:value-type="float">
            <text:p>2646</text:p>
          </table:table-cell>
          <table:table-cell table:style-name="ce7" table:formula="of:=[.J358]" office:value-type="float" office:value="2392.30800209795" calcext:value-type="float">
            <text:p>2392.3</text:p>
          </table:table-cell>
          <table:table-cell table:style-name="ce7" table:formula="of:=[.K358]" office:value-type="float" office:value="2029.78217466924" calcext:value-type="float">
            <text:p>2029.8</text:p>
          </table:table-cell>
          <table:table-cell table:style-name="ce7" table:formula="of:=[.L358]" office:value-type="float" office:value="1528.60483825039" calcext:value-type="float">
            <text:p>1528.6</text:p>
          </table:table-cell>
          <table:table-cell table:style-name="ce7" table:formula="of:=[.M358]" office:value-type="float" office:value="846.613962412423" calcext:value-type="float">
            <text:p>846.6</text:p>
          </table:table-cell>
          <table:table-cell table:style-name="ce7" table:formula="of:=[.N358]" office:value-type="float" office:value="253.640610365622" calcext:value-type="float">
            <text:p>253.6</text:p>
          </table:table-cell>
          <table:table-cell table:style-name="ce7" table:formula="of:=[.O358]" office:value-type="float" office:value="224.425775698818" calcext:value-type="float">
            <text:p>224.4</text:p>
          </table:table-cell>
          <table:table-cell table:style-name="ce7" table:formula="of:=[.P358]" office:value-type="float" office:value="198.764870831341" calcext:value-type="float">
            <text:p>198.8</text:p>
          </table:table-cell>
          <table:table-cell table:style-name="ce7" table:formula="of:=[.Q358]" office:value-type="float" office:value="184.884824782056" calcext:value-type="float">
            <text:p>184.9</text:p>
          </table:table-cell>
          <table:table-cell table:style-name="ce7" table:formula="of:=[.R358]" office:value-type="float" office:value="193.786370794919" calcext:value-type="float">
            <text:p>193.8</text:p>
          </table:table-cell>
          <table:table-cell table:style-name="ce5" table:formula="of:=SUMPRODUCT([.J359:.S359];pot_heat_diffusion)" office:value-type="float" office:value="869.515922238091" calcext:value-type="float">
            <text:p>870</text:p>
          </table:table-cell>
          <table:table-cell table:style-name="ce5" table:formula="of:=[.V358]*leakage_out" office:value-type="float" office:value="1682.39912526522" calcext:value-type="float">
            <text:p>1682</text:p>
          </table:table-cell>
          <table:table-cell table:style-name="ce5" table:formula="of:=[.V358]+[.T359]-[.U359]" office:value-type="float" office:value="279586.971007842" calcext:value-type="float">
            <text:p>279587</text:p>
          </table:table-cell>
          <table:table-cell table:style-name="ce12" table:formula="of:= temp_out + [.V359]/pot_water_mass" office:value-type="float" office:value="118.478746305675" calcext:value-type="float">
            <text:p>118.5</text:p>
          </table:table-cell>
          <table:table-cell table:style-name="ce7" table:formula="of:=IF([.G359]&gt;thermagon_temp_max;0;IF([.W35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3" table:formula="of:=burner_C_per_s * [.X359]/100 * time_incr" office:value-type="float" office:value="2149.61306964746" calcext:value-type="float">
            <text:p>2150</text:p>
          </table:table-cell>
          <table:table-cell table:style-name="ce3" table:formula="of:=[.B360]" office:value-type="float" office:value="2149.61306964746" calcext:value-type="float">
            <text:p>2150</text:p>
          </table:table-cell>
          <table:table-cell table:style-name="ce3" table:formula="of:=[.C359]" office:value-type="float" office:value="2149.61306964746" calcext:value-type="float">
            <text:p>2150</text:p>
          </table:table-cell>
          <table:table-cell table:style-name="ce5" table:formula="of:=SUMPRODUCT([.B360:.D360];burner_heat_diffusion)" office:value-type="float" office:value="2149.61306964746" calcext:value-type="float">
            <text:p>2150</text:p>
          </table:table-cell>
          <table:table-cell table:formula="of:=[.F359]+[.E360]-[.I359]" office:value-type="float" office:value="56728.7314063506" calcext:value-type="float">
            <text:p>56729</text:p>
          </table:table-cell>
          <table:table-cell table:style-name="ce7" table:formula="of:=temp_out + [.F360] / burner_heat_mass" office:value-type="float" office:value="133.457462812701" calcext:value-type="float">
            <text:p>133.5</text:p>
          </table:table-cell>
          <table:table-cell table:style-name="ce7" table:formula="of:=[.G360]-[.W359]" office:value-type="float" office:value="14.9787165070266" calcext:value-type="float">
            <text:p>15.0</text:p>
          </table:table-cell>
          <table:table-cell table:style-name="ce5" table:formula="of:=thermagon_k * burner_A * [.H360] / thermagon_L" office:value-type="float" office:value="1963.55415984095" calcext:value-type="float">
            <text:p>1964</text:p>
          </table:table-cell>
          <table:table-cell table:style-name="ce5" table:formula="of:=[.I360]/C_per_s_to_W*time_incr" office:value-type="float" office:value="2813.92112330316" calcext:value-type="float">
            <text:p>2814</text:p>
          </table:table-cell>
          <table:table-cell table:style-name="ce7" table:formula="of:=[.J359]" office:value-type="float" office:value="2646.27168678529" calcext:value-type="float">
            <text:p>2646.3</text:p>
          </table:table-cell>
          <table:table-cell table:style-name="ce7" table:formula="of:=[.K359]" office:value-type="float" office:value="2392.30800209795" calcext:value-type="float">
            <text:p>2392.3</text:p>
          </table:table-cell>
          <table:table-cell table:style-name="ce7" table:formula="of:=[.L359]" office:value-type="float" office:value="2029.78217466924" calcext:value-type="float">
            <text:p>2029.8</text:p>
          </table:table-cell>
          <table:table-cell table:style-name="ce7" table:formula="of:=[.M359]" office:value-type="float" office:value="1528.60483825039" calcext:value-type="float">
            <text:p>1528.6</text:p>
          </table:table-cell>
          <table:table-cell table:style-name="ce7" table:formula="of:=[.N359]" office:value-type="float" office:value="846.613962412423" calcext:value-type="float">
            <text:p>846.6</text:p>
          </table:table-cell>
          <table:table-cell table:style-name="ce7" table:formula="of:=[.O359]" office:value-type="float" office:value="253.640610365622" calcext:value-type="float">
            <text:p>253.6</text:p>
          </table:table-cell>
          <table:table-cell table:style-name="ce7" table:formula="of:=[.P359]" office:value-type="float" office:value="224.425775698818" calcext:value-type="float">
            <text:p>224.4</text:p>
          </table:table-cell>
          <table:table-cell table:style-name="ce7" table:formula="of:=[.Q359]" office:value-type="float" office:value="198.764870831341" calcext:value-type="float">
            <text:p>198.8</text:p>
          </table:table-cell>
          <table:table-cell table:style-name="ce7" table:formula="of:=[.R359]" office:value-type="float" office:value="184.884824782056" calcext:value-type="float">
            <text:p>184.9</text:p>
          </table:table-cell>
          <table:table-cell table:style-name="ce5" table:formula="of:=SUMPRODUCT([.J360:.S360];pot_heat_diffusion)" office:value-type="float" office:value="1233.95412649675" calcext:value-type="float">
            <text:p>1234</text:p>
          </table:table-cell>
          <table:table-cell table:style-name="ce5" table:formula="of:=[.V359]*leakage_out" office:value-type="float" office:value="1677.52182604705" calcext:value-type="float">
            <text:p>1678</text:p>
          </table:table-cell>
          <table:table-cell table:style-name="ce5" table:formula="of:=[.V359]+[.T360]-[.U360]" office:value-type="float" office:value="279143.403308292" calcext:value-type="float">
            <text:p>279143</text:p>
          </table:table-cell>
          <table:table-cell table:style-name="ce12" table:formula="of:= temp_out + [.V360]/pot_water_mass" office:value-type="float" office:value="118.322508728523" calcext:value-type="float">
            <text:p>118.3</text:p>
          </table:table-cell>
          <table:table-cell table:style-name="ce7" table:formula="of:=IF([.G360]&gt;thermagon_temp_max;0;IF([.W36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3" table:formula="of:=burner_C_per_s * [.X360]/100 * time_incr" office:value-type="float" office:value="2149.61306964746" calcext:value-type="float">
            <text:p>2150</text:p>
          </table:table-cell>
          <table:table-cell table:style-name="ce3" table:formula="of:=[.B361]" office:value-type="float" office:value="2149.61306964746" calcext:value-type="float">
            <text:p>2150</text:p>
          </table:table-cell>
          <table:table-cell table:style-name="ce3" table:formula="of:=[.C360]" office:value-type="float" office:value="2149.61306964746" calcext:value-type="float">
            <text:p>2150</text:p>
          </table:table-cell>
          <table:table-cell table:style-name="ce5" table:formula="of:=SUMPRODUCT([.B361:.D361];burner_heat_diffusion)" office:value-type="float" office:value="2149.61306964746" calcext:value-type="float">
            <text:p>2150</text:p>
          </table:table-cell>
          <table:table-cell table:formula="of:=[.F360]+[.E361]-[.I360]" office:value-type="float" office:value="56914.7903161572" calcext:value-type="float">
            <text:p>56915</text:p>
          </table:table-cell>
          <table:table-cell table:style-name="ce7" table:formula="of:=temp_out + [.F361] / burner_heat_mass" office:value-type="float" office:value="133.829580632314" calcext:value-type="float">
            <text:p>133.8</text:p>
          </table:table-cell>
          <table:table-cell table:style-name="ce7" table:formula="of:=[.G361]-[.W360]" office:value-type="float" office:value="15.5070719037912" calcext:value-type="float">
            <text:p>15.5</text:p>
          </table:table-cell>
          <table:table-cell table:style-name="ce5" table:formula="of:=thermagon_k * burner_A * [.H361] / thermagon_L" office:value-type="float" office:value="2032.81606467137" calcext:value-type="float">
            <text:p>2033</text:p>
          </table:table-cell>
          <table:table-cell table:style-name="ce5" table:formula="of:=[.I361]/C_per_s_to_W*time_incr" office:value-type="float" office:value="2913.17865387126" calcext:value-type="float">
            <text:p>2913</text:p>
          </table:table-cell>
          <table:table-cell table:style-name="ce7" table:formula="of:=[.J360]" office:value-type="float" office:value="2813.92112330316" calcext:value-type="float">
            <text:p>2813.9</text:p>
          </table:table-cell>
          <table:table-cell table:style-name="ce7" table:formula="of:=[.K360]" office:value-type="float" office:value="2646.27168678529" calcext:value-type="float">
            <text:p>2646.3</text:p>
          </table:table-cell>
          <table:table-cell table:style-name="ce7" table:formula="of:=[.L360]" office:value-type="float" office:value="2392.30800209795" calcext:value-type="float">
            <text:p>2392.3</text:p>
          </table:table-cell>
          <table:table-cell table:style-name="ce7" table:formula="of:=[.M360]" office:value-type="float" office:value="2029.78217466924" calcext:value-type="float">
            <text:p>2029.8</text:p>
          </table:table-cell>
          <table:table-cell table:style-name="ce7" table:formula="of:=[.N360]" office:value-type="float" office:value="1528.60483825039" calcext:value-type="float">
            <text:p>1528.6</text:p>
          </table:table-cell>
          <table:table-cell table:style-name="ce7" table:formula="of:=[.O360]" office:value-type="float" office:value="846.613962412423" calcext:value-type="float">
            <text:p>846.6</text:p>
          </table:table-cell>
          <table:table-cell table:style-name="ce7" table:formula="of:=[.P360]" office:value-type="float" office:value="253.640610365622" calcext:value-type="float">
            <text:p>253.6</text:p>
          </table:table-cell>
          <table:table-cell table:style-name="ce7" table:formula="of:=[.Q360]" office:value-type="float" office:value="224.425775698818" calcext:value-type="float">
            <text:p>224.4</text:p>
          </table:table-cell>
          <table:table-cell table:style-name="ce7" table:formula="of:=[.R360]" office:value-type="float" office:value="198.764870831341" calcext:value-type="float">
            <text:p>198.8</text:p>
          </table:table-cell>
          <table:table-cell table:style-name="ce5" table:formula="of:=SUMPRODUCT([.J361:.S361];pot_heat_diffusion)" office:value-type="float" office:value="1630.49540216133" calcext:value-type="float">
            <text:p>1630</text:p>
          </table:table-cell>
          <table:table-cell table:style-name="ce5" table:formula="of:=[.V360]*leakage_out" office:value-type="float" office:value="1674.86041984975" calcext:value-type="float">
            <text:p>1675</text:p>
          </table:table-cell>
          <table:table-cell table:style-name="ce5" table:formula="of:=[.V360]+[.T361]-[.U361]" office:value-type="float" office:value="279099.038290604" calcext:value-type="float">
            <text:p>279099</text:p>
          </table:table-cell>
          <table:table-cell table:style-name="ce12" table:formula="of:= temp_out + [.V361]/pot_water_mass" office:value-type="float" office:value="118.306882065714" calcext:value-type="float">
            <text:p>118.3</text:p>
          </table:table-cell>
          <table:table-cell table:style-name="ce7" table:formula="of:=IF([.G361]&gt;thermagon_temp_max;0;IF([.W36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3" table:formula="of:=burner_C_per_s * [.X361]/100 * time_incr" office:value-type="float" office:value="2149.61306964746" calcext:value-type="float">
            <text:p>2150</text:p>
          </table:table-cell>
          <table:table-cell table:style-name="ce3" table:formula="of:=[.B362]" office:value-type="float" office:value="2149.61306964746" calcext:value-type="float">
            <text:p>2150</text:p>
          </table:table-cell>
          <table:table-cell table:style-name="ce3" table:formula="of:=[.C361]" office:value-type="float" office:value="2149.61306964746" calcext:value-type="float">
            <text:p>2150</text:p>
          </table:table-cell>
          <table:table-cell table:style-name="ce5" table:formula="of:=SUMPRODUCT([.B362:.D362];burner_heat_diffusion)" office:value-type="float" office:value="2149.61306964746" calcext:value-type="float">
            <text:p>2150</text:p>
          </table:table-cell>
          <table:table-cell table:formula="of:=[.F361]+[.E362]-[.I361]" office:value-type="float" office:value="57031.5873211333" calcext:value-type="float">
            <text:p>57032</text:p>
          </table:table-cell>
          <table:table-cell table:style-name="ce7" table:formula="of:=temp_out + [.F362] / burner_heat_mass" office:value-type="float" office:value="134.063174642267" calcext:value-type="float">
            <text:p>134.1</text:p>
          </table:table-cell>
          <table:table-cell table:style-name="ce7" table:formula="of:=[.G362]-[.W361]" office:value-type="float" office:value="15.7562925765526" calcext:value-type="float">
            <text:p>15.8</text:p>
          </table:table-cell>
          <table:table-cell table:style-name="ce5" table:formula="of:=thermagon_k * burner_A * [.H362] / thermagon_L" office:value-type="float" office:value="2065.48630637662" calcext:value-type="float">
            <text:p>2065</text:p>
          </table:table-cell>
          <table:table-cell table:style-name="ce5" table:formula="of:=[.I362]/C_per_s_to_W*time_incr" office:value-type="float" office:value="2959.99757291003" calcext:value-type="float">
            <text:p>2960</text:p>
          </table:table-cell>
          <table:table-cell table:style-name="ce7" table:formula="of:=[.J361]" office:value-type="float" office:value="2913.17865387126" calcext:value-type="float">
            <text:p>2913.2</text:p>
          </table:table-cell>
          <table:table-cell table:style-name="ce7" table:formula="of:=[.K361]" office:value-type="float" office:value="2813.92112330316" calcext:value-type="float">
            <text:p>2813.9</text:p>
          </table:table-cell>
          <table:table-cell table:style-name="ce7" table:formula="of:=[.L361]" office:value-type="float" office:value="2646.27168678529" calcext:value-type="float">
            <text:p>2646.3</text:p>
          </table:table-cell>
          <table:table-cell table:style-name="ce7" table:formula="of:=[.M361]" office:value-type="float" office:value="2392.30800209795" calcext:value-type="float">
            <text:p>2392.3</text:p>
          </table:table-cell>
          <table:table-cell table:style-name="ce7" table:formula="of:=[.N361]" office:value-type="float" office:value="2029.78217466924" calcext:value-type="float">
            <text:p>2029.8</text:p>
          </table:table-cell>
          <table:table-cell table:style-name="ce7" table:formula="of:=[.O361]" office:value-type="float" office:value="1528.60483825039" calcext:value-type="float">
            <text:p>1528.6</text:p>
          </table:table-cell>
          <table:table-cell table:style-name="ce7" table:formula="of:=[.P361]" office:value-type="float" office:value="846.613962412423" calcext:value-type="float">
            <text:p>846.6</text:p>
          </table:table-cell>
          <table:table-cell table:style-name="ce7" table:formula="of:=[.Q361]" office:value-type="float" office:value="253.640610365622" calcext:value-type="float">
            <text:p>253.6</text:p>
          </table:table-cell>
          <table:table-cell table:style-name="ce7" table:formula="of:=[.R361]" office:value-type="float" office:value="224.425775698818" calcext:value-type="float">
            <text:p>224.4</text:p>
          </table:table-cell>
          <table:table-cell table:style-name="ce5" table:formula="of:=SUMPRODUCT([.J362:.S362];pot_heat_diffusion)" office:value-type="float" office:value="2010.29064932903" calcext:value-type="float">
            <text:p>2010</text:p>
          </table:table-cell>
          <table:table-cell table:style-name="ce5" table:formula="of:=[.V361]*leakage_out" office:value-type="float" office:value="1674.59422974362" calcext:value-type="float">
            <text:p>1675</text:p>
          </table:table-cell>
          <table:table-cell table:style-name="ce5" table:formula="of:=[.V361]+[.T362]-[.U362]" office:value-type="float" office:value="279434.734710189" calcext:value-type="float">
            <text:p>279435</text:p>
          </table:table-cell>
          <table:table-cell table:style-name="ce12" table:formula="of:= temp_out + [.V362]/pot_water_mass" office:value-type="float" office:value="118.425124208475" calcext:value-type="float">
            <text:p>118.4</text:p>
          </table:table-cell>
          <table:table-cell table:style-name="ce7" table:formula="of:=IF([.G362]&gt;thermagon_temp_max;0;IF([.W36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3" table:formula="of:=burner_C_per_s * [.X362]/100 * time_incr" office:value-type="float" office:value="2149.61306964746" calcext:value-type="float">
            <text:p>2150</text:p>
          </table:table-cell>
          <table:table-cell table:style-name="ce3" table:formula="of:=[.B363]" office:value-type="float" office:value="2149.61306964746" calcext:value-type="float">
            <text:p>2150</text:p>
          </table:table-cell>
          <table:table-cell table:style-name="ce3" table:formula="of:=[.C362]" office:value-type="float" office:value="2149.61306964746" calcext:value-type="float">
            <text:p>2150</text:p>
          </table:table-cell>
          <table:table-cell table:style-name="ce5" table:formula="of:=SUMPRODUCT([.B363:.D363];burner_heat_diffusion)" office:value-type="float" office:value="2149.61306964746" calcext:value-type="float">
            <text:p>2150</text:p>
          </table:table-cell>
          <table:table-cell table:formula="of:=[.F362]+[.E363]-[.I362]" office:value-type="float" office:value="57115.7140844041" calcext:value-type="float">
            <text:p>57116</text:p>
          </table:table-cell>
          <table:table-cell table:style-name="ce7" table:formula="of:=temp_out + [.F363] / burner_heat_mass" office:value-type="float" office:value="134.231428168808" calcext:value-type="float">
            <text:p>134.2</text:p>
          </table:table-cell>
          <table:table-cell table:style-name="ce7" table:formula="of:=[.G363]-[.W362]" office:value-type="float" office:value="15.8063039603331" calcext:value-type="float">
            <text:p>15.8</text:p>
          </table:table-cell>
          <table:table-cell table:style-name="ce5" table:formula="of:=thermagon_k * burner_A * [.H363] / thermagon_L" office:value-type="float" office:value="2072.04227935438" calcext:value-type="float">
            <text:p>2072</text:p>
          </table:table-cell>
          <table:table-cell table:style-name="ce5" table:formula="of:=[.I363]/C_per_s_to_W*time_incr" office:value-type="float" office:value="2969.39277637486" calcext:value-type="float">
            <text:p>2969</text:p>
          </table:table-cell>
          <table:table-cell table:style-name="ce7" table:formula="of:=[.J362]" office:value-type="float" office:value="2959.99757291003" calcext:value-type="float">
            <text:p>2960.0</text:p>
          </table:table-cell>
          <table:table-cell table:style-name="ce7" table:formula="of:=[.K362]" office:value-type="float" office:value="2913.17865387126" calcext:value-type="float">
            <text:p>2913.2</text:p>
          </table:table-cell>
          <table:table-cell table:style-name="ce7" table:formula="of:=[.L362]" office:value-type="float" office:value="2813.92112330316" calcext:value-type="float">
            <text:p>2813.9</text:p>
          </table:table-cell>
          <table:table-cell table:style-name="ce7" table:formula="of:=[.M362]" office:value-type="float" office:value="2646.27168678529" calcext:value-type="float">
            <text:p>2646.3</text:p>
          </table:table-cell>
          <table:table-cell table:style-name="ce7" table:formula="of:=[.N362]" office:value-type="float" office:value="2392.30800209795" calcext:value-type="float">
            <text:p>2392.3</text:p>
          </table:table-cell>
          <table:table-cell table:style-name="ce7" table:formula="of:=[.O362]" office:value-type="float" office:value="2029.78217466924" calcext:value-type="float">
            <text:p>2029.8</text:p>
          </table:table-cell>
          <table:table-cell table:style-name="ce7" table:formula="of:=[.P362]" office:value-type="float" office:value="1528.60483825039" calcext:value-type="float">
            <text:p>1528.6</text:p>
          </table:table-cell>
          <table:table-cell table:style-name="ce7" table:formula="of:=[.Q362]" office:value-type="float" office:value="846.613962412423" calcext:value-type="float">
            <text:p>846.6</text:p>
          </table:table-cell>
          <table:table-cell table:style-name="ce7" table:formula="of:=[.R362]" office:value-type="float" office:value="253.640610365622" calcext:value-type="float">
            <text:p>253.6</text:p>
          </table:table-cell>
          <table:table-cell table:style-name="ce5" table:formula="of:=SUMPRODUCT([.J363:.S363];pot_heat_diffusion)" office:value-type="float" office:value="2332.46943240794" calcext:value-type="float">
            <text:p>2332</text:p>
          </table:table-cell>
          <table:table-cell table:style-name="ce5" table:formula="of:=[.V362]*leakage_out" office:value-type="float" office:value="1676.60840826113" calcext:value-type="float">
            <text:p>1677</text:p>
          </table:table-cell>
          <table:table-cell table:style-name="ce5" table:formula="of:=[.V362]+[.T363]-[.U363]" office:value-type="float" office:value="280090.595734336" calcext:value-type="float">
            <text:p>280091</text:p>
          </table:table-cell>
          <table:table-cell table:style-name="ce12" table:formula="of:= temp_out + [.V363]/pot_water_mass" office:value-type="float" office:value="118.656137732374" calcext:value-type="float">
            <text:p>118.7</text:p>
          </table:table-cell>
          <table:table-cell table:style-name="ce7" table:formula="of:=IF([.G363]&gt;thermagon_temp_max;0;IF([.W36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3" table:formula="of:=burner_C_per_s * [.X363]/100 * time_incr" office:value-type="float" office:value="2149.61306964746" calcext:value-type="float">
            <text:p>2150</text:p>
          </table:table-cell>
          <table:table-cell table:style-name="ce3" table:formula="of:=[.B364]" office:value-type="float" office:value="2149.61306964746" calcext:value-type="float">
            <text:p>2150</text:p>
          </table:table-cell>
          <table:table-cell table:style-name="ce3" table:formula="of:=[.C363]" office:value-type="float" office:value="2149.61306964746" calcext:value-type="float">
            <text:p>2150</text:p>
          </table:table-cell>
          <table:table-cell table:style-name="ce5" table:formula="of:=SUMPRODUCT([.B364:.D364];burner_heat_diffusion)" office:value-type="float" office:value="2149.61306964746" calcext:value-type="float">
            <text:p>2150</text:p>
          </table:table-cell>
          <table:table-cell table:formula="of:=[.F363]+[.E364]-[.I363]" office:value-type="float" office:value="57193.2848746972" calcext:value-type="float">
            <text:p>57193</text:p>
          </table:table-cell>
          <table:table-cell table:style-name="ce7" table:formula="of:=temp_out + [.F364] / burner_heat_mass" office:value-type="float" office:value="134.386569749394" calcext:value-type="float">
            <text:p>134.4</text:p>
          </table:table-cell>
          <table:table-cell table:style-name="ce7" table:formula="of:=[.G364]-[.W363]" office:value-type="float" office:value="15.7304320170204" calcext:value-type="float">
            <text:p>15.7</text:p>
          </table:table-cell>
          <table:table-cell table:style-name="ce5" table:formula="of:=thermagon_k * burner_A * [.H364] / thermagon_L" office:value-type="float" office:value="2062.09625561884" calcext:value-type="float">
            <text:p>2062</text:p>
          </table:table-cell>
          <table:table-cell table:style-name="ce5" table:formula="of:=[.I364]/C_per_s_to_W*time_incr" office:value-type="float" office:value="2955.1393746329" calcext:value-type="float">
            <text:p>2955</text:p>
          </table:table-cell>
          <table:table-cell table:style-name="ce7" table:formula="of:=[.J363]" office:value-type="float" office:value="2969.39277637486" calcext:value-type="float">
            <text:p>2969.4</text:p>
          </table:table-cell>
          <table:table-cell table:style-name="ce7" table:formula="of:=[.K363]" office:value-type="float" office:value="2959.99757291003" calcext:value-type="float">
            <text:p>2960.0</text:p>
          </table:table-cell>
          <table:table-cell table:style-name="ce7" table:formula="of:=[.L363]" office:value-type="float" office:value="2913.17865387126" calcext:value-type="float">
            <text:p>2913.2</text:p>
          </table:table-cell>
          <table:table-cell table:style-name="ce7" table:formula="of:=[.M363]" office:value-type="float" office:value="2813.92112330316" calcext:value-type="float">
            <text:p>2813.9</text:p>
          </table:table-cell>
          <table:table-cell table:style-name="ce7" table:formula="of:=[.N363]" office:value-type="float" office:value="2646.27168678529" calcext:value-type="float">
            <text:p>2646.3</text:p>
          </table:table-cell>
          <table:table-cell table:style-name="ce7" table:formula="of:=[.O363]" office:value-type="float" office:value="2392.30800209795" calcext:value-type="float">
            <text:p>2392.3</text:p>
          </table:table-cell>
          <table:table-cell table:style-name="ce7" table:formula="of:=[.P363]" office:value-type="float" office:value="2029.78217466924" calcext:value-type="float">
            <text:p>2029.8</text:p>
          </table:table-cell>
          <table:table-cell table:style-name="ce7" table:formula="of:=[.Q363]" office:value-type="float" office:value="1528.60483825039" calcext:value-type="float">
            <text:p>1528.6</text:p>
          </table:table-cell>
          <table:table-cell table:style-name="ce7" table:formula="of:=[.R363]" office:value-type="float" office:value="846.613962412423" calcext:value-type="float">
            <text:p>846.6</text:p>
          </table:table-cell>
          <table:table-cell table:style-name="ce5" table:formula="of:=SUMPRODUCT([.J364:.S364];pot_heat_diffusion)" office:value-type="float" office:value="2578.5706264414" calcext:value-type="float">
            <text:p>2579</text:p>
          </table:table-cell>
          <table:table-cell table:style-name="ce5" table:formula="of:=[.V363]*leakage_out" office:value-type="float" office:value="1680.54357440601" calcext:value-type="float">
            <text:p>1681</text:p>
          </table:table-cell>
          <table:table-cell table:style-name="ce5" table:formula="of:=[.V363]+[.T364]-[.U364]" office:value-type="float" office:value="280988.622786371" calcext:value-type="float">
            <text:p>280989</text:p>
          </table:table-cell>
          <table:table-cell table:style-name="ce12" table:formula="of:= temp_out + [.V364]/pot_water_mass" office:value-type="float" office:value="118.972449246871" calcext:value-type="float">
            <text:p>119.0</text:p>
          </table:table-cell>
          <table:table-cell table:style-name="ce7" table:formula="of:=IF([.G364]&gt;thermagon_temp_max;0;IF([.W36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3" table:formula="of:=burner_C_per_s * [.X364]/100 * time_incr" office:value-type="float" office:value="2149.61306964746" calcext:value-type="float">
            <text:p>2150</text:p>
          </table:table-cell>
          <table:table-cell table:style-name="ce3" table:formula="of:=[.B365]" office:value-type="float" office:value="2149.61306964746" calcext:value-type="float">
            <text:p>2150</text:p>
          </table:table-cell>
          <table:table-cell table:style-name="ce3" table:formula="of:=[.C364]" office:value-type="float" office:value="2149.61306964746" calcext:value-type="float">
            <text:p>2150</text:p>
          </table:table-cell>
          <table:table-cell table:style-name="ce5" table:formula="of:=SUMPRODUCT([.B365:.D365];burner_heat_diffusion)" office:value-type="float" office:value="2149.61306964746" calcext:value-type="float">
            <text:p>2150</text:p>
          </table:table-cell>
          <table:table-cell table:formula="of:=[.F364]+[.E365]-[.I364]" office:value-type="float" office:value="57280.8016887258" calcext:value-type="float">
            <text:p>57281</text:p>
          </table:table-cell>
          <table:table-cell table:style-name="ce7" table:formula="of:=temp_out + [.F365] / burner_heat_mass" office:value-type="float" office:value="134.561603377452" calcext:value-type="float">
            <text:p>134.6</text:p>
          </table:table-cell>
          <table:table-cell table:style-name="ce7" table:formula="of:=[.G365]-[.W364]" office:value-type="float" office:value="15.589154130581" calcext:value-type="float">
            <text:p>15.6</text:p>
          </table:table-cell>
          <table:table-cell table:style-name="ce5" table:formula="of:=thermagon_k * burner_A * [.H365] / thermagon_L" office:value-type="float" office:value="2043.57619206857" calcext:value-type="float">
            <text:p>2044</text:p>
          </table:table-cell>
          <table:table-cell table:style-name="ce5" table:formula="of:=[.I365]/C_per_s_to_W*time_incr" office:value-type="float" office:value="2928.59872752732" calcext:value-type="float">
            <text:p>2929</text:p>
          </table:table-cell>
          <table:table-cell table:style-name="ce7" table:formula="of:=[.J364]" office:value-type="float" office:value="2955.1393746329" calcext:value-type="float">
            <text:p>2955.1</text:p>
          </table:table-cell>
          <table:table-cell table:style-name="ce7" table:formula="of:=[.K364]" office:value-type="float" office:value="2969.39277637486" calcext:value-type="float">
            <text:p>2969.4</text:p>
          </table:table-cell>
          <table:table-cell table:style-name="ce7" table:formula="of:=[.L364]" office:value-type="float" office:value="2959.99757291003" calcext:value-type="float">
            <text:p>2960.0</text:p>
          </table:table-cell>
          <table:table-cell table:style-name="ce7" table:formula="of:=[.M364]" office:value-type="float" office:value="2913.17865387126" calcext:value-type="float">
            <text:p>2913.2</text:p>
          </table:table-cell>
          <table:table-cell table:style-name="ce7" table:formula="of:=[.N364]" office:value-type="float" office:value="2813.92112330316" calcext:value-type="float">
            <text:p>2813.9</text:p>
          </table:table-cell>
          <table:table-cell table:style-name="ce7" table:formula="of:=[.O364]" office:value-type="float" office:value="2646.27168678529" calcext:value-type="float">
            <text:p>2646.3</text:p>
          </table:table-cell>
          <table:table-cell table:style-name="ce7" table:formula="of:=[.P364]" office:value-type="float" office:value="2392.30800209795" calcext:value-type="float">
            <text:p>2392.3</text:p>
          </table:table-cell>
          <table:table-cell table:style-name="ce7" table:formula="of:=[.Q364]" office:value-type="float" office:value="2029.78217466924" calcext:value-type="float">
            <text:p>2029.8</text:p>
          </table:table-cell>
          <table:table-cell table:style-name="ce7" table:formula="of:=[.R364]" office:value-type="float" office:value="1528.60483825039" calcext:value-type="float">
            <text:p>1528.6</text:p>
          </table:table-cell>
          <table:table-cell table:style-name="ce5" table:formula="of:=SUMPRODUCT([.J365:.S365];pot_heat_diffusion)" office:value-type="float" office:value="2746.37857547364" calcext:value-type="float">
            <text:p>2746</text:p>
          </table:table-cell>
          <table:table-cell table:style-name="ce5" table:formula="of:=[.V364]*leakage_out" office:value-type="float" office:value="1685.93173671823" calcext:value-type="float">
            <text:p>1686</text:p>
          </table:table-cell>
          <table:table-cell table:style-name="ce5" table:formula="of:=[.V364]+[.T365]-[.U365]" office:value-type="float" office:value="282049.069625127" calcext:value-type="float">
            <text:p>282049</text:p>
          </table:table-cell>
          <table:table-cell table:style-name="ce12" table:formula="of:= temp_out + [.V365]/pot_water_mass" office:value-type="float" office:value="119.345969782638" calcext:value-type="float">
            <text:p>119.3</text:p>
          </table:table-cell>
          <table:table-cell table:style-name="ce7" table:formula="of:=IF([.G365]&gt;thermagon_temp_max;0;IF([.W36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3" table:formula="of:=burner_C_per_s * [.X365]/100 * time_incr" office:value-type="float" office:value="2149.61306964746" calcext:value-type="float">
            <text:p>2150</text:p>
          </table:table-cell>
          <table:table-cell table:style-name="ce3" table:formula="of:=[.B366]" office:value-type="float" office:value="2149.61306964746" calcext:value-type="float">
            <text:p>2150</text:p>
          </table:table-cell>
          <table:table-cell table:style-name="ce3" table:formula="of:=[.C365]" office:value-type="float" office:value="2149.61306964746" calcext:value-type="float">
            <text:p>2150</text:p>
          </table:table-cell>
          <table:table-cell table:style-name="ce5" table:formula="of:=SUMPRODUCT([.B366:.D366];burner_heat_diffusion)" office:value-type="float" office:value="2149.61306964746" calcext:value-type="float">
            <text:p>2150</text:p>
          </table:table-cell>
          <table:table-cell table:formula="of:=[.F365]+[.E366]-[.I365]" office:value-type="float" office:value="57386.8385663047" calcext:value-type="float">
            <text:p>57387</text:p>
          </table:table-cell>
          <table:table-cell table:style-name="ce7" table:formula="of:=temp_out + [.F366] / burner_heat_mass" office:value-type="float" office:value="134.773677132609" calcext:value-type="float">
            <text:p>134.8</text:p>
          </table:table-cell>
          <table:table-cell table:style-name="ce7" table:formula="of:=[.G366]-[.W365]" office:value-type="float" office:value="15.4277073499714" calcext:value-type="float">
            <text:p>15.4</text:p>
          </table:table-cell>
          <table:table-cell table:style-name="ce5" table:formula="of:=thermagon_k * burner_A * [.H366] / thermagon_L" office:value-type="float" office:value="2022.41219597382" calcext:value-type="float">
            <text:p>2022</text:p>
          </table:table-cell>
          <table:table-cell table:style-name="ce5" table:formula="of:=[.I366]/C_per_s_to_W*time_incr" office:value-type="float" office:value="2898.2691257865" calcext:value-type="float">
            <text:p>2898</text:p>
          </table:table-cell>
          <table:table-cell table:style-name="ce7" table:formula="of:=[.J365]" office:value-type="float" office:value="2928.59872752732" calcext:value-type="float">
            <text:p>2928.6</text:p>
          </table:table-cell>
          <table:table-cell table:style-name="ce7" table:formula="of:=[.K365]" office:value-type="float" office:value="2955.1393746329" calcext:value-type="float">
            <text:p>2955.1</text:p>
          </table:table-cell>
          <table:table-cell table:style-name="ce7" table:formula="of:=[.L365]" office:value-type="float" office:value="2969.39277637486" calcext:value-type="float">
            <text:p>2969.4</text:p>
          </table:table-cell>
          <table:table-cell table:style-name="ce7" table:formula="of:=[.M365]" office:value-type="float" office:value="2959.99757291003" calcext:value-type="float">
            <text:p>2960.0</text:p>
          </table:table-cell>
          <table:table-cell table:style-name="ce7" table:formula="of:=[.N365]" office:value-type="float" office:value="2913.17865387126" calcext:value-type="float">
            <text:p>2913.2</text:p>
          </table:table-cell>
          <table:table-cell table:style-name="ce7" table:formula="of:=[.O365]" office:value-type="float" office:value="2813.92112330316" calcext:value-type="float">
            <text:p>2813.9</text:p>
          </table:table-cell>
          <table:table-cell table:style-name="ce7" table:formula="of:=[.P365]" office:value-type="float" office:value="2646.27168678529" calcext:value-type="float">
            <text:p>2646.3</text:p>
          </table:table-cell>
          <table:table-cell table:style-name="ce7" table:formula="of:=[.Q365]" office:value-type="float" office:value="2392.30800209795" calcext:value-type="float">
            <text:p>2392.3</text:p>
          </table:table-cell>
          <table:table-cell table:style-name="ce7" table:formula="of:=[.R365]" office:value-type="float" office:value="2029.78217466924" calcext:value-type="float">
            <text:p>2029.8</text:p>
          </table:table-cell>
          <table:table-cell table:style-name="ce5" table:formula="of:=SUMPRODUCT([.J366:.S366];pot_heat_diffusion)" office:value-type="float" office:value="2849.41627440453" calcext:value-type="float">
            <text:p>2849</text:p>
          </table:table-cell>
          <table:table-cell table:style-name="ce5" table:formula="of:=[.V365]*leakage_out" office:value-type="float" office:value="1692.29441775076" calcext:value-type="float">
            <text:p>1692</text:p>
          </table:table-cell>
          <table:table-cell table:style-name="ce5" table:formula="of:=[.V365]+[.T366]-[.U366]" office:value-type="float" office:value="283206.19148178" calcext:value-type="float">
            <text:p>283206</text:p>
          </table:table-cell>
          <table:table-cell table:style-name="ce12" table:formula="of:= temp_out + [.V366]/pot_water_mass" office:value-type="float" office:value="119.753542100316" calcext:value-type="float">
            <text:p>119.8</text:p>
          </table:table-cell>
          <table:table-cell table:style-name="ce7" table:formula="of:=IF([.G366]&gt;thermagon_temp_max;0;IF([.W36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3" table:formula="of:=burner_C_per_s * [.X366]/100 * time_incr" office:value-type="float" office:value="2149.61306964746" calcext:value-type="float">
            <text:p>2150</text:p>
          </table:table-cell>
          <table:table-cell table:style-name="ce3" table:formula="of:=[.B367]" office:value-type="float" office:value="2149.61306964746" calcext:value-type="float">
            <text:p>2150</text:p>
          </table:table-cell>
          <table:table-cell table:style-name="ce3" table:formula="of:=[.C366]" office:value-type="float" office:value="2149.61306964746" calcext:value-type="float">
            <text:p>2150</text:p>
          </table:table-cell>
          <table:table-cell table:style-name="ce5" table:formula="of:=SUMPRODUCT([.B367:.D367];burner_heat_diffusion)" office:value-type="float" office:value="2149.61306964746" calcext:value-type="float">
            <text:p>2150</text:p>
          </table:table-cell>
          <table:table-cell table:formula="of:=[.F366]+[.E367]-[.I366]" office:value-type="float" office:value="57514.0394399784" calcext:value-type="float">
            <text:p>57514</text:p>
          </table:table-cell>
          <table:table-cell table:style-name="ce7" table:formula="of:=temp_out + [.F367] / burner_heat_mass" office:value-type="float" office:value="135.028078879957" calcext:value-type="float">
            <text:p>135.0</text:p>
          </table:table-cell>
          <table:table-cell table:style-name="ce7" table:formula="of:=[.G367]-[.W366]" office:value-type="float" office:value="15.2745367796409" calcext:value-type="float">
            <text:p>15.3</text:p>
          </table:table-cell>
          <table:table-cell table:style-name="ce5" table:formula="of:=thermagon_k * burner_A * [.H367] / thermagon_L" office:value-type="float" office:value="2002.33312508704" calcext:value-type="float">
            <text:p>2002</text:p>
          </table:table-cell>
          <table:table-cell table:style-name="ce5" table:formula="of:=[.I367]/C_per_s_to_W*time_incr" office:value-type="float" office:value="2869.4943036501" calcext:value-type="float">
            <text:p>2869</text:p>
          </table:table-cell>
          <table:table-cell table:style-name="ce7" table:formula="of:=[.J366]" office:value-type="float" office:value="2898.2691257865" calcext:value-type="float">
            <text:p>2898.3</text:p>
          </table:table-cell>
          <table:table-cell table:style-name="ce7" table:formula="of:=[.K366]" office:value-type="float" office:value="2928.59872752732" calcext:value-type="float">
            <text:p>2928.6</text:p>
          </table:table-cell>
          <table:table-cell table:style-name="ce7" table:formula="of:=[.L366]" office:value-type="float" office:value="2955.1393746329" calcext:value-type="float">
            <text:p>2955.1</text:p>
          </table:table-cell>
          <table:table-cell table:style-name="ce7" table:formula="of:=[.M366]" office:value-type="float" office:value="2969.39277637486" calcext:value-type="float">
            <text:p>2969.4</text:p>
          </table:table-cell>
          <table:table-cell table:style-name="ce7" table:formula="of:=[.N366]" office:value-type="float" office:value="2959.99757291003" calcext:value-type="float">
            <text:p>2960.0</text:p>
          </table:table-cell>
          <table:table-cell table:style-name="ce7" table:formula="of:=[.O366]" office:value-type="float" office:value="2913.17865387126" calcext:value-type="float">
            <text:p>2913.2</text:p>
          </table:table-cell>
          <table:table-cell table:style-name="ce7" table:formula="of:=[.P366]" office:value-type="float" office:value="2813.92112330316" calcext:value-type="float">
            <text:p>2813.9</text:p>
          </table:table-cell>
          <table:table-cell table:style-name="ce7" table:formula="of:=[.Q366]" office:value-type="float" office:value="2646.27168678529" calcext:value-type="float">
            <text:p>2646.3</text:p>
          </table:table-cell>
          <table:table-cell table:style-name="ce7" table:formula="of:=[.R366]" office:value-type="float" office:value="2392.30800209795" calcext:value-type="float">
            <text:p>2392.3</text:p>
          </table:table-cell>
          <table:table-cell table:style-name="ce5" table:formula="of:=SUMPRODUCT([.J367:.S367];pot_heat_diffusion)" office:value-type="float" office:value="2904.2530389735" calcext:value-type="float">
            <text:p>2904</text:p>
          </table:table-cell>
          <table:table-cell table:style-name="ce5" table:formula="of:=[.V366]*leakage_out" office:value-type="float" office:value="1699.23714889068" calcext:value-type="float">
            <text:p>1699</text:p>
          </table:table-cell>
          <table:table-cell table:style-name="ce5" table:formula="of:=[.V366]+[.T367]-[.U367]" office:value-type="float" office:value="284411.207371863" calcext:value-type="float">
            <text:p>284411</text:p>
          </table:table-cell>
          <table:table-cell table:style-name="ce12" table:formula="of:= temp_out + [.V367]/pot_water_mass" office:value-type="float" office:value="120.17798410384" calcext:value-type="float">
            <text:p>120.2</text:p>
          </table:table-cell>
          <table:table-cell table:style-name="ce7" table:formula="of:=IF([.G367]&gt;thermagon_temp_max;0;IF([.W36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3" table:formula="of:=burner_C_per_s * [.X367]/100 * time_incr" office:value-type="float" office:value="2149.61306964746" calcext:value-type="float">
            <text:p>2150</text:p>
          </table:table-cell>
          <table:table-cell table:style-name="ce3" table:formula="of:=[.B368]" office:value-type="float" office:value="2149.61306964746" calcext:value-type="float">
            <text:p>2150</text:p>
          </table:table-cell>
          <table:table-cell table:style-name="ce3" table:formula="of:=[.C367]" office:value-type="float" office:value="2149.61306964746" calcext:value-type="float">
            <text:p>2150</text:p>
          </table:table-cell>
          <table:table-cell table:style-name="ce5" table:formula="of:=SUMPRODUCT([.B368:.D368];burner_heat_diffusion)" office:value-type="float" office:value="2149.61306964746" calcext:value-type="float">
            <text:p>2150</text:p>
          </table:table-cell>
          <table:table-cell table:formula="of:=[.F367]+[.E368]-[.I367]" office:value-type="float" office:value="57661.3193845388" calcext:value-type="float">
            <text:p>57661</text:p>
          </table:table-cell>
          <table:table-cell table:style-name="ce7" table:formula="of:=temp_out + [.F368] / burner_heat_mass" office:value-type="float" office:value="135.322638769078" calcext:value-type="float">
            <text:p>135.3</text:p>
          </table:table-cell>
          <table:table-cell table:style-name="ce7" table:formula="of:=[.G368]-[.W367]" office:value-type="float" office:value="15.1446546652378" calcext:value-type="float">
            <text:p>15.1</text:p>
          </table:table-cell>
          <table:table-cell table:style-name="ce5" table:formula="of:=thermagon_k * burner_A * [.H368] / thermagon_L" office:value-type="float" office:value="1985.30692889022" calcext:value-type="float">
            <text:p>1985</text:p>
          </table:table-cell>
          <table:table-cell table:style-name="ce5" table:formula="of:=[.I368]/C_per_s_to_W*time_incr" office:value-type="float" office:value="2845.09448106939" calcext:value-type="float">
            <text:p>2845</text:p>
          </table:table-cell>
          <table:table-cell table:style-name="ce7" table:formula="of:=[.J367]" office:value-type="float" office:value="2869.4943036501" calcext:value-type="float">
            <text:p>2869.5</text:p>
          </table:table-cell>
          <table:table-cell table:style-name="ce7" table:formula="of:=[.K367]" office:value-type="float" office:value="2898.2691257865" calcext:value-type="float">
            <text:p>2898.3</text:p>
          </table:table-cell>
          <table:table-cell table:style-name="ce7" table:formula="of:=[.L367]" office:value-type="float" office:value="2928.59872752732" calcext:value-type="float">
            <text:p>2928.6</text:p>
          </table:table-cell>
          <table:table-cell table:style-name="ce7" table:formula="of:=[.M367]" office:value-type="float" office:value="2955.1393746329" calcext:value-type="float">
            <text:p>2955.1</text:p>
          </table:table-cell>
          <table:table-cell table:style-name="ce7" table:formula="of:=[.N367]" office:value-type="float" office:value="2969.39277637486" calcext:value-type="float">
            <text:p>2969.4</text:p>
          </table:table-cell>
          <table:table-cell table:style-name="ce7" table:formula="of:=[.O367]" office:value-type="float" office:value="2959.99757291003" calcext:value-type="float">
            <text:p>2960.0</text:p>
          </table:table-cell>
          <table:table-cell table:style-name="ce7" table:formula="of:=[.P367]" office:value-type="float" office:value="2913.17865387126" calcext:value-type="float">
            <text:p>2913.2</text:p>
          </table:table-cell>
          <table:table-cell table:style-name="ce7" table:formula="of:=[.Q367]" office:value-type="float" office:value="2813.92112330316" calcext:value-type="float">
            <text:p>2813.9</text:p>
          </table:table-cell>
          <table:table-cell table:style-name="ce7" table:formula="of:=[.R367]" office:value-type="float" office:value="2646.27168678529" calcext:value-type="float">
            <text:p>2646.3</text:p>
          </table:table-cell>
          <table:table-cell table:style-name="ce5" table:formula="of:=SUMPRODUCT([.J368:.S368];pot_heat_diffusion)" office:value-type="float" office:value="2924.84810491753" calcext:value-type="float">
            <text:p>2925</text:p>
          </table:table-cell>
          <table:table-cell table:style-name="ce5" table:formula="of:=[.V367]*leakage_out" office:value-type="float" office:value="1706.46724423118" calcext:value-type="float">
            <text:p>1706</text:p>
          </table:table-cell>
          <table:table-cell table:style-name="ce5" table:formula="of:=[.V367]+[.T368]-[.U368]" office:value-type="float" office:value="285629.58823255" calcext:value-type="float">
            <text:p>285630</text:p>
          </table:table-cell>
          <table:table-cell table:style-name="ce12" table:formula="of:= temp_out + [.V368]/pot_water_mass" office:value-type="float" office:value="120.607133642714" calcext:value-type="float">
            <text:p>120.6</text:p>
          </table:table-cell>
          <table:table-cell table:style-name="ce7" table:formula="of:=IF([.G368]&gt;thermagon_temp_max;0;IF([.W36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3" table:formula="of:=burner_C_per_s * [.X368]/100 * time_incr" office:value-type="float" office:value="2149.61306964746" calcext:value-type="float">
            <text:p>2150</text:p>
          </table:table-cell>
          <table:table-cell table:style-name="ce3" table:formula="of:=[.B369]" office:value-type="float" office:value="2149.61306964746" calcext:value-type="float">
            <text:p>2150</text:p>
          </table:table-cell>
          <table:table-cell table:style-name="ce3" table:formula="of:=[.C368]" office:value-type="float" office:value="2149.61306964746" calcext:value-type="float">
            <text:p>2150</text:p>
          </table:table-cell>
          <table:table-cell table:style-name="ce5" table:formula="of:=SUMPRODUCT([.B369:.D369];burner_heat_diffusion)" office:value-type="float" office:value="2149.61306964746" calcext:value-type="float">
            <text:p>2150</text:p>
          </table:table-cell>
          <table:table-cell table:formula="of:=[.F368]+[.E369]-[.I368]" office:value-type="float" office:value="57825.625525296" calcext:value-type="float">
            <text:p>57826</text:p>
          </table:table-cell>
          <table:table-cell table:style-name="ce7" table:formula="of:=temp_out + [.F369] / burner_heat_mass" office:value-type="float" office:value="135.651251050592" calcext:value-type="float">
            <text:p>135.7</text:p>
          </table:table-cell>
          <table:table-cell table:style-name="ce7" table:formula="of:=[.G369]-[.W368]" office:value-type="float" office:value="15.0441174078782" calcext:value-type="float">
            <text:p>15.0</text:p>
          </table:table-cell>
          <table:table-cell table:style-name="ce5" table:formula="of:=thermagon_k * burner_A * [.H369] / thermagon_L" office:value-type="float" office:value="1972.12753866577" calcext:value-type="float">
            <text:p>1972</text:p>
          </table:table-cell>
          <table:table-cell table:style-name="ce5" table:formula="of:=[.I369]/C_per_s_to_W*time_incr" office:value-type="float" office:value="2826.20742141842" calcext:value-type="float">
            <text:p>2826</text:p>
          </table:table-cell>
          <table:table-cell table:style-name="ce7" table:formula="of:=[.J368]" office:value-type="float" office:value="2845.09448106939" calcext:value-type="float">
            <text:p>2845.1</text:p>
          </table:table-cell>
          <table:table-cell table:style-name="ce7" table:formula="of:=[.K368]" office:value-type="float" office:value="2869.4943036501" calcext:value-type="float">
            <text:p>2869.5</text:p>
          </table:table-cell>
          <table:table-cell table:style-name="ce7" table:formula="of:=[.L368]" office:value-type="float" office:value="2898.2691257865" calcext:value-type="float">
            <text:p>2898.3</text:p>
          </table:table-cell>
          <table:table-cell table:style-name="ce7" table:formula="of:=[.M368]" office:value-type="float" office:value="2928.59872752732" calcext:value-type="float">
            <text:p>2928.6</text:p>
          </table:table-cell>
          <table:table-cell table:style-name="ce7" table:formula="of:=[.N368]" office:value-type="float" office:value="2955.1393746329" calcext:value-type="float">
            <text:p>2955.1</text:p>
          </table:table-cell>
          <table:table-cell table:style-name="ce7" table:formula="of:=[.O368]" office:value-type="float" office:value="2969.39277637486" calcext:value-type="float">
            <text:p>2969.4</text:p>
          </table:table-cell>
          <table:table-cell table:style-name="ce7" table:formula="of:=[.P368]" office:value-type="float" office:value="2959.99757291003" calcext:value-type="float">
            <text:p>2960.0</text:p>
          </table:table-cell>
          <table:table-cell table:style-name="ce7" table:formula="of:=[.Q368]" office:value-type="float" office:value="2913.17865387126" calcext:value-type="float">
            <text:p>2913.2</text:p>
          </table:table-cell>
          <table:table-cell table:style-name="ce7" table:formula="of:=[.R368]" office:value-type="float" office:value="2813.92112330316" calcext:value-type="float">
            <text:p>2813.9</text:p>
          </table:table-cell>
          <table:table-cell table:style-name="ce5" table:formula="of:=SUMPRODUCT([.J369:.S369];pot_heat_diffusion)" office:value-type="float" office:value="2922.88755901052" calcext:value-type="float">
            <text:p>2923</text:p>
          </table:table-cell>
          <table:table-cell table:style-name="ce5" table:formula="of:=[.V368]*leakage_out" office:value-type="float" office:value="1713.7775293953" calcext:value-type="float">
            <text:p>1714</text:p>
          </table:table-cell>
          <table:table-cell table:style-name="ce5" table:formula="of:=[.V368]+[.T369]-[.U369]" office:value-type="float" office:value="286838.698262165" calcext:value-type="float">
            <text:p>286839</text:p>
          </table:table-cell>
          <table:table-cell table:style-name="ce12" table:formula="of:= temp_out + [.V369]/pot_water_mass" office:value-type="float" office:value="121.033017722479" calcext:value-type="float">
            <text:p>121.0</text:p>
          </table:table-cell>
          <table:table-cell table:style-name="ce7" table:formula="of:=IF([.G369]&gt;thermagon_temp_max;0;IF([.W36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3" table:formula="of:=burner_C_per_s * [.X369]/100 * time_incr" office:value-type="float" office:value="0" calcext:value-type="float">
            <text:p>0</text:p>
          </table:table-cell>
          <table:table-cell table:style-name="ce3" table:formula="of:=[.B370]" office:value-type="float" office:value="0" calcext:value-type="float">
            <text:p>0</text:p>
          </table:table-cell>
          <table:table-cell table:style-name="ce3" table:formula="of:=[.C369]" office:value-type="float" office:value="2149.61306964746" calcext:value-type="float">
            <text:p>2150</text:p>
          </table:table-cell>
          <table:table-cell table:style-name="ce5" table:formula="of:=SUMPRODUCT([.B370:.D370];burner_heat_diffusion)" office:value-type="float" office:value="644.883920894239" calcext:value-type="float">
            <text:p>645</text:p>
          </table:table-cell>
          <table:table-cell table:formula="of:=[.F369]+[.E370]-[.I369]" office:value-type="float" office:value="56498.3819075245" calcext:value-type="float">
            <text:p>56498</text:p>
          </table:table-cell>
          <table:table-cell table:style-name="ce7" table:formula="of:=temp_out + [.F370] / burner_heat_mass" office:value-type="float" office:value="132.996763815049" calcext:value-type="float">
            <text:p>133.0</text:p>
          </table:table-cell>
          <table:table-cell table:style-name="ce7" table:formula="of:=[.G370]-[.W369]" office:value-type="float" office:value="11.9637460925695" calcext:value-type="float">
            <text:p>12.0</text:p>
          </table:table-cell>
          <table:table-cell table:style-name="ce5" table:formula="of:=thermagon_k * burner_A * [.H370] / thermagon_L" office:value-type="float" office:value="1568.32285305124" calcext:value-type="float">
            <text:p>1568</text:p>
          </table:table-cell>
          <table:table-cell table:style-name="ce5" table:formula="of:=[.I370]/C_per_s_to_W*time_incr" office:value-type="float" office:value="2247.5248682305" calcext:value-type="float">
            <text:p>2248</text:p>
          </table:table-cell>
          <table:table-cell table:style-name="ce7" table:formula="of:=[.J369]" office:value-type="float" office:value="2826.20742141842" calcext:value-type="float">
            <text:p>2826.2</text:p>
          </table:table-cell>
          <table:table-cell table:style-name="ce7" table:formula="of:=[.K369]" office:value-type="float" office:value="2845.09448106939" calcext:value-type="float">
            <text:p>2845.1</text:p>
          </table:table-cell>
          <table:table-cell table:style-name="ce7" table:formula="of:=[.L369]" office:value-type="float" office:value="2869.4943036501" calcext:value-type="float">
            <text:p>2869.5</text:p>
          </table:table-cell>
          <table:table-cell table:style-name="ce7" table:formula="of:=[.M369]" office:value-type="float" office:value="2898.2691257865" calcext:value-type="float">
            <text:p>2898.3</text:p>
          </table:table-cell>
          <table:table-cell table:style-name="ce7" table:formula="of:=[.N369]" office:value-type="float" office:value="2928.59872752732" calcext:value-type="float">
            <text:p>2928.6</text:p>
          </table:table-cell>
          <table:table-cell table:style-name="ce7" table:formula="of:=[.O369]" office:value-type="float" office:value="2955.1393746329" calcext:value-type="float">
            <text:p>2955.1</text:p>
          </table:table-cell>
          <table:table-cell table:style-name="ce7" table:formula="of:=[.P369]" office:value-type="float" office:value="2969.39277637486" calcext:value-type="float">
            <text:p>2969.4</text:p>
          </table:table-cell>
          <table:table-cell table:style-name="ce7" table:formula="of:=[.Q369]" office:value-type="float" office:value="2959.99757291003" calcext:value-type="float">
            <text:p>2960.0</text:p>
          </table:table-cell>
          <table:table-cell table:style-name="ce7" table:formula="of:=[.R369]" office:value-type="float" office:value="2913.17865387126" calcext:value-type="float">
            <text:p>2913.2</text:p>
          </table:table-cell>
          <table:table-cell table:style-name="ce5" table:formula="of:=SUMPRODUCT([.J370:.S370];pot_heat_diffusion)" office:value-type="float" office:value="2896.50431124182" calcext:value-type="float">
            <text:p>2897</text:p>
          </table:table-cell>
          <table:table-cell table:style-name="ce5" table:formula="of:=[.V369]*leakage_out" office:value-type="float" office:value="1721.03218957299" calcext:value-type="float">
            <text:p>1721</text:p>
          </table:table-cell>
          <table:table-cell table:style-name="ce5" table:formula="of:=[.V369]+[.T370]-[.U370]" office:value-type="float" office:value="288014.170383834" calcext:value-type="float">
            <text:p>288014</text:p>
          </table:table-cell>
          <table:table-cell table:style-name="ce12" table:formula="of:= temp_out + [.V370]/pot_water_mass" office:value-type="float" office:value="121.447053542682" calcext:value-type="float">
            <text:p>121.4</text:p>
          </table:table-cell>
          <table:table-cell table:style-name="ce7" table:formula="of:=IF([.G370]&gt;thermagon_temp_max;0;IF([.W37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3" table:formula="of:=burner_C_per_s * [.X370]/100 * time_incr" office:value-type="float" office:value="0" calcext:value-type="float">
            <text:p>0</text:p>
          </table:table-cell>
          <table:table-cell table:style-name="ce3" table:formula="of:=[.B371]" office:value-type="float" office:value="0" calcext:value-type="float">
            <text:p>0</text:p>
          </table:table-cell>
          <table:table-cell table:style-name="ce3" table:formula="of:=[.C370]" office:value-type="float" office:value="0" calcext:value-type="float">
            <text:p>0</text:p>
          </table:table-cell>
          <table:table-cell table:style-name="ce5" table:formula="of:=SUMPRODUCT([.B371:.D371];burner_heat_diffusion)" office:value-type="float" office:value="0" calcext:value-type="float">
            <text:p>0</text:p>
          </table:table-cell>
          <table:table-cell table:formula="of:=[.F370]+[.E371]-[.I370]" office:value-type="float" office:value="54930.0590544732" calcext:value-type="float">
            <text:p>54930</text:p>
          </table:table-cell>
          <table:table-cell table:style-name="ce7" table:formula="of:=temp_out + [.F371] / burner_heat_mass" office:value-type="float" office:value="129.860118108946" calcext:value-type="float">
            <text:p>129.9</text:p>
          </table:table-cell>
          <table:table-cell table:style-name="ce7" table:formula="of:=[.G371]-[.W370]" office:value-type="float" office:value="8.41306456626434" calcext:value-type="float">
            <text:p>8.4</text:p>
          </table:table-cell>
          <table:table-cell table:style-name="ce5" table:formula="of:=thermagon_k * burner_A * [.H371] / thermagon_L" office:value-type="float" office:value="1102.86538358273" calcext:value-type="float">
            <text:p>1103</text:p>
          </table:table-cell>
          <table:table-cell table:style-name="ce5" table:formula="of:=[.I371]/C_per_s_to_W*time_incr" office:value-type="float" office:value="1580.48922840746" calcext:value-type="float">
            <text:p>1580</text:p>
          </table:table-cell>
          <table:table-cell table:style-name="ce7" table:formula="of:=[.J370]" office:value-type="float" office:value="2247.5248682305" calcext:value-type="float">
            <text:p>2247.5</text:p>
          </table:table-cell>
          <table:table-cell table:style-name="ce7" table:formula="of:=[.K370]" office:value-type="float" office:value="2826.20742141842" calcext:value-type="float">
            <text:p>2826.2</text:p>
          </table:table-cell>
          <table:table-cell table:style-name="ce7" table:formula="of:=[.L370]" office:value-type="float" office:value="2845.09448106939" calcext:value-type="float">
            <text:p>2845.1</text:p>
          </table:table-cell>
          <table:table-cell table:style-name="ce7" table:formula="of:=[.M370]" office:value-type="float" office:value="2869.4943036501" calcext:value-type="float">
            <text:p>2869.5</text:p>
          </table:table-cell>
          <table:table-cell table:style-name="ce7" table:formula="of:=[.N370]" office:value-type="float" office:value="2898.2691257865" calcext:value-type="float">
            <text:p>2898.3</text:p>
          </table:table-cell>
          <table:table-cell table:style-name="ce7" table:formula="of:=[.O370]" office:value-type="float" office:value="2928.59872752732" calcext:value-type="float">
            <text:p>2928.6</text:p>
          </table:table-cell>
          <table:table-cell table:style-name="ce7" table:formula="of:=[.P370]" office:value-type="float" office:value="2955.1393746329" calcext:value-type="float">
            <text:p>2955.1</text:p>
          </table:table-cell>
          <table:table-cell table:style-name="ce7" table:formula="of:=[.Q370]" office:value-type="float" office:value="2969.39277637486" calcext:value-type="float">
            <text:p>2969.4</text:p>
          </table:table-cell>
          <table:table-cell table:style-name="ce7" table:formula="of:=[.R370]" office:value-type="float" office:value="2959.99757291003" calcext:value-type="float">
            <text:p>2960.0</text:p>
          </table:table-cell>
          <table:table-cell table:style-name="ce5" table:formula="of:=SUMPRODUCT([.J371:.S371];pot_heat_diffusion)" office:value-type="float" office:value="2834.04169644985" calcext:value-type="float">
            <text:p>2834</text:p>
          </table:table-cell>
          <table:table-cell table:style-name="ce5" table:formula="of:=[.V370]*leakage_out" office:value-type="float" office:value="1728.085022303" calcext:value-type="float">
            <text:p>1728</text:p>
          </table:table-cell>
          <table:table-cell table:style-name="ce5" table:formula="of:=[.V370]+[.T371]-[.U371]" office:value-type="float" office:value="289120.12705798" calcext:value-type="float">
            <text:p>289120</text:p>
          </table:table-cell>
          <table:table-cell table:style-name="ce12" table:formula="of:= temp_out + [.V371]/pot_water_mass" office:value-type="float" office:value="121.836603979692" calcext:value-type="float">
            <text:p>121.8</text:p>
          </table:table-cell>
          <table:table-cell table:style-name="ce7" table:formula="of:=IF([.G371]&gt;thermagon_temp_max;0;IF([.W37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3" table:formula="of:=burner_C_per_s * [.X371]/100 * time_incr" office:value-type="float" office:value="0" calcext:value-type="float">
            <text:p>0</text:p>
          </table:table-cell>
          <table:table-cell table:style-name="ce3" table:formula="of:=[.B372]" office:value-type="float" office:value="0" calcext:value-type="float">
            <text:p>0</text:p>
          </table:table-cell>
          <table:table-cell table:style-name="ce3" table:formula="of:=[.C371]" office:value-type="float" office:value="0" calcext:value-type="float">
            <text:p>0</text:p>
          </table:table-cell>
          <table:table-cell table:style-name="ce5" table:formula="of:=SUMPRODUCT([.B372:.D372];burner_heat_diffusion)" office:value-type="float" office:value="0" calcext:value-type="float">
            <text:p>0</text:p>
          </table:table-cell>
          <table:table-cell table:formula="of:=[.F371]+[.E372]-[.I371]" office:value-type="float" office:value="53827.1936708905" calcext:value-type="float">
            <text:p>53827</text:p>
          </table:table-cell>
          <table:table-cell table:style-name="ce7" table:formula="of:=temp_out + [.F372] / burner_heat_mass" office:value-type="float" office:value="127.654387341781" calcext:value-type="float">
            <text:p>127.7</text:p>
          </table:table-cell>
          <table:table-cell table:style-name="ce7" table:formula="of:=[.G372]-[.W371]" office:value-type="float" office:value="5.81778336208896" calcext:value-type="float">
            <text:p>5.8</text:p>
          </table:table-cell>
          <table:table-cell table:style-name="ce5" table:formula="of:=thermagon_k * burner_A * [.H372] / thermagon_L" office:value-type="float" office:value="762.650973220861" calcext:value-type="float">
            <text:p>763</text:p>
          </table:table-cell>
          <table:table-cell table:style-name="ce5" table:formula="of:=[.I372]/C_per_s_to_W*time_incr" office:value-type="float" office:value="1092.93633307661" calcext:value-type="float">
            <text:p>1093</text:p>
          </table:table-cell>
          <table:table-cell table:style-name="ce7" table:formula="of:=[.J371]" office:value-type="float" office:value="1580.48922840746" calcext:value-type="float">
            <text:p>1580.5</text:p>
          </table:table-cell>
          <table:table-cell table:style-name="ce7" table:formula="of:=[.K371]" office:value-type="float" office:value="2247.5248682305" calcext:value-type="float">
            <text:p>2247.5</text:p>
          </table:table-cell>
          <table:table-cell table:style-name="ce7" table:formula="of:=[.L371]" office:value-type="float" office:value="2826.20742141842" calcext:value-type="float">
            <text:p>2826.2</text:p>
          </table:table-cell>
          <table:table-cell table:style-name="ce7" table:formula="of:=[.M371]" office:value-type="float" office:value="2845.09448106939" calcext:value-type="float">
            <text:p>2845.1</text:p>
          </table:table-cell>
          <table:table-cell table:style-name="ce7" table:formula="of:=[.N371]" office:value-type="float" office:value="2869.4943036501" calcext:value-type="float">
            <text:p>2869.5</text:p>
          </table:table-cell>
          <table:table-cell table:style-name="ce7" table:formula="of:=[.O371]" office:value-type="float" office:value="2898.2691257865" calcext:value-type="float">
            <text:p>2898.3</text:p>
          </table:table-cell>
          <table:table-cell table:style-name="ce7" table:formula="of:=[.P371]" office:value-type="float" office:value="2928.59872752732" calcext:value-type="float">
            <text:p>2928.6</text:p>
          </table:table-cell>
          <table:table-cell table:style-name="ce7" table:formula="of:=[.Q371]" office:value-type="float" office:value="2955.1393746329" calcext:value-type="float">
            <text:p>2955.1</text:p>
          </table:table-cell>
          <table:table-cell table:style-name="ce7" table:formula="of:=[.R371]" office:value-type="float" office:value="2969.39277637486" calcext:value-type="float">
            <text:p>2969.4</text:p>
          </table:table-cell>
          <table:table-cell table:style-name="ce5" table:formula="of:=SUMPRODUCT([.J372:.S372];pot_heat_diffusion)" office:value-type="float" office:value="2712.93783524708" calcext:value-type="float">
            <text:p>2713</text:p>
          </table:table-cell>
          <table:table-cell table:style-name="ce5" table:formula="of:=[.V371]*leakage_out" office:value-type="float" office:value="1734.72076234788" calcext:value-type="float">
            <text:p>1735</text:p>
          </table:table-cell>
          <table:table-cell table:style-name="ce5" table:formula="of:=[.V371]+[.T372]-[.U372]" office:value-type="float" office:value="290098.34413088" calcext:value-type="float">
            <text:p>290098</text:p>
          </table:table-cell>
          <table:table-cell table:style-name="ce12" table:formula="of:= temp_out + [.V372]/pot_water_mass" office:value-type="float" office:value="122.181160775764" calcext:value-type="float">
            <text:p>122.2</text:p>
          </table:table-cell>
          <table:table-cell table:style-name="ce7" table:formula="of:=IF([.G372]&gt;thermagon_temp_max;0;IF([.W37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3" table:formula="of:=burner_C_per_s * [.X372]/100 * time_incr" office:value-type="float" office:value="0" calcext:value-type="float">
            <text:p>0</text:p>
          </table:table-cell>
          <table:table-cell table:style-name="ce3" table:formula="of:=[.B373]" office:value-type="float" office:value="0" calcext:value-type="float">
            <text:p>0</text:p>
          </table:table-cell>
          <table:table-cell table:style-name="ce3" table:formula="of:=[.C372]" office:value-type="float" office:value="0" calcext:value-type="float">
            <text:p>0</text:p>
          </table:table-cell>
          <table:table-cell table:style-name="ce5" table:formula="of:=SUMPRODUCT([.B373:.D373];burner_heat_diffusion)" office:value-type="float" office:value="0" calcext:value-type="float">
            <text:p>0</text:p>
          </table:table-cell>
          <table:table-cell table:formula="of:=[.F372]+[.E373]-[.I372]" office:value-type="float" office:value="53064.5426976697" calcext:value-type="float">
            <text:p>53065</text:p>
          </table:table-cell>
          <table:table-cell table:style-name="ce7" table:formula="of:=temp_out + [.F373] / burner_heat_mass" office:value-type="float" office:value="126.129085395339" calcext:value-type="float">
            <text:p>126.1</text:p>
          </table:table-cell>
          <table:table-cell table:style-name="ce7" table:formula="of:=[.G373]-[.W372]" office:value-type="float" office:value="3.9479246195753" calcext:value-type="float">
            <text:p>3.9</text:p>
          </table:table-cell>
          <table:table-cell table:style-name="ce5" table:formula="of:=thermagon_k * burner_A * [.H373] / thermagon_L" office:value-type="float" office:value="517.531913089421" calcext:value-type="float">
            <text:p>518</text:p>
          </table:table-cell>
          <table:table-cell table:style-name="ce5" table:formula="of:=[.I373]/C_per_s_to_W*time_incr" office:value-type="float" office:value="741.662242891116" calcext:value-type="float">
            <text:p>742</text:p>
          </table:table-cell>
          <table:table-cell table:style-name="ce7" table:formula="of:=[.J372]" office:value-type="float" office:value="1092.93633307661" calcext:value-type="float">
            <text:p>1092.9</text:p>
          </table:table-cell>
          <table:table-cell table:style-name="ce7" table:formula="of:=[.K372]" office:value-type="float" office:value="1580.48922840746" calcext:value-type="float">
            <text:p>1580.5</text:p>
          </table:table-cell>
          <table:table-cell table:style-name="ce7" table:formula="of:=[.L372]" office:value-type="float" office:value="2247.5248682305" calcext:value-type="float">
            <text:p>2247.5</text:p>
          </table:table-cell>
          <table:table-cell table:style-name="ce7" table:formula="of:=[.M372]" office:value-type="float" office:value="2826.20742141842" calcext:value-type="float">
            <text:p>2826.2</text:p>
          </table:table-cell>
          <table:table-cell table:style-name="ce7" table:formula="of:=[.N372]" office:value-type="float" office:value="2845.09448106939" calcext:value-type="float">
            <text:p>2845.1</text:p>
          </table:table-cell>
          <table:table-cell table:style-name="ce7" table:formula="of:=[.O372]" office:value-type="float" office:value="2869.4943036501" calcext:value-type="float">
            <text:p>2869.5</text:p>
          </table:table-cell>
          <table:table-cell table:style-name="ce7" table:formula="of:=[.P372]" office:value-type="float" office:value="2898.2691257865" calcext:value-type="float">
            <text:p>2898.3</text:p>
          </table:table-cell>
          <table:table-cell table:style-name="ce7" table:formula="of:=[.Q372]" office:value-type="float" office:value="2928.59872752732" calcext:value-type="float">
            <text:p>2928.6</text:p>
          </table:table-cell>
          <table:table-cell table:style-name="ce7" table:formula="of:=[.R372]" office:value-type="float" office:value="2955.1393746329" calcext:value-type="float">
            <text:p>2955.1</text:p>
          </table:table-cell>
          <table:table-cell table:style-name="ce5" table:formula="of:=SUMPRODUCT([.J373:.S373];pot_heat_diffusion)" office:value-type="float" office:value="2511.27583902997" calcext:value-type="float">
            <text:p>2511</text:p>
          </table:table-cell>
          <table:table-cell table:style-name="ce5" table:formula="of:=[.V372]*leakage_out" office:value-type="float" office:value="1740.59006478528" calcext:value-type="float">
            <text:p>1741</text:p>
          </table:table-cell>
          <table:table-cell table:style-name="ce5" table:formula="of:=[.V372]+[.T373]-[.U373]" office:value-type="float" office:value="290869.029905124" calcext:value-type="float">
            <text:p>290869</text:p>
          </table:table-cell>
          <table:table-cell table:style-name="ce12" table:formula="of:= temp_out + [.V373]/pot_water_mass" office:value-type="float" office:value="122.452618950548" calcext:value-type="float">
            <text:p>122.5</text:p>
          </table:table-cell>
          <table:table-cell table:style-name="ce7" table:formula="of:=IF([.G373]&gt;thermagon_temp_max;0;IF([.W37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3" table:formula="of:=burner_C_per_s * [.X373]/100 * time_incr" office:value-type="float" office:value="0" calcext:value-type="float">
            <text:p>0</text:p>
          </table:table-cell>
          <table:table-cell table:style-name="ce3" table:formula="of:=[.B374]" office:value-type="float" office:value="0" calcext:value-type="float">
            <text:p>0</text:p>
          </table:table-cell>
          <table:table-cell table:style-name="ce3" table:formula="of:=[.C373]" office:value-type="float" office:value="0" calcext:value-type="float">
            <text:p>0</text:p>
          </table:table-cell>
          <table:table-cell table:style-name="ce5" table:formula="of:=SUMPRODUCT([.B374:.D374];burner_heat_diffusion)" office:value-type="float" office:value="0" calcext:value-type="float">
            <text:p>0</text:p>
          </table:table-cell>
          <table:table-cell table:formula="of:=[.F373]+[.E374]-[.I373]" office:value-type="float" office:value="52547.0107845802" calcext:value-type="float">
            <text:p>52547</text:p>
          </table:table-cell>
          <table:table-cell table:style-name="ce7" table:formula="of:=temp_out + [.F374] / burner_heat_mass" office:value-type="float" office:value="125.09402156916" calcext:value-type="float">
            <text:p>125.1</text:p>
          </table:table-cell>
          <table:table-cell table:style-name="ce7" table:formula="of:=[.G374]-[.W373]" office:value-type="float" office:value="2.64140261861226" calcext:value-type="float">
            <text:p>2.6</text:p>
          </table:table-cell>
          <table:table-cell table:style-name="ce5" table:formula="of:=thermagon_k * burner_A * [.H374] / thermagon_L" office:value-type="float" office:value="346.26044876127" calcext:value-type="float">
            <text:p>346</text:p>
          </table:table-cell>
          <table:table-cell table:style-name="ce5" table:formula="of:=[.I374]/C_per_s_to_W*time_incr" office:value-type="float" office:value="496.217324106148" calcext:value-type="float">
            <text:p>496</text:p>
          </table:table-cell>
          <table:table-cell table:style-name="ce7" table:formula="of:=[.J373]" office:value-type="float" office:value="741.662242891116" calcext:value-type="float">
            <text:p>741.7</text:p>
          </table:table-cell>
          <table:table-cell table:style-name="ce7" table:formula="of:=[.K373]" office:value-type="float" office:value="1092.93633307661" calcext:value-type="float">
            <text:p>1092.9</text:p>
          </table:table-cell>
          <table:table-cell table:style-name="ce7" table:formula="of:=[.L373]" office:value-type="float" office:value="1580.48922840746" calcext:value-type="float">
            <text:p>1580.5</text:p>
          </table:table-cell>
          <table:table-cell table:style-name="ce7" table:formula="of:=[.M373]" office:value-type="float" office:value="2247.5248682305" calcext:value-type="float">
            <text:p>2247.5</text:p>
          </table:table-cell>
          <table:table-cell table:style-name="ce7" table:formula="of:=[.N373]" office:value-type="float" office:value="2826.20742141842" calcext:value-type="float">
            <text:p>2826.2</text:p>
          </table:table-cell>
          <table:table-cell table:style-name="ce7" table:formula="of:=[.O373]" office:value-type="float" office:value="2845.09448106939" calcext:value-type="float">
            <text:p>2845.1</text:p>
          </table:table-cell>
          <table:table-cell table:style-name="ce7" table:formula="of:=[.P373]" office:value-type="float" office:value="2869.4943036501" calcext:value-type="float">
            <text:p>2869.5</text:p>
          </table:table-cell>
          <table:table-cell table:style-name="ce7" table:formula="of:=[.Q373]" office:value-type="float" office:value="2898.2691257865" calcext:value-type="float">
            <text:p>2898.3</text:p>
          </table:table-cell>
          <table:table-cell table:style-name="ce7" table:formula="of:=[.R373]" office:value-type="float" office:value="2928.59872752732" calcext:value-type="float">
            <text:p>2928.6</text:p>
          </table:table-cell>
          <table:table-cell table:style-name="ce5" table:formula="of:=SUMPRODUCT([.J374:.S374];pot_heat_diffusion)" office:value-type="float" office:value="2223.84532169756" calcext:value-type="float">
            <text:p>2224</text:p>
          </table:table-cell>
          <table:table-cell table:style-name="ce5" table:formula="of:=[.V373]*leakage_out" office:value-type="float" office:value="1745.21417943075" calcext:value-type="float">
            <text:p>1745</text:p>
          </table:table-cell>
          <table:table-cell table:style-name="ce5" table:formula="of:=[.V373]+[.T374]-[.U374]" office:value-type="float" office:value="291347.661047391" calcext:value-type="float">
            <text:p>291348</text:p>
          </table:table-cell>
          <table:table-cell table:style-name="ce12" table:formula="of:= temp_out + [.V374]/pot_water_mass" office:value-type="float" office:value="122.621206902495" calcext:value-type="float">
            <text:p>122.6</text:p>
          </table:table-cell>
          <table:table-cell table:style-name="ce7" table:formula="of:=IF([.G374]&gt;thermagon_temp_max;0;IF([.W37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3" table:formula="of:=burner_C_per_s * [.X374]/100 * time_incr" office:value-type="float" office:value="0" calcext:value-type="float">
            <text:p>0</text:p>
          </table:table-cell>
          <table:table-cell table:style-name="ce3" table:formula="of:=[.B375]" office:value-type="float" office:value="0" calcext:value-type="float">
            <text:p>0</text:p>
          </table:table-cell>
          <table:table-cell table:style-name="ce3" table:formula="of:=[.C374]" office:value-type="float" office:value="0" calcext:value-type="float">
            <text:p>0</text:p>
          </table:table-cell>
          <table:table-cell table:style-name="ce5" table:formula="of:=SUMPRODUCT([.B375:.D375];burner_heat_diffusion)" office:value-type="float" office:value="0" calcext:value-type="float">
            <text:p>0</text:p>
          </table:table-cell>
          <table:table-cell table:formula="of:=[.F374]+[.E375]-[.I374]" office:value-type="float" office:value="52200.750335819" calcext:value-type="float">
            <text:p>52201</text:p>
          </table:table-cell>
          <table:table-cell table:style-name="ce7" table:formula="of:=temp_out + [.F375] / burner_heat_mass" office:value-type="float" office:value="124.401500671638" calcext:value-type="float">
            <text:p>124.4</text:p>
          </table:table-cell>
          <table:table-cell table:style-name="ce7" table:formula="of:=[.G375]-[.W374]" office:value-type="float" office:value="1.78029376914267" calcext:value-type="float">
            <text:p>1.8</text:p>
          </table:table-cell>
          <table:table-cell table:style-name="ce5" table:formula="of:=thermagon_k * burner_A * [.H375] / thermagon_L" office:value-type="float" office:value="233.378022375893" calcext:value-type="float">
            <text:p>233</text:p>
          </table:table-cell>
          <table:table-cell table:style-name="ce5" table:formula="of:=[.I375]/C_per_s_to_W*time_incr" office:value-type="float" office:value="334.448298045132" calcext:value-type="float">
            <text:p>334</text:p>
          </table:table-cell>
          <table:table-cell table:style-name="ce7" table:formula="of:=[.J374]" office:value-type="float" office:value="496.217324106148" calcext:value-type="float">
            <text:p>496.2</text:p>
          </table:table-cell>
          <table:table-cell table:style-name="ce7" table:formula="of:=[.K374]" office:value-type="float" office:value="741.662242891116" calcext:value-type="float">
            <text:p>741.7</text:p>
          </table:table-cell>
          <table:table-cell table:style-name="ce7" table:formula="of:=[.L374]" office:value-type="float" office:value="1092.93633307661" calcext:value-type="float">
            <text:p>1092.9</text:p>
          </table:table-cell>
          <table:table-cell table:style-name="ce7" table:formula="of:=[.M374]" office:value-type="float" office:value="1580.48922840746" calcext:value-type="float">
            <text:p>1580.5</text:p>
          </table:table-cell>
          <table:table-cell table:style-name="ce7" table:formula="of:=[.N374]" office:value-type="float" office:value="2247.5248682305" calcext:value-type="float">
            <text:p>2247.5</text:p>
          </table:table-cell>
          <table:table-cell table:style-name="ce7" table:formula="of:=[.O374]" office:value-type="float" office:value="2826.20742141842" calcext:value-type="float">
            <text:p>2826.2</text:p>
          </table:table-cell>
          <table:table-cell table:style-name="ce7" table:formula="of:=[.P374]" office:value-type="float" office:value="2845.09448106939" calcext:value-type="float">
            <text:p>2845.1</text:p>
          </table:table-cell>
          <table:table-cell table:style-name="ce7" table:formula="of:=[.Q374]" office:value-type="float" office:value="2869.4943036501" calcext:value-type="float">
            <text:p>2869.5</text:p>
          </table:table-cell>
          <table:table-cell table:style-name="ce7" table:formula="of:=[.R374]" office:value-type="float" office:value="2898.2691257865" calcext:value-type="float">
            <text:p>2898.3</text:p>
          </table:table-cell>
          <table:table-cell table:style-name="ce5" table:formula="of:=SUMPRODUCT([.J375:.S375];pot_heat_diffusion)" office:value-type="float" office:value="1868.52970282958" calcext:value-type="float">
            <text:p>1869</text:p>
          </table:table-cell>
          <table:table-cell table:style-name="ce5" table:formula="of:=[.V374]*leakage_out" office:value-type="float" office:value="1748.08596628435" calcext:value-type="float">
            <text:p>1748</text:p>
          </table:table-cell>
          <table:table-cell table:style-name="ce5" table:formula="of:=[.V374]+[.T375]-[.U375]" office:value-type="float" office:value="291468.104783937" calcext:value-type="float">
            <text:p>291468</text:p>
          </table:table-cell>
          <table:table-cell table:style-name="ce12" table:formula="of:= temp_out + [.V375]/pot_water_mass" office:value-type="float" office:value="122.66363072551" calcext:value-type="float">
            <text:p>122.7</text:p>
          </table:table-cell>
          <table:table-cell table:style-name="ce7" table:formula="of:=IF([.G375]&gt;thermagon_temp_max;0;IF([.W37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3" table:formula="of:=burner_C_per_s * [.X375]/100 * time_incr" office:value-type="float" office:value="0" calcext:value-type="float">
            <text:p>0</text:p>
          </table:table-cell>
          <table:table-cell table:style-name="ce3" table:formula="of:=[.B376]" office:value-type="float" office:value="0" calcext:value-type="float">
            <text:p>0</text:p>
          </table:table-cell>
          <table:table-cell table:style-name="ce3" table:formula="of:=[.C375]" office:value-type="float" office:value="0" calcext:value-type="float">
            <text:p>0</text:p>
          </table:table-cell>
          <table:table-cell table:style-name="ce5" table:formula="of:=SUMPRODUCT([.B376:.D376];burner_heat_diffusion)" office:value-type="float" office:value="0" calcext:value-type="float">
            <text:p>0</text:p>
          </table:table-cell>
          <table:table-cell table:formula="of:=[.F375]+[.E376]-[.I375]" office:value-type="float" office:value="51967.3723134431" calcext:value-type="float">
            <text:p>51967</text:p>
          </table:table-cell>
          <table:table-cell table:style-name="ce7" table:formula="of:=temp_out + [.F376] / burner_heat_mass" office:value-type="float" office:value="123.934744626886" calcext:value-type="float">
            <text:p>123.9</text:p>
          </table:table-cell>
          <table:table-cell table:style-name="ce7" table:formula="of:=[.G376]-[.W375]" office:value-type="float" office:value="1.27111390137584" calcext:value-type="float">
            <text:p>1.3</text:p>
          </table:table-cell>
          <table:table-cell table:style-name="ce5" table:formula="of:=thermagon_k * burner_A * [.H376] / thermagon_L" office:value-type="float" office:value="166.629830233274" calcext:value-type="float">
            <text:p>167</text:p>
          </table:table-cell>
          <table:table-cell table:style-name="ce5" table:formula="of:=[.I376]/C_per_s_to_W*time_incr" office:value-type="float" office:value="238.793107241723" calcext:value-type="float">
            <text:p>239</text:p>
          </table:table-cell>
          <table:table-cell table:style-name="ce7" table:formula="of:=[.J375]" office:value-type="float" office:value="334.448298045132" calcext:value-type="float">
            <text:p>334.4</text:p>
          </table:table-cell>
          <table:table-cell table:style-name="ce7" table:formula="of:=[.K375]" office:value-type="float" office:value="496.217324106148" calcext:value-type="float">
            <text:p>496.2</text:p>
          </table:table-cell>
          <table:table-cell table:style-name="ce7" table:formula="of:=[.L375]" office:value-type="float" office:value="741.662242891116" calcext:value-type="float">
            <text:p>741.7</text:p>
          </table:table-cell>
          <table:table-cell table:style-name="ce7" table:formula="of:=[.M375]" office:value-type="float" office:value="1092.93633307661" calcext:value-type="float">
            <text:p>1092.9</text:p>
          </table:table-cell>
          <table:table-cell table:style-name="ce7" table:formula="of:=[.N375]" office:value-type="float" office:value="1580.48922840746" calcext:value-type="float">
            <text:p>1580.5</text:p>
          </table:table-cell>
          <table:table-cell table:style-name="ce7" table:formula="of:=[.O375]" office:value-type="float" office:value="2247.5248682305" calcext:value-type="float">
            <text:p>2247.5</text:p>
          </table:table-cell>
          <table:table-cell table:style-name="ce7" table:formula="of:=[.P375]" office:value-type="float" office:value="2826.20742141842" calcext:value-type="float">
            <text:p>2826.2</text:p>
          </table:table-cell>
          <table:table-cell table:style-name="ce7" table:formula="of:=[.Q375]" office:value-type="float" office:value="2845.09448106939" calcext:value-type="float">
            <text:p>2845.1</text:p>
          </table:table-cell>
          <table:table-cell table:style-name="ce7" table:formula="of:=[.R375]" office:value-type="float" office:value="2869.4943036501" calcext:value-type="float">
            <text:p>2869.5</text:p>
          </table:table-cell>
          <table:table-cell table:style-name="ce5" table:formula="of:=SUMPRODUCT([.J376:.S376];pot_heat_diffusion)" office:value-type="float" office:value="1482.98002946139" calcext:value-type="float">
            <text:p>1483</text:p>
          </table:table-cell>
          <table:table-cell table:style-name="ce5" table:formula="of:=[.V375]*leakage_out" office:value-type="float" office:value="1748.80862870362" calcext:value-type="float">
            <text:p>1749</text:p>
          </table:table-cell>
          <table:table-cell table:style-name="ce5" table:formula="of:=[.V375]+[.T376]-[.U376]" office:value-type="float" office:value="291202.276184694" calcext:value-type="float">
            <text:p>291202</text:p>
          </table:table-cell>
          <table:table-cell table:style-name="ce12" table:formula="of:= temp_out + [.V376]/pot_water_mass" office:value-type="float" office:value="122.569998082003" calcext:value-type="float">
            <text:p>122.6</text:p>
          </table:table-cell>
          <table:table-cell table:style-name="ce7" table:formula="of:=IF([.G376]&gt;thermagon_temp_max;0;IF([.W37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3" table:formula="of:=burner_C_per_s * [.X376]/100 * time_incr" office:value-type="float" office:value="0" calcext:value-type="float">
            <text:p>0</text:p>
          </table:table-cell>
          <table:table-cell table:style-name="ce3" table:formula="of:=[.B377]" office:value-type="float" office:value="0" calcext:value-type="float">
            <text:p>0</text:p>
          </table:table-cell>
          <table:table-cell table:style-name="ce3" table:formula="of:=[.C376]" office:value-type="float" office:value="0" calcext:value-type="float">
            <text:p>0</text:p>
          </table:table-cell>
          <table:table-cell table:style-name="ce5" table:formula="of:=SUMPRODUCT([.B377:.D377];burner_heat_diffusion)" office:value-type="float" office:value="0" calcext:value-type="float">
            <text:p>0</text:p>
          </table:table-cell>
          <table:table-cell table:formula="of:=[.F376]+[.E377]-[.I376]" office:value-type="float" office:value="51800.7424832098" calcext:value-type="float">
            <text:p>51801</text:p>
          </table:table-cell>
          <table:table-cell table:style-name="ce7" table:formula="of:=temp_out + [.F377] / burner_heat_mass" office:value-type="float" office:value="123.60148496642" calcext:value-type="float">
            <text:p>123.6</text:p>
          </table:table-cell>
          <table:table-cell table:style-name="ce7" table:formula="of:=[.G377]-[.W376]" office:value-type="float" office:value="1.03148688441627" calcext:value-type="float">
            <text:p>1.0</text:p>
          </table:table-cell>
          <table:table-cell table:style-name="ce5" table:formula="of:=thermagon_k * burner_A * [.H377] / thermagon_L" office:value-type="float" office:value="135.21721716055" calcext:value-type="float">
            <text:p>135</text:p>
          </table:table-cell>
          <table:table-cell table:style-name="ce5" table:formula="of:=[.I377]/C_per_s_to_W*time_incr" office:value-type="float" office:value="193.776464833119" calcext:value-type="float">
            <text:p>194</text:p>
          </table:table-cell>
          <table:table-cell table:style-name="ce7" table:formula="of:=[.J376]" office:value-type="float" office:value="238.793107241723" calcext:value-type="float">
            <text:p>238.8</text:p>
          </table:table-cell>
          <table:table-cell table:style-name="ce7" table:formula="of:=[.K376]" office:value-type="float" office:value="334.448298045132" calcext:value-type="float">
            <text:p>334.4</text:p>
          </table:table-cell>
          <table:table-cell table:style-name="ce7" table:formula="of:=[.L376]" office:value-type="float" office:value="496.217324106148" calcext:value-type="float">
            <text:p>496.2</text:p>
          </table:table-cell>
          <table:table-cell table:style-name="ce7" table:formula="of:=[.M376]" office:value-type="float" office:value="741.662242891116" calcext:value-type="float">
            <text:p>741.7</text:p>
          </table:table-cell>
          <table:table-cell table:style-name="ce7" table:formula="of:=[.N376]" office:value-type="float" office:value="1092.93633307661" calcext:value-type="float">
            <text:p>1092.9</text:p>
          </table:table-cell>
          <table:table-cell table:style-name="ce7" table:formula="of:=[.O376]" office:value-type="float" office:value="1580.48922840746" calcext:value-type="float">
            <text:p>1580.5</text:p>
          </table:table-cell>
          <table:table-cell table:style-name="ce7" table:formula="of:=[.P376]" office:value-type="float" office:value="2247.5248682305" calcext:value-type="float">
            <text:p>2247.5</text:p>
          </table:table-cell>
          <table:table-cell table:style-name="ce7" table:formula="of:=[.Q376]" office:value-type="float" office:value="2826.20742141842" calcext:value-type="float">
            <text:p>2826.2</text:p>
          </table:table-cell>
          <table:table-cell table:style-name="ce7" table:formula="of:=[.R376]" office:value-type="float" office:value="2845.09448106939" calcext:value-type="float">
            <text:p>2845.1</text:p>
          </table:table-cell>
          <table:table-cell table:style-name="ce5" table:formula="of:=SUMPRODUCT([.J377:.S377];pot_heat_diffusion)" office:value-type="float" office:value="1113.95848852985" calcext:value-type="float">
            <text:p>1114</text:p>
          </table:table-cell>
          <table:table-cell table:style-name="ce5" table:formula="of:=[.V376]*leakage_out" office:value-type="float" office:value="1747.21365710817" calcext:value-type="float">
            <text:p>1747</text:p>
          </table:table-cell>
          <table:table-cell table:style-name="ce5" table:formula="of:=[.V376]+[.T377]-[.U377]" office:value-type="float" office:value="290569.021016116" calcext:value-type="float">
            <text:p>290569</text:p>
          </table:table-cell>
          <table:table-cell table:style-name="ce12" table:formula="of:= temp_out + [.V377]/pot_water_mass" office:value-type="float" office:value="122.346947004665" calcext:value-type="float">
            <text:p>122.3</text:p>
          </table:table-cell>
          <table:table-cell table:style-name="ce7" table:formula="of:=IF([.G377]&gt;thermagon_temp_max;0;IF([.W37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3" table:formula="of:=burner_C_per_s * [.X377]/100 * time_incr" office:value-type="float" office:value="0" calcext:value-type="float">
            <text:p>0</text:p>
          </table:table-cell>
          <table:table-cell table:style-name="ce3" table:formula="of:=[.B378]" office:value-type="float" office:value="0" calcext:value-type="float">
            <text:p>0</text:p>
          </table:table-cell>
          <table:table-cell table:style-name="ce3" table:formula="of:=[.C377]" office:value-type="float" office:value="0" calcext:value-type="float">
            <text:p>0</text:p>
          </table:table-cell>
          <table:table-cell table:style-name="ce5" table:formula="of:=SUMPRODUCT([.B378:.D378];burner_heat_diffusion)" office:value-type="float" office:value="0" calcext:value-type="float">
            <text:p>0</text:p>
          </table:table-cell>
          <table:table-cell table:formula="of:=[.F377]+[.E378]-[.I377]" office:value-type="float" office:value="51665.5252660492" calcext:value-type="float">
            <text:p>51666</text:p>
          </table:table-cell>
          <table:table-cell table:style-name="ce7" table:formula="of:=temp_out + [.F378] / burner_heat_mass" office:value-type="float" office:value="123.331050532099" calcext:value-type="float">
            <text:p>123.3</text:p>
          </table:table-cell>
          <table:table-cell table:style-name="ce7" table:formula="of:=[.G378]-[.W377]" office:value-type="float" office:value="0.984103527433959" calcext:value-type="float">
            <text:p>1.0</text:p>
          </table:table-cell>
          <table:table-cell table:style-name="ce5" table:formula="of:=thermagon_k * burner_A * [.H378] / thermagon_L" office:value-type="float" office:value="129.00575120042" calcext:value-type="float">
            <text:p>129</text:p>
          </table:table-cell>
          <table:table-cell table:style-name="ce5" table:formula="of:=[.I378]/C_per_s_to_W*time_incr" office:value-type="float" office:value="184.874965893408" calcext:value-type="float">
            <text:p>185</text:p>
          </table:table-cell>
          <table:table-cell table:style-name="ce7" table:formula="of:=[.J377]" office:value-type="float" office:value="193.776464833119" calcext:value-type="float">
            <text:p>193.8</text:p>
          </table:table-cell>
          <table:table-cell table:style-name="ce7" table:formula="of:=[.K377]" office:value-type="float" office:value="238.793107241723" calcext:value-type="float">
            <text:p>238.8</text:p>
          </table:table-cell>
          <table:table-cell table:style-name="ce7" table:formula="of:=[.L377]" office:value-type="float" office:value="334.448298045132" calcext:value-type="float">
            <text:p>334.4</text:p>
          </table:table-cell>
          <table:table-cell table:style-name="ce7" table:formula="of:=[.M377]" office:value-type="float" office:value="496.217324106148" calcext:value-type="float">
            <text:p>496.2</text:p>
          </table:table-cell>
          <table:table-cell table:style-name="ce7" table:formula="of:=[.N377]" office:value-type="float" office:value="741.662242891116" calcext:value-type="float">
            <text:p>741.7</text:p>
          </table:table-cell>
          <table:table-cell table:style-name="ce7" table:formula="of:=[.O377]" office:value-type="float" office:value="1092.93633307661" calcext:value-type="float">
            <text:p>1092.9</text:p>
          </table:table-cell>
          <table:table-cell table:style-name="ce7" table:formula="of:=[.P377]" office:value-type="float" office:value="1580.48922840746" calcext:value-type="float">
            <text:p>1580.5</text:p>
          </table:table-cell>
          <table:table-cell table:style-name="ce7" table:formula="of:=[.Q377]" office:value-type="float" office:value="2247.5248682305" calcext:value-type="float">
            <text:p>2247.5</text:p>
          </table:table-cell>
          <table:table-cell table:style-name="ce7" table:formula="of:=[.R377]" office:value-type="float" office:value="2826.20742141842" calcext:value-type="float">
            <text:p>2826.2</text:p>
          </table:table-cell>
          <table:table-cell table:style-name="ce5" table:formula="of:=SUMPRODUCT([.J378:.S378];pot_heat_diffusion)" office:value-type="float" office:value="801.140964692105" calcext:value-type="float">
            <text:p>801</text:p>
          </table:table-cell>
          <table:table-cell table:style-name="ce5" table:formula="of:=[.V377]*leakage_out" office:value-type="float" office:value="1743.4141260967" calcext:value-type="float">
            <text:p>1743</text:p>
          </table:table-cell>
          <table:table-cell table:style-name="ce5" table:formula="of:=[.V377]+[.T378]-[.U378]" office:value-type="float" office:value="289626.747854711" calcext:value-type="float">
            <text:p>289627</text:p>
          </table:table-cell>
          <table:table-cell table:style-name="ce12" table:formula="of:= temp_out + [.V378]/pot_water_mass" office:value-type="float" office:value="122.015050710363" calcext:value-type="float">
            <text:p>122.0</text:p>
          </table:table-cell>
          <table:table-cell table:style-name="ce7" table:formula="of:=IF([.G378]&gt;thermagon_temp_max;0;IF([.W37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3" table:formula="of:=burner_C_per_s * [.X378]/100 * time_incr" office:value-type="float" office:value="0" calcext:value-type="float">
            <text:p>0</text:p>
          </table:table-cell>
          <table:table-cell table:style-name="ce3" table:formula="of:=[.B379]" office:value-type="float" office:value="0" calcext:value-type="float">
            <text:p>0</text:p>
          </table:table-cell>
          <table:table-cell table:style-name="ce3" table:formula="of:=[.C378]" office:value-type="float" office:value="0" calcext:value-type="float">
            <text:p>0</text:p>
          </table:table-cell>
          <table:table-cell table:style-name="ce5" table:formula="of:=SUMPRODUCT([.B379:.D379];burner_heat_diffusion)" office:value-type="float" office:value="0" calcext:value-type="float">
            <text:p>0</text:p>
          </table:table-cell>
          <table:table-cell table:formula="of:=[.F378]+[.E379]-[.I378]" office:value-type="float" office:value="51536.5195148488" calcext:value-type="float">
            <text:p>51537</text:p>
          </table:table-cell>
          <table:table-cell table:style-name="ce7" table:formula="of:=temp_out + [.F379] / burner_heat_mass" office:value-type="float" office:value="123.073039029698" calcext:value-type="float">
            <text:p>123.1</text:p>
          </table:table-cell>
          <table:table-cell table:style-name="ce7" table:formula="of:=[.G379]-[.W378]" office:value-type="float" office:value="1.05798831933505" calcext:value-type="float">
            <text:p>1.1</text:p>
          </table:table-cell>
          <table:table-cell table:style-name="ce5" table:formula="of:=thermagon_k * burner_A * [.H379] / thermagon_L" office:value-type="float" office:value="138.691280025157" calcext:value-type="float">
            <text:p>139</text:p>
          </table:table-cell>
          <table:table-cell table:style-name="ce5" table:formula="of:=[.I379]/C_per_s_to_W*time_incr" office:value-type="float" office:value="198.755058792143" calcext:value-type="float">
            <text:p>199</text:p>
          </table:table-cell>
          <table:table-cell table:style-name="ce7" table:formula="of:=[.J378]" office:value-type="float" office:value="184.874965893408" calcext:value-type="float">
            <text:p>184.9</text:p>
          </table:table-cell>
          <table:table-cell table:style-name="ce7" table:formula="of:=[.K378]" office:value-type="float" office:value="193.776464833119" calcext:value-type="float">
            <text:p>193.8</text:p>
          </table:table-cell>
          <table:table-cell table:style-name="ce7" table:formula="of:=[.L378]" office:value-type="float" office:value="238.793107241723" calcext:value-type="float">
            <text:p>238.8</text:p>
          </table:table-cell>
          <table:table-cell table:style-name="ce7" table:formula="of:=[.M378]" office:value-type="float" office:value="334.448298045132" calcext:value-type="float">
            <text:p>334.4</text:p>
          </table:table-cell>
          <table:table-cell table:style-name="ce7" table:formula="of:=[.N378]" office:value-type="float" office:value="496.217324106148" calcext:value-type="float">
            <text:p>496.2</text:p>
          </table:table-cell>
          <table:table-cell table:style-name="ce7" table:formula="of:=[.O378]" office:value-type="float" office:value="741.662242891116" calcext:value-type="float">
            <text:p>741.7</text:p>
          </table:table-cell>
          <table:table-cell table:style-name="ce7" table:formula="of:=[.P378]" office:value-type="float" office:value="1092.93633307661" calcext:value-type="float">
            <text:p>1092.9</text:p>
          </table:table-cell>
          <table:table-cell table:style-name="ce7" table:formula="of:=[.Q378]" office:value-type="float" office:value="1580.48922840746" calcext:value-type="float">
            <text:p>1580.5</text:p>
          </table:table-cell>
          <table:table-cell table:style-name="ce7" table:formula="of:=[.R378]" office:value-type="float" office:value="2247.5248682305" calcext:value-type="float">
            <text:p>2247.5</text:p>
          </table:table-cell>
          <table:table-cell table:style-name="ce5" table:formula="of:=SUMPRODUCT([.J379:.S379];pot_heat_diffusion)" office:value-type="float" office:value="562.453202553626" calcext:value-type="float">
            <text:p>562</text:p>
          </table:table-cell>
          <table:table-cell table:style-name="ce5" table:formula="of:=[.V378]*leakage_out" office:value-type="float" office:value="1737.76048712827" calcext:value-type="float">
            <text:p>1738</text:p>
          </table:table-cell>
          <table:table-cell table:style-name="ce5" table:formula="of:=[.V378]+[.T379]-[.U379]" office:value-type="float" office:value="288451.440570137" calcext:value-type="float">
            <text:p>288451</text:p>
          </table:table-cell>
          <table:table-cell table:style-name="ce12" table:formula="of:= temp_out + [.V379]/pot_water_mass" office:value-type="float" office:value="121.601072950628" calcext:value-type="float">
            <text:p>121.6</text:p>
          </table:table-cell>
          <table:table-cell table:style-name="ce7" table:formula="of:=IF([.G379]&gt;thermagon_temp_max;0;IF([.W37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3" table:formula="of:=burner_C_per_s * [.X379]/100 * time_incr" office:value-type="float" office:value="0" calcext:value-type="float">
            <text:p>0</text:p>
          </table:table-cell>
          <table:table-cell table:style-name="ce3" table:formula="of:=[.B380]" office:value-type="float" office:value="0" calcext:value-type="float">
            <text:p>0</text:p>
          </table:table-cell>
          <table:table-cell table:style-name="ce3" table:formula="of:=[.C379]" office:value-type="float" office:value="0" calcext:value-type="float">
            <text:p>0</text:p>
          </table:table-cell>
          <table:table-cell table:style-name="ce5" table:formula="of:=SUMPRODUCT([.B380:.D380];burner_heat_diffusion)" office:value-type="float" office:value="0" calcext:value-type="float">
            <text:p>0</text:p>
          </table:table-cell>
          <table:table-cell table:formula="of:=[.F379]+[.E380]-[.I379]" office:value-type="float" office:value="51397.8282348237" calcext:value-type="float">
            <text:p>51398</text:p>
          </table:table-cell>
          <table:table-cell table:style-name="ce7" table:formula="of:=temp_out + [.F380] / burner_heat_mass" office:value-type="float" office:value="122.795656469647" calcext:value-type="float">
            <text:p>122.8</text:p>
          </table:table-cell>
          <table:table-cell table:style-name="ce7" table:formula="of:=[.G380]-[.W379]" office:value-type="float" office:value="1.19458351901945" calcext:value-type="float">
            <text:p>1.2</text:p>
          </table:table-cell>
          <table:table-cell table:style-name="ce5" table:formula="of:=thermagon_k * burner_A * [.H380] / thermagon_L" office:value-type="float" office:value="156.597491977882" calcext:value-type="float">
            <text:p>157</text:p>
          </table:table-cell>
          <table:table-cell table:style-name="ce5" table:formula="of:=[.I380]/C_per_s_to_W*time_incr" office:value-type="float" office:value="224.416010286446" calcext:value-type="float">
            <text:p>224</text:p>
          </table:table-cell>
          <table:table-cell table:style-name="ce7" table:formula="of:=[.J379]" office:value-type="float" office:value="198.755058792143" calcext:value-type="float">
            <text:p>198.8</text:p>
          </table:table-cell>
          <table:table-cell table:style-name="ce7" table:formula="of:=[.K379]" office:value-type="float" office:value="184.874965893408" calcext:value-type="float">
            <text:p>184.9</text:p>
          </table:table-cell>
          <table:table-cell table:style-name="ce7" table:formula="of:=[.L379]" office:value-type="float" office:value="193.776464833119" calcext:value-type="float">
            <text:p>193.8</text:p>
          </table:table-cell>
          <table:table-cell table:style-name="ce7" table:formula="of:=[.M379]" office:value-type="float" office:value="238.793107241723" calcext:value-type="float">
            <text:p>238.8</text:p>
          </table:table-cell>
          <table:table-cell table:style-name="ce7" table:formula="of:=[.N379]" office:value-type="float" office:value="334.448298045132" calcext:value-type="float">
            <text:p>334.4</text:p>
          </table:table-cell>
          <table:table-cell table:style-name="ce7" table:formula="of:=[.O379]" office:value-type="float" office:value="496.217324106148" calcext:value-type="float">
            <text:p>496.2</text:p>
          </table:table-cell>
          <table:table-cell table:style-name="ce7" table:formula="of:=[.P379]" office:value-type="float" office:value="741.662242891116" calcext:value-type="float">
            <text:p>741.7</text:p>
          </table:table-cell>
          <table:table-cell table:style-name="ce7" table:formula="of:=[.Q379]" office:value-type="float" office:value="1092.93633307661" calcext:value-type="float">
            <text:p>1092.9</text:p>
          </table:table-cell>
          <table:table-cell table:style-name="ce7" table:formula="of:=[.R379]" office:value-type="float" office:value="1580.48922840746" calcext:value-type="float">
            <text:p>1580.5</text:p>
          </table:table-cell>
          <table:table-cell table:style-name="ce5" table:formula="of:=SUMPRODUCT([.J380:.S380];pot_heat_diffusion)" office:value-type="float" office:value="400.018916538292" calcext:value-type="float">
            <text:p>400</text:p>
          </table:table-cell>
          <table:table-cell table:style-name="ce5" table:formula="of:=[.V379]*leakage_out" office:value-type="float" office:value="1730.70864342082" calcext:value-type="float">
            <text:p>1731</text:p>
          </table:table-cell>
          <table:table-cell table:style-name="ce5" table:formula="of:=[.V379]+[.T380]-[.U380]" office:value-type="float" office:value="287120.750843254" calcext:value-type="float">
            <text:p>287121</text:p>
          </table:table-cell>
          <table:table-cell table:style-name="ce12" table:formula="of:= temp_out + [.V380]/pot_water_mass" office:value-type="float" office:value="121.132364929103" calcext:value-type="float">
            <text:p>121.1</text:p>
          </table:table-cell>
          <table:table-cell table:style-name="ce7" table:formula="of:=IF([.G380]&gt;thermagon_temp_max;0;IF([.W38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3" table:formula="of:=burner_C_per_s * [.X380]/100 * time_incr" office:value-type="float" office:value="0" calcext:value-type="float">
            <text:p>0</text:p>
          </table:table-cell>
          <table:table-cell table:style-name="ce3" table:formula="of:=[.B381]" office:value-type="float" office:value="0" calcext:value-type="float">
            <text:p>0</text:p>
          </table:table-cell>
          <table:table-cell table:style-name="ce3" table:formula="of:=[.C380]" office:value-type="float" office:value="0" calcext:value-type="float">
            <text:p>0</text:p>
          </table:table-cell>
          <table:table-cell table:style-name="ce5" table:formula="of:=SUMPRODUCT([.B381:.D381];burner_heat_diffusion)" office:value-type="float" office:value="0" calcext:value-type="float">
            <text:p>0</text:p>
          </table:table-cell>
          <table:table-cell table:formula="of:=[.F380]+[.E381]-[.I380]" office:value-type="float" office:value="51241.2307428458" calcext:value-type="float">
            <text:p>51241</text:p>
          </table:table-cell>
          <table:table-cell table:style-name="ce7" table:formula="of:=temp_out + [.F381] / burner_heat_mass" office:value-type="float" office:value="122.482461485692" calcext:value-type="float">
            <text:p>122.5</text:p>
          </table:table-cell>
          <table:table-cell table:style-name="ce7" table:formula="of:=[.G381]-[.W380]" office:value-type="float" office:value="1.35009655658861" calcext:value-type="float">
            <text:p>1.4</text:p>
          </table:table-cell>
          <table:table-cell table:style-name="ce5" table:formula="of:=thermagon_k * burner_A * [.H381] / thermagon_L" office:value-type="float" office:value="176.983635989967" calcext:value-type="float">
            <text:p>177</text:p>
          </table:table-cell>
          <table:table-cell table:style-name="ce5" table:formula="of:=[.I381]/C_per_s_to_W*time_incr" office:value-type="float" office:value="253.630891358508" calcext:value-type="float">
            <text:p>254</text:p>
          </table:table-cell>
          <table:table-cell table:style-name="ce7" table:formula="of:=[.J380]" office:value-type="float" office:value="224.416010286446" calcext:value-type="float">
            <text:p>224.4</text:p>
          </table:table-cell>
          <table:table-cell table:style-name="ce7" table:formula="of:=[.K380]" office:value-type="float" office:value="198.755058792143" calcext:value-type="float">
            <text:p>198.8</text:p>
          </table:table-cell>
          <table:table-cell table:style-name="ce7" table:formula="of:=[.L380]" office:value-type="float" office:value="184.874965893408" calcext:value-type="float">
            <text:p>184.9</text:p>
          </table:table-cell>
          <table:table-cell table:style-name="ce7" table:formula="of:=[.M380]" office:value-type="float" office:value="193.776464833119" calcext:value-type="float">
            <text:p>193.8</text:p>
          </table:table-cell>
          <table:table-cell table:style-name="ce7" table:formula="of:=[.N380]" office:value-type="float" office:value="238.793107241723" calcext:value-type="float">
            <text:p>238.8</text:p>
          </table:table-cell>
          <table:table-cell table:style-name="ce7" table:formula="of:=[.O380]" office:value-type="float" office:value="334.448298045132" calcext:value-type="float">
            <text:p>334.4</text:p>
          </table:table-cell>
          <table:table-cell table:style-name="ce7" table:formula="of:=[.P380]" office:value-type="float" office:value="496.217324106148" calcext:value-type="float">
            <text:p>496.2</text:p>
          </table:table-cell>
          <table:table-cell table:style-name="ce7" table:formula="of:=[.Q380]" office:value-type="float" office:value="741.662242891116" calcext:value-type="float">
            <text:p>741.7</text:p>
          </table:table-cell>
          <table:table-cell table:style-name="ce7" table:formula="of:=[.R380]" office:value-type="float" office:value="1092.93633307661" calcext:value-type="float">
            <text:p>1092.9</text:p>
          </table:table-cell>
          <table:table-cell table:style-name="ce5" table:formula="of:=SUMPRODUCT([.J381:.S381];pot_heat_diffusion)" office:value-type="float" office:value="300.493508001662" calcext:value-type="float">
            <text:p>300</text:p>
          </table:table-cell>
          <table:table-cell table:style-name="ce5" table:formula="of:=[.V380]*leakage_out" office:value-type="float" office:value="1722.72450505952" calcext:value-type="float">
            <text:p>1723</text:p>
          </table:table-cell>
          <table:table-cell table:style-name="ce5" table:formula="of:=[.V380]+[.T381]-[.U381]" office:value-type="float" office:value="285698.519846196" calcext:value-type="float">
            <text:p>285699</text:p>
          </table:table-cell>
          <table:table-cell table:style-name="ce12" table:formula="of:= temp_out + [.V381]/pot_water_mass" office:value-type="float" office:value="120.631413382461" calcext:value-type="float">
            <text:p>120.6</text:p>
          </table:table-cell>
          <table:table-cell table:style-name="ce7" table:formula="of:=IF([.G381]&gt;thermagon_temp_max;0;IF([.W38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3" table:formula="of:=burner_C_per_s * [.X381]/100 * time_incr" office:value-type="float" office:value="2149.61306964746" calcext:value-type="float">
            <text:p>2150</text:p>
          </table:table-cell>
          <table:table-cell table:style-name="ce3" table:formula="of:=[.B382]" office:value-type="float" office:value="2149.61306964746" calcext:value-type="float">
            <text:p>2150</text:p>
          </table:table-cell>
          <table:table-cell table:style-name="ce3" table:formula="of:=[.C381]" office:value-type="float" office:value="0" calcext:value-type="float">
            <text:p>0</text:p>
          </table:table-cell>
          <table:table-cell table:style-name="ce5" table:formula="of:=SUMPRODUCT([.B382:.D382];burner_heat_diffusion)" office:value-type="float" office:value="1504.72914875322" calcext:value-type="float">
            <text:p>1505</text:p>
          </table:table-cell>
          <table:table-cell table:formula="of:=[.F381]+[.E382]-[.I381]" office:value-type="float" office:value="52568.9762556091" calcext:value-type="float">
            <text:p>52569</text:p>
          </table:table-cell>
          <table:table-cell table:style-name="ce7" table:formula="of:=temp_out + [.F382] / burner_heat_mass" office:value-type="float" office:value="125.137952511218" calcext:value-type="float">
            <text:p>125.1</text:p>
          </table:table-cell>
          <table:table-cell table:style-name="ce7" table:formula="of:=[.G382]-[.W381]" office:value-type="float" office:value="4.50653912875714" calcext:value-type="float">
            <text:p>4.5</text:p>
          </table:table-cell>
          <table:table-cell table:style-name="ce5" table:formula="of:=thermagon_k * burner_A * [.H382] / thermagon_L" office:value-type="float" office:value="590.760473275933" calcext:value-type="float">
            <text:p>591</text:p>
          </table:table-cell>
          <table:table-cell table:style-name="ce5" table:formula="of:=[.I382]/C_per_s_to_W*time_incr" office:value-type="float" office:value="846.604289590045" calcext:value-type="float">
            <text:p>847</text:p>
          </table:table-cell>
          <table:table-cell table:style-name="ce7" table:formula="of:=[.J381]" office:value-type="float" office:value="253.630891358508" calcext:value-type="float">
            <text:p>253.6</text:p>
          </table:table-cell>
          <table:table-cell table:style-name="ce7" table:formula="of:=[.K381]" office:value-type="float" office:value="224.416010286446" calcext:value-type="float">
            <text:p>224.4</text:p>
          </table:table-cell>
          <table:table-cell table:style-name="ce7" table:formula="of:=[.L381]" office:value-type="float" office:value="198.755058792143" calcext:value-type="float">
            <text:p>198.8</text:p>
          </table:table-cell>
          <table:table-cell table:style-name="ce7" table:formula="of:=[.M381]" office:value-type="float" office:value="184.874965893408" calcext:value-type="float">
            <text:p>184.9</text:p>
          </table:table-cell>
          <table:table-cell table:style-name="ce7" table:formula="of:=[.N381]" office:value-type="float" office:value="193.776464833119" calcext:value-type="float">
            <text:p>193.8</text:p>
          </table:table-cell>
          <table:table-cell table:style-name="ce7" table:formula="of:=[.O381]" office:value-type="float" office:value="238.793107241723" calcext:value-type="float">
            <text:p>238.8</text:p>
          </table:table-cell>
          <table:table-cell table:style-name="ce7" table:formula="of:=[.P381]" office:value-type="float" office:value="334.448298045132" calcext:value-type="float">
            <text:p>334.4</text:p>
          </table:table-cell>
          <table:table-cell table:style-name="ce7" table:formula="of:=[.Q381]" office:value-type="float" office:value="496.217324106148" calcext:value-type="float">
            <text:p>496.2</text:p>
          </table:table-cell>
          <table:table-cell table:style-name="ce7" table:formula="of:=[.R381]" office:value-type="float" office:value="741.662242891116" calcext:value-type="float">
            <text:p>741.7</text:p>
          </table:table-cell>
          <table:table-cell table:style-name="ce5" table:formula="of:=SUMPRODUCT([.J382:.S382];pot_heat_diffusion)" office:value-type="float" office:value="258.933654691868" calcext:value-type="float">
            <text:p>259</text:p>
          </table:table-cell>
          <table:table-cell table:style-name="ce5" table:formula="of:=[.V381]*leakage_out" office:value-type="float" office:value="1714.19111907718" calcext:value-type="float">
            <text:p>1714</text:p>
          </table:table-cell>
          <table:table-cell table:style-name="ce5" table:formula="of:=[.V381]+[.T382]-[.U382]" office:value-type="float" office:value="284243.262381811" calcext:value-type="float">
            <text:p>284243</text:p>
          </table:table-cell>
          <table:table-cell table:style-name="ce12" table:formula="of:= temp_out + [.V382]/pot_water_mass" office:value-type="float" office:value="120.118828943608" calcext:value-type="float">
            <text:p>120.1</text:p>
          </table:table-cell>
          <table:table-cell table:style-name="ce7" table:formula="of:=IF([.G382]&gt;thermagon_temp_max;0;IF([.W38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3" table:formula="of:=burner_C_per_s * [.X382]/100 * time_incr" office:value-type="float" office:value="2149.61306964746" calcext:value-type="float">
            <text:p>2150</text:p>
          </table:table-cell>
          <table:table-cell table:style-name="ce3" table:formula="of:=[.B383]" office:value-type="float" office:value="2149.61306964746" calcext:value-type="float">
            <text:p>2150</text:p>
          </table:table-cell>
          <table:table-cell table:style-name="ce3" table:formula="of:=[.C382]" office:value-type="float" office:value="2149.61306964746" calcext:value-type="float">
            <text:p>2150</text:p>
          </table:table-cell>
          <table:table-cell table:style-name="ce5" table:formula="of:=SUMPRODUCT([.B383:.D383];burner_heat_diffusion)" office:value-type="float" office:value="2149.61306964746" calcext:value-type="float">
            <text:p>2150</text:p>
          </table:table-cell>
          <table:table-cell table:formula="of:=[.F382]+[.E383]-[.I382]" office:value-type="float" office:value="54127.8288519806" calcext:value-type="float">
            <text:p>54128</text:p>
          </table:table-cell>
          <table:table-cell table:style-name="ce7" table:formula="of:=temp_out + [.F383] / burner_heat_mass" office:value-type="float" office:value="128.255657703961" calcext:value-type="float">
            <text:p>128.3</text:p>
          </table:table-cell>
          <table:table-cell table:style-name="ce7" table:formula="of:=[.G383]-[.W382]" office:value-type="float" office:value="8.1368287603531" calcext:value-type="float">
            <text:p>8.1</text:p>
          </table:table-cell>
          <table:table-cell table:style-name="ce5" table:formula="of:=thermagon_k * burner_A * [.H383] / thermagon_L" office:value-type="float" office:value="1066.65373851023" calcext:value-type="float">
            <text:p>1067</text:p>
          </table:table-cell>
          <table:table-cell table:style-name="ce5" table:formula="of:=[.I383]/C_per_s_to_W*time_incr" office:value-type="float" office:value="1528.59521139327" calcext:value-type="float">
            <text:p>1529</text:p>
          </table:table-cell>
          <table:table-cell table:style-name="ce7" table:formula="of:=[.J382]" office:value-type="float" office:value="846.604289590045" calcext:value-type="float">
            <text:p>846.6</text:p>
          </table:table-cell>
          <table:table-cell table:style-name="ce7" table:formula="of:=[.K382]" office:value-type="float" office:value="253.630891358508" calcext:value-type="float">
            <text:p>253.6</text:p>
          </table:table-cell>
          <table:table-cell table:style-name="ce7" table:formula="of:=[.L382]" office:value-type="float" office:value="224.416010286446" calcext:value-type="float">
            <text:p>224.4</text:p>
          </table:table-cell>
          <table:table-cell table:style-name="ce7" table:formula="of:=[.M382]" office:value-type="float" office:value="198.755058792143" calcext:value-type="float">
            <text:p>198.8</text:p>
          </table:table-cell>
          <table:table-cell table:style-name="ce7" table:formula="of:=[.N382]" office:value-type="float" office:value="184.874965893408" calcext:value-type="float">
            <text:p>184.9</text:p>
          </table:table-cell>
          <table:table-cell table:style-name="ce7" table:formula="of:=[.O382]" office:value-type="float" office:value="193.776464833119" calcext:value-type="float">
            <text:p>193.8</text:p>
          </table:table-cell>
          <table:table-cell table:style-name="ce7" table:formula="of:=[.P382]" office:value-type="float" office:value="238.793107241723" calcext:value-type="float">
            <text:p>238.8</text:p>
          </table:table-cell>
          <table:table-cell table:style-name="ce7" table:formula="of:=[.Q382]" office:value-type="float" office:value="334.448298045132" calcext:value-type="float">
            <text:p>334.4</text:p>
          </table:table-cell>
          <table:table-cell table:style-name="ce7" table:formula="of:=[.R382]" office:value-type="float" office:value="496.217324106148" calcext:value-type="float">
            <text:p>496.2</text:p>
          </table:table-cell>
          <table:table-cell table:style-name="ce5" table:formula="of:=SUMPRODUCT([.J383:.S383];pot_heat_diffusion)" office:value-type="float" office:value="280.573555663104" calcext:value-type="float">
            <text:p>281</text:p>
          </table:table-cell>
          <table:table-cell table:style-name="ce5" table:formula="of:=[.V382]*leakage_out" office:value-type="float" office:value="1705.45957429087" calcext:value-type="float">
            <text:p>1705</text:p>
          </table:table-cell>
          <table:table-cell table:style-name="ce5" table:formula="of:=[.V382]+[.T383]-[.U383]" office:value-type="float" office:value="282818.376363183" calcext:value-type="float">
            <text:p>282818</text:p>
          </table:table-cell>
          <table:table-cell table:style-name="ce12" table:formula="of:= temp_out + [.V383]/pot_water_mass" office:value-type="float" office:value="119.616942220357" calcext:value-type="float">
            <text:p>119.6</text:p>
          </table:table-cell>
          <table:table-cell table:style-name="ce7" table:formula="of:=IF([.G383]&gt;thermagon_temp_max;0;IF([.W38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3" table:formula="of:=burner_C_per_s * [.X383]/100 * time_incr" office:value-type="float" office:value="2149.61306964746" calcext:value-type="float">
            <text:p>2150</text:p>
          </table:table-cell>
          <table:table-cell table:style-name="ce3" table:formula="of:=[.B384]" office:value-type="float" office:value="2149.61306964746" calcext:value-type="float">
            <text:p>2150</text:p>
          </table:table-cell>
          <table:table-cell table:style-name="ce3" table:formula="of:=[.C383]" office:value-type="float" office:value="2149.61306964746" calcext:value-type="float">
            <text:p>2150</text:p>
          </table:table-cell>
          <table:table-cell table:style-name="ce5" table:formula="of:=SUMPRODUCT([.B384:.D384];burner_heat_diffusion)" office:value-type="float" office:value="2149.61306964746" calcext:value-type="float">
            <text:p>2150</text:p>
          </table:table-cell>
          <table:table-cell table:formula="of:=[.F383]+[.E384]-[.I383]" office:value-type="float" office:value="55210.7881831178" calcext:value-type="float">
            <text:p>55211</text:p>
          </table:table-cell>
          <table:table-cell table:style-name="ce7" table:formula="of:=temp_out + [.F384] / burner_heat_mass" office:value-type="float" office:value="130.421576366236" calcext:value-type="float">
            <text:p>130.4</text:p>
          </table:table-cell>
          <table:table-cell table:style-name="ce7" table:formula="of:=[.G384]-[.W383]" office:value-type="float" office:value="10.8046341458791" calcext:value-type="float">
            <text:p>10.8</text:p>
          </table:table-cell>
          <table:table-cell table:style-name="ce5" table:formula="of:=thermagon_k * burner_A * [.H384] / thermagon_L" office:value-type="float" office:value="1416.37531578544" calcext:value-type="float">
            <text:p>1416</text:p>
          </table:table-cell>
          <table:table-cell table:style-name="ce5" table:formula="of:=[.I384]/C_per_s_to_W*time_incr" office:value-type="float" office:value="2029.77259355896" calcext:value-type="float">
            <text:p>2030</text:p>
          </table:table-cell>
          <table:table-cell table:style-name="ce7" table:formula="of:=[.J383]" office:value-type="float" office:value="1528.59521139327" calcext:value-type="float">
            <text:p>1528.6</text:p>
          </table:table-cell>
          <table:table-cell table:style-name="ce7" table:formula="of:=[.K383]" office:value-type="float" office:value="846.604289590045" calcext:value-type="float">
            <text:p>846.6</text:p>
          </table:table-cell>
          <table:table-cell table:style-name="ce7" table:formula="of:=[.L383]" office:value-type="float" office:value="253.630891358508" calcext:value-type="float">
            <text:p>253.6</text:p>
          </table:table-cell>
          <table:table-cell table:style-name="ce7" table:formula="of:=[.M383]" office:value-type="float" office:value="224.416010286446" calcext:value-type="float">
            <text:p>224.4</text:p>
          </table:table-cell>
          <table:table-cell table:style-name="ce7" table:formula="of:=[.N383]" office:value-type="float" office:value="198.755058792143" calcext:value-type="float">
            <text:p>198.8</text:p>
          </table:table-cell>
          <table:table-cell table:style-name="ce7" table:formula="of:=[.O383]" office:value-type="float" office:value="184.874965893408" calcext:value-type="float">
            <text:p>184.9</text:p>
          </table:table-cell>
          <table:table-cell table:style-name="ce7" table:formula="of:=[.P383]" office:value-type="float" office:value="193.776464833119" calcext:value-type="float">
            <text:p>193.8</text:p>
          </table:table-cell>
          <table:table-cell table:style-name="ce7" table:formula="of:=[.Q383]" office:value-type="float" office:value="238.793107241723" calcext:value-type="float">
            <text:p>238.8</text:p>
          </table:table-cell>
          <table:table-cell table:style-name="ce7" table:formula="of:=[.R383]" office:value-type="float" office:value="334.448298045132" calcext:value-type="float">
            <text:p>334.4</text:p>
          </table:table-cell>
          <table:table-cell table:style-name="ce5" table:formula="of:=SUMPRODUCT([.J384:.S384];pot_heat_diffusion)" office:value-type="float" office:value="381.638580228081" calcext:value-type="float">
            <text:p>382</text:p>
          </table:table-cell>
          <table:table-cell table:style-name="ce5" table:formula="of:=[.V383]*leakage_out" office:value-type="float" office:value="1696.9102581791" calcext:value-type="float">
            <text:p>1697</text:p>
          </table:table-cell>
          <table:table-cell table:style-name="ce5" table:formula="of:=[.V383]+[.T384]-[.U384]" office:value-type="float" office:value="281503.104685232" calcext:value-type="float">
            <text:p>281503</text:p>
          </table:table-cell>
          <table:table-cell table:style-name="ce12" table:formula="of:= temp_out + [.V384]/pot_water_mass" office:value-type="float" office:value="119.153664888695" calcext:value-type="float">
            <text:p>119.2</text:p>
          </table:table-cell>
          <table:table-cell table:style-name="ce7" table:formula="of:=IF([.G384]&gt;thermagon_temp_max;0;IF([.W38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3" table:formula="of:=burner_C_per_s * [.X384]/100 * time_incr" office:value-type="float" office:value="2149.61306964746" calcext:value-type="float">
            <text:p>2150</text:p>
          </table:table-cell>
          <table:table-cell table:style-name="ce3" table:formula="of:=[.B385]" office:value-type="float" office:value="2149.61306964746" calcext:value-type="float">
            <text:p>2150</text:p>
          </table:table-cell>
          <table:table-cell table:style-name="ce3" table:formula="of:=[.C384]" office:value-type="float" office:value="2149.61306964746" calcext:value-type="float">
            <text:p>2150</text:p>
          </table:table-cell>
          <table:table-cell table:style-name="ce5" table:formula="of:=SUMPRODUCT([.B385:.D385];burner_heat_diffusion)" office:value-type="float" office:value="2149.61306964746" calcext:value-type="float">
            <text:p>2150</text:p>
          </table:table-cell>
          <table:table-cell table:formula="of:=[.F384]+[.E385]-[.I384]" office:value-type="float" office:value="55944.0259369798" calcext:value-type="float">
            <text:p>55944</text:p>
          </table:table-cell>
          <table:table-cell table:style-name="ce7" table:formula="of:=temp_out + [.F385] / burner_heat_mass" office:value-type="float" office:value="131.88805187396" calcext:value-type="float">
            <text:p>131.9</text:p>
          </table:table-cell>
          <table:table-cell table:style-name="ce7" table:formula="of:=[.G385]-[.W384]" office:value-type="float" office:value="12.7343869852652" calcext:value-type="float">
            <text:p>12.7</text:p>
          </table:table-cell>
          <table:table-cell table:style-name="ce5" table:formula="of:=thermagon_k * burner_A * [.H385] / thermagon_L" office:value-type="float" office:value="1669.34586993565" calcext:value-type="float">
            <text:p>1669</text:p>
          </table:table-cell>
          <table:table-cell table:style-name="ce5" table:formula="of:=[.I385]/C_per_s_to_W*time_incr" office:value-type="float" office:value="2392.29846651712" calcext:value-type="float">
            <text:p>2392</text:p>
          </table:table-cell>
          <table:table-cell table:style-name="ce7" table:formula="of:=[.J384]" office:value-type="float" office:value="2029.77259355896" calcext:value-type="float">
            <text:p>2029.8</text:p>
          </table:table-cell>
          <table:table-cell table:style-name="ce7" table:formula="of:=[.K384]" office:value-type="float" office:value="1528.59521139327" calcext:value-type="float">
            <text:p>1528.6</text:p>
          </table:table-cell>
          <table:table-cell table:style-name="ce7" table:formula="of:=[.L384]" office:value-type="float" office:value="846.604289590045" calcext:value-type="float">
            <text:p>846.6</text:p>
          </table:table-cell>
          <table:table-cell table:style-name="ce7" table:formula="of:=[.M384]" office:value-type="float" office:value="253.630891358508" calcext:value-type="float">
            <text:p>253.6</text:p>
          </table:table-cell>
          <table:table-cell table:style-name="ce7" table:formula="of:=[.N384]" office:value-type="float" office:value="224.416010286446" calcext:value-type="float">
            <text:p>224.4</text:p>
          </table:table-cell>
          <table:table-cell table:style-name="ce7" table:formula="of:=[.O384]" office:value-type="float" office:value="198.755058792143" calcext:value-type="float">
            <text:p>198.8</text:p>
          </table:table-cell>
          <table:table-cell table:style-name="ce7" table:formula="of:=[.P384]" office:value-type="float" office:value="184.874965893408" calcext:value-type="float">
            <text:p>184.9</text:p>
          </table:table-cell>
          <table:table-cell table:style-name="ce7" table:formula="of:=[.Q384]" office:value-type="float" office:value="193.776464833119" calcext:value-type="float">
            <text:p>193.8</text:p>
          </table:table-cell>
          <table:table-cell table:style-name="ce7" table:formula="of:=[.R384]" office:value-type="float" office:value="238.793107241723" calcext:value-type="float">
            <text:p>238.8</text:p>
          </table:table-cell>
          <table:table-cell table:style-name="ce5" table:formula="of:=SUMPRODUCT([.J385:.S385];pot_heat_diffusion)" office:value-type="float" office:value="577.998646676869" calcext:value-type="float">
            <text:p>578</text:p>
          </table:table-cell>
          <table:table-cell table:style-name="ce5" table:formula="of:=[.V384]*leakage_out" office:value-type="float" office:value="1689.01862811139" calcext:value-type="float">
            <text:p>1689</text:p>
          </table:table-cell>
          <table:table-cell table:style-name="ce5" table:formula="of:=[.V384]+[.T385]-[.U385]" office:value-type="float" office:value="280392.084703798" calcext:value-type="float">
            <text:p>280392</text:p>
          </table:table-cell>
          <table:table-cell table:style-name="ce12" table:formula="of:= temp_out + [.V385]/pot_water_mass" office:value-type="float" office:value="118.762331006083" calcext:value-type="float">
            <text:p>118.8</text:p>
          </table:table-cell>
          <table:table-cell table:style-name="ce7" table:formula="of:=IF([.G385]&gt;thermagon_temp_max;0;IF([.W38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3" table:formula="of:=burner_C_per_s * [.X385]/100 * time_incr" office:value-type="float" office:value="2149.61306964746" calcext:value-type="float">
            <text:p>2150</text:p>
          </table:table-cell>
          <table:table-cell table:style-name="ce3" table:formula="of:=[.B386]" office:value-type="float" office:value="2149.61306964746" calcext:value-type="float">
            <text:p>2150</text:p>
          </table:table-cell>
          <table:table-cell table:style-name="ce3" table:formula="of:=[.C385]" office:value-type="float" office:value="2149.61306964746" calcext:value-type="float">
            <text:p>2150</text:p>
          </table:table-cell>
          <table:table-cell table:style-name="ce5" table:formula="of:=SUMPRODUCT([.B386:.D386];burner_heat_diffusion)" office:value-type="float" office:value="2149.61306964746" calcext:value-type="float">
            <text:p>2150</text:p>
          </table:table-cell>
          <table:table-cell table:formula="of:=[.F385]+[.E386]-[.I385]" office:value-type="float" office:value="56424.2931366917" calcext:value-type="float">
            <text:p>56424</text:p>
          </table:table-cell>
          <table:table-cell table:style-name="ce7" table:formula="of:=temp_out + [.F386] / burner_heat_mass" office:value-type="float" office:value="132.848586273383" calcext:value-type="float">
            <text:p>132.8</text:p>
          </table:table-cell>
          <table:table-cell table:style-name="ce7" table:formula="of:=[.G386]-[.W385]" office:value-type="float" office:value="14.0862552673008" calcext:value-type="float">
            <text:p>14.1</text:p>
          </table:table-cell>
          <table:table-cell table:style-name="ce5" table:formula="of:=thermagon_k * burner_A * [.H386] / thermagon_L" office:value-type="float" office:value="1846.56176072995" calcext:value-type="float">
            <text:p>1847</text:p>
          </table:table-cell>
          <table:table-cell table:style-name="ce5" table:formula="of:=[.I386]/C_per_s_to_W*time_incr" office:value-type="float" office:value="2646.26219651756" calcext:value-type="float">
            <text:p>2646</text:p>
          </table:table-cell>
          <table:table-cell table:style-name="ce7" table:formula="of:=[.J385]" office:value-type="float" office:value="2392.29846651712" calcext:value-type="float">
            <text:p>2392.3</text:p>
          </table:table-cell>
          <table:table-cell table:style-name="ce7" table:formula="of:=[.K385]" office:value-type="float" office:value="2029.77259355896" calcext:value-type="float">
            <text:p>2029.8</text:p>
          </table:table-cell>
          <table:table-cell table:style-name="ce7" table:formula="of:=[.L385]" office:value-type="float" office:value="1528.59521139327" calcext:value-type="float">
            <text:p>1528.6</text:p>
          </table:table-cell>
          <table:table-cell table:style-name="ce7" table:formula="of:=[.M385]" office:value-type="float" office:value="846.604289590045" calcext:value-type="float">
            <text:p>846.6</text:p>
          </table:table-cell>
          <table:table-cell table:style-name="ce7" table:formula="of:=[.N385]" office:value-type="float" office:value="253.630891358508" calcext:value-type="float">
            <text:p>253.6</text:p>
          </table:table-cell>
          <table:table-cell table:style-name="ce7" table:formula="of:=[.O385]" office:value-type="float" office:value="224.416010286446" calcext:value-type="float">
            <text:p>224.4</text:p>
          </table:table-cell>
          <table:table-cell table:style-name="ce7" table:formula="of:=[.P385]" office:value-type="float" office:value="198.755058792143" calcext:value-type="float">
            <text:p>198.8</text:p>
          </table:table-cell>
          <table:table-cell table:style-name="ce7" table:formula="of:=[.Q385]" office:value-type="float" office:value="184.874965893408" calcext:value-type="float">
            <text:p>184.9</text:p>
          </table:table-cell>
          <table:table-cell table:style-name="ce7" table:formula="of:=[.R385]" office:value-type="float" office:value="193.776464833119" calcext:value-type="float">
            <text:p>193.8</text:p>
          </table:table-cell>
          <table:table-cell table:style-name="ce5" table:formula="of:=SUMPRODUCT([.J386:.S386];pot_heat_diffusion)" office:value-type="float" office:value="869.506225905348" calcext:value-type="float">
            <text:p>870</text:p>
          </table:table-cell>
          <table:table-cell table:style-name="ce5" table:formula="of:=[.V385]*leakage_out" office:value-type="float" office:value="1682.35250822279" calcext:value-type="float">
            <text:p>1682</text:p>
          </table:table-cell>
          <table:table-cell table:style-name="ce5" table:formula="of:=[.V385]+[.T386]-[.U386]" office:value-type="float" office:value="279579.23842148" calcext:value-type="float">
            <text:p>279579</text:p>
          </table:table-cell>
          <table:table-cell table:style-name="ce12" table:formula="of:= temp_out + [.V386]/pot_water_mass" office:value-type="float" office:value="118.476022661551" calcext:value-type="float">
            <text:p>118.5</text:p>
          </table:table-cell>
          <table:table-cell table:style-name="ce7" table:formula="of:=IF([.G386]&gt;thermagon_temp_max;0;IF([.W38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3" table:formula="of:=burner_C_per_s * [.X386]/100 * time_incr" office:value-type="float" office:value="2149.61306964746" calcext:value-type="float">
            <text:p>2150</text:p>
          </table:table-cell>
          <table:table-cell table:style-name="ce3" table:formula="of:=[.B387]" office:value-type="float" office:value="2149.61306964746" calcext:value-type="float">
            <text:p>2150</text:p>
          </table:table-cell>
          <table:table-cell table:style-name="ce3" table:formula="of:=[.C386]" office:value-type="float" office:value="2149.61306964746" calcext:value-type="float">
            <text:p>2150</text:p>
          </table:table-cell>
          <table:table-cell table:style-name="ce5" table:formula="of:=SUMPRODUCT([.B387:.D387];burner_heat_diffusion)" office:value-type="float" office:value="2149.61306964746" calcext:value-type="float">
            <text:p>2150</text:p>
          </table:table-cell>
          <table:table-cell table:formula="of:=[.F386]+[.E387]-[.I386]" office:value-type="float" office:value="56727.3444456092" calcext:value-type="float">
            <text:p>56727</text:p>
          </table:table-cell>
          <table:table-cell table:style-name="ce7" table:formula="of:=temp_out + [.F387] / burner_heat_mass" office:value-type="float" office:value="133.454688891218" calcext:value-type="float">
            <text:p>133.5</text:p>
          </table:table-cell>
          <table:table-cell table:style-name="ce7" table:formula="of:=[.G387]-[.W386]" office:value-type="float" office:value="14.9786662296674" calcext:value-type="float">
            <text:p>15.0</text:p>
          </table:table-cell>
          <table:table-cell table:style-name="ce5" table:formula="of:=thermagon_k * burner_A * [.H387] / thermagon_L" office:value-type="float" office:value="1963.54756900135" calcext:value-type="float">
            <text:p>1964</text:p>
          </table:table-cell>
          <table:table-cell table:style-name="ce5" table:formula="of:=[.I387]/C_per_s_to_W*time_incr" office:value-type="float" office:value="2813.9116781332" calcext:value-type="float">
            <text:p>2814</text:p>
          </table:table-cell>
          <table:table-cell table:style-name="ce7" table:formula="of:=[.J386]" office:value-type="float" office:value="2646.26219651756" calcext:value-type="float">
            <text:p>2646.3</text:p>
          </table:table-cell>
          <table:table-cell table:style-name="ce7" table:formula="of:=[.K386]" office:value-type="float" office:value="2392.29846651712" calcext:value-type="float">
            <text:p>2392.3</text:p>
          </table:table-cell>
          <table:table-cell table:style-name="ce7" table:formula="of:=[.L386]" office:value-type="float" office:value="2029.77259355896" calcext:value-type="float">
            <text:p>2029.8</text:p>
          </table:table-cell>
          <table:table-cell table:style-name="ce7" table:formula="of:=[.M386]" office:value-type="float" office:value="1528.59521139327" calcext:value-type="float">
            <text:p>1528.6</text:p>
          </table:table-cell>
          <table:table-cell table:style-name="ce7" table:formula="of:=[.N386]" office:value-type="float" office:value="846.604289590045" calcext:value-type="float">
            <text:p>846.6</text:p>
          </table:table-cell>
          <table:table-cell table:style-name="ce7" table:formula="of:=[.O386]" office:value-type="float" office:value="253.630891358508" calcext:value-type="float">
            <text:p>253.6</text:p>
          </table:table-cell>
          <table:table-cell table:style-name="ce7" table:formula="of:=[.P386]" office:value-type="float" office:value="224.416010286446" calcext:value-type="float">
            <text:p>224.4</text:p>
          </table:table-cell>
          <table:table-cell table:style-name="ce7" table:formula="of:=[.Q386]" office:value-type="float" office:value="198.755058792143" calcext:value-type="float">
            <text:p>198.8</text:p>
          </table:table-cell>
          <table:table-cell table:style-name="ce7" table:formula="of:=[.R386]" office:value-type="float" office:value="184.874965893408" calcext:value-type="float">
            <text:p>184.9</text:p>
          </table:table-cell>
          <table:table-cell table:style-name="ce5" table:formula="of:=SUMPRODUCT([.J387:.S387];pot_heat_diffusion)" office:value-type="float" office:value="1233.94447624099" calcext:value-type="float">
            <text:p>1234</text:p>
          </table:table-cell>
          <table:table-cell table:style-name="ce5" table:formula="of:=[.V386]*leakage_out" office:value-type="float" office:value="1677.47543052888" calcext:value-type="float">
            <text:p>1677</text:p>
          </table:table-cell>
          <table:table-cell table:style-name="ce5" table:formula="of:=[.V386]+[.T387]-[.U387]" office:value-type="float" office:value="279135.707467192" calcext:value-type="float">
            <text:p>279136</text:p>
          </table:table-cell>
          <table:table-cell table:style-name="ce12" table:formula="of:= temp_out + [.V387]/pot_water_mass" office:value-type="float" office:value="118.319798027161" calcext:value-type="float">
            <text:p>118.3</text:p>
          </table:table-cell>
          <table:table-cell table:style-name="ce7" table:formula="of:=IF([.G387]&gt;thermagon_temp_max;0;IF([.W38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3" table:formula="of:=burner_C_per_s * [.X387]/100 * time_incr" office:value-type="float" office:value="2149.61306964746" calcext:value-type="float">
            <text:p>2150</text:p>
          </table:table-cell>
          <table:table-cell table:style-name="ce3" table:formula="of:=[.B388]" office:value-type="float" office:value="2149.61306964746" calcext:value-type="float">
            <text:p>2150</text:p>
          </table:table-cell>
          <table:table-cell table:style-name="ce3" table:formula="of:=[.C387]" office:value-type="float" office:value="2149.61306964746" calcext:value-type="float">
            <text:p>2150</text:p>
          </table:table-cell>
          <table:table-cell table:style-name="ce5" table:formula="of:=SUMPRODUCT([.B388:.D388];burner_heat_diffusion)" office:value-type="float" office:value="2149.61306964746" calcext:value-type="float">
            <text:p>2150</text:p>
          </table:table-cell>
          <table:table-cell table:formula="of:=[.F387]+[.E388]-[.I387]" office:value-type="float" office:value="56913.4099462553" calcext:value-type="float">
            <text:p>56913</text:p>
          </table:table-cell>
          <table:table-cell table:style-name="ce7" table:formula="of:=temp_out + [.F388] / burner_heat_mass" office:value-type="float" office:value="133.826819892511" calcext:value-type="float">
            <text:p>133.8</text:p>
          </table:table-cell>
          <table:table-cell table:style-name="ce7" table:formula="of:=[.G388]-[.W387]" office:value-type="float" office:value="15.50702186535" calcext:value-type="float">
            <text:p>15.5</text:p>
          </table:table-cell>
          <table:table-cell table:style-name="ce5" table:formula="of:=thermagon_k * burner_A * [.H388] / thermagon_L" office:value-type="float" office:value="2032.80950515145" calcext:value-type="float">
            <text:p>2033</text:p>
          </table:table-cell>
          <table:table-cell table:style-name="ce5" table:formula="of:=[.I388]/C_per_s_to_W*time_incr" office:value-type="float" office:value="2913.16925358476" calcext:value-type="float">
            <text:p>2913</text:p>
          </table:table-cell>
          <table:table-cell table:style-name="ce7" table:formula="of:=[.J387]" office:value-type="float" office:value="2813.9116781332" calcext:value-type="float">
            <text:p>2813.9</text:p>
          </table:table-cell>
          <table:table-cell table:style-name="ce7" table:formula="of:=[.K387]" office:value-type="float" office:value="2646.26219651756" calcext:value-type="float">
            <text:p>2646.3</text:p>
          </table:table-cell>
          <table:table-cell table:style-name="ce7" table:formula="of:=[.L387]" office:value-type="float" office:value="2392.29846651712" calcext:value-type="float">
            <text:p>2392.3</text:p>
          </table:table-cell>
          <table:table-cell table:style-name="ce7" table:formula="of:=[.M387]" office:value-type="float" office:value="2029.77259355896" calcext:value-type="float">
            <text:p>2029.8</text:p>
          </table:table-cell>
          <table:table-cell table:style-name="ce7" table:formula="of:=[.N387]" office:value-type="float" office:value="1528.59521139327" calcext:value-type="float">
            <text:p>1528.6</text:p>
          </table:table-cell>
          <table:table-cell table:style-name="ce7" table:formula="of:=[.O387]" office:value-type="float" office:value="846.604289590045" calcext:value-type="float">
            <text:p>846.6</text:p>
          </table:table-cell>
          <table:table-cell table:style-name="ce7" table:formula="of:=[.P387]" office:value-type="float" office:value="253.630891358508" calcext:value-type="float">
            <text:p>253.6</text:p>
          </table:table-cell>
          <table:table-cell table:style-name="ce7" table:formula="of:=[.Q387]" office:value-type="float" office:value="224.416010286446" calcext:value-type="float">
            <text:p>224.4</text:p>
          </table:table-cell>
          <table:table-cell table:style-name="ce7" table:formula="of:=[.R387]" office:value-type="float" office:value="198.755058792143" calcext:value-type="float">
            <text:p>198.8</text:p>
          </table:table-cell>
          <table:table-cell table:style-name="ce5" table:formula="of:=SUMPRODUCT([.J388:.S388];pot_heat_diffusion)" office:value-type="float" office:value="1630.4857977636" calcext:value-type="float">
            <text:p>1630</text:p>
          </table:table-cell>
          <table:table-cell table:style-name="ce5" table:formula="of:=[.V387]*leakage_out" office:value-type="float" office:value="1674.81424480315" calcext:value-type="float">
            <text:p>1675</text:p>
          </table:table-cell>
          <table:table-cell table:style-name="ce5" table:formula="of:=[.V387]+[.T388]-[.U388]" office:value-type="float" office:value="279091.379020153" calcext:value-type="float">
            <text:p>279091</text:p>
          </table:table-cell>
          <table:table-cell table:style-name="ce12" table:formula="of:= temp_out + [.V388]/pot_water_mass" office:value-type="float" office:value="118.304184245608" calcext:value-type="float">
            <text:p>118.3</text:p>
          </table:table-cell>
          <table:table-cell table:style-name="ce7" table:formula="of:=IF([.G388]&gt;thermagon_temp_max;0;IF([.W38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3" table:formula="of:=burner_C_per_s * [.X388]/100 * time_incr" office:value-type="float" office:value="2149.61306964746" calcext:value-type="float">
            <text:p>2150</text:p>
          </table:table-cell>
          <table:table-cell table:style-name="ce3" table:formula="of:=[.B389]" office:value-type="float" office:value="2149.61306964746" calcext:value-type="float">
            <text:p>2150</text:p>
          </table:table-cell>
          <table:table-cell table:style-name="ce3" table:formula="of:=[.C388]" office:value-type="float" office:value="2149.61306964746" calcext:value-type="float">
            <text:p>2150</text:p>
          </table:table-cell>
          <table:table-cell table:style-name="ce5" table:formula="of:=SUMPRODUCT([.B389:.D389];burner_heat_diffusion)" office:value-type="float" office:value="2149.61306964746" calcext:value-type="float">
            <text:p>2150</text:p>
          </table:table-cell>
          <table:table-cell table:formula="of:=[.F388]+[.E389]-[.I388]" office:value-type="float" office:value="57030.2135107513" calcext:value-type="float">
            <text:p>57030</text:p>
          </table:table-cell>
          <table:table-cell table:style-name="ce7" table:formula="of:=temp_out + [.F389] / burner_heat_mass" office:value-type="float" office:value="134.060427021503" calcext:value-type="float">
            <text:p>134.1</text:p>
          </table:table-cell>
          <table:table-cell table:style-name="ce7" table:formula="of:=[.G389]-[.W388]" office:value-type="float" office:value="15.7562427758942" calcext:value-type="float">
            <text:p>15.8</text:p>
          </table:table-cell>
          <table:table-cell table:style-name="ce5" table:formula="of:=thermagon_k * burner_A * [.H389] / thermagon_L" office:value-type="float" office:value="2065.47977802754" calcext:value-type="float">
            <text:p>2065</text:p>
          </table:table-cell>
          <table:table-cell table:style-name="ce5" table:formula="of:=[.I389]/C_per_s_to_W*time_incr" office:value-type="float" office:value="2959.9882172937" calcext:value-type="float">
            <text:p>2960</text:p>
          </table:table-cell>
          <table:table-cell table:style-name="ce7" table:formula="of:=[.J388]" office:value-type="float" office:value="2913.16925358476" calcext:value-type="float">
            <text:p>2913.2</text:p>
          </table:table-cell>
          <table:table-cell table:style-name="ce7" table:formula="of:=[.K388]" office:value-type="float" office:value="2813.9116781332" calcext:value-type="float">
            <text:p>2813.9</text:p>
          </table:table-cell>
          <table:table-cell table:style-name="ce7" table:formula="of:=[.L388]" office:value-type="float" office:value="2646.26219651756" calcext:value-type="float">
            <text:p>2646.3</text:p>
          </table:table-cell>
          <table:table-cell table:style-name="ce7" table:formula="of:=[.M388]" office:value-type="float" office:value="2392.29846651712" calcext:value-type="float">
            <text:p>2392.3</text:p>
          </table:table-cell>
          <table:table-cell table:style-name="ce7" table:formula="of:=[.N388]" office:value-type="float" office:value="2029.77259355896" calcext:value-type="float">
            <text:p>2029.8</text:p>
          </table:table-cell>
          <table:table-cell table:style-name="ce7" table:formula="of:=[.O388]" office:value-type="float" office:value="1528.59521139327" calcext:value-type="float">
            <text:p>1528.6</text:p>
          </table:table-cell>
          <table:table-cell table:style-name="ce7" table:formula="of:=[.P388]" office:value-type="float" office:value="846.604289590045" calcext:value-type="float">
            <text:p>846.6</text:p>
          </table:table-cell>
          <table:table-cell table:style-name="ce7" table:formula="of:=[.Q388]" office:value-type="float" office:value="253.630891358508" calcext:value-type="float">
            <text:p>253.6</text:p>
          </table:table-cell>
          <table:table-cell table:style-name="ce7" table:formula="of:=[.R388]" office:value-type="float" office:value="224.416010286446" calcext:value-type="float">
            <text:p>224.4</text:p>
          </table:table-cell>
          <table:table-cell table:style-name="ce5" table:formula="of:=SUMPRODUCT([.J389:.S389];pot_heat_diffusion)" office:value-type="float" office:value="2010.28109057141" calcext:value-type="float">
            <text:p>2010</text:p>
          </table:table-cell>
          <table:table-cell table:style-name="ce5" table:formula="of:=[.V388]*leakage_out" office:value-type="float" office:value="1674.54827412092" calcext:value-type="float">
            <text:p>1675</text:p>
          </table:table-cell>
          <table:table-cell table:style-name="ce5" table:formula="of:=[.V388]+[.T389]-[.U389]" office:value-type="float" office:value="279427.111836603" calcext:value-type="float">
            <text:p>279427</text:p>
          </table:table-cell>
          <table:table-cell table:style-name="ce12" table:formula="of:= temp_out + [.V389]/pot_water_mass" office:value-type="float" office:value="118.422439208415" calcext:value-type="float">
            <text:p>118.4</text:p>
          </table:table-cell>
          <table:table-cell table:style-name="ce7" table:formula="of:=IF([.G389]&gt;thermagon_temp_max;0;IF([.W38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3" table:formula="of:=burner_C_per_s * [.X389]/100 * time_incr" office:value-type="float" office:value="2149.61306964746" calcext:value-type="float">
            <text:p>2150</text:p>
          </table:table-cell>
          <table:table-cell table:style-name="ce3" table:formula="of:=[.B390]" office:value-type="float" office:value="2149.61306964746" calcext:value-type="float">
            <text:p>2150</text:p>
          </table:table-cell>
          <table:table-cell table:style-name="ce3" table:formula="of:=[.C389]" office:value-type="float" office:value="2149.61306964746" calcext:value-type="float">
            <text:p>2150</text:p>
          </table:table-cell>
          <table:table-cell table:style-name="ce5" table:formula="of:=SUMPRODUCT([.B390:.D390];burner_heat_diffusion)" office:value-type="float" office:value="2149.61306964746" calcext:value-type="float">
            <text:p>2150</text:p>
          </table:table-cell>
          <table:table-cell table:formula="of:=[.F389]+[.E390]-[.I389]" office:value-type="float" office:value="57114.3468023712" calcext:value-type="float">
            <text:p>57114</text:p>
          </table:table-cell>
          <table:table-cell table:style-name="ce7" table:formula="of:=temp_out + [.F390] / burner_heat_mass" office:value-type="float" office:value="134.228693604742" calcext:value-type="float">
            <text:p>134.2</text:p>
          </table:table-cell>
          <table:table-cell table:style-name="ce7" table:formula="of:=[.G390]-[.W389]" office:value-type="float" office:value="15.8062543963275" calcext:value-type="float">
            <text:p>15.8</text:p>
          </table:table-cell>
          <table:table-cell table:style-name="ce5" table:formula="of:=thermagon_k * burner_A * [.H390] / thermagon_L" office:value-type="float" office:value="2072.03578202803" calcext:value-type="float">
            <text:p>2072</text:p>
          </table:table-cell>
          <table:table-cell table:style-name="ce5" table:formula="of:=[.I390]/C_per_s_to_W*time_incr" office:value-type="float" office:value="2969.38346521644" calcext:value-type="float">
            <text:p>2969</text:p>
          </table:table-cell>
          <table:table-cell table:style-name="ce7" table:formula="of:=[.J389]" office:value-type="float" office:value="2959.9882172937" calcext:value-type="float">
            <text:p>2960.0</text:p>
          </table:table-cell>
          <table:table-cell table:style-name="ce7" table:formula="of:=[.K389]" office:value-type="float" office:value="2913.16925358476" calcext:value-type="float">
            <text:p>2913.2</text:p>
          </table:table-cell>
          <table:table-cell table:style-name="ce7" table:formula="of:=[.L389]" office:value-type="float" office:value="2813.9116781332" calcext:value-type="float">
            <text:p>2813.9</text:p>
          </table:table-cell>
          <table:table-cell table:style-name="ce7" table:formula="of:=[.M389]" office:value-type="float" office:value="2646.26219651756" calcext:value-type="float">
            <text:p>2646.3</text:p>
          </table:table-cell>
          <table:table-cell table:style-name="ce7" table:formula="of:=[.N389]" office:value-type="float" office:value="2392.29846651712" calcext:value-type="float">
            <text:p>2392.3</text:p>
          </table:table-cell>
          <table:table-cell table:style-name="ce7" table:formula="of:=[.O389]" office:value-type="float" office:value="2029.77259355896" calcext:value-type="float">
            <text:p>2029.8</text:p>
          </table:table-cell>
          <table:table-cell table:style-name="ce7" table:formula="of:=[.P389]" office:value-type="float" office:value="1528.59521139327" calcext:value-type="float">
            <text:p>1528.6</text:p>
          </table:table-cell>
          <table:table-cell table:style-name="ce7" table:formula="of:=[.Q389]" office:value-type="float" office:value="846.604289590045" calcext:value-type="float">
            <text:p>846.6</text:p>
          </table:table-cell>
          <table:table-cell table:style-name="ce7" table:formula="of:=[.R389]" office:value-type="float" office:value="253.630891358508" calcext:value-type="float">
            <text:p>253.6</text:p>
          </table:table-cell>
          <table:table-cell table:style-name="ce5" table:formula="of:=SUMPRODUCT([.J390:.S390];pot_heat_diffusion)" office:value-type="float" office:value="2332.45991907356" calcext:value-type="float">
            <text:p>2332</text:p>
          </table:table-cell>
          <table:table-cell table:style-name="ce5" table:formula="of:=[.V389]*leakage_out" office:value-type="float" office:value="1676.56267101962" calcext:value-type="float">
            <text:p>1677</text:p>
          </table:table-cell>
          <table:table-cell table:style-name="ce5" table:formula="of:=[.V389]+[.T390]-[.U390]" office:value-type="float" office:value="280083.009084657" calcext:value-type="float">
            <text:p>280083</text:p>
          </table:table-cell>
          <table:table-cell table:style-name="ce12" table:formula="of:= temp_out + [.V390]/pot_water_mass" office:value-type="float" office:value="118.653465491438" calcext:value-type="float">
            <text:p>118.7</text:p>
          </table:table-cell>
          <table:table-cell table:style-name="ce7" table:formula="of:=IF([.G390]&gt;thermagon_temp_max;0;IF([.W39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3" table:formula="of:=burner_C_per_s * [.X390]/100 * time_incr" office:value-type="float" office:value="2149.61306964746" calcext:value-type="float">
            <text:p>2150</text:p>
          </table:table-cell>
          <table:table-cell table:style-name="ce3" table:formula="of:=[.B391]" office:value-type="float" office:value="2149.61306964746" calcext:value-type="float">
            <text:p>2150</text:p>
          </table:table-cell>
          <table:table-cell table:style-name="ce3" table:formula="of:=[.C390]" office:value-type="float" office:value="2149.61306964746" calcext:value-type="float">
            <text:p>2150</text:p>
          </table:table-cell>
          <table:table-cell table:style-name="ce5" table:formula="of:=SUMPRODUCT([.B391:.D391];burner_heat_diffusion)" office:value-type="float" office:value="2149.61306964746" calcext:value-type="float">
            <text:p>2150</text:p>
          </table:table-cell>
          <table:table-cell table:formula="of:=[.F390]+[.E391]-[.I390]" office:value-type="float" office:value="57191.9240899906" calcext:value-type="float">
            <text:p>57192</text:p>
          </table:table-cell>
          <table:table-cell table:style-name="ce7" table:formula="of:=temp_out + [.F391] / burner_heat_mass" office:value-type="float" office:value="134.383848179981" calcext:value-type="float">
            <text:p>134.4</text:p>
          </table:table-cell>
          <table:table-cell table:style-name="ce7" table:formula="of:=[.G391]-[.W390]" office:value-type="float" office:value="15.730382688543" calcext:value-type="float">
            <text:p>15.7</text:p>
          </table:table-cell>
          <table:table-cell table:style-name="ce5" table:formula="of:=thermagon_k * burner_A * [.H391] / thermagon_L" office:value-type="float" office:value="2062.08978916779" calcext:value-type="float">
            <text:p>2062</text:p>
          </table:table-cell>
          <table:table-cell table:style-name="ce5" table:formula="of:=[.I391]/C_per_s_to_W*time_incr" office:value-type="float" office:value="2955.13010772111" calcext:value-type="float">
            <text:p>2955</text:p>
          </table:table-cell>
          <table:table-cell table:style-name="ce7" table:formula="of:=[.J390]" office:value-type="float" office:value="2969.38346521644" calcext:value-type="float">
            <text:p>2969.4</text:p>
          </table:table-cell>
          <table:table-cell table:style-name="ce7" table:formula="of:=[.K390]" office:value-type="float" office:value="2959.9882172937" calcext:value-type="float">
            <text:p>2960.0</text:p>
          </table:table-cell>
          <table:table-cell table:style-name="ce7" table:formula="of:=[.L390]" office:value-type="float" office:value="2913.16925358476" calcext:value-type="float">
            <text:p>2913.2</text:p>
          </table:table-cell>
          <table:table-cell table:style-name="ce7" table:formula="of:=[.M390]" office:value-type="float" office:value="2813.9116781332" calcext:value-type="float">
            <text:p>2813.9</text:p>
          </table:table-cell>
          <table:table-cell table:style-name="ce7" table:formula="of:=[.N390]" office:value-type="float" office:value="2646.26219651756" calcext:value-type="float">
            <text:p>2646.3</text:p>
          </table:table-cell>
          <table:table-cell table:style-name="ce7" table:formula="of:=[.O390]" office:value-type="float" office:value="2392.29846651712" calcext:value-type="float">
            <text:p>2392.3</text:p>
          </table:table-cell>
          <table:table-cell table:style-name="ce7" table:formula="of:=[.P390]" office:value-type="float" office:value="2029.77259355896" calcext:value-type="float">
            <text:p>2029.8</text:p>
          </table:table-cell>
          <table:table-cell table:style-name="ce7" table:formula="of:=[.Q390]" office:value-type="float" office:value="1528.59521139327" calcext:value-type="float">
            <text:p>1528.6</text:p>
          </table:table-cell>
          <table:table-cell table:style-name="ce7" table:formula="of:=[.R390]" office:value-type="float" office:value="846.604289590045" calcext:value-type="float">
            <text:p>846.6</text:p>
          </table:table-cell>
          <table:table-cell table:style-name="ce5" table:formula="of:=SUMPRODUCT([.J391:.S391];pot_heat_diffusion)" office:value-type="float" office:value="2578.56115831439" calcext:value-type="float">
            <text:p>2579</text:p>
          </table:table-cell>
          <table:table-cell table:style-name="ce5" table:formula="of:=[.V390]*leakage_out" office:value-type="float" office:value="1680.49805450794" calcext:value-type="float">
            <text:p>1680</text:p>
          </table:table-cell>
          <table:table-cell table:style-name="ce5" table:formula="of:=[.V390]+[.T391]-[.U391]" office:value-type="float" office:value="280981.072188464" calcext:value-type="float">
            <text:p>280981</text:p>
          </table:table-cell>
          <table:table-cell table:style-name="ce12" table:formula="of:= temp_out + [.V391]/pot_water_mass" office:value-type="float" office:value="118.969789704428" calcext:value-type="float">
            <text:p>119.0</text:p>
          </table:table-cell>
          <table:table-cell table:style-name="ce7" table:formula="of:=IF([.G391]&gt;thermagon_temp_max;0;IF([.W39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3" table:formula="of:=burner_C_per_s * [.X391]/100 * time_incr" office:value-type="float" office:value="2149.61306964746" calcext:value-type="float">
            <text:p>2150</text:p>
          </table:table-cell>
          <table:table-cell table:style-name="ce3" table:formula="of:=[.B392]" office:value-type="float" office:value="2149.61306964746" calcext:value-type="float">
            <text:p>2150</text:p>
          </table:table-cell>
          <table:table-cell table:style-name="ce3" table:formula="of:=[.C391]" office:value-type="float" office:value="2149.61306964746" calcext:value-type="float">
            <text:p>2150</text:p>
          </table:table-cell>
          <table:table-cell table:style-name="ce5" table:formula="of:=SUMPRODUCT([.B392:.D392];burner_heat_diffusion)" office:value-type="float" office:value="2149.61306964746" calcext:value-type="float">
            <text:p>2150</text:p>
          </table:table-cell>
          <table:table-cell table:formula="of:=[.F391]+[.E392]-[.I391]" office:value-type="float" office:value="57279.4473704703" calcext:value-type="float">
            <text:p>57279</text:p>
          </table:table-cell>
          <table:table-cell table:style-name="ce7" table:formula="of:=temp_out + [.F392] / burner_heat_mass" office:value-type="float" office:value="134.558894740941" calcext:value-type="float">
            <text:p>134.6</text:p>
          </table:table-cell>
          <table:table-cell table:style-name="ce7" table:formula="of:=[.G392]-[.W391]" office:value-type="float" office:value="15.5891050365126" calcext:value-type="float">
            <text:p>15.6</text:p>
          </table:table-cell>
          <table:table-cell table:style-name="ce5" table:formula="of:=thermagon_k * burner_A * [.H392] / thermagon_L" office:value-type="float" office:value="2043.56975634611" calcext:value-type="float">
            <text:p>2044</text:p>
          </table:table-cell>
          <table:table-cell table:style-name="ce5" table:formula="of:=[.I392]/C_per_s_to_W*time_incr" office:value-type="float" office:value="2928.58950465192" calcext:value-type="float">
            <text:p>2929</text:p>
          </table:table-cell>
          <table:table-cell table:style-name="ce7" table:formula="of:=[.J391]" office:value-type="float" office:value="2955.13010772111" calcext:value-type="float">
            <text:p>2955.1</text:p>
          </table:table-cell>
          <table:table-cell table:style-name="ce7" table:formula="of:=[.K391]" office:value-type="float" office:value="2969.38346521644" calcext:value-type="float">
            <text:p>2969.4</text:p>
          </table:table-cell>
          <table:table-cell table:style-name="ce7" table:formula="of:=[.L391]" office:value-type="float" office:value="2959.9882172937" calcext:value-type="float">
            <text:p>2960.0</text:p>
          </table:table-cell>
          <table:table-cell table:style-name="ce7" table:formula="of:=[.M391]" office:value-type="float" office:value="2913.16925358476" calcext:value-type="float">
            <text:p>2913.2</text:p>
          </table:table-cell>
          <table:table-cell table:style-name="ce7" table:formula="of:=[.N391]" office:value-type="float" office:value="2813.9116781332" calcext:value-type="float">
            <text:p>2813.9</text:p>
          </table:table-cell>
          <table:table-cell table:style-name="ce7" table:formula="of:=[.O391]" office:value-type="float" office:value="2646.26219651756" calcext:value-type="float">
            <text:p>2646.3</text:p>
          </table:table-cell>
          <table:table-cell table:style-name="ce7" table:formula="of:=[.P391]" office:value-type="float" office:value="2392.29846651712" calcext:value-type="float">
            <text:p>2392.3</text:p>
          </table:table-cell>
          <table:table-cell table:style-name="ce7" table:formula="of:=[.Q391]" office:value-type="float" office:value="2029.77259355896" calcext:value-type="float">
            <text:p>2029.8</text:p>
          </table:table-cell>
          <table:table-cell table:style-name="ce7" table:formula="of:=[.R391]" office:value-type="float" office:value="1528.59521139327" calcext:value-type="float">
            <text:p>1528.6</text:p>
          </table:table-cell>
          <table:table-cell table:style-name="ce5" table:formula="of:=SUMPRODUCT([.J392:.S392];pot_heat_diffusion)" office:value-type="float" office:value="2746.36915233919" calcext:value-type="float">
            <text:p>2746</text:p>
          </table:table-cell>
          <table:table-cell table:style-name="ce5" table:formula="of:=[.V391]*leakage_out" office:value-type="float" office:value="1685.88643313078" calcext:value-type="float">
            <text:p>1686</text:p>
          </table:table-cell>
          <table:table-cell table:style-name="ce5" table:formula="of:=[.V391]+[.T392]-[.U392]" office:value-type="float" office:value="282041.554907672" calcext:value-type="float">
            <text:p>282042</text:p>
          </table:table-cell>
          <table:table-cell table:style-name="ce12" table:formula="of:= temp_out + [.V392]/pot_water_mass" office:value-type="float" office:value="119.343322878345" calcext:value-type="float">
            <text:p>119.3</text:p>
          </table:table-cell>
          <table:table-cell table:style-name="ce7" table:formula="of:=IF([.G392]&gt;thermagon_temp_max;0;IF([.W39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3" table:formula="of:=burner_C_per_s * [.X392]/100 * time_incr" office:value-type="float" office:value="2149.61306964746" calcext:value-type="float">
            <text:p>2150</text:p>
          </table:table-cell>
          <table:table-cell table:style-name="ce3" table:formula="of:=[.B393]" office:value-type="float" office:value="2149.61306964746" calcext:value-type="float">
            <text:p>2150</text:p>
          </table:table-cell>
          <table:table-cell table:style-name="ce3" table:formula="of:=[.C392]" office:value-type="float" office:value="2149.61306964746" calcext:value-type="float">
            <text:p>2150</text:p>
          </table:table-cell>
          <table:table-cell table:style-name="ce5" table:formula="of:=SUMPRODUCT([.B393:.D393];burner_heat_diffusion)" office:value-type="float" office:value="2149.61306964746" calcext:value-type="float">
            <text:p>2150</text:p>
          </table:table-cell>
          <table:table-cell table:formula="of:=[.F392]+[.E393]-[.I392]" office:value-type="float" office:value="57385.4906837717" calcext:value-type="float">
            <text:p>57385</text:p>
          </table:table-cell>
          <table:table-cell table:style-name="ce7" table:formula="of:=temp_out + [.F393] / burner_heat_mass" office:value-type="float" office:value="134.770981367543" calcext:value-type="float">
            <text:p>134.8</text:p>
          </table:table-cell>
          <table:table-cell table:style-name="ce7" table:formula="of:=[.G393]-[.W392]" office:value-type="float" office:value="15.4276584891981" calcext:value-type="float">
            <text:p>15.4</text:p>
          </table:table-cell>
          <table:table-cell table:style-name="ce5" table:formula="of:=thermagon_k * burner_A * [.H393] / thermagon_L" office:value-type="float" office:value="2022.40579083392" calcext:value-type="float">
            <text:p>2022</text:p>
          </table:table-cell>
          <table:table-cell table:style-name="ce5" table:formula="of:=[.I393]/C_per_s_to_W*time_incr" office:value-type="float" office:value="2898.25994673821" calcext:value-type="float">
            <text:p>2898</text:p>
          </table:table-cell>
          <table:table-cell table:style-name="ce7" table:formula="of:=[.J392]" office:value-type="float" office:value="2928.58950465192" calcext:value-type="float">
            <text:p>2928.6</text:p>
          </table:table-cell>
          <table:table-cell table:style-name="ce7" table:formula="of:=[.K392]" office:value-type="float" office:value="2955.13010772111" calcext:value-type="float">
            <text:p>2955.1</text:p>
          </table:table-cell>
          <table:table-cell table:style-name="ce7" table:formula="of:=[.L392]" office:value-type="float" office:value="2969.38346521644" calcext:value-type="float">
            <text:p>2969.4</text:p>
          </table:table-cell>
          <table:table-cell table:style-name="ce7" table:formula="of:=[.M392]" office:value-type="float" office:value="2959.9882172937" calcext:value-type="float">
            <text:p>2960.0</text:p>
          </table:table-cell>
          <table:table-cell table:style-name="ce7" table:formula="of:=[.N392]" office:value-type="float" office:value="2913.16925358476" calcext:value-type="float">
            <text:p>2913.2</text:p>
          </table:table-cell>
          <table:table-cell table:style-name="ce7" table:formula="of:=[.O392]" office:value-type="float" office:value="2813.9116781332" calcext:value-type="float">
            <text:p>2813.9</text:p>
          </table:table-cell>
          <table:table-cell table:style-name="ce7" table:formula="of:=[.P392]" office:value-type="float" office:value="2646.26219651756" calcext:value-type="float">
            <text:p>2646.3</text:p>
          </table:table-cell>
          <table:table-cell table:style-name="ce7" table:formula="of:=[.Q392]" office:value-type="float" office:value="2392.29846651712" calcext:value-type="float">
            <text:p>2392.3</text:p>
          </table:table-cell>
          <table:table-cell table:style-name="ce7" table:formula="of:=[.R392]" office:value-type="float" office:value="2029.77259355896" calcext:value-type="float">
            <text:p>2029.8</text:p>
          </table:table-cell>
          <table:table-cell table:style-name="ce5" table:formula="of:=SUMPRODUCT([.J393:.S393];pot_heat_diffusion)" office:value-type="float" office:value="2849.40689604883" calcext:value-type="float">
            <text:p>2849</text:p>
          </table:table-cell>
          <table:table-cell table:style-name="ce5" table:formula="of:=[.V392]*leakage_out" office:value-type="float" office:value="1692.24932944603" calcext:value-type="float">
            <text:p>1692</text:p>
          </table:table-cell>
          <table:table-cell table:style-name="ce5" table:formula="of:=[.V392]+[.T393]-[.U393]" office:value-type="float" office:value="283198.712474275" calcext:value-type="float">
            <text:p>283199</text:p>
          </table:table-cell>
          <table:table-cell table:style-name="ce12" table:formula="of:= temp_out + [.V393]/pot_water_mass" office:value-type="float" office:value="119.750907774116" calcext:value-type="float">
            <text:p>119.8</text:p>
          </table:table-cell>
          <table:table-cell table:style-name="ce7" table:formula="of:=IF([.G393]&gt;thermagon_temp_max;0;IF([.W39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3" table:formula="of:=burner_C_per_s * [.X393]/100 * time_incr" office:value-type="float" office:value="2149.61306964746" calcext:value-type="float">
            <text:p>2150</text:p>
          </table:table-cell>
          <table:table-cell table:style-name="ce3" table:formula="of:=[.B394]" office:value-type="float" office:value="2149.61306964746" calcext:value-type="float">
            <text:p>2150</text:p>
          </table:table-cell>
          <table:table-cell table:style-name="ce3" table:formula="of:=[.C393]" office:value-type="float" office:value="2149.61306964746" calcext:value-type="float">
            <text:p>2150</text:p>
          </table:table-cell>
          <table:table-cell table:style-name="ce5" table:formula="of:=SUMPRODUCT([.B394:.D394];burner_heat_diffusion)" office:value-type="float" office:value="2149.61306964746" calcext:value-type="float">
            <text:p>2150</text:p>
          </table:table-cell>
          <table:table-cell table:formula="of:=[.F393]+[.E394]-[.I393]" office:value-type="float" office:value="57512.6979625852" calcext:value-type="float">
            <text:p>57513</text:p>
          </table:table-cell>
          <table:table-cell table:style-name="ce7" table:formula="of:=temp_out + [.F394] / burner_heat_mass" office:value-type="float" office:value="135.02539592517" calcext:value-type="float">
            <text:p>135.0</text:p>
          </table:table-cell>
          <table:table-cell table:style-name="ce7" table:formula="of:=[.G394]-[.W393]" office:value-type="float" office:value="15.2744881510541" calcext:value-type="float">
            <text:p>15.3</text:p>
          </table:table-cell>
          <table:table-cell table:style-name="ce5" table:formula="of:=thermagon_k * burner_A * [.H394] / thermagon_L" office:value-type="float" office:value="2002.32675038439" calcext:value-type="float">
            <text:p>2002</text:p>
          </table:table-cell>
          <table:table-cell table:style-name="ce5" table:formula="of:=[.I394]/C_per_s_to_W*time_incr" office:value-type="float" office:value="2869.48516822068" calcext:value-type="float">
            <text:p>2869</text:p>
          </table:table-cell>
          <table:table-cell table:style-name="ce7" table:formula="of:=[.J393]" office:value-type="float" office:value="2898.25994673821" calcext:value-type="float">
            <text:p>2898.3</text:p>
          </table:table-cell>
          <table:table-cell table:style-name="ce7" table:formula="of:=[.K393]" office:value-type="float" office:value="2928.58950465192" calcext:value-type="float">
            <text:p>2928.6</text:p>
          </table:table-cell>
          <table:table-cell table:style-name="ce7" table:formula="of:=[.L393]" office:value-type="float" office:value="2955.13010772111" calcext:value-type="float">
            <text:p>2955.1</text:p>
          </table:table-cell>
          <table:table-cell table:style-name="ce7" table:formula="of:=[.M393]" office:value-type="float" office:value="2969.38346521644" calcext:value-type="float">
            <text:p>2969.4</text:p>
          </table:table-cell>
          <table:table-cell table:style-name="ce7" table:formula="of:=[.N393]" office:value-type="float" office:value="2959.9882172937" calcext:value-type="float">
            <text:p>2960.0</text:p>
          </table:table-cell>
          <table:table-cell table:style-name="ce7" table:formula="of:=[.O393]" office:value-type="float" office:value="2913.16925358476" calcext:value-type="float">
            <text:p>2913.2</text:p>
          </table:table-cell>
          <table:table-cell table:style-name="ce7" table:formula="of:=[.P393]" office:value-type="float" office:value="2813.9116781332" calcext:value-type="float">
            <text:p>2813.9</text:p>
          </table:table-cell>
          <table:table-cell table:style-name="ce7" table:formula="of:=[.Q393]" office:value-type="float" office:value="2646.26219651756" calcext:value-type="float">
            <text:p>2646.3</text:p>
          </table:table-cell>
          <table:table-cell table:style-name="ce7" table:formula="of:=[.R393]" office:value-type="float" office:value="2392.29846651712" calcext:value-type="float">
            <text:p>2392.3</text:p>
          </table:table-cell>
          <table:table-cell table:style-name="ce5" table:formula="of:=SUMPRODUCT([.J394:.S394];pot_heat_diffusion)" office:value-type="float" office:value="2904.24370518376" calcext:value-type="float">
            <text:p>2904</text:p>
          </table:table-cell>
          <table:table-cell table:style-name="ce5" table:formula="of:=[.V393]*leakage_out" office:value-type="float" office:value="1699.19227484565" calcext:value-type="float">
            <text:p>1699</text:p>
          </table:table-cell>
          <table:table-cell table:style-name="ce5" table:formula="of:=[.V393]+[.T394]-[.U394]" office:value-type="float" office:value="284403.763904613" calcext:value-type="float">
            <text:p>284404</text:p>
          </table:table-cell>
          <table:table-cell table:style-name="ce12" table:formula="of:= temp_out + [.V394]/pot_water_mass" office:value-type="float" office:value="120.175362295962" calcext:value-type="float">
            <text:p>120.2</text:p>
          </table:table-cell>
          <table:table-cell table:style-name="ce7" table:formula="of:=IF([.G394]&gt;thermagon_temp_max;0;IF([.W39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3" table:formula="of:=burner_C_per_s * [.X394]/100 * time_incr" office:value-type="float" office:value="2149.61306964746" calcext:value-type="float">
            <text:p>2150</text:p>
          </table:table-cell>
          <table:table-cell table:style-name="ce3" table:formula="of:=[.B395]" office:value-type="float" office:value="2149.61306964746" calcext:value-type="float">
            <text:p>2150</text:p>
          </table:table-cell>
          <table:table-cell table:style-name="ce3" table:formula="of:=[.C394]" office:value-type="float" office:value="2149.61306964746" calcext:value-type="float">
            <text:p>2150</text:p>
          </table:table-cell>
          <table:table-cell table:style-name="ce5" table:formula="of:=SUMPRODUCT([.B395:.D395];burner_heat_diffusion)" office:value-type="float" office:value="2149.61306964746" calcext:value-type="float">
            <text:p>2150</text:p>
          </table:table-cell>
          <table:table-cell table:formula="of:=[.F394]+[.E395]-[.I394]" office:value-type="float" office:value="57659.9842818483" calcext:value-type="float">
            <text:p>57660</text:p>
          </table:table-cell>
          <table:table-cell table:style-name="ce7" table:formula="of:=temp_out + [.F395] / burner_heat_mass" office:value-type="float" office:value="135.319968563697" calcext:value-type="float">
            <text:p>135.3</text:p>
          </table:table-cell>
          <table:table-cell table:style-name="ce7" table:formula="of:=[.G395]-[.W394]" office:value-type="float" office:value="15.1446062677341" calcext:value-type="float">
            <text:p>15.1</text:p>
          </table:table-cell>
          <table:table-cell table:style-name="ce5" table:formula="of:=thermagon_k * burner_A * [.H395] / thermagon_L" office:value-type="float" office:value="1985.30058448016" calcext:value-type="float">
            <text:p>1985</text:p>
          </table:table-cell>
          <table:table-cell table:style-name="ce5" table:formula="of:=[.I395]/C_per_s_to_W*time_incr" office:value-type="float" office:value="2845.08538905153" calcext:value-type="float">
            <text:p>2845</text:p>
          </table:table-cell>
          <table:table-cell table:style-name="ce7" table:formula="of:=[.J394]" office:value-type="float" office:value="2869.48516822068" calcext:value-type="float">
            <text:p>2869.5</text:p>
          </table:table-cell>
          <table:table-cell table:style-name="ce7" table:formula="of:=[.K394]" office:value-type="float" office:value="2898.25994673821" calcext:value-type="float">
            <text:p>2898.3</text:p>
          </table:table-cell>
          <table:table-cell table:style-name="ce7" table:formula="of:=[.L394]" office:value-type="float" office:value="2928.58950465192" calcext:value-type="float">
            <text:p>2928.6</text:p>
          </table:table-cell>
          <table:table-cell table:style-name="ce7" table:formula="of:=[.M394]" office:value-type="float" office:value="2955.13010772111" calcext:value-type="float">
            <text:p>2955.1</text:p>
          </table:table-cell>
          <table:table-cell table:style-name="ce7" table:formula="of:=[.N394]" office:value-type="float" office:value="2969.38346521644" calcext:value-type="float">
            <text:p>2969.4</text:p>
          </table:table-cell>
          <table:table-cell table:style-name="ce7" table:formula="of:=[.O394]" office:value-type="float" office:value="2959.9882172937" calcext:value-type="float">
            <text:p>2960.0</text:p>
          </table:table-cell>
          <table:table-cell table:style-name="ce7" table:formula="of:=[.P394]" office:value-type="float" office:value="2913.16925358476" calcext:value-type="float">
            <text:p>2913.2</text:p>
          </table:table-cell>
          <table:table-cell table:style-name="ce7" table:formula="of:=[.Q394]" office:value-type="float" office:value="2813.9116781332" calcext:value-type="float">
            <text:p>2813.9</text:p>
          </table:table-cell>
          <table:table-cell table:style-name="ce7" table:formula="of:=[.R394]" office:value-type="float" office:value="2646.26219651756" calcext:value-type="float">
            <text:p>2646.3</text:p>
          </table:table-cell>
          <table:table-cell table:style-name="ce5" table:formula="of:=SUMPRODUCT([.J395:.S395];pot_heat_diffusion)" office:value-type="float" office:value="2924.83881548197" calcext:value-type="float">
            <text:p>2925</text:p>
          </table:table-cell>
          <table:table-cell table:style-name="ce5" table:formula="of:=[.V394]*leakage_out" office:value-type="float" office:value="1706.42258342768" calcext:value-type="float">
            <text:p>1706</text:p>
          </table:table-cell>
          <table:table-cell table:style-name="ce5" table:formula="of:=[.V394]+[.T395]-[.U395]" office:value-type="float" office:value="285622.180136667" calcext:value-type="float">
            <text:p>285622</text:p>
          </table:table-cell>
          <table:table-cell table:style-name="ce12" table:formula="of:= temp_out + [.V395]/pot_water_mass" office:value-type="float" office:value="120.604524293672" calcext:value-type="float">
            <text:p>120.6</text:p>
          </table:table-cell>
          <table:table-cell table:style-name="ce7" table:formula="of:=IF([.G395]&gt;thermagon_temp_max;0;IF([.W39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3" table:formula="of:=burner_C_per_s * [.X395]/100 * time_incr" office:value-type="float" office:value="2149.61306964746" calcext:value-type="float">
            <text:p>2150</text:p>
          </table:table-cell>
          <table:table-cell table:style-name="ce3" table:formula="of:=[.B396]" office:value-type="float" office:value="2149.61306964746" calcext:value-type="float">
            <text:p>2150</text:p>
          </table:table-cell>
          <table:table-cell table:style-name="ce3" table:formula="of:=[.C395]" office:value-type="float" office:value="2149.61306964746" calcext:value-type="float">
            <text:p>2150</text:p>
          </table:table-cell>
          <table:table-cell table:style-name="ce5" table:formula="of:=SUMPRODUCT([.B396:.D396];burner_heat_diffusion)" office:value-type="float" office:value="2149.61306964746" calcext:value-type="float">
            <text:p>2150</text:p>
          </table:table-cell>
          <table:table-cell table:formula="of:=[.F395]+[.E396]-[.I395]" office:value-type="float" office:value="57824.2967670156" calcext:value-type="float">
            <text:p>57824</text:p>
          </table:table-cell>
          <table:table-cell table:style-name="ce7" table:formula="of:=temp_out + [.F396] / burner_heat_mass" office:value-type="float" office:value="135.648593534031" calcext:value-type="float">
            <text:p>135.6</text:p>
          </table:table-cell>
          <table:table-cell table:style-name="ce7" table:formula="of:=[.G396]-[.W395]" office:value-type="float" office:value="15.0440692403595" calcext:value-type="float">
            <text:p>15.0</text:p>
          </table:table-cell>
          <table:table-cell table:style-name="ce5" table:formula="of:=thermagon_k * burner_A * [.H396] / thermagon_L" office:value-type="float" office:value="1972.12122440436" calcext:value-type="float">
            <text:p>1972</text:p>
          </table:table-cell>
          <table:table-cell table:style-name="ce5" table:formula="of:=[.I396]/C_per_s_to_W*time_incr" office:value-type="float" office:value="2826.19837260585" calcext:value-type="float">
            <text:p>2826</text:p>
          </table:table-cell>
          <table:table-cell table:style-name="ce7" table:formula="of:=[.J395]" office:value-type="float" office:value="2845.08538905153" calcext:value-type="float">
            <text:p>2845.1</text:p>
          </table:table-cell>
          <table:table-cell table:style-name="ce7" table:formula="of:=[.K395]" office:value-type="float" office:value="2869.48516822068" calcext:value-type="float">
            <text:p>2869.5</text:p>
          </table:table-cell>
          <table:table-cell table:style-name="ce7" table:formula="of:=[.L395]" office:value-type="float" office:value="2898.25994673821" calcext:value-type="float">
            <text:p>2898.3</text:p>
          </table:table-cell>
          <table:table-cell table:style-name="ce7" table:formula="of:=[.M395]" office:value-type="float" office:value="2928.58950465192" calcext:value-type="float">
            <text:p>2928.6</text:p>
          </table:table-cell>
          <table:table-cell table:style-name="ce7" table:formula="of:=[.N395]" office:value-type="float" office:value="2955.13010772111" calcext:value-type="float">
            <text:p>2955.1</text:p>
          </table:table-cell>
          <table:table-cell table:style-name="ce7" table:formula="of:=[.O395]" office:value-type="float" office:value="2969.38346521644" calcext:value-type="float">
            <text:p>2969.4</text:p>
          </table:table-cell>
          <table:table-cell table:style-name="ce7" table:formula="of:=[.P395]" office:value-type="float" office:value="2959.9882172937" calcext:value-type="float">
            <text:p>2960.0</text:p>
          </table:table-cell>
          <table:table-cell table:style-name="ce7" table:formula="of:=[.Q395]" office:value-type="float" office:value="2913.16925358476" calcext:value-type="float">
            <text:p>2913.2</text:p>
          </table:table-cell>
          <table:table-cell table:style-name="ce7" table:formula="of:=[.R395]" office:value-type="float" office:value="2813.9116781332" calcext:value-type="float">
            <text:p>2813.9</text:p>
          </table:table-cell>
          <table:table-cell table:style-name="ce5" table:formula="of:=SUMPRODUCT([.J396:.S396];pot_heat_diffusion)" office:value-type="float" office:value="2922.87831371838" calcext:value-type="float">
            <text:p>2923</text:p>
          </table:table-cell>
          <table:table-cell table:style-name="ce5" table:formula="of:=[.V395]*leakage_out" office:value-type="float" office:value="1713.73308082" calcext:value-type="float">
            <text:p>1714</text:p>
          </table:table-cell>
          <table:table-cell table:style-name="ce5" table:formula="of:=[.V395]+[.T396]-[.U396]" office:value-type="float" office:value="286831.325369566" calcext:value-type="float">
            <text:p>286831</text:p>
          </table:table-cell>
          <table:table-cell table:style-name="ce12" table:formula="of:= temp_out + [.V396]/pot_water_mass" office:value-type="float" office:value="121.030420773068" calcext:value-type="float">
            <text:p>121.0</text:p>
          </table:table-cell>
          <table:table-cell table:style-name="ce7" table:formula="of:=IF([.G396]&gt;thermagon_temp_max;0;IF([.W39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3" table:formula="of:=burner_C_per_s * [.X396]/100 * time_incr" office:value-type="float" office:value="0" calcext:value-type="float">
            <text:p>0</text:p>
          </table:table-cell>
          <table:table-cell table:style-name="ce3" table:formula="of:=[.B397]" office:value-type="float" office:value="0" calcext:value-type="float">
            <text:p>0</text:p>
          </table:table-cell>
          <table:table-cell table:style-name="ce3" table:formula="of:=[.C396]" office:value-type="float" office:value="2149.61306964746" calcext:value-type="float">
            <text:p>2150</text:p>
          </table:table-cell>
          <table:table-cell table:style-name="ce5" table:formula="of:=SUMPRODUCT([.B397:.D397];burner_heat_diffusion)" office:value-type="float" office:value="644.883920894239" calcext:value-type="float">
            <text:p>645</text:p>
          </table:table-cell>
          <table:table-cell table:formula="of:=[.F396]+[.E397]-[.I396]" office:value-type="float" office:value="56497.0594635055" calcext:value-type="float">
            <text:p>56497</text:p>
          </table:table-cell>
          <table:table-cell table:style-name="ce7" table:formula="of:=temp_out + [.F397] / burner_heat_mass" office:value-type="float" office:value="132.994118927011" calcext:value-type="float">
            <text:p>133.0</text:p>
          </table:table-cell>
          <table:table-cell table:style-name="ce7" table:formula="of:=[.G397]-[.W396]" office:value-type="float" office:value="11.963698153943" calcext:value-type="float">
            <text:p>12.0</text:p>
          </table:table-cell>
          <table:table-cell table:style-name="ce5" table:formula="of:=thermagon_k * burner_A * [.H397] / thermagon_L" office:value-type="float" office:value="1568.31656879521" calcext:value-type="float">
            <text:p>1568</text:p>
          </table:table-cell>
          <table:table-cell table:style-name="ce5" table:formula="of:=[.I397]/C_per_s_to_W*time_incr" office:value-type="float" office:value="2247.5158624179" calcext:value-type="float">
            <text:p>2248</text:p>
          </table:table-cell>
          <table:table-cell table:style-name="ce7" table:formula="of:=[.J396]" office:value-type="float" office:value="2826.19837260585" calcext:value-type="float">
            <text:p>2826.2</text:p>
          </table:table-cell>
          <table:table-cell table:style-name="ce7" table:formula="of:=[.K396]" office:value-type="float" office:value="2845.08538905153" calcext:value-type="float">
            <text:p>2845.1</text:p>
          </table:table-cell>
          <table:table-cell table:style-name="ce7" table:formula="of:=[.L396]" office:value-type="float" office:value="2869.48516822068" calcext:value-type="float">
            <text:p>2869.5</text:p>
          </table:table-cell>
          <table:table-cell table:style-name="ce7" table:formula="of:=[.M396]" office:value-type="float" office:value="2898.25994673821" calcext:value-type="float">
            <text:p>2898.3</text:p>
          </table:table-cell>
          <table:table-cell table:style-name="ce7" table:formula="of:=[.N396]" office:value-type="float" office:value="2928.58950465192" calcext:value-type="float">
            <text:p>2928.6</text:p>
          </table:table-cell>
          <table:table-cell table:style-name="ce7" table:formula="of:=[.O396]" office:value-type="float" office:value="2955.13010772111" calcext:value-type="float">
            <text:p>2955.1</text:p>
          </table:table-cell>
          <table:table-cell table:style-name="ce7" table:formula="of:=[.P396]" office:value-type="float" office:value="2969.38346521644" calcext:value-type="float">
            <text:p>2969.4</text:p>
          </table:table-cell>
          <table:table-cell table:style-name="ce7" table:formula="of:=[.Q396]" office:value-type="float" office:value="2959.9882172937" calcext:value-type="float">
            <text:p>2960.0</text:p>
          </table:table-cell>
          <table:table-cell table:style-name="ce7" table:formula="of:=[.R396]" office:value-type="float" office:value="2913.16925358476" calcext:value-type="float">
            <text:p>2913.2</text:p>
          </table:table-cell>
          <table:table-cell table:style-name="ce5" table:formula="of:=SUMPRODUCT([.J397:.S397];pot_heat_diffusion)" office:value-type="float" office:value="2896.49510988332" calcext:value-type="float">
            <text:p>2896</text:p>
          </table:table-cell>
          <table:table-cell table:style-name="ce5" table:formula="of:=[.V396]*leakage_out" office:value-type="float" office:value="1720.98795221739" calcext:value-type="float">
            <text:p>1721</text:p>
          </table:table-cell>
          <table:table-cell table:style-name="ce5" table:formula="of:=[.V396]+[.T397]-[.U397]" office:value-type="float" office:value="288006.832527231" calcext:value-type="float">
            <text:p>288007</text:p>
          </table:table-cell>
          <table:table-cell table:style-name="ce12" table:formula="of:= temp_out + [.V397]/pot_water_mass" office:value-type="float" office:value="121.444468933978" calcext:value-type="float">
            <text:p>121.4</text:p>
          </table:table-cell>
          <table:table-cell table:style-name="ce7" table:formula="of:=IF([.G397]&gt;thermagon_temp_max;0;IF([.W39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3" table:formula="of:=burner_C_per_s * [.X397]/100 * time_incr" office:value-type="float" office:value="0" calcext:value-type="float">
            <text:p>0</text:p>
          </table:table-cell>
          <table:table-cell table:style-name="ce3" table:formula="of:=[.B398]" office:value-type="float" office:value="0" calcext:value-type="float">
            <text:p>0</text:p>
          </table:table-cell>
          <table:table-cell table:style-name="ce3" table:formula="of:=[.C397]" office:value-type="float" office:value="0" calcext:value-type="float">
            <text:p>0</text:p>
          </table:table-cell>
          <table:table-cell table:style-name="ce5" table:formula="of:=SUMPRODUCT([.B398:.D398];burner_heat_diffusion)" office:value-type="float" office:value="0" calcext:value-type="float">
            <text:p>0</text:p>
          </table:table-cell>
          <table:table-cell table:formula="of:=[.F397]+[.E398]-[.I397]" office:value-type="float" office:value="54928.7428947103" calcext:value-type="float">
            <text:p>54929</text:p>
          </table:table-cell>
          <table:table-cell table:style-name="ce7" table:formula="of:=temp_out + [.F398] / burner_heat_mass" office:value-type="float" office:value="129.857485789421" calcext:value-type="float">
            <text:p>129.9</text:p>
          </table:table-cell>
          <table:table-cell table:style-name="ce7" table:formula="of:=[.G398]-[.W397]" office:value-type="float" office:value="8.41301685544224" calcext:value-type="float">
            <text:p>8.4</text:p>
          </table:table-cell>
          <table:table-cell table:style-name="ce5" table:formula="of:=thermagon_k * burner_A * [.H398] / thermagon_L" office:value-type="float" office:value="1102.85912918949" calcext:value-type="float">
            <text:p>1103</text:p>
          </table:table-cell>
          <table:table-cell table:style-name="ce5" table:formula="of:=[.I398]/C_per_s_to_W*time_incr" office:value-type="float" office:value="1580.4802653905" calcext:value-type="float">
            <text:p>1580</text:p>
          </table:table-cell>
          <table:table-cell table:style-name="ce7" table:formula="of:=[.J397]" office:value-type="float" office:value="2247.5158624179" calcext:value-type="float">
            <text:p>2247.5</text:p>
          </table:table-cell>
          <table:table-cell table:style-name="ce7" table:formula="of:=[.K397]" office:value-type="float" office:value="2826.19837260585" calcext:value-type="float">
            <text:p>2826.2</text:p>
          </table:table-cell>
          <table:table-cell table:style-name="ce7" table:formula="of:=[.L397]" office:value-type="float" office:value="2845.08538905153" calcext:value-type="float">
            <text:p>2845.1</text:p>
          </table:table-cell>
          <table:table-cell table:style-name="ce7" table:formula="of:=[.M397]" office:value-type="float" office:value="2869.48516822068" calcext:value-type="float">
            <text:p>2869.5</text:p>
          </table:table-cell>
          <table:table-cell table:style-name="ce7" table:formula="of:=[.N397]" office:value-type="float" office:value="2898.25994673821" calcext:value-type="float">
            <text:p>2898.3</text:p>
          </table:table-cell>
          <table:table-cell table:style-name="ce7" table:formula="of:=[.O397]" office:value-type="float" office:value="2928.58950465192" calcext:value-type="float">
            <text:p>2928.6</text:p>
          </table:table-cell>
          <table:table-cell table:style-name="ce7" table:formula="of:=[.P397]" office:value-type="float" office:value="2955.13010772111" calcext:value-type="float">
            <text:p>2955.1</text:p>
          </table:table-cell>
          <table:table-cell table:style-name="ce7" table:formula="of:=[.Q397]" office:value-type="float" office:value="2969.38346521644" calcext:value-type="float">
            <text:p>2969.4</text:p>
          </table:table-cell>
          <table:table-cell table:style-name="ce7" table:formula="of:=[.R397]" office:value-type="float" office:value="2959.9882172937" calcext:value-type="float">
            <text:p>2960.0</text:p>
          </table:table-cell>
          <table:table-cell table:style-name="ce5" table:formula="of:=SUMPRODUCT([.J398:.S398];pot_heat_diffusion)" office:value-type="float" office:value="2834.03253881621" calcext:value-type="float">
            <text:p>2834</text:p>
          </table:table-cell>
          <table:table-cell table:style-name="ce5" table:formula="of:=[.V397]*leakage_out" office:value-type="float" office:value="1728.04099516339" calcext:value-type="float">
            <text:p>1728</text:p>
          </table:table-cell>
          <table:table-cell table:style-name="ce5" table:formula="of:=[.V397]+[.T398]-[.U398]" office:value-type="float" office:value="289112.824070884" calcext:value-type="float">
            <text:p>289113</text:p>
          </table:table-cell>
          <table:table-cell table:style-name="ce12" table:formula="of:= temp_out + [.V398]/pot_water_mass" office:value-type="float" office:value="121.834031653053" calcext:value-type="float">
            <text:p>121.8</text:p>
          </table:table-cell>
          <table:table-cell table:style-name="ce7" table:formula="of:=IF([.G398]&gt;thermagon_temp_max;0;IF([.W39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3" table:formula="of:=burner_C_per_s * [.X398]/100 * time_incr" office:value-type="float" office:value="0" calcext:value-type="float">
            <text:p>0</text:p>
          </table:table-cell>
          <table:table-cell table:style-name="ce3" table:formula="of:=[.B399]" office:value-type="float" office:value="0" calcext:value-type="float">
            <text:p>0</text:p>
          </table:table-cell>
          <table:table-cell table:style-name="ce3" table:formula="of:=[.C398]" office:value-type="float" office:value="0" calcext:value-type="float">
            <text:p>0</text:p>
          </table:table-cell>
          <table:table-cell table:style-name="ce5" table:formula="of:=SUMPRODUCT([.B399:.D399];burner_heat_diffusion)" office:value-type="float" office:value="0" calcext:value-type="float">
            <text:p>0</text:p>
          </table:table-cell>
          <table:table-cell table:formula="of:=[.F398]+[.E399]-[.I398]" office:value-type="float" office:value="53825.8837655208" calcext:value-type="float">
            <text:p>53826</text:p>
          </table:table-cell>
          <table:table-cell table:style-name="ce7" table:formula="of:=temp_out + [.F399] / burner_heat_mass" office:value-type="float" office:value="127.651767531042" calcext:value-type="float">
            <text:p>127.7</text:p>
          </table:table-cell>
          <table:table-cell table:style-name="ce7" table:formula="of:=[.G399]-[.W398]" office:value-type="float" office:value="5.81773587798877" calcext:value-type="float">
            <text:p>5.8</text:p>
          </table:table-cell>
          <table:table-cell table:style-name="ce5" table:formula="of:=thermagon_k * burner_A * [.H399] / thermagon_L" office:value-type="float" office:value="762.644748548512" calcext:value-type="float">
            <text:p>763</text:p>
          </table:table-cell>
          <table:table-cell table:style-name="ce5" table:formula="of:=[.I399]/C_per_s_to_W*time_incr" office:value-type="float" office:value="1092.92741265192" calcext:value-type="float">
            <text:p>1093</text:p>
          </table:table-cell>
          <table:table-cell table:style-name="ce7" table:formula="of:=[.J398]" office:value-type="float" office:value="1580.4802653905" calcext:value-type="float">
            <text:p>1580.5</text:p>
          </table:table-cell>
          <table:table-cell table:style-name="ce7" table:formula="of:=[.K398]" office:value-type="float" office:value="2247.5158624179" calcext:value-type="float">
            <text:p>2247.5</text:p>
          </table:table-cell>
          <table:table-cell table:style-name="ce7" table:formula="of:=[.L398]" office:value-type="float" office:value="2826.19837260585" calcext:value-type="float">
            <text:p>2826.2</text:p>
          </table:table-cell>
          <table:table-cell table:style-name="ce7" table:formula="of:=[.M398]" office:value-type="float" office:value="2845.08538905153" calcext:value-type="float">
            <text:p>2845.1</text:p>
          </table:table-cell>
          <table:table-cell table:style-name="ce7" table:formula="of:=[.N398]" office:value-type="float" office:value="2869.48516822068" calcext:value-type="float">
            <text:p>2869.5</text:p>
          </table:table-cell>
          <table:table-cell table:style-name="ce7" table:formula="of:=[.O398]" office:value-type="float" office:value="2898.25994673821" calcext:value-type="float">
            <text:p>2898.3</text:p>
          </table:table-cell>
          <table:table-cell table:style-name="ce7" table:formula="of:=[.P398]" office:value-type="float" office:value="2928.58950465192" calcext:value-type="float">
            <text:p>2928.6</text:p>
          </table:table-cell>
          <table:table-cell table:style-name="ce7" table:formula="of:=[.Q398]" office:value-type="float" office:value="2955.13010772111" calcext:value-type="float">
            <text:p>2955.1</text:p>
          </table:table-cell>
          <table:table-cell table:style-name="ce7" table:formula="of:=[.R398]" office:value-type="float" office:value="2969.38346521644" calcext:value-type="float">
            <text:p>2969.4</text:p>
          </table:table-cell>
          <table:table-cell table:style-name="ce5" table:formula="of:=SUMPRODUCT([.J399:.S399];pot_heat_diffusion)" office:value-type="float" office:value="2712.92872113054" calcext:value-type="float">
            <text:p>2713</text:p>
          </table:table-cell>
          <table:table-cell table:style-name="ce5" table:formula="of:=[.V398]*leakage_out" office:value-type="float" office:value="1734.67694442531" calcext:value-type="float">
            <text:p>1735</text:p>
          </table:table-cell>
          <table:table-cell table:style-name="ce5" table:formula="of:=[.V398]+[.T399]-[.U399]" office:value-type="float" office:value="290091.07584759" calcext:value-type="float">
            <text:p>290091</text:p>
          </table:table-cell>
          <table:table-cell table:style-name="ce12" table:formula="of:= temp_out + [.V399]/pot_water_mass" office:value-type="float" office:value="122.178600672825" calcext:value-type="float">
            <text:p>122.2</text:p>
          </table:table-cell>
          <table:table-cell table:style-name="ce7" table:formula="of:=IF([.G399]&gt;thermagon_temp_max;0;IF([.W39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3" table:formula="of:=burner_C_per_s * [.X399]/100 * time_incr" office:value-type="float" office:value="0" calcext:value-type="float">
            <text:p>0</text:p>
          </table:table-cell>
          <table:table-cell table:style-name="ce3" table:formula="of:=[.B400]" office:value-type="float" office:value="0" calcext:value-type="float">
            <text:p>0</text:p>
          </table:table-cell>
          <table:table-cell table:style-name="ce3" table:formula="of:=[.C399]" office:value-type="float" office:value="0" calcext:value-type="float">
            <text:p>0</text:p>
          </table:table-cell>
          <table:table-cell table:style-name="ce5" table:formula="of:=SUMPRODUCT([.B400:.D400];burner_heat_diffusion)" office:value-type="float" office:value="0" calcext:value-type="float">
            <text:p>0</text:p>
          </table:table-cell>
          <table:table-cell table:formula="of:=[.F399]+[.E400]-[.I399]" office:value-type="float" office:value="53063.2390169723" calcext:value-type="float">
            <text:p>53063</text:p>
          </table:table-cell>
          <table:table-cell table:style-name="ce7" table:formula="of:=temp_out + [.F400] / burner_heat_mass" office:value-type="float" office:value="126.126478033945" calcext:value-type="float">
            <text:p>126.1</text:p>
          </table:table-cell>
          <table:table-cell table:style-name="ce7" table:formula="of:=[.G400]-[.W399]" office:value-type="float" office:value="3.94787736111962" calcext:value-type="float">
            <text:p>3.9</text:p>
          </table:table-cell>
          <table:table-cell table:style-name="ce5" table:formula="of:=thermagon_k * burner_A * [.H400] / thermagon_L" office:value-type="float" office:value="517.525717996724" calcext:value-type="float">
            <text:p>518</text:p>
          </table:table-cell>
          <table:table-cell table:style-name="ce5" table:formula="of:=[.I400]/C_per_s_to_W*time_incr" office:value-type="float" office:value="741.653364856297" calcext:value-type="float">
            <text:p>742</text:p>
          </table:table-cell>
          <table:table-cell table:style-name="ce7" table:formula="of:=[.J399]" office:value-type="float" office:value="1092.92741265192" calcext:value-type="float">
            <text:p>1092.9</text:p>
          </table:table-cell>
          <table:table-cell table:style-name="ce7" table:formula="of:=[.K399]" office:value-type="float" office:value="1580.4802653905" calcext:value-type="float">
            <text:p>1580.5</text:p>
          </table:table-cell>
          <table:table-cell table:style-name="ce7" table:formula="of:=[.L399]" office:value-type="float" office:value="2247.5158624179" calcext:value-type="float">
            <text:p>2247.5</text:p>
          </table:table-cell>
          <table:table-cell table:style-name="ce7" table:formula="of:=[.M399]" office:value-type="float" office:value="2826.19837260585" calcext:value-type="float">
            <text:p>2826.2</text:p>
          </table:table-cell>
          <table:table-cell table:style-name="ce7" table:formula="of:=[.N399]" office:value-type="float" office:value="2845.08538905153" calcext:value-type="float">
            <text:p>2845.1</text:p>
          </table:table-cell>
          <table:table-cell table:style-name="ce7" table:formula="of:=[.O399]" office:value-type="float" office:value="2869.48516822068" calcext:value-type="float">
            <text:p>2869.5</text:p>
          </table:table-cell>
          <table:table-cell table:style-name="ce7" table:formula="of:=[.P399]" office:value-type="float" office:value="2898.25994673821" calcext:value-type="float">
            <text:p>2898.3</text:p>
          </table:table-cell>
          <table:table-cell table:style-name="ce7" table:formula="of:=[.Q399]" office:value-type="float" office:value="2928.58950465192" calcext:value-type="float">
            <text:p>2928.6</text:p>
          </table:table-cell>
          <table:table-cell table:style-name="ce7" table:formula="of:=[.R399]" office:value-type="float" office:value="2955.13010772111" calcext:value-type="float">
            <text:p>2955.1</text:p>
          </table:table-cell>
          <table:table-cell table:style-name="ce5" table:formula="of:=SUMPRODUCT([.J400:.S400];pot_heat_diffusion)" office:value-type="float" office:value="2511.26676822373" calcext:value-type="float">
            <text:p>2511</text:p>
          </table:table-cell>
          <table:table-cell table:style-name="ce5" table:formula="of:=[.V399]*leakage_out" office:value-type="float" office:value="1740.54645508554" calcext:value-type="float">
            <text:p>1741</text:p>
          </table:table-cell>
          <table:table-cell table:style-name="ce5" table:formula="of:=[.V399]+[.T400]-[.U400]" office:value-type="float" office:value="290861.796160728" calcext:value-type="float">
            <text:p>290862</text:p>
          </table:table-cell>
          <table:table-cell table:style-name="ce12" table:formula="of:= temp_out + [.V400]/pot_water_mass" office:value-type="float" office:value="122.450071013222" calcext:value-type="float">
            <text:p>122.5</text:p>
          </table:table-cell>
          <table:table-cell table:style-name="ce7" table:formula="of:=IF([.G400]&gt;thermagon_temp_max;0;IF([.W40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3" table:formula="of:=burner_C_per_s * [.X400]/100 * time_incr" office:value-type="float" office:value="0" calcext:value-type="float">
            <text:p>0</text:p>
          </table:table-cell>
          <table:table-cell table:style-name="ce3" table:formula="of:=[.B401]" office:value-type="float" office:value="0" calcext:value-type="float">
            <text:p>0</text:p>
          </table:table-cell>
          <table:table-cell table:style-name="ce3" table:formula="of:=[.C400]" office:value-type="float" office:value="0" calcext:value-type="float">
            <text:p>0</text:p>
          </table:table-cell>
          <table:table-cell table:style-name="ce5" table:formula="of:=SUMPRODUCT([.B401:.D401];burner_heat_diffusion)" office:value-type="float" office:value="0" calcext:value-type="float">
            <text:p>0</text:p>
          </table:table-cell>
          <table:table-cell table:formula="of:=[.F400]+[.E401]-[.I400]" office:value-type="float" office:value="52545.7132989755" calcext:value-type="float">
            <text:p>52546</text:p>
          </table:table-cell>
          <table:table-cell table:style-name="ce7" table:formula="of:=temp_out + [.F401] / burner_heat_mass" office:value-type="float" office:value="125.091426597951" calcext:value-type="float">
            <text:p>125.1</text:p>
          </table:table-cell>
          <table:table-cell table:style-name="ce7" table:formula="of:=[.G401]-[.W400]" office:value-type="float" office:value="2.64135558472881" calcext:value-type="float">
            <text:p>2.6</text:p>
          </table:table-cell>
          <table:table-cell table:style-name="ce5" table:formula="of:=thermagon_k * burner_A * [.H401] / thermagon_L" office:value-type="float" office:value="346.25428310766" calcext:value-type="float">
            <text:p>346</text:p>
          </table:table-cell>
          <table:table-cell table:style-name="ce5" table:formula="of:=[.I401]/C_per_s_to_W*time_incr" office:value-type="float" office:value="496.20848825976" calcext:value-type="float">
            <text:p>496</text:p>
          </table:table-cell>
          <table:table-cell table:style-name="ce7" table:formula="of:=[.J400]" office:value-type="float" office:value="741.653364856297" calcext:value-type="float">
            <text:p>741.7</text:p>
          </table:table-cell>
          <table:table-cell table:style-name="ce7" table:formula="of:=[.K400]" office:value-type="float" office:value="1092.92741265192" calcext:value-type="float">
            <text:p>1092.9</text:p>
          </table:table-cell>
          <table:table-cell table:style-name="ce7" table:formula="of:=[.L400]" office:value-type="float" office:value="1580.4802653905" calcext:value-type="float">
            <text:p>1580.5</text:p>
          </table:table-cell>
          <table:table-cell table:style-name="ce7" table:formula="of:=[.M400]" office:value-type="float" office:value="2247.5158624179" calcext:value-type="float">
            <text:p>2247.5</text:p>
          </table:table-cell>
          <table:table-cell table:style-name="ce7" table:formula="of:=[.N400]" office:value-type="float" office:value="2826.19837260585" calcext:value-type="float">
            <text:p>2826.2</text:p>
          </table:table-cell>
          <table:table-cell table:style-name="ce7" table:formula="of:=[.O400]" office:value-type="float" office:value="2845.08538905153" calcext:value-type="float">
            <text:p>2845.1</text:p>
          </table:table-cell>
          <table:table-cell table:style-name="ce7" table:formula="of:=[.P400]" office:value-type="float" office:value="2869.48516822068" calcext:value-type="float">
            <text:p>2869.5</text:p>
          </table:table-cell>
          <table:table-cell table:style-name="ce7" table:formula="of:=[.Q400]" office:value-type="float" office:value="2898.25994673821" calcext:value-type="float">
            <text:p>2898.3</text:p>
          </table:table-cell>
          <table:table-cell table:style-name="ce7" table:formula="of:=[.R400]" office:value-type="float" office:value="2928.58950465192" calcext:value-type="float">
            <text:p>2928.6</text:p>
          </table:table-cell>
          <table:table-cell table:style-name="ce5" table:formula="of:=SUMPRODUCT([.J401:.S401];pot_heat_diffusion)" office:value-type="float" office:value="2223.8362939958" calcext:value-type="float">
            <text:p>2224</text:p>
          </table:table-cell>
          <table:table-cell table:style-name="ce5" table:formula="of:=[.V400]*leakage_out" office:value-type="float" office:value="1745.17077696437" calcext:value-type="float">
            <text:p>1745</text:p>
          </table:table-cell>
          <table:table-cell table:style-name="ce5" table:formula="of:=[.V400]+[.T401]-[.U401]" office:value-type="float" office:value="291340.461677759" calcext:value-type="float">
            <text:p>291340</text:p>
          </table:table-cell>
          <table:table-cell table:style-name="ce12" table:formula="of:= temp_out + [.V401]/pot_water_mass" office:value-type="float" office:value="122.618671072971" calcext:value-type="float">
            <text:p>122.6</text:p>
          </table:table-cell>
          <table:table-cell table:style-name="ce7" table:formula="of:=IF([.G401]&gt;thermagon_temp_max;0;IF([.W40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3" table:formula="of:=burner_C_per_s * [.X401]/100 * time_incr" office:value-type="float" office:value="0" calcext:value-type="float">
            <text:p>0</text:p>
          </table:table-cell>
          <table:table-cell table:style-name="ce3" table:formula="of:=[.B402]" office:value-type="float" office:value="0" calcext:value-type="float">
            <text:p>0</text:p>
          </table:table-cell>
          <table:table-cell table:style-name="ce3" table:formula="of:=[.C401]" office:value-type="float" office:value="0" calcext:value-type="float">
            <text:p>0</text:p>
          </table:table-cell>
          <table:table-cell table:style-name="ce5" table:formula="of:=SUMPRODUCT([.B402:.D402];burner_heat_diffusion)" office:value-type="float" office:value="0" calcext:value-type="float">
            <text:p>0</text:p>
          </table:table-cell>
          <table:table-cell table:formula="of:=[.F401]+[.E402]-[.I401]" office:value-type="float" office:value="52199.4590158679" calcext:value-type="float">
            <text:p>52199</text:p>
          </table:table-cell>
          <table:table-cell table:style-name="ce7" table:formula="of:=temp_out + [.F402] / burner_heat_mass" office:value-type="float" office:value="124.398918031736" calcext:value-type="float">
            <text:p>124.4</text:p>
          </table:table-cell>
          <table:table-cell table:style-name="ce7" table:formula="of:=[.G402]-[.W401]" office:value-type="float" office:value="1.78024695876431" calcext:value-type="float">
            <text:p>1.8</text:p>
          </table:table-cell>
          <table:table-cell table:style-name="ce5" table:formula="of:=thermagon_k * burner_A * [.H402] / thermagon_L" office:value-type="float" office:value="233.371886021478" calcext:value-type="float">
            <text:p>233</text:p>
          </table:table-cell>
          <table:table-cell table:style-name="ce5" table:formula="of:=[.I402]/C_per_s_to_W*time_incr" office:value-type="float" office:value="334.439504186699" calcext:value-type="float">
            <text:p>334</text:p>
          </table:table-cell>
          <table:table-cell table:style-name="ce7" table:formula="of:=[.J401]" office:value-type="float" office:value="496.20848825976" calcext:value-type="float">
            <text:p>496.2</text:p>
          </table:table-cell>
          <table:table-cell table:style-name="ce7" table:formula="of:=[.K401]" office:value-type="float" office:value="741.653364856297" calcext:value-type="float">
            <text:p>741.7</text:p>
          </table:table-cell>
          <table:table-cell table:style-name="ce7" table:formula="of:=[.L401]" office:value-type="float" office:value="1092.92741265192" calcext:value-type="float">
            <text:p>1092.9</text:p>
          </table:table-cell>
          <table:table-cell table:style-name="ce7" table:formula="of:=[.M401]" office:value-type="float" office:value="1580.4802653905" calcext:value-type="float">
            <text:p>1580.5</text:p>
          </table:table-cell>
          <table:table-cell table:style-name="ce7" table:formula="of:=[.N401]" office:value-type="float" office:value="2247.5158624179" calcext:value-type="float">
            <text:p>2247.5</text:p>
          </table:table-cell>
          <table:table-cell table:style-name="ce7" table:formula="of:=[.O401]" office:value-type="float" office:value="2826.19837260585" calcext:value-type="float">
            <text:p>2826.2</text:p>
          </table:table-cell>
          <table:table-cell table:style-name="ce7" table:formula="of:=[.P401]" office:value-type="float" office:value="2845.08538905153" calcext:value-type="float">
            <text:p>2845.1</text:p>
          </table:table-cell>
          <table:table-cell table:style-name="ce7" table:formula="of:=[.Q401]" office:value-type="float" office:value="2869.48516822068" calcext:value-type="float">
            <text:p>2869.5</text:p>
          </table:table-cell>
          <table:table-cell table:style-name="ce7" table:formula="of:=[.R401]" office:value-type="float" office:value="2898.25994673821" calcext:value-type="float">
            <text:p>2898.3</text:p>
          </table:table-cell>
          <table:table-cell table:style-name="ce5" table:formula="of:=SUMPRODUCT([.J402:.S402];pot_heat_diffusion)" office:value-type="float" office:value="1868.52071802748" calcext:value-type="float">
            <text:p>1869</text:p>
          </table:table-cell>
          <table:table-cell table:style-name="ce5" table:formula="of:=[.V401]*leakage_out" office:value-type="float" office:value="1748.04277006656" calcext:value-type="float">
            <text:p>1748</text:p>
          </table:table-cell>
          <table:table-cell table:style-name="ce5" table:formula="of:=[.V401]+[.T402]-[.U402]" office:value-type="float" office:value="291460.93962572" calcext:value-type="float">
            <text:p>291461</text:p>
          </table:table-cell>
          <table:table-cell table:style-name="ce12" table:formula="of:= temp_out + [.V402]/pot_water_mass" office:value-type="float" office:value="122.661106946252" calcext:value-type="float">
            <text:p>122.7</text:p>
          </table:table-cell>
          <table:table-cell table:style-name="ce7" table:formula="of:=IF([.G402]&gt;thermagon_temp_max;0;IF([.W40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3" table:formula="of:=burner_C_per_s * [.X402]/100 * time_incr" office:value-type="float" office:value="0" calcext:value-type="float">
            <text:p>0</text:p>
          </table:table-cell>
          <table:table-cell table:style-name="ce3" table:formula="of:=[.B403]" office:value-type="float" office:value="0" calcext:value-type="float">
            <text:p>0</text:p>
          </table:table-cell>
          <table:table-cell table:style-name="ce3" table:formula="of:=[.C402]" office:value-type="float" office:value="0" calcext:value-type="float">
            <text:p>0</text:p>
          </table:table-cell>
          <table:table-cell table:style-name="ce5" table:formula="of:=SUMPRODUCT([.B403:.D403];burner_heat_diffusion)" office:value-type="float" office:value="0" calcext:value-type="float">
            <text:p>0</text:p>
          </table:table-cell>
          <table:table-cell table:formula="of:=[.F402]+[.E403]-[.I402]" office:value-type="float" office:value="51966.0871298464" calcext:value-type="float">
            <text:p>51966</text:p>
          </table:table-cell>
          <table:table-cell table:style-name="ce7" table:formula="of:=temp_out + [.F403] / burner_heat_mass" office:value-type="float" office:value="123.932174259693" calcext:value-type="float">
            <text:p>123.9</text:p>
          </table:table-cell>
          <table:table-cell table:style-name="ce7" table:formula="of:=[.G403]-[.W402]" office:value-type="float" office:value="1.27106731344048" calcext:value-type="float">
            <text:p>1.3</text:p>
          </table:table-cell>
          <table:table-cell table:style-name="ce5" table:formula="of:=thermagon_k * burner_A * [.H403] / thermagon_L" office:value-type="float" office:value="166.623723038827" calcext:value-type="float">
            <text:p>167</text:p>
          </table:table-cell>
          <table:table-cell table:style-name="ce5" table:formula="of:=[.I403]/C_per_s_to_W*time_incr" office:value-type="float" office:value="238.784355171722" calcext:value-type="float">
            <text:p>239</text:p>
          </table:table-cell>
          <table:table-cell table:style-name="ce7" table:formula="of:=[.J402]" office:value-type="float" office:value="334.439504186699" calcext:value-type="float">
            <text:p>334.4</text:p>
          </table:table-cell>
          <table:table-cell table:style-name="ce7" table:formula="of:=[.K402]" office:value-type="float" office:value="496.20848825976" calcext:value-type="float">
            <text:p>496.2</text:p>
          </table:table-cell>
          <table:table-cell table:style-name="ce7" table:formula="of:=[.L402]" office:value-type="float" office:value="741.653364856297" calcext:value-type="float">
            <text:p>741.7</text:p>
          </table:table-cell>
          <table:table-cell table:style-name="ce7" table:formula="of:=[.M402]" office:value-type="float" office:value="1092.92741265192" calcext:value-type="float">
            <text:p>1092.9</text:p>
          </table:table-cell>
          <table:table-cell table:style-name="ce7" table:formula="of:=[.N402]" office:value-type="float" office:value="1580.4802653905" calcext:value-type="float">
            <text:p>1580.5</text:p>
          </table:table-cell>
          <table:table-cell table:style-name="ce7" table:formula="of:=[.O402]" office:value-type="float" office:value="2247.5158624179" calcext:value-type="float">
            <text:p>2247.5</text:p>
          </table:table-cell>
          <table:table-cell table:style-name="ce7" table:formula="of:=[.P402]" office:value-type="float" office:value="2826.19837260585" calcext:value-type="float">
            <text:p>2826.2</text:p>
          </table:table-cell>
          <table:table-cell table:style-name="ce7" table:formula="of:=[.Q402]" office:value-type="float" office:value="2845.08538905153" calcext:value-type="float">
            <text:p>2845.1</text:p>
          </table:table-cell>
          <table:table-cell table:style-name="ce7" table:formula="of:=[.R402]" office:value-type="float" office:value="2869.48516822068" calcext:value-type="float">
            <text:p>2869.5</text:p>
          </table:table-cell>
          <table:table-cell table:style-name="ce5" table:formula="of:=SUMPRODUCT([.J403:.S403];pot_heat_diffusion)" office:value-type="float" office:value="1482.97108735509" calcext:value-type="float">
            <text:p>1483</text:p>
          </table:table-cell>
          <table:table-cell table:style-name="ce5" table:formula="of:=[.V402]*leakage_out" office:value-type="float" office:value="1748.76563775432" calcext:value-type="float">
            <text:p>1749</text:p>
          </table:table-cell>
          <table:table-cell table:style-name="ce5" table:formula="of:=[.V402]+[.T403]-[.U403]" office:value-type="float" office:value="291195.145075321" calcext:value-type="float">
            <text:p>291195</text:p>
          </table:table-cell>
          <table:table-cell table:style-name="ce12" table:formula="of:= temp_out + [.V403]/pot_water_mass" office:value-type="float" office:value="122.567486295748" calcext:value-type="float">
            <text:p>122.6</text:p>
          </table:table-cell>
          <table:table-cell table:style-name="ce7" table:formula="of:=IF([.G403]&gt;thermagon_temp_max;0;IF([.W40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3" table:formula="of:=burner_C_per_s * [.X403]/100 * time_incr" office:value-type="float" office:value="0" calcext:value-type="float">
            <text:p>0</text:p>
          </table:table-cell>
          <table:table-cell table:style-name="ce3" table:formula="of:=[.B404]" office:value-type="float" office:value="0" calcext:value-type="float">
            <text:p>0</text:p>
          </table:table-cell>
          <table:table-cell table:style-name="ce3" table:formula="of:=[.C403]" office:value-type="float" office:value="0" calcext:value-type="float">
            <text:p>0</text:p>
          </table:table-cell>
          <table:table-cell table:style-name="ce5" table:formula="of:=SUMPRODUCT([.B404:.D404];burner_heat_diffusion)" office:value-type="float" office:value="0" calcext:value-type="float">
            <text:p>0</text:p>
          </table:table-cell>
          <table:table-cell table:formula="of:=[.F403]+[.E404]-[.I403]" office:value-type="float" office:value="51799.4634068076" calcext:value-type="float">
            <text:p>51799</text:p>
          </table:table-cell>
          <table:table-cell table:style-name="ce7" table:formula="of:=temp_out + [.F404] / burner_heat_mass" office:value-type="float" office:value="123.598926813615" calcext:value-type="float">
            <text:p>123.6</text:p>
          </table:table-cell>
          <table:table-cell table:style-name="ce7" table:formula="of:=[.G404]-[.W403]" office:value-type="float" office:value="1.03144051786681" calcext:value-type="float">
            <text:p>1.0</text:p>
          </table:table-cell>
          <table:table-cell table:style-name="ce5" table:formula="of:=thermagon_k * burner_A * [.H404] / thermagon_L" office:value-type="float" office:value="135.211138987496" calcext:value-type="float">
            <text:p>135</text:p>
          </table:table-cell>
          <table:table-cell table:style-name="ce5" table:formula="of:=[.I404]/C_per_s_to_W*time_incr" office:value-type="float" office:value="193.767754352961" calcext:value-type="float">
            <text:p>194</text:p>
          </table:table-cell>
          <table:table-cell table:style-name="ce7" table:formula="of:=[.J403]" office:value-type="float" office:value="238.784355171722" calcext:value-type="float">
            <text:p>238.8</text:p>
          </table:table-cell>
          <table:table-cell table:style-name="ce7" table:formula="of:=[.K403]" office:value-type="float" office:value="334.439504186699" calcext:value-type="float">
            <text:p>334.4</text:p>
          </table:table-cell>
          <table:table-cell table:style-name="ce7" table:formula="of:=[.L403]" office:value-type="float" office:value="496.20848825976" calcext:value-type="float">
            <text:p>496.2</text:p>
          </table:table-cell>
          <table:table-cell table:style-name="ce7" table:formula="of:=[.M403]" office:value-type="float" office:value="741.653364856297" calcext:value-type="float">
            <text:p>741.7</text:p>
          </table:table-cell>
          <table:table-cell table:style-name="ce7" table:formula="of:=[.N403]" office:value-type="float" office:value="1092.92741265192" calcext:value-type="float">
            <text:p>1092.9</text:p>
          </table:table-cell>
          <table:table-cell table:style-name="ce7" table:formula="of:=[.O403]" office:value-type="float" office:value="1580.4802653905" calcext:value-type="float">
            <text:p>1580.5</text:p>
          </table:table-cell>
          <table:table-cell table:style-name="ce7" table:formula="of:=[.P403]" office:value-type="float" office:value="2247.5158624179" calcext:value-type="float">
            <text:p>2247.5</text:p>
          </table:table-cell>
          <table:table-cell table:style-name="ce7" table:formula="of:=[.Q403]" office:value-type="float" office:value="2826.19837260585" calcext:value-type="float">
            <text:p>2826.2</text:p>
          </table:table-cell>
          <table:table-cell table:style-name="ce7" table:formula="of:=[.R403]" office:value-type="float" office:value="2845.08538905153" calcext:value-type="float">
            <text:p>2845.1</text:p>
          </table:table-cell>
          <table:table-cell table:style-name="ce5" table:formula="of:=SUMPRODUCT([.J404:.S404];pot_heat_diffusion)" office:value-type="float" office:value="1113.94958891645" calcext:value-type="float">
            <text:p>1114</text:p>
          </table:table-cell>
          <table:table-cell table:style-name="ce5" table:formula="of:=[.V403]*leakage_out" office:value-type="float" office:value="1747.17087045193" calcext:value-type="float">
            <text:p>1747</text:p>
          </table:table-cell>
          <table:table-cell table:style-name="ce5" table:formula="of:=[.V403]+[.T404]-[.U404]" office:value-type="float" office:value="290561.923793785" calcext:value-type="float">
            <text:p>290562</text:p>
          </table:table-cell>
          <table:table-cell table:style-name="ce12" table:formula="of:= temp_out + [.V404]/pot_water_mass" office:value-type="float" office:value="122.344447154422" calcext:value-type="float">
            <text:p>122.3</text:p>
          </table:table-cell>
          <table:table-cell table:style-name="ce7" table:formula="of:=IF([.G404]&gt;thermagon_temp_max;0;IF([.W40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3" table:formula="of:=burner_C_per_s * [.X404]/100 * time_incr" office:value-type="float" office:value="0" calcext:value-type="float">
            <text:p>0</text:p>
          </table:table-cell>
          <table:table-cell table:style-name="ce3" table:formula="of:=[.B405]" office:value-type="float" office:value="0" calcext:value-type="float">
            <text:p>0</text:p>
          </table:table-cell>
          <table:table-cell table:style-name="ce3" table:formula="of:=[.C404]" office:value-type="float" office:value="0" calcext:value-type="float">
            <text:p>0</text:p>
          </table:table-cell>
          <table:table-cell table:style-name="ce5" table:formula="of:=SUMPRODUCT([.B405:.D405];burner_heat_diffusion)" office:value-type="float" office:value="0" calcext:value-type="float">
            <text:p>0</text:p>
          </table:table-cell>
          <table:table-cell table:formula="of:=[.F404]+[.E405]-[.I404]" office:value-type="float" office:value="51664.2522678201" calcext:value-type="float">
            <text:p>51664</text:p>
          </table:table-cell>
          <table:table-cell table:style-name="ce7" table:formula="of:=temp_out + [.F405] / burner_heat_mass" office:value-type="float" office:value="123.32850453564" calcext:value-type="float">
            <text:p>123.3</text:p>
          </table:table-cell>
          <table:table-cell table:style-name="ce7" table:formula="of:=[.G405]-[.W404]" office:value-type="float" office:value="0.984057381218378" calcext:value-type="float">
            <text:p>1.0</text:p>
          </table:table-cell>
          <table:table-cell table:style-name="ce5" table:formula="of:=thermagon_k * burner_A * [.H405] / thermagon_L" office:value-type="float" office:value="128.999701910848" calcext:value-type="float">
            <text:p>129</text:p>
          </table:table-cell>
          <table:table-cell table:style-name="ce5" table:formula="of:=[.I405]/C_per_s_to_W*time_incr" office:value-type="float" office:value="184.866296805457" calcext:value-type="float">
            <text:p>185</text:p>
          </table:table-cell>
          <table:table-cell table:style-name="ce7" table:formula="of:=[.J404]" office:value-type="float" office:value="193.767754352961" calcext:value-type="float">
            <text:p>193.8</text:p>
          </table:table-cell>
          <table:table-cell table:style-name="ce7" table:formula="of:=[.K404]" office:value-type="float" office:value="238.784355171722" calcext:value-type="float">
            <text:p>238.8</text:p>
          </table:table-cell>
          <table:table-cell table:style-name="ce7" table:formula="of:=[.L404]" office:value-type="float" office:value="334.439504186699" calcext:value-type="float">
            <text:p>334.4</text:p>
          </table:table-cell>
          <table:table-cell table:style-name="ce7" table:formula="of:=[.M404]" office:value-type="float" office:value="496.20848825976" calcext:value-type="float">
            <text:p>496.2</text:p>
          </table:table-cell>
          <table:table-cell table:style-name="ce7" table:formula="of:=[.N404]" office:value-type="float" office:value="741.653364856297" calcext:value-type="float">
            <text:p>741.7</text:p>
          </table:table-cell>
          <table:table-cell table:style-name="ce7" table:formula="of:=[.O404]" office:value-type="float" office:value="1092.92741265192" calcext:value-type="float">
            <text:p>1092.9</text:p>
          </table:table-cell>
          <table:table-cell table:style-name="ce7" table:formula="of:=[.P404]" office:value-type="float" office:value="1580.4802653905" calcext:value-type="float">
            <text:p>1580.5</text:p>
          </table:table-cell>
          <table:table-cell table:style-name="ce7" table:formula="of:=[.Q404]" office:value-type="float" office:value="2247.5158624179" calcext:value-type="float">
            <text:p>2247.5</text:p>
          </table:table-cell>
          <table:table-cell table:style-name="ce7" table:formula="of:=[.R404]" office:value-type="float" office:value="2826.19837260585" calcext:value-type="float">
            <text:p>2826.2</text:p>
          </table:table-cell>
          <table:table-cell table:style-name="ce5" table:formula="of:=SUMPRODUCT([.J405:.S405];pot_heat_diffusion)" office:value-type="float" office:value="801.132107369675" calcext:value-type="float">
            <text:p>801</text:p>
          </table:table-cell>
          <table:table-cell table:style-name="ce5" table:formula="of:=[.V404]*leakage_out" office:value-type="float" office:value="1743.37154276271" calcext:value-type="float">
            <text:p>1743</text:p>
          </table:table-cell>
          <table:table-cell table:style-name="ce5" table:formula="of:=[.V404]+[.T405]-[.U405]" office:value-type="float" office:value="289619.684358392" calcext:value-type="float">
            <text:p>289620</text:p>
          </table:table-cell>
          <table:table-cell table:style-name="ce12" table:formula="of:= temp_out + [.V405]/pot_water_mass" office:value-type="float" office:value="122.012562739412" calcext:value-type="float">
            <text:p>122.0</text:p>
          </table:table-cell>
          <table:table-cell table:style-name="ce7" table:formula="of:=IF([.G405]&gt;thermagon_temp_max;0;IF([.W40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3" table:formula="of:=burner_C_per_s * [.X405]/100 * time_incr" office:value-type="float" office:value="0" calcext:value-type="float">
            <text:p>0</text:p>
          </table:table-cell>
          <table:table-cell table:style-name="ce3" table:formula="of:=[.B406]" office:value-type="float" office:value="0" calcext:value-type="float">
            <text:p>0</text:p>
          </table:table-cell>
          <table:table-cell table:style-name="ce3" table:formula="of:=[.C405]" office:value-type="float" office:value="0" calcext:value-type="float">
            <text:p>0</text:p>
          </table:table-cell>
          <table:table-cell table:style-name="ce5" table:formula="of:=SUMPRODUCT([.B406:.D406];burner_heat_diffusion)" office:value-type="float" office:value="0" calcext:value-type="float">
            <text:p>0</text:p>
          </table:table-cell>
          <table:table-cell table:formula="of:=[.F405]+[.E406]-[.I405]" office:value-type="float" office:value="51535.2525659092" calcext:value-type="float">
            <text:p>51535</text:p>
          </table:table-cell>
          <table:table-cell table:style-name="ce7" table:formula="of:=temp_out + [.F406] / burner_heat_mass" office:value-type="float" office:value="123.070505131818" calcext:value-type="float">
            <text:p>123.1</text:p>
          </table:table-cell>
          <table:table-cell table:style-name="ce7" table:formula="of:=[.G406]-[.W405]" office:value-type="float" office:value="1.0579423924064" calcext:value-type="float">
            <text:p>1.1</text:p>
          </table:table-cell>
          <table:table-cell table:style-name="ce5" table:formula="of:=thermagon_k * burner_A * [.H406] / thermagon_L" office:value-type="float" office:value="138.685259481825" calcext:value-type="float">
            <text:p>139</text:p>
          </table:table-cell>
          <table:table-cell table:style-name="ce5" table:formula="of:=[.I406]/C_per_s_to_W*time_incr" office:value-type="float" office:value="198.74643089972" calcext:value-type="float">
            <text:p>199</text:p>
          </table:table-cell>
          <table:table-cell table:style-name="ce7" table:formula="of:=[.J405]" office:value-type="float" office:value="184.866296805457" calcext:value-type="float">
            <text:p>184.9</text:p>
          </table:table-cell>
          <table:table-cell table:style-name="ce7" table:formula="of:=[.K405]" office:value-type="float" office:value="193.767754352961" calcext:value-type="float">
            <text:p>193.8</text:p>
          </table:table-cell>
          <table:table-cell table:style-name="ce7" table:formula="of:=[.L405]" office:value-type="float" office:value="238.784355171722" calcext:value-type="float">
            <text:p>238.8</text:p>
          </table:table-cell>
          <table:table-cell table:style-name="ce7" table:formula="of:=[.M405]" office:value-type="float" office:value="334.439504186699" calcext:value-type="float">
            <text:p>334.4</text:p>
          </table:table-cell>
          <table:table-cell table:style-name="ce7" table:formula="of:=[.N405]" office:value-type="float" office:value="496.20848825976" calcext:value-type="float">
            <text:p>496.2</text:p>
          </table:table-cell>
          <table:table-cell table:style-name="ce7" table:formula="of:=[.O405]" office:value-type="float" office:value="741.653364856297" calcext:value-type="float">
            <text:p>741.7</text:p>
          </table:table-cell>
          <table:table-cell table:style-name="ce7" table:formula="of:=[.P405]" office:value-type="float" office:value="1092.92741265192" calcext:value-type="float">
            <text:p>1092.9</text:p>
          </table:table-cell>
          <table:table-cell table:style-name="ce7" table:formula="of:=[.Q405]" office:value-type="float" office:value="1580.4802653905" calcext:value-type="float">
            <text:p>1580.5</text:p>
          </table:table-cell>
          <table:table-cell table:style-name="ce7" table:formula="of:=[.R405]" office:value-type="float" office:value="2247.5158624179" calcext:value-type="float">
            <text:p>2247.5</text:p>
          </table:table-cell>
          <table:table-cell table:style-name="ce5" table:formula="of:=SUMPRODUCT([.J406:.S406];pot_heat_diffusion)" office:value-type="float" office:value="562.444387321204" calcext:value-type="float">
            <text:p>562</text:p>
          </table:table-cell>
          <table:table-cell table:style-name="ce5" table:formula="of:=[.V405]*leakage_out" office:value-type="float" office:value="1737.71810615035" calcext:value-type="float">
            <text:p>1738</text:p>
          </table:table-cell>
          <table:table-cell table:style-name="ce5" table:formula="of:=[.V405]+[.T406]-[.U406]" office:value-type="float" office:value="288444.410639563" calcext:value-type="float">
            <text:p>288444</text:p>
          </table:table-cell>
          <table:table-cell table:style-name="ce12" table:formula="of:= temp_out + [.V406]/pot_water_mass" office:value-type="float" office:value="121.598596802519" calcext:value-type="float">
            <text:p>121.6</text:p>
          </table:table-cell>
          <table:table-cell table:style-name="ce7" table:formula="of:=IF([.G406]&gt;thermagon_temp_max;0;IF([.W40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3" table:formula="of:=burner_C_per_s * [.X406]/100 * time_incr" office:value-type="float" office:value="0" calcext:value-type="float">
            <text:p>0</text:p>
          </table:table-cell>
          <table:table-cell table:style-name="ce3" table:formula="of:=[.B407]" office:value-type="float" office:value="0" calcext:value-type="float">
            <text:p>0</text:p>
          </table:table-cell>
          <table:table-cell table:style-name="ce3" table:formula="of:=[.C406]" office:value-type="float" office:value="0" calcext:value-type="float">
            <text:p>0</text:p>
          </table:table-cell>
          <table:table-cell table:style-name="ce5" table:formula="of:=SUMPRODUCT([.B407:.D407];burner_heat_diffusion)" office:value-type="float" office:value="0" calcext:value-type="float">
            <text:p>0</text:p>
          </table:table-cell>
          <table:table-cell table:formula="of:=[.F406]+[.E407]-[.I406]" office:value-type="float" office:value="51396.5673064274" calcext:value-type="float">
            <text:p>51397</text:p>
          </table:table-cell>
          <table:table-cell table:style-name="ce7" table:formula="of:=temp_out + [.F407] / burner_heat_mass" office:value-type="float" office:value="122.793134612855" calcext:value-type="float">
            <text:p>122.8</text:p>
          </table:table-cell>
          <table:table-cell table:style-name="ce7" table:formula="of:=[.G407]-[.W406]" office:value-type="float" office:value="1.19453781033562" calcext:value-type="float">
            <text:p>1.2</text:p>
          </table:table-cell>
          <table:table-cell table:style-name="ce5" table:formula="of:=thermagon_k * burner_A * [.H407] / thermagon_L" office:value-type="float" office:value="156.591500044179" calcext:value-type="float">
            <text:p>157</text:p>
          </table:table-cell>
          <table:table-cell table:style-name="ce5" table:formula="of:=[.I407]/C_per_s_to_W*time_incr" office:value-type="float" office:value="224.407423393778" calcext:value-type="float">
            <text:p>224</text:p>
          </table:table-cell>
          <table:table-cell table:style-name="ce7" table:formula="of:=[.J406]" office:value-type="float" office:value="198.74643089972" calcext:value-type="float">
            <text:p>198.7</text:p>
          </table:table-cell>
          <table:table-cell table:style-name="ce7" table:formula="of:=[.K406]" office:value-type="float" office:value="184.866296805457" calcext:value-type="float">
            <text:p>184.9</text:p>
          </table:table-cell>
          <table:table-cell table:style-name="ce7" table:formula="of:=[.L406]" office:value-type="float" office:value="193.767754352961" calcext:value-type="float">
            <text:p>193.8</text:p>
          </table:table-cell>
          <table:table-cell table:style-name="ce7" table:formula="of:=[.M406]" office:value-type="float" office:value="238.784355171722" calcext:value-type="float">
            <text:p>238.8</text:p>
          </table:table-cell>
          <table:table-cell table:style-name="ce7" table:formula="of:=[.N406]" office:value-type="float" office:value="334.439504186699" calcext:value-type="float">
            <text:p>334.4</text:p>
          </table:table-cell>
          <table:table-cell table:style-name="ce7" table:formula="of:=[.O406]" office:value-type="float" office:value="496.20848825976" calcext:value-type="float">
            <text:p>496.2</text:p>
          </table:table-cell>
          <table:table-cell table:style-name="ce7" table:formula="of:=[.P406]" office:value-type="float" office:value="741.653364856297" calcext:value-type="float">
            <text:p>741.7</text:p>
          </table:table-cell>
          <table:table-cell table:style-name="ce7" table:formula="of:=[.Q406]" office:value-type="float" office:value="1092.92741265192" calcext:value-type="float">
            <text:p>1092.9</text:p>
          </table:table-cell>
          <table:table-cell table:style-name="ce7" table:formula="of:=[.R406]" office:value-type="float" office:value="1580.4802653905" calcext:value-type="float">
            <text:p>1580.5</text:p>
          </table:table-cell>
          <table:table-cell table:style-name="ce5" table:formula="of:=SUMPRODUCT([.J407:.S407];pot_heat_diffusion)" office:value-type="float" office:value="400.010143195867" calcext:value-type="float">
            <text:p>400</text:p>
          </table:table-cell>
          <table:table-cell table:style-name="ce5" table:formula="of:=[.V406]*leakage_out" office:value-type="float" office:value="1730.66646383738" calcext:value-type="float">
            <text:p>1731</text:p>
          </table:table-cell>
          <table:table-cell table:style-name="ce5" table:formula="of:=[.V406]+[.T407]-[.U407]" office:value-type="float" office:value="287113.754318922" calcext:value-type="float">
            <text:p>287114</text:p>
          </table:table-cell>
          <table:table-cell table:style-name="ce12" table:formula="of:= temp_out + [.V407]/pot_water_mass" office:value-type="float" office:value="121.129900547654" calcext:value-type="float">
            <text:p>121.1</text:p>
          </table:table-cell>
          <table:table-cell table:style-name="ce7" table:formula="of:=IF([.G407]&gt;thermagon_temp_max;0;IF([.W40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3" table:formula="of:=burner_C_per_s * [.X407]/100 * time_incr" office:value-type="float" office:value="0" calcext:value-type="float">
            <text:p>0</text:p>
          </table:table-cell>
          <table:table-cell table:style-name="ce3" table:formula="of:=[.B408]" office:value-type="float" office:value="0" calcext:value-type="float">
            <text:p>0</text:p>
          </table:table-cell>
          <table:table-cell table:style-name="ce3" table:formula="of:=[.C407]" office:value-type="float" office:value="0" calcext:value-type="float">
            <text:p>0</text:p>
          </table:table-cell>
          <table:table-cell table:style-name="ce5" table:formula="of:=SUMPRODUCT([.B408:.D408];burner_heat_diffusion)" office:value-type="float" office:value="0" calcext:value-type="float">
            <text:p>0</text:p>
          </table:table-cell>
          <table:table-cell table:formula="of:=[.F407]+[.E408]-[.I407]" office:value-type="float" office:value="51239.9758063832" calcext:value-type="float">
            <text:p>51240</text:p>
          </table:table-cell>
          <table:table-cell table:style-name="ce7" table:formula="of:=temp_out + [.F408] / burner_heat_mass" office:value-type="float" office:value="122.479951612766" calcext:value-type="float">
            <text:p>122.5</text:p>
          </table:table-cell>
          <table:table-cell table:style-name="ce7" table:formula="of:=[.G408]-[.W407]" office:value-type="float" office:value="1.35005106511252" calcext:value-type="float">
            <text:p>1.4</text:p>
          </table:table-cell>
          <table:table-cell table:style-name="ce5" table:formula="of:=thermagon_k * burner_A * [.H408] / thermagon_L" office:value-type="float" office:value="176.977672529942" calcext:value-type="float">
            <text:p>177</text:p>
          </table:table-cell>
          <table:table-cell table:style-name="ce5" table:formula="of:=[.I408]/C_per_s_to_W*time_incr" office:value-type="float" office:value="253.622345270769" calcext:value-type="float">
            <text:p>254</text:p>
          </table:table-cell>
          <table:table-cell table:style-name="ce7" table:formula="of:=[.J407]" office:value-type="float" office:value="224.407423393778" calcext:value-type="float">
            <text:p>224.4</text:p>
          </table:table-cell>
          <table:table-cell table:style-name="ce7" table:formula="of:=[.K407]" office:value-type="float" office:value="198.74643089972" calcext:value-type="float">
            <text:p>198.7</text:p>
          </table:table-cell>
          <table:table-cell table:style-name="ce7" table:formula="of:=[.L407]" office:value-type="float" office:value="184.866296805457" calcext:value-type="float">
            <text:p>184.9</text:p>
          </table:table-cell>
          <table:table-cell table:style-name="ce7" table:formula="of:=[.M407]" office:value-type="float" office:value="193.767754352961" calcext:value-type="float">
            <text:p>193.8</text:p>
          </table:table-cell>
          <table:table-cell table:style-name="ce7" table:formula="of:=[.N407]" office:value-type="float" office:value="238.784355171722" calcext:value-type="float">
            <text:p>238.8</text:p>
          </table:table-cell>
          <table:table-cell table:style-name="ce7" table:formula="of:=[.O407]" office:value-type="float" office:value="334.439504186699" calcext:value-type="float">
            <text:p>334.4</text:p>
          </table:table-cell>
          <table:table-cell table:style-name="ce7" table:formula="of:=[.P407]" office:value-type="float" office:value="496.20848825976" calcext:value-type="float">
            <text:p>496.2</text:p>
          </table:table-cell>
          <table:table-cell table:style-name="ce7" table:formula="of:=[.Q407]" office:value-type="float" office:value="741.653364856297" calcext:value-type="float">
            <text:p>741.7</text:p>
          </table:table-cell>
          <table:table-cell table:style-name="ce7" table:formula="of:=[.R407]" office:value-type="float" office:value="1092.92741265192" calcext:value-type="float">
            <text:p>1092.9</text:p>
          </table:table-cell>
          <table:table-cell table:style-name="ce5" table:formula="of:=SUMPRODUCT([.J408:.S408];pot_heat_diffusion)" office:value-type="float" office:value="300.484776350172" calcext:value-type="float">
            <text:p>300</text:p>
          </table:table-cell>
          <table:table-cell table:style-name="ce5" table:formula="of:=[.V407]*leakage_out" office:value-type="float" office:value="1722.68252591353" calcext:value-type="float">
            <text:p>1723</text:p>
          </table:table-cell>
          <table:table-cell table:style-name="ce5" table:formula="of:=[.V407]+[.T408]-[.U408]" office:value-type="float" office:value="285691.556569358" calcext:value-type="float">
            <text:p>285692</text:p>
          </table:table-cell>
          <table:table-cell table:style-name="ce12" table:formula="of:= temp_out + [.V408]/pot_water_mass" office:value-type="float" office:value="120.628960711756" calcext:value-type="float">
            <text:p>120.6</text:p>
          </table:table-cell>
          <table:table-cell table:style-name="ce7" table:formula="of:=IF([.G408]&gt;thermagon_temp_max;0;IF([.W40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3" table:formula="of:=burner_C_per_s * [.X408]/100 * time_incr" office:value-type="float" office:value="2149.61306964746" calcext:value-type="float">
            <text:p>2150</text:p>
          </table:table-cell>
          <table:table-cell table:style-name="ce3" table:formula="of:=[.B409]" office:value-type="float" office:value="2149.61306964746" calcext:value-type="float">
            <text:p>2150</text:p>
          </table:table-cell>
          <table:table-cell table:style-name="ce3" table:formula="of:=[.C408]" office:value-type="float" office:value="0" calcext:value-type="float">
            <text:p>0</text:p>
          </table:table-cell>
          <table:table-cell table:style-name="ce5" table:formula="of:=SUMPRODUCT([.B409:.D409];burner_heat_diffusion)" office:value-type="float" office:value="1504.72914875322" calcext:value-type="float">
            <text:p>1505</text:p>
          </table:table-cell>
          <table:table-cell table:formula="of:=[.F408]+[.E409]-[.I408]" office:value-type="float" office:value="52567.7272826065" calcext:value-type="float">
            <text:p>52568</text:p>
          </table:table-cell>
          <table:table-cell table:style-name="ce7" table:formula="of:=temp_out + [.F409] / burner_heat_mass" office:value-type="float" office:value="125.135454565213" calcext:value-type="float">
            <text:p>125.1</text:p>
          </table:table-cell>
          <table:table-cell table:style-name="ce7" table:formula="of:=[.G409]-[.W408]" office:value-type="float" office:value="4.50649385345662" calcext:value-type="float">
            <text:p>4.5</text:p>
          </table:table-cell>
          <table:table-cell table:style-name="ce5" table:formula="of:=thermagon_k * burner_A * [.H409] / thermagon_L" office:value-type="float" office:value="590.75453815428" calcext:value-type="float">
            <text:p>591</text:p>
          </table:table-cell>
          <table:table-cell table:style-name="ce5" table:formula="of:=[.I409]/C_per_s_to_W*time_incr" office:value-type="float" office:value="846.595784113328" calcext:value-type="float">
            <text:p>847</text:p>
          </table:table-cell>
          <table:table-cell table:style-name="ce7" table:formula="of:=[.J408]" office:value-type="float" office:value="253.622345270769" calcext:value-type="float">
            <text:p>253.6</text:p>
          </table:table-cell>
          <table:table-cell table:style-name="ce7" table:formula="of:=[.K408]" office:value-type="float" office:value="224.407423393778" calcext:value-type="float">
            <text:p>224.4</text:p>
          </table:table-cell>
          <table:table-cell table:style-name="ce7" table:formula="of:=[.L408]" office:value-type="float" office:value="198.74643089972" calcext:value-type="float">
            <text:p>198.7</text:p>
          </table:table-cell>
          <table:table-cell table:style-name="ce7" table:formula="of:=[.M408]" office:value-type="float" office:value="184.866296805457" calcext:value-type="float">
            <text:p>184.9</text:p>
          </table:table-cell>
          <table:table-cell table:style-name="ce7" table:formula="of:=[.N408]" office:value-type="float" office:value="193.767754352961" calcext:value-type="float">
            <text:p>193.8</text:p>
          </table:table-cell>
          <table:table-cell table:style-name="ce7" table:formula="of:=[.O408]" office:value-type="float" office:value="238.784355171722" calcext:value-type="float">
            <text:p>238.8</text:p>
          </table:table-cell>
          <table:table-cell table:style-name="ce7" table:formula="of:=[.P408]" office:value-type="float" office:value="334.439504186699" calcext:value-type="float">
            <text:p>334.4</text:p>
          </table:table-cell>
          <table:table-cell table:style-name="ce7" table:formula="of:=[.Q408]" office:value-type="float" office:value="496.20848825976" calcext:value-type="float">
            <text:p>496.2</text:p>
          </table:table-cell>
          <table:table-cell table:style-name="ce7" table:formula="of:=[.R408]" office:value-type="float" office:value="741.653364856297" calcext:value-type="float">
            <text:p>741.7</text:p>
          </table:table-cell>
          <table:table-cell table:style-name="ce5" table:formula="of:=SUMPRODUCT([.J409:.S409];pot_heat_diffusion)" office:value-type="float" office:value="258.924964533198" calcext:value-type="float">
            <text:p>259</text:p>
          </table:table-cell>
          <table:table-cell table:style-name="ce5" table:formula="of:=[.V408]*leakage_out" office:value-type="float" office:value="1714.14933941615" calcext:value-type="float">
            <text:p>1714</text:p>
          </table:table-cell>
          <table:table-cell table:style-name="ce5" table:formula="of:=[.V408]+[.T409]-[.U409]" office:value-type="float" office:value="284236.332194475" calcext:value-type="float">
            <text:p>284236</text:p>
          </table:table-cell>
          <table:table-cell table:style-name="ce12" table:formula="of:= temp_out + [.V409]/pot_water_mass" office:value-type="float" office:value="120.116387927998" calcext:value-type="float">
            <text:p>120.1</text:p>
          </table:table-cell>
          <table:table-cell table:style-name="ce7" table:formula="of:=IF([.G409]&gt;thermagon_temp_max;0;IF([.W40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3" table:formula="of:=burner_C_per_s * [.X409]/100 * time_incr" office:value-type="float" office:value="2149.61306964746" calcext:value-type="float">
            <text:p>2150</text:p>
          </table:table-cell>
          <table:table-cell table:style-name="ce3" table:formula="of:=[.B410]" office:value-type="float" office:value="2149.61306964746" calcext:value-type="float">
            <text:p>2150</text:p>
          </table:table-cell>
          <table:table-cell table:style-name="ce3" table:formula="of:=[.C409]" office:value-type="float" office:value="2149.61306964746" calcext:value-type="float">
            <text:p>2150</text:p>
          </table:table-cell>
          <table:table-cell table:style-name="ce5" table:formula="of:=SUMPRODUCT([.B410:.D410];burner_heat_diffusion)" office:value-type="float" office:value="2149.61306964746" calcext:value-type="float">
            <text:p>2150</text:p>
          </table:table-cell>
          <table:table-cell table:formula="of:=[.F409]+[.E410]-[.I409]" office:value-type="float" office:value="54126.5858140997" calcext:value-type="float">
            <text:p>54127</text:p>
          </table:table-cell>
          <table:table-cell table:style-name="ce7" table:formula="of:=temp_out + [.F410] / burner_heat_mass" office:value-type="float" office:value="128.253171628199" calcext:value-type="float">
            <text:p>128.3</text:p>
          </table:table-cell>
          <table:table-cell table:style-name="ce7" table:formula="of:=[.G410]-[.W409]" office:value-type="float" office:value="8.13678370020089" calcext:value-type="float">
            <text:p>8.1</text:p>
          </table:table-cell>
          <table:table-cell table:style-name="ce5" table:formula="of:=thermagon_k * burner_A * [.H410] / thermagon_L" office:value-type="float" office:value="1066.64783159228" calcext:value-type="float">
            <text:p>1067</text:p>
          </table:table-cell>
          <table:table-cell table:style-name="ce5" table:formula="of:=[.I410]/C_per_s_to_W*time_incr" office:value-type="float" office:value="1528.5867463346" calcext:value-type="float">
            <text:p>1529</text:p>
          </table:table-cell>
          <table:table-cell table:style-name="ce7" table:formula="of:=[.J409]" office:value-type="float" office:value="846.595784113328" calcext:value-type="float">
            <text:p>846.6</text:p>
          </table:table-cell>
          <table:table-cell table:style-name="ce7" table:formula="of:=[.K409]" office:value-type="float" office:value="253.622345270769" calcext:value-type="float">
            <text:p>253.6</text:p>
          </table:table-cell>
          <table:table-cell table:style-name="ce7" table:formula="of:=[.L409]" office:value-type="float" office:value="224.407423393778" calcext:value-type="float">
            <text:p>224.4</text:p>
          </table:table-cell>
          <table:table-cell table:style-name="ce7" table:formula="of:=[.M409]" office:value-type="float" office:value="198.74643089972" calcext:value-type="float">
            <text:p>198.7</text:p>
          </table:table-cell>
          <table:table-cell table:style-name="ce7" table:formula="of:=[.N409]" office:value-type="float" office:value="184.866296805457" calcext:value-type="float">
            <text:p>184.9</text:p>
          </table:table-cell>
          <table:table-cell table:style-name="ce7" table:formula="of:=[.O409]" office:value-type="float" office:value="193.767754352961" calcext:value-type="float">
            <text:p>193.8</text:p>
          </table:table-cell>
          <table:table-cell table:style-name="ce7" table:formula="of:=[.P409]" office:value-type="float" office:value="238.784355171722" calcext:value-type="float">
            <text:p>238.8</text:p>
          </table:table-cell>
          <table:table-cell table:style-name="ce7" table:formula="of:=[.Q409]" office:value-type="float" office:value="334.439504186699" calcext:value-type="float">
            <text:p>334.4</text:p>
          </table:table-cell>
          <table:table-cell table:style-name="ce7" table:formula="of:=[.R409]" office:value-type="float" office:value="496.20848825976" calcext:value-type="float">
            <text:p>496.2</text:p>
          </table:table-cell>
          <table:table-cell table:style-name="ce5" table:formula="of:=SUMPRODUCT([.J410:.S410];pot_heat_diffusion)" office:value-type="float" office:value="280.56490680008" calcext:value-type="float">
            <text:p>281</text:p>
          </table:table-cell>
          <table:table-cell table:style-name="ce5" table:formula="of:=[.V409]*leakage_out" office:value-type="float" office:value="1705.41799316685" calcext:value-type="float">
            <text:p>1705</text:p>
          </table:table-cell>
          <table:table-cell table:style-name="ce5" table:formula="of:=[.V409]+[.T410]-[.U410]" office:value-type="float" office:value="282811.479108109" calcext:value-type="float">
            <text:p>282811</text:p>
          </table:table-cell>
          <table:table-cell table:style-name="ce12" table:formula="of:= temp_out + [.V410]/pot_water_mass" office:value-type="float" office:value="119.614512804457" calcext:value-type="float">
            <text:p>119.6</text:p>
          </table:table-cell>
          <table:table-cell table:style-name="ce7" table:formula="of:=IF([.G410]&gt;thermagon_temp_max;0;IF([.W41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3" table:formula="of:=burner_C_per_s * [.X410]/100 * time_incr" office:value-type="float" office:value="2149.61306964746" calcext:value-type="float">
            <text:p>2150</text:p>
          </table:table-cell>
          <table:table-cell table:style-name="ce3" table:formula="of:=[.B411]" office:value-type="float" office:value="2149.61306964746" calcext:value-type="float">
            <text:p>2150</text:p>
          </table:table-cell>
          <table:table-cell table:style-name="ce3" table:formula="of:=[.C410]" office:value-type="float" office:value="2149.61306964746" calcext:value-type="float">
            <text:p>2150</text:p>
          </table:table-cell>
          <table:table-cell table:style-name="ce5" table:formula="of:=SUMPRODUCT([.B411:.D411];burner_heat_diffusion)" office:value-type="float" office:value="2149.61306964746" calcext:value-type="float">
            <text:p>2150</text:p>
          </table:table-cell>
          <table:table-cell table:formula="of:=[.F410]+[.E411]-[.I410]" office:value-type="float" office:value="55209.5510521549" calcext:value-type="float">
            <text:p>55210</text:p>
          </table:table-cell>
          <table:table-cell table:style-name="ce7" table:formula="of:=temp_out + [.F411] / burner_heat_mass" office:value-type="float" office:value="130.41910210431" calcext:value-type="float">
            <text:p>130.4</text:p>
          </table:table-cell>
          <table:table-cell table:style-name="ce7" table:formula="of:=[.G411]-[.W410]" office:value-type="float" office:value="10.8045892998528" calcext:value-type="float">
            <text:p>10.8</text:p>
          </table:table-cell>
          <table:table-cell table:style-name="ce5" table:formula="of:=thermagon_k * burner_A * [.H411] / thermagon_L" office:value-type="float" office:value="1416.36943693718" calcext:value-type="float">
            <text:p>1416</text:p>
          </table:table-cell>
          <table:table-cell table:style-name="ce5" table:formula="of:=[.I411]/C_per_s_to_W*time_incr" office:value-type="float" office:value="2029.76416872625" calcext:value-type="float">
            <text:p>2030</text:p>
          </table:table-cell>
          <table:table-cell table:style-name="ce7" table:formula="of:=[.J410]" office:value-type="float" office:value="1528.5867463346" calcext:value-type="float">
            <text:p>1528.6</text:p>
          </table:table-cell>
          <table:table-cell table:style-name="ce7" table:formula="of:=[.K410]" office:value-type="float" office:value="846.595784113328" calcext:value-type="float">
            <text:p>846.6</text:p>
          </table:table-cell>
          <table:table-cell table:style-name="ce7" table:formula="of:=[.L410]" office:value-type="float" office:value="253.622345270769" calcext:value-type="float">
            <text:p>253.6</text:p>
          </table:table-cell>
          <table:table-cell table:style-name="ce7" table:formula="of:=[.M410]" office:value-type="float" office:value="224.407423393778" calcext:value-type="float">
            <text:p>224.4</text:p>
          </table:table-cell>
          <table:table-cell table:style-name="ce7" table:formula="of:=[.N410]" office:value-type="float" office:value="198.74643089972" calcext:value-type="float">
            <text:p>198.7</text:p>
          </table:table-cell>
          <table:table-cell table:style-name="ce7" table:formula="of:=[.O410]" office:value-type="float" office:value="184.866296805457" calcext:value-type="float">
            <text:p>184.9</text:p>
          </table:table-cell>
          <table:table-cell table:style-name="ce7" table:formula="of:=[.P410]" office:value-type="float" office:value="193.767754352961" calcext:value-type="float">
            <text:p>193.8</text:p>
          </table:table-cell>
          <table:table-cell table:style-name="ce7" table:formula="of:=[.Q410]" office:value-type="float" office:value="238.784355171722" calcext:value-type="float">
            <text:p>238.8</text:p>
          </table:table-cell>
          <table:table-cell table:style-name="ce7" table:formula="of:=[.R410]" office:value-type="float" office:value="334.439504186699" calcext:value-type="float">
            <text:p>334.4</text:p>
          </table:table-cell>
          <table:table-cell table:style-name="ce5" table:formula="of:=SUMPRODUCT([.J411:.S411];pot_heat_diffusion)" office:value-type="float" office:value="381.629972464468" calcext:value-type="float">
            <text:p>382</text:p>
          </table:table-cell>
          <table:table-cell table:style-name="ce5" table:formula="of:=[.V410]*leakage_out" office:value-type="float" office:value="1696.86887464865" calcext:value-type="float">
            <text:p>1697</text:p>
          </table:table-cell>
          <table:table-cell table:style-name="ce5" table:formula="of:=[.V410]+[.T411]-[.U411]" office:value-type="float" office:value="281496.240205924" calcext:value-type="float">
            <text:p>281496</text:p>
          </table:table-cell>
          <table:table-cell table:style-name="ce12" table:formula="of:= temp_out + [.V411]/pot_water_mass" office:value-type="float" office:value="119.151247017383" calcext:value-type="float">
            <text:p>119.2</text:p>
          </table:table-cell>
          <table:table-cell table:style-name="ce7" table:formula="of:=IF([.G411]&gt;thermagon_temp_max;0;IF([.W41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3" table:formula="of:=burner_C_per_s * [.X411]/100 * time_incr" office:value-type="float" office:value="2149.61306964746" calcext:value-type="float">
            <text:p>2150</text:p>
          </table:table-cell>
          <table:table-cell table:style-name="ce3" table:formula="of:=[.B412]" office:value-type="float" office:value="2149.61306964746" calcext:value-type="float">
            <text:p>2150</text:p>
          </table:table-cell>
          <table:table-cell table:style-name="ce3" table:formula="of:=[.C411]" office:value-type="float" office:value="2149.61306964746" calcext:value-type="float">
            <text:p>2150</text:p>
          </table:table-cell>
          <table:table-cell table:style-name="ce5" table:formula="of:=SUMPRODUCT([.B412:.D412];burner_heat_diffusion)" office:value-type="float" office:value="2149.61306964746" calcext:value-type="float">
            <text:p>2150</text:p>
          </table:table-cell>
          <table:table-cell table:formula="of:=[.F411]+[.E412]-[.I411]" office:value-type="float" office:value="55942.7946848652" calcext:value-type="float">
            <text:p>55943</text:p>
          </table:table-cell>
          <table:table-cell table:style-name="ce7" table:formula="of:=temp_out + [.F412] / burner_heat_mass" office:value-type="float" office:value="131.88558936973" calcext:value-type="float">
            <text:p>131.9</text:p>
          </table:table-cell>
          <table:table-cell table:style-name="ce7" table:formula="of:=[.G412]-[.W411]" office:value-type="float" office:value="12.7343423523472" calcext:value-type="float">
            <text:p>12.7</text:p>
          </table:table-cell>
          <table:table-cell table:style-name="ce5" table:formula="of:=thermagon_k * burner_A * [.H412] / thermagon_L" office:value-type="float" office:value="1669.34001902368" calcext:value-type="float">
            <text:p>1669</text:p>
          </table:table-cell>
          <table:table-cell table:style-name="ce5" table:formula="of:=[.I412]/C_per_s_to_W*time_incr" office:value-type="float" office:value="2392.29008171924" calcext:value-type="float">
            <text:p>2392</text:p>
          </table:table-cell>
          <table:table-cell table:style-name="ce7" table:formula="of:=[.J411]" office:value-type="float" office:value="2029.76416872625" calcext:value-type="float">
            <text:p>2029.8</text:p>
          </table:table-cell>
          <table:table-cell table:style-name="ce7" table:formula="of:=[.K411]" office:value-type="float" office:value="1528.5867463346" calcext:value-type="float">
            <text:p>1528.6</text:p>
          </table:table-cell>
          <table:table-cell table:style-name="ce7" table:formula="of:=[.L411]" office:value-type="float" office:value="846.595784113328" calcext:value-type="float">
            <text:p>846.6</text:p>
          </table:table-cell>
          <table:table-cell table:style-name="ce7" table:formula="of:=[.M411]" office:value-type="float" office:value="253.622345270769" calcext:value-type="float">
            <text:p>253.6</text:p>
          </table:table-cell>
          <table:table-cell table:style-name="ce7" table:formula="of:=[.N411]" office:value-type="float" office:value="224.407423393778" calcext:value-type="float">
            <text:p>224.4</text:p>
          </table:table-cell>
          <table:table-cell table:style-name="ce7" table:formula="of:=[.O411]" office:value-type="float" office:value="198.74643089972" calcext:value-type="float">
            <text:p>198.7</text:p>
          </table:table-cell>
          <table:table-cell table:style-name="ce7" table:formula="of:=[.P411]" office:value-type="float" office:value="184.866296805457" calcext:value-type="float">
            <text:p>184.9</text:p>
          </table:table-cell>
          <table:table-cell table:style-name="ce7" table:formula="of:=[.Q411]" office:value-type="float" office:value="193.767754352961" calcext:value-type="float">
            <text:p>193.8</text:p>
          </table:table-cell>
          <table:table-cell table:style-name="ce7" table:formula="of:=[.R411]" office:value-type="float" office:value="238.784355171722" calcext:value-type="float">
            <text:p>238.8</text:p>
          </table:table-cell>
          <table:table-cell table:style-name="ce5" table:formula="of:=SUMPRODUCT([.J412:.S412];pot_heat_diffusion)" office:value-type="float" office:value="577.990079817361" calcext:value-type="float">
            <text:p>578</text:p>
          </table:table-cell>
          <table:table-cell table:style-name="ce5" table:formula="of:=[.V411]*leakage_out" office:value-type="float" office:value="1688.97744123555" calcext:value-type="float">
            <text:p>1689</text:p>
          </table:table-cell>
          <table:table-cell table:style-name="ce5" table:formula="of:=[.V411]+[.T412]-[.U412]" office:value-type="float" office:value="280385.252844506" calcext:value-type="float">
            <text:p>280385</text:p>
          </table:table-cell>
          <table:table-cell table:style-name="ce12" table:formula="of:= temp_out + [.V412]/pot_water_mass" office:value-type="float" office:value="118.759924624499" calcext:value-type="float">
            <text:p>118.8</text:p>
          </table:table-cell>
          <table:table-cell table:style-name="ce7" table:formula="of:=IF([.G412]&gt;thermagon_temp_max;0;IF([.W41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3" table:formula="of:=burner_C_per_s * [.X412]/100 * time_incr" office:value-type="float" office:value="2149.61306964746" calcext:value-type="float">
            <text:p>2150</text:p>
          </table:table-cell>
          <table:table-cell table:style-name="ce3" table:formula="of:=[.B413]" office:value-type="float" office:value="2149.61306964746" calcext:value-type="float">
            <text:p>2150</text:p>
          </table:table-cell>
          <table:table-cell table:style-name="ce3" table:formula="of:=[.C412]" office:value-type="float" office:value="2149.61306964746" calcext:value-type="float">
            <text:p>2150</text:p>
          </table:table-cell>
          <table:table-cell table:style-name="ce5" table:formula="of:=SUMPRODUCT([.B413:.D413];burner_heat_diffusion)" office:value-type="float" office:value="2149.61306964746" calcext:value-type="float">
            <text:p>2150</text:p>
          </table:table-cell>
          <table:table-cell table:formula="of:=[.F412]+[.E413]-[.I412]" office:value-type="float" office:value="56423.0677354889" calcext:value-type="float">
            <text:p>56423</text:p>
          </table:table-cell>
          <table:table-cell table:style-name="ce7" table:formula="of:=temp_out + [.F413] / burner_heat_mass" office:value-type="float" office:value="132.846135470978" calcext:value-type="float">
            <text:p>132.8</text:p>
          </table:table-cell>
          <table:table-cell table:style-name="ce7" table:formula="of:=[.G413]-[.W412]" office:value-type="float" office:value="14.0862108464786" calcext:value-type="float">
            <text:p>14.1</text:p>
          </table:table-cell>
          <table:table-cell table:style-name="ce5" table:formula="of:=thermagon_k * burner_A * [.H413] / thermagon_L" office:value-type="float" office:value="1846.55593762153" calcext:value-type="float">
            <text:p>1847</text:p>
          </table:table-cell>
          <table:table-cell table:style-name="ce5" table:formula="of:=[.I413]/C_per_s_to_W*time_incr" office:value-type="float" office:value="2646.25385156425" calcext:value-type="float">
            <text:p>2646</text:p>
          </table:table-cell>
          <table:table-cell table:style-name="ce7" table:formula="of:=[.J412]" office:value-type="float" office:value="2392.29008171924" calcext:value-type="float">
            <text:p>2392.3</text:p>
          </table:table-cell>
          <table:table-cell table:style-name="ce7" table:formula="of:=[.K412]" office:value-type="float" office:value="2029.76416872625" calcext:value-type="float">
            <text:p>2029.8</text:p>
          </table:table-cell>
          <table:table-cell table:style-name="ce7" table:formula="of:=[.L412]" office:value-type="float" office:value="1528.5867463346" calcext:value-type="float">
            <text:p>1528.6</text:p>
          </table:table-cell>
          <table:table-cell table:style-name="ce7" table:formula="of:=[.M412]" office:value-type="float" office:value="846.595784113328" calcext:value-type="float">
            <text:p>846.6</text:p>
          </table:table-cell>
          <table:table-cell table:style-name="ce7" table:formula="of:=[.N412]" office:value-type="float" office:value="253.622345270769" calcext:value-type="float">
            <text:p>253.6</text:p>
          </table:table-cell>
          <table:table-cell table:style-name="ce7" table:formula="of:=[.O412]" office:value-type="float" office:value="224.407423393778" calcext:value-type="float">
            <text:p>224.4</text:p>
          </table:table-cell>
          <table:table-cell table:style-name="ce7" table:formula="of:=[.P412]" office:value-type="float" office:value="198.74643089972" calcext:value-type="float">
            <text:p>198.7</text:p>
          </table:table-cell>
          <table:table-cell table:style-name="ce7" table:formula="of:=[.Q412]" office:value-type="float" office:value="184.866296805457" calcext:value-type="float">
            <text:p>184.9</text:p>
          </table:table-cell>
          <table:table-cell table:style-name="ce7" table:formula="of:=[.R412]" office:value-type="float" office:value="193.767754352961" calcext:value-type="float">
            <text:p>193.8</text:p>
          </table:table-cell>
          <table:table-cell table:style-name="ce5" table:formula="of:=SUMPRODUCT([.J413:.S413];pot_heat_diffusion)" office:value-type="float" office:value="869.49769975557" calcext:value-type="float">
            <text:p>869</text:p>
          </table:table-cell>
          <table:table-cell table:style-name="ce5" table:formula="of:=[.V412]*leakage_out" office:value-type="float" office:value="1682.31151706704" calcext:value-type="float">
            <text:p>1682</text:p>
          </table:table-cell>
          <table:table-cell table:style-name="ce5" table:formula="of:=[.V412]+[.T413]-[.U413]" office:value-type="float" office:value="279572.439027195" calcext:value-type="float">
            <text:p>279572</text:p>
          </table:table-cell>
          <table:table-cell table:style-name="ce12" table:formula="of:= temp_out + [.V413]/pot_water_mass" office:value-type="float" office:value="118.473627715097" calcext:value-type="float">
            <text:p>118.5</text:p>
          </table:table-cell>
          <table:table-cell table:style-name="ce7" table:formula="of:=IF([.G413]&gt;thermagon_temp_max;0;IF([.W41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3" table:formula="of:=burner_C_per_s * [.X413]/100 * time_incr" office:value-type="float" office:value="2149.61306964746" calcext:value-type="float">
            <text:p>2150</text:p>
          </table:table-cell>
          <table:table-cell table:style-name="ce3" table:formula="of:=[.B414]" office:value-type="float" office:value="2149.61306964746" calcext:value-type="float">
            <text:p>2150</text:p>
          </table:table-cell>
          <table:table-cell table:style-name="ce3" table:formula="of:=[.C413]" office:value-type="float" office:value="2149.61306964746" calcext:value-type="float">
            <text:p>2150</text:p>
          </table:table-cell>
          <table:table-cell table:style-name="ce5" table:formula="of:=SUMPRODUCT([.B414:.D414];burner_heat_diffusion)" office:value-type="float" office:value="2149.61306964746" calcext:value-type="float">
            <text:p>2150</text:p>
          </table:table-cell>
          <table:table-cell table:formula="of:=[.F413]+[.E414]-[.I413]" office:value-type="float" office:value="56726.1248675149" calcext:value-type="float">
            <text:p>56726</text:p>
          </table:table-cell>
          <table:table-cell table:style-name="ce7" table:formula="of:=temp_out + [.F414] / burner_heat_mass" office:value-type="float" office:value="133.45224973503" calcext:value-type="float">
            <text:p>133.5</text:p>
          </table:table-cell>
          <table:table-cell table:style-name="ce7" table:formula="of:=[.G414]-[.W413]" office:value-type="float" office:value="14.978622019933" calcext:value-type="float">
            <text:p>15.0</text:p>
          </table:table-cell>
          <table:table-cell table:style-name="ce5" table:formula="of:=thermagon_k * burner_A * [.H414] / thermagon_L" office:value-type="float" office:value="1963.54177356435" calcext:value-type="float">
            <text:p>1964</text:p>
          </table:table-cell>
          <table:table-cell table:style-name="ce5" table:formula="of:=[.I414]/C_per_s_to_W*time_incr" office:value-type="float" office:value="2813.90337283512" calcext:value-type="float">
            <text:p>2814</text:p>
          </table:table-cell>
          <table:table-cell table:style-name="ce7" table:formula="of:=[.J413]" office:value-type="float" office:value="2646.25385156425" calcext:value-type="float">
            <text:p>2646.3</text:p>
          </table:table-cell>
          <table:table-cell table:style-name="ce7" table:formula="of:=[.K413]" office:value-type="float" office:value="2392.29008171924" calcext:value-type="float">
            <text:p>2392.3</text:p>
          </table:table-cell>
          <table:table-cell table:style-name="ce7" table:formula="of:=[.L413]" office:value-type="float" office:value="2029.76416872625" calcext:value-type="float">
            <text:p>2029.8</text:p>
          </table:table-cell>
          <table:table-cell table:style-name="ce7" table:formula="of:=[.M413]" office:value-type="float" office:value="1528.5867463346" calcext:value-type="float">
            <text:p>1528.6</text:p>
          </table:table-cell>
          <table:table-cell table:style-name="ce7" table:formula="of:=[.N413]" office:value-type="float" office:value="846.595784113328" calcext:value-type="float">
            <text:p>846.6</text:p>
          </table:table-cell>
          <table:table-cell table:style-name="ce7" table:formula="of:=[.O413]" office:value-type="float" office:value="253.622345270769" calcext:value-type="float">
            <text:p>253.6</text:p>
          </table:table-cell>
          <table:table-cell table:style-name="ce7" table:formula="of:=[.P413]" office:value-type="float" office:value="224.407423393778" calcext:value-type="float">
            <text:p>224.4</text:p>
          </table:table-cell>
          <table:table-cell table:style-name="ce7" table:formula="of:=[.Q413]" office:value-type="float" office:value="198.74643089972" calcext:value-type="float">
            <text:p>198.7</text:p>
          </table:table-cell>
          <table:table-cell table:style-name="ce7" table:formula="of:=[.R413]" office:value-type="float" office:value="184.866296805457" calcext:value-type="float">
            <text:p>184.9</text:p>
          </table:table-cell>
          <table:table-cell table:style-name="ce5" table:formula="of:=SUMPRODUCT([.J414:.S414];pot_heat_diffusion)" office:value-type="float" office:value="1233.93599060749" calcext:value-type="float">
            <text:p>1234</text:p>
          </table:table-cell>
          <table:table-cell table:style-name="ce5" table:formula="of:=[.V413]*leakage_out" office:value-type="float" office:value="1677.43463416317" calcext:value-type="float">
            <text:p>1677</text:p>
          </table:table-cell>
          <table:table-cell table:style-name="ce5" table:formula="of:=[.V413]+[.T414]-[.U414]" office:value-type="float" office:value="279128.940383639" calcext:value-type="float">
            <text:p>279129</text:p>
          </table:table-cell>
          <table:table-cell table:style-name="ce12" table:formula="of:= temp_out + [.V414]/pot_water_mass" office:value-type="float" office:value="118.317414461496" calcext:value-type="float">
            <text:p>118.3</text:p>
          </table:table-cell>
          <table:table-cell table:style-name="ce7" table:formula="of:=IF([.G414]&gt;thermagon_temp_max;0;IF([.W41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3" table:formula="of:=burner_C_per_s * [.X414]/100 * time_incr" office:value-type="float" office:value="2149.61306964746" calcext:value-type="float">
            <text:p>2150</text:p>
          </table:table-cell>
          <table:table-cell table:style-name="ce3" table:formula="of:=[.B415]" office:value-type="float" office:value="2149.61306964746" calcext:value-type="float">
            <text:p>2150</text:p>
          </table:table-cell>
          <table:table-cell table:style-name="ce3" table:formula="of:=[.C414]" office:value-type="float" office:value="2149.61306964746" calcext:value-type="float">
            <text:p>2150</text:p>
          </table:table-cell>
          <table:table-cell table:style-name="ce5" table:formula="of:=SUMPRODUCT([.B415:.D415];burner_heat_diffusion)" office:value-type="float" office:value="2149.61306964746" calcext:value-type="float">
            <text:p>2150</text:p>
          </table:table-cell>
          <table:table-cell table:formula="of:=[.F414]+[.E415]-[.I414]" office:value-type="float" office:value="56912.196163598" calcext:value-type="float">
            <text:p>56912</text:p>
          </table:table-cell>
          <table:table-cell table:style-name="ce7" table:formula="of:=temp_out + [.F415] / burner_heat_mass" office:value-type="float" office:value="133.824392327196" calcext:value-type="float">
            <text:p>133.8</text:p>
          </table:table-cell>
          <table:table-cell table:style-name="ce7" table:formula="of:=[.G415]-[.W414]" office:value-type="float" office:value="15.5069778657003" calcext:value-type="float">
            <text:p>15.5</text:p>
          </table:table-cell>
          <table:table-cell table:style-name="ce5" table:formula="of:=thermagon_k * burner_A * [.H415] / thermagon_L" office:value-type="float" office:value="2032.80373725437" calcext:value-type="float">
            <text:p>2033</text:p>
          </table:table-cell>
          <table:table-cell table:style-name="ce5" table:formula="of:=[.I415]/C_per_s_to_W*time_incr" office:value-type="float" office:value="2913.16098775347" calcext:value-type="float">
            <text:p>2913</text:p>
          </table:table-cell>
          <table:table-cell table:style-name="ce7" table:formula="of:=[.J414]" office:value-type="float" office:value="2813.90337283512" calcext:value-type="float">
            <text:p>2813.9</text:p>
          </table:table-cell>
          <table:table-cell table:style-name="ce7" table:formula="of:=[.K414]" office:value-type="float" office:value="2646.25385156425" calcext:value-type="float">
            <text:p>2646.3</text:p>
          </table:table-cell>
          <table:table-cell table:style-name="ce7" table:formula="of:=[.L414]" office:value-type="float" office:value="2392.29008171924" calcext:value-type="float">
            <text:p>2392.3</text:p>
          </table:table-cell>
          <table:table-cell table:style-name="ce7" table:formula="of:=[.M414]" office:value-type="float" office:value="2029.76416872625" calcext:value-type="float">
            <text:p>2029.8</text:p>
          </table:table-cell>
          <table:table-cell table:style-name="ce7" table:formula="of:=[.N414]" office:value-type="float" office:value="1528.5867463346" calcext:value-type="float">
            <text:p>1528.6</text:p>
          </table:table-cell>
          <table:table-cell table:style-name="ce7" table:formula="of:=[.O414]" office:value-type="float" office:value="846.595784113328" calcext:value-type="float">
            <text:p>846.6</text:p>
          </table:table-cell>
          <table:table-cell table:style-name="ce7" table:formula="of:=[.P414]" office:value-type="float" office:value="253.622345270769" calcext:value-type="float">
            <text:p>253.6</text:p>
          </table:table-cell>
          <table:table-cell table:style-name="ce7" table:formula="of:=[.Q414]" office:value-type="float" office:value="224.407423393778" calcext:value-type="float">
            <text:p>224.4</text:p>
          </table:table-cell>
          <table:table-cell table:style-name="ce7" table:formula="of:=[.R414]" office:value-type="float" office:value="198.74643089972" calcext:value-type="float">
            <text:p>198.7</text:p>
          </table:table-cell>
          <table:table-cell table:style-name="ce5" table:formula="of:=SUMPRODUCT([.J415:.S415];pot_heat_diffusion)" office:value-type="float" office:value="1630.47735245385" calcext:value-type="float">
            <text:p>1630</text:p>
          </table:table-cell>
          <table:table-cell table:style-name="ce5" table:formula="of:=[.V414]*leakage_out" office:value-type="float" office:value="1674.77364230184" calcext:value-type="float">
            <text:p>1675</text:p>
          </table:table-cell>
          <table:table-cell table:style-name="ce5" table:formula="of:=[.V414]+[.T415]-[.U415]" office:value-type="float" office:value="279084.644093791" calcext:value-type="float">
            <text:p>279085</text:p>
          </table:table-cell>
          <table:table-cell table:style-name="ce12" table:formula="of:= temp_out + [.V415]/pot_water_mass" office:value-type="float" office:value="118.301812006651" calcext:value-type="float">
            <text:p>118.3</text:p>
          </table:table-cell>
          <table:table-cell table:style-name="ce7" table:formula="of:=IF([.G415]&gt;thermagon_temp_max;0;IF([.W41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3" table:formula="of:=burner_C_per_s * [.X415]/100 * time_incr" office:value-type="float" office:value="2149.61306964746" calcext:value-type="float">
            <text:p>2150</text:p>
          </table:table-cell>
          <table:table-cell table:style-name="ce3" table:formula="of:=[.B416]" office:value-type="float" office:value="2149.61306964746" calcext:value-type="float">
            <text:p>2150</text:p>
          </table:table-cell>
          <table:table-cell table:style-name="ce3" table:formula="of:=[.C415]" office:value-type="float" office:value="2149.61306964746" calcext:value-type="float">
            <text:p>2150</text:p>
          </table:table-cell>
          <table:table-cell table:style-name="ce5" table:formula="of:=SUMPRODUCT([.B416:.D416];burner_heat_diffusion)" office:value-type="float" office:value="2149.61306964746" calcext:value-type="float">
            <text:p>2150</text:p>
          </table:table-cell>
          <table:table-cell table:formula="of:=[.F415]+[.E416]-[.I415]" office:value-type="float" office:value="57029.0054959911" calcext:value-type="float">
            <text:p>57029</text:p>
          </table:table-cell>
          <table:table-cell table:style-name="ce7" table:formula="of:=temp_out + [.F416] / burner_heat_mass" office:value-type="float" office:value="134.058010991982" calcext:value-type="float">
            <text:p>134.1</text:p>
          </table:table-cell>
          <table:table-cell table:style-name="ce7" table:formula="of:=[.G416]-[.W415]" office:value-type="float" office:value="15.7561989853309" calcext:value-type="float">
            <text:p>15.8</text:p>
          </table:table-cell>
          <table:table-cell table:style-name="ce5" table:formula="of:=thermagon_k * burner_A * [.H416] / thermagon_L" office:value-type="float" office:value="2065.47403753953" calcext:value-type="float">
            <text:p>2065</text:p>
          </table:table-cell>
          <table:table-cell table:style-name="ce5" table:formula="of:=[.I416]/C_per_s_to_W*time_incr" office:value-type="float" office:value="2959.97999074165" calcext:value-type="float">
            <text:p>2960</text:p>
          </table:table-cell>
          <table:table-cell table:style-name="ce7" table:formula="of:=[.J415]" office:value-type="float" office:value="2913.16098775347" calcext:value-type="float">
            <text:p>2913.2</text:p>
          </table:table-cell>
          <table:table-cell table:style-name="ce7" table:formula="of:=[.K415]" office:value-type="float" office:value="2813.90337283512" calcext:value-type="float">
            <text:p>2813.9</text:p>
          </table:table-cell>
          <table:table-cell table:style-name="ce7" table:formula="of:=[.L415]" office:value-type="float" office:value="2646.25385156425" calcext:value-type="float">
            <text:p>2646.3</text:p>
          </table:table-cell>
          <table:table-cell table:style-name="ce7" table:formula="of:=[.M415]" office:value-type="float" office:value="2392.29008171924" calcext:value-type="float">
            <text:p>2392.3</text:p>
          </table:table-cell>
          <table:table-cell table:style-name="ce7" table:formula="of:=[.N415]" office:value-type="float" office:value="2029.76416872625" calcext:value-type="float">
            <text:p>2029.8</text:p>
          </table:table-cell>
          <table:table-cell table:style-name="ce7" table:formula="of:=[.O415]" office:value-type="float" office:value="1528.5867463346" calcext:value-type="float">
            <text:p>1528.6</text:p>
          </table:table-cell>
          <table:table-cell table:style-name="ce7" table:formula="of:=[.P415]" office:value-type="float" office:value="846.595784113328" calcext:value-type="float">
            <text:p>846.6</text:p>
          </table:table-cell>
          <table:table-cell table:style-name="ce7" table:formula="of:=[.Q415]" office:value-type="float" office:value="253.622345270769" calcext:value-type="float">
            <text:p>253.6</text:p>
          </table:table-cell>
          <table:table-cell table:style-name="ce7" table:formula="of:=[.R415]" office:value-type="float" office:value="224.407423393778" calcext:value-type="float">
            <text:p>224.4</text:p>
          </table:table-cell>
          <table:table-cell table:style-name="ce5" table:formula="of:=SUMPRODUCT([.J416:.S416];pot_heat_diffusion)" office:value-type="float" office:value="2010.27268539378" calcext:value-type="float">
            <text:p>2010</text:p>
          </table:table-cell>
          <table:table-cell table:style-name="ce5" table:formula="of:=[.V415]*leakage_out" office:value-type="float" office:value="1674.50786456275" calcext:value-type="float">
            <text:p>1675</text:p>
          </table:table-cell>
          <table:table-cell table:style-name="ce5" table:formula="of:=[.V415]+[.T416]-[.U416]" office:value-type="float" office:value="279420.408914622" calcext:value-type="float">
            <text:p>279420</text:p>
          </table:table-cell>
          <table:table-cell table:style-name="ce12" table:formula="of:= temp_out + [.V416]/pot_water_mass" office:value-type="float" office:value="118.420078242341" calcext:value-type="float">
            <text:p>118.4</text:p>
          </table:table-cell>
          <table:table-cell table:style-name="ce7" table:formula="of:=IF([.G416]&gt;thermagon_temp_max;0;IF([.W41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3" table:formula="of:=burner_C_per_s * [.X416]/100 * time_incr" office:value-type="float" office:value="2149.61306964746" calcext:value-type="float">
            <text:p>2150</text:p>
          </table:table-cell>
          <table:table-cell table:style-name="ce3" table:formula="of:=[.B417]" office:value-type="float" office:value="2149.61306964746" calcext:value-type="float">
            <text:p>2150</text:p>
          </table:table-cell>
          <table:table-cell table:style-name="ce3" table:formula="of:=[.C416]" office:value-type="float" office:value="2149.61306964746" calcext:value-type="float">
            <text:p>2150</text:p>
          </table:table-cell>
          <table:table-cell table:style-name="ce5" table:formula="of:=SUMPRODUCT([.B417:.D417];burner_heat_diffusion)" office:value-type="float" office:value="2149.61306964746" calcext:value-type="float">
            <text:p>2150</text:p>
          </table:table-cell>
          <table:table-cell table:formula="of:=[.F416]+[.E417]-[.I416]" office:value-type="float" office:value="57113.144528099" calcext:value-type="float">
            <text:p>57113</text:p>
          </table:table-cell>
          <table:table-cell table:style-name="ce7" table:formula="of:=temp_out + [.F417] / burner_heat_mass" office:value-type="float" office:value="134.226289056198" calcext:value-type="float">
            <text:p>134.2</text:p>
          </table:table-cell>
          <table:table-cell table:style-name="ce7" table:formula="of:=[.G417]-[.W416]" office:value-type="float" office:value="15.8062108138571" calcext:value-type="float">
            <text:p>15.8</text:p>
          </table:table-cell>
          <table:table-cell table:style-name="ce5" table:formula="of:=thermagon_k * burner_A * [.H417] / thermagon_L" office:value-type="float" office:value="2072.03006881882" calcext:value-type="float">
            <text:p>2072</text:p>
          </table:table-cell>
          <table:table-cell table:style-name="ce5" table:formula="of:=[.I417]/C_per_s_to_W*time_incr" office:value-type="float" office:value="2969.37527775698" calcext:value-type="float">
            <text:p>2969</text:p>
          </table:table-cell>
          <table:table-cell table:style-name="ce7" table:formula="of:=[.J416]" office:value-type="float" office:value="2959.97999074165" calcext:value-type="float">
            <text:p>2960.0</text:p>
          </table:table-cell>
          <table:table-cell table:style-name="ce7" table:formula="of:=[.K416]" office:value-type="float" office:value="2913.16098775347" calcext:value-type="float">
            <text:p>2913.2</text:p>
          </table:table-cell>
          <table:table-cell table:style-name="ce7" table:formula="of:=[.L416]" office:value-type="float" office:value="2813.90337283512" calcext:value-type="float">
            <text:p>2813.9</text:p>
          </table:table-cell>
          <table:table-cell table:style-name="ce7" table:formula="of:=[.M416]" office:value-type="float" office:value="2646.25385156425" calcext:value-type="float">
            <text:p>2646.3</text:p>
          </table:table-cell>
          <table:table-cell table:style-name="ce7" table:formula="of:=[.N416]" office:value-type="float" office:value="2392.29008171924" calcext:value-type="float">
            <text:p>2392.3</text:p>
          </table:table-cell>
          <table:table-cell table:style-name="ce7" table:formula="of:=[.O416]" office:value-type="float" office:value="2029.76416872625" calcext:value-type="float">
            <text:p>2029.8</text:p>
          </table:table-cell>
          <table:table-cell table:style-name="ce7" table:formula="of:=[.P416]" office:value-type="float" office:value="1528.5867463346" calcext:value-type="float">
            <text:p>1528.6</text:p>
          </table:table-cell>
          <table:table-cell table:style-name="ce7" table:formula="of:=[.Q416]" office:value-type="float" office:value="846.595784113328" calcext:value-type="float">
            <text:p>846.6</text:p>
          </table:table-cell>
          <table:table-cell table:style-name="ce7" table:formula="of:=[.R416]" office:value-type="float" office:value="253.622345270769" calcext:value-type="float">
            <text:p>253.6</text:p>
          </table:table-cell>
          <table:table-cell table:style-name="ce5" table:formula="of:=SUMPRODUCT([.J417:.S417];pot_heat_diffusion)" office:value-type="float" office:value="2332.45155383734" calcext:value-type="float">
            <text:p>2332</text:p>
          </table:table-cell>
          <table:table-cell table:style-name="ce5" table:formula="of:=[.V416]*leakage_out" office:value-type="float" office:value="1676.52245348773" calcext:value-type="float">
            <text:p>1677</text:p>
          </table:table-cell>
          <table:table-cell table:style-name="ce5" table:formula="of:=[.V416]+[.T417]-[.U417]" office:value-type="float" office:value="280076.338014972" calcext:value-type="float">
            <text:p>280076</text:p>
          </table:table-cell>
          <table:table-cell table:style-name="ce12" table:formula="of:= temp_out + [.V417]/pot_water_mass" office:value-type="float" office:value="118.651115744679" calcext:value-type="float">
            <text:p>118.7</text:p>
          </table:table-cell>
          <table:table-cell table:style-name="ce7" table:formula="of:=IF([.G417]&gt;thermagon_temp_max;0;IF([.W41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3" table:formula="of:=burner_C_per_s * [.X417]/100 * time_incr" office:value-type="float" office:value="2149.61306964746" calcext:value-type="float">
            <text:p>2150</text:p>
          </table:table-cell>
          <table:table-cell table:style-name="ce3" table:formula="of:=[.B418]" office:value-type="float" office:value="2149.61306964746" calcext:value-type="float">
            <text:p>2150</text:p>
          </table:table-cell>
          <table:table-cell table:style-name="ce3" table:formula="of:=[.C417]" office:value-type="float" office:value="2149.61306964746" calcext:value-type="float">
            <text:p>2150</text:p>
          </table:table-cell>
          <table:table-cell table:style-name="ce5" table:formula="of:=SUMPRODUCT([.B418:.D418];burner_heat_diffusion)" office:value-type="float" office:value="2149.61306964746" calcext:value-type="float">
            <text:p>2150</text:p>
          </table:table-cell>
          <table:table-cell table:formula="of:=[.F417]+[.E418]-[.I417]" office:value-type="float" office:value="57190.7275289277" calcext:value-type="float">
            <text:p>57191</text:p>
          </table:table-cell>
          <table:table-cell table:style-name="ce7" table:formula="of:=temp_out + [.F418] / burner_heat_mass" office:value-type="float" office:value="134.381455057855" calcext:value-type="float">
            <text:p>134.4</text:p>
          </table:table-cell>
          <table:table-cell table:style-name="ce7" table:formula="of:=[.G418]-[.W417]" office:value-type="float" office:value="15.7303393131766" calcext:value-type="float">
            <text:p>15.7</text:p>
          </table:table-cell>
          <table:table-cell table:style-name="ce5" table:formula="of:=thermagon_k * burner_A * [.H418] / thermagon_L" office:value-type="float" office:value="2062.08410310776" calcext:value-type="float">
            <text:p>2062</text:p>
          </table:table-cell>
          <table:table-cell table:style-name="ce5" table:formula="of:=[.I418]/C_per_s_to_W*time_incr" office:value-type="float" office:value="2955.12195916847" calcext:value-type="float">
            <text:p>2955</text:p>
          </table:table-cell>
          <table:table-cell table:style-name="ce7" table:formula="of:=[.J417]" office:value-type="float" office:value="2969.37527775698" calcext:value-type="float">
            <text:p>2969.4</text:p>
          </table:table-cell>
          <table:table-cell table:style-name="ce7" table:formula="of:=[.K417]" office:value-type="float" office:value="2959.97999074165" calcext:value-type="float">
            <text:p>2960.0</text:p>
          </table:table-cell>
          <table:table-cell table:style-name="ce7" table:formula="of:=[.L417]" office:value-type="float" office:value="2913.16098775347" calcext:value-type="float">
            <text:p>2913.2</text:p>
          </table:table-cell>
          <table:table-cell table:style-name="ce7" table:formula="of:=[.M417]" office:value-type="float" office:value="2813.90337283512" calcext:value-type="float">
            <text:p>2813.9</text:p>
          </table:table-cell>
          <table:table-cell table:style-name="ce7" table:formula="of:=[.N417]" office:value-type="float" office:value="2646.25385156425" calcext:value-type="float">
            <text:p>2646.3</text:p>
          </table:table-cell>
          <table:table-cell table:style-name="ce7" table:formula="of:=[.O417]" office:value-type="float" office:value="2392.29008171924" calcext:value-type="float">
            <text:p>2392.3</text:p>
          </table:table-cell>
          <table:table-cell table:style-name="ce7" table:formula="of:=[.P417]" office:value-type="float" office:value="2029.76416872625" calcext:value-type="float">
            <text:p>2029.8</text:p>
          </table:table-cell>
          <table:table-cell table:style-name="ce7" table:formula="of:=[.Q417]" office:value-type="float" office:value="1528.5867463346" calcext:value-type="float">
            <text:p>1528.6</text:p>
          </table:table-cell>
          <table:table-cell table:style-name="ce7" table:formula="of:=[.R417]" office:value-type="float" office:value="846.595784113328" calcext:value-type="float">
            <text:p>846.6</text:p>
          </table:table-cell>
          <table:table-cell table:style-name="ce5" table:formula="of:=SUMPRODUCT([.J418:.S418];pot_heat_diffusion)" office:value-type="float" office:value="2578.5528328298" calcext:value-type="float">
            <text:p>2579</text:p>
          </table:table-cell>
          <table:table-cell table:style-name="ce5" table:formula="of:=[.V417]*leakage_out" office:value-type="float" office:value="1680.45802808983" calcext:value-type="float">
            <text:p>1680</text:p>
          </table:table-cell>
          <table:table-cell table:style-name="ce5" table:formula="of:=[.V417]+[.T418]-[.U418]" office:value-type="float" office:value="280974.432819712" calcext:value-type="float">
            <text:p>280974</text:p>
          </table:table-cell>
          <table:table-cell table:style-name="ce12" table:formula="of:= temp_out + [.V418]/pot_water_mass" office:value-type="float" office:value="118.967451123669" calcext:value-type="float">
            <text:p>119.0</text:p>
          </table:table-cell>
          <table:table-cell table:style-name="ce7" table:formula="of:=IF([.G418]&gt;thermagon_temp_max;0;IF([.W41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3" table:formula="of:=burner_C_per_s * [.X418]/100 * time_incr" office:value-type="float" office:value="2149.61306964746" calcext:value-type="float">
            <text:p>2150</text:p>
          </table:table-cell>
          <table:table-cell table:style-name="ce3" table:formula="of:=[.B419]" office:value-type="float" office:value="2149.61306964746" calcext:value-type="float">
            <text:p>2150</text:p>
          </table:table-cell>
          <table:table-cell table:style-name="ce3" table:formula="of:=[.C418]" office:value-type="float" office:value="2149.61306964746" calcext:value-type="float">
            <text:p>2150</text:p>
          </table:table-cell>
          <table:table-cell table:style-name="ce5" table:formula="of:=SUMPRODUCT([.B419:.D419];burner_heat_diffusion)" office:value-type="float" office:value="2149.61306964746" calcext:value-type="float">
            <text:p>2150</text:p>
          </table:table-cell>
          <table:table-cell table:formula="of:=[.F418]+[.E419]-[.I418]" office:value-type="float" office:value="57278.2564954674" calcext:value-type="float">
            <text:p>57278</text:p>
          </table:table-cell>
          <table:table-cell table:style-name="ce7" table:formula="of:=temp_out + [.F419] / burner_heat_mass" office:value-type="float" office:value="134.556512990935" calcext:value-type="float">
            <text:p>134.6</text:p>
          </table:table-cell>
          <table:table-cell table:style-name="ce7" table:formula="of:=[.G419]-[.W418]" office:value-type="float" office:value="15.589061867266" calcext:value-type="float">
            <text:p>15.6</text:p>
          </table:table-cell>
          <table:table-cell table:style-name="ce5" table:formula="of:=thermagon_k * burner_A * [.H419] / thermagon_L" office:value-type="float" office:value="2043.56409730624" calcext:value-type="float">
            <text:p>2044</text:p>
          </table:table-cell>
          <table:table-cell table:style-name="ce5" table:formula="of:=[.I419]/C_per_s_to_W*time_incr" office:value-type="float" office:value="2928.58139482121" calcext:value-type="float">
            <text:p>2929</text:p>
          </table:table-cell>
          <table:table-cell table:style-name="ce7" table:formula="of:=[.J418]" office:value-type="float" office:value="2955.12195916847" calcext:value-type="float">
            <text:p>2955.1</text:p>
          </table:table-cell>
          <table:table-cell table:style-name="ce7" table:formula="of:=[.K418]" office:value-type="float" office:value="2969.37527775698" calcext:value-type="float">
            <text:p>2969.4</text:p>
          </table:table-cell>
          <table:table-cell table:style-name="ce7" table:formula="of:=[.L418]" office:value-type="float" office:value="2959.97999074165" calcext:value-type="float">
            <text:p>2960.0</text:p>
          </table:table-cell>
          <table:table-cell table:style-name="ce7" table:formula="of:=[.M418]" office:value-type="float" office:value="2913.16098775347" calcext:value-type="float">
            <text:p>2913.2</text:p>
          </table:table-cell>
          <table:table-cell table:style-name="ce7" table:formula="of:=[.N418]" office:value-type="float" office:value="2813.90337283512" calcext:value-type="float">
            <text:p>2813.9</text:p>
          </table:table-cell>
          <table:table-cell table:style-name="ce7" table:formula="of:=[.O418]" office:value-type="float" office:value="2646.25385156425" calcext:value-type="float">
            <text:p>2646.3</text:p>
          </table:table-cell>
          <table:table-cell table:style-name="ce7" table:formula="of:=[.P418]" office:value-type="float" office:value="2392.29008171924" calcext:value-type="float">
            <text:p>2392.3</text:p>
          </table:table-cell>
          <table:table-cell table:style-name="ce7" table:formula="of:=[.Q418]" office:value-type="float" office:value="2029.76416872625" calcext:value-type="float">
            <text:p>2029.8</text:p>
          </table:table-cell>
          <table:table-cell table:style-name="ce7" table:formula="of:=[.R418]" office:value-type="float" office:value="1528.5867463346" calcext:value-type="float">
            <text:p>1528.6</text:p>
          </table:table-cell>
          <table:table-cell table:style-name="ce5" table:formula="of:=SUMPRODUCT([.J419:.S419];pot_heat_diffusion)" office:value-type="float" office:value="2746.36086641731" calcext:value-type="float">
            <text:p>2746</text:p>
          </table:table-cell>
          <table:table-cell table:style-name="ce5" table:formula="of:=[.V418]*leakage_out" office:value-type="float" office:value="1685.84659691827" calcext:value-type="float">
            <text:p>1686</text:p>
          </table:table-cell>
          <table:table-cell table:style-name="ce5" table:formula="of:=[.V418]+[.T419]-[.U419]" office:value-type="float" office:value="282034.947089211" calcext:value-type="float">
            <text:p>282035</text:p>
          </table:table-cell>
          <table:table-cell table:style-name="ce12" table:formula="of:= temp_out + [.V419]/pot_water_mass" office:value-type="float" office:value="119.340995410525" calcext:value-type="float">
            <text:p>119.3</text:p>
          </table:table-cell>
          <table:table-cell table:style-name="ce7" table:formula="of:=IF([.G419]&gt;thermagon_temp_max;0;IF([.W41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3" table:formula="of:=burner_C_per_s * [.X419]/100 * time_incr" office:value-type="float" office:value="2149.61306964746" calcext:value-type="float">
            <text:p>2150</text:p>
          </table:table-cell>
          <table:table-cell table:style-name="ce3" table:formula="of:=[.B420]" office:value-type="float" office:value="2149.61306964746" calcext:value-type="float">
            <text:p>2150</text:p>
          </table:table-cell>
          <table:table-cell table:style-name="ce3" table:formula="of:=[.C419]" office:value-type="float" office:value="2149.61306964746" calcext:value-type="float">
            <text:p>2150</text:p>
          </table:table-cell>
          <table:table-cell table:style-name="ce5" table:formula="of:=SUMPRODUCT([.B420:.D420];burner_heat_diffusion)" office:value-type="float" office:value="2149.61306964746" calcext:value-type="float">
            <text:p>2150</text:p>
          </table:table-cell>
          <table:table-cell table:formula="of:=[.F419]+[.E420]-[.I419]" office:value-type="float" office:value="57384.3054678086" calcext:value-type="float">
            <text:p>57384</text:p>
          </table:table-cell>
          <table:table-cell table:style-name="ce7" table:formula="of:=temp_out + [.F420] / burner_heat_mass" office:value-type="float" office:value="134.768610935617" calcext:value-type="float">
            <text:p>134.8</text:p>
          </table:table-cell>
          <table:table-cell table:style-name="ce7" table:formula="of:=[.G420]-[.W419]" office:value-type="float" office:value="15.4276155250917" calcext:value-type="float">
            <text:p>15.4</text:p>
          </table:table-cell>
          <table:table-cell table:style-name="ce5" table:formula="of:=thermagon_k * burner_A * [.H420] / thermagon_L" office:value-type="float" office:value="2022.40015868583" calcext:value-type="float">
            <text:p>2022</text:p>
          </table:table-cell>
          <table:table-cell table:style-name="ce5" table:formula="of:=[.I420]/C_per_s_to_W*time_incr" office:value-type="float" office:value="2898.25187544544" calcext:value-type="float">
            <text:p>2898</text:p>
          </table:table-cell>
          <table:table-cell table:style-name="ce7" table:formula="of:=[.J419]" office:value-type="float" office:value="2928.58139482121" calcext:value-type="float">
            <text:p>2928.6</text:p>
          </table:table-cell>
          <table:table-cell table:style-name="ce7" table:formula="of:=[.K419]" office:value-type="float" office:value="2955.12195916847" calcext:value-type="float">
            <text:p>2955.1</text:p>
          </table:table-cell>
          <table:table-cell table:style-name="ce7" table:formula="of:=[.L419]" office:value-type="float" office:value="2969.37527775698" calcext:value-type="float">
            <text:p>2969.4</text:p>
          </table:table-cell>
          <table:table-cell table:style-name="ce7" table:formula="of:=[.M419]" office:value-type="float" office:value="2959.97999074165" calcext:value-type="float">
            <text:p>2960.0</text:p>
          </table:table-cell>
          <table:table-cell table:style-name="ce7" table:formula="of:=[.N419]" office:value-type="float" office:value="2913.16098775347" calcext:value-type="float">
            <text:p>2913.2</text:p>
          </table:table-cell>
          <table:table-cell table:style-name="ce7" table:formula="of:=[.O419]" office:value-type="float" office:value="2813.90337283512" calcext:value-type="float">
            <text:p>2813.9</text:p>
          </table:table-cell>
          <table:table-cell table:style-name="ce7" table:formula="of:=[.P419]" office:value-type="float" office:value="2646.25385156425" calcext:value-type="float">
            <text:p>2646.3</text:p>
          </table:table-cell>
          <table:table-cell table:style-name="ce7" table:formula="of:=[.Q419]" office:value-type="float" office:value="2392.29008171924" calcext:value-type="float">
            <text:p>2392.3</text:p>
          </table:table-cell>
          <table:table-cell table:style-name="ce7" table:formula="of:=[.R419]" office:value-type="float" office:value="2029.76416872625" calcext:value-type="float">
            <text:p>2029.8</text:p>
          </table:table-cell>
          <table:table-cell table:style-name="ce5" table:formula="of:=SUMPRODUCT([.J420:.S420];pot_heat_diffusion)" office:value-type="float" office:value="2849.39864950167" calcext:value-type="float">
            <text:p>2849</text:p>
          </table:table-cell>
          <table:table-cell table:style-name="ce5" table:formula="of:=[.V419]*leakage_out" office:value-type="float" office:value="1692.20968253527" calcext:value-type="float">
            <text:p>1692</text:p>
          </table:table-cell>
          <table:table-cell table:style-name="ce5" table:formula="of:=[.V419]+[.T420]-[.U420]" office:value-type="float" office:value="283192.136056177" calcext:value-type="float">
            <text:p>283192</text:p>
          </table:table-cell>
          <table:table-cell table:style-name="ce12" table:formula="of:= temp_out + [.V420]/pot_water_mass" office:value-type="float" office:value="119.748591366427" calcext:value-type="float">
            <text:p>119.7</text:p>
          </table:table-cell>
          <table:table-cell table:style-name="ce7" table:formula="of:=IF([.G420]&gt;thermagon_temp_max;0;IF([.W42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3" table:formula="of:=burner_C_per_s * [.X420]/100 * time_incr" office:value-type="float" office:value="2149.61306964746" calcext:value-type="float">
            <text:p>2150</text:p>
          </table:table-cell>
          <table:table-cell table:style-name="ce3" table:formula="of:=[.B421]" office:value-type="float" office:value="2149.61306964746" calcext:value-type="float">
            <text:p>2150</text:p>
          </table:table-cell>
          <table:table-cell table:style-name="ce3" table:formula="of:=[.C420]" office:value-type="float" office:value="2149.61306964746" calcext:value-type="float">
            <text:p>2150</text:p>
          </table:table-cell>
          <table:table-cell table:style-name="ce5" table:formula="of:=SUMPRODUCT([.B421:.D421];burner_heat_diffusion)" office:value-type="float" office:value="2149.61306964746" calcext:value-type="float">
            <text:p>2150</text:p>
          </table:table-cell>
          <table:table-cell table:formula="of:=[.F420]+[.E421]-[.I420]" office:value-type="float" office:value="57511.5183787702" calcext:value-type="float">
            <text:p>57512</text:p>
          </table:table-cell>
          <table:table-cell table:style-name="ce7" table:formula="of:=temp_out + [.F421] / burner_heat_mass" office:value-type="float" office:value="135.02303675754" calcext:value-type="float">
            <text:p>135.0</text:p>
          </table:table-cell>
          <table:table-cell table:style-name="ce7" table:formula="of:=[.G421]-[.W420]" office:value-type="float" office:value="15.2744453911133" calcext:value-type="float">
            <text:p>15.3</text:p>
          </table:table-cell>
          <table:table-cell table:style-name="ce5" table:formula="of:=thermagon_k * burner_A * [.H421] / thermagon_L" office:value-type="float" office:value="2002.32114500026" calcext:value-type="float">
            <text:p>2002</text:p>
          </table:table-cell>
          <table:table-cell table:style-name="ce5" table:formula="of:=[.I421]/C_per_s_to_W*time_incr" office:value-type="float" office:value="2869.47713528269" calcext:value-type="float">
            <text:p>2869</text:p>
          </table:table-cell>
          <table:table-cell table:style-name="ce7" table:formula="of:=[.J420]" office:value-type="float" office:value="2898.25187544544" calcext:value-type="float">
            <text:p>2898.3</text:p>
          </table:table-cell>
          <table:table-cell table:style-name="ce7" table:formula="of:=[.K420]" office:value-type="float" office:value="2928.58139482121" calcext:value-type="float">
            <text:p>2928.6</text:p>
          </table:table-cell>
          <table:table-cell table:style-name="ce7" table:formula="of:=[.L420]" office:value-type="float" office:value="2955.12195916847" calcext:value-type="float">
            <text:p>2955.1</text:p>
          </table:table-cell>
          <table:table-cell table:style-name="ce7" table:formula="of:=[.M420]" office:value-type="float" office:value="2969.37527775698" calcext:value-type="float">
            <text:p>2969.4</text:p>
          </table:table-cell>
          <table:table-cell table:style-name="ce7" table:formula="of:=[.N420]" office:value-type="float" office:value="2959.97999074165" calcext:value-type="float">
            <text:p>2960.0</text:p>
          </table:table-cell>
          <table:table-cell table:style-name="ce7" table:formula="of:=[.O420]" office:value-type="float" office:value="2913.16098775347" calcext:value-type="float">
            <text:p>2913.2</text:p>
          </table:table-cell>
          <table:table-cell table:style-name="ce7" table:formula="of:=[.P420]" office:value-type="float" office:value="2813.90337283512" calcext:value-type="float">
            <text:p>2813.9</text:p>
          </table:table-cell>
          <table:table-cell table:style-name="ce7" table:formula="of:=[.Q420]" office:value-type="float" office:value="2646.25385156425" calcext:value-type="float">
            <text:p>2646.3</text:p>
          </table:table-cell>
          <table:table-cell table:style-name="ce7" table:formula="of:=[.R420]" office:value-type="float" office:value="2392.29008171924" calcext:value-type="float">
            <text:p>2392.3</text:p>
          </table:table-cell>
          <table:table-cell table:style-name="ce5" table:formula="of:=SUMPRODUCT([.J421:.S421];pot_heat_diffusion)" office:value-type="float" office:value="2904.2354978242" calcext:value-type="float">
            <text:p>2904</text:p>
          </table:table-cell>
          <table:table-cell table:style-name="ce5" table:formula="of:=[.V420]*leakage_out" office:value-type="float" office:value="1699.15281633706" calcext:value-type="float">
            <text:p>1699</text:p>
          </table:table-cell>
          <table:table-cell table:style-name="ce5" table:formula="of:=[.V420]+[.T421]-[.U421]" office:value-type="float" office:value="284397.218737664" calcext:value-type="float">
            <text:p>284397</text:p>
          </table:table-cell>
          <table:table-cell table:style-name="ce12" table:formula="of:= temp_out + [.V421]/pot_water_mass" office:value-type="float" office:value="120.173056895846" calcext:value-type="float">
            <text:p>120.2</text:p>
          </table:table-cell>
          <table:table-cell table:style-name="ce7" table:formula="of:=IF([.G421]&gt;thermagon_temp_max;0;IF([.W42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3" table:formula="of:=burner_C_per_s * [.X421]/100 * time_incr" office:value-type="float" office:value="2149.61306964746" calcext:value-type="float">
            <text:p>2150</text:p>
          </table:table-cell>
          <table:table-cell table:style-name="ce3" table:formula="of:=[.B422]" office:value-type="float" office:value="2149.61306964746" calcext:value-type="float">
            <text:p>2150</text:p>
          </table:table-cell>
          <table:table-cell table:style-name="ce3" table:formula="of:=[.C421]" office:value-type="float" office:value="2149.61306964746" calcext:value-type="float">
            <text:p>2150</text:p>
          </table:table-cell>
          <table:table-cell table:style-name="ce5" table:formula="of:=SUMPRODUCT([.B422:.D422];burner_heat_diffusion)" office:value-type="float" office:value="2149.61306964746" calcext:value-type="float">
            <text:p>2150</text:p>
          </table:table-cell>
          <table:table-cell table:formula="of:=[.F421]+[.E422]-[.I421]" office:value-type="float" office:value="57658.8103034174" calcext:value-type="float">
            <text:p>57659</text:p>
          </table:table-cell>
          <table:table-cell table:style-name="ce7" table:formula="of:=temp_out + [.F422] / burner_heat_mass" office:value-type="float" office:value="135.317620606835" calcext:value-type="float">
            <text:p>135.3</text:p>
          </table:table-cell>
          <table:table-cell table:style-name="ce7" table:formula="of:=[.G422]-[.W421]" office:value-type="float" office:value="15.1445637109886" calcext:value-type="float">
            <text:p>15.1</text:p>
          </table:table-cell>
          <table:table-cell table:style-name="ce5" table:formula="of:=thermagon_k * burner_A * [.H422] / thermagon_L" office:value-type="float" office:value="1985.29500573283" calcext:value-type="float">
            <text:p>1985</text:p>
          </table:table-cell>
          <table:table-cell table:style-name="ce5" table:formula="of:=[.I422]/C_per_s_to_W*time_incr" office:value-type="float" office:value="2845.07739428608" calcext:value-type="float">
            <text:p>2845</text:p>
          </table:table-cell>
          <table:table-cell table:style-name="ce7" table:formula="of:=[.J421]" office:value-type="float" office:value="2869.47713528269" calcext:value-type="float">
            <text:p>2869.5</text:p>
          </table:table-cell>
          <table:table-cell table:style-name="ce7" table:formula="of:=[.K421]" office:value-type="float" office:value="2898.25187544544" calcext:value-type="float">
            <text:p>2898.3</text:p>
          </table:table-cell>
          <table:table-cell table:style-name="ce7" table:formula="of:=[.L421]" office:value-type="float" office:value="2928.58139482121" calcext:value-type="float">
            <text:p>2928.6</text:p>
          </table:table-cell>
          <table:table-cell table:style-name="ce7" table:formula="of:=[.M421]" office:value-type="float" office:value="2955.12195916847" calcext:value-type="float">
            <text:p>2955.1</text:p>
          </table:table-cell>
          <table:table-cell table:style-name="ce7" table:formula="of:=[.N421]" office:value-type="float" office:value="2969.37527775698" calcext:value-type="float">
            <text:p>2969.4</text:p>
          </table:table-cell>
          <table:table-cell table:style-name="ce7" table:formula="of:=[.O421]" office:value-type="float" office:value="2959.97999074165" calcext:value-type="float">
            <text:p>2960.0</text:p>
          </table:table-cell>
          <table:table-cell table:style-name="ce7" table:formula="of:=[.P421]" office:value-type="float" office:value="2913.16098775347" calcext:value-type="float">
            <text:p>2913.2</text:p>
          </table:table-cell>
          <table:table-cell table:style-name="ce7" table:formula="of:=[.Q421]" office:value-type="float" office:value="2813.90337283512" calcext:value-type="float">
            <text:p>2813.9</text:p>
          </table:table-cell>
          <table:table-cell table:style-name="ce7" table:formula="of:=[.R421]" office:value-type="float" office:value="2646.25385156425" calcext:value-type="float">
            <text:p>2646.3</text:p>
          </table:table-cell>
          <table:table-cell table:style-name="ce5" table:formula="of:=SUMPRODUCT([.J422:.S422];pot_heat_diffusion)" office:value-type="float" office:value="2924.8306471238" calcext:value-type="float">
            <text:p>2925</text:p>
          </table:table-cell>
          <table:table-cell table:style-name="ce5" table:formula="of:=[.V421]*leakage_out" office:value-type="float" office:value="1706.38331242599" calcext:value-type="float">
            <text:p>1706</text:p>
          </table:table-cell>
          <table:table-cell table:style-name="ce5" table:formula="of:=[.V421]+[.T422]-[.U422]" office:value-type="float" office:value="285615.666072362" calcext:value-type="float">
            <text:p>285616</text:p>
          </table:table-cell>
          <table:table-cell table:style-name="ce12" table:formula="of:= temp_out + [.V422]/pot_water_mass" office:value-type="float" office:value="120.60222984882" calcext:value-type="float">
            <text:p>120.6</text:p>
          </table:table-cell>
          <table:table-cell table:style-name="ce7" table:formula="of:=IF([.G422]&gt;thermagon_temp_max;0;IF([.W42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3" table:formula="of:=burner_C_per_s * [.X422]/100 * time_incr" office:value-type="float" office:value="2149.61306964746" calcext:value-type="float">
            <text:p>2150</text:p>
          </table:table-cell>
          <table:table-cell table:style-name="ce3" table:formula="of:=[.B423]" office:value-type="float" office:value="2149.61306964746" calcext:value-type="float">
            <text:p>2150</text:p>
          </table:table-cell>
          <table:table-cell table:style-name="ce3" table:formula="of:=[.C422]" office:value-type="float" office:value="2149.61306964746" calcext:value-type="float">
            <text:p>2150</text:p>
          </table:table-cell>
          <table:table-cell table:style-name="ce5" table:formula="of:=SUMPRODUCT([.B423:.D423];burner_heat_diffusion)" office:value-type="float" office:value="2149.61306964746" calcext:value-type="float">
            <text:p>2150</text:p>
          </table:table-cell>
          <table:table-cell table:formula="of:=[.F422]+[.E423]-[.I422]" office:value-type="float" office:value="57823.1283673321" calcext:value-type="float">
            <text:p>57823</text:p>
          </table:table-cell>
          <table:table-cell table:style-name="ce7" table:formula="of:=temp_out + [.F423] / burner_heat_mass" office:value-type="float" office:value="135.646256734664" calcext:value-type="float">
            <text:p>135.6</text:p>
          </table:table-cell>
          <table:table-cell table:style-name="ce7" table:formula="of:=[.G423]-[.W422]" office:value-type="float" office:value="15.0440268858437" calcext:value-type="float">
            <text:p>15.0</text:p>
          </table:table-cell>
          <table:table-cell table:style-name="ce5" table:formula="of:=thermagon_k * burner_A * [.H423] / thermagon_L" office:value-type="float" office:value="1972.11567216724" calcext:value-type="float">
            <text:p>1972</text:p>
          </table:table-cell>
          <table:table-cell table:style-name="ce5" table:formula="of:=[.I423]/C_per_s_to_W*time_incr" office:value-type="float" office:value="2826.19041583153" calcext:value-type="float">
            <text:p>2826</text:p>
          </table:table-cell>
          <table:table-cell table:style-name="ce7" table:formula="of:=[.J422]" office:value-type="float" office:value="2845.07739428608" calcext:value-type="float">
            <text:p>2845.1</text:p>
          </table:table-cell>
          <table:table-cell table:style-name="ce7" table:formula="of:=[.K422]" office:value-type="float" office:value="2869.47713528269" calcext:value-type="float">
            <text:p>2869.5</text:p>
          </table:table-cell>
          <table:table-cell table:style-name="ce7" table:formula="of:=[.L422]" office:value-type="float" office:value="2898.25187544544" calcext:value-type="float">
            <text:p>2898.3</text:p>
          </table:table-cell>
          <table:table-cell table:style-name="ce7" table:formula="of:=[.M422]" office:value-type="float" office:value="2928.58139482121" calcext:value-type="float">
            <text:p>2928.6</text:p>
          </table:table-cell>
          <table:table-cell table:style-name="ce7" table:formula="of:=[.N422]" office:value-type="float" office:value="2955.12195916847" calcext:value-type="float">
            <text:p>2955.1</text:p>
          </table:table-cell>
          <table:table-cell table:style-name="ce7" table:formula="of:=[.O422]" office:value-type="float" office:value="2969.37527775698" calcext:value-type="float">
            <text:p>2969.4</text:p>
          </table:table-cell>
          <table:table-cell table:style-name="ce7" table:formula="of:=[.P422]" office:value-type="float" office:value="2959.97999074165" calcext:value-type="float">
            <text:p>2960.0</text:p>
          </table:table-cell>
          <table:table-cell table:style-name="ce7" table:formula="of:=[.Q422]" office:value-type="float" office:value="2913.16098775347" calcext:value-type="float">
            <text:p>2913.2</text:p>
          </table:table-cell>
          <table:table-cell table:style-name="ce7" table:formula="of:=[.R422]" office:value-type="float" office:value="2813.90337283512" calcext:value-type="float">
            <text:p>2813.9</text:p>
          </table:table-cell>
          <table:table-cell table:style-name="ce5" table:formula="of:=SUMPRODUCT([.J423:.S423];pot_heat_diffusion)" office:value-type="float" office:value="2922.87018417625" calcext:value-type="float">
            <text:p>2923</text:p>
          </table:table-cell>
          <table:table-cell table:style-name="ce5" table:formula="of:=[.V422]*leakage_out" office:value-type="float" office:value="1713.69399643417" calcext:value-type="float">
            <text:p>1714</text:p>
          </table:table-cell>
          <table:table-cell table:style-name="ce5" table:formula="of:=[.V422]+[.T423]-[.U423]" office:value-type="float" office:value="286824.842260104" calcext:value-type="float">
            <text:p>286825</text:p>
          </table:table-cell>
          <table:table-cell table:style-name="ce12" table:formula="of:= temp_out + [.V423]/pot_water_mass" office:value-type="float" office:value="121.028137231422" calcext:value-type="float">
            <text:p>121.0</text:p>
          </table:table-cell>
          <table:table-cell table:style-name="ce7" table:formula="of:=IF([.G423]&gt;thermagon_temp_max;0;IF([.W42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3" table:formula="of:=burner_C_per_s * [.X423]/100 * time_incr" office:value-type="float" office:value="0" calcext:value-type="float">
            <text:p>0</text:p>
          </table:table-cell>
          <table:table-cell table:style-name="ce3" table:formula="of:=[.B424]" office:value-type="float" office:value="0" calcext:value-type="float">
            <text:p>0</text:p>
          </table:table-cell>
          <table:table-cell table:style-name="ce3" table:formula="of:=[.C423]" office:value-type="float" office:value="2149.61306964746" calcext:value-type="float">
            <text:p>2150</text:p>
          </table:table-cell>
          <table:table-cell table:style-name="ce5" table:formula="of:=SUMPRODUCT([.B424:.D424];burner_heat_diffusion)" office:value-type="float" office:value="644.883920894239" calcext:value-type="float">
            <text:p>645</text:p>
          </table:table-cell>
          <table:table-cell table:formula="of:=[.F423]+[.E424]-[.I423]" office:value-type="float" office:value="56495.8966160591" calcext:value-type="float">
            <text:p>56496</text:p>
          </table:table-cell>
          <table:table-cell table:style-name="ce7" table:formula="of:=temp_out + [.F424] / burner_heat_mass" office:value-type="float" office:value="132.991793232118" calcext:value-type="float">
            <text:p>133.0</text:p>
          </table:table-cell>
          <table:table-cell table:style-name="ce7" table:formula="of:=[.G424]-[.W423]" office:value-type="float" office:value="11.9636560006958" calcext:value-type="float">
            <text:p>12.0</text:p>
          </table:table-cell>
          <table:table-cell table:style-name="ce5" table:formula="of:=thermagon_k * burner_A * [.H424] / thermagon_L" office:value-type="float" office:value="1568.31104294233" calcext:value-type="float">
            <text:p>1568</text:p>
          </table:table-cell>
          <table:table-cell table:style-name="ce5" table:formula="of:=[.I424]/C_per_s_to_W*time_incr" office:value-type="float" office:value="2247.50794345419" calcext:value-type="float">
            <text:p>2248</text:p>
          </table:table-cell>
          <table:table-cell table:style-name="ce7" table:formula="of:=[.J423]" office:value-type="float" office:value="2826.19041583153" calcext:value-type="float">
            <text:p>2826.2</text:p>
          </table:table-cell>
          <table:table-cell table:style-name="ce7" table:formula="of:=[.K423]" office:value-type="float" office:value="2845.07739428608" calcext:value-type="float">
            <text:p>2845.1</text:p>
          </table:table-cell>
          <table:table-cell table:style-name="ce7" table:formula="of:=[.L423]" office:value-type="float" office:value="2869.47713528269" calcext:value-type="float">
            <text:p>2869.5</text:p>
          </table:table-cell>
          <table:table-cell table:style-name="ce7" table:formula="of:=[.M423]" office:value-type="float" office:value="2898.25187544544" calcext:value-type="float">
            <text:p>2898.3</text:p>
          </table:table-cell>
          <table:table-cell table:style-name="ce7" table:formula="of:=[.N423]" office:value-type="float" office:value="2928.58139482121" calcext:value-type="float">
            <text:p>2928.6</text:p>
          </table:table-cell>
          <table:table-cell table:style-name="ce7" table:formula="of:=[.O423]" office:value-type="float" office:value="2955.12195916847" calcext:value-type="float">
            <text:p>2955.1</text:p>
          </table:table-cell>
          <table:table-cell table:style-name="ce7" table:formula="of:=[.P423]" office:value-type="float" office:value="2969.37527775698" calcext:value-type="float">
            <text:p>2969.4</text:p>
          </table:table-cell>
          <table:table-cell table:style-name="ce7" table:formula="of:=[.Q423]" office:value-type="float" office:value="2959.97999074165" calcext:value-type="float">
            <text:p>2960.0</text:p>
          </table:table-cell>
          <table:table-cell table:style-name="ce7" table:formula="of:=[.R423]" office:value-type="float" office:value="2913.16098775347" calcext:value-type="float">
            <text:p>2913.2</text:p>
          </table:table-cell>
          <table:table-cell table:style-name="ce5" table:formula="of:=SUMPRODUCT([.J424:.S424];pot_heat_diffusion)" office:value-type="float" office:value="2896.48701897279" calcext:value-type="float">
            <text:p>2896</text:p>
          </table:table-cell>
          <table:table-cell table:style-name="ce5" table:formula="of:=[.V423]*leakage_out" office:value-type="float" office:value="1720.94905356063" calcext:value-type="float">
            <text:p>1721</text:p>
          </table:table-cell>
          <table:table-cell table:style-name="ce5" table:formula="of:=[.V423]+[.T424]-[.U424]" office:value-type="float" office:value="288000.380225517" calcext:value-type="float">
            <text:p>288000</text:p>
          </table:table-cell>
          <table:table-cell table:style-name="ce12" table:formula="of:= temp_out + [.V424]/pot_water_mass" office:value-type="float" office:value="121.442196243726" calcext:value-type="float">
            <text:p>121.4</text:p>
          </table:table-cell>
          <table:table-cell table:style-name="ce7" table:formula="of:=IF([.G424]&gt;thermagon_temp_max;0;IF([.W42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3" table:formula="of:=burner_C_per_s * [.X424]/100 * time_incr" office:value-type="float" office:value="0" calcext:value-type="float">
            <text:p>0</text:p>
          </table:table-cell>
          <table:table-cell table:style-name="ce3" table:formula="of:=[.B425]" office:value-type="float" office:value="0" calcext:value-type="float">
            <text:p>0</text:p>
          </table:table-cell>
          <table:table-cell table:style-name="ce3" table:formula="of:=[.C424]" office:value-type="float" office:value="0" calcext:value-type="float">
            <text:p>0</text:p>
          </table:table-cell>
          <table:table-cell table:style-name="ce5" table:formula="of:=SUMPRODUCT([.B425:.D425];burner_heat_diffusion)" office:value-type="float" office:value="0" calcext:value-type="float">
            <text:p>0</text:p>
          </table:table-cell>
          <table:table-cell table:formula="of:=[.F424]+[.E425]-[.I424]" office:value-type="float" office:value="54927.5855731167" calcext:value-type="float">
            <text:p>54928</text:p>
          </table:table-cell>
          <table:table-cell table:style-name="ce7" table:formula="of:=temp_out + [.F425] / burner_heat_mass" office:value-type="float" office:value="129.855171146233" calcext:value-type="float">
            <text:p>129.9</text:p>
          </table:table-cell>
          <table:table-cell table:style-name="ce7" table:formula="of:=[.G425]-[.W424]" office:value-type="float" office:value="8.4129749025074" calcext:value-type="float">
            <text:p>8.4</text:p>
          </table:table-cell>
          <table:table-cell table:style-name="ce5" table:formula="of:=thermagon_k * burner_A * [.H425] / thermagon_L" office:value-type="float" office:value="1102.85362959547" calcext:value-type="float">
            <text:p>1103</text:p>
          </table:table-cell>
          <table:table-cell table:style-name="ce5" table:formula="of:=[.I425]/C_per_s_to_W*time_incr" office:value-type="float" office:value="1580.47238405771" calcext:value-type="float">
            <text:p>1580</text:p>
          </table:table-cell>
          <table:table-cell table:style-name="ce7" table:formula="of:=[.J424]" office:value-type="float" office:value="2247.50794345419" calcext:value-type="float">
            <text:p>2247.5</text:p>
          </table:table-cell>
          <table:table-cell table:style-name="ce7" table:formula="of:=[.K424]" office:value-type="float" office:value="2826.19041583153" calcext:value-type="float">
            <text:p>2826.2</text:p>
          </table:table-cell>
          <table:table-cell table:style-name="ce7" table:formula="of:=[.L424]" office:value-type="float" office:value="2845.07739428608" calcext:value-type="float">
            <text:p>2845.1</text:p>
          </table:table-cell>
          <table:table-cell table:style-name="ce7" table:formula="of:=[.M424]" office:value-type="float" office:value="2869.47713528269" calcext:value-type="float">
            <text:p>2869.5</text:p>
          </table:table-cell>
          <table:table-cell table:style-name="ce7" table:formula="of:=[.N424]" office:value-type="float" office:value="2898.25187544544" calcext:value-type="float">
            <text:p>2898.3</text:p>
          </table:table-cell>
          <table:table-cell table:style-name="ce7" table:formula="of:=[.O424]" office:value-type="float" office:value="2928.58139482121" calcext:value-type="float">
            <text:p>2928.6</text:p>
          </table:table-cell>
          <table:table-cell table:style-name="ce7" table:formula="of:=[.P424]" office:value-type="float" office:value="2955.12195916847" calcext:value-type="float">
            <text:p>2955.1</text:p>
          </table:table-cell>
          <table:table-cell table:style-name="ce7" table:formula="of:=[.Q424]" office:value-type="float" office:value="2969.37527775698" calcext:value-type="float">
            <text:p>2969.4</text:p>
          </table:table-cell>
          <table:table-cell table:style-name="ce7" table:formula="of:=[.R424]" office:value-type="float" office:value="2959.97999074165" calcext:value-type="float">
            <text:p>2960.0</text:p>
          </table:table-cell>
          <table:table-cell table:style-name="ce5" table:formula="of:=SUMPRODUCT([.J425:.S425];pot_heat_diffusion)" office:value-type="float" office:value="2834.0244863537" calcext:value-type="float">
            <text:p>2834</text:p>
          </table:table-cell>
          <table:table-cell table:style-name="ce5" table:formula="of:=[.V424]*leakage_out" office:value-type="float" office:value="1728.0022813531" calcext:value-type="float">
            <text:p>1728</text:p>
          </table:table-cell>
          <table:table-cell table:style-name="ce5" table:formula="of:=[.V424]+[.T425]-[.U425]" office:value-type="float" office:value="289106.402430517" calcext:value-type="float">
            <text:p>289106</text:p>
          </table:table-cell>
          <table:table-cell table:style-name="ce12" table:formula="of:= temp_out + [.V425]/pot_water_mass" office:value-type="float" office:value="121.831769762628" calcext:value-type="float">
            <text:p>121.8</text:p>
          </table:table-cell>
          <table:table-cell table:style-name="ce7" table:formula="of:=IF([.G425]&gt;thermagon_temp_max;0;IF([.W42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3" table:formula="of:=burner_C_per_s * [.X425]/100 * time_incr" office:value-type="float" office:value="0" calcext:value-type="float">
            <text:p>0</text:p>
          </table:table-cell>
          <table:table-cell table:style-name="ce3" table:formula="of:=[.B426]" office:value-type="float" office:value="0" calcext:value-type="float">
            <text:p>0</text:p>
          </table:table-cell>
          <table:table-cell table:style-name="ce3" table:formula="of:=[.C425]" office:value-type="float" office:value="0" calcext:value-type="float">
            <text:p>0</text:p>
          </table:table-cell>
          <table:table-cell table:style-name="ce5" table:formula="of:=SUMPRODUCT([.B426:.D426];burner_heat_diffusion)" office:value-type="float" office:value="0" calcext:value-type="float">
            <text:p>0</text:p>
          </table:table-cell>
          <table:table-cell table:formula="of:=[.F425]+[.E426]-[.I425]" office:value-type="float" office:value="53824.7319435213" calcext:value-type="float">
            <text:p>53825</text:p>
          </table:table-cell>
          <table:table-cell table:style-name="ce7" table:formula="of:=temp_out + [.F426] / burner_heat_mass" office:value-type="float" office:value="127.649463887043" calcext:value-type="float">
            <text:p>127.6</text:p>
          </table:table-cell>
          <table:table-cell table:style-name="ce7" table:formula="of:=[.G426]-[.W425]" office:value-type="float" office:value="5.8176941244144" calcext:value-type="float">
            <text:p>5.8</text:p>
          </table:table-cell>
          <table:table-cell table:style-name="ce5" table:formula="of:=thermagon_k * burner_A * [.H426] / thermagon_L" office:value-type="float" office:value="762.63927508858" calcext:value-type="float">
            <text:p>763</text:p>
          </table:table-cell>
          <table:table-cell table:style-name="ce5" table:formula="of:=[.I426]/C_per_s_to_W*time_incr" office:value-type="float" office:value="1092.91956877125" calcext:value-type="float">
            <text:p>1093</text:p>
          </table:table-cell>
          <table:table-cell table:style-name="ce7" table:formula="of:=[.J425]" office:value-type="float" office:value="1580.47238405771" calcext:value-type="float">
            <text:p>1580.5</text:p>
          </table:table-cell>
          <table:table-cell table:style-name="ce7" table:formula="of:=[.K425]" office:value-type="float" office:value="2247.50794345419" calcext:value-type="float">
            <text:p>2247.5</text:p>
          </table:table-cell>
          <table:table-cell table:style-name="ce7" table:formula="of:=[.L425]" office:value-type="float" office:value="2826.19041583153" calcext:value-type="float">
            <text:p>2826.2</text:p>
          </table:table-cell>
          <table:table-cell table:style-name="ce7" table:formula="of:=[.M425]" office:value-type="float" office:value="2845.07739428608" calcext:value-type="float">
            <text:p>2845.1</text:p>
          </table:table-cell>
          <table:table-cell table:style-name="ce7" table:formula="of:=[.N425]" office:value-type="float" office:value="2869.47713528269" calcext:value-type="float">
            <text:p>2869.5</text:p>
          </table:table-cell>
          <table:table-cell table:style-name="ce7" table:formula="of:=[.O425]" office:value-type="float" office:value="2898.25187544544" calcext:value-type="float">
            <text:p>2898.3</text:p>
          </table:table-cell>
          <table:table-cell table:style-name="ce7" table:formula="of:=[.P425]" office:value-type="float" office:value="2928.58139482121" calcext:value-type="float">
            <text:p>2928.6</text:p>
          </table:table-cell>
          <table:table-cell table:style-name="ce7" table:formula="of:=[.Q425]" office:value-type="float" office:value="2955.12195916847" calcext:value-type="float">
            <text:p>2955.1</text:p>
          </table:table-cell>
          <table:table-cell table:style-name="ce7" table:formula="of:=[.R425]" office:value-type="float" office:value="2969.37527775698" calcext:value-type="float">
            <text:p>2969.4</text:p>
          </table:table-cell>
          <table:table-cell table:style-name="ce5" table:formula="of:=SUMPRODUCT([.J426:.S426];pot_heat_diffusion)" office:value-type="float" office:value="2712.92070693334" calcext:value-type="float">
            <text:p>2713</text:p>
          </table:table-cell>
          <table:table-cell table:style-name="ce5" table:formula="of:=[.V425]*leakage_out" office:value-type="float" office:value="1734.6384145831" calcext:value-type="float">
            <text:p>1735</text:p>
          </table:table-cell>
          <table:table-cell table:style-name="ce5" table:formula="of:=[.V425]+[.T426]-[.U426]" office:value-type="float" office:value="290084.684722867" calcext:value-type="float">
            <text:p>290085</text:p>
          </table:table-cell>
          <table:table-cell table:style-name="ce12" table:formula="of:= temp_out + [.V426]/pot_water_mass" office:value-type="float" office:value="122.176349530907" calcext:value-type="float">
            <text:p>122.2</text:p>
          </table:table-cell>
          <table:table-cell table:style-name="ce7" table:formula="of:=IF([.G426]&gt;thermagon_temp_max;0;IF([.W42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3" table:formula="of:=burner_C_per_s * [.X426]/100 * time_incr" office:value-type="float" office:value="0" calcext:value-type="float">
            <text:p>0</text:p>
          </table:table-cell>
          <table:table-cell table:style-name="ce3" table:formula="of:=[.B427]" office:value-type="float" office:value="0" calcext:value-type="float">
            <text:p>0</text:p>
          </table:table-cell>
          <table:table-cell table:style-name="ce3" table:formula="of:=[.C426]" office:value-type="float" office:value="0" calcext:value-type="float">
            <text:p>0</text:p>
          </table:table-cell>
          <table:table-cell table:style-name="ce5" table:formula="of:=SUMPRODUCT([.B427:.D427];burner_heat_diffusion)" office:value-type="float" office:value="0" calcext:value-type="float">
            <text:p>0</text:p>
          </table:table-cell>
          <table:table-cell table:formula="of:=[.F426]+[.E427]-[.I426]" office:value-type="float" office:value="53062.0926684327" calcext:value-type="float">
            <text:p>53062</text:p>
          </table:table-cell>
          <table:table-cell table:style-name="ce7" table:formula="of:=temp_out + [.F427] / burner_heat_mass" office:value-type="float" office:value="126.124185336865" calcext:value-type="float">
            <text:p>126.1</text:p>
          </table:table-cell>
          <table:table-cell table:style-name="ce7" table:formula="of:=[.G427]-[.W426]" office:value-type="float" office:value="3.94783580595829" calcext:value-type="float">
            <text:p>3.9</text:p>
          </table:table-cell>
          <table:table-cell table:style-name="ce5" table:formula="of:=thermagon_k * burner_A * [.H427] / thermagon_L" office:value-type="float" office:value="517.52027054668" calcext:value-type="float">
            <text:p>518</text:p>
          </table:table-cell>
          <table:table-cell table:style-name="ce5" table:formula="of:=[.I427]/C_per_s_to_W*time_incr" office:value-type="float" office:value="741.645558249757" calcext:value-type="float">
            <text:p>742</text:p>
          </table:table-cell>
          <table:table-cell table:style-name="ce7" table:formula="of:=[.J426]" office:value-type="float" office:value="1092.91956877125" calcext:value-type="float">
            <text:p>1092.9</text:p>
          </table:table-cell>
          <table:table-cell table:style-name="ce7" table:formula="of:=[.K426]" office:value-type="float" office:value="1580.47238405771" calcext:value-type="float">
            <text:p>1580.5</text:p>
          </table:table-cell>
          <table:table-cell table:style-name="ce7" table:formula="of:=[.L426]" office:value-type="float" office:value="2247.50794345419" calcext:value-type="float">
            <text:p>2247.5</text:p>
          </table:table-cell>
          <table:table-cell table:style-name="ce7" table:formula="of:=[.M426]" office:value-type="float" office:value="2826.19041583153" calcext:value-type="float">
            <text:p>2826.2</text:p>
          </table:table-cell>
          <table:table-cell table:style-name="ce7" table:formula="of:=[.N426]" office:value-type="float" office:value="2845.07739428608" calcext:value-type="float">
            <text:p>2845.1</text:p>
          </table:table-cell>
          <table:table-cell table:style-name="ce7" table:formula="of:=[.O426]" office:value-type="float" office:value="2869.47713528269" calcext:value-type="float">
            <text:p>2869.5</text:p>
          </table:table-cell>
          <table:table-cell table:style-name="ce7" table:formula="of:=[.P426]" office:value-type="float" office:value="2898.25187544544" calcext:value-type="float">
            <text:p>2898.3</text:p>
          </table:table-cell>
          <table:table-cell table:style-name="ce7" table:formula="of:=[.Q426]" office:value-type="float" office:value="2928.58139482121" calcext:value-type="float">
            <text:p>2928.6</text:p>
          </table:table-cell>
          <table:table-cell table:style-name="ce7" table:formula="of:=[.R426]" office:value-type="float" office:value="2955.12195916847" calcext:value-type="float">
            <text:p>2955.1</text:p>
          </table:table-cell>
          <table:table-cell table:style-name="ce5" table:formula="of:=SUMPRODUCT([.J427:.S427];pot_heat_diffusion)" office:value-type="float" office:value="2511.25879211" calcext:value-type="float">
            <text:p>2511</text:p>
          </table:table-cell>
          <table:table-cell table:style-name="ce5" table:formula="of:=[.V426]*leakage_out" office:value-type="float" office:value="1740.5081083372" calcext:value-type="float">
            <text:p>1741</text:p>
          </table:table-cell>
          <table:table-cell table:style-name="ce5" table:formula="of:=[.V426]+[.T427]-[.U427]" office:value-type="float" office:value="290855.43540664" calcext:value-type="float">
            <text:p>290855</text:p>
          </table:table-cell>
          <table:table-cell table:style-name="ce12" table:formula="of:= temp_out + [.V427]/pot_water_mass" office:value-type="float" office:value="122.447830568734" calcext:value-type="float">
            <text:p>122.4</text:p>
          </table:table-cell>
          <table:table-cell table:style-name="ce7" table:formula="of:=IF([.G427]&gt;thermagon_temp_max;0;IF([.W42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3" table:formula="of:=burner_C_per_s * [.X427]/100 * time_incr" office:value-type="float" office:value="0" calcext:value-type="float">
            <text:p>0</text:p>
          </table:table-cell>
          <table:table-cell table:style-name="ce3" table:formula="of:=[.B428]" office:value-type="float" office:value="0" calcext:value-type="float">
            <text:p>0</text:p>
          </table:table-cell>
          <table:table-cell table:style-name="ce3" table:formula="of:=[.C427]" office:value-type="float" office:value="0" calcext:value-type="float">
            <text:p>0</text:p>
          </table:table-cell>
          <table:table-cell table:style-name="ce5" table:formula="of:=SUMPRODUCT([.B428:.D428];burner_heat_diffusion)" office:value-type="float" office:value="0" calcext:value-type="float">
            <text:p>0</text:p>
          </table:table-cell>
          <table:table-cell table:formula="of:=[.F427]+[.E428]-[.I427]" office:value-type="float" office:value="52544.572397886" calcext:value-type="float">
            <text:p>52545</text:p>
          </table:table-cell>
          <table:table-cell table:style-name="ce7" table:formula="of:=temp_out + [.F428] / burner_heat_mass" office:value-type="float" office:value="125.089144795772" calcext:value-type="float">
            <text:p>125.1</text:p>
          </table:table-cell>
          <table:table-cell table:style-name="ce7" table:formula="of:=[.G428]-[.W427]" office:value-type="float" office:value="2.64131422703768" calcext:value-type="float">
            <text:p>2.6</text:p>
          </table:table-cell>
          <table:table-cell table:style-name="ce5" table:formula="of:=thermagon_k * burner_A * [.H428] / thermagon_L" office:value-type="float" office:value="346.248861543908" calcext:value-type="float">
            <text:p>346</text:p>
          </table:table-cell>
          <table:table-cell table:style-name="ce5" table:formula="of:=[.I428]/C_per_s_to_W*time_incr" office:value-type="float" office:value="496.200718750227" calcext:value-type="float">
            <text:p>496</text:p>
          </table:table-cell>
          <table:table-cell table:style-name="ce7" table:formula="of:=[.J427]" office:value-type="float" office:value="741.645558249757" calcext:value-type="float">
            <text:p>741.6</text:p>
          </table:table-cell>
          <table:table-cell table:style-name="ce7" table:formula="of:=[.K427]" office:value-type="float" office:value="1092.91956877125" calcext:value-type="float">
            <text:p>1092.9</text:p>
          </table:table-cell>
          <table:table-cell table:style-name="ce7" table:formula="of:=[.L427]" office:value-type="float" office:value="1580.47238405771" calcext:value-type="float">
            <text:p>1580.5</text:p>
          </table:table-cell>
          <table:table-cell table:style-name="ce7" table:formula="of:=[.M427]" office:value-type="float" office:value="2247.50794345419" calcext:value-type="float">
            <text:p>2247.5</text:p>
          </table:table-cell>
          <table:table-cell table:style-name="ce7" table:formula="of:=[.N427]" office:value-type="float" office:value="2826.19041583153" calcext:value-type="float">
            <text:p>2826.2</text:p>
          </table:table-cell>
          <table:table-cell table:style-name="ce7" table:formula="of:=[.O427]" office:value-type="float" office:value="2845.07739428608" calcext:value-type="float">
            <text:p>2845.1</text:p>
          </table:table-cell>
          <table:table-cell table:style-name="ce7" table:formula="of:=[.P427]" office:value-type="float" office:value="2869.47713528269" calcext:value-type="float">
            <text:p>2869.5</text:p>
          </table:table-cell>
          <table:table-cell table:style-name="ce7" table:formula="of:=[.Q427]" office:value-type="float" office:value="2898.25187544544" calcext:value-type="float">
            <text:p>2898.3</text:p>
          </table:table-cell>
          <table:table-cell table:style-name="ce7" table:formula="of:=[.R427]" office:value-type="float" office:value="2928.58139482121" calcext:value-type="float">
            <text:p>2928.6</text:p>
          </table:table-cell>
          <table:table-cell table:style-name="ce5" table:formula="of:=SUMPRODUCT([.J428:.S428];pot_heat_diffusion)" office:value-type="float" office:value="2223.82835578458" calcext:value-type="float">
            <text:p>2224</text:p>
          </table:table-cell>
          <table:table-cell table:style-name="ce5" table:formula="of:=[.V427]*leakage_out" office:value-type="float" office:value="1745.13261243984" calcext:value-type="float">
            <text:p>1745</text:p>
          </table:table-cell>
          <table:table-cell table:style-name="ce5" table:formula="of:=[.V427]+[.T428]-[.U428]" office:value-type="float" office:value="291334.131149985" calcext:value-type="float">
            <text:p>291334</text:p>
          </table:table-cell>
          <table:table-cell table:style-name="ce12" table:formula="of:= temp_out + [.V428]/pot_water_mass" office:value-type="float" office:value="122.616441275079" calcext:value-type="float">
            <text:p>122.6</text:p>
          </table:table-cell>
          <table:table-cell table:style-name="ce7" table:formula="of:=IF([.G428]&gt;thermagon_temp_max;0;IF([.W42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3" table:formula="of:=burner_C_per_s * [.X428]/100 * time_incr" office:value-type="float" office:value="0" calcext:value-type="float">
            <text:p>0</text:p>
          </table:table-cell>
          <table:table-cell table:style-name="ce3" table:formula="of:=[.B429]" office:value-type="float" office:value="0" calcext:value-type="float">
            <text:p>0</text:p>
          </table:table-cell>
          <table:table-cell table:style-name="ce3" table:formula="of:=[.C428]" office:value-type="float" office:value="0" calcext:value-type="float">
            <text:p>0</text:p>
          </table:table-cell>
          <table:table-cell table:style-name="ce5" table:formula="of:=SUMPRODUCT([.B429:.D429];burner_heat_diffusion)" office:value-type="float" office:value="0" calcext:value-type="float">
            <text:p>0</text:p>
          </table:table-cell>
          <table:table-cell table:formula="of:=[.F428]+[.E429]-[.I428]" office:value-type="float" office:value="52198.3235363421" calcext:value-type="float">
            <text:p>52198</text:p>
          </table:table-cell>
          <table:table-cell table:style-name="ce7" table:formula="of:=temp_out + [.F429] / burner_heat_mass" office:value-type="float" office:value="124.396647072684" calcext:value-type="float">
            <text:p>124.4</text:p>
          </table:table-cell>
          <table:table-cell table:style-name="ce7" table:formula="of:=[.G429]-[.W428]" office:value-type="float" office:value="1.78020579760499" calcext:value-type="float">
            <text:p>1.8</text:p>
          </table:table-cell>
          <table:table-cell table:style-name="ce5" table:formula="of:=thermagon_k * burner_A * [.H429] / thermagon_L" office:value-type="float" office:value="233.366490221006" calcext:value-type="float">
            <text:p>233</text:p>
          </table:table-cell>
          <table:table-cell table:style-name="ce5" table:formula="of:=[.I429]/C_per_s_to_W*time_incr" office:value-type="float" office:value="334.431771597888" calcext:value-type="float">
            <text:p>334</text:p>
          </table:table-cell>
          <table:table-cell table:style-name="ce7" table:formula="of:=[.J428]" office:value-type="float" office:value="496.200718750227" calcext:value-type="float">
            <text:p>496.2</text:p>
          </table:table-cell>
          <table:table-cell table:style-name="ce7" table:formula="of:=[.K428]" office:value-type="float" office:value="741.645558249757" calcext:value-type="float">
            <text:p>741.6</text:p>
          </table:table-cell>
          <table:table-cell table:style-name="ce7" table:formula="of:=[.L428]" office:value-type="float" office:value="1092.91956877125" calcext:value-type="float">
            <text:p>1092.9</text:p>
          </table:table-cell>
          <table:table-cell table:style-name="ce7" table:formula="of:=[.M428]" office:value-type="float" office:value="1580.47238405771" calcext:value-type="float">
            <text:p>1580.5</text:p>
          </table:table-cell>
          <table:table-cell table:style-name="ce7" table:formula="of:=[.N428]" office:value-type="float" office:value="2247.50794345419" calcext:value-type="float">
            <text:p>2247.5</text:p>
          </table:table-cell>
          <table:table-cell table:style-name="ce7" table:formula="of:=[.O428]" office:value-type="float" office:value="2826.19041583153" calcext:value-type="float">
            <text:p>2826.2</text:p>
          </table:table-cell>
          <table:table-cell table:style-name="ce7" table:formula="of:=[.P428]" office:value-type="float" office:value="2845.07739428608" calcext:value-type="float">
            <text:p>2845.1</text:p>
          </table:table-cell>
          <table:table-cell table:style-name="ce7" table:formula="of:=[.Q428]" office:value-type="float" office:value="2869.47713528269" calcext:value-type="float">
            <text:p>2869.5</text:p>
          </table:table-cell>
          <table:table-cell table:style-name="ce7" table:formula="of:=[.R428]" office:value-type="float" office:value="2898.25187544544" calcext:value-type="float">
            <text:p>2898.3</text:p>
          </table:table-cell>
          <table:table-cell table:style-name="ce5" table:formula="of:=SUMPRODUCT([.J429:.S429];pot_heat_diffusion)" office:value-type="float" office:value="1868.51281753866" calcext:value-type="float">
            <text:p>1869</text:p>
          </table:table-cell>
          <table:table-cell table:style-name="ce5" table:formula="of:=[.V428]*leakage_out" office:value-type="float" office:value="1748.00478689991" calcext:value-type="float">
            <text:p>1748</text:p>
          </table:table-cell>
          <table:table-cell table:style-name="ce5" table:formula="of:=[.V428]+[.T429]-[.U429]" office:value-type="float" office:value="291454.639180624" calcext:value-type="float">
            <text:p>291455</text:p>
          </table:table-cell>
          <table:table-cell table:style-name="ce12" table:formula="of:= temp_out + [.V429]/pot_water_mass" office:value-type="float" office:value="122.658887744363" calcext:value-type="float">
            <text:p>122.7</text:p>
          </table:table-cell>
          <table:table-cell table:style-name="ce7" table:formula="of:=IF([.G429]&gt;thermagon_temp_max;0;IF([.W42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3" table:formula="of:=burner_C_per_s * [.X429]/100 * time_incr" office:value-type="float" office:value="0" calcext:value-type="float">
            <text:p>0</text:p>
          </table:table-cell>
          <table:table-cell table:style-name="ce3" table:formula="of:=[.B430]" office:value-type="float" office:value="0" calcext:value-type="float">
            <text:p>0</text:p>
          </table:table-cell>
          <table:table-cell table:style-name="ce3" table:formula="of:=[.C429]" office:value-type="float" office:value="0" calcext:value-type="float">
            <text:p>0</text:p>
          </table:table-cell>
          <table:table-cell table:style-name="ce5" table:formula="of:=SUMPRODUCT([.B430:.D430];burner_heat_diffusion)" office:value-type="float" office:value="0" calcext:value-type="float">
            <text:p>0</text:p>
          </table:table-cell>
          <table:table-cell table:formula="of:=[.F429]+[.E430]-[.I429]" office:value-type="float" office:value="51964.9570461211" calcext:value-type="float">
            <text:p>51965</text:p>
          </table:table-cell>
          <table:table-cell table:style-name="ce7" table:formula="of:=temp_out + [.F430] / burner_heat_mass" office:value-type="float" office:value="123.929914092242" calcext:value-type="float">
            <text:p>123.9</text:p>
          </table:table-cell>
          <table:table-cell table:style-name="ce7" table:formula="of:=[.G430]-[.W429]" office:value-type="float" office:value="1.27102634787907" calcext:value-type="float">
            <text:p>1.3</text:p>
          </table:table-cell>
          <table:table-cell table:style-name="ce5" table:formula="of:=thermagon_k * burner_A * [.H430] / thermagon_L" office:value-type="float" office:value="166.618352879209" calcext:value-type="float">
            <text:p>167</text:p>
          </table:table-cell>
          <table:table-cell table:style-name="ce5" table:formula="of:=[.I430]/C_per_s_to_W*time_incr" office:value-type="float" office:value="238.776659328188" calcext:value-type="float">
            <text:p>239</text:p>
          </table:table-cell>
          <table:table-cell table:style-name="ce7" table:formula="of:=[.J429]" office:value-type="float" office:value="334.431771597888" calcext:value-type="float">
            <text:p>334.4</text:p>
          </table:table-cell>
          <table:table-cell table:style-name="ce7" table:formula="of:=[.K429]" office:value-type="float" office:value="496.200718750227" calcext:value-type="float">
            <text:p>496.2</text:p>
          </table:table-cell>
          <table:table-cell table:style-name="ce7" table:formula="of:=[.L429]" office:value-type="float" office:value="741.645558249757" calcext:value-type="float">
            <text:p>741.6</text:p>
          </table:table-cell>
          <table:table-cell table:style-name="ce7" table:formula="of:=[.M429]" office:value-type="float" office:value="1092.91956877125" calcext:value-type="float">
            <text:p>1092.9</text:p>
          </table:table-cell>
          <table:table-cell table:style-name="ce7" table:formula="of:=[.N429]" office:value-type="float" office:value="1580.47238405771" calcext:value-type="float">
            <text:p>1580.5</text:p>
          </table:table-cell>
          <table:table-cell table:style-name="ce7" table:formula="of:=[.O429]" office:value-type="float" office:value="2247.50794345419" calcext:value-type="float">
            <text:p>2247.5</text:p>
          </table:table-cell>
          <table:table-cell table:style-name="ce7" table:formula="of:=[.P429]" office:value-type="float" office:value="2826.19041583153" calcext:value-type="float">
            <text:p>2826.2</text:p>
          </table:table-cell>
          <table:table-cell table:style-name="ce7" table:formula="of:=[.Q429]" office:value-type="float" office:value="2845.07739428608" calcext:value-type="float">
            <text:p>2845.1</text:p>
          </table:table-cell>
          <table:table-cell table:style-name="ce7" table:formula="of:=[.R429]" office:value-type="float" office:value="2869.47713528269" calcext:value-type="float">
            <text:p>2869.5</text:p>
          </table:table-cell>
          <table:table-cell table:style-name="ce5" table:formula="of:=SUMPRODUCT([.J430:.S430];pot_heat_diffusion)" office:value-type="float" office:value="1482.9632244094" calcext:value-type="float">
            <text:p>1483</text:p>
          </table:table-cell>
          <table:table-cell table:style-name="ce5" table:formula="of:=[.V429]*leakage_out" office:value-type="float" office:value="1748.72783508374" calcext:value-type="float">
            <text:p>1749</text:p>
          </table:table-cell>
          <table:table-cell table:style-name="ce5" table:formula="of:=[.V429]+[.T430]-[.U430]" office:value-type="float" office:value="291188.874569949" calcext:value-type="float">
            <text:p>291189</text:p>
          </table:table-cell>
          <table:table-cell table:style-name="ce12" table:formula="of:= temp_out + [.V430]/pot_water_mass" office:value-type="float" office:value="122.56527763951" calcext:value-type="float">
            <text:p>122.6</text:p>
          </table:table-cell>
          <table:table-cell table:style-name="ce7" table:formula="of:=IF([.G430]&gt;thermagon_temp_max;0;IF([.W43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3" table:formula="of:=burner_C_per_s * [.X430]/100 * time_incr" office:value-type="float" office:value="0" calcext:value-type="float">
            <text:p>0</text:p>
          </table:table-cell>
          <table:table-cell table:style-name="ce3" table:formula="of:=[.B431]" office:value-type="float" office:value="0" calcext:value-type="float">
            <text:p>0</text:p>
          </table:table-cell>
          <table:table-cell table:style-name="ce3" table:formula="of:=[.C430]" office:value-type="float" office:value="0" calcext:value-type="float">
            <text:p>0</text:p>
          </table:table-cell>
          <table:table-cell table:style-name="ce5" table:formula="of:=SUMPRODUCT([.B431:.D431];burner_heat_diffusion)" office:value-type="float" office:value="0" calcext:value-type="float">
            <text:p>0</text:p>
          </table:table-cell>
          <table:table-cell table:formula="of:=[.F430]+[.E431]-[.I430]" office:value-type="float" office:value="51798.3386932419" calcext:value-type="float">
            <text:p>51798</text:p>
          </table:table-cell>
          <table:table-cell table:style-name="ce7" table:formula="of:=temp_out + [.F431] / burner_heat_mass" office:value-type="float" office:value="123.596677386484" calcext:value-type="float">
            <text:p>123.6</text:p>
          </table:table-cell>
          <table:table-cell table:style-name="ce7" table:formula="of:=[.G431]-[.W430]" office:value-type="float" office:value="1.03139974697382" calcext:value-type="float">
            <text:p>1.0</text:p>
          </table:table-cell>
          <table:table-cell table:style-name="ce5" table:formula="of:=thermagon_k * burner_A * [.H431] / thermagon_L" office:value-type="float" office:value="135.205794346886" calcext:value-type="float">
            <text:p>135</text:p>
          </table:table-cell>
          <table:table-cell table:style-name="ce5" table:formula="of:=[.I431]/C_per_s_to_W*time_incr" office:value-type="float" office:value="193.760095080088" calcext:value-type="float">
            <text:p>194</text:p>
          </table:table-cell>
          <table:table-cell table:style-name="ce7" table:formula="of:=[.J430]" office:value-type="float" office:value="238.776659328188" calcext:value-type="float">
            <text:p>238.8</text:p>
          </table:table-cell>
          <table:table-cell table:style-name="ce7" table:formula="of:=[.K430]" office:value-type="float" office:value="334.431771597888" calcext:value-type="float">
            <text:p>334.4</text:p>
          </table:table-cell>
          <table:table-cell table:style-name="ce7" table:formula="of:=[.L430]" office:value-type="float" office:value="496.200718750227" calcext:value-type="float">
            <text:p>496.2</text:p>
          </table:table-cell>
          <table:table-cell table:style-name="ce7" table:formula="of:=[.M430]" office:value-type="float" office:value="741.645558249757" calcext:value-type="float">
            <text:p>741.6</text:p>
          </table:table-cell>
          <table:table-cell table:style-name="ce7" table:formula="of:=[.N430]" office:value-type="float" office:value="1092.91956877125" calcext:value-type="float">
            <text:p>1092.9</text:p>
          </table:table-cell>
          <table:table-cell table:style-name="ce7" table:formula="of:=[.O430]" office:value-type="float" office:value="1580.47238405771" calcext:value-type="float">
            <text:p>1580.5</text:p>
          </table:table-cell>
          <table:table-cell table:style-name="ce7" table:formula="of:=[.P430]" office:value-type="float" office:value="2247.50794345419" calcext:value-type="float">
            <text:p>2247.5</text:p>
          </table:table-cell>
          <table:table-cell table:style-name="ce7" table:formula="of:=[.Q430]" office:value-type="float" office:value="2826.19041583153" calcext:value-type="float">
            <text:p>2826.2</text:p>
          </table:table-cell>
          <table:table-cell table:style-name="ce7" table:formula="of:=[.R430]" office:value-type="float" office:value="2845.07739428608" calcext:value-type="float">
            <text:p>2845.1</text:p>
          </table:table-cell>
          <table:table-cell table:style-name="ce5" table:formula="of:=SUMPRODUCT([.J431:.S431];pot_heat_diffusion)" office:value-type="float" office:value="1113.94176333549" calcext:value-type="float">
            <text:p>1114</text:p>
          </table:table-cell>
          <table:table-cell table:style-name="ce5" table:formula="of:=[.V430]*leakage_out" office:value-type="float" office:value="1747.1332474197" calcext:value-type="float">
            <text:p>1747</text:p>
          </table:table-cell>
          <table:table-cell table:style-name="ce5" table:formula="of:=[.V430]+[.T431]-[.U431]" office:value-type="float" office:value="290555.683085865" calcext:value-type="float">
            <text:p>290556</text:p>
          </table:table-cell>
          <table:table-cell table:style-name="ce12" table:formula="of:= temp_out + [.V431]/pot_water_mass" office:value-type="float" office:value="122.342248993721" calcext:value-type="float">
            <text:p>122.3</text:p>
          </table:table-cell>
          <table:table-cell table:style-name="ce7" table:formula="of:=IF([.G431]&gt;thermagon_temp_max;0;IF([.W43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3" table:formula="of:=burner_C_per_s * [.X431]/100 * time_incr" office:value-type="float" office:value="0" calcext:value-type="float">
            <text:p>0</text:p>
          </table:table-cell>
          <table:table-cell table:style-name="ce3" table:formula="of:=[.B432]" office:value-type="float" office:value="0" calcext:value-type="float">
            <text:p>0</text:p>
          </table:table-cell>
          <table:table-cell table:style-name="ce3" table:formula="of:=[.C431]" office:value-type="float" office:value="0" calcext:value-type="float">
            <text:p>0</text:p>
          </table:table-cell>
          <table:table-cell table:style-name="ce5" table:formula="of:=SUMPRODUCT([.B432:.D432];burner_heat_diffusion)" office:value-type="float" office:value="0" calcext:value-type="float">
            <text:p>0</text:p>
          </table:table-cell>
          <table:table-cell table:formula="of:=[.F431]+[.E432]-[.I431]" office:value-type="float" office:value="51663.132898895" calcext:value-type="float">
            <text:p>51663</text:p>
          </table:table-cell>
          <table:table-cell table:style-name="ce7" table:formula="of:=temp_out + [.F432] / burner_heat_mass" office:value-type="float" office:value="123.32626579779" calcext:value-type="float">
            <text:p>123.3</text:p>
          </table:table-cell>
          <table:table-cell table:style-name="ce7" table:formula="of:=[.G432]-[.W431]" office:value-type="float" office:value="0.984016804068745" calcext:value-type="float">
            <text:p>1.0</text:p>
          </table:table-cell>
          <table:table-cell table:style-name="ce5" table:formula="of:=thermagon_k * burner_A * [.H432] / thermagon_L" office:value-type="float" office:value="128.99438266798" calcext:value-type="float">
            <text:p>129</text:p>
          </table:table-cell>
          <table:table-cell table:style-name="ce5" table:formula="of:=[.I432]/C_per_s_to_W*time_incr" office:value-type="float" office:value="184.858673929464" calcext:value-type="float">
            <text:p>185</text:p>
          </table:table-cell>
          <table:table-cell table:style-name="ce7" table:formula="of:=[.J431]" office:value-type="float" office:value="193.760095080088" calcext:value-type="float">
            <text:p>193.8</text:p>
          </table:table-cell>
          <table:table-cell table:style-name="ce7" table:formula="of:=[.K431]" office:value-type="float" office:value="238.776659328188" calcext:value-type="float">
            <text:p>238.8</text:p>
          </table:table-cell>
          <table:table-cell table:style-name="ce7" table:formula="of:=[.L431]" office:value-type="float" office:value="334.431771597888" calcext:value-type="float">
            <text:p>334.4</text:p>
          </table:table-cell>
          <table:table-cell table:style-name="ce7" table:formula="of:=[.M431]" office:value-type="float" office:value="496.200718750227" calcext:value-type="float">
            <text:p>496.2</text:p>
          </table:table-cell>
          <table:table-cell table:style-name="ce7" table:formula="of:=[.N431]" office:value-type="float" office:value="741.645558249757" calcext:value-type="float">
            <text:p>741.6</text:p>
          </table:table-cell>
          <table:table-cell table:style-name="ce7" table:formula="of:=[.O431]" office:value-type="float" office:value="1092.91956877125" calcext:value-type="float">
            <text:p>1092.9</text:p>
          </table:table-cell>
          <table:table-cell table:style-name="ce7" table:formula="of:=[.P431]" office:value-type="float" office:value="1580.47238405771" calcext:value-type="float">
            <text:p>1580.5</text:p>
          </table:table-cell>
          <table:table-cell table:style-name="ce7" table:formula="of:=[.Q431]" office:value-type="float" office:value="2247.50794345419" calcext:value-type="float">
            <text:p>2247.5</text:p>
          </table:table-cell>
          <table:table-cell table:style-name="ce7" table:formula="of:=[.R431]" office:value-type="float" office:value="2826.19041583153" calcext:value-type="float">
            <text:p>2826.2</text:p>
          </table:table-cell>
          <table:table-cell table:style-name="ce5" table:formula="of:=SUMPRODUCT([.J432:.S432];pot_heat_diffusion)" office:value-type="float" office:value="801.124318975892" calcext:value-type="float">
            <text:p>801</text:p>
          </table:table-cell>
          <table:table-cell table:style-name="ce5" table:formula="of:=[.V431]*leakage_out" office:value-type="float" office:value="1743.33409851519" calcext:value-type="float">
            <text:p>1743</text:p>
          </table:table-cell>
          <table:table-cell table:style-name="ce5" table:formula="of:=[.V431]+[.T432]-[.U432]" office:value-type="float" office:value="289613.473306326" calcext:value-type="float">
            <text:p>289613</text:p>
          </table:table-cell>
          <table:table-cell table:style-name="ce12" table:formula="of:= temp_out + [.V432]/pot_water_mass" office:value-type="float" office:value="122.010375024375" calcext:value-type="float">
            <text:p>122.0</text:p>
          </table:table-cell>
          <table:table-cell table:style-name="ce7" table:formula="of:=IF([.G432]&gt;thermagon_temp_max;0;IF([.W43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3" table:formula="of:=burner_C_per_s * [.X432]/100 * time_incr" office:value-type="float" office:value="0" calcext:value-type="float">
            <text:p>0</text:p>
          </table:table-cell>
          <table:table-cell table:style-name="ce3" table:formula="of:=[.B433]" office:value-type="float" office:value="0" calcext:value-type="float">
            <text:p>0</text:p>
          </table:table-cell>
          <table:table-cell table:style-name="ce3" table:formula="of:=[.C432]" office:value-type="float" office:value="0" calcext:value-type="float">
            <text:p>0</text:p>
          </table:table-cell>
          <table:table-cell table:style-name="ce5" table:formula="of:=SUMPRODUCT([.B433:.D433];burner_heat_diffusion)" office:value-type="float" office:value="0" calcext:value-type="float">
            <text:p>0</text:p>
          </table:table-cell>
          <table:table-cell table:formula="of:=[.F432]+[.E433]-[.I432]" office:value-type="float" office:value="51534.138516227" calcext:value-type="float">
            <text:p>51534</text:p>
          </table:table-cell>
          <table:table-cell table:style-name="ce7" table:formula="of:=temp_out + [.F433] / burner_heat_mass" office:value-type="float" office:value="123.068277032454" calcext:value-type="float">
            <text:p>123.1</text:p>
          </table:table-cell>
          <table:table-cell table:style-name="ce7" table:formula="of:=[.G433]-[.W432]" office:value-type="float" office:value="1.05790200807942" calcext:value-type="float">
            <text:p>1.1</text:p>
          </table:table-cell>
          <table:table-cell table:style-name="ce5" table:formula="of:=thermagon_k * burner_A * [.H433] / thermagon_L" office:value-type="float" office:value="138.679965516003" calcext:value-type="float">
            <text:p>139</text:p>
          </table:table-cell>
          <table:table-cell table:style-name="ce5" table:formula="of:=[.I433]/C_per_s_to_W*time_incr" office:value-type="float" office:value="198.73884424764" calcext:value-type="float">
            <text:p>199</text:p>
          </table:table-cell>
          <table:table-cell table:style-name="ce7" table:formula="of:=[.J432]" office:value-type="float" office:value="184.858673929464" calcext:value-type="float">
            <text:p>184.9</text:p>
          </table:table-cell>
          <table:table-cell table:style-name="ce7" table:formula="of:=[.K432]" office:value-type="float" office:value="193.760095080088" calcext:value-type="float">
            <text:p>193.8</text:p>
          </table:table-cell>
          <table:table-cell table:style-name="ce7" table:formula="of:=[.L432]" office:value-type="float" office:value="238.776659328188" calcext:value-type="float">
            <text:p>238.8</text:p>
          </table:table-cell>
          <table:table-cell table:style-name="ce7" table:formula="of:=[.M432]" office:value-type="float" office:value="334.431771597888" calcext:value-type="float">
            <text:p>334.4</text:p>
          </table:table-cell>
          <table:table-cell table:style-name="ce7" table:formula="of:=[.N432]" office:value-type="float" office:value="496.200718750227" calcext:value-type="float">
            <text:p>496.2</text:p>
          </table:table-cell>
          <table:table-cell table:style-name="ce7" table:formula="of:=[.O432]" office:value-type="float" office:value="741.645558249757" calcext:value-type="float">
            <text:p>741.6</text:p>
          </table:table-cell>
          <table:table-cell table:style-name="ce7" table:formula="of:=[.P432]" office:value-type="float" office:value="1092.91956877125" calcext:value-type="float">
            <text:p>1092.9</text:p>
          </table:table-cell>
          <table:table-cell table:style-name="ce7" table:formula="of:=[.Q432]" office:value-type="float" office:value="1580.47238405771" calcext:value-type="float">
            <text:p>1580.5</text:p>
          </table:table-cell>
          <table:table-cell table:style-name="ce7" table:formula="of:=[.R432]" office:value-type="float" office:value="2247.50794345419" calcext:value-type="float">
            <text:p>2247.5</text:p>
          </table:table-cell>
          <table:table-cell table:style-name="ce5" table:formula="of:=SUMPRODUCT([.J433:.S433];pot_heat_diffusion)" office:value-type="float" office:value="562.436635937882" calcext:value-type="float">
            <text:p>562</text:p>
          </table:table-cell>
          <table:table-cell table:style-name="ce5" table:formula="of:=[.V432]*leakage_out" office:value-type="float" office:value="1737.68083983796" calcext:value-type="float">
            <text:p>1738</text:p>
          </table:table-cell>
          <table:table-cell table:style-name="ce5" table:formula="of:=[.V432]+[.T433]-[.U433]" office:value-type="float" office:value="288438.229102426" calcext:value-type="float">
            <text:p>288438</text:p>
          </table:table-cell>
          <table:table-cell table:style-name="ce12" table:formula="of:= temp_out + [.V433]/pot_water_mass" office:value-type="float" office:value="121.596419483507" calcext:value-type="float">
            <text:p>121.6</text:p>
          </table:table-cell>
          <table:table-cell table:style-name="ce7" table:formula="of:=IF([.G433]&gt;thermagon_temp_max;0;IF([.W43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3" table:formula="of:=burner_C_per_s * [.X433]/100 * time_incr" office:value-type="float" office:value="0" calcext:value-type="float">
            <text:p>0</text:p>
          </table:table-cell>
          <table:table-cell table:style-name="ce3" table:formula="of:=[.B434]" office:value-type="float" office:value="0" calcext:value-type="float">
            <text:p>0</text:p>
          </table:table-cell>
          <table:table-cell table:style-name="ce3" table:formula="of:=[.C433]" office:value-type="float" office:value="0" calcext:value-type="float">
            <text:p>0</text:p>
          </table:table-cell>
          <table:table-cell table:style-name="ce5" table:formula="of:=SUMPRODUCT([.B434:.D434];burner_heat_diffusion)" office:value-type="float" office:value="0" calcext:value-type="float">
            <text:p>0</text:p>
          </table:table-cell>
          <table:table-cell table:formula="of:=[.F433]+[.E434]-[.I433]" office:value-type="float" office:value="51395.458550711" calcext:value-type="float">
            <text:p>51395</text:p>
          </table:table-cell>
          <table:table-cell table:style-name="ce7" table:formula="of:=temp_out + [.F434] / burner_heat_mass" office:value-type="float" office:value="122.790917101422" calcext:value-type="float">
            <text:p>122.8</text:p>
          </table:table-cell>
          <table:table-cell table:style-name="ce7" table:formula="of:=[.G434]-[.W433]" office:value-type="float" office:value="1.19449761791502" calcext:value-type="float">
            <text:p>1.2</text:p>
          </table:table-cell>
          <table:table-cell table:style-name="ce5" table:formula="of:=thermagon_k * burner_A * [.H434] / thermagon_L" office:value-type="float" office:value="156.586231235291" calcext:value-type="float">
            <text:p>157</text:p>
          </table:table-cell>
          <table:table-cell table:style-name="ce5" table:formula="of:=[.I434]/C_per_s_to_W*time_incr" office:value-type="float" office:value="224.399872793481" calcext:value-type="float">
            <text:p>224</text:p>
          </table:table-cell>
          <table:table-cell table:style-name="ce7" table:formula="of:=[.J433]" office:value-type="float" office:value="198.73884424764" calcext:value-type="float">
            <text:p>198.7</text:p>
          </table:table-cell>
          <table:table-cell table:style-name="ce7" table:formula="of:=[.K433]" office:value-type="float" office:value="184.858673929464" calcext:value-type="float">
            <text:p>184.9</text:p>
          </table:table-cell>
          <table:table-cell table:style-name="ce7" table:formula="of:=[.L433]" office:value-type="float" office:value="193.760095080088" calcext:value-type="float">
            <text:p>193.8</text:p>
          </table:table-cell>
          <table:table-cell table:style-name="ce7" table:formula="of:=[.M433]" office:value-type="float" office:value="238.776659328188" calcext:value-type="float">
            <text:p>238.8</text:p>
          </table:table-cell>
          <table:table-cell table:style-name="ce7" table:formula="of:=[.N433]" office:value-type="float" office:value="334.431771597888" calcext:value-type="float">
            <text:p>334.4</text:p>
          </table:table-cell>
          <table:table-cell table:style-name="ce7" table:formula="of:=[.O433]" office:value-type="float" office:value="496.200718750227" calcext:value-type="float">
            <text:p>496.2</text:p>
          </table:table-cell>
          <table:table-cell table:style-name="ce7" table:formula="of:=[.P433]" office:value-type="float" office:value="741.645558249757" calcext:value-type="float">
            <text:p>741.6</text:p>
          </table:table-cell>
          <table:table-cell table:style-name="ce7" table:formula="of:=[.Q433]" office:value-type="float" office:value="1092.91956877125" calcext:value-type="float">
            <text:p>1092.9</text:p>
          </table:table-cell>
          <table:table-cell table:style-name="ce7" table:formula="of:=[.R433]" office:value-type="float" office:value="1580.47238405771" calcext:value-type="float">
            <text:p>1580.5</text:p>
          </table:table-cell>
          <table:table-cell table:style-name="ce5" table:formula="of:=SUMPRODUCT([.J434:.S434];pot_heat_diffusion)" office:value-type="float" office:value="400.002428647132" calcext:value-type="float">
            <text:p>400</text:p>
          </table:table-cell>
          <table:table-cell table:style-name="ce5" table:formula="of:=[.V433]*leakage_out" office:value-type="float" office:value="1730.62937461456" calcext:value-type="float">
            <text:p>1731</text:p>
          </table:table-cell>
          <table:table-cell table:style-name="ce5" table:formula="of:=[.V433]+[.T434]-[.U434]" office:value-type="float" office:value="287107.602156458" calcext:value-type="float">
            <text:p>287108</text:p>
          </table:table-cell>
          <table:table-cell table:style-name="ce12" table:formula="of:= temp_out + [.V434]/pot_water_mass" office:value-type="float" office:value="121.127733575265" calcext:value-type="float">
            <text:p>121.1</text:p>
          </table:table-cell>
          <table:table-cell table:style-name="ce7" table:formula="of:=IF([.G434]&gt;thermagon_temp_max;0;IF([.W43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3" table:formula="of:=burner_C_per_s * [.X434]/100 * time_incr" office:value-type="float" office:value="0" calcext:value-type="float">
            <text:p>0</text:p>
          </table:table-cell>
          <table:table-cell table:style-name="ce3" table:formula="of:=[.B435]" office:value-type="float" office:value="0" calcext:value-type="float">
            <text:p>0</text:p>
          </table:table-cell>
          <table:table-cell table:style-name="ce3" table:formula="of:=[.C434]" office:value-type="float" office:value="0" calcext:value-type="float">
            <text:p>0</text:p>
          </table:table-cell>
          <table:table-cell table:style-name="ce5" table:formula="of:=SUMPRODUCT([.B435:.D435];burner_heat_diffusion)" office:value-type="float" office:value="0" calcext:value-type="float">
            <text:p>0</text:p>
          </table:table-cell>
          <table:table-cell table:formula="of:=[.F434]+[.E435]-[.I434]" office:value-type="float" office:value="51238.8723194757" calcext:value-type="float">
            <text:p>51239</text:p>
          </table:table-cell>
          <table:table-cell table:style-name="ce7" table:formula="of:=temp_out + [.F435] / burner_heat_mass" office:value-type="float" office:value="122.477744638951" calcext:value-type="float">
            <text:p>122.5</text:p>
          </table:table-cell>
          <table:table-cell table:style-name="ce7" table:formula="of:=[.G435]-[.W434]" office:value-type="float" office:value="1.35001106368637" calcext:value-type="float">
            <text:p>1.4</text:p>
          </table:table-cell>
          <table:table-cell table:style-name="ce5" table:formula="of:=thermagon_k * burner_A * [.H435] / thermagon_L" office:value-type="float" office:value="176.972428758442" calcext:value-type="float">
            <text:p>177</text:p>
          </table:table-cell>
          <table:table-cell table:style-name="ce5" table:formula="of:=[.I435]/C_per_s_to_W*time_incr" office:value-type="float" office:value="253.614830550934" calcext:value-type="float">
            <text:p>254</text:p>
          </table:table-cell>
          <table:table-cell table:style-name="ce7" table:formula="of:=[.J434]" office:value-type="float" office:value="224.399872793481" calcext:value-type="float">
            <text:p>224.4</text:p>
          </table:table-cell>
          <table:table-cell table:style-name="ce7" table:formula="of:=[.K434]" office:value-type="float" office:value="198.73884424764" calcext:value-type="float">
            <text:p>198.7</text:p>
          </table:table-cell>
          <table:table-cell table:style-name="ce7" table:formula="of:=[.L434]" office:value-type="float" office:value="184.858673929464" calcext:value-type="float">
            <text:p>184.9</text:p>
          </table:table-cell>
          <table:table-cell table:style-name="ce7" table:formula="of:=[.M434]" office:value-type="float" office:value="193.760095080088" calcext:value-type="float">
            <text:p>193.8</text:p>
          </table:table-cell>
          <table:table-cell table:style-name="ce7" table:formula="of:=[.N434]" office:value-type="float" office:value="238.776659328188" calcext:value-type="float">
            <text:p>238.8</text:p>
          </table:table-cell>
          <table:table-cell table:style-name="ce7" table:formula="of:=[.O434]" office:value-type="float" office:value="334.431771597888" calcext:value-type="float">
            <text:p>334.4</text:p>
          </table:table-cell>
          <table:table-cell table:style-name="ce7" table:formula="of:=[.P434]" office:value-type="float" office:value="496.200718750227" calcext:value-type="float">
            <text:p>496.2</text:p>
          </table:table-cell>
          <table:table-cell table:style-name="ce7" table:formula="of:=[.Q434]" office:value-type="float" office:value="741.645558249757" calcext:value-type="float">
            <text:p>741.6</text:p>
          </table:table-cell>
          <table:table-cell table:style-name="ce7" table:formula="of:=[.R434]" office:value-type="float" office:value="1092.91956877125" calcext:value-type="float">
            <text:p>1092.9</text:p>
          </table:table-cell>
          <table:table-cell table:style-name="ce5" table:formula="of:=SUMPRODUCT([.J435:.S435];pot_heat_diffusion)" office:value-type="float" office:value="300.477098460985" calcext:value-type="float">
            <text:p>300</text:p>
          </table:table-cell>
          <table:table-cell table:style-name="ce5" table:formula="of:=[.V434]*leakage_out" office:value-type="float" office:value="1722.64561293875" calcext:value-type="float">
            <text:p>1723</text:p>
          </table:table-cell>
          <table:table-cell table:style-name="ce5" table:formula="of:=[.V434]+[.T435]-[.U435]" office:value-type="float" office:value="285685.433641981" calcext:value-type="float">
            <text:p>285685</text:p>
          </table:table-cell>
          <table:table-cell table:style-name="ce12" table:formula="of:= temp_out + [.V435]/pot_water_mass" office:value-type="float" office:value="120.626804036824" calcext:value-type="float">
            <text:p>120.6</text:p>
          </table:table-cell>
          <table:table-cell table:style-name="ce7" table:formula="of:=IF([.G435]&gt;thermagon_temp_max;0;IF([.W43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3" table:formula="of:=burner_C_per_s * [.X435]/100 * time_incr" office:value-type="float" office:value="2149.61306964746" calcext:value-type="float">
            <text:p>2150</text:p>
          </table:table-cell>
          <table:table-cell table:style-name="ce3" table:formula="of:=[.B436]" office:value-type="float" office:value="2149.61306964746" calcext:value-type="float">
            <text:p>2150</text:p>
          </table:table-cell>
          <table:table-cell table:style-name="ce3" table:formula="of:=[.C435]" office:value-type="float" office:value="0" calcext:value-type="float">
            <text:p>0</text:p>
          </table:table-cell>
          <table:table-cell table:style-name="ce5" table:formula="of:=SUMPRODUCT([.B436:.D436];burner_heat_diffusion)" office:value-type="float" office:value="1504.72914875322" calcext:value-type="float">
            <text:p>1505</text:p>
          </table:table-cell>
          <table:table-cell table:formula="of:=[.F435]+[.E436]-[.I435]" office:value-type="float" office:value="52566.6290394705" calcext:value-type="float">
            <text:p>52567</text:p>
          </table:table-cell>
          <table:table-cell table:style-name="ce7" table:formula="of:=temp_out + [.F436] / burner_heat_mass" office:value-type="float" office:value="125.133258078941" calcext:value-type="float">
            <text:p>125.1</text:p>
          </table:table-cell>
          <table:table-cell table:style-name="ce7" table:formula="of:=[.G436]-[.W435]" office:value-type="float" office:value="4.50645404211728" calcext:value-type="float">
            <text:p>4.5</text:p>
          </table:table-cell>
          <table:table-cell table:style-name="ce5" table:formula="of:=thermagon_k * burner_A * [.H436] / thermagon_L" office:value-type="float" office:value="590.749319301188" calcext:value-type="float">
            <text:p>591</text:p>
          </table:table-cell>
          <table:table-cell table:style-name="ce5" table:formula="of:=[.I436]/C_per_s_to_W*time_incr" office:value-type="float" office:value="846.588305103451" calcext:value-type="float">
            <text:p>847</text:p>
          </table:table-cell>
          <table:table-cell table:style-name="ce7" table:formula="of:=[.J435]" office:value-type="float" office:value="253.614830550934" calcext:value-type="float">
            <text:p>253.6</text:p>
          </table:table-cell>
          <table:table-cell table:style-name="ce7" table:formula="of:=[.K435]" office:value-type="float" office:value="224.399872793481" calcext:value-type="float">
            <text:p>224.4</text:p>
          </table:table-cell>
          <table:table-cell table:style-name="ce7" table:formula="of:=[.L435]" office:value-type="float" office:value="198.73884424764" calcext:value-type="float">
            <text:p>198.7</text:p>
          </table:table-cell>
          <table:table-cell table:style-name="ce7" table:formula="of:=[.M435]" office:value-type="float" office:value="184.858673929464" calcext:value-type="float">
            <text:p>184.9</text:p>
          </table:table-cell>
          <table:table-cell table:style-name="ce7" table:formula="of:=[.N435]" office:value-type="float" office:value="193.760095080088" calcext:value-type="float">
            <text:p>193.8</text:p>
          </table:table-cell>
          <table:table-cell table:style-name="ce7" table:formula="of:=[.O435]" office:value-type="float" office:value="238.776659328188" calcext:value-type="float">
            <text:p>238.8</text:p>
          </table:table-cell>
          <table:table-cell table:style-name="ce7" table:formula="of:=[.P435]" office:value-type="float" office:value="334.431771597888" calcext:value-type="float">
            <text:p>334.4</text:p>
          </table:table-cell>
          <table:table-cell table:style-name="ce7" table:formula="of:=[.Q435]" office:value-type="float" office:value="496.200718750227" calcext:value-type="float">
            <text:p>496.2</text:p>
          </table:table-cell>
          <table:table-cell table:style-name="ce7" table:formula="of:=[.R435]" office:value-type="float" office:value="741.645558249757" calcext:value-type="float">
            <text:p>741.6</text:p>
          </table:table-cell>
          <table:table-cell table:style-name="ce5" table:formula="of:=SUMPRODUCT([.J436:.S436];pot_heat_diffusion)" office:value-type="float" office:value="258.917323129353" calcext:value-type="float">
            <text:p>259</text:p>
          </table:table-cell>
          <table:table-cell table:style-name="ce5" table:formula="of:=[.V435]*leakage_out" office:value-type="float" office:value="1714.11260185188" calcext:value-type="float">
            <text:p>1714</text:p>
          </table:table-cell>
          <table:table-cell table:style-name="ce5" table:formula="of:=[.V435]+[.T436]-[.U436]" office:value-type="float" office:value="284230.238363258" calcext:value-type="float">
            <text:p>284230</text:p>
          </table:table-cell>
          <table:table-cell table:style-name="ce12" table:formula="of:= temp_out + [.V436]/pot_water_mass" office:value-type="float" office:value="120.114241501588" calcext:value-type="float">
            <text:p>120.1</text:p>
          </table:table-cell>
          <table:table-cell table:style-name="ce7" table:formula="of:=IF([.G436]&gt;thermagon_temp_max;0;IF([.W43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3" table:formula="of:=burner_C_per_s * [.X436]/100 * time_incr" office:value-type="float" office:value="2149.61306964746" calcext:value-type="float">
            <text:p>2150</text:p>
          </table:table-cell>
          <table:table-cell table:style-name="ce3" table:formula="of:=[.B437]" office:value-type="float" office:value="2149.61306964746" calcext:value-type="float">
            <text:p>2150</text:p>
          </table:table-cell>
          <table:table-cell table:style-name="ce3" table:formula="of:=[.C436]" office:value-type="float" office:value="2149.61306964746" calcext:value-type="float">
            <text:p>2150</text:p>
          </table:table-cell>
          <table:table-cell table:style-name="ce5" table:formula="of:=SUMPRODUCT([.B437:.D437];burner_heat_diffusion)" office:value-type="float" office:value="2149.61306964746" calcext:value-type="float">
            <text:p>2150</text:p>
          </table:table-cell>
          <table:table-cell table:formula="of:=[.F436]+[.E437]-[.I436]" office:value-type="float" office:value="54125.4927898168" calcext:value-type="float">
            <text:p>54125</text:p>
          </table:table-cell>
          <table:table-cell table:style-name="ce7" table:formula="of:=temp_out + [.F437] / burner_heat_mass" office:value-type="float" office:value="128.250985579634" calcext:value-type="float">
            <text:p>128.3</text:p>
          </table:table-cell>
          <table:table-cell table:style-name="ce7" table:formula="of:=[.G437]-[.W436]" office:value-type="float" office:value="8.13674407804511" calcext:value-type="float">
            <text:p>8.1</text:p>
          </table:table-cell>
          <table:table-cell table:style-name="ce5" table:formula="of:=thermagon_k * burner_A * [.H437] / thermagon_L" office:value-type="float" office:value="1066.64263753919" calcext:value-type="float">
            <text:p>1067</text:p>
          </table:table-cell>
          <table:table-cell table:style-name="ce5" table:formula="of:=[.I437]/C_per_s_to_W*time_incr" office:value-type="float" office:value="1528.57930286499" calcext:value-type="float">
            <text:p>1529</text:p>
          </table:table-cell>
          <table:table-cell table:style-name="ce7" table:formula="of:=[.J436]" office:value-type="float" office:value="846.588305103451" calcext:value-type="float">
            <text:p>846.6</text:p>
          </table:table-cell>
          <table:table-cell table:style-name="ce7" table:formula="of:=[.K436]" office:value-type="float" office:value="253.614830550934" calcext:value-type="float">
            <text:p>253.6</text:p>
          </table:table-cell>
          <table:table-cell table:style-name="ce7" table:formula="of:=[.L436]" office:value-type="float" office:value="224.399872793481" calcext:value-type="float">
            <text:p>224.4</text:p>
          </table:table-cell>
          <table:table-cell table:style-name="ce7" table:formula="of:=[.M436]" office:value-type="float" office:value="198.73884424764" calcext:value-type="float">
            <text:p>198.7</text:p>
          </table:table-cell>
          <table:table-cell table:style-name="ce7" table:formula="of:=[.N436]" office:value-type="float" office:value="184.858673929464" calcext:value-type="float">
            <text:p>184.9</text:p>
          </table:table-cell>
          <table:table-cell table:style-name="ce7" table:formula="of:=[.O436]" office:value-type="float" office:value="193.760095080088" calcext:value-type="float">
            <text:p>193.8</text:p>
          </table:table-cell>
          <table:table-cell table:style-name="ce7" table:formula="of:=[.P436]" office:value-type="float" office:value="238.776659328188" calcext:value-type="float">
            <text:p>238.8</text:p>
          </table:table-cell>
          <table:table-cell table:style-name="ce7" table:formula="of:=[.Q436]" office:value-type="float" office:value="334.431771597888" calcext:value-type="float">
            <text:p>334.4</text:p>
          </table:table-cell>
          <table:table-cell table:style-name="ce7" table:formula="of:=[.R436]" office:value-type="float" office:value="496.200718750227" calcext:value-type="float">
            <text:p>496.2</text:p>
          </table:table-cell>
          <table:table-cell table:style-name="ce5" table:formula="of:=SUMPRODUCT([.J437:.S437];pot_heat_diffusion)" office:value-type="float" office:value="280.557301708198" calcext:value-type="float">
            <text:p>281</text:p>
          </table:table-cell>
          <table:table-cell table:style-name="ce5" table:formula="of:=[.V436]*leakage_out" office:value-type="float" office:value="1705.38143017955" calcext:value-type="float">
            <text:p>1705</text:p>
          </table:table-cell>
          <table:table-cell table:style-name="ce5" table:formula="of:=[.V436]+[.T437]-[.U437]" office:value-type="float" office:value="282805.414234787" calcext:value-type="float">
            <text:p>282805</text:p>
          </table:table-cell>
          <table:table-cell table:style-name="ce12" table:formula="of:= temp_out + [.V437]/pot_water_mass" office:value-type="float" office:value="119.612376577869" calcext:value-type="float">
            <text:p>119.6</text:p>
          </table:table-cell>
          <table:table-cell table:style-name="ce7" table:formula="of:=IF([.G437]&gt;thermagon_temp_max;0;IF([.W43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3" table:formula="of:=burner_C_per_s * [.X437]/100 * time_incr" office:value-type="float" office:value="2149.61306964746" calcext:value-type="float">
            <text:p>2150</text:p>
          </table:table-cell>
          <table:table-cell table:style-name="ce3" table:formula="of:=[.B438]" office:value-type="float" office:value="2149.61306964746" calcext:value-type="float">
            <text:p>2150</text:p>
          </table:table-cell>
          <table:table-cell table:style-name="ce3" table:formula="of:=[.C437]" office:value-type="float" office:value="2149.61306964746" calcext:value-type="float">
            <text:p>2150</text:p>
          </table:table-cell>
          <table:table-cell table:style-name="ce5" table:formula="of:=SUMPRODUCT([.B438:.D438];burner_heat_diffusion)" office:value-type="float" office:value="2149.61306964746" calcext:value-type="float">
            <text:p>2150</text:p>
          </table:table-cell>
          <table:table-cell table:formula="of:=[.F437]+[.E438]-[.I437]" office:value-type="float" office:value="55208.463221925" calcext:value-type="float">
            <text:p>55208</text:p>
          </table:table-cell>
          <table:table-cell table:style-name="ce7" table:formula="of:=temp_out + [.F438] / burner_heat_mass" office:value-type="float" office:value="130.41692644385" calcext:value-type="float">
            <text:p>130.4</text:p>
          </table:table-cell>
          <table:table-cell table:style-name="ce7" table:formula="of:=[.G438]-[.W437]" office:value-type="float" office:value="10.8045498659816" calcext:value-type="float">
            <text:p>10.8</text:p>
          </table:table-cell>
          <table:table-cell table:style-name="ce5" table:formula="of:=thermagon_k * burner_A * [.H438] / thermagon_L" office:value-type="float" office:value="1416.36426756624" calcext:value-type="float">
            <text:p>1416</text:p>
          </table:table-cell>
          <table:table-cell table:style-name="ce5" table:formula="of:=[.I438]/C_per_s_to_W*time_incr" office:value-type="float" office:value="2029.75676062802" calcext:value-type="float">
            <text:p>2030</text:p>
          </table:table-cell>
          <table:table-cell table:style-name="ce7" table:formula="of:=[.J437]" office:value-type="float" office:value="1528.57930286499" calcext:value-type="float">
            <text:p>1528.6</text:p>
          </table:table-cell>
          <table:table-cell table:style-name="ce7" table:formula="of:=[.K437]" office:value-type="float" office:value="846.588305103451" calcext:value-type="float">
            <text:p>846.6</text:p>
          </table:table-cell>
          <table:table-cell table:style-name="ce7" table:formula="of:=[.L437]" office:value-type="float" office:value="253.614830550934" calcext:value-type="float">
            <text:p>253.6</text:p>
          </table:table-cell>
          <table:table-cell table:style-name="ce7" table:formula="of:=[.M437]" office:value-type="float" office:value="224.399872793481" calcext:value-type="float">
            <text:p>224.4</text:p>
          </table:table-cell>
          <table:table-cell table:style-name="ce7" table:formula="of:=[.N437]" office:value-type="float" office:value="198.73884424764" calcext:value-type="float">
            <text:p>198.7</text:p>
          </table:table-cell>
          <table:table-cell table:style-name="ce7" table:formula="of:=[.O437]" office:value-type="float" office:value="184.858673929464" calcext:value-type="float">
            <text:p>184.9</text:p>
          </table:table-cell>
          <table:table-cell table:style-name="ce7" table:formula="of:=[.P437]" office:value-type="float" office:value="193.760095080088" calcext:value-type="float">
            <text:p>193.8</text:p>
          </table:table-cell>
          <table:table-cell table:style-name="ce7" table:formula="of:=[.Q437]" office:value-type="float" office:value="238.776659328188" calcext:value-type="float">
            <text:p>238.8</text:p>
          </table:table-cell>
          <table:table-cell table:style-name="ce7" table:formula="of:=[.R437]" office:value-type="float" office:value="334.431771597888" calcext:value-type="float">
            <text:p>334.4</text:p>
          </table:table-cell>
          <table:table-cell table:style-name="ce5" table:formula="of:=SUMPRODUCT([.J438:.S438];pot_heat_diffusion)" office:value-type="float" office:value="381.622403511993" calcext:value-type="float">
            <text:p>382</text:p>
          </table:table-cell>
          <table:table-cell table:style-name="ce5" table:formula="of:=[.V437]*leakage_out" office:value-type="float" office:value="1696.83248540872" calcext:value-type="float">
            <text:p>1697</text:p>
          </table:table-cell>
          <table:table-cell table:style-name="ce5" table:formula="of:=[.V437]+[.T438]-[.U438]" office:value-type="float" office:value="281490.20415289" calcext:value-type="float">
            <text:p>281490</text:p>
          </table:table-cell>
          <table:table-cell table:style-name="ce12" table:formula="of:= temp_out + [.V438]/pot_water_mass" office:value-type="float" office:value="119.149120942147" calcext:value-type="float">
            <text:p>119.1</text:p>
          </table:table-cell>
          <table:table-cell table:style-name="ce7" table:formula="of:=IF([.G438]&gt;thermagon_temp_max;0;IF([.W43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3" table:formula="of:=burner_C_per_s * [.X438]/100 * time_incr" office:value-type="float" office:value="2149.61306964746" calcext:value-type="float">
            <text:p>2150</text:p>
          </table:table-cell>
          <table:table-cell table:style-name="ce3" table:formula="of:=[.B439]" office:value-type="float" office:value="2149.61306964746" calcext:value-type="float">
            <text:p>2150</text:p>
          </table:table-cell>
          <table:table-cell table:style-name="ce3" table:formula="of:=[.C438]" office:value-type="float" office:value="2149.61306964746" calcext:value-type="float">
            <text:p>2150</text:p>
          </table:table-cell>
          <table:table-cell table:style-name="ce5" table:formula="of:=SUMPRODUCT([.B439:.D439];burner_heat_diffusion)" office:value-type="float" office:value="2149.61306964746" calcext:value-type="float">
            <text:p>2150</text:p>
          </table:table-cell>
          <table:table-cell table:formula="of:=[.F438]+[.E439]-[.I438]" office:value-type="float" office:value="55941.7120240063" calcext:value-type="float">
            <text:p>55942</text:p>
          </table:table-cell>
          <table:table-cell table:style-name="ce7" table:formula="of:=temp_out + [.F439] / burner_heat_mass" office:value-type="float" office:value="131.883424048013" calcext:value-type="float">
            <text:p>131.9</text:p>
          </table:table-cell>
          <table:table-cell table:style-name="ce7" table:formula="of:=[.G439]-[.W438]" office:value-type="float" office:value="12.7343031058658" calcext:value-type="float">
            <text:p>12.7</text:p>
          </table:table-cell>
          <table:table-cell table:style-name="ce5" table:formula="of:=thermagon_k * burner_A * [.H439] / thermagon_L" office:value-type="float" office:value="1669.3348742176" calcext:value-type="float">
            <text:p>1669</text:p>
          </table:table-cell>
          <table:table-cell table:style-name="ce5" table:formula="of:=[.I439]/C_per_s_to_W*time_incr" office:value-type="float" office:value="2392.2827088243" calcext:value-type="float">
            <text:p>2392</text:p>
          </table:table-cell>
          <table:table-cell table:style-name="ce7" table:formula="of:=[.J438]" office:value-type="float" office:value="2029.75676062802" calcext:value-type="float">
            <text:p>2029.8</text:p>
          </table:table-cell>
          <table:table-cell table:style-name="ce7" table:formula="of:=[.K438]" office:value-type="float" office:value="1528.57930286499" calcext:value-type="float">
            <text:p>1528.6</text:p>
          </table:table-cell>
          <table:table-cell table:style-name="ce7" table:formula="of:=[.L438]" office:value-type="float" office:value="846.588305103451" calcext:value-type="float">
            <text:p>846.6</text:p>
          </table:table-cell>
          <table:table-cell table:style-name="ce7" table:formula="of:=[.M438]" office:value-type="float" office:value="253.614830550934" calcext:value-type="float">
            <text:p>253.6</text:p>
          </table:table-cell>
          <table:table-cell table:style-name="ce7" table:formula="of:=[.N438]" office:value-type="float" office:value="224.399872793481" calcext:value-type="float">
            <text:p>224.4</text:p>
          </table:table-cell>
          <table:table-cell table:style-name="ce7" table:formula="of:=[.O438]" office:value-type="float" office:value="198.73884424764" calcext:value-type="float">
            <text:p>198.7</text:p>
          </table:table-cell>
          <table:table-cell table:style-name="ce7" table:formula="of:=[.P438]" office:value-type="float" office:value="184.858673929464" calcext:value-type="float">
            <text:p>184.9</text:p>
          </table:table-cell>
          <table:table-cell table:style-name="ce7" table:formula="of:=[.Q438]" office:value-type="float" office:value="193.760095080088" calcext:value-type="float">
            <text:p>193.8</text:p>
          </table:table-cell>
          <table:table-cell table:style-name="ce7" table:formula="of:=[.R438]" office:value-type="float" office:value="238.776659328188" calcext:value-type="float">
            <text:p>238.8</text:p>
          </table:table-cell>
          <table:table-cell table:style-name="ce5" table:formula="of:=SUMPRODUCT([.J439:.S439];pot_heat_diffusion)" office:value-type="float" office:value="577.982546832559" calcext:value-type="float">
            <text:p>578</text:p>
          </table:table-cell>
          <table:table-cell table:style-name="ce5" table:formula="of:=[.V438]*leakage_out" office:value-type="float" office:value="1688.94122491734" calcext:value-type="float">
            <text:p>1689</text:p>
          </table:table-cell>
          <table:table-cell table:style-name="ce5" table:formula="of:=[.V438]+[.T439]-[.U439]" office:value-type="float" office:value="280379.245474805" calcext:value-type="float">
            <text:p>280379</text:p>
          </table:table-cell>
          <table:table-cell table:style-name="ce12" table:formula="of:= temp_out + [.V439]/pot_water_mass" office:value-type="float" office:value="118.757808652376" calcext:value-type="float">
            <text:p>118.8</text:p>
          </table:table-cell>
          <table:table-cell table:style-name="ce7" table:formula="of:=IF([.G439]&gt;thermagon_temp_max;0;IF([.W43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3" table:formula="of:=burner_C_per_s * [.X439]/100 * time_incr" office:value-type="float" office:value="2149.61306964746" calcext:value-type="float">
            <text:p>2150</text:p>
          </table:table-cell>
          <table:table-cell table:style-name="ce3" table:formula="of:=[.B440]" office:value-type="float" office:value="2149.61306964746" calcext:value-type="float">
            <text:p>2150</text:p>
          </table:table-cell>
          <table:table-cell table:style-name="ce3" table:formula="of:=[.C439]" office:value-type="float" office:value="2149.61306964746" calcext:value-type="float">
            <text:p>2150</text:p>
          </table:table-cell>
          <table:table-cell table:style-name="ce5" table:formula="of:=SUMPRODUCT([.B440:.D440];burner_heat_diffusion)" office:value-type="float" office:value="2149.61306964746" calcext:value-type="float">
            <text:p>2150</text:p>
          </table:table-cell>
          <table:table-cell table:formula="of:=[.F439]+[.E440]-[.I439]" office:value-type="float" office:value="56421.9902194361" calcext:value-type="float">
            <text:p>56422</text:p>
          </table:table-cell>
          <table:table-cell table:style-name="ce7" table:formula="of:=temp_out + [.F440] / burner_heat_mass" office:value-type="float" office:value="132.843980438872" calcext:value-type="float">
            <text:p>132.8</text:p>
          </table:table-cell>
          <table:table-cell table:style-name="ce7" table:formula="of:=[.G440]-[.W439]" office:value-type="float" office:value="14.0861717864965" calcext:value-type="float">
            <text:p>14.1</text:p>
          </table:table-cell>
          <table:table-cell table:style-name="ce5" table:formula="of:=thermagon_k * burner_A * [.H440] / thermagon_L" office:value-type="float" office:value="1846.55081726357" calcext:value-type="float">
            <text:p>1847</text:p>
          </table:table-cell>
          <table:table-cell table:style-name="ce5" table:formula="of:=[.I440]/C_per_s_to_W*time_incr" office:value-type="float" office:value="2646.24651370532" calcext:value-type="float">
            <text:p>2646</text:p>
          </table:table-cell>
          <table:table-cell table:style-name="ce7" table:formula="of:=[.J439]" office:value-type="float" office:value="2392.2827088243" calcext:value-type="float">
            <text:p>2392.3</text:p>
          </table:table-cell>
          <table:table-cell table:style-name="ce7" table:formula="of:=[.K439]" office:value-type="float" office:value="2029.75676062802" calcext:value-type="float">
            <text:p>2029.8</text:p>
          </table:table-cell>
          <table:table-cell table:style-name="ce7" table:formula="of:=[.L439]" office:value-type="float" office:value="1528.57930286499" calcext:value-type="float">
            <text:p>1528.6</text:p>
          </table:table-cell>
          <table:table-cell table:style-name="ce7" table:formula="of:=[.M439]" office:value-type="float" office:value="846.588305103451" calcext:value-type="float">
            <text:p>846.6</text:p>
          </table:table-cell>
          <table:table-cell table:style-name="ce7" table:formula="of:=[.N439]" office:value-type="float" office:value="253.614830550934" calcext:value-type="float">
            <text:p>253.6</text:p>
          </table:table-cell>
          <table:table-cell table:style-name="ce7" table:formula="of:=[.O439]" office:value-type="float" office:value="224.399872793481" calcext:value-type="float">
            <text:p>224.4</text:p>
          </table:table-cell>
          <table:table-cell table:style-name="ce7" table:formula="of:=[.P439]" office:value-type="float" office:value="198.73884424764" calcext:value-type="float">
            <text:p>198.7</text:p>
          </table:table-cell>
          <table:table-cell table:style-name="ce7" table:formula="of:=[.Q439]" office:value-type="float" office:value="184.858673929464" calcext:value-type="float">
            <text:p>184.9</text:p>
          </table:table-cell>
          <table:table-cell table:style-name="ce7" table:formula="of:=[.R439]" office:value-type="float" office:value="193.760095080088" calcext:value-type="float">
            <text:p>193.8</text:p>
          </table:table-cell>
          <table:table-cell table:style-name="ce5" table:formula="of:=SUMPRODUCT([.J440:.S440];pot_heat_diffusion)" office:value-type="float" office:value="869.490202567523" calcext:value-type="float">
            <text:p>869</text:p>
          </table:table-cell>
          <table:table-cell table:style-name="ce5" table:formula="of:=[.V439]*leakage_out" office:value-type="float" office:value="1682.27547284883" calcext:value-type="float">
            <text:p>1682</text:p>
          </table:table-cell>
          <table:table-cell table:style-name="ce5" table:formula="of:=[.V439]+[.T440]-[.U440]" office:value-type="float" office:value="279566.460204524" calcext:value-type="float">
            <text:p>279566</text:p>
          </table:table-cell>
          <table:table-cell table:style-name="ce12" table:formula="of:= temp_out + [.V440]/pot_water_mass" office:value-type="float" office:value="118.471521798076" calcext:value-type="float">
            <text:p>118.5</text:p>
          </table:table-cell>
          <table:table-cell table:style-name="ce7" table:formula="of:=IF([.G440]&gt;thermagon_temp_max;0;IF([.W44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3" table:formula="of:=burner_C_per_s * [.X440]/100 * time_incr" office:value-type="float" office:value="2149.61306964746" calcext:value-type="float">
            <text:p>2150</text:p>
          </table:table-cell>
          <table:table-cell table:style-name="ce3" table:formula="of:=[.B441]" office:value-type="float" office:value="2149.61306964746" calcext:value-type="float">
            <text:p>2150</text:p>
          </table:table-cell>
          <table:table-cell table:style-name="ce3" table:formula="of:=[.C440]" office:value-type="float" office:value="2149.61306964746" calcext:value-type="float">
            <text:p>2150</text:p>
          </table:table-cell>
          <table:table-cell table:style-name="ce5" table:formula="of:=SUMPRODUCT([.B441:.D441];burner_heat_diffusion)" office:value-type="float" office:value="2149.61306964746" calcext:value-type="float">
            <text:p>2150</text:p>
          </table:table-cell>
          <table:table-cell table:formula="of:=[.F440]+[.E441]-[.I440]" office:value-type="float" office:value="56725.05247182" calcext:value-type="float">
            <text:p>56725</text:p>
          </table:table-cell>
          <table:table-cell table:style-name="ce7" table:formula="of:=temp_out + [.F441] / burner_heat_mass" office:value-type="float" office:value="133.45010494364" calcext:value-type="float">
            <text:p>133.5</text:p>
          </table:table-cell>
          <table:table-cell table:style-name="ce7" table:formula="of:=[.G441]-[.W440]" office:value-type="float" office:value="14.978583145564" calcext:value-type="float">
            <text:p>15.0</text:p>
          </table:table-cell>
          <table:table-cell table:style-name="ce5" table:formula="of:=thermagon_k * burner_A * [.H441] / thermagon_L" office:value-type="float" office:value="1963.53667753834" calcext:value-type="float">
            <text:p>1964</text:p>
          </table:table-cell>
          <table:table-cell table:style-name="ce5" table:formula="of:=[.I441]/C_per_s_to_W*time_incr" office:value-type="float" office:value="2813.89606984571" calcext:value-type="float">
            <text:p>2814</text:p>
          </table:table-cell>
          <table:table-cell table:style-name="ce7" table:formula="of:=[.J440]" office:value-type="float" office:value="2646.24651370532" calcext:value-type="float">
            <text:p>2646.2</text:p>
          </table:table-cell>
          <table:table-cell table:style-name="ce7" table:formula="of:=[.K440]" office:value-type="float" office:value="2392.2827088243" calcext:value-type="float">
            <text:p>2392.3</text:p>
          </table:table-cell>
          <table:table-cell table:style-name="ce7" table:formula="of:=[.L440]" office:value-type="float" office:value="2029.75676062802" calcext:value-type="float">
            <text:p>2029.8</text:p>
          </table:table-cell>
          <table:table-cell table:style-name="ce7" table:formula="of:=[.M440]" office:value-type="float" office:value="1528.57930286499" calcext:value-type="float">
            <text:p>1528.6</text:p>
          </table:table-cell>
          <table:table-cell table:style-name="ce7" table:formula="of:=[.N440]" office:value-type="float" office:value="846.588305103451" calcext:value-type="float">
            <text:p>846.6</text:p>
          </table:table-cell>
          <table:table-cell table:style-name="ce7" table:formula="of:=[.O440]" office:value-type="float" office:value="253.614830550934" calcext:value-type="float">
            <text:p>253.6</text:p>
          </table:table-cell>
          <table:table-cell table:style-name="ce7" table:formula="of:=[.P440]" office:value-type="float" office:value="224.399872793481" calcext:value-type="float">
            <text:p>224.4</text:p>
          </table:table-cell>
          <table:table-cell table:style-name="ce7" table:formula="of:=[.Q440]" office:value-type="float" office:value="198.73884424764" calcext:value-type="float">
            <text:p>198.7</text:p>
          </table:table-cell>
          <table:table-cell table:style-name="ce7" table:formula="of:=[.R440]" office:value-type="float" office:value="184.858673929464" calcext:value-type="float">
            <text:p>184.9</text:p>
          </table:table-cell>
          <table:table-cell table:style-name="ce5" table:formula="of:=SUMPRODUCT([.J441:.S441];pot_heat_diffusion)" office:value-type="float" office:value="1233.92852904609" calcext:value-type="float">
            <text:p>1234</text:p>
          </table:table-cell>
          <table:table-cell table:style-name="ce5" table:formula="of:=[.V440]*leakage_out" office:value-type="float" office:value="1677.39876122714" calcext:value-type="float">
            <text:p>1677</text:p>
          </table:table-cell>
          <table:table-cell table:style-name="ce5" table:formula="of:=[.V440]+[.T441]-[.U441]" office:value-type="float" office:value="279122.989972343" calcext:value-type="float">
            <text:p>279123</text:p>
          </table:table-cell>
          <table:table-cell table:style-name="ce12" table:formula="of:= temp_out + [.V441]/pot_water_mass" office:value-type="float" office:value="118.315318551796" calcext:value-type="float">
            <text:p>118.3</text:p>
          </table:table-cell>
          <table:table-cell table:style-name="ce7" table:formula="of:=IF([.G441]&gt;thermagon_temp_max;0;IF([.W44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3" table:formula="of:=burner_C_per_s * [.X441]/100 * time_incr" office:value-type="float" office:value="2149.61306964746" calcext:value-type="float">
            <text:p>2150</text:p>
          </table:table-cell>
          <table:table-cell table:style-name="ce3" table:formula="of:=[.B442]" office:value-type="float" office:value="2149.61306964746" calcext:value-type="float">
            <text:p>2150</text:p>
          </table:table-cell>
          <table:table-cell table:style-name="ce3" table:formula="of:=[.C441]" office:value-type="float" office:value="2149.61306964746" calcext:value-type="float">
            <text:p>2150</text:p>
          </table:table-cell>
          <table:table-cell table:style-name="ce5" table:formula="of:=SUMPRODUCT([.B442:.D442];burner_heat_diffusion)" office:value-type="float" office:value="2149.61306964746" calcext:value-type="float">
            <text:p>2150</text:p>
          </table:table-cell>
          <table:table-cell table:formula="of:=[.F441]+[.E442]-[.I441]" office:value-type="float" office:value="56911.1288639292" calcext:value-type="float">
            <text:p>56911</text:p>
          </table:table-cell>
          <table:table-cell table:style-name="ce7" table:formula="of:=temp_out + [.F442] / burner_heat_mass" office:value-type="float" office:value="133.822257727858" calcext:value-type="float">
            <text:p>133.8</text:p>
          </table:table-cell>
          <table:table-cell table:style-name="ce7" table:formula="of:=[.G442]-[.W441]" office:value-type="float" office:value="15.5069391760625" calcext:value-type="float">
            <text:p>15.5</text:p>
          </table:table-cell>
          <table:table-cell table:style-name="ce5" table:formula="of:=thermagon_k * burner_A * [.H442] / thermagon_L" office:value-type="float" office:value="2032.79866544469" calcext:value-type="float">
            <text:p>2033</text:p>
          </table:table-cell>
          <table:table-cell table:style-name="ce5" table:formula="of:=[.I442]/C_per_s_to_W*time_incr" office:value-type="float" office:value="2913.15371946788" calcext:value-type="float">
            <text:p>2913</text:p>
          </table:table-cell>
          <table:table-cell table:style-name="ce7" table:formula="of:=[.J441]" office:value-type="float" office:value="2813.89606984571" calcext:value-type="float">
            <text:p>2813.9</text:p>
          </table:table-cell>
          <table:table-cell table:style-name="ce7" table:formula="of:=[.K441]" office:value-type="float" office:value="2646.24651370532" calcext:value-type="float">
            <text:p>2646.2</text:p>
          </table:table-cell>
          <table:table-cell table:style-name="ce7" table:formula="of:=[.L441]" office:value-type="float" office:value="2392.2827088243" calcext:value-type="float">
            <text:p>2392.3</text:p>
          </table:table-cell>
          <table:table-cell table:style-name="ce7" table:formula="of:=[.M441]" office:value-type="float" office:value="2029.75676062802" calcext:value-type="float">
            <text:p>2029.8</text:p>
          </table:table-cell>
          <table:table-cell table:style-name="ce7" table:formula="of:=[.N441]" office:value-type="float" office:value="1528.57930286499" calcext:value-type="float">
            <text:p>1528.6</text:p>
          </table:table-cell>
          <table:table-cell table:style-name="ce7" table:formula="of:=[.O441]" office:value-type="float" office:value="846.588305103451" calcext:value-type="float">
            <text:p>846.6</text:p>
          </table:table-cell>
          <table:table-cell table:style-name="ce7" table:formula="of:=[.P441]" office:value-type="float" office:value="253.614830550934" calcext:value-type="float">
            <text:p>253.6</text:p>
          </table:table-cell>
          <table:table-cell table:style-name="ce7" table:formula="of:=[.Q441]" office:value-type="float" office:value="224.399872793481" calcext:value-type="float">
            <text:p>224.4</text:p>
          </table:table-cell>
          <table:table-cell table:style-name="ce7" table:formula="of:=[.R441]" office:value-type="float" office:value="198.73884424764" calcext:value-type="float">
            <text:p>198.7</text:p>
          </table:table-cell>
          <table:table-cell table:style-name="ce5" table:formula="of:=SUMPRODUCT([.J442:.S442];pot_heat_diffusion)" office:value-type="float" office:value="1630.4699263498" calcext:value-type="float">
            <text:p>1630</text:p>
          </table:table-cell>
          <table:table-cell table:style-name="ce5" table:formula="of:=[.V441]*leakage_out" office:value-type="float" office:value="1674.73793983406" calcext:value-type="float">
            <text:p>1675</text:p>
          </table:table-cell>
          <table:table-cell table:style-name="ce5" table:formula="of:=[.V441]+[.T442]-[.U442]" office:value-type="float" office:value="279078.721958859" calcext:value-type="float">
            <text:p>279079</text:p>
          </table:table-cell>
          <table:table-cell table:style-name="ce12" table:formula="of:= temp_out + [.V442]/pot_water_mass" office:value-type="float" office:value="118.299726056718" calcext:value-type="float">
            <text:p>118.3</text:p>
          </table:table-cell>
          <table:table-cell table:style-name="ce7" table:formula="of:=IF([.G442]&gt;thermagon_temp_max;0;IF([.W44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3" table:formula="of:=burner_C_per_s * [.X442]/100 * time_incr" office:value-type="float" office:value="2149.61306964746" calcext:value-type="float">
            <text:p>2150</text:p>
          </table:table-cell>
          <table:table-cell table:style-name="ce3" table:formula="of:=[.B443]" office:value-type="float" office:value="2149.61306964746" calcext:value-type="float">
            <text:p>2150</text:p>
          </table:table-cell>
          <table:table-cell table:style-name="ce3" table:formula="of:=[.C442]" office:value-type="float" office:value="2149.61306964746" calcext:value-type="float">
            <text:p>2150</text:p>
          </table:table-cell>
          <table:table-cell table:style-name="ce5" table:formula="of:=SUMPRODUCT([.B443:.D443];burner_heat_diffusion)" office:value-type="float" office:value="2149.61306964746" calcext:value-type="float">
            <text:p>2150</text:p>
          </table:table-cell>
          <table:table-cell table:formula="of:=[.F442]+[.E443]-[.I442]" office:value-type="float" office:value="57027.9432681319" calcext:value-type="float">
            <text:p>57028</text:p>
          </table:table-cell>
          <table:table-cell table:style-name="ce7" table:formula="of:=temp_out + [.F443] / burner_heat_mass" office:value-type="float" office:value="134.055886536264" calcext:value-type="float">
            <text:p>134.1</text:p>
          </table:table-cell>
          <table:table-cell table:style-name="ce7" table:formula="of:=[.G443]-[.W442]" office:value-type="float" office:value="15.7561604795462" calcext:value-type="float">
            <text:p>15.8</text:p>
          </table:table-cell>
          <table:table-cell table:style-name="ce5" table:formula="of:=thermagon_k * burner_A * [.H443] / thermagon_L" office:value-type="float" office:value="2065.46898983109" calcext:value-type="float">
            <text:p>2065</text:p>
          </table:table-cell>
          <table:table-cell table:style-name="ce5" table:formula="of:=[.I443]/C_per_s_to_W*time_incr" office:value-type="float" office:value="2959.97275699497" calcext:value-type="float">
            <text:p>2960</text:p>
          </table:table-cell>
          <table:table-cell table:style-name="ce7" table:formula="of:=[.J442]" office:value-type="float" office:value="2913.15371946788" calcext:value-type="float">
            <text:p>2913.2</text:p>
          </table:table-cell>
          <table:table-cell table:style-name="ce7" table:formula="of:=[.K442]" office:value-type="float" office:value="2813.89606984571" calcext:value-type="float">
            <text:p>2813.9</text:p>
          </table:table-cell>
          <table:table-cell table:style-name="ce7" table:formula="of:=[.L442]" office:value-type="float" office:value="2646.24651370532" calcext:value-type="float">
            <text:p>2646.2</text:p>
          </table:table-cell>
          <table:table-cell table:style-name="ce7" table:formula="of:=[.M442]" office:value-type="float" office:value="2392.2827088243" calcext:value-type="float">
            <text:p>2392.3</text:p>
          </table:table-cell>
          <table:table-cell table:style-name="ce7" table:formula="of:=[.N442]" office:value-type="float" office:value="2029.75676062802" calcext:value-type="float">
            <text:p>2029.8</text:p>
          </table:table-cell>
          <table:table-cell table:style-name="ce7" table:formula="of:=[.O442]" office:value-type="float" office:value="1528.57930286499" calcext:value-type="float">
            <text:p>1528.6</text:p>
          </table:table-cell>
          <table:table-cell table:style-name="ce7" table:formula="of:=[.P442]" office:value-type="float" office:value="846.588305103451" calcext:value-type="float">
            <text:p>846.6</text:p>
          </table:table-cell>
          <table:table-cell table:style-name="ce7" table:formula="of:=[.Q442]" office:value-type="float" office:value="253.614830550934" calcext:value-type="float">
            <text:p>253.6</text:p>
          </table:table-cell>
          <table:table-cell table:style-name="ce7" table:formula="of:=[.R442]" office:value-type="float" office:value="224.399872793481" calcext:value-type="float">
            <text:p>224.4</text:p>
          </table:table-cell>
          <table:table-cell table:style-name="ce5" table:formula="of:=SUMPRODUCT([.J443:.S443];pot_heat_diffusion)" office:value-type="float" office:value="2010.26529457859" calcext:value-type="float">
            <text:p>2010</text:p>
          </table:table-cell>
          <table:table-cell table:style-name="ce5" table:formula="of:=[.V442]*leakage_out" office:value-type="float" office:value="1674.47233175315" calcext:value-type="float">
            <text:p>1674</text:p>
          </table:table-cell>
          <table:table-cell table:style-name="ce5" table:formula="of:=[.V442]+[.T443]-[.U443]" office:value-type="float" office:value="279414.514921684" calcext:value-type="float">
            <text:p>279415</text:p>
          </table:table-cell>
          <table:table-cell table:style-name="ce12" table:formula="of:= temp_out + [.V443]/pot_water_mass" office:value-type="float" office:value="118.418002204845" calcext:value-type="float">
            <text:p>118.4</text:p>
          </table:table-cell>
          <table:table-cell table:style-name="ce7" table:formula="of:=IF([.G443]&gt;thermagon_temp_max;0;IF([.W44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3" table:formula="of:=burner_C_per_s * [.X443]/100 * time_incr" office:value-type="float" office:value="2149.61306964746" calcext:value-type="float">
            <text:p>2150</text:p>
          </table:table-cell>
          <table:table-cell table:style-name="ce3" table:formula="of:=[.B444]" office:value-type="float" office:value="2149.61306964746" calcext:value-type="float">
            <text:p>2150</text:p>
          </table:table-cell>
          <table:table-cell table:style-name="ce3" table:formula="of:=[.C443]" office:value-type="float" office:value="2149.61306964746" calcext:value-type="float">
            <text:p>2150</text:p>
          </table:table-cell>
          <table:table-cell table:style-name="ce5" table:formula="of:=SUMPRODUCT([.B444:.D444];burner_heat_diffusion)" office:value-type="float" office:value="2149.61306964746" calcext:value-type="float">
            <text:p>2150</text:p>
          </table:table-cell>
          <table:table-cell table:formula="of:=[.F443]+[.E444]-[.I443]" office:value-type="float" office:value="57112.0873479483" calcext:value-type="float">
            <text:p>57112</text:p>
          </table:table-cell>
          <table:table-cell table:style-name="ce7" table:formula="of:=temp_out + [.F444] / burner_heat_mass" office:value-type="float" office:value="134.224174695897" calcext:value-type="float">
            <text:p>134.2</text:p>
          </table:table-cell>
          <table:table-cell table:style-name="ce7" table:formula="of:=[.G444]-[.W443]" office:value-type="float" office:value="15.806172491052" calcext:value-type="float">
            <text:p>15.8</text:p>
          </table:table-cell>
          <table:table-cell table:style-name="ce5" table:formula="of:=thermagon_k * burner_A * [.H444] / thermagon_L" office:value-type="float" office:value="2072.02504509711" calcext:value-type="float">
            <text:p>2072</text:p>
          </table:table-cell>
          <table:table-cell table:style-name="ce5" table:formula="of:=[.I444]/C_per_s_to_W*time_incr" office:value-type="float" office:value="2969.36807838508" calcext:value-type="float">
            <text:p>2969</text:p>
          </table:table-cell>
          <table:table-cell table:style-name="ce7" table:formula="of:=[.J443]" office:value-type="float" office:value="2959.97275699497" calcext:value-type="float">
            <text:p>2960.0</text:p>
          </table:table-cell>
          <table:table-cell table:style-name="ce7" table:formula="of:=[.K443]" office:value-type="float" office:value="2913.15371946788" calcext:value-type="float">
            <text:p>2913.2</text:p>
          </table:table-cell>
          <table:table-cell table:style-name="ce7" table:formula="of:=[.L443]" office:value-type="float" office:value="2813.89606984571" calcext:value-type="float">
            <text:p>2813.9</text:p>
          </table:table-cell>
          <table:table-cell table:style-name="ce7" table:formula="of:=[.M443]" office:value-type="float" office:value="2646.24651370532" calcext:value-type="float">
            <text:p>2646.2</text:p>
          </table:table-cell>
          <table:table-cell table:style-name="ce7" table:formula="of:=[.N443]" office:value-type="float" office:value="2392.2827088243" calcext:value-type="float">
            <text:p>2392.3</text:p>
          </table:table-cell>
          <table:table-cell table:style-name="ce7" table:formula="of:=[.O443]" office:value-type="float" office:value="2029.75676062802" calcext:value-type="float">
            <text:p>2029.8</text:p>
          </table:table-cell>
          <table:table-cell table:style-name="ce7" table:formula="of:=[.P443]" office:value-type="float" office:value="1528.57930286499" calcext:value-type="float">
            <text:p>1528.6</text:p>
          </table:table-cell>
          <table:table-cell table:style-name="ce7" table:formula="of:=[.Q443]" office:value-type="float" office:value="846.588305103451" calcext:value-type="float">
            <text:p>846.6</text:p>
          </table:table-cell>
          <table:table-cell table:style-name="ce7" table:formula="of:=[.R443]" office:value-type="float" office:value="253.614830550934" calcext:value-type="float">
            <text:p>253.6</text:p>
          </table:table-cell>
          <table:table-cell table:style-name="ce5" table:formula="of:=SUMPRODUCT([.J444:.S444];pot_heat_diffusion)" office:value-type="float" office:value="2332.44419814332" calcext:value-type="float">
            <text:p>2332</text:p>
          </table:table-cell>
          <table:table-cell table:style-name="ce5" table:formula="of:=[.V443]*leakage_out" office:value-type="float" office:value="1676.48708953011" calcext:value-type="float">
            <text:p>1676</text:p>
          </table:table-cell>
          <table:table-cell table:style-name="ce5" table:formula="of:=[.V443]+[.T444]-[.U444]" office:value-type="float" office:value="280070.472030297" calcext:value-type="float">
            <text:p>280070</text:p>
          </table:table-cell>
          <table:table-cell table:style-name="ce12" table:formula="of:= temp_out + [.V444]/pot_water_mass" office:value-type="float" office:value="118.649049572516" calcext:value-type="float">
            <text:p>118.6</text:p>
          </table:table-cell>
          <table:table-cell table:style-name="ce7" table:formula="of:=IF([.G444]&gt;thermagon_temp_max;0;IF([.W44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3" table:formula="of:=burner_C_per_s * [.X444]/100 * time_incr" office:value-type="float" office:value="2149.61306964746" calcext:value-type="float">
            <text:p>2150</text:p>
          </table:table-cell>
          <table:table-cell table:style-name="ce3" table:formula="of:=[.B445]" office:value-type="float" office:value="2149.61306964746" calcext:value-type="float">
            <text:p>2150</text:p>
          </table:table-cell>
          <table:table-cell table:style-name="ce3" table:formula="of:=[.C444]" office:value-type="float" office:value="2149.61306964746" calcext:value-type="float">
            <text:p>2150</text:p>
          </table:table-cell>
          <table:table-cell table:style-name="ce5" table:formula="of:=SUMPRODUCT([.B445:.D445];burner_heat_diffusion)" office:value-type="float" office:value="2149.61306964746" calcext:value-type="float">
            <text:p>2150</text:p>
          </table:table-cell>
          <table:table-cell table:formula="of:=[.F444]+[.E445]-[.I444]" office:value-type="float" office:value="57189.6753724987" calcext:value-type="float">
            <text:p>57190</text:p>
          </table:table-cell>
          <table:table-cell table:style-name="ce7" table:formula="of:=temp_out + [.F445] / burner_heat_mass" office:value-type="float" office:value="134.379350744997" calcext:value-type="float">
            <text:p>134.4</text:p>
          </table:table-cell>
          <table:table-cell table:style-name="ce7" table:formula="of:=[.G445]-[.W444]" office:value-type="float" office:value="15.7303011724815" calcext:value-type="float">
            <text:p>15.7</text:p>
          </table:table-cell>
          <table:table-cell table:style-name="ce5" table:formula="of:=thermagon_k * burner_A * [.H445] / thermagon_L" office:value-type="float" office:value="2062.07910325878" calcext:value-type="float">
            <text:p>2062</text:p>
          </table:table-cell>
          <table:table-cell table:style-name="ce5" table:formula="of:=[.I445]/C_per_s_to_W*time_incr" office:value-type="float" office:value="2955.11479400799" calcext:value-type="float">
            <text:p>2955</text:p>
          </table:table-cell>
          <table:table-cell table:style-name="ce7" table:formula="of:=[.J444]" office:value-type="float" office:value="2969.36807838508" calcext:value-type="float">
            <text:p>2969.4</text:p>
          </table:table-cell>
          <table:table-cell table:style-name="ce7" table:formula="of:=[.K444]" office:value-type="float" office:value="2959.97275699497" calcext:value-type="float">
            <text:p>2960.0</text:p>
          </table:table-cell>
          <table:table-cell table:style-name="ce7" table:formula="of:=[.L444]" office:value-type="float" office:value="2913.15371946788" calcext:value-type="float">
            <text:p>2913.2</text:p>
          </table:table-cell>
          <table:table-cell table:style-name="ce7" table:formula="of:=[.M444]" office:value-type="float" office:value="2813.89606984571" calcext:value-type="float">
            <text:p>2813.9</text:p>
          </table:table-cell>
          <table:table-cell table:style-name="ce7" table:formula="of:=[.N444]" office:value-type="float" office:value="2646.24651370532" calcext:value-type="float">
            <text:p>2646.2</text:p>
          </table:table-cell>
          <table:table-cell table:style-name="ce7" table:formula="of:=[.O444]" office:value-type="float" office:value="2392.2827088243" calcext:value-type="float">
            <text:p>2392.3</text:p>
          </table:table-cell>
          <table:table-cell table:style-name="ce7" table:formula="of:=[.P444]" office:value-type="float" office:value="2029.75676062802" calcext:value-type="float">
            <text:p>2029.8</text:p>
          </table:table-cell>
          <table:table-cell table:style-name="ce7" table:formula="of:=[.Q444]" office:value-type="float" office:value="1528.57930286499" calcext:value-type="float">
            <text:p>1528.6</text:p>
          </table:table-cell>
          <table:table-cell table:style-name="ce7" table:formula="of:=[.R444]" office:value-type="float" office:value="846.588305103451" calcext:value-type="float">
            <text:p>846.6</text:p>
          </table:table-cell>
          <table:table-cell table:style-name="ce5" table:formula="of:=SUMPRODUCT([.J445:.S445];pot_heat_diffusion)" office:value-type="float" office:value="2578.54551209004" calcext:value-type="float">
            <text:p>2579</text:p>
          </table:table-cell>
          <table:table-cell table:style-name="ce5" table:formula="of:=[.V444]*leakage_out" office:value-type="float" office:value="1680.42283218178" calcext:value-type="float">
            <text:p>1680</text:p>
          </table:table-cell>
          <table:table-cell table:style-name="ce5" table:formula="of:=[.V444]+[.T445]-[.U445]" office:value-type="float" office:value="280968.594710206" calcext:value-type="float">
            <text:p>280969</text:p>
          </table:table-cell>
          <table:table-cell table:style-name="ce12" table:formula="of:= temp_out + [.V445]/pot_water_mass" office:value-type="float" office:value="118.965394769959" calcext:value-type="float">
            <text:p>119.0</text:p>
          </table:table-cell>
          <table:table-cell table:style-name="ce7" table:formula="of:=IF([.G445]&gt;thermagon_temp_max;0;IF([.W44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3" table:formula="of:=burner_C_per_s * [.X445]/100 * time_incr" office:value-type="float" office:value="2149.61306964746" calcext:value-type="float">
            <text:p>2150</text:p>
          </table:table-cell>
          <table:table-cell table:style-name="ce3" table:formula="of:=[.B446]" office:value-type="float" office:value="2149.61306964746" calcext:value-type="float">
            <text:p>2150</text:p>
          </table:table-cell>
          <table:table-cell table:style-name="ce3" table:formula="of:=[.C445]" office:value-type="float" office:value="2149.61306964746" calcext:value-type="float">
            <text:p>2150</text:p>
          </table:table-cell>
          <table:table-cell table:style-name="ce5" table:formula="of:=SUMPRODUCT([.B446:.D446];burner_heat_diffusion)" office:value-type="float" office:value="2149.61306964746" calcext:value-type="float">
            <text:p>2150</text:p>
          </table:table-cell>
          <table:table-cell table:formula="of:=[.F445]+[.E446]-[.I445]" office:value-type="float" office:value="57277.2093388874" calcext:value-type="float">
            <text:p>57277</text:p>
          </table:table-cell>
          <table:table-cell table:style-name="ce7" table:formula="of:=temp_out + [.F446] / burner_heat_mass" office:value-type="float" office:value="134.554418677775" calcext:value-type="float">
            <text:p>134.6</text:p>
          </table:table-cell>
          <table:table-cell table:style-name="ce7" table:formula="of:=[.G446]-[.W445]" office:value-type="float" office:value="15.5890239078155" calcext:value-type="float">
            <text:p>15.6</text:p>
          </table:table-cell>
          <table:table-cell table:style-name="ce5" table:formula="of:=thermagon_k * burner_A * [.H446] / thermagon_L" office:value-type="float" office:value="2043.55912121655" calcext:value-type="float">
            <text:p>2044</text:p>
          </table:table-cell>
          <table:table-cell table:style-name="ce5" table:formula="of:=[.I446]/C_per_s_to_W*time_incr" office:value-type="float" office:value="2928.57426370959" calcext:value-type="float">
            <text:p>2929</text:p>
          </table:table-cell>
          <table:table-cell table:style-name="ce7" table:formula="of:=[.J445]" office:value-type="float" office:value="2955.11479400799" calcext:value-type="float">
            <text:p>2955.1</text:p>
          </table:table-cell>
          <table:table-cell table:style-name="ce7" table:formula="of:=[.K445]" office:value-type="float" office:value="2969.36807838508" calcext:value-type="float">
            <text:p>2969.4</text:p>
          </table:table-cell>
          <table:table-cell table:style-name="ce7" table:formula="of:=[.L445]" office:value-type="float" office:value="2959.97275699497" calcext:value-type="float">
            <text:p>2960.0</text:p>
          </table:table-cell>
          <table:table-cell table:style-name="ce7" table:formula="of:=[.M445]" office:value-type="float" office:value="2913.15371946788" calcext:value-type="float">
            <text:p>2913.2</text:p>
          </table:table-cell>
          <table:table-cell table:style-name="ce7" table:formula="of:=[.N445]" office:value-type="float" office:value="2813.89606984571" calcext:value-type="float">
            <text:p>2813.9</text:p>
          </table:table-cell>
          <table:table-cell table:style-name="ce7" table:formula="of:=[.O445]" office:value-type="float" office:value="2646.24651370532" calcext:value-type="float">
            <text:p>2646.2</text:p>
          </table:table-cell>
          <table:table-cell table:style-name="ce7" table:formula="of:=[.P445]" office:value-type="float" office:value="2392.2827088243" calcext:value-type="float">
            <text:p>2392.3</text:p>
          </table:table-cell>
          <table:table-cell table:style-name="ce7" table:formula="of:=[.Q445]" office:value-type="float" office:value="2029.75676062802" calcext:value-type="float">
            <text:p>2029.8</text:p>
          </table:table-cell>
          <table:table-cell table:style-name="ce7" table:formula="of:=[.R445]" office:value-type="float" office:value="1528.57930286499" calcext:value-type="float">
            <text:p>1528.6</text:p>
          </table:table-cell>
          <table:table-cell table:style-name="ce5" table:formula="of:=SUMPRODUCT([.J446:.S446];pot_heat_diffusion)" office:value-type="float" office:value="2746.35358046572" calcext:value-type="float">
            <text:p>2746</text:p>
          </table:table-cell>
          <table:table-cell table:style-name="ce5" table:formula="of:=[.V445]*leakage_out" office:value-type="float" office:value="1685.81156826123" calcext:value-type="float">
            <text:p>1686</text:p>
          </table:table-cell>
          <table:table-cell table:style-name="ce5" table:formula="of:=[.V445]+[.T446]-[.U446]" office:value-type="float" office:value="282029.13672241" calcext:value-type="float">
            <text:p>282029</text:p>
          </table:table-cell>
          <table:table-cell table:style-name="ce12" table:formula="of:= temp_out + [.V446]/pot_water_mass" office:value-type="float" office:value="119.338948828612" calcext:value-type="float">
            <text:p>119.3</text:p>
          </table:table-cell>
          <table:table-cell table:style-name="ce7" table:formula="of:=IF([.G446]&gt;thermagon_temp_max;0;IF([.W44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3" table:formula="of:=burner_C_per_s * [.X446]/100 * time_incr" office:value-type="float" office:value="2149.61306964746" calcext:value-type="float">
            <text:p>2150</text:p>
          </table:table-cell>
          <table:table-cell table:style-name="ce3" table:formula="of:=[.B447]" office:value-type="float" office:value="2149.61306964746" calcext:value-type="float">
            <text:p>2150</text:p>
          </table:table-cell>
          <table:table-cell table:style-name="ce3" table:formula="of:=[.C446]" office:value-type="float" office:value="2149.61306964746" calcext:value-type="float">
            <text:p>2150</text:p>
          </table:table-cell>
          <table:table-cell table:style-name="ce5" table:formula="of:=SUMPRODUCT([.B447:.D447];burner_heat_diffusion)" office:value-type="float" office:value="2149.61306964746" calcext:value-type="float">
            <text:p>2150</text:p>
          </table:table-cell>
          <table:table-cell table:formula="of:=[.F446]+[.E447]-[.I446]" office:value-type="float" office:value="57383.2632873183" calcext:value-type="float">
            <text:p>57383</text:p>
          </table:table-cell>
          <table:table-cell table:style-name="ce7" table:formula="of:=temp_out + [.F447] / burner_heat_mass" office:value-type="float" office:value="134.766526574637" calcext:value-type="float">
            <text:p>134.8</text:p>
          </table:table-cell>
          <table:table-cell table:style-name="ce7" table:formula="of:=[.G447]-[.W446]" office:value-type="float" office:value="15.4275777460247" calcext:value-type="float">
            <text:p>15.4</text:p>
          </table:table-cell>
          <table:table-cell table:style-name="ce5" table:formula="of:=thermagon_k * burner_A * [.H447] / thermagon_L" office:value-type="float" office:value="2022.39520624252" calcext:value-type="float">
            <text:p>2022</text:p>
          </table:table-cell>
          <table:table-cell table:style-name="ce5" table:formula="of:=[.I447]/C_per_s_to_W*time_incr" office:value-type="float" office:value="2898.24477822087" calcext:value-type="float">
            <text:p>2898</text:p>
          </table:table-cell>
          <table:table-cell table:style-name="ce7" table:formula="of:=[.J446]" office:value-type="float" office:value="2928.57426370959" calcext:value-type="float">
            <text:p>2928.6</text:p>
          </table:table-cell>
          <table:table-cell table:style-name="ce7" table:formula="of:=[.K446]" office:value-type="float" office:value="2955.11479400799" calcext:value-type="float">
            <text:p>2955.1</text:p>
          </table:table-cell>
          <table:table-cell table:style-name="ce7" table:formula="of:=[.L446]" office:value-type="float" office:value="2969.36807838508" calcext:value-type="float">
            <text:p>2969.4</text:p>
          </table:table-cell>
          <table:table-cell table:style-name="ce7" table:formula="of:=[.M446]" office:value-type="float" office:value="2959.97275699497" calcext:value-type="float">
            <text:p>2960.0</text:p>
          </table:table-cell>
          <table:table-cell table:style-name="ce7" table:formula="of:=[.N446]" office:value-type="float" office:value="2913.15371946788" calcext:value-type="float">
            <text:p>2913.2</text:p>
          </table:table-cell>
          <table:table-cell table:style-name="ce7" table:formula="of:=[.O446]" office:value-type="float" office:value="2813.89606984571" calcext:value-type="float">
            <text:p>2813.9</text:p>
          </table:table-cell>
          <table:table-cell table:style-name="ce7" table:formula="of:=[.P446]" office:value-type="float" office:value="2646.24651370532" calcext:value-type="float">
            <text:p>2646.2</text:p>
          </table:table-cell>
          <table:table-cell table:style-name="ce7" table:formula="of:=[.Q446]" office:value-type="float" office:value="2392.2827088243" calcext:value-type="float">
            <text:p>2392.3</text:p>
          </table:table-cell>
          <table:table-cell table:style-name="ce7" table:formula="of:=[.R446]" office:value-type="float" office:value="2029.75676062802" calcext:value-type="float">
            <text:p>2029.8</text:p>
          </table:table-cell>
          <table:table-cell table:style-name="ce5" table:formula="of:=SUMPRODUCT([.J447:.S447];pot_heat_diffusion)" office:value-type="float" office:value="2849.39139817293" calcext:value-type="float">
            <text:p>2849</text:p>
          </table:table-cell>
          <table:table-cell table:style-name="ce5" table:formula="of:=[.V446]*leakage_out" office:value-type="float" office:value="1692.17482033446" calcext:value-type="float">
            <text:p>1692</text:p>
          </table:table-cell>
          <table:table-cell table:style-name="ce5" table:formula="of:=[.V446]+[.T447]-[.U447]" office:value-type="float" office:value="283186.353300249" calcext:value-type="float">
            <text:p>283186</text:p>
          </table:table-cell>
          <table:table-cell table:style-name="ce12" table:formula="of:= temp_out + [.V447]/pot_water_mass" office:value-type="float" office:value="119.746554509874" calcext:value-type="float">
            <text:p>119.7</text:p>
          </table:table-cell>
          <table:table-cell table:style-name="ce7" table:formula="of:=IF([.G447]&gt;thermagon_temp_max;0;IF([.W44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3" table:formula="of:=burner_C_per_s * [.X447]/100 * time_incr" office:value-type="float" office:value="2149.61306964746" calcext:value-type="float">
            <text:p>2150</text:p>
          </table:table-cell>
          <table:table-cell table:style-name="ce3" table:formula="of:=[.B448]" office:value-type="float" office:value="2149.61306964746" calcext:value-type="float">
            <text:p>2150</text:p>
          </table:table-cell>
          <table:table-cell table:style-name="ce3" table:formula="of:=[.C447]" office:value-type="float" office:value="2149.61306964746" calcext:value-type="float">
            <text:p>2150</text:p>
          </table:table-cell>
          <table:table-cell table:style-name="ce5" table:formula="of:=SUMPRODUCT([.B448:.D448];burner_heat_diffusion)" office:value-type="float" office:value="2149.61306964746" calcext:value-type="float">
            <text:p>2150</text:p>
          </table:table-cell>
          <table:table-cell table:formula="of:=[.F447]+[.E448]-[.I447]" office:value-type="float" office:value="57510.4811507232" calcext:value-type="float">
            <text:p>57510</text:p>
          </table:table-cell>
          <table:table-cell table:style-name="ce7" table:formula="of:=temp_out + [.F448] / burner_heat_mass" office:value-type="float" office:value="135.020962301446" calcext:value-type="float">
            <text:p>135.0</text:p>
          </table:table-cell>
          <table:table-cell table:style-name="ce7" table:formula="of:=[.G448]-[.W447]" office:value-type="float" office:value="15.2744077915724" calcext:value-type="float">
            <text:p>15.3</text:p>
          </table:table-cell>
          <table:table-cell table:style-name="ce5" table:formula="of:=thermagon_k * burner_A * [.H448] / thermagon_L" office:value-type="float" office:value="2002.31621609097" calcext:value-type="float">
            <text:p>2002</text:p>
          </table:table-cell>
          <table:table-cell table:style-name="ce5" table:formula="of:=[.I448]/C_per_s_to_W*time_incr" office:value-type="float" office:value="2869.47007178414" calcext:value-type="float">
            <text:p>2869</text:p>
          </table:table-cell>
          <table:table-cell table:style-name="ce7" table:formula="of:=[.J447]" office:value-type="float" office:value="2898.24477822087" calcext:value-type="float">
            <text:p>2898.2</text:p>
          </table:table-cell>
          <table:table-cell table:style-name="ce7" table:formula="of:=[.K447]" office:value-type="float" office:value="2928.57426370959" calcext:value-type="float">
            <text:p>2928.6</text:p>
          </table:table-cell>
          <table:table-cell table:style-name="ce7" table:formula="of:=[.L447]" office:value-type="float" office:value="2955.11479400799" calcext:value-type="float">
            <text:p>2955.1</text:p>
          </table:table-cell>
          <table:table-cell table:style-name="ce7" table:formula="of:=[.M447]" office:value-type="float" office:value="2969.36807838508" calcext:value-type="float">
            <text:p>2969.4</text:p>
          </table:table-cell>
          <table:table-cell table:style-name="ce7" table:formula="of:=[.N447]" office:value-type="float" office:value="2959.97275699497" calcext:value-type="float">
            <text:p>2960.0</text:p>
          </table:table-cell>
          <table:table-cell table:style-name="ce7" table:formula="of:=[.O447]" office:value-type="float" office:value="2913.15371946788" calcext:value-type="float">
            <text:p>2913.2</text:p>
          </table:table-cell>
          <table:table-cell table:style-name="ce7" table:formula="of:=[.P447]" office:value-type="float" office:value="2813.89606984571" calcext:value-type="float">
            <text:p>2813.9</text:p>
          </table:table-cell>
          <table:table-cell table:style-name="ce7" table:formula="of:=[.Q447]" office:value-type="float" office:value="2646.24651370532" calcext:value-type="float">
            <text:p>2646.2</text:p>
          </table:table-cell>
          <table:table-cell table:style-name="ce7" table:formula="of:=[.R447]" office:value-type="float" office:value="2392.2827088243" calcext:value-type="float">
            <text:p>2392.3</text:p>
          </table:table-cell>
          <table:table-cell table:style-name="ce5" table:formula="of:=SUMPRODUCT([.J448:.S448];pot_heat_diffusion)" office:value-type="float" office:value="2904.2282809538" calcext:value-type="float">
            <text:p>2904</text:p>
          </table:table-cell>
          <table:table-cell table:style-name="ce5" table:formula="of:=[.V447]*leakage_out" office:value-type="float" office:value="1699.11811980149" calcext:value-type="float">
            <text:p>1699</text:p>
          </table:table-cell>
          <table:table-cell table:style-name="ce5" table:formula="of:=[.V447]+[.T448]-[.U448]" office:value-type="float" office:value="284391.463461401" calcext:value-type="float">
            <text:p>284391</text:p>
          </table:table-cell>
          <table:table-cell table:style-name="ce12" table:formula="of:= temp_out + [.V448]/pot_water_mass" office:value-type="float" office:value="120.171029718439" calcext:value-type="float">
            <text:p>120.2</text:p>
          </table:table-cell>
          <table:table-cell table:style-name="ce7" table:formula="of:=IF([.G448]&gt;thermagon_temp_max;0;IF([.W44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3" table:formula="of:=burner_C_per_s * [.X448]/100 * time_incr" office:value-type="float" office:value="2149.61306964746" calcext:value-type="float">
            <text:p>2150</text:p>
          </table:table-cell>
          <table:table-cell table:style-name="ce3" table:formula="of:=[.B449]" office:value-type="float" office:value="2149.61306964746" calcext:value-type="float">
            <text:p>2150</text:p>
          </table:table-cell>
          <table:table-cell table:style-name="ce3" table:formula="of:=[.C448]" office:value-type="float" office:value="2149.61306964746" calcext:value-type="float">
            <text:p>2150</text:p>
          </table:table-cell>
          <table:table-cell table:style-name="ce5" table:formula="of:=SUMPRODUCT([.B449:.D449];burner_heat_diffusion)" office:value-type="float" office:value="2149.61306964746" calcext:value-type="float">
            <text:p>2150</text:p>
          </table:table-cell>
          <table:table-cell table:formula="of:=[.F448]+[.E449]-[.I448]" office:value-type="float" office:value="57657.7780042797" calcext:value-type="float">
            <text:p>57658</text:p>
          </table:table-cell>
          <table:table-cell table:style-name="ce7" table:formula="of:=temp_out + [.F449] / burner_heat_mass" office:value-type="float" office:value="135.315556008559" calcext:value-type="float">
            <text:p>135.3</text:p>
          </table:table-cell>
          <table:table-cell table:style-name="ce7" table:formula="of:=[.G449]-[.W448]" office:value-type="float" office:value="15.1445262901208" calcext:value-type="float">
            <text:p>15.1</text:p>
          </table:table-cell>
          <table:table-cell table:style-name="ce5" table:formula="of:=thermagon_k * burner_A * [.H449] / thermagon_L" office:value-type="float" office:value="1985.29010024573" calcext:value-type="float">
            <text:p>1985</text:p>
          </table:table-cell>
          <table:table-cell table:style-name="ce5" table:formula="of:=[.I449]/C_per_s_to_W*time_incr" office:value-type="float" office:value="2845.07036435329" calcext:value-type="float">
            <text:p>2845</text:p>
          </table:table-cell>
          <table:table-cell table:style-name="ce7" table:formula="of:=[.J448]" office:value-type="float" office:value="2869.47007178414" calcext:value-type="float">
            <text:p>2869.5</text:p>
          </table:table-cell>
          <table:table-cell table:style-name="ce7" table:formula="of:=[.K448]" office:value-type="float" office:value="2898.24477822087" calcext:value-type="float">
            <text:p>2898.2</text:p>
          </table:table-cell>
          <table:table-cell table:style-name="ce7" table:formula="of:=[.L448]" office:value-type="float" office:value="2928.57426370959" calcext:value-type="float">
            <text:p>2928.6</text:p>
          </table:table-cell>
          <table:table-cell table:style-name="ce7" table:formula="of:=[.M448]" office:value-type="float" office:value="2955.11479400799" calcext:value-type="float">
            <text:p>2955.1</text:p>
          </table:table-cell>
          <table:table-cell table:style-name="ce7" table:formula="of:=[.N448]" office:value-type="float" office:value="2969.36807838508" calcext:value-type="float">
            <text:p>2969.4</text:p>
          </table:table-cell>
          <table:table-cell table:style-name="ce7" table:formula="of:=[.O448]" office:value-type="float" office:value="2959.97275699497" calcext:value-type="float">
            <text:p>2960.0</text:p>
          </table:table-cell>
          <table:table-cell table:style-name="ce7" table:formula="of:=[.P448]" office:value-type="float" office:value="2913.15371946788" calcext:value-type="float">
            <text:p>2913.2</text:p>
          </table:table-cell>
          <table:table-cell table:style-name="ce7" table:formula="of:=[.Q448]" office:value-type="float" office:value="2813.89606984571" calcext:value-type="float">
            <text:p>2813.9</text:p>
          </table:table-cell>
          <table:table-cell table:style-name="ce7" table:formula="of:=[.R448]" office:value-type="float" office:value="2646.24651370532" calcext:value-type="float">
            <text:p>2646.2</text:p>
          </table:table-cell>
          <table:table-cell table:style-name="ce5" table:formula="of:=SUMPRODUCT([.J449:.S449];pot_heat_diffusion)" office:value-type="float" office:value="2924.82346454798" calcext:value-type="float">
            <text:p>2925</text:p>
          </table:table-cell>
          <table:table-cell table:style-name="ce5" table:formula="of:=[.V448]*leakage_out" office:value-type="float" office:value="1706.3487807684" calcext:value-type="float">
            <text:p>1706</text:p>
          </table:table-cell>
          <table:table-cell table:style-name="ce5" table:formula="of:=[.V448]+[.T449]-[.U449]" office:value-type="float" office:value="285609.93814518" calcext:value-type="float">
            <text:p>285610</text:p>
          </table:table-cell>
          <table:table-cell table:style-name="ce12" table:formula="of:= temp_out + [.V449]/pot_water_mass" office:value-type="float" office:value="120.600212304563" calcext:value-type="float">
            <text:p>120.6</text:p>
          </table:table-cell>
          <table:table-cell table:style-name="ce7" table:formula="of:=IF([.G449]&gt;thermagon_temp_max;0;IF([.W44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3" table:formula="of:=burner_C_per_s * [.X449]/100 * time_incr" office:value-type="float" office:value="2149.61306964746" calcext:value-type="float">
            <text:p>2150</text:p>
          </table:table-cell>
          <table:table-cell table:style-name="ce3" table:formula="of:=[.B450]" office:value-type="float" office:value="2149.61306964746" calcext:value-type="float">
            <text:p>2150</text:p>
          </table:table-cell>
          <table:table-cell table:style-name="ce3" table:formula="of:=[.C449]" office:value-type="float" office:value="2149.61306964746" calcext:value-type="float">
            <text:p>2150</text:p>
          </table:table-cell>
          <table:table-cell table:style-name="ce5" table:formula="of:=SUMPRODUCT([.B450:.D450];burner_heat_diffusion)" office:value-type="float" office:value="2149.61306964746" calcext:value-type="float">
            <text:p>2150</text:p>
          </table:table-cell>
          <table:table-cell table:formula="of:=[.F449]+[.E450]-[.I449]" office:value-type="float" office:value="57822.1009736815" calcext:value-type="float">
            <text:p>57822</text:p>
          </table:table-cell>
          <table:table-cell table:style-name="ce7" table:formula="of:=temp_out + [.F450] / burner_heat_mass" office:value-type="float" office:value="135.644201947363" calcext:value-type="float">
            <text:p>135.6</text:p>
          </table:table-cell>
          <table:table-cell table:style-name="ce7" table:formula="of:=[.G450]-[.W449]" office:value-type="float" office:value="15.0439896427999" calcext:value-type="float">
            <text:p>15.0</text:p>
          </table:table-cell>
          <table:table-cell table:style-name="ce5" table:formula="of:=thermagon_k * burner_A * [.H450] / thermagon_L" office:value-type="float" office:value="1972.11078999102" calcext:value-type="float">
            <text:p>1972</text:p>
          </table:table-cell>
          <table:table-cell table:style-name="ce5" table:formula="of:=[.I450]/C_per_s_to_W*time_incr" office:value-type="float" office:value="2826.18341930499" calcext:value-type="float">
            <text:p>2826</text:p>
          </table:table-cell>
          <table:table-cell table:style-name="ce7" table:formula="of:=[.J449]" office:value-type="float" office:value="2845.07036435329" calcext:value-type="float">
            <text:p>2845.1</text:p>
          </table:table-cell>
          <table:table-cell table:style-name="ce7" table:formula="of:=[.K449]" office:value-type="float" office:value="2869.47007178414" calcext:value-type="float">
            <text:p>2869.5</text:p>
          </table:table-cell>
          <table:table-cell table:style-name="ce7" table:formula="of:=[.L449]" office:value-type="float" office:value="2898.24477822087" calcext:value-type="float">
            <text:p>2898.2</text:p>
          </table:table-cell>
          <table:table-cell table:style-name="ce7" table:formula="of:=[.M449]" office:value-type="float" office:value="2928.57426370959" calcext:value-type="float">
            <text:p>2928.6</text:p>
          </table:table-cell>
          <table:table-cell table:style-name="ce7" table:formula="of:=[.N449]" office:value-type="float" office:value="2955.11479400799" calcext:value-type="float">
            <text:p>2955.1</text:p>
          </table:table-cell>
          <table:table-cell table:style-name="ce7" table:formula="of:=[.O449]" office:value-type="float" office:value="2969.36807838508" calcext:value-type="float">
            <text:p>2969.4</text:p>
          </table:table-cell>
          <table:table-cell table:style-name="ce7" table:formula="of:=[.P449]" office:value-type="float" office:value="2959.97275699497" calcext:value-type="float">
            <text:p>2960.0</text:p>
          </table:table-cell>
          <table:table-cell table:style-name="ce7" table:formula="of:=[.Q449]" office:value-type="float" office:value="2913.15371946788" calcext:value-type="float">
            <text:p>2913.2</text:p>
          </table:table-cell>
          <table:table-cell table:style-name="ce7" table:formula="of:=[.R449]" office:value-type="float" office:value="2813.89606984571" calcext:value-type="float">
            <text:p>2813.9</text:p>
          </table:table-cell>
          <table:table-cell table:style-name="ce5" table:formula="of:=SUMPRODUCT([.J450:.S450];pot_heat_diffusion)" office:value-type="float" office:value="2922.86303573204" calcext:value-type="float">
            <text:p>2923</text:p>
          </table:table-cell>
          <table:table-cell table:style-name="ce5" table:formula="of:=[.V449]*leakage_out" office:value-type="float" office:value="1713.65962887108" calcext:value-type="float">
            <text:p>1714</text:p>
          </table:table-cell>
          <table:table-cell table:style-name="ce5" table:formula="of:=[.V449]+[.T450]-[.U450]" office:value-type="float" office:value="286819.141552041" calcext:value-type="float">
            <text:p>286819</text:p>
          </table:table-cell>
          <table:table-cell table:style-name="ce12" table:formula="of:= temp_out + [.V450]/pot_water_mass" office:value-type="float" office:value="121.026129274538" calcext:value-type="float">
            <text:p>121.0</text:p>
          </table:table-cell>
          <table:table-cell table:style-name="ce7" table:formula="of:=IF([.G450]&gt;thermagon_temp_max;0;IF([.W45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3" table:formula="of:=burner_C_per_s * [.X450]/100 * time_incr" office:value-type="float" office:value="0" calcext:value-type="float">
            <text:p>0</text:p>
          </table:table-cell>
          <table:table-cell table:style-name="ce3" table:formula="of:=[.B451]" office:value-type="float" office:value="0" calcext:value-type="float">
            <text:p>0</text:p>
          </table:table-cell>
          <table:table-cell table:style-name="ce3" table:formula="of:=[.C450]" office:value-type="float" office:value="2149.61306964746" calcext:value-type="float">
            <text:p>2150</text:p>
          </table:table-cell>
          <table:table-cell table:style-name="ce5" table:formula="of:=SUMPRODUCT([.B451:.D451];burner_heat_diffusion)" office:value-type="float" office:value="644.883920894239" calcext:value-type="float">
            <text:p>645</text:p>
          </table:table-cell>
          <table:table-cell table:formula="of:=[.F450]+[.E451]-[.I450]" office:value-type="float" office:value="56494.8741045847" calcext:value-type="float">
            <text:p>56495</text:p>
          </table:table-cell>
          <table:table-cell table:style-name="ce7" table:formula="of:=temp_out + [.F451] / burner_heat_mass" office:value-type="float" office:value="132.989748209169" calcext:value-type="float">
            <text:p>133.0</text:p>
          </table:table-cell>
          <table:table-cell table:style-name="ce7" table:formula="of:=[.G451]-[.W450]" office:value-type="float" office:value="11.9636189346311" calcext:value-type="float">
            <text:p>12.0</text:p>
          </table:table-cell>
          <table:table-cell table:style-name="ce5" table:formula="of:=thermagon_k * burner_A * [.H451] / thermagon_L" office:value-type="float" office:value="1568.30618396622" calcext:value-type="float">
            <text:p>1568</text:p>
          </table:table-cell>
          <table:table-cell table:style-name="ce5" table:formula="of:=[.I451]/C_per_s_to_W*time_incr" office:value-type="float" office:value="2247.50098017515" calcext:value-type="float">
            <text:p>2248</text:p>
          </table:table-cell>
          <table:table-cell table:style-name="ce7" table:formula="of:=[.J450]" office:value-type="float" office:value="2826.18341930499" calcext:value-type="float">
            <text:p>2826.2</text:p>
          </table:table-cell>
          <table:table-cell table:style-name="ce7" table:formula="of:=[.K450]" office:value-type="float" office:value="2845.07036435329" calcext:value-type="float">
            <text:p>2845.1</text:p>
          </table:table-cell>
          <table:table-cell table:style-name="ce7" table:formula="of:=[.L450]" office:value-type="float" office:value="2869.47007178414" calcext:value-type="float">
            <text:p>2869.5</text:p>
          </table:table-cell>
          <table:table-cell table:style-name="ce7" table:formula="of:=[.M450]" office:value-type="float" office:value="2898.24477822087" calcext:value-type="float">
            <text:p>2898.2</text:p>
          </table:table-cell>
          <table:table-cell table:style-name="ce7" table:formula="of:=[.N450]" office:value-type="float" office:value="2928.57426370959" calcext:value-type="float">
            <text:p>2928.6</text:p>
          </table:table-cell>
          <table:table-cell table:style-name="ce7" table:formula="of:=[.O450]" office:value-type="float" office:value="2955.11479400799" calcext:value-type="float">
            <text:p>2955.1</text:p>
          </table:table-cell>
          <table:table-cell table:style-name="ce7" table:formula="of:=[.P450]" office:value-type="float" office:value="2969.36807838508" calcext:value-type="float">
            <text:p>2969.4</text:p>
          </table:table-cell>
          <table:table-cell table:style-name="ce7" table:formula="of:=[.Q450]" office:value-type="float" office:value="2959.97275699497" calcext:value-type="float">
            <text:p>2960.0</text:p>
          </table:table-cell>
          <table:table-cell table:style-name="ce7" table:formula="of:=[.R450]" office:value-type="float" office:value="2913.15371946788" calcext:value-type="float">
            <text:p>2913.2</text:p>
          </table:table-cell>
          <table:table-cell table:style-name="ce5" table:formula="of:=SUMPRODUCT([.J451:.S451];pot_heat_diffusion)" office:value-type="float" office:value="2896.479904498" calcext:value-type="float">
            <text:p>2896</text:p>
          </table:table-cell>
          <table:table-cell table:style-name="ce5" table:formula="of:=[.V450]*leakage_out" office:value-type="float" office:value="1720.91484931225" calcext:value-type="float">
            <text:p>1721</text:p>
          </table:table-cell>
          <table:table-cell table:style-name="ce5" table:formula="of:=[.V450]+[.T451]-[.U451]" office:value-type="float" office:value="287994.706607227" calcext:value-type="float">
            <text:p>287995</text:p>
          </table:table-cell>
          <table:table-cell table:style-name="ce12" table:formula="of:= temp_out + [.V451]/pot_water_mass" office:value-type="float" office:value="121.440197828656" calcext:value-type="float">
            <text:p>121.4</text:p>
          </table:table-cell>
          <table:table-cell table:style-name="ce7" table:formula="of:=IF([.G451]&gt;thermagon_temp_max;0;IF([.W45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3" table:formula="of:=burner_C_per_s * [.X451]/100 * time_incr" office:value-type="float" office:value="0" calcext:value-type="float">
            <text:p>0</text:p>
          </table:table-cell>
          <table:table-cell table:style-name="ce3" table:formula="of:=[.B452]" office:value-type="float" office:value="0" calcext:value-type="float">
            <text:p>0</text:p>
          </table:table-cell>
          <table:table-cell table:style-name="ce3" table:formula="of:=[.C451]" office:value-type="float" office:value="0" calcext:value-type="float">
            <text:p>0</text:p>
          </table:table-cell>
          <table:table-cell table:style-name="ce5" table:formula="of:=SUMPRODUCT([.B452:.D452];burner_heat_diffusion)" office:value-type="float" office:value="0" calcext:value-type="float">
            <text:p>0</text:p>
          </table:table-cell>
          <table:table-cell table:formula="of:=[.F451]+[.E452]-[.I451]" office:value-type="float" office:value="54926.5679206185" calcext:value-type="float">
            <text:p>54927</text:p>
          </table:table-cell>
          <table:table-cell table:style-name="ce7" table:formula="of:=temp_out + [.F452] / burner_heat_mass" office:value-type="float" office:value="129.853135841237" calcext:value-type="float">
            <text:p>129.9</text:p>
          </table:table-cell>
          <table:table-cell table:style-name="ce7" table:formula="of:=[.G452]-[.W451]" office:value-type="float" office:value="8.41293801258061" calcext:value-type="float">
            <text:p>8.4</text:p>
          </table:table-cell>
          <table:table-cell table:style-name="ce5" table:formula="of:=thermagon_k * burner_A * [.H452] / thermagon_L" office:value-type="float" office:value="1102.84879370922" calcext:value-type="float">
            <text:p>1103</text:p>
          </table:table-cell>
          <table:table-cell table:style-name="ce5" table:formula="of:=[.I452]/C_per_s_to_W*time_incr" office:value-type="float" office:value="1580.46545386819" calcext:value-type="float">
            <text:p>1580</text:p>
          </table:table-cell>
          <table:table-cell table:style-name="ce7" table:formula="of:=[.J451]" office:value-type="float" office:value="2247.50098017515" calcext:value-type="float">
            <text:p>2247.5</text:p>
          </table:table-cell>
          <table:table-cell table:style-name="ce7" table:formula="of:=[.K451]" office:value-type="float" office:value="2826.18341930499" calcext:value-type="float">
            <text:p>2826.2</text:p>
          </table:table-cell>
          <table:table-cell table:style-name="ce7" table:formula="of:=[.L451]" office:value-type="float" office:value="2845.07036435329" calcext:value-type="float">
            <text:p>2845.1</text:p>
          </table:table-cell>
          <table:table-cell table:style-name="ce7" table:formula="of:=[.M451]" office:value-type="float" office:value="2869.47007178414" calcext:value-type="float">
            <text:p>2869.5</text:p>
          </table:table-cell>
          <table:table-cell table:style-name="ce7" table:formula="of:=[.N451]" office:value-type="float" office:value="2898.24477822087" calcext:value-type="float">
            <text:p>2898.2</text:p>
          </table:table-cell>
          <table:table-cell table:style-name="ce7" table:formula="of:=[.O451]" office:value-type="float" office:value="2928.57426370959" calcext:value-type="float">
            <text:p>2928.6</text:p>
          </table:table-cell>
          <table:table-cell table:style-name="ce7" table:formula="of:=[.P451]" office:value-type="float" office:value="2955.11479400799" calcext:value-type="float">
            <text:p>2955.1</text:p>
          </table:table-cell>
          <table:table-cell table:style-name="ce7" table:formula="of:=[.Q451]" office:value-type="float" office:value="2969.36807838508" calcext:value-type="float">
            <text:p>2969.4</text:p>
          </table:table-cell>
          <table:table-cell table:style-name="ce7" table:formula="of:=[.R451]" office:value-type="float" office:value="2959.97275699497" calcext:value-type="float">
            <text:p>2960.0</text:p>
          </table:table-cell>
          <table:table-cell table:style-name="ce5" table:formula="of:=SUMPRODUCT([.J452:.S452];pot_heat_diffusion)" office:value-type="float" office:value="2834.01740568691" calcext:value-type="float">
            <text:p>2834</text:p>
          </table:table-cell>
          <table:table-cell table:style-name="ce5" table:formula="of:=[.V451]*leakage_out" office:value-type="float" office:value="1727.96823964336" calcext:value-type="float">
            <text:p>1728</text:p>
          </table:table-cell>
          <table:table-cell table:style-name="ce5" table:formula="of:=[.V451]+[.T452]-[.U452]" office:value-type="float" office:value="289100.755773271" calcext:value-type="float">
            <text:p>289101</text:p>
          </table:table-cell>
          <table:table-cell table:style-name="ce12" table:formula="of:= temp_out + [.V452]/pot_water_mass" office:value-type="float" office:value="121.82978084403" calcext:value-type="float">
            <text:p>121.8</text:p>
          </table:table-cell>
          <table:table-cell table:style-name="ce7" table:formula="of:=IF([.G452]&gt;thermagon_temp_max;0;IF([.W45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3" table:formula="of:=burner_C_per_s * [.X452]/100 * time_incr" office:value-type="float" office:value="0" calcext:value-type="float">
            <text:p>0</text:p>
          </table:table-cell>
          <table:table-cell table:style-name="ce3" table:formula="of:=[.B453]" office:value-type="float" office:value="0" calcext:value-type="float">
            <text:p>0</text:p>
          </table:table-cell>
          <table:table-cell table:style-name="ce3" table:formula="of:=[.C452]" office:value-type="float" office:value="0" calcext:value-type="float">
            <text:p>0</text:p>
          </table:table-cell>
          <table:table-cell table:style-name="ce5" table:formula="of:=SUMPRODUCT([.B453:.D453];burner_heat_diffusion)" office:value-type="float" office:value="0" calcext:value-type="float">
            <text:p>0</text:p>
          </table:table-cell>
          <table:table-cell table:formula="of:=[.F452]+[.E453]-[.I452]" office:value-type="float" office:value="53823.7191269092" calcext:value-type="float">
            <text:p>53824</text:p>
          </table:table-cell>
          <table:table-cell table:style-name="ce7" table:formula="of:=temp_out + [.F453] / burner_heat_mass" office:value-type="float" office:value="127.647438253818" calcext:value-type="float">
            <text:p>127.6</text:p>
          </table:table-cell>
          <table:table-cell table:style-name="ce7" table:formula="of:=[.G453]-[.W452]" office:value-type="float" office:value="5.81765740978858" calcext:value-type="float">
            <text:p>5.8</text:p>
          </table:table-cell>
          <table:table-cell table:style-name="ce5" table:formula="of:=thermagon_k * burner_A * [.H453] / thermagon_L" office:value-type="float" office:value="762.634462182466" calcext:value-type="float">
            <text:p>763</text:p>
          </table:table-cell>
          <table:table-cell table:style-name="ce5" table:formula="of:=[.I453]/C_per_s_to_W*time_incr" office:value-type="float" office:value="1092.912671514" calcext:value-type="float">
            <text:p>1093</text:p>
          </table:table-cell>
          <table:table-cell table:style-name="ce7" table:formula="of:=[.J452]" office:value-type="float" office:value="1580.46545386819" calcext:value-type="float">
            <text:p>1580.5</text:p>
          </table:table-cell>
          <table:table-cell table:style-name="ce7" table:formula="of:=[.K452]" office:value-type="float" office:value="2247.50098017515" calcext:value-type="float">
            <text:p>2247.5</text:p>
          </table:table-cell>
          <table:table-cell table:style-name="ce7" table:formula="of:=[.L452]" office:value-type="float" office:value="2826.18341930499" calcext:value-type="float">
            <text:p>2826.2</text:p>
          </table:table-cell>
          <table:table-cell table:style-name="ce7" table:formula="of:=[.M452]" office:value-type="float" office:value="2845.07036435329" calcext:value-type="float">
            <text:p>2845.1</text:p>
          </table:table-cell>
          <table:table-cell table:style-name="ce7" table:formula="of:=[.N452]" office:value-type="float" office:value="2869.47007178414" calcext:value-type="float">
            <text:p>2869.5</text:p>
          </table:table-cell>
          <table:table-cell table:style-name="ce7" table:formula="of:=[.O452]" office:value-type="float" office:value="2898.24477822087" calcext:value-type="float">
            <text:p>2898.2</text:p>
          </table:table-cell>
          <table:table-cell table:style-name="ce7" table:formula="of:=[.P452]" office:value-type="float" office:value="2928.57426370959" calcext:value-type="float">
            <text:p>2928.6</text:p>
          </table:table-cell>
          <table:table-cell table:style-name="ce7" table:formula="of:=[.Q452]" office:value-type="float" office:value="2955.11479400799" calcext:value-type="float">
            <text:p>2955.1</text:p>
          </table:table-cell>
          <table:table-cell table:style-name="ce7" table:formula="of:=[.R452]" office:value-type="float" office:value="2969.36807838508" calcext:value-type="float">
            <text:p>2969.4</text:p>
          </table:table-cell>
          <table:table-cell table:style-name="ce5" table:formula="of:=SUMPRODUCT([.J453:.S453];pot_heat_diffusion)" office:value-type="float" office:value="2712.91365991388" calcext:value-type="float">
            <text:p>2713</text:p>
          </table:table-cell>
          <table:table-cell table:style-name="ce5" table:formula="of:=[.V452]*leakage_out" office:value-type="float" office:value="1734.60453463962" calcext:value-type="float">
            <text:p>1735</text:p>
          </table:table-cell>
          <table:table-cell table:style-name="ce5" table:formula="of:=[.V452]+[.T453]-[.U453]" office:value-type="float" office:value="290079.064898545" calcext:value-type="float">
            <text:p>290079</text:p>
          </table:table-cell>
          <table:table-cell table:style-name="ce12" table:formula="of:= temp_out + [.V453]/pot_water_mass" office:value-type="float" office:value="122.174370063653" calcext:value-type="float">
            <text:p>122.2</text:p>
          </table:table-cell>
          <table:table-cell table:style-name="ce7" table:formula="of:=IF([.G453]&gt;thermagon_temp_max;0;IF([.W45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3" table:formula="of:=burner_C_per_s * [.X453]/100 * time_incr" office:value-type="float" office:value="0" calcext:value-type="float">
            <text:p>0</text:p>
          </table:table-cell>
          <table:table-cell table:style-name="ce3" table:formula="of:=[.B454]" office:value-type="float" office:value="0" calcext:value-type="float">
            <text:p>0</text:p>
          </table:table-cell>
          <table:table-cell table:style-name="ce3" table:formula="of:=[.C453]" office:value-type="float" office:value="0" calcext:value-type="float">
            <text:p>0</text:p>
          </table:table-cell>
          <table:table-cell table:style-name="ce5" table:formula="of:=SUMPRODUCT([.B454:.D454];burner_heat_diffusion)" office:value-type="float" office:value="0" calcext:value-type="float">
            <text:p>0</text:p>
          </table:table-cell>
          <table:table-cell table:formula="of:=[.F453]+[.E454]-[.I453]" office:value-type="float" office:value="53061.0846647268" calcext:value-type="float">
            <text:p>53061</text:p>
          </table:table-cell>
          <table:table-cell table:style-name="ce7" table:formula="of:=temp_out + [.F454] / burner_heat_mass" office:value-type="float" office:value="126.122169329454" calcext:value-type="float">
            <text:p>126.1</text:p>
          </table:table-cell>
          <table:table-cell table:style-name="ce7" table:formula="of:=[.G454]-[.W453]" office:value-type="float" office:value="3.94779926580043" calcext:value-type="float">
            <text:p>3.9</text:p>
          </table:table-cell>
          <table:table-cell table:style-name="ce5" table:formula="of:=thermagon_k * burner_A * [.H454] / thermagon_L" office:value-type="float" office:value="517.515480511503" calcext:value-type="float">
            <text:p>518</text:p>
          </table:table-cell>
          <table:table-cell table:style-name="ce5" table:formula="of:=[.I454]/C_per_s_to_W*time_incr" office:value-type="float" office:value="741.638693768276" calcext:value-type="float">
            <text:p>742</text:p>
          </table:table-cell>
          <table:table-cell table:style-name="ce7" table:formula="of:=[.J453]" office:value-type="float" office:value="1092.912671514" calcext:value-type="float">
            <text:p>1092.9</text:p>
          </table:table-cell>
          <table:table-cell table:style-name="ce7" table:formula="of:=[.K453]" office:value-type="float" office:value="1580.46545386819" calcext:value-type="float">
            <text:p>1580.5</text:p>
          </table:table-cell>
          <table:table-cell table:style-name="ce7" table:formula="of:=[.L453]" office:value-type="float" office:value="2247.50098017515" calcext:value-type="float">
            <text:p>2247.5</text:p>
          </table:table-cell>
          <table:table-cell table:style-name="ce7" table:formula="of:=[.M453]" office:value-type="float" office:value="2826.18341930499" calcext:value-type="float">
            <text:p>2826.2</text:p>
          </table:table-cell>
          <table:table-cell table:style-name="ce7" table:formula="of:=[.N453]" office:value-type="float" office:value="2845.07036435329" calcext:value-type="float">
            <text:p>2845.1</text:p>
          </table:table-cell>
          <table:table-cell table:style-name="ce7" table:formula="of:=[.O453]" office:value-type="float" office:value="2869.47007178414" calcext:value-type="float">
            <text:p>2869.5</text:p>
          </table:table-cell>
          <table:table-cell table:style-name="ce7" table:formula="of:=[.P453]" office:value-type="float" office:value="2898.24477822087" calcext:value-type="float">
            <text:p>2898.2</text:p>
          </table:table-cell>
          <table:table-cell table:style-name="ce7" table:formula="of:=[.Q453]" office:value-type="float" office:value="2928.57426370959" calcext:value-type="float">
            <text:p>2928.6</text:p>
          </table:table-cell>
          <table:table-cell table:style-name="ce7" table:formula="of:=[.R453]" office:value-type="float" office:value="2955.11479400799" calcext:value-type="float">
            <text:p>2955.1</text:p>
          </table:table-cell>
          <table:table-cell table:style-name="ce5" table:formula="of:=SUMPRODUCT([.J454:.S454];pot_heat_diffusion)" office:value-type="float" office:value="2511.25177857799" calcext:value-type="float">
            <text:p>2511</text:p>
          </table:table-cell>
          <table:table-cell table:style-name="ce5" table:formula="of:=[.V453]*leakage_out" office:value-type="float" office:value="1740.47438939127" calcext:value-type="float">
            <text:p>1740</text:p>
          </table:table-cell>
          <table:table-cell table:style-name="ce5" table:formula="of:=[.V453]+[.T454]-[.U454]" office:value-type="float" office:value="290849.842287732" calcext:value-type="float">
            <text:p>290850</text:p>
          </table:table-cell>
          <table:table-cell table:style-name="ce12" table:formula="of:= temp_out + [.V454]/pot_water_mass" office:value-type="float" office:value="122.445860507912" calcext:value-type="float">
            <text:p>122.4</text:p>
          </table:table-cell>
          <table:table-cell table:style-name="ce7" table:formula="of:=IF([.G454]&gt;thermagon_temp_max;0;IF([.W45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3" table:formula="of:=burner_C_per_s * [.X454]/100 * time_incr" office:value-type="float" office:value="0" calcext:value-type="float">
            <text:p>0</text:p>
          </table:table-cell>
          <table:table-cell table:style-name="ce3" table:formula="of:=[.B455]" office:value-type="float" office:value="0" calcext:value-type="float">
            <text:p>0</text:p>
          </table:table-cell>
          <table:table-cell table:style-name="ce3" table:formula="of:=[.C454]" office:value-type="float" office:value="0" calcext:value-type="float">
            <text:p>0</text:p>
          </table:table-cell>
          <table:table-cell table:style-name="ce5" table:formula="of:=SUMPRODUCT([.B455:.D455];burner_heat_diffusion)" office:value-type="float" office:value="0" calcext:value-type="float">
            <text:p>0</text:p>
          </table:table-cell>
          <table:table-cell table:formula="of:=[.F454]+[.E455]-[.I454]" office:value-type="float" office:value="52543.5691842153" calcext:value-type="float">
            <text:p>52544</text:p>
          </table:table-cell>
          <table:table-cell table:style-name="ce7" table:formula="of:=temp_out + [.F455] / burner_heat_mass" office:value-type="float" office:value="125.087138368431" calcext:value-type="float">
            <text:p>125.1</text:p>
          </table:table-cell>
          <table:table-cell table:style-name="ce7" table:formula="of:=[.G455]-[.W454]" office:value-type="float" office:value="2.6412778605187" calcext:value-type="float">
            <text:p>2.6</text:p>
          </table:table-cell>
          <table:table-cell table:style-name="ce5" table:formula="of:=thermagon_k * burner_A * [.H455] / thermagon_L" office:value-type="float" office:value="346.244094270985" calcext:value-type="float">
            <text:p>346</text:p>
          </table:table-cell>
          <table:table-cell table:style-name="ce5" table:formula="of:=[.I455]/C_per_s_to_W*time_incr" office:value-type="float" office:value="496.193886888772" calcext:value-type="float">
            <text:p>496</text:p>
          </table:table-cell>
          <table:table-cell table:style-name="ce7" table:formula="of:=[.J454]" office:value-type="float" office:value="741.638693768276" calcext:value-type="float">
            <text:p>741.6</text:p>
          </table:table-cell>
          <table:table-cell table:style-name="ce7" table:formula="of:=[.K454]" office:value-type="float" office:value="1092.912671514" calcext:value-type="float">
            <text:p>1092.9</text:p>
          </table:table-cell>
          <table:table-cell table:style-name="ce7" table:formula="of:=[.L454]" office:value-type="float" office:value="1580.46545386819" calcext:value-type="float">
            <text:p>1580.5</text:p>
          </table:table-cell>
          <table:table-cell table:style-name="ce7" table:formula="of:=[.M454]" office:value-type="float" office:value="2247.50098017515" calcext:value-type="float">
            <text:p>2247.5</text:p>
          </table:table-cell>
          <table:table-cell table:style-name="ce7" table:formula="of:=[.N454]" office:value-type="float" office:value="2826.18341930499" calcext:value-type="float">
            <text:p>2826.2</text:p>
          </table:table-cell>
          <table:table-cell table:style-name="ce7" table:formula="of:=[.O454]" office:value-type="float" office:value="2845.07036435329" calcext:value-type="float">
            <text:p>2845.1</text:p>
          </table:table-cell>
          <table:table-cell table:style-name="ce7" table:formula="of:=[.P454]" office:value-type="float" office:value="2869.47007178414" calcext:value-type="float">
            <text:p>2869.5</text:p>
          </table:table-cell>
          <table:table-cell table:style-name="ce7" table:formula="of:=[.Q454]" office:value-type="float" office:value="2898.24477822087" calcext:value-type="float">
            <text:p>2898.2</text:p>
          </table:table-cell>
          <table:table-cell table:style-name="ce7" table:formula="of:=[.R454]" office:value-type="float" office:value="2928.57426370959" calcext:value-type="float">
            <text:p>2928.6</text:p>
          </table:table-cell>
          <table:table-cell table:style-name="ce5" table:formula="of:=SUMPRODUCT([.J455:.S455];pot_heat_diffusion)" office:value-type="float" office:value="2223.82137558089" calcext:value-type="float">
            <text:p>2224</text:p>
          </table:table-cell>
          <table:table-cell table:style-name="ce5" table:formula="of:=[.V454]*leakage_out" office:value-type="float" office:value="1745.09905372639" calcext:value-type="float">
            <text:p>1745</text:p>
          </table:table-cell>
          <table:table-cell table:style-name="ce5" table:formula="of:=[.V454]+[.T455]-[.U455]" office:value-type="float" office:value="291328.564609586" calcext:value-type="float">
            <text:p>291329</text:p>
          </table:table-cell>
          <table:table-cell table:style-name="ce12" table:formula="of:= temp_out + [.V455]/pot_water_mass" office:value-type="float" office:value="122.614480575989" calcext:value-type="float">
            <text:p>122.6</text:p>
          </table:table-cell>
          <table:table-cell table:style-name="ce7" table:formula="of:=IF([.G455]&gt;thermagon_temp_max;0;IF([.W45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3" table:formula="of:=burner_C_per_s * [.X455]/100 * time_incr" office:value-type="float" office:value="0" calcext:value-type="float">
            <text:p>0</text:p>
          </table:table-cell>
          <table:table-cell table:style-name="ce3" table:formula="of:=[.B456]" office:value-type="float" office:value="0" calcext:value-type="float">
            <text:p>0</text:p>
          </table:table-cell>
          <table:table-cell table:style-name="ce3" table:formula="of:=[.C455]" office:value-type="float" office:value="0" calcext:value-type="float">
            <text:p>0</text:p>
          </table:table-cell>
          <table:table-cell table:style-name="ce5" table:formula="of:=SUMPRODUCT([.B456:.D456];burner_heat_diffusion)" office:value-type="float" office:value="0" calcext:value-type="float">
            <text:p>0</text:p>
          </table:table-cell>
          <table:table-cell table:formula="of:=[.F455]+[.E456]-[.I455]" office:value-type="float" office:value="52197.3250899443" calcext:value-type="float">
            <text:p>52197</text:p>
          </table:table-cell>
          <table:table-cell table:style-name="ce7" table:formula="of:=temp_out + [.F456] / burner_heat_mass" office:value-type="float" office:value="124.394650179889" calcext:value-type="float">
            <text:p>124.4</text:p>
          </table:table-cell>
          <table:table-cell table:style-name="ce7" table:formula="of:=[.G456]-[.W455]" office:value-type="float" office:value="1.78016960389976" calcext:value-type="float">
            <text:p>1.8</text:p>
          </table:table-cell>
          <table:table-cell table:style-name="ce5" table:formula="of:=thermagon_k * burner_A * [.H456] / thermagon_L" office:value-type="float" office:value="233.361745602172" calcext:value-type="float">
            <text:p>233</text:p>
          </table:table-cell>
          <table:table-cell table:style-name="ce5" table:formula="of:=[.I456]/C_per_s_to_W*time_incr" office:value-type="float" office:value="334.42497220145" calcext:value-type="float">
            <text:p>334</text:p>
          </table:table-cell>
          <table:table-cell table:style-name="ce7" table:formula="of:=[.J455]" office:value-type="float" office:value="496.193886888772" calcext:value-type="float">
            <text:p>496.2</text:p>
          </table:table-cell>
          <table:table-cell table:style-name="ce7" table:formula="of:=[.K455]" office:value-type="float" office:value="741.638693768276" calcext:value-type="float">
            <text:p>741.6</text:p>
          </table:table-cell>
          <table:table-cell table:style-name="ce7" table:formula="of:=[.L455]" office:value-type="float" office:value="1092.912671514" calcext:value-type="float">
            <text:p>1092.9</text:p>
          </table:table-cell>
          <table:table-cell table:style-name="ce7" table:formula="of:=[.M455]" office:value-type="float" office:value="1580.46545386819" calcext:value-type="float">
            <text:p>1580.5</text:p>
          </table:table-cell>
          <table:table-cell table:style-name="ce7" table:formula="of:=[.N455]" office:value-type="float" office:value="2247.50098017515" calcext:value-type="float">
            <text:p>2247.5</text:p>
          </table:table-cell>
          <table:table-cell table:style-name="ce7" table:formula="of:=[.O455]" office:value-type="float" office:value="2826.18341930499" calcext:value-type="float">
            <text:p>2826.2</text:p>
          </table:table-cell>
          <table:table-cell table:style-name="ce7" table:formula="of:=[.P455]" office:value-type="float" office:value="2845.07036435329" calcext:value-type="float">
            <text:p>2845.1</text:p>
          </table:table-cell>
          <table:table-cell table:style-name="ce7" table:formula="of:=[.Q455]" office:value-type="float" office:value="2869.47007178414" calcext:value-type="float">
            <text:p>2869.5</text:p>
          </table:table-cell>
          <table:table-cell table:style-name="ce7" table:formula="of:=[.R455]" office:value-type="float" office:value="2898.24477822087" calcext:value-type="float">
            <text:p>2898.2</text:p>
          </table:table-cell>
          <table:table-cell table:style-name="ce5" table:formula="of:=SUMPRODUCT([.J456:.S456];pot_heat_diffusion)" office:value-type="float" office:value="1868.5058705049" calcext:value-type="float">
            <text:p>1869</text:p>
          </table:table-cell>
          <table:table-cell table:style-name="ce5" table:formula="of:=[.V455]*leakage_out" office:value-type="float" office:value="1747.97138765752" calcext:value-type="float">
            <text:p>1748</text:p>
          </table:table-cell>
          <table:table-cell table:style-name="ce5" table:formula="of:=[.V455]+[.T456]-[.U456]" office:value-type="float" office:value="291449.099092433" calcext:value-type="float">
            <text:p>291449</text:p>
          </table:table-cell>
          <table:table-cell table:style-name="ce12" table:formula="of:= temp_out + [.V456]/pot_water_mass" office:value-type="float" office:value="122.656936362518" calcext:value-type="float">
            <text:p>122.7</text:p>
          </table:table-cell>
          <table:table-cell table:style-name="ce7" table:formula="of:=IF([.G456]&gt;thermagon_temp_max;0;IF([.W45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3" table:formula="of:=burner_C_per_s * [.X456]/100 * time_incr" office:value-type="float" office:value="0" calcext:value-type="float">
            <text:p>0</text:p>
          </table:table-cell>
          <table:table-cell table:style-name="ce3" table:formula="of:=[.B457]" office:value-type="float" office:value="0" calcext:value-type="float">
            <text:p>0</text:p>
          </table:table-cell>
          <table:table-cell table:style-name="ce3" table:formula="of:=[.C456]" office:value-type="float" office:value="0" calcext:value-type="float">
            <text:p>0</text:p>
          </table:table-cell>
          <table:table-cell table:style-name="ce5" table:formula="of:=SUMPRODUCT([.B457:.D457];burner_heat_diffusion)" office:value-type="float" office:value="0" calcext:value-type="float">
            <text:p>0</text:p>
          </table:table-cell>
          <table:table-cell table:formula="of:=[.F456]+[.E457]-[.I456]" office:value-type="float" office:value="51963.9633443421" calcext:value-type="float">
            <text:p>51964</text:p>
          </table:table-cell>
          <table:table-cell table:style-name="ce7" table:formula="of:=temp_out + [.F457] / burner_heat_mass" office:value-type="float" office:value="123.927926688684" calcext:value-type="float">
            <text:p>123.9</text:p>
          </table:table-cell>
          <table:table-cell table:style-name="ce7" table:formula="of:=[.G457]-[.W456]" office:value-type="float" office:value="1.27099032616637" calcext:value-type="float">
            <text:p>1.3</text:p>
          </table:table-cell>
          <table:table-cell table:style-name="ce5" table:formula="of:=thermagon_k * burner_A * [.H457] / thermagon_L" office:value-type="float" office:value="166.613630806808" calcext:value-type="float">
            <text:p>167</text:p>
          </table:table-cell>
          <table:table-cell table:style-name="ce5" table:formula="of:=[.I457]/C_per_s_to_W*time_incr" office:value-type="float" office:value="238.769892242488" calcext:value-type="float">
            <text:p>239</text:p>
          </table:table-cell>
          <table:table-cell table:style-name="ce7" table:formula="of:=[.J456]" office:value-type="float" office:value="334.42497220145" calcext:value-type="float">
            <text:p>334.4</text:p>
          </table:table-cell>
          <table:table-cell table:style-name="ce7" table:formula="of:=[.K456]" office:value-type="float" office:value="496.193886888772" calcext:value-type="float">
            <text:p>496.2</text:p>
          </table:table-cell>
          <table:table-cell table:style-name="ce7" table:formula="of:=[.L456]" office:value-type="float" office:value="741.638693768276" calcext:value-type="float">
            <text:p>741.6</text:p>
          </table:table-cell>
          <table:table-cell table:style-name="ce7" table:formula="of:=[.M456]" office:value-type="float" office:value="1092.912671514" calcext:value-type="float">
            <text:p>1092.9</text:p>
          </table:table-cell>
          <table:table-cell table:style-name="ce7" table:formula="of:=[.N456]" office:value-type="float" office:value="1580.46545386819" calcext:value-type="float">
            <text:p>1580.5</text:p>
          </table:table-cell>
          <table:table-cell table:style-name="ce7" table:formula="of:=[.O456]" office:value-type="float" office:value="2247.50098017515" calcext:value-type="float">
            <text:p>2247.5</text:p>
          </table:table-cell>
          <table:table-cell table:style-name="ce7" table:formula="of:=[.P456]" office:value-type="float" office:value="2826.18341930499" calcext:value-type="float">
            <text:p>2826.2</text:p>
          </table:table-cell>
          <table:table-cell table:style-name="ce7" table:formula="of:=[.Q456]" office:value-type="float" office:value="2845.07036435329" calcext:value-type="float">
            <text:p>2845.1</text:p>
          </table:table-cell>
          <table:table-cell table:style-name="ce7" table:formula="of:=[.R456]" office:value-type="float" office:value="2869.47007178414" calcext:value-type="float">
            <text:p>2869.5</text:p>
          </table:table-cell>
          <table:table-cell table:style-name="ce5" table:formula="of:=SUMPRODUCT([.J457:.S457];pot_heat_diffusion)" office:value-type="float" office:value="1482.95631038795" calcext:value-type="float">
            <text:p>1483</text:p>
          </table:table-cell>
          <table:table-cell table:style-name="ce5" table:formula="of:=[.V456]*leakage_out" office:value-type="float" office:value="1748.6945945546" calcext:value-type="float">
            <text:p>1749</text:p>
          </table:table-cell>
          <table:table-cell table:style-name="ce5" table:formula="of:=[.V456]+[.T457]-[.U457]" office:value-type="float" office:value="291183.360808267" calcext:value-type="float">
            <text:p>291183</text:p>
          </table:table-cell>
          <table:table-cell table:style-name="ce12" table:formula="of:= temp_out + [.V457]/pot_water_mass" office:value-type="float" office:value="122.563335530634" calcext:value-type="float">
            <text:p>122.6</text:p>
          </table:table-cell>
          <table:table-cell table:style-name="ce7" table:formula="of:=IF([.G457]&gt;thermagon_temp_max;0;IF([.W45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3" table:formula="of:=burner_C_per_s * [.X457]/100 * time_incr" office:value-type="float" office:value="0" calcext:value-type="float">
            <text:p>0</text:p>
          </table:table-cell>
          <table:table-cell table:style-name="ce3" table:formula="of:=[.B458]" office:value-type="float" office:value="0" calcext:value-type="float">
            <text:p>0</text:p>
          </table:table-cell>
          <table:table-cell table:style-name="ce3" table:formula="of:=[.C457]" office:value-type="float" office:value="0" calcext:value-type="float">
            <text:p>0</text:p>
          </table:table-cell>
          <table:table-cell table:style-name="ce5" table:formula="of:=SUMPRODUCT([.B458:.D458];burner_heat_diffusion)" office:value-type="float" office:value="0" calcext:value-type="float">
            <text:p>0</text:p>
          </table:table-cell>
          <table:table-cell table:formula="of:=[.F457]+[.E458]-[.I457]" office:value-type="float" office:value="51797.3497135353" calcext:value-type="float">
            <text:p>51797</text:p>
          </table:table-cell>
          <table:table-cell table:style-name="ce7" table:formula="of:=temp_out + [.F458] / burner_heat_mass" office:value-type="float" office:value="123.594699427071" calcext:value-type="float">
            <text:p>123.6</text:p>
          </table:table-cell>
          <table:table-cell table:style-name="ce7" table:formula="of:=[.G458]-[.W457]" office:value-type="float" office:value="1.03136389643637" calcext:value-type="float">
            <text:p>1.0</text:p>
          </table:table-cell>
          <table:table-cell table:style-name="ce5" table:formula="of:=thermagon_k * burner_A * [.H458] / thermagon_L" office:value-type="float" office:value="135.201094713783" calcext:value-type="float">
            <text:p>135</text:p>
          </table:table-cell>
          <table:table-cell table:style-name="ce5" table:formula="of:=[.I458]/C_per_s_to_W*time_incr" office:value-type="float" office:value="193.753360151595" calcext:value-type="float">
            <text:p>194</text:p>
          </table:table-cell>
          <table:table-cell table:style-name="ce7" table:formula="of:=[.J457]" office:value-type="float" office:value="238.769892242488" calcext:value-type="float">
            <text:p>238.8</text:p>
          </table:table-cell>
          <table:table-cell table:style-name="ce7" table:formula="of:=[.K457]" office:value-type="float" office:value="334.42497220145" calcext:value-type="float">
            <text:p>334.4</text:p>
          </table:table-cell>
          <table:table-cell table:style-name="ce7" table:formula="of:=[.L457]" office:value-type="float" office:value="496.193886888772" calcext:value-type="float">
            <text:p>496.2</text:p>
          </table:table-cell>
          <table:table-cell table:style-name="ce7" table:formula="of:=[.M457]" office:value-type="float" office:value="741.638693768276" calcext:value-type="float">
            <text:p>741.6</text:p>
          </table:table-cell>
          <table:table-cell table:style-name="ce7" table:formula="of:=[.N457]" office:value-type="float" office:value="1092.912671514" calcext:value-type="float">
            <text:p>1092.9</text:p>
          </table:table-cell>
          <table:table-cell table:style-name="ce7" table:formula="of:=[.O457]" office:value-type="float" office:value="1580.46545386819" calcext:value-type="float">
            <text:p>1580.5</text:p>
          </table:table-cell>
          <table:table-cell table:style-name="ce7" table:formula="of:=[.P457]" office:value-type="float" office:value="2247.50098017515" calcext:value-type="float">
            <text:p>2247.5</text:p>
          </table:table-cell>
          <table:table-cell table:style-name="ce7" table:formula="of:=[.Q457]" office:value-type="float" office:value="2826.18341930499" calcext:value-type="float">
            <text:p>2826.2</text:p>
          </table:table-cell>
          <table:table-cell table:style-name="ce7" table:formula="of:=[.R457]" office:value-type="float" office:value="2845.07036435329" calcext:value-type="float">
            <text:p>2845.1</text:p>
          </table:table-cell>
          <table:table-cell table:style-name="ce5" table:formula="of:=SUMPRODUCT([.J458:.S458];pot_heat_diffusion)" office:value-type="float" office:value="1113.93488216948" calcext:value-type="float">
            <text:p>1114</text:p>
          </table:table-cell>
          <table:table-cell table:style-name="ce5" table:formula="of:=[.V457]*leakage_out" office:value-type="float" office:value="1747.1001648496" calcext:value-type="float">
            <text:p>1747</text:p>
          </table:table-cell>
          <table:table-cell table:style-name="ce5" table:formula="of:=[.V457]+[.T458]-[.U458]" office:value-type="float" office:value="290550.195525587" calcext:value-type="float">
            <text:p>290550</text:p>
          </table:table-cell>
          <table:table-cell table:style-name="ce12" table:formula="of:= temp_out + [.V458]/pot_water_mass" office:value-type="float" office:value="122.34031611375" calcext:value-type="float">
            <text:p>122.3</text:p>
          </table:table-cell>
          <table:table-cell table:style-name="ce7" table:formula="of:=IF([.G458]&gt;thermagon_temp_max;0;IF([.W45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3" table:formula="of:=burner_C_per_s * [.X458]/100 * time_incr" office:value-type="float" office:value="0" calcext:value-type="float">
            <text:p>0</text:p>
          </table:table-cell>
          <table:table-cell table:style-name="ce3" table:formula="of:=[.B459]" office:value-type="float" office:value="0" calcext:value-type="float">
            <text:p>0</text:p>
          </table:table-cell>
          <table:table-cell table:style-name="ce3" table:formula="of:=[.C458]" office:value-type="float" office:value="0" calcext:value-type="float">
            <text:p>0</text:p>
          </table:table-cell>
          <table:table-cell table:style-name="ce5" table:formula="of:=SUMPRODUCT([.B459:.D459];burner_heat_diffusion)" office:value-type="float" office:value="0" calcext:value-type="float">
            <text:p>0</text:p>
          </table:table-cell>
          <table:table-cell table:formula="of:=[.F458]+[.E459]-[.I458]" office:value-type="float" office:value="51662.1486188215" calcext:value-type="float">
            <text:p>51662</text:p>
          </table:table-cell>
          <table:table-cell table:style-name="ce7" table:formula="of:=temp_out + [.F459] / burner_heat_mass" office:value-type="float" office:value="123.324297237643" calcext:value-type="float">
            <text:p>123.3</text:p>
          </table:table-cell>
          <table:table-cell table:style-name="ce7" table:formula="of:=[.G459]-[.W458]" office:value-type="float" office:value="0.983981123893102" calcext:value-type="float">
            <text:p>1.0</text:p>
          </table:table-cell>
          <table:table-cell table:style-name="ce5" table:formula="of:=thermagon_k * burner_A * [.H459] / thermagon_L" office:value-type="float" office:value="128.98970536754" calcext:value-type="float">
            <text:p>129</text:p>
          </table:table-cell>
          <table:table-cell table:style-name="ce5" table:formula="of:=[.I459]/C_per_s_to_W*time_incr" office:value-type="float" office:value="184.85197100536" calcext:value-type="float">
            <text:p>185</text:p>
          </table:table-cell>
          <table:table-cell table:style-name="ce7" table:formula="of:=[.J458]" office:value-type="float" office:value="193.753360151595" calcext:value-type="float">
            <text:p>193.8</text:p>
          </table:table-cell>
          <table:table-cell table:style-name="ce7" table:formula="of:=[.K458]" office:value-type="float" office:value="238.769892242488" calcext:value-type="float">
            <text:p>238.8</text:p>
          </table:table-cell>
          <table:table-cell table:style-name="ce7" table:formula="of:=[.L458]" office:value-type="float" office:value="334.42497220145" calcext:value-type="float">
            <text:p>334.4</text:p>
          </table:table-cell>
          <table:table-cell table:style-name="ce7" table:formula="of:=[.M458]" office:value-type="float" office:value="496.193886888772" calcext:value-type="float">
            <text:p>496.2</text:p>
          </table:table-cell>
          <table:table-cell table:style-name="ce7" table:formula="of:=[.N458]" office:value-type="float" office:value="741.638693768276" calcext:value-type="float">
            <text:p>741.6</text:p>
          </table:table-cell>
          <table:table-cell table:style-name="ce7" table:formula="of:=[.O458]" office:value-type="float" office:value="1092.912671514" calcext:value-type="float">
            <text:p>1092.9</text:p>
          </table:table-cell>
          <table:table-cell table:style-name="ce7" table:formula="of:=[.P458]" office:value-type="float" office:value="1580.46545386819" calcext:value-type="float">
            <text:p>1580.5</text:p>
          </table:table-cell>
          <table:table-cell table:style-name="ce7" table:formula="of:=[.Q458]" office:value-type="float" office:value="2247.50098017515" calcext:value-type="float">
            <text:p>2247.5</text:p>
          </table:table-cell>
          <table:table-cell table:style-name="ce7" table:formula="of:=[.R458]" office:value-type="float" office:value="2826.18341930499" calcext:value-type="float">
            <text:p>2826.2</text:p>
          </table:table-cell>
          <table:table-cell table:style-name="ce5" table:formula="of:=SUMPRODUCT([.J459:.S459];pot_heat_diffusion)" office:value-type="float" office:value="801.117470509197" calcext:value-type="float">
            <text:p>801</text:p>
          </table:table-cell>
          <table:table-cell table:style-name="ce5" table:formula="of:=[.V458]*leakage_out" office:value-type="float" office:value="1743.30117315352" calcext:value-type="float">
            <text:p>1743</text:p>
          </table:table-cell>
          <table:table-cell table:style-name="ce5" table:formula="of:=[.V458]+[.T459]-[.U459]" office:value-type="float" office:value="289608.011822942" calcext:value-type="float">
            <text:p>289608</text:p>
          </table:table-cell>
          <table:table-cell table:style-name="ce12" table:formula="of:= temp_out + [.V459]/pot_water_mass" office:value-type="float" office:value="122.008451329452" calcext:value-type="float">
            <text:p>122.0</text:p>
          </table:table-cell>
          <table:table-cell table:style-name="ce7" table:formula="of:=IF([.G459]&gt;thermagon_temp_max;0;IF([.W45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3" table:formula="of:=burner_C_per_s * [.X459]/100 * time_incr" office:value-type="float" office:value="0" calcext:value-type="float">
            <text:p>0</text:p>
          </table:table-cell>
          <table:table-cell table:style-name="ce3" table:formula="of:=[.B460]" office:value-type="float" office:value="0" calcext:value-type="float">
            <text:p>0</text:p>
          </table:table-cell>
          <table:table-cell table:style-name="ce3" table:formula="of:=[.C459]" office:value-type="float" office:value="0" calcext:value-type="float">
            <text:p>0</text:p>
          </table:table-cell>
          <table:table-cell table:style-name="ce5" table:formula="of:=SUMPRODUCT([.B460:.D460];burner_heat_diffusion)" office:value-type="float" office:value="0" calcext:value-type="float">
            <text:p>0</text:p>
          </table:table-cell>
          <table:table-cell table:formula="of:=[.F459]+[.E460]-[.I459]" office:value-type="float" office:value="51533.158913454" calcext:value-type="float">
            <text:p>51533</text:p>
          </table:table-cell>
          <table:table-cell table:style-name="ce7" table:formula="of:=temp_out + [.F460] / burner_heat_mass" office:value-type="float" office:value="123.066317826908" calcext:value-type="float">
            <text:p>123.1</text:p>
          </table:table-cell>
          <table:table-cell table:style-name="ce7" table:formula="of:=[.G460]-[.W459]" office:value-type="float" office:value="1.05786649745603" calcext:value-type="float">
            <text:p>1.1</text:p>
          </table:table-cell>
          <table:table-cell table:style-name="ce5" table:formula="of:=thermagon_k * burner_A * [.H460] / thermagon_L" office:value-type="float" office:value="138.675310442103" calcext:value-type="float">
            <text:p>139</text:p>
          </table:table-cell>
          <table:table-cell table:style-name="ce5" table:formula="of:=[.I460]/C_per_s_to_W*time_incr" office:value-type="float" office:value="198.732173175842" calcext:value-type="float">
            <text:p>199</text:p>
          </table:table-cell>
          <table:table-cell table:style-name="ce7" table:formula="of:=[.J459]" office:value-type="float" office:value="184.85197100536" calcext:value-type="float">
            <text:p>184.9</text:p>
          </table:table-cell>
          <table:table-cell table:style-name="ce7" table:formula="of:=[.K459]" office:value-type="float" office:value="193.753360151595" calcext:value-type="float">
            <text:p>193.8</text:p>
          </table:table-cell>
          <table:table-cell table:style-name="ce7" table:formula="of:=[.L459]" office:value-type="float" office:value="238.769892242488" calcext:value-type="float">
            <text:p>238.8</text:p>
          </table:table-cell>
          <table:table-cell table:style-name="ce7" table:formula="of:=[.M459]" office:value-type="float" office:value="334.42497220145" calcext:value-type="float">
            <text:p>334.4</text:p>
          </table:table-cell>
          <table:table-cell table:style-name="ce7" table:formula="of:=[.N459]" office:value-type="float" office:value="496.193886888772" calcext:value-type="float">
            <text:p>496.2</text:p>
          </table:table-cell>
          <table:table-cell table:style-name="ce7" table:formula="of:=[.O459]" office:value-type="float" office:value="741.638693768276" calcext:value-type="float">
            <text:p>741.6</text:p>
          </table:table-cell>
          <table:table-cell table:style-name="ce7" table:formula="of:=[.P459]" office:value-type="float" office:value="1092.912671514" calcext:value-type="float">
            <text:p>1092.9</text:p>
          </table:table-cell>
          <table:table-cell table:style-name="ce7" table:formula="of:=[.Q459]" office:value-type="float" office:value="1580.46545386819" calcext:value-type="float">
            <text:p>1580.5</text:p>
          </table:table-cell>
          <table:table-cell table:style-name="ce7" table:formula="of:=[.R459]" office:value-type="float" office:value="2247.50098017515" calcext:value-type="float">
            <text:p>2247.5</text:p>
          </table:table-cell>
          <table:table-cell table:style-name="ce5" table:formula="of:=SUMPRODUCT([.J460:.S460];pot_heat_diffusion)" office:value-type="float" office:value="562.429820015111" calcext:value-type="float">
            <text:p>562</text:p>
          </table:table-cell>
          <table:table-cell table:style-name="ce5" table:formula="of:=[.V459]*leakage_out" office:value-type="float" office:value="1737.64807093765" calcext:value-type="float">
            <text:p>1738</text:p>
          </table:table-cell>
          <table:table-cell table:style-name="ce5" table:formula="of:=[.V459]+[.T460]-[.U460]" office:value-type="float" office:value="288432.79357202" calcext:value-type="float">
            <text:p>288433</text:p>
          </table:table-cell>
          <table:table-cell table:style-name="ce12" table:formula="of:= temp_out + [.V460]/pot_water_mass" office:value-type="float" office:value="121.594504929986" calcext:value-type="float">
            <text:p>121.6</text:p>
          </table:table-cell>
          <table:table-cell table:style-name="ce7" table:formula="of:=IF([.G460]&gt;thermagon_temp_max;0;IF([.W46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3" table:formula="of:=burner_C_per_s * [.X460]/100 * time_incr" office:value-type="float" office:value="0" calcext:value-type="float">
            <text:p>0</text:p>
          </table:table-cell>
          <table:table-cell table:style-name="ce3" table:formula="of:=[.B461]" office:value-type="float" office:value="0" calcext:value-type="float">
            <text:p>0</text:p>
          </table:table-cell>
          <table:table-cell table:style-name="ce3" table:formula="of:=[.C460]" office:value-type="float" office:value="0" calcext:value-type="float">
            <text:p>0</text:p>
          </table:table-cell>
          <table:table-cell table:style-name="ce5" table:formula="of:=SUMPRODUCT([.B461:.D461];burner_heat_diffusion)" office:value-type="float" office:value="0" calcext:value-type="float">
            <text:p>0</text:p>
          </table:table-cell>
          <table:table-cell table:formula="of:=[.F460]+[.E461]-[.I460]" office:value-type="float" office:value="51394.4836030119" calcext:value-type="float">
            <text:p>51394</text:p>
          </table:table-cell>
          <table:table-cell table:style-name="ce7" table:formula="of:=temp_out + [.F461] / burner_heat_mass" office:value-type="float" office:value="122.788967206024" calcext:value-type="float">
            <text:p>122.8</text:p>
          </table:table-cell>
          <table:table-cell table:style-name="ce7" table:formula="of:=[.G461]-[.W460]" office:value-type="float" office:value="1.19446227603821" calcext:value-type="float">
            <text:p>1.2</text:p>
          </table:table-cell>
          <table:table-cell table:style-name="ce5" table:formula="of:=thermagon_k * burner_A * [.H461] / thermagon_L" office:value-type="float" office:value="156.581598282314" calcext:value-type="float">
            <text:p>157</text:p>
          </table:table-cell>
          <table:table-cell table:style-name="ce5" table:formula="of:=[.I461]/C_per_s_to_W*time_incr" office:value-type="float" office:value="224.393233422634" calcext:value-type="float">
            <text:p>224</text:p>
          </table:table-cell>
          <table:table-cell table:style-name="ce7" table:formula="of:=[.J460]" office:value-type="float" office:value="198.732173175842" calcext:value-type="float">
            <text:p>198.7</text:p>
          </table:table-cell>
          <table:table-cell table:style-name="ce7" table:formula="of:=[.K460]" office:value-type="float" office:value="184.85197100536" calcext:value-type="float">
            <text:p>184.9</text:p>
          </table:table-cell>
          <table:table-cell table:style-name="ce7" table:formula="of:=[.L460]" office:value-type="float" office:value="193.753360151595" calcext:value-type="float">
            <text:p>193.8</text:p>
          </table:table-cell>
          <table:table-cell table:style-name="ce7" table:formula="of:=[.M460]" office:value-type="float" office:value="238.769892242488" calcext:value-type="float">
            <text:p>238.8</text:p>
          </table:table-cell>
          <table:table-cell table:style-name="ce7" table:formula="of:=[.N460]" office:value-type="float" office:value="334.42497220145" calcext:value-type="float">
            <text:p>334.4</text:p>
          </table:table-cell>
          <table:table-cell table:style-name="ce7" table:formula="of:=[.O460]" office:value-type="float" office:value="496.193886888772" calcext:value-type="float">
            <text:p>496.2</text:p>
          </table:table-cell>
          <table:table-cell table:style-name="ce7" table:formula="of:=[.P460]" office:value-type="float" office:value="741.638693768276" calcext:value-type="float">
            <text:p>741.6</text:p>
          </table:table-cell>
          <table:table-cell table:style-name="ce7" table:formula="of:=[.Q460]" office:value-type="float" office:value="1092.912671514" calcext:value-type="float">
            <text:p>1092.9</text:p>
          </table:table-cell>
          <table:table-cell table:style-name="ce7" table:formula="of:=[.R460]" office:value-type="float" office:value="1580.46545386819" calcext:value-type="float">
            <text:p>1580.5</text:p>
          </table:table-cell>
          <table:table-cell table:style-name="ce5" table:formula="of:=SUMPRODUCT([.J461:.S461];pot_heat_diffusion)" office:value-type="float" office:value="399.995645113636" calcext:value-type="float">
            <text:p>400</text:p>
          </table:table-cell>
          <table:table-cell table:style-name="ce5" table:formula="of:=[.V460]*leakage_out" office:value-type="float" office:value="1730.59676143212" calcext:value-type="float">
            <text:p>1731</text:p>
          </table:table-cell>
          <table:table-cell table:style-name="ce5" table:formula="of:=[.V460]+[.T461]-[.U461]" office:value-type="float" office:value="287102.192455701" calcext:value-type="float">
            <text:p>287102</text:p>
          </table:table-cell>
          <table:table-cell table:style-name="ce12" table:formula="of:= temp_out + [.V461]/pot_water_mass" office:value-type="float" office:value="121.125828119705" calcext:value-type="float">
            <text:p>121.1</text:p>
          </table:table-cell>
          <table:table-cell table:style-name="ce7" table:formula="of:=IF([.G461]&gt;thermagon_temp_max;0;IF([.W46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3" table:formula="of:=burner_C_per_s * [.X461]/100 * time_incr" office:value-type="float" office:value="0" calcext:value-type="float">
            <text:p>0</text:p>
          </table:table-cell>
          <table:table-cell table:style-name="ce3" table:formula="of:=[.B462]" office:value-type="float" office:value="0" calcext:value-type="float">
            <text:p>0</text:p>
          </table:table-cell>
          <table:table-cell table:style-name="ce3" table:formula="of:=[.C461]" office:value-type="float" office:value="0" calcext:value-type="float">
            <text:p>0</text:p>
          </table:table-cell>
          <table:table-cell table:style-name="ce5" table:formula="of:=SUMPRODUCT([.B462:.D462];burner_heat_diffusion)" office:value-type="float" office:value="0" calcext:value-type="float">
            <text:p>0</text:p>
          </table:table-cell>
          <table:table-cell table:formula="of:=[.F461]+[.E462]-[.I461]" office:value-type="float" office:value="51237.9020047296" calcext:value-type="float">
            <text:p>51238</text:p>
          </table:table-cell>
          <table:table-cell table:style-name="ce7" table:formula="of:=temp_out + [.F462] / burner_heat_mass" office:value-type="float" office:value="122.475804009459" calcext:value-type="float">
            <text:p>122.5</text:p>
          </table:table-cell>
          <table:table-cell table:style-name="ce7" table:formula="of:=[.G462]-[.W461]" office:value-type="float" office:value="1.34997588975419" calcext:value-type="float">
            <text:p>1.3</text:p>
          </table:table-cell>
          <table:table-cell table:style-name="ce5" table:formula="of:=thermagon_k * burner_A * [.H462] / thermagon_L" office:value-type="float" office:value="176.967817821263" calcext:value-type="float">
            <text:p>177</text:p>
          </table:table-cell>
          <table:table-cell table:style-name="ce5" table:formula="of:=[.I462]/C_per_s_to_W*time_incr" office:value-type="float" office:value="253.608222730385" calcext:value-type="float">
            <text:p>254</text:p>
          </table:table-cell>
          <table:table-cell table:style-name="ce7" table:formula="of:=[.J461]" office:value-type="float" office:value="224.393233422634" calcext:value-type="float">
            <text:p>224.4</text:p>
          </table:table-cell>
          <table:table-cell table:style-name="ce7" table:formula="of:=[.K461]" office:value-type="float" office:value="198.732173175842" calcext:value-type="float">
            <text:p>198.7</text:p>
          </table:table-cell>
          <table:table-cell table:style-name="ce7" table:formula="of:=[.L461]" office:value-type="float" office:value="184.85197100536" calcext:value-type="float">
            <text:p>184.9</text:p>
          </table:table-cell>
          <table:table-cell table:style-name="ce7" table:formula="of:=[.M461]" office:value-type="float" office:value="193.753360151595" calcext:value-type="float">
            <text:p>193.8</text:p>
          </table:table-cell>
          <table:table-cell table:style-name="ce7" table:formula="of:=[.N461]" office:value-type="float" office:value="238.769892242488" calcext:value-type="float">
            <text:p>238.8</text:p>
          </table:table-cell>
          <table:table-cell table:style-name="ce7" table:formula="of:=[.O461]" office:value-type="float" office:value="334.42497220145" calcext:value-type="float">
            <text:p>334.4</text:p>
          </table:table-cell>
          <table:table-cell table:style-name="ce7" table:formula="of:=[.P461]" office:value-type="float" office:value="496.193886888772" calcext:value-type="float">
            <text:p>496.2</text:p>
          </table:table-cell>
          <table:table-cell table:style-name="ce7" table:formula="of:=[.Q461]" office:value-type="float" office:value="741.638693768276" calcext:value-type="float">
            <text:p>741.6</text:p>
          </table:table-cell>
          <table:table-cell table:style-name="ce7" table:formula="of:=[.R461]" office:value-type="float" office:value="1092.912671514" calcext:value-type="float">
            <text:p>1092.9</text:p>
          </table:table-cell>
          <table:table-cell table:style-name="ce5" table:formula="of:=SUMPRODUCT([.J462:.S462];pot_heat_diffusion)" office:value-type="float" office:value="300.470347162851" calcext:value-type="float">
            <text:p>300</text:p>
          </table:table-cell>
          <table:table-cell table:style-name="ce5" table:formula="of:=[.V461]*leakage_out" office:value-type="float" office:value="1722.61315473421" calcext:value-type="float">
            <text:p>1723</text:p>
          </table:table-cell>
          <table:table-cell table:style-name="ce5" table:formula="of:=[.V461]+[.T462]-[.U462]" office:value-type="float" office:value="285680.04964813" calcext:value-type="float">
            <text:p>285680</text:p>
          </table:table-cell>
          <table:table-cell table:style-name="ce12" table:formula="of:= temp_out + [.V462]/pot_water_mass" office:value-type="float" office:value="120.624907635991" calcext:value-type="float">
            <text:p>120.6</text:p>
          </table:table-cell>
          <table:table-cell table:style-name="ce7" table:formula="of:=IF([.G462]&gt;thermagon_temp_max;0;IF([.W46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3" table:formula="of:=burner_C_per_s * [.X462]/100 * time_incr" office:value-type="float" office:value="2149.61306964746" calcext:value-type="float">
            <text:p>2150</text:p>
          </table:table-cell>
          <table:table-cell table:style-name="ce3" table:formula="of:=[.B463]" office:value-type="float" office:value="2149.61306964746" calcext:value-type="float">
            <text:p>2150</text:p>
          </table:table-cell>
          <table:table-cell table:style-name="ce3" table:formula="of:=[.C462]" office:value-type="float" office:value="0" calcext:value-type="float">
            <text:p>0</text:p>
          </table:table-cell>
          <table:table-cell table:style-name="ce5" table:formula="of:=SUMPRODUCT([.B463:.D463];burner_heat_diffusion)" office:value-type="float" office:value="1504.72914875322" calcext:value-type="float">
            <text:p>1505</text:p>
          </table:table-cell>
          <table:table-cell table:formula="of:=[.F462]+[.E463]-[.I462]" office:value-type="float" office:value="52565.6633356615" calcext:value-type="float">
            <text:p>52566</text:p>
          </table:table-cell>
          <table:table-cell table:style-name="ce7" table:formula="of:=temp_out + [.F463] / burner_heat_mass" office:value-type="float" office:value="125.131326671323" calcext:value-type="float">
            <text:p>125.1</text:p>
          </table:table-cell>
          <table:table-cell table:style-name="ce7" table:formula="of:=[.G463]-[.W462]" office:value-type="float" office:value="4.50641903533167" calcext:value-type="float">
            <text:p>4.5</text:p>
          </table:table-cell>
          <table:table-cell table:style-name="ce5" table:formula="of:=thermagon_k * burner_A * [.H463] / thermagon_L" office:value-type="float" office:value="590.744730275187" calcext:value-type="float">
            <text:p>591</text:p>
          </table:table-cell>
          <table:table-cell table:style-name="ce5" table:formula="of:=[.I463]/C_per_s_to_W*time_incr" office:value-type="float" office:value="846.581728683272" calcext:value-type="float">
            <text:p>847</text:p>
          </table:table-cell>
          <table:table-cell table:style-name="ce7" table:formula="of:=[.J462]" office:value-type="float" office:value="253.608222730385" calcext:value-type="float">
            <text:p>253.6</text:p>
          </table:table-cell>
          <table:table-cell table:style-name="ce7" table:formula="of:=[.K462]" office:value-type="float" office:value="224.393233422634" calcext:value-type="float">
            <text:p>224.4</text:p>
          </table:table-cell>
          <table:table-cell table:style-name="ce7" table:formula="of:=[.L462]" office:value-type="float" office:value="198.732173175842" calcext:value-type="float">
            <text:p>198.7</text:p>
          </table:table-cell>
          <table:table-cell table:style-name="ce7" table:formula="of:=[.M462]" office:value-type="float" office:value="184.85197100536" calcext:value-type="float">
            <text:p>184.9</text:p>
          </table:table-cell>
          <table:table-cell table:style-name="ce7" table:formula="of:=[.N462]" office:value-type="float" office:value="193.753360151595" calcext:value-type="float">
            <text:p>193.8</text:p>
          </table:table-cell>
          <table:table-cell table:style-name="ce7" table:formula="of:=[.O462]" office:value-type="float" office:value="238.769892242488" calcext:value-type="float">
            <text:p>238.8</text:p>
          </table:table-cell>
          <table:table-cell table:style-name="ce7" table:formula="of:=[.P462]" office:value-type="float" office:value="334.42497220145" calcext:value-type="float">
            <text:p>334.4</text:p>
          </table:table-cell>
          <table:table-cell table:style-name="ce7" table:formula="of:=[.Q462]" office:value-type="float" office:value="496.193886888772" calcext:value-type="float">
            <text:p>496.2</text:p>
          </table:table-cell>
          <table:table-cell table:style-name="ce7" table:formula="of:=[.R462]" office:value-type="float" office:value="741.638693768276" calcext:value-type="float">
            <text:p>741.6</text:p>
          </table:table-cell>
          <table:table-cell table:style-name="ce5" table:formula="of:=SUMPRODUCT([.J463:.S463];pot_heat_diffusion)" office:value-type="float" office:value="258.910603913399" calcext:value-type="float">
            <text:p>259</text:p>
          </table:table-cell>
          <table:table-cell table:style-name="ce5" table:formula="of:=[.V462]*leakage_out" office:value-type="float" office:value="1714.08029788878" calcext:value-type="float">
            <text:p>1714</text:p>
          </table:table-cell>
          <table:table-cell table:style-name="ce5" table:formula="of:=[.V462]+[.T463]-[.U463]" office:value-type="float" office:value="284224.879954155" calcext:value-type="float">
            <text:p>284225</text:p>
          </table:table-cell>
          <table:table-cell table:style-name="ce12" table:formula="of:= temp_out + [.V463]/pot_water_mass" office:value-type="float" office:value="120.112354112456" calcext:value-type="float">
            <text:p>120.1</text:p>
          </table:table-cell>
          <table:table-cell table:style-name="ce7" table:formula="of:=IF([.G463]&gt;thermagon_temp_max;0;IF([.W46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3" table:formula="of:=burner_C_per_s * [.X463]/100 * time_incr" office:value-type="float" office:value="2149.61306964746" calcext:value-type="float">
            <text:p>2150</text:p>
          </table:table-cell>
          <table:table-cell table:style-name="ce3" table:formula="of:=[.B464]" office:value-type="float" office:value="2149.61306964746" calcext:value-type="float">
            <text:p>2150</text:p>
          </table:table-cell>
          <table:table-cell table:style-name="ce3" table:formula="of:=[.C463]" office:value-type="float" office:value="2149.61306964746" calcext:value-type="float">
            <text:p>2150</text:p>
          </table:table-cell>
          <table:table-cell table:style-name="ce5" table:formula="of:=SUMPRODUCT([.B464:.D464];burner_heat_diffusion)" office:value-type="float" office:value="2149.61306964746" calcext:value-type="float">
            <text:p>2150</text:p>
          </table:table-cell>
          <table:table-cell table:formula="of:=[.F463]+[.E464]-[.I463]" office:value-type="float" office:value="54124.5316750338" calcext:value-type="float">
            <text:p>54125</text:p>
          </table:table-cell>
          <table:table-cell table:style-name="ce7" table:formula="of:=temp_out + [.F464] / burner_heat_mass" office:value-type="float" office:value="128.249063350068" calcext:value-type="float">
            <text:p>128.2</text:p>
          </table:table-cell>
          <table:table-cell table:style-name="ce7" table:formula="of:=[.G464]-[.W463]" office:value-type="float" office:value="8.1367092376118" calcext:value-type="float">
            <text:p>8.1</text:p>
          </table:table-cell>
          <table:table-cell table:style-name="ce5" table:formula="of:=thermagon_k * burner_A * [.H464] / thermagon_L" office:value-type="float" office:value="1066.63807032025" calcext:value-type="float">
            <text:p>1067</text:p>
          </table:table-cell>
          <table:table-cell table:style-name="ce5" table:formula="of:=[.I464]/C_per_s_to_W*time_incr" office:value-type="float" office:value="1528.57275769597" calcext:value-type="float">
            <text:p>1529</text:p>
          </table:table-cell>
          <table:table-cell table:style-name="ce7" table:formula="of:=[.J463]" office:value-type="float" office:value="846.581728683272" calcext:value-type="float">
            <text:p>846.6</text:p>
          </table:table-cell>
          <table:table-cell table:style-name="ce7" table:formula="of:=[.K463]" office:value-type="float" office:value="253.608222730385" calcext:value-type="float">
            <text:p>253.6</text:p>
          </table:table-cell>
          <table:table-cell table:style-name="ce7" table:formula="of:=[.L463]" office:value-type="float" office:value="224.393233422634" calcext:value-type="float">
            <text:p>224.4</text:p>
          </table:table-cell>
          <table:table-cell table:style-name="ce7" table:formula="of:=[.M463]" office:value-type="float" office:value="198.732173175842" calcext:value-type="float">
            <text:p>198.7</text:p>
          </table:table-cell>
          <table:table-cell table:style-name="ce7" table:formula="of:=[.N463]" office:value-type="float" office:value="184.85197100536" calcext:value-type="float">
            <text:p>184.9</text:p>
          </table:table-cell>
          <table:table-cell table:style-name="ce7" table:formula="of:=[.O463]" office:value-type="float" office:value="193.753360151595" calcext:value-type="float">
            <text:p>193.8</text:p>
          </table:table-cell>
          <table:table-cell table:style-name="ce7" table:formula="of:=[.P463]" office:value-type="float" office:value="238.769892242488" calcext:value-type="float">
            <text:p>238.8</text:p>
          </table:table-cell>
          <table:table-cell table:style-name="ce7" table:formula="of:=[.Q463]" office:value-type="float" office:value="334.42497220145" calcext:value-type="float">
            <text:p>334.4</text:p>
          </table:table-cell>
          <table:table-cell table:style-name="ce7" table:formula="of:=[.R463]" office:value-type="float" office:value="496.193886888772" calcext:value-type="float">
            <text:p>496.2</text:p>
          </table:table-cell>
          <table:table-cell table:style-name="ce5" table:formula="of:=SUMPRODUCT([.J464:.S464];pot_heat_diffusion)" office:value-type="float" office:value="280.550614421969" calcext:value-type="float">
            <text:p>281</text:p>
          </table:table-cell>
          <table:table-cell table:style-name="ce5" table:formula="of:=[.V463]*leakage_out" office:value-type="float" office:value="1705.34927972493" calcext:value-type="float">
            <text:p>1705</text:p>
          </table:table-cell>
          <table:table-cell table:style-name="ce5" table:formula="of:=[.V463]+[.T464]-[.U464]" office:value-type="float" office:value="282800.081288852" calcext:value-type="float">
            <text:p>282800</text:p>
          </table:table-cell>
          <table:table-cell table:style-name="ce12" table:formula="of:= temp_out + [.V464]/pot_water_mass" office:value-type="float" office:value="119.610498157612" calcext:value-type="float">
            <text:p>119.6</text:p>
          </table:table-cell>
          <table:table-cell table:style-name="ce7" table:formula="of:=IF([.G464]&gt;thermagon_temp_max;0;IF([.W46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3" table:formula="of:=burner_C_per_s * [.X464]/100 * time_incr" office:value-type="float" office:value="2149.61306964746" calcext:value-type="float">
            <text:p>2150</text:p>
          </table:table-cell>
          <table:table-cell table:style-name="ce3" table:formula="of:=[.B465]" office:value-type="float" office:value="2149.61306964746" calcext:value-type="float">
            <text:p>2150</text:p>
          </table:table-cell>
          <table:table-cell table:style-name="ce3" table:formula="of:=[.C464]" office:value-type="float" office:value="2149.61306964746" calcext:value-type="float">
            <text:p>2150</text:p>
          </table:table-cell>
          <table:table-cell table:style-name="ce5" table:formula="of:=SUMPRODUCT([.B465:.D465];burner_heat_diffusion)" office:value-type="float" office:value="2149.61306964746" calcext:value-type="float">
            <text:p>2150</text:p>
          </table:table-cell>
          <table:table-cell table:formula="of:=[.F464]+[.E465]-[.I464]" office:value-type="float" office:value="55207.506674361" calcext:value-type="float">
            <text:p>55208</text:p>
          </table:table-cell>
          <table:table-cell table:style-name="ce7" table:formula="of:=temp_out + [.F465] / burner_heat_mass" office:value-type="float" office:value="130.415013348722" calcext:value-type="float">
            <text:p>130.4</text:p>
          </table:table-cell>
          <table:table-cell table:style-name="ce7" table:formula="of:=[.G465]-[.W464]" office:value-type="float" office:value="10.8045151911101" calcext:value-type="float">
            <text:p>10.8</text:p>
          </table:table-cell>
          <table:table-cell table:style-name="ce5" table:formula="of:=thermagon_k * burner_A * [.H465] / thermagon_L" office:value-type="float" office:value="1416.35972205073" calcext:value-type="float">
            <text:p>1416</text:p>
          </table:table-cell>
          <table:table-cell table:style-name="ce5" table:formula="of:=[.I465]/C_per_s_to_W*time_incr" office:value-type="float" office:value="2029.75024656166" calcext:value-type="float">
            <text:p>2030</text:p>
          </table:table-cell>
          <table:table-cell table:style-name="ce7" table:formula="of:=[.J464]" office:value-type="float" office:value="1528.57275769597" calcext:value-type="float">
            <text:p>1528.6</text:p>
          </table:table-cell>
          <table:table-cell table:style-name="ce7" table:formula="of:=[.K464]" office:value-type="float" office:value="846.581728683272" calcext:value-type="float">
            <text:p>846.6</text:p>
          </table:table-cell>
          <table:table-cell table:style-name="ce7" table:formula="of:=[.L464]" office:value-type="float" office:value="253.608222730385" calcext:value-type="float">
            <text:p>253.6</text:p>
          </table:table-cell>
          <table:table-cell table:style-name="ce7" table:formula="of:=[.M464]" office:value-type="float" office:value="224.393233422634" calcext:value-type="float">
            <text:p>224.4</text:p>
          </table:table-cell>
          <table:table-cell table:style-name="ce7" table:formula="of:=[.N464]" office:value-type="float" office:value="198.732173175842" calcext:value-type="float">
            <text:p>198.7</text:p>
          </table:table-cell>
          <table:table-cell table:style-name="ce7" table:formula="of:=[.O464]" office:value-type="float" office:value="184.85197100536" calcext:value-type="float">
            <text:p>184.9</text:p>
          </table:table-cell>
          <table:table-cell table:style-name="ce7" table:formula="of:=[.P464]" office:value-type="float" office:value="193.753360151595" calcext:value-type="float">
            <text:p>193.8</text:p>
          </table:table-cell>
          <table:table-cell table:style-name="ce7" table:formula="of:=[.Q464]" office:value-type="float" office:value="238.769892242488" calcext:value-type="float">
            <text:p>238.8</text:p>
          </table:table-cell>
          <table:table-cell table:style-name="ce7" table:formula="of:=[.R464]" office:value-type="float" office:value="334.42497220145" calcext:value-type="float">
            <text:p>334.4</text:p>
          </table:table-cell>
          <table:table-cell table:style-name="ce5" table:formula="of:=SUMPRODUCT([.J465:.S465];pot_heat_diffusion)" office:value-type="float" office:value="381.615748003759" calcext:value-type="float">
            <text:p>382</text:p>
          </table:table-cell>
          <table:table-cell table:style-name="ce5" table:formula="of:=[.V464]*leakage_out" office:value-type="float" office:value="1696.80048773311" calcext:value-type="float">
            <text:p>1697</text:p>
          </table:table-cell>
          <table:table-cell table:style-name="ce5" table:formula="of:=[.V464]+[.T465]-[.U465]" office:value-type="float" office:value="281484.896549122" calcext:value-type="float">
            <text:p>281485</text:p>
          </table:table-cell>
          <table:table-cell table:style-name="ce12" table:formula="of:= temp_out + [.V465]/pot_water_mass" office:value-type="float" office:value="119.147251448146" calcext:value-type="float">
            <text:p>119.1</text:p>
          </table:table-cell>
          <table:table-cell table:style-name="ce7" table:formula="of:=IF([.G465]&gt;thermagon_temp_max;0;IF([.W46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3" table:formula="of:=burner_C_per_s * [.X465]/100 * time_incr" office:value-type="float" office:value="2149.61306964746" calcext:value-type="float">
            <text:p>2150</text:p>
          </table:table-cell>
          <table:table-cell table:style-name="ce3" table:formula="of:=[.B466]" office:value-type="float" office:value="2149.61306964746" calcext:value-type="float">
            <text:p>2150</text:p>
          </table:table-cell>
          <table:table-cell table:style-name="ce3" table:formula="of:=[.C465]" office:value-type="float" office:value="2149.61306964746" calcext:value-type="float">
            <text:p>2150</text:p>
          </table:table-cell>
          <table:table-cell table:style-name="ce5" table:formula="of:=SUMPRODUCT([.B466:.D466];burner_heat_diffusion)" office:value-type="float" office:value="2149.61306964746" calcext:value-type="float">
            <text:p>2150</text:p>
          </table:table-cell>
          <table:table-cell table:formula="of:=[.F465]+[.E466]-[.I465]" office:value-type="float" office:value="55940.7600219578" calcext:value-type="float">
            <text:p>55941</text:p>
          </table:table-cell>
          <table:table-cell table:style-name="ce7" table:formula="of:=temp_out + [.F466] / burner_heat_mass" office:value-type="float" office:value="131.881520043916" calcext:value-type="float">
            <text:p>131.9</text:p>
          </table:table-cell>
          <table:table-cell table:style-name="ce7" table:formula="of:=[.G466]-[.W465]" office:value-type="float" office:value="12.7342685957694" calcext:value-type="float">
            <text:p>12.7</text:p>
          </table:table-cell>
          <table:table-cell table:style-name="ce5" table:formula="of:=thermagon_k * burner_A * [.H466] / thermagon_L" office:value-type="float" office:value="1669.33035030238" calcext:value-type="float">
            <text:p>1669</text:p>
          </table:table-cell>
          <table:table-cell table:style-name="ce5" table:formula="of:=[.I466]/C_per_s_to_W*time_incr" office:value-type="float" office:value="2392.27622571279" calcext:value-type="float">
            <text:p>2392</text:p>
          </table:table-cell>
          <table:table-cell table:style-name="ce7" table:formula="of:=[.J465]" office:value-type="float" office:value="2029.75024656166" calcext:value-type="float">
            <text:p>2029.8</text:p>
          </table:table-cell>
          <table:table-cell table:style-name="ce7" table:formula="of:=[.K465]" office:value-type="float" office:value="1528.57275769597" calcext:value-type="float">
            <text:p>1528.6</text:p>
          </table:table-cell>
          <table:table-cell table:style-name="ce7" table:formula="of:=[.L465]" office:value-type="float" office:value="846.581728683272" calcext:value-type="float">
            <text:p>846.6</text:p>
          </table:table-cell>
          <table:table-cell table:style-name="ce7" table:formula="of:=[.M465]" office:value-type="float" office:value="253.608222730385" calcext:value-type="float">
            <text:p>253.6</text:p>
          </table:table-cell>
          <table:table-cell table:style-name="ce7" table:formula="of:=[.N465]" office:value-type="float" office:value="224.393233422634" calcext:value-type="float">
            <text:p>224.4</text:p>
          </table:table-cell>
          <table:table-cell table:style-name="ce7" table:formula="of:=[.O465]" office:value-type="float" office:value="198.732173175842" calcext:value-type="float">
            <text:p>198.7</text:p>
          </table:table-cell>
          <table:table-cell table:style-name="ce7" table:formula="of:=[.P465]" office:value-type="float" office:value="184.85197100536" calcext:value-type="float">
            <text:p>184.9</text:p>
          </table:table-cell>
          <table:table-cell table:style-name="ce7" table:formula="of:=[.Q465]" office:value-type="float" office:value="193.753360151595" calcext:value-type="float">
            <text:p>193.8</text:p>
          </table:table-cell>
          <table:table-cell table:style-name="ce7" table:formula="of:=[.R465]" office:value-type="float" office:value="238.769892242488" calcext:value-type="float">
            <text:p>238.8</text:p>
          </table:table-cell>
          <table:table-cell table:style-name="ce5" table:formula="of:=SUMPRODUCT([.J466:.S466];pot_heat_diffusion)" office:value-type="float" office:value="577.975922951312" calcext:value-type="float">
            <text:p>578</text:p>
          </table:table-cell>
          <table:table-cell table:style-name="ce5" table:formula="of:=[.V465]*leakage_out" office:value-type="float" office:value="1688.90937929473" calcext:value-type="float">
            <text:p>1689</text:p>
          </table:table-cell>
          <table:table-cell table:style-name="ce5" table:formula="of:=[.V465]+[.T466]-[.U466]" office:value-type="float" office:value="280373.963092779" calcext:value-type="float">
            <text:p>280374</text:p>
          </table:table-cell>
          <table:table-cell table:style-name="ce12" table:formula="of:= temp_out + [.V466]/pot_water_mass" office:value-type="float" office:value="118.755948042214" calcext:value-type="float">
            <text:p>118.8</text:p>
          </table:table-cell>
          <table:table-cell table:style-name="ce7" table:formula="of:=IF([.G466]&gt;thermagon_temp_max;0;IF([.W46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3" table:formula="of:=burner_C_per_s * [.X466]/100 * time_incr" office:value-type="float" office:value="2149.61306964746" calcext:value-type="float">
            <text:p>2150</text:p>
          </table:table-cell>
          <table:table-cell table:style-name="ce3" table:formula="of:=[.B467]" office:value-type="float" office:value="2149.61306964746" calcext:value-type="float">
            <text:p>2150</text:p>
          </table:table-cell>
          <table:table-cell table:style-name="ce3" table:formula="of:=[.C466]" office:value-type="float" office:value="2149.61306964746" calcext:value-type="float">
            <text:p>2150</text:p>
          </table:table-cell>
          <table:table-cell table:style-name="ce5" table:formula="of:=SUMPRODUCT([.B467:.D467];burner_heat_diffusion)" office:value-type="float" office:value="2149.61306964746" calcext:value-type="float">
            <text:p>2150</text:p>
          </table:table-cell>
          <table:table-cell table:formula="of:=[.F466]+[.E467]-[.I466]" office:value-type="float" office:value="56421.0427413028" calcext:value-type="float">
            <text:p>56421</text:p>
          </table:table-cell>
          <table:table-cell table:style-name="ce7" table:formula="of:=temp_out + [.F467] / burner_heat_mass" office:value-type="float" office:value="132.842085482606" calcext:value-type="float">
            <text:p>132.8</text:p>
          </table:table-cell>
          <table:table-cell table:style-name="ce7" table:formula="of:=[.G467]-[.W466]" office:value-type="float" office:value="14.0861374403921" calcext:value-type="float">
            <text:p>14.1</text:p>
          </table:table-cell>
          <table:table-cell table:style-name="ce5" table:formula="of:=thermagon_k * burner_A * [.H467] / thermagon_L" office:value-type="float" office:value="1846.54631484601" calcext:value-type="float">
            <text:p>1847</text:p>
          </table:table-cell>
          <table:table-cell table:style-name="ce5" table:formula="of:=[.I467]/C_per_s_to_W*time_incr" office:value-type="float" office:value="2646.24006140156" calcext:value-type="float">
            <text:p>2646</text:p>
          </table:table-cell>
          <table:table-cell table:style-name="ce7" table:formula="of:=[.J466]" office:value-type="float" office:value="2392.27622571279" calcext:value-type="float">
            <text:p>2392.3</text:p>
          </table:table-cell>
          <table:table-cell table:style-name="ce7" table:formula="of:=[.K466]" office:value-type="float" office:value="2029.75024656166" calcext:value-type="float">
            <text:p>2029.8</text:p>
          </table:table-cell>
          <table:table-cell table:style-name="ce7" table:formula="of:=[.L466]" office:value-type="float" office:value="1528.57275769597" calcext:value-type="float">
            <text:p>1528.6</text:p>
          </table:table-cell>
          <table:table-cell table:style-name="ce7" table:formula="of:=[.M466]" office:value-type="float" office:value="846.581728683272" calcext:value-type="float">
            <text:p>846.6</text:p>
          </table:table-cell>
          <table:table-cell table:style-name="ce7" table:formula="of:=[.N466]" office:value-type="float" office:value="253.608222730385" calcext:value-type="float">
            <text:p>253.6</text:p>
          </table:table-cell>
          <table:table-cell table:style-name="ce7" table:formula="of:=[.O466]" office:value-type="float" office:value="224.393233422634" calcext:value-type="float">
            <text:p>224.4</text:p>
          </table:table-cell>
          <table:table-cell table:style-name="ce7" table:formula="of:=[.P466]" office:value-type="float" office:value="198.732173175842" calcext:value-type="float">
            <text:p>198.7</text:p>
          </table:table-cell>
          <table:table-cell table:style-name="ce7" table:formula="of:=[.Q466]" office:value-type="float" office:value="184.85197100536" calcext:value-type="float">
            <text:p>184.9</text:p>
          </table:table-cell>
          <table:table-cell table:style-name="ce7" table:formula="of:=[.R466]" office:value-type="float" office:value="193.753360151595" calcext:value-type="float">
            <text:p>193.8</text:p>
          </table:table-cell>
          <table:table-cell table:style-name="ce5" table:formula="of:=SUMPRODUCT([.J467:.S467];pot_heat_diffusion)" office:value-type="float" office:value="869.48361016297" calcext:value-type="float">
            <text:p>869</text:p>
          </table:table-cell>
          <table:table-cell table:style-name="ce5" table:formula="of:=[.V466]*leakage_out" office:value-type="float" office:value="1682.24377855667" calcext:value-type="float">
            <text:p>1682</text:p>
          </table:table-cell>
          <table:table-cell table:style-name="ce5" table:formula="of:=[.V466]+[.T467]-[.U467]" office:value-type="float" office:value="279561.202924385" calcext:value-type="float">
            <text:p>279561</text:p>
          </table:table-cell>
          <table:table-cell table:style-name="ce12" table:formula="of:= temp_out + [.V467]/pot_water_mass" office:value-type="float" office:value="118.469670029536" calcext:value-type="float">
            <text:p>118.5</text:p>
          </table:table-cell>
          <table:table-cell table:style-name="ce7" table:formula="of:=IF([.G467]&gt;thermagon_temp_max;0;IF([.W46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3" table:formula="of:=burner_C_per_s * [.X467]/100 * time_incr" office:value-type="float" office:value="2149.61306964746" calcext:value-type="float">
            <text:p>2150</text:p>
          </table:table-cell>
          <table:table-cell table:style-name="ce3" table:formula="of:=[.B468]" office:value-type="float" office:value="2149.61306964746" calcext:value-type="float">
            <text:p>2150</text:p>
          </table:table-cell>
          <table:table-cell table:style-name="ce3" table:formula="of:=[.C467]" office:value-type="float" office:value="2149.61306964746" calcext:value-type="float">
            <text:p>2150</text:p>
          </table:table-cell>
          <table:table-cell table:style-name="ce5" table:formula="of:=SUMPRODUCT([.B468:.D468];burner_heat_diffusion)" office:value-type="float" office:value="2149.61306964746" calcext:value-type="float">
            <text:p>2150</text:p>
          </table:table-cell>
          <table:table-cell table:formula="of:=[.F467]+[.E468]-[.I467]" office:value-type="float" office:value="56724.1094961043" calcext:value-type="float">
            <text:p>56724</text:p>
          </table:table-cell>
          <table:table-cell table:style-name="ce7" table:formula="of:=temp_out + [.F468] / burner_heat_mass" office:value-type="float" office:value="133.448218992209" calcext:value-type="float">
            <text:p>133.4</text:p>
          </table:table-cell>
          <table:table-cell table:style-name="ce7" table:formula="of:=[.G468]-[.W467]" office:value-type="float" office:value="14.9785489626723" calcext:value-type="float">
            <text:p>15.0</text:p>
          </table:table-cell>
          <table:table-cell table:style-name="ce5" table:formula="of:=thermagon_k * burner_A * [.H468] / thermagon_L" office:value-type="float" office:value="1963.53219651627" calcext:value-type="float">
            <text:p>1964</text:p>
          </table:table-cell>
          <table:table-cell table:style-name="ce5" table:formula="of:=[.I468]/C_per_s_to_W*time_incr" office:value-type="float" office:value="2813.88964820331" calcext:value-type="float">
            <text:p>2814</text:p>
          </table:table-cell>
          <table:table-cell table:style-name="ce7" table:formula="of:=[.J467]" office:value-type="float" office:value="2646.24006140156" calcext:value-type="float">
            <text:p>2646.2</text:p>
          </table:table-cell>
          <table:table-cell table:style-name="ce7" table:formula="of:=[.K467]" office:value-type="float" office:value="2392.27622571279" calcext:value-type="float">
            <text:p>2392.3</text:p>
          </table:table-cell>
          <table:table-cell table:style-name="ce7" table:formula="of:=[.L467]" office:value-type="float" office:value="2029.75024656166" calcext:value-type="float">
            <text:p>2029.8</text:p>
          </table:table-cell>
          <table:table-cell table:style-name="ce7" table:formula="of:=[.M467]" office:value-type="float" office:value="1528.57275769597" calcext:value-type="float">
            <text:p>1528.6</text:p>
          </table:table-cell>
          <table:table-cell table:style-name="ce7" table:formula="of:=[.N467]" office:value-type="float" office:value="846.581728683272" calcext:value-type="float">
            <text:p>846.6</text:p>
          </table:table-cell>
          <table:table-cell table:style-name="ce7" table:formula="of:=[.O467]" office:value-type="float" office:value="253.608222730385" calcext:value-type="float">
            <text:p>253.6</text:p>
          </table:table-cell>
          <table:table-cell table:style-name="ce7" table:formula="of:=[.P467]" office:value-type="float" office:value="224.393233422634" calcext:value-type="float">
            <text:p>224.4</text:p>
          </table:table-cell>
          <table:table-cell table:style-name="ce7" table:formula="of:=[.Q467]" office:value-type="float" office:value="198.732173175842" calcext:value-type="float">
            <text:p>198.7</text:p>
          </table:table-cell>
          <table:table-cell table:style-name="ce7" table:formula="of:=[.R467]" office:value-type="float" office:value="184.85197100536" calcext:value-type="float">
            <text:p>184.9</text:p>
          </table:table-cell>
          <table:table-cell table:style-name="ce5" table:formula="of:=SUMPRODUCT([.J468:.S468];pot_heat_diffusion)" office:value-type="float" office:value="1233.92196796866" calcext:value-type="float">
            <text:p>1234</text:p>
          </table:table-cell>
          <table:table-cell table:style-name="ce5" table:formula="of:=[.V467]*leakage_out" office:value-type="float" office:value="1677.36721754631" calcext:value-type="float">
            <text:p>1677</text:p>
          </table:table-cell>
          <table:table-cell table:style-name="ce5" table:formula="of:=[.V467]+[.T468]-[.U468]" office:value-type="float" office:value="279117.757674807" calcext:value-type="float">
            <text:p>279118</text:p>
          </table:table-cell>
          <table:table-cell table:style-name="ce12" table:formula="of:= temp_out + [.V468]/pot_water_mass" office:value-type="float" office:value="118.313475582863" calcext:value-type="float">
            <text:p>118.3</text:p>
          </table:table-cell>
          <table:table-cell table:style-name="ce7" table:formula="of:=IF([.G468]&gt;thermagon_temp_max;0;IF([.W46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3" table:formula="of:=burner_C_per_s * [.X468]/100 * time_incr" office:value-type="float" office:value="2149.61306964746" calcext:value-type="float">
            <text:p>2150</text:p>
          </table:table-cell>
          <table:table-cell table:style-name="ce3" table:formula="of:=[.B469]" office:value-type="float" office:value="2149.61306964746" calcext:value-type="float">
            <text:p>2150</text:p>
          </table:table-cell>
          <table:table-cell table:style-name="ce3" table:formula="of:=[.C468]" office:value-type="float" office:value="2149.61306964746" calcext:value-type="float">
            <text:p>2150</text:p>
          </table:table-cell>
          <table:table-cell table:style-name="ce5" table:formula="of:=SUMPRODUCT([.B469:.D469];burner_heat_diffusion)" office:value-type="float" office:value="2149.61306964746" calcext:value-type="float">
            <text:p>2150</text:p>
          </table:table-cell>
          <table:table-cell table:formula="of:=[.F468]+[.E469]-[.I468]" office:value-type="float" office:value="56910.1903692355" calcext:value-type="float">
            <text:p>56910</text:p>
          </table:table-cell>
          <table:table-cell table:style-name="ce7" table:formula="of:=temp_out + [.F469] / burner_heat_mass" office:value-type="float" office:value="133.820380738471" calcext:value-type="float">
            <text:p>133.8</text:p>
          </table:table-cell>
          <table:table-cell table:style-name="ce7" table:formula="of:=[.G469]-[.W468]" office:value-type="float" office:value="15.5069051556079" calcext:value-type="float">
            <text:p>15.5</text:p>
          </table:table-cell>
          <table:table-cell table:style-name="ce5" table:formula="of:=thermagon_k * burner_A * [.H469] / thermagon_L" office:value-type="float" office:value="2032.79420571644" calcext:value-type="float">
            <text:p>2033</text:p>
          </table:table-cell>
          <table:table-cell table:style-name="ce5" table:formula="of:=[.I469]/C_per_s_to_W*time_incr" office:value-type="float" office:value="2913.14732834113" calcext:value-type="float">
            <text:p>2913</text:p>
          </table:table-cell>
          <table:table-cell table:style-name="ce7" table:formula="of:=[.J468]" office:value-type="float" office:value="2813.88964820331" calcext:value-type="float">
            <text:p>2813.9</text:p>
          </table:table-cell>
          <table:table-cell table:style-name="ce7" table:formula="of:=[.K468]" office:value-type="float" office:value="2646.24006140156" calcext:value-type="float">
            <text:p>2646.2</text:p>
          </table:table-cell>
          <table:table-cell table:style-name="ce7" table:formula="of:=[.L468]" office:value-type="float" office:value="2392.27622571279" calcext:value-type="float">
            <text:p>2392.3</text:p>
          </table:table-cell>
          <table:table-cell table:style-name="ce7" table:formula="of:=[.M468]" office:value-type="float" office:value="2029.75024656166" calcext:value-type="float">
            <text:p>2029.8</text:p>
          </table:table-cell>
          <table:table-cell table:style-name="ce7" table:formula="of:=[.N468]" office:value-type="float" office:value="1528.57275769597" calcext:value-type="float">
            <text:p>1528.6</text:p>
          </table:table-cell>
          <table:table-cell table:style-name="ce7" table:formula="of:=[.O468]" office:value-type="float" office:value="846.581728683272" calcext:value-type="float">
            <text:p>846.6</text:p>
          </table:table-cell>
          <table:table-cell table:style-name="ce7" table:formula="of:=[.P468]" office:value-type="float" office:value="253.608222730385" calcext:value-type="float">
            <text:p>253.6</text:p>
          </table:table-cell>
          <table:table-cell table:style-name="ce7" table:formula="of:=[.Q468]" office:value-type="float" office:value="224.393233422634" calcext:value-type="float">
            <text:p>224.4</text:p>
          </table:table-cell>
          <table:table-cell table:style-name="ce7" table:formula="of:=[.R468]" office:value-type="float" office:value="198.732173175842" calcext:value-type="float">
            <text:p>198.7</text:p>
          </table:table-cell>
          <table:table-cell table:style-name="ce5" table:formula="of:=SUMPRODUCT([.J469:.S469];pot_heat_diffusion)" office:value-type="float" office:value="1630.46339645062" calcext:value-type="float">
            <text:p>1630</text:p>
          </table:table-cell>
          <table:table-cell table:style-name="ce5" table:formula="of:=[.V468]*leakage_out" office:value-type="float" office:value="1674.70654604885" calcext:value-type="float">
            <text:p>1675</text:p>
          </table:table-cell>
          <table:table-cell table:style-name="ce5" table:formula="of:=[.V468]+[.T469]-[.U469]" office:value-type="float" office:value="279073.514525209" calcext:value-type="float">
            <text:p>279074</text:p>
          </table:table-cell>
          <table:table-cell table:style-name="ce12" table:formula="of:= temp_out + [.V469]/pot_water_mass" office:value-type="float" office:value="118.297891845576" calcext:value-type="float">
            <text:p>118.3</text:p>
          </table:table-cell>
          <table:table-cell table:style-name="ce7" table:formula="of:=IF([.G469]&gt;thermagon_temp_max;0;IF([.W46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3" table:formula="of:=burner_C_per_s * [.X469]/100 * time_incr" office:value-type="float" office:value="2149.61306964746" calcext:value-type="float">
            <text:p>2150</text:p>
          </table:table-cell>
          <table:table-cell table:style-name="ce3" table:formula="of:=[.B470]" office:value-type="float" office:value="2149.61306964746" calcext:value-type="float">
            <text:p>2150</text:p>
          </table:table-cell>
          <table:table-cell table:style-name="ce3" table:formula="of:=[.C469]" office:value-type="float" office:value="2149.61306964746" calcext:value-type="float">
            <text:p>2150</text:p>
          </table:table-cell>
          <table:table-cell table:style-name="ce5" table:formula="of:=SUMPRODUCT([.B470:.D470];burner_heat_diffusion)" office:value-type="float" office:value="2149.61306964746" calcext:value-type="float">
            <text:p>2150</text:p>
          </table:table-cell>
          <table:table-cell table:formula="of:=[.F469]+[.E470]-[.I469]" office:value-type="float" office:value="57027.0092331665" calcext:value-type="float">
            <text:p>57027</text:p>
          </table:table-cell>
          <table:table-cell table:style-name="ce7" table:formula="of:=temp_out + [.F470] / burner_heat_mass" office:value-type="float" office:value="134.054018466333" calcext:value-type="float">
            <text:p>134.1</text:p>
          </table:table-cell>
          <table:table-cell table:style-name="ce7" table:formula="of:=[.G470]-[.W469]" office:value-type="float" office:value="15.756126620757" calcext:value-type="float">
            <text:p>15.8</text:p>
          </table:table-cell>
          <table:table-cell table:style-name="ce5" table:formula="of:=thermagon_k * burner_A * [.H470] / thermagon_L" office:value-type="float" office:value="2065.46455129548" calcext:value-type="float">
            <text:p>2065</text:p>
          </table:table-cell>
          <table:table-cell table:style-name="ce5" table:formula="of:=[.I470]/C_per_s_to_W*time_incr" office:value-type="float" office:value="2959.96639623887" calcext:value-type="float">
            <text:p>2960</text:p>
          </table:table-cell>
          <table:table-cell table:style-name="ce7" table:formula="of:=[.J469]" office:value-type="float" office:value="2913.14732834113" calcext:value-type="float">
            <text:p>2913.1</text:p>
          </table:table-cell>
          <table:table-cell table:style-name="ce7" table:formula="of:=[.K469]" office:value-type="float" office:value="2813.88964820331" calcext:value-type="float">
            <text:p>2813.9</text:p>
          </table:table-cell>
          <table:table-cell table:style-name="ce7" table:formula="of:=[.L469]" office:value-type="float" office:value="2646.24006140156" calcext:value-type="float">
            <text:p>2646.2</text:p>
          </table:table-cell>
          <table:table-cell table:style-name="ce7" table:formula="of:=[.M469]" office:value-type="float" office:value="2392.27622571279" calcext:value-type="float">
            <text:p>2392.3</text:p>
          </table:table-cell>
          <table:table-cell table:style-name="ce7" table:formula="of:=[.N469]" office:value-type="float" office:value="2029.75024656166" calcext:value-type="float">
            <text:p>2029.8</text:p>
          </table:table-cell>
          <table:table-cell table:style-name="ce7" table:formula="of:=[.O469]" office:value-type="float" office:value="1528.57275769597" calcext:value-type="float">
            <text:p>1528.6</text:p>
          </table:table-cell>
          <table:table-cell table:style-name="ce7" table:formula="of:=[.P469]" office:value-type="float" office:value="846.581728683272" calcext:value-type="float">
            <text:p>846.6</text:p>
          </table:table-cell>
          <table:table-cell table:style-name="ce7" table:formula="of:=[.Q469]" office:value-type="float" office:value="253.608222730385" calcext:value-type="float">
            <text:p>253.6</text:p>
          </table:table-cell>
          <table:table-cell table:style-name="ce7" table:formula="of:=[.R469]" office:value-type="float" office:value="224.393233422634" calcext:value-type="float">
            <text:p>224.4</text:p>
          </table:table-cell>
          <table:table-cell table:style-name="ce5" table:formula="of:=SUMPRODUCT([.J470:.S470];pot_heat_diffusion)" office:value-type="float" office:value="2010.2587957095" calcext:value-type="float">
            <text:p>2010</text:p>
          </table:table-cell>
          <table:table-cell table:style-name="ce5" table:formula="of:=[.V469]*leakage_out" office:value-type="float" office:value="1674.44108715126" calcext:value-type="float">
            <text:p>1674</text:p>
          </table:table-cell>
          <table:table-cell table:style-name="ce5" table:formula="of:=[.V469]+[.T470]-[.U470]" office:value-type="float" office:value="279409.332233767" calcext:value-type="float">
            <text:p>279409</text:p>
          </table:table-cell>
          <table:table-cell table:style-name="ce12" table:formula="of:= temp_out + [.V470]/pot_water_mass" office:value-type="float" office:value="118.416176709877" calcext:value-type="float">
            <text:p>118.4</text:p>
          </table:table-cell>
          <table:table-cell table:style-name="ce7" table:formula="of:=IF([.G470]&gt;thermagon_temp_max;0;IF([.W47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3" table:formula="of:=burner_C_per_s * [.X470]/100 * time_incr" office:value-type="float" office:value="2149.61306964746" calcext:value-type="float">
            <text:p>2150</text:p>
          </table:table-cell>
          <table:table-cell table:style-name="ce3" table:formula="of:=[.B471]" office:value-type="float" office:value="2149.61306964746" calcext:value-type="float">
            <text:p>2150</text:p>
          </table:table-cell>
          <table:table-cell table:style-name="ce3" table:formula="of:=[.C470]" office:value-type="float" office:value="2149.61306964746" calcext:value-type="float">
            <text:p>2150</text:p>
          </table:table-cell>
          <table:table-cell table:style-name="ce5" table:formula="of:=SUMPRODUCT([.B471:.D471];burner_heat_diffusion)" office:value-type="float" office:value="2149.61306964746" calcext:value-type="float">
            <text:p>2150</text:p>
          </table:table-cell>
          <table:table-cell table:formula="of:=[.F470]+[.E471]-[.I470]" office:value-type="float" office:value="57111.1577515185" calcext:value-type="float">
            <text:p>57111</text:p>
          </table:table-cell>
          <table:table-cell table:style-name="ce7" table:formula="of:=temp_out + [.F471] / burner_heat_mass" office:value-type="float" office:value="134.222315503037" calcext:value-type="float">
            <text:p>134.2</text:p>
          </table:table-cell>
          <table:table-cell table:style-name="ce7" table:formula="of:=[.G471]-[.W470]" office:value-type="float" office:value="15.8061387931597" calcext:value-type="float">
            <text:p>15.8</text:p>
          </table:table-cell>
          <table:table-cell table:style-name="ce5" table:formula="of:=thermagon_k * burner_A * [.H471] / thermagon_L" office:value-type="float" office:value="2072.02062765343" calcext:value-type="float">
            <text:p>2072</text:p>
          </table:table-cell>
          <table:table-cell table:style-name="ce5" table:formula="of:=[.I471]/C_per_s_to_W*time_incr" office:value-type="float" office:value="2969.3617478553" calcext:value-type="float">
            <text:p>2969</text:p>
          </table:table-cell>
          <table:table-cell table:style-name="ce7" table:formula="of:=[.J470]" office:value-type="float" office:value="2959.96639623887" calcext:value-type="float">
            <text:p>2960.0</text:p>
          </table:table-cell>
          <table:table-cell table:style-name="ce7" table:formula="of:=[.K470]" office:value-type="float" office:value="2913.14732834113" calcext:value-type="float">
            <text:p>2913.1</text:p>
          </table:table-cell>
          <table:table-cell table:style-name="ce7" table:formula="of:=[.L470]" office:value-type="float" office:value="2813.88964820331" calcext:value-type="float">
            <text:p>2813.9</text:p>
          </table:table-cell>
          <table:table-cell table:style-name="ce7" table:formula="of:=[.M470]" office:value-type="float" office:value="2646.24006140156" calcext:value-type="float">
            <text:p>2646.2</text:p>
          </table:table-cell>
          <table:table-cell table:style-name="ce7" table:formula="of:=[.N470]" office:value-type="float" office:value="2392.27622571279" calcext:value-type="float">
            <text:p>2392.3</text:p>
          </table:table-cell>
          <table:table-cell table:style-name="ce7" table:formula="of:=[.O470]" office:value-type="float" office:value="2029.75024656166" calcext:value-type="float">
            <text:p>2029.8</text:p>
          </table:table-cell>
          <table:table-cell table:style-name="ce7" table:formula="of:=[.P470]" office:value-type="float" office:value="1528.57275769597" calcext:value-type="float">
            <text:p>1528.6</text:p>
          </table:table-cell>
          <table:table-cell table:style-name="ce7" table:formula="of:=[.Q470]" office:value-type="float" office:value="846.581728683272" calcext:value-type="float">
            <text:p>846.6</text:p>
          </table:table-cell>
          <table:table-cell table:style-name="ce7" table:formula="of:=[.R470]" office:value-type="float" office:value="253.608222730385" calcext:value-type="float">
            <text:p>253.6</text:p>
          </table:table-cell>
          <table:table-cell table:style-name="ce5" table:formula="of:=SUMPRODUCT([.J471:.S471];pot_heat_diffusion)" office:value-type="float" office:value="2332.43773015686" calcext:value-type="float">
            <text:p>2332</text:p>
          </table:table-cell>
          <table:table-cell table:style-name="ce5" table:formula="of:=[.V470]*leakage_out" office:value-type="float" office:value="1676.45599340261" calcext:value-type="float">
            <text:p>1676</text:p>
          </table:table-cell>
          <table:table-cell table:style-name="ce5" table:formula="of:=[.V470]+[.T471]-[.U471]" office:value-type="float" office:value="280065.313970522" calcext:value-type="float">
            <text:p>280065</text:p>
          </table:table-cell>
          <table:table-cell table:style-name="ce12" table:formula="of:= temp_out + [.V471]/pot_water_mass" office:value-type="float" office:value="118.647232752303" calcext:value-type="float">
            <text:p>118.6</text:p>
          </table:table-cell>
          <table:table-cell table:style-name="ce7" table:formula="of:=IF([.G471]&gt;thermagon_temp_max;0;IF([.W47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3" table:formula="of:=burner_C_per_s * [.X471]/100 * time_incr" office:value-type="float" office:value="2149.61306964746" calcext:value-type="float">
            <text:p>2150</text:p>
          </table:table-cell>
          <table:table-cell table:style-name="ce3" table:formula="of:=[.B472]" office:value-type="float" office:value="2149.61306964746" calcext:value-type="float">
            <text:p>2150</text:p>
          </table:table-cell>
          <table:table-cell table:style-name="ce3" table:formula="of:=[.C471]" office:value-type="float" office:value="2149.61306964746" calcext:value-type="float">
            <text:p>2150</text:p>
          </table:table-cell>
          <table:table-cell table:style-name="ce5" table:formula="of:=SUMPRODUCT([.B472:.D472];burner_heat_diffusion)" office:value-type="float" office:value="2149.61306964746" calcext:value-type="float">
            <text:p>2150</text:p>
          </table:table-cell>
          <table:table-cell table:formula="of:=[.F471]+[.E472]-[.I471]" office:value-type="float" office:value="57188.7501935125" calcext:value-type="float">
            <text:p>57189</text:p>
          </table:table-cell>
          <table:table-cell table:style-name="ce7" table:formula="of:=temp_out + [.F472] / burner_heat_mass" office:value-type="float" office:value="134.377500387025" calcext:value-type="float">
            <text:p>134.4</text:p>
          </table:table-cell>
          <table:table-cell table:style-name="ce7" table:formula="of:=[.G472]-[.W471]" office:value-type="float" office:value="15.7302676347216" calcext:value-type="float">
            <text:p>15.7</text:p>
          </table:table-cell>
          <table:table-cell table:style-name="ce5" table:formula="of:=thermagon_k * burner_A * [.H472] / thermagon_L" office:value-type="float" office:value="2062.0747068068" calcext:value-type="float">
            <text:p>2062</text:p>
          </table:table-cell>
          <table:table-cell table:style-name="ce5" table:formula="of:=[.I472]/C_per_s_to_W*time_incr" office:value-type="float" office:value="2955.1084935609" calcext:value-type="float">
            <text:p>2955</text:p>
          </table:table-cell>
          <table:table-cell table:style-name="ce7" table:formula="of:=[.J471]" office:value-type="float" office:value="2969.3617478553" calcext:value-type="float">
            <text:p>2969.4</text:p>
          </table:table-cell>
          <table:table-cell table:style-name="ce7" table:formula="of:=[.K471]" office:value-type="float" office:value="2959.96639623887" calcext:value-type="float">
            <text:p>2960.0</text:p>
          </table:table-cell>
          <table:table-cell table:style-name="ce7" table:formula="of:=[.L471]" office:value-type="float" office:value="2913.14732834113" calcext:value-type="float">
            <text:p>2913.1</text:p>
          </table:table-cell>
          <table:table-cell table:style-name="ce7" table:formula="of:=[.M471]" office:value-type="float" office:value="2813.88964820331" calcext:value-type="float">
            <text:p>2813.9</text:p>
          </table:table-cell>
          <table:table-cell table:style-name="ce7" table:formula="of:=[.N471]" office:value-type="float" office:value="2646.24006140156" calcext:value-type="float">
            <text:p>2646.2</text:p>
          </table:table-cell>
          <table:table-cell table:style-name="ce7" table:formula="of:=[.O471]" office:value-type="float" office:value="2392.27622571279" calcext:value-type="float">
            <text:p>2392.3</text:p>
          </table:table-cell>
          <table:table-cell table:style-name="ce7" table:formula="of:=[.P471]" office:value-type="float" office:value="2029.75024656166" calcext:value-type="float">
            <text:p>2029.8</text:p>
          </table:table-cell>
          <table:table-cell table:style-name="ce7" table:formula="of:=[.Q471]" office:value-type="float" office:value="1528.57275769597" calcext:value-type="float">
            <text:p>1528.6</text:p>
          </table:table-cell>
          <table:table-cell table:style-name="ce7" table:formula="of:=[.R471]" office:value-type="float" office:value="846.581728683272" calcext:value-type="float">
            <text:p>846.6</text:p>
          </table:table-cell>
          <table:table-cell table:style-name="ce5" table:formula="of:=SUMPRODUCT([.J472:.S472];pot_heat_diffusion)" office:value-type="float" office:value="2578.53907483947" calcext:value-type="float">
            <text:p>2579</text:p>
          </table:table-cell>
          <table:table-cell table:style-name="ce5" table:formula="of:=[.V471]*leakage_out" office:value-type="float" office:value="1680.39188382313" calcext:value-type="float">
            <text:p>1680</text:p>
          </table:table-cell>
          <table:table-cell table:style-name="ce5" table:formula="of:=[.V471]+[.T472]-[.U472]" office:value-type="float" office:value="280963.461161538" calcext:value-type="float">
            <text:p>280963</text:p>
          </table:table-cell>
          <table:table-cell table:style-name="ce12" table:formula="of:= temp_out + [.V472]/pot_water_mass" office:value-type="float" office:value="118.963586583279" calcext:value-type="float">
            <text:p>119.0</text:p>
          </table:table-cell>
          <table:table-cell table:style-name="ce7" table:formula="of:=IF([.G472]&gt;thermagon_temp_max;0;IF([.W47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3" table:formula="of:=burner_C_per_s * [.X472]/100 * time_incr" office:value-type="float" office:value="2149.61306964746" calcext:value-type="float">
            <text:p>2150</text:p>
          </table:table-cell>
          <table:table-cell table:style-name="ce3" table:formula="of:=[.B473]" office:value-type="float" office:value="2149.61306964746" calcext:value-type="float">
            <text:p>2150</text:p>
          </table:table-cell>
          <table:table-cell table:style-name="ce3" table:formula="of:=[.C472]" office:value-type="float" office:value="2149.61306964746" calcext:value-type="float">
            <text:p>2150</text:p>
          </table:table-cell>
          <table:table-cell table:style-name="ce5" table:formula="of:=SUMPRODUCT([.B473:.D473];burner_heat_diffusion)" office:value-type="float" office:value="2149.61306964746" calcext:value-type="float">
            <text:p>2150</text:p>
          </table:table-cell>
          <table:table-cell table:formula="of:=[.F472]+[.E473]-[.I472]" office:value-type="float" office:value="57276.2885563532" calcext:value-type="float">
            <text:p>57276</text:p>
          </table:table-cell>
          <table:table-cell table:style-name="ce7" table:formula="of:=temp_out + [.F473] / burner_heat_mass" office:value-type="float" office:value="134.552577112706" calcext:value-type="float">
            <text:p>134.6</text:p>
          </table:table-cell>
          <table:table-cell table:style-name="ce7" table:formula="of:=[.G473]-[.W472]" office:value-type="float" office:value="15.5889905294272" calcext:value-type="float">
            <text:p>15.6</text:p>
          </table:table-cell>
          <table:table-cell table:style-name="ce5" table:formula="of:=thermagon_k * burner_A * [.H473] / thermagon_L" office:value-type="float" office:value="2043.55474565652" calcext:value-type="float">
            <text:p>2044</text:p>
          </table:table-cell>
          <table:table-cell table:style-name="ce5" table:formula="of:=[.I473]/C_per_s_to_W*time_incr" office:value-type="float" office:value="2928.56799320223" calcext:value-type="float">
            <text:p>2929</text:p>
          </table:table-cell>
          <table:table-cell table:style-name="ce7" table:formula="of:=[.J472]" office:value-type="float" office:value="2955.1084935609" calcext:value-type="float">
            <text:p>2955.1</text:p>
          </table:table-cell>
          <table:table-cell table:style-name="ce7" table:formula="of:=[.K472]" office:value-type="float" office:value="2969.3617478553" calcext:value-type="float">
            <text:p>2969.4</text:p>
          </table:table-cell>
          <table:table-cell table:style-name="ce7" table:formula="of:=[.L472]" office:value-type="float" office:value="2959.96639623887" calcext:value-type="float">
            <text:p>2960.0</text:p>
          </table:table-cell>
          <table:table-cell table:style-name="ce7" table:formula="of:=[.M472]" office:value-type="float" office:value="2913.14732834113" calcext:value-type="float">
            <text:p>2913.1</text:p>
          </table:table-cell>
          <table:table-cell table:style-name="ce7" table:formula="of:=[.N472]" office:value-type="float" office:value="2813.88964820331" calcext:value-type="float">
            <text:p>2813.9</text:p>
          </table:table-cell>
          <table:table-cell table:style-name="ce7" table:formula="of:=[.O472]" office:value-type="float" office:value="2646.24006140156" calcext:value-type="float">
            <text:p>2646.2</text:p>
          </table:table-cell>
          <table:table-cell table:style-name="ce7" table:formula="of:=[.P472]" office:value-type="float" office:value="2392.27622571279" calcext:value-type="float">
            <text:p>2392.3</text:p>
          </table:table-cell>
          <table:table-cell table:style-name="ce7" table:formula="of:=[.Q472]" office:value-type="float" office:value="2029.75024656166" calcext:value-type="float">
            <text:p>2029.8</text:p>
          </table:table-cell>
          <table:table-cell table:style-name="ce7" table:formula="of:=[.R472]" office:value-type="float" office:value="1528.57275769597" calcext:value-type="float">
            <text:p>1528.6</text:p>
          </table:table-cell>
          <table:table-cell table:style-name="ce5" table:formula="of:=SUMPRODUCT([.J473:.S473];pot_heat_diffusion)" office:value-type="float" office:value="2746.34717380497" calcext:value-type="float">
            <text:p>2746</text:p>
          </table:table-cell>
          <table:table-cell table:style-name="ce5" table:formula="of:=[.V472]*leakage_out" office:value-type="float" office:value="1685.78076696923" calcext:value-type="float">
            <text:p>1686</text:p>
          </table:table-cell>
          <table:table-cell table:style-name="ce5" table:formula="of:=[.V472]+[.T473]-[.U473]" office:value-type="float" office:value="282024.027568374" calcext:value-type="float">
            <text:p>282024</text:p>
          </table:table-cell>
          <table:table-cell table:style-name="ce12" table:formula="of:= temp_out + [.V473]/pot_water_mass" office:value-type="float" office:value="119.337149234438" calcext:value-type="float">
            <text:p>119.3</text:p>
          </table:table-cell>
          <table:table-cell table:style-name="ce7" table:formula="of:=IF([.G473]&gt;thermagon_temp_max;0;IF([.W47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3" table:formula="of:=burner_C_per_s * [.X473]/100 * time_incr" office:value-type="float" office:value="2149.61306964746" calcext:value-type="float">
            <text:p>2150</text:p>
          </table:table-cell>
          <table:table-cell table:style-name="ce3" table:formula="of:=[.B474]" office:value-type="float" office:value="2149.61306964746" calcext:value-type="float">
            <text:p>2150</text:p>
          </table:table-cell>
          <table:table-cell table:style-name="ce3" table:formula="of:=[.C473]" office:value-type="float" office:value="2149.61306964746" calcext:value-type="float">
            <text:p>2150</text:p>
          </table:table-cell>
          <table:table-cell table:style-name="ce5" table:formula="of:=SUMPRODUCT([.B474:.D474];burner_heat_diffusion)" office:value-type="float" office:value="2149.61306964746" calcext:value-type="float">
            <text:p>2150</text:p>
          </table:table-cell>
          <table:table-cell table:formula="of:=[.F473]+[.E474]-[.I473]" office:value-type="float" office:value="57382.3468803441" calcext:value-type="float">
            <text:p>57382</text:p>
          </table:table-cell>
          <table:table-cell table:style-name="ce7" table:formula="of:=temp_out + [.F474] / burner_heat_mass" office:value-type="float" office:value="134.764693760688" calcext:value-type="float">
            <text:p>134.8</text:p>
          </table:table-cell>
          <table:table-cell table:style-name="ce7" table:formula="of:=[.G474]-[.W473]" office:value-type="float" office:value="15.4275445262505" calcext:value-type="float">
            <text:p>15.4</text:p>
          </table:table-cell>
          <table:table-cell table:style-name="ce5" table:formula="of:=thermagon_k * burner_A * [.H474] / thermagon_L" office:value-type="float" office:value="2022.39085147515" calcext:value-type="float">
            <text:p>2022</text:p>
          </table:table-cell>
          <table:table-cell table:style-name="ce5" table:formula="of:=[.I474]/C_per_s_to_W*time_incr" office:value-type="float" office:value="2898.23853751097" calcext:value-type="float">
            <text:p>2898</text:p>
          </table:table-cell>
          <table:table-cell table:style-name="ce7" table:formula="of:=[.J473]" office:value-type="float" office:value="2928.56799320223" calcext:value-type="float">
            <text:p>2928.6</text:p>
          </table:table-cell>
          <table:table-cell table:style-name="ce7" table:formula="of:=[.K473]" office:value-type="float" office:value="2955.1084935609" calcext:value-type="float">
            <text:p>2955.1</text:p>
          </table:table-cell>
          <table:table-cell table:style-name="ce7" table:formula="of:=[.L473]" office:value-type="float" office:value="2969.3617478553" calcext:value-type="float">
            <text:p>2969.4</text:p>
          </table:table-cell>
          <table:table-cell table:style-name="ce7" table:formula="of:=[.M473]" office:value-type="float" office:value="2959.96639623887" calcext:value-type="float">
            <text:p>2960.0</text:p>
          </table:table-cell>
          <table:table-cell table:style-name="ce7" table:formula="of:=[.N473]" office:value-type="float" office:value="2913.14732834113" calcext:value-type="float">
            <text:p>2913.1</text:p>
          </table:table-cell>
          <table:table-cell table:style-name="ce7" table:formula="of:=[.O473]" office:value-type="float" office:value="2813.88964820331" calcext:value-type="float">
            <text:p>2813.9</text:p>
          </table:table-cell>
          <table:table-cell table:style-name="ce7" table:formula="of:=[.P473]" office:value-type="float" office:value="2646.24006140156" calcext:value-type="float">
            <text:p>2646.2</text:p>
          </table:table-cell>
          <table:table-cell table:style-name="ce7" table:formula="of:=[.Q473]" office:value-type="float" office:value="2392.27622571279" calcext:value-type="float">
            <text:p>2392.3</text:p>
          </table:table-cell>
          <table:table-cell table:style-name="ce7" table:formula="of:=[.R473]" office:value-type="float" office:value="2029.75024656166" calcext:value-type="float">
            <text:p>2029.8</text:p>
          </table:table-cell>
          <table:table-cell table:style-name="ce5" table:formula="of:=SUMPRODUCT([.J474:.S474];pot_heat_diffusion)" office:value-type="float" office:value="2849.38502195664" calcext:value-type="float">
            <text:p>2849</text:p>
          </table:table-cell>
          <table:table-cell table:style-name="ce5" table:formula="of:=[.V473]*leakage_out" office:value-type="float" office:value="1692.14416541024" calcext:value-type="float">
            <text:p>1692</text:p>
          </table:table-cell>
          <table:table-cell table:style-name="ce5" table:formula="of:=[.V473]+[.T474]-[.U474]" office:value-type="float" office:value="283181.26842492" calcext:value-type="float">
            <text:p>283181</text:p>
          </table:table-cell>
          <table:table-cell table:style-name="ce12" table:formula="of:= temp_out + [.V474]/pot_water_mass" office:value-type="float" office:value="119.744763467374" calcext:value-type="float">
            <text:p>119.7</text:p>
          </table:table-cell>
          <table:table-cell table:style-name="ce7" table:formula="of:=IF([.G474]&gt;thermagon_temp_max;0;IF([.W47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3" table:formula="of:=burner_C_per_s * [.X474]/100 * time_incr" office:value-type="float" office:value="2149.61306964746" calcext:value-type="float">
            <text:p>2150</text:p>
          </table:table-cell>
          <table:table-cell table:style-name="ce3" table:formula="of:=[.B475]" office:value-type="float" office:value="2149.61306964746" calcext:value-type="float">
            <text:p>2150</text:p>
          </table:table-cell>
          <table:table-cell table:style-name="ce3" table:formula="of:=[.C474]" office:value-type="float" office:value="2149.61306964746" calcext:value-type="float">
            <text:p>2150</text:p>
          </table:table-cell>
          <table:table-cell table:style-name="ce5" table:formula="of:=SUMPRODUCT([.B475:.D475];burner_heat_diffusion)" office:value-type="float" office:value="2149.61306964746" calcext:value-type="float">
            <text:p>2150</text:p>
          </table:table-cell>
          <table:table-cell table:formula="of:=[.F474]+[.E475]-[.I474]" office:value-type="float" office:value="57509.5690985164" calcext:value-type="float">
            <text:p>57510</text:p>
          </table:table-cell>
          <table:table-cell table:style-name="ce7" table:formula="of:=temp_out + [.F475] / burner_heat_mass" office:value-type="float" office:value="135.019138197033" calcext:value-type="float">
            <text:p>135.0</text:p>
          </table:table-cell>
          <table:table-cell table:style-name="ce7" table:formula="of:=[.G475]-[.W474]" office:value-type="float" office:value="15.2743747296586" calcext:value-type="float">
            <text:p>15.3</text:p>
          </table:table-cell>
          <table:table-cell table:style-name="ce5" table:formula="of:=thermagon_k * burner_A * [.H475] / thermagon_L" office:value-type="float" office:value="2002.31188201747" calcext:value-type="float">
            <text:p>2002</text:p>
          </table:table-cell>
          <table:table-cell table:style-name="ce5" table:formula="of:=[.I475]/C_per_s_to_W*time_incr" office:value-type="float" office:value="2869.46386073011" calcext:value-type="float">
            <text:p>2869</text:p>
          </table:table-cell>
          <table:table-cell table:style-name="ce7" table:formula="of:=[.J474]" office:value-type="float" office:value="2898.23853751097" calcext:value-type="float">
            <text:p>2898.2</text:p>
          </table:table-cell>
          <table:table-cell table:style-name="ce7" table:formula="of:=[.K474]" office:value-type="float" office:value="2928.56799320223" calcext:value-type="float">
            <text:p>2928.6</text:p>
          </table:table-cell>
          <table:table-cell table:style-name="ce7" table:formula="of:=[.L474]" office:value-type="float" office:value="2955.1084935609" calcext:value-type="float">
            <text:p>2955.1</text:p>
          </table:table-cell>
          <table:table-cell table:style-name="ce7" table:formula="of:=[.M474]" office:value-type="float" office:value="2969.3617478553" calcext:value-type="float">
            <text:p>2969.4</text:p>
          </table:table-cell>
          <table:table-cell table:style-name="ce7" table:formula="of:=[.N474]" office:value-type="float" office:value="2959.96639623887" calcext:value-type="float">
            <text:p>2960.0</text:p>
          </table:table-cell>
          <table:table-cell table:style-name="ce7" table:formula="of:=[.O474]" office:value-type="float" office:value="2913.14732834113" calcext:value-type="float">
            <text:p>2913.1</text:p>
          </table:table-cell>
          <table:table-cell table:style-name="ce7" table:formula="of:=[.P474]" office:value-type="float" office:value="2813.88964820331" calcext:value-type="float">
            <text:p>2813.9</text:p>
          </table:table-cell>
          <table:table-cell table:style-name="ce7" table:formula="of:=[.Q474]" office:value-type="float" office:value="2646.24006140156" calcext:value-type="float">
            <text:p>2646.2</text:p>
          </table:table-cell>
          <table:table-cell table:style-name="ce7" table:formula="of:=[.R474]" office:value-type="float" office:value="2392.27622571279" calcext:value-type="float">
            <text:p>2392.3</text:p>
          </table:table-cell>
          <table:table-cell table:style-name="ce5" table:formula="of:=SUMPRODUCT([.J475:.S475];pot_heat_diffusion)" office:value-type="float" office:value="2904.2219350373" calcext:value-type="float">
            <text:p>2904</text:p>
          </table:table-cell>
          <table:table-cell table:style-name="ce5" table:formula="of:=[.V474]*leakage_out" office:value-type="float" office:value="1699.08761054952" calcext:value-type="float">
            <text:p>1699</text:p>
          </table:table-cell>
          <table:table-cell table:style-name="ce5" table:formula="of:=[.V474]+[.T475]-[.U475]" office:value-type="float" office:value="284386.402749408" calcext:value-type="float">
            <text:p>284386</text:p>
          </table:table-cell>
          <table:table-cell table:style-name="ce12" table:formula="of:= temp_out + [.V475]/pot_water_mass" office:value-type="float" office:value="120.169247186976" calcext:value-type="float">
            <text:p>120.2</text:p>
          </table:table-cell>
          <table:table-cell table:style-name="ce7" table:formula="of:=IF([.G475]&gt;thermagon_temp_max;0;IF([.W47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3" table:formula="of:=burner_C_per_s * [.X475]/100 * time_incr" office:value-type="float" office:value="2149.61306964746" calcext:value-type="float">
            <text:p>2150</text:p>
          </table:table-cell>
          <table:table-cell table:style-name="ce3" table:formula="of:=[.B476]" office:value-type="float" office:value="2149.61306964746" calcext:value-type="float">
            <text:p>2150</text:p>
          </table:table-cell>
          <table:table-cell table:style-name="ce3" table:formula="of:=[.C475]" office:value-type="float" office:value="2149.61306964746" calcext:value-type="float">
            <text:p>2150</text:p>
          </table:table-cell>
          <table:table-cell table:style-name="ce5" table:formula="of:=SUMPRODUCT([.B476:.D476];burner_heat_diffusion)" office:value-type="float" office:value="2149.61306964746" calcext:value-type="float">
            <text:p>2150</text:p>
          </table:table-cell>
          <table:table-cell table:formula="of:=[.F475]+[.E476]-[.I475]" office:value-type="float" office:value="57656.8702861464" calcext:value-type="float">
            <text:p>57657</text:p>
          </table:table-cell>
          <table:table-cell table:style-name="ce7" table:formula="of:=temp_out + [.F476] / burner_heat_mass" office:value-type="float" office:value="135.313740572293" calcext:value-type="float">
            <text:p>135.3</text:p>
          </table:table-cell>
          <table:table-cell table:style-name="ce7" table:formula="of:=[.G476]-[.W475]" office:value-type="float" office:value="15.1444933853172" calcext:value-type="float">
            <text:p>15.1</text:p>
          </table:table-cell>
          <table:table-cell table:style-name="ce5" table:formula="of:=thermagon_k * burner_A * [.H476] / thermagon_L" office:value-type="float" office:value="1985.28578676775" calcext:value-type="float">
            <text:p>1985</text:p>
          </table:table-cell>
          <table:table-cell table:style-name="ce5" table:formula="of:=[.I476]/C_per_s_to_W*time_incr" office:value-type="float" office:value="2845.0641828142" calcext:value-type="float">
            <text:p>2845</text:p>
          </table:table-cell>
          <table:table-cell table:style-name="ce7" table:formula="of:=[.J475]" office:value-type="float" office:value="2869.46386073011" calcext:value-type="float">
            <text:p>2869.5</text:p>
          </table:table-cell>
          <table:table-cell table:style-name="ce7" table:formula="of:=[.K475]" office:value-type="float" office:value="2898.23853751097" calcext:value-type="float">
            <text:p>2898.2</text:p>
          </table:table-cell>
          <table:table-cell table:style-name="ce7" table:formula="of:=[.L475]" office:value-type="float" office:value="2928.56799320223" calcext:value-type="float">
            <text:p>2928.6</text:p>
          </table:table-cell>
          <table:table-cell table:style-name="ce7" table:formula="of:=[.M475]" office:value-type="float" office:value="2955.1084935609" calcext:value-type="float">
            <text:p>2955.1</text:p>
          </table:table-cell>
          <table:table-cell table:style-name="ce7" table:formula="of:=[.N475]" office:value-type="float" office:value="2969.3617478553" calcext:value-type="float">
            <text:p>2969.4</text:p>
          </table:table-cell>
          <table:table-cell table:style-name="ce7" table:formula="of:=[.O475]" office:value-type="float" office:value="2959.96639623887" calcext:value-type="float">
            <text:p>2960.0</text:p>
          </table:table-cell>
          <table:table-cell table:style-name="ce7" table:formula="of:=[.P475]" office:value-type="float" office:value="2913.14732834113" calcext:value-type="float">
            <text:p>2913.1</text:p>
          </table:table-cell>
          <table:table-cell table:style-name="ce7" table:formula="of:=[.Q475]" office:value-type="float" office:value="2813.88964820331" calcext:value-type="float">
            <text:p>2813.9</text:p>
          </table:table-cell>
          <table:table-cell table:style-name="ce7" table:formula="of:=[.R475]" office:value-type="float" office:value="2646.24006140156" calcext:value-type="float">
            <text:p>2646.2</text:p>
          </table:table-cell>
          <table:table-cell table:style-name="ce5" table:formula="of:=SUMPRODUCT([.J476:.S476];pot_heat_diffusion)" office:value-type="float" office:value="2924.81714878728" calcext:value-type="float">
            <text:p>2925</text:p>
          </table:table-cell>
          <table:table-cell table:style-name="ce5" table:formula="of:=[.V475]*leakage_out" office:value-type="float" office:value="1706.31841649645" calcext:value-type="float">
            <text:p>1706</text:p>
          </table:table-cell>
          <table:table-cell table:style-name="ce5" table:formula="of:=[.V475]+[.T476]-[.U476]" office:value-type="float" office:value="285604.901481699" calcext:value-type="float">
            <text:p>285605</text:p>
          </table:table-cell>
          <table:table-cell table:style-name="ce12" table:formula="of:= temp_out + [.V476]/pot_water_mass" office:value-type="float" office:value="120.598438243692" calcext:value-type="float">
            <text:p>120.6</text:p>
          </table:table-cell>
          <table:table-cell table:style-name="ce7" table:formula="of:=IF([.G476]&gt;thermagon_temp_max;0;IF([.W47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3" table:formula="of:=burner_C_per_s * [.X476]/100 * time_incr" office:value-type="float" office:value="2149.61306964746" calcext:value-type="float">
            <text:p>2150</text:p>
          </table:table-cell>
          <table:table-cell table:style-name="ce3" table:formula="of:=[.B477]" office:value-type="float" office:value="2149.61306964746" calcext:value-type="float">
            <text:p>2150</text:p>
          </table:table-cell>
          <table:table-cell table:style-name="ce3" table:formula="of:=[.C476]" office:value-type="float" office:value="2149.61306964746" calcext:value-type="float">
            <text:p>2150</text:p>
          </table:table-cell>
          <table:table-cell table:style-name="ce5" table:formula="of:=SUMPRODUCT([.B477:.D477];burner_heat_diffusion)" office:value-type="float" office:value="2149.61306964746" calcext:value-type="float">
            <text:p>2150</text:p>
          </table:table-cell>
          <table:table-cell table:formula="of:=[.F476]+[.E477]-[.I476]" office:value-type="float" office:value="57821.1975690262" calcext:value-type="float">
            <text:p>57821</text:p>
          </table:table-cell>
          <table:table-cell table:style-name="ce7" table:formula="of:=temp_out + [.F477] / burner_heat_mass" office:value-type="float" office:value="135.642395138052" calcext:value-type="float">
            <text:p>135.6</text:p>
          </table:table-cell>
          <table:table-cell table:style-name="ce7" table:formula="of:=[.G477]-[.W476]" office:value-type="float" office:value="15.0439568943601" calcext:value-type="float">
            <text:p>15.0</text:p>
          </table:table-cell>
          <table:table-cell table:style-name="ce5" table:formula="of:=thermagon_k * burner_A * [.H477] / thermagon_L" office:value-type="float" office:value="1972.1064970107" calcext:value-type="float">
            <text:p>1972</text:p>
          </table:table-cell>
          <table:table-cell table:style-name="ce5" table:formula="of:=[.I477]/C_per_s_to_W*time_incr" office:value-type="float" office:value="2826.17726714058" calcext:value-type="float">
            <text:p>2826</text:p>
          </table:table-cell>
          <table:table-cell table:style-name="ce7" table:formula="of:=[.J476]" office:value-type="float" office:value="2845.0641828142" calcext:value-type="float">
            <text:p>2845.1</text:p>
          </table:table-cell>
          <table:table-cell table:style-name="ce7" table:formula="of:=[.K476]" office:value-type="float" office:value="2869.46386073011" calcext:value-type="float">
            <text:p>2869.5</text:p>
          </table:table-cell>
          <table:table-cell table:style-name="ce7" table:formula="of:=[.L476]" office:value-type="float" office:value="2898.23853751097" calcext:value-type="float">
            <text:p>2898.2</text:p>
          </table:table-cell>
          <table:table-cell table:style-name="ce7" table:formula="of:=[.M476]" office:value-type="float" office:value="2928.56799320223" calcext:value-type="float">
            <text:p>2928.6</text:p>
          </table:table-cell>
          <table:table-cell table:style-name="ce7" table:formula="of:=[.N476]" office:value-type="float" office:value="2955.1084935609" calcext:value-type="float">
            <text:p>2955.1</text:p>
          </table:table-cell>
          <table:table-cell table:style-name="ce7" table:formula="of:=[.O476]" office:value-type="float" office:value="2969.3617478553" calcext:value-type="float">
            <text:p>2969.4</text:p>
          </table:table-cell>
          <table:table-cell table:style-name="ce7" table:formula="of:=[.P476]" office:value-type="float" office:value="2959.96639623887" calcext:value-type="float">
            <text:p>2960.0</text:p>
          </table:table-cell>
          <table:table-cell table:style-name="ce7" table:formula="of:=[.Q476]" office:value-type="float" office:value="2913.14732834113" calcext:value-type="float">
            <text:p>2913.1</text:p>
          </table:table-cell>
          <table:table-cell table:style-name="ce7" table:formula="of:=[.R476]" office:value-type="float" office:value="2813.88964820331" calcext:value-type="float">
            <text:p>2813.9</text:p>
          </table:table-cell>
          <table:table-cell table:style-name="ce5" table:formula="of:=SUMPRODUCT([.J477:.S477];pot_heat_diffusion)" office:value-type="float" office:value="2922.85674998385" calcext:value-type="float">
            <text:p>2923</text:p>
          </table:table-cell>
          <table:table-cell table:style-name="ce5" table:formula="of:=[.V476]*leakage_out" office:value-type="float" office:value="1713.62940889019" calcext:value-type="float">
            <text:p>1714</text:p>
          </table:table-cell>
          <table:table-cell table:style-name="ce5" table:formula="of:=[.V476]+[.T477]-[.U477]" office:value-type="float" office:value="286814.128822792" calcext:value-type="float">
            <text:p>286814</text:p>
          </table:table-cell>
          <table:table-cell table:style-name="ce12" table:formula="of:= temp_out + [.V477]/pot_water_mass" office:value-type="float" office:value="121.024363644008" calcext:value-type="float">
            <text:p>121.0</text:p>
          </table:table-cell>
          <table:table-cell table:style-name="ce7" table:formula="of:=IF([.G477]&gt;thermagon_temp_max;0;IF([.W47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3" table:formula="of:=burner_C_per_s * [.X477]/100 * time_incr" office:value-type="float" office:value="0" calcext:value-type="float">
            <text:p>0</text:p>
          </table:table-cell>
          <table:table-cell table:style-name="ce3" table:formula="of:=[.B478]" office:value-type="float" office:value="0" calcext:value-type="float">
            <text:p>0</text:p>
          </table:table-cell>
          <table:table-cell table:style-name="ce3" table:formula="of:=[.C477]" office:value-type="float" office:value="2149.61306964746" calcext:value-type="float">
            <text:p>2150</text:p>
          </table:table-cell>
          <table:table-cell table:style-name="ce5" table:formula="of:=SUMPRODUCT([.B478:.D478];burner_heat_diffusion)" office:value-type="float" office:value="644.883920894239" calcext:value-type="float">
            <text:p>645</text:p>
          </table:table-cell>
          <table:table-cell table:formula="of:=[.F477]+[.E478]-[.I477]" office:value-type="float" office:value="56493.9749929097" calcext:value-type="float">
            <text:p>56494</text:p>
          </table:table-cell>
          <table:table-cell table:style-name="ce7" table:formula="of:=temp_out + [.F478] / burner_heat_mass" office:value-type="float" office:value="132.987949985819" calcext:value-type="float">
            <text:p>133.0</text:p>
          </table:table-cell>
          <table:table-cell table:style-name="ce7" table:formula="of:=[.G478]-[.W477]" office:value-type="float" office:value="11.9635863418119" calcext:value-type="float">
            <text:p>12.0</text:p>
          </table:table-cell>
          <table:table-cell table:style-name="ce5" table:formula="of:=thermagon_k * burner_A * [.H478] / thermagon_L" office:value-type="float" office:value="1568.30191138615" calcext:value-type="float">
            <text:p>1568</text:p>
          </table:table-cell>
          <table:table-cell table:style-name="ce5" table:formula="of:=[.I478]/C_per_s_to_W*time_incr" office:value-type="float" office:value="2247.49485724584" calcext:value-type="float">
            <text:p>2247</text:p>
          </table:table-cell>
          <table:table-cell table:style-name="ce7" table:formula="of:=[.J477]" office:value-type="float" office:value="2826.17726714058" calcext:value-type="float">
            <text:p>2826.2</text:p>
          </table:table-cell>
          <table:table-cell table:style-name="ce7" table:formula="of:=[.K477]" office:value-type="float" office:value="2845.0641828142" calcext:value-type="float">
            <text:p>2845.1</text:p>
          </table:table-cell>
          <table:table-cell table:style-name="ce7" table:formula="of:=[.L477]" office:value-type="float" office:value="2869.46386073011" calcext:value-type="float">
            <text:p>2869.5</text:p>
          </table:table-cell>
          <table:table-cell table:style-name="ce7" table:formula="of:=[.M477]" office:value-type="float" office:value="2898.23853751097" calcext:value-type="float">
            <text:p>2898.2</text:p>
          </table:table-cell>
          <table:table-cell table:style-name="ce7" table:formula="of:=[.N477]" office:value-type="float" office:value="2928.56799320223" calcext:value-type="float">
            <text:p>2928.6</text:p>
          </table:table-cell>
          <table:table-cell table:style-name="ce7" table:formula="of:=[.O477]" office:value-type="float" office:value="2955.1084935609" calcext:value-type="float">
            <text:p>2955.1</text:p>
          </table:table-cell>
          <table:table-cell table:style-name="ce7" table:formula="of:=[.P477]" office:value-type="float" office:value="2969.3617478553" calcext:value-type="float">
            <text:p>2969.4</text:p>
          </table:table-cell>
          <table:table-cell table:style-name="ce7" table:formula="of:=[.Q477]" office:value-type="float" office:value="2959.96639623887" calcext:value-type="float">
            <text:p>2960.0</text:p>
          </table:table-cell>
          <table:table-cell table:style-name="ce7" table:formula="of:=[.R477]" office:value-type="float" office:value="2913.14732834113" calcext:value-type="float">
            <text:p>2913.1</text:p>
          </table:table-cell>
          <table:table-cell table:style-name="ce5" table:formula="of:=SUMPRODUCT([.J478:.S478];pot_heat_diffusion)" office:value-type="float" office:value="2896.47364861969" calcext:value-type="float">
            <text:p>2896</text:p>
          </table:table-cell>
          <table:table-cell table:style-name="ce5" table:formula="of:=[.V477]*leakage_out" office:value-type="float" office:value="1720.88477293675" calcext:value-type="float">
            <text:p>1721</text:p>
          </table:table-cell>
          <table:table-cell table:style-name="ce5" table:formula="of:=[.V477]+[.T478]-[.U478]" office:value-type="float" office:value="287989.717698475" calcext:value-type="float">
            <text:p>287990</text:p>
          </table:table-cell>
          <table:table-cell table:style-name="ce12" table:formula="of:= temp_out + [.V478]/pot_water_mass" office:value-type="float" office:value="121.438440588405" calcext:value-type="float">
            <text:p>121.4</text:p>
          </table:table-cell>
          <table:table-cell table:style-name="ce7" table:formula="of:=IF([.G478]&gt;thermagon_temp_max;0;IF([.W47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3" table:formula="of:=burner_C_per_s * [.X478]/100 * time_incr" office:value-type="float" office:value="0" calcext:value-type="float">
            <text:p>0</text:p>
          </table:table-cell>
          <table:table-cell table:style-name="ce3" table:formula="of:=[.B479]" office:value-type="float" office:value="0" calcext:value-type="float">
            <text:p>0</text:p>
          </table:table-cell>
          <table:table-cell table:style-name="ce3" table:formula="of:=[.C478]" office:value-type="float" office:value="0" calcext:value-type="float">
            <text:p>0</text:p>
          </table:table-cell>
          <table:table-cell table:style-name="ce5" table:formula="of:=SUMPRODUCT([.B479:.D479];burner_heat_diffusion)" office:value-type="float" office:value="0" calcext:value-type="float">
            <text:p>0</text:p>
          </table:table-cell>
          <table:table-cell table:formula="of:=[.F478]+[.E479]-[.I478]" office:value-type="float" office:value="54925.6730815236" calcext:value-type="float">
            <text:p>54926</text:p>
          </table:table-cell>
          <table:table-cell table:style-name="ce7" table:formula="of:=temp_out + [.F479] / burner_heat_mass" office:value-type="float" office:value="129.851346163047" calcext:value-type="float">
            <text:p>129.9</text:p>
          </table:table-cell>
          <table:table-cell table:style-name="ce7" table:formula="of:=[.G479]-[.W478]" office:value-type="float" office:value="8.41290557464252" calcext:value-type="float">
            <text:p>8.4</text:p>
          </table:table-cell>
          <table:table-cell table:style-name="ce5" table:formula="of:=thermagon_k * burner_A * [.H479] / thermagon_L" office:value-type="float" office:value="1102.84454143245" calcext:value-type="float">
            <text:p>1103</text:p>
          </table:table-cell>
          <table:table-cell table:style-name="ce5" table:formula="of:=[.I479]/C_per_s_to_W*time_incr" office:value-type="float" office:value="1580.45936003504" calcext:value-type="float">
            <text:p>1580</text:p>
          </table:table-cell>
          <table:table-cell table:style-name="ce7" table:formula="of:=[.J478]" office:value-type="float" office:value="2247.49485724584" calcext:value-type="float">
            <text:p>2247.5</text:p>
          </table:table-cell>
          <table:table-cell table:style-name="ce7" table:formula="of:=[.K478]" office:value-type="float" office:value="2826.17726714058" calcext:value-type="float">
            <text:p>2826.2</text:p>
          </table:table-cell>
          <table:table-cell table:style-name="ce7" table:formula="of:=[.L478]" office:value-type="float" office:value="2845.0641828142" calcext:value-type="float">
            <text:p>2845.1</text:p>
          </table:table-cell>
          <table:table-cell table:style-name="ce7" table:formula="of:=[.M478]" office:value-type="float" office:value="2869.46386073011" calcext:value-type="float">
            <text:p>2869.5</text:p>
          </table:table-cell>
          <table:table-cell table:style-name="ce7" table:formula="of:=[.N478]" office:value-type="float" office:value="2898.23853751097" calcext:value-type="float">
            <text:p>2898.2</text:p>
          </table:table-cell>
          <table:table-cell table:style-name="ce7" table:formula="of:=[.O478]" office:value-type="float" office:value="2928.56799320223" calcext:value-type="float">
            <text:p>2928.6</text:p>
          </table:table-cell>
          <table:table-cell table:style-name="ce7" table:formula="of:=[.P478]" office:value-type="float" office:value="2955.1084935609" calcext:value-type="float">
            <text:p>2955.1</text:p>
          </table:table-cell>
          <table:table-cell table:style-name="ce7" table:formula="of:=[.Q478]" office:value-type="float" office:value="2969.3617478553" calcext:value-type="float">
            <text:p>2969.4</text:p>
          </table:table-cell>
          <table:table-cell table:style-name="ce7" table:formula="of:=[.R478]" office:value-type="float" office:value="2959.96639623887" calcext:value-type="float">
            <text:p>2960.0</text:p>
          </table:table-cell>
          <table:table-cell table:style-name="ce5" table:formula="of:=SUMPRODUCT([.J479:.S479];pot_heat_diffusion)" office:value-type="float" office:value="2834.01117953654" calcext:value-type="float">
            <text:p>2834</text:p>
          </table:table-cell>
          <table:table-cell table:style-name="ce5" table:formula="of:=[.V478]*leakage_out" office:value-type="float" office:value="1727.93830619085" calcext:value-type="float">
            <text:p>1728</text:p>
          </table:table-cell>
          <table:table-cell table:style-name="ce5" table:formula="of:=[.V478]+[.T479]-[.U479]" office:value-type="float" office:value="289095.790571821" calcext:value-type="float">
            <text:p>289096</text:p>
          </table:table-cell>
          <table:table-cell table:style-name="ce12" table:formula="of:= temp_out + [.V479]/pot_water_mass" office:value-type="float" office:value="121.828031954187" calcext:value-type="float">
            <text:p>121.8</text:p>
          </table:table-cell>
          <table:table-cell table:style-name="ce7" table:formula="of:=IF([.G479]&gt;thermagon_temp_max;0;IF([.W47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3" table:formula="of:=burner_C_per_s * [.X479]/100 * time_incr" office:value-type="float" office:value="0" calcext:value-type="float">
            <text:p>0</text:p>
          </table:table-cell>
          <table:table-cell table:style-name="ce3" table:formula="of:=[.B480]" office:value-type="float" office:value="0" calcext:value-type="float">
            <text:p>0</text:p>
          </table:table-cell>
          <table:table-cell table:style-name="ce3" table:formula="of:=[.C479]" office:value-type="float" office:value="0" calcext:value-type="float">
            <text:p>0</text:p>
          </table:table-cell>
          <table:table-cell table:style-name="ce5" table:formula="of:=SUMPRODUCT([.B480:.D480];burner_heat_diffusion)" office:value-type="float" office:value="0" calcext:value-type="float">
            <text:p>0</text:p>
          </table:table-cell>
          <table:table-cell table:formula="of:=[.F479]+[.E480]-[.I479]" office:value-type="float" office:value="53822.8285400911" calcext:value-type="float">
            <text:p>53823</text:p>
          </table:table-cell>
          <table:table-cell table:style-name="ce7" table:formula="of:=temp_out + [.F480] / burner_heat_mass" office:value-type="float" office:value="127.645657080182" calcext:value-type="float">
            <text:p>127.6</text:p>
          </table:table-cell>
          <table:table-cell table:style-name="ce7" table:formula="of:=[.G480]-[.W479]" office:value-type="float" office:value="5.81762512599565" calcext:value-type="float">
            <text:p>5.8</text:p>
          </table:table-cell>
          <table:table-cell table:style-name="ce5" table:formula="of:=thermagon_k * burner_A * [.H480] / thermagon_L" office:value-type="float" office:value="762.630230112524" calcext:value-type="float">
            <text:p>763</text:p>
          </table:table-cell>
          <table:table-cell table:style-name="ce5" table:formula="of:=[.I480]/C_per_s_to_W*time_incr" office:value-type="float" office:value="1092.90660663876" calcext:value-type="float">
            <text:p>1093</text:p>
          </table:table-cell>
          <table:table-cell table:style-name="ce7" table:formula="of:=[.J479]" office:value-type="float" office:value="1580.45936003504" calcext:value-type="float">
            <text:p>1580.5</text:p>
          </table:table-cell>
          <table:table-cell table:style-name="ce7" table:formula="of:=[.K479]" office:value-type="float" office:value="2247.49485724584" calcext:value-type="float">
            <text:p>2247.5</text:p>
          </table:table-cell>
          <table:table-cell table:style-name="ce7" table:formula="of:=[.L479]" office:value-type="float" office:value="2826.17726714058" calcext:value-type="float">
            <text:p>2826.2</text:p>
          </table:table-cell>
          <table:table-cell table:style-name="ce7" table:formula="of:=[.M479]" office:value-type="float" office:value="2845.0641828142" calcext:value-type="float">
            <text:p>2845.1</text:p>
          </table:table-cell>
          <table:table-cell table:style-name="ce7" table:formula="of:=[.N479]" office:value-type="float" office:value="2869.46386073011" calcext:value-type="float">
            <text:p>2869.5</text:p>
          </table:table-cell>
          <table:table-cell table:style-name="ce7" table:formula="of:=[.O479]" office:value-type="float" office:value="2898.23853751097" calcext:value-type="float">
            <text:p>2898.2</text:p>
          </table:table-cell>
          <table:table-cell table:style-name="ce7" table:formula="of:=[.P479]" office:value-type="float" office:value="2928.56799320223" calcext:value-type="float">
            <text:p>2928.6</text:p>
          </table:table-cell>
          <table:table-cell table:style-name="ce7" table:formula="of:=[.Q479]" office:value-type="float" office:value="2955.1084935609" calcext:value-type="float">
            <text:p>2955.1</text:p>
          </table:table-cell>
          <table:table-cell table:style-name="ce7" table:formula="of:=[.R479]" office:value-type="float" office:value="2969.3617478553" calcext:value-type="float">
            <text:p>2969.4</text:p>
          </table:table-cell>
          <table:table-cell table:style-name="ce5" table:formula="of:=SUMPRODUCT([.J480:.S480];pot_heat_diffusion)" office:value-type="float" office:value="2712.90746335019" calcext:value-type="float">
            <text:p>2713</text:p>
          </table:table-cell>
          <table:table-cell table:style-name="ce5" table:formula="of:=[.V479]*leakage_out" office:value-type="float" office:value="1734.57474343093" calcext:value-type="float">
            <text:p>1735</text:p>
          </table:table-cell>
          <table:table-cell table:style-name="ce5" table:formula="of:=[.V479]+[.T480]-[.U480]" office:value-type="float" office:value="290074.12329174" calcext:value-type="float">
            <text:p>290074</text:p>
          </table:table-cell>
          <table:table-cell table:style-name="ce12" table:formula="of:= temp_out + [.V480]/pot_water_mass" office:value-type="float" office:value="122.172629484537" calcext:value-type="float">
            <text:p>122.2</text:p>
          </table:table-cell>
          <table:table-cell table:style-name="ce7" table:formula="of:=IF([.G480]&gt;thermagon_temp_max;0;IF([.W48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3" table:formula="of:=burner_C_per_s * [.X480]/100 * time_incr" office:value-type="float" office:value="0" calcext:value-type="float">
            <text:p>0</text:p>
          </table:table-cell>
          <table:table-cell table:style-name="ce3" table:formula="of:=[.B481]" office:value-type="float" office:value="0" calcext:value-type="float">
            <text:p>0</text:p>
          </table:table-cell>
          <table:table-cell table:style-name="ce3" table:formula="of:=[.C480]" office:value-type="float" office:value="0" calcext:value-type="float">
            <text:p>0</text:p>
          </table:table-cell>
          <table:table-cell table:style-name="ce5" table:formula="of:=SUMPRODUCT([.B481:.D481];burner_heat_diffusion)" office:value-type="float" office:value="0" calcext:value-type="float">
            <text:p>0</text:p>
          </table:table-cell>
          <table:table-cell table:formula="of:=[.F480]+[.E481]-[.I480]" office:value-type="float" office:value="53060.1983099786" calcext:value-type="float">
            <text:p>53060</text:p>
          </table:table-cell>
          <table:table-cell table:style-name="ce7" table:formula="of:=temp_out + [.F481] / burner_heat_mass" office:value-type="float" office:value="126.120396619957" calcext:value-type="float">
            <text:p>126.1</text:p>
          </table:table-cell>
          <table:table-cell table:style-name="ce7" table:formula="of:=[.G481]-[.W480]" office:value-type="float" office:value="3.94776713542014" calcext:value-type="float">
            <text:p>3.9</text:p>
          </table:table-cell>
          <table:table-cell table:style-name="ce5" table:formula="of:=thermagon_k * burner_A * [.H481] / thermagon_L" office:value-type="float" office:value="517.511268552364" calcext:value-type="float">
            <text:p>518</text:p>
          </table:table-cell>
          <table:table-cell table:style-name="ce5" table:formula="of:=[.I481]/C_per_s_to_W*time_incr" office:value-type="float" office:value="741.632657713334" calcext:value-type="float">
            <text:p>742</text:p>
          </table:table-cell>
          <table:table-cell table:style-name="ce7" table:formula="of:=[.J480]" office:value-type="float" office:value="1092.90660663876" calcext:value-type="float">
            <text:p>1092.9</text:p>
          </table:table-cell>
          <table:table-cell table:style-name="ce7" table:formula="of:=[.K480]" office:value-type="float" office:value="1580.45936003504" calcext:value-type="float">
            <text:p>1580.5</text:p>
          </table:table-cell>
          <table:table-cell table:style-name="ce7" table:formula="of:=[.L480]" office:value-type="float" office:value="2247.49485724584" calcext:value-type="float">
            <text:p>2247.5</text:p>
          </table:table-cell>
          <table:table-cell table:style-name="ce7" table:formula="of:=[.M480]" office:value-type="float" office:value="2826.17726714058" calcext:value-type="float">
            <text:p>2826.2</text:p>
          </table:table-cell>
          <table:table-cell table:style-name="ce7" table:formula="of:=[.N480]" office:value-type="float" office:value="2845.0641828142" calcext:value-type="float">
            <text:p>2845.1</text:p>
          </table:table-cell>
          <table:table-cell table:style-name="ce7" table:formula="of:=[.O480]" office:value-type="float" office:value="2869.46386073011" calcext:value-type="float">
            <text:p>2869.5</text:p>
          </table:table-cell>
          <table:table-cell table:style-name="ce7" table:formula="of:=[.P480]" office:value-type="float" office:value="2898.23853751097" calcext:value-type="float">
            <text:p>2898.2</text:p>
          </table:table-cell>
          <table:table-cell table:style-name="ce7" table:formula="of:=[.Q480]" office:value-type="float" office:value="2928.56799320223" calcext:value-type="float">
            <text:p>2928.6</text:p>
          </table:table-cell>
          <table:table-cell table:style-name="ce7" table:formula="of:=[.R480]" office:value-type="float" office:value="2955.1084935609" calcext:value-type="float">
            <text:p>2955.1</text:p>
          </table:table-cell>
          <table:table-cell table:style-name="ce5" table:formula="of:=SUMPRODUCT([.J481:.S481];pot_heat_diffusion)" office:value-type="float" office:value="2511.24561146039" calcext:value-type="float">
            <text:p>2511</text:p>
          </table:table-cell>
          <table:table-cell table:style-name="ce5" table:formula="of:=[.V480]*leakage_out" office:value-type="float" office:value="1740.44473975044" calcext:value-type="float">
            <text:p>1740</text:p>
          </table:table-cell>
          <table:table-cell table:style-name="ce5" table:formula="of:=[.V480]+[.T481]-[.U481]" office:value-type="float" office:value="290844.92416345" calcext:value-type="float">
            <text:p>290845</text:p>
          </table:table-cell>
          <table:table-cell table:style-name="ce12" table:formula="of:= temp_out + [.V481]/pot_water_mass" office:value-type="float" office:value="122.44412820003" calcext:value-type="float">
            <text:p>122.4</text:p>
          </table:table-cell>
          <table:table-cell table:style-name="ce7" table:formula="of:=IF([.G481]&gt;thermagon_temp_max;0;IF([.W48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3" table:formula="of:=burner_C_per_s * [.X481]/100 * time_incr" office:value-type="float" office:value="0" calcext:value-type="float">
            <text:p>0</text:p>
          </table:table-cell>
          <table:table-cell table:style-name="ce3" table:formula="of:=[.B482]" office:value-type="float" office:value="0" calcext:value-type="float">
            <text:p>0</text:p>
          </table:table-cell>
          <table:table-cell table:style-name="ce3" table:formula="of:=[.C481]" office:value-type="float" office:value="0" calcext:value-type="float">
            <text:p>0</text:p>
          </table:table-cell>
          <table:table-cell table:style-name="ce5" table:formula="of:=SUMPRODUCT([.B482:.D482];burner_heat_diffusion)" office:value-type="float" office:value="0" calcext:value-type="float">
            <text:p>0</text:p>
          </table:table-cell>
          <table:table-cell table:formula="of:=[.F481]+[.E482]-[.I481]" office:value-type="float" office:value="52542.6870414262" calcext:value-type="float">
            <text:p>52543</text:p>
          </table:table-cell>
          <table:table-cell table:style-name="ce7" table:formula="of:=temp_out + [.F482] / burner_heat_mass" office:value-type="float" office:value="125.085374082852" calcext:value-type="float">
            <text:p>125.1</text:p>
          </table:table-cell>
          <table:table-cell table:style-name="ce7" table:formula="of:=[.G482]-[.W481]" office:value-type="float" office:value="2.64124588282201" calcext:value-type="float">
            <text:p>2.6</text:p>
          </table:table-cell>
          <table:table-cell table:style-name="ce5" table:formula="of:=thermagon_k * burner_A * [.H482] / thermagon_L" office:value-type="float" office:value="346.23990232708" calcext:value-type="float">
            <text:p>346</text:p>
          </table:table-cell>
          <table:table-cell table:style-name="ce5" table:formula="of:=[.I482]/C_per_s_to_W*time_incr" office:value-type="float" office:value="496.187879517169" calcext:value-type="float">
            <text:p>496</text:p>
          </table:table-cell>
          <table:table-cell table:style-name="ce7" table:formula="of:=[.J481]" office:value-type="float" office:value="741.632657713334" calcext:value-type="float">
            <text:p>741.6</text:p>
          </table:table-cell>
          <table:table-cell table:style-name="ce7" table:formula="of:=[.K481]" office:value-type="float" office:value="1092.90660663876" calcext:value-type="float">
            <text:p>1092.9</text:p>
          </table:table-cell>
          <table:table-cell table:style-name="ce7" table:formula="of:=[.L481]" office:value-type="float" office:value="1580.45936003504" calcext:value-type="float">
            <text:p>1580.5</text:p>
          </table:table-cell>
          <table:table-cell table:style-name="ce7" table:formula="of:=[.M481]" office:value-type="float" office:value="2247.49485724584" calcext:value-type="float">
            <text:p>2247.5</text:p>
          </table:table-cell>
          <table:table-cell table:style-name="ce7" table:formula="of:=[.N481]" office:value-type="float" office:value="2826.17726714058" calcext:value-type="float">
            <text:p>2826.2</text:p>
          </table:table-cell>
          <table:table-cell table:style-name="ce7" table:formula="of:=[.O481]" office:value-type="float" office:value="2845.0641828142" calcext:value-type="float">
            <text:p>2845.1</text:p>
          </table:table-cell>
          <table:table-cell table:style-name="ce7" table:formula="of:=[.P481]" office:value-type="float" office:value="2869.46386073011" calcext:value-type="float">
            <text:p>2869.5</text:p>
          </table:table-cell>
          <table:table-cell table:style-name="ce7" table:formula="of:=[.Q481]" office:value-type="float" office:value="2898.23853751097" calcext:value-type="float">
            <text:p>2898.2</text:p>
          </table:table-cell>
          <table:table-cell table:style-name="ce7" table:formula="of:=[.R481]" office:value-type="float" office:value="2928.56799320223" calcext:value-type="float">
            <text:p>2928.6</text:p>
          </table:table-cell>
          <table:table-cell table:style-name="ce5" table:formula="of:=SUMPRODUCT([.J482:.S482];pot_heat_diffusion)" office:value-type="float" office:value="2223.81523776943" calcext:value-type="float">
            <text:p>2224</text:p>
          </table:table-cell>
          <table:table-cell table:style-name="ce5" table:formula="of:=[.V481]*leakage_out" office:value-type="float" office:value="1745.0695449807" calcext:value-type="float">
            <text:p>1745</text:p>
          </table:table-cell>
          <table:table-cell table:style-name="ce5" table:formula="of:=[.V481]+[.T482]-[.U482]" office:value-type="float" office:value="291323.669856239" calcext:value-type="float">
            <text:p>291324</text:p>
          </table:table-cell>
          <table:table-cell table:style-name="ce12" table:formula="of:= temp_out + [.V482]/pot_water_mass" office:value-type="float" office:value="122.612756500037" calcext:value-type="float">
            <text:p>122.6</text:p>
          </table:table-cell>
          <table:table-cell table:style-name="ce7" table:formula="of:=IF([.G482]&gt;thermagon_temp_max;0;IF([.W48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3" table:formula="of:=burner_C_per_s * [.X482]/100 * time_incr" office:value-type="float" office:value="0" calcext:value-type="float">
            <text:p>0</text:p>
          </table:table-cell>
          <table:table-cell table:style-name="ce3" table:formula="of:=[.B483]" office:value-type="float" office:value="0" calcext:value-type="float">
            <text:p>0</text:p>
          </table:table-cell>
          <table:table-cell table:style-name="ce3" table:formula="of:=[.C482]" office:value-type="float" office:value="0" calcext:value-type="float">
            <text:p>0</text:p>
          </table:table-cell>
          <table:table-cell table:style-name="ce5" table:formula="of:=SUMPRODUCT([.B483:.D483];burner_heat_diffusion)" office:value-type="float" office:value="0" calcext:value-type="float">
            <text:p>0</text:p>
          </table:table-cell>
          <table:table-cell table:formula="of:=[.F482]+[.E483]-[.I482]" office:value-type="float" office:value="52196.4471390991" calcext:value-type="float">
            <text:p>52196</text:p>
          </table:table-cell>
          <table:table-cell table:style-name="ce7" table:formula="of:=temp_out + [.F483] / burner_heat_mass" office:value-type="float" office:value="124.392894278198" calcext:value-type="float">
            <text:p>124.4</text:p>
          </table:table-cell>
          <table:table-cell table:style-name="ce7" table:formula="of:=[.G483]-[.W482]" office:value-type="float" office:value="1.78013777816115" calcext:value-type="float">
            <text:p>1.8</text:p>
          </table:table-cell>
          <table:table-cell table:style-name="ce5" table:formula="of:=thermagon_k * burner_A * [.H483] / thermagon_L" office:value-type="float" office:value="233.357573578392" calcext:value-type="float">
            <text:p>233</text:p>
          </table:table-cell>
          <table:table-cell table:style-name="ce5" table:formula="of:=[.I483]/C_per_s_to_W*time_incr" office:value-type="float" office:value="334.418993376888" calcext:value-type="float">
            <text:p>334</text:p>
          </table:table-cell>
          <table:table-cell table:style-name="ce7" table:formula="of:=[.J482]" office:value-type="float" office:value="496.187879517169" calcext:value-type="float">
            <text:p>496.2</text:p>
          </table:table-cell>
          <table:table-cell table:style-name="ce7" table:formula="of:=[.K482]" office:value-type="float" office:value="741.632657713334" calcext:value-type="float">
            <text:p>741.6</text:p>
          </table:table-cell>
          <table:table-cell table:style-name="ce7" table:formula="of:=[.L482]" office:value-type="float" office:value="1092.90660663876" calcext:value-type="float">
            <text:p>1092.9</text:p>
          </table:table-cell>
          <table:table-cell table:style-name="ce7" table:formula="of:=[.M482]" office:value-type="float" office:value="1580.45936003504" calcext:value-type="float">
            <text:p>1580.5</text:p>
          </table:table-cell>
          <table:table-cell table:style-name="ce7" table:formula="of:=[.N482]" office:value-type="float" office:value="2247.49485724584" calcext:value-type="float">
            <text:p>2247.5</text:p>
          </table:table-cell>
          <table:table-cell table:style-name="ce7" table:formula="of:=[.O482]" office:value-type="float" office:value="2826.17726714058" calcext:value-type="float">
            <text:p>2826.2</text:p>
          </table:table-cell>
          <table:table-cell table:style-name="ce7" table:formula="of:=[.P482]" office:value-type="float" office:value="2845.0641828142" calcext:value-type="float">
            <text:p>2845.1</text:p>
          </table:table-cell>
          <table:table-cell table:style-name="ce7" table:formula="of:=[.Q482]" office:value-type="float" office:value="2869.46386073011" calcext:value-type="float">
            <text:p>2869.5</text:p>
          </table:table-cell>
          <table:table-cell table:style-name="ce7" table:formula="of:=[.R482]" office:value-type="float" office:value="2898.23853751097" calcext:value-type="float">
            <text:p>2898.2</text:p>
          </table:table-cell>
          <table:table-cell table:style-name="ce5" table:formula="of:=SUMPRODUCT([.J483:.S483];pot_heat_diffusion)" office:value-type="float" office:value="1868.49976186033" calcext:value-type="float">
            <text:p>1868</text:p>
          </table:table-cell>
          <table:table-cell table:style-name="ce5" table:formula="of:=[.V482]*leakage_out" office:value-type="float" office:value="1747.94201913743" calcext:value-type="float">
            <text:p>1748</text:p>
          </table:table-cell>
          <table:table-cell table:style-name="ce5" table:formula="of:=[.V482]+[.T483]-[.U483]" office:value-type="float" office:value="291444.227598962" calcext:value-type="float">
            <text:p>291444</text:p>
          </table:table-cell>
          <table:table-cell table:style-name="ce12" table:formula="of:= temp_out + [.V483]/pot_water_mass" office:value-type="float" office:value="122.655220479378" calcext:value-type="float">
            <text:p>122.7</text:p>
          </table:table-cell>
          <table:table-cell table:style-name="ce7" table:formula="of:=IF([.G483]&gt;thermagon_temp_max;0;IF([.W48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3" table:formula="of:=burner_C_per_s * [.X483]/100 * time_incr" office:value-type="float" office:value="0" calcext:value-type="float">
            <text:p>0</text:p>
          </table:table-cell>
          <table:table-cell table:style-name="ce3" table:formula="of:=[.B484]" office:value-type="float" office:value="0" calcext:value-type="float">
            <text:p>0</text:p>
          </table:table-cell>
          <table:table-cell table:style-name="ce3" table:formula="of:=[.C483]" office:value-type="float" office:value="0" calcext:value-type="float">
            <text:p>0</text:p>
          </table:table-cell>
          <table:table-cell table:style-name="ce5" table:formula="of:=SUMPRODUCT([.B484:.D484];burner_heat_diffusion)" office:value-type="float" office:value="0" calcext:value-type="float">
            <text:p>0</text:p>
          </table:table-cell>
          <table:table-cell table:formula="of:=[.F483]+[.E484]-[.I483]" office:value-type="float" office:value="51963.0895655208" calcext:value-type="float">
            <text:p>51963</text:p>
          </table:table-cell>
          <table:table-cell table:style-name="ce7" table:formula="of:=temp_out + [.F484] / burner_heat_mass" office:value-type="float" office:value="123.926179131042" calcext:value-type="float">
            <text:p>123.9</text:p>
          </table:table-cell>
          <table:table-cell table:style-name="ce7" table:formula="of:=[.G484]-[.W483]" office:value-type="float" office:value="1.2709586516637" calcext:value-type="float">
            <text:p>1.3</text:p>
          </table:table-cell>
          <table:table-cell table:style-name="ce5" table:formula="of:=thermagon_k * burner_A * [.H484] / thermagon_L" office:value-type="float" office:value="166.609478608491" calcext:value-type="float">
            <text:p>167</text:p>
          </table:table-cell>
          <table:table-cell table:style-name="ce5" table:formula="of:=[.I484]/C_per_s_to_W*time_incr" office:value-type="float" office:value="238.763941829308" calcext:value-type="float">
            <text:p>239</text:p>
          </table:table-cell>
          <table:table-cell table:style-name="ce7" table:formula="of:=[.J483]" office:value-type="float" office:value="334.418993376888" calcext:value-type="float">
            <text:p>334.4</text:p>
          </table:table-cell>
          <table:table-cell table:style-name="ce7" table:formula="of:=[.K483]" office:value-type="float" office:value="496.187879517169" calcext:value-type="float">
            <text:p>496.2</text:p>
          </table:table-cell>
          <table:table-cell table:style-name="ce7" table:formula="of:=[.L483]" office:value-type="float" office:value="741.632657713334" calcext:value-type="float">
            <text:p>741.6</text:p>
          </table:table-cell>
          <table:table-cell table:style-name="ce7" table:formula="of:=[.M483]" office:value-type="float" office:value="1092.90660663876" calcext:value-type="float">
            <text:p>1092.9</text:p>
          </table:table-cell>
          <table:table-cell table:style-name="ce7" table:formula="of:=[.N483]" office:value-type="float" office:value="1580.45936003504" calcext:value-type="float">
            <text:p>1580.5</text:p>
          </table:table-cell>
          <table:table-cell table:style-name="ce7" table:formula="of:=[.O483]" office:value-type="float" office:value="2247.49485724584" calcext:value-type="float">
            <text:p>2247.5</text:p>
          </table:table-cell>
          <table:table-cell table:style-name="ce7" table:formula="of:=[.P483]" office:value-type="float" office:value="2826.17726714058" calcext:value-type="float">
            <text:p>2826.2</text:p>
          </table:table-cell>
          <table:table-cell table:style-name="ce7" table:formula="of:=[.Q483]" office:value-type="float" office:value="2845.0641828142" calcext:value-type="float">
            <text:p>2845.1</text:p>
          </table:table-cell>
          <table:table-cell table:style-name="ce7" table:formula="of:=[.R483]" office:value-type="float" office:value="2869.46386073011" calcext:value-type="float">
            <text:p>2869.5</text:p>
          </table:table-cell>
          <table:table-cell table:style-name="ce5" table:formula="of:=SUMPRODUCT([.J484:.S484];pot_heat_diffusion)" office:value-type="float" office:value="1482.95023077168" calcext:value-type="float">
            <text:p>1483</text:p>
          </table:table-cell>
          <table:table-cell table:style-name="ce5" table:formula="of:=[.V483]*leakage_out" office:value-type="float" office:value="1748.66536559377" calcext:value-type="float">
            <text:p>1749</text:p>
          </table:table-cell>
          <table:table-cell table:style-name="ce5" table:formula="of:=[.V483]+[.T484]-[.U484]" office:value-type="float" office:value="291178.51246414" calcext:value-type="float">
            <text:p>291179</text:p>
          </table:table-cell>
          <table:table-cell table:style-name="ce12" table:formula="of:= temp_out + [.V484]/pot_water_mass" office:value-type="float" office:value="122.561627801374" calcext:value-type="float">
            <text:p>122.6</text:p>
          </table:table-cell>
          <table:table-cell table:style-name="ce7" table:formula="of:=IF([.G484]&gt;thermagon_temp_max;0;IF([.W48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3" table:formula="of:=burner_C_per_s * [.X484]/100 * time_incr" office:value-type="float" office:value="0" calcext:value-type="float">
            <text:p>0</text:p>
          </table:table-cell>
          <table:table-cell table:style-name="ce3" table:formula="of:=[.B485]" office:value-type="float" office:value="0" calcext:value-type="float">
            <text:p>0</text:p>
          </table:table-cell>
          <table:table-cell table:style-name="ce3" table:formula="of:=[.C484]" office:value-type="float" office:value="0" calcext:value-type="float">
            <text:p>0</text:p>
          </table:table-cell>
          <table:table-cell table:style-name="ce5" table:formula="of:=SUMPRODUCT([.B485:.D485];burner_heat_diffusion)" office:value-type="float" office:value="0" calcext:value-type="float">
            <text:p>0</text:p>
          </table:table-cell>
          <table:table-cell table:formula="of:=[.F484]+[.E485]-[.I484]" office:value-type="float" office:value="51796.4800869123" calcext:value-type="float">
            <text:p>51796</text:p>
          </table:table-cell>
          <table:table-cell table:style-name="ce7" table:formula="of:=temp_out + [.F485] / burner_heat_mass" office:value-type="float" office:value="123.592960173825" calcext:value-type="float">
            <text:p>123.6</text:p>
          </table:table-cell>
          <table:table-cell table:style-name="ce7" table:formula="of:=[.G485]-[.W484]" office:value-type="float" office:value="1.03133237245099" calcext:value-type="float">
            <text:p>1.0</text:p>
          </table:table-cell>
          <table:table-cell table:style-name="ce5" table:formula="of:=thermagon_k * burner_A * [.H485] / thermagon_L" office:value-type="float" office:value="135.196962246718" calcext:value-type="float">
            <text:p>135</text:p>
          </table:table-cell>
          <table:table-cell table:style-name="ce5" table:formula="of:=[.I485]/C_per_s_to_W*time_incr" office:value-type="float" office:value="193.747438014787" calcext:value-type="float">
            <text:p>194</text:p>
          </table:table-cell>
          <table:table-cell table:style-name="ce7" table:formula="of:=[.J484]" office:value-type="float" office:value="238.763941829308" calcext:value-type="float">
            <text:p>238.8</text:p>
          </table:table-cell>
          <table:table-cell table:style-name="ce7" table:formula="of:=[.K484]" office:value-type="float" office:value="334.418993376888" calcext:value-type="float">
            <text:p>334.4</text:p>
          </table:table-cell>
          <table:table-cell table:style-name="ce7" table:formula="of:=[.L484]" office:value-type="float" office:value="496.187879517169" calcext:value-type="float">
            <text:p>496.2</text:p>
          </table:table-cell>
          <table:table-cell table:style-name="ce7" table:formula="of:=[.M484]" office:value-type="float" office:value="741.632657713334" calcext:value-type="float">
            <text:p>741.6</text:p>
          </table:table-cell>
          <table:table-cell table:style-name="ce7" table:formula="of:=[.N484]" office:value-type="float" office:value="1092.90660663876" calcext:value-type="float">
            <text:p>1092.9</text:p>
          </table:table-cell>
          <table:table-cell table:style-name="ce7" table:formula="of:=[.O484]" office:value-type="float" office:value="1580.45936003504" calcext:value-type="float">
            <text:p>1580.5</text:p>
          </table:table-cell>
          <table:table-cell table:style-name="ce7" table:formula="of:=[.P484]" office:value-type="float" office:value="2247.49485724584" calcext:value-type="float">
            <text:p>2247.5</text:p>
          </table:table-cell>
          <table:table-cell table:style-name="ce7" table:formula="of:=[.Q484]" office:value-type="float" office:value="2826.17726714058" calcext:value-type="float">
            <text:p>2826.2</text:p>
          </table:table-cell>
          <table:table-cell table:style-name="ce7" table:formula="of:=[.R484]" office:value-type="float" office:value="2845.0641828142" calcext:value-type="float">
            <text:p>2845.1</text:p>
          </table:table-cell>
          <table:table-cell table:style-name="ce5" table:formula="of:=SUMPRODUCT([.J485:.S485];pot_heat_diffusion)" office:value-type="float" office:value="1113.92883144355" calcext:value-type="float">
            <text:p>1114</text:p>
          </table:table-cell>
          <table:table-cell table:style-name="ce5" table:formula="of:=[.V484]*leakage_out" office:value-type="float" office:value="1747.07107478484" calcext:value-type="float">
            <text:p>1747</text:p>
          </table:table-cell>
          <table:table-cell table:style-name="ce5" table:formula="of:=[.V484]+[.T485]-[.U485]" office:value-type="float" office:value="290545.370220798" calcext:value-type="float">
            <text:p>290545</text:p>
          </table:table-cell>
          <table:table-cell table:style-name="ce12" table:formula="of:= temp_out + [.V485]/pot_water_mass" office:value-type="float" office:value="122.338616499621" calcext:value-type="float">
            <text:p>122.3</text:p>
          </table:table-cell>
          <table:table-cell table:style-name="ce7" table:formula="of:=IF([.G485]&gt;thermagon_temp_max;0;IF([.W48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3" table:formula="of:=burner_C_per_s * [.X485]/100 * time_incr" office:value-type="float" office:value="0" calcext:value-type="float">
            <text:p>0</text:p>
          </table:table-cell>
          <table:table-cell table:style-name="ce3" table:formula="of:=[.B486]" office:value-type="float" office:value="0" calcext:value-type="float">
            <text:p>0</text:p>
          </table:table-cell>
          <table:table-cell table:style-name="ce3" table:formula="of:=[.C485]" office:value-type="float" office:value="0" calcext:value-type="float">
            <text:p>0</text:p>
          </table:table-cell>
          <table:table-cell table:style-name="ce5" table:formula="of:=SUMPRODUCT([.B486:.D486];burner_heat_diffusion)" office:value-type="float" office:value="0" calcext:value-type="float">
            <text:p>0</text:p>
          </table:table-cell>
          <table:table-cell table:formula="of:=[.F485]+[.E486]-[.I485]" office:value-type="float" office:value="51661.2831246655" calcext:value-type="float">
            <text:p>51661</text:p>
          </table:table-cell>
          <table:table-cell table:style-name="ce7" table:formula="of:=temp_out + [.F486] / burner_heat_mass" office:value-type="float" office:value="123.322566249331" calcext:value-type="float">
            <text:p>123.3</text:p>
          </table:table-cell>
          <table:table-cell table:style-name="ce7" table:formula="of:=[.G486]-[.W485]" office:value-type="float" office:value="0.983949749709765" calcext:value-type="float">
            <text:p>1.0</text:p>
          </table:table-cell>
          <table:table-cell table:style-name="ce5" table:formula="of:=thermagon_k * burner_A * [.H486] / thermagon_L" office:value-type="float" office:value="128.985592537968" calcext:value-type="float">
            <text:p>129</text:p>
          </table:table-cell>
          <table:table-cell table:style-name="ce5" table:formula="of:=[.I486]/C_per_s_to_W*time_incr" office:value-type="float" office:value="184.846077010559" calcext:value-type="float">
            <text:p>185</text:p>
          </table:table-cell>
          <table:table-cell table:style-name="ce7" table:formula="of:=[.J485]" office:value-type="float" office:value="193.747438014787" calcext:value-type="float">
            <text:p>193.7</text:p>
          </table:table-cell>
          <table:table-cell table:style-name="ce7" table:formula="of:=[.K485]" office:value-type="float" office:value="238.763941829308" calcext:value-type="float">
            <text:p>238.8</text:p>
          </table:table-cell>
          <table:table-cell table:style-name="ce7" table:formula="of:=[.L485]" office:value-type="float" office:value="334.418993376888" calcext:value-type="float">
            <text:p>334.4</text:p>
          </table:table-cell>
          <table:table-cell table:style-name="ce7" table:formula="of:=[.M485]" office:value-type="float" office:value="496.187879517169" calcext:value-type="float">
            <text:p>496.2</text:p>
          </table:table-cell>
          <table:table-cell table:style-name="ce7" table:formula="of:=[.N485]" office:value-type="float" office:value="741.632657713334" calcext:value-type="float">
            <text:p>741.6</text:p>
          </table:table-cell>
          <table:table-cell table:style-name="ce7" table:formula="of:=[.O485]" office:value-type="float" office:value="1092.90660663876" calcext:value-type="float">
            <text:p>1092.9</text:p>
          </table:table-cell>
          <table:table-cell table:style-name="ce7" table:formula="of:=[.P485]" office:value-type="float" office:value="1580.45936003504" calcext:value-type="float">
            <text:p>1580.5</text:p>
          </table:table-cell>
          <table:table-cell table:style-name="ce7" table:formula="of:=[.Q485]" office:value-type="float" office:value="2247.49485724584" calcext:value-type="float">
            <text:p>2247.5</text:p>
          </table:table-cell>
          <table:table-cell table:style-name="ce7" table:formula="of:=[.R485]" office:value-type="float" office:value="2826.17726714058" calcext:value-type="float">
            <text:p>2826.2</text:p>
          </table:table-cell>
          <table:table-cell table:style-name="ce5" table:formula="of:=SUMPRODUCT([.J486:.S486];pot_heat_diffusion)" office:value-type="float" office:value="801.111448536325" calcext:value-type="float">
            <text:p>801</text:p>
          </table:table-cell>
          <table:table-cell table:style-name="ce5" table:formula="of:=[.V485]*leakage_out" office:value-type="float" office:value="1743.27222132479" calcext:value-type="float">
            <text:p>1743</text:p>
          </table:table-cell>
          <table:table-cell table:style-name="ce5" table:formula="of:=[.V485]+[.T486]-[.U486]" office:value-type="float" office:value="289603.20944801" calcext:value-type="float">
            <text:p>289603</text:p>
          </table:table-cell>
          <table:table-cell table:style-name="ce12" table:formula="of:= temp_out + [.V486]/pot_water_mass" office:value-type="float" office:value="122.006759791892" calcext:value-type="float">
            <text:p>122.0</text:p>
          </table:table-cell>
          <table:table-cell table:style-name="ce7" table:formula="of:=IF([.G486]&gt;thermagon_temp_max;0;IF([.W48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3" table:formula="of:=burner_C_per_s * [.X486]/100 * time_incr" office:value-type="float" office:value="0" calcext:value-type="float">
            <text:p>0</text:p>
          </table:table-cell>
          <table:table-cell table:style-name="ce3" table:formula="of:=[.B487]" office:value-type="float" office:value="0" calcext:value-type="float">
            <text:p>0</text:p>
          </table:table-cell>
          <table:table-cell table:style-name="ce3" table:formula="of:=[.C486]" office:value-type="float" office:value="0" calcext:value-type="float">
            <text:p>0</text:p>
          </table:table-cell>
          <table:table-cell table:style-name="ce5" table:formula="of:=SUMPRODUCT([.B487:.D487];burner_heat_diffusion)" office:value-type="float" office:value="0" calcext:value-type="float">
            <text:p>0</text:p>
          </table:table-cell>
          <table:table-cell table:formula="of:=[.F486]+[.E487]-[.I486]" office:value-type="float" office:value="51532.2975321276" calcext:value-type="float">
            <text:p>51532</text:p>
          </table:table-cell>
          <table:table-cell table:style-name="ce7" table:formula="of:=temp_out + [.F487] / burner_heat_mass" office:value-type="float" office:value="123.064595064255" calcext:value-type="float">
            <text:p>123.1</text:p>
          </table:table-cell>
          <table:table-cell table:style-name="ce7" table:formula="of:=[.G487]-[.W486]" office:value-type="float" office:value="1.05783527236285" calcext:value-type="float">
            <text:p>1.1</text:p>
          </table:table-cell>
          <table:table-cell table:style-name="ce5" table:formula="of:=thermagon_k * burner_A * [.H487] / thermagon_L" office:value-type="float" office:value="138.671217156702" calcext:value-type="float">
            <text:p>139</text:p>
          </table:table-cell>
          <table:table-cell table:style-name="ce5" table:formula="of:=[.I487]/C_per_s_to_W*time_incr" office:value-type="float" office:value="198.726307189311" calcext:value-type="float">
            <text:p>199</text:p>
          </table:table-cell>
          <table:table-cell table:style-name="ce7" table:formula="of:=[.J486]" office:value-type="float" office:value="184.846077010559" calcext:value-type="float">
            <text:p>184.8</text:p>
          </table:table-cell>
          <table:table-cell table:style-name="ce7" table:formula="of:=[.K486]" office:value-type="float" office:value="193.747438014787" calcext:value-type="float">
            <text:p>193.7</text:p>
          </table:table-cell>
          <table:table-cell table:style-name="ce7" table:formula="of:=[.L486]" office:value-type="float" office:value="238.763941829308" calcext:value-type="float">
            <text:p>238.8</text:p>
          </table:table-cell>
          <table:table-cell table:style-name="ce7" table:formula="of:=[.M486]" office:value-type="float" office:value="334.418993376888" calcext:value-type="float">
            <text:p>334.4</text:p>
          </table:table-cell>
          <table:table-cell table:style-name="ce7" table:formula="of:=[.N486]" office:value-type="float" office:value="496.187879517169" calcext:value-type="float">
            <text:p>496.2</text:p>
          </table:table-cell>
          <table:table-cell table:style-name="ce7" table:formula="of:=[.O486]" office:value-type="float" office:value="741.632657713334" calcext:value-type="float">
            <text:p>741.6</text:p>
          </table:table-cell>
          <table:table-cell table:style-name="ce7" table:formula="of:=[.P486]" office:value-type="float" office:value="1092.90660663876" calcext:value-type="float">
            <text:p>1092.9</text:p>
          </table:table-cell>
          <table:table-cell table:style-name="ce7" table:formula="of:=[.Q486]" office:value-type="float" office:value="1580.45936003504" calcext:value-type="float">
            <text:p>1580.5</text:p>
          </table:table-cell>
          <table:table-cell table:style-name="ce7" table:formula="of:=[.R486]" office:value-type="float" office:value="2247.49485724584" calcext:value-type="float">
            <text:p>2247.5</text:p>
          </table:table-cell>
          <table:table-cell table:style-name="ce5" table:formula="of:=SUMPRODUCT([.J487:.S487];pot_heat_diffusion)" office:value-type="float" office:value="562.423826658663" calcext:value-type="float">
            <text:p>562</text:p>
          </table:table-cell>
          <table:table-cell table:style-name="ce5" table:formula="of:=[.V486]*leakage_out" office:value-type="float" office:value="1737.61925668806" calcext:value-type="float">
            <text:p>1738</text:p>
          </table:table-cell>
          <table:table-cell table:style-name="ce5" table:formula="of:=[.V486]+[.T487]-[.U487]" office:value-type="float" office:value="288428.014017981" calcext:value-type="float">
            <text:p>288428</text:p>
          </table:table-cell>
          <table:table-cell table:style-name="ce12" table:formula="of:= temp_out + [.V487]/pot_water_mass" office:value-type="float" office:value="121.592821430615" calcext:value-type="float">
            <text:p>121.6</text:p>
          </table:table-cell>
          <table:table-cell table:style-name="ce7" table:formula="of:=IF([.G487]&gt;thermagon_temp_max;0;IF([.W48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3" table:formula="of:=burner_C_per_s * [.X487]/100 * time_incr" office:value-type="float" office:value="0" calcext:value-type="float">
            <text:p>0</text:p>
          </table:table-cell>
          <table:table-cell table:style-name="ce3" table:formula="of:=[.B488]" office:value-type="float" office:value="0" calcext:value-type="float">
            <text:p>0</text:p>
          </table:table-cell>
          <table:table-cell table:style-name="ce3" table:formula="of:=[.C487]" office:value-type="float" office:value="0" calcext:value-type="float">
            <text:p>0</text:p>
          </table:table-cell>
          <table:table-cell table:style-name="ce5" table:formula="of:=SUMPRODUCT([.B488:.D488];burner_heat_diffusion)" office:value-type="float" office:value="0" calcext:value-type="float">
            <text:p>0</text:p>
          </table:table-cell>
          <table:table-cell table:formula="of:=[.F487]+[.E488]-[.I487]" office:value-type="float" office:value="51393.6263149709" calcext:value-type="float">
            <text:p>51394</text:p>
          </table:table-cell>
          <table:table-cell table:style-name="ce7" table:formula="of:=temp_out + [.F488] / burner_heat_mass" office:value-type="float" office:value="122.787252629942" calcext:value-type="float">
            <text:p>122.8</text:p>
          </table:table-cell>
          <table:table-cell table:style-name="ce7" table:formula="of:=[.G488]-[.W487]" office:value-type="float" office:value="1.19443119932667" calcext:value-type="float">
            <text:p>1.2</text:p>
          </table:table-cell>
          <table:table-cell table:style-name="ce5" table:formula="of:=thermagon_k * burner_A * [.H488] / thermagon_L" office:value-type="float" office:value="156.577524448205" calcext:value-type="float">
            <text:p>157</text:p>
          </table:table-cell>
          <table:table-cell table:style-name="ce5" table:formula="of:=[.I488]/C_per_s_to_W*time_incr" office:value-type="float" office:value="224.387395311272" calcext:value-type="float">
            <text:p>224</text:p>
          </table:table-cell>
          <table:table-cell table:style-name="ce7" table:formula="of:=[.J487]" office:value-type="float" office:value="198.726307189311" calcext:value-type="float">
            <text:p>198.7</text:p>
          </table:table-cell>
          <table:table-cell table:style-name="ce7" table:formula="of:=[.K487]" office:value-type="float" office:value="184.846077010559" calcext:value-type="float">
            <text:p>184.8</text:p>
          </table:table-cell>
          <table:table-cell table:style-name="ce7" table:formula="of:=[.L487]" office:value-type="float" office:value="193.747438014787" calcext:value-type="float">
            <text:p>193.7</text:p>
          </table:table-cell>
          <table:table-cell table:style-name="ce7" table:formula="of:=[.M487]" office:value-type="float" office:value="238.763941829308" calcext:value-type="float">
            <text:p>238.8</text:p>
          </table:table-cell>
          <table:table-cell table:style-name="ce7" table:formula="of:=[.N487]" office:value-type="float" office:value="334.418993376888" calcext:value-type="float">
            <text:p>334.4</text:p>
          </table:table-cell>
          <table:table-cell table:style-name="ce7" table:formula="of:=[.O487]" office:value-type="float" office:value="496.187879517169" calcext:value-type="float">
            <text:p>496.2</text:p>
          </table:table-cell>
          <table:table-cell table:style-name="ce7" table:formula="of:=[.P487]" office:value-type="float" office:value="741.632657713334" calcext:value-type="float">
            <text:p>741.6</text:p>
          </table:table-cell>
          <table:table-cell table:style-name="ce7" table:formula="of:=[.Q487]" office:value-type="float" office:value="1092.90660663876" calcext:value-type="float">
            <text:p>1092.9</text:p>
          </table:table-cell>
          <table:table-cell table:style-name="ce7" table:formula="of:=[.R487]" office:value-type="float" office:value="1580.45936003504" calcext:value-type="float">
            <text:p>1580.5</text:p>
          </table:table-cell>
          <table:table-cell table:style-name="ce5" table:formula="of:=SUMPRODUCT([.J488:.S488];pot_heat_diffusion)" office:value-type="float" office:value="399.989680237627" calcext:value-type="float">
            <text:p>400</text:p>
          </table:table-cell>
          <table:table-cell table:style-name="ce5" table:formula="of:=[.V487]*leakage_out" office:value-type="float" office:value="1730.56808410788" calcext:value-type="float">
            <text:p>1731</text:p>
          </table:table-cell>
          <table:table-cell table:style-name="ce5" table:formula="of:=[.V487]+[.T488]-[.U488]" office:value-type="float" office:value="287097.43561411" calcext:value-type="float">
            <text:p>287097</text:p>
          </table:table-cell>
          <table:table-cell table:style-name="ce12" table:formula="of:= temp_out + [.V488]/pot_water_mass" office:value-type="float" office:value="121.124152620326" calcext:value-type="float">
            <text:p>121.1</text:p>
          </table:table-cell>
          <table:table-cell table:style-name="ce7" table:formula="of:=IF([.G488]&gt;thermagon_temp_max;0;IF([.W48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3" table:formula="of:=burner_C_per_s * [.X488]/100 * time_incr" office:value-type="float" office:value="0" calcext:value-type="float">
            <text:p>0</text:p>
          </table:table-cell>
          <table:table-cell table:style-name="ce3" table:formula="of:=[.B489]" office:value-type="float" office:value="0" calcext:value-type="float">
            <text:p>0</text:p>
          </table:table-cell>
          <table:table-cell table:style-name="ce3" table:formula="of:=[.C488]" office:value-type="float" office:value="0" calcext:value-type="float">
            <text:p>0</text:p>
          </table:table-cell>
          <table:table-cell table:style-name="ce5" table:formula="of:=SUMPRODUCT([.B489:.D489];burner_heat_diffusion)" office:value-type="float" office:value="0" calcext:value-type="float">
            <text:p>0</text:p>
          </table:table-cell>
          <table:table-cell table:formula="of:=[.F488]+[.E489]-[.I488]" office:value-type="float" office:value="51237.0487905227" calcext:value-type="float">
            <text:p>51237</text:p>
          </table:table-cell>
          <table:table-cell table:style-name="ce7" table:formula="of:=temp_out + [.F489] / burner_heat_mass" office:value-type="float" office:value="122.474097581045" calcext:value-type="float">
            <text:p>122.5</text:p>
          </table:table-cell>
          <table:table-cell table:style-name="ce7" table:formula="of:=[.G489]-[.W488]" office:value-type="float" office:value="1.34994496071927" calcext:value-type="float">
            <text:p>1.3</text:p>
          </table:table-cell>
          <table:table-cell table:style-name="ce5" table:formula="of:=thermagon_k * burner_A * [.H489] / thermagon_L" office:value-type="float" office:value="176.963763346024" calcext:value-type="float">
            <text:p>177</text:p>
          </table:table-cell>
          <table:table-cell table:style-name="ce5" table:formula="of:=[.I489]/C_per_s_to_W*time_incr" office:value-type="float" office:value="253.602412361743" calcext:value-type="float">
            <text:p>254</text:p>
          </table:table-cell>
          <table:table-cell table:style-name="ce7" table:formula="of:=[.J488]" office:value-type="float" office:value="224.387395311272" calcext:value-type="float">
            <text:p>224.4</text:p>
          </table:table-cell>
          <table:table-cell table:style-name="ce7" table:formula="of:=[.K488]" office:value-type="float" office:value="198.726307189311" calcext:value-type="float">
            <text:p>198.7</text:p>
          </table:table-cell>
          <table:table-cell table:style-name="ce7" table:formula="of:=[.L488]" office:value-type="float" office:value="184.846077010559" calcext:value-type="float">
            <text:p>184.8</text:p>
          </table:table-cell>
          <table:table-cell table:style-name="ce7" table:formula="of:=[.M488]" office:value-type="float" office:value="193.747438014787" calcext:value-type="float">
            <text:p>193.7</text:p>
          </table:table-cell>
          <table:table-cell table:style-name="ce7" table:formula="of:=[.N488]" office:value-type="float" office:value="238.763941829308" calcext:value-type="float">
            <text:p>238.8</text:p>
          </table:table-cell>
          <table:table-cell table:style-name="ce7" table:formula="of:=[.O488]" office:value-type="float" office:value="334.418993376888" calcext:value-type="float">
            <text:p>334.4</text:p>
          </table:table-cell>
          <table:table-cell table:style-name="ce7" table:formula="of:=[.P488]" office:value-type="float" office:value="496.187879517169" calcext:value-type="float">
            <text:p>496.2</text:p>
          </table:table-cell>
          <table:table-cell table:style-name="ce7" table:formula="of:=[.Q488]" office:value-type="float" office:value="741.632657713334" calcext:value-type="float">
            <text:p>741.6</text:p>
          </table:table-cell>
          <table:table-cell table:style-name="ce7" table:formula="of:=[.R488]" office:value-type="float" office:value="1092.90660663876" calcext:value-type="float">
            <text:p>1092.9</text:p>
          </table:table-cell>
          <table:table-cell table:style-name="ce5" table:formula="of:=SUMPRODUCT([.J489:.S489];pot_heat_diffusion)" office:value-type="float" office:value="300.464410631942" calcext:value-type="float">
            <text:p>300</text:p>
          </table:table-cell>
          <table:table-cell table:style-name="ce5" table:formula="of:=[.V488]*leakage_out" office:value-type="float" office:value="1722.58461368466" calcext:value-type="float">
            <text:p>1723</text:p>
          </table:table-cell>
          <table:table-cell table:style-name="ce5" table:formula="of:=[.V488]+[.T489]-[.U489]" office:value-type="float" office:value="285675.315411057" calcext:value-type="float">
            <text:p>285675</text:p>
          </table:table-cell>
          <table:table-cell table:style-name="ce12" table:formula="of:= temp_out + [.V489]/pot_water_mass" office:value-type="float" office:value="120.623240098588" calcext:value-type="float">
            <text:p>120.6</text:p>
          </table:table-cell>
          <table:table-cell table:style-name="ce7" table:formula="of:=IF([.G489]&gt;thermagon_temp_max;0;IF([.W48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3" table:formula="of:=burner_C_per_s * [.X489]/100 * time_incr" office:value-type="float" office:value="2149.61306964746" calcext:value-type="float">
            <text:p>2150</text:p>
          </table:table-cell>
          <table:table-cell table:style-name="ce3" table:formula="of:=[.B490]" office:value-type="float" office:value="2149.61306964746" calcext:value-type="float">
            <text:p>2150</text:p>
          </table:table-cell>
          <table:table-cell table:style-name="ce3" table:formula="of:=[.C489]" office:value-type="float" office:value="0" calcext:value-type="float">
            <text:p>0</text:p>
          </table:table-cell>
          <table:table-cell table:style-name="ce5" table:formula="of:=SUMPRODUCT([.B490:.D490];burner_heat_diffusion)" office:value-type="float" office:value="1504.72914875322" calcext:value-type="float">
            <text:p>1505</text:p>
          </table:table-cell>
          <table:table-cell table:formula="of:=[.F489]+[.E490]-[.I489]" office:value-type="float" office:value="52564.8141759299" calcext:value-type="float">
            <text:p>52565</text:p>
          </table:table-cell>
          <table:table-cell table:style-name="ce7" table:formula="of:=temp_out + [.F490] / burner_heat_mass" office:value-type="float" office:value="125.12962835186" calcext:value-type="float">
            <text:p>125.1</text:p>
          </table:table-cell>
          <table:table-cell table:style-name="ce7" table:formula="of:=[.G490]-[.W489]" office:value-type="float" office:value="4.50638825327161" calcext:value-type="float">
            <text:p>4.5</text:p>
          </table:table-cell>
          <table:table-cell table:style-name="ce5" table:formula="of:=thermagon_k * burner_A * [.H490] / thermagon_L" office:value-type="float" office:value="590.740695066826" calcext:value-type="float">
            <text:p>591</text:p>
          </table:table-cell>
          <table:table-cell table:style-name="ce5" table:formula="of:=[.I490]/C_per_s_to_W*time_incr" office:value-type="float" office:value="846.575945925517" calcext:value-type="float">
            <text:p>847</text:p>
          </table:table-cell>
          <table:table-cell table:style-name="ce7" table:formula="of:=[.J489]" office:value-type="float" office:value="253.602412361743" calcext:value-type="float">
            <text:p>253.6</text:p>
          </table:table-cell>
          <table:table-cell table:style-name="ce7" table:formula="of:=[.K489]" office:value-type="float" office:value="224.387395311272" calcext:value-type="float">
            <text:p>224.4</text:p>
          </table:table-cell>
          <table:table-cell table:style-name="ce7" table:formula="of:=[.L489]" office:value-type="float" office:value="198.726307189311" calcext:value-type="float">
            <text:p>198.7</text:p>
          </table:table-cell>
          <table:table-cell table:style-name="ce7" table:formula="of:=[.M489]" office:value-type="float" office:value="184.846077010559" calcext:value-type="float">
            <text:p>184.8</text:p>
          </table:table-cell>
          <table:table-cell table:style-name="ce7" table:formula="of:=[.N489]" office:value-type="float" office:value="193.747438014787" calcext:value-type="float">
            <text:p>193.7</text:p>
          </table:table-cell>
          <table:table-cell table:style-name="ce7" table:formula="of:=[.O489]" office:value-type="float" office:value="238.763941829308" calcext:value-type="float">
            <text:p>238.8</text:p>
          </table:table-cell>
          <table:table-cell table:style-name="ce7" table:formula="of:=[.P489]" office:value-type="float" office:value="334.418993376888" calcext:value-type="float">
            <text:p>334.4</text:p>
          </table:table-cell>
          <table:table-cell table:style-name="ce7" table:formula="of:=[.Q489]" office:value-type="float" office:value="496.187879517169" calcext:value-type="float">
            <text:p>496.2</text:p>
          </table:table-cell>
          <table:table-cell table:style-name="ce7" table:formula="of:=[.R489]" office:value-type="float" office:value="741.632657713334" calcext:value-type="float">
            <text:p>741.6</text:p>
          </table:table-cell>
          <table:table-cell table:style-name="ce5" table:formula="of:=SUMPRODUCT([.J490:.S490];pot_heat_diffusion)" office:value-type="float" office:value="258.904695592894" calcext:value-type="float">
            <text:p>259</text:p>
          </table:table-cell>
          <table:table-cell table:style-name="ce5" table:formula="of:=[.V489]*leakage_out" office:value-type="float" office:value="1714.05189246635" calcext:value-type="float">
            <text:p>1714</text:p>
          </table:table-cell>
          <table:table-cell table:style-name="ce5" table:formula="of:=[.V489]+[.T490]-[.U490]" office:value-type="float" office:value="284220.168214184" calcext:value-type="float">
            <text:p>284220</text:p>
          </table:table-cell>
          <table:table-cell table:style-name="ce12" table:formula="of:= temp_out + [.V490]/pot_water_mass" office:value-type="float" office:value="120.110694499193" calcext:value-type="float">
            <text:p>120.1</text:p>
          </table:table-cell>
          <table:table-cell table:style-name="ce7" table:formula="of:=IF([.G490]&gt;thermagon_temp_max;0;IF([.W49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3" table:formula="of:=burner_C_per_s * [.X490]/100 * time_incr" office:value-type="float" office:value="2149.61306964746" calcext:value-type="float">
            <text:p>2150</text:p>
          </table:table-cell>
          <table:table-cell table:style-name="ce3" table:formula="of:=[.B491]" office:value-type="float" office:value="2149.61306964746" calcext:value-type="float">
            <text:p>2150</text:p>
          </table:table-cell>
          <table:table-cell table:style-name="ce3" table:formula="of:=[.C490]" office:value-type="float" office:value="2149.61306964746" calcext:value-type="float">
            <text:p>2150</text:p>
          </table:table-cell>
          <table:table-cell table:style-name="ce5" table:formula="of:=SUMPRODUCT([.B491:.D491];burner_heat_diffusion)" office:value-type="float" office:value="2149.61306964746" calcext:value-type="float">
            <text:p>2150</text:p>
          </table:table-cell>
          <table:table-cell table:formula="of:=[.F490]+[.E491]-[.I490]" office:value-type="float" office:value="54123.6865505105" calcext:value-type="float">
            <text:p>54124</text:p>
          </table:table-cell>
          <table:table-cell table:style-name="ce7" table:formula="of:=temp_out + [.F491] / burner_heat_mass" office:value-type="float" office:value="128.247373101021" calcext:value-type="float">
            <text:p>128.2</text:p>
          </table:table-cell>
          <table:table-cell table:style-name="ce7" table:formula="of:=[.G491]-[.W490]" office:value-type="float" office:value="8.13667860182812" calcext:value-type="float">
            <text:p>8.1</text:p>
          </table:table-cell>
          <table:table-cell table:style-name="ce5" table:formula="of:=thermagon_k * burner_A * [.H491] / thermagon_L" office:value-type="float" office:value="1066.6340542872" calcext:value-type="float">
            <text:p>1067</text:p>
          </table:table-cell>
          <table:table-cell table:style-name="ce5" table:formula="of:=[.I491]/C_per_s_to_W*time_incr" office:value-type="float" office:value="1528.56700241789" calcext:value-type="float">
            <text:p>1529</text:p>
          </table:table-cell>
          <table:table-cell table:style-name="ce7" table:formula="of:=[.J490]" office:value-type="float" office:value="846.575945925517" calcext:value-type="float">
            <text:p>846.6</text:p>
          </table:table-cell>
          <table:table-cell table:style-name="ce7" table:formula="of:=[.K490]" office:value-type="float" office:value="253.602412361743" calcext:value-type="float">
            <text:p>253.6</text:p>
          </table:table-cell>
          <table:table-cell table:style-name="ce7" table:formula="of:=[.L490]" office:value-type="float" office:value="224.387395311272" calcext:value-type="float">
            <text:p>224.4</text:p>
          </table:table-cell>
          <table:table-cell table:style-name="ce7" table:formula="of:=[.M490]" office:value-type="float" office:value="198.726307189311" calcext:value-type="float">
            <text:p>198.7</text:p>
          </table:table-cell>
          <table:table-cell table:style-name="ce7" table:formula="of:=[.N490]" office:value-type="float" office:value="184.846077010559" calcext:value-type="float">
            <text:p>184.8</text:p>
          </table:table-cell>
          <table:table-cell table:style-name="ce7" table:formula="of:=[.O490]" office:value-type="float" office:value="193.747438014787" calcext:value-type="float">
            <text:p>193.7</text:p>
          </table:table-cell>
          <table:table-cell table:style-name="ce7" table:formula="of:=[.P490]" office:value-type="float" office:value="238.763941829308" calcext:value-type="float">
            <text:p>238.8</text:p>
          </table:table-cell>
          <table:table-cell table:style-name="ce7" table:formula="of:=[.Q490]" office:value-type="float" office:value="334.418993376888" calcext:value-type="float">
            <text:p>334.4</text:p>
          </table:table-cell>
          <table:table-cell table:style-name="ce7" table:formula="of:=[.R490]" office:value-type="float" office:value="496.187879517169" calcext:value-type="float">
            <text:p>496.2</text:p>
          </table:table-cell>
          <table:table-cell table:style-name="ce5" table:formula="of:=SUMPRODUCT([.J491:.S491];pot_heat_diffusion)" office:value-type="float" office:value="280.544734177812" calcext:value-type="float">
            <text:p>281</text:p>
          </table:table-cell>
          <table:table-cell table:style-name="ce5" table:formula="of:=[.V490]*leakage_out" office:value-type="float" office:value="1705.3210092851" calcext:value-type="float">
            <text:p>1705</text:p>
          </table:table-cell>
          <table:table-cell table:style-name="ce5" table:formula="of:=[.V490]+[.T491]-[.U491]" office:value-type="float" office:value="282795.391939077" calcext:value-type="float">
            <text:p>282795</text:p>
          </table:table-cell>
          <table:table-cell table:style-name="ce12" table:formula="of:= temp_out + [.V491]/pot_water_mass" office:value-type="float" office:value="119.608846430834" calcext:value-type="float">
            <text:p>119.6</text:p>
          </table:table-cell>
          <table:table-cell table:style-name="ce7" table:formula="of:=IF([.G491]&gt;thermagon_temp_max;0;IF([.W49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3" table:formula="of:=burner_C_per_s * [.X491]/100 * time_incr" office:value-type="float" office:value="2149.61306964746" calcext:value-type="float">
            <text:p>2150</text:p>
          </table:table-cell>
          <table:table-cell table:style-name="ce3" table:formula="of:=[.B492]" office:value-type="float" office:value="2149.61306964746" calcext:value-type="float">
            <text:p>2150</text:p>
          </table:table-cell>
          <table:table-cell table:style-name="ce3" table:formula="of:=[.C491]" office:value-type="float" office:value="2149.61306964746" calcext:value-type="float">
            <text:p>2150</text:p>
          </table:table-cell>
          <table:table-cell table:style-name="ce5" table:formula="of:=SUMPRODUCT([.B492:.D492];burner_heat_diffusion)" office:value-type="float" office:value="2149.61306964746" calcext:value-type="float">
            <text:p>2150</text:p>
          </table:table-cell>
          <table:table-cell table:formula="of:=[.F491]+[.E492]-[.I491]" office:value-type="float" office:value="55206.6655658708" calcext:value-type="float">
            <text:p>55207</text:p>
          </table:table-cell>
          <table:table-cell table:style-name="ce7" table:formula="of:=temp_out + [.F492] / burner_heat_mass" office:value-type="float" office:value="130.413331131742" calcext:value-type="float">
            <text:p>130.4</text:p>
          </table:table-cell>
          <table:table-cell table:style-name="ce7" table:formula="of:=[.G492]-[.W491]" office:value-type="float" office:value="10.8044847009077" calcext:value-type="float">
            <text:p>10.8</text:p>
          </table:table-cell>
          <table:table-cell table:style-name="ce5" table:formula="of:=thermagon_k * burner_A * [.H492] / thermagon_L" office:value-type="float" office:value="1416.35572510187" calcext:value-type="float">
            <text:p>1416</text:p>
          </table:table-cell>
          <table:table-cell table:style-name="ce5" table:formula="of:=[.I492]/C_per_s_to_W*time_incr" office:value-type="float" office:value="2029.74451863266" calcext:value-type="float">
            <text:p>2030</text:p>
          </table:table-cell>
          <table:table-cell table:style-name="ce7" table:formula="of:=[.J491]" office:value-type="float" office:value="1528.56700241789" calcext:value-type="float">
            <text:p>1528.6</text:p>
          </table:table-cell>
          <table:table-cell table:style-name="ce7" table:formula="of:=[.K491]" office:value-type="float" office:value="846.575945925517" calcext:value-type="float">
            <text:p>846.6</text:p>
          </table:table-cell>
          <table:table-cell table:style-name="ce7" table:formula="of:=[.L491]" office:value-type="float" office:value="253.602412361743" calcext:value-type="float">
            <text:p>253.6</text:p>
          </table:table-cell>
          <table:table-cell table:style-name="ce7" table:formula="of:=[.M491]" office:value-type="float" office:value="224.387395311272" calcext:value-type="float">
            <text:p>224.4</text:p>
          </table:table-cell>
          <table:table-cell table:style-name="ce7" table:formula="of:=[.N491]" office:value-type="float" office:value="198.726307189311" calcext:value-type="float">
            <text:p>198.7</text:p>
          </table:table-cell>
          <table:table-cell table:style-name="ce7" table:formula="of:=[.O491]" office:value-type="float" office:value="184.846077010559" calcext:value-type="float">
            <text:p>184.8</text:p>
          </table:table-cell>
          <table:table-cell table:style-name="ce7" table:formula="of:=[.P491]" office:value-type="float" office:value="193.747438014787" calcext:value-type="float">
            <text:p>193.7</text:p>
          </table:table-cell>
          <table:table-cell table:style-name="ce7" table:formula="of:=[.Q491]" office:value-type="float" office:value="238.763941829308" calcext:value-type="float">
            <text:p>238.8</text:p>
          </table:table-cell>
          <table:table-cell table:style-name="ce7" table:formula="of:=[.R491]" office:value-type="float" office:value="334.418993376888" calcext:value-type="float">
            <text:p>334.4</text:p>
          </table:table-cell>
          <table:table-cell table:style-name="ce5" table:formula="of:=SUMPRODUCT([.J492:.S492];pot_heat_diffusion)" office:value-type="float" office:value="381.609895702532" calcext:value-type="float">
            <text:p>382</text:p>
          </table:table-cell>
          <table:table-cell table:style-name="ce5" table:formula="of:=[.V491]*leakage_out" office:value-type="float" office:value="1696.77235163446" calcext:value-type="float">
            <text:p>1697</text:p>
          </table:table-cell>
          <table:table-cell table:style-name="ce5" table:formula="of:=[.V491]+[.T492]-[.U492]" office:value-type="float" office:value="281480.229483145" calcext:value-type="float">
            <text:p>281480</text:p>
          </table:table-cell>
          <table:table-cell table:style-name="ce12" table:formula="of:= temp_out + [.V492]/pot_water_mass" office:value-type="float" office:value="119.145607570376" calcext:value-type="float">
            <text:p>119.1</text:p>
          </table:table-cell>
          <table:table-cell table:style-name="ce7" table:formula="of:=IF([.G492]&gt;thermagon_temp_max;0;IF([.W49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3" table:formula="of:=burner_C_per_s * [.X492]/100 * time_incr" office:value-type="float" office:value="2149.61306964746" calcext:value-type="float">
            <text:p>2150</text:p>
          </table:table-cell>
          <table:table-cell table:style-name="ce3" table:formula="of:=[.B493]" office:value-type="float" office:value="2149.61306964746" calcext:value-type="float">
            <text:p>2150</text:p>
          </table:table-cell>
          <table:table-cell table:style-name="ce3" table:formula="of:=[.C492]" office:value-type="float" office:value="2149.61306964746" calcext:value-type="float">
            <text:p>2150</text:p>
          </table:table-cell>
          <table:table-cell table:style-name="ce5" table:formula="of:=SUMPRODUCT([.B493:.D493];burner_heat_diffusion)" office:value-type="float" office:value="2149.61306964746" calcext:value-type="float">
            <text:p>2150</text:p>
          </table:table-cell>
          <table:table-cell table:formula="of:=[.F492]+[.E493]-[.I492]" office:value-type="float" office:value="55939.9229104164" calcext:value-type="float">
            <text:p>55940</text:p>
          </table:table-cell>
          <table:table-cell table:style-name="ce7" table:formula="of:=temp_out + [.F493] / burner_heat_mass" office:value-type="float" office:value="131.879845820833" calcext:value-type="float">
            <text:p>131.9</text:p>
          </table:table-cell>
          <table:table-cell table:style-name="ce7" table:formula="of:=[.G493]-[.W492]" office:value-type="float" office:value="12.7342382504565" calcext:value-type="float">
            <text:p>12.7</text:p>
          </table:table-cell>
          <table:table-cell table:style-name="ce5" table:formula="of:=thermagon_k * burner_A * [.H493] / thermagon_L" office:value-type="float" office:value="1669.32637234704" calcext:value-type="float">
            <text:p>1669</text:p>
          </table:table-cell>
          <table:table-cell table:style-name="ce5" table:formula="of:=[.I493]/C_per_s_to_W*time_incr" office:value-type="float" office:value="2392.27052500293" calcext:value-type="float">
            <text:p>2392</text:p>
          </table:table-cell>
          <table:table-cell table:style-name="ce7" table:formula="of:=[.J492]" office:value-type="float" office:value="2029.74451863266" calcext:value-type="float">
            <text:p>2029.7</text:p>
          </table:table-cell>
          <table:table-cell table:style-name="ce7" table:formula="of:=[.K492]" office:value-type="float" office:value="1528.56700241789" calcext:value-type="float">
            <text:p>1528.6</text:p>
          </table:table-cell>
          <table:table-cell table:style-name="ce7" table:formula="of:=[.L492]" office:value-type="float" office:value="846.575945925517" calcext:value-type="float">
            <text:p>846.6</text:p>
          </table:table-cell>
          <table:table-cell table:style-name="ce7" table:formula="of:=[.M492]" office:value-type="float" office:value="253.602412361743" calcext:value-type="float">
            <text:p>253.6</text:p>
          </table:table-cell>
          <table:table-cell table:style-name="ce7" table:formula="of:=[.N492]" office:value-type="float" office:value="224.387395311272" calcext:value-type="float">
            <text:p>224.4</text:p>
          </table:table-cell>
          <table:table-cell table:style-name="ce7" table:formula="of:=[.O492]" office:value-type="float" office:value="198.726307189311" calcext:value-type="float">
            <text:p>198.7</text:p>
          </table:table-cell>
          <table:table-cell table:style-name="ce7" table:formula="of:=[.P492]" office:value-type="float" office:value="184.846077010559" calcext:value-type="float">
            <text:p>184.8</text:p>
          </table:table-cell>
          <table:table-cell table:style-name="ce7" table:formula="of:=[.Q492]" office:value-type="float" office:value="193.747438014787" calcext:value-type="float">
            <text:p>193.7</text:p>
          </table:table-cell>
          <table:table-cell table:style-name="ce7" table:formula="of:=[.R492]" office:value-type="float" office:value="238.763941829308" calcext:value-type="float">
            <text:p>238.8</text:p>
          </table:table-cell>
          <table:table-cell table:style-name="ce5" table:formula="of:=SUMPRODUCT([.J493:.S493];pot_heat_diffusion)" office:value-type="float" office:value="577.970098460229" calcext:value-type="float">
            <text:p>578</text:p>
          </table:table-cell>
          <table:table-cell table:style-name="ce5" table:formula="of:=[.V492]*leakage_out" office:value-type="float" office:value="1688.88137689887" calcext:value-type="float">
            <text:p>1689</text:p>
          </table:table-cell>
          <table:table-cell table:style-name="ce5" table:formula="of:=[.V492]+[.T493]-[.U493]" office:value-type="float" office:value="280369.318204706" calcext:value-type="float">
            <text:p>280369</text:p>
          </table:table-cell>
          <table:table-cell table:style-name="ce12" table:formula="of:= temp_out + [.V493]/pot_water_mass" office:value-type="float" office:value="118.754311976153" calcext:value-type="float">
            <text:p>118.8</text:p>
          </table:table-cell>
          <table:table-cell table:style-name="ce7" table:formula="of:=IF([.G493]&gt;thermagon_temp_max;0;IF([.W49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3" table:formula="of:=burner_C_per_s * [.X493]/100 * time_incr" office:value-type="float" office:value="2149.61306964746" calcext:value-type="float">
            <text:p>2150</text:p>
          </table:table-cell>
          <table:table-cell table:style-name="ce3" table:formula="of:=[.B494]" office:value-type="float" office:value="2149.61306964746" calcext:value-type="float">
            <text:p>2150</text:p>
          </table:table-cell>
          <table:table-cell table:style-name="ce3" table:formula="of:=[.C493]" office:value-type="float" office:value="2149.61306964746" calcext:value-type="float">
            <text:p>2150</text:p>
          </table:table-cell>
          <table:table-cell table:style-name="ce5" table:formula="of:=SUMPRODUCT([.B494:.D494];burner_heat_diffusion)" office:value-type="float" office:value="2149.61306964746" calcext:value-type="float">
            <text:p>2150</text:p>
          </table:table-cell>
          <table:table-cell table:formula="of:=[.F493]+[.E494]-[.I493]" office:value-type="float" office:value="56420.2096077168" calcext:value-type="float">
            <text:p>56420</text:p>
          </table:table-cell>
          <table:table-cell table:style-name="ce7" table:formula="of:=temp_out + [.F494] / burner_heat_mass" office:value-type="float" office:value="132.840419215434" calcext:value-type="float">
            <text:p>132.8</text:p>
          </table:table-cell>
          <table:table-cell table:style-name="ce7" table:formula="of:=[.G494]-[.W493]" office:value-type="float" office:value="14.0861072392801" calcext:value-type="float">
            <text:p>14.1</text:p>
          </table:table-cell>
          <table:table-cell table:style-name="ce5" table:formula="of:=thermagon_k * burner_A * [.H494] / thermagon_L" office:value-type="float" office:value="1846.54235579392" calcext:value-type="float">
            <text:p>1847</text:p>
          </table:table-cell>
          <table:table-cell table:style-name="ce5" table:formula="of:=[.I494]/C_per_s_to_W*time_incr" office:value-type="float" office:value="2646.23438778148" calcext:value-type="float">
            <text:p>2646</text:p>
          </table:table-cell>
          <table:table-cell table:style-name="ce7" table:formula="of:=[.J493]" office:value-type="float" office:value="2392.27052500293" calcext:value-type="float">
            <text:p>2392.3</text:p>
          </table:table-cell>
          <table:table-cell table:style-name="ce7" table:formula="of:=[.K493]" office:value-type="float" office:value="2029.74451863266" calcext:value-type="float">
            <text:p>2029.7</text:p>
          </table:table-cell>
          <table:table-cell table:style-name="ce7" table:formula="of:=[.L493]" office:value-type="float" office:value="1528.56700241789" calcext:value-type="float">
            <text:p>1528.6</text:p>
          </table:table-cell>
          <table:table-cell table:style-name="ce7" table:formula="of:=[.M493]" office:value-type="float" office:value="846.575945925517" calcext:value-type="float">
            <text:p>846.6</text:p>
          </table:table-cell>
          <table:table-cell table:style-name="ce7" table:formula="of:=[.N493]" office:value-type="float" office:value="253.602412361743" calcext:value-type="float">
            <text:p>253.6</text:p>
          </table:table-cell>
          <table:table-cell table:style-name="ce7" table:formula="of:=[.O493]" office:value-type="float" office:value="224.387395311272" calcext:value-type="float">
            <text:p>224.4</text:p>
          </table:table-cell>
          <table:table-cell table:style-name="ce7" table:formula="of:=[.P493]" office:value-type="float" office:value="198.726307189311" calcext:value-type="float">
            <text:p>198.7</text:p>
          </table:table-cell>
          <table:table-cell table:style-name="ce7" table:formula="of:=[.Q493]" office:value-type="float" office:value="184.846077010559" calcext:value-type="float">
            <text:p>184.8</text:p>
          </table:table-cell>
          <table:table-cell table:style-name="ce7" table:formula="of:=[.R493]" office:value-type="float" office:value="193.747438014787" calcext:value-type="float">
            <text:p>193.7</text:p>
          </table:table-cell>
          <table:table-cell table:style-name="ce5" table:formula="of:=SUMPRODUCT([.J494:.S494];pot_heat_diffusion)" office:value-type="float" office:value="869.477813349878" calcext:value-type="float">
            <text:p>869</text:p>
          </table:table-cell>
          <table:table-cell table:style-name="ce5" table:formula="of:=[.V493]*leakage_out" office:value-type="float" office:value="1682.21590922824" calcext:value-type="float">
            <text:p>1682</text:p>
          </table:table-cell>
          <table:table-cell table:style-name="ce5" table:formula="of:=[.V493]+[.T494]-[.U494]" office:value-type="float" office:value="279556.580108828" calcext:value-type="float">
            <text:p>279557</text:p>
          </table:table-cell>
          <table:table-cell table:style-name="ce12" table:formula="of:= temp_out + [.V494]/pot_water_mass" office:value-type="float" office:value="118.468041738065" calcext:value-type="float">
            <text:p>118.5</text:p>
          </table:table-cell>
          <table:table-cell table:style-name="ce7" table:formula="of:=IF([.G494]&gt;thermagon_temp_max;0;IF([.W49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3" table:formula="of:=burner_C_per_s * [.X494]/100 * time_incr" office:value-type="float" office:value="2149.61306964746" calcext:value-type="float">
            <text:p>2150</text:p>
          </table:table-cell>
          <table:table-cell table:style-name="ce3" table:formula="of:=[.B495]" office:value-type="float" office:value="2149.61306964746" calcext:value-type="float">
            <text:p>2150</text:p>
          </table:table-cell>
          <table:table-cell table:style-name="ce3" table:formula="of:=[.C494]" office:value-type="float" office:value="2149.61306964746" calcext:value-type="float">
            <text:p>2150</text:p>
          </table:table-cell>
          <table:table-cell table:style-name="ce5" table:formula="of:=SUMPRODUCT([.B495:.D495];burner_heat_diffusion)" office:value-type="float" office:value="2149.61306964746" calcext:value-type="float">
            <text:p>2150</text:p>
          </table:table-cell>
          <table:table-cell table:formula="of:=[.F494]+[.E495]-[.I494]" office:value-type="float" office:value="56723.2803215703" calcext:value-type="float">
            <text:p>56723</text:p>
          </table:table-cell>
          <table:table-cell table:style-name="ce7" table:formula="of:=temp_out + [.F495] / burner_heat_mass" office:value-type="float" office:value="133.446560643141" calcext:value-type="float">
            <text:p>133.4</text:p>
          </table:table-cell>
          <table:table-cell table:style-name="ce7" table:formula="of:=[.G495]-[.W494]" office:value-type="float" office:value="14.9785189050761" calcext:value-type="float">
            <text:p>15.0</text:p>
          </table:table-cell>
          <table:table-cell table:style-name="ce5" table:formula="of:=thermagon_k * burner_A * [.H495] / thermagon_L" office:value-type="float" office:value="1963.5282562776" calcext:value-type="float">
            <text:p>1964</text:p>
          </table:table-cell>
          <table:table-cell table:style-name="ce5" table:formula="of:=[.I495]/C_per_s_to_W*time_incr" office:value-type="float" office:value="2813.88400154428" calcext:value-type="float">
            <text:p>2814</text:p>
          </table:table-cell>
          <table:table-cell table:style-name="ce7" table:formula="of:=[.J494]" office:value-type="float" office:value="2646.23438778148" calcext:value-type="float">
            <text:p>2646.2</text:p>
          </table:table-cell>
          <table:table-cell table:style-name="ce7" table:formula="of:=[.K494]" office:value-type="float" office:value="2392.27052500293" calcext:value-type="float">
            <text:p>2392.3</text:p>
          </table:table-cell>
          <table:table-cell table:style-name="ce7" table:formula="of:=[.L494]" office:value-type="float" office:value="2029.74451863266" calcext:value-type="float">
            <text:p>2029.7</text:p>
          </table:table-cell>
          <table:table-cell table:style-name="ce7" table:formula="of:=[.M494]" office:value-type="float" office:value="1528.56700241789" calcext:value-type="float">
            <text:p>1528.6</text:p>
          </table:table-cell>
          <table:table-cell table:style-name="ce7" table:formula="of:=[.N494]" office:value-type="float" office:value="846.575945925517" calcext:value-type="float">
            <text:p>846.6</text:p>
          </table:table-cell>
          <table:table-cell table:style-name="ce7" table:formula="of:=[.O494]" office:value-type="float" office:value="253.602412361743" calcext:value-type="float">
            <text:p>253.6</text:p>
          </table:table-cell>
          <table:table-cell table:style-name="ce7" table:formula="of:=[.P494]" office:value-type="float" office:value="224.387395311272" calcext:value-type="float">
            <text:p>224.4</text:p>
          </table:table-cell>
          <table:table-cell table:style-name="ce7" table:formula="of:=[.Q494]" office:value-type="float" office:value="198.726307189311" calcext:value-type="float">
            <text:p>198.7</text:p>
          </table:table-cell>
          <table:table-cell table:style-name="ce7" table:formula="of:=[.R494]" office:value-type="float" office:value="184.846077010559" calcext:value-type="float">
            <text:p>184.8</text:p>
          </table:table-cell>
          <table:table-cell table:style-name="ce5" table:formula="of:=SUMPRODUCT([.J495:.S495];pot_heat_diffusion)" office:value-type="float" office:value="1233.91619870203" calcext:value-type="float">
            <text:p>1234</text:p>
          </table:table-cell>
          <table:table-cell table:style-name="ce5" table:formula="of:=[.V494]*leakage_out" office:value-type="float" office:value="1677.33948065297" calcext:value-type="float">
            <text:p>1677</text:p>
          </table:table-cell>
          <table:table-cell table:style-name="ce5" table:formula="of:=[.V494]+[.T495]-[.U495]" office:value-type="float" office:value="279113.156826877" calcext:value-type="float">
            <text:p>279113</text:p>
          </table:table-cell>
          <table:table-cell table:style-name="ce12" table:formula="of:= temp_out + [.V495]/pot_water_mass" office:value-type="float" office:value="118.311855029035" calcext:value-type="float">
            <text:p>118.3</text:p>
          </table:table-cell>
          <table:table-cell table:style-name="ce7" table:formula="of:=IF([.G495]&gt;thermagon_temp_max;0;IF([.W49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3" table:formula="of:=burner_C_per_s * [.X495]/100 * time_incr" office:value-type="float" office:value="2149.61306964746" calcext:value-type="float">
            <text:p>2150</text:p>
          </table:table-cell>
          <table:table-cell table:style-name="ce3" table:formula="of:=[.B496]" office:value-type="float" office:value="2149.61306964746" calcext:value-type="float">
            <text:p>2150</text:p>
          </table:table-cell>
          <table:table-cell table:style-name="ce3" table:formula="of:=[.C495]" office:value-type="float" office:value="2149.61306964746" calcext:value-type="float">
            <text:p>2150</text:p>
          </table:table-cell>
          <table:table-cell table:style-name="ce5" table:formula="of:=SUMPRODUCT([.B496:.D496];burner_heat_diffusion)" office:value-type="float" office:value="2149.61306964746" calcext:value-type="float">
            <text:p>2150</text:p>
          </table:table-cell>
          <table:table-cell table:formula="of:=[.F495]+[.E496]-[.I495]" office:value-type="float" office:value="56909.3651349402" calcext:value-type="float">
            <text:p>56909</text:p>
          </table:table-cell>
          <table:table-cell table:style-name="ce7" table:formula="of:=temp_out + [.F496] / burner_heat_mass" office:value-type="float" office:value="133.81873026988" calcext:value-type="float">
            <text:p>133.8</text:p>
          </table:table-cell>
          <table:table-cell table:style-name="ce7" table:formula="of:=[.G496]-[.W495]" office:value-type="float" office:value="15.5068752408455" calcext:value-type="float">
            <text:p>15.5</text:p>
          </table:table-cell>
          <table:table-cell table:style-name="ce5" table:formula="of:=thermagon_k * burner_A * [.H496] / thermagon_L" office:value-type="float" office:value="2032.79028420179" calcext:value-type="float">
            <text:p>2033</text:p>
          </table:table-cell>
          <table:table-cell table:style-name="ce5" table:formula="of:=[.I496]/C_per_s_to_W*time_incr" office:value-type="float" office:value="2913.14170851504" calcext:value-type="float">
            <text:p>2913</text:p>
          </table:table-cell>
          <table:table-cell table:style-name="ce7" table:formula="of:=[.J495]" office:value-type="float" office:value="2813.88400154428" calcext:value-type="float">
            <text:p>2813.9</text:p>
          </table:table-cell>
          <table:table-cell table:style-name="ce7" table:formula="of:=[.K495]" office:value-type="float" office:value="2646.23438778148" calcext:value-type="float">
            <text:p>2646.2</text:p>
          </table:table-cell>
          <table:table-cell table:style-name="ce7" table:formula="of:=[.L495]" office:value-type="float" office:value="2392.27052500293" calcext:value-type="float">
            <text:p>2392.3</text:p>
          </table:table-cell>
          <table:table-cell table:style-name="ce7" table:formula="of:=[.M495]" office:value-type="float" office:value="2029.74451863266" calcext:value-type="float">
            <text:p>2029.7</text:p>
          </table:table-cell>
          <table:table-cell table:style-name="ce7" table:formula="of:=[.N495]" office:value-type="float" office:value="1528.56700241789" calcext:value-type="float">
            <text:p>1528.6</text:p>
          </table:table-cell>
          <table:table-cell table:style-name="ce7" table:formula="of:=[.O495]" office:value-type="float" office:value="846.575945925517" calcext:value-type="float">
            <text:p>846.6</text:p>
          </table:table-cell>
          <table:table-cell table:style-name="ce7" table:formula="of:=[.P495]" office:value-type="float" office:value="253.602412361743" calcext:value-type="float">
            <text:p>253.6</text:p>
          </table:table-cell>
          <table:table-cell table:style-name="ce7" table:formula="of:=[.Q495]" office:value-type="float" office:value="224.387395311272" calcext:value-type="float">
            <text:p>224.4</text:p>
          </table:table-cell>
          <table:table-cell table:style-name="ce7" table:formula="of:=[.R495]" office:value-type="float" office:value="198.726307189311" calcext:value-type="float">
            <text:p>198.7</text:p>
          </table:table-cell>
          <table:table-cell table:style-name="ce5" table:formula="of:=SUMPRODUCT([.J496:.S496];pot_heat_diffusion)" office:value-type="float" office:value="1630.45765459955" calcext:value-type="float">
            <text:p>1630</text:p>
          </table:table-cell>
          <table:table-cell table:style-name="ce5" table:formula="of:=[.V495]*leakage_out" office:value-type="float" office:value="1674.67894096126" calcext:value-type="float">
            <text:p>1675</text:p>
          </table:table-cell>
          <table:table-cell table:style-name="ce5" table:formula="of:=[.V495]+[.T496]-[.U496]" office:value-type="float" office:value="279068.935540515" calcext:value-type="float">
            <text:p>279069</text:p>
          </table:table-cell>
          <table:table-cell table:style-name="ce12" table:formula="of:= temp_out + [.V496]/pot_water_mass" office:value-type="float" office:value="118.296278992622" calcext:value-type="float">
            <text:p>118.3</text:p>
          </table:table-cell>
          <table:table-cell table:style-name="ce7" table:formula="of:=IF([.G496]&gt;thermagon_temp_max;0;IF([.W49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3" table:formula="of:=burner_C_per_s * [.X496]/100 * time_incr" office:value-type="float" office:value="2149.61306964746" calcext:value-type="float">
            <text:p>2150</text:p>
          </table:table-cell>
          <table:table-cell table:style-name="ce3" table:formula="of:=[.B497]" office:value-type="float" office:value="2149.61306964746" calcext:value-type="float">
            <text:p>2150</text:p>
          </table:table-cell>
          <table:table-cell table:style-name="ce3" table:formula="of:=[.C496]" office:value-type="float" office:value="2149.61306964746" calcext:value-type="float">
            <text:p>2150</text:p>
          </table:table-cell>
          <table:table-cell table:style-name="ce5" table:formula="of:=SUMPRODUCT([.B497:.D497];burner_heat_diffusion)" office:value-type="float" office:value="2149.61306964746" calcext:value-type="float">
            <text:p>2150</text:p>
          </table:table-cell>
          <table:table-cell table:formula="of:=[.F496]+[.E497]-[.I496]" office:value-type="float" office:value="57026.1879203859" calcext:value-type="float">
            <text:p>57026</text:p>
          </table:table-cell>
          <table:table-cell table:style-name="ce7" table:formula="of:=temp_out + [.F497] / burner_heat_mass" office:value-type="float" office:value="134.052375840772" calcext:value-type="float">
            <text:p>134.1</text:p>
          </table:table-cell>
          <table:table-cell table:style-name="ce7" table:formula="of:=[.G497]-[.W496]" office:value-type="float" office:value="15.7560968481495" calcext:value-type="float">
            <text:p>15.8</text:p>
          </table:table-cell>
          <table:table-cell table:style-name="ce5" table:formula="of:=thermagon_k * burner_A * [.H497] / thermagon_L" office:value-type="float" office:value="2065.46064841587" calcext:value-type="float">
            <text:p>2065</text:p>
          </table:table-cell>
          <table:table-cell table:style-name="ce5" table:formula="of:=[.I497]/C_per_s_to_W*time_incr" office:value-type="float" office:value="2959.96080311819" calcext:value-type="float">
            <text:p>2960</text:p>
          </table:table-cell>
          <table:table-cell table:style-name="ce7" table:formula="of:=[.J496]" office:value-type="float" office:value="2913.14170851504" calcext:value-type="float">
            <text:p>2913.1</text:p>
          </table:table-cell>
          <table:table-cell table:style-name="ce7" table:formula="of:=[.K496]" office:value-type="float" office:value="2813.88400154428" calcext:value-type="float">
            <text:p>2813.9</text:p>
          </table:table-cell>
          <table:table-cell table:style-name="ce7" table:formula="of:=[.L496]" office:value-type="float" office:value="2646.23438778148" calcext:value-type="float">
            <text:p>2646.2</text:p>
          </table:table-cell>
          <table:table-cell table:style-name="ce7" table:formula="of:=[.M496]" office:value-type="float" office:value="2392.27052500293" calcext:value-type="float">
            <text:p>2392.3</text:p>
          </table:table-cell>
          <table:table-cell table:style-name="ce7" table:formula="of:=[.N496]" office:value-type="float" office:value="2029.74451863266" calcext:value-type="float">
            <text:p>2029.7</text:p>
          </table:table-cell>
          <table:table-cell table:style-name="ce7" table:formula="of:=[.O496]" office:value-type="float" office:value="1528.56700241789" calcext:value-type="float">
            <text:p>1528.6</text:p>
          </table:table-cell>
          <table:table-cell table:style-name="ce7" table:formula="of:=[.P496]" office:value-type="float" office:value="846.575945925517" calcext:value-type="float">
            <text:p>846.6</text:p>
          </table:table-cell>
          <table:table-cell table:style-name="ce7" table:formula="of:=[.Q496]" office:value-type="float" office:value="253.602412361743" calcext:value-type="float">
            <text:p>253.6</text:p>
          </table:table-cell>
          <table:table-cell table:style-name="ce7" table:formula="of:=[.R496]" office:value-type="float" office:value="224.387395311272" calcext:value-type="float">
            <text:p>224.4</text:p>
          </table:table-cell>
          <table:table-cell table:style-name="ce5" table:formula="of:=SUMPRODUCT([.J497:.S497];pot_heat_diffusion)" office:value-type="float" office:value="2010.25308114372" calcext:value-type="float">
            <text:p>2010</text:p>
          </table:table-cell>
          <table:table-cell table:style-name="ce5" table:formula="of:=[.V496]*leakage_out" office:value-type="float" office:value="1674.41361324309" calcext:value-type="float">
            <text:p>1674</text:p>
          </table:table-cell>
          <table:table-cell table:style-name="ce5" table:formula="of:=[.V496]+[.T497]-[.U497]" office:value-type="float" office:value="279404.775008416" calcext:value-type="float">
            <text:p>279405</text:p>
          </table:table-cell>
          <table:table-cell table:style-name="ce12" table:formula="of:= temp_out + [.V497]/pot_water_mass" office:value-type="float" office:value="118.414571521203" calcext:value-type="float">
            <text:p>118.4</text:p>
          </table:table-cell>
          <table:table-cell table:style-name="ce7" table:formula="of:=IF([.G497]&gt;thermagon_temp_max;0;IF([.W49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3" table:formula="of:=burner_C_per_s * [.X497]/100 * time_incr" office:value-type="float" office:value="2149.61306964746" calcext:value-type="float">
            <text:p>2150</text:p>
          </table:table-cell>
          <table:table-cell table:style-name="ce3" table:formula="of:=[.B498]" office:value-type="float" office:value="2149.61306964746" calcext:value-type="float">
            <text:p>2150</text:p>
          </table:table-cell>
          <table:table-cell table:style-name="ce3" table:formula="of:=[.C497]" office:value-type="float" office:value="2149.61306964746" calcext:value-type="float">
            <text:p>2150</text:p>
          </table:table-cell>
          <table:table-cell table:style-name="ce5" table:formula="of:=SUMPRODUCT([.B498:.D498];burner_heat_diffusion)" office:value-type="float" office:value="2149.61306964746" calcext:value-type="float">
            <text:p>2150</text:p>
          </table:table-cell>
          <table:table-cell table:formula="of:=[.F497]+[.E498]-[.I497]" office:value-type="float" office:value="57110.3403416175" calcext:value-type="float">
            <text:p>57110</text:p>
          </table:table-cell>
          <table:table-cell table:style-name="ce7" table:formula="of:=temp_out + [.F498] / burner_heat_mass" office:value-type="float" office:value="134.220680683235" calcext:value-type="float">
            <text:p>134.2</text:p>
          </table:table-cell>
          <table:table-cell table:style-name="ce7" table:formula="of:=[.G498]-[.W497]" office:value-type="float" office:value="15.8061091620317" calcext:value-type="float">
            <text:p>15.8</text:p>
          </table:table-cell>
          <table:table-cell table:style-name="ce5" table:formula="of:=thermagon_k * burner_A * [.H498] / thermagon_L" office:value-type="float" office:value="2072.01674332031" calcext:value-type="float">
            <text:p>2072</text:p>
          </table:table-cell>
          <table:table-cell table:style-name="ce5" table:formula="of:=[.I498]/C_per_s_to_W*time_incr" office:value-type="float" office:value="2969.35618131313" calcext:value-type="float">
            <text:p>2969</text:p>
          </table:table-cell>
          <table:table-cell table:style-name="ce7" table:formula="of:=[.J497]" office:value-type="float" office:value="2959.96080311819" calcext:value-type="float">
            <text:p>2960.0</text:p>
          </table:table-cell>
          <table:table-cell table:style-name="ce7" table:formula="of:=[.K497]" office:value-type="float" office:value="2913.14170851504" calcext:value-type="float">
            <text:p>2913.1</text:p>
          </table:table-cell>
          <table:table-cell table:style-name="ce7" table:formula="of:=[.L497]" office:value-type="float" office:value="2813.88400154428" calcext:value-type="float">
            <text:p>2813.9</text:p>
          </table:table-cell>
          <table:table-cell table:style-name="ce7" table:formula="of:=[.M497]" office:value-type="float" office:value="2646.23438778148" calcext:value-type="float">
            <text:p>2646.2</text:p>
          </table:table-cell>
          <table:table-cell table:style-name="ce7" table:formula="of:=[.N497]" office:value-type="float" office:value="2392.27052500293" calcext:value-type="float">
            <text:p>2392.3</text:p>
          </table:table-cell>
          <table:table-cell table:style-name="ce7" table:formula="of:=[.O497]" office:value-type="float" office:value="2029.74451863266" calcext:value-type="float">
            <text:p>2029.7</text:p>
          </table:table-cell>
          <table:table-cell table:style-name="ce7" table:formula="of:=[.P497]" office:value-type="float" office:value="1528.56700241789" calcext:value-type="float">
            <text:p>1528.6</text:p>
          </table:table-cell>
          <table:table-cell table:style-name="ce7" table:formula="of:=[.Q497]" office:value-type="float" office:value="846.575945925517" calcext:value-type="float">
            <text:p>846.6</text:p>
          </table:table-cell>
          <table:table-cell table:style-name="ce7" table:formula="of:=[.R497]" office:value-type="float" office:value="253.602412361743" calcext:value-type="float">
            <text:p>253.6</text:p>
          </table:table-cell>
          <table:table-cell table:style-name="ce5" table:formula="of:=SUMPRODUCT([.J498:.S498];pot_heat_diffusion)" office:value-type="float" office:value="2332.43204274671" calcext:value-type="float">
            <text:p>2332</text:p>
          </table:table-cell>
          <table:table-cell table:style-name="ce5" table:formula="of:=[.V497]*leakage_out" office:value-type="float" office:value="1676.4286500505" calcext:value-type="float">
            <text:p>1676</text:p>
          </table:table-cell>
          <table:table-cell table:style-name="ce5" table:formula="of:=[.V497]+[.T498]-[.U498]" office:value-type="float" office:value="280060.778401112" calcext:value-type="float">
            <text:p>280061</text:p>
          </table:table-cell>
          <table:table-cell table:style-name="ce12" table:formula="of:= temp_out + [.V498]/pot_water_mass" office:value-type="float" office:value="118.645635191488" calcext:value-type="float">
            <text:p>118.6</text:p>
          </table:table-cell>
          <table:table-cell table:style-name="ce7" table:formula="of:=IF([.G498]&gt;thermagon_temp_max;0;IF([.W49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3" table:formula="of:=burner_C_per_s * [.X498]/100 * time_incr" office:value-type="float" office:value="2149.61306964746" calcext:value-type="float">
            <text:p>2150</text:p>
          </table:table-cell>
          <table:table-cell table:style-name="ce3" table:formula="of:=[.B499]" office:value-type="float" office:value="2149.61306964746" calcext:value-type="float">
            <text:p>2150</text:p>
          </table:table-cell>
          <table:table-cell table:style-name="ce3" table:formula="of:=[.C498]" office:value-type="float" office:value="2149.61306964746" calcext:value-type="float">
            <text:p>2150</text:p>
          </table:table-cell>
          <table:table-cell table:style-name="ce5" table:formula="of:=SUMPRODUCT([.B499:.D499];burner_heat_diffusion)" office:value-type="float" office:value="2149.61306964746" calcext:value-type="float">
            <text:p>2150</text:p>
          </table:table-cell>
          <table:table-cell table:formula="of:=[.F498]+[.E499]-[.I498]" office:value-type="float" office:value="57187.9366679446" calcext:value-type="float">
            <text:p>57188</text:p>
          </table:table-cell>
          <table:table-cell table:style-name="ce7" table:formula="of:=temp_out + [.F499] / burner_heat_mass" office:value-type="float" office:value="134.375873335889" calcext:value-type="float">
            <text:p>134.4</text:p>
          </table:table-cell>
          <table:table-cell table:style-name="ce7" table:formula="of:=[.G499]-[.W498]" office:value-type="float" office:value="15.7302381444008" calcext:value-type="float">
            <text:p>15.7</text:p>
          </table:table-cell>
          <table:table-cell table:style-name="ce5" table:formula="of:=thermagon_k * burner_A * [.H499] / thermagon_L" office:value-type="float" office:value="2062.07084093203" calcext:value-type="float">
            <text:p>2062</text:p>
          </table:table-cell>
          <table:table-cell table:style-name="ce5" table:formula="of:=[.I499]/C_per_s_to_W*time_incr" office:value-type="float" office:value="2955.10295347096" calcext:value-type="float">
            <text:p>2955</text:p>
          </table:table-cell>
          <table:table-cell table:style-name="ce7" table:formula="of:=[.J498]" office:value-type="float" office:value="2969.35618131313" calcext:value-type="float">
            <text:p>2969.4</text:p>
          </table:table-cell>
          <table:table-cell table:style-name="ce7" table:formula="of:=[.K498]" office:value-type="float" office:value="2959.96080311819" calcext:value-type="float">
            <text:p>2960.0</text:p>
          </table:table-cell>
          <table:table-cell table:style-name="ce7" table:formula="of:=[.L498]" office:value-type="float" office:value="2913.14170851504" calcext:value-type="float">
            <text:p>2913.1</text:p>
          </table:table-cell>
          <table:table-cell table:style-name="ce7" table:formula="of:=[.M498]" office:value-type="float" office:value="2813.88400154428" calcext:value-type="float">
            <text:p>2813.9</text:p>
          </table:table-cell>
          <table:table-cell table:style-name="ce7" table:formula="of:=[.N498]" office:value-type="float" office:value="2646.23438778148" calcext:value-type="float">
            <text:p>2646.2</text:p>
          </table:table-cell>
          <table:table-cell table:style-name="ce7" table:formula="of:=[.O498]" office:value-type="float" office:value="2392.27052500293" calcext:value-type="float">
            <text:p>2392.3</text:p>
          </table:table-cell>
          <table:table-cell table:style-name="ce7" table:formula="of:=[.P498]" office:value-type="float" office:value="2029.74451863266" calcext:value-type="float">
            <text:p>2029.7</text:p>
          </table:table-cell>
          <table:table-cell table:style-name="ce7" table:formula="of:=[.Q498]" office:value-type="float" office:value="1528.56700241789" calcext:value-type="float">
            <text:p>1528.6</text:p>
          </table:table-cell>
          <table:table-cell table:style-name="ce7" table:formula="of:=[.R498]" office:value-type="float" office:value="846.575945925517" calcext:value-type="float">
            <text:p>846.6</text:p>
          </table:table-cell>
          <table:table-cell table:style-name="ce5" table:formula="of:=SUMPRODUCT([.J499:.S499];pot_heat_diffusion)" office:value-type="float" office:value="2578.5334144559" calcext:value-type="float">
            <text:p>2579</text:p>
          </table:table-cell>
          <table:table-cell table:style-name="ce5" table:formula="of:=[.V498]*leakage_out" office:value-type="float" office:value="1680.36467040667" calcext:value-type="float">
            <text:p>1680</text:p>
          </table:table-cell>
          <table:table-cell table:style-name="ce5" table:formula="of:=[.V498]+[.T499]-[.U499]" office:value-type="float" office:value="280958.947145161" calcext:value-type="float">
            <text:p>280959</text:p>
          </table:table-cell>
          <table:table-cell table:style-name="ce12" table:formula="of:= temp_out + [.V499]/pot_water_mass" office:value-type="float" office:value="118.961996614076" calcext:value-type="float">
            <text:p>119.0</text:p>
          </table:table-cell>
          <table:table-cell table:style-name="ce7" table:formula="of:=IF([.G499]&gt;thermagon_temp_max;0;IF([.W49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3" table:formula="of:=burner_C_per_s * [.X499]/100 * time_incr" office:value-type="float" office:value="2149.61306964746" calcext:value-type="float">
            <text:p>2150</text:p>
          </table:table-cell>
          <table:table-cell table:style-name="ce3" table:formula="of:=[.B500]" office:value-type="float" office:value="2149.61306964746" calcext:value-type="float">
            <text:p>2150</text:p>
          </table:table-cell>
          <table:table-cell table:style-name="ce3" table:formula="of:=[.C499]" office:value-type="float" office:value="2149.61306964746" calcext:value-type="float">
            <text:p>2150</text:p>
          </table:table-cell>
          <table:table-cell table:style-name="ce5" table:formula="of:=SUMPRODUCT([.B500:.D500];burner_heat_diffusion)" office:value-type="float" office:value="2149.61306964746" calcext:value-type="float">
            <text:p>2150</text:p>
          </table:table-cell>
          <table:table-cell table:formula="of:=[.F499]+[.E500]-[.I499]" office:value-type="float" office:value="57275.4788966601" calcext:value-type="float">
            <text:p>57275</text:p>
          </table:table-cell>
          <table:table-cell table:style-name="ce7" table:formula="of:=temp_out + [.F500] / burner_heat_mass" office:value-type="float" office:value="134.55095779332" calcext:value-type="float">
            <text:p>134.6</text:p>
          </table:table-cell>
          <table:table-cell table:style-name="ce7" table:formula="of:=[.G500]-[.W499]" office:value-type="float" office:value="15.5889611792444" calcext:value-type="float">
            <text:p>15.6</text:p>
          </table:table-cell>
          <table:table-cell table:style-name="ce5" table:formula="of:=thermagon_k * burner_A * [.H500] / thermagon_L" office:value-type="float" office:value="2043.5508981524" calcext:value-type="float">
            <text:p>2044</text:p>
          </table:table-cell>
          <table:table-cell table:style-name="ce5" table:formula="of:=[.I500]/C_per_s_to_W*time_incr" office:value-type="float" office:value="2928.5624794388" calcext:value-type="float">
            <text:p>2929</text:p>
          </table:table-cell>
          <table:table-cell table:style-name="ce7" table:formula="of:=[.J499]" office:value-type="float" office:value="2955.10295347096" calcext:value-type="float">
            <text:p>2955.1</text:p>
          </table:table-cell>
          <table:table-cell table:style-name="ce7" table:formula="of:=[.K499]" office:value-type="float" office:value="2969.35618131313" calcext:value-type="float">
            <text:p>2969.4</text:p>
          </table:table-cell>
          <table:table-cell table:style-name="ce7" table:formula="of:=[.L499]" office:value-type="float" office:value="2959.96080311819" calcext:value-type="float">
            <text:p>2960.0</text:p>
          </table:table-cell>
          <table:table-cell table:style-name="ce7" table:formula="of:=[.M499]" office:value-type="float" office:value="2913.14170851504" calcext:value-type="float">
            <text:p>2913.1</text:p>
          </table:table-cell>
          <table:table-cell table:style-name="ce7" table:formula="of:=[.N499]" office:value-type="float" office:value="2813.88400154428" calcext:value-type="float">
            <text:p>2813.9</text:p>
          </table:table-cell>
          <table:table-cell table:style-name="ce7" table:formula="of:=[.O499]" office:value-type="float" office:value="2646.23438778148" calcext:value-type="float">
            <text:p>2646.2</text:p>
          </table:table-cell>
          <table:table-cell table:style-name="ce7" table:formula="of:=[.P499]" office:value-type="float" office:value="2392.27052500293" calcext:value-type="float">
            <text:p>2392.3</text:p>
          </table:table-cell>
          <table:table-cell table:style-name="ce7" table:formula="of:=[.Q499]" office:value-type="float" office:value="2029.74451863266" calcext:value-type="float">
            <text:p>2029.7</text:p>
          </table:table-cell>
          <table:table-cell table:style-name="ce7" table:formula="of:=[.R499]" office:value-type="float" office:value="1528.56700241789" calcext:value-type="float">
            <text:p>1528.6</text:p>
          </table:table-cell>
          <table:table-cell table:style-name="ce5" table:formula="of:=SUMPRODUCT([.J500:.S500];pot_heat_diffusion)" office:value-type="float" office:value="2746.34154031955" calcext:value-type="float">
            <text:p>2746</text:p>
          </table:table-cell>
          <table:table-cell table:style-name="ce5" table:formula="of:=[.V499]*leakage_out" office:value-type="float" office:value="1685.75368287097" calcext:value-type="float">
            <text:p>1686</text:p>
          </table:table-cell>
          <table:table-cell table:style-name="ce5" table:formula="of:=[.V499]+[.T500]-[.U500]" office:value-type="float" office:value="282019.53500261" calcext:value-type="float">
            <text:p>282020</text:p>
          </table:table-cell>
          <table:table-cell table:style-name="ce12" table:formula="of:= temp_out + [.V500]/pot_water_mass" office:value-type="float" office:value="119.33556682077" calcext:value-type="float">
            <text:p>119.3</text:p>
          </table:table-cell>
          <table:table-cell table:style-name="ce7" table:formula="of:=IF([.G500]&gt;thermagon_temp_max;0;IF([.W50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3" table:formula="of:=burner_C_per_s * [.X500]/100 * time_incr" office:value-type="float" office:value="2149.61306964746" calcext:value-type="float">
            <text:p>2150</text:p>
          </table:table-cell>
          <table:table-cell table:style-name="ce3" table:formula="of:=[.B501]" office:value-type="float" office:value="2149.61306964746" calcext:value-type="float">
            <text:p>2150</text:p>
          </table:table-cell>
          <table:table-cell table:style-name="ce3" table:formula="of:=[.C500]" office:value-type="float" office:value="2149.61306964746" calcext:value-type="float">
            <text:p>2150</text:p>
          </table:table-cell>
          <table:table-cell table:style-name="ce5" table:formula="of:=SUMPRODUCT([.B501:.D501];burner_heat_diffusion)" office:value-type="float" office:value="2149.61306964746" calcext:value-type="float">
            <text:p>2150</text:p>
          </table:table-cell>
          <table:table-cell table:formula="of:=[.F500]+[.E501]-[.I500]" office:value-type="float" office:value="57381.5410681551" calcext:value-type="float">
            <text:p>57382</text:p>
          </table:table-cell>
          <table:table-cell table:style-name="ce7" table:formula="of:=temp_out + [.F501] / burner_heat_mass" office:value-type="float" office:value="134.76308213631" calcext:value-type="float">
            <text:p>134.8</text:p>
          </table:table-cell>
          <table:table-cell table:style-name="ce7" table:formula="of:=[.G501]-[.W500]" office:value-type="float" office:value="15.4275153155398" calcext:value-type="float">
            <text:p>15.4</text:p>
          </table:table-cell>
          <table:table-cell table:style-name="ce5" table:formula="of:=thermagon_k * burner_A * [.H501] / thermagon_L" office:value-type="float" office:value="2022.38702225438" calcext:value-type="float">
            <text:p>2022</text:p>
          </table:table-cell>
          <table:table-cell table:style-name="ce5" table:formula="of:=[.I501]/C_per_s_to_W*time_incr" office:value-type="float" office:value="2898.23304994895" calcext:value-type="float">
            <text:p>2898</text:p>
          </table:table-cell>
          <table:table-cell table:style-name="ce7" table:formula="of:=[.J500]" office:value-type="float" office:value="2928.5624794388" calcext:value-type="float">
            <text:p>2928.6</text:p>
          </table:table-cell>
          <table:table-cell table:style-name="ce7" table:formula="of:=[.K500]" office:value-type="float" office:value="2955.10295347096" calcext:value-type="float">
            <text:p>2955.1</text:p>
          </table:table-cell>
          <table:table-cell table:style-name="ce7" table:formula="of:=[.L500]" office:value-type="float" office:value="2969.35618131313" calcext:value-type="float">
            <text:p>2969.4</text:p>
          </table:table-cell>
          <table:table-cell table:style-name="ce7" table:formula="of:=[.M500]" office:value-type="float" office:value="2959.96080311819" calcext:value-type="float">
            <text:p>2960.0</text:p>
          </table:table-cell>
          <table:table-cell table:style-name="ce7" table:formula="of:=[.N500]" office:value-type="float" office:value="2913.14170851504" calcext:value-type="float">
            <text:p>2913.1</text:p>
          </table:table-cell>
          <table:table-cell table:style-name="ce7" table:formula="of:=[.O500]" office:value-type="float" office:value="2813.88400154428" calcext:value-type="float">
            <text:p>2813.9</text:p>
          </table:table-cell>
          <table:table-cell table:style-name="ce7" table:formula="of:=[.P500]" office:value-type="float" office:value="2646.23438778148" calcext:value-type="float">
            <text:p>2646.2</text:p>
          </table:table-cell>
          <table:table-cell table:style-name="ce7" table:formula="of:=[.Q500]" office:value-type="float" office:value="2392.27052500293" calcext:value-type="float">
            <text:p>2392.3</text:p>
          </table:table-cell>
          <table:table-cell table:style-name="ce7" table:formula="of:=[.R500]" office:value-type="float" office:value="2029.74451863266" calcext:value-type="float">
            <text:p>2029.7</text:p>
          </table:table-cell>
          <table:table-cell table:style-name="ce5" table:formula="of:=SUMPRODUCT([.J501:.S501];pot_heat_diffusion)" office:value-type="float" office:value="2849.37941524156" calcext:value-type="float">
            <text:p>2849</text:p>
          </table:table-cell>
          <table:table-cell table:style-name="ce5" table:formula="of:=[.V500]*leakage_out" office:value-type="float" office:value="1692.11721001566" calcext:value-type="float">
            <text:p>1692</text:p>
          </table:table-cell>
          <table:table-cell table:style-name="ce5" table:formula="of:=[.V500]+[.T501]-[.U501]" office:value-type="float" office:value="283176.797207836" calcext:value-type="float">
            <text:p>283177</text:p>
          </table:table-cell>
          <table:table-cell table:style-name="ce12" table:formula="of:= temp_out + [.V501]/pot_water_mass" office:value-type="float" office:value="119.743188573339" calcext:value-type="float">
            <text:p>119.7</text:p>
          </table:table-cell>
          <table:table-cell table:style-name="ce7" table:formula="of:=IF([.G501]&gt;thermagon_temp_max;0;IF([.W50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 table:number-rows-repeated="1048074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575.57pt" svg:height="326.64pt" svg:x="335.08pt" svg:y="58.88pt">
            <loext:p draw:notify-on-update-of-ranges="Sheet1.A2:Sheet1.A501 Sheet1.B1:Sheet1.B1 Sheet1.B2:Sheet1.B501 Sheet1.A2:Sheet1.A501 Sheet1.F1:Sheet1.F1 Sheet1.F2:Sheet1.F501 Sheet1.A2:Sheet1.A501 Sheet1.G1:Sheet1.G1 Sheet1.G2:Sheet1.G501 Sheet1.A2:Sheet1.A501 Sheet1.H1:Sheet1.H1 Sheet1.H2:Sheet1.H501 Sheet1.A2:Sheet1.A501 Sheet1.T1:Sheet1.T1 Sheet1.T2:Sheet1.T501 Sheet1.A2:Sheet1.A501 Sheet1.U1:Sheet1.U1 Sheet1.U2:Sheet1.U501 Sheet1.A2:Sheet1.A501 Sheet1.V1:Sheet1.V1 Sheet1.V2:Sheet1.V501 Sheet1.A2:Sheet1.A501 Sheet1.W1:Sheet1.W1 Sheet1.W2:Sheet1.W501 Sheet1.A2:Sheet1.A501 Sheet1.X1:Sheet1.X1 Sheet1.X2:Sheet1.X5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ce21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1" table:default-cell-style-name="Default"/>
        <table:table-row table:style-name="ro2">
          <table:table-cell table:style-name="ce17" office:value-type="string" calcext:value-type="string" table:number-columns-spanned="4" table:number-rows-spanned="1">
            <text:p>Settings</text:p>
          </table:table-cell>
          <table:covered-table-cell table:number-columns-repeated="2" table:style-name="ce22"/>
          <table:covered-table-cell table:style-name="ce39"/>
          <table:table-cell/>
          <table:table-cell table:style-name="ce50" office:value-type="string" calcext:value-type="string" table:number-columns-spanned="12" table:number-rows-spanned="1">
            <text:p>Heat propagation delay distributions</text:p>
          </table:table-cell>
          <table:covered-table-cell table:number-columns-repeated="10" table:style-name="ce53"/>
          <table:covered-table-cell table:style-name="ce57"/>
        </table:table-row>
        <table:table-row table:style-name="ro2">
          <table:table-cell table:style-name="ce18" office:value-type="string" calcext:value-type="string">
            <text:p>Outside temperature</text:p>
          </table:table-cell>
          <table:table-cell office:value-type="string" calcext:value-type="string">
            <text:p>temp_out</text:p>
          </table:table-cell>
          <table:table-cell table:style-name="ce28" office:value-type="float" office:value="20" calcext:value-type="float">
            <text:p>20.00</text:p>
          </table:table-cell>
          <table:table-cell table:style-name="ce40" office:value-type="string" calcext:value-type="string">
            <text:p>deg. C</text:p>
          </table:table-cell>
          <table:table-cell/>
          <table:table-cell table:style-name="ce51" office:value-type="string" calcext:value-type="string">
            <text:p>delay 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2">
          <table:table-cell table:style-name="ce18" office:value-type="string" calcext:value-type="string">
            <text:p>Pot temp setting</text:p>
          </table:table-cell>
          <table:table-cell office:value-type="string" calcext:value-type="string">
            <text:p>pot_temp_max</text:p>
          </table:table-cell>
          <table:table-cell table:style-name="ce29" office:value-type="float" office:value="121" calcext:value-type="float">
            <text:p>121</text:p>
          </table:table-cell>
          <table:table-cell table:style-name="ce41" office:value-type="string" calcext:value-type="string">
            <text:p>deg. C</text:p>
          </table:table-cell>
          <table:table-cell/>
          <table:table-cell table:style-name="ce51" office:value-type="string" calcext:value-type="string">
            <text:p>delay_ary_pot</text:p>
          </table:table-cell>
          <table:table-cell table:style-name="ce54" office:value-type="percentage" office:value="0.02" calcext:value-type="percentage">
            <text:p>2.0%</text:p>
          </table:table-cell>
          <table:table-cell table:style-name="ce54" office:value-type="percentage" office:value="0.05" calcext:value-type="percentage">
            <text:p>5.0%</text:p>
          </table:table-cell>
          <table:table-cell table:style-name="ce54" office:value-type="percentage" office:value="0.1" calcext:value-type="percentage">
            <text:p>10.0%</text:p>
          </table:table-cell>
          <table:table-cell table:style-name="ce54" office:value-type="percentage" office:value="0.15" calcext:value-type="percentage">
            <text:p>15.0%</text:p>
          </table:table-cell>
          <table:table-cell table:number-columns-repeated="2" table:style-name="ce54" office:value-type="percentage" office:value="0.18" calcext:value-type="percentage">
            <text:p>18.0%</text:p>
          </table:table-cell>
          <table:table-cell table:style-name="ce54" office:value-type="percentage" office:value="0.15" calcext:value-type="percentage">
            <text:p>15.0%</text:p>
          </table:table-cell>
          <table:table-cell table:style-name="ce54" office:value-type="percentage" office:value="0.1" calcext:value-type="percentage">
            <text:p>10.0%</text:p>
          </table:table-cell>
          <table:table-cell table:style-name="ce54" office:value-type="percentage" office:value="0.05" calcext:value-type="percentage">
            <text:p>5.0%</text:p>
          </table:table-cell>
          <table:table-cell table:style-name="ce54" office:value-type="percentage" office:value="0.02" calcext:value-type="percentage">
            <text:p>2.0%</text:p>
          </table:table-cell>
          <table:table-cell table:style-name="ce58" table:formula="of:=SUM([.G3:.P3])" office:value-type="percentage" office:value="1" calcext:value-type="percentage">
            <text:p>100.0%</text:p>
          </table:table-cell>
        </table:table-row>
        <table:table-row table:style-name="ro2">
          <table:table-cell table:style-name="ce18" office:value-type="string" calcext:value-type="string">
            <text:p>Pot water</text:p>
          </table:table-cell>
          <table:table-cell/>
          <table:table-cell table:style-name="ce28" office:value-type="float" office:value="3" calcext:value-type="float">
            <text:p>3.00</text:p>
          </table:table-cell>
          <table:table-cell table:style-name="ce40" office:value-type="string" calcext:value-type="string">
            <text:p>qt</text:p>
          </table:table-cell>
          <table:table-cell/>
          <table:table-cell table:style-name="ce52" office:value-type="string" calcext:value-type="string">
            <text:p>burner heat diffusion</text:p>
          </table:table-cell>
          <table:table-cell table:style-name="ce55" office:value-type="percentage" office:value="0.2" calcext:value-type="percentage">
            <text:p>20.0%</text:p>
          </table:table-cell>
          <table:table-cell table:style-name="ce55" office:value-type="percentage" office:value="0.5" calcext:value-type="percentage">
            <text:p>50.0%</text:p>
          </table:table-cell>
          <table:table-cell table:style-name="ce55" office:value-type="percentage" office:value="0.3" calcext:value-type="percentage">
            <text:p>30.0%</text:p>
          </table:table-cell>
          <table:table-cell table:style-name="ce56" table:number-columns-repeated="7"/>
          <table:table-cell table:style-name="ce59" table:formula="of:=SUM([.G4:.P4])" office:value-type="percentage" office:value="1" calcext:value-type="percentage">
            <text:p>100.0%</text:p>
          </table:table-cell>
        </table:table-row>
        <table:table-row table:style-name="ro2">
          <table:table-cell table:style-name="ce18" office:value-type="string" calcext:value-type="string">
            <text:p>time increment</text:p>
          </table:table-cell>
          <table:table-cell office:value-type="string" calcext:value-type="string">
            <text:p>time_incr</text:p>
          </table:table-cell>
          <table:table-cell table:style-name="ce13" office:value-type="float" office:value="6" calcext:value-type="float">
            <text:p>6</text:p>
          </table:table-cell>
          <table:table-cell table:style-name="ce41" office:value-type="string" calcext:value-type="string">
            <text:p>s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Default"/>
          <table:table-cell/>
          <table:table-cell table:style-name="ce41"/>
          <table:table-cell table:number-columns-repeated="13"/>
        </table:table-row>
        <table:table-row table:style-name="ro2">
          <table:table-cell table:style-name="ce19" office:value-type="string" calcext:value-type="string" table:number-columns-spanned="4" table:number-rows-spanned="1">
            <text:p>Unit conversions</text:p>
          </table:table-cell>
          <table:covered-table-cell table:number-columns-repeated="2" table:style-name="ce23"/>
          <table:covered-table-cell table:style-name="ce42"/>
          <table:table-cell table:number-columns-repeated="13"/>
        </table:table-row>
        <table:table-row table:style-name="ro2">
          <table:table-cell table:style-name="ce18" office:value-type="string" calcext:value-type="string">
            <text:p>C/s to W</text:p>
          </table:table-cell>
          <table:table-cell table:style-name="ce24" office:value-type="string" calcext:value-type="string">
            <text:p>C_per_s_to_W</text:p>
          </table:table-cell>
          <table:table-cell table:style-name="ce30" office:value-type="float" office:value="4.1868" calcext:value-type="float">
            <text:p>4.1868</text:p>
          </table:table-cell>
          <table:table-cell table:style-name="ce43"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ml per qt</text:p>
          </table:table-cell>
          <table:table-cell office:value-type="string" calcext:value-type="string">
            <text:p>ml_per_qt</text:p>
          </table:table-cell>
          <table:table-cell table:style-name="ce3" office:value-type="float" office:value="946.353" calcext:value-type="float">
            <text:p>946</text:p>
          </table:table-cell>
          <table:table-cell table:style-name="ce44" office:value-type="string" calcext:value-type="string">
            <text:p>ml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in per m</text:p>
          </table:table-cell>
          <table:table-cell table:style-name="Default" office:value-type="string" calcext:value-type="string">
            <text:p>in_per_m</text:p>
          </table:table-cell>
          <table:table-cell table:formula="of:=0.0254" office:value-type="float" office:value="0.0254" calcext:value-type="float">
            <text:p>0.0254</text:p>
          </table:table-cell>
          <table:table-cell table:style-name="ce41" office:value-type="string" calcext:value-type="string">
            <text:p>in.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Default"/>
          <table:table-cell/>
          <table:table-cell table:style-name="ce41"/>
          <table:table-cell table:number-columns-repeated="13"/>
        </table:table-row>
        <table:table-row table:style-name="ro2">
          <table:table-cell table:style-name="ce19" office:value-type="string" calcext:value-type="string" table:number-columns-spanned="4" table:number-rows-spanned="1">
            <text:p>Burner</text:p>
          </table:table-cell>
          <table:covered-table-cell table:number-columns-repeated="2" table:style-name="ce23"/>
          <table:covered-table-cell table:style-name="ce42"/>
          <table:table-cell table:number-columns-repeated="13"/>
        </table:table-row>
        <table:table-row table:style-name="ro2">
          <table:table-cell table:style-name="ce18" office:value-type="string" calcext:value-type="string">
            <text:p>Burner power</text:p>
          </table:table-cell>
          <table:table-cell/>
          <table:table-cell table:style-name="ce31" office:value-type="float" office:value="1500" calcext:value-type="float">
            <text:p>1,500</text:p>
          </table:table-cell>
          <table:table-cell table:style-name="ce45"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18"/>
          <table:table-cell office:value-type="string" calcext:value-type="string">
            <text:p>burner_C_per_s</text:p>
          </table:table-cell>
          <table:table-cell table:style-name="ce32" table:formula="of:=[.C13]/C_per_s_to_W" office:value-type="float" office:value="358.268844941244" calcext:value-type="float">
            <text:p>358</text:p>
          </table:table-cell>
          <table:table-cell table:style-name="ce45" office:value-type="string" calcext:value-type="string">
            <text:p>Cal/s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Burner heat mass</text:p>
          </table:table-cell>
          <table:table-cell table:style-name="ce24" office:value-type="string" calcext:value-type="string">
            <text:p>burner_heat_mass</text:p>
          </table:table-cell>
          <table:table-cell table:style-name="ce33" office:value-type="float" office:value="500" calcext:value-type="float">
            <text:p>500.00</text:p>
          </table:table-cell>
          <table:table-cell table:style-name="ce40" office:value-type="string" calcext:value-type="string">
            <text:p>ml H2O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Default"/>
          <table:table-cell/>
          <table:table-cell table:style-name="ce41"/>
          <table:table-cell table:number-columns-repeated="13"/>
        </table:table-row>
        <table:table-row table:style-name="ro2">
          <table:table-cell table:style-name="ce19" office:value-type="string" calcext:value-type="string" table:number-columns-spanned="4" table:number-rows-spanned="1">
            <text:p>Pot</text:p>
          </table:table-cell>
          <table:covered-table-cell table:style-name="ce25"/>
          <table:covered-table-cell table:style-name="ce34"/>
          <table:covered-table-cell table:style-name="ce46"/>
          <table:table-cell table:number-columns-repeated="13"/>
        </table:table-row>
        <table:table-row table:style-name="ro2">
          <table:table-cell table:style-name="ce18" office:value-type="string" calcext:value-type="string">
            <text:p>Pot water mass</text:p>
          </table:table-cell>
          <table:table-cell table:style-name="ce24" office:value-type="string" calcext:value-type="string">
            <text:p>pot_water_mass</text:p>
          </table:table-cell>
          <table:table-cell table:style-name="ce3" table:formula="of:=[.C4]*ml_per_qt" office:value-type="float" office:value="2839.059" calcext:value-type="float">
            <text:p>2839</text:p>
          </table:table-cell>
          <table:table-cell table:style-name="ce44" office:value-type="string" calcext:value-type="string">
            <text:p>ml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Heat leakage</text:p>
          </table:table-cell>
          <table:table-cell office:value-type="string" calcext:value-type="string">
            <text:p>leakage_out</text:p>
          </table:table-cell>
          <table:table-cell table:style-name="ce35" office:value-type="percentage" office:value="0.006" calcext:value-type="percentage">
            <text:p>0.600%</text:p>
          </table:table-cell>
          <table:table-cell table:style-name="ce47"/>
          <table:table-cell table:number-columns-repeated="13"/>
        </table:table-row>
        <table:table-row table:style-name="ro2">
          <table:table-cell table:style-name="ce18"/>
          <table:table-cell table:style-name="Default"/>
          <table:table-cell/>
          <table:table-cell table:style-name="ce41"/>
          <table:table-cell table:number-columns-repeated="13"/>
        </table:table-row>
        <table:table-row table:style-name="ro2">
          <table:table-cell table:style-name="ce19" office:value-type="string" calcext:value-type="string" table:number-columns-spanned="4" table:number-rows-spanned="1">
            <text:p>Thermagon specs &amp; conductivity calculations</text:p>
          </table:table-cell>
          <table:covered-table-cell table:style-name="ce26"/>
          <table:covered-table-cell table:style-name="ce36"/>
          <table:covered-table-cell table:style-name="ce48"/>
          <table:table-cell table:number-columns-repeated="13"/>
        </table:table-row>
        <table:table-row table:style-name="ro2">
          <table:table-cell table:style-name="ce18" office:value-type="string" calcext:value-type="string">
            <text:p>k = QL/(AΔT); Q = kAΔT/L</text:p>
          </table:table-cell>
          <table:table-cell table:style-name="ce8"/>
          <table:table-cell/>
          <table:table-cell table:style-name="ce41"/>
          <table:table-cell table:number-columns-repeated="13"/>
        </table:table-row>
        <table:table-row table:style-name="ro2">
          <table:table-cell table:style-name="ce18" office:value-type="string" calcext:value-type="string">
            <text:p>k</text:p>
          </table:table-cell>
          <table:table-cell office:value-type="string" calcext:value-type="string">
            <text:p>thermagon_k</text:p>
          </table:table-cell>
          <table:table-cell table:style-name="ce13" office:value-type="float" office:value="3" calcext:value-type="float">
            <text:p>3</text:p>
          </table:table-cell>
          <table:table-cell table:style-name="ce41" office:value-type="string" calcext:value-type="string">
            <text:p>W/(mK)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burner diameter</text:p>
          </table:table-cell>
          <table:table-cell/>
          <table:table-cell table:style-name="ce13" office:value-type="float" office:value="7.4" calcext:value-type="float">
            <text:p>7.4</text:p>
          </table:table-cell>
          <table:table-cell table:style-name="ce41" office:value-type="string" calcext:value-type="string">
            <text:p>in.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burner area</text:p>
          </table:table-cell>
          <table:table-cell office:value-type="string" calcext:value-type="string">
            <text:p>burner_A</text:p>
          </table:table-cell>
          <table:table-cell table:style-name="ce37" table:formula="of:= PI() * ([.C24] * in_per_m)^2" office:value-type="float" office:value="0.110989206221516" calcext:value-type="float">
            <text:p>0.11</text:p>
          </table:table-cell>
          <table:table-cell table:style-name="ce49" office:value-type="string" calcext:value-type="string">
            <text:p>M^2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Thermagon thickness</text:p>
          </table:table-cell>
          <table:table-cell/>
          <table:table-cell table:style-name="ce13" office:value-type="float" office:value="0.1" calcext:value-type="float">
            <text:p>0.1</text:p>
          </table:table-cell>
          <table:table-cell table:style-name="ce41" office:value-type="string" calcext:value-type="string">
            <text:p>in.</text:p>
          </table:table-cell>
          <table:table-cell table:number-columns-repeated="13"/>
        </table:table-row>
        <table:table-row table:style-name="ro2">
          <table:table-cell table:style-name="ce18"/>
          <table:table-cell office:value-type="string" calcext:value-type="string">
            <text:p>thermagon_L</text:p>
          </table:table-cell>
          <table:table-cell table:formula="of:=[.C26]*in_per_m" office:value-type="float" office:value="0.00254" calcext:value-type="float">
            <text:p>0.00254</text:p>
          </table:table-cell>
          <table:table-cell table:style-name="ce41" office:value-type="string" calcext:value-type="string">
            <text:p>m</text:p>
          </table:table-cell>
          <table:table-cell table:number-columns-repeated="13"/>
        </table:table-row>
        <table:table-row table:style-name="ro2">
          <table:table-cell table:style-name="ce20" office:value-type="string" calcext:value-type="string">
            <text:p>Max Thermagon temp</text:p>
          </table:table-cell>
          <table:table-cell table:style-name="ce27" office:value-type="string" calcext:value-type="string">
            <text:p>thermagon_temp_max</text:p>
          </table:table-cell>
          <table:table-cell table:style-name="ce38" office:value-type="float" office:value="200" calcext:value-type="float">
            <text:p>200</text:p>
          </table:table-cell>
          <table:table-cell table:style-name="ce48" office:value-type="string" calcext:value-type="string">
            <text:p>deg. C</text:p>
          </table:table-cell>
          <table:table-cell table:number-columns-repeated="13"/>
        </table:table-row>
        <table:table-row table:style-name="ro2" table:number-rows-repeated="2">
          <table:table-cell table:style-name="Default" table:number-columns-repeated="2"/>
          <table:table-cell table:number-columns-repeated="15"/>
        </table:table-row>
        <table:table-row table:style-name="ro2" table:number-rows-repeated="104854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>
        <table:named-range table:name="burner_A" table:base-cell-address="$Sheet2.$B$31" table:cell-range-address="$Sheet2.$C$25"/>
        <table:named-range table:name="burner_C_per_s" table:base-cell-address="$Sheet2.$B$4" table:cell-range-address="$Sheet2.$C$14"/>
        <table:named-range table:name="burner_heat_diffusion" table:base-cell-address="$Sheet2.$G$2" table:cell-range-address="$Sheet2.$G$4:.$I$4"/>
        <table:named-range table:name="burner_heat_mass" table:base-cell-address="$Sheet2.$B$5" table:cell-range-address="$Sheet2.$C$15"/>
        <table:named-range table:name="C_per_s_to_W" table:base-cell-address="$Sheet2.$B$3" table:cell-range-address="$Sheet2.$C$8"/>
        <table:named-range table:name="in_per_m" table:base-cell-address="$Sheet2.$C$12" table:cell-range-address="$Sheet2.$C$10"/>
        <table:named-range table:name="leakage_out" table:base-cell-address="$Sheet2.$B$6" table:cell-range-address="$Sheet2.$C$19"/>
        <table:named-range table:name="ml_per_qt" table:base-cell-address="$Sheet2.$C$11" table:cell-range-address="$Sheet2.$C$9"/>
        <table:named-range table:name="pot_heat_diffusion" table:base-cell-address="$Sheet2.$E$15" table:cell-range-address="$Sheet2.$G$3:.$P$3"/>
        <table:named-range table:name="pot_temp_max" table:base-cell-address="$Sheet2.$B$7" table:cell-range-address="$Sheet2.$C$3"/>
        <table:named-range table:name="pot_water_mass" table:base-cell-address="$Sheet2.$B$9" table:cell-range-address="$Sheet2.$C$18"/>
        <table:named-range table:name="temp_out" table:base-cell-address="$Sheet2.$B$1" table:cell-range-address="$Sheet2.$C$2"/>
        <table:named-range table:name="thermagon_k" table:base-cell-address="$Sheet2.$B$29" table:cell-range-address="$Sheet2.$C$23"/>
        <table:named-range table:name="thermagon_L" table:base-cell-address="$Sheet2.$B$33" table:cell-range-address="$Sheet2.$C$27"/>
        <table:named-range table:name="thermagon_temp_max" table:base-cell-address="$Sheet2.$C$41" table:cell-range-address="$Sheet2.$C$28"/>
        <table:named-range table:name="time_incr" table:base-cell-address="$Sheet2.$B$17" table:cell-range-address="$Sheet2.$C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3" loext:min-decimal-places="3" number:min-integer-digits="1"/>
      <number:text>%</number:text>
    </number:percentage-style>
    <number:number-style style:name="N124">
      <number:number number:decimal-places="1" loext:min-decimal-places="1" number:min-integer-digits="1" number:grouping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percentage-style style:name="N134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18:40:51.540850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09:52:06.628998745</meta:creation-date>
    <dc:date>2018-01-25T01:24:15.648408291</dc:date>
    <meta:editing-duration>PT11H20M35S</meta:editing-duration>
    <meta:editing-cycles>19</meta:editing-cycles>
    <meta:generator>LibreOffice/5.1.6.2$Linux_X86_64 LibreOffice_project/10m0$Build-2</meta:generator>
    <meta:document-statistic meta:table-count="2" meta:cell-count="12125" meta:object-count="1"/>
    <meta:user-defined meta:name="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display-label="true" chart:tick-marks-minor-inner="false" chart:tick-marks-minor-outer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2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22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122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122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122">
      <style:chart-properties chart:symbol-type="none" chart:link-data-style-to-source="tru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12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306cm" svg:height="11.524cm" xlink:href=".." xlink:type="simple" chart:class="chart:scatter" chart:style-name="ch1">
        <chart:legend svg:x="1.258cm" svg:y="0.381cm" style:legend-expansion="custom" chartooo:width="6.365cm" chartooo:height="3.684cm" style:legend-expansion-aspect-ratio="1.72774158523344" chart:style-name="ch2"/>
        <chart:plot-area chart:style-name="ch3" table:cell-range-address="Sheet1.A2:Sheet1.B501 Sheet1.B1:Sheet1.B1 Sheet1.F1:Sheet1.H501 Sheet1.T1:Sheet1.X501" chart:data-source-has-labels="row" svg:x="0.53cm" svg:y="0.275cm" svg:width="19.077cm" svg:height="10.72cm">
          <chartooo:coordinate-region svg:x="1.628cm" svg:y="0.474cm" svg:width="16.616cm" svg:height="9.874cm"/>
          <chart:axis chart:dimension="x" chart:name="primary-x" chart:style-name="ch4">
            <chart:title svg:x="9.508cm" svg:y="10.964cm" chart:style-name="ch5">
              <text:p>Deg. C</text:p>
            </chart:title>
          </chart:axis>
          <chart:axis chart:dimension="x" chart:name="secondary-x" chart:style-name="ch6"/>
          <chart:axis chart:dimension="y" chart:name="primary-y" chart:style-name="ch7">
            <chart:title svg:x="0cm" svg:y="6.367cm" chart:style-name="ch8">
              <text:p>Time incr.</text:p>
            </chart:title>
            <chart:grid chart:style-name="ch9" chart:class="major"/>
          </chart:axis>
          <chart:axis chart:dimension="y" chart:name="secondary-y" chart:style-name="ch10">
            <chart:title svg:x="19.746cm" svg:y="6.301cm" chart:style-name="ch8">
              <text:p>Calories</text:p>
            </chart:title>
          </chart:axis>
          <chart:series chart:attached-axis="secondary-y" chart:style-name="ch11" chart:values-cell-range-address="Sheet1.B2:Sheet1.B501" chart:label-cell-address="Sheet1.B1:Sheet1.B1" chart:class="chart:scatter">
            <chart:domain table:cell-range-address="Sheet1.A2:Sheet1.A501"/>
            <chart:data-point chart:repeated="500"/>
          </chart:series>
          <chart:series chart:attached-axis="secondary-y" chart:style-name="ch12" chart:values-cell-range-address="Sheet1.F2:Sheet1.F501" chart:label-cell-address="Sheet1.F1:Sheet1.F1" chart:class="chart:scatter">
            <chart:data-point chart:repeated="500"/>
          </chart:series>
          <chart:series chart:attached-axis="primary-y" chart:style-name="ch13" chart:values-cell-range-address="Sheet1.G2:Sheet1.G501" chart:label-cell-address="Sheet1.G1:Sheet1.G1" chart:class="chart:scatter">
            <chart:data-point chart:repeated="500"/>
          </chart:series>
          <chart:series chart:attached-axis="primary-y" chart:style-name="ch14" chart:values-cell-range-address="Sheet1.H2:Sheet1.H501" chart:label-cell-address="Sheet1.H1:Sheet1.H1" chart:class="chart:scatter">
            <chart:data-point chart:repeated="500"/>
          </chart:series>
          <chart:series chart:attached-axis="secondary-y" chart:style-name="ch15" chart:values-cell-range-address="Sheet1.T2:Sheet1.T501" chart:label-cell-address="Sheet1.T1:Sheet1.T1" chart:class="chart:scatter">
            <chart:data-point chart:repeated="500"/>
          </chart:series>
          <chart:series chart:attached-axis="secondary-y" chart:style-name="ch16" chart:values-cell-range-address="Sheet1.U2:Sheet1.U501" chart:label-cell-address="Sheet1.U1:Sheet1.U1" chart:class="chart:scatter">
            <chart:data-point chart:repeated="500"/>
          </chart:series>
          <chart:series chart:attached-axis="secondary-y" chart:style-name="ch17" chart:values-cell-range-address="Sheet1.V2:Sheet1.V501" chart:label-cell-address="Sheet1.V1:Sheet1.V1" chart:class="chart:scatter">
            <chart:data-point chart:repeated="500"/>
          </chart:series>
          <chart:series chart:attached-axis="primary-y" chart:style-name="ch18" chart:values-cell-range-address="Sheet1.W2:Sheet1.W501" chart:label-cell-address="Sheet1.W1:Sheet1.W1" chart:class="chart:scatter">
            <chart:data-point chart:repeated="500"/>
          </chart:series>
          <chart:series chart:attached-axis="primary-y" chart:style-name="ch19" chart:values-cell-range-address="Sheet1.X2:Sheet1.X501" chart:label-cell-address="Sheet1.X1:Sheet1.X1" chart:class="chart:scatter">
            <chart:data-point chart:repeated="5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rner calories in</text:p>
                <draw:g>
                  <svg:desc>Sheet1.B1:Sheet1.B1</svg:desc>
                </draw:g>
              </table:table-cell>
              <table:table-cell office:value-type="string">
                <text:p>Burner calories for temp</text:p>
                <draw:g>
                  <svg:desc>Sheet1.F1:Sheet1.F1</svg:desc>
                </draw:g>
              </table:table-cell>
              <table:table-cell office:value-type="string">
                <text:p>Burner temp, deg. C</text:p>
                <draw:g>
                  <svg:desc>Sheet1.G1:Sheet1.G1</svg:desc>
                </draw:g>
              </table:table-cell>
              <table:table-cell office:value-type="string">
                <text:p>ΔT</text:p>
                <draw:g>
                  <svg:desc>Sheet1.H1:Sheet1.H1</svg:desc>
                </draw:g>
              </table:table-cell>
              <table:table-cell office:value-type="string">
                <text:p>Pot calories in for temp</text:p>
                <draw:g>
                  <svg:desc>Sheet1.T1:Sheet1.T1</svg:desc>
                </draw:g>
              </table:table-cell>
              <table:table-cell office:value-type="string">
                <text:p>Leakage</text:p>
                <draw:g>
                  <svg:desc>Sheet1.U1:Sheet1.U1</svg:desc>
                </draw:g>
              </table:table-cell>
              <table:table-cell office:value-type="string">
                <text:p>Pot calories</text:p>
                <draw:g>
                  <svg:desc>Sheet1.V1:Sheet1.V1</svg:desc>
                </draw:g>
              </table:table-cell>
              <table:table-cell office:value-type="string">
                <text:p>Pot temp</text:p>
                <draw:g>
                  <svg:desc>Sheet1.W1:Sheet1.W1</svg:desc>
                </draw:g>
              </table:table-cell>
              <table:table-cell office:value-type="string">
                <text:p>Duty cycle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01</svg:desc>
                </draw:g>
              </table:table-cell>
              <table:table-cell office:value-type="float" office:value="0">
                <text:p>0</text:p>
                <draw:g>
                  <svg:desc>Sheet1.B2:Sheet1.B501</svg:desc>
                </draw:g>
              </table:table-cell>
              <table:table-cell office:value-type="float" office:value="0">
                <text:p>0</text:p>
                <draw:g>
                  <svg:desc>Sheet1.F2:Sheet1.F501</svg:desc>
                </draw:g>
              </table:table-cell>
              <table:table-cell office:value-type="float" office:value="20">
                <text:p>20</text:p>
                <draw:g>
                  <svg:desc>Sheet1.G2:Sheet1.G501</svg:desc>
                </draw:g>
              </table:table-cell>
              <table:table-cell office:value-type="float" office:value="0">
                <text:p>0</text:p>
                <draw:g>
                  <svg:desc>Sheet1.H2:Sheet1.H501</svg:desc>
                </draw:g>
              </table:table-cell>
              <table:table-cell office:value-type="float" office:value="0">
                <text:p>0</text:p>
                <draw:g>
                  <svg:desc>Sheet1.T2:Sheet1.T501</svg:desc>
                </draw:g>
              </table:table-cell>
              <table:table-cell office:value-type="float" office:value="0">
                <text:p>0</text:p>
                <draw:g>
                  <svg:desc>Sheet1.U2:Sheet1.U501</svg:desc>
                </draw:g>
              </table:table-cell>
              <table:table-cell office:value-type="float" office:value="0">
                <text:p>0</text:p>
                <draw:g>
                  <svg:desc>Sheet1.V2:Sheet1.V501</svg:desc>
                </draw:g>
              </table:table-cell>
              <table:table-cell office:value-type="float" office:value="20">
                <text:p>20</text:p>
                <draw:g>
                  <svg:desc>Sheet1.W2:Sheet1.W501</svg:desc>
                </draw:g>
              </table:table-cell>
              <table:table-cell office:value-type="float" office:value="100">
                <text:p>100</text:p>
                <draw:g>
                  <svg:desc>Sheet1.X2:Sheet1.X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504.72914875322">
                <text:p>1504.72914875322</text:p>
              </table:table-cell>
              <table:table-cell office:value-type="float" office:value="23.0094582975064">
                <text:p>23.0094582975064</text:p>
              </table:table-cell>
              <table:table-cell office:value-type="float" office:value="3.00945829750645">
                <text:p>3.00945829750645</text:p>
              </table:table-cell>
              <table:table-cell office:value-type="float" office:value="11.307214832567">
                <text:p>11.307214832567</text:p>
              </table:table-cell>
              <table:table-cell office:value-type="float" office:value="0">
                <text:p>0</text:p>
              </table:table-cell>
              <table:table-cell office:value-type="float" office:value="11.307214832567">
                <text:p>11.307214832567</text:p>
              </table:table-cell>
              <table:table-cell office:value-type="float" office:value="20.0039827333044">
                <text:p>20.00398273330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259.83349289242">
                <text:p>3259.83349289242</text:p>
              </table:table-cell>
              <table:table-cell office:value-type="float" office:value="26.5196669857848">
                <text:p>26.5196669857848</text:p>
              </table:table-cell>
              <table:table-cell office:value-type="float" office:value="6.51568425248041">
                <text:p>6.51568425248041</text:p>
              </table:table-cell>
              <table:table-cell office:value-type="float" office:value="52.7489350838965">
                <text:p>52.7489350838965</text:p>
              </table:table-cell>
              <table:table-cell office:value-type="float" office:value="0.0678432889954019">
                <text:p>0.0678432889954019</text:p>
              </table:table-cell>
              <table:table-cell office:value-type="float" office:value="63.9883066274681">
                <text:p>63.9883066274681</text:p>
              </table:table-cell>
              <table:table-cell office:value-type="float" office:value="20.0225385617655">
                <text:p>20.02253856176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55.30803123339">
                <text:p>4555.30803123339</text:p>
              </table:table-cell>
              <table:table-cell office:value-type="float" office:value="29.1106160624668">
                <text:p>29.1106160624668</text:p>
              </table:table-cell>
              <table:table-cell office:value-type="float" office:value="9.08807750070126">
                <text:p>9.08807750070126</text:p>
              </table:table-cell>
              <table:table-cell office:value-type="float" office:value="151.884279855909">
                <text:p>151.884279855909</text:p>
              </table:table-cell>
              <table:table-cell office:value-type="float" office:value="0.383929839764809">
                <text:p>0.383929839764809</text:p>
              </table:table-cell>
              <table:table-cell office:value-type="float" office:value="215.488656643612">
                <text:p>215.488656643612</text:p>
              </table:table-cell>
              <table:table-cell office:value-type="float" office:value="20.0759014365829">
                <text:p>20.07590143658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3.56853251576">
                <text:p>5513.56853251576</text:p>
              </table:table-cell>
              <table:table-cell office:value-type="float" office:value="31.0271370650315">
                <text:p>31.0271370650315</text:p>
              </table:table-cell>
              <table:table-cell office:value-type="float" office:value="10.9512356284486">
                <text:p>10.9512356284486</text:p>
              </table:table-cell>
              <table:table-cell office:value-type="float" office:value="333.719769740694">
                <text:p>333.719769740694</text:p>
              </table:table-cell>
              <table:table-cell office:value-type="float" office:value="1.29293193986167">
                <text:p>1.29293193986167</text:p>
              </table:table-cell>
              <table:table-cell office:value-type="float" office:value="547.915494444444">
                <text:p>547.915494444444</text:p>
              </table:table-cell>
              <table:table-cell office:value-type="float" office:value="20.1929919365693">
                <text:p>20.19299193656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6227.5883546676">
                <text:p>6227.5883546676</text:p>
              </table:table-cell>
              <table:table-cell office:value-type="float" office:value="32.4551767093352">
                <text:p>32.4551767093352</text:p>
              </table:table-cell>
              <table:table-cell office:value-type="float" office:value="12.2621847727659">
                <text:p>12.2621847727659</text:p>
              </table:table-cell>
              <table:table-cell office:value-type="float" office:value="605.0389377837">
                <text:p>605.0389377837</text:p>
              </table:table-cell>
              <table:table-cell office:value-type="float" office:value="3.28749296666667">
                <text:p>3.28749296666667</text:p>
              </table:table-cell>
              <table:table-cell office:value-type="float" office:value="1149.66693926148">
                <text:p>1149.66693926148</text:p>
              </table:table-cell>
              <table:table-cell office:value-type="float" office:value="20.404946476724">
                <text:p>20.4049464767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6769.75635997941">
                <text:p>6769.75635997941</text:p>
              </table:table-cell>
              <table:table-cell office:value-type="float" office:value="33.5395127199588">
                <text:p>33.5395127199588</text:p>
              </table:table-cell>
              <table:table-cell office:value-type="float" office:value="13.1345662432349">
                <text:p>13.1345662432349</text:p>
              </table:table-cell>
              <table:table-cell office:value-type="float" office:value="948.448085028401">
                <text:p>948.448085028401</text:p>
              </table:table-cell>
              <table:table-cell office:value-type="float" office:value="6.89800163556886">
                <text:p>6.89800163556886</text:p>
              </table:table-cell>
              <table:table-cell office:value-type="float" office:value="2091.21702265431">
                <text:p>2091.21702265431</text:p>
              </table:table-cell>
              <table:table-cell office:value-type="float" office:value="20.7365880817039">
                <text:p>20.73658808170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7197.56421537425">
                <text:p>7197.56421537425</text:p>
              </table:table-cell>
              <table:table-cell office:value-type="float" office:value="34.3951284307485">
                <text:p>34.3951284307485</text:p>
              </table:table-cell>
              <table:table-cell office:value-type="float" office:value="13.6585403490446">
                <text:p>13.6585403490446</text:p>
              </table:table-cell>
              <table:table-cell office:value-type="float" office:value="1326.09389020429">
                <text:p>1326.09389020429</text:p>
              </table:table-cell>
              <table:table-cell office:value-type="float" office:value="12.5473021359259">
                <text:p>12.5473021359259</text:p>
              </table:table-cell>
              <table:table-cell office:value-type="float" office:value="3404.76361072268">
                <text:p>3404.76361072268</text:p>
              </table:table-cell>
              <table:table-cell office:value-type="float" office:value="21.1992577860209">
                <text:p>21.1992577860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7556.68450767722">
                <text:p>7556.68450767722</text:p>
              </table:table-cell>
              <table:table-cell office:value-type="float" office:value="35.1133690153544">
                <text:p>35.1133690153544</text:p>
              </table:table-cell>
              <table:table-cell office:value-type="float" office:value="13.9141112293336">
                <text:p>13.9141112293336</text:p>
              </table:table-cell>
              <table:table-cell office:value-type="float" office:value="1690.63303002377">
                <text:p>1690.63303002377</text:p>
              </table:table-cell>
              <table:table-cell office:value-type="float" office:value="20.4285816643361">
                <text:p>20.4285816643361</text:p>
              </table:table-cell>
              <table:table-cell office:value-type="float" office:value="5074.96805908211">
                <text:p>5074.96805908211</text:p>
              </table:table-cell>
              <table:table-cell office:value-type="float" office:value="21.7875528684265">
                <text:p>21.7875528684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7882.30211202357">
                <text:p>7882.30211202357</text:p>
              </table:table-cell>
              <table:table-cell office:value-type="float" office:value="35.7646042240471">
                <text:p>35.7646042240471</text:p>
              </table:table-cell>
              <table:table-cell office:value-type="float" office:value="13.9770513556206">
                <text:p>13.9770513556206</text:p>
              </table:table-cell>
              <table:table-cell office:value-type="float" office:value="2001.65352417689">
                <text:p>2001.65352417689</text:p>
              </table:table-cell>
              <table:table-cell office:value-type="float" office:value="30.4498083544927">
                <text:p>30.4498083544927</text:p>
              </table:table-cell>
              <table:table-cell office:value-type="float" office:value="7046.17177490451">
                <text:p>7046.17177490451</text:p>
              </table:table-cell>
              <table:table-cell office:value-type="float" office:value="22.4818687371078">
                <text:p>22.48186873710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8199.66891953202">
                <text:p>8199.66891953202</text:p>
              </table:table-cell>
              <table:table-cell office:value-type="float" office:value="36.399337839064">
                <text:p>36.399337839064</text:p>
              </table:table-cell>
              <table:table-cell office:value-type="float" office:value="13.9174691019563">
                <text:p>13.9174691019563</text:p>
              </table:table-cell>
              <table:table-cell office:value-type="float" office:value="2240.48564684936">
                <text:p>2240.48564684936</text:p>
              </table:table-cell>
              <table:table-cell office:value-type="float" office:value="42.2770306494271">
                <text:p>42.2770306494271</text:p>
              </table:table-cell>
              <table:table-cell office:value-type="float" office:value="9244.38039110445">
                <text:p>9244.38039110445</text:p>
              </table:table-cell>
              <table:table-cell office:value-type="float" office:value="23.2561424017974">
                <text:p>23.25614240179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8524.84634165358">
                <text:p>8524.84634165358</text:p>
              </table:table-cell>
              <table:table-cell office:value-type="float" office:value="37.0496926833072">
                <text:p>37.0496926833072</text:p>
              </table:table-cell>
              <table:table-cell office:value-type="float" office:value="13.7935502815098">
                <text:p>13.7935502815098</text:p>
              </table:table-cell>
              <table:table-cell office:value-type="float" office:value="2404.34175101997">
                <text:p>2404.34175101997</text:p>
              </table:table-cell>
              <table:table-cell office:value-type="float" office:value="55.4662823466267">
                <text:p>55.4662823466267</text:p>
              </table:table-cell>
              <table:table-cell office:value-type="float" office:value="11593.2558597778">
                <text:p>11593.2558597778</text:p>
              </table:table-cell>
              <table:table-cell office:value-type="float" office:value="24.0834853589791">
                <text:p>24.08348535897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8866.26823407112">
                <text:p>8866.26823407112</text:p>
              </table:table-cell>
              <table:table-cell office:value-type="float" office:value="37.7325364681422">
                <text:p>37.7325364681422</text:p>
              </table:table-cell>
              <table:table-cell office:value-type="float" office:value="13.6490511091631">
                <text:p>13.6490511091631</text:p>
              </table:table-cell>
              <table:table-cell office:value-type="float" office:value="2506.02597543104">
                <text:p>2506.02597543104</text:p>
              </table:table-cell>
              <table:table-cell office:value-type="float" office:value="69.5595351586668">
                <text:p>69.5595351586668</text:p>
              </table:table-cell>
              <table:table-cell office:value-type="float" office:value="14029.7223000502">
                <text:p>14029.7223000502</text:p>
              </table:table-cell>
              <table:table-cell office:value-type="float" office:value="24.9416804300475">
                <text:p>24.94168043004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9226.63246716395">
                <text:p>9226.63246716395</text:p>
              </table:table-cell>
              <table:table-cell office:value-type="float" office:value="38.4532649343279">
                <text:p>38.4532649343279</text:p>
              </table:table-cell>
              <table:table-cell office:value-type="float" office:value="13.5115845042804">
                <text:p>13.5115845042804</text:p>
              </table:table-cell>
              <table:table-cell office:value-type="float" office:value="2561.38369398264">
                <text:p>2561.38369398264</text:p>
              </table:table-cell>
              <table:table-cell office:value-type="float" office:value="84.178333800301">
                <text:p>84.178333800301</text:p>
              </table:table-cell>
              <table:table-cell office:value-type="float" office:value="16506.9276602325">
                <text:p>16506.9276602325</text:p>
              </table:table-cell>
              <table:table-cell office:value-type="float" office:value="25.8142249457417">
                <text:p>25.81422494574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9605.01714438029">
                <text:p>9605.01714438029</text:p>
              </table:table-cell>
              <table:table-cell office:value-type="float" office:value="39.2100342887606">
                <text:p>39.2100342887606</text:p>
              </table:table-cell>
              <table:table-cell office:value-type="float" office:value="13.3958093430189">
                <text:p>13.3958093430189</text:p>
              </table:table-cell>
              <table:table-cell office:value-type="float" office:value="2583.72959666893">
                <text:p>2583.72959666893</text:p>
              </table:table-cell>
              <table:table-cell office:value-type="float" office:value="99.0415659613951">
                <text:p>99.0415659613951</text:p>
              </table:table-cell>
              <table:table-cell office:value-type="float" office:value="18991.6156909401">
                <text:p>18991.6156909401</text:p>
              </table:table-cell>
              <table:table-cell office:value-type="float" office:value="26.6894050778586">
                <text:p>26.68940507785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9998.57874275638">
                <text:p>9998.57874275638</text:p>
              </table:table-cell>
              <table:table-cell office:value-type="float" office:value="39.9971574855128">
                <text:p>39.9971574855128</text:p>
              </table:table-cell>
              <table:table-cell office:value-type="float" office:value="13.3077524076542">
                <text:p>13.3077524076542</text:p>
              </table:table-cell>
              <table:table-cell office:value-type="float" office:value="2584.2260793664">
                <text:p>2584.2260793664</text:p>
              </table:table-cell>
              <table:table-cell office:value-type="float" office:value="113.94969414564">
                <text:p>113.94969414564</text:p>
              </table:table-cell>
              <table:table-cell office:value-type="float" office:value="21461.8920761608">
                <text:p>21461.8920761608</text:p>
              </table:table-cell>
              <table:table-cell office:value-type="float" office:value="27.5595090049769">
                <text:p>27.55950900497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0403.6836907684">
                <text:p>10403.6836907684</text:p>
              </table:table-cell>
              <table:table-cell office:value-type="float" office:value="40.8073673815368">
                <text:p>40.8073673815368</text:p>
              </table:table-cell>
              <table:table-cell office:value-type="float" office:value="13.2478583765599">
                <text:p>13.2478583765599</text:p>
              </table:table-cell>
              <table:table-cell office:value-type="float" office:value="2571.92139500476">
                <text:p>2571.92139500476</text:p>
              </table:table-cell>
              <table:table-cell office:value-type="float" office:value="128.771352456965">
                <text:p>128.771352456965</text:p>
              </table:table-cell>
              <table:table-cell office:value-type="float" office:value="23905.0421187086">
                <text:p>23905.0421187086</text:p>
              </table:table-cell>
              <table:table-cell office:value-type="float" office:value="28.4200582371513">
                <text:p>28.42005823715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0816.6401241764">
                <text:p>10816.6401241764</text:p>
              </table:table-cell>
              <table:table-cell office:value-type="float" office:value="41.6332802483527">
                <text:p>41.6332802483527</text:p>
              </table:table-cell>
              <table:table-cell office:value-type="float" office:value="13.2132220112014">
                <text:p>13.2132220112014</text:p>
              </table:table-cell>
              <table:table-cell office:value-type="float" office:value="2553.71747349304">
                <text:p>2553.71747349304</text:p>
              </table:table-cell>
              <table:table-cell office:value-type="float" office:value="143.430252712252">
                <text:p>143.430252712252</text:p>
              </table:table-cell>
              <table:table-cell office:value-type="float" office:value="26315.3293394894">
                <text:p>26315.3293394894</text:p>
              </table:table-cell>
              <table:table-cell office:value-type="float" office:value="29.2690322178896">
                <text:p>29.26903221788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1234.1370253373">
                <text:p>11234.1370253373</text:p>
              </table:table-cell>
              <table:table-cell office:value-type="float" office:value="42.4682740506747">
                <text:p>42.4682740506747</text:p>
              </table:table-cell>
              <table:table-cell office:value-type="float" office:value="13.1992418327851">
                <text:p>13.1992418327851</text:p>
              </table:table-cell>
              <table:table-cell office:value-type="float" office:value="2534.44667072411">
                <text:p>2534.44667072411</text:p>
              </table:table-cell>
              <table:table-cell office:value-type="float" office:value="157.891976036936">
                <text:p>157.891976036936</text:p>
              </table:table-cell>
              <table:table-cell office:value-type="float" office:value="28691.8840341766">
                <text:p>28691.8840341766</text:p>
              </table:table-cell>
              <table:table-cell office:value-type="float" office:value="30.1061246117733">
                <text:p>30.10612461177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1653.4665826856">
                <text:p>11653.4665826856</text:p>
              </table:table-cell>
              <table:table-cell office:value-type="float" office:value="43.3069331653712">
                <text:p>43.3069331653712</text:p>
              </table:table-cell>
              <table:table-cell office:value-type="float" office:value="13.2008085535979">
                <text:p>13.2008085535979</text:p>
              </table:table-cell>
              <table:table-cell office:value-type="float" office:value="2517.11408257009">
                <text:p>2517.11408257009</text:p>
              </table:table-cell>
              <table:table-cell office:value-type="float" office:value="172.151304205059">
                <text:p>172.151304205059</text:p>
              </table:table-cell>
              <table:table-cell office:value-type="float" office:value="31036.8468125416">
                <text:p>31036.8468125416</text:p>
              </table:table-cell>
              <table:table-cell office:value-type="float" office:value="30.9320894044617">
                <text:p>30.9320894044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2072.5907592078">
                <text:p>12072.5907592078</text:p>
              </table:table-cell>
              <table:table-cell office:value-type="float" office:value="44.1451815184157">
                <text:p>44.1451815184157</text:p>
              </table:table-cell>
              <table:table-cell office:value-type="float" office:value="13.213092113954">
                <text:p>13.213092113954</text:p>
              </table:table-cell>
              <table:table-cell office:value-type="float" office:value="2503.26552835902">
                <text:p>2503.26552835902</text:p>
              </table:table-cell>
              <table:table-cell office:value-type="float" office:value="186.22108087525">
                <text:p>186.22108087525</text:p>
              </table:table-cell>
              <table:table-cell office:value-type="float" office:value="33353.8912600254">
                <text:p>33353.8912600254</text:p>
              </table:table-cell>
              <table:table-cell office:value-type="float" office:value="31.7482205406881">
                <text:p>31.74822054068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2490.1046885488">
                <text:p>12490.1046885488</text:p>
              </table:table-cell>
              <table:table-cell office:value-type="float" office:value="44.9802093770976">
                <text:p>44.9802093770976</text:p>
              </table:table-cell>
              <table:table-cell office:value-type="float" office:value="13.2319888364095">
                <text:p>13.2319888364095</text:p>
              </table:table-cell>
              <table:table-cell office:value-type="float" office:value="2493.40035230088">
                <text:p>2493.40035230088</text:p>
              </table:table-cell>
              <table:table-cell office:value-type="float" office:value="200.123347560152">
                <text:p>200.123347560152</text:p>
              </table:table-cell>
              <table:table-cell office:value-type="float" office:value="35647.1682647661">
                <text:p>35647.1682647661</text:p>
              </table:table-cell>
              <table:table-cell office:value-type="float" office:value="32.5559800852205">
                <text:p>32.5559800852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2905.1414538438">
                <text:p>12905.1414538438</text:p>
              </table:table-cell>
              <table:table-cell office:value-type="float" office:value="45.8102829076877">
                <text:p>45.8102829076877</text:p>
              </table:table-cell>
              <table:table-cell office:value-type="float" office:value="13.2543028224671">
                <text:p>13.2543028224671</text:p>
              </table:table-cell>
              <table:table-cell office:value-type="float" office:value="2487.34663727918">
                <text:p>2487.34663727918</text:p>
              </table:table-cell>
              <table:table-cell office:value-type="float" office:value="213.883009588597">
                <text:p>213.883009588597</text:p>
              </table:table-cell>
              <table:table-cell office:value-type="float" office:value="37920.6318924567">
                <text:p>37920.6318924567</text:p>
              </table:table-cell>
              <table:table-cell office:value-type="float" office:value="33.3567607761785">
                <text:p>33.35676077617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3317.2530873276">
                <text:p>13317.2530873276</text:p>
              </table:table-cell>
              <table:table-cell office:value-type="float" office:value="46.6345061746553">
                <text:p>46.6345061746553</text:p>
              </table:table-cell>
              <table:table-cell office:value-type="float" office:value="13.2777453984767">
                <text:p>13.2777453984767</text:p>
              </table:table-cell>
              <table:table-cell office:value-type="float" office:value="2484.56236881318">
                <text:p>2484.56236881318</text:p>
              </table:table-cell>
              <table:table-cell office:value-type="float" office:value="227.52379135474">
                <text:p>227.52379135474</text:p>
              </table:table-cell>
              <table:table-cell office:value-type="float" office:value="40177.6704699151">
                <text:p>40177.6704699151</text:p>
              </table:table-cell>
              <table:table-cell office:value-type="float" office:value="34.1517560818268">
                <text:p>34.15175608182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3726.2916425795">
                <text:p>13726.2916425795</text:p>
              </table:table-cell>
              <table:table-cell office:value-type="float" office:value="47.4525832851589">
                <text:p>47.4525832851589</text:p>
              </table:table-cell>
              <table:table-cell office:value-type="float" office:value="13.3008272033321">
                <text:p>13.3008272033321</text:p>
              </table:table-cell>
              <table:table-cell office:value-type="float" office:value="2484.35125384131">
                <text:p>2484.35125384131</text:p>
              </table:table-cell>
              <table:table-cell office:value-type="float" office:value="241.066022819491">
                <text:p>241.066022819491</text:p>
              </table:table-cell>
              <table:table-cell office:value-type="float" office:value="42420.955700937">
                <text:p>42420.955700937</text:p>
              </table:table-cell>
              <table:table-cell office:value-type="float" office:value="34.9419070547449">
                <text:p>34.94190705474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4132.3044129505">
                <text:p>14132.3044129505</text:p>
              </table:table-cell>
              <table:table-cell office:value-type="float" office:value="48.264608825901">
                <text:p>48.264608825901</text:p>
              </table:table-cell>
              <table:table-cell office:value-type="float" office:value="13.3227017711561">
                <text:p>13.3227017711561</text:p>
              </table:table-cell>
              <table:table-cell office:value-type="float" office:value="2486.00493661907">
                <text:p>2486.00493661907</text:p>
              </table:table-cell>
              <table:table-cell office:value-type="float" office:value="254.525734205622">
                <text:p>254.525734205622</text:p>
              </table:table-cell>
              <table:table-cell office:value-type="float" office:value="44652.4349033504">
                <text:p>44652.4349033504</text:p>
              </table:table-cell>
              <table:table-cell office:value-type="float" office:value="35.72789959749">
                <text:p>35.727899597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4535.4496546768">
                <text:p>14535.4496546768</text:p>
              </table:table-cell>
              <table:table-cell office:value-type="float" office:value="49.0708993093535">
                <text:p>49.0708993093535</text:p>
              </table:table-cell>
              <table:table-cell office:value-type="float" office:value="13.3429997118635">
                <text:p>13.3429997118635</text:p>
              </table:table-cell>
              <table:table-cell office:value-type="float" office:value="2488.88854207747">
                <text:p>2488.88854207747</text:p>
              </table:table-cell>
              <table:table-cell office:value-type="float" office:value="267.914609420102">
                <text:p>267.914609420102</text:p>
              </table:table-cell>
              <table:table-cell office:value-type="float" office:value="46873.4088360078">
                <text:p>46873.4088360078</text:p>
              </table:table-cell>
              <table:table-cell office:value-type="float" office:value="36.5101918755502">
                <text:p>36.5101918755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4935.9340471979">
                <text:p>14935.9340471979</text:p>
              </table:table-cell>
              <table:table-cell office:value-type="float" office:value="49.8718680943958">
                <text:p>49.8718680943958</text:p>
              </table:table-cell>
              <table:table-cell office:value-type="float" office:value="13.3616762188455">
                <text:p>13.3616762188455</text:p>
              </table:table-cell>
              <table:table-cell office:value-type="float" office:value="2492.48344323668">
                <text:p>2492.48344323668</text:p>
              </table:table-cell>
              <table:table-cell office:value-type="float" office:value="281.240453016047">
                <text:p>281.240453016047</text:p>
              </table:table-cell>
              <table:table-cell office:value-type="float" office:value="49084.6518262284">
                <text:p>49084.6518262284</text:p>
              </table:table-cell>
              <table:table-cell office:value-type="float" office:value="37.2890566297595">
                <text:p>37.28905662975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5333.9701436344">
                <text:p>15333.9701436344</text:p>
              </table:table-cell>
              <table:table-cell office:value-type="float" office:value="50.6679402872689">
                <text:p>50.6679402872689</text:p>
              </table:table-cell>
              <table:table-cell office:value-type="float" office:value="13.3788836575094">
                <text:p>13.3788836575094</text:p>
              </table:table-cell>
              <table:table-cell office:value-type="float" office:value="2496.39952931197">
                <text:p>2496.39952931197</text:p>
              </table:table-cell>
              <table:table-cell office:value-type="float" office:value="294.50791095737">
                <text:p>294.50791095737</text:p>
              </table:table-cell>
              <table:table-cell office:value-type="float" office:value="51286.543444583">
                <text:p>51286.543444583</text:p>
              </table:table-cell>
              <table:table-cell office:value-type="float" office:value="38.0646275560258">
                <text:p>38.06462755602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5729.7505235847">
                <text:p>15729.7505235847</text:p>
              </table:table-cell>
              <table:table-cell office:value-type="float" office:value="51.4595010471694">
                <text:p>51.4595010471694</text:p>
              </table:table-cell>
              <table:table-cell office:value-type="float" office:value="13.3948734911436">
                <text:p>13.3948734911436</text:p>
              </table:table-cell>
              <table:table-cell office:value-type="float" office:value="2500.36771408161">
                <text:p>2500.36771408161</text:p>
              </table:table-cell>
              <table:table-cell office:value-type="float" office:value="307.719260667498">
                <text:p>307.719260667498</text:p>
              </table:table-cell>
              <table:table-cell office:value-type="float" office:value="53479.1918979971">
                <text:p>53479.1918979971</text:p>
              </table:table-cell>
              <table:table-cell office:value-type="float" office:value="38.8369427680077">
                <text:p>38.83694276800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6123.4348024215">
                <text:p>16123.4348024215</text:p>
              </table:table-cell>
              <table:table-cell office:value-type="float" office:value="52.2468696048431">
                <text:p>52.2468696048431</text:p>
              </table:table-cell>
              <table:table-cell office:value-type="float" office:value="13.4099268368354">
                <text:p>13.4099268368354</text:p>
              </table:table-cell>
              <table:table-cell office:value-type="float" office:value="2504.22149926674">
                <text:p>2504.22149926674</text:p>
              </table:table-cell>
              <table:table-cell office:value-type="float" office:value="320.875151387983">
                <text:p>320.875151387983</text:p>
              </table:table-cell>
              <table:table-cell office:value-type="float" office:value="55662.5382458759">
                <text:p>55662.5382458759</text:p>
              </table:table-cell>
              <table:table-cell office:value-type="float" office:value="39.6059815050958">
                <text:p>39.60598150509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6515.1457439875">
                <text:p>16515.1457439875</text:p>
              </table:table-cell>
              <table:table-cell office:value-type="float" office:value="53.0302914879751">
                <text:p>53.0302914879751</text:p>
              </table:table-cell>
              <table:table-cell office:value-type="float" office:value="13.4243099828792">
                <text:p>13.4243099828792</text:p>
              </table:table-cell>
              <table:table-cell office:value-type="float" office:value="2507.87419997433">
                <text:p>2507.87419997433</text:p>
              </table:table-cell>
              <table:table-cell office:value-type="float" office:value="333.975229475255">
                <text:p>333.975229475255</text:p>
              </table:table-cell>
              <table:table-cell office:value-type="float" office:value="57836.4372163749">
                <text:p>57836.4372163749</text:p>
              </table:table-cell>
              <table:table-cell office:value-type="float" office:value="40.3716925982782">
                <text:p>40.37169259827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6904.9712044956">
                <text:p>16904.9712044956</text:p>
              </table:table-cell>
              <table:table-cell office:value-type="float" office:value="53.8099424089912">
                <text:p>53.8099424089912</text:p>
              </table:table-cell>
              <table:table-cell office:value-type="float" office:value="13.4382498107131">
                <text:p>13.4382498107131</text:p>
              </table:table-cell>
              <table:table-cell office:value-type="float" office:value="2511.29627448934">
                <text:p>2511.29627448934</text:p>
              </table:table-cell>
              <table:table-cell office:value-type="float" office:value="347.01862329825">
                <text:p>347.01862329825</text:p>
              </table:table-cell>
              <table:table-cell office:value-type="float" office:value="60000.714867566">
                <text:p>60000.714867566</text:p>
              </table:table-cell>
              <table:table-cell office:value-type="float" office:value="41.1340147800965">
                <text:p>41.13401478009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7292.9692983587">
                <text:p>17292.9692983587</text:p>
              </table:table-cell>
              <table:table-cell office:value-type="float" office:value="54.5859385967173">
                <text:p>54.5859385967173</text:p>
              </table:table-cell>
              <table:table-cell office:value-type="float" office:value="13.4519238166208">
                <text:p>13.4519238166208</text:p>
              </table:table-cell>
              <table:table-cell office:value-type="float" office:value="2514.49535167865">
                <text:p>2514.49535167865</text:p>
              </table:table-cell>
              <table:table-cell office:value-type="float" office:value="360.004289205396">
                <text:p>360.004289205396</text:p>
              </table:table-cell>
              <table:table-cell office:value-type="float" office:value="62155.2059300393">
                <text:p>62155.2059300393</text:p>
              </table:table-cell>
              <table:table-cell office:value-type="float" office:value="41.8928898378087">
                <text:p>41.89288983780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7679.1748720702">
                <text:p>17679.1748720702</text:p>
              </table:table-cell>
              <table:table-cell office:value-type="float" office:value="55.3583497441405">
                <text:p>55.3583497441405</text:p>
              </table:table-cell>
              <table:table-cell office:value-type="float" office:value="13.4654599063318">
                <text:p>13.4654599063318</text:p>
              </table:table-cell>
              <table:table-cell office:value-type="float" office:value="2517.50015630733">
                <text:p>2517.50015630733</text:p>
              </table:table-cell>
              <table:table-cell office:value-type="float" office:value="372.931235580236">
                <text:p>372.931235580236</text:p>
              </table:table-cell>
              <table:table-cell office:value-type="float" office:value="64299.7748507664">
                <text:p>64299.7748507664</text:p>
              </table:table-cell>
              <table:table-cell office:value-type="float" office:value="42.6482700256551">
                <text:p>42.64827002565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8063.6060050113">
                <text:p>18063.6060050113</text:p>
              </table:table-cell>
              <table:table-cell office:value-type="float" office:value="56.1272120100226">
                <text:p>56.1272120100226</text:p>
              </table:table-cell>
              <table:table-cell office:value-type="float" office:value="13.4789419843675">
                <text:p>13.4789419843675</text:p>
              </table:table-cell>
              <table:table-cell office:value-type="float" office:value="2520.34858302214">
                <text:p>2520.34858302214</text:p>
              </table:table-cell>
              <table:table-cell office:value-type="float" office:value="385.798649104598">
                <text:p>385.798649104598</text:p>
              </table:table-cell>
              <table:table-cell office:value-type="float" office:value="66434.3247846839">
                <text:p>66434.3247846839</text:p>
              </table:table-cell>
              <table:table-cell office:value-type="float" office:value="43.4001212319589">
                <text:p>43.40012123195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8446.2697775515">
                <text:p>18446.2697775515</text:p>
              </table:table-cell>
              <table:table-cell office:value-type="float" office:value="56.892539555103">
                <text:p>56.892539555103</text:p>
              </table:table-cell>
              <table:table-cell office:value-type="float" office:value="13.4924183231441">
                <text:p>13.4924183231441</text:p>
              </table:table-cell>
              <table:table-cell office:value-type="float" office:value="2523.07959092583">
                <text:p>2523.07959092583</text:p>
              </table:table-cell>
              <table:table-cell office:value-type="float" office:value="398.605948708104">
                <text:p>398.605948708104</text:p>
              </table:table-cell>
              <table:table-cell office:value-type="float" office:value="68558.7984269016">
                <text:p>68558.7984269016</text:p>
              </table:table-cell>
              <table:table-cell office:value-type="float" office:value="44.1484232722538">
                <text:p>44.14842327225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8827.1669420481">
                <text:p>18827.1669420481</text:p>
              </table:table-cell>
              <table:table-cell office:value-type="float" office:value="57.6543338840962">
                <text:p>57.6543338840962</text:p>
              </table:table-cell>
              <table:table-cell office:value-type="float" office:value="13.5059106118424">
                <text:p>13.5059106118424</text:p>
              </table:table-cell>
              <table:table-cell office:value-type="float" office:value="2525.72828887745">
                <text:p>2525.72828887745</text:p>
              </table:table-cell>
              <table:table-cell office:value-type="float" office:value="411.35279056141">
                <text:p>411.35279056141</text:p>
              </table:table-cell>
              <table:table-cell office:value-type="float" office:value="70673.1739252177">
                <text:p>70673.1739252177</text:p>
              </table:table-cell>
              <table:table-cell office:value-type="float" office:value="44.8931684495524">
                <text:p>44.89316844955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9206.295407632">
                <text:p>19206.295407632</text:p>
              </table:table-cell>
              <table:table-cell office:value-type="float" office:value="58.412590815264">
                <text:p>58.412590815264</text:p>
              </table:table-cell>
              <table:table-cell office:value-type="float" office:value="13.5194223657117">
                <text:p>13.5194223657117</text:p>
              </table:table-cell>
              <table:table-cell office:value-type="float" office:value="2528.32347342363">
                <text:p>2528.32347342363</text:p>
              </table:table-cell>
              <table:table-cell office:value-type="float" office:value="424.039043551306">
                <text:p>424.039043551306</text:p>
              </table:table-cell>
              <table:table-cell office:value-type="float" office:value="72777.45835509">
                <text:p>72777.45835509</text:p>
              </table:table-cell>
              <table:table-cell office:value-type="float" office:value="45.6343592560387">
                <text:p>45.63435925603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9583.6526226215">
                <text:p>19583.6526226215</text:p>
              </table:table-cell>
              <table:table-cell office:value-type="float" office:value="59.167305245243">
                <text:p>59.167305245243</text:p>
              </table:table-cell>
              <table:table-cell office:value-type="float" office:value="13.5329459892043">
                <text:p>13.5329459892043</text:p>
              </table:table-cell>
              <table:table-cell office:value-type="float" office:value="2530.88690055961">
                <text:p>2530.88690055961</text:p>
              </table:table-cell>
              <table:table-cell office:value-type="float" office:value="436.66475013054">
                <text:p>436.66475013054</text:p>
              </table:table-cell>
              <table:table-cell office:value-type="float" office:value="74871.6805055191">
                <text:p>74871.6805055191</text:p>
              </table:table-cell>
              <table:table-cell office:value-type="float" office:value="46.3720058320447">
                <text:p>46.37200583204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9959.2370310323">
                <text:p>19959.2370310323</text:p>
              </table:table-cell>
              <table:table-cell office:value-type="float" office:value="59.9184740620645">
                <text:p>59.9184740620645</text:p>
              </table:table-cell>
              <table:table-cell office:value-type="float" office:value="13.5464682300198">
                <text:p>13.5464682300198</text:p>
              </table:table-cell>
              <table:table-cell office:value-type="float" office:value="2533.43366630324">
                <text:p>2533.43366630324</text:p>
              </table:table-cell>
              <table:table-cell office:value-type="float" office:value="449.230083033115">
                <text:p>449.230083033115</text:p>
              </table:table-cell>
              <table:table-cell office:value-type="float" office:value="76955.8840887892">
                <text:p>76955.8840887892</text:p>
              </table:table-cell>
              <table:table-cell office:value-type="float" office:value="47.1061235743214">
                <text:p>47.10612357432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0333.0488141188">
                <text:p>20333.0488141188</text:p>
              </table:table-cell>
              <table:table-cell office:value-type="float" office:value="60.6660976282377">
                <text:p>60.6660976282377</text:p>
              </table:table-cell>
              <table:table-cell office:value-type="float" office:value="13.5599740539163">
                <text:p>13.5599740539163</text:p>
              </table:table-cell>
              <table:table-cell office:value-type="float" office:value="2535.97319870187">
                <text:p>2535.97319870187</text:p>
              </table:table-cell>
              <table:table-cell office:value-type="float" office:value="461.735304532735">
                <text:p>461.735304532735</text:p>
              </table:table-cell>
              <table:table-cell office:value-type="float" office:value="79030.1219829584">
                <text:p>79030.1219829584</text:p>
              </table:table-cell>
              <table:table-cell office:value-type="float" office:value="47.8367311080743">
                <text:p>47.83673110807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0705.0901239688">
                <text:p>20705.0901239688</text:p>
              </table:table-cell>
              <table:table-cell office:value-type="float" office:value="61.4101802479376">
                <text:p>61.4101802479376</text:p>
              </table:table-cell>
              <table:table-cell office:value-type="float" office:value="13.5734491398633">
                <text:p>13.5734491398633</text:p>
              </table:table-cell>
              <table:table-cell office:value-type="float" office:value="2538.51049686285">
                <text:p>2538.51049686285</text:p>
              </table:table-cell>
              <table:table-cell office:value-type="float" office:value="474.18073189775">
                <text:p>474.18073189775</text:p>
              </table:table-cell>
              <table:table-cell office:value-type="float" office:value="81094.4517479235">
                <text:p>81094.4517479235</text:p>
              </table:table-cell>
              <table:table-cell office:value-type="float" office:value="48.5638487075906">
                <text:p>48.56384870759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1075.3649900082">
                <text:p>21075.3649900082</text:p>
              </table:table-cell>
              <table:table-cell office:value-type="float" office:value="62.1507299800163">
                <text:p>62.1507299800163</text:p>
              </table:table-cell>
              <table:table-cell office:value-type="float" office:value="13.5868812724257">
                <text:p>13.5868812724257</text:p>
              </table:table-cell>
              <table:table-cell office:value-type="float" office:value="2541.04737324873">
                <text:p>2541.04737324873</text:p>
              </table:table-cell>
              <table:table-cell office:value-type="float" office:value="486.566710487541">
                <text:p>486.566710487541</text:p>
              </table:table-cell>
              <table:table-cell office:value-type="float" office:value="83148.9324106847">
                <text:p>83148.9324106847</text:p>
              </table:table-cell>
              <table:table-cell office:value-type="float" office:value="49.2874971639141">
                <text:p>49.28749716391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1443.8790429794">
                <text:p>21443.8790429794</text:p>
              </table:table-cell>
              <table:table-cell office:value-type="float" office:value="62.8877580859589">
                <text:p>62.8877580859589</text:p>
              </table:table-cell>
              <table:table-cell office:value-type="float" office:value="13.6002609220448">
                <text:p>13.6002609220448</text:p>
              </table:table-cell>
              <table:table-cell office:value-type="float" office:value="2543.58355484102">
                <text:p>2543.58355484102</text:p>
              </table:table-cell>
              <table:table-cell office:value-type="float" office:value="498.893594464108">
                <text:p>498.893594464108</text:p>
              </table:table-cell>
              <table:table-cell office:value-type="float" office:value="85193.6223710616">
                <text:p>85193.6223710616</text:p>
              </table:table-cell>
              <table:table-cell office:value-type="float" office:value="50.0076970471771">
                <text:p>50.00769704717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1810.6391628514">
                <text:p>21810.6391628514</text:p>
              </table:table-cell>
              <table:table-cell office:value-type="float" office:value="63.6212783257028">
                <text:p>63.6212783257028</text:p>
              </table:table-cell>
              <table:table-cell office:value-type="float" office:value="13.6135812785257">
                <text:p>13.6135812785257</text:p>
              </table:table-cell>
              <table:table-cell office:value-type="float" office:value="2546.11757409404">
                <text:p>2546.11757409404</text:p>
              </table:table-cell>
              <table:table-cell office:value-type="float" office:value="511.161734226369">
                <text:p>511.161734226369</text:p>
              </table:table-cell>
              <table:table-cell office:value-type="float" office:value="87228.5782109292">
                <text:p>87228.5782109292</text:p>
              </table:table-cell>
              <table:table-cell office:value-type="float" office:value="50.7244682871787">
                <text:p>50.72446828717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2175.6531223386">
                <text:p>22175.6531223386</text:p>
              </table:table-cell>
              <table:table-cell office:value-type="float" office:value="64.3513062446773">
                <text:p>64.3513062446773</text:p>
              </table:table-cell>
              <table:table-cell office:value-type="float" office:value="13.6268379574986">
                <text:p>13.6268379574986</text:p>
              </table:table-cell>
              <table:table-cell office:value-type="float" office:value="2548.64743305198">
                <text:p>2548.64743305198</text:p>
              </table:table-cell>
              <table:table-cell office:value-type="float" office:value="523.371469265576">
                <text:p>523.371469265576</text:p>
              </table:table-cell>
              <table:table-cell office:value-type="float" office:value="89253.8541747156">
                <text:p>89253.8541747156</text:p>
              </table:table-cell>
              <table:table-cell office:value-type="float" office:value="51.4378299904002">
                <text:p>51.4378299904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2538.9292689011">
                <text:p>22538.9292689011</text:p>
              </table:table-cell>
              <table:table-cell office:value-type="float" office:value="65.0778585378022">
                <text:p>65.0778585378022</text:p>
              </table:table-cell>
              <table:table-cell office:value-type="float" office:value="13.6400285474019">
                <text:p>13.6400285474019</text:p>
              </table:table-cell>
              <table:table-cell office:value-type="float" office:value="2551.17105691726">
                <text:p>2551.17105691726</text:p>
              </table:table-cell>
              <table:table-cell office:value-type="float" office:value="535.523125048294">
                <text:p>535.523125048294</text:p>
              </table:table-cell>
              <table:table-cell office:value-type="float" office:value="91269.5021065846">
                <text:p>91269.5021065846</text:p>
              </table:table-cell>
              <table:table-cell office:value-type="float" office:value="52.1478004178795">
                <text:p>52.14780041787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2900.4762661293">
                <text:p>22900.4762661293</text:p>
              </table:table-cell>
              <table:table-cell office:value-type="float" office:value="65.8009525322586">
                <text:p>65.8009525322586</text:p>
              </table:table-cell>
              <table:table-cell office:value-type="float" office:value="13.6531521143791">
                <text:p>13.6531521143791</text:p>
              </table:table-cell>
              <table:table-cell office:value-type="float" office:value="2553.68657094214">
                <text:p>2553.68657094214</text:p>
              </table:table-cell>
              <table:table-cell office:value-type="float" office:value="547.617012639508">
                <text:p>547.617012639508</text:p>
              </table:table-cell>
              <table:table-cell office:value-type="float" office:value="93275.5716648873">
                <text:p>93275.5716648873</text:p>
              </table:table-cell>
              <table:table-cell office:value-type="float" office:value="52.854397060747">
                <text:p>52.8543970607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3260.3029000328">
                <text:p>23260.3029000328</text:p>
              </table:table-cell>
              <table:table-cell office:value-type="float" office:value="66.5206058000656">
                <text:p>66.5206058000656</text:p>
              </table:table-cell>
              <table:table-cell office:value-type="float" office:value="13.6662087393186">
                <text:p>13.6662087393186</text:p>
              </table:table-cell>
              <table:table-cell office:value-type="float" office:value="2556.19244101017">
                <text:p>2556.19244101017</text:p>
              </table:table-cell>
              <table:table-cell office:value-type="float" office:value="559.653429989324">
                <text:p>559.653429989324</text:p>
              </table:table-cell>
              <table:table-cell office:value-type="float" office:value="95272.1106759081">
                <text:p>95272.1106759081</text:p>
              </table:table-cell>
              <table:table-cell office:value-type="float" office:value="53.5576367648253">
                <text:p>53.55763676482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3618.4179460174">
                <text:p>23618.4179460174</text:p>
              </table:table-cell>
              <table:table-cell office:value-type="float" office:value="67.2368358920349">
                <text:p>67.2368358920349</text:p>
              </table:table-cell>
              <table:table-cell office:value-type="float" office:value="13.6791991272096">
                <text:p>13.6791991272096</text:p>
              </table:table-cell>
              <table:table-cell office:value-type="float" office:value="2558.68751746449">
                <text:p>2558.68751746449</text:p>
              </table:table-cell>
              <table:table-cell office:value-type="float" office:value="571.632664055449">
                <text:p>571.632664055449</text:p>
              </table:table-cell>
              <table:table-cell office:value-type="float" office:value="97259.1655293171">
                <text:p>97259.1655293171</text:p>
              </table:table-cell>
              <table:table-cell office:value-type="float" office:value="54.2575358699193">
                <text:p>54.25753586991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3974.8300870723">
                <text:p>23974.8300870723</text:p>
              </table:table-cell>
              <table:table-cell office:value-type="float" office:value="67.9496601741447">
                <text:p>67.9496601741447</text:p>
              </table:table-cell>
              <table:table-cell office:value-type="float" office:value="13.6921243042254">
                <text:p>13.6921243042254</text:p>
              </table:table-cell>
              <table:table-cell office:value-type="float" office:value="2561.17101670522">
                <text:p>2561.17101670522</text:p>
              </table:table-cell>
              <table:table-cell office:value-type="float" office:value="583.554993175903">
                <text:p>583.554993175903</text:p>
              </table:table-cell>
              <table:table-cell office:value-type="float" office:value="99236.7815528464">
                <text:p>99236.7815528464</text:p>
              </table:table-cell>
              <table:table-cell office:value-type="float" office:value="54.9541103417881">
                <text:p>54.95411034178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4329.5478716659">
                <text:p>24329.5478716659</text:p>
              </table:table-cell>
              <table:table-cell office:value-type="float" office:value="68.6590957433318">
                <text:p>68.6590957433318</text:p>
              </table:table-cell>
              <table:table-cell office:value-type="float" office:value="13.7049854015438">
                <text:p>13.7049854015438</text:p>
              </table:table-cell>
              <table:table-cell office:value-type="float" office:value="2563.64246812622">
                <text:p>2563.64246812622</text:p>
              </table:table-cell>
              <table:table-cell office:value-type="float" office:value="595.420689317079">
                <text:p>595.420689317079</text:p>
              </table:table-cell>
              <table:table-cell office:value-type="float" office:value="101205.003331656">
                <text:p>101205.003331656</text:p>
              </table:table-cell>
              <table:table-cell office:value-type="float" office:value="55.6473758846349">
                <text:p>55.64737588463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4682.5796999809">
                <text:p>24682.5796999809</text:p>
              </table:table-cell>
              <table:table-cell office:value-type="float" office:value="69.3651593999618">
                <text:p>69.3651593999618</text:p>
              </table:table-cell>
              <table:table-cell office:value-type="float" office:value="13.717783515327">
                <text:p>13.717783515327</text:p>
              </table:table-cell>
              <table:table-cell office:value-type="float" office:value="2566.10164667742">
                <text:p>2566.10164667742</text:p>
              </table:table-cell>
              <table:table-cell office:value-type="float" office:value="607.230019989934">
                <text:p>607.230019989934</text:p>
              </table:table-cell>
              <table:table-cell office:value-type="float" office:value="103163.874958343">
                <text:p>103163.874958343</text:p>
              </table:table-cell>
              <table:table-cell office:value-type="float" office:value="56.3373480291685">
                <text:p>56.33734802916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5033.9338285047">
                <text:p>25033.9338285047</text:p>
              </table:table-cell>
              <table:table-cell office:value-type="float" office:value="70.0678676570093">
                <text:p>70.0678676570093</text:p>
              </table:table-cell>
              <table:table-cell office:value-type="float" office:value="13.7305196278409">
                <text:p>13.7305196278409</text:p>
              </table:table-cell>
              <table:table-cell office:value-type="float" office:value="2568.54850469806">
                <text:p>2568.54850469806</text:p>
              </table:table-cell>
              <table:table-cell office:value-type="float" office:value="618.983249750059">
                <text:p>618.983249750059</text:p>
              </table:table-cell>
              <table:table-cell office:value-type="float" office:value="105113.440213291">
                <text:p>105113.440213291</text:p>
              </table:table-cell>
              <table:table-cell office:value-type="float" office:value="57.0240421961259">
                <text:p>57.02404219612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5383.6183849596">
                <text:p>25383.6183849596</text:p>
              </table:table-cell>
              <table:table-cell office:value-type="float" office:value="70.7672367699192">
                <text:p>70.7672367699192</text:p>
              </table:table-cell>
              <table:table-cell office:value-type="float" office:value="13.7431945737933">
                <text:p>13.7431945737933</text:p>
              </table:table-cell>
              <table:table-cell office:value-type="float" office:value="2570.98311116927">
                <text:p>2570.98311116927</text:p>
              </table:table-cell>
              <table:table-cell office:value-type="float" office:value="630.680641279747">
                <text:p>630.680641279747</text:p>
              </table:table-cell>
              <table:table-cell office:value-type="float" office:value="107053.742683181">
                <text:p>107053.742683181</text:p>
              </table:table-cell>
              <table:table-cell office:value-type="float" office:value="57.7074737380169">
                <text:p>57.70747373801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5731.6413876467">
                <text:p>25731.6413876467</text:p>
              </table:table-cell>
              <table:table-cell office:value-type="float" office:value="71.4632827752933">
                <text:p>71.4632827752933</text:p>
              </table:table-cell>
              <table:table-cell office:value-type="float" office:value="13.7558090372764">
                <text:p>13.7558090372764</text:p>
              </table:table-cell>
              <table:table-cell office:value-type="float" office:value="2573.40560234769">
                <text:p>2573.40560234769</text:p>
              </table:table-cell>
              <table:table-cell office:value-type="float" office:value="642.322456099084">
                <text:p>642.322456099084</text:p>
              </table:table-cell>
              <table:table-cell office:value-type="float" office:value="108984.825829429">
                <text:p>108984.825829429</text:p>
              </table:table-cell>
              <table:table-cell office:value-type="float" office:value="58.3876579632298">
                <text:p>58.38765796322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6078.0107651893">
                <text:p>26078.0107651893</text:p>
              </table:table-cell>
              <table:table-cell office:value-type="float" office:value="72.1560215303786">
                <text:p>72.1560215303786</text:p>
              </table:table-cell>
              <table:table-cell office:value-type="float" office:value="13.7683635671488">
                <text:p>13.7683635671488</text:p>
              </table:table-cell>
              <table:table-cell office:value-type="float" office:value="2575.81614481103">
                <text:p>2575.81614481103</text:p>
              </table:table-cell>
              <table:table-cell office:value-type="float" office:value="653.908954976575">
                <text:p>653.908954976575</text:p>
              </table:table-cell>
              <table:table-cell office:value-type="float" office:value="110906.733019264">
                <text:p>110906.733019264</text:p>
              </table:table-cell>
              <table:table-cell office:value-type="float" office:value="59.064610146976">
                <text:p>59.0646101469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6422.7343742615">
                <text:p>26422.7343742615</text:p>
              </table:table-cell>
              <table:table-cell office:value-type="float" office:value="72.845468748523">
                <text:p>72.845468748523</text:p>
              </table:table-cell>
              <table:table-cell office:value-type="float" office:value="13.7808586015469">
                <text:p>13.7808586015469</text:p>
              </table:table-cell>
              <table:table-cell office:value-type="float" office:value="2578.21491009532">
                <text:p>2578.21491009532</text:p>
              </table:table-cell>
              <table:table-cell office:value-type="float" office:value="665.440398115582">
                <text:p>665.440398115582</text:p>
              </table:table-cell>
              <table:table-cell office:value-type="float" office:value="112819.507531243">
                <text:p>112819.507531243</text:p>
              </table:table-cell>
              <table:table-cell office:value-type="float" office:value="59.738345533236">
                <text:p>59.7383455332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6765.8200141019">
                <text:p>26765.8200141019</text:p>
              </table:table-cell>
              <table:table-cell office:value-type="float" office:value="73.5316400282038">
                <text:p>73.5316400282038</text:p>
              </table:table-cell>
              <table:table-cell office:value-type="float" office:value="13.7932944949678">
                <text:p>13.7932944949678</text:p>
              </table:table-cell>
              <table:table-cell office:value-type="float" office:value="2580.60205910418">
                <text:p>2580.60205910418</text:p>
              </table:table-cell>
              <table:table-cell office:value-type="float" office:value="676.917045187461">
                <text:p>676.917045187461</text:p>
              </table:table-cell>
              <table:table-cell office:value-type="float" office:value="114723.19254516">
                <text:p>114723.19254516</text:p>
              </table:table-cell>
              <table:table-cell office:value-type="float" office:value="60.408879331201">
                <text:p>60.408879331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7107.2754374784">
                <text:p>27107.2754374784</text:p>
              </table:table-cell>
              <table:table-cell office:value-type="float" office:value="74.2145508749568">
                <text:p>74.2145508749568</text:p>
              </table:table-cell>
              <table:table-cell office:value-type="float" office:value="13.8056715437558">
                <text:p>13.8056715437558</text:p>
              </table:table-cell>
              <table:table-cell office:value-type="float" office:value="2582.97773408933">
                <text:p>2582.97773408933</text:p>
              </table:table-cell>
              <table:table-cell office:value-type="float" office:value="688.339155270961">
                <text:p>688.339155270961</text:p>
              </table:table-cell>
              <table:table-cell office:value-type="float" office:value="116617.831123979">
                <text:p>116617.831123979</text:p>
              </table:table-cell>
              <table:table-cell office:value-type="float" office:value="61.0762267089125">
                <text:p>61.0762267089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7447.1083583112">
                <text:p>27447.1083583112</text:p>
              </table:table-cell>
              <table:table-cell office:value-type="float" office:value="74.8942167166224">
                <text:p>74.8942167166224</text:p>
              </table:table-cell>
              <table:table-cell office:value-type="float" office:value="13.8179900077098">
                <text:p>13.8179900077098</text:p>
              </table:table-cell>
              <table:table-cell office:value-type="float" office:value="2585.34205602946">
                <text:p>2585.34205602946</text:p>
              </table:table-cell>
              <table:table-cell office:value-type="float" office:value="699.706986743871">
                <text:p>699.706986743871</text:p>
              </table:table-cell>
              <table:table-cell office:value-type="float" office:value="118503.466193264">
                <text:p>118503.466193264</text:p>
              </table:table-cell>
              <table:table-cell office:value-type="float" office:value="61.7404027860161">
                <text:p>61.74040278601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7785.3264564635">
                <text:p>27785.3264564635</text:p>
              </table:table-cell>
              <table:table-cell office:value-type="float" office:value="75.570652912927">
                <text:p>75.570652912927</text:p>
              </table:table-cell>
              <table:table-cell office:value-type="float" office:value="13.8302501269109">
                <text:p>13.8302501269109</text:p>
              </table:table-cell>
              <table:table-cell office:value-type="float" office:value="2587.69512550193">
                <text:p>2587.69512550193</text:p>
              </table:table-cell>
              <table:table-cell office:value-type="float" office:value="711.020797159585">
                <text:p>711.020797159585</text:p>
              </table:table-cell>
              <table:table-cell office:value-type="float" office:value="120380.140521606">
                <text:p>120380.140521606</text:p>
              </table:table-cell>
              <table:table-cell office:value-type="float" office:value="62.4014226268656">
                <text:p>62.40142262686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8121.9373803265">
                <text:p>28121.9373803265</text:p>
              </table:table-cell>
              <table:table-cell office:value-type="float" office:value="76.243874760653">
                <text:p>76.243874760653</text:p>
              </table:table-cell>
              <table:table-cell office:value-type="float" office:value="13.8424521337874">
                <text:p>13.8424521337874</text:p>
              </table:table-cell>
              <table:table-cell office:value-type="float" office:value="2590.03702551829">
                <text:p>2590.03702551829</text:p>
              </table:table-cell>
              <table:table-cell office:value-type="float" office:value="722.280843129639">
                <text:p>722.280843129639</text:p>
              </table:table-cell>
              <table:table-cell office:value-type="float" office:value="122247.896703995">
                <text:p>122247.896703995</text:p>
              </table:table-cell>
              <table:table-cell office:value-type="float" office:value="63.0593012346679">
                <text:p>63.05930123466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8456.9487478223">
                <text:p>28456.9487478223</text:p>
              </table:table-cell>
              <table:table-cell office:value-type="float" office:value="76.9138974956446">
                <text:p>76.9138974956446</text:p>
              </table:table-cell>
              <table:table-cell office:value-type="float" office:value="13.8545962609767">
                <text:p>13.8545962609767</text:p>
              </table:table-cell>
              <table:table-cell office:value-type="float" office:value="2592.36782519434">
                <text:p>2592.36782519434</text:p>
              </table:table-cell>
              <table:table-cell office:value-type="float" office:value="733.487380223971">
                <text:p>733.487380223971</text:p>
              </table:table-cell>
              <table:table-cell office:value-type="float" office:value="124106.777148965">
                <text:p>124106.777148965</text:p>
              </table:table-cell>
              <table:table-cell office:value-type="float" office:value="63.7140535469553">
                <text:p>63.71405354695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8790.3681463768">
                <text:p>28790.3681463768</text:p>
              </table:table-cell>
              <table:table-cell office:value-type="float" office:value="77.5807362927536">
                <text:p>77.5807362927536</text:p>
              </table:table-cell>
              <table:table-cell office:value-type="float" office:value="13.8666827457983">
                <text:p>13.8666827457983</text:p>
              </table:table-cell>
              <table:table-cell office:value-type="float" office:value="2594.68758349073">
                <text:p>2594.68758349073</text:p>
              </table:table-cell>
              <table:table-cell office:value-type="float" office:value="744.640662893793">
                <text:p>744.640662893793</text:p>
              </table:table-cell>
              <table:table-cell office:value-type="float" office:value="125956.824069562">
                <text:p>125956.824069562</text:p>
              </table:table-cell>
              <table:table-cell office:value-type="float" office:value="64.3656944324026">
                <text:p>64.36569443240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9122.2031323057">
                <text:p>29122.2031323057</text:p>
              </table:table-cell>
              <table:table-cell office:value-type="float" office:value="78.2444062646113">
                <text:p>78.2444062646113</text:p>
              </table:table-cell>
              <table:table-cell office:value-type="float" office:value="13.8787118322088">
                <text:p>13.8787118322088</text:p>
              </table:table-cell>
              <table:table-cell office:value-type="float" office:value="2596.99635256468">
                <text:p>2596.99635256468</text:p>
              </table:table-cell>
              <table:table-cell office:value-type="float" office:value="755.740944417375">
                <text:p>755.740944417375</text:p>
              </table:table-cell>
              <table:table-cell office:value-type="float" office:value="127798.07947771">
                <text:p>127798.07947771</text:p>
              </table:table-cell>
              <table:table-cell office:value-type="float" office:value="65.0142386888436">
                <text:p>65.01423868884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9452.4612299445">
                <text:p>29452.4612299445</text:p>
              </table:table-cell>
              <table:table-cell office:value-type="float" office:value="78.9049224598889">
                <text:p>78.9049224598889</text:p>
              </table:table-cell>
              <table:table-cell office:value-type="float" office:value="13.8906837710453">
                <text:p>13.8906837710453</text:p>
              </table:table-cell>
              <table:table-cell office:value-type="float" office:value="2599.29418050598">
                <text:p>2599.29418050598</text:p>
              </table:table-cell>
              <table:table-cell office:value-type="float" office:value="766.788476866258">
                <text:p>766.788476866258</text:p>
              </table:table-cell>
              <table:table-cell office:value-type="float" office:value="129630.585181349">
                <text:p>129630.585181349</text:p>
              </table:table-cell>
              <table:table-cell office:value-type="float" office:value="65.6597010422642">
                <text:p>65.65970104226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9781.1499307466">
                <text:p>29781.1499307466</text:p>
              </table:table-cell>
              <table:table-cell office:value-type="float" office:value="79.5622998614931">
                <text:p>79.5622998614931</text:p>
              </table:table-cell>
              <table:table-cell office:value-type="float" office:value="13.9025988192289">
                <text:p>13.9025988192289</text:p>
              </table:table-cell>
              <table:table-cell office:value-type="float" office:value="2601.58111339418">
                <text:p>2601.58111339418</text:p>
              </table:table-cell>
              <table:table-cell office:value-type="float" office:value="777.783511088097">
                <text:p>777.783511088097</text:p>
              </table:table-cell>
              <table:table-cell office:value-type="float" office:value="131454.382783656">
                <text:p>131454.382783656</text:p>
              </table:table-cell>
              <table:table-cell office:value-type="float" office:value="66.3020961465245">
                <text:p>66.30209614652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0108.2766924857">
                <text:p>30108.2766924857</text:p>
              </table:table-cell>
              <table:table-cell office:value-type="float" office:value="80.2165533849713">
                <text:p>80.2165533849713</text:p>
              </table:table-cell>
              <table:table-cell office:value-type="float" office:value="13.9144572384469">
                <text:p>13.9144572384469</text:p>
              </table:table-cell>
              <table:table-cell office:value-type="float" office:value="2603.85719671772">
                <text:p>2603.85719671772</text:p>
              </table:table-cell>
              <table:table-cell office:value-type="float" office:value="788.726296701933">
                <text:p>788.726296701933</text:p>
              </table:table-cell>
              <table:table-cell office:value-type="float" office:value="133269.513683671">
                <text:p>133269.513683671</text:p>
              </table:table-cell>
              <table:table-cell office:value-type="float" office:value="66.941438583584">
                <text:p>66.9414385835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0433.848938631">
                <text:p>30433.848938631</text:p>
              </table:table-cell>
              <table:table-cell office:value-type="float" office:value="80.8676978772621">
                <text:p>80.8676978772621</text:p>
              </table:table-cell>
              <table:table-cell office:value-type="float" office:value="13.9262592936781">
                <text:p>13.9262592936781</text:p>
              </table:table-cell>
              <table:table-cell office:value-type="float" office:value="2606.12247625271">
                <text:p>2606.12247625271</text:p>
              </table:table-cell>
              <table:table-cell office:value-type="float" office:value="799.617082102028">
                <text:p>799.617082102028</text:p>
              </table:table-cell>
              <table:table-cell office:value-type="float" office:value="135076.019077822">
                <text:p>135076.019077822</text:p>
              </table:table-cell>
              <table:table-cell office:value-type="float" office:value="67.5777428640342">
                <text:p>67.57774286403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0757.8740579159">
                <text:p>30757.8740579159</text:p>
              </table:table-cell>
              <table:table-cell office:value-type="float" office:value="81.5157481158318">
                <text:p>81.5157481158318</text:p>
              </table:table-cell>
              <table:table-cell office:value-type="float" office:value="13.9380052517976">
                <text:p>13.9380052517976</text:p>
              </table:table-cell>
              <table:table-cell office:value-type="float" office:value="2608.3769985213">
                <text:p>2608.3769985213</text:p>
              </table:table-cell>
              <table:table-cell office:value-type="float" office:value="810.456114466932">
                <text:p>810.456114466932</text:p>
              </table:table-cell>
              <table:table-cell office:value-type="float" office:value="136873.939961876">
                <text:p>136873.939961876</text:p>
              </table:table-cell>
              <table:table-cell office:value-type="float" office:value="68.2110234277894">
                <text:p>68.21102342778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1080.3594040889">
                <text:p>31080.3594040889</text:p>
              </table:table-cell>
              <table:table-cell office:value-type="float" office:value="82.1607188081779">
                <text:p>82.1607188081779</text:p>
              </table:table-cell>
              <table:table-cell office:value-type="float" office:value="13.9496953803885">
                <text:p>13.9496953803885</text:p>
              </table:table-cell>
              <table:table-cell office:value-type="float" office:value="2610.62081094884">
                <text:p>2610.62081094884</text:p>
              </table:table-cell>
              <table:table-cell office:value-type="float" office:value="821.243639771258">
                <text:p>821.243639771258</text:p>
              </table:table-cell>
              <table:table-cell office:value-type="float" office:value="138663.317133054">
                <text:p>138663.317133054</text:p>
              </table:table-cell>
              <table:table-cell office:value-type="float" office:value="68.8412946448291">
                <text:p>68.84129464482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1401.3122958215">
                <text:p>31401.3122958215</text:p>
              </table:table-cell>
              <table:table-cell office:value-type="float" office:value="82.8026245916431">
                <text:p>82.8026245916431</text:p>
              </table:table-cell>
              <table:table-cell office:value-type="float" office:value="13.9613299468139">
                <text:p>13.9613299468139</text:p>
              </table:table-cell>
              <table:table-cell office:value-type="float" office:value="2612.85396182512">
                <text:p>2612.85396182512</text:p>
              </table:table-cell>
              <table:table-cell office:value-type="float" office:value="831.979902798324">
                <text:p>831.979902798324</text:p>
              </table:table-cell>
              <table:table-cell office:value-type="float" office:value="140444.191192081">
                <text:p>140444.191192081</text:p>
              </table:table-cell>
              <table:table-cell office:value-type="float" office:value="69.468570815922">
                <text:p>69.4685708159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1720.7400167364">
                <text:p>31720.7400167364</text:p>
              </table:table-cell>
              <table:table-cell office:value-type="float" office:value="83.4414800334729">
                <text:p>83.4414800334729</text:p>
              </table:table-cell>
              <table:table-cell office:value-type="float" office:value="13.9729092175509">
                <text:p>13.9729092175509</text:p>
              </table:table-cell>
              <table:table-cell office:value-type="float" office:value="2615.07650015436">
                <text:p>2615.07650015436</text:p>
              </table:table-cell>
              <table:table-cell office:value-type="float" office:value="842.665147152485">
                <text:p>842.665147152485</text:p>
              </table:table-cell>
              <table:table-cell office:value-type="float" office:value="142216.602545083">
                <text:p>142216.602545083</text:p>
              </table:table-cell>
              <table:table-cell office:value-type="float" office:value="70.0928661732929">
                <text:p>70.09286617329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2038.6498155241">
                <text:p>32038.6498155241</text:p>
              </table:table-cell>
              <table:table-cell office:value-type="float" office:value="84.0772996310483">
                <text:p>84.0772996310483</text:p>
              </table:table-cell>
              <table:table-cell office:value-type="float" office:value="13.9844334577554">
                <text:p>13.9844334577554</text:p>
              </table:table-cell>
              <table:table-cell office:value-type="float" office:value="2617.28847545693">
                <text:p>2617.28847545693</text:p>
              </table:table-cell>
              <table:table-cell office:value-type="float" office:value="853.299615270496">
                <text:p>853.299615270496</text:p>
              </table:table-cell>
              <table:table-cell office:value-type="float" office:value="143980.591405269">
                <text:p>143980.591405269</text:p>
              </table:table-cell>
              <table:table-cell office:value-type="float" office:value="70.7141948812156">
                <text:p>70.71419488121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2355.0489061158">
                <text:p>32355.0489061158</text:p>
              </table:table-cell>
              <table:table-cell office:value-type="float" office:value="84.7100978122317">
                <text:p>84.7100978122317</text:p>
              </table:table-cell>
              <table:table-cell office:value-type="float" office:value="13.9959029310161">
                <text:p>13.9959029310161</text:p>
              </table:table-cell>
              <table:table-cell office:value-type="float" office:value="2619.48993756539">
                <text:p>2619.48993756539</text:p>
              </table:table-cell>
              <table:table-cell office:value-type="float" office:value="863.883548431615">
                <text:p>863.883548431615</text:p>
              </table:table-cell>
              <table:table-cell office:value-type="float" office:value="145736.197794403">
                <text:p>145736.197794403</text:p>
              </table:table-cell>
              <table:table-cell office:value-type="float" office:value="71.3325710365311">
                <text:p>71.33257103653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2669.944467889">
                <text:p>32669.944467889</text:p>
              </table:table-cell>
              <table:table-cell office:value-type="float" office:value="85.3398889357781">
                <text:p>85.3398889357781</text:p>
              </table:table-cell>
              <table:table-cell office:value-type="float" office:value="14.007317899247">
                <text:p>14.007317899247</text:p>
              </table:table-cell>
              <table:table-cell office:value-type="float" office:value="2621.68093644092">
                <text:p>2621.68093644092</text:p>
              </table:table-cell>
              <table:table-cell office:value-type="float" office:value="874.417186766417">
                <text:p>874.417186766417</text:p>
              </table:table-cell>
              <table:table-cell office:value-type="float" office:value="147483.461544077">
                <text:p>147483.461544077</text:p>
              </table:table-cell>
              <table:table-cell office:value-type="float" office:value="71.9480086690968">
                <text:p>71.94800866909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2983.3436458871">
                <text:p>32983.3436458871</text:p>
              </table:table-cell>
              <table:table-cell office:value-type="float" office:value="85.9666872917741">
                <text:p>85.9666872917741</text:p>
              </table:table-cell>
              <table:table-cell office:value-type="float" office:value="14.0186786226773">
                <text:p>14.0186786226773</text:p>
              </table:table-cell>
              <table:table-cell office:value-type="float" office:value="2623.86152202295">
                <text:p>2623.86152202295</text:p>
              </table:table-cell>
              <table:table-cell office:value-type="float" office:value="884.900769264464">
                <text:p>884.900769264464</text:p>
              </table:table-cell>
              <table:table-cell office:value-type="float" office:value="149222.422296836">
                <text:p>149222.422296836</text:p>
              </table:table-cell>
              <table:table-cell office:value-type="float" office:value="72.5605217421814">
                <text:p>72.56052174218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3295.2535510399">
                <text:p>33295.2535510399</text:p>
              </table:table-cell>
              <table:table-cell office:value-type="float" office:value="86.5905071020797">
                <text:p>86.5905071020797</text:p>
              </table:table-cell>
              <table:table-cell office:value-type="float" office:value="14.0299853598983">
                <text:p>14.0299853598983</text:p>
              </table:table-cell>
              <table:table-cell office:value-type="float" office:value="2626.03174411597">
                <text:p>2626.03174411597</text:p>
              </table:table-cell>
              <table:table-cell office:value-type="float" office:value="895.334533781015">
                <text:p>895.334533781015</text:p>
              </table:table-cell>
              <table:table-cell office:value-type="float" office:value="150953.119507171">
                <text:p>150953.119507171</text:p>
              </table:table-cell>
              <table:table-cell office:value-type="float" office:value="73.1701241528164">
                <text:p>73.17012415281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3605.6812603787">
                <text:p>33605.6812603787</text:p>
              </table:table-cell>
              <table:table-cell office:value-type="float" office:value="87.2113625207575">
                <text:p>87.2113625207575</text:p>
              </table:table-cell>
              <table:table-cell office:value-type="float" office:value="14.0412383679411">
                <text:p>14.0412383679411</text:p>
              </table:table-cell>
              <table:table-cell office:value-type="float" office:value="2628.19165231137">
                <text:p>2628.19165231137</text:p>
              </table:table-cell>
              <table:table-cell office:value-type="float" office:value="905.718717043025">
                <text:p>905.718717043025</text:p>
              </table:table-cell>
              <table:table-cell office:value-type="float" office:value="152675.592442439">
                <text:p>152675.592442439</text:p>
              </table:table-cell>
              <table:table-cell office:value-type="float" office:value="73.7768297321187">
                <text:p>73.7768297321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3914.6338172409">
                <text:p>33914.6338172409</text:p>
              </table:table-cell>
              <table:table-cell office:value-type="float" office:value="87.8292676344819">
                <text:p>87.8292676344819</text:p>
              </table:table-cell>
              <table:table-cell office:value-type="float" office:value="14.0524379023632">
                <text:p>14.0524379023632</text:p>
              </table:table-cell>
              <table:table-cell office:value-type="float" office:value="2630.34129593919">
                <text:p>2630.34129593919</text:p>
              </table:table-cell>
              <table:table-cell office:value-type="float" office:value="916.053554654635">
                <text:p>916.053554654635</text:p>
              </table:table-cell>
              <table:table-cell office:value-type="float" office:value="154389.880183724">
                <text:p>154389.880183724</text:p>
              </table:table-cell>
              <table:table-cell office:value-type="float" office:value="74.3806522455939">
                <text:p>74.38065224559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4222.1182314627">
                <text:p>34222.1182314627</text:p>
              </table:table-cell>
              <table:table-cell office:value-type="float" office:value="88.4442364629254">
                <text:p>88.4442364629254</text:p>
              </table:table-cell>
              <table:table-cell office:value-type="float" office:value="14.0635842173314">
                <text:p>14.0635842173314</text:p>
              </table:table-cell>
              <table:table-cell office:value-type="float" office:value="2632.48072404323">
                <text:p>2632.48072404323</text:p>
              </table:table-cell>
              <table:table-cell office:value-type="float" office:value="926.339281102342">
                <text:p>926.339281102342</text:p>
              </table:table-cell>
              <table:table-cell office:value-type="float" office:value="156096.021626665">
                <text:p>156096.021626665</text:p>
              </table:table-cell>
              <table:table-cell office:value-type="float" office:value="74.9816053934295">
                <text:p>74.98160539342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4528.1414795617">
                <text:p>34528.1414795617</text:p>
              </table:table-cell>
              <table:table-cell office:value-type="float" office:value="89.0562829591233">
                <text:p>89.0562829591233</text:p>
              </table:table-cell>
              <table:table-cell office:value-type="float" office:value="14.0746775656938">
                <text:p>14.0746775656938</text:p>
              </table:table-cell>
              <table:table-cell office:value-type="float" office:value="2634.60998537287">
                <text:p>2634.60998537287</text:p>
              </table:table-cell>
              <table:table-cell office:value-type="float" office:value="936.576129759987">
                <text:p>936.576129759987</text:p>
              </table:table-cell>
              <table:table-cell office:value-type="float" office:value="157794.055482277">
                <text:p>157794.055482277</text:p>
              </table:table-cell>
              <table:table-cell office:value-type="float" office:value="75.5797028107825">
                <text:p>75.57970281078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4832.7105049098">
                <text:p>34832.7105049098</text:p>
              </table:table-cell>
              <table:table-cell office:value-type="float" office:value="89.6654210098195">
                <text:p>89.6654210098195</text:p>
              </table:table-cell>
              <table:table-cell office:value-type="float" office:value="14.085718199037">
                <text:p>14.085718199037</text:p>
              </table:table-cell>
              <table:table-cell office:value-type="float" office:value="2636.72912838595">
                <text:p>2636.72912838595</text:p>
              </table:table-cell>
              <table:table-cell office:value-type="float" office:value="946.764332893665">
                <text:p>946.764332893665</text:p>
              </table:table-cell>
              <table:table-cell office:value-type="float" office:value="159484.02027777">
                <text:p>159484.02027777</text:p>
              </table:table-cell>
              <table:table-cell office:value-type="float" office:value="76.1749580680675">
                <text:p>76.17495806806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5135.8322178985">
                <text:p>35135.8322178985</text:p>
              </table:table-cell>
              <table:table-cell office:value-type="float" office:value="90.2716644357969">
                <text:p>90.2716644357969</text:p>
              </table:table-cell>
              <table:table-cell office:value-type="float" office:value="14.0967063677294">
                <text:p>14.0967063677294</text:p>
              </table:table-cell>
              <table:table-cell office:value-type="float" office:value="2638.83820125793">
                <text:p>2638.83820125793</text:p>
              </table:table-cell>
              <table:table-cell office:value-type="float" office:value="956.904121666619">
                <text:p>956.904121666619</text:p>
              </table:table-cell>
              <table:table-cell office:value-type="float" office:value="161165.954357361">
                <text:p>161165.954357361</text:p>
              </table:table-cell>
              <table:table-cell office:value-type="float" office:value="76.7673846712453">
                <text:p>76.76738467124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5437.5134960986">
                <text:p>35437.5134960986</text:p>
              </table:table-cell>
              <table:table-cell office:value-type="float" office:value="90.8750269921972">
                <text:p>90.8750269921972</text:p>
              </table:table-cell>
              <table:table-cell office:value-type="float" office:value="14.1076423209519">
                <text:p>14.1076423209519</text:p>
              </table:table-cell>
              <table:table-cell office:value-type="float" office:value="2640.93725189378">
                <text:p>2640.93725189378</text:p>
              </table:table-cell>
              <table:table-cell office:value-type="float" office:value="966.995726144166">
                <text:p>966.995726144166</text:p>
              </table:table-cell>
              <table:table-cell office:value-type="float" office:value="162839.895883111">
                <text:p>162839.895883111</text:p>
              </table:table-cell>
              <table:table-cell office:value-type="float" office:value="77.3569960621145">
                <text:p>77.35699606211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5737.7611844159">
                <text:p>35737.7611844159</text:p>
              </table:table-cell>
              <table:table-cell office:value-type="float" office:value="91.4755223688319">
                <text:p>91.4755223688319</text:p>
              </table:table-cell>
              <table:table-cell office:value-type="float" office:value="14.1185263067174">
                <text:p>14.1185263067174</text:p>
              </table:table-cell>
              <table:table-cell office:value-type="float" office:value="2643.02632794032">
                <text:p>2643.02632794032</text:p>
              </table:table-cell>
              <table:table-cell office:value-type="float" office:value="977.039375298664">
                <text:p>977.039375298664</text:p>
              </table:table-cell>
              <table:table-cell office:value-type="float" office:value="164505.882835752">
                <text:p>164505.882835752</text:p>
              </table:table-cell>
              <table:table-cell office:value-type="float" office:value="77.9438056186054">
                <text:p>77.94380561860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6036.5820952443">
                <text:p>36036.5820952443</text:p>
              </table:table-cell>
              <table:table-cell office:value-type="float" office:value="92.0731641904886">
                <text:p>92.0731641904886</text:p>
              </table:table-cell>
              <table:table-cell office:value-type="float" office:value="14.1293585718832">
                <text:p>14.1293585718832</text:p>
              </table:table-cell>
              <table:table-cell office:value-type="float" office:value="2645.10547679751">
                <text:p>2645.10547679751</text:p>
              </table:table-cell>
              <table:table-cell office:value-type="float" office:value="987.035297014514">
                <text:p>987.035297014514</text:p>
              </table:table-cell>
              <table:table-cell office:value-type="float" office:value="166163.953015535">
                <text:p>166163.953015535</text:p>
              </table:table-cell>
              <table:table-cell office:value-type="float" office:value="78.5278266550767">
                <text:p>78.52782665507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6333.9830086172">
                <text:p>36333.9830086172</text:p>
              </table:table-cell>
              <table:table-cell office:value-type="float" office:value="92.6679660172344">
                <text:p>92.6679660172344</text:p>
              </table:table-cell>
              <table:table-cell office:value-type="float" office:value="14.1401393621577">
                <text:p>14.1401393621577</text:p>
              </table:table-cell>
              <table:table-cell office:value-type="float" office:value="2647.17474562787">
                <text:p>2647.17474562787</text:p>
              </table:table-cell>
              <table:table-cell office:value-type="float" office:value="996.983718093212">
                <text:p>996.983718093212</text:p>
              </table:table-cell>
              <table:table-cell office:value-type="float" office:value="167814.14404307">
                <text:p>167814.14404307</text:p>
              </table:table-cell>
              <table:table-cell office:value-type="float" office:value="79.1090724226125">
                <text:p>79.1090724226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6629.9706723582">
                <text:p>36629.9706723582</text:p>
              </table:table-cell>
              <table:table-cell office:value-type="float" office:value="93.2599413447163">
                <text:p>93.2599413447163</text:p>
              </table:table-cell>
              <table:table-cell office:value-type="float" office:value="14.1508689221038">
                <text:p>14.1508689221038</text:p>
              </table:table-cell>
              <table:table-cell office:value-type="float" office:value="2649.23418136395">
                <text:p>2649.23418136395</text:p>
              </table:table-cell>
              <table:table-cell office:value-type="float" office:value="1006.88486425842">
                <text:p>1006.88486425842</text:p>
              </table:table-cell>
              <table:table-cell office:value-type="float" office:value="169456.493360175">
                <text:p>169456.493360175</text:p>
              </table:table-cell>
              <table:table-cell office:value-type="float" office:value="79.6875561093219">
                <text:p>79.68755610932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6924.5518022312">
                <text:p>36924.5518022312</text:p>
              </table:table-cell>
              <table:table-cell office:value-type="float" office:value="93.8491036044624">
                <text:p>93.8491036044624</text:p>
              </table:table-cell>
              <table:table-cell office:value-type="float" office:value="14.1615474951404">
                <text:p>14.1615474951404</text:p>
              </table:table-cell>
              <table:table-cell office:value-type="float" office:value="2651.28383071381">
                <text:p>2651.28383071381</text:p>
              </table:table-cell>
              <table:table-cell office:value-type="float" office:value="1016.73896016105">
                <text:p>1016.73896016105</text:p>
              </table:table-cell>
              <table:table-cell office:value-type="float" office:value="171091.038230728">
                <text:p>171091.038230728</text:p>
              </table:table-cell>
              <table:table-cell office:value-type="float" office:value="80.2632908406371">
                <text:p>80.26329084063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7217.7330820905">
                <text:p>37217.7330820905</text:p>
              </table:table-cell>
              <table:table-cell office:value-type="float" office:value="94.4354661641811">
                <text:p>94.4354661641811</text:p>
              </table:table-cell>
              <table:table-cell office:value-type="float" office:value="14.172175323544">
                <text:p>14.172175323544</text:p>
              </table:table-cell>
              <table:table-cell office:value-type="float" office:value="2653.32374016482">
                <text:p>2653.32374016482</text:p>
              </table:table-cell>
              <table:table-cell office:value-type="float" office:value="1026.54622938437">
                <text:p>1026.54622938437</text:p>
              </table:table-cell>
              <table:table-cell office:value-type="float" office:value="172717.815741509">
                <text:p>172717.815741509</text:p>
              </table:table-cell>
              <table:table-cell office:value-type="float" office:value="80.8362896796117">
                <text:p>80.8362896796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7509.5211640306">
                <text:p>37509.5211640306</text:p>
              </table:table-cell>
              <table:table-cell office:value-type="float" office:value="95.0190423280611">
                <text:p>95.0190423280611</text:p>
              </table:table-cell>
              <table:table-cell office:value-type="float" office:value="14.1827526484495">
                <text:p>14.1827526484495</text:p>
              </table:table-cell>
              <table:table-cell office:value-type="float" office:value="2655.35395598626">
                <text:p>2655.35395598626</text:p>
              </table:table-cell>
              <table:table-cell office:value-type="float" office:value="1036.30689444905">
                <text:p>1036.30689444905</text:p>
              </table:table-cell>
              <table:table-cell office:value-type="float" office:value="174336.862803046">
                <text:p>174336.862803046</text:p>
              </table:table-cell>
              <table:table-cell office:value-type="float" office:value="81.4065656272187">
                <text:p>81.4065656272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7799.9226685353">
                <text:p>37799.9226685353</text:p>
              </table:table-cell>
              <table:table-cell office:value-type="float" office:value="95.5998453370706">
                <text:p>95.5998453370706</text:p>
              </table:table-cell>
              <table:table-cell office:value-type="float" office:value="14.1932797098519">
                <text:p>14.1932797098519</text:p>
              </table:table-cell>
              <table:table-cell office:value-type="float" office:value="2657.37452423088">
                <text:p>2657.37452423088</text:p>
              </table:table-cell>
              <table:table-cell office:value-type="float" office:value="1046.02117681828">
                <text:p>1046.02117681828</text:p>
              </table:table-cell>
              <table:table-cell office:value-type="float" office:value="175948.216150459">
                <text:p>175948.216150459</text:p>
              </table:table-cell>
              <table:table-cell office:value-type="float" office:value="81.9741316226463">
                <text:p>81.97413162264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8088.9441846279">
                <text:p>38088.9441846279</text:p>
              </table:table-cell>
              <table:table-cell office:value-type="float" office:value="96.1778883692559">
                <text:p>96.1778883692559</text:p>
              </table:table-cell>
              <table:table-cell office:value-type="float" office:value="14.2037567466096">
                <text:p>14.2037567466096</text:p>
              </table:table-cell>
              <table:table-cell office:value-type="float" office:value="2659.38549073587">
                <text:p>2659.38549073587</text:p>
              </table:table-cell>
              <table:table-cell office:value-type="float" office:value="1055.68929690275">
                <text:p>1055.68929690275</text:p>
              </table:table-cell>
              <table:table-cell office:value-type="float" office:value="177551.912344292">
                <text:p>177551.912344292</text:p>
              </table:table-cell>
              <table:table-cell office:value-type="float" office:value="82.5390005435927">
                <text:p>82.53900054359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8376.5922700199">
                <text:p>38376.5922700199</text:p>
              </table:table-cell>
              <table:table-cell office:value-type="float" office:value="96.7531845400397">
                <text:p>96.7531845400397</text:p>
              </table:table-cell>
              <table:table-cell office:value-type="float" office:value="14.214183996447">
                <text:p>14.214183996447</text:p>
              </table:table-cell>
              <table:table-cell office:value-type="float" office:value="2661.38690112347">
                <text:p>2661.38690112347</text:p>
              </table:table-cell>
              <table:table-cell office:value-type="float" office:value="1065.31147406575">
                <text:p>1065.31147406575</text:p>
              </table:table-cell>
              <table:table-cell office:value-type="float" office:value="179147.987771349">
                <text:p>179147.987771349</text:p>
              </table:table-cell>
              <table:table-cell office:value-type="float" office:value="83.1011852065594">
                <text:p>83.10118520655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8662.8734512592">
                <text:p>38662.8734512592</text:p>
              </table:table-cell>
              <table:table-cell office:value-type="float" office:value="97.3257469025183">
                <text:p>97.3257469025183</text:p>
              </table:table-cell>
              <table:table-cell office:value-type="float" office:value="14.2245616959589">
                <text:p>14.2245616959589</text:p>
              </table:table-cell>
              <table:table-cell office:value-type="float" office:value="2663.37880080144">
                <text:p>2663.37880080144</text:p>
              </table:table-cell>
              <table:table-cell office:value-type="float" office:value="1074.8879266281">
                <text:p>1074.8879266281</text:p>
              </table:table-cell>
              <table:table-cell office:value-type="float" office:value="180736.478645523">
                <text:p>180736.478645523</text:p>
              </table:table-cell>
              <table:table-cell office:value-type="float" office:value="83.660698367143">
                <text:p>83.6606983671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8947.7942238789">
                <text:p>38947.7942238789</text:p>
              </table:table-cell>
              <table:table-cell office:value-type="float" office:value="97.8955884477579">
                <text:p>97.8955884477579</text:p>
              </table:table-cell>
              <table:table-cell office:value-type="float" office:value="14.2348900806148">
                <text:p>14.2348900806148</text:p>
              </table:table-cell>
              <table:table-cell office:value-type="float" office:value="2665.36123496347">
                <text:p>2665.36123496347</text:p>
              </table:table-cell>
              <table:table-cell office:value-type="float" office:value="1084.41887187314">
                <text:p>1084.41887187314</text:p>
              </table:table-cell>
              <table:table-cell office:value-type="float" office:value="182317.421008613">
                <text:p>182317.421008613</text:p>
              </table:table-cell>
              <table:table-cell office:value-type="float" office:value="84.217552720325">
                <text:p>84.2175527203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9231.3610525445">
                <text:p>39231.3610525445</text:p>
              </table:table-cell>
              <table:table-cell office:value-type="float" office:value="98.4627221050891">
                <text:p>98.4627221050891</text:p>
              </table:table-cell>
              <table:table-cell office:value-type="float" office:value="14.2451693847641">
                <text:p>14.2451693847641</text:p>
              </table:table-cell>
              <table:table-cell office:value-type="float" office:value="2667.33424858961">
                <text:p>2667.33424858961</text:p>
              </table:table-cell>
              <table:table-cell office:value-type="float" office:value="1093.90452605168">
                <text:p>1093.90452605168</text:p>
              </table:table-cell>
              <table:table-cell office:value-type="float" office:value="183890.850731151">
                <text:p>183890.850731151</text:p>
              </table:table-cell>
              <table:table-cell office:value-type="float" office:value="84.7717609007601">
                <text:p>84.7717609007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9513.5803712006">
                <text:p>39513.5803712006</text:p>
              </table:table-cell>
              <table:table-cell office:value-type="float" office:value="99.0271607424013">
                <text:p>99.0271607424013</text:p>
              </table:table-cell>
              <table:table-cell office:value-type="float" office:value="14.2553998416413">
                <text:p>14.2553998416413</text:p>
              </table:table-cell>
              <table:table-cell office:value-type="float" office:value="2669.29788644687">
                <text:p>2669.29788644687</text:p>
              </table:table-cell>
              <table:table-cell office:value-type="float" office:value="1103.34510438691">
                <text:p>1103.34510438691</text:p>
              </table:table-cell>
              <table:table-cell office:value-type="float" office:value="185456.803513211">
                <text:p>185456.803513211</text:p>
              </table:table-cell>
              <table:table-cell office:value-type="float" office:value="85.3233354830635">
                <text:p>85.32333548306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9794.4585832173">
                <text:p>39794.4585832173</text:p>
              </table:table-cell>
              <table:table-cell office:value-type="float" office:value="99.5889171664346">
                <text:p>99.5889171664346</text:p>
              </table:table-cell>
              <table:table-cell office:value-type="float" office:value="14.2655816833711">
                <text:p>14.2655816833711</text:p>
              </table:table-cell>
              <table:table-cell office:value-type="float" office:value="2671.25219308985">
                <text:p>2671.25219308985</text:p>
              </table:table-cell>
              <table:table-cell office:value-type="float" office:value="1112.74082107927">
                <text:p>1112.74082107927</text:p>
              </table:table-cell>
              <table:table-cell office:value-type="float" office:value="187015.314885221">
                <text:p>187015.314885221</text:p>
              </table:table-cell>
              <table:table-cell office:value-type="float" office:value="85.8722889820963">
                <text:p>85.87228898209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0074.0020615354">
                <text:p>40074.0020615354</text:p>
              </table:table-cell>
              <table:table-cell office:value-type="float" office:value="100.148004123071">
                <text:p>100.148004123071</text:p>
              </table:table-cell>
              <table:table-cell office:value-type="float" office:value="14.2757151409744">
                <text:p>14.2757151409744</text:p>
              </table:table-cell>
              <table:table-cell office:value-type="float" office:value="2673.19721286153">
                <text:p>2673.19721286153</text:p>
              </table:table-cell>
              <table:table-cell office:value-type="float" office:value="1122.09188931133">
                <text:p>1122.09188931133</text:p>
              </table:table-cell>
              <table:table-cell office:value-type="float" office:value="188566.420208772">
                <text:p>188566.420208772</text:p>
              </table:table-cell>
              <table:table-cell office:value-type="float" office:value="86.4186338532492">
                <text:p>86.41863385324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0352.2171488113">
                <text:p>40352.2171488113</text:p>
              </table:table-cell>
              <table:table-cell office:value-type="float" office:value="100.704434297623">
                <text:p>100.704434297623</text:p>
              </table:table-cell>
              <table:table-cell office:value-type="float" office:value="14.2858004443735">
                <text:p>14.2858004443735</text:p>
              </table:table-cell>
              <table:table-cell office:value-type="float" office:value="2675.13298989411">
                <text:p>2675.13298989411</text:p>
              </table:table-cell>
              <table:table-cell office:value-type="float" office:value="1131.39852125263">
                <text:p>1131.39852125263</text:p>
              </table:table-cell>
              <table:table-cell office:value-type="float" office:value="190110.154677413">
                <text:p>190110.154677413</text:p>
              </table:table-cell>
              <table:table-cell office:value-type="float" office:value="86.9623824927249">
                <text:p>86.96238249272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0629.1101575612">
                <text:p>40629.1101575612</text:p>
              </table:table-cell>
              <table:table-cell office:value-type="float" office:value="101.258220315122">
                <text:p>101.258220315122</text:p>
              </table:table-cell>
              <table:table-cell office:value-type="float" office:value="14.2958378223974">
                <text:p>14.2958378223974</text:p>
              </table:table-cell>
              <table:table-cell office:value-type="float" office:value="2677.05956810991">
                <text:p>2677.05956810991</text:p>
              </table:table-cell>
              <table:table-cell office:value-type="float" office:value="1140.66092806448">
                <text:p>1140.66092806448</text:p>
              </table:table-cell>
              <table:table-cell office:value-type="float" office:value="191646.553317459">
                <text:p>191646.553317459</text:p>
              </table:table-cell>
              <table:table-cell office:value-type="float" office:value="87.5035472378202">
                <text:p>87.5035472378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0904.6873703038">
                <text:p>40904.6873703038</text:p>
              </table:table-cell>
              <table:table-cell office:value-type="float" office:value="101.809374740608">
                <text:p>101.809374740608</text:p>
              </table:table-cell>
              <table:table-cell office:value-type="float" office:value="14.3058275027874">
                <text:p>14.3058275027874</text:p>
              </table:table-cell>
              <table:table-cell office:value-type="float" office:value="2678.97699122235">
                <text:p>2678.97699122235</text:p>
              </table:table-cell>
              <table:table-cell office:value-type="float" office:value="1149.87931990475">
                <text:p>1149.87931990475</text:p>
              </table:table-cell>
              <table:table-cell office:value-type="float" office:value="193175.650988776">
                <text:p>193175.650988776</text:p>
              </table:table-cell>
              <table:table-cell office:value-type="float" office:value="88.0421403672048">
                <text:p>88.04214036720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178.9550397037">
                <text:p>41178.9550397037</text:p>
              </table:table-cell>
              <table:table-cell office:value-type="float" office:value="102.357910079407">
                <text:p>102.357910079407</text:p>
              </table:table-cell>
              <table:table-cell office:value-type="float" office:value="14.3157697122025">
                <text:p>14.3157697122025</text:p>
              </table:table-cell>
              <table:table-cell office:value-type="float" office:value="2680.88530273695">
                <text:p>2680.88530273695</text:p>
              </table:table-cell>
              <table:table-cell office:value-type="float" office:value="1159.05390593266">
                <text:p>1159.05390593266</text:p>
              </table:table-cell>
              <table:table-cell office:value-type="float" office:value="194697.482385581">
                <text:p>194697.482385581</text:p>
              </table:table-cell>
              <table:table-cell office:value-type="float" office:value="88.5781741012006">
                <text:p>88.57817410120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451.9193887125">
                <text:p>41451.9193887125</text:p>
              </table:table-cell>
              <table:table-cell office:value-type="float" office:value="102.903838777425">
                <text:p>102.903838777425</text:p>
              </table:table-cell>
              <table:table-cell office:value-type="float" office:value="14.3256646762244">
                <text:p>14.3256646762244</text:p>
              </table:table-cell>
              <table:table-cell office:value-type="float" office:value="2682.78454595234">
                <text:p>2682.78454595234</text:p>
              </table:table-cell>
              <table:table-cell office:value-type="float" office:value="1168.18489431348">
                <text:p>1168.18489431348</text:p>
              </table:table-cell>
              <table:table-cell office:value-type="float" office:value="196212.082037219">
                <text:p>196212.082037219</text:p>
              </table:table-cell>
              <table:table-cell office:value-type="float" office:value="89.1116606020584">
                <text:p>89.11166060205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723.5866107106">
                <text:p>41723.5866107106</text:p>
              </table:table-cell>
              <table:table-cell office:value-type="float" office:value="103.447173221421">
                <text:p>103.447173221421</text:p>
              </table:table-cell>
              <table:table-cell office:value-type="float" office:value="14.3355126193629">
                <text:p>14.3355126193629</text:p>
              </table:table-cell>
              <table:table-cell office:value-type="float" office:value="2684.67476396124">
                <text:p>2684.67476396124</text:p>
              </table:table-cell>
              <table:table-cell office:value-type="float" office:value="1177.27249222332">
                <text:p>1177.27249222332</text:p>
              </table:table-cell>
              <table:table-cell office:value-type="float" office:value="197719.484308957">
                <text:p>197719.484308957</text:p>
              </table:table-cell>
              <table:table-cell office:value-type="float" office:value="89.6426119742342">
                <text:p>89.64261197423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993.9628696476">
                <text:p>41993.9628696476</text:p>
              </table:table-cell>
              <table:table-cell office:value-type="float" office:value="103.987925739295">
                <text:p>103.987925739295</text:p>
              </table:table-cell>
              <table:table-cell office:value-type="float" office:value="14.3453137650609">
                <text:p>14.3453137650609</text:p>
              </table:table-cell>
              <table:table-cell office:value-type="float" office:value="2686.55599965153">
                <text:p>2686.55599965153</text:p>
              </table:table-cell>
              <table:table-cell office:value-type="float" office:value="1186.31690585374">
                <text:p>1186.31690585374</text:p>
              </table:table-cell>
              <table:table-cell office:value-type="float" office:value="199219.723402755">
                <text:p>199219.723402755</text:p>
              </table:table-cell>
              <table:table-cell office:value-type="float" office:value="90.1710402646634">
                <text:p>90.17104026466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2263.0543001816">
                <text:p>42263.0543001816</text:p>
              </table:table-cell>
              <table:table-cell office:value-type="float" office:value="104.526108600363">
                <text:p>104.526108600363</text:p>
              </table:table-cell>
              <table:table-cell office:value-type="float" office:value="14.3550683356998">
                <text:p>14.3550683356998</text:p>
              </table:table-cell>
              <table:table-cell office:value-type="float" office:value="2688.42829570721">
                <text:p>2688.42829570721</text:p>
              </table:table-cell>
              <table:table-cell office:value-type="float" office:value="1195.31834041653">
                <text:p>1195.31834041653</text:p>
              </table:table-cell>
              <table:table-cell office:value-type="float" office:value="200712.833358046">
                <text:p>200712.833358046</text:p>
              </table:table-cell>
              <table:table-cell office:value-type="float" office:value="90.6969574630347">
                <text:p>90.69695746303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2530.8670078193">
                <text:p>42530.8670078193</text:p>
              </table:table-cell>
              <table:table-cell office:value-type="float" office:value="105.061734015639">
                <text:p>105.061734015639</text:p>
              </table:table-cell>
              <table:table-cell office:value-type="float" office:value="14.3647765526039">
                <text:p>14.3647765526039</text:p>
              </table:table-cell>
              <table:table-cell office:value-type="float" office:value="2690.2916946094">
                <text:p>2690.2916946094</text:p>
              </table:table-cell>
              <table:table-cell office:value-type="float" office:value="1204.27700014827">
                <text:p>1204.27700014827</text:p>
              </table:table-cell>
              <table:table-cell office:value-type="float" office:value="202198.848052507">
                <text:p>202198.848052507</text:p>
              </table:table-cell>
              <table:table-cell office:value-type="float" office:value="91.2203755020614">
                <text:p>91.22037550206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2797.4070690538">
                <text:p>42797.4070690538</text:p>
              </table:table-cell>
              <table:table-cell office:value-type="float" office:value="105.594814138108">
                <text:p>105.594814138108</text:p>
              </table:table-cell>
              <table:table-cell office:value-type="float" office:value="14.3744386360463">
                <text:p>14.3744386360463</text:p>
              </table:table-cell>
              <table:table-cell office:value-type="float" office:value="2692.14623863733">
                <text:p>2692.14623863733</text:p>
              </table:table-cell>
              <table:table-cell office:value-type="float" office:value="1213.19308831504">
                <text:p>1213.19308831504</text:p>
              </table:table-cell>
              <table:table-cell office:value-type="float" office:value="203677.801202829">
                <text:p>203677.801202829</text:p>
              </table:table-cell>
              <table:table-cell office:value-type="float" office:value="91.7413062577527">
                <text:p>91.74130625775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3062.6805315029">
                <text:p>43062.6805315029</text:p>
              </table:table-cell>
              <table:table-cell office:value-type="float" office:value="106.125361063006">
                <text:p>106.125361063006</text:p>
              </table:table-cell>
              <table:table-cell office:value-type="float" office:value="14.384054805253">
                <text:p>14.384054805253</text:p>
              </table:table-cell>
              <table:table-cell office:value-type="float" office:value="2693.99196986934">
                <text:p>2693.99196986934</text:p>
              </table:table-cell>
              <table:table-cell office:value-type="float" office:value="1222.06680721698">
                <text:p>1222.06680721698</text:p>
              </table:table-cell>
              <table:table-cell office:value-type="float" office:value="205149.726365481">
                <text:p>205149.726365481</text:p>
              </table:table-cell>
              <table:table-cell office:value-type="float" office:value="92.259761549683">
                <text:p>92.2597615496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3326.6934140458">
                <text:p>43326.6934140458</text:p>
              </table:table-cell>
              <table:table-cell office:value-type="float" office:value="106.653386828092">
                <text:p>106.653386828092</text:p>
              </table:table-cell>
              <table:table-cell office:value-type="float" office:value="14.3936252784086">
                <text:p>14.3936252784086</text:p>
              </table:table-cell>
              <table:table-cell office:value-type="float" office:value="2695.82893018378">
                <text:p>2695.82893018378</text:p>
              </table:table-cell>
              <table:table-cell office:value-type="float" office:value="1230.89835819289">
                <text:p>1230.89835819289</text:p>
              </table:table-cell>
              <table:table-cell office:value-type="float" office:value="206614.656937472">
                <text:p>206614.656937472</text:p>
              </table:table-cell>
              <table:table-cell office:value-type="float" office:value="92.77575314126">
                <text:p>92.77575314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3589.4517069604">
                <text:p>43589.4517069604</text:p>
              </table:table-cell>
              <table:table-cell office:value-type="float" office:value="107.178903413921">
                <text:p>107.178903413921</text:p>
              </table:table-cell>
              <table:table-cell office:value-type="float" office:value="14.4031502726608">
                <text:p>14.4031502726608</text:p>
              </table:table-cell>
              <table:table-cell office:value-type="float" office:value="2697.65716126002">
                <text:p>2697.65716126002</text:p>
              </table:table-cell>
              <table:table-cell office:value-type="float" office:value="1239.68794162483">
                <text:p>1239.68794162483</text:p>
              </table:table-cell>
              <table:table-cell office:value-type="float" office:value="208072.626157108">
                <text:p>208072.626157108</text:p>
              </table:table-cell>
              <table:table-cell office:value-type="float" office:value="93.2892927399915">
                <text:p>93.28929273999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3850.9613720584">
                <text:p>43850.9613720584</text:p>
              </table:table-cell>
              <table:table-cell office:value-type="float" office:value="107.701922744117">
                <text:p>107.701922744117</text:p>
              </table:table-cell>
              <table:table-cell office:value-type="float" office:value="14.4126300041253">
                <text:p>14.4126300041253</text:p>
              </table:table-cell>
              <table:table-cell office:value-type="float" office:value="2699.47670457938">
                <text:p>2699.47670457938</text:p>
              </table:table-cell>
              <table:table-cell office:value-type="float" office:value="1248.43575694265">
                <text:p>1248.43575694265</text:p>
              </table:table-cell>
              <table:table-cell office:value-type="float" office:value="209523.667104744">
                <text:p>209523.667104744</text:p>
              </table:table-cell>
              <table:table-cell office:value-type="float" office:value="93.8003919977515">
                <text:p>93.8003919977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4111.2283428213">
                <text:p>44111.2283428213</text:p>
              </table:table-cell>
              <table:table-cell office:value-type="float" office:value="108.222456685643">
                <text:p>108.222456685643</text:p>
              </table:table-cell>
              <table:table-cell office:value-type="float" office:value="14.4220646878912">
                <text:p>14.4220646878912</text:p>
              </table:table-cell>
              <table:table-cell office:value-type="float" office:value="2701.28760142608">
                <text:p>2701.28760142608</text:p>
              </table:table-cell>
              <table:table-cell office:value-type="float" office:value="1257.14200262847">
                <text:p>1257.14200262847</text:p>
              </table:table-cell>
              <table:table-cell office:value-type="float" office:value="210967.812703542">
                <text:p>210967.812703542</text:p>
              </table:table-cell>
              <table:table-cell office:value-type="float" office:value="94.3090625110439">
                <text:p>94.30906251104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4370.2585245345">
                <text:p>44370.2585245345</text:p>
              </table:table-cell>
              <table:table-cell office:value-type="float" office:value="108.740517049069">
                <text:p>108.740517049069</text:p>
              </table:table-cell>
              <table:table-cell office:value-type="float" office:value="14.431454538025">
                <text:p>14.431454538025</text:p>
              </table:table-cell>
              <table:table-cell office:value-type="float" office:value="2703.08989288814">
                <text:p>2703.08989288814</text:p>
              </table:table-cell>
              <table:table-cell office:value-type="float" office:value="1265.80687622125">
                <text:p>1265.80687622125</text:p>
              </table:table-cell>
              <table:table-cell office:value-type="float" office:value="212405.095720209">
                <text:p>212405.095720209</text:p>
              </table:table-cell>
              <table:table-cell office:value-type="float" office:value="94.8153158212664">
                <text:p>94.8153158212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4628.0577944214">
                <text:p>44628.0577944214</text:p>
              </table:table-cell>
              <table:table-cell office:value-type="float" office:value="109.256115588843">
                <text:p>109.256115588843</text:p>
              </table:table-cell>
              <table:table-cell office:value-type="float" office:value="14.4407997675763">
                <text:p>14.4407997675763</text:p>
              </table:table-cell>
              <table:table-cell office:value-type="float" office:value="2704.88361985836">
                <text:p>2704.88361985836</text:p>
              </table:table-cell>
              <table:table-cell office:value-type="float" office:value="1274.43057432125">
                <text:p>1274.43057432125</text:p>
              </table:table-cell>
              <table:table-cell office:value-type="float" office:value="213835.548765746">
                <text:p>213835.548765746</text:p>
              </table:table-cell>
              <table:table-cell office:value-type="float" office:value="95.3191634149716">
                <text:p>95.31916341497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4884.6320017769">
                <text:p>44884.6320017769</text:p>
              </table:table-cell>
              <table:table-cell office:value-type="float" office:value="109.769264003554">
                <text:p>109.769264003554</text:p>
              </table:table-cell>
              <table:table-cell office:value-type="float" office:value="14.4501005885822">
                <text:p>14.4501005885822</text:p>
              </table:table-cell>
              <table:table-cell office:value-type="float" office:value="2706.66882303521">
                <text:p>2706.66882303521</text:p>
              </table:table-cell>
              <table:table-cell office:value-type="float" office:value="1283.01329259448">
                <text:p>1283.01329259448</text:p>
              </table:table-cell>
              <table:table-cell office:value-type="float" office:value="215259.204296187">
                <text:p>215259.204296187</text:p>
              </table:table-cell>
              <table:table-cell office:value-type="float" office:value="95.8206167241282">
                <text:p>95.82061672412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139.9869681002">
                <text:p>45139.9869681002</text:p>
              </table:table-cell>
              <table:table-cell office:value-type="float" office:value="110.2799739362">
                <text:p>110.2799739362</text:p>
              </table:table-cell>
              <table:table-cell office:value-type="float" office:value="14.4593572120722">
                <text:p>14.4593572120722</text:p>
              </table:table-cell>
              <table:table-cell office:value-type="float" office:value="2708.44554292377">
                <text:p>2708.44554292377</text:p>
              </table:table-cell>
              <table:table-cell office:value-type="float" office:value="1291.55522577712">
                <text:p>1291.55522577712</text:p>
              </table:table-cell>
              <table:table-cell office:value-type="float" office:value="216676.094613333">
                <text:p>216676.094613333</text:p>
              </table:table-cell>
              <table:table-cell office:value-type="float" office:value="96.31968712638">
                <text:p>96.319687126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394.1284872265">
                <text:p>45394.1284872265</text:p>
              </table:table-cell>
              <table:table-cell office:value-type="float" office:value="110.788256974453">
                <text:p>110.788256974453</text:p>
              </table:table-cell>
              <table:table-cell office:value-type="float" office:value="14.468569848073">
                <text:p>14.468569848073</text:p>
              </table:table-cell>
              <table:table-cell office:value-type="float" office:value="2710.21381983664">
                <text:p>2710.21381983664</text:p>
              </table:table-cell>
              <table:table-cell office:value-type="float" office:value="1300.05656768">
                <text:p>1300.05656768</text:p>
              </table:table-cell>
              <table:table-cell office:value-type="float" office:value="218086.25186549">
                <text:p>218086.25186549</text:p>
              </table:table-cell>
              <table:table-cell office:value-type="float" office:value="96.8163859453044">
                <text:p>96.81638594530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647.0623254588">
                <text:p>45647.0623254588</text:p>
              </table:table-cell>
              <table:table-cell office:value-type="float" office:value="111.294124650918">
                <text:p>111.294124650918</text:p>
              </table:table-cell>
              <table:table-cell office:value-type="float" office:value="14.4777387056132">
                <text:p>14.4777387056132</text:p>
              </table:table-cell>
              <table:table-cell office:value-type="float" office:value="2711.97369389486">
                <text:p>2711.97369389486</text:p>
              </table:table-cell>
              <table:table-cell office:value-type="float" office:value="1308.51751119294">
                <text:p>1308.51751119294</text:p>
              </table:table-cell>
              <table:table-cell office:value-type="float" office:value="219489.708048192">
                <text:p>219489.708048192</text:p>
              </table:table-cell>
              <table:table-cell office:value-type="float" office:value="97.310724450669">
                <text:p>97.3107244506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898.7942216986">
                <text:p>45898.7942216986</text:p>
              </table:table-cell>
              <table:table-cell office:value-type="float" office:value="111.797588443397">
                <text:p>111.797588443397</text:p>
              </table:table-cell>
              <table:table-cell office:value-type="float" office:value="14.4868639927281">
                <text:p>14.4868639927281</text:p>
              </table:table-cell>
              <table:table-cell office:value-type="float" office:value="2713.72520502882">
                <text:p>2713.72520502882</text:p>
              </table:table-cell>
              <table:table-cell office:value-type="float" office:value="1316.93824828915">
                <text:p>1316.93824828915</text:p>
              </table:table-cell>
              <table:table-cell office:value-type="float" office:value="220886.495004931">
                <text:p>220886.495004931</text:p>
              </table:table-cell>
              <table:table-cell office:value-type="float" office:value="97.8027138586875">
                <text:p>97.8027138586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149.329887576">
                <text:p>46149.329887576</text:p>
              </table:table-cell>
              <table:table-cell office:value-type="float" office:value="112.298659775152">
                <text:p>112.298659775152</text:p>
              </table:table-cell>
              <table:table-cell office:value-type="float" office:value="14.4959459164645">
                <text:p>14.4959459164645</text:p>
              </table:table-cell>
              <table:table-cell office:value-type="float" office:value="2715.46839297913">
                <text:p>2715.46839297913</text:p>
              </table:table-cell>
              <table:table-cell office:value-type="float" office:value="1325.31897002959">
                <text:p>1325.31897002959</text:p>
              </table:table-cell>
              <table:table-cell office:value-type="float" office:value="222276.644427881">
                <text:p>222276.644427881</text:p>
              </table:table-cell>
              <table:table-cell office:value-type="float" office:value="98.2923653322742">
                <text:p>98.29236533227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398.6750075797">
                <text:p>46398.6750075797</text:p>
              </table:table-cell>
              <table:table-cell office:value-type="float" office:value="112.797350015159">
                <text:p>112.797350015159</text:p>
              </table:table-cell>
              <table:table-cell office:value-type="float" office:value="14.5049846828851">
                <text:p>14.5049846828851</text:p>
              </table:table-cell>
              <table:table-cell office:value-type="float" office:value="2717.20329729759">
                <text:p>2717.20329729759</text:p>
              </table:table-cell>
              <table:table-cell office:value-type="float" office:value="1333.65986656729">
                <text:p>1333.65986656729</text:p>
              </table:table-cell>
              <table:table-cell office:value-type="float" office:value="223660.187858611">
                <text:p>223660.187858611</text:p>
              </table:table-cell>
              <table:table-cell office:value-type="float" office:value="98.7796899812971">
                <text:p>98.77968998129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646.8352391854">
                <text:p>46646.8352391854</text:p>
              </table:table-cell>
              <table:table-cell office:value-type="float" office:value="113.293670478371">
                <text:p>113.293670478371</text:p>
              </table:table-cell>
              <table:table-cell office:value-type="float" office:value="14.5139804970737">
                <text:p>14.5139804970737</text:p>
              </table:table-cell>
              <table:table-cell office:value-type="float" office:value="2718.92995734802">
                <text:p>2718.92995734802</text:p>
              </table:table-cell>
              <table:table-cell office:value-type="float" office:value="1341.96112715167">
                <text:p>1341.96112715167</text:p>
              </table:table-cell>
              <table:table-cell office:value-type="float" office:value="225037.156688808">
                <text:p>225037.156688808</text:p>
              </table:table-cell>
              <table:table-cell office:value-type="float" office:value="99.2646988628301">
                <text:p>99.26469886283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893.8162129847">
                <text:p>46893.8162129847</text:p>
              </table:table-cell>
              <table:table-cell office:value-type="float" office:value="113.787632425969">
                <text:p>113.787632425969</text:p>
              </table:table-cell>
              <table:table-cell office:value-type="float" office:value="14.5229335631393">
                <text:p>14.5229335631393</text:p>
              </table:table-cell>
              <table:table-cell office:value-type="float" office:value="2720.64841230722">
                <text:p>2720.64841230722</text:p>
              </table:table-cell>
              <table:table-cell office:value-type="float" office:value="1350.22294013285">
                <text:p>1350.22294013285</text:p>
              </table:table-cell>
              <table:table-cell office:value-type="float" office:value="226407.582160982">
                <text:p>226407.582160982</text:p>
              </table:table-cell>
              <table:table-cell office:value-type="float" office:value="99.7474029814041">
                <text:p>99.74740298140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139.6235328125">
                <text:p>47139.6235328125</text:p>
              </table:table-cell>
              <table:table-cell office:value-type="float" office:value="114.279247065625">
                <text:p>114.279247065625</text:p>
              </table:table-cell>
              <table:table-cell office:value-type="float" office:value="14.531844084221">
                <text:p>14.531844084221</text:p>
              </table:table-cell>
              <table:table-cell office:value-type="float" office:value="2722.35870116577">
                <text:p>2722.35870116577</text:p>
              </table:table-cell>
              <table:table-cell office:value-type="float" office:value="1358.44549296589">
                <text:p>1358.44549296589</text:p>
              </table:table-cell>
              <table:table-cell office:value-type="float" office:value="227771.495369182">
                <text:p>227771.495369182</text:p>
              </table:table-cell>
              <table:table-cell office:value-type="float" office:value="100.227813289256">
                <text:p>100.2278132892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384.2627758743">
                <text:p>47384.2627758743</text:p>
              </table:table-cell>
              <table:table-cell office:value-type="float" office:value="114.768525551749">
                <text:p>114.768525551749</text:p>
              </table:table-cell>
              <table:table-cell office:value-type="float" office:value="14.5407122624926">
                <text:p>14.5407122624926</text:p>
              </table:table-cell>
              <table:table-cell office:value-type="float" office:value="2724.06086272901">
                <text:p>2724.06086272901</text:p>
              </table:table-cell>
              <table:table-cell office:value-type="float" office:value="1366.62897221509">
                <text:p>1366.62897221509</text:p>
              </table:table-cell>
              <table:table-cell office:value-type="float" office:value="229128.927259696">
                <text:p>229128.927259696</text:p>
              </table:table-cell>
              <table:table-cell office:value-type="float" office:value="100.705940686578">
                <text:p>100.7059406865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627.7394928728">
                <text:p>47627.7394928728</text:p>
              </table:table-cell>
              <table:table-cell office:value-type="float" office:value="115.255478985746">
                <text:p>115.255478985746</text:p>
              </table:table-cell>
              <table:table-cell office:value-type="float" office:value="14.5495382991674">
                <text:p>14.5495382991674</text:p>
              </table:table-cell>
              <table:table-cell office:value-type="float" office:value="2725.75493561786">
                <text:p>2725.75493561786</text:p>
              </table:table-cell>
              <table:table-cell office:value-type="float" office:value="1374.77356355818">
                <text:p>1374.77356355818</text:p>
              </table:table-cell>
              <table:table-cell office:value-type="float" office:value="230479.908631756">
                <text:p>230479.908631756</text:p>
              </table:table-cell>
              <table:table-cell office:value-type="float" office:value="101.181796021765">
                <text:p>101.1817960217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870.0592081335">
                <text:p>47870.0592081335</text:p>
              </table:table-cell>
              <table:table-cell office:value-type="float" office:value="115.740118416267">
                <text:p>115.740118416267</text:p>
              </table:table-cell>
              <table:table-cell office:value-type="float" office:value="14.5583223945021">
                <text:p>14.5583223945021</text:p>
              </table:table-cell>
              <table:table-cell office:value-type="float" office:value="2727.4409582697">
                <text:p>2727.4409582697</text:p>
              </table:table-cell>
              <table:table-cell office:value-type="float" office:value="1382.87945179053">
                <text:p>1382.87945179053</text:p>
              </table:table-cell>
              <table:table-cell office:value-type="float" office:value="231824.470138235">
                <text:p>231824.470138235</text:p>
              </table:table-cell>
              <table:table-cell office:value-type="float" office:value="101.655390091659">
                <text:p>101.6553900916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111.2274197305">
                <text:p>48111.2274197305</text:p>
              </table:table-cell>
              <table:table-cell office:value-type="float" office:value="116.222454839461">
                <text:p>116.222454839461</text:p>
              </table:table-cell>
              <table:table-cell office:value-type="float" office:value="14.5670647478022">
                <text:p>14.5670647478022</text:p>
              </table:table-cell>
              <table:table-cell office:value-type="float" office:value="2729.11896893929">
                <text:p>2729.11896893929</text:p>
              </table:table-cell>
              <table:table-cell office:value-type="float" office:value="1390.94682082941">
                <text:p>1390.94682082941</text:p>
              </table:table-cell>
              <table:table-cell office:value-type="float" office:value="233162.642286345">
                <text:p>233162.642286345</text:p>
              </table:table-cell>
              <table:table-cell office:value-type="float" office:value="102.126733641796">
                <text:p>102.1267336417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351.249599611">
                <text:p>48351.249599611</text:p>
              </table:table-cell>
              <table:table-cell office:value-type="float" office:value="116.702499199222">
                <text:p>116.702499199222</text:p>
              </table:table-cell>
              <table:table-cell office:value-type="float" office:value="14.5757655574257">
                <text:p>14.5757655574257</text:p>
              </table:table-cell>
              <table:table-cell office:value-type="float" office:value="2730.78900569956">
                <text:p>2730.78900569956</text:p>
              </table:table-cell>
              <table:table-cell office:value-type="float" office:value="1398.97585371807">
                <text:p>1398.97585371807</text:p>
              </table:table-cell>
              <table:table-cell office:value-type="float" office:value="234494.455438326">
                <text:p>234494.455438326</text:p>
              </table:table-cell>
              <table:table-cell office:value-type="float" office:value="102.595837366651">
                <text:p>102.5958373666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590.1311937196">
                <text:p>48590.1311937196</text:p>
              </table:table-cell>
              <table:table-cell office:value-type="float" office:value="117.180262387439">
                <text:p>117.180262387439</text:p>
              </table:table-cell>
              <table:table-cell office:value-type="float" office:value="14.5844250207885">
                <text:p>14.5844250207885</text:p>
              </table:table-cell>
              <table:table-cell office:value-type="float" office:value="2732.45110644255">
                <text:p>2732.45110644255</text:p>
              </table:table-cell>
              <table:table-cell office:value-type="float" office:value="1406.96673262996">
                <text:p>1406.96673262996</text:p>
              </table:table-cell>
              <table:table-cell office:value-type="float" office:value="235819.939812139">
                <text:p>235819.939812139</text:p>
              </table:table-cell>
              <table:table-cell office:value-type="float" office:value="103.062711909875">
                <text:p>103.062711909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827.8776221216">
                <text:p>48827.8776221216</text:p>
              </table:table-cell>
              <table:table-cell office:value-type="float" office:value="117.655755244243">
                <text:p>117.655755244243</text:p>
              </table:table-cell>
              <table:table-cell office:value-type="float" office:value="14.5930433343678">
                <text:p>14.5930433343678</text:p>
              </table:table-cell>
              <table:table-cell office:value-type="float" office:value="2734.10530888023">
                <text:p>2734.10530888023</text:p>
              </table:table-cell>
              <table:table-cell office:value-type="float" office:value="1414.91963887283">
                <text:p>1414.91963887283</text:p>
              </table:table-cell>
              <table:table-cell office:value-type="float" office:value="237139.125482146">
                <text:p>237139.125482146</text:p>
              </table:table-cell>
              <table:table-cell office:value-type="float" office:value="103.527367864545">
                <text:p>103.5273678645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064.4942791261">
                <text:p>49064.4942791261</text:p>
              </table:table-cell>
              <table:table-cell office:value-type="float" office:value="118.128988558252">
                <text:p>118.128988558252</text:p>
              </table:table-cell>
              <table:table-cell office:value-type="float" office:value="14.6016206937076">
                <text:p>14.6016206937076</text:p>
              </table:table-cell>
              <table:table-cell office:value-type="float" office:value="2735.75165054535">
                <text:p>2735.75165054535</text:p>
              </table:table-cell>
              <table:table-cell office:value-type="float" office:value="1422.83475289288">
                <text:p>1422.83475289288</text:p>
              </table:table-cell>
              <table:table-cell office:value-type="float" office:value="238452.042379799">
                <text:p>238452.042379799</text:p>
              </table:table-cell>
              <table:table-cell office:value-type="float" office:value="103.989815773395">
                <text:p>103.9898157733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299.9865334087">
                <text:p>49299.9865334087</text:p>
              </table:table-cell>
              <table:table-cell office:value-type="float" office:value="118.599973066817">
                <text:p>118.599973066817</text:p>
              </table:table-cell>
              <table:table-cell office:value-type="float" office:value="14.6101572934225">
                <text:p>14.6101572934225</text:p>
              </table:table-cell>
              <table:table-cell office:value-type="float" office:value="2737.39016879232">
                <text:p>2737.39016879232</text:p>
              </table:table-cell>
              <table:table-cell office:value-type="float" office:value="1430.71225427879">
                <text:p>1430.71225427879</text:p>
              </table:table-cell>
              <table:table-cell office:value-type="float" office:value="239758.720294312">
                <text:p>239758.720294312</text:p>
              </table:table-cell>
              <table:table-cell office:value-type="float" office:value="104.450066129063">
                <text:p>104.4500661290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534.3597281328">
                <text:p>49534.3597281328</text:p>
              </table:table-cell>
              <table:table-cell office:value-type="float" office:value="119.068719456266">
                <text:p>119.068719456266</text:p>
              </table:table-cell>
              <table:table-cell office:value-type="float" office:value="14.6186533272023">
                <text:p>14.6186533272023</text:p>
              </table:table-cell>
              <table:table-cell office:value-type="float" office:value="2739.02090079804">
                <text:p>2739.02090079804</text:p>
              </table:table-cell>
              <table:table-cell office:value-type="float" office:value="1438.55232176587">
                <text:p>1438.55232176587</text:p>
              </table:table-cell>
              <table:table-cell office:value-type="float" office:value="241059.188873344">
                <text:p>241059.188873344</text:p>
              </table:table-cell>
              <table:table-cell office:value-type="float" office:value="104.908129374326">
                <text:p>104.908129374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767.6191810711">
                <text:p>49767.6191810711</text:p>
              </table:table-cell>
              <table:table-cell office:value-type="float" office:value="119.535238362142">
                <text:p>119.535238362142</text:p>
              </table:table-cell>
              <table:table-cell office:value-type="float" office:value="14.6271089878164">
                <text:p>14.6271089878164</text:p>
              </table:table-cell>
              <table:table-cell office:value-type="float" office:value="2740.64388356272">
                <text:p>2740.64388356272</text:p>
              </table:table-cell>
              <table:table-cell office:value-type="float" office:value="1446.35513324007">
                <text:p>1446.35513324007</text:p>
              </table:table-cell>
              <table:table-cell office:value-type="float" office:value="242353.477623667">
                <text:p>242353.477623667</text:p>
              </table:table-cell>
              <table:table-cell office:value-type="float" office:value="105.364015902335">
                <text:p>105.364015902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999.7701847265">
                <text:p>49999.7701847265</text:p>
              </table:table-cell>
              <table:table-cell office:value-type="float" office:value="119.999540369453">
                <text:p>119.999540369453</text:p>
              </table:table-cell>
              <table:table-cell office:value-type="float" office:value="14.6355244671181">
                <text:p>14.6355244671181</text:p>
              </table:table-cell>
              <table:table-cell office:value-type="float" office:value="2742.25915391079">
                <text:p>2742.25915391079</text:p>
              </table:table-cell>
              <table:table-cell office:value-type="float" office:value="1454.120865742">
                <text:p>1454.120865742</text:p>
              </table:table-cell>
              <table:table-cell office:value-type="float" office:value="243641.615911836">
                <text:p>243641.615911836</text:p>
              </table:table-cell>
              <table:table-cell office:value-type="float" office:value="105.817736056854">
                <text:p>105.8177360568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230.8180064515">
                <text:p>50230.8180064515</text:p>
              </table:table-cell>
              <table:table-cell office:value-type="float" office:value="120.461636012903">
                <text:p>120.461636012903</text:p>
              </table:table-cell>
              <table:table-cell office:value-type="float" office:value="14.643899956049">
                <text:p>14.643899956049</text:p>
              </table:table-cell>
              <table:table-cell office:value-type="float" office:value="2743.86674849164">
                <text:p>2743.86674849164</text:p>
              </table:table-cell>
              <table:table-cell office:value-type="float" office:value="1461.84969547101">
                <text:p>1461.84969547101</text:p>
              </table:table-cell>
              <table:table-cell office:value-type="float" office:value="244923.632964856">
                <text:p>244923.632964856</text:p>
              </table:table-cell>
              <table:table-cell office:value-type="float" office:value="106.269300132493">
                <text:p>106.2693001324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460.7678885684">
                <text:p>50460.7678885684</text:p>
              </table:table-cell>
              <table:table-cell office:value-type="float" office:value="120.921535777137">
                <text:p>120.921535777137</text:p>
              </table:table-cell>
              <table:table-cell office:value-type="float" office:value="14.6522356446435">
                <text:p>14.6522356446435</text:p>
              </table:table-cell>
              <table:table-cell office:value-type="float" office:value="2745.46670378056">
                <text:p>2745.46670378056</text:p>
              </table:table-cell>
              <table:table-cell office:value-type="float" office:value="1469.54179778914">
                <text:p>1469.54179778914</text:p>
              </table:table-cell>
              <table:table-cell office:value-type="float" office:value="246199.557870848">
                <text:p>246199.557870848</text:p>
              </table:table-cell>
              <table:table-cell office:value-type="float" office:value="106.718718374943">
                <text:p>106.7187183749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689.625048488">
                <text:p>50689.625048488</text:p>
              </table:table-cell>
              <table:table-cell office:value-type="float" office:value="121.379250096976">
                <text:p>121.379250096976</text:p>
              </table:table-cell>
              <table:table-cell office:value-type="float" office:value="14.6605317220329">
                <text:p>14.6605317220329</text:p>
              </table:table-cell>
              <table:table-cell office:value-type="float" office:value="2747.05905607945">
                <text:p>2747.05905607945</text:p>
              </table:table-cell>
              <table:table-cell office:value-type="float" office:value="1477.19734722509">
                <text:p>1477.19734722509</text:p>
              </table:table-cell>
              <table:table-cell office:value-type="float" office:value="247469.419579702">
                <text:p>247469.419579702</text:p>
              </table:table-cell>
              <table:table-cell office:value-type="float" office:value="107.166000981206">
                <text:p>107.1660009812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917.3946788279">
                <text:p>50917.3946788279</text:p>
              </table:table-cell>
              <table:table-cell office:value-type="float" office:value="121.834789357656">
                <text:p>121.834789357656</text:p>
              </table:table-cell>
              <table:table-cell office:value-type="float" office:value="14.6687883764496">
                <text:p>14.6687883764496</text:p>
              </table:table-cell>
              <table:table-cell office:value-type="float" office:value="2748.64384151774">
                <text:p>2748.64384151774</text:p>
              </table:table-cell>
              <table:table-cell office:value-type="float" office:value="1484.81651747821">
                <text:p>1484.81651747821</text:p>
              </table:table-cell>
              <table:table-cell office:value-type="float" office:value="248733.246903742">
                <text:p>248733.246903742</text:p>
              </table:table-cell>
              <table:table-cell office:value-type="float" office:value="107.611158099829">
                <text:p>107.6111580998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144.0819475302">
                <text:p>51144.0819475302</text:p>
              </table:table-cell>
              <table:table-cell office:value-type="float" office:value="122.28816389506">
                <text:p>122.28816389506</text:p>
              </table:table-cell>
              <table:table-cell office:value-type="float" office:value="14.6770057952317">
                <text:p>14.6770057952317</text:p>
              </table:table-cell>
              <table:table-cell office:value-type="float" office:value="2750.22109605316">
                <text:p>2750.22109605316</text:p>
              </table:table-cell>
              <table:table-cell office:value-type="float" office:value="1492.39948142245">
                <text:p>1492.39948142245</text:p>
              </table:table-cell>
              <table:table-cell office:value-type="float" office:value="249991.068518372">
                <text:p>249991.068518372</text:p>
              </table:table-cell>
              <table:table-cell office:value-type="float" office:value="108.054199831132">
                <text:p>108.054199831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369.6919979792">
                <text:p>51369.6919979792</text:p>
              </table:table-cell>
              <table:table-cell office:value-type="float" office:value="122.739383995958">
                <text:p>122.739383995958</text:p>
              </table:table-cell>
              <table:table-cell office:value-type="float" office:value="14.685184164827">
                <text:p>14.685184164827</text:p>
              </table:table-cell>
              <table:table-cell office:value-type="float" office:value="2751.79085547258">
                <text:p>2751.79085547258</text:p>
              </table:table-cell>
              <table:table-cell office:value-type="float" office:value="1499.94641111023">
                <text:p>1499.94641111023</text:p>
              </table:table-cell>
              <table:table-cell office:value-type="float" office:value="251242.912962735">
                <text:p>251242.912962735</text:p>
              </table:table-cell>
              <table:table-cell office:value-type="float" office:value="108.495136227438">
                <text:p>108.4951362274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594.2299491177">
                <text:p>51594.2299491177</text:p>
              </table:table-cell>
              <table:table-cell office:value-type="float" office:value="123.188459898235">
                <text:p>123.188459898235</text:p>
              </table:table-cell>
              <table:table-cell office:value-type="float" office:value="14.6933236707972">
                <text:p>14.6933236707972</text:p>
              </table:table-cell>
              <table:table-cell office:value-type="float" office:value="2753.3531553928">
                <text:p>2753.3531553928</text:p>
              </table:table-cell>
              <table:table-cell office:value-type="float" office:value="1507.45747777641">
                <text:p>1507.45747777641</text:p>
              </table:table-cell>
              <table:table-cell office:value-type="float" office:value="252488.808640351">
                <text:p>252488.808640351</text:p>
              </table:table-cell>
              <table:table-cell office:value-type="float" office:value="108.933977293304">
                <text:p>108.9339772933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817.7008955633">
                <text:p>51817.7008955633</text:p>
              </table:table-cell>
              <table:table-cell office:value-type="float" office:value="123.635401791127">
                <text:p>123.635401791127</text:p>
              </table:table-cell>
              <table:table-cell office:value-type="float" office:value="14.7014244978224">
                <text:p>14.7014244978224</text:p>
              </table:table-cell>
              <table:table-cell office:value-type="float" office:value="2754.90803126137">
                <text:p>2754.90803126137</text:p>
              </table:table-cell>
              <table:table-cell office:value-type="float" office:value="1514.93285184211">
                <text:p>1514.93285184211</text:p>
              </table:table-cell>
              <table:table-cell office:value-type="float" office:value="253728.78381977">
                <text:p>253728.78381977</text:p>
              </table:table-cell>
              <table:table-cell office:value-type="float" office:value="109.370732985743">
                <text:p>109.3707329857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040.109907724">
                <text:p>52040.109907724</text:p>
              </table:table-cell>
              <table:table-cell office:value-type="float" office:value="124.080219815448">
                <text:p>124.080219815448</text:p>
              </table:table-cell>
              <table:table-cell office:value-type="float" office:value="14.709486829705">
                <text:p>14.709486829705</text:p>
              </table:table-cell>
              <table:table-cell office:value-type="float" office:value="2756.45551835739">
                <text:p>2756.45551835739</text:p>
              </table:table-cell>
              <table:table-cell office:value-type="float" office:value="1522.37270291862">
                <text:p>1522.37270291862</text:p>
              </table:table-cell>
              <table:table-cell office:value-type="float" office:value="254962.866635209">
                <text:p>254962.866635209</text:p>
              </table:table-cell>
              <table:table-cell office:value-type="float" office:value="109.805413214452">
                <text:p>109.8054132144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261.462031913">
                <text:p>52261.462031913</text:p>
              </table:table-cell>
              <table:table-cell office:value-type="float" office:value="124.522924063826">
                <text:p>124.522924063826</text:p>
              </table:table-cell>
              <table:table-cell office:value-type="float" office:value="14.7175108493739">
                <text:p>14.7175108493739</text:p>
              </table:table-cell>
              <table:table-cell office:value-type="float" office:value="2757.99565179233">
                <text:p>2757.99565179233</text:p>
              </table:table-cell>
              <table:table-cell office:value-type="float" office:value="1529.77719981126">
                <text:p>1529.77719981126</text:p>
              </table:table-cell>
              <table:table-cell office:value-type="float" office:value="256191.08508719">
                <text:p>256191.08508719</text:p>
              </table:table-cell>
              <table:table-cell office:value-type="float" office:value="110.238027842039">
                <text:p>110.2380278420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481.7622904637">
                <text:p>52481.7622904637</text:p>
              </table:table-cell>
              <table:table-cell office:value-type="float" office:value="124.963524580927">
                <text:p>124.963524580927</text:p>
              </table:table-cell>
              <table:table-cell office:value-type="float" office:value="14.7254967388889">
                <text:p>14.7254967388889</text:p>
              </table:table-cell>
              <table:table-cell office:value-type="float" office:value="2759.52846651079">
                <text:p>2759.52846651079</text:p>
              </table:table-cell>
              <table:table-cell office:value-type="float" office:value="1537.14651052314">
                <text:p>1537.14651052314</text:p>
              </table:table-cell>
              <table:table-cell office:value-type="float" office:value="257413.467043178">
                <text:p>257413.467043178</text:p>
              </table:table-cell>
              <table:table-cell office:value-type="float" office:value="110.668586684242">
                <text:p>110.6685866842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701.0156818433">
                <text:p>52701.0156818433</text:p>
              </table:table-cell>
              <table:table-cell office:value-type="float" office:value="125.402031363687">
                <text:p>125.402031363687</text:p>
              </table:table-cell>
              <table:table-cell office:value-type="float" office:value="14.7334446794445">
                <text:p>14.7334446794445</text:p>
              </table:table-cell>
              <table:table-cell office:value-type="float" office:value="2761.05399729132">
                <text:p>2761.05399729132</text:p>
              </table:table-cell>
              <table:table-cell office:value-type="float" office:value="1544.48080225907">
                <text:p>1544.48080225907</text:p>
              </table:table-cell>
              <table:table-cell office:value-type="float" office:value="258630.04023821">
                <text:p>258630.04023821</text:p>
              </table:table-cell>
              <table:table-cell office:value-type="float" office:value="111.097099510158">
                <text:p>111.0970995101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919.2271807662">
                <text:p>52919.2271807662</text:p>
              </table:table-cell>
              <table:table-cell office:value-type="float" office:value="125.838454361532">
                <text:p>125.838454361532</text:p>
              </table:table-cell>
              <table:table-cell office:value-type="float" office:value="14.7413548513742">
                <text:p>14.7413548513742</text:p>
              </table:table-cell>
              <table:table-cell office:value-type="float" office:value="2762.57227874722">
                <text:p>2762.57227874722</text:p>
              </table:table-cell>
              <table:table-cell office:value-type="float" office:value="1551.78024142926">
                <text:p>1551.78024142926</text:p>
              </table:table-cell>
              <table:table-cell office:value-type="float" office:value="259840.832275528">
                <text:p>259840.832275528</text:p>
              </table:table-cell>
              <table:table-cell office:value-type="float" office:value="111.523576042459">
                <text:p>111.5235760424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136.4017383069">
                <text:p>53136.4017383069</text:p>
              </table:table-cell>
              <table:table-cell office:value-type="float" office:value="126.272803476614">
                <text:p>126.272803476614</text:p>
              </table:table-cell>
              <table:table-cell office:value-type="float" office:value="14.7492274341546">
                <text:p>14.7492274341546</text:p>
              </table:table-cell>
              <table:table-cell office:value-type="float" office:value="2764.08334532727">
                <text:p>2764.08334532727</text:p>
              </table:table-cell>
              <table:table-cell office:value-type="float" office:value="1559.04499365317">
                <text:p>1559.04499365317</text:p>
              </table:table-cell>
              <table:table-cell office:value-type="float" office:value="261045.870627202">
                <text:p>261045.870627202</text:p>
              </table:table-cell>
              <table:table-cell office:value-type="float" office:value="111.948025957616">
                <text:p>111.9480259576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352.5442820125">
                <text:p>53352.5442820125</text:p>
              </table:table-cell>
              <table:table-cell office:value-type="float" office:value="126.705088564025">
                <text:p>126.705088564025</text:p>
              </table:table-cell>
              <table:table-cell office:value-type="float" office:value="14.7570626064094">
                <text:p>14.7570626064094</text:p>
              </table:table-cell>
              <table:table-cell office:value-type="float" office:value="2765.58723131659">
                <text:p>2765.58723131659</text:p>
              </table:table-cell>
              <table:table-cell office:value-type="float" office:value="1566.27522376321">
                <text:p>1566.27522376321</text:p>
              </table:table-cell>
              <table:table-cell office:value-type="float" office:value="262245.182634756">
                <text:p>262245.182634756</text:p>
              </table:table-cell>
              <table:table-cell office:value-type="float" office:value="112.370458886115">
                <text:p>112.370458886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567.6597160144">
                <text:p>53567.6597160144</text:p>
              </table:table-cell>
              <table:table-cell office:value-type="float" office:value="127.135319432029">
                <text:p>127.135319432029</text:p>
              </table:table-cell>
              <table:table-cell office:value-type="float" office:value="14.7648605459135">
                <text:p>14.7648605459135</text:p>
              </table:table-cell>
              <table:table-cell office:value-type="float" office:value="2767.08397083734">
                <text:p>2767.08397083734</text:p>
              </table:table-cell>
              <table:table-cell office:value-type="float" office:value="1573.47109580853">
                <text:p>1573.47109580853</text:p>
              </table:table-cell>
              <table:table-cell office:value-type="float" office:value="263438.795509784">
                <text:p>263438.795509784</text:p>
              </table:table-cell>
              <table:table-cell office:value-type="float" office:value="112.790884412682">
                <text:p>112.7908844126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781.7529211394">
                <text:p>53781.7529211394</text:p>
              </table:table-cell>
              <table:table-cell office:value-type="float" office:value="127.563505842279">
                <text:p>127.563505842279</text:p>
              </table:table-cell>
              <table:table-cell office:value-type="float" office:value="14.7726214295969">
                <text:p>14.7726214295969</text:p>
              </table:table-cell>
              <table:table-cell office:value-type="float" office:value="2768.57359784957">
                <text:p>2768.57359784957</text:p>
              </table:table-cell>
              <table:table-cell office:value-type="float" office:value="1580.63277305871">
                <text:p>1580.63277305871</text:p>
              </table:table-cell>
              <table:table-cell office:value-type="float" office:value="264626.736334575">
                <text:p>264626.736334575</text:p>
              </table:table-cell>
              <table:table-cell office:value-type="float" office:value="113.209312076493">
                <text:p>113.2093120764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994.8287550209">
                <text:p>53994.8287550209</text:p>
              </table:table-cell>
              <table:table-cell office:value-type="float" office:value="127.989657510042">
                <text:p>127.989657510042</text:p>
              </table:table-cell>
              <table:table-cell office:value-type="float" office:value="14.780345433549">
                <text:p>14.780345433549</text:p>
              </table:table-cell>
              <table:table-cell office:value-type="float" office:value="2770.05614615192">
                <text:p>2770.05614615192</text:p>
              </table:table-cell>
              <table:table-cell office:value-type="float" office:value="1587.76041800745">
                <text:p>1587.76041800745</text:p>
              </table:table-cell>
              <table:table-cell office:value-type="float" office:value="265809.03206272">
                <text:p>265809.03206272</text:p>
              </table:table-cell>
              <table:table-cell office:value-type="float" office:value="113.625751371394">
                <text:p>113.6257513713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206.8920522084">
                <text:p>54206.8920522084</text:p>
              </table:table-cell>
              <table:table-cell office:value-type="float" office:value="128.413784104417">
                <text:p>128.413784104417</text:p>
              </table:table-cell>
              <table:table-cell office:value-type="float" office:value="14.7880327330223">
                <text:p>14.7880327330223</text:p>
              </table:table-cell>
              <table:table-cell office:value-type="float" office:value="2771.53164938243">
                <text:p>2771.53164938243</text:p>
              </table:table-cell>
              <table:table-cell office:value-type="float" office:value="1594.85419237632">
                <text:p>1594.85419237632</text:p>
              </table:table-cell>
              <table:table-cell office:value-type="float" office:value="266985.709519726">
                <text:p>266985.709519726</text:p>
              </table:table-cell>
              <table:table-cell office:value-type="float" office:value="114.040211746119">
                <text:p>114.0402117461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417.947624278">
                <text:p>54417.947624278</text:p>
              </table:table-cell>
              <table:table-cell office:value-type="float" office:value="128.835895248556">
                <text:p>128.835895248556</text:p>
              </table:table-cell>
              <table:table-cell office:value-type="float" office:value="14.7956835024366">
                <text:p>14.7956835024366</text:p>
              </table:table-cell>
              <table:table-cell office:value-type="float" office:value="2773.0001410193">
                <text:p>2773.0001410193</text:p>
              </table:table-cell>
              <table:table-cell office:value-type="float" office:value="1601.91425711836">
                <text:p>1601.91425711836</text:p>
              </table:table-cell>
              <table:table-cell office:value-type="float" office:value="268156.795403627">
                <text:p>268156.795403627</text:p>
              </table:table-cell>
              <table:table-cell office:value-type="float" office:value="114.452702604499">
                <text:p>114.4527026044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628.0002599409">
                <text:p>54628.0002599409</text:p>
              </table:table-cell>
              <table:table-cell office:value-type="float" office:value="129.256000519882">
                <text:p>129.256000519882</text:p>
              </table:table-cell>
              <table:table-cell office:value-type="float" office:value="14.8032979153827">
                <text:p>14.8032979153827</text:p>
              </table:table-cell>
              <table:table-cell office:value-type="float" office:value="2774.46165438162">
                <text:p>2774.46165438162</text:p>
              </table:table-cell>
              <table:table-cell office:value-type="float" office:value="1608.94077242176">
                <text:p>1608.94077242176</text:p>
              </table:table-cell>
              <table:table-cell office:value-type="float" office:value="269322.316285587">
                <text:p>269322.316285587</text:p>
              </table:table-cell>
              <table:table-cell office:value-type="float" office:value="114.863233305679">
                <text:p>114.8632333056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837.0547251526">
                <text:p>54837.0547251526</text:p>
              </table:table-cell>
              <table:table-cell office:value-type="float" office:value="129.674109450305">
                <text:p>129.674109450305</text:p>
              </table:table-cell>
              <table:table-cell office:value-type="float" office:value="14.8108761446267">
                <text:p>14.8108761446267</text:p>
              </table:table-cell>
              <table:table-cell office:value-type="float" office:value="2775.91622263018">
                <text:p>2775.91622263018</text:p>
              </table:table-cell>
              <table:table-cell office:value-type="float" office:value="1615.93389771352">
                <text:p>1615.93389771352</text:p>
              </table:table-cell>
              <table:table-cell office:value-type="float" office:value="270482.298610503">
                <text:p>270482.298610503</text:p>
              </table:table-cell>
              <table:table-cell office:value-type="float" office:value="115.271813164328">
                <text:p>115.2718131643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45.1157632206">
                <text:p>55045.1157632206</text:p>
              </table:table-cell>
              <table:table-cell office:value-type="float" office:value="130.090231526441">
                <text:p>130.090231526441</text:p>
              </table:table-cell>
              <table:table-cell office:value-type="float" office:value="14.8184183621135">
                <text:p>14.8184183621135</text:p>
              </table:table-cell>
              <table:table-cell office:value-type="float" office:value="2777.36387876815">
                <text:p>2777.36387876815</text:p>
              </table:table-cell>
              <table:table-cell office:value-type="float" office:value="1622.89379166302">
                <text:p>1622.89379166302</text:p>
              </table:table-cell>
              <table:table-cell office:value-type="float" office:value="271636.768697608">
                <text:p>271636.768697608</text:p>
              </table:table-cell>
              <table:table-cell office:value-type="float" office:value="115.678451450853">
                <text:p>115.6784514508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52.1880949122">
                <text:p>55252.1880949122</text:p>
              </table:table-cell>
              <table:table-cell office:value-type="float" office:value="130.504376189824">
                <text:p>130.504376189824</text:p>
              </table:table-cell>
              <table:table-cell office:value-type="float" office:value="14.825924738971">
                <text:p>14.825924738971</text:p>
              </table:table-cell>
              <table:table-cell office:value-type="float" office:value="2778.80465564191">
                <text:p>2778.80465564191</text:p>
              </table:table-cell>
              <table:table-cell office:value-type="float" office:value="1629.82061218565">
                <text:p>1629.82061218565</text:p>
              </table:table-cell>
              <table:table-cell office:value-type="float" office:value="272785.752741065">
                <text:p>272785.752741065</text:p>
              </table:table-cell>
              <table:table-cell office:value-type="float" office:value="116.083157391609">
                <text:p>116.0831573916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458.2764185617">
                <text:p>55458.2764185617</text:p>
              </table:table-cell>
              <table:table-cell office:value-type="float" office:value="130.916552837123">
                <text:p>130.916552837123</text:p>
              </table:table-cell>
              <table:table-cell office:value-type="float" office:value="14.833395445514">
                <text:p>14.833395445514</text:p>
              </table:table-cell>
              <table:table-cell office:value-type="float" office:value="2780.23858594172">
                <text:p>2780.23858594172</text:p>
              </table:table-cell>
              <table:table-cell office:value-type="float" office:value="1636.71451644639">
                <text:p>1636.71451644639</text:p>
              </table:table-cell>
              <table:table-cell office:value-type="float" office:value="273929.27681056">
                <text:p>273929.27681056</text:p>
              </table:table-cell>
              <table:table-cell office:value-type="float" office:value="116.485940169105">
                <text:p>116.485940169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663.3854101767">
                <text:p>55663.3854101767</text:p>
              </table:table-cell>
              <table:table-cell office:value-type="float" office:value="131.326770820353">
                <text:p>131.326770820353</text:p>
              </table:table-cell>
              <table:table-cell office:value-type="float" office:value="14.840830651248">
                <text:p>14.840830651248</text:p>
              </table:table-cell>
              <table:table-cell office:value-type="float" office:value="2781.66570220252">
                <text:p>2781.66570220252</text:p>
              </table:table-cell>
              <table:table-cell office:value-type="float" office:value="1643.57566086336">
                <text:p>1643.57566086336</text:p>
              </table:table-cell>
              <table:table-cell office:value-type="float" office:value="275067.366851899">
                <text:p>275067.366851899</text:p>
              </table:table-cell>
              <table:table-cell office:value-type="float" office:value="116.886808922217">
                <text:p>116.8868089222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867.5197235447">
                <text:p>55867.5197235447</text:p>
              </table:table-cell>
              <table:table-cell office:value-type="float" office:value="131.735039447089">
                <text:p>131.735039447089</text:p>
              </table:table-cell>
              <table:table-cell office:value-type="float" office:value="14.8482305248728">
                <text:p>14.8482305248728</text:p>
              </table:table-cell>
              <table:table-cell office:value-type="float" office:value="2783.08603680463">
                <text:p>2783.08603680463</text:p>
              </table:table-cell>
              <table:table-cell office:value-type="float" office:value="1650.4042011114">
                <text:p>1650.4042011114</text:p>
              </table:table-cell>
              <table:table-cell office:value-type="float" office:value="276200.048687592">
                <text:p>276200.048687592</text:p>
              </table:table-cell>
              <table:table-cell office:value-type="float" office:value="117.28577274639">
                <text:p>117.285772746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070.6839903382">
                <text:p>56070.6839903382</text:p>
              </table:table-cell>
              <table:table-cell office:value-type="float" office:value="132.141367980676">
                <text:p>132.141367980676</text:p>
              </table:table-cell>
              <table:table-cell office:value-type="float" office:value="14.8555952342866">
                <text:p>14.8555952342866</text:p>
              </table:table-cell>
              <table:table-cell office:value-type="float" office:value="2784.4996219745">
                <text:p>2784.4996219745</text:p>
              </table:table-cell>
              <table:table-cell office:value-type="float" office:value="1657.20029212555">
                <text:p>1657.20029212555</text:p>
              </table:table-cell>
              <table:table-cell office:value-type="float" office:value="277327.348017441">
                <text:p>277327.348017441</text:p>
              </table:table-cell>
              <table:table-cell office:value-type="float" office:value="117.68284069385">
                <text:p>117.682840693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272.8828202199">
                <text:p>56272.8828202199</text:p>
              </table:table-cell>
              <table:table-cell office:value-type="float" office:value="132.54576564044">
                <text:p>132.54576564044</text:p>
              </table:table-cell>
              <table:table-cell office:value-type="float" office:value="14.8629249465898">
                <text:p>14.8629249465898</text:p>
              </table:table-cell>
              <table:table-cell office:value-type="float" office:value="2785.90648978545">
                <text:p>2785.90648978545</text:p>
              </table:table-cell>
              <table:table-cell office:value-type="float" office:value="1663.96408810465">
                <text:p>1663.96408810465</text:p>
              </table:table-cell>
              <table:table-cell office:value-type="float" office:value="278449.290419122">
                <text:p>278449.290419122</text:p>
              </table:table-cell>
              <table:table-cell office:value-type="float" office:value="118.078021773807">
                <text:p>118.0780217738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74.1208009478">
                <text:p>56474.1208009478</text:p>
              </table:table-cell>
              <table:table-cell office:value-type="float" office:value="132.948241601896">
                <text:p>132.948241601896</text:p>
              </table:table-cell>
              <table:table-cell office:value-type="float" office:value="14.8702198280887">
                <text:p>14.8702198280887</text:p>
              </table:table-cell>
              <table:table-cell office:value-type="float" office:value="2787.30667215837">
                <text:p>2787.30667215837</text:p>
              </table:table-cell>
              <table:table-cell office:value-type="float" office:value="1670.69574251473">
                <text:p>1670.69574251473</text:p>
              </table:table-cell>
              <table:table-cell office:value-type="float" office:value="279565.901348766">
                <text:p>279565.901348766</text:p>
              </table:table-cell>
              <table:table-cell office:value-type="float" office:value="118.471324952657">
                <text:p>118.4713249526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674.4024984783">
                <text:p>56674.4024984783</text:p>
              </table:table-cell>
              <table:table-cell office:value-type="float" office:value="133.348804996957">
                <text:p>133.348804996957</text:p>
              </table:table-cell>
              <table:table-cell office:value-type="float" office:value="14.8774800442994">
                <text:p>14.8774800442994</text:p>
              </table:table-cell>
              <table:table-cell office:value-type="float" office:value="2788.70020086248">
                <text:p>2788.70020086248</text:p>
              </table:table-cell>
              <table:table-cell office:value-type="float" office:value="1677.39540809259">
                <text:p>1677.39540809259</text:p>
              </table:table-cell>
              <table:table-cell office:value-type="float" office:value="280677.206141536">
                <text:p>280677.206141536</text:p>
              </table:table-cell>
              <table:table-cell office:value-type="float" office:value="118.86275915419">
                <text:p>118.862759154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873.7324570707">
                <text:p>56873.7324570707</text:p>
              </table:table-cell>
              <table:table-cell office:value-type="float" office:value="133.747464914142">
                <text:p>133.747464914142</text:p>
              </table:table-cell>
              <table:table-cell office:value-type="float" office:value="14.8847057599514">
                <text:p>14.8847057599514</text:p>
              </table:table-cell>
              <table:table-cell office:value-type="float" office:value="2790.08710751602">
                <text:p>2790.08710751602</text:p>
              </table:table-cell>
              <table:table-cell office:value-type="float" office:value="1684.06323684921">
                <text:p>1684.06323684921</text:p>
              </table:table-cell>
              <table:table-cell office:value-type="float" office:value="281783.230012202">
                <text:p>281783.230012202</text:p>
              </table:table-cell>
              <table:table-cell office:value-type="float" office:value="119.252333259789">
                <text:p>119.2523332597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72.1151993901">
                <text:p>57072.1151993901</text:p>
              </table:table-cell>
              <table:table-cell office:value-type="float" office:value="134.14423039878">
                <text:p>134.14423039878</text:p>
              </table:table-cell>
              <table:table-cell office:value-type="float" office:value="14.8918971389914">
                <text:p>14.8918971389914</text:p>
              </table:table-cell>
              <table:table-cell office:value-type="float" office:value="2791.46742358698">
                <text:p>2791.46742358698</text:p>
              </table:table-cell>
              <table:table-cell office:value-type="float" office:value="1690.69938007322">
                <text:p>1690.69938007322</text:p>
              </table:table-cell>
              <table:table-cell office:value-type="float" office:value="282883.998055716">
                <text:p>282883.998055716</text:p>
              </table:table-cell>
              <table:table-cell office:value-type="float" office:value="119.640056108632">
                <text:p>119.6400561086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69.5552266094">
                <text:p>57269.5552266094</text:p>
              </table:table-cell>
              <table:table-cell office:value-type="float" office:value="134.539110453219">
                <text:p>134.539110453219</text:p>
              </table:table-cell>
              <table:table-cell office:value-type="float" office:value="14.899054344587">
                <text:p>14.899054344587</text:p>
              </table:table-cell>
              <table:table-cell office:value-type="float" office:value="2792.84118039383">
                <text:p>2792.84118039383</text:p>
              </table:table-cell>
              <table:table-cell office:value-type="float" office:value="1697.3039883343">
                <text:p>1697.3039883343</text:p>
              </table:table-cell>
              <table:table-cell office:value-type="float" office:value="283979.535247776">
                <text:p>283979.535247776</text:p>
              </table:table-cell>
              <table:table-cell office:value-type="float" office:value="120.025936497894">
                <text:p>120.0259364978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466.0570185125">
                <text:p>57466.0570185125</text:p>
              </table:table-cell>
              <table:table-cell office:value-type="float" office:value="134.932114037025">
                <text:p>134.932114037025</text:p>
              </table:table-cell>
              <table:table-cell office:value-type="float" office:value="14.9061775391305">
                <text:p>14.9061775391305</text:p>
              </table:table-cell>
              <table:table-cell office:value-type="float" office:value="2794.2084091062">
                <text:p>2794.2084091062</text:p>
              </table:table-cell>
              <table:table-cell office:value-type="float" office:value="1703.87721148665">
                <text:p>1703.87721148665</text:p>
              </table:table-cell>
              <table:table-cell office:value-type="float" office:value="285069.866445395">
                <text:p>285069.866445395</text:p>
              </table:table-cell>
              <table:table-cell office:value-type="float" office:value="120.409983182947">
                <text:p>120.4099831829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661.6250335949">
                <text:p>57661.6250335949</text:p>
              </table:table-cell>
              <table:table-cell office:value-type="float" office:value="135.32325006719">
                <text:p>135.32325006719</text:p>
              </table:table-cell>
              <table:table-cell office:value-type="float" office:value="14.9132668842424">
                <text:p>14.9132668842424</text:p>
              </table:table-cell>
              <table:table-cell office:value-type="float" office:value="2795.5691407456">
                <text:p>2795.5691407456</text:p>
              </table:table-cell>
              <table:table-cell office:value-type="float" office:value="1710.41919867237">
                <text:p>1710.41919867237</text:p>
              </table:table-cell>
              <table:table-cell office:value-type="float" office:value="286155.016387469">
                <text:p>286155.016387469</text:p>
              </table:table-cell>
              <table:table-cell office:value-type="float" office:value="120.792204877556">
                <text:p>120.7922048775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856.2637091656">
                <text:p>57856.2637091656</text:p>
              </table:table-cell>
              <table:table-cell office:value-type="float" office:value="135.712527418331">
                <text:p>135.712527418331</text:p>
              </table:table-cell>
              <table:table-cell office:value-type="float" office:value="14.9203225407753">
                <text:p>14.9203225407753</text:p>
              </table:table-cell>
              <table:table-cell office:value-type="float" office:value="2796.92340618614">
                <text:p>2796.92340618614</text:p>
              </table:table-cell>
              <table:table-cell office:value-type="float" office:value="1716.93009832481">
                <text:p>1716.93009832481</text:p>
              </table:table-cell>
              <table:table-cell office:value-type="float" office:value="287235.00969533">
                <text:p>287235.00969533</text:p>
              </table:table-cell>
              <table:table-cell office:value-type="float" office:value="121.172610254077">
                <text:p>121.172610254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56545.2483126941">
                <text:p>56545.2483126941</text:p>
              </table:table-cell>
              <table:table-cell office:value-type="float" office:value="133.090496625388">
                <text:p>133.090496625388</text:p>
              </table:table-cell>
              <table:table-cell office:value-type="float" office:value="11.917886371311">
                <text:p>11.917886371311</text:p>
              </table:table-cell>
              <table:table-cell office:value-type="float" office:value="2786.96402132263">
                <text:p>2786.96402132263</text:p>
              </table:table-cell>
              <table:table-cell office:value-type="float" office:value="1723.41005817198">
                <text:p>1723.41005817198</text:p>
              </table:table-cell>
              <table:table-cell office:value-type="float" office:value="288298.563658481">
                <text:p>288298.563658481</text:p>
              </table:table-cell>
              <table:table-cell office:value-type="float" office:value="121.547225210353">
                <text:p>121.547225210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54982.9371927846">
                <text:p>54982.9371927846</text:p>
              </table:table-cell>
              <table:table-cell office:value-type="float" office:value="129.965874385569">
                <text:p>129.965874385569</text:p>
              </table:table-cell>
              <table:table-cell office:value-type="float" office:value="8.41864917521581">
                <text:p>8.41864917521581</text:p>
              </table:table-cell>
              <table:table-cell office:value-type="float" office:value="2746.86372615024">
                <text:p>2746.86372615024</text:p>
              </table:table-cell>
              <table:table-cell office:value-type="float" office:value="1729.79138195088">
                <text:p>1729.79138195088</text:p>
              </table:table-cell>
              <table:table-cell office:value-type="float" office:value="289315.63600268">
                <text:p>289315.63600268</text:p>
              </table:table-cell>
              <table:table-cell office:value-type="float" office:value="121.905467974663">
                <text:p>121.905467974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53879.339724972">
                <text:p>53879.339724972</text:p>
              </table:table-cell>
              <table:table-cell office:value-type="float" office:value="127.758679449944">
                <text:p>127.758679449944</text:p>
              </table:table-cell>
              <table:table-cell office:value-type="float" office:value="5.85321147528066">
                <text:p>5.85321147528066</text:p>
              </table:table-cell>
              <table:table-cell office:value-type="float" office:value="2649.06343200312">
                <text:p>2649.06343200312</text:p>
              </table:table-cell>
              <table:table-cell office:value-type="float" office:value="1735.89381601608">
                <text:p>1735.89381601608</text:p>
              </table:table-cell>
              <table:table-cell office:value-type="float" office:value="290228.805618667">
                <text:p>290228.805618667</text:p>
              </table:table-cell>
              <table:table-cell office:value-type="float" office:value="122.227113145119">
                <text:p>122.22711314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53112.0444940806">
                <text:p>53112.0444940806</text:p>
              </table:table-cell>
              <table:table-cell office:value-type="float" office:value="126.224088988161">
                <text:p>126.224088988161</text:p>
              </table:table-cell>
              <table:table-cell office:value-type="float" office:value="3.99697584304275">
                <text:p>3.99697584304275</text:p>
              </table:table-cell>
              <table:table-cell office:value-type="float" office:value="2468.55664858057">
                <text:p>2468.55664858057</text:p>
              </table:table-cell>
              <table:table-cell office:value-type="float" office:value="1741.372833712">
                <text:p>1741.372833712</text:p>
              </table:table-cell>
              <table:table-cell office:value-type="float" office:value="290955.989433535">
                <text:p>290955.989433535</text:p>
              </table:table-cell>
              <table:table-cell office:value-type="float" office:value="122.48324865159">
                <text:p>122.48324865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52588.0824750579">
                <text:p>52588.0824750579</text:p>
              </table:table-cell>
              <table:table-cell office:value-type="float" office:value="125.176164950116">
                <text:p>125.176164950116</text:p>
              </table:table-cell>
              <table:table-cell office:value-type="float" office:value="2.69291629852546">
                <text:p>2.69291629852546</text:p>
              </table:table-cell>
              <table:table-cell office:value-type="float" office:value="2198.55987298463">
                <text:p>2198.55987298463</text:p>
              </table:table-cell>
              <table:table-cell office:value-type="float" office:value="1745.73593660121">
                <text:p>1745.73593660121</text:p>
              </table:table-cell>
              <table:table-cell office:value-type="float" office:value="291408.813369919">
                <text:p>291408.813369919</text:p>
              </table:table-cell>
              <table:table-cell office:value-type="float" office:value="122.642746547331">
                <text:p>122.642746547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52235.0691178993">
                <text:p>52235.0691178993</text:p>
              </table:table-cell>
              <table:table-cell office:value-type="float" office:value="124.470138235799">
                <text:p>124.470138235799</text:p>
              </table:table-cell>
              <table:table-cell office:value-type="float" office:value="1.82739168846757">
                <text:p>1.82739168846757</text:p>
              </table:table-cell>
              <table:table-cell office:value-type="float" office:value="1856.46683417603">
                <text:p>1856.46683417603</text:p>
              </table:table-cell>
              <table:table-cell office:value-type="float" office:value="1748.45288021951">
                <text:p>1748.45288021951</text:p>
              </table:table-cell>
              <table:table-cell office:value-type="float" office:value="291516.827323875">
                <text:p>291516.827323875</text:p>
              </table:table-cell>
              <table:table-cell office:value-type="float" office:value="122.680792235693">
                <text:p>122.680792235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51995.5170474755">
                <text:p>51995.5170474755</text:p>
              </table:table-cell>
              <table:table-cell office:value-type="float" office:value="123.991034094951">
                <text:p>123.991034094951</text:p>
              </table:table-cell>
              <table:table-cell office:value-type="float" office:value="1.31024185925756">
                <text:p>1.31024185925756</text:p>
              </table:table-cell>
              <table:table-cell office:value-type="float" office:value="1480.13088328691">
                <text:p>1480.13088328691</text:p>
              </table:table-cell>
              <table:table-cell office:value-type="float" office:value="1749.10096394325">
                <text:p>1749.10096394325</text:p>
              </table:table-cell>
              <table:table-cell office:value-type="float" office:value="291247.857243219">
                <text:p>291247.857243219</text:p>
              </table:table-cell>
              <table:table-cell office:value-type="float" office:value="122.586053070126">
                <text:p>122.586053070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51823.7579483607">
                <text:p>51823.7579483607</text:p>
              </table:table-cell>
              <table:table-cell office:value-type="float" office:value="123.647515896721">
                <text:p>123.647515896721</text:p>
              </table:table-cell>
              <table:table-cell office:value-type="float" office:value="1.06146282659525">
                <text:p>1.06146282659525</text:p>
              </table:table-cell>
              <table:table-cell office:value-type="float" office:value="1116.89537332459">
                <text:p>1116.89537332459</text:p>
              </table:table-cell>
              <table:table-cell office:value-type="float" office:value="1747.48714345931">
                <text:p>1747.48714345931</text:p>
              </table:table-cell>
              <table:table-cell office:value-type="float" office:value="290617.265473084">
                <text:p>290617.265473084</text:p>
              </table:table-cell>
              <table:table-cell office:value-type="float" office:value="122.363940119978">
                <text:p>122.363940119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51684.6111965212">
                <text:p>51684.6111965212</text:p>
              </table:table-cell>
              <table:table-cell office:value-type="float" office:value="123.369222393042">
                <text:p>123.369222393042</text:p>
              </table:table-cell>
              <table:table-cell office:value-type="float" office:value="1.00528227306441">
                <text:p>1.00528227306441</text:p>
              </table:table-cell>
              <table:table-cell office:value-type="float" office:value="807.172314177526">
                <text:p>807.172314177526</text:p>
              </table:table-cell>
              <table:table-cell office:value-type="float" office:value="1743.70359283851">
                <text:p>1743.70359283851</text:p>
              </table:table-cell>
              <table:table-cell office:value-type="float" office:value="289680.734194423">
                <text:p>289680.734194423</text:p>
              </table:table-cell>
              <table:table-cell office:value-type="float" office:value="122.034066285492">
                <text:p>122.034066285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51552.8291317385">
                <text:p>51552.8291317385</text:p>
              </table:table-cell>
              <table:table-cell office:value-type="float" office:value="123.105658263477">
                <text:p>123.105658263477</text:p>
              </table:table-cell>
              <table:table-cell office:value-type="float" office:value="1.07159197798474">
                <text:p>1.07159197798474</text:p>
              </table:table-cell>
              <table:table-cell office:value-type="float" office:value="569.631461097941">
                <text:p>569.631461097941</text:p>
              </table:table-cell>
              <table:table-cell office:value-type="float" office:value="1738.08440516654">
                <text:p>1738.08440516654</text:p>
              </table:table-cell>
              <table:table-cell office:value-type="float" office:value="288512.281250355">
                <text:p>288512.281250355</text:p>
              </table:table-cell>
              <table:table-cell office:value-type="float" office:value="121.622502825885">
                <text:p>121.622502825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51412.3545533568">
                <text:p>51412.3545533568</text:p>
              </table:table-cell>
              <table:table-cell office:value-type="float" office:value="122.824709106714">
                <text:p>122.824709106714</text:p>
              </table:table-cell>
              <table:table-cell office:value-type="float" office:value="1.20220628082836">
                <text:p>1.20220628082836</text:p>
              </table:table-cell>
              <table:table-cell office:value-type="float" office:value="407.060490405106">
                <text:p>407.060490405106</text:p>
              </table:table-cell>
              <table:table-cell office:value-type="float" office:value="1731.07368750213">
                <text:p>1731.07368750213</text:p>
              </table:table-cell>
              <table:table-cell office:value-type="float" office:value="287188.268053258">
                <text:p>287188.268053258</text:p>
              </table:table-cell>
              <table:table-cell office:value-type="float" office:value="121.156146474328">
                <text:p>121.156146474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51254.7577964784">
                <text:p>51254.7577964784</text:p>
              </table:table-cell>
              <table:table-cell office:value-type="float" office:value="122.509515592957">
                <text:p>122.509515592957</text:p>
              </table:table-cell>
              <table:table-cell office:value-type="float" office:value="1.35336911862937">
                <text:p>1.35336911862937</text:p>
              </table:table-cell>
              <table:table-cell office:value-type="float" office:value="306.655292515525">
                <text:p>306.655292515525</text:p>
              </table:table-cell>
              <table:table-cell office:value-type="float" office:value="1723.12960831955">
                <text:p>1723.12960831955</text:p>
              </table:table-cell>
              <table:table-cell office:value-type="float" office:value="285771.793737454">
                <text:p>285771.793737454</text:p>
              </table:table-cell>
              <table:table-cell office:value-type="float" office:value="120.657222599972">
                <text:p>120.6572225999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82.0743103481">
                <text:p>52582.0743103481</text:p>
              </table:table-cell>
              <table:table-cell office:value-type="float" office:value="125.164148620696">
                <text:p>125.164148620696</text:p>
              </table:table-cell>
              <table:table-cell office:value-type="float" office:value="4.50692602072434">
                <text:p>4.50692602072434</text:p>
              </table:table-cell>
              <table:table-cell office:value-type="float" office:value="263.877737381965">
                <text:p>263.877737381965</text:p>
              </table:table-cell>
              <table:table-cell office:value-type="float" office:value="1714.63076242472">
                <text:p>1714.63076242472</text:p>
              </table:table-cell>
              <table:table-cell office:value-type="float" office:value="284321.040712411">
                <text:p>284321.040712411</text:p>
              </table:table-cell>
              <table:table-cell office:value-type="float" office:value="120.14622475701">
                <text:p>120.146224757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40.8761892012">
                <text:p>54140.8761892012</text:p>
              </table:table-cell>
              <table:table-cell office:value-type="float" office:value="128.281752378402">
                <text:p>128.281752378402</text:p>
              </table:table-cell>
              <table:table-cell office:value-type="float" office:value="8.13552762139271">
                <text:p>8.13552762139271</text:p>
              </table:table-cell>
              <table:table-cell office:value-type="float" office:value="284.240454478815">
                <text:p>284.240454478815</text:p>
              </table:table-cell>
              <table:table-cell office:value-type="float" office:value="1705.92624427447">
                <text:p>1705.92624427447</text:p>
              </table:table-cell>
              <table:table-cell office:value-type="float" office:value="282899.354922615">
                <text:p>282899.354922615</text:p>
              </table:table-cell>
              <table:table-cell office:value-type="float" office:value="119.645465248385">
                <text:p>119.6454652483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24.006086142">
                <text:p>55224.006086142</text:p>
              </table:table-cell>
              <table:table-cell office:value-type="float" office:value="130.448012172284">
                <text:p>130.448012172284</text:p>
              </table:table-cell>
              <table:table-cell office:value-type="float" office:value="10.8025469238988">
                <text:p>10.8025469238988</text:p>
              </table:table-cell>
              <table:table-cell office:value-type="float" office:value="384.140195776628">
                <text:p>384.140195776628</text:p>
              </table:table-cell>
              <table:table-cell office:value-type="float" office:value="1697.39612953569">
                <text:p>1697.39612953569</text:p>
              </table:table-cell>
              <table:table-cell office:value-type="float" office:value="281586.098988856">
                <text:p>281586.098988856</text:p>
              </table:table-cell>
              <table:table-cell office:value-type="float" office:value="119.182897921056">
                <text:p>119.1828979210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57.517453127">
                <text:p>55957.517453127</text:p>
              </table:table-cell>
              <table:table-cell office:value-type="float" office:value="131.915034906254">
                <text:p>131.915034906254</text:p>
              </table:table-cell>
              <table:table-cell office:value-type="float" office:value="12.7321369851977">
                <text:p>12.7321369851977</text:p>
              </table:table-cell>
              <table:table-cell office:value-type="float" office:value="579.535257546295">
                <text:p>579.535257546295</text:p>
              </table:table-cell>
              <table:table-cell office:value-type="float" office:value="1689.51659393314">
                <text:p>1689.51659393314</text:p>
              </table:table-cell>
              <table:table-cell office:value-type="float" office:value="280476.117652469">
                <text:p>280476.117652469</text:p>
              </table:table-cell>
              <table:table-cell office:value-type="float" office:value="118.791929879749">
                <text:p>118.7919298797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38.0796044784">
                <text:p>56438.0796044784</text:p>
              </table:table-cell>
              <table:table-cell office:value-type="float" office:value="132.876159208957">
                <text:p>132.876159208957</text:p>
              </table:table-cell>
              <table:table-cell office:value-type="float" office:value="14.0842293292081">
                <text:p>14.0842293292081</text:p>
              </table:table-cell>
              <table:table-cell office:value-type="float" office:value="870.307271396797">
                <text:p>870.307271396797</text:p>
              </table:table-cell>
              <table:table-cell office:value-type="float" office:value="1682.85670591482">
                <text:p>1682.85670591482</text:p>
              </table:table-cell>
              <table:table-cell office:value-type="float" office:value="279663.568217951">
                <text:p>279663.568217951</text:p>
              </table:table-cell>
              <table:table-cell office:value-type="float" office:value="118.505726093734">
                <text:p>118.5057260937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741.3964928378">
                <text:p>56741.3964928378</text:p>
              </table:table-cell>
              <table:table-cell office:value-type="float" office:value="133.482792985676">
                <text:p>133.482792985676</text:p>
              </table:table-cell>
              <table:table-cell office:value-type="float" office:value="14.9770668919411">
                <text:p>14.9770668919411</text:p>
              </table:table-cell>
              <table:table-cell office:value-type="float" office:value="1234.23021081601">
                <text:p>1234.23021081601</text:p>
              </table:table-cell>
              <table:table-cell office:value-type="float" office:value="1677.98140930771">
                <text:p>1677.98140930771</text:p>
              </table:table-cell>
              <table:table-cell office:value-type="float" office:value="279219.81701946">
                <text:p>279219.81701946</text:p>
              </table:table-cell>
              <table:table-cell office:value-type="float" office:value="118.349423882864">
                <text:p>118.3494238828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927.6716500485">
                <text:p>56927.6716500485</text:p>
              </table:table-cell>
              <table:table-cell office:value-type="float" office:value="133.855343300097">
                <text:p>133.855343300097</text:p>
              </table:table-cell>
              <table:table-cell office:value-type="float" office:value="15.5059194172331">
                <text:p>15.5059194172331</text:p>
              </table:table-cell>
              <table:table-cell office:value-type="float" office:value="1630.44568686391">
                <text:p>1630.44568686391</text:p>
              </table:table-cell>
              <table:table-cell office:value-type="float" office:value="1675.31890211676">
                <text:p>1675.31890211676</text:p>
              </table:table-cell>
              <table:table-cell office:value-type="float" office:value="279174.943804207">
                <text:p>279174.943804207</text:p>
              </table:table-cell>
              <table:table-cell office:value-type="float" office:value="118.33361821794">
                <text:p>118.333618217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44.6197340422">
                <text:p>57044.6197340422</text:p>
              </table:table-cell>
              <table:table-cell office:value-type="float" office:value="134.089239468084">
                <text:p>134.089239468084</text:p>
              </table:table-cell>
              <table:table-cell office:value-type="float" office:value="15.7556212501443">
                <text:p>15.7556212501443</text:p>
              </table:table-cell>
              <table:table-cell office:value-type="float" office:value="2010.06458499346">
                <text:p>2010.06458499346</text:p>
              </table:table-cell>
              <table:table-cell office:value-type="float" office:value="1675.04966282524">
                <text:p>1675.04966282524</text:p>
              </table:table-cell>
              <table:table-cell office:value-type="float" office:value="279509.958726375">
                <text:p>279509.958726375</text:p>
              </table:table-cell>
              <table:table-cell office:value-type="float" office:value="118.451620317286">
                <text:p>118.4516203172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28.8345012326">
                <text:p>57128.8345012326</text:p>
              </table:table-cell>
              <table:table-cell office:value-type="float" office:value="134.257669002465">
                <text:p>134.257669002465</text:p>
              </table:table-cell>
              <table:table-cell office:value-type="float" office:value="15.8060486851787">
                <text:p>15.8060486851787</text:p>
              </table:table-cell>
              <table:table-cell office:value-type="float" office:value="2332.17560861992">
                <text:p>2332.17560861992</text:p>
              </table:table-cell>
              <table:table-cell office:value-type="float" office:value="1677.05975235825">
                <text:p>1677.05975235825</text:p>
              </table:table-cell>
              <table:table-cell office:value-type="float" office:value="280165.074582637">
                <text:p>280165.074582637</text:p>
              </table:table-cell>
              <table:table-cell office:value-type="float" office:value="118.682371371161">
                <text:p>118.6823713711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06.438755447">
                <text:p>57206.438755447</text:p>
              </table:table-cell>
              <table:table-cell office:value-type="float" office:value="134.412877510894">
                <text:p>134.412877510894</text:p>
              </table:table-cell>
              <table:table-cell office:value-type="float" office:value="15.7305061397331">
                <text:p>15.7305061397331</text:p>
              </table:table-cell>
              <table:table-cell office:value-type="float" office:value="2578.28097684796">
                <text:p>2578.28097684796</text:p>
              </table:table-cell>
              <table:table-cell office:value-type="float" office:value="1680.99044749582">
                <text:p>1680.99044749582</text:p>
              </table:table-cell>
              <table:table-cell office:value-type="float" office:value="281062.365111989">
                <text:p>281062.365111989</text:p>
              </table:table-cell>
              <table:table-cell office:value-type="float" office:value="118.998423460727">
                <text:p>118.9984234607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93.9458527579">
                <text:p>57293.9458527579</text:p>
              </table:table-cell>
              <table:table-cell office:value-type="float" office:value="134.587891705516">
                <text:p>134.587891705516</text:p>
              </table:table-cell>
              <table:table-cell office:value-type="float" office:value="15.5894682447885">
                <text:p>15.5894682447885</text:p>
              </table:table-cell>
              <table:table-cell office:value-type="float" office:value="2746.13508480745">
                <text:p>2746.13508480745</text:p>
              </table:table-cell>
              <table:table-cell office:value-type="float" office:value="1686.37419067193">
                <text:p>1686.37419067193</text:p>
              </table:table-cell>
              <table:table-cell office:value-type="float" office:value="282122.126006124">
                <text:p>282122.126006124</text:p>
              </table:table-cell>
              <table:table-cell office:value-type="float" office:value="119.371702386644">
                <text:p>119.3717023866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399.9415532267">
                <text:p>57399.9415532267</text:p>
              </table:table-cell>
              <table:table-cell office:value-type="float" office:value="134.799883106453">
                <text:p>134.799883106453</text:p>
              </table:table-cell>
              <table:table-cell office:value-type="float" office:value="15.4281807198089">
                <text:p>15.4281807198089</text:p>
              </table:table-cell>
              <table:table-cell office:value-type="float" office:value="2849.23839184112">
                <text:p>2849.23839184112</text:p>
              </table:table-cell>
              <table:table-cell office:value-type="float" office:value="1692.73275603675">
                <text:p>1692.73275603675</text:p>
              </table:table-cell>
              <table:table-cell office:value-type="float" office:value="283278.631641929">
                <text:p>283278.631641929</text:p>
              </table:table-cell>
              <table:table-cell office:value-type="float" office:value="119.779057653233">
                <text:p>119.7790576532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527.0803730312">
                <text:p>57527.0803730312</text:p>
              </table:table-cell>
              <table:table-cell office:value-type="float" office:value="135.054160746062">
                <text:p>135.054160746062</text:p>
              </table:table-cell>
              <table:table-cell office:value-type="float" office:value="15.2751030928299">
                <text:p>15.2751030928299</text:p>
              </table:table-cell>
              <table:table-cell office:value-type="float" office:value="2904.14465500154">
                <text:p>2904.14465500154</text:p>
              </table:table-cell>
              <table:table-cell office:value-type="float" office:value="1699.67178985157">
                <text:p>1699.67178985157</text:p>
              </table:table-cell>
              <table:table-cell office:value-type="float" office:value="284483.104507079">
                <text:p>284483.104507079</text:p>
              </table:table-cell>
              <table:table-cell office:value-type="float" office:value="120.20330838742">
                <text:p>120.203308387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674.2860798145">
                <text:p>57674.2860798145</text:p>
              </table:table-cell>
              <table:table-cell office:value-type="float" office:value="135.348572159629">
                <text:p>135.348572159629</text:p>
              </table:table-cell>
              <table:table-cell office:value-type="float" office:value="15.1452637722095">
                <text:p>15.1452637722095</text:p>
              </table:table-cell>
              <table:table-cell office:value-type="float" office:value="2924.80346662959">
                <text:p>2924.80346662959</text:p>
              </table:table-cell>
              <table:table-cell office:value-type="float" office:value="1706.89862704247">
                <text:p>1706.89862704247</text:p>
              </table:table-cell>
              <table:table-cell office:value-type="float" office:value="285701.009346666">
                <text:p>285701.009346666</text:p>
              </table:table-cell>
              <table:table-cell office:value-type="float" office:value="120.632290257675">
                <text:p>120.6322902576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838.5123729742">
                <text:p>57838.5123729742</text:p>
              </table:table-cell>
              <table:table-cell office:value-type="float" office:value="135.677024745948">
                <text:p>135.677024745948</text:p>
              </table:table-cell>
              <table:table-cell office:value-type="float" office:value="15.0447344882728">
                <text:p>15.0447344882728</text:p>
              </table:table-cell>
              <table:table-cell office:value-type="float" office:value="2922.89587672973">
                <text:p>2922.89587672973</text:p>
              </table:table-cell>
              <table:table-cell office:value-type="float" office:value="1714.20605608">
                <text:p>1714.20605608</text:p>
              </table:table-cell>
              <table:table-cell office:value-type="float" office:value="286909.699167316">
                <text:p>286909.699167316</text:p>
              </table:table-cell>
              <table:table-cell office:value-type="float" office:value="121.058026327496">
                <text:p>121.058026327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56511.1878623721">
                <text:p>56511.1878623721</text:p>
              </table:table-cell>
              <table:table-cell office:value-type="float" office:value="133.022375724744">
                <text:p>133.022375724744</text:p>
              </table:table-cell>
              <table:table-cell office:value-type="float" office:value="11.9643493972477">
                <text:p>11.9643493972477</text:p>
              </table:table-cell>
              <table:table-cell office:value-type="float" office:value="2896.55306120293">
                <text:p>2896.55306120293</text:p>
              </table:table-cell>
              <table:table-cell office:value-type="float" office:value="1721.45819500389">
                <text:p>1721.45819500389</text:p>
              </table:table-cell>
              <table:table-cell office:value-type="float" office:value="288084.794033515">
                <text:p>288084.794033515</text:p>
              </table:table-cell>
              <table:table-cell office:value-type="float" office:value="121.471929267238">
                <text:p>121.471929267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54942.7859223437">
                <text:p>54942.7859223437</text:p>
              </table:table-cell>
              <table:table-cell office:value-type="float" office:value="129.885571844687">
                <text:p>129.885571844687</text:p>
              </table:table-cell>
              <table:table-cell office:value-type="float" office:value="8.41364257744959">
                <text:p>8.41364257744959</text:p>
              </table:table-cell>
              <table:table-cell office:value-type="float" office:value="2834.11877248448">
                <text:p>2834.11877248448</text:p>
              </table:table-cell>
              <table:table-cell office:value-type="float" office:value="1728.50876420109">
                <text:p>1728.50876420109</text:p>
              </table:table-cell>
              <table:table-cell office:value-type="float" office:value="289190.404041798">
                <text:p>289190.404041798</text:p>
              </table:table-cell>
              <table:table-cell office:value-type="float" office:value="121.861357598344">
                <text:p>121.861357598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53839.844767498">
                <text:p>53839.844767498</text:p>
              </table:table-cell>
              <table:table-cell office:value-type="float" office:value="127.679689534996">
                <text:p>127.679689534996</text:p>
              </table:table-cell>
              <table:table-cell office:value-type="float" office:value="5.81833193665157">
                <text:p>5.81833193665157</text:p>
              </table:table-cell>
              <table:table-cell office:value-type="float" office:value="2713.03277240713">
                <text:p>2713.03277240713</text:p>
              </table:table-cell>
              <table:table-cell office:value-type="float" office:value="1735.14242425079">
                <text:p>1735.14242425079</text:p>
              </table:table-cell>
              <table:table-cell office:value-type="float" office:value="290168.294389954">
                <text:p>290168.294389954</text:p>
              </table:table-cell>
              <table:table-cell office:value-type="float" office:value="122.205799312362">
                <text:p>122.205799312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53077.1218818497">
                <text:p>53077.1218818497</text:p>
              </table:table-cell>
              <table:table-cell office:value-type="float" office:value="126.154243763699">
                <text:p>126.154243763699</text:p>
              </table:table-cell>
              <table:table-cell office:value-type="float" office:value="3.94844445133756">
                <text:p>3.94844445133756</text:p>
              </table:table-cell>
              <table:table-cell office:value-type="float" office:value="2511.38034777968">
                <text:p>2511.38034777968</text:p>
              </table:table-cell>
              <table:table-cell office:value-type="float" office:value="1741.00976633973">
                <text:p>1741.00976633973</text:p>
              </table:table-cell>
              <table:table-cell office:value-type="float" office:value="290938.664971394">
                <text:p>290938.664971394</text:p>
              </table:table-cell>
              <table:table-cell office:value-type="float" office:value="122.477146466979">
                <text:p>122.477146466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52559.5218242154">
                <text:p>52559.5218242154</text:p>
              </table:table-cell>
              <table:table-cell office:value-type="float" office:value="125.119043648431">
                <text:p>125.119043648431</text:p>
              </table:table-cell>
              <table:table-cell office:value-type="float" office:value="2.64189718145192">
                <text:p>2.64189718145192</text:p>
              </table:table-cell>
              <table:table-cell office:value-type="float" office:value="2223.95335310894">
                <text:p>2223.95335310894</text:p>
              </table:table-cell>
              <table:table-cell office:value-type="float" office:value="1745.63198982837">
                <text:p>1745.63198982837</text:p>
              </table:table-cell>
              <table:table-cell office:value-type="float" office:value="291416.986334675">
                <text:p>291416.986334675</text:p>
              </table:table-cell>
              <table:table-cell office:value-type="float" office:value="122.645625305665">
                <text:p>122.645625305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52213.1965434025">
                <text:p>52213.1965434025</text:p>
              </table:table-cell>
              <table:table-cell office:value-type="float" office:value="124.426393086805">
                <text:p>124.426393086805</text:p>
              </table:table-cell>
              <table:table-cell office:value-type="float" office:value="1.78076778114038">
                <text:p>1.78076778114038</text:p>
              </table:table-cell>
              <table:table-cell office:value-type="float" office:value="1868.63722907777">
                <text:p>1868.63722907777</text:p>
              </table:table-cell>
              <table:table-cell office:value-type="float" office:value="1748.50191800805">
                <text:p>1748.50191800805</text:p>
              </table:table-cell>
              <table:table-cell office:value-type="float" office:value="291537.121645745">
                <text:p>291537.121645745</text:p>
              </table:table-cell>
              <table:table-cell office:value-type="float" office:value="122.687940492165">
                <text:p>122.68794049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51979.756382977">
                <text:p>51979.756382977</text:p>
              </table:table-cell>
              <table:table-cell office:value-type="float" office:value="123.959512765954">
                <text:p>123.959512765954</text:p>
              </table:table-cell>
              <table:table-cell office:value-type="float" office:value="1.27157227378923">
                <text:p>1.27157227378923</text:p>
              </table:table-cell>
              <table:table-cell office:value-type="float" office:value="1483.08468133292">
                <text:p>1483.08468133292</text:p>
              </table:table-cell>
              <table:table-cell office:value-type="float" office:value="1749.22272987447">
                <text:p>1749.22272987447</text:p>
              </table:table-cell>
              <table:table-cell office:value-type="float" office:value="291270.983597203">
                <text:p>291270.983597203</text:p>
              </table:table-cell>
              <table:table-cell office:value-type="float" office:value="122.594198851522">
                <text:p>122.59419885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51813.0664648811">
                <text:p>51813.0664648811</text:p>
              </table:table-cell>
              <table:table-cell office:value-type="float" office:value="123.626132929762">
                <text:p>123.626132929762</text:p>
              </table:table-cell>
              <table:table-cell office:value-type="float" office:value="1.03193407824028">
                <text:p>1.03193407824028</text:p>
              </table:table-cell>
              <table:table-cell office:value-type="float" office:value="1114.05915016758">
                <text:p>1114.05915016758</text:p>
              </table:table-cell>
              <table:table-cell office:value-type="float" office:value="1747.62590158322">
                <text:p>1747.62590158322</text:p>
              </table:table-cell>
              <table:table-cell office:value-type="float" office:value="290637.416845787">
                <text:p>290637.416845787</text:p>
              </table:table-cell>
              <table:table-cell office:value-type="float" office:value="122.371038025553">
                <text:p>122.371038025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51677.790625255">
                <text:p>51677.790625255</text:p>
              </table:table-cell>
              <table:table-cell office:value-type="float" office:value="123.35558125051">
                <text:p>123.35558125051</text:p>
              </table:table-cell>
              <table:table-cell office:value-type="float" office:value="0.984543224957278">
                <text:p>0.984543224957278</text:p>
              </table:table-cell>
              <table:table-cell office:value-type="float" office:value="801.237389736246">
                <text:p>801.237389736246</text:p>
              </table:table-cell>
              <table:table-cell office:value-type="float" office:value="1743.82450107472">
                <text:p>1743.82450107472</text:p>
              </table:table-cell>
              <table:table-cell office:value-type="float" office:value="289694.829734449">
                <text:p>289694.829734449</text:p>
              </table:table-cell>
              <table:table-cell office:value-type="float" office:value="122.039031148859">
                <text:p>122.039031148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51548.7272342761">
                <text:p>51548.7272342761</text:p>
              </table:table-cell>
              <table:table-cell office:value-type="float" office:value="123.097454468552">
                <text:p>123.097454468552</text:p>
              </table:table-cell>
              <table:table-cell office:value-type="float" office:value="1.05842331969302">
                <text:p>1.05842331969302</text:p>
              </table:table-cell>
              <table:table-cell office:value-type="float" office:value="562.545687134935">
                <text:p>562.545687134935</text:p>
              </table:table-cell>
              <table:table-cell office:value-type="float" office:value="1738.16897840669">
                <text:p>1738.16897840669</text:p>
              </table:table-cell>
              <table:table-cell office:value-type="float" office:value="288519.206443177">
                <text:p>288519.206443177</text:p>
              </table:table-cell>
              <table:table-cell office:value-type="float" office:value="121.62494208228">
                <text:p>121.62494208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51409.9789302221">
                <text:p>51409.9789302221</text:p>
              </table:table-cell>
              <table:table-cell office:value-type="float" office:value="122.819957860444">
                <text:p>122.819957860444</text:p>
              </table:table-cell>
              <table:table-cell office:value-type="float" office:value="1.19501577816364">
                <text:p>1.19501577816364</text:p>
              </table:table-cell>
              <table:table-cell office:value-type="float" office:value="400.108043531516">
                <text:p>400.108043531516</text:p>
              </table:table-cell>
              <table:table-cell office:value-type="float" office:value="1731.11523865906">
                <text:p>1731.11523865906</text:p>
              </table:table-cell>
              <table:table-cell office:value-type="float" office:value="287188.19924805">
                <text:p>287188.19924805</text:p>
              </table:table-cell>
              <table:table-cell office:value-type="float" office:value="121.156122239111">
                <text:p>121.156122239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51253.32477356">
                <text:p>51253.32477356</text:p>
              </table:table-cell>
              <table:table-cell office:value-type="float" office:value="122.50664954712">
                <text:p>122.50664954712</text:p>
              </table:table-cell>
              <table:table-cell office:value-type="float" office:value="1.35052730800847">
                <text:p>1.35052730800847</text:p>
              </table:table-cell>
              <table:table-cell office:value-type="float" office:value="300.579962848439">
                <text:p>300.579962848439</text:p>
              </table:table-cell>
              <table:table-cell office:value-type="float" office:value="1723.1291954883">
                <text:p>1723.1291954883</text:p>
              </table:table-cell>
              <table:table-cell office:value-type="float" office:value="285765.65001541">
                <text:p>285765.65001541</text:p>
              </table:table-cell>
              <table:table-cell office:value-type="float" office:value="120.655058600547">
                <text:p>120.6550586005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81.013819286">
                <text:p>52581.013819286</text:p>
              </table:table-cell>
              <table:table-cell office:value-type="float" office:value="125.162027638572">
                <text:p>125.162027638572</text:p>
              </table:table-cell>
              <table:table-cell office:value-type="float" office:value="4.50696903802526">
                <text:p>4.50696903802526</text:p>
              </table:table-cell>
              <table:table-cell office:value-type="float" office:value="259.018104733668">
                <text:p>259.018104733668</text:p>
              </table:table-cell>
              <table:table-cell office:value-type="float" office:value="1714.59390009246">
                <text:p>1714.59390009246</text:p>
              </table:table-cell>
              <table:table-cell office:value-type="float" office:value="284310.074220051">
                <text:p>284310.074220051</text:p>
              </table:table-cell>
              <table:table-cell office:value-type="float" office:value="120.142362036171">
                <text:p>120.1423620361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39.8100590177">
                <text:p>54139.8100590177</text:p>
              </table:table-cell>
              <table:table-cell office:value-type="float" office:value="128.279620118035">
                <text:p>128.279620118035</text:p>
              </table:table-cell>
              <table:table-cell office:value-type="float" office:value="8.13725808186391">
                <text:p>8.13725808186391</text:p>
              </table:table-cell>
              <table:table-cell office:value-type="float" office:value="280.656580906864">
                <text:p>280.656580906864</text:p>
              </table:table-cell>
              <table:table-cell office:value-type="float" office:value="1705.86044532031">
                <text:p>1705.86044532031</text:p>
              </table:table-cell>
              <table:table-cell office:value-type="float" office:value="282884.870355638">
                <text:p>282884.870355638</text:p>
              </table:table-cell>
              <table:table-cell office:value-type="float" office:value="119.640363358295">
                <text:p>119.6403633582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22.713110564">
                <text:p>55222.713110564</text:p>
              </table:table-cell>
              <table:table-cell office:value-type="float" office:value="130.445426221128">
                <text:p>130.445426221128</text:p>
              </table:table-cell>
              <table:table-cell office:value-type="float" office:value="10.805062862833">
                <text:p>10.805062862833</text:p>
              </table:table-cell>
              <table:table-cell office:value-type="float" office:value="381.720642483337">
                <text:p>381.720642483337</text:p>
              </table:table-cell>
              <table:table-cell office:value-type="float" office:value="1697.30922213383">
                <text:p>1697.30922213383</text:p>
              </table:table-cell>
              <table:table-cell office:value-type="float" office:value="281569.281775987">
                <text:p>281569.281775987</text:p>
              </table:table-cell>
              <table:table-cell office:value-type="float" office:value="119.176974404543">
                <text:p>119.1769744045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55.8946640861">
                <text:p>55955.8946640861</text:p>
              </table:table-cell>
              <table:table-cell office:value-type="float" office:value="131.911789328172">
                <text:p>131.911789328172</text:p>
              </table:table-cell>
              <table:table-cell office:value-type="float" office:value="12.7348149236294">
                <text:p>12.7348149236294</text:p>
              </table:table-cell>
              <table:table-cell office:value-type="float" office:value="578.080084925834">
                <text:p>578.080084925834</text:p>
              </table:table-cell>
              <table:table-cell office:value-type="float" office:value="1689.41569065592">
                <text:p>1689.41569065592</text:p>
              </table:table-cell>
              <table:table-cell office:value-type="float" office:value="280457.946170257">
                <text:p>280457.946170257</text:p>
              </table:table-cell>
              <table:table-cell office:value-type="float" office:value="118.78552934978">
                <text:p>118.785529349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36.1057655231">
                <text:p>56436.1057655231</text:p>
              </table:table-cell>
              <table:table-cell office:value-type="float" office:value="132.872211531046">
                <text:p>132.872211531046</text:p>
              </table:table-cell>
              <table:table-cell office:value-type="float" office:value="14.0866821812663">
                <text:p>14.0866821812663</text:p>
              </table:table-cell>
              <table:table-cell office:value-type="float" office:value="869.587267710642">
                <text:p>869.587267710642</text:p>
              </table:table-cell>
              <table:table-cell office:value-type="float" office:value="1682.74767702154">
                <text:p>1682.74767702154</text:p>
              </table:table-cell>
              <table:table-cell office:value-type="float" office:value="279644.785760946">
                <text:p>279644.785760946</text:p>
              </table:table-cell>
              <table:table-cell office:value-type="float" office:value="118.499110360491">
                <text:p>118.4991103604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739.1011104538">
                <text:p>56739.1011104538</text:p>
              </table:table-cell>
              <table:table-cell office:value-type="float" office:value="133.478202220908">
                <text:p>133.478202220908</text:p>
              </table:table-cell>
              <table:table-cell office:value-type="float" office:value="14.9790918604163">
                <text:p>14.9790918604163</text:p>
              </table:table-cell>
              <table:table-cell office:value-type="float" office:value="1234.02525731834">
                <text:p>1234.02525731834</text:p>
              </table:table-cell>
              <table:table-cell office:value-type="float" office:value="1677.86871456568">
                <text:p>1677.86871456568</text:p>
              </table:table-cell>
              <table:table-cell office:value-type="float" office:value="279200.942303699">
                <text:p>279200.942303699</text:p>
              </table:table-cell>
              <table:table-cell office:value-type="float" office:value="118.342775653376">
                <text:p>118.3427756533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925.1108153295">
                <text:p>56925.1108153295</text:p>
              </table:table-cell>
              <table:table-cell office:value-type="float" office:value="133.850221630659">
                <text:p>133.850221630659</text:p>
              </table:table-cell>
              <table:table-cell office:value-type="float" office:value="15.5074459772828">
                <text:p>15.5074459772828</text:p>
              </table:table-cell>
              <table:table-cell office:value-type="float" office:value="1630.56638412625">
                <text:p>1630.56638412625</text:p>
              </table:table-cell>
              <table:table-cell office:value-type="float" office:value="1675.20565382219">
                <text:p>1675.20565382219</text:p>
              </table:table-cell>
              <table:table-cell office:value-type="float" office:value="279156.303034003">
                <text:p>279156.303034003</text:p>
              </table:table-cell>
              <table:table-cell office:value-type="float" office:value="118.327052390952">
                <text:p>118.3270523909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41.8587831561">
                <text:p>57041.8587831561</text:p>
              </table:table-cell>
              <table:table-cell office:value-type="float" office:value="134.083717566312">
                <text:p>134.083717566312</text:p>
              </table:table-cell>
              <table:table-cell office:value-type="float" office:value="15.7566651753606">
                <text:p>15.7566651753606</text:p>
              </table:table-cell>
              <table:table-cell office:value-type="float" office:value="2010.36149964423">
                <text:p>2010.36149964423</text:p>
              </table:table-cell>
              <table:table-cell office:value-type="float" office:value="1674.93781820402">
                <text:p>1674.93781820402</text:p>
              </table:table-cell>
              <table:table-cell office:value-type="float" office:value="279491.726715443">
                <text:p>279491.726715443</text:p>
              </table:table-cell>
              <table:table-cell office:value-type="float" office:value="118.445198467324">
                <text:p>118.4451984673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25.9367025932">
                <text:p>57125.9367025932</text:p>
              </table:table-cell>
              <table:table-cell office:value-type="float" office:value="134.251873405186">
                <text:p>134.251873405186</text:p>
              </table:table-cell>
              <table:table-cell office:value-type="float" office:value="15.8066749378622">
                <text:p>15.8066749378622</text:p>
              </table:table-cell>
              <table:table-cell office:value-type="float" office:value="2332.54013776674">
                <text:p>2332.54013776674</text:p>
              </table:table-cell>
              <table:table-cell office:value-type="float" office:value="1676.95036029266">
                <text:p>1676.95036029266</text:p>
              </table:table-cell>
              <table:table-cell office:value-type="float" office:value="280147.316492917">
                <text:p>280147.316492917</text:p>
              </table:table-cell>
              <table:table-cell office:value-type="float" office:value="118.676116450175">
                <text:p>118.6761164501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03.4588615853">
                <text:p>57203.4588615853</text:p>
              </table:table-cell>
              <table:table-cell office:value-type="float" office:value="134.406917723171">
                <text:p>134.406917723171</text:p>
              </table:table-cell>
              <table:table-cell office:value-type="float" office:value="15.7308012729957">
                <text:p>15.7308012729957</text:p>
              </table:table-cell>
              <table:table-cell office:value-type="float" office:value="2578.64115721867">
                <text:p>2578.64115721867</text:p>
              </table:table-cell>
              <table:table-cell office:value-type="float" office:value="1680.8838989575">
                <text:p>1680.8838989575</text:p>
              </table:table-cell>
              <table:table-cell office:value-type="float" office:value="281045.073751178">
                <text:p>281045.073751178</text:p>
              </table:table-cell>
              <table:table-cell office:value-type="float" office:value="118.992332935377">
                <text:p>118.9923329353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90.9272699908">
                <text:p>57290.9272699908</text:p>
              </table:table-cell>
              <table:table-cell office:value-type="float" office:value="134.581854539982">
                <text:p>134.581854539982</text:p>
              </table:table-cell>
              <table:table-cell office:value-type="float" office:value="15.5895216046047">
                <text:p>15.5895216046047</text:p>
              </table:table-cell>
              <table:table-cell office:value-type="float" office:value="2746.44889599405">
                <text:p>2746.44889599405</text:p>
              </table:table-cell>
              <table:table-cell office:value-type="float" office:value="1686.27044250707">
                <text:p>1686.27044250707</text:p>
              </table:table-cell>
              <table:table-cell office:value-type="float" office:value="282105.252204665">
                <text:p>282105.252204665</text:p>
              </table:table-cell>
              <table:table-cell office:value-type="float" office:value="119.365758937967">
                <text:p>119.3657589379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396.9159755419">
                <text:p>57396.9159755419</text:p>
              </table:table-cell>
              <table:table-cell office:value-type="float" office:value="134.793831951084">
                <text:p>134.793831951084</text:p>
              </table:table-cell>
              <table:table-cell office:value-type="float" office:value="15.428073013117">
                <text:p>15.428073013117</text:p>
              </table:table-cell>
              <table:table-cell office:value-type="float" office:value="2849.48634970722">
                <text:p>2849.48634970722</text:p>
              </table:table-cell>
              <table:table-cell office:value-type="float" office:value="1692.63151322799">
                <text:p>1692.63151322799</text:p>
              </table:table-cell>
              <table:table-cell office:value-type="float" office:value="283262.107041144">
                <text:p>283262.107041144</text:p>
              </table:table-cell>
              <table:table-cell office:value-type="float" office:value="119.773237203293">
                <text:p>119.7732372032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524.0689145751">
                <text:p>57524.0689145751</text:p>
              </table:table-cell>
              <table:table-cell office:value-type="float" office:value="135.04813782915">
                <text:p>135.04813782915</text:p>
              </table:table-cell>
              <table:table-cell office:value-type="float" office:value="15.274900625857">
                <text:p>15.274900625857</text:p>
              </table:table-cell>
              <table:table-cell office:value-type="float" office:value="2904.3228387271">
                <text:p>2904.3228387271</text:p>
              </table:table-cell>
              <table:table-cell office:value-type="float" office:value="1699.57264224687">
                <text:p>1699.57264224687</text:p>
              </table:table-cell>
              <table:table-cell office:value-type="float" office:value="284466.857237625">
                <text:p>284466.857237625</text:p>
              </table:table-cell>
              <table:table-cell office:value-type="float" office:value="120.197585621724">
                <text:p>120.1975856217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671.3011626756">
                <text:p>57671.3011626756</text:p>
              </table:table-cell>
              <table:table-cell office:value-type="float" office:value="135.342602325351">
                <text:p>135.342602325351</text:p>
              </table:table-cell>
              <table:table-cell office:value-type="float" office:value="15.1450167036277">
                <text:p>15.1450167036277</text:p>
              </table:table-cell>
              <table:table-cell office:value-type="float" office:value="2924.91760520002">
                <text:p>2924.91760520002</text:p>
              </table:table-cell>
              <table:table-cell office:value-type="float" office:value="1706.80114342575">
                <text:p>1706.80114342575</text:p>
              </table:table-cell>
              <table:table-cell office:value-type="float" office:value="285684.973699399">
                <text:p>285684.973699399</text:p>
              </table:table-cell>
              <table:table-cell office:value-type="float" office:value="120.626642031532">
                <text:p>120.6266420315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835.5598439602">
                <text:p>57835.5598439602</text:p>
              </table:table-cell>
              <table:table-cell office:value-type="float" office:value="135.67111968792">
                <text:p>135.67111968792</text:p>
              </table:table-cell>
              <table:table-cell office:value-type="float" office:value="15.0444776563885">
                <text:p>15.0444776563885</text:p>
              </table:table-cell>
              <table:table-cell office:value-type="float" office:value="2922.95674262221">
                <text:p>2922.95674262221</text:p>
              </table:table-cell>
              <table:table-cell office:value-type="float" office:value="1714.10984219639">
                <text:p>1714.10984219639</text:p>
              </table:table-cell>
              <table:table-cell office:value-type="float" office:value="286893.820599825">
                <text:p>286893.820599825</text:p>
              </table:table-cell>
              <table:table-cell office:value-type="float" office:value="121.052433429465">
                <text:p>121.052433429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56508.2690013506">
                <text:p>56508.2690013506</text:p>
              </table:table-cell>
              <table:table-cell office:value-type="float" office:value="133.016538002701">
                <text:p>133.016538002701</text:p>
              </table:table-cell>
              <table:table-cell office:value-type="float" office:value="11.9641045732358">
                <text:p>11.9641045732358</text:p>
              </table:table-cell>
              <table:table-cell office:value-type="float" office:value="2896.57316711532">
                <text:p>2896.57316711532</text:p>
              </table:table-cell>
              <table:table-cell office:value-type="float" office:value="1721.36292359895">
                <text:p>1721.36292359895</text:p>
              </table:table-cell>
              <table:table-cell office:value-type="float" office:value="288069.030843341">
                <text:p>288069.030843341</text:p>
              </table:table-cell>
              <table:table-cell office:value-type="float" office:value="121.466377008488">
                <text:p>121.466377008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54939.8991552073">
                <text:p>54939.8991552073</text:p>
              </table:table-cell>
              <table:table-cell office:value-type="float" office:value="129.879798310415">
                <text:p>129.879798310415</text:p>
              </table:table-cell>
              <table:table-cell office:value-type="float" office:value="8.41342130192662">
                <text:p>8.41342130192662</text:p>
              </table:table-cell>
              <table:table-cell office:value-type="float" office:value="2834.11021859427">
                <text:p>2834.11021859427</text:p>
              </table:table-cell>
              <table:table-cell office:value-type="float" office:value="1728.41418506005">
                <text:p>1728.41418506005</text:p>
              </table:table-cell>
              <table:table-cell office:value-type="float" office:value="289174.726876875">
                <text:p>289174.726876875</text:p>
              </table:table-cell>
              <table:table-cell office:value-type="float" office:value="121.855835640216">
                <text:p>121.855835640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53836.9870072845">
                <text:p>53836.9870072845</text:p>
              </table:table-cell>
              <table:table-cell office:value-type="float" office:value="127.673974014569">
                <text:p>127.673974014569</text:p>
              </table:table-cell>
              <table:table-cell office:value-type="float" office:value="5.81813837435317">
                <text:p>5.81813837435317</text:p>
              </table:table-cell>
              <table:table-cell office:value-type="float" office:value="2713.00602153858">
                <text:p>2713.00602153858</text:p>
              </table:table-cell>
              <table:table-cell office:value-type="float" office:value="1735.04836126125">
                <text:p>1735.04836126125</text:p>
              </table:table-cell>
              <table:table-cell office:value-type="float" office:value="290152.684537153">
                <text:p>290152.684537153</text:p>
              </table:table-cell>
              <table:table-cell office:value-type="float" office:value="122.20030106354">
                <text:p>122.20030106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53074.289495643">
                <text:p>53074.289495643</text:p>
              </table:table-cell>
              <table:table-cell office:value-type="float" office:value="126.148578991286">
                <text:p>126.148578991286</text:p>
              </table:table-cell>
              <table:table-cell office:value-type="float" office:value="3.94827792774616">
                <text:p>3.94827792774616</text:p>
              </table:table-cell>
              <table:table-cell office:value-type="float" office:value="2511.34369005073">
                <text:p>2511.34369005073</text:p>
              </table:table-cell>
              <table:table-cell office:value-type="float" office:value="1740.91610722292">
                <text:p>1740.91610722292</text:p>
              </table:table-cell>
              <table:table-cell office:value-type="float" office:value="290923.11211998">
                <text:p>290923.11211998</text:p>
              </table:table-cell>
              <table:table-cell office:value-type="float" office:value="122.471668295721">
                <text:p>122.471668295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52556.711267522">
                <text:p>52556.711267522</text:p>
              </table:table-cell>
              <table:table-cell office:value-type="float" office:value="125.113422535044">
                <text:p>125.113422535044</text:p>
              </table:table-cell>
              <table:table-cell office:value-type="float" office:value="2.64175423932336">
                <text:p>2.64175423932336</text:p>
              </table:table-cell>
              <table:table-cell office:value-type="float" office:value="2223.91283973711">
                <text:p>2223.91283973711</text:p>
              </table:table-cell>
              <table:table-cell office:value-type="float" office:value="1745.53867271988">
                <text:p>1745.53867271988</text:p>
              </table:table-cell>
              <table:table-cell office:value-type="float" office:value="291401.486286998">
                <text:p>291401.486286998</text:p>
              </table:table-cell>
              <table:table-cell office:value-type="float" office:value="122.640165733434">
                <text:p>122.640165733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52210.4047249376">
                <text:p>52210.4047249376</text:p>
              </table:table-cell>
              <table:table-cell office:value-type="float" office:value="124.420809449875">
                <text:p>124.420809449875</text:p>
              </table:table-cell>
              <table:table-cell office:value-type="float" office:value="1.78064371644106">
                <text:p>1.78064371644106</text:p>
              </table:table-cell>
              <table:table-cell office:value-type="float" office:value="1868.59689109713">
                <text:p>1868.59689109713</text:p>
              </table:table-cell>
              <table:table-cell office:value-type="float" office:value="1748.40891772199">
                <text:p>1748.40891772199</text:p>
              </table:table-cell>
              <table:table-cell office:value-type="float" office:value="291521.674260373">
                <text:p>291521.674260373</text:p>
              </table:table-cell>
              <table:table-cell office:value-type="float" office:value="122.682499469146">
                <text:p>122.682499469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51976.9808281055">
                <text:p>51976.9808281055</text:p>
              </table:table-cell>
              <table:table-cell office:value-type="float" office:value="123.953961656211">
                <text:p>123.953961656211</text:p>
              </table:table-cell>
              <table:table-cell office:value-type="float" office:value="1.27146218706557">
                <text:p>1.27146218706557</text:p>
              </table:table-cell>
              <table:table-cell office:value-type="float" office:value="1483.0468915135">
                <text:p>1483.0468915135</text:p>
              </table:table-cell>
              <table:table-cell office:value-type="float" office:value="1749.13004556224">
                <text:p>1749.13004556224</text:p>
              </table:table-cell>
              <table:table-cell office:value-type="float" office:value="291255.591106324">
                <text:p>291255.591106324</text:p>
              </table:table-cell>
              <table:table-cell office:value-type="float" office:value="122.588777163956">
                <text:p>122.588777163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51810.3053412358">
                <text:p>51810.3053412358</text:p>
              </table:table-cell>
              <table:table-cell office:value-type="float" office:value="123.620610682472">
                <text:p>123.620610682472</text:p>
              </table:table-cell>
              <table:table-cell office:value-type="float" office:value="1.0318335185154">
                <text:p>1.0318335185154</text:p>
              </table:table-cell>
              <table:table-cell office:value-type="float" office:value="1114.0250278914">
                <text:p>1114.0250278914</text:p>
              </table:table-cell>
              <table:table-cell office:value-type="float" office:value="1747.53354663794">
                <text:p>1747.53354663794</text:p>
              </table:table-cell>
              <table:table-cell office:value-type="float" office:value="290622.082587577">
                <text:p>290622.082587577</text:p>
              </table:table-cell>
              <table:table-cell office:value-type="float" office:value="122.365636849244">
                <text:p>122.365636849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51675.0426839451">
                <text:p>51675.0426839451</text:p>
              </table:table-cell>
              <table:table-cell office:value-type="float" office:value="123.35008536789">
                <text:p>123.35008536789</text:p>
              </table:table-cell>
              <table:table-cell office:value-type="float" office:value="0.984448518646246">
                <text:p>0.984448518646246</text:p>
              </table:table-cell>
              <table:table-cell office:value-type="float" office:value="801.207184635061">
                <text:p>801.207184635061</text:p>
              </table:table-cell>
              <table:table-cell office:value-type="float" office:value="1743.73249552547">
                <text:p>1743.73249552547</text:p>
              </table:table-cell>
              <table:table-cell office:value-type="float" office:value="289679.557276687">
                <text:p>289679.557276687</text:p>
              </table:table-cell>
              <table:table-cell office:value-type="float" office:value="122.033651740484">
                <text:p>122.033651740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51545.9917079799">
                <text:p>51545.9917079799</text:p>
              </table:table-cell>
              <table:table-cell office:value-type="float" office:value="123.09198341596">
                <text:p>123.09198341596</text:p>
              </table:table-cell>
              <table:table-cell office:value-type="float" office:value="1.05833167547571">
                <text:p>1.05833167547571</text:p>
              </table:table-cell>
              <table:table-cell office:value-type="float" office:value="562.519105994617">
                <text:p>562.519105994617</text:p>
              </table:table-cell>
              <table:table-cell office:value-type="float" office:value="1738.07734366012">
                <text:p>1738.07734366012</text:p>
              </table:table-cell>
              <table:table-cell office:value-type="float" office:value="288503.999039022">
                <text:p>288503.999039022</text:p>
              </table:table-cell>
              <table:table-cell office:value-type="float" office:value="121.619585587697">
                <text:p>121.619585587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51407.2554175309">
                <text:p>51407.2554175309</text:p>
              </table:table-cell>
              <table:table-cell office:value-type="float" office:value="122.814510835062">
                <text:p>122.814510835062</text:p>
              </table:table-cell>
              <table:table-cell office:value-type="float" office:value="1.19492524736482">
                <text:p>1.19492524736482</text:p>
              </table:table-cell>
              <table:table-cell office:value-type="float" office:value="400.084506018177">
                <text:p>400.084506018177</text:p>
              </table:table-cell>
              <table:table-cell office:value-type="float" office:value="1731.02399423413">
                <text:p>1731.02399423413</text:p>
              </table:table-cell>
              <table:table-cell office:value-type="float" office:value="287173.059550806">
                <text:p>287173.059550806</text:p>
              </table:table-cell>
              <table:table-cell office:value-type="float" office:value="121.150789592892">
                <text:p>121.150789592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51250.6131285163">
                <text:p>51250.6131285163</text:p>
              </table:table-cell>
              <table:table-cell office:value-type="float" office:value="122.501226257033">
                <text:p>122.501226257033</text:p>
              </table:table-cell>
              <table:table-cell office:value-type="float" office:value="1.35043666414083">
                <text:p>1.35043666414083</text:p>
              </table:table-cell>
              <table:table-cell office:value-type="float" office:value="300.558785715918">
                <text:p>300.558785715918</text:p>
              </table:table-cell>
              <table:table-cell office:value-type="float" office:value="1723.03835730483">
                <text:p>1723.03835730483</text:p>
              </table:table-cell>
              <table:table-cell office:value-type="float" office:value="285750.579979217">
                <text:p>285750.579979217</text:p>
              </table:table-cell>
              <table:table-cell office:value-type="float" office:value="120.649750490996">
                <text:p>120.6497504909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78.3140567119">
                <text:p>52578.3140567119</text:p>
              </table:table-cell>
              <table:table-cell office:value-type="float" office:value="125.156628113424">
                <text:p>125.156628113424</text:p>
              </table:table-cell>
              <table:table-cell office:value-type="float" office:value="4.50687762242781">
                <text:p>4.50687762242781</text:p>
              </table:table-cell>
              <table:table-cell office:value-type="float" office:value="258.998622547525">
                <text:p>258.998622547525</text:p>
              </table:table-cell>
              <table:table-cell office:value-type="float" office:value="1714.5034798753">
                <text:p>1714.5034798753</text:p>
              </table:table-cell>
              <table:table-cell office:value-type="float" office:value="284295.075121889">
                <text:p>284295.075121889</text:p>
              </table:table-cell>
              <table:table-cell office:value-type="float" office:value="120.13707891308">
                <text:p>120.137078913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37.122280079">
                <text:p>54137.122280079</text:p>
              </table:table-cell>
              <table:table-cell office:value-type="float" office:value="128.274244560158">
                <text:p>128.274244560158</text:p>
              </table:table-cell>
              <table:table-cell office:value-type="float" office:value="8.13716564707825">
                <text:p>8.13716564707825</text:p>
              </table:table-cell>
              <table:table-cell office:value-type="float" office:value="280.638215344812">
                <text:p>280.638215344812</text:p>
              </table:table-cell>
              <table:table-cell office:value-type="float" office:value="1705.77045073133">
                <text:p>1705.77045073133</text:p>
              </table:table-cell>
              <table:table-cell office:value-type="float" office:value="282869.942886502">
                <text:p>282869.942886502</text:p>
              </table:table-cell>
              <table:table-cell office:value-type="float" office:value="119.635105465051">
                <text:p>119.6351054650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20.0374488656">
                <text:p>55220.0374488656</text:p>
              </table:table-cell>
              <table:table-cell office:value-type="float" office:value="130.440074897731">
                <text:p>130.440074897731</text:p>
              </table:table-cell>
              <table:table-cell office:value-type="float" office:value="10.80496943268">
                <text:p>10.80496943268</text:p>
              </table:table-cell>
              <table:table-cell office:value-type="float" office:value="381.702933261969">
                <text:p>381.702933261969</text:p>
              </table:table-cell>
              <table:table-cell office:value-type="float" office:value="1697.21965731902">
                <text:p>1697.21965731902</text:p>
              </table:table-cell>
              <table:table-cell office:value-type="float" office:value="281554.426162445">
                <text:p>281554.426162445</text:p>
              </table:table-cell>
              <table:table-cell office:value-type="float" office:value="119.17174182095">
                <text:p>119.171741820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53.2312501104">
                <text:p>55953.2312501104</text:p>
              </table:table-cell>
              <table:table-cell office:value-type="float" office:value="131.906462500221">
                <text:p>131.906462500221</text:p>
              </table:table-cell>
              <table:table-cell office:value-type="float" office:value="12.7347206792704">
                <text:p>12.7347206792704</text:p>
              </table:table-cell>
              <table:table-cell office:value-type="float" office:value="578.062694485751">
                <text:p>578.062694485751</text:p>
              </table:table-cell>
              <table:table-cell office:value-type="float" office:value="1689.32655697467">
                <text:p>1689.32655697467</text:p>
              </table:table-cell>
              <table:table-cell office:value-type="float" office:value="280443.162299957">
                <text:p>280443.162299957</text:p>
              </table:table-cell>
              <table:table-cell office:value-type="float" office:value="118.780322036265">
                <text:p>118.780322036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33.454706004">
                <text:p>56433.454706004</text:p>
              </table:table-cell>
              <table:table-cell office:value-type="float" office:value="132.866909412008">
                <text:p>132.866909412008</text:p>
              </table:table-cell>
              <table:table-cell office:value-type="float" office:value="14.0865873757429">
                <text:p>14.0865873757429</text:p>
              </table:table-cell>
              <table:table-cell office:value-type="float" office:value="869.569969852459">
                <text:p>869.569969852459</text:p>
              </table:table-cell>
              <table:table-cell office:value-type="float" office:value="1682.65897379974">
                <text:p>1682.65897379974</text:p>
              </table:table-cell>
              <table:table-cell office:value-type="float" office:value="279630.073296009">
                <text:p>279630.073296009</text:p>
              </table:table-cell>
              <table:table-cell office:value-type="float" office:value="118.493928198044">
                <text:p>118.4939281980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736.4624789541">
                <text:p>56736.4624789541</text:p>
              </table:table-cell>
              <table:table-cell office:value-type="float" office:value="133.472924957908">
                <text:p>133.472924957908</text:p>
              </table:table-cell>
              <table:table-cell office:value-type="float" office:value="14.9789967598647">
                <text:p>14.9789967598647</text:p>
              </table:table-cell>
              <table:table-cell office:value-type="float" office:value="1234.00791766191">
                <text:p>1234.00791766191</text:p>
              </table:table-cell>
              <table:table-cell office:value-type="float" office:value="1677.78043977606">
                <text:p>1677.78043977606</text:p>
              </table:table-cell>
              <table:table-cell office:value-type="float" office:value="279186.300773895">
                <text:p>279186.300773895</text:p>
              </table:table-cell>
              <table:table-cell office:value-type="float" office:value="118.337618476367">
                <text:p>118.3376184763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922.4846505244">
                <text:p>56922.4846505244</text:p>
              </table:table-cell>
              <table:table-cell office:value-type="float" office:value="133.844969301049">
                <text:p>133.844969301049</text:p>
              </table:table-cell>
              <table:table-cell office:value-type="float" office:value="15.507350824682">
                <text:p>15.507350824682</text:p>
              </table:table-cell>
              <table:table-cell office:value-type="float" office:value="1630.54893798754">
                <text:p>1630.54893798754</text:p>
              </table:table-cell>
              <table:table-cell office:value-type="float" office:value="1675.11780464337">
                <text:p>1675.11780464337</text:p>
              </table:table-cell>
              <table:table-cell office:value-type="float" office:value="279141.731907239">
                <text:p>279141.731907239</text:p>
              </table:table-cell>
              <table:table-cell office:value-type="float" office:value="118.321920011961">
                <text:p>118.3219200119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39.2450918687">
                <text:p>57039.2450918687</text:p>
              </table:table-cell>
              <table:table-cell office:value-type="float" office:value="134.078490183737">
                <text:p>134.078490183737</text:p>
              </table:table-cell>
              <table:table-cell office:value-type="float" office:value="15.7565701717758">
                <text:p>15.7565701717758</text:p>
              </table:table-cell>
              <table:table-cell office:value-type="float" office:value="2010.34393093371">
                <text:p>2010.34393093371</text:p>
              </table:table-cell>
              <table:table-cell office:value-type="float" office:value="1674.85039144344">
                <text:p>1674.85039144344</text:p>
              </table:table-cell>
              <table:table-cell office:value-type="float" office:value="279477.22544673">
                <text:p>279477.22544673</text:p>
              </table:table-cell>
              <table:table-cell office:value-type="float" office:value="118.440090694392">
                <text:p>118.4400906943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23.3354652889">
                <text:p>57123.3354652889</text:p>
              </table:table-cell>
              <table:table-cell office:value-type="float" office:value="134.246670930578">
                <text:p>134.246670930578</text:p>
              </table:table-cell>
              <table:table-cell office:value-type="float" office:value="15.806580236186">
                <text:p>15.806580236186</text:p>
              </table:table-cell>
              <table:table-cell office:value-type="float" office:value="2332.52246092163">
                <text:p>2332.52246092163</text:p>
              </table:table-cell>
              <table:table-cell office:value-type="float" office:value="1676.86335268038">
                <text:p>1676.86335268038</text:p>
              </table:table-cell>
              <table:table-cell office:value-type="float" office:value="280132.884554971">
                <text:p>280132.884554971</text:p>
              </table:table-cell>
              <table:table-cell office:value-type="float" office:value="118.671033097576">
                <text:p>118.6710330975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00.8700386872">
                <text:p>57200.8700386872</text:p>
              </table:table-cell>
              <table:table-cell office:value-type="float" office:value="134.401740077374">
                <text:p>134.401740077374</text:p>
              </table:table-cell>
              <table:table-cell office:value-type="float" office:value="15.7307069797985">
                <text:p>15.7307069797985</text:p>
              </table:table-cell>
              <table:table-cell office:value-type="float" office:value="2578.62340300907">
                <text:p>2578.62340300907</text:p>
              </table:table-cell>
              <table:table-cell office:value-type="float" office:value="1680.79730732982">
                <text:p>1680.79730732982</text:p>
              </table:table-cell>
              <table:table-cell office:value-type="float" office:value="281030.71065065">
                <text:p>281030.71065065</text:p>
              </table:table-cell>
              <table:table-cell office:value-type="float" office:value="118.987273829339">
                <text:p>118.9872738293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88.3508079515">
                <text:p>57288.3508079515</text:p>
              </table:table-cell>
              <table:table-cell office:value-type="float" office:value="134.576701615903">
                <text:p>134.576701615903</text:p>
              </table:table-cell>
              <table:table-cell office:value-type="float" office:value="15.5894277865637">
                <text:p>15.5894277865637</text:p>
              </table:table-cell>
              <table:table-cell office:value-type="float" office:value="2746.43110125319">
                <text:p>2746.43110125319</text:p>
              </table:table-cell>
              <table:table-cell office:value-type="float" office:value="1686.1842639039">
                <text:p>1686.1842639039</text:p>
              </table:table-cell>
              <table:table-cell office:value-type="float" office:value="282090.957487999">
                <text:p>282090.957487999</text:p>
              </table:table-cell>
              <table:table-cell office:value-type="float" office:value="119.360723918735">
                <text:p>119.3607239187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394.3518120733">
                <text:p>57394.3518120733</text:p>
              </table:table-cell>
              <table:table-cell office:value-type="float" office:value="134.788703624147">
                <text:p>134.788703624147</text:p>
              </table:table-cell>
              <table:table-cell office:value-type="float" office:value="15.4279797054119">
                <text:p>15.4279797054119</text:p>
              </table:table-cell>
              <table:table-cell office:value-type="float" office:value="2849.46855056373">
                <text:p>2849.46855056373</text:p>
              </table:table-cell>
              <table:table-cell office:value-type="float" office:value="1692.545744928">
                <text:p>1692.545744928</text:p>
              </table:table-cell>
              <table:table-cell office:value-type="float" office:value="283247.880293635">
                <text:p>283247.880293635</text:p>
              </table:table-cell>
              <table:table-cell office:value-type="float" office:value="119.768226124795">
                <text:p>119.7682261247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521.5169827775">
                <text:p>57521.5169827775</text:p>
              </table:table-cell>
              <table:table-cell office:value-type="float" office:value="135.043033965555">
                <text:p>135.043033965555</text:p>
              </table:table-cell>
              <table:table-cell office:value-type="float" office:value="15.2748078407598">
                <text:p>15.2748078407598</text:p>
              </table:table-cell>
              <table:table-cell office:value-type="float" office:value="2904.30506668641">
                <text:p>2904.30506668641</text:p>
              </table:table-cell>
              <table:table-cell office:value-type="float" office:value="1699.48728176181">
                <text:p>1699.48728176181</text:p>
              </table:table-cell>
              <table:table-cell office:value-type="float" office:value="284452.69807856">
                <text:p>284452.69807856</text:p>
              </table:table-cell>
              <table:table-cell office:value-type="float" office:value="120.192598349862">
                <text:p>120.1925983498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668.7613940406">
                <text:p>57668.7613940406</text:p>
              </table:table-cell>
              <table:table-cell office:value-type="float" office:value="135.337522788081">
                <text:p>135.337522788081</text:p>
              </table:table-cell>
              <table:table-cell office:value-type="float" office:value="15.1449244382196">
                <text:p>15.1449244382196</text:p>
              </table:table-cell>
              <table:table-cell office:value-type="float" office:value="2924.89988536105">
                <text:p>2924.89988536105</text:p>
              </table:table-cell>
              <table:table-cell office:value-type="float" office:value="1706.71618847136">
                <text:p>1706.71618847136</text:p>
              </table:table-cell>
              <table:table-cell office:value-type="float" office:value="285670.881775449">
                <text:p>285670.881775449</text:p>
              </table:table-cell>
              <table:table-cell office:value-type="float" office:value="120.621678441853">
                <text:p>120.6216784418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833.0321703619">
                <text:p>57833.0321703619</text:p>
              </table:table-cell>
              <table:table-cell office:value-type="float" office:value="135.666064340724">
                <text:p>135.666064340724</text:p>
              </table:table-cell>
              <table:table-cell office:value-type="float" office:value="15.0443858988705">
                <text:p>15.0443858988705</text:p>
              </table:table-cell>
              <table:table-cell office:value-type="float" office:value="2922.93909336135">
                <text:p>2922.93909336135</text:p>
              </table:table-cell>
              <table:table-cell office:value-type="float" office:value="1714.0252906527">
                <text:p>1714.0252906527</text:p>
              </table:table-cell>
              <table:table-cell office:value-type="float" office:value="286879.795578158">
                <text:p>286879.795578158</text:p>
              </table:table-cell>
              <table:table-cell office:value-type="float" office:value="121.047493404737">
                <text:p>121.047493404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56505.7533562099">
                <text:p>56505.7533562099</text:p>
              </table:table-cell>
              <table:table-cell office:value-type="float" office:value="133.01150671242">
                <text:p>133.01150671242</text:p>
              </table:table-cell>
              <table:table-cell office:value-type="float" office:value="11.9640133076832">
                <text:p>11.9640133076832</text:p>
              </table:table-cell>
              <table:table-cell office:value-type="float" office:value="2896.55560067405">
                <text:p>2896.55560067405</text:p>
              </table:table-cell>
              <table:table-cell office:value-type="float" office:value="1721.27877346895">
                <text:p>1721.27877346895</text:p>
              </table:table-cell>
              <table:table-cell office:value-type="float" office:value="288055.072405363">
                <text:p>288055.072405363</text:p>
              </table:table-cell>
              <table:table-cell office:value-type="float" office:value="121.461460436491">
                <text:p>121.461460436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54937.3954740326">
                <text:p>54937.3954740326</text:p>
              </table:table-cell>
              <table:table-cell office:value-type="float" office:value="129.874790948065">
                <text:p>129.874790948065</text:p>
              </table:table-cell>
              <table:table-cell office:value-type="float" office:value="8.41333051157446">
                <text:p>8.41333051157446</text:p>
              </table:table-cell>
              <table:table-cell office:value-type="float" office:value="2834.09274213323">
                <text:p>2834.09274213323</text:p>
              </table:table-cell>
              <table:table-cell office:value-type="float" office:value="1728.33043443218">
                <text:p>1728.33043443218</text:p>
              </table:table-cell>
              <table:table-cell office:value-type="float" office:value="289160.834713064">
                <text:p>289160.834713064</text:p>
              </table:table-cell>
              <table:table-cell office:value-type="float" office:value="121.850942411927">
                <text:p>121.850942411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53834.4952277819">
                <text:p>53834.4952277819</text:p>
              </table:table-cell>
              <table:table-cell office:value-type="float" office:value="127.668990455564">
                <text:p>127.668990455564</text:p>
              </table:table-cell>
              <table:table-cell office:value-type="float" office:value="5.81804804363649">
                <text:p>5.81804804363649</text:p>
              </table:table-cell>
              <table:table-cell office:value-type="float" office:value="2712.98863834587">
                <text:p>2712.98863834587</text:p>
              </table:table-cell>
              <table:table-cell office:value-type="float" office:value="1734.96500827839">
                <text:p>1734.96500827839</text:p>
              </table:table-cell>
              <table:table-cell office:value-type="float" office:value="290138.858343132">
                <text:p>290138.858343132</text:p>
              </table:table-cell>
              <table:table-cell office:value-type="float" office:value="122.19543107175">
                <text:p>122.19543107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53071.8095575593">
                <text:p>53071.8095575593</text:p>
              </table:table-cell>
              <table:table-cell office:value-type="float" office:value="126.143619115119">
                <text:p>126.143619115119</text:p>
              </table:table-cell>
              <table:table-cell office:value-type="float" office:value="3.94818804336852">
                <text:p>3.94818804336852</text:p>
              </table:table-cell>
              <table:table-cell office:value-type="float" office:value="2511.32640070222">
                <text:p>2511.32640070222</text:p>
              </table:table-cell>
              <table:table-cell office:value-type="float" office:value="1740.83315005879">
                <text:p>1740.83315005879</text:p>
              </table:table-cell>
              <table:table-cell office:value-type="float" office:value="290909.351593775">
                <text:p>290909.351593775</text:p>
              </table:table-cell>
              <table:table-cell office:value-type="float" office:value="122.466821434065">
                <text:p>122.46682143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52554.2431123466">
                <text:p>52554.2431123466</text:p>
              </table:table-cell>
              <table:table-cell office:value-type="float" office:value="125.108486224693">
                <text:p>125.108486224693</text:p>
              </table:table-cell>
              <table:table-cell office:value-type="float" office:value="2.64166479062818">
                <text:p>2.64166479062818</text:p>
              </table:table-cell>
              <table:table-cell office:value-type="float" office:value="2223.89564309482">
                <text:p>2223.89564309482</text:p>
              </table:table-cell>
              <table:table-cell office:value-type="float" office:value="1745.45610956265">
                <text:p>1745.45610956265</text:p>
              </table:table-cell>
              <table:table-cell office:value-type="float" office:value="291387.791127307">
                <text:p>291387.791127307</text:p>
              </table:table-cell>
              <table:table-cell office:value-type="float" office:value="122.635341895786">
                <text:p>122.635341895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52207.948295557">
                <text:p>52207.948295557</text:p>
              </table:table-cell>
              <table:table-cell office:value-type="float" office:value="124.415896591114">
                <text:p>124.415896591114</text:p>
              </table:table-cell>
              <table:table-cell office:value-type="float" office:value="1.78055469532843">
                <text:p>1.78055469532843</text:p>
              </table:table-cell>
              <table:table-cell office:value-type="float" office:value="1868.57978509686">
                <text:p>1868.57978509686</text:p>
              </table:table-cell>
              <table:table-cell office:value-type="float" office:value="1748.32674676384">
                <text:p>1748.32674676384</text:p>
              </table:table-cell>
              <table:table-cell office:value-type="float" office:value="291508.04416564">
                <text:p>291508.04416564</text:p>
              </table:table-cell>
              <table:table-cell office:value-type="float" office:value="122.677698549287">
                <text:p>122.677698549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51974.5360684683">
                <text:p>51974.5360684683</text:p>
              </table:table-cell>
              <table:table-cell office:value-type="float" office:value="123.949072136937">
                <text:p>123.949072136937</text:p>
              </table:table-cell>
              <table:table-cell office:value-type="float" office:value="1.27137358764949">
                <text:p>1.27137358764949</text:p>
              </table:table-cell>
              <table:table-cell office:value-type="float" office:value="1483.02987373723">
                <text:p>1483.02987373723</text:p>
              </table:table-cell>
              <table:table-cell office:value-type="float" office:value="1749.04826499384">
                <text:p>1749.04826499384</text:p>
              </table:table-cell>
              <table:table-cell office:value-type="float" office:value="291242.025774384">
                <text:p>291242.025774384</text:p>
              </table:table-cell>
              <table:table-cell office:value-type="float" office:value="122.583999055456">
                <text:p>122.583999055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51807.8721960617">
                <text:p>51807.8721960617</text:p>
              </table:table-cell>
              <table:table-cell office:value-type="float" office:value="123.615744392123">
                <text:p>123.615744392123</text:p>
              </table:table-cell>
              <table:table-cell office:value-type="float" office:value="1.03174533666746">
                <text:p>1.03174533666746</text:p>
              </table:table-cell>
              <table:table-cell office:value-type="float" office:value="1114.00809594653">
                <text:p>1114.00809594653</text:p>
              </table:table-cell>
              <table:table-cell office:value-type="float" office:value="1747.4521546463">
                <text:p>1747.4521546463</text:p>
              </table:table-cell>
              <table:table-cell office:value-type="float" office:value="290608.581715684">
                <text:p>290608.581715684</text:p>
              </table:table-cell>
              <table:table-cell office:value-type="float" office:value="122.360881445466">
                <text:p>122.360881445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51672.6210984954">
                <text:p>51672.6210984954</text:p>
              </table:table-cell>
              <table:table-cell office:value-type="float" office:value="123.345242196991">
                <text:p>123.345242196991</text:p>
              </table:table-cell>
              <table:table-cell office:value-type="float" office:value="0.984360751524548">
                <text:p>0.984360751524548</text:p>
              </table:table-cell>
              <table:table-cell office:value-type="float" office:value="801.190336375879">
                <text:p>801.190336375879</text:p>
              </table:table-cell>
              <table:table-cell office:value-type="float" office:value="1743.6514902941">
                <text:p>1743.6514902941</text:p>
              </table:table-cell>
              <table:table-cell office:value-type="float" office:value="289666.120561766">
                <text:p>289666.120561766</text:p>
              </table:table-cell>
              <table:table-cell office:value-type="float" office:value="122.028918934677">
                <text:p>122.02891893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51543.5816278883">
                <text:p>51543.5816278883</text:p>
              </table:table-cell>
              <table:table-cell office:value-type="float" office:value="123.087163255777">
                <text:p>123.087163255777</text:p>
              </table:table-cell>
              <table:table-cell office:value-type="float" office:value="1.05824432109944">
                <text:p>1.05824432109944</text:p>
              </table:table-cell>
              <table:table-cell office:value-type="float" office:value="562.502339624917">
                <text:p>562.502339624917</text:p>
              </table:table-cell>
              <table:table-cell office:value-type="float" office:value="1737.99672337059">
                <text:p>1737.99672337059</text:p>
              </table:table-cell>
              <table:table-cell office:value-type="float" office:value="288490.62617802">
                <text:p>288490.62617802</text:p>
              </table:table-cell>
              <table:table-cell office:value-type="float" office:value="121.614875273117">
                <text:p>121.614875273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51404.8567886908">
                <text:p>51404.8567886908</text:p>
              </table:table-cell>
              <table:table-cell office:value-type="float" office:value="122.809713577382">
                <text:p>122.809713577382</text:p>
              </table:table-cell>
              <table:table-cell office:value-type="float" office:value="1.19483830426464">
                <text:p>1.19483830426464</text:p>
              </table:table-cell>
              <table:table-cell office:value-type="float" office:value="400.0678201119">
                <text:p>400.0678201119</text:p>
              </table:table-cell>
              <table:table-cell office:value-type="float" office:value="1730.94375706812">
                <text:p>1730.94375706812</text:p>
              </table:table-cell>
              <table:table-cell office:value-type="float" office:value="287159.750241064">
                <text:p>287159.750241064</text:p>
              </table:table-cell>
              <table:table-cell office:value-type="float" office:value="121.146101662933">
                <text:p>121.146101662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51248.2258970135">
                <text:p>51248.2258970135</text:p>
              </table:table-cell>
              <table:table-cell office:value-type="float" office:value="122.496451794027">
                <text:p>122.496451794027</text:p>
              </table:table-cell>
              <table:table-cell office:value-type="float" office:value="1.35035013109446">
                <text:p>1.35035013109446</text:p>
              </table:table-cell>
              <table:table-cell office:value-type="float" office:value="300.542179186918">
                <text:p>300.542179186918</text:p>
              </table:table-cell>
              <table:table-cell office:value-type="float" office:value="1722.95850144638">
                <text:p>1722.95850144638</text:p>
              </table:table-cell>
              <table:table-cell office:value-type="float" office:value="285737.333918804">
                <text:p>285737.333918804</text:p>
              </table:table-cell>
              <table:table-cell office:value-type="float" office:value="120.645084839309">
                <text:p>120.6450848393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75.9381687928">
                <text:p>52575.9381687928</text:p>
              </table:table-cell>
              <table:table-cell office:value-type="float" office:value="125.151876337586">
                <text:p>125.151876337586</text:p>
              </table:table-cell>
              <table:table-cell office:value-type="float" office:value="4.50679149827639">
                <text:p>4.50679149827639</text:p>
              </table:table-cell>
              <table:table-cell office:value-type="float" office:value="258.982094592761">
                <text:p>258.982094592761</text:p>
              </table:table-cell>
              <table:table-cell office:value-type="float" office:value="1714.42400351283">
                <text:p>1714.42400351283</text:p>
              </table:table-cell>
              <table:table-cell office:value-type="float" office:value="284281.892009884">
                <text:p>284281.892009884</text:p>
              </table:table-cell>
              <table:table-cell office:value-type="float" office:value="120.132435433672">
                <text:p>120.1324354336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34.7576821416">
                <text:p>54134.7576821416</text:p>
              </table:table-cell>
              <table:table-cell office:value-type="float" office:value="128.269515364283">
                <text:p>128.269515364283</text:p>
              </table:table-cell>
              <table:table-cell office:value-type="float" office:value="8.13707993061149">
                <text:p>8.13707993061149</text:p>
              </table:table-cell>
              <table:table-cell office:value-type="float" office:value="280.621765378371">
                <text:p>280.621765378371</text:p>
              </table:table-cell>
              <table:table-cell office:value-type="float" office:value="1705.69135205931">
                <text:p>1705.69135205931</text:p>
              </table:table-cell>
              <table:table-cell office:value-type="float" office:value="282856.822423203">
                <text:p>282856.822423203</text:p>
              </table:table-cell>
              <table:table-cell office:value-type="float" office:value="119.630484052358">
                <text:p>119.6304840523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17.6840874667">
                <text:p>55217.6840874667</text:p>
              </table:table-cell>
              <table:table-cell office:value-type="float" office:value="130.435368174933">
                <text:p>130.435368174933</text:p>
              </table:table-cell>
              <table:table-cell office:value-type="float" office:value="10.8048841225753">
                <text:p>10.8048841225753</text:p>
              </table:table-cell>
              <table:table-cell office:value-type="float" office:value="381.686560851274">
                <text:p>381.686560851274</text:p>
              </table:table-cell>
              <table:table-cell office:value-type="float" office:value="1697.14093453922">
                <text:p>1697.14093453922</text:p>
              </table:table-cell>
              <table:table-cell office:value-type="float" office:value="281541.368049515">
                <text:p>281541.368049515</text:p>
              </table:table-cell>
              <table:table-cell office:value-type="float" office:value="119.167142369889">
                <text:p>119.1671423698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50.8890719802">
                <text:p>55950.8890719802</text:p>
              </table:table-cell>
              <table:table-cell office:value-type="float" office:value="131.90177814396">
                <text:p>131.90177814396</text:p>
              </table:table-cell>
              <table:table-cell office:value-type="float" office:value="12.734635774071">
                <text:p>12.734635774071</text:p>
              </table:table-cell>
              <table:table-cell office:value-type="float" office:value="578.046399296396">
                <text:p>578.046399296396</text:p>
              </table:table-cell>
              <table:table-cell office:value-type="float" office:value="1689.24820829709">
                <text:p>1689.24820829709</text:p>
              </table:table-cell>
              <table:table-cell office:value-type="float" office:value="280430.166240515">
                <text:p>280430.166240515</text:p>
              </table:table-cell>
              <table:table-cell office:value-type="float" office:value="118.775744442266">
                <text:p>118.775744442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31.1236580635">
                <text:p>56431.1236580635</text:p>
              </table:table-cell>
              <table:table-cell office:value-type="float" office:value="132.862247316127">
                <text:p>132.862247316127</text:p>
              </table:table-cell>
              <table:table-cell office:value-type="float" office:value="14.0865028738612">
                <text:p>14.0865028738612</text:p>
              </table:table-cell>
              <table:table-cell office:value-type="float" office:value="869.553751604505">
                <text:p>869.553751604505</text:p>
              </table:table-cell>
              <table:table-cell office:value-type="float" office:value="1682.58099744309">
                <text:p>1682.58099744309</text:p>
              </table:table-cell>
              <table:table-cell office:value-type="float" office:value="279617.138994676">
                <text:p>279617.138994676</text:p>
              </table:table-cell>
              <table:table-cell office:value-type="float" office:value="118.489372357065">
                <text:p>118.4893723570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734.1425083327">
                <text:p>56734.1425083327</text:p>
              </table:table-cell>
              <table:table-cell office:value-type="float" office:value="133.468285016665">
                <text:p>133.468285016665</text:p>
              </table:table-cell>
              <table:table-cell office:value-type="float" office:value="14.9789126596005">
                <text:p>14.9789126596005</text:p>
              </table:table-cell>
              <table:table-cell office:value-type="float" office:value="1233.99177609798">
                <text:p>1233.99177609798</text:p>
              </table:table-cell>
              <table:table-cell office:value-type="float" office:value="1677.70283396806">
                <text:p>1677.70283396806</text:p>
              </table:table-cell>
              <table:table-cell office:value-type="float" office:value="279173.427936806">
                <text:p>279173.427936806</text:p>
              </table:table-cell>
              <table:table-cell office:value-type="float" office:value="118.333084284901">
                <text:p>118.3330842849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920.1757045741">
                <text:p>56920.1757045741</text:p>
              </table:table-cell>
              <table:table-cell office:value-type="float" office:value="133.840351409148">
                <text:p>133.840351409148</text:p>
              </table:table-cell>
              <table:table-cell office:value-type="float" office:value="15.5072671242474">
                <text:p>15.5072671242474</text:p>
              </table:table-cell>
              <table:table-cell office:value-type="float" office:value="1630.53287285155">
                <text:p>1630.53287285155</text:p>
              </table:table-cell>
              <table:table-cell office:value-type="float" office:value="1675.04056762084">
                <text:p>1675.04056762084</text:p>
              </table:table-cell>
              <table:table-cell office:value-type="float" office:value="279128.920242037">
                <text:p>279128.920242037</text:p>
              </table:table-cell>
              <table:table-cell office:value-type="float" office:value="118.317407367031">
                <text:p>118.3174073670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36.947118176">
                <text:p>57036.947118176</text:p>
              </table:table-cell>
              <table:table-cell office:value-type="float" office:value="134.073894236352">
                <text:p>134.073894236352</text:p>
              </table:table-cell>
              <table:table-cell office:value-type="float" office:value="15.7564868693206">
                <text:p>15.7564868693206</text:p>
              </table:table-cell>
              <table:table-cell office:value-type="float" office:value="2010.32794195838">
                <text:p>2010.32794195838</text:p>
              </table:table-cell>
              <table:table-cell office:value-type="float" office:value="1674.77352145222">
                <text:p>1674.77352145222</text:p>
              </table:table-cell>
              <table:table-cell office:value-type="float" office:value="279464.474662543">
                <text:p>279464.474662543</text:p>
              </table:table-cell>
              <table:table-cell office:value-type="float" office:value="118.435599493545">
                <text:p>118.4355994935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21.048411683">
                <text:p>57121.048411683</text:p>
              </table:table-cell>
              <table:table-cell office:value-type="float" office:value="134.242096823366">
                <text:p>134.242096823366</text:p>
              </table:table-cell>
              <table:table-cell office:value-type="float" office:value="15.8064973298214">
                <text:p>15.8064973298214</text:p>
              </table:table-cell>
              <table:table-cell office:value-type="float" office:value="2332.50654782257">
                <text:p>2332.50654782257</text:p>
              </table:table-cell>
              <table:table-cell office:value-type="float" office:value="1676.78684797526">
                <text:p>1676.78684797526</text:p>
              </table:table-cell>
              <table:table-cell office:value-type="float" office:value="280120.19436239">
                <text:p>280120.19436239</text:p>
              </table:table-cell>
              <table:table-cell office:value-type="float" office:value="118.666563238873">
                <text:p>118.6665632388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98.5938532445">
                <text:p>57198.5938532445</text:p>
              </table:table-cell>
              <table:table-cell office:value-type="float" office:value="134.397187706489">
                <text:p>134.397187706489</text:p>
              </table:table-cell>
              <table:table-cell office:value-type="float" office:value="15.7306244676165">
                <text:p>15.7306244676165</text:p>
              </table:table-cell>
              <table:table-cell office:value-type="float" office:value="2578.60756548342">
                <text:p>2578.60756548342</text:p>
              </table:table-cell>
              <table:table-cell office:value-type="float" office:value="1680.72116617434">
                <text:p>1680.72116617434</text:p>
              </table:table-cell>
              <table:table-cell office:value-type="float" office:value="281018.080761699">
                <text:p>281018.080761699</text:p>
              </table:table-cell>
              <table:table-cell office:value-type="float" office:value="118.982825211346">
                <text:p>118.9828252113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86.0854389989">
                <text:p>57286.0854389989</text:p>
              </table:table-cell>
              <table:table-cell office:value-type="float" office:value="134.572170877998">
                <text:p>134.572170877998</text:p>
              </table:table-cell>
              <table:table-cell office:value-type="float" office:value="15.5893456666515">
                <text:p>15.5893456666515</text:p>
              </table:table-cell>
              <table:table-cell office:value-type="float" office:value="2746.41533898119">
                <text:p>2746.41533898119</text:p>
              </table:table-cell>
              <table:table-cell office:value-type="float" office:value="1686.1084845702">
                <text:p>1686.1084845702</text:p>
              </table:table-cell>
              <table:table-cell office:value-type="float" office:value="282078.38761611">
                <text:p>282078.38761611</text:p>
              </table:table-cell>
              <table:table-cell office:value-type="float" office:value="119.356296440514">
                <text:p>119.3562964405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392.0972081883">
                <text:p>57392.0972081883</text:p>
              </table:table-cell>
              <table:table-cell office:value-type="float" office:value="134.784194416377">
                <text:p>134.784194416377</text:p>
              </table:table-cell>
              <table:table-cell office:value-type="float" office:value="15.4278979758622">
                <text:p>15.4278979758622</text:p>
              </table:table-cell>
              <table:table-cell office:value-type="float" office:value="2849.45286321178">
                <text:p>2849.45286321178</text:p>
              </table:table-cell>
              <table:table-cell office:value-type="float" office:value="1692.47032569666">
                <text:p>1692.47032569666</text:p>
              </table:table-cell>
              <table:table-cell office:value-type="float" office:value="283235.370153625">
                <text:p>283235.370153625</text:p>
              </table:table-cell>
              <table:table-cell office:value-type="float" office:value="119.763819685898">
                <text:p>119.7638196858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519.2730927876">
                <text:p>57519.2730927876</text:p>
              </table:table-cell>
              <table:table-cell office:value-type="float" office:value="135.038546185575">
                <text:p>135.038546185575</text:p>
              </table:table-cell>
              <table:table-cell office:value-type="float" office:value="15.2747264996772">
                <text:p>15.2747264996772</text:p>
              </table:table-cell>
              <table:table-cell office:value-type="float" office:value="2904.28945391063">
                <text:p>2904.28945391063</text:p>
              </table:table-cell>
              <table:table-cell office:value-type="float" office:value="1699.41222092175">
                <text:p>1699.41222092175</text:p>
              </table:table-cell>
              <table:table-cell office:value-type="float" office:value="284440.247386614">
                <text:p>284440.247386614</text:p>
              </table:table-cell>
              <table:table-cell office:value-type="float" office:value="120.188212850319">
                <text:p>120.1882128503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666.5281670217">
                <text:p>57666.5281670217</text:p>
              </table:table-cell>
              <table:table-cell office:value-type="float" office:value="135.333056334043">
                <text:p>135.333056334043</text:p>
              </table:table-cell>
              <table:table-cell office:value-type="float" office:value="15.1448434837243">
                <text:p>15.1448434837243</text:p>
              </table:table-cell>
              <table:table-cell office:value-type="float" office:value="2924.88434681079">
                <text:p>2924.88434681079</text:p>
              </table:table-cell>
              <table:table-cell office:value-type="float" office:value="1706.64148431969">
                <text:p>1706.64148431969</text:p>
              </table:table-cell>
              <table:table-cell office:value-type="float" office:value="285658.490249105">
                <text:p>285658.490249105</text:p>
              </table:table-cell>
              <table:table-cell office:value-type="float" office:value="120.617313782174">
                <text:p>120.6173137821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830.8095556365">
                <text:p>57830.8095556365</text:p>
              </table:table-cell>
              <table:table-cell office:value-type="float" office:value="135.661619111273">
                <text:p>135.661619111273</text:p>
              </table:table-cell>
              <table:table-cell office:value-type="float" office:value="15.0443053290989">
                <text:p>15.0443053290989</text:p>
              </table:table-cell>
              <table:table-cell office:value-type="float" office:value="2922.92362868223">
                <text:p>2922.92362868223</text:p>
              </table:table-cell>
              <table:table-cell office:value-type="float" office:value="1713.95094149463">
                <text:p>1713.95094149463</text:p>
              </table:table-cell>
              <table:table-cell office:value-type="float" office:value="286867.462936293">
                <text:p>286867.462936293</text:p>
              </table:table-cell>
              <table:table-cell office:value-type="float" office:value="121.043149485901">
                <text:p>121.043149485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56503.5413033448">
                <text:p>56503.5413033448</text:p>
              </table:table-cell>
              <table:table-cell office:value-type="float" office:value="133.00708260669">
                <text:p>133.00708260669</text:p>
              </table:table-cell>
              <table:table-cell office:value-type="float" office:value="11.9639331207884">
                <text:p>11.9639331207884</text:p>
              </table:table-cell>
              <table:table-cell office:value-type="float" office:value="2896.54020951038">
                <text:p>2896.54020951038</text:p>
              </table:table-cell>
              <table:table-cell office:value-type="float" office:value="1721.20477761776">
                <text:p>1721.20477761776</text:p>
              </table:table-cell>
              <table:table-cell office:value-type="float" office:value="288042.798368186">
                <text:p>288042.798368186</text:p>
              </table:table-cell>
              <table:table-cell office:value-type="float" office:value="121.457137159948">
                <text:p>121.457137159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54935.1939328366">
                <text:p>54935.1939328366</text:p>
              </table:table-cell>
              <table:table-cell office:value-type="float" office:value="129.870387865673">
                <text:p>129.870387865673</text:p>
              </table:table-cell>
              <table:table-cell office:value-type="float" office:value="8.41325070572484">
                <text:p>8.41325070572484</text:p>
              </table:table-cell>
              <table:table-cell office:value-type="float" office:value="2834.07742412978">
                <text:p>2834.07742412978</text:p>
              </table:table-cell>
              <table:table-cell office:value-type="float" office:value="1728.25679020911">
                <text:p>1728.25679020911</text:p>
              </table:table-cell>
              <table:table-cell office:value-type="float" office:value="289148.619002106">
                <text:p>289148.619002106</text:p>
              </table:table-cell>
              <table:table-cell office:value-type="float" office:value="121.846639679593">
                <text:p>121.846639679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53832.3041483039">
                <text:p>53832.3041483039</text:p>
              </table:table-cell>
              <table:table-cell office:value-type="float" office:value="127.664608296608">
                <text:p>127.664608296608</text:p>
              </table:table-cell>
              <table:table-cell office:value-type="float" office:value="5.81796861701451">
                <text:p>5.81796861701451</text:p>
              </table:table-cell>
              <table:table-cell office:value-type="float" office:value="2712.97339314902">
                <text:p>2712.97339314902</text:p>
              </table:table-cell>
              <table:table-cell office:value-type="float" office:value="1734.89171401264">
                <text:p>1734.89171401264</text:p>
              </table:table-cell>
              <table:table-cell office:value-type="float" office:value="290126.700681243">
                <text:p>290126.700681243</text:p>
              </table:table-cell>
              <table:table-cell office:value-type="float" office:value="122.191148786004">
                <text:p>122.191148786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53069.6288900864">
                <text:p>53069.6288900864</text:p>
              </table:table-cell>
              <table:table-cell office:value-type="float" office:value="126.139257780173">
                <text:p>126.139257780173</text:p>
              </table:table-cell>
              <table:table-cell office:value-type="float" office:value="3.94810899416916">
                <text:p>3.94810899416916</text:p>
              </table:table-cell>
              <table:table-cell office:value-type="float" office:value="2511.31122796071">
                <text:p>2511.31122796071</text:p>
              </table:table-cell>
              <table:table-cell office:value-type="float" office:value="1740.76020408746">
                <text:p>1740.76020408746</text:p>
              </table:table-cell>
              <table:table-cell office:value-type="float" office:value="290897.251705116">
                <text:p>290897.251705116</text:p>
              </table:table-cell>
              <table:table-cell office:value-type="float" office:value="122.462559497748">
                <text:p>122.462559497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52552.0728074027">
                <text:p>52552.0728074027</text:p>
              </table:table-cell>
              <table:table-cell office:value-type="float" office:value="125.104145614805">
                <text:p>125.104145614805</text:p>
              </table:table-cell>
              <table:table-cell office:value-type="float" office:value="2.64158611705777">
                <text:p>2.64158611705777</text:p>
              </table:table-cell>
              <table:table-cell office:value-type="float" office:value="2223.88054246005">
                <text:p>2223.88054246005</text:p>
              </table:table-cell>
              <table:table-cell office:value-type="float" office:value="1745.3835102307">
                <text:p>1745.3835102307</text:p>
              </table:table-cell>
              <table:table-cell office:value-type="float" office:value="291375.748737345">
                <text:p>291375.748737345</text:p>
              </table:table-cell>
              <table:table-cell office:value-type="float" office:value="122.631100212199">
                <text:p>122.631100212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52205.7883039011">
                <text:p>52205.7883039011</text:p>
              </table:table-cell>
              <table:table-cell office:value-type="float" office:value="124.411576607802">
                <text:p>124.411576607802</text:p>
              </table:table-cell>
              <table:table-cell office:value-type="float" office:value="1.78047639560329">
                <text:p>1.78047639560329</text:p>
              </table:table-cell>
              <table:table-cell office:value-type="float" office:value="1868.56475622297">
                <text:p>1868.56475622297</text:p>
              </table:table-cell>
              <table:table-cell office:value-type="float" office:value="1748.25449242407">
                <text:p>1748.25449242407</text:p>
              </table:table-cell>
              <table:table-cell office:value-type="float" office:value="291496.059001144">
                <text:p>291496.059001144</text:p>
              </table:table-cell>
              <table:table-cell office:value-type="float" office:value="122.673477022191">
                <text:p>122.673477022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51972.3863410931">
                <text:p>51972.3863410931</text:p>
              </table:table-cell>
              <table:table-cell office:value-type="float" office:value="123.944772682186">
                <text:p>123.944772682186</text:p>
              </table:table-cell>
              <table:table-cell office:value-type="float" office:value="1.27129565999523">
                <text:p>1.27129565999523</text:p>
              </table:table-cell>
              <table:table-cell office:value-type="float" office:value="1483.014916281">
                <text:p>1483.014916281</text:p>
              </table:table-cell>
              <table:table-cell office:value-type="float" office:value="1748.97635400687">
                <text:p>1748.97635400687</text:p>
              </table:table-cell>
              <table:table-cell office:value-type="float" office:value="291230.097563418">
                <text:p>291230.097563418</text:p>
              </table:table-cell>
              <table:table-cell office:value-type="float" office:value="122.579797589067">
                <text:p>122.579797589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51805.7326841926">
                <text:p>51805.7326841926</text:p>
              </table:table-cell>
              <table:table-cell office:value-type="float" office:value="123.611465368385">
                <text:p>123.611465368385</text:p>
              </table:table-cell>
              <table:table-cell office:value-type="float" office:value="1.03166777931841">
                <text:p>1.03166777931841</text:p>
              </table:table-cell>
              <table:table-cell office:value-type="float" office:value="1113.99320956724">
                <text:p>1113.99320956724</text:p>
              </table:table-cell>
              <table:table-cell office:value-type="float" office:value="1747.38058538051">
                <text:p>1747.38058538051</text:p>
              </table:table-cell>
              <table:table-cell office:value-type="float" office:value="290596.710187605">
                <text:p>290596.710187605</text:p>
              </table:table-cell>
              <table:table-cell office:value-type="float" office:value="122.356699944455">
                <text:p>122.356699944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51670.4917535892">
                <text:p>51670.4917535892</text:p>
              </table:table-cell>
              <table:table-cell office:value-type="float" office:value="123.340983507178">
                <text:p>123.340983507178</text:p>
              </table:table-cell>
              <table:table-cell office:value-type="float" office:value="0.984283562723206">
                <text:p>0.984283562723206</text:p>
              </table:table-cell>
              <table:table-cell office:value-type="float" office:value="801.175520735076">
                <text:p>801.175520735076</text:p>
              </table:table-cell>
              <table:table-cell office:value-type="float" office:value="1743.58026112563">
                <text:p>1743.58026112563</text:p>
              </table:table-cell>
              <table:table-cell office:value-type="float" office:value="289654.305447214">
                <text:p>289654.305447214</text:p>
              </table:table-cell>
              <table:table-cell office:value-type="float" office:value="122.024757304168">
                <text:p>122.024757304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51541.4624016323">
                <text:p>51541.4624016323</text:p>
              </table:table-cell>
              <table:table-cell office:value-type="float" office:value="123.082924803265">
                <text:p>123.082924803265</text:p>
              </table:table-cell>
              <table:table-cell office:value-type="float" office:value="1.05816749909634">
                <text:p>1.05816749909634</text:p>
              </table:table-cell>
              <table:table-cell office:value-type="float" office:value="562.487594386228">
                <text:p>562.487594386228</text:p>
              </table:table-cell>
              <table:table-cell office:value-type="float" office:value="1737.92583268329">
                <text:p>1737.92583268329</text:p>
              </table:table-cell>
              <table:table-cell office:value-type="float" office:value="288478.867208917">
                <text:p>288478.867208917</text:p>
              </table:table-cell>
              <table:table-cell office:value-type="float" office:value="121.610733418685">
                <text:p>121.610733418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51402.7476330014">
                <text:p>51402.7476330014</text:p>
              </table:table-cell>
              <table:table-cell office:value-type="float" office:value="122.805495266003">
                <text:p>122.805495266003</text:p>
              </table:table-cell>
              <table:table-cell office:value-type="float" office:value="1.19476184731822">
                <text:p>1.19476184731822</text:p>
              </table:table-cell>
              <table:table-cell office:value-type="float" office:value="400.053144940852">
                <text:p>400.053144940852</text:p>
              </table:table-cell>
              <table:table-cell office:value-type="float" office:value="1730.8732032535">
                <text:p>1730.8732032535</text:p>
              </table:table-cell>
              <table:table-cell office:value-type="float" office:value="287148.047150605">
                <text:p>287148.047150605</text:p>
              </table:table-cell>
              <table:table-cell office:value-type="float" office:value="121.141979490601">
                <text:p>121.141979490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51246.1267640358">
                <text:p>51246.1267640358</text:p>
              </table:table-cell>
              <table:table-cell office:value-type="float" office:value="122.492253528072">
                <text:p>122.492253528072</text:p>
              </table:table-cell>
              <table:table-cell office:value-type="float" office:value="1.35027403747101">
                <text:p>1.35027403747101</text:p>
              </table:table-cell>
              <table:table-cell office:value-type="float" office:value="300.527573750799">
                <text:p>300.527573750799</text:p>
              </table:table-cell>
              <table:table-cell office:value-type="float" office:value="1722.88828290363">
                <text:p>1722.88828290363</text:p>
              </table:table-cell>
              <table:table-cell office:value-type="float" office:value="285725.686441452">
                <text:p>285725.686441452</text:p>
              </table:table-cell>
              <table:table-cell office:value-type="float" office:value="120.640982255547">
                <text:p>120.6409822555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73.8490108987">
                <text:p>52573.8490108987</text:p>
              </table:table-cell>
              <table:table-cell office:value-type="float" office:value="125.147698021797">
                <text:p>125.147698021797</text:p>
              </table:table-cell>
              <table:table-cell office:value-type="float" office:value="4.5067157662501">
                <text:p>4.5067157662501</text:p>
              </table:table-cell>
              <table:table-cell office:value-type="float" office:value="258.967558560512">
                <text:p>258.967558560512</text:p>
              </table:table-cell>
              <table:table-cell office:value-type="float" office:value="1714.35411864871">
                <text:p>1714.35411864871</text:p>
              </table:table-cell>
              <table:table-cell office:value-type="float" office:value="284270.299881364">
                <text:p>284270.299881364</text:p>
              </table:table-cell>
              <table:table-cell office:value-type="float" office:value="120.128352345395">
                <text:p>120.1283523453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32.6784519295">
                <text:p>54132.6784519295</text:p>
              </table:table-cell>
              <table:table-cell office:value-type="float" office:value="128.265356903859">
                <text:p>128.265356903859</text:p>
              </table:table-cell>
              <table:table-cell office:value-type="float" office:value="8.13700455846443">
                <text:p>8.13700455846443</text:p>
              </table:table-cell>
              <table:table-cell office:value-type="float" office:value="280.607298420509">
                <text:p>280.607298420509</text:p>
              </table:table-cell>
              <table:table-cell office:value-type="float" office:value="1705.62179928818">
                <text:p>1705.62179928818</text:p>
              </table:table-cell>
              <table:table-cell office:value-type="float" office:value="282845.285380496">
                <text:p>282845.285380496</text:p>
              </table:table-cell>
              <table:table-cell office:value-type="float" office:value="119.626420366923">
                <text:p>119.6264203669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15.6147377603">
                <text:p>55215.6147377603</text:p>
              </table:table-cell>
              <table:table-cell office:value-type="float" office:value="130.431229475521">
                <text:p>130.431229475521</text:p>
              </table:table-cell>
              <table:table-cell office:value-type="float" office:value="10.8048091085976">
                <text:p>10.8048091085976</text:p>
              </table:table-cell>
              <table:table-cell office:value-type="float" office:value="381.672162639849">
                <text:p>381.672162639849</text:p>
              </table:table-cell>
              <table:table-cell office:value-type="float" office:value="1697.07171228298">
                <text:p>1697.07171228298</text:p>
              </table:table-cell>
              <table:table-cell office:value-type="float" office:value="281529.885830853">
                <text:p>281529.885830853</text:p>
              </table:table-cell>
              <table:table-cell office:value-type="float" office:value="119.163097995094">
                <text:p>119.1630979950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48.8295558271">
                <text:p>55948.8295558271</text:p>
              </table:table-cell>
              <table:table-cell office:value-type="float" office:value="131.897659111654">
                <text:p>131.897659111654</text:p>
              </table:table-cell>
              <table:table-cell office:value-type="float" office:value="12.7345611165605">
                <text:p>12.7345611165605</text:p>
              </table:table-cell>
              <table:table-cell office:value-type="float" office:value="578.032069504962">
                <text:p>578.032069504962</text:p>
              </table:table-cell>
              <table:table-cell office:value-type="float" office:value="1689.17931498512">
                <text:p>1689.17931498512</text:p>
              </table:table-cell>
              <table:table-cell office:value-type="float" office:value="280418.738585373">
                <text:p>280418.738585373</text:p>
              </table:table-cell>
              <table:table-cell office:value-type="float" office:value="118.771719286346">
                <text:p>118.7717192863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29.0739287347">
                <text:p>56429.0739287347</text:p>
              </table:table-cell>
              <table:table-cell office:value-type="float" office:value="132.858147857469">
                <text:p>132.858147857469</text:p>
              </table:table-cell>
              <table:table-cell office:value-type="float" office:value="14.086428571124">
                <text:p>14.086428571124</text:p>
              </table:table-cell>
              <table:table-cell office:value-type="float" office:value="869.539489908109">
                <text:p>869.539489908109</text:p>
              </table:table-cell>
              <table:table-cell office:value-type="float" office:value="1682.51243151224">
                <text:p>1682.51243151224</text:p>
              </table:table-cell>
              <table:table-cell office:value-type="float" office:value="279605.765643769">
                <text:p>279605.765643769</text:p>
              </table:table-cell>
              <table:table-cell office:value-type="float" office:value="118.485366328692">
                <text:p>118.4853663286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732.102519321">
                <text:p>56732.102519321</text:p>
              </table:table-cell>
              <table:table-cell office:value-type="float" office:value="133.464205038642">
                <text:p>133.464205038642</text:p>
              </table:table-cell>
              <table:table-cell office:value-type="float" office:value="14.9788387099505">
                <text:p>14.9788387099505</text:p>
              </table:table-cell>
              <table:table-cell office:value-type="float" office:value="1233.97758217316">
                <text:p>1233.97758217316</text:p>
              </table:table-cell>
              <table:table-cell office:value-type="float" office:value="1677.63459386261">
                <text:p>1677.63459386261</text:p>
              </table:table-cell>
              <table:table-cell office:value-type="float" office:value="279162.108632079">
                <text:p>279162.108632079</text:p>
              </table:table-cell>
              <table:table-cell office:value-type="float" office:value="118.32909729318">
                <text:p>118.329097293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918.1454095935">
                <text:p>56918.1454095935</text:p>
              </table:table-cell>
              <table:table-cell office:value-type="float" office:value="133.836290819187">
                <text:p>133.836290819187</text:p>
              </table:table-cell>
              <table:table-cell office:value-type="float" office:value="15.5071935260066">
                <text:p>15.5071935260066</text:p>
              </table:table-cell>
              <table:table-cell office:value-type="float" office:value="1630.51874637633">
                <text:p>1630.51874637633</text:p>
              </table:table-cell>
              <table:table-cell office:value-type="float" office:value="1674.97265179248">
                <text:p>1674.97265179248</text:p>
              </table:table-cell>
              <table:table-cell office:value-type="float" office:value="279117.654726663">
                <text:p>279117.654726663</text:p>
              </table:table-cell>
              <table:table-cell office:value-type="float" office:value="118.313439321502">
                <text:p>118.313439321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34.9264711603">
                <text:p>57034.9264711603</text:p>
              </table:table-cell>
              <table:table-cell office:value-type="float" office:value="134.069852942321">
                <text:p>134.069852942321</text:p>
              </table:table-cell>
              <table:table-cell office:value-type="float" office:value="15.756413620819">
                <text:p>15.756413620819</text:p>
              </table:table-cell>
              <table:table-cell office:value-type="float" office:value="2010.31388261228">
                <text:p>2010.31388261228</text:p>
              </table:table-cell>
              <table:table-cell office:value-type="float" office:value="1674.70592835998">
                <text:p>1674.70592835998</text:p>
              </table:table-cell>
              <table:table-cell office:value-type="float" office:value="279453.262680915">
                <text:p>279453.262680915</text:p>
              </table:table-cell>
              <table:table-cell office:value-type="float" office:value="118.431650304173">
                <text:p>118.4316503041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19.0373667851">
                <text:p>57119.0373667851</text:p>
              </table:table-cell>
              <table:table-cell office:value-type="float" office:value="134.23807473357">
                <text:p>134.23807473357</text:p>
              </table:table-cell>
              <table:table-cell office:value-type="float" office:value="15.806424429397">
                <text:p>15.806424429397</text:p>
              </table:table-cell>
              <table:table-cell office:value-type="float" office:value="2332.4925552866">
                <text:p>2332.4925552866</text:p>
              </table:table-cell>
              <table:table-cell office:value-type="float" office:value="1676.71957608549">
                <text:p>1676.71957608549</text:p>
              </table:table-cell>
              <table:table-cell office:value-type="float" office:value="280109.035660116">
                <text:p>280109.035660116</text:p>
              </table:table-cell>
              <table:table-cell office:value-type="float" office:value="118.662632816055">
                <text:p>118.6626328160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96.5923648351">
                <text:p>57196.5923648351</text:p>
              </table:table-cell>
              <table:table-cell office:value-type="float" office:value="134.39318472967">
                <text:p>134.39318472967</text:p>
              </table:table-cell>
              <table:table-cell office:value-type="float" office:value="15.7305519136151">
                <text:p>15.7305519136151</text:p>
              </table:table-cell>
              <table:table-cell office:value-type="float" office:value="2578.5936394401">
                <text:p>2578.5936394401</text:p>
              </table:table-cell>
              <table:table-cell office:value-type="float" office:value="1680.6542139607">
                <text:p>1680.6542139607</text:p>
              </table:table-cell>
              <table:table-cell office:value-type="float" office:value="281006.975085596">
                <text:p>281006.975085596</text:p>
              </table:table-cell>
              <table:table-cell office:value-type="float" office:value="118.978913465904">
                <text:p>118.9789134659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84.0934616654">
                <text:p>57284.0934616654</text:p>
              </table:table-cell>
              <table:table-cell office:value-type="float" office:value="134.568186923331">
                <text:p>134.568186923331</text:p>
              </table:table-cell>
              <table:table-cell office:value-type="float" office:value="15.5892734574269">
                <text:p>15.5892734574269</text:p>
              </table:table-cell>
              <table:table-cell office:value-type="float" office:value="2746.40147911454">
                <text:p>2746.40147911454</text:p>
              </table:table-cell>
              <table:table-cell office:value-type="float" office:value="1686.04185051358">
                <text:p>1686.04185051358</text:p>
              </table:table-cell>
              <table:table-cell office:value-type="float" office:value="282067.334714197">
                <text:p>282067.334714197</text:p>
              </table:table-cell>
              <table:table-cell office:value-type="float" office:value="119.352403283693">
                <text:p>119.3524032836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390.1146967342">
                <text:p>57390.1146967342</text:p>
              </table:table-cell>
              <table:table-cell office:value-type="float" office:value="134.780229393468">
                <text:p>134.780229393468</text:p>
              </table:table-cell>
              <table:table-cell office:value-type="float" office:value="15.4278261097759">
                <text:p>15.4278261097759</text:p>
              </table:table-cell>
              <table:table-cell office:value-type="float" office:value="2849.4390692073">
                <text:p>2849.4390692073</text:p>
              </table:table-cell>
              <table:table-cell office:value-type="float" office:value="1692.40400828518">
                <text:p>1692.40400828518</text:p>
              </table:table-cell>
              <table:table-cell office:value-type="float" office:value="283224.369775119">
                <text:p>283224.369775119</text:p>
              </table:table-cell>
              <table:table-cell office:value-type="float" office:value="119.759945029363">
                <text:p>119.7599450293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517.300002231">
                <text:p>57517.300002231</text:p>
              </table:table-cell>
              <table:table-cell office:value-type="float" office:value="135.034600004462">
                <text:p>135.034600004462</text:p>
              </table:table-cell>
              <table:table-cell office:value-type="float" office:value="15.2746549750987">
                <text:p>15.2746549750987</text:p>
              </table:table-cell>
              <table:table-cell office:value-type="float" office:value="2904.27572545533">
                <text:p>2904.27572545533</text:p>
              </table:table-cell>
              <table:table-cell office:value-type="float" office:value="1699.34621865071">
                <text:p>1699.34621865071</text:p>
              </table:table-cell>
              <table:table-cell office:value-type="float" office:value="284429.299281923">
                <text:p>284429.299281923</text:p>
              </table:table-cell>
              <table:table-cell office:value-type="float" office:value="120.184356606158">
                <text:p>120.1843566061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664.5644525945">
                <text:p>57664.5644525945</text:p>
              </table:table-cell>
              <table:table-cell office:value-type="float" office:value="135.329128905189">
                <text:p>135.329128905189</text:p>
              </table:table-cell>
              <table:table-cell office:value-type="float" office:value="15.1447722990305">
                <text:p>15.1447722990305</text:p>
              </table:table-cell>
              <table:table-cell office:value-type="float" office:value="2924.87068359316">
                <text:p>2924.87068359316</text:p>
              </table:table-cell>
              <table:table-cell office:value-type="float" office:value="1706.57579569154">
                <text:p>1706.57579569154</text:p>
              </table:table-cell>
              <table:table-cell office:value-type="float" office:value="285647.594169825">
                <text:p>285647.594169825</text:p>
              </table:table-cell>
              <table:table-cell office:value-type="float" office:value="120.613475862892">
                <text:p>120.6134758628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828.8551727833">
                <text:p>57828.8551727833</text:p>
              </table:table-cell>
              <table:table-cell office:value-type="float" office:value="135.657710345567">
                <text:p>135.657710345567</text:p>
              </table:table-cell>
              <table:table-cell office:value-type="float" office:value="15.044234482675">
                <text:p>15.044234482675</text:p>
              </table:table-cell>
              <table:table-cell office:value-type="float" office:value="2922.91003039225">
                <text:p>2922.91003039225</text:p>
              </table:table-cell>
              <table:table-cell office:value-type="float" office:value="1713.88556501895">
                <text:p>1713.88556501895</text:p>
              </table:table-cell>
              <table:table-cell office:value-type="float" office:value="286856.618635198">
                <text:p>286856.618635198</text:p>
              </table:table-cell>
              <table:table-cell office:value-type="float" office:value="121.039329804417">
                <text:p>121.039329804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56501.5962077219">
                <text:p>56501.5962077219</text:p>
              </table:table-cell>
              <table:table-cell office:value-type="float" office:value="133.003192415444">
                <text:p>133.003192415444</text:p>
              </table:table-cell>
              <table:table-cell office:value-type="float" office:value="11.9638626110267">
                <text:p>11.9638626110267</text:p>
              </table:table-cell>
              <table:table-cell office:value-type="float" office:value="2896.52667583951">
                <text:p>2896.52667583951</text:p>
              </table:table-cell>
              <table:table-cell office:value-type="float" office:value="1721.13971181119">
                <text:p>1721.13971181119</text:p>
              </table:table-cell>
              <table:table-cell office:value-type="float" office:value="288032.005599227">
                <text:p>288032.005599227</text:p>
              </table:table-cell>
              <table:table-cell office:value-type="float" office:value="121.453335629597">
                <text:p>121.453335629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54933.2580803111">
                <text:p>54933.2580803111</text:p>
              </table:table-cell>
              <table:table-cell office:value-type="float" office:value="129.866516160622">
                <text:p>129.866516160622</text:p>
              </table:table-cell>
              <table:table-cell office:value-type="float" office:value="8.41318053102565">
                <text:p>8.41318053102565</text:p>
              </table:table-cell>
              <table:table-cell office:value-type="float" office:value="2834.06395477093">
                <text:p>2834.06395477093</text:p>
              </table:table-cell>
              <table:table-cell office:value-type="float" office:value="1728.19203359536">
                <text:p>1728.19203359536</text:p>
              </table:table-cell>
              <table:table-cell office:value-type="float" office:value="289137.877520402">
                <text:p>289137.877520402</text:p>
              </table:table-cell>
              <table:table-cell office:value-type="float" office:value="121.84285621412">
                <text:p>121.84285621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53830.3774949526">
                <text:p>53830.3774949526</text:p>
              </table:table-cell>
              <table:table-cell office:value-type="float" office:value="127.660754989905">
                <text:p>127.660754989905</text:p>
              </table:table-cell>
              <table:table-cell office:value-type="float" office:value="5.81789877578558">
                <text:p>5.81789877578558</text:p>
              </table:table-cell>
              <table:table-cell office:value-type="float" office:value="2712.95998779658">
                <text:p>2712.95998779658</text:p>
              </table:table-cell>
              <table:table-cell office:value-type="float" office:value="1734.82726512241">
                <text:p>1734.82726512241</text:p>
              </table:table-cell>
              <table:table-cell office:value-type="float" office:value="290116.010243076">
                <text:p>290116.010243076</text:p>
              </table:table-cell>
              <table:table-cell office:value-type="float" office:value="122.187383299564">
                <text:p>122.187383299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53067.7113921949">
                <text:p>53067.7113921949</text:p>
              </table:table-cell>
              <table:table-cell office:value-type="float" office:value="126.13542278439">
                <text:p>126.13542278439</text:p>
              </table:table-cell>
              <table:table-cell office:value-type="float" office:value="3.94803948482584">
                <text:p>3.94803948482584</text:p>
              </table:table-cell>
              <table:table-cell office:value-type="float" office:value="2511.29788631053">
                <text:p>2511.29788631053</text:p>
              </table:table-cell>
              <table:table-cell office:value-type="float" office:value="1740.69606145846">
                <text:p>1740.69606145846</text:p>
              </table:table-cell>
              <table:table-cell office:value-type="float" office:value="290886.612067929">
                <text:p>290886.612067929</text:p>
              </table:table-cell>
              <table:table-cell office:value-type="float" office:value="122.458811904905">
                <text:p>122.458811904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52550.1644214641">
                <text:p>52550.1644214641</text:p>
              </table:table-cell>
              <table:table-cell office:value-type="float" office:value="125.100328842928">
                <text:p>125.100328842928</text:p>
              </table:table-cell>
              <table:table-cell office:value-type="float" office:value="2.64151693802292">
                <text:p>2.64151693802292</text:p>
              </table:table-cell>
              <table:table-cell office:value-type="float" office:value="2223.8672642094">
                <text:p>2223.8672642094</text:p>
              </table:table-cell>
              <table:table-cell office:value-type="float" office:value="1745.31967240757">
                <text:p>1745.31967240757</text:p>
              </table:table-cell>
              <table:table-cell office:value-type="float" office:value="291365.15965973">
                <text:p>291365.15965973</text:p>
              </table:table-cell>
              <table:table-cell office:value-type="float" office:value="122.627370427924">
                <text:p>122.627370427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52203.8889866155">
                <text:p>52203.8889866155</text:p>
              </table:table-cell>
              <table:table-cell office:value-type="float" office:value="124.407777973231">
                <text:p>124.407777973231</text:p>
              </table:table-cell>
              <table:table-cell office:value-type="float" office:value="1.78040754530734">
                <text:p>1.78040754530734</text:p>
              </table:table-cell>
              <table:table-cell office:value-type="float" office:value="1868.55154107058">
                <text:p>1868.55154107058</text:p>
              </table:table-cell>
              <table:table-cell office:value-type="float" office:value="1748.19095795838">
                <text:p>1748.19095795838</text:p>
              </table:table-cell>
              <table:table-cell office:value-type="float" office:value="291485.520242842">
                <text:p>291485.520242842</text:p>
              </table:table-cell>
              <table:table-cell office:value-type="float" office:value="122.669764961856">
                <text:p>122.66976496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51970.4960493661">
                <text:p>51970.4960493661</text:p>
              </table:table-cell>
              <table:table-cell office:value-type="float" office:value="123.940992098732">
                <text:p>123.940992098732</text:p>
              </table:table-cell>
              <table:table-cell office:value-type="float" office:value="1.27122713687602">
                <text:p>1.27122713687602</text:p>
              </table:table-cell>
              <table:table-cell office:value-type="float" office:value="1483.00176392704">
                <text:p>1483.00176392704</text:p>
              </table:table-cell>
              <table:table-cell office:value-type="float" office:value="1748.91312145706">
                <text:p>1748.91312145706</text:p>
              </table:table-cell>
              <table:table-cell office:value-type="float" office:value="291219.608885312">
                <text:p>291219.608885312</text:p>
              </table:table-cell>
              <table:table-cell office:value-type="float" office:value="122.576103168449">
                <text:p>122.576103168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51803.8513751349">
                <text:p>51803.8513751349</text:p>
              </table:table-cell>
              <table:table-cell office:value-type="float" office:value="123.60770275027">
                <text:p>123.60770275027</text:p>
              </table:table-cell>
              <table:table-cell office:value-type="float" office:value="1.03159958182113">
                <text:p>1.03159958182113</text:p>
              </table:table-cell>
              <table:table-cell office:value-type="float" office:value="1113.98011971328">
                <text:p>1113.98011971328</text:p>
              </table:table-cell>
              <table:table-cell office:value-type="float" office:value="1747.31765331188">
                <text:p>1747.31765331188</text:p>
              </table:table-cell>
              <table:table-cell office:value-type="float" office:value="290586.271351714">
                <text:p>290586.271351714</text:p>
              </table:table-cell>
              <table:table-cell office:value-type="float" office:value="122.35302307973">
                <text:p>122.35302307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51668.6193845151">
                <text:p>51668.6193845151</text:p>
              </table:table-cell>
              <table:table-cell office:value-type="float" office:value="123.33723876903">
                <text:p>123.33723876903</text:p>
              </table:table-cell>
              <table:table-cell office:value-type="float" office:value="0.984215689300541">
                <text:p>0.984215689300541</text:p>
              </table:table-cell>
              <table:table-cell office:value-type="float" office:value="801.162493084115">
                <text:p>801.162493084115</text:p>
              </table:table-cell>
              <table:table-cell office:value-type="float" office:value="1743.51762811028">
                <text:p>1743.51762811028</text:p>
              </table:table-cell>
              <table:table-cell office:value-type="float" office:value="289643.916216688">
                <text:p>289643.916216688</text:p>
              </table:table-cell>
              <table:table-cell office:value-type="float" office:value="122.021097911909">
                <text:p>122.02109791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51539.5989300589">
                <text:p>51539.5989300589</text:p>
              </table:table-cell>
              <table:table-cell office:value-type="float" office:value="123.079197860118">
                <text:p>123.079197860118</text:p>
              </table:table-cell>
              <table:table-cell office:value-type="float" office:value="1.05809994820831">
                <text:p>1.05809994820831</text:p>
              </table:table-cell>
              <table:table-cell office:value-type="float" office:value="562.474628642683">
                <text:p>562.474628642683</text:p>
              </table:table-cell>
              <table:table-cell office:value-type="float" office:value="1737.86349730013">
                <text:p>1737.86349730013</text:p>
              </table:table-cell>
              <table:table-cell office:value-type="float" office:value="288468.52734803">
                <text:p>288468.52734803</text:p>
              </table:table-cell>
              <table:table-cell office:value-type="float" office:value="121.607091415864">
                <text:p>121.607091415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51400.8930166479">
                <text:p>51400.8930166479</text:p>
              </table:table-cell>
              <table:table-cell office:value-type="float" office:value="122.801786033296">
                <text:p>122.801786033296</text:p>
              </table:table-cell>
              <table:table-cell office:value-type="float" office:value="1.19469461743212">
                <text:p>1.19469461743212</text:p>
              </table:table-cell>
              <table:table-cell office:value-type="float" office:value="400.040240810541">
                <text:p>400.040240810541</text:p>
              </table:table-cell>
              <table:table-cell office:value-type="float" office:value="1730.81116408818">
                <text:p>1730.81116408818</text:p>
              </table:table-cell>
              <table:table-cell office:value-type="float" office:value="287137.756424753">
                <text:p>287137.756424753</text:p>
              </table:table-cell>
              <table:table-cell office:value-type="float" office:value="121.138354794583">
                <text:p>121.138354794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51244.280960822">
                <text:p>51244.280960822</text:p>
              </table:table-cell>
              <table:table-cell office:value-type="float" office:value="122.488561921644">
                <text:p>122.488561921644</text:p>
              </table:table-cell>
              <table:table-cell office:value-type="float" office:value="1.35020712706144">
                <text:p>1.35020712706144</text:p>
              </table:table-cell>
              <table:table-cell office:value-type="float" office:value="300.514730940935">
                <text:p>300.514730940935</text:p>
              </table:table-cell>
              <table:table-cell office:value-type="float" office:value="1722.82653854852">
                <text:p>1722.82653854852</text:p>
              </table:table-cell>
              <table:table-cell office:value-type="float" office:value="285715.444617145">
                <text:p>285715.444617145</text:p>
              </table:table-cell>
              <table:table-cell office:value-type="float" office:value="120.63737478409">
                <text:p>120.637374784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72.0119789447">
                <text:p>52572.0119789447</text:p>
              </table:table-cell>
              <table:table-cell office:value-type="float" office:value="125.144023957889">
                <text:p>125.144023957889</text:p>
              </table:table-cell>
              <table:table-cell office:value-type="float" office:value="4.50664917379891">
                <text:p>4.50664917379891</text:p>
              </table:table-cell>
              <table:table-cell office:value-type="float" office:value="258.954776779699">
                <text:p>258.954776779699</text:p>
              </table:table-cell>
              <table:table-cell office:value-type="float" office:value="1714.29266770287">
                <text:p>1714.29266770287</text:p>
              </table:table-cell>
              <table:table-cell office:value-type="float" office:value="284260.106726222">
                <text:p>284260.106726222</text:p>
              </table:table-cell>
              <table:table-cell office:value-type="float" office:value="120.124762016648">
                <text:p>120.1247620166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30.8501495542">
                <text:p>54130.8501495542</text:p>
              </table:table-cell>
              <table:table-cell office:value-type="float" office:value="128.261700299108">
                <text:p>128.261700299108</text:p>
              </table:table-cell>
              <table:table-cell office:value-type="float" office:value="8.13693828246068">
                <text:p>8.13693828246068</text:p>
              </table:table-cell>
              <table:table-cell office:value-type="float" office:value="280.59457737874">
                <text:p>280.59457737874</text:p>
              </table:table-cell>
              <table:table-cell office:value-type="float" office:value="1705.56064035733">
                <text:p>1705.56064035733</text:p>
              </table:table-cell>
              <table:table-cell office:value-type="float" office:value="282835.140663243">
                <text:p>282835.140663243</text:p>
              </table:table-cell>
              <table:table-cell office:value-type="float" office:value="119.622847099424">
                <text:p>119.6228470994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13.7951234807">
                <text:p>55213.7951234807</text:p>
              </table:table-cell>
              <table:table-cell office:value-type="float" office:value="130.427590246961">
                <text:p>130.427590246961</text:p>
              </table:table-cell>
              <table:table-cell office:value-type="float" office:value="10.8047431475375">
                <text:p>10.8047431475375</text:p>
              </table:table-cell>
              <table:table-cell office:value-type="float" office:value="381.659502048491">
                <text:p>381.659502048491</text:p>
              </table:table-cell>
              <table:table-cell office:value-type="float" office:value="1697.01084397946">
                <text:p>1697.01084397946</text:p>
              </table:table-cell>
              <table:table-cell office:value-type="float" office:value="281519.789321312">
                <text:p>281519.789321312</text:p>
              </table:table-cell>
              <table:table-cell office:value-type="float" office:value="119.159541707767">
                <text:p>119.1595417077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47.0185883574">
                <text:p>55947.0185883574</text:p>
              </table:table-cell>
              <table:table-cell office:value-type="float" office:value="131.894037176715">
                <text:p>131.894037176715</text:p>
              </table:table-cell>
              <table:table-cell office:value-type="float" office:value="12.7344954689475">
                <text:p>12.7344954689475</text:p>
              </table:table-cell>
              <table:table-cell office:value-type="float" office:value="578.019469076755">
                <text:p>578.019469076755</text:p>
              </table:table-cell>
              <table:table-cell office:value-type="float" office:value="1689.11873592787">
                <text:p>1689.11873592787</text:p>
              </table:table-cell>
              <table:table-cell office:value-type="float" office:value="280408.690054461">
                <text:p>280408.690054461</text:p>
              </table:table-cell>
              <table:table-cell office:value-type="float" office:value="118.768179898502">
                <text:p>118.768179898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27.2715669852">
                <text:p>56427.2715669852</text:p>
              </table:table-cell>
              <table:table-cell office:value-type="float" office:value="132.85454313397">
                <text:p>132.85454313397</text:p>
              </table:table-cell>
              <table:table-cell office:value-type="float" office:value="14.0863632354684">
                <text:p>14.0863632354684</text:p>
              </table:table-cell>
              <table:table-cell office:value-type="float" office:value="869.526949357158">
                <text:p>869.526949357158</text:p>
              </table:table-cell>
              <table:table-cell office:value-type="float" office:value="1682.45214032677">
                <text:p>1682.45214032677</text:p>
              </table:table-cell>
              <table:table-cell office:value-type="float" office:value="279595.764863492">
                <text:p>279595.764863492</text:p>
              </table:table-cell>
              <table:table-cell office:value-type="float" office:value="118.481843760025">
                <text:p>118.4818437600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730.3087223973">
                <text:p>56730.3087223973</text:p>
              </table:table-cell>
              <table:table-cell office:value-type="float" office:value="133.460617444795">
                <text:p>133.460617444795</text:p>
              </table:table-cell>
              <table:table-cell office:value-type="float" office:value="14.9787736847701">
                <text:p>14.9787736847701</text:p>
              </table:table-cell>
              <table:table-cell office:value-type="float" office:value="1233.96510121493">
                <text:p>1233.96510121493</text:p>
              </table:table-cell>
              <table:table-cell office:value-type="float" office:value="1677.57458918095">
                <text:p>1677.57458918095</text:p>
              </table:table-cell>
              <table:table-cell office:value-type="float" office:value="279152.155375526">
                <text:p>279152.155375526</text:p>
              </table:table-cell>
              <table:table-cell office:value-type="float" office:value="118.325591463765">
                <text:p>118.3255914637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916.3601367956">
                <text:p>56916.3601367956</text:p>
              </table:table-cell>
              <table:table-cell office:value-type="float" office:value="133.832720273591">
                <text:p>133.832720273591</text:p>
              </table:table-cell>
              <table:table-cell office:value-type="float" office:value="15.507128809826">
                <text:p>15.507128809826</text:p>
              </table:table-cell>
              <table:table-cell office:value-type="float" office:value="1630.50632472763">
                <text:p>1630.50632472763</text:p>
              </table:table-cell>
              <table:table-cell office:value-type="float" office:value="1674.91293225315">
                <text:p>1674.91293225315</text:p>
              </table:table-cell>
              <table:table-cell office:value-type="float" office:value="279107.748768">
                <text:p>279107.748768</text:p>
              </table:table-cell>
              <table:table-cell office:value-type="float" office:value="118.309950151793">
                <text:p>118.3099501517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33.1496819816">
                <text:p>57033.1496819816</text:p>
              </table:table-cell>
              <table:table-cell office:value-type="float" office:value="134.066299363963">
                <text:p>134.066299363963</text:p>
              </table:table-cell>
              <table:table-cell office:value-type="float" office:value="15.7563492121698">
                <text:p>15.7563492121698</text:p>
              </table:table-cell>
              <table:table-cell office:value-type="float" office:value="2010.30151999127">
                <text:p>2010.30151999127</text:p>
              </table:table-cell>
              <table:table-cell office:value-type="float" office:value="1674.646492608">
                <text:p>1674.646492608</text:p>
              </table:table-cell>
              <table:table-cell office:value-type="float" office:value="279443.403795383">
                <text:p>279443.403795383</text:p>
              </table:table-cell>
              <table:table-cell office:value-type="float" office:value="118.428177715005">
                <text:p>118.428177715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17.2690209112">
                <text:p>57117.2690209112</text:p>
              </table:table-cell>
              <table:table-cell office:value-type="float" office:value="134.234538041822">
                <text:p>134.234538041822</text:p>
              </table:table-cell>
              <table:table-cell office:value-type="float" office:value="15.8063603268178">
                <text:p>15.8063603268178</text:p>
              </table:table-cell>
              <table:table-cell office:value-type="float" office:value="2332.48025141278">
                <text:p>2332.48025141278</text:p>
              </table:table-cell>
              <table:table-cell office:value-type="float" office:value="1676.6604227723">
                <text:p>1676.6604227723</text:p>
              </table:table-cell>
              <table:table-cell office:value-type="float" office:value="280099.223624024">
                <text:p>280099.223624024</text:p>
              </table:table-cell>
              <table:table-cell office:value-type="float" office:value="118.659176728636">
                <text:p>118.6591767286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94.8324221436">
                <text:p>57194.8324221436</text:p>
              </table:table-cell>
              <table:table-cell office:value-type="float" office:value="134.389664844287">
                <text:p>134.389664844287</text:p>
              </table:table-cell>
              <table:table-cell office:value-type="float" office:value="15.7304881156515">
                <text:p>15.7304881156515</text:p>
              </table:table-cell>
              <table:table-cell office:value-type="float" office:value="2578.58139403431">
                <text:p>2578.58139403431</text:p>
              </table:table-cell>
              <table:table-cell office:value-type="float" office:value="1680.59534174414">
                <text:p>1680.59534174414</text:p>
              </table:table-cell>
              <table:table-cell office:value-type="float" office:value="280997.209676314">
                <text:p>280997.209676314</text:p>
              </table:table-cell>
              <table:table-cell office:value-type="float" office:value="118.975473801817">
                <text:p>118.9754738018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82.3418822244">
                <text:p>57282.3418822244</text:p>
              </table:table-cell>
              <table:table-cell office:value-type="float" office:value="134.564683764449">
                <text:p>134.564683764449</text:p>
              </table:table-cell>
              <table:table-cell office:value-type="float" office:value="15.5892099626313">
                <text:p>15.5892099626313</text:p>
              </table:table-cell>
              <table:table-cell office:value-type="float" office:value="2746.38929189893">
                <text:p>2746.38929189893</text:p>
              </table:table-cell>
              <table:table-cell office:value-type="float" office:value="1685.98325805788">
                <text:p>1685.98325805788</text:p>
              </table:table-cell>
              <table:table-cell office:value-type="float" office:value="282057.615710155">
                <text:p>282057.615710155</text:p>
              </table:table-cell>
              <table:table-cell office:value-type="float" office:value="119.348979964895">
                <text:p>119.3489799648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388.3714408014">
                <text:p>57388.3714408014</text:p>
              </table:table-cell>
              <table:table-cell office:value-type="float" office:value="134.776742881603">
                <text:p>134.776742881603</text:p>
              </table:table-cell>
              <table:table-cell office:value-type="float" office:value="15.4277629167077">
                <text:p>15.4277629167077</text:p>
              </table:table-cell>
              <table:table-cell office:value-type="float" office:value="2849.42693990536">
                <text:p>2849.42693990536</text:p>
              </table:table-cell>
              <table:table-cell office:value-type="float" office:value="1692.34569426093">
                <text:p>1692.34569426093</text:p>
              </table:table-cell>
              <table:table-cell office:value-type="float" office:value="283214.696955799">
                <text:p>283214.696955799</text:p>
              </table:table-cell>
              <table:table-cell office:value-type="float" office:value="119.756537978182">
                <text:p>119.756537978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515.565030253">
                <text:p>57515.565030253</text:p>
              </table:table-cell>
              <table:table-cell office:value-type="float" office:value="135.031130060506">
                <text:p>135.031130060506</text:p>
              </table:table-cell>
              <table:table-cell office:value-type="float" office:value="15.274592082324">
                <text:p>15.274592082324</text:p>
              </table:table-cell>
              <table:table-cell office:value-type="float" office:value="2904.26365379186">
                <text:p>2904.26365379186</text:p>
              </table:table-cell>
              <table:table-cell office:value-type="float" office:value="1699.2881817348">
                <text:p>1699.2881817348</text:p>
              </table:table-cell>
              <table:table-cell office:value-type="float" office:value="284419.672427857">
                <text:p>284419.672427857</text:p>
              </table:table-cell>
              <table:table-cell office:value-type="float" office:value="120.18096574529">
                <text:p>120.180965745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662.8377252061">
                <text:p>57662.8377252061</text:p>
              </table:table-cell>
              <table:table-cell office:value-type="float" office:value="135.325675450412">
                <text:p>135.325675450412</text:p>
              </table:table-cell>
              <table:table-cell office:value-type="float" office:value="15.1447097051224">
                <text:p>15.1447097051224</text:p>
              </table:table-cell>
              <table:table-cell office:value-type="float" office:value="2924.85866929425">
                <text:p>2924.85866929425</text:p>
              </table:table-cell>
              <table:table-cell office:value-type="float" office:value="1706.51803456714">
                <text:p>1706.51803456714</text:p>
              </table:table-cell>
              <table:table-cell office:value-type="float" office:value="285638.013062584">
                <text:p>285638.013062584</text:p>
              </table:table-cell>
              <table:table-cell office:value-type="float" office:value="120.610101115399">
                <text:p>120.6101011153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827.1366508061">
                <text:p>57827.1366508061</text:p>
              </table:table-cell>
              <table:table-cell office:value-type="float" office:value="135.654273301612">
                <text:p>135.654273301612</text:p>
              </table:table-cell>
              <table:table-cell office:value-type="float" office:value="15.0441721862132">
                <text:p>15.0441721862132</text:p>
              </table:table-cell>
              <table:table-cell office:value-type="float" office:value="2922.89807318531">
                <text:p>2922.89807318531</text:p>
              </table:table-cell>
              <table:table-cell office:value-type="float" office:value="1713.8280783755">
                <text:p>1713.8280783755</text:p>
              </table:table-cell>
              <table:table-cell office:value-type="float" office:value="286847.083057393">
                <text:p>286847.083057393</text:p>
              </table:table-cell>
              <table:table-cell office:value-type="float" office:value="121.03597109373">
                <text:p>121.03597109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56499.8858521638">
                <text:p>56499.8858521638</text:p>
              </table:table-cell>
              <table:table-cell office:value-type="float" office:value="132.999771704328">
                <text:p>132.999771704328</text:p>
              </table:table-cell>
              <table:table-cell office:value-type="float" office:value="11.9638006105978">
                <text:p>11.9638006105978</text:p>
              </table:table-cell>
              <table:table-cell office:value-type="float" office:value="2896.51477545323">
                <text:p>2896.51477545323</text:p>
              </table:table-cell>
              <table:table-cell office:value-type="float" office:value="1721.08249834436">
                <text:p>1721.08249834436</text:p>
              </table:table-cell>
              <table:table-cell office:value-type="float" office:value="288022.515334502">
                <text:p>288022.515334502</text:p>
              </table:table-cell>
              <table:table-cell office:value-type="float" office:value="121.449992879508">
                <text:p>121.449992879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54931.5558523653">
                <text:p>54931.5558523653</text:p>
              </table:table-cell>
              <table:table-cell office:value-type="float" office:value="129.863111704731">
                <text:p>129.863111704731</text:p>
              </table:table-cell>
              <table:table-cell office:value-type="float" office:value="8.41311882522285">
                <text:p>8.41311882522285</text:p>
              </table:table-cell>
              <table:table-cell office:value-type="float" office:value="2834.05211093531">
                <text:p>2834.05211093531</text:p>
              </table:table-cell>
              <table:table-cell office:value-type="float" office:value="1728.13509200701">
                <text:p>1728.13509200701</text:p>
              </table:table-cell>
              <table:table-cell office:value-type="float" office:value="289128.432353431">
                <text:p>289128.432353431</text:p>
              </table:table-cell>
              <table:table-cell office:value-type="float" office:value="121.839529348785">
                <text:p>121.839529348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53828.6833559967">
                <text:p>53828.6833559967</text:p>
              </table:table-cell>
              <table:table-cell office:value-type="float" office:value="127.657366711993">
                <text:p>127.657366711993</text:p>
              </table:table-cell>
              <table:table-cell office:value-type="float" office:value="5.81783736320884">
                <text:p>5.81783736320884</text:p>
              </table:table-cell>
              <table:table-cell office:value-type="float" office:value="2712.94820024288">
                <text:p>2712.94820024288</text:p>
              </table:table-cell>
              <table:table-cell office:value-type="float" office:value="1734.77059412058">
                <text:p>1734.77059412058</text:p>
              </table:table-cell>
              <table:table-cell office:value-type="float" office:value="290106.609959553">
                <text:p>290106.609959553</text:p>
              </table:table-cell>
              <table:table-cell office:value-type="float" office:value="122.184072243498">
                <text:p>122.184072243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53066.0253037899">
                <text:p>53066.0253037899</text:p>
              </table:table-cell>
              <table:table-cell office:value-type="float" office:value="126.13205060758">
                <text:p>126.13205060758</text:p>
              </table:table-cell>
              <table:table-cell office:value-type="float" office:value="3.94797836408179">
                <text:p>3.94797836408179</text:p>
              </table:table-cell>
              <table:table-cell office:value-type="float" office:value="2511.2861547713">
                <text:p>2511.2861547713</text:p>
              </table:table-cell>
              <table:table-cell office:value-type="float" office:value="1740.63965975732">
                <text:p>1740.63965975732</text:p>
              </table:table-cell>
              <table:table-cell office:value-type="float" office:value="290877.256454567">
                <text:p>290877.256454567</text:p>
              </table:table-cell>
              <table:table-cell office:value-type="float" office:value="122.455516582983">
                <text:p>122.455516582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52548.4863453539">
                <text:p>52548.4863453539</text:p>
              </table:table-cell>
              <table:table-cell office:value-type="float" office:value="125.096972690708">
                <text:p>125.096972690708</text:p>
              </table:table-cell>
              <table:table-cell office:value-type="float" office:value="2.64145610772476">
                <text:p>2.64145610772476</text:p>
              </table:table-cell>
              <table:table-cell office:value-type="float" office:value="2223.85558841847">
                <text:p>2223.85558841847</text:p>
              </table:table-cell>
              <table:table-cell office:value-type="float" office:value="1745.2635387274">
                <text:p>1745.2635387274</text:p>
              </table:table-cell>
              <table:table-cell office:value-type="float" office:value="291355.848504258">
                <text:p>291355.848504258</text:p>
              </table:table-cell>
              <table:table-cell office:value-type="float" office:value="122.624090765376">
                <text:p>122.624090765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52202.2188847255">
                <text:p>52202.2188847255</text:p>
              </table:table-cell>
              <table:table-cell office:value-type="float" office:value="124.404437769451">
                <text:p>124.404437769451</text:p>
              </table:table-cell>
              <table:table-cell office:value-type="float" office:value="1.78034700407484">
                <text:p>1.78034700407484</text:p>
              </table:table-cell>
              <table:table-cell office:value-type="float" office:value="1868.53992076302">
                <text:p>1868.53992076302</text:p>
              </table:table-cell>
              <table:table-cell office:value-type="float" office:value="1748.13509102555">
                <text:p>1748.13509102555</text:p>
              </table:table-cell>
              <table:table-cell office:value-type="float" office:value="291476.253333995">
                <text:p>291476.253333995</text:p>
              </table:table-cell>
              <table:table-cell office:value-type="float" office:value="122.66650088427">
                <text:p>122.66650088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51968.8338838029">
                <text:p>51968.8338838029</text:p>
              </table:table-cell>
              <table:table-cell office:value-type="float" office:value="123.937667767606">
                <text:p>123.937667767606</text:p>
              </table:table-cell>
              <table:table-cell office:value-type="float" office:value="1.27116688333554">
                <text:p>1.27116688333554</text:p>
              </table:table-cell>
              <table:table-cell office:value-type="float" office:value="1482.9901988392">
                <text:p>1482.9901988392</text:p>
              </table:table-cell>
              <table:table-cell office:value-type="float" office:value="1748.85752000397">
                <text:p>1748.85752000397</text:p>
              </table:table-cell>
              <table:table-cell office:value-type="float" office:value="291210.386012831">
                <text:p>291210.386012831</text:p>
              </table:table-cell>
              <table:table-cell office:value-type="float" office:value="122.572854601764">
                <text:p>122.57285460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51802.197108185">
                <text:p>51802.197108185</text:p>
              </table:table-cell>
              <table:table-cell office:value-type="float" office:value="123.60439421637">
                <text:p>123.60439421637</text:p>
              </table:table-cell>
              <table:table-cell office:value-type="float" office:value="1.03153961460558">
                <text:p>1.03153961460558</text:p>
              </table:table-cell>
              <table:table-cell office:value-type="float" office:value="1113.96860958276">
                <text:p>1113.96860958276</text:p>
              </table:table-cell>
              <table:table-cell office:value-type="float" office:value="1747.26231607698">
                <text:p>1747.26231607698</text:p>
              </table:table-cell>
              <table:table-cell office:value-type="float" office:value="290577.092306337">
                <text:p>290577.092306337</text:p>
              </table:table-cell>
              <table:table-cell office:value-type="float" office:value="122.349789950239">
                <text:p>122.349789950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51666.9729786443">
                <text:p>51666.9729786443</text:p>
              </table:table-cell>
              <table:table-cell office:value-type="float" office:value="123.333945957289">
                <text:p>123.333945957289</text:p>
              </table:table-cell>
              <table:table-cell office:value-type="float" office:value="0.984156007049293">
                <text:p>0.984156007049293</text:p>
              </table:table-cell>
              <table:table-cell office:value-type="float" office:value="801.151037649753">
                <text:p>801.151037649753</text:p>
              </table:table-cell>
              <table:table-cell office:value-type="float" office:value="1743.46255383802">
                <text:p>1743.46255383802</text:p>
              </table:table-cell>
              <table:table-cell office:value-type="float" office:value="289634.780790148">
                <text:p>289634.780790148</text:p>
              </table:table-cell>
              <table:table-cell office:value-type="float" office:value="122.017880146256">
                <text:p>122.017880146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51537.9603479114">
                <text:p>51537.9603479114</text:p>
              </table:table-cell>
              <table:table-cell office:value-type="float" office:value="123.075920695823">
                <text:p>123.075920695823</text:p>
              </table:table-cell>
              <table:table-cell office:value-type="float" office:value="1.0580405495672">
                <text:p>1.0580405495672</text:p>
              </table:table-cell>
              <table:table-cell office:value-type="float" office:value="562.463227644564">
                <text:p>562.463227644564</text:p>
              </table:table-cell>
              <table:table-cell office:value-type="float" office:value="1737.80868474089">
                <text:p>1737.80868474089</text:p>
              </table:table-cell>
              <table:table-cell office:value-type="float" office:value="288459.435333052">
                <text:p>288459.435333052</text:p>
              </table:table-cell>
              <table:table-cell office:value-type="float" office:value="121.603888941037">
                <text:p>121.60388894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51399.2622210453">
                <text:p>51399.2622210453</text:p>
              </table:table-cell>
              <table:table-cell office:value-type="float" office:value="122.798524442091">
                <text:p>122.798524442091</text:p>
              </table:table-cell>
              <table:table-cell office:value-type="float" office:value="1.19463550105344">
                <text:p>1.19463550105344</text:p>
              </table:table-cell>
              <table:table-cell office:value-type="float" office:value="400.028893989983">
                <text:p>400.028893989983</text:p>
              </table:table-cell>
              <table:table-cell office:value-type="float" office:value="1730.75661199831">
                <text:p>1730.75661199831</text:p>
              </table:table-cell>
              <table:table-cell office:value-type="float" office:value="287128.707615044">
                <text:p>287128.707615044</text:p>
              </table:table-cell>
              <table:table-cell office:value-type="float" office:value="121.135167537921">
                <text:p>121.135167537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51242.6579147626">
                <text:p>51242.6579147626</text:p>
              </table:table-cell>
              <table:table-cell office:value-type="float" office:value="122.485315829525">
                <text:p>122.485315829525</text:p>
              </table:table-cell>
              <table:table-cell office:value-type="float" office:value="1.35014829160389">
                <text:p>1.35014829160389</text:p>
              </table:table-cell>
              <table:table-cell office:value-type="float" office:value="300.503438040485">
                <text:p>300.503438040485</text:p>
              </table:table-cell>
              <table:table-cell office:value-type="float" office:value="1722.77224569026">
                <text:p>1722.77224569026</text:p>
              </table:table-cell>
              <table:table-cell office:value-type="float" office:value="285706.438807394">
                <text:p>285706.438807394</text:p>
              </table:table-cell>
              <table:table-cell office:value-type="float" office:value="120.634202673278">
                <text:p>120.6342026732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70.3966456027">
                <text:p>52570.3966456027</text:p>
              </table:table-cell>
              <table:table-cell office:value-type="float" office:value="125.140793291205">
                <text:p>125.140793291205</text:p>
              </table:table-cell>
              <table:table-cell office:value-type="float" office:value="4.50659061792754">
                <text:p>4.50659061792754</text:p>
              </table:table-cell>
              <table:table-cell office:value-type="float" office:value="258.943537543131">
                <text:p>258.943537543131</text:p>
              </table:table-cell>
              <table:table-cell office:value-type="float" office:value="1714.23863284436">
                <text:p>1714.23863284436</text:p>
              </table:table-cell>
              <table:table-cell office:value-type="float" office:value="284251.143712093">
                <text:p>284251.143712093</text:p>
              </table:table-cell>
              <table:table-cell office:value-type="float" office:value="120.121604979711">
                <text:p>120.1216049797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29.2424922788">
                <text:p>54129.2424922788</text:p>
              </table:table-cell>
              <table:table-cell office:value-type="float" office:value="128.258484984558">
                <text:p>128.258484984558</text:p>
              </table:table-cell>
              <table:table-cell office:value-type="float" office:value="8.13688000484692">
                <text:p>8.13688000484692</text:p>
              </table:table-cell>
              <table:table-cell office:value-type="float" office:value="280.583391551041">
                <text:p>280.583391551041</text:p>
              </table:table-cell>
              <table:table-cell office:value-type="float" office:value="1705.50686227256">
                <text:p>1705.50686227256</text:p>
              </table:table-cell>
              <table:table-cell office:value-type="float" office:value="282826.220241371">
                <text:p>282826.220241371</text:p>
              </table:table-cell>
              <table:table-cell office:value-type="float" office:value="119.619705064731">
                <text:p>119.6197050647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12.1951057952">
                <text:p>55212.1951057952</text:p>
              </table:table-cell>
              <table:table-cell office:value-type="float" office:value="130.42439021159">
                <text:p>130.42439021159</text:p>
              </table:table-cell>
              <table:table-cell office:value-type="float" office:value="10.804685146859">
                <text:p>10.804685146859</text:p>
              </table:table-cell>
              <table:table-cell office:value-type="float" office:value="381.648369375862">
                <text:p>381.648369375862</text:p>
              </table:table-cell>
              <table:table-cell office:value-type="float" office:value="1696.95732144823">
                <text:p>1696.95732144823</text:p>
              </table:table-cell>
              <table:table-cell office:value-type="float" office:value="281510.911289299">
                <text:p>281510.911289299</text:p>
              </table:table-cell>
              <table:table-cell office:value-type="float" office:value="119.156414604029">
                <text:p>119.1564146040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45.4261739584">
                <text:p>55945.4261739584</text:p>
              </table:table-cell>
              <table:table-cell office:value-type="float" office:value="131.890852347917">
                <text:p>131.890852347917</text:p>
              </table:table-cell>
              <table:table-cell office:value-type="float" office:value="12.7344377438883">
                <text:p>12.7344377438883</text:p>
              </table:table-cell>
              <table:table-cell office:value-type="float" office:value="578.008389306604">
                <text:p>578.008389306604</text:p>
              </table:table-cell>
              <table:table-cell office:value-type="float" office:value="1689.06546773579">
                <text:p>1689.06546773579</text:p>
              </table:table-cell>
              <table:table-cell office:value-type="float" office:value="280399.854210869">
                <text:p>280399.854210869</text:p>
              </table:table-cell>
              <table:table-cell office:value-type="float" office:value="118.765067654765">
                <text:p>118.7650676547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25.686719742">
                <text:p>56425.686719742</text:p>
              </table:table-cell>
              <table:table-cell office:value-type="float" office:value="132.851373439484">
                <text:p>132.851373439484</text:p>
              </table:table-cell>
              <table:table-cell office:value-type="float" office:value="14.0863057847189">
                <text:p>14.0863057847189</text:p>
              </table:table-cell>
              <table:table-cell office:value-type="float" office:value="869.515922238091">
                <text:p>869.515922238091</text:p>
              </table:table-cell>
              <table:table-cell office:value-type="float" office:value="1682.39912526522">
                <text:p>1682.39912526522</text:p>
              </table:table-cell>
              <table:table-cell office:value-type="float" office:value="279586.971007842">
                <text:p>279586.971007842</text:p>
              </table:table-cell>
              <table:table-cell office:value-type="float" office:value="118.478746305675">
                <text:p>118.4787463056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728.7314063506">
                <text:p>56728.7314063506</text:p>
              </table:table-cell>
              <table:table-cell office:value-type="float" office:value="133.457462812701">
                <text:p>133.457462812701</text:p>
              </table:table-cell>
              <table:table-cell office:value-type="float" office:value="14.9787165070266">
                <text:p>14.9787165070266</text:p>
              </table:table-cell>
              <table:table-cell office:value-type="float" office:value="1233.95412649675">
                <text:p>1233.95412649675</text:p>
              </table:table-cell>
              <table:table-cell office:value-type="float" office:value="1677.52182604705">
                <text:p>1677.52182604705</text:p>
              </table:table-cell>
              <table:table-cell office:value-type="float" office:value="279143.403308292">
                <text:p>279143.403308292</text:p>
              </table:table-cell>
              <table:table-cell office:value-type="float" office:value="118.322508728523">
                <text:p>118.3225087285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914.7903161572">
                <text:p>56914.7903161572</text:p>
              </table:table-cell>
              <table:table-cell office:value-type="float" office:value="133.829580632314">
                <text:p>133.829580632314</text:p>
              </table:table-cell>
              <table:table-cell office:value-type="float" office:value="15.5070719037912">
                <text:p>15.5070719037912</text:p>
              </table:table-cell>
              <table:table-cell office:value-type="float" office:value="1630.49540216133">
                <text:p>1630.49540216133</text:p>
              </table:table-cell>
              <table:table-cell office:value-type="float" office:value="1674.86041984975">
                <text:p>1674.86041984975</text:p>
              </table:table-cell>
              <table:table-cell office:value-type="float" office:value="279099.038290604">
                <text:p>279099.038290604</text:p>
              </table:table-cell>
              <table:table-cell office:value-type="float" office:value="118.306882065714">
                <text:p>118.3068820657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31.5873211333">
                <text:p>57031.5873211333</text:p>
              </table:table-cell>
              <table:table-cell office:value-type="float" office:value="134.063174642267">
                <text:p>134.063174642267</text:p>
              </table:table-cell>
              <table:table-cell office:value-type="float" office:value="15.7562925765526">
                <text:p>15.7562925765526</text:p>
              </table:table-cell>
              <table:table-cell office:value-type="float" office:value="2010.29064932903">
                <text:p>2010.29064932903</text:p>
              </table:table-cell>
              <table:table-cell office:value-type="float" office:value="1674.59422974362">
                <text:p>1674.59422974362</text:p>
              </table:table-cell>
              <table:table-cell office:value-type="float" office:value="279434.734710189">
                <text:p>279434.734710189</text:p>
              </table:table-cell>
              <table:table-cell office:value-type="float" office:value="118.425124208475">
                <text:p>118.4251242084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15.7140844041">
                <text:p>57115.7140844041</text:p>
              </table:table-cell>
              <table:table-cell office:value-type="float" office:value="134.231428168808">
                <text:p>134.231428168808</text:p>
              </table:table-cell>
              <table:table-cell office:value-type="float" office:value="15.8063039603331">
                <text:p>15.8063039603331</text:p>
              </table:table-cell>
              <table:table-cell office:value-type="float" office:value="2332.46943240794">
                <text:p>2332.46943240794</text:p>
              </table:table-cell>
              <table:table-cell office:value-type="float" office:value="1676.60840826113">
                <text:p>1676.60840826113</text:p>
              </table:table-cell>
              <table:table-cell office:value-type="float" office:value="280090.595734336">
                <text:p>280090.595734336</text:p>
              </table:table-cell>
              <table:table-cell office:value-type="float" office:value="118.656137732374">
                <text:p>118.656137732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93.2848746972">
                <text:p>57193.2848746972</text:p>
              </table:table-cell>
              <table:table-cell office:value-type="float" office:value="134.386569749394">
                <text:p>134.386569749394</text:p>
              </table:table-cell>
              <table:table-cell office:value-type="float" office:value="15.7304320170204">
                <text:p>15.7304320170204</text:p>
              </table:table-cell>
              <table:table-cell office:value-type="float" office:value="2578.5706264414">
                <text:p>2578.5706264414</text:p>
              </table:table-cell>
              <table:table-cell office:value-type="float" office:value="1680.54357440601">
                <text:p>1680.54357440601</text:p>
              </table:table-cell>
              <table:table-cell office:value-type="float" office:value="280988.622786371">
                <text:p>280988.622786371</text:p>
              </table:table-cell>
              <table:table-cell office:value-type="float" office:value="118.972449246871">
                <text:p>118.9724492468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80.8016887258">
                <text:p>57280.8016887258</text:p>
              </table:table-cell>
              <table:table-cell office:value-type="float" office:value="134.561603377452">
                <text:p>134.561603377452</text:p>
              </table:table-cell>
              <table:table-cell office:value-type="float" office:value="15.589154130581">
                <text:p>15.589154130581</text:p>
              </table:table-cell>
              <table:table-cell office:value-type="float" office:value="2746.37857547364">
                <text:p>2746.37857547364</text:p>
              </table:table-cell>
              <table:table-cell office:value-type="float" office:value="1685.93173671823">
                <text:p>1685.93173671823</text:p>
              </table:table-cell>
              <table:table-cell office:value-type="float" office:value="282049.069625127">
                <text:p>282049.069625127</text:p>
              </table:table-cell>
              <table:table-cell office:value-type="float" office:value="119.345969782638">
                <text:p>119.3459697826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386.8385663047">
                <text:p>57386.8385663047</text:p>
              </table:table-cell>
              <table:table-cell office:value-type="float" office:value="134.773677132609">
                <text:p>134.773677132609</text:p>
              </table:table-cell>
              <table:table-cell office:value-type="float" office:value="15.4277073499714">
                <text:p>15.4277073499714</text:p>
              </table:table-cell>
              <table:table-cell office:value-type="float" office:value="2849.41627440453">
                <text:p>2849.41627440453</text:p>
              </table:table-cell>
              <table:table-cell office:value-type="float" office:value="1692.29441775076">
                <text:p>1692.29441775076</text:p>
              </table:table-cell>
              <table:table-cell office:value-type="float" office:value="283206.19148178">
                <text:p>283206.19148178</text:p>
              </table:table-cell>
              <table:table-cell office:value-type="float" office:value="119.753542100316">
                <text:p>119.7535421003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514.0394399784">
                <text:p>57514.0394399784</text:p>
              </table:table-cell>
              <table:table-cell office:value-type="float" office:value="135.028078879957">
                <text:p>135.028078879957</text:p>
              </table:table-cell>
              <table:table-cell office:value-type="float" office:value="15.2745367796409">
                <text:p>15.2745367796409</text:p>
              </table:table-cell>
              <table:table-cell office:value-type="float" office:value="2904.2530389735">
                <text:p>2904.2530389735</text:p>
              </table:table-cell>
              <table:table-cell office:value-type="float" office:value="1699.23714889068">
                <text:p>1699.23714889068</text:p>
              </table:table-cell>
              <table:table-cell office:value-type="float" office:value="284411.207371863">
                <text:p>284411.207371863</text:p>
              </table:table-cell>
              <table:table-cell office:value-type="float" office:value="120.17798410384">
                <text:p>120.177984103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661.3193845388">
                <text:p>57661.3193845388</text:p>
              </table:table-cell>
              <table:table-cell office:value-type="float" office:value="135.322638769078">
                <text:p>135.322638769078</text:p>
              </table:table-cell>
              <table:table-cell office:value-type="float" office:value="15.1446546652378">
                <text:p>15.1446546652378</text:p>
              </table:table-cell>
              <table:table-cell office:value-type="float" office:value="2924.84810491753">
                <text:p>2924.84810491753</text:p>
              </table:table-cell>
              <table:table-cell office:value-type="float" office:value="1706.46724423118">
                <text:p>1706.46724423118</text:p>
              </table:table-cell>
              <table:table-cell office:value-type="float" office:value="285629.58823255">
                <text:p>285629.58823255</text:p>
              </table:table-cell>
              <table:table-cell office:value-type="float" office:value="120.607133642714">
                <text:p>120.6071336427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825.625525296">
                <text:p>57825.625525296</text:p>
              </table:table-cell>
              <table:table-cell office:value-type="float" office:value="135.651251050592">
                <text:p>135.651251050592</text:p>
              </table:table-cell>
              <table:table-cell office:value-type="float" office:value="15.0441174078782">
                <text:p>15.0441174078782</text:p>
              </table:table-cell>
              <table:table-cell office:value-type="float" office:value="2922.88755901052">
                <text:p>2922.88755901052</text:p>
              </table:table-cell>
              <table:table-cell office:value-type="float" office:value="1713.7775293953">
                <text:p>1713.7775293953</text:p>
              </table:table-cell>
              <table:table-cell office:value-type="float" office:value="286838.698262165">
                <text:p>286838.698262165</text:p>
              </table:table-cell>
              <table:table-cell office:value-type="float" office:value="121.033017722479">
                <text:p>121.033017722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56498.3819075245">
                <text:p>56498.3819075245</text:p>
              </table:table-cell>
              <table:table-cell office:value-type="float" office:value="132.996763815049">
                <text:p>132.996763815049</text:p>
              </table:table-cell>
              <table:table-cell office:value-type="float" office:value="11.9637460925695">
                <text:p>11.9637460925695</text:p>
              </table:table-cell>
              <table:table-cell office:value-type="float" office:value="2896.50431124182">
                <text:p>2896.50431124182</text:p>
              </table:table-cell>
              <table:table-cell office:value-type="float" office:value="1721.03218957299">
                <text:p>1721.03218957299</text:p>
              </table:table-cell>
              <table:table-cell office:value-type="float" office:value="288014.170383834">
                <text:p>288014.170383834</text:p>
              </table:table-cell>
              <table:table-cell office:value-type="float" office:value="121.447053542682">
                <text:p>121.447053542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54930.0590544732">
                <text:p>54930.0590544732</text:p>
              </table:table-cell>
              <table:table-cell office:value-type="float" office:value="129.860118108946">
                <text:p>129.860118108946</text:p>
              </table:table-cell>
              <table:table-cell office:value-type="float" office:value="8.41306456626434">
                <text:p>8.41306456626434</text:p>
              </table:table-cell>
              <table:table-cell office:value-type="float" office:value="2834.04169644985">
                <text:p>2834.04169644985</text:p>
              </table:table-cell>
              <table:table-cell office:value-type="float" office:value="1728.085022303">
                <text:p>1728.085022303</text:p>
              </table:table-cell>
              <table:table-cell office:value-type="float" office:value="289120.12705798">
                <text:p>289120.12705798</text:p>
              </table:table-cell>
              <table:table-cell office:value-type="float" office:value="121.836603979692">
                <text:p>121.836603979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53827.1936708905">
                <text:p>53827.1936708905</text:p>
              </table:table-cell>
              <table:table-cell office:value-type="float" office:value="127.654387341781">
                <text:p>127.654387341781</text:p>
              </table:table-cell>
              <table:table-cell office:value-type="float" office:value="5.81778336208896">
                <text:p>5.81778336208896</text:p>
              </table:table-cell>
              <table:table-cell office:value-type="float" office:value="2712.93783524708">
                <text:p>2712.93783524708</text:p>
              </table:table-cell>
              <table:table-cell office:value-type="float" office:value="1734.72076234788">
                <text:p>1734.72076234788</text:p>
              </table:table-cell>
              <table:table-cell office:value-type="float" office:value="290098.34413088">
                <text:p>290098.34413088</text:p>
              </table:table-cell>
              <table:table-cell office:value-type="float" office:value="122.181160775764">
                <text:p>122.181160775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53064.5426976697">
                <text:p>53064.5426976697</text:p>
              </table:table-cell>
              <table:table-cell office:value-type="float" office:value="126.129085395339">
                <text:p>126.129085395339</text:p>
              </table:table-cell>
              <table:table-cell office:value-type="float" office:value="3.9479246195753">
                <text:p>3.9479246195753</text:p>
              </table:table-cell>
              <table:table-cell office:value-type="float" office:value="2511.27583902997">
                <text:p>2511.27583902997</text:p>
              </table:table-cell>
              <table:table-cell office:value-type="float" office:value="1740.59006478528">
                <text:p>1740.59006478528</text:p>
              </table:table-cell>
              <table:table-cell office:value-type="float" office:value="290869.029905124">
                <text:p>290869.029905124</text:p>
              </table:table-cell>
              <table:table-cell office:value-type="float" office:value="122.452618950548">
                <text:p>122.452618950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52547.0107845802">
                <text:p>52547.0107845802</text:p>
              </table:table-cell>
              <table:table-cell office:value-type="float" office:value="125.09402156916">
                <text:p>125.09402156916</text:p>
              </table:table-cell>
              <table:table-cell office:value-type="float" office:value="2.64140261861226">
                <text:p>2.64140261861226</text:p>
              </table:table-cell>
              <table:table-cell office:value-type="float" office:value="2223.84532169756">
                <text:p>2223.84532169756</text:p>
              </table:table-cell>
              <table:table-cell office:value-type="float" office:value="1745.21417943075">
                <text:p>1745.21417943075</text:p>
              </table:table-cell>
              <table:table-cell office:value-type="float" office:value="291347.661047391">
                <text:p>291347.661047391</text:p>
              </table:table-cell>
              <table:table-cell office:value-type="float" office:value="122.621206902495">
                <text:p>122.621206902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52200.750335819">
                <text:p>52200.750335819</text:p>
              </table:table-cell>
              <table:table-cell office:value-type="float" office:value="124.401500671638">
                <text:p>124.401500671638</text:p>
              </table:table-cell>
              <table:table-cell office:value-type="float" office:value="1.78029376914267">
                <text:p>1.78029376914267</text:p>
              </table:table-cell>
              <table:table-cell office:value-type="float" office:value="1868.52970282958">
                <text:p>1868.52970282958</text:p>
              </table:table-cell>
              <table:table-cell office:value-type="float" office:value="1748.08596628435">
                <text:p>1748.08596628435</text:p>
              </table:table-cell>
              <table:table-cell office:value-type="float" office:value="291468.104783937">
                <text:p>291468.104783937</text:p>
              </table:table-cell>
              <table:table-cell office:value-type="float" office:value="122.66363072551">
                <text:p>122.66363072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51967.3723134431">
                <text:p>51967.3723134431</text:p>
              </table:table-cell>
              <table:table-cell office:value-type="float" office:value="123.934744626886">
                <text:p>123.934744626886</text:p>
              </table:table-cell>
              <table:table-cell office:value-type="float" office:value="1.27111390137584">
                <text:p>1.27111390137584</text:p>
              </table:table-cell>
              <table:table-cell office:value-type="float" office:value="1482.98002946139">
                <text:p>1482.98002946139</text:p>
              </table:table-cell>
              <table:table-cell office:value-type="float" office:value="1748.80862870362">
                <text:p>1748.80862870362</text:p>
              </table:table-cell>
              <table:table-cell office:value-type="float" office:value="291202.276184694">
                <text:p>291202.276184694</text:p>
              </table:table-cell>
              <table:table-cell office:value-type="float" office:value="122.569998082003">
                <text:p>122.569998082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51800.7424832098">
                <text:p>51800.7424832098</text:p>
              </table:table-cell>
              <table:table-cell office:value-type="float" office:value="123.60148496642">
                <text:p>123.60148496642</text:p>
              </table:table-cell>
              <table:table-cell office:value-type="float" office:value="1.03148688441627">
                <text:p>1.03148688441627</text:p>
              </table:table-cell>
              <table:table-cell office:value-type="float" office:value="1113.95848852985">
                <text:p>1113.95848852985</text:p>
              </table:table-cell>
              <table:table-cell office:value-type="float" office:value="1747.21365710817">
                <text:p>1747.21365710817</text:p>
              </table:table-cell>
              <table:table-cell office:value-type="float" office:value="290569.021016116">
                <text:p>290569.021016116</text:p>
              </table:table-cell>
              <table:table-cell office:value-type="float" office:value="122.346947004665">
                <text:p>122.346947004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51665.5252660492">
                <text:p>51665.5252660492</text:p>
              </table:table-cell>
              <table:table-cell office:value-type="float" office:value="123.331050532099">
                <text:p>123.331050532099</text:p>
              </table:table-cell>
              <table:table-cell office:value-type="float" office:value="0.984103527433959">
                <text:p>0.984103527433959</text:p>
              </table:table-cell>
              <table:table-cell office:value-type="float" office:value="801.140964692105">
                <text:p>801.140964692105</text:p>
              </table:table-cell>
              <table:table-cell office:value-type="float" office:value="1743.4141260967">
                <text:p>1743.4141260967</text:p>
              </table:table-cell>
              <table:table-cell office:value-type="float" office:value="289626.747854711">
                <text:p>289626.747854711</text:p>
              </table:table-cell>
              <table:table-cell office:value-type="float" office:value="122.015050710363">
                <text:p>122.015050710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51536.5195148488">
                <text:p>51536.5195148488</text:p>
              </table:table-cell>
              <table:table-cell office:value-type="float" office:value="123.073039029698">
                <text:p>123.073039029698</text:p>
              </table:table-cell>
              <table:table-cell office:value-type="float" office:value="1.05798831933505">
                <text:p>1.05798831933505</text:p>
              </table:table-cell>
              <table:table-cell office:value-type="float" office:value="562.453202553626">
                <text:p>562.453202553626</text:p>
              </table:table-cell>
              <table:table-cell office:value-type="float" office:value="1737.76048712827">
                <text:p>1737.76048712827</text:p>
              </table:table-cell>
              <table:table-cell office:value-type="float" office:value="288451.440570137">
                <text:p>288451.440570137</text:p>
              </table:table-cell>
              <table:table-cell office:value-type="float" office:value="121.601072950628">
                <text:p>121.601072950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51397.8282348237">
                <text:p>51397.8282348237</text:p>
              </table:table-cell>
              <table:table-cell office:value-type="float" office:value="122.795656469647">
                <text:p>122.795656469647</text:p>
              </table:table-cell>
              <table:table-cell office:value-type="float" office:value="1.19458351901945">
                <text:p>1.19458351901945</text:p>
              </table:table-cell>
              <table:table-cell office:value-type="float" office:value="400.018916538292">
                <text:p>400.018916538292</text:p>
              </table:table-cell>
              <table:table-cell office:value-type="float" office:value="1730.70864342082">
                <text:p>1730.70864342082</text:p>
              </table:table-cell>
              <table:table-cell office:value-type="float" office:value="287120.750843254">
                <text:p>287120.750843254</text:p>
              </table:table-cell>
              <table:table-cell office:value-type="float" office:value="121.132364929103">
                <text:p>121.132364929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51241.2307428458">
                <text:p>51241.2307428458</text:p>
              </table:table-cell>
              <table:table-cell office:value-type="float" office:value="122.482461485692">
                <text:p>122.482461485692</text:p>
              </table:table-cell>
              <table:table-cell office:value-type="float" office:value="1.35009655658861">
                <text:p>1.35009655658861</text:p>
              </table:table-cell>
              <table:table-cell office:value-type="float" office:value="300.493508001662">
                <text:p>300.493508001662</text:p>
              </table:table-cell>
              <table:table-cell office:value-type="float" office:value="1722.72450505952">
                <text:p>1722.72450505952</text:p>
              </table:table-cell>
              <table:table-cell office:value-type="float" office:value="285698.519846196">
                <text:p>285698.519846196</text:p>
              </table:table-cell>
              <table:table-cell office:value-type="float" office:value="120.631413382461">
                <text:p>120.6314133824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68.9762556091">
                <text:p>52568.9762556091</text:p>
              </table:table-cell>
              <table:table-cell office:value-type="float" office:value="125.137952511218">
                <text:p>125.137952511218</text:p>
              </table:table-cell>
              <table:table-cell office:value-type="float" office:value="4.50653912875714">
                <text:p>4.50653912875714</text:p>
              </table:table-cell>
              <table:table-cell office:value-type="float" office:value="258.933654691868">
                <text:p>258.933654691868</text:p>
              </table:table-cell>
              <table:table-cell office:value-type="float" office:value="1714.19111907718">
                <text:p>1714.19111907718</text:p>
              </table:table-cell>
              <table:table-cell office:value-type="float" office:value="284243.262381811">
                <text:p>284243.262381811</text:p>
              </table:table-cell>
              <table:table-cell office:value-type="float" office:value="120.118828943608">
                <text:p>120.1188289436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27.8288519806">
                <text:p>54127.8288519806</text:p>
              </table:table-cell>
              <table:table-cell office:value-type="float" office:value="128.255657703961">
                <text:p>128.255657703961</text:p>
              </table:table-cell>
              <table:table-cell office:value-type="float" office:value="8.1368287603531">
                <text:p>8.1368287603531</text:p>
              </table:table-cell>
              <table:table-cell office:value-type="float" office:value="280.573555663104">
                <text:p>280.573555663104</text:p>
              </table:table-cell>
              <table:table-cell office:value-type="float" office:value="1705.45957429087">
                <text:p>1705.45957429087</text:p>
              </table:table-cell>
              <table:table-cell office:value-type="float" office:value="282818.376363183">
                <text:p>282818.376363183</text:p>
              </table:table-cell>
              <table:table-cell office:value-type="float" office:value="119.616942220357">
                <text:p>119.6169422203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10.7881831178">
                <text:p>55210.7881831178</text:p>
              </table:table-cell>
              <table:table-cell office:value-type="float" office:value="130.421576366236">
                <text:p>130.421576366236</text:p>
              </table:table-cell>
              <table:table-cell office:value-type="float" office:value="10.8046341458791">
                <text:p>10.8046341458791</text:p>
              </table:table-cell>
              <table:table-cell office:value-type="float" office:value="381.638580228081">
                <text:p>381.638580228081</text:p>
              </table:table-cell>
              <table:table-cell office:value-type="float" office:value="1696.9102581791">
                <text:p>1696.9102581791</text:p>
              </table:table-cell>
              <table:table-cell office:value-type="float" office:value="281503.104685232">
                <text:p>281503.104685232</text:p>
              </table:table-cell>
              <table:table-cell office:value-type="float" office:value="119.153664888695">
                <text:p>119.153664888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44.0259369798">
                <text:p>55944.0259369798</text:p>
              </table:table-cell>
              <table:table-cell office:value-type="float" office:value="131.88805187396">
                <text:p>131.88805187396</text:p>
              </table:table-cell>
              <table:table-cell office:value-type="float" office:value="12.7343869852652">
                <text:p>12.7343869852652</text:p>
              </table:table-cell>
              <table:table-cell office:value-type="float" office:value="577.998646676869">
                <text:p>577.998646676869</text:p>
              </table:table-cell>
              <table:table-cell office:value-type="float" office:value="1689.01862811139">
                <text:p>1689.01862811139</text:p>
              </table:table-cell>
              <table:table-cell office:value-type="float" office:value="280392.084703798">
                <text:p>280392.084703798</text:p>
              </table:table-cell>
              <table:table-cell office:value-type="float" office:value="118.762331006083">
                <text:p>118.7623310060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24.2931366917">
                <text:p>56424.2931366917</text:p>
              </table:table-cell>
              <table:table-cell office:value-type="float" office:value="132.848586273383">
                <text:p>132.848586273383</text:p>
              </table:table-cell>
              <table:table-cell office:value-type="float" office:value="14.0862552673008">
                <text:p>14.0862552673008</text:p>
              </table:table-cell>
              <table:table-cell office:value-type="float" office:value="869.506225905348">
                <text:p>869.506225905348</text:p>
              </table:table-cell>
              <table:table-cell office:value-type="float" office:value="1682.35250822279">
                <text:p>1682.35250822279</text:p>
              </table:table-cell>
              <table:table-cell office:value-type="float" office:value="279579.23842148">
                <text:p>279579.23842148</text:p>
              </table:table-cell>
              <table:table-cell office:value-type="float" office:value="118.476022661551">
                <text:p>118.4760226615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727.3444456092">
                <text:p>56727.3444456092</text:p>
              </table:table-cell>
              <table:table-cell office:value-type="float" office:value="133.454688891218">
                <text:p>133.454688891218</text:p>
              </table:table-cell>
              <table:table-cell office:value-type="float" office:value="14.9786662296674">
                <text:p>14.9786662296674</text:p>
              </table:table-cell>
              <table:table-cell office:value-type="float" office:value="1233.94447624099">
                <text:p>1233.94447624099</text:p>
              </table:table-cell>
              <table:table-cell office:value-type="float" office:value="1677.47543052888">
                <text:p>1677.47543052888</text:p>
              </table:table-cell>
              <table:table-cell office:value-type="float" office:value="279135.707467192">
                <text:p>279135.707467192</text:p>
              </table:table-cell>
              <table:table-cell office:value-type="float" office:value="118.319798027161">
                <text:p>118.3197980271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913.4099462553">
                <text:p>56913.4099462553</text:p>
              </table:table-cell>
              <table:table-cell office:value-type="float" office:value="133.826819892511">
                <text:p>133.826819892511</text:p>
              </table:table-cell>
              <table:table-cell office:value-type="float" office:value="15.50702186535">
                <text:p>15.50702186535</text:p>
              </table:table-cell>
              <table:table-cell office:value-type="float" office:value="1630.4857977636">
                <text:p>1630.4857977636</text:p>
              </table:table-cell>
              <table:table-cell office:value-type="float" office:value="1674.81424480315">
                <text:p>1674.81424480315</text:p>
              </table:table-cell>
              <table:table-cell office:value-type="float" office:value="279091.379020153">
                <text:p>279091.379020153</text:p>
              </table:table-cell>
              <table:table-cell office:value-type="float" office:value="118.304184245608">
                <text:p>118.3041842456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30.2135107513">
                <text:p>57030.2135107513</text:p>
              </table:table-cell>
              <table:table-cell office:value-type="float" office:value="134.060427021503">
                <text:p>134.060427021503</text:p>
              </table:table-cell>
              <table:table-cell office:value-type="float" office:value="15.7562427758942">
                <text:p>15.7562427758942</text:p>
              </table:table-cell>
              <table:table-cell office:value-type="float" office:value="2010.28109057141">
                <text:p>2010.28109057141</text:p>
              </table:table-cell>
              <table:table-cell office:value-type="float" office:value="1674.54827412092">
                <text:p>1674.54827412092</text:p>
              </table:table-cell>
              <table:table-cell office:value-type="float" office:value="279427.111836603">
                <text:p>279427.111836603</text:p>
              </table:table-cell>
              <table:table-cell office:value-type="float" office:value="118.422439208415">
                <text:p>118.4224392084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14.3468023712">
                <text:p>57114.3468023712</text:p>
              </table:table-cell>
              <table:table-cell office:value-type="float" office:value="134.228693604742">
                <text:p>134.228693604742</text:p>
              </table:table-cell>
              <table:table-cell office:value-type="float" office:value="15.8062543963275">
                <text:p>15.8062543963275</text:p>
              </table:table-cell>
              <table:table-cell office:value-type="float" office:value="2332.45991907356">
                <text:p>2332.45991907356</text:p>
              </table:table-cell>
              <table:table-cell office:value-type="float" office:value="1676.56267101962">
                <text:p>1676.56267101962</text:p>
              </table:table-cell>
              <table:table-cell office:value-type="float" office:value="280083.009084657">
                <text:p>280083.009084657</text:p>
              </table:table-cell>
              <table:table-cell office:value-type="float" office:value="118.653465491438">
                <text:p>118.6534654914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91.9240899906">
                <text:p>57191.9240899906</text:p>
              </table:table-cell>
              <table:table-cell office:value-type="float" office:value="134.383848179981">
                <text:p>134.383848179981</text:p>
              </table:table-cell>
              <table:table-cell office:value-type="float" office:value="15.730382688543">
                <text:p>15.730382688543</text:p>
              </table:table-cell>
              <table:table-cell office:value-type="float" office:value="2578.56115831439">
                <text:p>2578.56115831439</text:p>
              </table:table-cell>
              <table:table-cell office:value-type="float" office:value="1680.49805450794">
                <text:p>1680.49805450794</text:p>
              </table:table-cell>
              <table:table-cell office:value-type="float" office:value="280981.072188464">
                <text:p>280981.072188464</text:p>
              </table:table-cell>
              <table:table-cell office:value-type="float" office:value="118.969789704428">
                <text:p>118.9697897044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79.4473704703">
                <text:p>57279.4473704703</text:p>
              </table:table-cell>
              <table:table-cell office:value-type="float" office:value="134.558894740941">
                <text:p>134.558894740941</text:p>
              </table:table-cell>
              <table:table-cell office:value-type="float" office:value="15.5891050365126">
                <text:p>15.5891050365126</text:p>
              </table:table-cell>
              <table:table-cell office:value-type="float" office:value="2746.36915233919">
                <text:p>2746.36915233919</text:p>
              </table:table-cell>
              <table:table-cell office:value-type="float" office:value="1685.88643313078">
                <text:p>1685.88643313078</text:p>
              </table:table-cell>
              <table:table-cell office:value-type="float" office:value="282041.554907672">
                <text:p>282041.554907672</text:p>
              </table:table-cell>
              <table:table-cell office:value-type="float" office:value="119.343322878345">
                <text:p>119.343322878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385.4906837717">
                <text:p>57385.4906837717</text:p>
              </table:table-cell>
              <table:table-cell office:value-type="float" office:value="134.770981367543">
                <text:p>134.770981367543</text:p>
              </table:table-cell>
              <table:table-cell office:value-type="float" office:value="15.4276584891981">
                <text:p>15.4276584891981</text:p>
              </table:table-cell>
              <table:table-cell office:value-type="float" office:value="2849.40689604883">
                <text:p>2849.40689604883</text:p>
              </table:table-cell>
              <table:table-cell office:value-type="float" office:value="1692.24932944603">
                <text:p>1692.24932944603</text:p>
              </table:table-cell>
              <table:table-cell office:value-type="float" office:value="283198.712474275">
                <text:p>283198.712474275</text:p>
              </table:table-cell>
              <table:table-cell office:value-type="float" office:value="119.750907774116">
                <text:p>119.750907774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512.6979625852">
                <text:p>57512.6979625852</text:p>
              </table:table-cell>
              <table:table-cell office:value-type="float" office:value="135.02539592517">
                <text:p>135.02539592517</text:p>
              </table:table-cell>
              <table:table-cell office:value-type="float" office:value="15.2744881510541">
                <text:p>15.2744881510541</text:p>
              </table:table-cell>
              <table:table-cell office:value-type="float" office:value="2904.24370518376">
                <text:p>2904.24370518376</text:p>
              </table:table-cell>
              <table:table-cell office:value-type="float" office:value="1699.19227484565">
                <text:p>1699.19227484565</text:p>
              </table:table-cell>
              <table:table-cell office:value-type="float" office:value="284403.763904613">
                <text:p>284403.763904613</text:p>
              </table:table-cell>
              <table:table-cell office:value-type="float" office:value="120.175362295962">
                <text:p>120.1753622959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659.9842818483">
                <text:p>57659.9842818483</text:p>
              </table:table-cell>
              <table:table-cell office:value-type="float" office:value="135.319968563697">
                <text:p>135.319968563697</text:p>
              </table:table-cell>
              <table:table-cell office:value-type="float" office:value="15.1446062677341">
                <text:p>15.1446062677341</text:p>
              </table:table-cell>
              <table:table-cell office:value-type="float" office:value="2924.83881548197">
                <text:p>2924.83881548197</text:p>
              </table:table-cell>
              <table:table-cell office:value-type="float" office:value="1706.42258342768">
                <text:p>1706.42258342768</text:p>
              </table:table-cell>
              <table:table-cell office:value-type="float" office:value="285622.180136667">
                <text:p>285622.180136667</text:p>
              </table:table-cell>
              <table:table-cell office:value-type="float" office:value="120.604524293672">
                <text:p>120.6045242936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824.2967670156">
                <text:p>57824.2967670156</text:p>
              </table:table-cell>
              <table:table-cell office:value-type="float" office:value="135.648593534031">
                <text:p>135.648593534031</text:p>
              </table:table-cell>
              <table:table-cell office:value-type="float" office:value="15.0440692403595">
                <text:p>15.0440692403595</text:p>
              </table:table-cell>
              <table:table-cell office:value-type="float" office:value="2922.87831371838">
                <text:p>2922.87831371838</text:p>
              </table:table-cell>
              <table:table-cell office:value-type="float" office:value="1713.73308082">
                <text:p>1713.73308082</text:p>
              </table:table-cell>
              <table:table-cell office:value-type="float" office:value="286831.325369566">
                <text:p>286831.325369566</text:p>
              </table:table-cell>
              <table:table-cell office:value-type="float" office:value="121.030420773068">
                <text:p>121.030420773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56497.0594635055">
                <text:p>56497.0594635055</text:p>
              </table:table-cell>
              <table:table-cell office:value-type="float" office:value="132.994118927011">
                <text:p>132.994118927011</text:p>
              </table:table-cell>
              <table:table-cell office:value-type="float" office:value="11.963698153943">
                <text:p>11.963698153943</text:p>
              </table:table-cell>
              <table:table-cell office:value-type="float" office:value="2896.49510988332">
                <text:p>2896.49510988332</text:p>
              </table:table-cell>
              <table:table-cell office:value-type="float" office:value="1720.98795221739">
                <text:p>1720.98795221739</text:p>
              </table:table-cell>
              <table:table-cell office:value-type="float" office:value="288006.832527231">
                <text:p>288006.832527231</text:p>
              </table:table-cell>
              <table:table-cell office:value-type="float" office:value="121.444468933978">
                <text:p>121.444468933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54928.7428947103">
                <text:p>54928.7428947103</text:p>
              </table:table-cell>
              <table:table-cell office:value-type="float" office:value="129.857485789421">
                <text:p>129.857485789421</text:p>
              </table:table-cell>
              <table:table-cell office:value-type="float" office:value="8.41301685544224">
                <text:p>8.41301685544224</text:p>
              </table:table-cell>
              <table:table-cell office:value-type="float" office:value="2834.03253881621">
                <text:p>2834.03253881621</text:p>
              </table:table-cell>
              <table:table-cell office:value-type="float" office:value="1728.04099516339">
                <text:p>1728.04099516339</text:p>
              </table:table-cell>
              <table:table-cell office:value-type="float" office:value="289112.824070884">
                <text:p>289112.824070884</text:p>
              </table:table-cell>
              <table:table-cell office:value-type="float" office:value="121.834031653053">
                <text:p>121.834031653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53825.8837655208">
                <text:p>53825.8837655208</text:p>
              </table:table-cell>
              <table:table-cell office:value-type="float" office:value="127.651767531042">
                <text:p>127.651767531042</text:p>
              </table:table-cell>
              <table:table-cell office:value-type="float" office:value="5.81773587798877">
                <text:p>5.81773587798877</text:p>
              </table:table-cell>
              <table:table-cell office:value-type="float" office:value="2712.92872113054">
                <text:p>2712.92872113054</text:p>
              </table:table-cell>
              <table:table-cell office:value-type="float" office:value="1734.67694442531">
                <text:p>1734.67694442531</text:p>
              </table:table-cell>
              <table:table-cell office:value-type="float" office:value="290091.07584759">
                <text:p>290091.07584759</text:p>
              </table:table-cell>
              <table:table-cell office:value-type="float" office:value="122.178600672825">
                <text:p>122.178600672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53063.2390169723">
                <text:p>53063.2390169723</text:p>
              </table:table-cell>
              <table:table-cell office:value-type="float" office:value="126.126478033945">
                <text:p>126.126478033945</text:p>
              </table:table-cell>
              <table:table-cell office:value-type="float" office:value="3.94787736111962">
                <text:p>3.94787736111962</text:p>
              </table:table-cell>
              <table:table-cell office:value-type="float" office:value="2511.26676822373">
                <text:p>2511.26676822373</text:p>
              </table:table-cell>
              <table:table-cell office:value-type="float" office:value="1740.54645508554">
                <text:p>1740.54645508554</text:p>
              </table:table-cell>
              <table:table-cell office:value-type="float" office:value="290861.796160728">
                <text:p>290861.796160728</text:p>
              </table:table-cell>
              <table:table-cell office:value-type="float" office:value="122.450071013222">
                <text:p>122.450071013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52545.7132989755">
                <text:p>52545.7132989755</text:p>
              </table:table-cell>
              <table:table-cell office:value-type="float" office:value="125.091426597951">
                <text:p>125.091426597951</text:p>
              </table:table-cell>
              <table:table-cell office:value-type="float" office:value="2.64135558472881">
                <text:p>2.64135558472881</text:p>
              </table:table-cell>
              <table:table-cell office:value-type="float" office:value="2223.8362939958">
                <text:p>2223.8362939958</text:p>
              </table:table-cell>
              <table:table-cell office:value-type="float" office:value="1745.17077696437">
                <text:p>1745.17077696437</text:p>
              </table:table-cell>
              <table:table-cell office:value-type="float" office:value="291340.461677759">
                <text:p>291340.461677759</text:p>
              </table:table-cell>
              <table:table-cell office:value-type="float" office:value="122.618671072971">
                <text:p>122.618671072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52199.4590158679">
                <text:p>52199.4590158679</text:p>
              </table:table-cell>
              <table:table-cell office:value-type="float" office:value="124.398918031736">
                <text:p>124.398918031736</text:p>
              </table:table-cell>
              <table:table-cell office:value-type="float" office:value="1.78024695876431">
                <text:p>1.78024695876431</text:p>
              </table:table-cell>
              <table:table-cell office:value-type="float" office:value="1868.52071802748">
                <text:p>1868.52071802748</text:p>
              </table:table-cell>
              <table:table-cell office:value-type="float" office:value="1748.04277006656">
                <text:p>1748.04277006656</text:p>
              </table:table-cell>
              <table:table-cell office:value-type="float" office:value="291460.93962572">
                <text:p>291460.93962572</text:p>
              </table:table-cell>
              <table:table-cell office:value-type="float" office:value="122.661106946252">
                <text:p>122.661106946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51966.0871298464">
                <text:p>51966.0871298464</text:p>
              </table:table-cell>
              <table:table-cell office:value-type="float" office:value="123.932174259693">
                <text:p>123.932174259693</text:p>
              </table:table-cell>
              <table:table-cell office:value-type="float" office:value="1.27106731344048">
                <text:p>1.27106731344048</text:p>
              </table:table-cell>
              <table:table-cell office:value-type="float" office:value="1482.97108735509">
                <text:p>1482.97108735509</text:p>
              </table:table-cell>
              <table:table-cell office:value-type="float" office:value="1748.76563775432">
                <text:p>1748.76563775432</text:p>
              </table:table-cell>
              <table:table-cell office:value-type="float" office:value="291195.145075321">
                <text:p>291195.145075321</text:p>
              </table:table-cell>
              <table:table-cell office:value-type="float" office:value="122.567486295748">
                <text:p>122.567486295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51799.4634068076">
                <text:p>51799.4634068076</text:p>
              </table:table-cell>
              <table:table-cell office:value-type="float" office:value="123.598926813615">
                <text:p>123.598926813615</text:p>
              </table:table-cell>
              <table:table-cell office:value-type="float" office:value="1.03144051786681">
                <text:p>1.03144051786681</text:p>
              </table:table-cell>
              <table:table-cell office:value-type="float" office:value="1113.94958891645">
                <text:p>1113.94958891645</text:p>
              </table:table-cell>
              <table:table-cell office:value-type="float" office:value="1747.17087045193">
                <text:p>1747.17087045193</text:p>
              </table:table-cell>
              <table:table-cell office:value-type="float" office:value="290561.923793785">
                <text:p>290561.923793785</text:p>
              </table:table-cell>
              <table:table-cell office:value-type="float" office:value="122.344447154422">
                <text:p>122.344447154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51664.2522678201">
                <text:p>51664.2522678201</text:p>
              </table:table-cell>
              <table:table-cell office:value-type="float" office:value="123.32850453564">
                <text:p>123.32850453564</text:p>
              </table:table-cell>
              <table:table-cell office:value-type="float" office:value="0.984057381218378">
                <text:p>0.984057381218378</text:p>
              </table:table-cell>
              <table:table-cell office:value-type="float" office:value="801.132107369675">
                <text:p>801.132107369675</text:p>
              </table:table-cell>
              <table:table-cell office:value-type="float" office:value="1743.37154276271">
                <text:p>1743.37154276271</text:p>
              </table:table-cell>
              <table:table-cell office:value-type="float" office:value="289619.684358392">
                <text:p>289619.684358392</text:p>
              </table:table-cell>
              <table:table-cell office:value-type="float" office:value="122.012562739412">
                <text:p>122.012562739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51535.2525659092">
                <text:p>51535.2525659092</text:p>
              </table:table-cell>
              <table:table-cell office:value-type="float" office:value="123.070505131818">
                <text:p>123.070505131818</text:p>
              </table:table-cell>
              <table:table-cell office:value-type="float" office:value="1.0579423924064">
                <text:p>1.0579423924064</text:p>
              </table:table-cell>
              <table:table-cell office:value-type="float" office:value="562.444387321204">
                <text:p>562.444387321204</text:p>
              </table:table-cell>
              <table:table-cell office:value-type="float" office:value="1737.71810615035">
                <text:p>1737.71810615035</text:p>
              </table:table-cell>
              <table:table-cell office:value-type="float" office:value="288444.410639563">
                <text:p>288444.410639563</text:p>
              </table:table-cell>
              <table:table-cell office:value-type="float" office:value="121.598596802519">
                <text:p>121.598596802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51396.5673064274">
                <text:p>51396.5673064274</text:p>
              </table:table-cell>
              <table:table-cell office:value-type="float" office:value="122.793134612855">
                <text:p>122.793134612855</text:p>
              </table:table-cell>
              <table:table-cell office:value-type="float" office:value="1.19453781033562">
                <text:p>1.19453781033562</text:p>
              </table:table-cell>
              <table:table-cell office:value-type="float" office:value="400.010143195867">
                <text:p>400.010143195867</text:p>
              </table:table-cell>
              <table:table-cell office:value-type="float" office:value="1730.66646383738">
                <text:p>1730.66646383738</text:p>
              </table:table-cell>
              <table:table-cell office:value-type="float" office:value="287113.754318922">
                <text:p>287113.754318922</text:p>
              </table:table-cell>
              <table:table-cell office:value-type="float" office:value="121.129900547654">
                <text:p>121.12990054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51239.9758063832">
                <text:p>51239.9758063832</text:p>
              </table:table-cell>
              <table:table-cell office:value-type="float" office:value="122.479951612766">
                <text:p>122.479951612766</text:p>
              </table:table-cell>
              <table:table-cell office:value-type="float" office:value="1.35005106511252">
                <text:p>1.35005106511252</text:p>
              </table:table-cell>
              <table:table-cell office:value-type="float" office:value="300.484776350172">
                <text:p>300.484776350172</text:p>
              </table:table-cell>
              <table:table-cell office:value-type="float" office:value="1722.68252591353">
                <text:p>1722.68252591353</text:p>
              </table:table-cell>
              <table:table-cell office:value-type="float" office:value="285691.556569358">
                <text:p>285691.556569358</text:p>
              </table:table-cell>
              <table:table-cell office:value-type="float" office:value="120.628960711756">
                <text:p>120.6289607117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67.7272826065">
                <text:p>52567.7272826065</text:p>
              </table:table-cell>
              <table:table-cell office:value-type="float" office:value="125.135454565213">
                <text:p>125.135454565213</text:p>
              </table:table-cell>
              <table:table-cell office:value-type="float" office:value="4.50649385345662">
                <text:p>4.50649385345662</text:p>
              </table:table-cell>
              <table:table-cell office:value-type="float" office:value="258.924964533198">
                <text:p>258.924964533198</text:p>
              </table:table-cell>
              <table:table-cell office:value-type="float" office:value="1714.14933941615">
                <text:p>1714.14933941615</text:p>
              </table:table-cell>
              <table:table-cell office:value-type="float" office:value="284236.332194475">
                <text:p>284236.332194475</text:p>
              </table:table-cell>
              <table:table-cell office:value-type="float" office:value="120.116387927998">
                <text:p>120.116387927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26.5858140997">
                <text:p>54126.5858140997</text:p>
              </table:table-cell>
              <table:table-cell office:value-type="float" office:value="128.253171628199">
                <text:p>128.253171628199</text:p>
              </table:table-cell>
              <table:table-cell office:value-type="float" office:value="8.13678370020089">
                <text:p>8.13678370020089</text:p>
              </table:table-cell>
              <table:table-cell office:value-type="float" office:value="280.56490680008">
                <text:p>280.56490680008</text:p>
              </table:table-cell>
              <table:table-cell office:value-type="float" office:value="1705.41799316685">
                <text:p>1705.41799316685</text:p>
              </table:table-cell>
              <table:table-cell office:value-type="float" office:value="282811.479108109">
                <text:p>282811.479108109</text:p>
              </table:table-cell>
              <table:table-cell office:value-type="float" office:value="119.614512804457">
                <text:p>119.6145128044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09.5510521549">
                <text:p>55209.5510521549</text:p>
              </table:table-cell>
              <table:table-cell office:value-type="float" office:value="130.41910210431">
                <text:p>130.41910210431</text:p>
              </table:table-cell>
              <table:table-cell office:value-type="float" office:value="10.8045892998528">
                <text:p>10.8045892998528</text:p>
              </table:table-cell>
              <table:table-cell office:value-type="float" office:value="381.629972464468">
                <text:p>381.629972464468</text:p>
              </table:table-cell>
              <table:table-cell office:value-type="float" office:value="1696.86887464865">
                <text:p>1696.86887464865</text:p>
              </table:table-cell>
              <table:table-cell office:value-type="float" office:value="281496.240205924">
                <text:p>281496.240205924</text:p>
              </table:table-cell>
              <table:table-cell office:value-type="float" office:value="119.151247017383">
                <text:p>119.1512470173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42.7946848652">
                <text:p>55942.7946848652</text:p>
              </table:table-cell>
              <table:table-cell office:value-type="float" office:value="131.88558936973">
                <text:p>131.88558936973</text:p>
              </table:table-cell>
              <table:table-cell office:value-type="float" office:value="12.7343423523472">
                <text:p>12.7343423523472</text:p>
              </table:table-cell>
              <table:table-cell office:value-type="float" office:value="577.990079817361">
                <text:p>577.990079817361</text:p>
              </table:table-cell>
              <table:table-cell office:value-type="float" office:value="1688.97744123555">
                <text:p>1688.97744123555</text:p>
              </table:table-cell>
              <table:table-cell office:value-type="float" office:value="280385.252844506">
                <text:p>280385.252844506</text:p>
              </table:table-cell>
              <table:table-cell office:value-type="float" office:value="118.759924624499">
                <text:p>118.7599246244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23.0677354889">
                <text:p>56423.0677354889</text:p>
              </table:table-cell>
              <table:table-cell office:value-type="float" office:value="132.846135470978">
                <text:p>132.846135470978</text:p>
              </table:table-cell>
              <table:table-cell office:value-type="float" office:value="14.0862108464786">
                <text:p>14.0862108464786</text:p>
              </table:table-cell>
              <table:table-cell office:value-type="float" office:value="869.49769975557">
                <text:p>869.49769975557</text:p>
              </table:table-cell>
              <table:table-cell office:value-type="float" office:value="1682.31151706704">
                <text:p>1682.31151706704</text:p>
              </table:table-cell>
              <table:table-cell office:value-type="float" office:value="279572.439027195">
                <text:p>279572.439027195</text:p>
              </table:table-cell>
              <table:table-cell office:value-type="float" office:value="118.473627715097">
                <text:p>118.4736277150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726.1248675149">
                <text:p>56726.1248675149</text:p>
              </table:table-cell>
              <table:table-cell office:value-type="float" office:value="133.45224973503">
                <text:p>133.45224973503</text:p>
              </table:table-cell>
              <table:table-cell office:value-type="float" office:value="14.978622019933">
                <text:p>14.978622019933</text:p>
              </table:table-cell>
              <table:table-cell office:value-type="float" office:value="1233.93599060749">
                <text:p>1233.93599060749</text:p>
              </table:table-cell>
              <table:table-cell office:value-type="float" office:value="1677.43463416317">
                <text:p>1677.43463416317</text:p>
              </table:table-cell>
              <table:table-cell office:value-type="float" office:value="279128.940383639">
                <text:p>279128.940383639</text:p>
              </table:table-cell>
              <table:table-cell office:value-type="float" office:value="118.317414461496">
                <text:p>118.3174144614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912.196163598">
                <text:p>56912.196163598</text:p>
              </table:table-cell>
              <table:table-cell office:value-type="float" office:value="133.824392327196">
                <text:p>133.824392327196</text:p>
              </table:table-cell>
              <table:table-cell office:value-type="float" office:value="15.5069778657003">
                <text:p>15.5069778657003</text:p>
              </table:table-cell>
              <table:table-cell office:value-type="float" office:value="1630.47735245385">
                <text:p>1630.47735245385</text:p>
              </table:table-cell>
              <table:table-cell office:value-type="float" office:value="1674.77364230184">
                <text:p>1674.77364230184</text:p>
              </table:table-cell>
              <table:table-cell office:value-type="float" office:value="279084.644093791">
                <text:p>279084.644093791</text:p>
              </table:table-cell>
              <table:table-cell office:value-type="float" office:value="118.301812006651">
                <text:p>118.3018120066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29.0054959911">
                <text:p>57029.0054959911</text:p>
              </table:table-cell>
              <table:table-cell office:value-type="float" office:value="134.058010991982">
                <text:p>134.058010991982</text:p>
              </table:table-cell>
              <table:table-cell office:value-type="float" office:value="15.7561989853309">
                <text:p>15.7561989853309</text:p>
              </table:table-cell>
              <table:table-cell office:value-type="float" office:value="2010.27268539378">
                <text:p>2010.27268539378</text:p>
              </table:table-cell>
              <table:table-cell office:value-type="float" office:value="1674.50786456275">
                <text:p>1674.50786456275</text:p>
              </table:table-cell>
              <table:table-cell office:value-type="float" office:value="279420.408914622">
                <text:p>279420.408914622</text:p>
              </table:table-cell>
              <table:table-cell office:value-type="float" office:value="118.420078242341">
                <text:p>118.4200782423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13.144528099">
                <text:p>57113.144528099</text:p>
              </table:table-cell>
              <table:table-cell office:value-type="float" office:value="134.226289056198">
                <text:p>134.226289056198</text:p>
              </table:table-cell>
              <table:table-cell office:value-type="float" office:value="15.8062108138571">
                <text:p>15.8062108138571</text:p>
              </table:table-cell>
              <table:table-cell office:value-type="float" office:value="2332.45155383734">
                <text:p>2332.45155383734</text:p>
              </table:table-cell>
              <table:table-cell office:value-type="float" office:value="1676.52245348773">
                <text:p>1676.52245348773</text:p>
              </table:table-cell>
              <table:table-cell office:value-type="float" office:value="280076.338014972">
                <text:p>280076.338014972</text:p>
              </table:table-cell>
              <table:table-cell office:value-type="float" office:value="118.651115744679">
                <text:p>118.6511157446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90.7275289277">
                <text:p>57190.7275289277</text:p>
              </table:table-cell>
              <table:table-cell office:value-type="float" office:value="134.381455057855">
                <text:p>134.381455057855</text:p>
              </table:table-cell>
              <table:table-cell office:value-type="float" office:value="15.7303393131766">
                <text:p>15.7303393131766</text:p>
              </table:table-cell>
              <table:table-cell office:value-type="float" office:value="2578.5528328298">
                <text:p>2578.5528328298</text:p>
              </table:table-cell>
              <table:table-cell office:value-type="float" office:value="1680.45802808983">
                <text:p>1680.45802808983</text:p>
              </table:table-cell>
              <table:table-cell office:value-type="float" office:value="280974.432819712">
                <text:p>280974.432819712</text:p>
              </table:table-cell>
              <table:table-cell office:value-type="float" office:value="118.967451123669">
                <text:p>118.9674511236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78.2564954674">
                <text:p>57278.2564954674</text:p>
              </table:table-cell>
              <table:table-cell office:value-type="float" office:value="134.556512990935">
                <text:p>134.556512990935</text:p>
              </table:table-cell>
              <table:table-cell office:value-type="float" office:value="15.589061867266">
                <text:p>15.589061867266</text:p>
              </table:table-cell>
              <table:table-cell office:value-type="float" office:value="2746.36086641731">
                <text:p>2746.36086641731</text:p>
              </table:table-cell>
              <table:table-cell office:value-type="float" office:value="1685.84659691827">
                <text:p>1685.84659691827</text:p>
              </table:table-cell>
              <table:table-cell office:value-type="float" office:value="282034.947089211">
                <text:p>282034.947089211</text:p>
              </table:table-cell>
              <table:table-cell office:value-type="float" office:value="119.340995410525">
                <text:p>119.3409954105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384.3054678086">
                <text:p>57384.3054678086</text:p>
              </table:table-cell>
              <table:table-cell office:value-type="float" office:value="134.768610935617">
                <text:p>134.768610935617</text:p>
              </table:table-cell>
              <table:table-cell office:value-type="float" office:value="15.4276155250917">
                <text:p>15.4276155250917</text:p>
              </table:table-cell>
              <table:table-cell office:value-type="float" office:value="2849.39864950167">
                <text:p>2849.39864950167</text:p>
              </table:table-cell>
              <table:table-cell office:value-type="float" office:value="1692.20968253527">
                <text:p>1692.20968253527</text:p>
              </table:table-cell>
              <table:table-cell office:value-type="float" office:value="283192.136056177">
                <text:p>283192.136056177</text:p>
              </table:table-cell>
              <table:table-cell office:value-type="float" office:value="119.748591366427">
                <text:p>119.7485913664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511.5183787702">
                <text:p>57511.5183787702</text:p>
              </table:table-cell>
              <table:table-cell office:value-type="float" office:value="135.02303675754">
                <text:p>135.02303675754</text:p>
              </table:table-cell>
              <table:table-cell office:value-type="float" office:value="15.2744453911133">
                <text:p>15.2744453911133</text:p>
              </table:table-cell>
              <table:table-cell office:value-type="float" office:value="2904.2354978242">
                <text:p>2904.2354978242</text:p>
              </table:table-cell>
              <table:table-cell office:value-type="float" office:value="1699.15281633706">
                <text:p>1699.15281633706</text:p>
              </table:table-cell>
              <table:table-cell office:value-type="float" office:value="284397.218737664">
                <text:p>284397.218737664</text:p>
              </table:table-cell>
              <table:table-cell office:value-type="float" office:value="120.173056895846">
                <text:p>120.1730568958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658.8103034174">
                <text:p>57658.8103034174</text:p>
              </table:table-cell>
              <table:table-cell office:value-type="float" office:value="135.317620606835">
                <text:p>135.317620606835</text:p>
              </table:table-cell>
              <table:table-cell office:value-type="float" office:value="15.1445637109886">
                <text:p>15.1445637109886</text:p>
              </table:table-cell>
              <table:table-cell office:value-type="float" office:value="2924.8306471238">
                <text:p>2924.8306471238</text:p>
              </table:table-cell>
              <table:table-cell office:value-type="float" office:value="1706.38331242599">
                <text:p>1706.38331242599</text:p>
              </table:table-cell>
              <table:table-cell office:value-type="float" office:value="285615.666072362">
                <text:p>285615.666072362</text:p>
              </table:table-cell>
              <table:table-cell office:value-type="float" office:value="120.60222984882">
                <text:p>120.602229848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823.1283673321">
                <text:p>57823.1283673321</text:p>
              </table:table-cell>
              <table:table-cell office:value-type="float" office:value="135.646256734664">
                <text:p>135.646256734664</text:p>
              </table:table-cell>
              <table:table-cell office:value-type="float" office:value="15.0440268858437">
                <text:p>15.0440268858437</text:p>
              </table:table-cell>
              <table:table-cell office:value-type="float" office:value="2922.87018417625">
                <text:p>2922.87018417625</text:p>
              </table:table-cell>
              <table:table-cell office:value-type="float" office:value="1713.69399643417">
                <text:p>1713.69399643417</text:p>
              </table:table-cell>
              <table:table-cell office:value-type="float" office:value="286824.842260104">
                <text:p>286824.842260104</text:p>
              </table:table-cell>
              <table:table-cell office:value-type="float" office:value="121.028137231422">
                <text:p>121.028137231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56495.8966160591">
                <text:p>56495.8966160591</text:p>
              </table:table-cell>
              <table:table-cell office:value-type="float" office:value="132.991793232118">
                <text:p>132.991793232118</text:p>
              </table:table-cell>
              <table:table-cell office:value-type="float" office:value="11.9636560006958">
                <text:p>11.9636560006958</text:p>
              </table:table-cell>
              <table:table-cell office:value-type="float" office:value="2896.48701897279">
                <text:p>2896.48701897279</text:p>
              </table:table-cell>
              <table:table-cell office:value-type="float" office:value="1720.94905356063">
                <text:p>1720.94905356063</text:p>
              </table:table-cell>
              <table:table-cell office:value-type="float" office:value="288000.380225517">
                <text:p>288000.380225517</text:p>
              </table:table-cell>
              <table:table-cell office:value-type="float" office:value="121.442196243726">
                <text:p>121.442196243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54927.5855731167">
                <text:p>54927.5855731167</text:p>
              </table:table-cell>
              <table:table-cell office:value-type="float" office:value="129.855171146233">
                <text:p>129.855171146233</text:p>
              </table:table-cell>
              <table:table-cell office:value-type="float" office:value="8.4129749025074">
                <text:p>8.4129749025074</text:p>
              </table:table-cell>
              <table:table-cell office:value-type="float" office:value="2834.0244863537">
                <text:p>2834.0244863537</text:p>
              </table:table-cell>
              <table:table-cell office:value-type="float" office:value="1728.0022813531">
                <text:p>1728.0022813531</text:p>
              </table:table-cell>
              <table:table-cell office:value-type="float" office:value="289106.402430517">
                <text:p>289106.402430517</text:p>
              </table:table-cell>
              <table:table-cell office:value-type="float" office:value="121.831769762628">
                <text:p>121.83176976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53824.7319435213">
                <text:p>53824.7319435213</text:p>
              </table:table-cell>
              <table:table-cell office:value-type="float" office:value="127.649463887043">
                <text:p>127.649463887043</text:p>
              </table:table-cell>
              <table:table-cell office:value-type="float" office:value="5.8176941244144">
                <text:p>5.8176941244144</text:p>
              </table:table-cell>
              <table:table-cell office:value-type="float" office:value="2712.92070693334">
                <text:p>2712.92070693334</text:p>
              </table:table-cell>
              <table:table-cell office:value-type="float" office:value="1734.6384145831">
                <text:p>1734.6384145831</text:p>
              </table:table-cell>
              <table:table-cell office:value-type="float" office:value="290084.684722867">
                <text:p>290084.684722867</text:p>
              </table:table-cell>
              <table:table-cell office:value-type="float" office:value="122.176349530907">
                <text:p>122.176349530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53062.0926684327">
                <text:p>53062.0926684327</text:p>
              </table:table-cell>
              <table:table-cell office:value-type="float" office:value="126.124185336865">
                <text:p>126.124185336865</text:p>
              </table:table-cell>
              <table:table-cell office:value-type="float" office:value="3.94783580595829">
                <text:p>3.94783580595829</text:p>
              </table:table-cell>
              <table:table-cell office:value-type="float" office:value="2511.25879211">
                <text:p>2511.25879211</text:p>
              </table:table-cell>
              <table:table-cell office:value-type="float" office:value="1740.5081083372">
                <text:p>1740.5081083372</text:p>
              </table:table-cell>
              <table:table-cell office:value-type="float" office:value="290855.43540664">
                <text:p>290855.43540664</text:p>
              </table:table-cell>
              <table:table-cell office:value-type="float" office:value="122.447830568734">
                <text:p>122.447830568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52544.572397886">
                <text:p>52544.572397886</text:p>
              </table:table-cell>
              <table:table-cell office:value-type="float" office:value="125.089144795772">
                <text:p>125.089144795772</text:p>
              </table:table-cell>
              <table:table-cell office:value-type="float" office:value="2.64131422703768">
                <text:p>2.64131422703768</text:p>
              </table:table-cell>
              <table:table-cell office:value-type="float" office:value="2223.82835578458">
                <text:p>2223.82835578458</text:p>
              </table:table-cell>
              <table:table-cell office:value-type="float" office:value="1745.13261243984">
                <text:p>1745.13261243984</text:p>
              </table:table-cell>
              <table:table-cell office:value-type="float" office:value="291334.131149985">
                <text:p>291334.131149985</text:p>
              </table:table-cell>
              <table:table-cell office:value-type="float" office:value="122.616441275079">
                <text:p>122.616441275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52198.3235363421">
                <text:p>52198.3235363421</text:p>
              </table:table-cell>
              <table:table-cell office:value-type="float" office:value="124.396647072684">
                <text:p>124.396647072684</text:p>
              </table:table-cell>
              <table:table-cell office:value-type="float" office:value="1.78020579760499">
                <text:p>1.78020579760499</text:p>
              </table:table-cell>
              <table:table-cell office:value-type="float" office:value="1868.51281753866">
                <text:p>1868.51281753866</text:p>
              </table:table-cell>
              <table:table-cell office:value-type="float" office:value="1748.00478689991">
                <text:p>1748.00478689991</text:p>
              </table:table-cell>
              <table:table-cell office:value-type="float" office:value="291454.639180624">
                <text:p>291454.639180624</text:p>
              </table:table-cell>
              <table:table-cell office:value-type="float" office:value="122.658887744363">
                <text:p>122.658887744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51964.9570461211">
                <text:p>51964.9570461211</text:p>
              </table:table-cell>
              <table:table-cell office:value-type="float" office:value="123.929914092242">
                <text:p>123.929914092242</text:p>
              </table:table-cell>
              <table:table-cell office:value-type="float" office:value="1.27102634787907">
                <text:p>1.27102634787907</text:p>
              </table:table-cell>
              <table:table-cell office:value-type="float" office:value="1482.9632244094">
                <text:p>1482.9632244094</text:p>
              </table:table-cell>
              <table:table-cell office:value-type="float" office:value="1748.72783508374">
                <text:p>1748.72783508374</text:p>
              </table:table-cell>
              <table:table-cell office:value-type="float" office:value="291188.874569949">
                <text:p>291188.874569949</text:p>
              </table:table-cell>
              <table:table-cell office:value-type="float" office:value="122.56527763951">
                <text:p>122.5652776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51798.3386932419">
                <text:p>51798.3386932419</text:p>
              </table:table-cell>
              <table:table-cell office:value-type="float" office:value="123.596677386484">
                <text:p>123.596677386484</text:p>
              </table:table-cell>
              <table:table-cell office:value-type="float" office:value="1.03139974697382">
                <text:p>1.03139974697382</text:p>
              </table:table-cell>
              <table:table-cell office:value-type="float" office:value="1113.94176333549">
                <text:p>1113.94176333549</text:p>
              </table:table-cell>
              <table:table-cell office:value-type="float" office:value="1747.1332474197">
                <text:p>1747.1332474197</text:p>
              </table:table-cell>
              <table:table-cell office:value-type="float" office:value="290555.683085865">
                <text:p>290555.683085865</text:p>
              </table:table-cell>
              <table:table-cell office:value-type="float" office:value="122.342248993721">
                <text:p>122.342248993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51663.132898895">
                <text:p>51663.132898895</text:p>
              </table:table-cell>
              <table:table-cell office:value-type="float" office:value="123.32626579779">
                <text:p>123.32626579779</text:p>
              </table:table-cell>
              <table:table-cell office:value-type="float" office:value="0.984016804068745">
                <text:p>0.984016804068745</text:p>
              </table:table-cell>
              <table:table-cell office:value-type="float" office:value="801.124318975892">
                <text:p>801.124318975892</text:p>
              </table:table-cell>
              <table:table-cell office:value-type="float" office:value="1743.33409851519">
                <text:p>1743.33409851519</text:p>
              </table:table-cell>
              <table:table-cell office:value-type="float" office:value="289613.473306326">
                <text:p>289613.473306326</text:p>
              </table:table-cell>
              <table:table-cell office:value-type="float" office:value="122.010375024375">
                <text:p>122.01037502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51534.138516227">
                <text:p>51534.138516227</text:p>
              </table:table-cell>
              <table:table-cell office:value-type="float" office:value="123.068277032454">
                <text:p>123.068277032454</text:p>
              </table:table-cell>
              <table:table-cell office:value-type="float" office:value="1.05790200807942">
                <text:p>1.05790200807942</text:p>
              </table:table-cell>
              <table:table-cell office:value-type="float" office:value="562.436635937882">
                <text:p>562.436635937882</text:p>
              </table:table-cell>
              <table:table-cell office:value-type="float" office:value="1737.68083983796">
                <text:p>1737.68083983796</text:p>
              </table:table-cell>
              <table:table-cell office:value-type="float" office:value="288438.229102426">
                <text:p>288438.229102426</text:p>
              </table:table-cell>
              <table:table-cell office:value-type="float" office:value="121.596419483507">
                <text:p>121.59641948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51395.458550711">
                <text:p>51395.458550711</text:p>
              </table:table-cell>
              <table:table-cell office:value-type="float" office:value="122.790917101422">
                <text:p>122.790917101422</text:p>
              </table:table-cell>
              <table:table-cell office:value-type="float" office:value="1.19449761791502">
                <text:p>1.19449761791502</text:p>
              </table:table-cell>
              <table:table-cell office:value-type="float" office:value="400.002428647132">
                <text:p>400.002428647132</text:p>
              </table:table-cell>
              <table:table-cell office:value-type="float" office:value="1730.62937461456">
                <text:p>1730.62937461456</text:p>
              </table:table-cell>
              <table:table-cell office:value-type="float" office:value="287107.602156458">
                <text:p>287107.602156458</text:p>
              </table:table-cell>
              <table:table-cell office:value-type="float" office:value="121.127733575265">
                <text:p>121.127733575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51238.8723194757">
                <text:p>51238.8723194757</text:p>
              </table:table-cell>
              <table:table-cell office:value-type="float" office:value="122.477744638951">
                <text:p>122.477744638951</text:p>
              </table:table-cell>
              <table:table-cell office:value-type="float" office:value="1.35001106368637">
                <text:p>1.35001106368637</text:p>
              </table:table-cell>
              <table:table-cell office:value-type="float" office:value="300.477098460985">
                <text:p>300.477098460985</text:p>
              </table:table-cell>
              <table:table-cell office:value-type="float" office:value="1722.64561293875">
                <text:p>1722.64561293875</text:p>
              </table:table-cell>
              <table:table-cell office:value-type="float" office:value="285685.433641981">
                <text:p>285685.433641981</text:p>
              </table:table-cell>
              <table:table-cell office:value-type="float" office:value="120.626804036824">
                <text:p>120.6268040368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66.6290394705">
                <text:p>52566.6290394705</text:p>
              </table:table-cell>
              <table:table-cell office:value-type="float" office:value="125.133258078941">
                <text:p>125.133258078941</text:p>
              </table:table-cell>
              <table:table-cell office:value-type="float" office:value="4.50645404211728">
                <text:p>4.50645404211728</text:p>
              </table:table-cell>
              <table:table-cell office:value-type="float" office:value="258.917323129353">
                <text:p>258.917323129353</text:p>
              </table:table-cell>
              <table:table-cell office:value-type="float" office:value="1714.11260185188">
                <text:p>1714.11260185188</text:p>
              </table:table-cell>
              <table:table-cell office:value-type="float" office:value="284230.238363258">
                <text:p>284230.238363258</text:p>
              </table:table-cell>
              <table:table-cell office:value-type="float" office:value="120.114241501588">
                <text:p>120.1142415015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25.4927898168">
                <text:p>54125.4927898168</text:p>
              </table:table-cell>
              <table:table-cell office:value-type="float" office:value="128.250985579634">
                <text:p>128.250985579634</text:p>
              </table:table-cell>
              <table:table-cell office:value-type="float" office:value="8.13674407804511">
                <text:p>8.13674407804511</text:p>
              </table:table-cell>
              <table:table-cell office:value-type="float" office:value="280.557301708198">
                <text:p>280.557301708198</text:p>
              </table:table-cell>
              <table:table-cell office:value-type="float" office:value="1705.38143017955">
                <text:p>1705.38143017955</text:p>
              </table:table-cell>
              <table:table-cell office:value-type="float" office:value="282805.414234787">
                <text:p>282805.414234787</text:p>
              </table:table-cell>
              <table:table-cell office:value-type="float" office:value="119.612376577869">
                <text:p>119.6123765778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08.463221925">
                <text:p>55208.463221925</text:p>
              </table:table-cell>
              <table:table-cell office:value-type="float" office:value="130.41692644385">
                <text:p>130.41692644385</text:p>
              </table:table-cell>
              <table:table-cell office:value-type="float" office:value="10.8045498659816">
                <text:p>10.8045498659816</text:p>
              </table:table-cell>
              <table:table-cell office:value-type="float" office:value="381.622403511993">
                <text:p>381.622403511993</text:p>
              </table:table-cell>
              <table:table-cell office:value-type="float" office:value="1696.83248540872">
                <text:p>1696.83248540872</text:p>
              </table:table-cell>
              <table:table-cell office:value-type="float" office:value="281490.20415289">
                <text:p>281490.20415289</text:p>
              </table:table-cell>
              <table:table-cell office:value-type="float" office:value="119.149120942147">
                <text:p>119.1491209421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41.7120240063">
                <text:p>55941.7120240063</text:p>
              </table:table-cell>
              <table:table-cell office:value-type="float" office:value="131.883424048013">
                <text:p>131.883424048013</text:p>
              </table:table-cell>
              <table:table-cell office:value-type="float" office:value="12.7343031058658">
                <text:p>12.7343031058658</text:p>
              </table:table-cell>
              <table:table-cell office:value-type="float" office:value="577.982546832559">
                <text:p>577.982546832559</text:p>
              </table:table-cell>
              <table:table-cell office:value-type="float" office:value="1688.94122491734">
                <text:p>1688.94122491734</text:p>
              </table:table-cell>
              <table:table-cell office:value-type="float" office:value="280379.245474805">
                <text:p>280379.245474805</text:p>
              </table:table-cell>
              <table:table-cell office:value-type="float" office:value="118.757808652376">
                <text:p>118.7578086523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21.9902194361">
                <text:p>56421.9902194361</text:p>
              </table:table-cell>
              <table:table-cell office:value-type="float" office:value="132.843980438872">
                <text:p>132.843980438872</text:p>
              </table:table-cell>
              <table:table-cell office:value-type="float" office:value="14.0861717864965">
                <text:p>14.0861717864965</text:p>
              </table:table-cell>
              <table:table-cell office:value-type="float" office:value="869.490202567523">
                <text:p>869.490202567523</text:p>
              </table:table-cell>
              <table:table-cell office:value-type="float" office:value="1682.27547284883">
                <text:p>1682.27547284883</text:p>
              </table:table-cell>
              <table:table-cell office:value-type="float" office:value="279566.460204524">
                <text:p>279566.460204524</text:p>
              </table:table-cell>
              <table:table-cell office:value-type="float" office:value="118.471521798076">
                <text:p>118.4715217980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725.05247182">
                <text:p>56725.05247182</text:p>
              </table:table-cell>
              <table:table-cell office:value-type="float" office:value="133.45010494364">
                <text:p>133.45010494364</text:p>
              </table:table-cell>
              <table:table-cell office:value-type="float" office:value="14.978583145564">
                <text:p>14.978583145564</text:p>
              </table:table-cell>
              <table:table-cell office:value-type="float" office:value="1233.92852904609">
                <text:p>1233.92852904609</text:p>
              </table:table-cell>
              <table:table-cell office:value-type="float" office:value="1677.39876122714">
                <text:p>1677.39876122714</text:p>
              </table:table-cell>
              <table:table-cell office:value-type="float" office:value="279122.989972343">
                <text:p>279122.989972343</text:p>
              </table:table-cell>
              <table:table-cell office:value-type="float" office:value="118.315318551796">
                <text:p>118.3153185517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911.1288639292">
                <text:p>56911.1288639292</text:p>
              </table:table-cell>
              <table:table-cell office:value-type="float" office:value="133.822257727858">
                <text:p>133.822257727858</text:p>
              </table:table-cell>
              <table:table-cell office:value-type="float" office:value="15.5069391760625">
                <text:p>15.5069391760625</text:p>
              </table:table-cell>
              <table:table-cell office:value-type="float" office:value="1630.4699263498">
                <text:p>1630.4699263498</text:p>
              </table:table-cell>
              <table:table-cell office:value-type="float" office:value="1674.73793983406">
                <text:p>1674.73793983406</text:p>
              </table:table-cell>
              <table:table-cell office:value-type="float" office:value="279078.721958859">
                <text:p>279078.721958859</text:p>
              </table:table-cell>
              <table:table-cell office:value-type="float" office:value="118.299726056718">
                <text:p>118.2997260567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27.9432681319">
                <text:p>57027.9432681319</text:p>
              </table:table-cell>
              <table:table-cell office:value-type="float" office:value="134.055886536264">
                <text:p>134.055886536264</text:p>
              </table:table-cell>
              <table:table-cell office:value-type="float" office:value="15.7561604795462">
                <text:p>15.7561604795462</text:p>
              </table:table-cell>
              <table:table-cell office:value-type="float" office:value="2010.26529457859">
                <text:p>2010.26529457859</text:p>
              </table:table-cell>
              <table:table-cell office:value-type="float" office:value="1674.47233175315">
                <text:p>1674.47233175315</text:p>
              </table:table-cell>
              <table:table-cell office:value-type="float" office:value="279414.514921684">
                <text:p>279414.514921684</text:p>
              </table:table-cell>
              <table:table-cell office:value-type="float" office:value="118.418002204845">
                <text:p>118.4180022048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12.0873479483">
                <text:p>57112.0873479483</text:p>
              </table:table-cell>
              <table:table-cell office:value-type="float" office:value="134.224174695897">
                <text:p>134.224174695897</text:p>
              </table:table-cell>
              <table:table-cell office:value-type="float" office:value="15.806172491052">
                <text:p>15.806172491052</text:p>
              </table:table-cell>
              <table:table-cell office:value-type="float" office:value="2332.44419814332">
                <text:p>2332.44419814332</text:p>
              </table:table-cell>
              <table:table-cell office:value-type="float" office:value="1676.48708953011">
                <text:p>1676.48708953011</text:p>
              </table:table-cell>
              <table:table-cell office:value-type="float" office:value="280070.472030297">
                <text:p>280070.472030297</text:p>
              </table:table-cell>
              <table:table-cell office:value-type="float" office:value="118.649049572516">
                <text:p>118.6490495725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89.6753724987">
                <text:p>57189.6753724987</text:p>
              </table:table-cell>
              <table:table-cell office:value-type="float" office:value="134.379350744997">
                <text:p>134.379350744997</text:p>
              </table:table-cell>
              <table:table-cell office:value-type="float" office:value="15.7303011724815">
                <text:p>15.7303011724815</text:p>
              </table:table-cell>
              <table:table-cell office:value-type="float" office:value="2578.54551209004">
                <text:p>2578.54551209004</text:p>
              </table:table-cell>
              <table:table-cell office:value-type="float" office:value="1680.42283218178">
                <text:p>1680.42283218178</text:p>
              </table:table-cell>
              <table:table-cell office:value-type="float" office:value="280968.594710206">
                <text:p>280968.594710206</text:p>
              </table:table-cell>
              <table:table-cell office:value-type="float" office:value="118.965394769959">
                <text:p>118.9653947699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77.2093388874">
                <text:p>57277.2093388874</text:p>
              </table:table-cell>
              <table:table-cell office:value-type="float" office:value="134.554418677775">
                <text:p>134.554418677775</text:p>
              </table:table-cell>
              <table:table-cell office:value-type="float" office:value="15.5890239078155">
                <text:p>15.5890239078155</text:p>
              </table:table-cell>
              <table:table-cell office:value-type="float" office:value="2746.35358046572">
                <text:p>2746.35358046572</text:p>
              </table:table-cell>
              <table:table-cell office:value-type="float" office:value="1685.81156826123">
                <text:p>1685.81156826123</text:p>
              </table:table-cell>
              <table:table-cell office:value-type="float" office:value="282029.13672241">
                <text:p>282029.13672241</text:p>
              </table:table-cell>
              <table:table-cell office:value-type="float" office:value="119.338948828612">
                <text:p>119.3389488286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383.2632873183">
                <text:p>57383.2632873183</text:p>
              </table:table-cell>
              <table:table-cell office:value-type="float" office:value="134.766526574637">
                <text:p>134.766526574637</text:p>
              </table:table-cell>
              <table:table-cell office:value-type="float" office:value="15.4275777460247">
                <text:p>15.4275777460247</text:p>
              </table:table-cell>
              <table:table-cell office:value-type="float" office:value="2849.39139817293">
                <text:p>2849.39139817293</text:p>
              </table:table-cell>
              <table:table-cell office:value-type="float" office:value="1692.17482033446">
                <text:p>1692.17482033446</text:p>
              </table:table-cell>
              <table:table-cell office:value-type="float" office:value="283186.353300249">
                <text:p>283186.353300249</text:p>
              </table:table-cell>
              <table:table-cell office:value-type="float" office:value="119.746554509874">
                <text:p>119.7465545098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510.4811507232">
                <text:p>57510.4811507232</text:p>
              </table:table-cell>
              <table:table-cell office:value-type="float" office:value="135.020962301446">
                <text:p>135.020962301446</text:p>
              </table:table-cell>
              <table:table-cell office:value-type="float" office:value="15.2744077915724">
                <text:p>15.2744077915724</text:p>
              </table:table-cell>
              <table:table-cell office:value-type="float" office:value="2904.2282809538">
                <text:p>2904.2282809538</text:p>
              </table:table-cell>
              <table:table-cell office:value-type="float" office:value="1699.11811980149">
                <text:p>1699.11811980149</text:p>
              </table:table-cell>
              <table:table-cell office:value-type="float" office:value="284391.463461401">
                <text:p>284391.463461401</text:p>
              </table:table-cell>
              <table:table-cell office:value-type="float" office:value="120.171029718439">
                <text:p>120.1710297184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657.7780042797">
                <text:p>57657.7780042797</text:p>
              </table:table-cell>
              <table:table-cell office:value-type="float" office:value="135.315556008559">
                <text:p>135.315556008559</text:p>
              </table:table-cell>
              <table:table-cell office:value-type="float" office:value="15.1445262901208">
                <text:p>15.1445262901208</text:p>
              </table:table-cell>
              <table:table-cell office:value-type="float" office:value="2924.82346454798">
                <text:p>2924.82346454798</text:p>
              </table:table-cell>
              <table:table-cell office:value-type="float" office:value="1706.3487807684">
                <text:p>1706.3487807684</text:p>
              </table:table-cell>
              <table:table-cell office:value-type="float" office:value="285609.93814518">
                <text:p>285609.93814518</text:p>
              </table:table-cell>
              <table:table-cell office:value-type="float" office:value="120.600212304563">
                <text:p>120.600212304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822.1009736815">
                <text:p>57822.1009736815</text:p>
              </table:table-cell>
              <table:table-cell office:value-type="float" office:value="135.644201947363">
                <text:p>135.644201947363</text:p>
              </table:table-cell>
              <table:table-cell office:value-type="float" office:value="15.0439896427999">
                <text:p>15.0439896427999</text:p>
              </table:table-cell>
              <table:table-cell office:value-type="float" office:value="2922.86303573204">
                <text:p>2922.86303573204</text:p>
              </table:table-cell>
              <table:table-cell office:value-type="float" office:value="1713.65962887108">
                <text:p>1713.65962887108</text:p>
              </table:table-cell>
              <table:table-cell office:value-type="float" office:value="286819.141552041">
                <text:p>286819.141552041</text:p>
              </table:table-cell>
              <table:table-cell office:value-type="float" office:value="121.026129274538">
                <text:p>121.026129274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56494.8741045847">
                <text:p>56494.8741045847</text:p>
              </table:table-cell>
              <table:table-cell office:value-type="float" office:value="132.989748209169">
                <text:p>132.989748209169</text:p>
              </table:table-cell>
              <table:table-cell office:value-type="float" office:value="11.9636189346311">
                <text:p>11.9636189346311</text:p>
              </table:table-cell>
              <table:table-cell office:value-type="float" office:value="2896.479904498">
                <text:p>2896.479904498</text:p>
              </table:table-cell>
              <table:table-cell office:value-type="float" office:value="1720.91484931225">
                <text:p>1720.91484931225</text:p>
              </table:table-cell>
              <table:table-cell office:value-type="float" office:value="287994.706607227">
                <text:p>287994.706607227</text:p>
              </table:table-cell>
              <table:table-cell office:value-type="float" office:value="121.440197828656">
                <text:p>121.440197828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54926.5679206185">
                <text:p>54926.5679206185</text:p>
              </table:table-cell>
              <table:table-cell office:value-type="float" office:value="129.853135841237">
                <text:p>129.853135841237</text:p>
              </table:table-cell>
              <table:table-cell office:value-type="float" office:value="8.41293801258061">
                <text:p>8.41293801258061</text:p>
              </table:table-cell>
              <table:table-cell office:value-type="float" office:value="2834.01740568691">
                <text:p>2834.01740568691</text:p>
              </table:table-cell>
              <table:table-cell office:value-type="float" office:value="1727.96823964336">
                <text:p>1727.96823964336</text:p>
              </table:table-cell>
              <table:table-cell office:value-type="float" office:value="289100.755773271">
                <text:p>289100.755773271</text:p>
              </table:table-cell>
              <table:table-cell office:value-type="float" office:value="121.82978084403">
                <text:p>121.82978084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53823.7191269092">
                <text:p>53823.7191269092</text:p>
              </table:table-cell>
              <table:table-cell office:value-type="float" office:value="127.647438253818">
                <text:p>127.647438253818</text:p>
              </table:table-cell>
              <table:table-cell office:value-type="float" office:value="5.81765740978858">
                <text:p>5.81765740978858</text:p>
              </table:table-cell>
              <table:table-cell office:value-type="float" office:value="2712.91365991388">
                <text:p>2712.91365991388</text:p>
              </table:table-cell>
              <table:table-cell office:value-type="float" office:value="1734.60453463962">
                <text:p>1734.60453463962</text:p>
              </table:table-cell>
              <table:table-cell office:value-type="float" office:value="290079.064898545">
                <text:p>290079.064898545</text:p>
              </table:table-cell>
              <table:table-cell office:value-type="float" office:value="122.174370063653">
                <text:p>122.174370063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53061.0846647268">
                <text:p>53061.0846647268</text:p>
              </table:table-cell>
              <table:table-cell office:value-type="float" office:value="126.122169329454">
                <text:p>126.122169329454</text:p>
              </table:table-cell>
              <table:table-cell office:value-type="float" office:value="3.94779926580043">
                <text:p>3.94779926580043</text:p>
              </table:table-cell>
              <table:table-cell office:value-type="float" office:value="2511.25177857799">
                <text:p>2511.25177857799</text:p>
              </table:table-cell>
              <table:table-cell office:value-type="float" office:value="1740.47438939127">
                <text:p>1740.47438939127</text:p>
              </table:table-cell>
              <table:table-cell office:value-type="float" office:value="290849.842287732">
                <text:p>290849.842287732</text:p>
              </table:table-cell>
              <table:table-cell office:value-type="float" office:value="122.445860507912">
                <text:p>122.445860507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52543.5691842153">
                <text:p>52543.5691842153</text:p>
              </table:table-cell>
              <table:table-cell office:value-type="float" office:value="125.087138368431">
                <text:p>125.087138368431</text:p>
              </table:table-cell>
              <table:table-cell office:value-type="float" office:value="2.6412778605187">
                <text:p>2.6412778605187</text:p>
              </table:table-cell>
              <table:table-cell office:value-type="float" office:value="2223.82137558089">
                <text:p>2223.82137558089</text:p>
              </table:table-cell>
              <table:table-cell office:value-type="float" office:value="1745.09905372639">
                <text:p>1745.09905372639</text:p>
              </table:table-cell>
              <table:table-cell office:value-type="float" office:value="291328.564609586">
                <text:p>291328.564609586</text:p>
              </table:table-cell>
              <table:table-cell office:value-type="float" office:value="122.614480575989">
                <text:p>122.614480575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52197.3250899443">
                <text:p>52197.3250899443</text:p>
              </table:table-cell>
              <table:table-cell office:value-type="float" office:value="124.394650179889">
                <text:p>124.394650179889</text:p>
              </table:table-cell>
              <table:table-cell office:value-type="float" office:value="1.78016960389976">
                <text:p>1.78016960389976</text:p>
              </table:table-cell>
              <table:table-cell office:value-type="float" office:value="1868.5058705049">
                <text:p>1868.5058705049</text:p>
              </table:table-cell>
              <table:table-cell office:value-type="float" office:value="1747.97138765752">
                <text:p>1747.97138765752</text:p>
              </table:table-cell>
              <table:table-cell office:value-type="float" office:value="291449.099092433">
                <text:p>291449.099092433</text:p>
              </table:table-cell>
              <table:table-cell office:value-type="float" office:value="122.656936362518">
                <text:p>122.656936362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51963.9633443421">
                <text:p>51963.9633443421</text:p>
              </table:table-cell>
              <table:table-cell office:value-type="float" office:value="123.927926688684">
                <text:p>123.927926688684</text:p>
              </table:table-cell>
              <table:table-cell office:value-type="float" office:value="1.27099032616637">
                <text:p>1.27099032616637</text:p>
              </table:table-cell>
              <table:table-cell office:value-type="float" office:value="1482.95631038795">
                <text:p>1482.95631038795</text:p>
              </table:table-cell>
              <table:table-cell office:value-type="float" office:value="1748.6945945546">
                <text:p>1748.6945945546</text:p>
              </table:table-cell>
              <table:table-cell office:value-type="float" office:value="291183.360808267">
                <text:p>291183.360808267</text:p>
              </table:table-cell>
              <table:table-cell office:value-type="float" office:value="122.563335530634">
                <text:p>122.563335530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51797.3497135353">
                <text:p>51797.3497135353</text:p>
              </table:table-cell>
              <table:table-cell office:value-type="float" office:value="123.594699427071">
                <text:p>123.594699427071</text:p>
              </table:table-cell>
              <table:table-cell office:value-type="float" office:value="1.03136389643637">
                <text:p>1.03136389643637</text:p>
              </table:table-cell>
              <table:table-cell office:value-type="float" office:value="1113.93488216948">
                <text:p>1113.93488216948</text:p>
              </table:table-cell>
              <table:table-cell office:value-type="float" office:value="1747.1001648496">
                <text:p>1747.1001648496</text:p>
              </table:table-cell>
              <table:table-cell office:value-type="float" office:value="290550.195525587">
                <text:p>290550.195525587</text:p>
              </table:table-cell>
              <table:table-cell office:value-type="float" office:value="122.34031611375">
                <text:p>122.3403161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51662.1486188215">
                <text:p>51662.1486188215</text:p>
              </table:table-cell>
              <table:table-cell office:value-type="float" office:value="123.324297237643">
                <text:p>123.324297237643</text:p>
              </table:table-cell>
              <table:table-cell office:value-type="float" office:value="0.983981123893102">
                <text:p>0.983981123893102</text:p>
              </table:table-cell>
              <table:table-cell office:value-type="float" office:value="801.117470509197">
                <text:p>801.117470509197</text:p>
              </table:table-cell>
              <table:table-cell office:value-type="float" office:value="1743.30117315352">
                <text:p>1743.30117315352</text:p>
              </table:table-cell>
              <table:table-cell office:value-type="float" office:value="289608.011822942">
                <text:p>289608.011822942</text:p>
              </table:table-cell>
              <table:table-cell office:value-type="float" office:value="122.008451329452">
                <text:p>122.008451329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51533.158913454">
                <text:p>51533.158913454</text:p>
              </table:table-cell>
              <table:table-cell office:value-type="float" office:value="123.066317826908">
                <text:p>123.066317826908</text:p>
              </table:table-cell>
              <table:table-cell office:value-type="float" office:value="1.05786649745603">
                <text:p>1.05786649745603</text:p>
              </table:table-cell>
              <table:table-cell office:value-type="float" office:value="562.429820015111">
                <text:p>562.429820015111</text:p>
              </table:table-cell>
              <table:table-cell office:value-type="float" office:value="1737.64807093765">
                <text:p>1737.64807093765</text:p>
              </table:table-cell>
              <table:table-cell office:value-type="float" office:value="288432.79357202">
                <text:p>288432.79357202</text:p>
              </table:table-cell>
              <table:table-cell office:value-type="float" office:value="121.594504929986">
                <text:p>121.594504929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51394.4836030119">
                <text:p>51394.4836030119</text:p>
              </table:table-cell>
              <table:table-cell office:value-type="float" office:value="122.788967206024">
                <text:p>122.788967206024</text:p>
              </table:table-cell>
              <table:table-cell office:value-type="float" office:value="1.19446227603821">
                <text:p>1.19446227603821</text:p>
              </table:table-cell>
              <table:table-cell office:value-type="float" office:value="399.995645113636">
                <text:p>399.995645113636</text:p>
              </table:table-cell>
              <table:table-cell office:value-type="float" office:value="1730.59676143212">
                <text:p>1730.59676143212</text:p>
              </table:table-cell>
              <table:table-cell office:value-type="float" office:value="287102.192455701">
                <text:p>287102.192455701</text:p>
              </table:table-cell>
              <table:table-cell office:value-type="float" office:value="121.125828119705">
                <text:p>121.125828119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51237.9020047296">
                <text:p>51237.9020047296</text:p>
              </table:table-cell>
              <table:table-cell office:value-type="float" office:value="122.475804009459">
                <text:p>122.475804009459</text:p>
              </table:table-cell>
              <table:table-cell office:value-type="float" office:value="1.34997588975419">
                <text:p>1.34997588975419</text:p>
              </table:table-cell>
              <table:table-cell office:value-type="float" office:value="300.470347162851">
                <text:p>300.470347162851</text:p>
              </table:table-cell>
              <table:table-cell office:value-type="float" office:value="1722.61315473421">
                <text:p>1722.61315473421</text:p>
              </table:table-cell>
              <table:table-cell office:value-type="float" office:value="285680.04964813">
                <text:p>285680.04964813</text:p>
              </table:table-cell>
              <table:table-cell office:value-type="float" office:value="120.624907635991">
                <text:p>120.6249076359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65.6633356615">
                <text:p>52565.6633356615</text:p>
              </table:table-cell>
              <table:table-cell office:value-type="float" office:value="125.131326671323">
                <text:p>125.131326671323</text:p>
              </table:table-cell>
              <table:table-cell office:value-type="float" office:value="4.50641903533167">
                <text:p>4.50641903533167</text:p>
              </table:table-cell>
              <table:table-cell office:value-type="float" office:value="258.910603913399">
                <text:p>258.910603913399</text:p>
              </table:table-cell>
              <table:table-cell office:value-type="float" office:value="1714.08029788878">
                <text:p>1714.08029788878</text:p>
              </table:table-cell>
              <table:table-cell office:value-type="float" office:value="284224.879954155">
                <text:p>284224.879954155</text:p>
              </table:table-cell>
              <table:table-cell office:value-type="float" office:value="120.112354112456">
                <text:p>120.1123541124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24.5316750338">
                <text:p>54124.5316750338</text:p>
              </table:table-cell>
              <table:table-cell office:value-type="float" office:value="128.249063350068">
                <text:p>128.249063350068</text:p>
              </table:table-cell>
              <table:table-cell office:value-type="float" office:value="8.1367092376118">
                <text:p>8.1367092376118</text:p>
              </table:table-cell>
              <table:table-cell office:value-type="float" office:value="280.550614421969">
                <text:p>280.550614421969</text:p>
              </table:table-cell>
              <table:table-cell office:value-type="float" office:value="1705.34927972493">
                <text:p>1705.34927972493</text:p>
              </table:table-cell>
              <table:table-cell office:value-type="float" office:value="282800.081288852">
                <text:p>282800.081288852</text:p>
              </table:table-cell>
              <table:table-cell office:value-type="float" office:value="119.610498157612">
                <text:p>119.6104981576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07.506674361">
                <text:p>55207.506674361</text:p>
              </table:table-cell>
              <table:table-cell office:value-type="float" office:value="130.415013348722">
                <text:p>130.415013348722</text:p>
              </table:table-cell>
              <table:table-cell office:value-type="float" office:value="10.8045151911101">
                <text:p>10.8045151911101</text:p>
              </table:table-cell>
              <table:table-cell office:value-type="float" office:value="381.615748003759">
                <text:p>381.615748003759</text:p>
              </table:table-cell>
              <table:table-cell office:value-type="float" office:value="1696.80048773311">
                <text:p>1696.80048773311</text:p>
              </table:table-cell>
              <table:table-cell office:value-type="float" office:value="281484.896549122">
                <text:p>281484.896549122</text:p>
              </table:table-cell>
              <table:table-cell office:value-type="float" office:value="119.147251448146">
                <text:p>119.1472514481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40.7600219578">
                <text:p>55940.7600219578</text:p>
              </table:table-cell>
              <table:table-cell office:value-type="float" office:value="131.881520043916">
                <text:p>131.881520043916</text:p>
              </table:table-cell>
              <table:table-cell office:value-type="float" office:value="12.7342685957694">
                <text:p>12.7342685957694</text:p>
              </table:table-cell>
              <table:table-cell office:value-type="float" office:value="577.975922951312">
                <text:p>577.975922951312</text:p>
              </table:table-cell>
              <table:table-cell office:value-type="float" office:value="1688.90937929473">
                <text:p>1688.90937929473</text:p>
              </table:table-cell>
              <table:table-cell office:value-type="float" office:value="280373.963092779">
                <text:p>280373.963092779</text:p>
              </table:table-cell>
              <table:table-cell office:value-type="float" office:value="118.755948042214">
                <text:p>118.7559480422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21.0427413028">
                <text:p>56421.0427413028</text:p>
              </table:table-cell>
              <table:table-cell office:value-type="float" office:value="132.842085482606">
                <text:p>132.842085482606</text:p>
              </table:table-cell>
              <table:table-cell office:value-type="float" office:value="14.0861374403921">
                <text:p>14.0861374403921</text:p>
              </table:table-cell>
              <table:table-cell office:value-type="float" office:value="869.48361016297">
                <text:p>869.48361016297</text:p>
              </table:table-cell>
              <table:table-cell office:value-type="float" office:value="1682.24377855667">
                <text:p>1682.24377855667</text:p>
              </table:table-cell>
              <table:table-cell office:value-type="float" office:value="279561.202924385">
                <text:p>279561.202924385</text:p>
              </table:table-cell>
              <table:table-cell office:value-type="float" office:value="118.469670029536">
                <text:p>118.4696700295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724.1094961043">
                <text:p>56724.1094961043</text:p>
              </table:table-cell>
              <table:table-cell office:value-type="float" office:value="133.448218992209">
                <text:p>133.448218992209</text:p>
              </table:table-cell>
              <table:table-cell office:value-type="float" office:value="14.9785489626723">
                <text:p>14.9785489626723</text:p>
              </table:table-cell>
              <table:table-cell office:value-type="float" office:value="1233.92196796866">
                <text:p>1233.92196796866</text:p>
              </table:table-cell>
              <table:table-cell office:value-type="float" office:value="1677.36721754631">
                <text:p>1677.36721754631</text:p>
              </table:table-cell>
              <table:table-cell office:value-type="float" office:value="279117.757674807">
                <text:p>279117.757674807</text:p>
              </table:table-cell>
              <table:table-cell office:value-type="float" office:value="118.313475582863">
                <text:p>118.3134755828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910.1903692355">
                <text:p>56910.1903692355</text:p>
              </table:table-cell>
              <table:table-cell office:value-type="float" office:value="133.820380738471">
                <text:p>133.820380738471</text:p>
              </table:table-cell>
              <table:table-cell office:value-type="float" office:value="15.5069051556079">
                <text:p>15.5069051556079</text:p>
              </table:table-cell>
              <table:table-cell office:value-type="float" office:value="1630.46339645062">
                <text:p>1630.46339645062</text:p>
              </table:table-cell>
              <table:table-cell office:value-type="float" office:value="1674.70654604885">
                <text:p>1674.70654604885</text:p>
              </table:table-cell>
              <table:table-cell office:value-type="float" office:value="279073.514525209">
                <text:p>279073.514525209</text:p>
              </table:table-cell>
              <table:table-cell office:value-type="float" office:value="118.297891845576">
                <text:p>118.2978918455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27.0092331665">
                <text:p>57027.0092331665</text:p>
              </table:table-cell>
              <table:table-cell office:value-type="float" office:value="134.054018466333">
                <text:p>134.054018466333</text:p>
              </table:table-cell>
              <table:table-cell office:value-type="float" office:value="15.756126620757">
                <text:p>15.756126620757</text:p>
              </table:table-cell>
              <table:table-cell office:value-type="float" office:value="2010.2587957095">
                <text:p>2010.2587957095</text:p>
              </table:table-cell>
              <table:table-cell office:value-type="float" office:value="1674.44108715126">
                <text:p>1674.44108715126</text:p>
              </table:table-cell>
              <table:table-cell office:value-type="float" office:value="279409.332233767">
                <text:p>279409.332233767</text:p>
              </table:table-cell>
              <table:table-cell office:value-type="float" office:value="118.416176709877">
                <text:p>118.4161767098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11.1577515185">
                <text:p>57111.1577515185</text:p>
              </table:table-cell>
              <table:table-cell office:value-type="float" office:value="134.222315503037">
                <text:p>134.222315503037</text:p>
              </table:table-cell>
              <table:table-cell office:value-type="float" office:value="15.8061387931597">
                <text:p>15.8061387931597</text:p>
              </table:table-cell>
              <table:table-cell office:value-type="float" office:value="2332.43773015686">
                <text:p>2332.43773015686</text:p>
              </table:table-cell>
              <table:table-cell office:value-type="float" office:value="1676.45599340261">
                <text:p>1676.45599340261</text:p>
              </table:table-cell>
              <table:table-cell office:value-type="float" office:value="280065.313970522">
                <text:p>280065.313970522</text:p>
              </table:table-cell>
              <table:table-cell office:value-type="float" office:value="118.647232752303">
                <text:p>118.6472327523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88.7501935125">
                <text:p>57188.7501935125</text:p>
              </table:table-cell>
              <table:table-cell office:value-type="float" office:value="134.377500387025">
                <text:p>134.377500387025</text:p>
              </table:table-cell>
              <table:table-cell office:value-type="float" office:value="15.7302676347216">
                <text:p>15.7302676347216</text:p>
              </table:table-cell>
              <table:table-cell office:value-type="float" office:value="2578.53907483947">
                <text:p>2578.53907483947</text:p>
              </table:table-cell>
              <table:table-cell office:value-type="float" office:value="1680.39188382313">
                <text:p>1680.39188382313</text:p>
              </table:table-cell>
              <table:table-cell office:value-type="float" office:value="280963.461161538">
                <text:p>280963.461161538</text:p>
              </table:table-cell>
              <table:table-cell office:value-type="float" office:value="118.963586583279">
                <text:p>118.9635865832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76.2885563532">
                <text:p>57276.2885563532</text:p>
              </table:table-cell>
              <table:table-cell office:value-type="float" office:value="134.552577112706">
                <text:p>134.552577112706</text:p>
              </table:table-cell>
              <table:table-cell office:value-type="float" office:value="15.5889905294272">
                <text:p>15.5889905294272</text:p>
              </table:table-cell>
              <table:table-cell office:value-type="float" office:value="2746.34717380497">
                <text:p>2746.34717380497</text:p>
              </table:table-cell>
              <table:table-cell office:value-type="float" office:value="1685.78076696923">
                <text:p>1685.78076696923</text:p>
              </table:table-cell>
              <table:table-cell office:value-type="float" office:value="282024.027568374">
                <text:p>282024.027568374</text:p>
              </table:table-cell>
              <table:table-cell office:value-type="float" office:value="119.337149234438">
                <text:p>119.3371492344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382.3468803441">
                <text:p>57382.3468803441</text:p>
              </table:table-cell>
              <table:table-cell office:value-type="float" office:value="134.764693760688">
                <text:p>134.764693760688</text:p>
              </table:table-cell>
              <table:table-cell office:value-type="float" office:value="15.4275445262505">
                <text:p>15.4275445262505</text:p>
              </table:table-cell>
              <table:table-cell office:value-type="float" office:value="2849.38502195664">
                <text:p>2849.38502195664</text:p>
              </table:table-cell>
              <table:table-cell office:value-type="float" office:value="1692.14416541024">
                <text:p>1692.14416541024</text:p>
              </table:table-cell>
              <table:table-cell office:value-type="float" office:value="283181.26842492">
                <text:p>283181.26842492</text:p>
              </table:table-cell>
              <table:table-cell office:value-type="float" office:value="119.744763467374">
                <text:p>119.744763467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509.5690985164">
                <text:p>57509.5690985164</text:p>
              </table:table-cell>
              <table:table-cell office:value-type="float" office:value="135.019138197033">
                <text:p>135.019138197033</text:p>
              </table:table-cell>
              <table:table-cell office:value-type="float" office:value="15.2743747296586">
                <text:p>15.2743747296586</text:p>
              </table:table-cell>
              <table:table-cell office:value-type="float" office:value="2904.2219350373">
                <text:p>2904.2219350373</text:p>
              </table:table-cell>
              <table:table-cell office:value-type="float" office:value="1699.08761054952">
                <text:p>1699.08761054952</text:p>
              </table:table-cell>
              <table:table-cell office:value-type="float" office:value="284386.402749408">
                <text:p>284386.402749408</text:p>
              </table:table-cell>
              <table:table-cell office:value-type="float" office:value="120.169247186976">
                <text:p>120.1692471869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656.8702861464">
                <text:p>57656.8702861464</text:p>
              </table:table-cell>
              <table:table-cell office:value-type="float" office:value="135.313740572293">
                <text:p>135.313740572293</text:p>
              </table:table-cell>
              <table:table-cell office:value-type="float" office:value="15.1444933853172">
                <text:p>15.1444933853172</text:p>
              </table:table-cell>
              <table:table-cell office:value-type="float" office:value="2924.81714878728">
                <text:p>2924.81714878728</text:p>
              </table:table-cell>
              <table:table-cell office:value-type="float" office:value="1706.31841649645">
                <text:p>1706.31841649645</text:p>
              </table:table-cell>
              <table:table-cell office:value-type="float" office:value="285604.901481699">
                <text:p>285604.901481699</text:p>
              </table:table-cell>
              <table:table-cell office:value-type="float" office:value="120.598438243692">
                <text:p>120.5984382436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821.1975690262">
                <text:p>57821.1975690262</text:p>
              </table:table-cell>
              <table:table-cell office:value-type="float" office:value="135.642395138052">
                <text:p>135.642395138052</text:p>
              </table:table-cell>
              <table:table-cell office:value-type="float" office:value="15.0439568943601">
                <text:p>15.0439568943601</text:p>
              </table:table-cell>
              <table:table-cell office:value-type="float" office:value="2922.85674998385">
                <text:p>2922.85674998385</text:p>
              </table:table-cell>
              <table:table-cell office:value-type="float" office:value="1713.62940889019">
                <text:p>1713.62940889019</text:p>
              </table:table-cell>
              <table:table-cell office:value-type="float" office:value="286814.128822792">
                <text:p>286814.128822792</text:p>
              </table:table-cell>
              <table:table-cell office:value-type="float" office:value="121.024363644008">
                <text:p>121.02436364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56493.9749929097">
                <text:p>56493.9749929097</text:p>
              </table:table-cell>
              <table:table-cell office:value-type="float" office:value="132.987949985819">
                <text:p>132.987949985819</text:p>
              </table:table-cell>
              <table:table-cell office:value-type="float" office:value="11.9635863418119">
                <text:p>11.9635863418119</text:p>
              </table:table-cell>
              <table:table-cell office:value-type="float" office:value="2896.47364861969">
                <text:p>2896.47364861969</text:p>
              </table:table-cell>
              <table:table-cell office:value-type="float" office:value="1720.88477293675">
                <text:p>1720.88477293675</text:p>
              </table:table-cell>
              <table:table-cell office:value-type="float" office:value="287989.717698475">
                <text:p>287989.717698475</text:p>
              </table:table-cell>
              <table:table-cell office:value-type="float" office:value="121.438440588405">
                <text:p>121.438440588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54925.6730815236">
                <text:p>54925.6730815236</text:p>
              </table:table-cell>
              <table:table-cell office:value-type="float" office:value="129.851346163047">
                <text:p>129.851346163047</text:p>
              </table:table-cell>
              <table:table-cell office:value-type="float" office:value="8.41290557464252">
                <text:p>8.41290557464252</text:p>
              </table:table-cell>
              <table:table-cell office:value-type="float" office:value="2834.01117953654">
                <text:p>2834.01117953654</text:p>
              </table:table-cell>
              <table:table-cell office:value-type="float" office:value="1727.93830619085">
                <text:p>1727.93830619085</text:p>
              </table:table-cell>
              <table:table-cell office:value-type="float" office:value="289095.790571821">
                <text:p>289095.790571821</text:p>
              </table:table-cell>
              <table:table-cell office:value-type="float" office:value="121.828031954187">
                <text:p>121.828031954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53822.8285400911">
                <text:p>53822.8285400911</text:p>
              </table:table-cell>
              <table:table-cell office:value-type="float" office:value="127.645657080182">
                <text:p>127.645657080182</text:p>
              </table:table-cell>
              <table:table-cell office:value-type="float" office:value="5.81762512599565">
                <text:p>5.81762512599565</text:p>
              </table:table-cell>
              <table:table-cell office:value-type="float" office:value="2712.90746335019">
                <text:p>2712.90746335019</text:p>
              </table:table-cell>
              <table:table-cell office:value-type="float" office:value="1734.57474343093">
                <text:p>1734.57474343093</text:p>
              </table:table-cell>
              <table:table-cell office:value-type="float" office:value="290074.12329174">
                <text:p>290074.12329174</text:p>
              </table:table-cell>
              <table:table-cell office:value-type="float" office:value="122.172629484537">
                <text:p>122.172629484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53060.1983099786">
                <text:p>53060.1983099786</text:p>
              </table:table-cell>
              <table:table-cell office:value-type="float" office:value="126.120396619957">
                <text:p>126.120396619957</text:p>
              </table:table-cell>
              <table:table-cell office:value-type="float" office:value="3.94776713542014">
                <text:p>3.94776713542014</text:p>
              </table:table-cell>
              <table:table-cell office:value-type="float" office:value="2511.24561146039">
                <text:p>2511.24561146039</text:p>
              </table:table-cell>
              <table:table-cell office:value-type="float" office:value="1740.44473975044">
                <text:p>1740.44473975044</text:p>
              </table:table-cell>
              <table:table-cell office:value-type="float" office:value="290844.92416345">
                <text:p>290844.92416345</text:p>
              </table:table-cell>
              <table:table-cell office:value-type="float" office:value="122.44412820003">
                <text:p>122.4441282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52542.6870414262">
                <text:p>52542.6870414262</text:p>
              </table:table-cell>
              <table:table-cell office:value-type="float" office:value="125.085374082852">
                <text:p>125.085374082852</text:p>
              </table:table-cell>
              <table:table-cell office:value-type="float" office:value="2.64124588282201">
                <text:p>2.64124588282201</text:p>
              </table:table-cell>
              <table:table-cell office:value-type="float" office:value="2223.81523776943">
                <text:p>2223.81523776943</text:p>
              </table:table-cell>
              <table:table-cell office:value-type="float" office:value="1745.0695449807">
                <text:p>1745.0695449807</text:p>
              </table:table-cell>
              <table:table-cell office:value-type="float" office:value="291323.669856239">
                <text:p>291323.669856239</text:p>
              </table:table-cell>
              <table:table-cell office:value-type="float" office:value="122.612756500037">
                <text:p>122.612756500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52196.4471390991">
                <text:p>52196.4471390991</text:p>
              </table:table-cell>
              <table:table-cell office:value-type="float" office:value="124.392894278198">
                <text:p>124.392894278198</text:p>
              </table:table-cell>
              <table:table-cell office:value-type="float" office:value="1.78013777816115">
                <text:p>1.78013777816115</text:p>
              </table:table-cell>
              <table:table-cell office:value-type="float" office:value="1868.49976186033">
                <text:p>1868.49976186033</text:p>
              </table:table-cell>
              <table:table-cell office:value-type="float" office:value="1747.94201913743">
                <text:p>1747.94201913743</text:p>
              </table:table-cell>
              <table:table-cell office:value-type="float" office:value="291444.227598962">
                <text:p>291444.227598962</text:p>
              </table:table-cell>
              <table:table-cell office:value-type="float" office:value="122.655220479378">
                <text:p>122.655220479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51963.0895655208">
                <text:p>51963.0895655208</text:p>
              </table:table-cell>
              <table:table-cell office:value-type="float" office:value="123.926179131042">
                <text:p>123.926179131042</text:p>
              </table:table-cell>
              <table:table-cell office:value-type="float" office:value="1.2709586516637">
                <text:p>1.2709586516637</text:p>
              </table:table-cell>
              <table:table-cell office:value-type="float" office:value="1482.95023077168">
                <text:p>1482.95023077168</text:p>
              </table:table-cell>
              <table:table-cell office:value-type="float" office:value="1748.66536559377">
                <text:p>1748.66536559377</text:p>
              </table:table-cell>
              <table:table-cell office:value-type="float" office:value="291178.51246414">
                <text:p>291178.51246414</text:p>
              </table:table-cell>
              <table:table-cell office:value-type="float" office:value="122.561627801374">
                <text:p>122.561627801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51796.4800869123">
                <text:p>51796.4800869123</text:p>
              </table:table-cell>
              <table:table-cell office:value-type="float" office:value="123.592960173825">
                <text:p>123.592960173825</text:p>
              </table:table-cell>
              <table:table-cell office:value-type="float" office:value="1.03133237245099">
                <text:p>1.03133237245099</text:p>
              </table:table-cell>
              <table:table-cell office:value-type="float" office:value="1113.92883144355">
                <text:p>1113.92883144355</text:p>
              </table:table-cell>
              <table:table-cell office:value-type="float" office:value="1747.07107478484">
                <text:p>1747.07107478484</text:p>
              </table:table-cell>
              <table:table-cell office:value-type="float" office:value="290545.370220798">
                <text:p>290545.370220798</text:p>
              </table:table-cell>
              <table:table-cell office:value-type="float" office:value="122.338616499621">
                <text:p>122.338616499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51661.2831246655">
                <text:p>51661.2831246655</text:p>
              </table:table-cell>
              <table:table-cell office:value-type="float" office:value="123.322566249331">
                <text:p>123.322566249331</text:p>
              </table:table-cell>
              <table:table-cell office:value-type="float" office:value="0.983949749709765">
                <text:p>0.983949749709765</text:p>
              </table:table-cell>
              <table:table-cell office:value-type="float" office:value="801.111448536325">
                <text:p>801.111448536325</text:p>
              </table:table-cell>
              <table:table-cell office:value-type="float" office:value="1743.27222132479">
                <text:p>1743.27222132479</text:p>
              </table:table-cell>
              <table:table-cell office:value-type="float" office:value="289603.20944801">
                <text:p>289603.20944801</text:p>
              </table:table-cell>
              <table:table-cell office:value-type="float" office:value="122.006759791892">
                <text:p>122.006759791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51532.2975321276">
                <text:p>51532.2975321276</text:p>
              </table:table-cell>
              <table:table-cell office:value-type="float" office:value="123.064595064255">
                <text:p>123.064595064255</text:p>
              </table:table-cell>
              <table:table-cell office:value-type="float" office:value="1.05783527236285">
                <text:p>1.05783527236285</text:p>
              </table:table-cell>
              <table:table-cell office:value-type="float" office:value="562.423826658663">
                <text:p>562.423826658663</text:p>
              </table:table-cell>
              <table:table-cell office:value-type="float" office:value="1737.61925668806">
                <text:p>1737.61925668806</text:p>
              </table:table-cell>
              <table:table-cell office:value-type="float" office:value="288428.014017981">
                <text:p>288428.014017981</text:p>
              </table:table-cell>
              <table:table-cell office:value-type="float" office:value="121.592821430615">
                <text:p>121.592821430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51393.6263149709">
                <text:p>51393.6263149709</text:p>
              </table:table-cell>
              <table:table-cell office:value-type="float" office:value="122.787252629942">
                <text:p>122.787252629942</text:p>
              </table:table-cell>
              <table:table-cell office:value-type="float" office:value="1.19443119932667">
                <text:p>1.19443119932667</text:p>
              </table:table-cell>
              <table:table-cell office:value-type="float" office:value="399.989680237627">
                <text:p>399.989680237627</text:p>
              </table:table-cell>
              <table:table-cell office:value-type="float" office:value="1730.56808410788">
                <text:p>1730.56808410788</text:p>
              </table:table-cell>
              <table:table-cell office:value-type="float" office:value="287097.43561411">
                <text:p>287097.43561411</text:p>
              </table:table-cell>
              <table:table-cell office:value-type="float" office:value="121.124152620326">
                <text:p>121.124152620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51237.0487905227">
                <text:p>51237.0487905227</text:p>
              </table:table-cell>
              <table:table-cell office:value-type="float" office:value="122.474097581045">
                <text:p>122.474097581045</text:p>
              </table:table-cell>
              <table:table-cell office:value-type="float" office:value="1.34994496071927">
                <text:p>1.34994496071927</text:p>
              </table:table-cell>
              <table:table-cell office:value-type="float" office:value="300.464410631942">
                <text:p>300.464410631942</text:p>
              </table:table-cell>
              <table:table-cell office:value-type="float" office:value="1722.58461368466">
                <text:p>1722.58461368466</text:p>
              </table:table-cell>
              <table:table-cell office:value-type="float" office:value="285675.315411057">
                <text:p>285675.315411057</text:p>
              </table:table-cell>
              <table:table-cell office:value-type="float" office:value="120.623240098588">
                <text:p>120.6232400985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64.8141759299">
                <text:p>52564.8141759299</text:p>
              </table:table-cell>
              <table:table-cell office:value-type="float" office:value="125.12962835186">
                <text:p>125.12962835186</text:p>
              </table:table-cell>
              <table:table-cell office:value-type="float" office:value="4.50638825327161">
                <text:p>4.50638825327161</text:p>
              </table:table-cell>
              <table:table-cell office:value-type="float" office:value="258.904695592894">
                <text:p>258.904695592894</text:p>
              </table:table-cell>
              <table:table-cell office:value-type="float" office:value="1714.05189246635">
                <text:p>1714.05189246635</text:p>
              </table:table-cell>
              <table:table-cell office:value-type="float" office:value="284220.168214184">
                <text:p>284220.168214184</text:p>
              </table:table-cell>
              <table:table-cell office:value-type="float" office:value="120.110694499193">
                <text:p>120.1106944991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23.6865505105">
                <text:p>54123.6865505105</text:p>
              </table:table-cell>
              <table:table-cell office:value-type="float" office:value="128.247373101021">
                <text:p>128.247373101021</text:p>
              </table:table-cell>
              <table:table-cell office:value-type="float" office:value="8.13667860182812">
                <text:p>8.13667860182812</text:p>
              </table:table-cell>
              <table:table-cell office:value-type="float" office:value="280.544734177812">
                <text:p>280.544734177812</text:p>
              </table:table-cell>
              <table:table-cell office:value-type="float" office:value="1705.3210092851">
                <text:p>1705.3210092851</text:p>
              </table:table-cell>
              <table:table-cell office:value-type="float" office:value="282795.391939077">
                <text:p>282795.391939077</text:p>
              </table:table-cell>
              <table:table-cell office:value-type="float" office:value="119.608846430834">
                <text:p>119.6088464308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06.6655658708">
                <text:p>55206.6655658708</text:p>
              </table:table-cell>
              <table:table-cell office:value-type="float" office:value="130.413331131742">
                <text:p>130.413331131742</text:p>
              </table:table-cell>
              <table:table-cell office:value-type="float" office:value="10.8044847009077">
                <text:p>10.8044847009077</text:p>
              </table:table-cell>
              <table:table-cell office:value-type="float" office:value="381.609895702532">
                <text:p>381.609895702532</text:p>
              </table:table-cell>
              <table:table-cell office:value-type="float" office:value="1696.77235163446">
                <text:p>1696.77235163446</text:p>
              </table:table-cell>
              <table:table-cell office:value-type="float" office:value="281480.229483145">
                <text:p>281480.229483145</text:p>
              </table:table-cell>
              <table:table-cell office:value-type="float" office:value="119.145607570376">
                <text:p>119.1456075703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39.9229104164">
                <text:p>55939.9229104164</text:p>
              </table:table-cell>
              <table:table-cell office:value-type="float" office:value="131.879845820833">
                <text:p>131.879845820833</text:p>
              </table:table-cell>
              <table:table-cell office:value-type="float" office:value="12.7342382504565">
                <text:p>12.7342382504565</text:p>
              </table:table-cell>
              <table:table-cell office:value-type="float" office:value="577.970098460229">
                <text:p>577.970098460229</text:p>
              </table:table-cell>
              <table:table-cell office:value-type="float" office:value="1688.88137689887">
                <text:p>1688.88137689887</text:p>
              </table:table-cell>
              <table:table-cell office:value-type="float" office:value="280369.318204706">
                <text:p>280369.318204706</text:p>
              </table:table-cell>
              <table:table-cell office:value-type="float" office:value="118.754311976153">
                <text:p>118.7543119761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20.2096077168">
                <text:p>56420.2096077168</text:p>
              </table:table-cell>
              <table:table-cell office:value-type="float" office:value="132.840419215434">
                <text:p>132.840419215434</text:p>
              </table:table-cell>
              <table:table-cell office:value-type="float" office:value="14.0861072392801">
                <text:p>14.0861072392801</text:p>
              </table:table-cell>
              <table:table-cell office:value-type="float" office:value="869.477813349878">
                <text:p>869.477813349878</text:p>
              </table:table-cell>
              <table:table-cell office:value-type="float" office:value="1682.21590922824">
                <text:p>1682.21590922824</text:p>
              </table:table-cell>
              <table:table-cell office:value-type="float" office:value="279556.580108828">
                <text:p>279556.580108828</text:p>
              </table:table-cell>
              <table:table-cell office:value-type="float" office:value="118.468041738065">
                <text:p>118.4680417380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723.2803215703">
                <text:p>56723.2803215703</text:p>
              </table:table-cell>
              <table:table-cell office:value-type="float" office:value="133.446560643141">
                <text:p>133.446560643141</text:p>
              </table:table-cell>
              <table:table-cell office:value-type="float" office:value="14.9785189050761">
                <text:p>14.9785189050761</text:p>
              </table:table-cell>
              <table:table-cell office:value-type="float" office:value="1233.91619870203">
                <text:p>1233.91619870203</text:p>
              </table:table-cell>
              <table:table-cell office:value-type="float" office:value="1677.33948065297">
                <text:p>1677.33948065297</text:p>
              </table:table-cell>
              <table:table-cell office:value-type="float" office:value="279113.156826877">
                <text:p>279113.156826877</text:p>
              </table:table-cell>
              <table:table-cell office:value-type="float" office:value="118.311855029035">
                <text:p>118.3118550290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909.3651349402">
                <text:p>56909.3651349402</text:p>
              </table:table-cell>
              <table:table-cell office:value-type="float" office:value="133.81873026988">
                <text:p>133.81873026988</text:p>
              </table:table-cell>
              <table:table-cell office:value-type="float" office:value="15.5068752408455">
                <text:p>15.5068752408455</text:p>
              </table:table-cell>
              <table:table-cell office:value-type="float" office:value="1630.45765459955">
                <text:p>1630.45765459955</text:p>
              </table:table-cell>
              <table:table-cell office:value-type="float" office:value="1674.67894096126">
                <text:p>1674.67894096126</text:p>
              </table:table-cell>
              <table:table-cell office:value-type="float" office:value="279068.935540515">
                <text:p>279068.935540515</text:p>
              </table:table-cell>
              <table:table-cell office:value-type="float" office:value="118.296278992622">
                <text:p>118.2962789926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26.1879203859">
                <text:p>57026.1879203859</text:p>
              </table:table-cell>
              <table:table-cell office:value-type="float" office:value="134.052375840772">
                <text:p>134.052375840772</text:p>
              </table:table-cell>
              <table:table-cell office:value-type="float" office:value="15.7560968481495">
                <text:p>15.7560968481495</text:p>
              </table:table-cell>
              <table:table-cell office:value-type="float" office:value="2010.25308114372">
                <text:p>2010.25308114372</text:p>
              </table:table-cell>
              <table:table-cell office:value-type="float" office:value="1674.41361324309">
                <text:p>1674.41361324309</text:p>
              </table:table-cell>
              <table:table-cell office:value-type="float" office:value="279404.775008416">
                <text:p>279404.775008416</text:p>
              </table:table-cell>
              <table:table-cell office:value-type="float" office:value="118.414571521203">
                <text:p>118.4145715212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10.3403416175">
                <text:p>57110.3403416175</text:p>
              </table:table-cell>
              <table:table-cell office:value-type="float" office:value="134.220680683235">
                <text:p>134.220680683235</text:p>
              </table:table-cell>
              <table:table-cell office:value-type="float" office:value="15.8061091620317">
                <text:p>15.8061091620317</text:p>
              </table:table-cell>
              <table:table-cell office:value-type="float" office:value="2332.43204274671">
                <text:p>2332.43204274671</text:p>
              </table:table-cell>
              <table:table-cell office:value-type="float" office:value="1676.4286500505">
                <text:p>1676.4286500505</text:p>
              </table:table-cell>
              <table:table-cell office:value-type="float" office:value="280060.778401112">
                <text:p>280060.778401112</text:p>
              </table:table-cell>
              <table:table-cell office:value-type="float" office:value="118.645635191488">
                <text:p>118.6456351914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87.9366679446">
                <text:p>57187.9366679446</text:p>
              </table:table-cell>
              <table:table-cell office:value-type="float" office:value="134.375873335889">
                <text:p>134.375873335889</text:p>
              </table:table-cell>
              <table:table-cell office:value-type="float" office:value="15.7302381444008">
                <text:p>15.7302381444008</text:p>
              </table:table-cell>
              <table:table-cell office:value-type="float" office:value="2578.5334144559">
                <text:p>2578.5334144559</text:p>
              </table:table-cell>
              <table:table-cell office:value-type="float" office:value="1680.36467040667">
                <text:p>1680.36467040667</text:p>
              </table:table-cell>
              <table:table-cell office:value-type="float" office:value="280958.947145161">
                <text:p>280958.947145161</text:p>
              </table:table-cell>
              <table:table-cell office:value-type="float" office:value="118.961996614076">
                <text:p>118.9619966140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75.4788966601">
                <text:p>57275.4788966601</text:p>
              </table:table-cell>
              <table:table-cell office:value-type="float" office:value="134.55095779332">
                <text:p>134.55095779332</text:p>
              </table:table-cell>
              <table:table-cell office:value-type="float" office:value="15.5889611792444">
                <text:p>15.5889611792444</text:p>
              </table:table-cell>
              <table:table-cell office:value-type="float" office:value="2746.34154031955">
                <text:p>2746.34154031955</text:p>
              </table:table-cell>
              <table:table-cell office:value-type="float" office:value="1685.75368287097">
                <text:p>1685.75368287097</text:p>
              </table:table-cell>
              <table:table-cell office:value-type="float" office:value="282019.53500261">
                <text:p>282019.53500261</text:p>
              </table:table-cell>
              <table:table-cell office:value-type="float" office:value="119.33556682077">
                <text:p>119.335566820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381.5410681551">
                <text:p>57381.5410681551</text:p>
              </table:table-cell>
              <table:table-cell office:value-type="float" office:value="134.76308213631">
                <text:p>134.76308213631</text:p>
              </table:table-cell>
              <table:table-cell office:value-type="float" office:value="15.4275153155398">
                <text:p>15.4275153155398</text:p>
              </table:table-cell>
              <table:table-cell office:value-type="float" office:value="2849.37941524156">
                <text:p>2849.37941524156</text:p>
              </table:table-cell>
              <table:table-cell office:value-type="float" office:value="1692.11721001566">
                <text:p>1692.11721001566</text:p>
              </table:table-cell>
              <table:table-cell office:value-type="float" office:value="283176.797207836">
                <text:p>283176.797207836</text:p>
              </table:table-cell>
              <table:table-cell office:value-type="float" office:value="119.743188573339">
                <text:p>119.74318857333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